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nsformed" table:style-name="ta1">
        <table:shapes>
          <draw:frame draw:z-index="0" draw:style-name="gr1" draw:text-style-name="P1" svg:width="90.4571in" svg:height="11.6134in" svg:x="0.6339in" svg:y="3.1689in">
            <draw:object draw:notify-on-update-of-ranges="transformed.B1:transformed.VU1 transformed.B2:transformed.VU2 transformed.B3:transformed.VU3 transformed.B4:transformed.VU4 transformed.B5:transformed.VU5 transformed.B6:transformed.VU6 transformed.B7:transformed.VU7 transformed.B8:transformed.VU8 transformed.B9:transformed.VU9 transformed.B10:transformed.VU10 transformed.B11:transformed.VU11 transformed.B12:transformed.VU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0.4406in" svg:height="11.6134in" svg:x="0.3874in" svg:y="15.9996in">
            <draw:object draw:notify-on-update-of-ranges="transformed.OZ1:transformed.VU1 transformed.OZ2:transformed.VU2 transformed.OZ3:transformed.VU3 transformed.OZ12:transformed.VU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90.4571in" svg:height="11.6134in" svg:x="0.3827in" svg:y="27.9126in">
            <draw:object draw:notify-on-update-of-ranges="transformed.OZ1:transformed.VU1 transformed.OZ4:transformed.VU4 transformed.OZ5:transformed.VU5 transformed.OZ12:transformed.VU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90.4571in" svg:height="11.6134in" svg:x="0.3827in" svg:y="39.824in">
            <draw:object draw:notify-on-update-of-ranges="transformed.OZ1:transformed.VU1 transformed.OZ6:transformed.VU6 transformed.OZ7:transformed.VU7 transformed.OZ12:transformed.VU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9.0689in" svg:height="14.3118in" svg:x="92.1917in" svg:y="2.7709in">
            <draw:object draw:notify-on-update-of-ranges="transformed.UU1:transformed.VU1 transformed.UU2:transformed.VU2 transformed.UU3:transformed.VU3 transformed.UU4:transformed.VU4 transformed.UU5:transformed.VU5 transformed.UU6:transformed.VU6 transformed.UU7:transformed.VU7 transformed.UU8:transformed.VU8 transformed.UU9:transformed.VU9 transformed.UU10:transformed.VU10 transformed.UU11:transformed.VU11 transformed.UU12:transformed.VU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2" table:default-cell-style-name="ce2"/>
        <table:table-column table:style-name="co5" table:default-cell-style-name="ce2"/>
        <table:table-column table:style-name="co3" table:number-columns-repeated="3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5" table:default-cell-style-name="ce2"/>
        <table:table-column table:style-name="co3" table:number-columns-repeated="5" table:default-cell-style-name="ce2"/>
        <table:table-column table:style-name="co2" table:default-cell-style-name="ce2"/>
        <table:table-column table:style-name="co3" table:number-columns-repeated="11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24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5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number-columns-repeated="14" table:default-cell-style-name="ce2"/>
        <table:table-column table:style-name="co4" table:number-columns-repeated="2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6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6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11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6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4" table:default-cell-style-name="ce2"/>
        <table:table-column table:style-name="co2" table:number-columns-repeated="5" table:default-cell-style-name="ce2"/>
        <table:table-column table:style-name="co4" table:number-columns-repeated="2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6" table:default-cell-style-name="ce2"/>
        <table:table-column table:style-name="co4" table:default-cell-style-name="ce2"/>
        <table:table-column table:style-name="co2" table:number-columns-repeated="10" table:default-cell-style-name="ce2"/>
        <table:table-column table:style-name="co4" table:default-cell-style-name="ce2"/>
        <table:table-column table:style-name="co2" table:number-columns-repeated="6" table:default-cell-style-name="ce2"/>
        <table:table-column table:style-name="co4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2" table:number-columns-repeated="23" table:default-cell-style-name="ce2"/>
        <table:table-column table:style-name="co4" table:number-columns-repeated="2" table:default-cell-style-name="ce2"/>
        <table:table-column table:style-name="co2" table:number-columns-repeated="7" table:default-cell-style-name="ce2"/>
        <table:table-column table:style-name="co4" table:default-cell-style-name="ce2"/>
        <table:table-column table:style-name="co2" table:number-columns-repeated="8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19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17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3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4" table:number-columns-repeated="6" table:default-cell-style-name="ce2"/>
        <table:table-column table:style-name="co2" table:number-columns-repeated="6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4" table:number-columns-repeated="2" table:default-cell-style-name="ce2"/>
        <table:table-column table:style-name="co2" table:number-columns-repeated="8" table:default-cell-style-name="ce2"/>
        <table:table-column table:style-name="co4" table:default-cell-style-name="ce2"/>
        <table:table-column table:style-name="co2" table:number-columns-repeated="6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5" table:default-cell-style-name="ce2"/>
        <table:table-column table:style-name="co9" table:default-cell-style-name="ce2"/>
        <table:table-column table:style-name="co3" table:number-columns-repeated="10" table:default-cell-style-name="ce2"/>
        <table:table-column table:style-name="co5" table:default-cell-style-name="ce2"/>
        <table:table-column table:style-name="co3" table:number-columns-repeated="5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number-columns-repeated="17" table:default-cell-style-name="ce2"/>
        <table:table-column table:style-name="co4" table:default-cell-style-name="ce2"/>
        <table:table-column table:style-name="co2" table:number-columns-repeated="5" table:default-cell-style-name="ce2"/>
        <table:table-column table:style-name="co4" table:number-columns-repeated="2" table:default-cell-style-name="ce2"/>
        <table:table-column table:style-name="co2" table:number-columns-repeated="9" table:default-cell-style-name="ce2"/>
        <table:table-column table:style-name="co4" table:default-cell-style-name="ce2"/>
        <table:table-column table:style-name="co2" table:number-columns-repeated="5" table:default-cell-style-name="ce2"/>
        <table:table-column table:style-name="co4" table:default-cell-style-name="ce2"/>
        <table:table-column table:style-name="co2" table:default-cell-style-name="ce2"/>
        <table:table-column table:style-name="co6" table:default-cell-style-name="ce2"/>
        <table:table-column table:style-name="co4" table:default-cell-style-name="ce2"/>
        <table:table-column table:style-name="co2" table:number-columns-repeated="9" table:default-cell-style-name="ce2"/>
        <table:table-column table:style-name="co3" table:number-columns-repeated="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9" table:default-cell-style-name="ce2"/>
        <table:table-column table:style-name="co2" table:default-cell-style-name="ce2"/>
        <table:table-column table:style-name="co9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5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13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4" table:number-columns-repeated="2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17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020-07-18</text:p>
          </table:table-cell>
          <table:table-cell table:style-name="ce1" office:value-type="string" calcext:value-type="string">
            <text:p>2020-07-19</text:p>
          </table:table-cell>
          <table:table-cell table:style-name="ce1" office:value-type="string" calcext:value-type="string">
            <text:p>2020-07-20</text:p>
          </table:table-cell>
          <table:table-cell table:style-name="ce1" office:value-type="string" calcext:value-type="string">
            <text:p>2020-07-21</text:p>
          </table:table-cell>
          <table:table-cell table:style-name="ce1" office:value-type="string" calcext:value-type="string">
            <text:p>2020-07-22</text:p>
          </table:table-cell>
          <table:table-cell table:style-name="ce1" office:value-type="string" calcext:value-type="string">
            <text:p>2020-07-23</text:p>
          </table:table-cell>
          <table:table-cell table:style-name="ce1" office:value-type="string" calcext:value-type="string">
            <text:p>2020-07-24</text:p>
          </table:table-cell>
          <table:table-cell table:style-name="ce1" office:value-type="string" calcext:value-type="string">
            <text:p>2020-07-25</text:p>
          </table:table-cell>
          <table:table-cell table:style-name="ce1" office:value-type="string" calcext:value-type="string">
            <text:p>2020-07-26</text:p>
          </table:table-cell>
          <table:table-cell table:style-name="ce1" office:value-type="string" calcext:value-type="string">
            <text:p>2020-07-27</text:p>
          </table:table-cell>
          <table:table-cell table:style-name="ce1" office:value-type="string" calcext:value-type="string">
            <text:p>2020-07-28</text:p>
          </table:table-cell>
          <table:table-cell table:style-name="ce1" office:value-type="string" calcext:value-type="string">
            <text:p>2020-07-29</text:p>
          </table:table-cell>
          <table:table-cell table:style-name="ce1" office:value-type="string" calcext:value-type="string">
            <text:p>2020-07-30</text:p>
          </table:table-cell>
          <table:table-cell table:style-name="ce1" office:value-type="string" calcext:value-type="string">
            <text:p>2020-07-31</text:p>
          </table:table-cell>
          <table:table-cell table:style-name="ce1" office:value-type="string" calcext:value-type="string">
            <text:p>2020-08-01</text:p>
          </table:table-cell>
          <table:table-cell table:style-name="ce1" office:value-type="string" calcext:value-type="string">
            <text:p>2020-08-02</text:p>
          </table:table-cell>
          <table:table-cell table:style-name="ce1" office:value-type="string" calcext:value-type="string">
            <text:p>2020-08-03</text:p>
          </table:table-cell>
          <table:table-cell table:style-name="ce1" office:value-type="string" calcext:value-type="string">
            <text:p>2020-08-04</text:p>
          </table:table-cell>
          <table:table-cell table:style-name="ce1" office:value-type="string" calcext:value-type="string">
            <text:p>2020-08-05</text:p>
          </table:table-cell>
          <table:table-cell table:style-name="ce1" office:value-type="string" calcext:value-type="string">
            <text:p>2020-08-06</text:p>
          </table:table-cell>
          <table:table-cell table:style-name="ce1" office:value-type="string" calcext:value-type="string">
            <text:p>2020-08-07</text:p>
          </table:table-cell>
          <table:table-cell table:style-name="ce1" office:value-type="string" calcext:value-type="string">
            <text:p>2020-08-08</text:p>
          </table:table-cell>
          <table:table-cell table:style-name="ce1" office:value-type="string" calcext:value-type="string">
            <text:p>2020-08-09</text:p>
          </table:table-cell>
          <table:table-cell table:style-name="ce1" office:value-type="string" calcext:value-type="string">
            <text:p>2020-08-10</text:p>
          </table:table-cell>
          <table:table-cell table:style-name="ce1" office:value-type="string" calcext:value-type="string">
            <text:p>2020-08-11</text:p>
          </table:table-cell>
          <table:table-cell table:style-name="ce1" office:value-type="string" calcext:value-type="string">
            <text:p>2020-08-12</text:p>
          </table:table-cell>
          <table:table-cell table:style-name="ce1" office:value-type="string" calcext:value-type="string">
            <text:p>2020-08-13</text:p>
          </table:table-cell>
          <table:table-cell table:style-name="ce1" office:value-type="string" calcext:value-type="string">
            <text:p>2020-08-14</text:p>
          </table:table-cell>
          <table:table-cell table:style-name="ce1" office:value-type="string" calcext:value-type="string">
            <text:p>2020-08-15</text:p>
          </table:table-cell>
          <table:table-cell table:style-name="ce1" office:value-type="string" calcext:value-type="string">
            <text:p>2020-08-16</text:p>
          </table:table-cell>
          <table:table-cell table:style-name="ce1" office:value-type="string" calcext:value-type="string">
            <text:p>2020-08-17</text:p>
          </table:table-cell>
          <table:table-cell table:style-name="ce1" office:value-type="string" calcext:value-type="string">
            <text:p>2020-08-18</text:p>
          </table:table-cell>
          <table:table-cell table:style-name="ce1" office:value-type="string" calcext:value-type="string">
            <text:p>2020-08-19</text:p>
          </table:table-cell>
          <table:table-cell table:style-name="ce1" office:value-type="string" calcext:value-type="string">
            <text:p>2020-08-20</text:p>
          </table:table-cell>
          <table:table-cell table:style-name="ce1" office:value-type="string" calcext:value-type="string">
            <text:p>2020-08-21</text:p>
          </table:table-cell>
          <table:table-cell table:style-name="ce1" office:value-type="string" calcext:value-type="string">
            <text:p>2020-08-22</text:p>
          </table:table-cell>
          <table:table-cell table:style-name="ce1" office:value-type="string" calcext:value-type="string">
            <text:p>2020-08-23</text:p>
          </table:table-cell>
          <table:table-cell table:style-name="ce1" office:value-type="string" calcext:value-type="string">
            <text:p>2020-08-24</text:p>
          </table:table-cell>
          <table:table-cell table:style-name="ce1" office:value-type="string" calcext:value-type="string">
            <text:p>2020-08-25</text:p>
          </table:table-cell>
          <table:table-cell table:style-name="ce1" office:value-type="string" calcext:value-type="string">
            <text:p>2020-08-26</text:p>
          </table:table-cell>
          <table:table-cell table:style-name="ce1" office:value-type="string" calcext:value-type="string">
            <text:p>2020-08-27</text:p>
          </table:table-cell>
          <table:table-cell table:style-name="ce1" office:value-type="string" calcext:value-type="string">
            <text:p>2020-08-28</text:p>
          </table:table-cell>
          <table:table-cell table:style-name="ce1" office:value-type="string" calcext:value-type="string">
            <text:p>2020-08-29</text:p>
          </table:table-cell>
          <table:table-cell table:style-name="ce1" office:value-type="string" calcext:value-type="string">
            <text:p>2020-08-30</text:p>
          </table:table-cell>
          <table:table-cell table:style-name="ce1" office:value-type="string" calcext:value-type="string">
            <text:p>2020-08-31</text:p>
          </table:table-cell>
          <table:table-cell table:style-name="ce1" office:value-type="string" calcext:value-type="string">
            <text:p>2020-09-01</text:p>
          </table:table-cell>
          <table:table-cell table:style-name="ce1" office:value-type="string" calcext:value-type="string">
            <text:p>2020-09-02</text:p>
          </table:table-cell>
          <table:table-cell table:style-name="ce1" office:value-type="string" calcext:value-type="string">
            <text:p>2020-09-03</text:p>
          </table:table-cell>
          <table:table-cell table:style-name="ce1" office:value-type="string" calcext:value-type="string">
            <text:p>2020-09-04</text:p>
          </table:table-cell>
          <table:table-cell table:style-name="ce1" office:value-type="string" calcext:value-type="string">
            <text:p>2020-09-05</text:p>
          </table:table-cell>
          <table:table-cell table:style-name="ce1" office:value-type="string" calcext:value-type="string">
            <text:p>2020-09-06</text:p>
          </table:table-cell>
          <table:table-cell table:style-name="ce1" office:value-type="string" calcext:value-type="string">
            <text:p>2020-09-07</text:p>
          </table:table-cell>
          <table:table-cell table:style-name="ce1" office:value-type="string" calcext:value-type="string">
            <text:p>2020-09-08</text:p>
          </table:table-cell>
          <table:table-cell table:style-name="ce1" office:value-type="string" calcext:value-type="string">
            <text:p>2020-09-09</text:p>
          </table:table-cell>
          <table:table-cell table:style-name="ce1" office:value-type="string" calcext:value-type="string">
            <text:p>2020-09-10</text:p>
          </table:table-cell>
          <table:table-cell table:style-name="ce1" office:value-type="string" calcext:value-type="string">
            <text:p>2020-09-11</text:p>
          </table:table-cell>
          <table:table-cell table:style-name="ce1" office:value-type="string" calcext:value-type="string">
            <text:p>2020-09-12</text:p>
          </table:table-cell>
          <table:table-cell table:style-name="ce1" office:value-type="string" calcext:value-type="string">
            <text:p>2020-09-13</text:p>
          </table:table-cell>
          <table:table-cell table:style-name="ce1" office:value-type="string" calcext:value-type="string">
            <text:p>2020-09-14</text:p>
          </table:table-cell>
          <table:table-cell table:style-name="ce1" office:value-type="string" calcext:value-type="string">
            <text:p>2020-09-15</text:p>
          </table:table-cell>
          <table:table-cell table:style-name="ce1" office:value-type="string" calcext:value-type="string">
            <text:p>2020-09-16</text:p>
          </table:table-cell>
          <table:table-cell table:style-name="ce1" office:value-type="string" calcext:value-type="string">
            <text:p>2020-09-17</text:p>
          </table:table-cell>
          <table:table-cell table:style-name="ce1" office:value-type="string" calcext:value-type="string">
            <text:p>2020-09-18</text:p>
          </table:table-cell>
          <table:table-cell table:style-name="ce1" office:value-type="string" calcext:value-type="string">
            <text:p>2020-09-19</text:p>
          </table:table-cell>
          <table:table-cell table:style-name="ce1" office:value-type="string" calcext:value-type="string">
            <text:p>2020-09-20</text:p>
          </table:table-cell>
          <table:table-cell table:style-name="ce1" office:value-type="string" calcext:value-type="string">
            <text:p>2020-09-21</text:p>
          </table:table-cell>
          <table:table-cell table:style-name="ce1" office:value-type="string" calcext:value-type="string">
            <text:p>2020-09-22</text:p>
          </table:table-cell>
          <table:table-cell table:style-name="ce1" office:value-type="string" calcext:value-type="string">
            <text:p>2020-09-23</text:p>
          </table:table-cell>
          <table:table-cell table:style-name="ce1" office:value-type="string" calcext:value-type="string">
            <text:p>2020-09-24</text:p>
          </table:table-cell>
          <table:table-cell table:style-name="ce1" office:value-type="string" calcext:value-type="string">
            <text:p>2020-09-25</text:p>
          </table:table-cell>
          <table:table-cell table:style-name="ce1" office:value-type="string" calcext:value-type="string">
            <text:p>2020-09-26</text:p>
          </table:table-cell>
          <table:table-cell table:style-name="ce1" office:value-type="string" calcext:value-type="string">
            <text:p>2020-09-27</text:p>
          </table:table-cell>
          <table:table-cell table:style-name="ce1" office:value-type="string" calcext:value-type="string">
            <text:p>2020-09-28</text:p>
          </table:table-cell>
          <table:table-cell table:style-name="ce1" office:value-type="string" calcext:value-type="string">
            <text:p>2020-09-29</text:p>
          </table:table-cell>
          <table:table-cell table:style-name="ce1" office:value-type="string" calcext:value-type="string">
            <text:p>2020-09-30</text:p>
          </table:table-cell>
          <table:table-cell table:style-name="ce1" office:value-type="string" calcext:value-type="string">
            <text:p>2020-10-01</text:p>
          </table:table-cell>
          <table:table-cell table:style-name="ce1" office:value-type="string" calcext:value-type="string">
            <text:p>2020-10-02</text:p>
          </table:table-cell>
          <table:table-cell table:style-name="ce1" office:value-type="string" calcext:value-type="string">
            <text:p>2020-10-03</text:p>
          </table:table-cell>
          <table:table-cell table:style-name="ce1" office:value-type="string" calcext:value-type="string">
            <text:p>2020-10-04</text:p>
          </table:table-cell>
          <table:table-cell table:style-name="ce1" office:value-type="string" calcext:value-type="string">
            <text:p>2020-10-05</text:p>
          </table:table-cell>
          <table:table-cell table:style-name="ce1" office:value-type="string" calcext:value-type="string">
            <text:p>2020-10-06</text:p>
          </table:table-cell>
          <table:table-cell table:style-name="ce1" office:value-type="string" calcext:value-type="string">
            <text:p>2020-10-07</text:p>
          </table:table-cell>
          <table:table-cell table:style-name="ce1" office:value-type="string" calcext:value-type="string">
            <text:p>2020-10-08</text:p>
          </table:table-cell>
          <table:table-cell table:style-name="ce1" office:value-type="string" calcext:value-type="string">
            <text:p>2020-10-09</text:p>
          </table:table-cell>
          <table:table-cell table:style-name="ce1" office:value-type="string" calcext:value-type="string">
            <text:p>2020-10-10</text:p>
          </table:table-cell>
          <table:table-cell table:style-name="ce1" office:value-type="string" calcext:value-type="string">
            <text:p>2020-10-11</text:p>
          </table:table-cell>
          <table:table-cell table:style-name="ce1" office:value-type="string" calcext:value-type="string">
            <text:p>2020-10-12</text:p>
          </table:table-cell>
          <table:table-cell table:style-name="ce1" office:value-type="string" calcext:value-type="string">
            <text:p>2020-10-13</text:p>
          </table:table-cell>
          <table:table-cell table:style-name="ce1" office:value-type="string" calcext:value-type="string">
            <text:p>2020-10-14</text:p>
          </table:table-cell>
          <table:table-cell table:style-name="ce1" office:value-type="string" calcext:value-type="string">
            <text:p>2020-10-15</text:p>
          </table:table-cell>
          <table:table-cell table:style-name="ce1" office:value-type="string" calcext:value-type="string">
            <text:p>2020-10-16</text:p>
          </table:table-cell>
          <table:table-cell table:style-name="ce1" office:value-type="string" calcext:value-type="string">
            <text:p>2020-10-17</text:p>
          </table:table-cell>
          <table:table-cell table:style-name="ce1" office:value-type="string" calcext:value-type="string">
            <text:p>2020-10-18</text:p>
          </table:table-cell>
          <table:table-cell table:style-name="ce1" office:value-type="string" calcext:value-type="string">
            <text:p>2020-10-19</text:p>
          </table:table-cell>
          <table:table-cell table:style-name="ce1" office:value-type="string" calcext:value-type="string">
            <text:p>2020-10-20</text:p>
          </table:table-cell>
          <table:table-cell table:style-name="ce1" office:value-type="string" calcext:value-type="string">
            <text:p>2020-10-21</text:p>
          </table:table-cell>
          <table:table-cell table:style-name="ce1" office:value-type="string" calcext:value-type="string">
            <text:p>2020-10-22</text:p>
          </table:table-cell>
          <table:table-cell table:style-name="ce1" office:value-type="string" calcext:value-type="string">
            <text:p>2020-10-23</text:p>
          </table:table-cell>
          <table:table-cell table:style-name="ce1" office:value-type="string" calcext:value-type="string">
            <text:p>2020-10-24</text:p>
          </table:table-cell>
          <table:table-cell table:style-name="ce1" office:value-type="string" calcext:value-type="string">
            <text:p>2020-10-25</text:p>
          </table:table-cell>
          <table:table-cell table:style-name="ce1" office:value-type="string" calcext:value-type="string">
            <text:p>2020-10-26</text:p>
          </table:table-cell>
          <table:table-cell table:style-name="ce1" office:value-type="string" calcext:value-type="string">
            <text:p>2020-10-27</text:p>
          </table:table-cell>
          <table:table-cell table:style-name="ce1" office:value-type="string" calcext:value-type="string">
            <text:p>2020-10-28</text:p>
          </table:table-cell>
          <table:table-cell table:style-name="ce1" office:value-type="string" calcext:value-type="string">
            <text:p>2020-10-29</text:p>
          </table:table-cell>
          <table:table-cell table:style-name="ce1" office:value-type="string" calcext:value-type="string">
            <text:p>2020-10-30</text:p>
          </table:table-cell>
          <table:table-cell table:style-name="ce1" office:value-type="string" calcext:value-type="string">
            <text:p>2020-10-31</text:p>
          </table:table-cell>
          <table:table-cell table:style-name="ce1" office:value-type="string" calcext:value-type="string">
            <text:p>2020-11-01</text:p>
          </table:table-cell>
          <table:table-cell table:style-name="ce1" office:value-type="string" calcext:value-type="string">
            <text:p>2020-11-02</text:p>
          </table:table-cell>
          <table:table-cell table:style-name="ce1" office:value-type="string" calcext:value-type="string">
            <text:p>2020-11-03</text:p>
          </table:table-cell>
          <table:table-cell table:style-name="ce1" office:value-type="string" calcext:value-type="string">
            <text:p>2020-11-04</text:p>
          </table:table-cell>
          <table:table-cell table:style-name="ce1" office:value-type="string" calcext:value-type="string">
            <text:p>2020-11-05</text:p>
          </table:table-cell>
          <table:table-cell table:style-name="ce1" office:value-type="string" calcext:value-type="string">
            <text:p>2020-11-06</text:p>
          </table:table-cell>
          <table:table-cell table:style-name="ce1" office:value-type="string" calcext:value-type="string">
            <text:p>2020-11-07</text:p>
          </table:table-cell>
          <table:table-cell table:style-name="ce1" office:value-type="string" calcext:value-type="string">
            <text:p>2020-11-08</text:p>
          </table:table-cell>
          <table:table-cell table:style-name="ce1" office:value-type="string" calcext:value-type="string">
            <text:p>2020-11-09</text:p>
          </table:table-cell>
          <table:table-cell table:style-name="ce1" office:value-type="string" calcext:value-type="string">
            <text:p>2020-11-10</text:p>
          </table:table-cell>
          <table:table-cell table:style-name="ce1" office:value-type="string" calcext:value-type="string">
            <text:p>2020-11-11</text:p>
          </table:table-cell>
          <table:table-cell table:style-name="ce1" office:value-type="string" calcext:value-type="string">
            <text:p>2020-11-12</text:p>
          </table:table-cell>
          <table:table-cell table:style-name="ce1" office:value-type="string" calcext:value-type="string">
            <text:p>2020-11-13</text:p>
          </table:table-cell>
          <table:table-cell table:style-name="ce1" office:value-type="string" calcext:value-type="string">
            <text:p>2020-11-14</text:p>
          </table:table-cell>
          <table:table-cell table:style-name="ce1" office:value-type="string" calcext:value-type="string">
            <text:p>2020-11-15</text:p>
          </table:table-cell>
          <table:table-cell table:style-name="ce1" office:value-type="string" calcext:value-type="string">
            <text:p>2020-11-16</text:p>
          </table:table-cell>
          <table:table-cell table:style-name="ce1" office:value-type="string" calcext:value-type="string">
            <text:p>2020-11-17</text:p>
          </table:table-cell>
          <table:table-cell table:style-name="ce1" office:value-type="string" calcext:value-type="string">
            <text:p>2020-11-18</text:p>
          </table:table-cell>
          <table:table-cell table:style-name="ce1" office:value-type="string" calcext:value-type="string">
            <text:p>2020-11-19</text:p>
          </table:table-cell>
          <table:table-cell table:style-name="ce1" office:value-type="string" calcext:value-type="string">
            <text:p>2020-11-20</text:p>
          </table:table-cell>
          <table:table-cell table:style-name="ce1" office:value-type="string" calcext:value-type="string">
            <text:p>2020-11-21</text:p>
          </table:table-cell>
          <table:table-cell table:style-name="ce1" office:value-type="string" calcext:value-type="string">
            <text:p>2020-11-22</text:p>
          </table:table-cell>
          <table:table-cell table:style-name="ce1" office:value-type="string" calcext:value-type="string">
            <text:p>2020-11-23</text:p>
          </table:table-cell>
          <table:table-cell table:style-name="ce1" office:value-type="string" calcext:value-type="string">
            <text:p>2020-11-24</text:p>
          </table:table-cell>
          <table:table-cell table:style-name="ce1" office:value-type="string" calcext:value-type="string">
            <text:p>2020-11-25</text:p>
          </table:table-cell>
          <table:table-cell table:style-name="ce1" office:value-type="string" calcext:value-type="string">
            <text:p>2020-11-26</text:p>
          </table:table-cell>
          <table:table-cell table:style-name="ce1" office:value-type="string" calcext:value-type="string">
            <text:p>2020-11-27</text:p>
          </table:table-cell>
          <table:table-cell table:style-name="ce1" office:value-type="string" calcext:value-type="string">
            <text:p>2020-11-28</text:p>
          </table:table-cell>
          <table:table-cell table:style-name="ce1" office:value-type="string" calcext:value-type="string">
            <text:p>2020-11-29</text:p>
          </table:table-cell>
          <table:table-cell table:style-name="ce1" office:value-type="string" calcext:value-type="string">
            <text:p>2020-11-30</text:p>
          </table:table-cell>
          <table:table-cell table:style-name="ce1" office:value-type="string" calcext:value-type="string">
            <text:p>2020-12-01</text:p>
          </table:table-cell>
          <table:table-cell table:style-name="ce1" office:value-type="string" calcext:value-type="string">
            <text:p>2020-12-02</text:p>
          </table:table-cell>
          <table:table-cell table:style-name="ce1" office:value-type="string" calcext:value-type="string">
            <text:p>2020-12-03</text:p>
          </table:table-cell>
          <table:table-cell table:style-name="ce1" office:value-type="string" calcext:value-type="string">
            <text:p>2020-12-04</text:p>
          </table:table-cell>
          <table:table-cell table:style-name="ce1" office:value-type="string" calcext:value-type="string">
            <text:p>2020-12-05</text:p>
          </table:table-cell>
          <table:table-cell table:style-name="ce1" office:value-type="string" calcext:value-type="string">
            <text:p>2020-12-06</text:p>
          </table:table-cell>
          <table:table-cell table:style-name="ce1" office:value-type="string" calcext:value-type="string">
            <text:p>2020-12-07</text:p>
          </table:table-cell>
          <table:table-cell table:style-name="ce1" office:value-type="string" calcext:value-type="string">
            <text:p>2020-12-08</text:p>
          </table:table-cell>
          <table:table-cell table:style-name="ce1" office:value-type="string" calcext:value-type="string">
            <text:p>2020-12-09</text:p>
          </table:table-cell>
          <table:table-cell table:style-name="ce1" office:value-type="string" calcext:value-type="string">
            <text:p>2020-12-10</text:p>
          </table:table-cell>
          <table:table-cell table:style-name="ce1" office:value-type="string" calcext:value-type="string">
            <text:p>2020-12-11</text:p>
          </table:table-cell>
          <table:table-cell table:style-name="ce1" office:value-type="string" calcext:value-type="string">
            <text:p>2020-12-12</text:p>
          </table:table-cell>
          <table:table-cell table:style-name="ce1" office:value-type="string" calcext:value-type="string">
            <text:p>2020-12-13</text:p>
          </table:table-cell>
          <table:table-cell table:style-name="ce1" office:value-type="string" calcext:value-type="string">
            <text:p>2020-12-14</text:p>
          </table:table-cell>
          <table:table-cell table:style-name="ce1" office:value-type="string" calcext:value-type="string">
            <text:p>2020-12-15</text:p>
          </table:table-cell>
          <table:table-cell table:style-name="ce1" office:value-type="string" calcext:value-type="string">
            <text:p>2020-12-16</text:p>
          </table:table-cell>
          <table:table-cell table:style-name="ce1" office:value-type="string" calcext:value-type="string">
            <text:p>2020-12-17</text:p>
          </table:table-cell>
          <table:table-cell table:style-name="ce1" office:value-type="string" calcext:value-type="string">
            <text:p>2020-12-18</text:p>
          </table:table-cell>
          <table:table-cell table:style-name="ce1" office:value-type="string" calcext:value-type="string">
            <text:p>2020-12-19</text:p>
          </table:table-cell>
          <table:table-cell table:style-name="ce1" office:value-type="string" calcext:value-type="string">
            <text:p>2020-12-20</text:p>
          </table:table-cell>
          <table:table-cell table:style-name="ce1" office:value-type="string" calcext:value-type="string">
            <text:p>2020-12-21</text:p>
          </table:table-cell>
          <table:table-cell table:style-name="ce1" office:value-type="string" calcext:value-type="string">
            <text:p>2020-12-22</text:p>
          </table:table-cell>
          <table:table-cell table:style-name="ce1" office:value-type="string" calcext:value-type="string">
            <text:p>2020-12-23</text:p>
          </table:table-cell>
          <table:table-cell table:style-name="ce1" office:value-type="string" calcext:value-type="string">
            <text:p>2020-12-24</text:p>
          </table:table-cell>
          <table:table-cell table:style-name="ce1" office:value-type="string" calcext:value-type="string">
            <text:p>2020-12-25</text:p>
          </table:table-cell>
          <table:table-cell table:style-name="ce1" office:value-type="string" calcext:value-type="string">
            <text:p>2020-12-26</text:p>
          </table:table-cell>
          <table:table-cell table:style-name="ce1" office:value-type="string" calcext:value-type="string">
            <text:p>2020-12-27</text:p>
          </table:table-cell>
          <table:table-cell table:style-name="ce1" office:value-type="string" calcext:value-type="string">
            <text:p>2020-12-28</text:p>
          </table:table-cell>
          <table:table-cell table:style-name="ce1" office:value-type="string" calcext:value-type="string">
            <text:p>2020-12-29</text:p>
          </table:table-cell>
          <table:table-cell table:style-name="ce1" office:value-type="string" calcext:value-type="string">
            <text:p>2020-12-30</text:p>
          </table:table-cell>
          <table:table-cell table:style-name="ce1" office:value-type="string" calcext:value-type="string">
            <text:p>2020-12-31</text:p>
          </table:table-cell>
          <table:table-cell table:style-name="ce1" office:value-type="string" calcext:value-type="string">
            <text:p>2021-01-01</text:p>
          </table:table-cell>
          <table:table-cell table:style-name="ce1" office:value-type="string" calcext:value-type="string">
            <text:p>2021-01-02</text:p>
          </table:table-cell>
          <table:table-cell table:style-name="ce1" office:value-type="string" calcext:value-type="string">
            <text:p>2021-01-03</text:p>
          </table:table-cell>
          <table:table-cell table:style-name="ce1" office:value-type="string" calcext:value-type="string">
            <text:p>2021-01-04</text:p>
          </table:table-cell>
          <table:table-cell table:style-name="ce1" office:value-type="string" calcext:value-type="string">
            <text:p>2021-01-05</text:p>
          </table:table-cell>
          <table:table-cell table:style-name="ce1" office:value-type="string" calcext:value-type="string">
            <text:p>2021-01-06</text:p>
          </table:table-cell>
          <table:table-cell table:style-name="ce1" office:value-type="string" calcext:value-type="string">
            <text:p>2021-01-07</text:p>
          </table:table-cell>
          <table:table-cell table:style-name="ce1" office:value-type="string" calcext:value-type="string">
            <text:p>2021-01-08</text:p>
          </table:table-cell>
          <table:table-cell table:style-name="ce1" office:value-type="string" calcext:value-type="string">
            <text:p>2021-01-09</text:p>
          </table:table-cell>
          <table:table-cell table:style-name="ce1" office:value-type="string" calcext:value-type="string">
            <text:p>2021-01-10</text:p>
          </table:table-cell>
          <table:table-cell table:style-name="ce1" office:value-type="string" calcext:value-type="string">
            <text:p>2021-01-11</text:p>
          </table:table-cell>
          <table:table-cell table:style-name="ce1" office:value-type="string" calcext:value-type="string">
            <text:p>2021-01-12</text:p>
          </table:table-cell>
          <table:table-cell table:style-name="ce1" office:value-type="string" calcext:value-type="string">
            <text:p>2021-01-13</text:p>
          </table:table-cell>
          <table:table-cell table:style-name="ce1" office:value-type="string" calcext:value-type="string">
            <text:p>2021-01-14</text:p>
          </table:table-cell>
          <table:table-cell table:style-name="ce1" office:value-type="string" calcext:value-type="string">
            <text:p>2021-01-15</text:p>
          </table:table-cell>
          <table:table-cell table:style-name="ce1" office:value-type="string" calcext:value-type="string">
            <text:p>2021-01-16</text:p>
          </table:table-cell>
          <table:table-cell table:style-name="ce1" office:value-type="string" calcext:value-type="string">
            <text:p>2021-01-17</text:p>
          </table:table-cell>
          <table:table-cell table:style-name="ce1" office:value-type="string" calcext:value-type="string">
            <text:p>2021-01-18</text:p>
          </table:table-cell>
          <table:table-cell table:style-name="ce1" office:value-type="string" calcext:value-type="string">
            <text:p>2021-01-19</text:p>
          </table:table-cell>
          <table:table-cell table:style-name="ce1" office:value-type="string" calcext:value-type="string">
            <text:p>2021-01-20</text:p>
          </table:table-cell>
          <table:table-cell table:style-name="ce1" office:value-type="string" calcext:value-type="string">
            <text:p>2021-01-21</text:p>
          </table:table-cell>
          <table:table-cell table:style-name="ce1" office:value-type="string" calcext:value-type="string">
            <text:p>2021-01-22</text:p>
          </table:table-cell>
          <table:table-cell table:style-name="ce1" office:value-type="string" calcext:value-type="string">
            <text:p>2021-01-23</text:p>
          </table:table-cell>
          <table:table-cell table:style-name="ce1" office:value-type="string" calcext:value-type="string">
            <text:p>2021-01-24</text:p>
          </table:table-cell>
          <table:table-cell table:style-name="ce1" office:value-type="string" calcext:value-type="string">
            <text:p>2021-01-25</text:p>
          </table:table-cell>
          <table:table-cell table:style-name="ce1" office:value-type="string" calcext:value-type="string">
            <text:p>2021-01-26</text:p>
          </table:table-cell>
          <table:table-cell table:style-name="ce1" office:value-type="string" calcext:value-type="string">
            <text:p>2021-01-27</text:p>
          </table:table-cell>
          <table:table-cell table:style-name="ce1" office:value-type="string" calcext:value-type="string">
            <text:p>2021-01-28</text:p>
          </table:table-cell>
          <table:table-cell table:style-name="ce1" office:value-type="string" calcext:value-type="string">
            <text:p>2021-01-29</text:p>
          </table:table-cell>
          <table:table-cell table:style-name="ce1" office:value-type="string" calcext:value-type="string">
            <text:p>2021-01-30</text:p>
          </table:table-cell>
          <table:table-cell table:style-name="ce1" office:value-type="string" calcext:value-type="string">
            <text:p>2021-01-31</text:p>
          </table:table-cell>
          <table:table-cell table:style-name="ce1" office:value-type="string" calcext:value-type="string">
            <text:p>2021-02-01</text:p>
          </table:table-cell>
          <table:table-cell table:style-name="ce1" office:value-type="string" calcext:value-type="string">
            <text:p>2021-02-02</text:p>
          </table:table-cell>
          <table:table-cell table:style-name="ce1" office:value-type="string" calcext:value-type="string">
            <text:p>2021-02-03</text:p>
          </table:table-cell>
          <table:table-cell table:style-name="ce1" office:value-type="string" calcext:value-type="string">
            <text:p>2021-02-04</text:p>
          </table:table-cell>
          <table:table-cell table:style-name="ce1" office:value-type="string" calcext:value-type="string">
            <text:p>2021-02-05</text:p>
          </table:table-cell>
          <table:table-cell table:style-name="ce1" office:value-type="string" calcext:value-type="string">
            <text:p>2021-02-06</text:p>
          </table:table-cell>
          <table:table-cell table:style-name="ce1" office:value-type="string" calcext:value-type="string">
            <text:p>2021-02-07</text:p>
          </table:table-cell>
          <table:table-cell table:style-name="ce1" office:value-type="string" calcext:value-type="string">
            <text:p>2021-02-08</text:p>
          </table:table-cell>
          <table:table-cell table:style-name="ce1" office:value-type="string" calcext:value-type="string">
            <text:p>2021-02-09</text:p>
          </table:table-cell>
          <table:table-cell table:style-name="ce1" office:value-type="string" calcext:value-type="string">
            <text:p>2021-02-10</text:p>
          </table:table-cell>
          <table:table-cell table:style-name="ce1" office:value-type="string" calcext:value-type="string">
            <text:p>2021-02-11</text:p>
          </table:table-cell>
          <table:table-cell table:style-name="ce1" office:value-type="string" calcext:value-type="string">
            <text:p>2021-02-12</text:p>
          </table:table-cell>
          <table:table-cell table:style-name="ce1" office:value-type="string" calcext:value-type="string">
            <text:p>2021-02-13</text:p>
          </table:table-cell>
          <table:table-cell table:style-name="ce1" office:value-type="string" calcext:value-type="string">
            <text:p>2021-02-14</text:p>
          </table:table-cell>
          <table:table-cell table:style-name="ce1" office:value-type="string" calcext:value-type="string">
            <text:p>2021-02-15</text:p>
          </table:table-cell>
          <table:table-cell table:style-name="ce1" office:value-type="string" calcext:value-type="string">
            <text:p>2021-02-16</text:p>
          </table:table-cell>
          <table:table-cell table:style-name="ce1" office:value-type="string" calcext:value-type="string">
            <text:p>2021-02-17</text:p>
          </table:table-cell>
          <table:table-cell table:style-name="ce1" office:value-type="string" calcext:value-type="string">
            <text:p>2021-02-18</text:p>
          </table:table-cell>
          <table:table-cell table:style-name="ce1" office:value-type="string" calcext:value-type="string">
            <text:p>2021-02-19</text:p>
          </table:table-cell>
          <table:table-cell table:style-name="ce1" office:value-type="string" calcext:value-type="string">
            <text:p>2021-02-20</text:p>
          </table:table-cell>
          <table:table-cell table:style-name="ce1" office:value-type="string" calcext:value-type="string">
            <text:p>2021-02-21</text:p>
          </table:table-cell>
          <table:table-cell table:style-name="ce1" office:value-type="string" calcext:value-type="string">
            <text:p>2021-02-22</text:p>
          </table:table-cell>
          <table:table-cell table:style-name="ce1" office:value-type="string" calcext:value-type="string">
            <text:p>2021-02-23</text:p>
          </table:table-cell>
          <table:table-cell table:style-name="ce1" office:value-type="string" calcext:value-type="string">
            <text:p>2021-02-24</text:p>
          </table:table-cell>
          <table:table-cell table:style-name="ce1" office:value-type="string" calcext:value-type="string">
            <text:p>2021-02-25</text:p>
          </table:table-cell>
          <table:table-cell table:style-name="ce1" office:value-type="string" calcext:value-type="string">
            <text:p>2021-02-26</text:p>
          </table:table-cell>
          <table:table-cell table:style-name="ce1" office:value-type="string" calcext:value-type="string">
            <text:p>2021-02-27</text:p>
          </table:table-cell>
          <table:table-cell table:style-name="ce1" office:value-type="string" calcext:value-type="string">
            <text:p>2021-02-28</text:p>
          </table:table-cell>
          <table:table-cell table:style-name="ce1" office:value-type="string" calcext:value-type="string">
            <text:p>2021-03-01</text:p>
          </table:table-cell>
          <table:table-cell table:style-name="ce1" office:value-type="string" calcext:value-type="string">
            <text:p>2021-03-02</text:p>
          </table:table-cell>
          <table:table-cell table:style-name="ce1" office:value-type="string" calcext:value-type="string">
            <text:p>2021-03-03</text:p>
          </table:table-cell>
          <table:table-cell table:style-name="ce1" office:value-type="string" calcext:value-type="string">
            <text:p>2021-03-04</text:p>
          </table:table-cell>
          <table:table-cell table:style-name="ce1" office:value-type="string" calcext:value-type="string">
            <text:p>2021-03-05</text:p>
          </table:table-cell>
          <table:table-cell table:style-name="ce1" office:value-type="string" calcext:value-type="string">
            <text:p>2021-03-06</text:p>
          </table:table-cell>
          <table:table-cell table:style-name="ce1" office:value-type="string" calcext:value-type="string">
            <text:p>2021-03-07</text:p>
          </table:table-cell>
          <table:table-cell table:style-name="ce1" office:value-type="string" calcext:value-type="string">
            <text:p>2021-03-08</text:p>
          </table:table-cell>
          <table:table-cell table:style-name="ce1" office:value-type="string" calcext:value-type="string">
            <text:p>2021-03-09</text:p>
          </table:table-cell>
          <table:table-cell table:style-name="ce1" office:value-type="string" calcext:value-type="string">
            <text:p>2021-03-10</text:p>
          </table:table-cell>
          <table:table-cell table:style-name="ce1" office:value-type="string" calcext:value-type="string">
            <text:p>2021-03-11</text:p>
          </table:table-cell>
          <table:table-cell table:style-name="ce1" office:value-type="string" calcext:value-type="string">
            <text:p>2021-03-12</text:p>
          </table:table-cell>
          <table:table-cell table:style-name="ce1" office:value-type="string" calcext:value-type="string">
            <text:p>2021-03-13</text:p>
          </table:table-cell>
          <table:table-cell table:style-name="ce1" office:value-type="string" calcext:value-type="string">
            <text:p>2021-03-14</text:p>
          </table:table-cell>
          <table:table-cell table:style-name="ce1" office:value-type="string" calcext:value-type="string">
            <text:p>2021-03-15</text:p>
          </table:table-cell>
          <table:table-cell table:style-name="ce1" office:value-type="string" calcext:value-type="string">
            <text:p>2021-03-16</text:p>
          </table:table-cell>
          <table:table-cell table:style-name="ce1" office:value-type="string" calcext:value-type="string">
            <text:p>2021-03-17</text:p>
          </table:table-cell>
          <table:table-cell table:style-name="ce1" office:value-type="string" calcext:value-type="string">
            <text:p>2021-03-18</text:p>
          </table:table-cell>
          <table:table-cell table:style-name="ce1" office:value-type="string" calcext:value-type="string">
            <text:p>2021-03-19</text:p>
          </table:table-cell>
          <table:table-cell table:style-name="ce1" office:value-type="string" calcext:value-type="string">
            <text:p>2021-03-20</text:p>
          </table:table-cell>
          <table:table-cell table:style-name="ce1" office:value-type="string" calcext:value-type="string">
            <text:p>2021-03-21</text:p>
          </table:table-cell>
          <table:table-cell table:style-name="ce1" office:value-type="string" calcext:value-type="string">
            <text:p>2021-03-22</text:p>
          </table:table-cell>
          <table:table-cell table:style-name="ce1" office:value-type="string" calcext:value-type="string">
            <text:p>2021-03-23</text:p>
          </table:table-cell>
          <table:table-cell table:style-name="ce1" office:value-type="string" calcext:value-type="string">
            <text:p>2021-03-24</text:p>
          </table:table-cell>
          <table:table-cell table:style-name="ce1" office:value-type="string" calcext:value-type="string">
            <text:p>2021-03-25</text:p>
          </table:table-cell>
          <table:table-cell table:style-name="ce1" office:value-type="string" calcext:value-type="string">
            <text:p>2021-03-26</text:p>
          </table:table-cell>
          <table:table-cell table:style-name="ce1" office:value-type="string" calcext:value-type="string">
            <text:p>2021-03-27</text:p>
          </table:table-cell>
          <table:table-cell table:style-name="ce1" office:value-type="string" calcext:value-type="string">
            <text:p>2021-03-28</text:p>
          </table:table-cell>
          <table:table-cell table:style-name="ce1" office:value-type="string" calcext:value-type="string">
            <text:p>2021-03-29</text:p>
          </table:table-cell>
          <table:table-cell table:style-name="ce1" office:value-type="string" calcext:value-type="string">
            <text:p>2021-03-30</text:p>
          </table:table-cell>
          <table:table-cell table:style-name="ce1" office:value-type="string" calcext:value-type="string">
            <text:p>2021-03-31</text:p>
          </table:table-cell>
          <table:table-cell table:style-name="ce1" office:value-type="string" calcext:value-type="string">
            <text:p>2021-04-01</text:p>
          </table:table-cell>
          <table:table-cell table:style-name="ce1" office:value-type="string" calcext:value-type="string">
            <text:p>2021-04-02</text:p>
          </table:table-cell>
          <table:table-cell table:style-name="ce1" office:value-type="string" calcext:value-type="string">
            <text:p>2021-04-03</text:p>
          </table:table-cell>
          <table:table-cell table:style-name="ce1" office:value-type="string" calcext:value-type="string">
            <text:p>2021-04-04</text:p>
          </table:table-cell>
          <table:table-cell table:style-name="ce1" office:value-type="string" calcext:value-type="string">
            <text:p>2021-04-05</text:p>
          </table:table-cell>
          <table:table-cell table:style-name="ce1" office:value-type="string" calcext:value-type="string">
            <text:p>2021-04-06</text:p>
          </table:table-cell>
          <table:table-cell table:style-name="ce1" office:value-type="string" calcext:value-type="string">
            <text:p>2021-04-07</text:p>
          </table:table-cell>
          <table:table-cell table:style-name="ce1" office:value-type="string" calcext:value-type="string">
            <text:p>2021-04-08</text:p>
          </table:table-cell>
          <table:table-cell table:style-name="ce1" office:value-type="string" calcext:value-type="string">
            <text:p>2021-04-09</text:p>
          </table:table-cell>
          <table:table-cell table:style-name="ce1" office:value-type="string" calcext:value-type="string">
            <text:p>2021-04-10</text:p>
          </table:table-cell>
          <table:table-cell table:style-name="ce1" office:value-type="string" calcext:value-type="string">
            <text:p>2021-04-11</text:p>
          </table:table-cell>
          <table:table-cell table:style-name="ce1" office:value-type="string" calcext:value-type="string">
            <text:p>2021-04-12</text:p>
          </table:table-cell>
          <table:table-cell table:style-name="ce1" office:value-type="string" calcext:value-type="string">
            <text:p>2021-04-13</text:p>
          </table:table-cell>
          <table:table-cell table:style-name="ce1" office:value-type="string" calcext:value-type="string">
            <text:p>2021-04-14</text:p>
          </table:table-cell>
          <table:table-cell table:style-name="ce1" office:value-type="string" calcext:value-type="string">
            <text:p>2021-04-15</text:p>
          </table:table-cell>
          <table:table-cell table:style-name="ce1" office:value-type="string" calcext:value-type="string">
            <text:p>2021-04-16</text:p>
          </table:table-cell>
          <table:table-cell table:style-name="ce1" office:value-type="string" calcext:value-type="string">
            <text:p>2021-04-17</text:p>
          </table:table-cell>
          <table:table-cell table:style-name="ce1" office:value-type="string" calcext:value-type="string">
            <text:p>2021-04-18</text:p>
          </table:table-cell>
          <table:table-cell table:style-name="ce1" office:value-type="string" calcext:value-type="string">
            <text:p>2021-04-19</text:p>
          </table:table-cell>
          <table:table-cell table:style-name="ce1" office:value-type="string" calcext:value-type="string">
            <text:p>2021-04-20</text:p>
          </table:table-cell>
          <table:table-cell table:style-name="ce1" office:value-type="string" calcext:value-type="string">
            <text:p>2021-04-21</text:p>
          </table:table-cell>
          <table:table-cell table:style-name="ce1" office:value-type="string" calcext:value-type="string">
            <text:p>2021-04-22</text:p>
          </table:table-cell>
          <table:table-cell table:style-name="ce1" office:value-type="string" calcext:value-type="string">
            <text:p>2021-04-23</text:p>
          </table:table-cell>
          <table:table-cell table:style-name="ce1" office:value-type="string" calcext:value-type="string">
            <text:p>2021-04-24</text:p>
          </table:table-cell>
          <table:table-cell table:style-name="ce1" office:value-type="string" calcext:value-type="string">
            <text:p>2021-04-25</text:p>
          </table:table-cell>
          <table:table-cell table:style-name="ce1" office:value-type="string" calcext:value-type="string">
            <text:p>2021-04-26</text:p>
          </table:table-cell>
          <table:table-cell table:style-name="ce1" office:value-type="string" calcext:value-type="string">
            <text:p>2021-04-27</text:p>
          </table:table-cell>
          <table:table-cell table:style-name="ce1" office:value-type="string" calcext:value-type="string">
            <text:p>2021-04-28</text:p>
          </table:table-cell>
          <table:table-cell table:style-name="ce1" office:value-type="string" calcext:value-type="string">
            <text:p>2021-04-29</text:p>
          </table:table-cell>
          <table:table-cell table:style-name="ce1" office:value-type="string" calcext:value-type="string">
            <text:p>2021-04-30</text:p>
          </table:table-cell>
          <table:table-cell table:style-name="ce1" office:value-type="string" calcext:value-type="string">
            <text:p>2021-05-01</text:p>
          </table:table-cell>
          <table:table-cell table:style-name="ce1" office:value-type="string" calcext:value-type="string">
            <text:p>2021-05-02</text:p>
          </table:table-cell>
          <table:table-cell table:style-name="ce1" office:value-type="string" calcext:value-type="string">
            <text:p>2021-05-03</text:p>
          </table:table-cell>
          <table:table-cell table:style-name="ce1" office:value-type="string" calcext:value-type="string">
            <text:p>2021-05-04</text:p>
          </table:table-cell>
          <table:table-cell table:style-name="ce1" office:value-type="string" calcext:value-type="string">
            <text:p>2021-05-05</text:p>
          </table:table-cell>
          <table:table-cell table:style-name="ce1" office:value-type="string" calcext:value-type="string">
            <text:p>2021-05-06</text:p>
          </table:table-cell>
          <table:table-cell table:style-name="ce1" office:value-type="string" calcext:value-type="string">
            <text:p>2021-05-07</text:p>
          </table:table-cell>
          <table:table-cell table:style-name="ce1" office:value-type="string" calcext:value-type="string">
            <text:p>2021-05-08</text:p>
          </table:table-cell>
          <table:table-cell table:style-name="ce1" office:value-type="string" calcext:value-type="string">
            <text:p>2021-05-09</text:p>
          </table:table-cell>
          <table:table-cell table:style-name="ce1" office:value-type="string" calcext:value-type="string">
            <text:p>2021-05-10</text:p>
          </table:table-cell>
          <table:table-cell table:style-name="ce1" office:value-type="string" calcext:value-type="string">
            <text:p>2021-05-11</text:p>
          </table:table-cell>
          <table:table-cell table:style-name="ce1" office:value-type="string" calcext:value-type="string">
            <text:p>2021-05-12</text:p>
          </table:table-cell>
          <table:table-cell table:style-name="ce1" office:value-type="string" calcext:value-type="string">
            <text:p>2021-05-13</text:p>
          </table:table-cell>
          <table:table-cell table:style-name="ce1" office:value-type="string" calcext:value-type="string">
            <text:p>2021-05-14</text:p>
          </table:table-cell>
          <table:table-cell table:style-name="ce1" office:value-type="string" calcext:value-type="string">
            <text:p>2021-05-15</text:p>
          </table:table-cell>
          <table:table-cell table:style-name="ce1" office:value-type="string" calcext:value-type="string">
            <text:p>2021-05-16</text:p>
          </table:table-cell>
          <table:table-cell table:style-name="ce1" office:value-type="string" calcext:value-type="string">
            <text:p>2021-05-17</text:p>
          </table:table-cell>
          <table:table-cell table:style-name="ce1" office:value-type="string" calcext:value-type="string">
            <text:p>2021-05-18</text:p>
          </table:table-cell>
          <table:table-cell table:style-name="ce1" office:value-type="string" calcext:value-type="string">
            <text:p>2021-05-19</text:p>
          </table:table-cell>
          <table:table-cell table:style-name="ce1" office:value-type="string" calcext:value-type="string">
            <text:p>2021-05-20</text:p>
          </table:table-cell>
          <table:table-cell table:style-name="ce1" office:value-type="string" calcext:value-type="string">
            <text:p>2021-05-21</text:p>
          </table:table-cell>
          <table:table-cell table:style-name="ce1" office:value-type="string" calcext:value-type="string">
            <text:p>2021-05-22</text:p>
          </table:table-cell>
          <table:table-cell table:style-name="ce1" office:value-type="string" calcext:value-type="string">
            <text:p>2021-05-23</text:p>
          </table:table-cell>
          <table:table-cell table:style-name="ce1" office:value-type="string" calcext:value-type="string">
            <text:p>2021-05-24</text:p>
          </table:table-cell>
          <table:table-cell table:style-name="ce1" office:value-type="string" calcext:value-type="string">
            <text:p>2021-05-25</text:p>
          </table:table-cell>
          <table:table-cell table:style-name="ce1" office:value-type="string" calcext:value-type="string">
            <text:p>2021-05-26</text:p>
          </table:table-cell>
          <table:table-cell table:style-name="ce1" office:value-type="string" calcext:value-type="string">
            <text:p>2021-05-27</text:p>
          </table:table-cell>
          <table:table-cell table:style-name="ce1" office:value-type="string" calcext:value-type="string">
            <text:p>2021-05-28</text:p>
          </table:table-cell>
          <table:table-cell table:style-name="ce1" office:value-type="string" calcext:value-type="string">
            <text:p>2021-05-29</text:p>
          </table:table-cell>
          <table:table-cell table:style-name="ce1" office:value-type="string" calcext:value-type="string">
            <text:p>2021-05-30</text:p>
          </table:table-cell>
          <table:table-cell table:style-name="ce1" office:value-type="string" calcext:value-type="string">
            <text:p>2021-05-31</text:p>
          </table:table-cell>
          <table:table-cell table:style-name="ce1" office:value-type="string" calcext:value-type="string">
            <text:p>2021-06-01</text:p>
          </table:table-cell>
          <table:table-cell table:style-name="ce1" office:value-type="string" calcext:value-type="string">
            <text:p>2021-06-02</text:p>
          </table:table-cell>
          <table:table-cell table:style-name="ce1" office:value-type="string" calcext:value-type="string">
            <text:p>2021-06-03</text:p>
          </table:table-cell>
          <table:table-cell table:style-name="ce1" office:value-type="string" calcext:value-type="string">
            <text:p>2021-06-04</text:p>
          </table:table-cell>
          <table:table-cell table:style-name="ce1" office:value-type="string" calcext:value-type="string">
            <text:p>2021-06-05</text:p>
          </table:table-cell>
          <table:table-cell table:style-name="ce1" office:value-type="string" calcext:value-type="string">
            <text:p>2021-06-06</text:p>
          </table:table-cell>
          <table:table-cell table:style-name="ce1" office:value-type="string" calcext:value-type="string">
            <text:p>2021-06-07</text:p>
          </table:table-cell>
          <table:table-cell table:style-name="ce1" office:value-type="string" calcext:value-type="string">
            <text:p>2021-06-08</text:p>
          </table:table-cell>
          <table:table-cell table:style-name="ce1" office:value-type="string" calcext:value-type="string">
            <text:p>2021-06-09</text:p>
          </table:table-cell>
          <table:table-cell table:style-name="ce1" office:value-type="string" calcext:value-type="string">
            <text:p>2021-06-10</text:p>
          </table:table-cell>
          <table:table-cell table:style-name="ce1" office:value-type="string" calcext:value-type="string">
            <text:p>2021-06-11</text:p>
          </table:table-cell>
          <table:table-cell table:style-name="ce1" office:value-type="string" calcext:value-type="string">
            <text:p>2021-06-12</text:p>
          </table:table-cell>
          <table:table-cell table:style-name="ce1" office:value-type="string" calcext:value-type="string">
            <text:p>2021-06-13</text:p>
          </table:table-cell>
          <table:table-cell table:style-name="ce1" office:value-type="string" calcext:value-type="string">
            <text:p>2021-06-14</text:p>
          </table:table-cell>
          <table:table-cell table:style-name="ce1" office:value-type="string" calcext:value-type="string">
            <text:p>2021-06-15</text:p>
          </table:table-cell>
          <table:table-cell table:style-name="ce1" office:value-type="string" calcext:value-type="string">
            <text:p>2021-06-16</text:p>
          </table:table-cell>
          <table:table-cell table:style-name="ce1" office:value-type="string" calcext:value-type="string">
            <text:p>2021-06-17</text:p>
          </table:table-cell>
          <table:table-cell table:style-name="ce1" office:value-type="string" calcext:value-type="string">
            <text:p>2021-06-18</text:p>
          </table:table-cell>
          <table:table-cell table:style-name="ce1" office:value-type="string" calcext:value-type="string">
            <text:p>2021-06-19</text:p>
          </table:table-cell>
          <table:table-cell table:style-name="ce1" office:value-type="string" calcext:value-type="string">
            <text:p>2021-06-20</text:p>
          </table:table-cell>
          <table:table-cell table:style-name="ce1" office:value-type="string" calcext:value-type="string">
            <text:p>2021-06-21</text:p>
          </table:table-cell>
          <table:table-cell table:style-name="ce1" office:value-type="string" calcext:value-type="string">
            <text:p>2021-06-22</text:p>
          </table:table-cell>
          <table:table-cell table:style-name="ce1" office:value-type="string" calcext:value-type="string">
            <text:p>2021-06-23</text:p>
          </table:table-cell>
          <table:table-cell table:style-name="ce1" office:value-type="string" calcext:value-type="string">
            <text:p>2021-06-24</text:p>
          </table:table-cell>
          <table:table-cell table:style-name="ce1" office:value-type="string" calcext:value-type="string">
            <text:p>2021-06-25</text:p>
          </table:table-cell>
          <table:table-cell table:style-name="ce1" office:value-type="string" calcext:value-type="string">
            <text:p>2021-06-26</text:p>
          </table:table-cell>
          <table:table-cell table:style-name="ce1" office:value-type="string" calcext:value-type="string">
            <text:p>2021-06-27</text:p>
          </table:table-cell>
          <table:table-cell table:style-name="ce1" office:value-type="string" calcext:value-type="string">
            <text:p>2021-06-28</text:p>
          </table:table-cell>
          <table:table-cell table:style-name="ce1" office:value-type="string" calcext:value-type="string">
            <text:p>2021-06-29</text:p>
          </table:table-cell>
          <table:table-cell table:style-name="ce1" office:value-type="string" calcext:value-type="string">
            <text:p>2021-06-30</text:p>
          </table:table-cell>
          <table:table-cell table:style-name="ce1" office:value-type="string" calcext:value-type="string">
            <text:p>2021-07-01</text:p>
          </table:table-cell>
          <table:table-cell table:style-name="ce1" office:value-type="string" calcext:value-type="string">
            <text:p>2021-07-02</text:p>
          </table:table-cell>
          <table:table-cell table:style-name="ce1" office:value-type="string" calcext:value-type="string">
            <text:p>2021-07-03</text:p>
          </table:table-cell>
          <table:table-cell table:style-name="ce1" office:value-type="string" calcext:value-type="string">
            <text:p>2021-07-04</text:p>
          </table:table-cell>
          <table:table-cell table:style-name="ce1" office:value-type="string" calcext:value-type="string">
            <text:p>2021-07-05</text:p>
          </table:table-cell>
          <table:table-cell table:style-name="ce1" office:value-type="string" calcext:value-type="string">
            <text:p>2021-07-06</text:p>
          </table:table-cell>
          <table:table-cell table:style-name="ce1" office:value-type="string" calcext:value-type="string">
            <text:p>2021-07-07</text:p>
          </table:table-cell>
          <table:table-cell table:style-name="ce1" office:value-type="string" calcext:value-type="string">
            <text:p>2021-07-08</text:p>
          </table:table-cell>
          <table:table-cell table:style-name="ce1" office:value-type="string" calcext:value-type="string">
            <text:p>2021-07-09</text:p>
          </table:table-cell>
          <table:table-cell table:style-name="ce1" office:value-type="string" calcext:value-type="string">
            <text:p>2021-07-10</text:p>
          </table:table-cell>
          <table:table-cell table:style-name="ce1" office:value-type="string" calcext:value-type="string">
            <text:p>2021-07-11</text:p>
          </table:table-cell>
          <table:table-cell table:style-name="ce1" office:value-type="string" calcext:value-type="string">
            <text:p>2021-07-12</text:p>
          </table:table-cell>
          <table:table-cell table:style-name="ce1" office:value-type="string" calcext:value-type="string">
            <text:p>2021-07-13</text:p>
          </table:table-cell>
          <table:table-cell table:style-name="ce1" office:value-type="string" calcext:value-type="string">
            <text:p>2021-07-14</text:p>
          </table:table-cell>
          <table:table-cell table:style-name="ce1" office:value-type="string" calcext:value-type="string">
            <text:p>2021-07-15</text:p>
          </table:table-cell>
          <table:table-cell table:style-name="ce1" office:value-type="string" calcext:value-type="string">
            <text:p>2021-07-16</text:p>
          </table:table-cell>
          <table:table-cell table:style-name="ce1" office:value-type="string" calcext:value-type="string">
            <text:p>2021-07-17</text:p>
          </table:table-cell>
          <table:table-cell table:style-name="ce1" office:value-type="string" calcext:value-type="string">
            <text:p>2021-07-18</text:p>
          </table:table-cell>
          <table:table-cell table:style-name="ce1" office:value-type="string" calcext:value-type="string">
            <text:p>2021-07-19</text:p>
          </table:table-cell>
          <table:table-cell table:style-name="ce1" office:value-type="string" calcext:value-type="string">
            <text:p>2021-07-20</text:p>
          </table:table-cell>
          <table:table-cell table:style-name="ce1" office:value-type="string" calcext:value-type="string">
            <text:p>2021-07-21</text:p>
          </table:table-cell>
          <table:table-cell table:style-name="ce1" office:value-type="string" calcext:value-type="string">
            <text:p>2021-07-22</text:p>
          </table:table-cell>
          <table:table-cell table:style-name="ce1" office:value-type="string" calcext:value-type="string">
            <text:p>2021-07-23</text:p>
          </table:table-cell>
          <table:table-cell table:style-name="ce1" office:value-type="string" calcext:value-type="string">
            <text:p>2021-07-24</text:p>
          </table:table-cell>
          <table:table-cell table:style-name="ce1" office:value-type="string" calcext:value-type="string">
            <text:p>2021-07-25</text:p>
          </table:table-cell>
          <table:table-cell table:style-name="ce1" office:value-type="string" calcext:value-type="string">
            <text:p>2021-07-26</text:p>
          </table:table-cell>
          <table:table-cell table:style-name="ce1" office:value-type="string" calcext:value-type="string">
            <text:p>2021-07-27</text:p>
          </table:table-cell>
          <table:table-cell table:style-name="ce1" office:value-type="string" calcext:value-type="string">
            <text:p>2021-07-28</text:p>
          </table:table-cell>
          <table:table-cell table:style-name="ce1" office:value-type="string" calcext:value-type="string">
            <text:p>2021-07-29</text:p>
          </table:table-cell>
          <table:table-cell table:style-name="ce1" office:value-type="string" calcext:value-type="string">
            <text:p>2021-07-30</text:p>
          </table:table-cell>
          <table:table-cell table:style-name="ce1" office:value-type="string" calcext:value-type="string">
            <text:p>2021-07-31</text:p>
          </table:table-cell>
          <table:table-cell table:style-name="ce1" office:value-type="string" calcext:value-type="string">
            <text:p>2021-08-01</text:p>
          </table:table-cell>
          <table:table-cell table:style-name="ce1" office:value-type="string" calcext:value-type="string">
            <text:p>2021-08-02</text:p>
          </table:table-cell>
          <table:table-cell table:style-name="ce1" office:value-type="string" calcext:value-type="string">
            <text:p>2021-08-03</text:p>
          </table:table-cell>
          <table:table-cell table:style-name="ce1" office:value-type="string" calcext:value-type="string">
            <text:p>2021-08-04</text:p>
          </table:table-cell>
          <table:table-cell table:style-name="ce1" office:value-type="string" calcext:value-type="string">
            <text:p>2021-08-05</text:p>
          </table:table-cell>
          <table:table-cell table:style-name="ce1" office:value-type="string" calcext:value-type="string">
            <text:p>2021-08-06</text:p>
          </table:table-cell>
          <table:table-cell table:style-name="ce1" office:value-type="string" calcext:value-type="string">
            <text:p>2021-08-07</text:p>
          </table:table-cell>
          <table:table-cell table:style-name="ce1" office:value-type="string" calcext:value-type="string">
            <text:p>2021-08-08</text:p>
          </table:table-cell>
          <table:table-cell table:style-name="ce1" office:value-type="string" calcext:value-type="string">
            <text:p>2021-08-09</text:p>
          </table:table-cell>
          <table:table-cell table:style-name="ce1" office:value-type="string" calcext:value-type="string">
            <text:p>2021-08-10</text:p>
          </table:table-cell>
          <table:table-cell table:style-name="ce1" office:value-type="string" calcext:value-type="string">
            <text:p>2021-08-11</text:p>
          </table:table-cell>
          <table:table-cell table:style-name="ce1" office:value-type="string" calcext:value-type="string">
            <text:p>2021-08-12</text:p>
          </table:table-cell>
          <table:table-cell table:style-name="ce1" office:value-type="string" calcext:value-type="string">
            <text:p>2021-08-13</text:p>
          </table:table-cell>
          <table:table-cell table:style-name="ce1" office:value-type="string" calcext:value-type="string">
            <text:p>2021-08-14</text:p>
          </table:table-cell>
          <table:table-cell table:style-name="ce1" office:value-type="string" calcext:value-type="string">
            <text:p>2021-08-15</text:p>
          </table:table-cell>
          <table:table-cell table:style-name="ce1" office:value-type="string" calcext:value-type="string">
            <text:p>2021-08-16</text:p>
          </table:table-cell>
          <table:table-cell table:style-name="ce1" office:value-type="string" calcext:value-type="string">
            <text:p>2021-08-17</text:p>
          </table:table-cell>
          <table:table-cell table:style-name="ce1" office:value-type="string" calcext:value-type="string">
            <text:p>2021-08-18</text:p>
          </table:table-cell>
          <table:table-cell table:style-name="ce1" office:value-type="string" calcext:value-type="string">
            <text:p>2021-08-19</text:p>
          </table:table-cell>
          <table:table-cell table:style-name="ce1" office:value-type="string" calcext:value-type="string">
            <text:p>2021-08-20</text:p>
          </table:table-cell>
          <table:table-cell table:style-name="ce1" office:value-type="string" calcext:value-type="string">
            <text:p>2021-08-21</text:p>
          </table:table-cell>
          <table:table-cell table:style-name="ce1" office:value-type="string" calcext:value-type="string">
            <text:p>2021-08-22</text:p>
          </table:table-cell>
          <table:table-cell table:style-name="ce1" office:value-type="string" calcext:value-type="string">
            <text:p>2021-08-23</text:p>
          </table:table-cell>
          <table:table-cell table:style-name="ce1" office:value-type="string" calcext:value-type="string">
            <text:p>2021-08-24</text:p>
          </table:table-cell>
          <table:table-cell table:style-name="ce1" office:value-type="string" calcext:value-type="string">
            <text:p>2021-08-25</text:p>
          </table:table-cell>
          <table:table-cell table:style-name="ce1" office:value-type="string" calcext:value-type="string">
            <text:p>2021-08-26</text:p>
          </table:table-cell>
          <table:table-cell table:style-name="ce1" office:value-type="string" calcext:value-type="string">
            <text:p>2021-08-27</text:p>
          </table:table-cell>
          <table:table-cell table:style-name="ce1" office:value-type="string" calcext:value-type="string">
            <text:p>2021-08-28</text:p>
          </table:table-cell>
          <table:table-cell table:style-name="ce1" office:value-type="string" calcext:value-type="string">
            <text:p>2021-08-29</text:p>
          </table:table-cell>
          <table:table-cell table:style-name="ce1" office:value-type="string" calcext:value-type="string">
            <text:p>2021-08-30</text:p>
          </table:table-cell>
          <table:table-cell table:style-name="ce1" office:value-type="string" calcext:value-type="string">
            <text:p>2021-08-31</text:p>
          </table:table-cell>
          <table:table-cell table:style-name="ce1" office:value-type="string" calcext:value-type="string">
            <text:p>2021-09-01</text:p>
          </table:table-cell>
          <table:table-cell table:style-name="ce1" office:value-type="string" calcext:value-type="string">
            <text:p>2021-09-02</text:p>
          </table:table-cell>
          <table:table-cell table:style-name="ce1" office:value-type="string" calcext:value-type="string">
            <text:p>2021-09-03</text:p>
          </table:table-cell>
          <table:table-cell table:style-name="ce1" office:value-type="string" calcext:value-type="string">
            <text:p>2021-09-04</text:p>
          </table:table-cell>
          <table:table-cell table:style-name="ce1" office:value-type="string" calcext:value-type="string">
            <text:p>2021-09-05</text:p>
          </table:table-cell>
          <table:table-cell table:style-name="ce1" office:value-type="string" calcext:value-type="string">
            <text:p>2021-09-06</text:p>
          </table:table-cell>
          <table:table-cell table:style-name="ce1" office:value-type="string" calcext:value-type="string">
            <text:p>2021-09-07</text:p>
          </table:table-cell>
          <table:table-cell table:style-name="ce1" office:value-type="string" calcext:value-type="string">
            <text:p>2021-09-08</text:p>
          </table:table-cell>
          <table:table-cell table:style-name="ce1" office:value-type="string" calcext:value-type="string">
            <text:p>2021-09-09</text:p>
          </table:table-cell>
          <table:table-cell table:style-name="ce1" office:value-type="string" calcext:value-type="string">
            <text:p>2021-09-10</text:p>
          </table:table-cell>
          <table:table-cell table:style-name="ce1" office:value-type="string" calcext:value-type="string">
            <text:p>2021-09-11</text:p>
          </table:table-cell>
          <table:table-cell table:style-name="ce1" office:value-type="string" calcext:value-type="string">
            <text:p>2021-09-12</text:p>
          </table:table-cell>
          <table:table-cell table:style-name="ce1" office:value-type="string" calcext:value-type="string">
            <text:p>2021-09-13</text:p>
          </table:table-cell>
          <table:table-cell table:style-name="ce1" office:value-type="string" calcext:value-type="string">
            <text:p>2021-09-14</text:p>
          </table:table-cell>
          <table:table-cell table:style-name="ce1" office:value-type="string" calcext:value-type="string">
            <text:p>2021-09-15</text:p>
          </table:table-cell>
          <table:table-cell table:style-name="ce1" office:value-type="string" calcext:value-type="string">
            <text:p>2021-09-16</text:p>
          </table:table-cell>
          <table:table-cell table:style-name="ce1" office:value-type="string" calcext:value-type="string">
            <text:p>2021-09-17</text:p>
          </table:table-cell>
          <table:table-cell table:style-name="ce1" office:value-type="string" calcext:value-type="string">
            <text:p>2021-09-18</text:p>
          </table:table-cell>
          <table:table-cell table:style-name="ce1" office:value-type="string" calcext:value-type="string">
            <text:p>2021-09-19</text:p>
          </table:table-cell>
          <table:table-cell table:style-name="ce1" office:value-type="string" calcext:value-type="string">
            <text:p>2021-09-20</text:p>
          </table:table-cell>
          <table:table-cell table:style-name="ce1" office:value-type="string" calcext:value-type="string">
            <text:p>2021-09-21</text:p>
          </table:table-cell>
          <table:table-cell table:style-name="ce1" office:value-type="string" calcext:value-type="string">
            <text:p>2021-09-22</text:p>
          </table:table-cell>
          <table:table-cell table:style-name="ce1" office:value-type="string" calcext:value-type="string">
            <text:p>2021-09-23</text:p>
          </table:table-cell>
          <table:table-cell table:style-name="ce1" office:value-type="string" calcext:value-type="string">
            <text:p>2021-09-24</text:p>
          </table:table-cell>
          <table:table-cell table:style-name="ce1" office:value-type="string" calcext:value-type="string">
            <text:p>2021-09-25</text:p>
          </table:table-cell>
          <table:table-cell table:style-name="ce1" office:value-type="string" calcext:value-type="string">
            <text:p>2021-09-26</text:p>
          </table:table-cell>
          <table:table-cell table:style-name="ce1" office:value-type="string" calcext:value-type="string">
            <text:p>2021-09-27</text:p>
          </table:table-cell>
          <table:table-cell table:style-name="ce1" office:value-type="string" calcext:value-type="string">
            <text:p>2021-09-28</text:p>
          </table:table-cell>
          <table:table-cell table:style-name="ce1" office:value-type="string" calcext:value-type="string">
            <text:p>2021-09-29</text:p>
          </table:table-cell>
          <table:table-cell table:style-name="ce1" office:value-type="string" calcext:value-type="string">
            <text:p>2021-09-30</text:p>
          </table:table-cell>
          <table:table-cell table:style-name="ce1" office:value-type="string" calcext:value-type="string">
            <text:p>2021-10-01</text:p>
          </table:table-cell>
          <table:table-cell table:style-name="ce1" office:value-type="string" calcext:value-type="string">
            <text:p>2021-10-02</text:p>
          </table:table-cell>
          <table:table-cell table:style-name="ce1" office:value-type="string" calcext:value-type="string">
            <text:p>2021-10-03</text:p>
          </table:table-cell>
          <table:table-cell table:style-name="ce1" office:value-type="string" calcext:value-type="string">
            <text:p>2021-10-04</text:p>
          </table:table-cell>
          <table:table-cell table:style-name="ce1" office:value-type="string" calcext:value-type="string">
            <text:p>2021-10-05</text:p>
          </table:table-cell>
          <table:table-cell table:style-name="ce1" office:value-type="string" calcext:value-type="string">
            <text:p>2021-10-06</text:p>
          </table:table-cell>
          <table:table-cell table:style-name="ce1" office:value-type="string" calcext:value-type="string">
            <text:p>2021-10-07</text:p>
          </table:table-cell>
          <table:table-cell table:style-name="ce1" office:value-type="string" calcext:value-type="string">
            <text:p>2021-10-08</text:p>
          </table:table-cell>
          <table:table-cell table:style-name="ce1" office:value-type="string" calcext:value-type="string">
            <text:p>2021-10-09</text:p>
          </table:table-cell>
          <table:table-cell table:style-name="ce1" office:value-type="string" calcext:value-type="string">
            <text:p>2021-10-10</text:p>
          </table:table-cell>
          <table:table-cell table:style-name="ce1" office:value-type="string" calcext:value-type="string">
            <text:p>2021-10-11</text:p>
          </table:table-cell>
          <table:table-cell table:style-name="ce1" office:value-type="string" calcext:value-type="string">
            <text:p>2021-10-12</text:p>
          </table:table-cell>
          <table:table-cell table:style-name="ce1" office:value-type="string" calcext:value-type="string">
            <text:p>2021-10-13</text:p>
          </table:table-cell>
          <table:table-cell table:style-name="ce1" office:value-type="string" calcext:value-type="string">
            <text:p>2021-10-14</text:p>
          </table:table-cell>
          <table:table-cell table:style-name="ce1" office:value-type="string" calcext:value-type="string">
            <text:p>2021-10-15</text:p>
          </table:table-cell>
          <table:table-cell table:style-name="ce1" office:value-type="string" calcext:value-type="string">
            <text:p>2021-10-16</text:p>
          </table:table-cell>
          <table:table-cell table:style-name="ce1" office:value-type="string" calcext:value-type="string">
            <text:p>2021-10-17</text:p>
          </table:table-cell>
          <table:table-cell table:style-name="ce1" office:value-type="string" calcext:value-type="string">
            <text:p>2021-10-18</text:p>
          </table:table-cell>
          <table:table-cell table:style-name="ce1" office:value-type="string" calcext:value-type="string">
            <text:p>2021-10-19</text:p>
          </table:table-cell>
          <table:table-cell table:style-name="ce1" office:value-type="string" calcext:value-type="string">
            <text:p>2021-10-20</text:p>
          </table:table-cell>
          <table:table-cell table:style-name="ce1" office:value-type="string" calcext:value-type="string">
            <text:p>2021-10-21</text:p>
          </table:table-cell>
          <table:table-cell table:style-name="ce1" office:value-type="string" calcext:value-type="string">
            <text:p>2021-10-22</text:p>
          </table:table-cell>
          <table:table-cell table:style-name="ce1" office:value-type="string" calcext:value-type="string">
            <text:p>2021-10-23</text:p>
          </table:table-cell>
          <table:table-cell table:style-name="ce1" office:value-type="string" calcext:value-type="string">
            <text:p>2021-10-24</text:p>
          </table:table-cell>
          <table:table-cell table:style-name="ce1" office:value-type="string" calcext:value-type="string">
            <text:p>2021-10-25</text:p>
          </table:table-cell>
          <table:table-cell table:style-name="ce1" office:value-type="string" calcext:value-type="string">
            <text:p>2021-10-26</text:p>
          </table:table-cell>
          <table:table-cell table:style-name="ce1" office:value-type="string" calcext:value-type="string">
            <text:p>2021-10-27</text:p>
          </table:table-cell>
          <table:table-cell table:style-name="ce1" office:value-type="string" calcext:value-type="string">
            <text:p>2021-10-28</text:p>
          </table:table-cell>
          <table:table-cell table:style-name="ce1" office:value-type="string" calcext:value-type="string">
            <text:p>2021-10-29</text:p>
          </table:table-cell>
          <table:table-cell table:style-name="ce1" office:value-type="string" calcext:value-type="string">
            <text:p>2021-10-30</text:p>
          </table:table-cell>
          <table:table-cell table:style-name="ce1" office:value-type="string" calcext:value-type="string">
            <text:p>2021-10-31</text:p>
          </table:table-cell>
          <table:table-cell table:style-name="ce1" office:value-type="string" calcext:value-type="string">
            <text:p>2021-11-01</text:p>
          </table:table-cell>
          <table:table-cell table:style-name="ce1" office:value-type="string" calcext:value-type="string">
            <text:p>2021-11-02</text:p>
          </table:table-cell>
          <table:table-cell table:style-name="ce1" office:value-type="string" calcext:value-type="string">
            <text:p>2021-11-03</text:p>
          </table:table-cell>
          <table:table-cell table:style-name="ce1" office:value-type="string" calcext:value-type="string">
            <text:p>2021-11-04</text:p>
          </table:table-cell>
          <table:table-cell table:style-name="ce1" office:value-type="string" calcext:value-type="string">
            <text:p>2021-11-05</text:p>
          </table:table-cell>
          <table:table-cell table:style-name="ce1" office:value-type="string" calcext:value-type="string">
            <text:p>2021-11-06</text:p>
          </table:table-cell>
          <table:table-cell table:style-name="ce1" office:value-type="string" calcext:value-type="string">
            <text:p>2021-11-07</text:p>
          </table:table-cell>
          <table:table-cell table:style-name="ce1" office:value-type="string" calcext:value-type="string">
            <text:p>2021-11-08</text:p>
          </table:table-cell>
          <table:table-cell table:style-name="ce1" office:value-type="string" calcext:value-type="string">
            <text:p>2021-11-09</text:p>
          </table:table-cell>
          <table:table-cell table:style-name="ce1" office:value-type="string" calcext:value-type="string">
            <text:p>2021-11-10</text:p>
          </table:table-cell>
          <table:table-cell table:style-name="ce1" office:value-type="string" calcext:value-type="string">
            <text:p>2021-11-11</text:p>
          </table:table-cell>
          <table:table-cell table:style-name="ce1" office:value-type="string" calcext:value-type="string">
            <text:p>2021-11-12</text:p>
          </table:table-cell>
          <table:table-cell table:style-name="ce1" office:value-type="string" calcext:value-type="string">
            <text:p>2021-11-13</text:p>
          </table:table-cell>
          <table:table-cell table:style-name="ce1" office:value-type="string" calcext:value-type="string">
            <text:p>2021-11-14</text:p>
          </table:table-cell>
          <table:table-cell table:style-name="ce1" office:value-type="string" calcext:value-type="string">
            <text:p>2021-11-15</text:p>
          </table:table-cell>
          <table:table-cell table:style-name="ce1" office:value-type="string" calcext:value-type="string">
            <text:p>2021-11-16</text:p>
          </table:table-cell>
          <table:table-cell table:style-name="ce1" office:value-type="string" calcext:value-type="string">
            <text:p>2021-11-17</text:p>
          </table:table-cell>
          <table:table-cell table:style-name="ce1" office:value-type="string" calcext:value-type="string">
            <text:p>2021-11-18</text:p>
          </table:table-cell>
          <table:table-cell table:style-name="ce1" office:value-type="string" calcext:value-type="string">
            <text:p>2021-11-19</text:p>
          </table:table-cell>
          <table:table-cell table:style-name="ce1" office:value-type="string" calcext:value-type="string">
            <text:p>2021-11-20</text:p>
          </table:table-cell>
          <table:table-cell table:style-name="ce1" office:value-type="string" calcext:value-type="string">
            <text:p>2021-11-21</text:p>
          </table:table-cell>
          <table:table-cell table:style-name="ce1" office:value-type="string" calcext:value-type="string">
            <text:p>2021-11-22</text:p>
          </table:table-cell>
          <table:table-cell table:style-name="ce1" office:value-type="string" calcext:value-type="string">
            <text:p>2021-11-23</text:p>
          </table:table-cell>
          <table:table-cell table:style-name="ce1" office:value-type="string" calcext:value-type="string">
            <text:p>2021-11-24</text:p>
          </table:table-cell>
          <table:table-cell table:style-name="ce1" office:value-type="string" calcext:value-type="string">
            <text:p>2021-11-25</text:p>
          </table:table-cell>
          <table:table-cell table:style-name="ce1" office:value-type="string" calcext:value-type="string">
            <text:p>2021-11-26</text:p>
          </table:table-cell>
          <table:table-cell table:style-name="ce1" office:value-type="string" calcext:value-type="string">
            <text:p>2021-11-27</text:p>
          </table:table-cell>
          <table:table-cell table:style-name="ce1" office:value-type="string" calcext:value-type="string">
            <text:p>2021-11-28</text:p>
          </table:table-cell>
          <table:table-cell table:style-name="ce1" office:value-type="string" calcext:value-type="string">
            <text:p>2021-11-29</text:p>
          </table:table-cell>
          <table:table-cell table:style-name="ce1" office:value-type="string" calcext:value-type="string">
            <text:p>2021-11-30</text:p>
          </table:table-cell>
          <table:table-cell table:style-name="ce1" office:value-type="string" calcext:value-type="string">
            <text:p>2021-12-01</text:p>
          </table:table-cell>
          <table:table-cell table:style-name="ce1" office:value-type="string" calcext:value-type="string">
            <text:p>2021-12-02</text:p>
          </table:table-cell>
          <table:table-cell table:style-name="ce1" office:value-type="string" calcext:value-type="string">
            <text:p>2021-12-03</text:p>
          </table:table-cell>
          <table:table-cell table:style-name="ce1" office:value-type="string" calcext:value-type="string">
            <text:p>2021-12-04</text:p>
          </table:table-cell>
          <table:table-cell table:style-name="ce1" office:value-type="string" calcext:value-type="string">
            <text:p>2021-12-05</text:p>
          </table:table-cell>
          <table:table-cell table:style-name="ce1" office:value-type="string" calcext:value-type="string">
            <text:p>2021-12-06</text:p>
          </table:table-cell>
          <table:table-cell table:style-name="ce1" office:value-type="string" calcext:value-type="string">
            <text:p>2021-12-07</text:p>
          </table:table-cell>
          <table:table-cell table:style-name="ce1" office:value-type="string" calcext:value-type="string">
            <text:p>2021-12-08</text:p>
          </table:table-cell>
          <table:table-cell table:style-name="ce1" office:value-type="string" calcext:value-type="string">
            <text:p>2021-12-09</text:p>
          </table:table-cell>
          <table:table-cell table:style-name="ce1" office:value-type="string" calcext:value-type="string">
            <text:p>2021-12-10</text:p>
          </table:table-cell>
          <table:table-cell table:style-name="ce1" office:value-type="string" calcext:value-type="string">
            <text:p>2021-12-11</text:p>
          </table:table-cell>
          <table:table-cell table:style-name="ce1" office:value-type="string" calcext:value-type="string">
            <text:p>2021-12-12</text:p>
          </table:table-cell>
          <table:table-cell table:style-name="ce1" office:value-type="string" calcext:value-type="string">
            <text:p>2021-12-13</text:p>
          </table:table-cell>
          <table:table-cell table:style-name="ce1" office:value-type="string" calcext:value-type="string">
            <text:p>2021-12-14</text:p>
          </table:table-cell>
          <table:table-cell table:style-name="ce1" office:value-type="string" calcext:value-type="string">
            <text:p>2021-12-15</text:p>
          </table:table-cell>
          <table:table-cell table:style-name="ce1" office:value-type="string" calcext:value-type="string">
            <text:p>2021-12-16</text:p>
          </table:table-cell>
          <table:table-cell table:style-name="ce1" office:value-type="string" calcext:value-type="string">
            <text:p>2021-12-17</text:p>
          </table:table-cell>
          <table:table-cell table:style-name="ce1" office:value-type="string" calcext:value-type="string">
            <text:p>2021-12-18</text:p>
          </table:table-cell>
          <table:table-cell table:style-name="ce1" office:value-type="string" calcext:value-type="string">
            <text:p>2021-12-19</text:p>
          </table:table-cell>
          <table:table-cell table:style-name="ce1" office:value-type="string" calcext:value-type="string">
            <text:p>2021-12-20</text:p>
          </table:table-cell>
          <table:table-cell table:style-name="ce1" office:value-type="string" calcext:value-type="string">
            <text:p>2021-12-21</text:p>
          </table:table-cell>
          <table:table-cell table:style-name="ce1" office:value-type="string" calcext:value-type="string">
            <text:p>2021-12-22</text:p>
          </table:table-cell>
          <table:table-cell table:style-name="ce1" office:value-type="string" calcext:value-type="string">
            <text:p>2021-12-23</text:p>
          </table:table-cell>
          <table:table-cell table:style-name="ce1" office:value-type="string" calcext:value-type="string">
            <text:p>2021-12-24</text:p>
          </table:table-cell>
          <table:table-cell table:style-name="ce1" office:value-type="string" calcext:value-type="string">
            <text:p>2021-12-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1404056162246" calcext:value-type="float">
            <text:p>1.01</text:p>
          </table:table-cell>
          <table:table-cell office:value-type="float" office:value="1.26078301260783" calcext:value-type="float">
            <text:p>1.26</text:p>
          </table:table-cell>
          <table:table-cell office:value-type="float" office:value="0.767018216682646" calcext:value-type="float">
            <text:p>0.77</text:p>
          </table:table-cell>
          <table:table-cell office:value-type="float" office:value="1.11234705228031" calcext:value-type="float">
            <text:p>1.11</text:p>
          </table:table-cell>
          <table:table-cell office:value-type="float" office:value="1.44927536231884" calcext:value-type="float">
            <text:p>1.45</text:p>
          </table:table-cell>
          <table:table-cell office:value-type="float" office:value="1.57942238267148" calcext:value-type="float">
            <text:p>1.58</text:p>
          </table:table-cell>
          <table:table-cell office:value-type="float" office:value="0.875364735306378" calcext:value-type="float">
            <text:p>0.88</text:p>
          </table:table-cell>
          <table:table-cell office:value-type="float" office:value="1.02778835173201" calcext:value-type="float">
            <text:p>1.03</text:p>
          </table:table-cell>
          <table:table-cell office:value-type="float" office:value="1.23076923076923" calcext:value-type="float">
            <text:p>1.23</text:p>
          </table:table-cell>
          <table:table-cell office:value-type="float" office:value="0.988060930424043" calcext:value-type="float">
            <text:p>0.99</text:p>
          </table:table-cell>
          <table:table-cell office:value-type="float" office:value="0.55045871559633" calcext:value-type="float">
            <text:p>0.55</text:p>
          </table:table-cell>
          <table:table-cell office:value-type="float" office:value="0.831600831600832" calcext:value-type="float">
            <text:p>0.83</text:p>
          </table:table-cell>
          <table:table-cell office:value-type="float" office:value="0.665004156275977" calcext:value-type="float">
            <text:p>0.67</text:p>
          </table:table-cell>
          <table:table-cell office:value-type="float" office:value="1.16185897435897" calcext:value-type="float">
            <text:p>1.16</text:p>
          </table:table-cell>
          <table:table-cell office:value-type="float" office:value="0.998263888888889" calcext:value-type="float">
            <text:p>1.00</text:p>
          </table:table-cell>
          <table:table-cell office:value-type="float" office:value="0.89086859688196" calcext:value-type="float">
            <text:p>0.89</text:p>
          </table:table-cell>
          <table:table-cell office:value-type="float" office:value="1.07941403238242" calcext:value-type="float">
            <text:p>1.08</text:p>
          </table:table-cell>
          <table:table-cell office:value-type="float" office:value="1.09649122807018" calcext:value-type="float">
            <text:p>1.10</text:p>
          </table:table-cell>
          <table:table-cell office:value-type="float" office:value="1.01867572156197" calcext:value-type="float">
            <text:p>1.02</text:p>
          </table:table-cell>
          <table:table-cell office:value-type="float" office:value="0.826446280991735" calcext:value-type="float">
            <text:p>0.83</text:p>
          </table:table-cell>
          <table:table-cell office:value-type="float" office:value="1.42032845095428" calcext:value-type="float">
            <text:p>1.42</text:p>
          </table:table-cell>
          <table:table-cell office:value-type="float" office:value="0.689655172413793" calcext:value-type="float">
            <text:p>0.69</text:p>
          </table:table-cell>
          <table:table-cell office:value-type="float" office:value="1.25062531265633" calcext:value-type="float">
            <text:p>1.25</text:p>
          </table:table-cell>
          <table:table-cell office:value-type="float" office:value="0.759267530147387" calcext:value-type="float">
            <text:p>0.76</text:p>
          </table:table-cell>
          <table:table-cell office:value-type="float" office:value="1.35527589545015" calcext:value-type="float">
            <text:p>1.36</text:p>
          </table:table-cell>
          <table:table-cell office:value-type="float" office:value="1.70212765957447" calcext:value-type="float">
            <text:p>1.70</text:p>
          </table:table-cell>
          <table:table-cell office:value-type="float" office:value="1.31322957198444" calcext:value-type="float">
            <text:p>1.31</text:p>
          </table:table-cell>
          <table:table-cell office:value-type="float" office:value="1.53183341311632" calcext:value-type="float">
            <text:p>1.53</text:p>
          </table:table-cell>
          <table:table-cell office:value-type="float" office:value="1.19294605809129" calcext:value-type="float">
            <text:p>1.19</text:p>
          </table:table-cell>
          <table:table-cell office:value-type="float" office:value="2.69687162891046" calcext:value-type="float">
            <text:p>2.70</text:p>
          </table:table-cell>
          <table:table-cell office:value-type="float" office:value="2.24194301728164" calcext:value-type="float">
            <text:p>2.24</text:p>
          </table:table-cell>
          <table:table-cell office:value-type="float" office:value="1.2108980827447" calcext:value-type="float">
            <text:p>1.21</text:p>
          </table:table-cell>
          <table:table-cell office:value-type="float" office:value="2.27272727272727" calcext:value-type="float">
            <text:p>2.27</text:p>
          </table:table-cell>
          <table:table-cell office:value-type="float" office:value="1.69738118331717" calcext:value-type="float">
            <text:p>1.70</text:p>
          </table:table-cell>
          <table:table-cell office:value-type="float" office:value="1.4720314033366" calcext:value-type="float">
            <text:p>1.47</text:p>
          </table:table-cell>
          <table:table-cell office:value-type="float" office:value="2.45459008345606" calcext:value-type="float">
            <text:p>2.45</text:p>
          </table:table-cell>
          <table:table-cell office:value-type="float" office:value="2.20061412487206" calcext:value-type="float">
            <text:p>2.20</text:p>
          </table:table-cell>
          <table:table-cell office:value-type="float" office:value="2.04347826086957" calcext:value-type="float">
            <text:p>2.04</text:p>
          </table:table-cell>
          <table:table-cell office:value-type="float" office:value="2.00348432055749" calcext:value-type="float">
            <text:p>2.00</text:p>
          </table:table-cell>
          <table:table-cell office:value-type="float" office:value="0.867052023121387" calcext:value-type="float">
            <text:p>0.87</text:p>
          </table:table-cell>
          <table:table-cell office:value-type="float" office:value="1.40280561122245" calcext:value-type="float">
            <text:p>1.40</text:p>
          </table:table-cell>
          <table:table-cell office:value-type="float" office:value="1.25989920806335" calcext:value-type="float">
            <text:p>1.26</text:p>
          </table:table-cell>
          <table:table-cell office:value-type="float" office:value="1.48514851485149" calcext:value-type="float">
            <text:p>1.49</text:p>
          </table:table-cell>
          <table:table-cell office:value-type="float" office:value="1.11731843575419" calcext:value-type="float">
            <text:p>1.12</text:p>
          </table:table-cell>
          <table:table-cell office:value-type="float" office:value="0.674536256323777" calcext:value-type="float">
            <text:p>0.67</text:p>
          </table:table-cell>
          <table:table-cell office:value-type="float" office:value="1.41187925998053" calcext:value-type="float">
            <text:p>1.41</text:p>
          </table:table-cell>
          <table:table-cell office:value-type="float" office:value="1.87590187590188" calcext:value-type="float">
            <text:p>1.88</text:p>
          </table:table-cell>
          <table:table-cell office:value-type="float" office:value="0.887419523229511" calcext:value-type="float">
            <text:p>0.89</text:p>
          </table:table-cell>
          <table:table-cell office:value-type="float" office:value="0.766684091305105" calcext:value-type="float">
            <text:p>0.77</text:p>
          </table:table-cell>
          <table:table-cell office:value-type="float" office:value="0.910204796079118" calcext:value-type="float">
            <text:p>0.91</text:p>
          </table:table-cell>
          <table:table-cell office:value-type="float" office:value="0.582790538224203" calcext:value-type="float">
            <text:p>0.58</text:p>
          </table:table-cell>
          <table:table-cell office:value-type="float" office:value="0.675477239353891" calcext:value-type="float">
            <text:p>0.68</text:p>
          </table:table-cell>
          <table:table-cell office:value-type="float" office:value="0.623441396508728" calcext:value-type="float">
            <text:p>0.62</text:p>
          </table:table-cell>
          <table:table-cell office:value-type="float" office:value="0.539811066126856" calcext:value-type="float">
            <text:p>0.54</text:p>
          </table:table-cell>
          <table:table-cell office:value-type="float" office:value="0.795165394402036" calcext:value-type="float">
            <text:p>0.80</text:p>
          </table:table-cell>
          <table:table-cell office:value-type="float" office:value="0.389513108614232" calcext:value-type="float">
            <text:p>0.39</text:p>
          </table:table-cell>
          <table:table-cell office:value-type="float" office:value="0.71316750739259" calcext:value-type="float">
            <text:p>0.71</text:p>
          </table:table-cell>
          <table:table-cell office:value-type="float" office:value="0.847319537233176" calcext:value-type="float">
            <text:p>0.85</text:p>
          </table:table-cell>
          <table:table-cell office:value-type="float" office:value="1.01957585644372" calcext:value-type="float">
            <text:p>1.02</text:p>
          </table:table-cell>
          <table:table-cell office:value-type="float" office:value="0.750897812602024" calcext:value-type="float">
            <text:p>0.75</text:p>
          </table:table-cell>
          <table:table-cell office:value-type="float" office:value="0.529801324503311" calcext:value-type="float">
            <text:p>0.53</text:p>
          </table:table-cell>
          <table:table-cell office:value-type="float" office:value="1.00922220288846" calcext:value-type="float">
            <text:p>1.01</text:p>
          </table:table-cell>
          <table:table-cell office:value-type="float" office:value="0.984682713347921" calcext:value-type="float">
            <text:p>0.98</text:p>
          </table:table-cell>
          <table:table-cell office:value-type="float" office:value="1.12587670727206" calcext:value-type="float">
            <text:p>1.13</text:p>
          </table:table-cell>
          <table:table-cell office:value-type="float" office:value="1.03276353276353" calcext:value-type="float">
            <text:p>1.03</text:p>
          </table:table-cell>
          <table:table-cell office:value-type="float" office:value="0.723905723905724" calcext:value-type="float">
            <text:p>0.72</text:p>
          </table:table-cell>
          <table:table-cell office:value-type="float" office:value="1" calcext:value-type="float">
            <text:p>1.00</text:p>
          </table:table-cell>
          <table:table-cell office:value-type="float" office:value="0.574052812858783" calcext:value-type="float">
            <text:p>0.57</text:p>
          </table:table-cell>
          <table:table-cell office:value-type="float" office:value="1.00473933649289" calcext:value-type="float">
            <text:p>1.00</text:p>
          </table:table-cell>
          <table:table-cell office:value-type="float" office:value="0.946431951542684" calcext:value-type="float">
            <text:p>0.95</text:p>
          </table:table-cell>
          <table:table-cell office:value-type="float" office:value="1.14320096269555" calcext:value-type="float">
            <text:p>1.14</text:p>
          </table:table-cell>
          <table:table-cell office:value-type="float" office:value="1.25486802250108" calcext:value-type="float">
            <text:p>1.25</text:p>
          </table:table-cell>
          <table:table-cell office:value-type="float" office:value="1.29766420443202" calcext:value-type="float">
            <text:p>1.30</text:p>
          </table:table-cell>
          <table:table-cell office:value-type="float" office:value="1.34334255235085" calcext:value-type="float">
            <text:p>1.34</text:p>
          </table:table-cell>
          <table:table-cell office:value-type="float" office:value="1.89520624303233" calcext:value-type="float">
            <text:p>1.90</text:p>
          </table:table-cell>
          <table:table-cell office:value-type="float" office:value="1.24949617089883" calcext:value-type="float">
            <text:p>1.25</text:p>
          </table:table-cell>
          <table:table-cell office:value-type="float" office:value="1.23558484349259" calcext:value-type="float">
            <text:p>1.24</text:p>
          </table:table-cell>
          <table:table-cell office:value-type="float" office:value="0.938583962456642" calcext:value-type="float">
            <text:p>0.94</text:p>
          </table:table-cell>
          <table:table-cell office:value-type="float" office:value="1.30890052356021" calcext:value-type="float">
            <text:p>1.31</text:p>
          </table:table-cell>
          <table:table-cell office:value-type="float" office:value="1.82307851667702" calcext:value-type="float">
            <text:p>1.82</text:p>
          </table:table-cell>
          <table:table-cell office:value-type="float" office:value="1.72341319882303" calcext:value-type="float">
            <text:p>1.72</text:p>
          </table:table-cell>
          <table:table-cell office:value-type="float" office:value="1.125" calcext:value-type="float">
            <text:p>1.13</text:p>
          </table:table-cell>
          <table:table-cell office:value-type="float" office:value="1.83389544688027" calcext:value-type="float">
            <text:p>1.83</text:p>
          </table:table-cell>
          <table:table-cell office:value-type="float" office:value="2.03941338221815" calcext:value-type="float">
            <text:p>2.04</text:p>
          </table:table-cell>
          <table:table-cell office:value-type="float" office:value="1.96360153256705" calcext:value-type="float">
            <text:p>1.96</text:p>
          </table:table-cell>
          <table:table-cell office:value-type="float" office:value="1.72651933701657" calcext:value-type="float">
            <text:p>1.73</text:p>
          </table:table-cell>
          <table:table-cell office:value-type="float" office:value="2.36933797909408" calcext:value-type="float">
            <text:p>2.37</text:p>
          </table:table-cell>
          <table:table-cell office:value-type="float" office:value="2.28331780055918" calcext:value-type="float">
            <text:p>2.28</text:p>
          </table:table-cell>
          <table:table-cell office:value-type="float" office:value="1.9280205655527" calcext:value-type="float">
            <text:p>1.93</text:p>
          </table:table-cell>
          <table:table-cell office:value-type="float" office:value="2.54762451227909" calcext:value-type="float">
            <text:p>2.55</text:p>
          </table:table-cell>
          <table:table-cell office:value-type="float" office:value="2.75439938791125" calcext:value-type="float">
            <text:p>2.75</text:p>
          </table:table-cell>
          <table:table-cell office:value-type="float" office:value="2.46714318653447" calcext:value-type="float">
            <text:p>2.47</text:p>
          </table:table-cell>
          <table:table-cell office:value-type="float" office:value="2.21659278024066" calcext:value-type="float">
            <text:p>2.22</text:p>
          </table:table-cell>
          <table:table-cell office:value-type="float" office:value="2.60492040520984" calcext:value-type="float">
            <text:p>2.60</text:p>
          </table:table-cell>
          <table:table-cell office:value-type="float" office:value="1.47465437788018" calcext:value-type="float">
            <text:p>1.47</text:p>
          </table:table-cell>
          <table:table-cell office:value-type="float" office:value="2.63959390862944" calcext:value-type="float">
            <text:p>2.64</text:p>
          </table:table-cell>
          <table:table-cell office:value-type="float" office:value="2.70016876054753" calcext:value-type="float">
            <text:p>2.70</text:p>
          </table:table-cell>
          <table:table-cell office:value-type="float" office:value="2.7170582226762" calcext:value-type="float">
            <text:p>2.72</text:p>
          </table:table-cell>
          <table:table-cell office:value-type="float" office:value="3.06803023566029" calcext:value-type="float">
            <text:p>3.07</text:p>
          </table:table-cell>
          <table:table-cell office:value-type="float" office:value="3.80491906663864" calcext:value-type="float">
            <text:p>3.80</text:p>
          </table:table-cell>
          <table:table-cell office:value-type="float" office:value="2.85273708558211" calcext:value-type="float">
            <text:p>2.85</text:p>
          </table:table-cell>
          <table:table-cell office:value-type="float" office:value="2.62096774193548" calcext:value-type="float">
            <text:p>2.62</text:p>
          </table:table-cell>
          <table:table-cell office:value-type="float" office:value="2.21445221445221" calcext:value-type="float">
            <text:p>2.21</text:p>
          </table:table-cell>
          <table:table-cell office:value-type="float" office:value="3.38172502134927" calcext:value-type="float">
            <text:p>3.38</text:p>
          </table:table-cell>
          <table:table-cell office:value-type="float" office:value="3.61535594483787" calcext:value-type="float">
            <text:p>3.62</text:p>
          </table:table-cell>
          <table:table-cell office:value-type="float" office:value="3.53581142339075" calcext:value-type="float">
            <text:p>3.54</text:p>
          </table:table-cell>
          <table:table-cell office:value-type="float" office:value="4.14341281921191" calcext:value-type="float">
            <text:p>4.14</text:p>
          </table:table-cell>
          <table:table-cell office:value-type="float" office:value="4.19036216701586" calcext:value-type="float">
            <text:p>4.19</text:p>
          </table:table-cell>
          <table:table-cell office:value-type="float" office:value="2.84516322252171" calcext:value-type="float">
            <text:p>2.85</text:p>
          </table:table-cell>
          <table:table-cell office:value-type="float" office:value="3.56846473029046" calcext:value-type="float">
            <text:p>3.57</text:p>
          </table:table-cell>
          <table:table-cell office:value-type="float" office:value="4.375" calcext:value-type="float">
            <text:p>4.38</text:p>
          </table:table-cell>
          <table:table-cell office:value-type="float" office:value="4.02545743834527" calcext:value-type="float">
            <text:p>4.03</text:p>
          </table:table-cell>
          <table:table-cell office:value-type="float" office:value="4.40087145969499" calcext:value-type="float">
            <text:p>4.40</text:p>
          </table:table-cell>
          <table:table-cell office:value-type="float" office:value="4.96130458817026" calcext:value-type="float">
            <text:p>4.96</text:p>
          </table:table-cell>
          <table:table-cell office:value-type="float" office:value="4.14915006397368" calcext:value-type="float">
            <text:p>4.15</text:p>
          </table:table-cell>
          <table:table-cell office:value-type="float" office:value="2.9003205617463" calcext:value-type="float">
            <text:p>2.90</text:p>
          </table:table-cell>
          <table:table-cell office:value-type="float" office:value="2.37304224015187" calcext:value-type="float">
            <text:p>2.37</text:p>
          </table:table-cell>
          <table:table-cell office:value-type="float" office:value="2.90287148909462" calcext:value-type="float">
            <text:p>2.90</text:p>
          </table:table-cell>
          <table:table-cell office:value-type="float" office:value="2.41792556333868" calcext:value-type="float">
            <text:p>2.42</text:p>
          </table:table-cell>
          <table:table-cell office:value-type="float" office:value="2.37618226715743" calcext:value-type="float">
            <text:p>2.38</text:p>
          </table:table-cell>
          <table:table-cell office:value-type="float" office:value="2.36729142759998" calcext:value-type="float">
            <text:p>2.37</text:p>
          </table:table-cell>
          <table:table-cell office:value-type="float" office:value="2.1760861207228" calcext:value-type="float">
            <text:p>2.18</text:p>
          </table:table-cell>
          <table:table-cell office:value-type="float" office:value="1.87853559611485" calcext:value-type="float">
            <text:p>1.88</text:p>
          </table:table-cell>
          <table:table-cell office:value-type="float" office:value="2.89108910891089" calcext:value-type="float">
            <text:p>2.89</text:p>
          </table:table-cell>
          <table:table-cell office:value-type="float" office:value="2.54586129753915" calcext:value-type="float">
            <text:p>2.55</text:p>
          </table:table-cell>
          <table:table-cell office:value-type="float" office:value="2.61428771144974" calcext:value-type="float">
            <text:p>2.61</text:p>
          </table:table-cell>
          <table:table-cell office:value-type="float" office:value="2.64857530529172" calcext:value-type="float">
            <text:p>2.65</text:p>
          </table:table-cell>
          <table:table-cell office:value-type="float" office:value="3.0715862503942" calcext:value-type="float">
            <text:p>3.07</text:p>
          </table:table-cell>
          <table:table-cell office:value-type="float" office:value="3.14975721952466" calcext:value-type="float">
            <text:p>3.15</text:p>
          </table:table-cell>
          <table:table-cell office:value-type="float" office:value="2.69430051813471" calcext:value-type="float">
            <text:p>2.69</text:p>
          </table:table-cell>
          <table:table-cell office:value-type="float" office:value="3.22147651006711" calcext:value-type="float">
            <text:p>3.22</text:p>
          </table:table-cell>
          <table:table-cell office:value-type="float" office:value="4.25155828449158" calcext:value-type="float">
            <text:p>4.25</text:p>
          </table:table-cell>
          <table:table-cell office:value-type="float" office:value="4.12245395779973" calcext:value-type="float">
            <text:p>4.12</text:p>
          </table:table-cell>
          <table:table-cell office:value-type="float" office:value="3.74843815077051" calcext:value-type="float">
            <text:p>3.75</text:p>
          </table:table-cell>
          <table:table-cell office:value-type="float" office:value="4.93243243243243" calcext:value-type="float">
            <text:p>4.93</text:p>
          </table:table-cell>
          <table:table-cell office:value-type="float" office:value="4.76668339187155" calcext:value-type="float">
            <text:p>4.77</text:p>
          </table:table-cell>
          <table:table-cell office:value-type="float" office:value="4.4771018455229" calcext:value-type="float">
            <text:p>4.48</text:p>
          </table:table-cell>
          <table:table-cell office:value-type="float" office:value="4.61711711711712" calcext:value-type="float">
            <text:p>4.62</text:p>
          </table:table-cell>
          <table:table-cell office:value-type="float" office:value="5.05996385740102" calcext:value-type="float">
            <text:p>5.06</text:p>
          </table:table-cell>
          <table:table-cell office:value-type="float" office:value="4.67611336032389" calcext:value-type="float">
            <text:p>4.68</text:p>
          </table:table-cell>
          <table:table-cell office:value-type="float" office:value="5.51863041289023" calcext:value-type="float">
            <text:p>5.52</text:p>
          </table:table-cell>
          <table:table-cell office:value-type="float" office:value="7.00954861111111" calcext:value-type="float">
            <text:p>7.01</text:p>
          </table:table-cell>
          <table:table-cell office:value-type="float" office:value="7.01754385964912" calcext:value-type="float">
            <text:p>7.02</text:p>
          </table:table-cell>
          <table:table-cell office:value-type="float" office:value="6.37273064097814" calcext:value-type="float">
            <text:p>6.37</text:p>
          </table:table-cell>
          <table:table-cell office:value-type="float" office:value="5.43259557344064" calcext:value-type="float">
            <text:p>5.43</text:p>
          </table:table-cell>
          <table:table-cell office:value-type="float" office:value="8.25643516270034" calcext:value-type="float">
            <text:p>8.26</text:p>
          </table:table-cell>
          <table:table-cell office:value-type="float" office:value="6.39686684073107" calcext:value-type="float">
            <text:p>6.40</text:p>
          </table:table-cell>
          <table:table-cell office:value-type="float" office:value="8.12225599459642" calcext:value-type="float">
            <text:p>8.12</text:p>
          </table:table-cell>
          <table:table-cell office:value-type="float" office:value="8.96980461811723" calcext:value-type="float">
            <text:p>8.97</text:p>
          </table:table-cell>
          <table:table-cell office:value-type="float" office:value="8.34184045500948" calcext:value-type="float">
            <text:p>8.34</text:p>
          </table:table-cell>
          <table:table-cell office:value-type="float" office:value="7.67618548598376" calcext:value-type="float">
            <text:p>7.68</text:p>
          </table:table-cell>
          <table:table-cell office:value-type="float" office:value="7.74593338497289" calcext:value-type="float">
            <text:p>7.75</text:p>
          </table:table-cell>
          <table:table-cell office:value-type="float" office:value="9.6330853612407" calcext:value-type="float">
            <text:p>9.63</text:p>
          </table:table-cell>
          <table:table-cell office:value-type="float" office:value="8.17126066881209" calcext:value-type="float">
            <text:p>8.17</text:p>
          </table:table-cell>
          <table:table-cell office:value-type="float" office:value="7.42393045069778" calcext:value-type="float">
            <text:p>7.42</text:p>
          </table:table-cell>
          <table:table-cell office:value-type="float" office:value="8.56001996506114" calcext:value-type="float">
            <text:p>8.56</text:p>
          </table:table-cell>
          <table:table-cell office:value-type="float" office:value="7.53976901285683" calcext:value-type="float">
            <text:p>7.54</text:p>
          </table:table-cell>
          <table:table-cell office:value-type="float" office:value="7.32192598487863" calcext:value-type="float">
            <text:p>7.32</text:p>
          </table:table-cell>
          <table:table-cell office:value-type="float" office:value="8.53735091023227" calcext:value-type="float">
            <text:p>8.54</text:p>
          </table:table-cell>
          <table:table-cell office:value-type="float" office:value="9.44504257609866" calcext:value-type="float">
            <text:p>9.45</text:p>
          </table:table-cell>
          <table:table-cell office:value-type="float" office:value="9.24156284020806" calcext:value-type="float">
            <text:p>9.24</text:p>
          </table:table-cell>
          <table:table-cell office:value-type="float" office:value="9.77126099706745" calcext:value-type="float">
            <text:p>9.77</text:p>
          </table:table-cell>
          <table:table-cell office:value-type="float" office:value="10.4100227790433" calcext:value-type="float">
            <text:p>10.41</text:p>
          </table:table-cell>
          <table:table-cell office:value-type="float" office:value="10.8227277282293" calcext:value-type="float">
            <text:p>10.82</text:p>
          </table:table-cell>
          <table:table-cell office:value-type="float" office:value="10.5031068350371" calcext:value-type="float">
            <text:p>10.50</text:p>
          </table:table-cell>
          <table:table-cell office:value-type="float" office:value="10.8626198083067" calcext:value-type="float">
            <text:p>10.86</text:p>
          </table:table-cell>
          <table:table-cell office:value-type="float" office:value="12.0192753220276" calcext:value-type="float">
            <text:p>12.02</text:p>
          </table:table-cell>
          <table:table-cell office:value-type="float" office:value="11.7274715157095" calcext:value-type="float">
            <text:p>11.73</text:p>
          </table:table-cell>
          <table:table-cell office:value-type="float" office:value="12.8104875804968" calcext:value-type="float">
            <text:p>12.81</text:p>
          </table:table-cell>
          <table:table-cell office:value-type="float" office:value="13.5473847747281" calcext:value-type="float">
            <text:p>13.55</text:p>
          </table:table-cell>
          <table:table-cell office:value-type="float" office:value="14.149060056563" calcext:value-type="float">
            <text:p>14.15</text:p>
          </table:table-cell>
          <table:table-cell office:value-type="float" office:value="11.7627512875893" calcext:value-type="float">
            <text:p>11.76</text:p>
          </table:table-cell>
          <table:table-cell office:value-type="float" office:value="11.213935764834" calcext:value-type="float">
            <text:p>11.21</text:p>
          </table:table-cell>
          <table:table-cell office:value-type="float" office:value="13.7374330373523" calcext:value-type="float">
            <text:p>13.74</text:p>
          </table:table-cell>
          <table:table-cell office:value-type="float" office:value="13.4800671793512" calcext:value-type="float">
            <text:p>13.48</text:p>
          </table:table-cell>
          <table:table-cell office:value-type="float" office:value="13.3965877437326" calcext:value-type="float">
            <text:p>13.40</text:p>
          </table:table-cell>
          <table:table-cell office:value-type="float" office:value="12.5900880861287" calcext:value-type="float">
            <text:p>12.59</text:p>
          </table:table-cell>
          <table:table-cell office:value-type="float" office:value="13.5100401606426" calcext:value-type="float">
            <text:p>13.51</text:p>
          </table:table-cell>
          <table:table-cell office:value-type="float" office:value="11.6275139428765" calcext:value-type="float">
            <text:p>11.63</text:p>
          </table:table-cell>
          <table:table-cell office:value-type="float" office:value="9.5427435387674" calcext:value-type="float">
            <text:p>9.54</text:p>
          </table:table-cell>
          <table:table-cell office:value-type="float" office:value="12.1857018995823" calcext:value-type="float">
            <text:p>12.19</text:p>
          </table:table-cell>
          <table:table-cell office:value-type="float" office:value="10.7431267580074" calcext:value-type="float">
            <text:p>10.74</text:p>
          </table:table-cell>
          <table:table-cell office:value-type="float" office:value="8.38840874428063" calcext:value-type="float">
            <text:p>8.39</text:p>
          </table:table-cell>
          <table:table-cell office:value-type="float" office:value="11.0402655253734" calcext:value-type="float">
            <text:p>11.04</text:p>
          </table:table-cell>
          <table:table-cell office:value-type="float" office:value="9.88855307895731" calcext:value-type="float">
            <text:p>9.89</text:p>
          </table:table-cell>
          <table:table-cell office:value-type="float" office:value="8.89532478278858" calcext:value-type="float">
            <text:p>8.90</text:p>
          </table:table-cell>
          <table:table-cell office:value-type="float" office:value="9.03065451532726" calcext:value-type="float">
            <text:p>9.03</text:p>
          </table:table-cell>
          <table:table-cell office:value-type="float" office:value="10.371650821089" calcext:value-type="float">
            <text:p>10.37</text:p>
          </table:table-cell>
          <table:table-cell office:value-type="float" office:value="9.9917326089524" calcext:value-type="float">
            <text:p>9.99</text:p>
          </table:table-cell>
          <table:table-cell office:value-type="float" office:value="8.91180748380272" calcext:value-type="float">
            <text:p>8.91</text:p>
          </table:table-cell>
          <table:table-cell office:value-type="float" office:value="8.63606121091151" calcext:value-type="float">
            <text:p>8.64</text:p>
          </table:table-cell>
          <table:table-cell office:value-type="float" office:value="8.30564784053156" calcext:value-type="float">
            <text:p>8.31</text:p>
          </table:table-cell>
          <table:table-cell office:value-type="float" office:value="7.21048798252003" calcext:value-type="float">
            <text:p>7.21</text:p>
          </table:table-cell>
          <table:table-cell office:value-type="float" office:value="6.40535372848948" calcext:value-type="float">
            <text:p>6.41</text:p>
          </table:table-cell>
          <table:table-cell office:value-type="float" office:value="7.99748110831234" calcext:value-type="float">
            <text:p>8.00</text:p>
          </table:table-cell>
          <table:table-cell office:value-type="float" office:value="6.3682510383018" calcext:value-type="float">
            <text:p>6.37</text:p>
          </table:table-cell>
          <table:table-cell office:value-type="float" office:value="7.55598517802481" calcext:value-type="float">
            <text:p>7.56</text:p>
          </table:table-cell>
          <table:table-cell office:value-type="float" office:value="7.45551601423488" calcext:value-type="float">
            <text:p>7.46</text:p>
          </table:table-cell>
          <table:table-cell office:value-type="float" office:value="6.88264938804896" calcext:value-type="float">
            <text:p>6.88</text:p>
          </table:table-cell>
          <table:table-cell office:value-type="float" office:value="6.0374149659864" calcext:value-type="float">
            <text:p>6.04</text:p>
          </table:table-cell>
          <table:table-cell office:value-type="float" office:value="4.4979079497908" calcext:value-type="float">
            <text:p>4.50</text:p>
          </table:table-cell>
          <table:table-cell office:value-type="float" office:value="7.81109445277361" calcext:value-type="float">
            <text:p>7.81</text:p>
          </table:table-cell>
          <table:table-cell office:value-type="float" office:value="7.87226141849239" calcext:value-type="float">
            <text:p>7.87</text:p>
          </table:table-cell>
          <table:table-cell office:value-type="float" office:value="7.28043143297381" calcext:value-type="float">
            <text:p>7.28</text:p>
          </table:table-cell>
          <table:table-cell office:value-type="float" office:value="7.75444264943457" calcext:value-type="float">
            <text:p>7.75</text:p>
          </table:table-cell>
          <table:table-cell office:value-type="float" office:value="7.48012331656661" calcext:value-type="float">
            <text:p>7.48</text:p>
          </table:table-cell>
          <table:table-cell office:value-type="float" office:value="9.45372204924993" calcext:value-type="float">
            <text:p>9.45</text:p>
          </table:table-cell>
          <table:table-cell office:value-type="float" office:value="4.4955044955045" calcext:value-type="float">
            <text:p>4.50</text:p>
          </table:table-cell>
          <table:table-cell office:value-type="float" office:value="8.0089485458613" calcext:value-type="float">
            <text:p>8.01</text:p>
          </table:table-cell>
          <table:table-cell office:value-type="float" office:value="6.82656826568266" calcext:value-type="float">
            <text:p>6.83</text:p>
          </table:table-cell>
          <table:table-cell office:value-type="float" office:value="7.83929446349829" calcext:value-type="float">
            <text:p>7.84</text:p>
          </table:table-cell>
          <table:table-cell office:value-type="float" office:value="7.46803069053708" calcext:value-type="float">
            <text:p>7.47</text:p>
          </table:table-cell>
          <table:table-cell office:value-type="float" office:value="7.0887523224239" calcext:value-type="float">
            <text:p>7.09</text:p>
          </table:table-cell>
          <table:table-cell office:value-type="float" office:value="5.98857142857143" calcext:value-type="float">
            <text:p>5.99</text:p>
          </table:table-cell>
          <table:table-cell office:value-type="float" office:value="3.7037037037037" calcext:value-type="float">
            <text:p>3.70</text:p>
          </table:table-cell>
          <table:table-cell office:value-type="float" office:value="6.42882373719534" calcext:value-type="float">
            <text:p>6.43</text:p>
          </table:table-cell>
          <table:table-cell office:value-type="float" office:value="6.1038961038961" calcext:value-type="float">
            <text:p>6.10</text:p>
          </table:table-cell>
          <table:table-cell office:value-type="float" office:value="4.63859910581222" calcext:value-type="float">
            <text:p>4.64</text:p>
          </table:table-cell>
          <table:table-cell office:value-type="float" office:value="4.27473090722706" calcext:value-type="float">
            <text:p>4.27</text:p>
          </table:table-cell>
          <table:table-cell office:value-type="float" office:value="3.69768099547511" calcext:value-type="float">
            <text:p>3.70</text:p>
          </table:table-cell>
          <table:table-cell office:value-type="float" office:value="2.77691350342253" calcext:value-type="float">
            <text:p>2.78</text:p>
          </table:table-cell>
          <table:table-cell office:value-type="float" office:value="2.68714011516315" calcext:value-type="float">
            <text:p>2.69</text:p>
          </table:table-cell>
          <table:table-cell office:value-type="float" office:value="2.82283445504285" calcext:value-type="float">
            <text:p>2.82</text:p>
          </table:table-cell>
          <table:table-cell office:value-type="float" office:value="2.23348797168683" calcext:value-type="float">
            <text:p>2.23</text:p>
          </table:table-cell>
          <table:table-cell office:value-type="float" office:value="2.39156040354381" calcext:value-type="float">
            <text:p>2.39</text:p>
          </table:table-cell>
          <table:table-cell office:value-type="float" office:value="3.09890815671162" calcext:value-type="float">
            <text:p>3.10</text:p>
          </table:table-cell>
          <table:table-cell office:value-type="float" office:value="2.24525043177893" calcext:value-type="float">
            <text:p>2.25</text:p>
          </table:table-cell>
          <table:table-cell office:value-type="float" office:value="5.01111681204036" calcext:value-type="float">
            <text:p>5.01</text:p>
          </table:table-cell>
          <table:table-cell office:value-type="float" office:value="4.4512663085188" calcext:value-type="float">
            <text:p>4.45</text:p>
          </table:table-cell>
          <table:table-cell office:value-type="float" office:value="6.24548736462094" calcext:value-type="float">
            <text:p>6.25</text:p>
          </table:table-cell>
          <table:table-cell office:value-type="float" office:value="7.98514391829155" calcext:value-type="float">
            <text:p>7.99</text:p>
          </table:table-cell>
          <table:table-cell office:value-type="float" office:value="8.00403807326219" calcext:value-type="float">
            <text:p>8.00</text:p>
          </table:table-cell>
          <table:table-cell office:value-type="float" office:value="7.08549834671705" calcext:value-type="float">
            <text:p>7.09</text:p>
          </table:table-cell>
          <table:table-cell office:value-type="float" office:value="4.79616306954437" calcext:value-type="float">
            <text:p>4.80</text:p>
          </table:table-cell>
          <table:table-cell office:value-type="float" office:value="8.84431709646609" calcext:value-type="float">
            <text:p>8.84</text:p>
          </table:table-cell>
          <table:table-cell office:value-type="float" office:value="6.28525382755842" calcext:value-type="float">
            <text:p>6.29</text:p>
          </table:table-cell>
          <table:table-cell office:value-type="float" office:value="10.0966303270565" calcext:value-type="float">
            <text:p>10.10</text:p>
          </table:table-cell>
          <table:table-cell office:value-type="float" office:value="10.8175473579262" calcext:value-type="float">
            <text:p>10.82</text:p>
          </table:table-cell>
          <table:table-cell office:value-type="float" office:value="10.2589154860772" calcext:value-type="float">
            <text:p>10.26</text:p>
          </table:table-cell>
          <table:table-cell office:value-type="float" office:value="10.7676276484891" calcext:value-type="float">
            <text:p>10.77</text:p>
          </table:table-cell>
          <table:table-cell office:value-type="float" office:value="9.37147688838783" calcext:value-type="float">
            <text:p>9.37</text:p>
          </table:table-cell>
          <table:table-cell office:value-type="float" office:value="7.33980582524272" calcext:value-type="float">
            <text:p>7.34</text:p>
          </table:table-cell>
          <table:table-cell office:value-type="float" office:value="6.48464163822526" calcext:value-type="float">
            <text:p>6.48</text:p>
          </table:table-cell>
          <table:table-cell office:value-type="float" office:value="8.87560867640549" calcext:value-type="float">
            <text:p>8.88</text:p>
          </table:table-cell>
          <table:table-cell office:value-type="float" office:value="8.29232283464567" calcext:value-type="float">
            <text:p>8.29</text:p>
          </table:table-cell>
          <table:table-cell office:value-type="float" office:value="7.71014492753623" calcext:value-type="float">
            <text:p>7.71</text:p>
          </table:table-cell>
          <table:table-cell office:value-type="float" office:value="8.12968193540464" calcext:value-type="float">
            <text:p>8.13</text:p>
          </table:table-cell>
          <table:table-cell office:value-type="float" office:value="8.38166510757718" calcext:value-type="float">
            <text:p>8.38</text:p>
          </table:table-cell>
          <table:table-cell office:value-type="float" office:value="7.46893759597934" calcext:value-type="float">
            <text:p>7.47</text:p>
          </table:table-cell>
          <table:table-cell office:value-type="float" office:value="5.78069129916567" calcext:value-type="float">
            <text:p>5.78</text:p>
          </table:table-cell>
          <table:table-cell office:value-type="float" office:value="9.36436317580939" calcext:value-type="float">
            <text:p>9.36</text:p>
          </table:table-cell>
          <table:table-cell office:value-type="float" office:value="7.28664831383345" calcext:value-type="float">
            <text:p>7.29</text:p>
          </table:table-cell>
          <table:table-cell office:value-type="float" office:value="7.84297855119385" calcext:value-type="float">
            <text:p>7.84</text:p>
          </table:table-cell>
          <table:table-cell office:value-type="float" office:value="7.99931188714949" calcext:value-type="float">
            <text:p>8.00</text:p>
          </table:table-cell>
          <table:table-cell office:value-type="float" office:value="7.7893731669054" calcext:value-type="float">
            <text:p>7.79</text:p>
          </table:table-cell>
          <table:table-cell office:value-type="float" office:value="6.93003013056579" calcext:value-type="float">
            <text:p>6.93</text:p>
          </table:table-cell>
          <table:table-cell office:value-type="float" office:value="5.79053373615307" calcext:value-type="float">
            <text:p>5.79</text:p>
          </table:table-cell>
          <table:table-cell office:value-type="float" office:value="7.4169110459433" calcext:value-type="float">
            <text:p>7.42</text:p>
          </table:table-cell>
          <table:table-cell office:value-type="float" office:value="6.81460173960688" calcext:value-type="float">
            <text:p>6.81</text:p>
          </table:table-cell>
          <table:table-cell office:value-type="float" office:value="7.37479749242798" calcext:value-type="float">
            <text:p>7.37</text:p>
          </table:table-cell>
          <table:table-cell office:value-type="float" office:value="7.07687609741202" calcext:value-type="float">
            <text:p>7.08</text:p>
          </table:table-cell>
          <table:table-cell office:value-type="float" office:value="7.25811677791459" calcext:value-type="float">
            <text:p>7.26</text:p>
          </table:table-cell>
          <table:table-cell office:value-type="float" office:value="6.32252467194448" calcext:value-type="float">
            <text:p>6.32</text:p>
          </table:table-cell>
          <table:table-cell office:value-type="float" office:value="6.66027791087686" calcext:value-type="float">
            <text:p>6.66</text:p>
          </table:table-cell>
          <table:table-cell office:value-type="float" office:value="7.34701245562308" calcext:value-type="float">
            <text:p>7.35</text:p>
          </table:table-cell>
          <table:table-cell office:value-type="float" office:value="6.44076735447294" calcext:value-type="float">
            <text:p>6.44</text:p>
          </table:table-cell>
          <table:table-cell office:value-type="float" office:value="5.79184388291218" calcext:value-type="float">
            <text:p>5.79</text:p>
          </table:table-cell>
          <table:table-cell office:value-type="float" office:value="6.04168036289527" calcext:value-type="float">
            <text:p>6.04</text:p>
          </table:table-cell>
          <table:table-cell office:value-type="float" office:value="5.70826807798239" calcext:value-type="float">
            <text:p>5.71</text:p>
          </table:table-cell>
          <table:table-cell office:value-type="float" office:value="5.34915720674235" calcext:value-type="float">
            <text:p>5.35</text:p>
          </table:table-cell>
          <table:table-cell office:value-type="float" office:value="5.65957446808511" calcext:value-type="float">
            <text:p>5.66</text:p>
          </table:table-cell>
          <table:table-cell office:value-type="float" office:value="5.84681548228548" calcext:value-type="float">
            <text:p>5.85</text:p>
          </table:table-cell>
          <table:table-cell office:value-type="float" office:value="5.25893430344532" calcext:value-type="float">
            <text:p>5.26</text:p>
          </table:table-cell>
          <table:table-cell office:value-type="float" office:value="5.16154016375304" calcext:value-type="float">
            <text:p>5.16</text:p>
          </table:table-cell>
          <table:table-cell office:value-type="float" office:value="4.9408687741642" calcext:value-type="float">
            <text:p>4.94</text:p>
          </table:table-cell>
          <table:table-cell office:value-type="float" office:value="4.719723183391" calcext:value-type="float">
            <text:p>4.72</text:p>
          </table:table-cell>
          <table:table-cell office:value-type="float" office:value="4.65717981888745" calcext:value-type="float">
            <text:p>4.66</text:p>
          </table:table-cell>
          <table:table-cell office:value-type="float" office:value="4.18604651162791" calcext:value-type="float">
            <text:p>4.19</text:p>
          </table:table-cell>
          <table:table-cell office:value-type="float" office:value="5.74415083280418" calcext:value-type="float">
            <text:p>5.74</text:p>
          </table:table-cell>
          <table:table-cell office:value-type="float" office:value="5.19656308851224" calcext:value-type="float">
            <text:p>5.20</text:p>
          </table:table-cell>
          <table:table-cell office:value-type="float" office:value="5.34564451463978" calcext:value-type="float">
            <text:p>5.35</text:p>
          </table:table-cell>
          <table:table-cell office:value-type="float" office:value="5.51899677179041" calcext:value-type="float">
            <text:p>5.52</text:p>
          </table:table-cell>
          <table:table-cell office:value-type="float" office:value="5.37247853005792" calcext:value-type="float">
            <text:p>5.37</text:p>
          </table:table-cell>
          <table:table-cell office:value-type="float" office:value="5.49557522123894" calcext:value-type="float">
            <text:p>5.50</text:p>
          </table:table-cell>
          <table:table-cell office:value-type="float" office:value="6.07054963084496" calcext:value-type="float">
            <text:p>6.07</text:p>
          </table:table-cell>
          <table:table-cell office:value-type="float" office:value="7.79618630822132" calcext:value-type="float">
            <text:p>7.80</text:p>
          </table:table-cell>
          <table:table-cell office:value-type="float" office:value="7.39799846035412" calcext:value-type="float">
            <text:p>7.40</text:p>
          </table:table-cell>
          <table:table-cell office:value-type="float" office:value="7.84806025755244" calcext:value-type="float">
            <text:p>7.85</text:p>
          </table:table-cell>
          <table:table-cell office:value-type="float" office:value="7.66208251473477" calcext:value-type="float">
            <text:p>7.66</text:p>
          </table:table-cell>
          <table:table-cell office:value-type="float" office:value="7.7899748710488" calcext:value-type="float">
            <text:p>7.79</text:p>
          </table:table-cell>
          <table:table-cell office:value-type="float" office:value="7.98400775381633" calcext:value-type="float">
            <text:p>7.98</text:p>
          </table:table-cell>
          <table:table-cell office:value-type="float" office:value="6.01915184678523" calcext:value-type="float">
            <text:p>6.02</text:p>
          </table:table-cell>
          <table:table-cell office:value-type="float" office:value="8.31680550046278" calcext:value-type="float">
            <text:p>8.32</text:p>
          </table:table-cell>
          <table:table-cell office:value-type="float" office:value="7.80208578373716" calcext:value-type="float">
            <text:p>7.80</text:p>
          </table:table-cell>
          <table:table-cell office:value-type="float" office:value="9.22129344478663" calcext:value-type="float">
            <text:p>9.22</text:p>
          </table:table-cell>
          <table:table-cell office:value-type="float" office:value="6.58017257433733" calcext:value-type="float">
            <text:p>6.58</text:p>
          </table:table-cell>
          <table:table-cell office:value-type="float" office:value="5.97041685342896" calcext:value-type="float">
            <text:p>5.97</text:p>
          </table:table-cell>
          <table:table-cell office:value-type="float" office:value="8.37783711615487" calcext:value-type="float">
            <text:p>8.38</text:p>
          </table:table-cell>
          <table:table-cell office:value-type="float" office:value="8.08126410835214" calcext:value-type="float">
            <text:p>8.08</text:p>
          </table:table-cell>
          <table:table-cell office:value-type="float" office:value="6.55101676774884" calcext:value-type="float">
            <text:p>6.55</text:p>
          </table:table-cell>
          <table:table-cell office:value-type="float" office:value="5.06025988301339" calcext:value-type="float">
            <text:p>5.06</text:p>
          </table:table-cell>
          <table:table-cell office:value-type="float" office:value="8.26431181485993" calcext:value-type="float">
            <text:p>8.26</text:p>
          </table:table-cell>
          <table:table-cell office:value-type="float" office:value="3.81423597476374" calcext:value-type="float">
            <text:p>3.81</text:p>
          </table:table-cell>
          <table:table-cell office:value-type="float" office:value="4.1671505888365" calcext:value-type="float">
            <text:p>4.17</text:p>
          </table:table-cell>
          <table:table-cell office:value-type="float" office:value="8.07074451652765" calcext:value-type="float">
            <text:p>8.07</text:p>
          </table:table-cell>
          <table:table-cell office:value-type="float" office:value="7.80254777070064" calcext:value-type="float">
            <text:p>7.80</text:p>
          </table:table-cell>
          <table:table-cell office:value-type="float" office:value="5.36673928830792" calcext:value-type="float">
            <text:p>5.37</text:p>
          </table:table-cell>
          <table:table-cell office:value-type="float" office:value="4.16710892224086" calcext:value-type="float">
            <text:p>4.17</text:p>
          </table:table-cell>
          <table:table-cell office:value-type="float" office:value="7.39907659524091" calcext:value-type="float">
            <text:p>7.40</text:p>
          </table:table-cell>
          <table:table-cell office:value-type="float" office:value="4.25077863652094" calcext:value-type="float">
            <text:p>4.25</text:p>
          </table:table-cell>
          <table:table-cell office:value-type="float" office:value="4.31412940699716" calcext:value-type="float">
            <text:p>4.31</text:p>
          </table:table-cell>
          <table:table-cell office:value-type="float" office:value="7.28140071293772" calcext:value-type="float">
            <text:p>7.28</text:p>
          </table:table-cell>
          <table:table-cell office:value-type="float" office:value="7.3199251637044" calcext:value-type="float">
            <text:p>7.32</text:p>
          </table:table-cell>
          <table:table-cell office:value-type="float" office:value="5.27215631542219" calcext:value-type="float">
            <text:p>5.27</text:p>
          </table:table-cell>
          <table:table-cell office:value-type="float" office:value="4.08287531847389" calcext:value-type="float">
            <text:p>4.08</text:p>
          </table:table-cell>
          <table:table-cell office:value-type="float" office:value="6.59603646239479" calcext:value-type="float">
            <text:p>6.60</text:p>
          </table:table-cell>
          <table:table-cell office:value-type="float" office:value="4.0936558178982" calcext:value-type="float">
            <text:p>4.09</text:p>
          </table:table-cell>
          <table:table-cell office:value-type="float" office:value="4.36546040845575" calcext:value-type="float">
            <text:p>4.37</text:p>
          </table:table-cell>
          <table:table-cell office:value-type="float" office:value="6.38086883557725" calcext:value-type="float">
            <text:p>6.38</text:p>
          </table:table-cell>
          <table:table-cell office:value-type="float" office:value="7.2073880746838" calcext:value-type="float">
            <text:p>7.21</text:p>
          </table:table-cell>
          <table:table-cell office:value-type="float" office:value="4.63118330089268" calcext:value-type="float">
            <text:p>4.63</text:p>
          </table:table-cell>
          <table:table-cell office:value-type="float" office:value="3.84492347064324" calcext:value-type="float">
            <text:p>3.84</text:p>
          </table:table-cell>
          <table:table-cell office:value-type="float" office:value="5.48999265119094" calcext:value-type="float">
            <text:p>5.49</text:p>
          </table:table-cell>
          <table:table-cell office:value-type="float" office:value="3.40045772788213" calcext:value-type="float">
            <text:p>3.40</text:p>
          </table:table-cell>
          <table:table-cell office:value-type="float" office:value="3.384766446907" calcext:value-type="float">
            <text:p>3.38</text:p>
          </table:table-cell>
          <table:table-cell office:value-type="float" office:value="4.30732641870912" calcext:value-type="float">
            <text:p>4.31</text:p>
          </table:table-cell>
          <table:table-cell office:value-type="float" office:value="6.13132006405857" calcext:value-type="float">
            <text:p>6.13</text:p>
          </table:table-cell>
          <table:table-cell office:value-type="float" office:value="5.57226531581447" calcext:value-type="float">
            <text:p>5.57</text:p>
          </table:table-cell>
          <table:table-cell office:value-type="float" office:value="7.04059289203301" calcext:value-type="float">
            <text:p>7.04</text:p>
          </table:table-cell>
          <table:table-cell office:value-type="float" office:value="6.89104942852902" calcext:value-type="float">
            <text:p>6.89</text:p>
          </table:table-cell>
          <table:table-cell office:value-type="float" office:value="6.77209034256691" calcext:value-type="float">
            <text:p>6.77</text:p>
          </table:table-cell>
          <table:table-cell office:value-type="float" office:value="6.55921339224594" calcext:value-type="float">
            <text:p>6.56</text:p>
          </table:table-cell>
          <table:table-cell office:value-type="float" office:value="7.46654299721744" calcext:value-type="float">
            <text:p>7.47</text:p>
          </table:table-cell>
          <table:table-cell office:value-type="float" office:value="8.01916932907348" calcext:value-type="float">
            <text:p>8.02</text:p>
          </table:table-cell>
          <table:table-cell office:value-type="float" office:value="10.495059642656" calcext:value-type="float">
            <text:p>10.50</text:p>
          </table:table-cell>
          <table:table-cell office:value-type="float" office:value="10.3724658180104" calcext:value-type="float">
            <text:p>10.37</text:p>
          </table:table-cell>
          <table:table-cell office:value-type="float" office:value="10.7073747581165" calcext:value-type="float">
            <text:p>10.71</text:p>
          </table:table-cell>
          <table:table-cell office:value-type="float" office:value="10.1523847219474" calcext:value-type="float">
            <text:p>10.15</text:p>
          </table:table-cell>
          <table:table-cell office:value-type="float" office:value="9.92704221983016" calcext:value-type="float">
            <text:p>9.93</text:p>
          </table:table-cell>
          <table:table-cell office:value-type="float" office:value="10.0481347773767" calcext:value-type="float">
            <text:p>10.05</text:p>
          </table:table-cell>
          <table:table-cell office:value-type="float" office:value="9.44265315522801" calcext:value-type="float">
            <text:p>9.44</text:p>
          </table:table-cell>
          <table:table-cell office:value-type="float" office:value="13.1974469837348" calcext:value-type="float">
            <text:p>13.20</text:p>
          </table:table-cell>
          <table:table-cell office:value-type="float" office:value="12.7520204168439" calcext:value-type="float">
            <text:p>12.75</text:p>
          </table:table-cell>
          <table:table-cell office:value-type="float" office:value="13.6831909835344" calcext:value-type="float">
            <text:p>13.68</text:p>
          </table:table-cell>
          <table:table-cell office:value-type="float" office:value="11.4839209608679" calcext:value-type="float">
            <text:p>11.48</text:p>
          </table:table-cell>
          <table:table-cell office:value-type="float" office:value="10.1571105571337" calcext:value-type="float">
            <text:p>10.16</text:p>
          </table:table-cell>
          <table:table-cell office:value-type="float" office:value="11.3685878391761" calcext:value-type="float">
            <text:p>11.37</text:p>
          </table:table-cell>
          <table:table-cell office:value-type="float" office:value="7.85083415112856" calcext:value-type="float">
            <text:p>7.85</text:p>
          </table:table-cell>
          <table:table-cell office:value-type="float" office:value="7.5928369462771" calcext:value-type="float">
            <text:p>7.59</text:p>
          </table:table-cell>
          <table:table-cell office:value-type="float" office:value="3.62287110230232" calcext:value-type="float">
            <text:p>3.62</text:p>
          </table:table-cell>
          <table:table-cell office:value-type="float" office:value="7.75780510879849" calcext:value-type="float">
            <text:p>7.76</text:p>
          </table:table-cell>
          <table:table-cell office:value-type="float" office:value="2.49153437509708" calcext:value-type="float">
            <text:p>2.49</text:p>
          </table:table-cell>
          <table:table-cell office:value-type="float" office:value="2.84662613706648" calcext:value-type="float">
            <text:p>2.85</text:p>
          </table:table-cell>
          <table:table-cell office:value-type="float" office:value="6.25927758535379" calcext:value-type="float">
            <text:p>6.26</text:p>
          </table:table-cell>
          <table:table-cell office:value-type="float" office:value="7.52554970579127" calcext:value-type="float">
            <text:p>7.53</text:p>
          </table:table-cell>
          <table:table-cell office:value-type="float" office:value="3.5383682328907" calcext:value-type="float">
            <text:p>3.54</text:p>
          </table:table-cell>
          <table:table-cell office:value-type="float" office:value="2.4039866924651" calcext:value-type="float">
            <text:p>2.40</text:p>
          </table:table-cell>
          <table:table-cell office:value-type="float" office:value="4.27367809413132" calcext:value-type="float">
            <text:p>4.27</text:p>
          </table:table-cell>
          <table:table-cell office:value-type="float" office:value="2.09729673010585" calcext:value-type="float">
            <text:p>2.10</text:p>
          </table:table-cell>
          <table:table-cell office:value-type="float" office:value="2.38242650882885" calcext:value-type="float">
            <text:p>2.38</text:p>
          </table:table-cell>
          <table:table-cell office:value-type="float" office:value="5.55470308424122" calcext:value-type="float">
            <text:p>5.55</text:p>
          </table:table-cell>
          <table:table-cell office:value-type="float" office:value="6.09173435260392" calcext:value-type="float">
            <text:p>6.09</text:p>
          </table:table-cell>
          <table:table-cell office:value-type="float" office:value="2.85465780454876" calcext:value-type="float">
            <text:p>2.85</text:p>
          </table:table-cell>
          <table:table-cell office:value-type="float" office:value="2.17349366600219" calcext:value-type="float">
            <text:p>2.17</text:p>
          </table:table-cell>
          <table:table-cell office:value-type="float" office:value="3.81742311060739" calcext:value-type="float">
            <text:p>3.82</text:p>
          </table:table-cell>
          <table:table-cell office:value-type="float" office:value="5.07246376811594" calcext:value-type="float">
            <text:p>5.07</text:p>
          </table:table-cell>
          <table:table-cell office:value-type="float" office:value="4.28161771976664" calcext:value-type="float">
            <text:p>4.28</text:p>
          </table:table-cell>
          <table:table-cell office:value-type="float" office:value="4.49432240263186" calcext:value-type="float">
            <text:p>4.49</text:p>
          </table:table-cell>
          <table:table-cell office:value-type="float" office:value="4.93389990557129" calcext:value-type="float">
            <text:p>4.93</text:p>
          </table:table-cell>
          <table:table-cell office:value-type="float" office:value="2.63935842820975" calcext:value-type="float">
            <text:p>2.64</text:p>
          </table:table-cell>
          <table:table-cell office:value-type="float" office:value="2.0419279245044" calcext:value-type="float">
            <text:p>2.04</text:p>
          </table:table-cell>
          <table:table-cell office:value-type="float" office:value="3.22055171308783" calcext:value-type="float">
            <text:p>3.22</text:p>
          </table:table-cell>
          <table:table-cell office:value-type="float" office:value="1.98980985904174" calcext:value-type="float">
            <text:p>1.99</text:p>
          </table:table-cell>
          <table:table-cell office:value-type="float" office:value="1.96252624777903" calcext:value-type="float">
            <text:p>1.96</text:p>
          </table:table-cell>
          <table:table-cell office:value-type="float" office:value="4.16839855115492" calcext:value-type="float">
            <text:p>4.17</text:p>
          </table:table-cell>
          <table:table-cell office:value-type="float" office:value="3.57142857142857" calcext:value-type="float">
            <text:p>3.57</text:p>
          </table:table-cell>
          <table:table-cell office:value-type="float" office:value="4.01526717557252" calcext:value-type="float">
            <text:p>4.02</text:p>
          </table:table-cell>
          <table:table-cell office:value-type="float" office:value="2.01725812903594" calcext:value-type="float">
            <text:p>2.02</text:p>
          </table:table-cell>
          <table:table-cell office:value-type="float" office:value="2.89200445826245" calcext:value-type="float">
            <text:p>2.89</text:p>
          </table:table-cell>
          <table:table-cell office:value-type="float" office:value="1.57965618315773" calcext:value-type="float">
            <text:p>1.58</text:p>
          </table:table-cell>
          <table:table-cell office:value-type="float" office:value="1.50220343020486" calcext:value-type="float">
            <text:p>1.50</text:p>
          </table:table-cell>
          <table:table-cell office:value-type="float" office:value="3.51121815185702" calcext:value-type="float">
            <text:p>3.51</text:p>
          </table:table-cell>
          <table:table-cell office:value-type="float" office:value="3.49276274386407" calcext:value-type="float">
            <text:p>3.49</text:p>
          </table:table-cell>
          <table:table-cell office:value-type="float" office:value="1.71129524640209" calcext:value-type="float">
            <text:p>1.71</text:p>
          </table:table-cell>
          <table:table-cell office:value-type="float" office:value="1.15313185885531" calcext:value-type="float">
            <text:p>1.15</text:p>
          </table:table-cell>
          <table:table-cell office:value-type="float" office:value="2.19388505071292" calcext:value-type="float">
            <text:p>2.19</text:p>
          </table:table-cell>
          <table:table-cell office:value-type="float" office:value="1.03972836616854" calcext:value-type="float">
            <text:p>1.04</text:p>
          </table:table-cell>
          <table:table-cell office:value-type="float" office:value="0.972890074604214" calcext:value-type="float">
            <text:p>0.97</text:p>
          </table:table-cell>
          <table:table-cell office:value-type="float" office:value="2.36220472440945" calcext:value-type="float">
            <text:p>2.36</text:p>
          </table:table-cell>
          <table:table-cell office:value-type="float" office:value="2.36" calcext:value-type="float">
            <text:p>2.36</text:p>
          </table:table-cell>
          <table:table-cell office:value-type="float" office:value="1.02891326021934" calcext:value-type="float">
            <text:p>1.03</text:p>
          </table:table-cell>
          <table:table-cell office:value-type="float" office:value="0.837299994265069" calcext:value-type="float">
            <text:p>0.84</text:p>
          </table:table-cell>
          <table:table-cell office:value-type="float" office:value="1.4972906169788" calcext:value-type="float">
            <text:p>1.50</text:p>
          </table:table-cell>
          <table:table-cell office:value-type="float" office:value="0.618280133297005" calcext:value-type="float">
            <text:p>0.62</text:p>
          </table:table-cell>
          <table:table-cell office:value-type="float" office:value="0.711540034350209" calcext:value-type="float">
            <text:p>0.71</text:p>
          </table:table-cell>
          <table:table-cell office:value-type="float" office:value="1.71719313122748" calcext:value-type="float">
            <text:p>1.72</text:p>
          </table:table-cell>
          <table:table-cell office:value-type="float" office:value="2.23880597014925" calcext:value-type="float">
            <text:p>2.24</text:p>
          </table:table-cell>
          <table:table-cell office:value-type="float" office:value="0.707344632768362" calcext:value-type="float">
            <text:p>0.71</text:p>
          </table:table-cell>
          <table:table-cell office:value-type="float" office:value="0.546827934566013" calcext:value-type="float">
            <text:p>0.55</text:p>
          </table:table-cell>
          <table:table-cell office:value-type="float" office:value="1.13265502015742" calcext:value-type="float">
            <text:p>1.13</text:p>
          </table:table-cell>
          <table:table-cell office:value-type="float" office:value="0.422807441410969" calcext:value-type="float">
            <text:p>0.42</text:p>
          </table:table-cell>
          <table:table-cell office:value-type="float" office:value="0.495119204054815" calcext:value-type="float">
            <text:p>0.50</text:p>
          </table:table-cell>
          <table:table-cell office:value-type="float" office:value="0.920208257658312" calcext:value-type="float">
            <text:p>0.92</text:p>
          </table:table-cell>
          <table:table-cell office:value-type="float" office:value="0.749625187406297" calcext:value-type="float">
            <text:p>0.75</text:p>
          </table:table-cell>
          <table:table-cell office:value-type="float" office:value="0.454466436536121" calcext:value-type="float">
            <text:p>0.45</text:p>
          </table:table-cell>
          <table:table-cell office:value-type="float" office:value="0.41016607951686" calcext:value-type="float">
            <text:p>0.41</text:p>
          </table:table-cell>
          <table:table-cell office:value-type="float" office:value="0.91267523364486" calcext:value-type="float">
            <text:p>0.91</text:p>
          </table:table-cell>
          <table:table-cell office:value-type="float" office:value="0.337992376111817" calcext:value-type="float">
            <text:p>0.34</text:p>
          </table:table-cell>
          <table:table-cell office:value-type="float" office:value="0.391060005697563" calcext:value-type="float">
            <text:p>0.39</text:p>
          </table:table-cell>
          <table:table-cell office:value-type="float" office:value="0.837059970186905" calcext:value-type="float">
            <text:p>0.84</text:p>
          </table:table-cell>
          <table:table-cell office:value-type="float" office:value="1.22324159021407" calcext:value-type="float">
            <text:p>1.22</text:p>
          </table:table-cell>
          <table:table-cell office:value-type="float" office:value="0.52322247706422" calcext:value-type="float">
            <text:p>0.52</text:p>
          </table:table-cell>
          <table:table-cell office:value-type="float" office:value="0.476834121799204" calcext:value-type="float">
            <text:p>0.48</text:p>
          </table:table-cell>
          <table:table-cell office:value-type="float" office:value="0.79969044240939" calcext:value-type="float">
            <text:p>0.80</text:p>
          </table:table-cell>
          <table:table-cell office:value-type="float" office:value="0.519356145714391" calcext:value-type="float">
            <text:p>0.52</text:p>
          </table:table-cell>
          <table:table-cell office:value-type="float" office:value="0.485959120080128" calcext:value-type="float">
            <text:p>0.49</text:p>
          </table:table-cell>
          <table:table-cell office:value-type="float" office:value="0.779550398839739" calcext:value-type="float">
            <text:p>0.78</text:p>
          </table:table-cell>
          <table:table-cell office:value-type="float" office:value="1.24119423012412" calcext:value-type="float">
            <text:p>1.24</text:p>
          </table:table-cell>
          <table:table-cell office:value-type="float" office:value="1.049766718507" calcext:value-type="float">
            <text:p>1.05</text:p>
          </table:table-cell>
          <table:table-cell office:value-type="float" office:value="0.988002822865208" calcext:value-type="float">
            <text:p>0.99</text:p>
          </table:table-cell>
          <table:table-cell office:value-type="float" office:value="1.18751333285928" calcext:value-type="float">
            <text:p>1.19</text:p>
          </table:table-cell>
          <table:table-cell office:value-type="float" office:value="1.0132556041363" calcext:value-type="float">
            <text:p>1.01</text:p>
          </table:table-cell>
          <table:table-cell office:value-type="float" office:value="1.06177072388431" calcext:value-type="float">
            <text:p>1.06</text:p>
          </table:table-cell>
          <table:table-cell office:value-type="float" office:value="1.16207003408739" calcext:value-type="float">
            <text:p>1.16</text:p>
          </table:table-cell>
          <table:table-cell office:value-type="float" office:value="1.32275132275132" calcext:value-type="float">
            <text:p>1.32</text:p>
          </table:table-cell>
          <table:table-cell office:value-type="float" office:value="1.98549840753541" calcext:value-type="float">
            <text:p>1.99</text:p>
          </table:table-cell>
          <table:table-cell office:value-type="float" office:value="2.38450074515648" calcext:value-type="float">
            <text:p>2.38</text:p>
          </table:table-cell>
          <table:table-cell office:value-type="float" office:value="2.56081946222791" calcext:value-type="float">
            <text:p>2.56</text:p>
          </table:table-cell>
          <table:table-cell office:value-type="float" office:value="2.39962463972116" calcext:value-type="float">
            <text:p>2.40</text:p>
          </table:table-cell>
          <table:table-cell office:value-type="float" office:value="2.53202987430931" calcext:value-type="float">
            <text:p>2.53</text:p>
          </table:table-cell>
          <table:table-cell office:value-type="float" office:value="2.48060762766645" calcext:value-type="float">
            <text:p>2.48</text:p>
          </table:table-cell>
          <table:table-cell office:value-type="float" office:value="3.38607594936709" calcext:value-type="float">
            <text:p>3.39</text:p>
          </table:table-cell>
          <table:table-cell office:value-type="float" office:value="5.07251264755481" calcext:value-type="float">
            <text:p>5.07</text:p>
          </table:table-cell>
          <table:table-cell office:value-type="float" office:value="5.41310541310541" calcext:value-type="float">
            <text:p>5.41</text:p>
          </table:table-cell>
          <table:table-cell office:value-type="float" office:value="5.4016079931309" calcext:value-type="float">
            <text:p>5.40</text:p>
          </table:table-cell>
          <table:table-cell office:value-type="float" office:value="5.42766956655632" calcext:value-type="float">
            <text:p>5.43</text:p>
          </table:table-cell>
          <table:table-cell office:value-type="float" office:value="4.99178981937603" calcext:value-type="float">
            <text:p>4.99</text:p>
          </table:table-cell>
          <table:table-cell office:value-type="float" office:value="4.33522021261908" calcext:value-type="float">
            <text:p>4.34</text:p>
          </table:table-cell>
          <table:table-cell office:value-type="float" office:value="5.51031487513572" calcext:value-type="float">
            <text:p>5.51</text:p>
          </table:table-cell>
          <table:table-cell office:value-type="float" office:value="7.2610096670247" calcext:value-type="float">
            <text:p>7.26</text:p>
          </table:table-cell>
          <table:table-cell office:value-type="float" office:value="7.56450351837373" calcext:value-type="float">
            <text:p>7.56</text:p>
          </table:table-cell>
          <table:table-cell office:value-type="float" office:value="6.87231550175713" calcext:value-type="float">
            <text:p>6.87</text:p>
          </table:table-cell>
          <table:table-cell office:value-type="float" office:value="6.55910206944932" calcext:value-type="float">
            <text:p>6.56</text:p>
          </table:table-cell>
          <table:table-cell office:value-type="float" office:value="5.69160387513455" calcext:value-type="float">
            <text:p>5.69</text:p>
          </table:table-cell>
          <table:table-cell office:value-type="float" office:value="4.82125486381323" calcext:value-type="float">
            <text:p>4.82</text:p>
          </table:table-cell>
          <table:table-cell office:value-type="float" office:value="6.10940089983424" calcext:value-type="float">
            <text:p>6.11</text:p>
          </table:table-cell>
          <table:table-cell office:value-type="float" office:value="8.88374485596708" calcext:value-type="float">
            <text:p>8.88</text:p>
          </table:table-cell>
          <table:table-cell office:value-type="float" office:value="9.36020559989179" calcext:value-type="float">
            <text:p>9.36</text:p>
          </table:table-cell>
          <table:table-cell office:value-type="float" office:value="8.9190128606187" calcext:value-type="float">
            <text:p>8.92</text:p>
          </table:table-cell>
          <table:table-cell office:value-type="float" office:value="9.43262411347518" calcext:value-type="float">
            <text:p>9.43</text:p>
          </table:table-cell>
          <table:table-cell office:value-type="float" office:value="7.52789564670753" calcext:value-type="float">
            <text:p>7.53</text:p>
          </table:table-cell>
          <table:table-cell office:value-type="float" office:value="7.21861884776803" calcext:value-type="float">
            <text:p>7.22</text:p>
          </table:table-cell>
          <table:table-cell office:value-type="float" office:value="8.78323932312651" calcext:value-type="float">
            <text:p>8.78</text:p>
          </table:table-cell>
          <table:table-cell office:value-type="float" office:value="12.1616912533395" calcext:value-type="float">
            <text:p>12.16</text:p>
          </table:table-cell>
          <table:table-cell office:value-type="float" office:value="12.6269414575866" calcext:value-type="float">
            <text:p>12.63</text:p>
          </table:table-cell>
          <table:table-cell office:value-type="float" office:value="12.2577101153575" calcext:value-type="float">
            <text:p>12.26</text:p>
          </table:table-cell>
          <table:table-cell office:value-type="float" office:value="11.3900310178172" calcext:value-type="float">
            <text:p>11.39</text:p>
          </table:table-cell>
          <table:table-cell office:value-type="float" office:value="9.35393425997733" calcext:value-type="float">
            <text:p>9.35</text:p>
          </table:table-cell>
          <table:table-cell office:value-type="float" office:value="8.5320045994634" calcext:value-type="float">
            <text:p>8.53</text:p>
          </table:table-cell>
          <table:table-cell office:value-type="float" office:value="8.68355134984692" calcext:value-type="float">
            <text:p>8.68</text:p>
          </table:table-cell>
          <table:table-cell office:value-type="float" office:value="12.6514527702623" calcext:value-type="float">
            <text:p>12.65</text:p>
          </table:table-cell>
          <table:table-cell office:value-type="float" office:value="12.7610034550098" calcext:value-type="float">
            <text:p>12.76</text:p>
          </table:table-cell>
          <table:table-cell office:value-type="float" office:value="12.6344912388564" calcext:value-type="float">
            <text:p>12.63</text:p>
          </table:table-cell>
          <table:table-cell office:value-type="float" office:value="10.7472590882862" calcext:value-type="float">
            <text:p>10.75</text:p>
          </table:table-cell>
          <table:table-cell office:value-type="float" office:value="9.98320134389249" calcext:value-type="float">
            <text:p>9.98</text:p>
          </table:table-cell>
          <table:table-cell office:value-type="float" office:value="9.18733681462141" calcext:value-type="float">
            <text:p>9.19</text:p>
          </table:table-cell>
          <table:table-cell office:value-type="float" office:value="9.31824947901161" calcext:value-type="float">
            <text:p>9.32</text:p>
          </table:table-cell>
          <table:table-cell office:value-type="float" office:value="14.1444232602479" calcext:value-type="float">
            <text:p>14.14</text:p>
          </table:table-cell>
          <table:table-cell office:value-type="float" office:value="13.1512314892964" calcext:value-type="float">
            <text:p>13.15</text:p>
          </table:table-cell>
          <table:table-cell office:value-type="float" office:value="12.8862745098039" calcext:value-type="float">
            <text:p>12.89</text:p>
          </table:table-cell>
          <table:table-cell office:value-type="float" office:value="12.3091603053435" calcext:value-type="float">
            <text:p>12.31</text:p>
          </table:table-cell>
          <table:table-cell office:value-type="float" office:value="10.7157408664946" calcext:value-type="float">
            <text:p>10.72</text:p>
          </table:table-cell>
          <table:table-cell office:value-type="float" office:value="10.3258094168114" calcext:value-type="float">
            <text:p>10.33</text:p>
          </table:table-cell>
          <table:table-cell office:value-type="float" office:value="8.07866868381241" calcext:value-type="float">
            <text:p>8.08</text:p>
          </table:table-cell>
          <table:table-cell office:value-type="float" office:value="11.9211180859884" calcext:value-type="float">
            <text:p>11.92</text:p>
          </table:table-cell>
          <table:table-cell office:value-type="float" office:value="11.4672903625232" calcext:value-type="float">
            <text:p>11.47</text:p>
          </table:table-cell>
          <table:table-cell office:value-type="float" office:value="10.8457396262274" calcext:value-type="float">
            <text:p>10.85</text:p>
          </table:table-cell>
          <table:table-cell office:value-type="float" office:value="12.8574207352655" calcext:value-type="float">
            <text:p>12.86</text:p>
          </table:table-cell>
          <table:table-cell office:value-type="float" office:value="9.76713141501038" calcext:value-type="float">
            <text:p>9.77</text:p>
          </table:table-cell>
          <table:table-cell office:value-type="float" office:value="9.06004288777698" calcext:value-type="float">
            <text:p>9.06</text:p>
          </table:table-cell>
          <table:table-cell office:value-type="float" office:value="8.60275513072814" calcext:value-type="float">
            <text:p>8.60</text:p>
          </table:table-cell>
          <table:table-cell office:value-type="float" office:value="7.82331027142097" calcext:value-type="float">
            <text:p>7.82</text:p>
          </table:table-cell>
          <table:table-cell office:value-type="float" office:value="6.1044210175424" calcext:value-type="float">
            <text:p>6.10</text:p>
          </table:table-cell>
          <table:table-cell office:value-type="float" office:value="6.33736748287832" calcext:value-type="float">
            <text:p>6.34</text:p>
          </table:table-cell>
          <table:table-cell office:value-type="float" office:value="3.92286039408277" calcext:value-type="float">
            <text:p>3.92</text:p>
          </table:table-cell>
          <table:table-cell office:value-type="float" office:value="3.29887106357695" calcext:value-type="float">
            <text:p>3.30</text:p>
          </table:table-cell>
          <table:table-cell office:value-type="float" office:value="4.16166999777926" calcext:value-type="float">
            <text:p>4.16</text:p>
          </table:table-cell>
          <table:table-cell office:value-type="float" office:value="3.54361370716511" calcext:value-type="float">
            <text:p>3.54</text:p>
          </table:table-cell>
          <table:table-cell office:value-type="float" office:value="3.33340356939674" calcext:value-type="float">
            <text:p>3.33</text:p>
          </table:table-cell>
          <table:table-cell office:value-type="float" office:value="2.62429564143918" calcext:value-type="float">
            <text:p>2.62</text:p>
          </table:table-cell>
          <table:table-cell office:value-type="float" office:value="3.11819967093042" calcext:value-type="float">
            <text:p>3.12</text:p>
          </table:table-cell>
          <table:table-cell office:value-type="float" office:value="2.23904256162321" calcext:value-type="float">
            <text:p>2.24</text:p>
          </table:table-cell>
          <table:table-cell office:value-type="float" office:value="2.22042866110663" calcext:value-type="float">
            <text:p>2.22</text:p>
          </table:table-cell>
          <table:table-cell office:value-type="float" office:value="3.1145568774228" calcext:value-type="float">
            <text:p>3.11</text:p>
          </table:table-cell>
          <table:table-cell office:value-type="float" office:value="3.35466356408765" calcext:value-type="float">
            <text:p>3.35</text:p>
          </table:table-cell>
          <table:table-cell office:value-type="float" office:value="2.17674156908253" calcext:value-type="float">
            <text:p>2.18</text:p>
          </table:table-cell>
          <table:table-cell office:value-type="float" office:value="1.79016954708528" calcext:value-type="float">
            <text:p>1.79</text:p>
          </table:table-cell>
          <table:table-cell office:value-type="float" office:value="2.84451278108783" calcext:value-type="float">
            <text:p>2.84</text:p>
          </table:table-cell>
          <table:table-cell office:value-type="float" office:value="1.57752981916122" calcext:value-type="float">
            <text:p>1.58</text:p>
          </table:table-cell>
          <table:table-cell office:value-type="float" office:value="1.63204490722292" calcext:value-type="float">
            <text:p>1.63</text:p>
          </table:table-cell>
          <table:table-cell office:value-type="float" office:value="2.7563025210084" calcext:value-type="float">
            <text:p>2.76</text:p>
          </table:table-cell>
          <table:table-cell office:value-type="float" office:value="2.52844500632111" calcext:value-type="float">
            <text:p>2.53</text:p>
          </table:table-cell>
          <table:table-cell office:value-type="float" office:value="1.81950103253893" calcext:value-type="float">
            <text:p>1.82</text:p>
          </table:table-cell>
          <table:table-cell office:value-type="float" office:value="1.22356387539297" calcext:value-type="float">
            <text:p>1.22</text:p>
          </table:table-cell>
          <table:table-cell office:value-type="float" office:value="2.47451589677517" calcext:value-type="float">
            <text:p>2.47</text:p>
          </table:table-cell>
          <table:table-cell office:value-type="float" office:value="1.1191984119482" calcext:value-type="float">
            <text:p>1.12</text:p>
          </table:table-cell>
          <table:table-cell office:value-type="float" office:value="1.10801277908072" calcext:value-type="float">
            <text:p>1.11</text:p>
          </table:table-cell>
          <table:table-cell office:value-type="float" office:value="2.30937414594151" calcext:value-type="float">
            <text:p>2.31</text:p>
          </table:table-cell>
          <table:table-cell office:value-type="float" office:value="2.1978021978022" calcext:value-type="float">
            <text:p>2.20</text:p>
          </table:table-cell>
          <table:table-cell office:value-type="float" office:value="1.22265888611012" calcext:value-type="float">
            <text:p>1.22</text:p>
          </table:table-cell>
          <table:table-cell office:value-type="float" office:value="1.02838261773496" calcext:value-type="float">
            <text:p>1.03</text:p>
          </table:table-cell>
          <table:table-cell office:value-type="float" office:value="2.31578947368421" calcext:value-type="float">
            <text:p>2.32</text:p>
          </table:table-cell>
          <table:table-cell office:value-type="float" office:value="1.04812750255162" calcext:value-type="float">
            <text:p>1.05</text:p>
          </table:table-cell>
          <table:table-cell office:value-type="float" office:value="1.08939692704164" calcext:value-type="float">
            <text:p>1.09</text:p>
          </table:table-cell>
          <table:table-cell office:value-type="float" office:value="2.84637923817497" calcext:value-type="float">
            <text:p>2.85</text:p>
          </table:table-cell>
          <table:table-cell office:value-type="float" office:value="2.77862595419847" calcext:value-type="float">
            <text:p>2.78</text:p>
          </table:table-cell>
          <table:table-cell office:value-type="float" office:value="1.38364779874214" calcext:value-type="float">
            <text:p>1.38</text:p>
          </table:table-cell>
          <table:table-cell office:value-type="float" office:value="1.11876674670286" calcext:value-type="float">
            <text:p>1.12</text:p>
          </table:table-cell>
          <table:table-cell office:value-type="float" office:value="2.14124391938846" calcext:value-type="float">
            <text:p>2.14</text:p>
          </table:table-cell>
          <table:table-cell office:value-type="float" office:value="0.979676724924289" calcext:value-type="float">
            <text:p>0.98</text:p>
          </table:table-cell>
          <table:table-cell office:value-type="float" office:value="1.15730573114604" calcext:value-type="float">
            <text:p>1.16</text:p>
          </table:table-cell>
          <table:table-cell office:value-type="float" office:value="2.93459552495697" calcext:value-type="float">
            <text:p>2.93</text:p>
          </table:table-cell>
          <table:table-cell office:value-type="float" office:value="3.18713450292398" calcext:value-type="float">
            <text:p>3.19</text:p>
          </table:table-cell>
          <table:table-cell office:value-type="float" office:value="1.49410172850799" calcext:value-type="float">
            <text:p>1.49</text:p>
          </table:table-cell>
          <table:table-cell office:value-type="float" office:value="1.26789850049871" calcext:value-type="float">
            <text:p>1.27</text:p>
          </table:table-cell>
          <table:table-cell office:value-type="float" office:value="2.73358819418753" calcext:value-type="float">
            <text:p>2.73</text:p>
          </table:table-cell>
          <table:table-cell office:value-type="float" office:value="1.27190712120092" calcext:value-type="float">
            <text:p>1.27</text:p>
          </table:table-cell>
          <table:table-cell office:value-type="float" office:value="1.43513080619327" calcext:value-type="float">
            <text:p>1.44</text:p>
          </table:table-cell>
          <table:table-cell office:value-type="float" office:value="2.87471395881007" calcext:value-type="float">
            <text:p>2.87</text:p>
          </table:table-cell>
          <table:table-cell office:value-type="float" office:value="2.99077314667515" calcext:value-type="float">
            <text:p>2.99</text:p>
          </table:table-cell>
          <table:table-cell office:value-type="float" office:value="4.0851515352477" calcext:value-type="float">
            <text:p>4.09</text:p>
          </table:table-cell>
          <table:table-cell office:value-type="float" office:value="4.35766362188888" calcext:value-type="float">
            <text:p>4.36</text:p>
          </table:table-cell>
          <table:table-cell office:value-type="float" office:value="4.59960003477958" calcext:value-type="float">
            <text:p>4.60</text:p>
          </table:table-cell>
          <table:table-cell office:value-type="float" office:value="4.53867660764213" calcext:value-type="float">
            <text:p>4.54</text:p>
          </table:table-cell>
          <table:table-cell office:value-type="float" office:value="5.2245938196878" calcext:value-type="float">
            <text:p>5.22</text:p>
          </table:table-cell>
          <table:table-cell office:value-type="float" office:value="5.07465916468297" calcext:value-type="float">
            <text:p>5.07</text:p>
          </table:table-cell>
          <table:table-cell office:value-type="float" office:value="4.1988579106483" calcext:value-type="float">
            <text:p>4.20</text:p>
          </table:table-cell>
          <table:table-cell office:value-type="float" office:value="4.63428252372976" calcext:value-type="float">
            <text:p>4.63</text:p>
          </table:table-cell>
          <table:table-cell office:value-type="float" office:value="7.9044282762957" calcext:value-type="float">
            <text:p>7.90</text:p>
          </table:table-cell>
          <table:table-cell office:value-type="float" office:value="8.57238906320036" calcext:value-type="float">
            <text:p>8.57</text:p>
          </table:table-cell>
          <table:table-cell office:value-type="float" office:value="8.42372490191553" calcext:value-type="float">
            <text:p>8.42</text:p>
          </table:table-cell>
          <table:table-cell office:value-type="float" office:value="8.21775639211246" calcext:value-type="float">
            <text:p>8.22</text:p>
          </table:table-cell>
          <table:table-cell office:value-type="float" office:value="8.12514067071798" calcext:value-type="float">
            <text:p>8.13</text:p>
          </table:table-cell>
          <table:table-cell office:value-type="float" office:value="6.31286853971557" calcext:value-type="float">
            <text:p>6.31</text:p>
          </table:table-cell>
          <table:table-cell office:value-type="float" office:value="4.23637173207811" calcext:value-type="float">
            <text:p>4.24</text:p>
          </table:table-cell>
          <table:table-cell office:value-type="float" office:value="2.08639148219913" calcext:value-type="float">
            <text:p>2.09</text:p>
          </table:table-cell>
          <table:table-cell office:value-type="float" office:value="6.37390082730631" calcext:value-type="float">
            <text:p>6.37</text:p>
          </table:table-cell>
          <table:table-cell office:value-type="float" office:value="6.89655172413793" calcext:value-type="float">
            <text:p>6.90</text:p>
          </table:table-cell>
          <table:table-cell office:value-type="float" office:value="3.44262607403456" calcext:value-type="float">
            <text:p>3.44</text:p>
          </table:table-cell>
          <table:table-cell office:value-type="float" office:value="6.90759377859103" calcext:value-type="float">
            <text:p>6.91</text:p>
          </table:table-cell>
          <table:table-cell office:value-type="float" office:value="6.34671450997982" calcext:value-type="float">
            <text:p>6.35</text:p>
          </table:table-cell>
          <table:table-cell office:value-type="float" office:value="3.951391129342" calcext:value-type="float">
            <text:p>3.95</text:p>
          </table:table-cell>
          <table:table-cell office:value-type="float" office:value="2.97803208581702" calcext:value-type="float">
            <text:p>2.98</text:p>
          </table:table-cell>
          <table:table-cell office:value-type="float" office:value="4.91622619946532" calcext:value-type="float">
            <text:p>4.92</text:p>
          </table:table-cell>
          <table:table-cell office:value-type="float" office:value="3.46384980030607" calcext:value-type="float">
            <text:p>3.46</text:p>
          </table:table-cell>
          <table:table-cell office:value-type="float" office:value="3.58679743987418" calcext:value-type="float">
            <text:p>3.59</text:p>
          </table:table-cell>
          <table:table-cell office:value-type="float" office:value="5.80288376556148" calcext:value-type="float">
            <text:p>5.80</text:p>
          </table:table-cell>
          <table:table-cell office:value-type="float" office:value="6.78314491264132" calcext:value-type="float">
            <text:p>6.78</text:p>
          </table:table-cell>
          <table:table-cell office:value-type="float" office:value="4.67090112175916" calcext:value-type="float">
            <text:p>4.67</text:p>
          </table:table-cell>
          <table:table-cell office:value-type="float" office:value="3.78874484145323" calcext:value-type="float">
            <text:p>3.79</text:p>
          </table:table-cell>
          <table:table-cell office:value-type="float" office:value="5.18660601742752" calcext:value-type="float">
            <text:p>5.19</text:p>
          </table:table-cell>
          <table:table-cell office:value-type="float" office:value="3.89877439517775" calcext:value-type="float">
            <text:p>3.90</text:p>
          </table:table-cell>
          <table:table-cell office:value-type="float" office:value="4.03667977306431" calcext:value-type="float">
            <text:p>4.04</text:p>
          </table:table-cell>
          <table:table-cell office:value-type="float" office:value="5.23758610889307" calcext:value-type="float">
            <text:p>5.24</text:p>
          </table:table-cell>
          <table:table-cell office:value-type="float" office:value="5.27880156937344" calcext:value-type="float">
            <text:p>5.28</text:p>
          </table:table-cell>
          <table:table-cell office:value-type="float" office:value="4.89701898545256" calcext:value-type="float">
            <text:p>4.90</text:p>
          </table:table-cell>
          <table:table-cell office:value-type="float" office:value="4.16720408701163" calcext:value-type="float">
            <text:p>4.17</text:p>
          </table:table-cell>
          <table:table-cell office:value-type="float" office:value="4.68538187178374" calcext:value-type="float">
            <text:p>4.69</text:p>
          </table:table-cell>
          <table:table-cell office:value-type="float" office:value="4.15142442436545" calcext:value-type="float">
            <text:p>4.15</text:p>
          </table:table-cell>
          <table:table-cell office:value-type="float" office:value="4.43071192753746" calcext:value-type="float">
            <text:p>4.43</text:p>
          </table:table-cell>
          <table:table-cell office:value-type="float" office:value="5.10540286514011" calcext:value-type="float">
            <text:p>5.11</text:p>
          </table:table-cell>
          <table:table-cell office:value-type="float" office:value="4.72187032131752" calcext:value-type="float">
            <text:p>4.72</text:p>
          </table:table-cell>
          <table:table-cell office:value-type="float" office:value="5.04988429148942" calcext:value-type="float">
            <text:p>5.05</text:p>
          </table:table-cell>
          <table:table-cell office:value-type="float" office:value="4.63117649958645" calcext:value-type="float">
            <text:p>4.63</text:p>
          </table:table-cell>
          <table:table-cell office:value-type="float" office:value="5.10830172228693" calcext:value-type="float">
            <text:p>5.11</text:p>
          </table:table-cell>
          <table:table-cell office:value-type="float" office:value="4.25713708696035" calcext:value-type="float">
            <text:p>4.26</text:p>
          </table:table-cell>
          <table:table-cell office:value-type="float" office:value="4.54815017563067" calcext:value-type="float">
            <text:p>4.55</text:p>
          </table:table-cell>
          <table:table-cell office:value-type="float" office:value="4.94437456733066" calcext:value-type="float">
            <text:p>4.94</text:p>
          </table:table-cell>
          <table:table-cell office:value-type="float" office:value="4.61362613002667" calcext:value-type="float">
            <text:p>4.61</text:p>
          </table:table-cell>
          <table:table-cell office:value-type="float" office:value="4.95363175636728" calcext:value-type="float">
            <text:p>4.95</text:p>
          </table:table-cell>
          <table:table-cell office:value-type="float" office:value="4.64010342121058" calcext:value-type="float">
            <text:p>4.64</text:p>
          </table:table-cell>
          <table:table-cell office:value-type="float" office:value="5.15410137094923" calcext:value-type="float">
            <text:p>5.15</text:p>
          </table:table-cell>
          <table:table-cell office:value-type="float" office:value="4.54212033652896" calcext:value-type="float">
            <text:p>4.54</text:p>
          </table:table-cell>
          <table:table-cell office:value-type="float" office:value="5.32982098627368" calcext:value-type="float">
            <text:p>5.33</text:p>
          </table:table-cell>
          <table:table-cell office:value-type="float" office:value="6.31296971500856" calcext:value-type="float">
            <text:p>6.31</text:p>
          </table:table-cell>
          <table:table-cell office:value-type="float" office:value="7.03050198331282" calcext:value-type="float">
            <text:p>7.03</text:p>
          </table:table-cell>
          <table:table-cell office:value-type="float" office:value="9.30187747630574" calcext:value-type="float">
            <text:p>9.30</text:p>
          </table:table-cell>
          <table:table-cell office:value-type="float" office:value="8.42947425036977" calcext:value-type="float">
            <text:p>8.43</text:p>
          </table:table-cell>
          <table:table-cell office:value-type="float" office:value="7.89395470486834" calcext:value-type="float">
            <text:p>7.89</text:p>
          </table:table-cell>
          <table:table-cell office:value-type="float" office:value="7.25371918826526" calcext:value-type="float">
            <text:p>7.25</text:p>
          </table:table-cell>
          <table:table-cell office:value-type="float" office:value="8.82019049728652" calcext:value-type="float">
            <text:p>8.82</text:p>
          </table:table-cell>
          <table:table-cell office:value-type="float" office:value="11.1500362406378" calcext:value-type="float">
            <text:p>11.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5778567199526" calcext:value-type="float">
            <text:p>1.66</text:p>
          </table:table-cell>
          <table:table-cell office:value-type="float" office:value="2.19895287958115" calcext:value-type="float">
            <text:p>2.20</text:p>
          </table:table-cell>
          <table:table-cell office:value-type="float" office:value="1.73215040135192" calcext:value-type="float">
            <text:p>1.73</text:p>
          </table:table-cell>
          <table:table-cell office:value-type="float" office:value="1.59509202453988" calcext:value-type="float">
            <text:p>1.60</text:p>
          </table:table-cell>
          <table:table-cell office:value-type="float" office:value="1.34680134680135" calcext:value-type="float">
            <text:p>1.35</text:p>
          </table:table-cell>
          <table:table-cell office:value-type="float" office:value="1.95296931048226" calcext:value-type="float">
            <text:p>1.95</text:p>
          </table:table-cell>
          <table:table-cell office:value-type="float" office:value="1.58850226928896" calcext:value-type="float">
            <text:p>1.59</text:p>
          </table:table-cell>
          <table:table-cell office:value-type="float" office:value="2.02749140893471" calcext:value-type="float">
            <text:p>2.03</text:p>
          </table:table-cell>
          <table:table-cell office:value-type="float" office:value="2.50521920668058" calcext:value-type="float">
            <text:p>2.51</text:p>
          </table:table-cell>
          <table:table-cell office:value-type="float" office:value="1.3655462184874" calcext:value-type="float">
            <text:p>1.37</text:p>
          </table:table-cell>
          <table:table-cell office:value-type="float" office:value="2.57777777777778" calcext:value-type="float">
            <text:p>2.58</text:p>
          </table:table-cell>
          <table:table-cell office:value-type="float" office:value="5.16431924882629" calcext:value-type="float">
            <text:p>5.16</text:p>
          </table:table-cell>
          <table:table-cell office:value-type="float" office:value="1.53384461487162" calcext:value-type="float">
            <text:p>1.53</text:p>
          </table:table-cell>
          <table:table-cell office:value-type="float" office:value="1.37848366796524" calcext:value-type="float">
            <text:p>1.38</text:p>
          </table:table-cell>
          <table:table-cell office:value-type="float" office:value="1.55225939979303" calcext:value-type="float">
            <text:p>1.55</text:p>
          </table:table-cell>
          <table:table-cell office:value-type="float" office:value="1.84659090909091" calcext:value-type="float">
            <text:p>1.85</text:p>
          </table:table-cell>
          <table:table-cell office:value-type="float" office:value="1.37075718015666" calcext:value-type="float">
            <text:p>1.37</text:p>
          </table:table-cell>
          <table:table-cell office:value-type="float" office:value="2.17065868263473" calcext:value-type="float">
            <text:p>2.17</text:p>
          </table:table-cell>
          <table:table-cell office:value-type="float" office:value="4.48833034111311" calcext:value-type="float">
            <text:p>4.49</text:p>
          </table:table-cell>
          <table:table-cell office:value-type="float" office:value="2.35081374321881" calcext:value-type="float">
            <text:p>2.35</text:p>
          </table:table-cell>
          <table:table-cell office:value-type="float" office:value="1.13031914893617" calcext:value-type="float">
            <text:p>1.13</text:p>
          </table:table-cell>
          <table:table-cell office:value-type="float" office:value="1.36220747467691" calcext:value-type="float">
            <text:p>1.36</text:p>
          </table:table-cell>
          <table:table-cell office:value-type="float" office:value="0.959692898272553" calcext:value-type="float">
            <text:p>0.96</text:p>
          </table:table-cell>
          <table:table-cell office:value-type="float" office:value="1.62813415825464" calcext:value-type="float">
            <text:p>1.63</text:p>
          </table:table-cell>
          <table:table-cell office:value-type="float" office:value="1.28939828080229" calcext:value-type="float">
            <text:p>1.29</text:p>
          </table:table-cell>
          <table:table-cell office:value-type="float" office:value="3.83693045563549" calcext:value-type="float">
            <text:p>3.84</text:p>
          </table:table-cell>
          <table:table-cell office:value-type="float" office:value="1.34839650145773" calcext:value-type="float">
            <text:p>1.35</text:p>
          </table:table-cell>
          <table:table-cell office:value-type="float" office:value="1.60370634354954" calcext:value-type="float">
            <text:p>1.60</text:p>
          </table:table-cell>
          <table:table-cell office:value-type="float" office:value="1.51908114116339" calcext:value-type="float">
            <text:p>1.52</text:p>
          </table:table-cell>
          <table:table-cell office:value-type="float" office:value="2.1004942339374" calcext:value-type="float">
            <text:p>2.10</text:p>
          </table:table-cell>
          <table:table-cell office:value-type="float" office:value="2.25165562913907" calcext:value-type="float">
            <text:p>2.25</text:p>
          </table:table-cell>
          <table:table-cell office:value-type="float" office:value="1.53139356814701" calcext:value-type="float">
            <text:p>1.53</text:p>
          </table:table-cell>
          <table:table-cell office:value-type="float" office:value="2.46913580246914" calcext:value-type="float">
            <text:p>2.47</text:p>
          </table:table-cell>
          <table:table-cell office:value-type="float" office:value="1.72353148083011" calcext:value-type="float">
            <text:p>1.72</text:p>
          </table:table-cell>
          <table:table-cell office:value-type="float" office:value="1.54929577464789" calcext:value-type="float">
            <text:p>1.55</text:p>
          </table:table-cell>
          <table:table-cell office:value-type="float" office:value="2.28230337078652" calcext:value-type="float">
            <text:p>2.28</text:p>
          </table:table-cell>
          <table:table-cell office:value-type="float" office:value="2.57209664848012" calcext:value-type="float">
            <text:p>2.57</text:p>
          </table:table-cell>
          <table:table-cell office:value-type="float" office:value="2.17323812480596" calcext:value-type="float">
            <text:p>2.17</text:p>
          </table:table-cell>
          <table:table-cell office:value-type="float" office:value="2.21799746514575" calcext:value-type="float">
            <text:p>2.22</text:p>
          </table:table-cell>
          <table:table-cell office:value-type="float" office:value="2.93255131964809" calcext:value-type="float">
            <text:p>2.93</text:p>
          </table:table-cell>
          <table:table-cell office:value-type="float" office:value="1.77294824134973" calcext:value-type="float">
            <text:p>1.77</text:p>
          </table:table-cell>
          <table:table-cell office:value-type="float" office:value="2.1703743895822" calcext:value-type="float">
            <text:p>2.17</text:p>
          </table:table-cell>
          <table:table-cell office:value-type="float" office:value="1.58072039388443" calcext:value-type="float">
            <text:p>1.58</text:p>
          </table:table-cell>
          <table:table-cell office:value-type="float" office:value="1.48890914615618" calcext:value-type="float">
            <text:p>1.49</text:p>
          </table:table-cell>
          <table:table-cell office:value-type="float" office:value="1.44173954147956" calcext:value-type="float">
            <text:p>1.44</text:p>
          </table:table-cell>
          <table:table-cell office:value-type="float" office:value="1.54613466334165" calcext:value-type="float">
            <text:p>1.55</text:p>
          </table:table-cell>
          <table:table-cell office:value-type="float" office:value="5.23465703971119" calcext:value-type="float">
            <text:p>5.23</text:p>
          </table:table-cell>
          <table:table-cell office:value-type="float" office:value="1.09870317002882" calcext:value-type="float">
            <text:p>1.10</text:p>
          </table:table-cell>
          <table:table-cell office:value-type="float" office:value="1.18548240014591" calcext:value-type="float">
            <text:p>1.19</text:p>
          </table:table-cell>
          <table:table-cell office:value-type="float" office:value="1.03092783505155" calcext:value-type="float">
            <text:p>1.03</text:p>
          </table:table-cell>
          <table:table-cell office:value-type="float" office:value="1.37686860739575" calcext:value-type="float">
            <text:p>1.38</text:p>
          </table:table-cell>
          <table:table-cell office:value-type="float" office:value="1.55221866036781" calcext:value-type="float">
            <text:p>1.55</text:p>
          </table:table-cell>
          <table:table-cell office:value-type="float" office:value="1.53787004998078" calcext:value-type="float">
            <text:p>1.54</text:p>
          </table:table-cell>
          <table:table-cell office:value-type="float" office:value="0.808080808080808" calcext:value-type="float">
            <text:p>0.81</text:p>
          </table:table-cell>
          <table:table-cell office:value-type="float" office:value="1.41971279373368" calcext:value-type="float">
            <text:p>1.42</text:p>
          </table:table-cell>
          <table:table-cell office:value-type="float" office:value="1.07392160372293" calcext:value-type="float">
            <text:p>1.07</text:p>
          </table:table-cell>
          <table:table-cell office:value-type="float" office:value="1.41904599076765" calcext:value-type="float">
            <text:p>1.42</text:p>
          </table:table-cell>
          <table:table-cell office:value-type="float" office:value="1.31962296486718" calcext:value-type="float">
            <text:p>1.32</text:p>
          </table:table-cell>
          <table:table-cell office:value-type="float" office:value="1.33104336625161" calcext:value-type="float">
            <text:p>1.33</text:p>
          </table:table-cell>
          <table:table-cell office:value-type="float" office:value="1.11179740580605" calcext:value-type="float">
            <text:p>1.11</text:p>
          </table:table-cell>
          <table:table-cell office:value-type="float" office:value="2.6890756302521" calcext:value-type="float">
            <text:p>2.69</text:p>
          </table:table-cell>
          <table:table-cell office:value-type="float" office:value="1.35440180586907" calcext:value-type="float">
            <text:p>1.35</text:p>
          </table:table-cell>
          <table:table-cell office:value-type="float" office:value="2.21729490022173" calcext:value-type="float">
            <text:p>2.22</text:p>
          </table:table-cell>
          <table:table-cell office:value-type="float" office:value="1.04415649767266" calcext:value-type="float">
            <text:p>1.04</text:p>
          </table:table-cell>
          <table:table-cell office:value-type="float" office:value="1.22239747634069" calcext:value-type="float">
            <text:p>1.22</text:p>
          </table:table-cell>
          <table:table-cell office:value-type="float" office:value="1.24799633615755" calcext:value-type="float">
            <text:p>1.25</text:p>
          </table:table-cell>
          <table:table-cell office:value-type="float" office:value="1.42711518858308" calcext:value-type="float">
            <text:p>1.43</text:p>
          </table:table-cell>
          <table:table-cell office:value-type="float" office:value="1.90073917634636" calcext:value-type="float">
            <text:p>1.90</text:p>
          </table:table-cell>
          <table:table-cell office:value-type="float" office:value="1.25087678279168" calcext:value-type="float">
            <text:p>1.25</text:p>
          </table:table-cell>
          <table:table-cell office:value-type="float" office:value="1.60698468935847" calcext:value-type="float">
            <text:p>1.61</text:p>
          </table:table-cell>
          <table:table-cell office:value-type="float" office:value="1.63676042677013" calcext:value-type="float">
            <text:p>1.64</text:p>
          </table:table-cell>
          <table:table-cell office:value-type="float" office:value="1.62799641071657" calcext:value-type="float">
            <text:p>1.63</text:p>
          </table:table-cell>
          <table:table-cell office:value-type="float" office:value="1.6733987305251" calcext:value-type="float">
            <text:p>1.67</text:p>
          </table:table-cell>
          <table:table-cell office:value-type="float" office:value="1.5744032503809" calcext:value-type="float">
            <text:p>1.57</text:p>
          </table:table-cell>
          <table:table-cell office:value-type="float" office:value="1.83333333333333" calcext:value-type="float">
            <text:p>1.83</text:p>
          </table:table-cell>
          <table:table-cell office:value-type="float" office:value="1.65774299835255" calcext:value-type="float">
            <text:p>1.66</text:p>
          </table:table-cell>
          <table:table-cell office:value-type="float" office:value="1.44989797014284" calcext:value-type="float">
            <text:p>1.45</text:p>
          </table:table-cell>
          <table:table-cell office:value-type="float" office:value="1.70405314335227" calcext:value-type="float">
            <text:p>1.70</text:p>
          </table:table-cell>
          <table:table-cell office:value-type="float" office:value="1.9211725094078" calcext:value-type="float">
            <text:p>1.92</text:p>
          </table:table-cell>
          <table:table-cell office:value-type="float" office:value="1.86656810201442" calcext:value-type="float">
            <text:p>1.87</text:p>
          </table:table-cell>
          <table:table-cell office:value-type="float" office:value="1.95111492281304" calcext:value-type="float">
            <text:p>1.95</text:p>
          </table:table-cell>
          <table:table-cell office:value-type="float" office:value="1.14204139900071" calcext:value-type="float">
            <text:p>1.14</text:p>
          </table:table-cell>
          <table:table-cell office:value-type="float" office:value="2.22319474835886" calcext:value-type="float">
            <text:p>2.22</text:p>
          </table:table-cell>
          <table:table-cell office:value-type="float" office:value="1.99692780337942" calcext:value-type="float">
            <text:p>2.00</text:p>
          </table:table-cell>
          <table:table-cell office:value-type="float" office:value="1.84879157198926" calcext:value-type="float">
            <text:p>1.85</text:p>
          </table:table-cell>
          <table:table-cell office:value-type="float" office:value="2.35849056603774" calcext:value-type="float">
            <text:p>2.36</text:p>
          </table:table-cell>
          <table:table-cell office:value-type="float" office:value="2.44277745720331" calcext:value-type="float">
            <text:p>2.44</text:p>
          </table:table-cell>
          <table:table-cell office:value-type="float" office:value="2.02437512910556" calcext:value-type="float">
            <text:p>2.02</text:p>
          </table:table-cell>
          <table:table-cell office:value-type="float" office:value="3.11138767890479" calcext:value-type="float">
            <text:p>3.11</text:p>
          </table:table-cell>
          <table:table-cell office:value-type="float" office:value="2.55247691015953" calcext:value-type="float">
            <text:p>2.55</text:p>
          </table:table-cell>
          <table:table-cell office:value-type="float" office:value="2.89598108747045" calcext:value-type="float">
            <text:p>2.90</text:p>
          </table:table-cell>
          <table:table-cell office:value-type="float" office:value="2.72090272090272" calcext:value-type="float">
            <text:p>2.72</text:p>
          </table:table-cell>
          <table:table-cell office:value-type="float" office:value="3.54892205638474" calcext:value-type="float">
            <text:p>3.55</text:p>
          </table:table-cell>
          <table:table-cell office:value-type="float" office:value="3.53302611367127" calcext:value-type="float">
            <text:p>3.53</text:p>
          </table:table-cell>
          <table:table-cell office:value-type="float" office:value="3.02658486707566" calcext:value-type="float">
            <text:p>3.03</text:p>
          </table:table-cell>
          <table:table-cell office:value-type="float" office:value="3.18407960199005" calcext:value-type="float">
            <text:p>3.18</text:p>
          </table:table-cell>
          <table:table-cell office:value-type="float" office:value="3.37258770577717" calcext:value-type="float">
            <text:p>3.37</text:p>
          </table:table-cell>
          <table:table-cell office:value-type="float" office:value="3.32144605272359" calcext:value-type="float">
            <text:p>3.32</text:p>
          </table:table-cell>
          <table:table-cell office:value-type="float" office:value="3.45190486213429" calcext:value-type="float">
            <text:p>3.45</text:p>
          </table:table-cell>
          <table:table-cell office:value-type="float" office:value="3.90128952019376" calcext:value-type="float">
            <text:p>3.90</text:p>
          </table:table-cell>
          <table:table-cell office:value-type="float" office:value="3.96997704857019" calcext:value-type="float">
            <text:p>3.97</text:p>
          </table:table-cell>
          <table:table-cell office:value-type="float" office:value="3.56995743512289" calcext:value-type="float">
            <text:p>3.57</text:p>
          </table:table-cell>
          <table:table-cell office:value-type="float" office:value="4.26229508196721" calcext:value-type="float">
            <text:p>4.26</text:p>
          </table:table-cell>
          <table:table-cell office:value-type="float" office:value="4.12168271020582" calcext:value-type="float">
            <text:p>4.12</text:p>
          </table:table-cell>
          <table:table-cell office:value-type="float" office:value="4.80254922043929" calcext:value-type="float">
            <text:p>4.80</text:p>
          </table:table-cell>
          <table:table-cell office:value-type="float" office:value="4.20433996383363" calcext:value-type="float">
            <text:p>4.20</text:p>
          </table:table-cell>
          <table:table-cell office:value-type="float" office:value="4.67817561807332" calcext:value-type="float">
            <text:p>4.68</text:p>
          </table:table-cell>
          <table:table-cell office:value-type="float" office:value="4.69518557162021" calcext:value-type="float">
            <text:p>4.70</text:p>
          </table:table-cell>
          <table:table-cell office:value-type="float" office:value="4.40604257267109" calcext:value-type="float">
            <text:p>4.41</text:p>
          </table:table-cell>
          <table:table-cell office:value-type="float" office:value="5.28649386084584" calcext:value-type="float">
            <text:p>5.29</text:p>
          </table:table-cell>
          <table:table-cell office:value-type="float" office:value="5.72999161464642" calcext:value-type="float">
            <text:p>5.73</text:p>
          </table:table-cell>
          <table:table-cell office:value-type="float" office:value="7.03262013328657" calcext:value-type="float">
            <text:p>7.03</text:p>
          </table:table-cell>
          <table:table-cell office:value-type="float" office:value="6.82487441538195" calcext:value-type="float">
            <text:p>6.82</text:p>
          </table:table-cell>
          <table:table-cell office:value-type="float" office:value="6.96171959908224" calcext:value-type="float">
            <text:p>6.96</text:p>
          </table:table-cell>
          <table:table-cell office:value-type="float" office:value="7.17016707693919" calcext:value-type="float">
            <text:p>7.17</text:p>
          </table:table-cell>
          <table:table-cell office:value-type="float" office:value="5.22563092222535" calcext:value-type="float">
            <text:p>5.23</text:p>
          </table:table-cell>
          <table:table-cell office:value-type="float" office:value="7.17047451669596" calcext:value-type="float">
            <text:p>7.17</text:p>
          </table:table-cell>
          <table:table-cell office:value-type="float" office:value="7.00460436562074" calcext:value-type="float">
            <text:p>7.00</text:p>
          </table:table-cell>
          <table:table-cell office:value-type="float" office:value="5.92013298575692" calcext:value-type="float">
            <text:p>5.92</text:p>
          </table:table-cell>
          <table:table-cell office:value-type="float" office:value="5.37853181504939" calcext:value-type="float">
            <text:p>5.38</text:p>
          </table:table-cell>
          <table:table-cell office:value-type="float" office:value="5.37573881227132" calcext:value-type="float">
            <text:p>5.38</text:p>
          </table:table-cell>
          <table:table-cell office:value-type="float" office:value="4.75522119919156" calcext:value-type="float">
            <text:p>4.76</text:p>
          </table:table-cell>
          <table:table-cell office:value-type="float" office:value="4.52410553943915" calcext:value-type="float">
            <text:p>4.52</text:p>
          </table:table-cell>
          <table:table-cell office:value-type="float" office:value="5.85020893603343" calcext:value-type="float">
            <text:p>5.85</text:p>
          </table:table-cell>
          <table:table-cell office:value-type="float" office:value="5.85699263932702" calcext:value-type="float">
            <text:p>5.86</text:p>
          </table:table-cell>
          <table:table-cell office:value-type="float" office:value="4.65998185329084" calcext:value-type="float">
            <text:p>4.66</text:p>
          </table:table-cell>
          <table:table-cell office:value-type="float" office:value="4.97144310588018" calcext:value-type="float">
            <text:p>4.97</text:p>
          </table:table-cell>
          <table:table-cell office:value-type="float" office:value="5.24351137388516" calcext:value-type="float">
            <text:p>5.24</text:p>
          </table:table-cell>
          <table:table-cell office:value-type="float" office:value="5.09828161701076" calcext:value-type="float">
            <text:p>5.10</text:p>
          </table:table-cell>
          <table:table-cell office:value-type="float" office:value="5.49580272822665" calcext:value-type="float">
            <text:p>5.50</text:p>
          </table:table-cell>
          <table:table-cell office:value-type="float" office:value="5.72538860103627" calcext:value-type="float">
            <text:p>5.73</text:p>
          </table:table-cell>
          <table:table-cell office:value-type="float" office:value="6.15406045410224" calcext:value-type="float">
            <text:p>6.15</text:p>
          </table:table-cell>
          <table:table-cell office:value-type="float" office:value="5.71019914181978" calcext:value-type="float">
            <text:p>5.71</text:p>
          </table:table-cell>
          <table:table-cell office:value-type="float" office:value="5.69552558084259" calcext:value-type="float">
            <text:p>5.70</text:p>
          </table:table-cell>
          <table:table-cell office:value-type="float" office:value="5.88786859803414" calcext:value-type="float">
            <text:p>5.89</text:p>
          </table:table-cell>
          <table:table-cell office:value-type="float" office:value="5.93477377192708" calcext:value-type="float">
            <text:p>5.93</text:p>
          </table:table-cell>
          <table:table-cell office:value-type="float" office:value="6.13446074774103" calcext:value-type="float">
            <text:p>6.13</text:p>
          </table:table-cell>
          <table:table-cell office:value-type="float" office:value="7.93150067598017" calcext:value-type="float">
            <text:p>7.93</text:p>
          </table:table-cell>
          <table:table-cell office:value-type="float" office:value="6.65972583723755" calcext:value-type="float">
            <text:p>6.66</text:p>
          </table:table-cell>
          <table:table-cell office:value-type="float" office:value="5.79764417512086" calcext:value-type="float">
            <text:p>5.80</text:p>
          </table:table-cell>
          <table:table-cell office:value-type="float" office:value="6.33995079038727" calcext:value-type="float">
            <text:p>6.34</text:p>
          </table:table-cell>
          <table:table-cell office:value-type="float" office:value="7.29002153625269" calcext:value-type="float">
            <text:p>7.29</text:p>
          </table:table-cell>
          <table:table-cell office:value-type="float" office:value="7.74699171203662" calcext:value-type="float">
            <text:p>7.75</text:p>
          </table:table-cell>
          <table:table-cell office:value-type="float" office:value="7.92063365069206" calcext:value-type="float">
            <text:p>7.92</text:p>
          </table:table-cell>
          <table:table-cell office:value-type="float" office:value="8.9238845144357" calcext:value-type="float">
            <text:p>8.92</text:p>
          </table:table-cell>
          <table:table-cell office:value-type="float" office:value="8.54358171979921" calcext:value-type="float">
            <text:p>8.54</text:p>
          </table:table-cell>
          <table:table-cell office:value-type="float" office:value="7.90346066858754" calcext:value-type="float">
            <text:p>7.90</text:p>
          </table:table-cell>
          <table:table-cell office:value-type="float" office:value="8.26178960096735" calcext:value-type="float">
            <text:p>8.26</text:p>
          </table:table-cell>
          <table:table-cell office:value-type="float" office:value="8.95874865818126" calcext:value-type="float">
            <text:p>8.96</text:p>
          </table:table-cell>
          <table:table-cell office:value-type="float" office:value="8.85540359784893" calcext:value-type="float">
            <text:p>8.86</text:p>
          </table:table-cell>
          <table:table-cell office:value-type="float" office:value="9.23076923076923" calcext:value-type="float">
            <text:p>9.23</text:p>
          </table:table-cell>
          <table:table-cell office:value-type="float" office:value="10.5296145408963" calcext:value-type="float">
            <text:p>10.53</text:p>
          </table:table-cell>
          <table:table-cell office:value-type="float" office:value="10.060245519397" calcext:value-type="float">
            <text:p>10.06</text:p>
          </table:table-cell>
          <table:table-cell office:value-type="float" office:value="8.58123844510072" calcext:value-type="float">
            <text:p>8.58</text:p>
          </table:table-cell>
          <table:table-cell office:value-type="float" office:value="8.40851210773946" calcext:value-type="float">
            <text:p>8.41</text:p>
          </table:table-cell>
          <table:table-cell office:value-type="float" office:value="8.84668305776735" calcext:value-type="float">
            <text:p>8.85</text:p>
          </table:table-cell>
          <table:table-cell office:value-type="float" office:value="8.9553549860553" calcext:value-type="float">
            <text:p>8.96</text:p>
          </table:table-cell>
          <table:table-cell office:value-type="float" office:value="8.74146341463415" calcext:value-type="float">
            <text:p>8.74</text:p>
          </table:table-cell>
          <table:table-cell office:value-type="float" office:value="10.4578201254938" calcext:value-type="float">
            <text:p>10.46</text:p>
          </table:table-cell>
          <table:table-cell office:value-type="float" office:value="11.1198120595145" calcext:value-type="float">
            <text:p>11.12</text:p>
          </table:table-cell>
          <table:table-cell office:value-type="float" office:value="11.8490835646176" calcext:value-type="float">
            <text:p>11.85</text:p>
          </table:table-cell>
          <table:table-cell office:value-type="float" office:value="11.49589243733" calcext:value-type="float">
            <text:p>11.50</text:p>
          </table:table-cell>
          <table:table-cell office:value-type="float" office:value="13.1397100846885" calcext:value-type="float">
            <text:p>13.14</text:p>
          </table:table-cell>
          <table:table-cell office:value-type="float" office:value="13.9766239494254" calcext:value-type="float">
            <text:p>13.98</text:p>
          </table:table-cell>
          <table:table-cell office:value-type="float" office:value="14.4645340751043" calcext:value-type="float">
            <text:p>14.46</text:p>
          </table:table-cell>
          <table:table-cell office:value-type="float" office:value="15.428435793971" calcext:value-type="float">
            <text:p>15.43</text:p>
          </table:table-cell>
          <table:table-cell office:value-type="float" office:value="16.2782987591172" calcext:value-type="float">
            <text:p>16.28</text:p>
          </table:table-cell>
          <table:table-cell office:value-type="float" office:value="16.6038054492231" calcext:value-type="float">
            <text:p>16.60</text:p>
          </table:table-cell>
          <table:table-cell office:value-type="float" office:value="15.9489813194876" calcext:value-type="float">
            <text:p>15.95</text:p>
          </table:table-cell>
          <table:table-cell office:value-type="float" office:value="16.5278041631612" calcext:value-type="float">
            <text:p>16.53</text:p>
          </table:table-cell>
          <table:table-cell office:value-type="float" office:value="16.9725430063731" calcext:value-type="float">
            <text:p>16.97</text:p>
          </table:table-cell>
          <table:table-cell office:value-type="float" office:value="16.5199378560331" calcext:value-type="float">
            <text:p>16.52</text:p>
          </table:table-cell>
          <table:table-cell office:value-type="float" office:value="15.6714854389273" calcext:value-type="float">
            <text:p>15.67</text:p>
          </table:table-cell>
          <table:table-cell office:value-type="float" office:value="18.2170886356582" calcext:value-type="float">
            <text:p>18.22</text:p>
          </table:table-cell>
          <table:table-cell office:value-type="float" office:value="17.1690270552804" calcext:value-type="float">
            <text:p>17.17</text:p>
          </table:table-cell>
          <table:table-cell office:value-type="float" office:value="14.8767441860465" calcext:value-type="float">
            <text:p>14.88</text:p>
          </table:table-cell>
          <table:table-cell office:value-type="float" office:value="14.0877758952816" calcext:value-type="float">
            <text:p>14.09</text:p>
          </table:table-cell>
          <table:table-cell office:value-type="float" office:value="13.5691823899371" calcext:value-type="float">
            <text:p>13.57</text:p>
          </table:table-cell>
          <table:table-cell office:value-type="float" office:value="12.5873417721519" calcext:value-type="float">
            <text:p>12.59</text:p>
          </table:table-cell>
          <table:table-cell office:value-type="float" office:value="12.5670041691483" calcext:value-type="float">
            <text:p>12.57</text:p>
          </table:table-cell>
          <table:table-cell office:value-type="float" office:value="12.4984343033694" calcext:value-type="float">
            <text:p>12.50</text:p>
          </table:table-cell>
          <table:table-cell office:value-type="float" office:value="9.99117192672699" calcext:value-type="float">
            <text:p>9.99</text:p>
          </table:table-cell>
          <table:table-cell office:value-type="float" office:value="9.81991165477404" calcext:value-type="float">
            <text:p>9.82</text:p>
          </table:table-cell>
          <table:table-cell office:value-type="float" office:value="10.3051249973495" calcext:value-type="float">
            <text:p>10.31</text:p>
          </table:table-cell>
          <table:table-cell office:value-type="float" office:value="9.19798222880415" calcext:value-type="float">
            <text:p>9.20</text:p>
          </table:table-cell>
          <table:table-cell office:value-type="float" office:value="9.64384248808628" calcext:value-type="float">
            <text:p>9.64</text:p>
          </table:table-cell>
          <table:table-cell office:value-type="float" office:value="10.7673764564082" calcext:value-type="float">
            <text:p>10.77</text:p>
          </table:table-cell>
          <table:table-cell office:value-type="float" office:value="10.6474109054967" calcext:value-type="float">
            <text:p>10.65</text:p>
          </table:table-cell>
          <table:table-cell office:value-type="float" office:value="8.65317736326273" calcext:value-type="float">
            <text:p>8.65</text:p>
          </table:table-cell>
          <table:table-cell office:value-type="float" office:value="8.5117773019272" calcext:value-type="float">
            <text:p>8.51</text:p>
          </table:table-cell>
          <table:table-cell office:value-type="float" office:value="7.30340781754664" calcext:value-type="float">
            <text:p>7.30</text:p>
          </table:table-cell>
          <table:table-cell office:value-type="float" office:value="7.02086110163975" calcext:value-type="float">
            <text:p>7.02</text:p>
          </table:table-cell>
          <table:table-cell office:value-type="float" office:value="7.52384586035864" calcext:value-type="float">
            <text:p>7.52</text:p>
          </table:table-cell>
          <table:table-cell office:value-type="float" office:value="8.34136933461909" calcext:value-type="float">
            <text:p>8.34</text:p>
          </table:table-cell>
          <table:table-cell office:value-type="float" office:value="8.41283607979185" calcext:value-type="float">
            <text:p>8.41</text:p>
          </table:table-cell>
          <table:table-cell office:value-type="float" office:value="6.86506594521475" calcext:value-type="float">
            <text:p>6.87</text:p>
          </table:table-cell>
          <table:table-cell office:value-type="float" office:value="6.72139558748076" calcext:value-type="float">
            <text:p>6.72</text:p>
          </table:table-cell>
          <table:table-cell office:value-type="float" office:value="6.70645313640462" calcext:value-type="float">
            <text:p>6.71</text:p>
          </table:table-cell>
          <table:table-cell office:value-type="float" office:value="6.92523056653491" calcext:value-type="float">
            <text:p>6.93</text:p>
          </table:table-cell>
          <table:table-cell office:value-type="float" office:value="7.99024390243902" calcext:value-type="float">
            <text:p>7.99</text:p>
          </table:table-cell>
          <table:table-cell office:value-type="float" office:value="7.25758477096966" calcext:value-type="float">
            <text:p>7.26</text:p>
          </table:table-cell>
          <table:table-cell office:value-type="float" office:value="8.12826927450534" calcext:value-type="float">
            <text:p>8.13</text:p>
          </table:table-cell>
          <table:table-cell office:value-type="float" office:value="6.90102141338726" calcext:value-type="float">
            <text:p>6.90</text:p>
          </table:table-cell>
          <table:table-cell office:value-type="float" office:value="7.3480399936518" calcext:value-type="float">
            <text:p>7.35</text:p>
          </table:table-cell>
          <table:table-cell office:value-type="float" office:value="7.21245553436098" calcext:value-type="float">
            <text:p>7.21</text:p>
          </table:table-cell>
          <table:table-cell office:value-type="float" office:value="7.00114547537228" calcext:value-type="float">
            <text:p>7.00</text:p>
          </table:table-cell>
          <table:table-cell office:value-type="float" office:value="7.36975857687421" calcext:value-type="float">
            <text:p>7.37</text:p>
          </table:table-cell>
          <table:table-cell office:value-type="float" office:value="7.69230769230769" calcext:value-type="float">
            <text:p>7.69</text:p>
          </table:table-cell>
          <table:table-cell office:value-type="float" office:value="8.10434626436782" calcext:value-type="float">
            <text:p>8.10</text:p>
          </table:table-cell>
          <table:table-cell office:value-type="float" office:value="6.89879899450703" calcext:value-type="float">
            <text:p>6.90</text:p>
          </table:table-cell>
          <table:table-cell office:value-type="float" office:value="7.10837671557028" calcext:value-type="float">
            <text:p>7.11</text:p>
          </table:table-cell>
          <table:table-cell office:value-type="float" office:value="6.9243301955105" calcext:value-type="float">
            <text:p>6.92</text:p>
          </table:table-cell>
          <table:table-cell office:value-type="float" office:value="6.68209646110199" calcext:value-type="float">
            <text:p>6.68</text:p>
          </table:table-cell>
          <table:table-cell office:value-type="float" office:value="6.78783382789318" calcext:value-type="float">
            <text:p>6.79</text:p>
          </table:table-cell>
          <table:table-cell office:value-type="float" office:value="6.81818181818182" calcext:value-type="float">
            <text:p>6.82</text:p>
          </table:table-cell>
          <table:table-cell office:value-type="float" office:value="6.24013528748591" calcext:value-type="float">
            <text:p>6.24</text:p>
          </table:table-cell>
          <table:table-cell office:value-type="float" office:value="4.64719947092639" calcext:value-type="float">
            <text:p>4.65</text:p>
          </table:table-cell>
          <table:table-cell office:value-type="float" office:value="4.35837012972157" calcext:value-type="float">
            <text:p>4.36</text:p>
          </table:table-cell>
          <table:table-cell office:value-type="float" office:value="3.68391563613079" calcext:value-type="float">
            <text:p>3.68</text:p>
          </table:table-cell>
          <table:table-cell office:value-type="float" office:value="3.50485623114614" calcext:value-type="float">
            <text:p>3.50</text:p>
          </table:table-cell>
          <table:table-cell office:value-type="float" office:value="3.07302700465094" calcext:value-type="float">
            <text:p>3.07</text:p>
          </table:table-cell>
          <table:table-cell office:value-type="float" office:value="2.85759022939012" calcext:value-type="float">
            <text:p>2.86</text:p>
          </table:table-cell>
          <table:table-cell office:value-type="float" office:value="3.01728884484088" calcext:value-type="float">
            <text:p>3.02</text:p>
          </table:table-cell>
          <table:table-cell office:value-type="float" office:value="2.34502320142319" calcext:value-type="float">
            <text:p>2.35</text:p>
          </table:table-cell>
          <table:table-cell office:value-type="float" office:value="2.21150424014825" calcext:value-type="float">
            <text:p>2.21</text:p>
          </table:table-cell>
          <table:table-cell office:value-type="float" office:value="2.64190961692311" calcext:value-type="float">
            <text:p>2.64</text:p>
          </table:table-cell>
          <table:table-cell office:value-type="float" office:value="2.91600633914422" calcext:value-type="float">
            <text:p>2.92</text:p>
          </table:table-cell>
          <table:table-cell office:value-type="float" office:value="4.56802383316783" calcext:value-type="float">
            <text:p>4.57</text:p>
          </table:table-cell>
          <table:table-cell office:value-type="float" office:value="4.03311965811966" calcext:value-type="float">
            <text:p>4.03</text:p>
          </table:table-cell>
          <table:table-cell office:value-type="float" office:value="6.16765801323031" calcext:value-type="float">
            <text:p>6.17</text:p>
          </table:table-cell>
          <table:table-cell office:value-type="float" office:value="5.68452466354845" calcext:value-type="float">
            <text:p>5.68</text:p>
          </table:table-cell>
          <table:table-cell office:value-type="float" office:value="5.23204538412033" calcext:value-type="float">
            <text:p>5.23</text:p>
          </table:table-cell>
          <table:table-cell office:value-type="float" office:value="4.9502181452064" calcext:value-type="float">
            <text:p>4.95</text:p>
          </table:table-cell>
          <table:table-cell office:value-type="float" office:value="3.8747553816047" calcext:value-type="float">
            <text:p>3.87</text:p>
          </table:table-cell>
          <table:table-cell office:value-type="float" office:value="7.49488479672627" calcext:value-type="float">
            <text:p>7.49</text:p>
          </table:table-cell>
          <table:table-cell office:value-type="float" office:value="6.55334377096846" calcext:value-type="float">
            <text:p>6.55</text:p>
          </table:table-cell>
          <table:table-cell office:value-type="float" office:value="9.24237569543561" calcext:value-type="float">
            <text:p>9.24</text:p>
          </table:table-cell>
          <table:table-cell office:value-type="float" office:value="9.11157807709532" calcext:value-type="float">
            <text:p>9.11</text:p>
          </table:table-cell>
          <table:table-cell office:value-type="float" office:value="8.39174582377989" calcext:value-type="float">
            <text:p>8.39</text:p>
          </table:table-cell>
          <table:table-cell office:value-type="float" office:value="7.37744235873493" calcext:value-type="float">
            <text:p>7.38</text:p>
          </table:table-cell>
          <table:table-cell office:value-type="float" office:value="7.31984940022765" calcext:value-type="float">
            <text:p>7.32</text:p>
          </table:table-cell>
          <table:table-cell office:value-type="float" office:value="7.03564269300347" calcext:value-type="float">
            <text:p>7.04</text:p>
          </table:table-cell>
          <table:table-cell office:value-type="float" office:value="6.76970633693972" calcext:value-type="float">
            <text:p>6.77</text:p>
          </table:table-cell>
          <table:table-cell office:value-type="float" office:value="7.80669144981413" calcext:value-type="float">
            <text:p>7.81</text:p>
          </table:table-cell>
          <table:table-cell office:value-type="float" office:value="6.93274920345926" calcext:value-type="float">
            <text:p>6.93</text:p>
          </table:table-cell>
          <table:table-cell office:value-type="float" office:value="7.28309056364788" calcext:value-type="float">
            <text:p>7.28</text:p>
          </table:table-cell>
          <table:table-cell office:value-type="float" office:value="6.6501709805666" calcext:value-type="float">
            <text:p>6.65</text:p>
          </table:table-cell>
          <table:table-cell office:value-type="float" office:value="6.77982173335862" calcext:value-type="float">
            <text:p>6.78</text:p>
          </table:table-cell>
          <table:table-cell office:value-type="float" office:value="7.00445198219207" calcext:value-type="float">
            <text:p>7.00</text:p>
          </table:table-cell>
          <table:table-cell office:value-type="float" office:value="7.28531855955679" calcext:value-type="float">
            <text:p>7.29</text:p>
          </table:table-cell>
          <table:table-cell office:value-type="float" office:value="8.44319642092237" calcext:value-type="float">
            <text:p>8.44</text:p>
          </table:table-cell>
          <table:table-cell office:value-type="float" office:value="7.30492391223133" calcext:value-type="float">
            <text:p>7.30</text:p>
          </table:table-cell>
          <table:table-cell office:value-type="float" office:value="7.54229853365083" calcext:value-type="float">
            <text:p>7.54</text:p>
          </table:table-cell>
          <table:table-cell office:value-type="float" office:value="6.31844413141273" calcext:value-type="float">
            <text:p>6.32</text:p>
          </table:table-cell>
          <table:table-cell office:value-type="float" office:value="6.37467981060312" calcext:value-type="float">
            <text:p>6.37</text:p>
          </table:table-cell>
          <table:table-cell office:value-type="float" office:value="7.17372864240417" calcext:value-type="float">
            <text:p>7.17</text:p>
          </table:table-cell>
          <table:table-cell office:value-type="float" office:value="7.45324532453245" calcext:value-type="float">
            <text:p>7.45</text:p>
          </table:table-cell>
          <table:table-cell office:value-type="float" office:value="7.37086363902268" calcext:value-type="float">
            <text:p>7.37</text:p>
          </table:table-cell>
          <table:table-cell office:value-type="float" office:value="6.61400640213712" calcext:value-type="float">
            <text:p>6.61</text:p>
          </table:table-cell>
          <table:table-cell office:value-type="float" office:value="7.04056999554691" calcext:value-type="float">
            <text:p>7.04</text:p>
          </table:table-cell>
          <table:table-cell office:value-type="float" office:value="5.33541341653666" calcext:value-type="float">
            <text:p>5.34</text:p>
          </table:table-cell>
          <table:table-cell office:value-type="float" office:value="5.61647544589975" calcext:value-type="float">
            <text:p>5.62</text:p>
          </table:table-cell>
          <table:table-cell office:value-type="float" office:value="6.54859184371556" calcext:value-type="float">
            <text:p>6.55</text:p>
          </table:table-cell>
          <table:table-cell office:value-type="float" office:value="8.27429149797571" calcext:value-type="float">
            <text:p>8.27</text:p>
          </table:table-cell>
          <table:table-cell office:value-type="float" office:value="7.1192701628701" calcext:value-type="float">
            <text:p>7.12</text:p>
          </table:table-cell>
          <table:table-cell office:value-type="float" office:value="5.49880420474981" calcext:value-type="float">
            <text:p>5.50</text:p>
          </table:table-cell>
          <table:table-cell office:value-type="float" office:value="6.38782126983445" calcext:value-type="float">
            <text:p>6.39</text:p>
          </table:table-cell>
          <table:table-cell office:value-type="float" office:value="4.76779747909559" calcext:value-type="float">
            <text:p>4.77</text:p>
          </table:table-cell>
          <table:table-cell office:value-type="float" office:value="5.08131046822795" calcext:value-type="float">
            <text:p>5.08</text:p>
          </table:table-cell>
          <table:table-cell office:value-type="float" office:value="5.86016435403476" calcext:value-type="float">
            <text:p>5.86</text:p>
          </table:table-cell>
          <table:table-cell office:value-type="float" office:value="6.72954371654346" calcext:value-type="float">
            <text:p>6.73</text:p>
          </table:table-cell>
          <table:table-cell office:value-type="float" office:value="6.00086047251164" calcext:value-type="float">
            <text:p>6.00</text:p>
          </table:table-cell>
          <table:table-cell office:value-type="float" office:value="4.74070817534026" calcext:value-type="float">
            <text:p>4.74</text:p>
          </table:table-cell>
          <table:table-cell office:value-type="float" office:value="5.54966130743491" calcext:value-type="float">
            <text:p>5.55</text:p>
          </table:table-cell>
          <table:table-cell office:value-type="float" office:value="4.50430719813111" calcext:value-type="float">
            <text:p>4.50</text:p>
          </table:table-cell>
          <table:table-cell office:value-type="float" office:value="4.35466096201219" calcext:value-type="float">
            <text:p>4.35</text:p>
          </table:table-cell>
          <table:table-cell office:value-type="float" office:value="5.00298357463648" calcext:value-type="float">
            <text:p>5.00</text:p>
          </table:table-cell>
          <table:table-cell office:value-type="float" office:value="6.10177296799447" calcext:value-type="float">
            <text:p>6.10</text:p>
          </table:table-cell>
          <table:table-cell office:value-type="float" office:value="5.81177000788673" calcext:value-type="float">
            <text:p>5.81</text:p>
          </table:table-cell>
          <table:table-cell office:value-type="float" office:value="5.31228465827225" calcext:value-type="float">
            <text:p>5.31</text:p>
          </table:table-cell>
          <table:table-cell office:value-type="float" office:value="5.93642110926781" calcext:value-type="float">
            <text:p>5.94</text:p>
          </table:table-cell>
          <table:table-cell office:value-type="float" office:value="5.45215338776458" calcext:value-type="float">
            <text:p>5.45</text:p>
          </table:table-cell>
          <table:table-cell office:value-type="float" office:value="5.47372090996252" calcext:value-type="float">
            <text:p>5.47</text:p>
          </table:table-cell>
          <table:table-cell office:value-type="float" office:value="6.01023868093877" calcext:value-type="float">
            <text:p>6.01</text:p>
          </table:table-cell>
          <table:table-cell office:value-type="float" office:value="7.56282020004879" calcext:value-type="float">
            <text:p>7.56</text:p>
          </table:table-cell>
          <table:table-cell office:value-type="float" office:value="8.42989436455861" calcext:value-type="float">
            <text:p>8.43</text:p>
          </table:table-cell>
          <table:table-cell office:value-type="float" office:value="7.64251234688468" calcext:value-type="float">
            <text:p>7.64</text:p>
          </table:table-cell>
          <table:table-cell office:value-type="float" office:value="8.13867785463204" calcext:value-type="float">
            <text:p>8.14</text:p>
          </table:table-cell>
          <table:table-cell office:value-type="float" office:value="7.16797939267846" calcext:value-type="float">
            <text:p>7.17</text:p>
          </table:table-cell>
          <table:table-cell office:value-type="float" office:value="6.65589592057992" calcext:value-type="float">
            <text:p>6.66</text:p>
          </table:table-cell>
          <table:table-cell office:value-type="float" office:value="7.71585784617931" calcext:value-type="float">
            <text:p>7.72</text:p>
          </table:table-cell>
          <table:table-cell office:value-type="float" office:value="8.13981326310749" calcext:value-type="float">
            <text:p>8.14</text:p>
          </table:table-cell>
          <table:table-cell office:value-type="float" office:value="8.88862246733006" calcext:value-type="float">
            <text:p>8.89</text:p>
          </table:table-cell>
          <table:table-cell office:value-type="float" office:value="7.50806684330649" calcext:value-type="float">
            <text:p>7.51</text:p>
          </table:table-cell>
          <table:table-cell office:value-type="float" office:value="8.48047680053473" calcext:value-type="float">
            <text:p>8.48</text:p>
          </table:table-cell>
          <table:table-cell office:value-type="float" office:value="6.72646748049729" calcext:value-type="float">
            <text:p>6.73</text:p>
          </table:table-cell>
          <table:table-cell office:value-type="float" office:value="6.40063753693049" calcext:value-type="float">
            <text:p>6.40</text:p>
          </table:table-cell>
          <table:table-cell office:value-type="float" office:value="8.28290163802146" calcext:value-type="float">
            <text:p>8.28</text:p>
          </table:table-cell>
          <table:table-cell office:value-type="float" office:value="9.7367808059632" calcext:value-type="float">
            <text:p>9.74</text:p>
          </table:table-cell>
          <table:table-cell office:value-type="float" office:value="8.21813792297808" calcext:value-type="float">
            <text:p>8.22</text:p>
          </table:table-cell>
          <table:table-cell office:value-type="float" office:value="6.998773879682" calcext:value-type="float">
            <text:p>7.00</text:p>
          </table:table-cell>
          <table:table-cell office:value-type="float" office:value="7.72609650553417" calcext:value-type="float">
            <text:p>7.73</text:p>
          </table:table-cell>
          <table:table-cell office:value-type="float" office:value="5.65740193179578" calcext:value-type="float">
            <text:p>5.66</text:p>
          </table:table-cell>
          <table:table-cell office:value-type="float" office:value="5.73602814826937" calcext:value-type="float">
            <text:p>5.74</text:p>
          </table:table-cell>
          <table:table-cell office:value-type="float" office:value="7.80349437218987" calcext:value-type="float">
            <text:p>7.80</text:p>
          </table:table-cell>
          <table:table-cell office:value-type="float" office:value="9.37386239534037" calcext:value-type="float">
            <text:p>9.37</text:p>
          </table:table-cell>
          <table:table-cell office:value-type="float" office:value="8.02429480815278" calcext:value-type="float">
            <text:p>8.02</text:p>
          </table:table-cell>
          <table:table-cell office:value-type="float" office:value="6.4276784258303" calcext:value-type="float">
            <text:p>6.43</text:p>
          </table:table-cell>
          <table:table-cell office:value-type="float" office:value="7.77693536158475" calcext:value-type="float">
            <text:p>7.78</text:p>
          </table:table-cell>
          <table:table-cell office:value-type="float" office:value="5.83850345592225" calcext:value-type="float">
            <text:p>5.84</text:p>
          </table:table-cell>
          <table:table-cell office:value-type="float" office:value="5.87586118224384" calcext:value-type="float">
            <text:p>5.88</text:p>
          </table:table-cell>
          <table:table-cell office:value-type="float" office:value="8.07663053812512" calcext:value-type="float">
            <text:p>8.08</text:p>
          </table:table-cell>
          <table:table-cell office:value-type="float" office:value="9.49631981526916" calcext:value-type="float">
            <text:p>9.50</text:p>
          </table:table-cell>
          <table:table-cell office:value-type="float" office:value="8.12020604179319" calcext:value-type="float">
            <text:p>8.12</text:p>
          </table:table-cell>
          <table:table-cell office:value-type="float" office:value="6.87470057924306" calcext:value-type="float">
            <text:p>6.87</text:p>
          </table:table-cell>
          <table:table-cell office:value-type="float" office:value="8.03145005588863" calcext:value-type="float">
            <text:p>8.03</text:p>
          </table:table-cell>
          <table:table-cell office:value-type="float" office:value="6.25108092007917" calcext:value-type="float">
            <text:p>6.25</text:p>
          </table:table-cell>
          <table:table-cell office:value-type="float" office:value="6.22255386304378" calcext:value-type="float">
            <text:p>6.22</text:p>
          </table:table-cell>
          <table:table-cell office:value-type="float" office:value="7.72275438279414" calcext:value-type="float">
            <text:p>7.72</text:p>
          </table:table-cell>
          <table:table-cell office:value-type="float" office:value="9.09681611435997" calcext:value-type="float">
            <text:p>9.10</text:p>
          </table:table-cell>
          <table:table-cell office:value-type="float" office:value="7.47555043305819" calcext:value-type="float">
            <text:p>7.48</text:p>
          </table:table-cell>
          <table:table-cell office:value-type="float" office:value="6.15579389914722" calcext:value-type="float">
            <text:p>6.16</text:p>
          </table:table-cell>
          <table:table-cell office:value-type="float" office:value="6.70981214783599" calcext:value-type="float">
            <text:p>6.71</text:p>
          </table:table-cell>
          <table:table-cell office:value-type="float" office:value="5.1886334982058" calcext:value-type="float">
            <text:p>5.19</text:p>
          </table:table-cell>
          <table:table-cell office:value-type="float" office:value="5.17960820179486" calcext:value-type="float">
            <text:p>5.18</text:p>
          </table:table-cell>
          <table:table-cell office:value-type="float" office:value="6.0197409782472" calcext:value-type="float">
            <text:p>6.02</text:p>
          </table:table-cell>
          <table:table-cell office:value-type="float" office:value="7.64373992477163" calcext:value-type="float">
            <text:p>7.64</text:p>
          </table:table-cell>
          <table:table-cell office:value-type="float" office:value="9.02708124373119" calcext:value-type="float">
            <text:p>9.03</text:p>
          </table:table-cell>
          <table:table-cell office:value-type="float" office:value="9.21766270978305" calcext:value-type="float">
            <text:p>9.22</text:p>
          </table:table-cell>
          <table:table-cell office:value-type="float" office:value="9.10167233979577" calcext:value-type="float">
            <text:p>9.10</text:p>
          </table:table-cell>
          <table:table-cell office:value-type="float" office:value="9.24140064978598" calcext:value-type="float">
            <text:p>9.24</text:p>
          </table:table-cell>
          <table:table-cell office:value-type="float" office:value="8.87265779092702" calcext:value-type="float">
            <text:p>8.87</text:p>
          </table:table-cell>
          <table:table-cell office:value-type="float" office:value="9.88285178440379" calcext:value-type="float">
            <text:p>9.88</text:p>
          </table:table-cell>
          <table:table-cell office:value-type="float" office:value="10.9340252038547" calcext:value-type="float">
            <text:p>10.93</text:p>
          </table:table-cell>
          <table:table-cell office:value-type="float" office:value="12.8012454592631" calcext:value-type="float">
            <text:p>12.80</text:p>
          </table:table-cell>
          <table:table-cell office:value-type="float" office:value="12.1827015510925" calcext:value-type="float">
            <text:p>12.18</text:p>
          </table:table-cell>
          <table:table-cell office:value-type="float" office:value="11.3996776373941" calcext:value-type="float">
            <text:p>11.40</text:p>
          </table:table-cell>
          <table:table-cell office:value-type="float" office:value="10.8649609270395" calcext:value-type="float">
            <text:p>10.86</text:p>
          </table:table-cell>
          <table:table-cell office:value-type="float" office:value="9.9624615125058" calcext:value-type="float">
            <text:p>9.96</text:p>
          </table:table-cell>
          <table:table-cell office:value-type="float" office:value="9.83578338554756" calcext:value-type="float">
            <text:p>9.84</text:p>
          </table:table-cell>
          <table:table-cell office:value-type="float" office:value="10.6368715083799" calcext:value-type="float">
            <text:p>10.64</text:p>
          </table:table-cell>
          <table:table-cell office:value-type="float" office:value="12.7308580223163" calcext:value-type="float">
            <text:p>12.73</text:p>
          </table:table-cell>
          <table:table-cell office:value-type="float" office:value="12.5233307243061" calcext:value-type="float">
            <text:p>12.52</text:p>
          </table:table-cell>
          <table:table-cell office:value-type="float" office:value="12.1566353314614" calcext:value-type="float">
            <text:p>12.16</text:p>
          </table:table-cell>
          <table:table-cell office:value-type="float" office:value="11.383644156145" calcext:value-type="float">
            <text:p>11.38</text:p>
          </table:table-cell>
          <table:table-cell office:value-type="float" office:value="9.6848286803533" calcext:value-type="float">
            <text:p>9.68</text:p>
          </table:table-cell>
          <table:table-cell office:value-type="float" office:value="9.73426684700454" calcext:value-type="float">
            <text:p>9.73</text:p>
          </table:table-cell>
          <table:table-cell office:value-type="float" office:value="9.58391771856008" calcext:value-type="float">
            <text:p>9.58</text:p>
          </table:table-cell>
          <table:table-cell office:value-type="float" office:value="11.1329547109364" calcext:value-type="float">
            <text:p>11.13</text:p>
          </table:table-cell>
          <table:table-cell office:value-type="float" office:value="9.02549827998214" calcext:value-type="float">
            <text:p>9.03</text:p>
          </table:table-cell>
          <table:table-cell office:value-type="float" office:value="9.7754252845429" calcext:value-type="float">
            <text:p>9.78</text:p>
          </table:table-cell>
          <table:table-cell office:value-type="float" office:value="6.74347254398597" calcext:value-type="float">
            <text:p>6.74</text:p>
          </table:table-cell>
          <table:table-cell office:value-type="float" office:value="5.97971680061232" calcext:value-type="float">
            <text:p>5.98</text:p>
          </table:table-cell>
          <table:table-cell office:value-type="float" office:value="7.3876404494382" calcext:value-type="float">
            <text:p>7.39</text:p>
          </table:table-cell>
          <table:table-cell office:value-type="float" office:value="6.92094740079975" calcext:value-type="float">
            <text:p>6.92</text:p>
          </table:table-cell>
          <table:table-cell office:value-type="float" office:value="7.4108272630895" calcext:value-type="float">
            <text:p>7.41</text:p>
          </table:table-cell>
          <table:table-cell office:value-type="float" office:value="5.4037559504089" calcext:value-type="float">
            <text:p>5.40</text:p>
          </table:table-cell>
          <table:table-cell office:value-type="float" office:value="5.51627675269683" calcext:value-type="float">
            <text:p>5.52</text:p>
          </table:table-cell>
          <table:table-cell office:value-type="float" office:value="3.49080455344653" calcext:value-type="float">
            <text:p>3.49</text:p>
          </table:table-cell>
          <table:table-cell office:value-type="float" office:value="3.50176732388412" calcext:value-type="float">
            <text:p>3.50</text:p>
          </table:table-cell>
          <table:table-cell office:value-type="float" office:value="4.93815135872212" calcext:value-type="float">
            <text:p>4.94</text:p>
          </table:table-cell>
          <table:table-cell office:value-type="float" office:value="6.32591093117409" calcext:value-type="float">
            <text:p>6.33</text:p>
          </table:table-cell>
          <table:table-cell office:value-type="float" office:value="3.87792714657415" calcext:value-type="float">
            <text:p>3.88</text:p>
          </table:table-cell>
          <table:table-cell office:value-type="float" office:value="2.8323955238035" calcext:value-type="float">
            <text:p>2.83</text:p>
          </table:table-cell>
          <table:table-cell office:value-type="float" office:value="3.19876114545653" calcext:value-type="float">
            <text:p>3.20</text:p>
          </table:table-cell>
          <table:table-cell office:value-type="float" office:value="4.50200088928413" calcext:value-type="float">
            <text:p>4.50</text:p>
          </table:table-cell>
          <table:table-cell office:value-type="float" office:value="3.70228604614329" calcext:value-type="float">
            <text:p>3.70</text:p>
          </table:table-cell>
          <table:table-cell office:value-type="float" office:value="4.20032751091703" calcext:value-type="float">
            <text:p>4.20</text:p>
          </table:table-cell>
          <table:table-cell office:value-type="float" office:value="4.94974109046604" calcext:value-type="float">
            <text:p>4.95</text:p>
          </table:table-cell>
          <table:table-cell office:value-type="float" office:value="3.68181915143241" calcext:value-type="float">
            <text:p>3.68</text:p>
          </table:table-cell>
          <table:table-cell office:value-type="float" office:value="3.22525341276815" calcext:value-type="float">
            <text:p>3.23</text:p>
          </table:table-cell>
          <table:table-cell office:value-type="float" office:value="3.25685846079145" calcext:value-type="float">
            <text:p>3.26</text:p>
          </table:table-cell>
          <table:table-cell office:value-type="float" office:value="2.70367658169729" calcext:value-type="float">
            <text:p>2.70</text:p>
          </table:table-cell>
          <table:table-cell office:value-type="float" office:value="2.74579070514291" calcext:value-type="float">
            <text:p>2.75</text:p>
          </table:table-cell>
          <table:table-cell office:value-type="float" office:value="3.6875277872218" calcext:value-type="float">
            <text:p>3.69</text:p>
          </table:table-cell>
          <table:table-cell office:value-type="float" office:value="5.10146026929642" calcext:value-type="float">
            <text:p>5.10</text:p>
          </table:table-cell>
          <table:table-cell office:value-type="float" office:value="4.44322545255074" calcext:value-type="float">
            <text:p>4.44</text:p>
          </table:table-cell>
          <table:table-cell office:value-type="float" office:value="3.12086436091414" calcext:value-type="float">
            <text:p>3.12</text:p>
          </table:table-cell>
          <table:table-cell office:value-type="float" office:value="3.01143712119291" calcext:value-type="float">
            <text:p>3.01</text:p>
          </table:table-cell>
          <table:table-cell office:value-type="float" office:value="2.37866461683001" calcext:value-type="float">
            <text:p>2.38</text:p>
          </table:table-cell>
          <table:table-cell office:value-type="float" office:value="2.34572920902011" calcext:value-type="float">
            <text:p>2.35</text:p>
          </table:table-cell>
          <table:table-cell office:value-type="float" office:value="3.22314489513467" calcext:value-type="float">
            <text:p>3.22</text:p>
          </table:table-cell>
          <table:table-cell office:value-type="float" office:value="4.38921205711264" calcext:value-type="float">
            <text:p>4.39</text:p>
          </table:table-cell>
          <table:table-cell office:value-type="float" office:value="2.99841116799522" calcext:value-type="float">
            <text:p>3.00</text:p>
          </table:table-cell>
          <table:table-cell office:value-type="float" office:value="2.24435844325739" calcext:value-type="float">
            <text:p>2.24</text:p>
          </table:table-cell>
          <table:table-cell office:value-type="float" office:value="2.47916897244138" calcext:value-type="float">
            <text:p>2.48</text:p>
          </table:table-cell>
          <table:table-cell office:value-type="float" office:value="1.75305855497704" calcext:value-type="float">
            <text:p>1.75</text:p>
          </table:table-cell>
          <table:table-cell office:value-type="float" office:value="1.7071054101927" calcext:value-type="float">
            <text:p>1.71</text:p>
          </table:table-cell>
          <table:table-cell office:value-type="float" office:value="2.27072377420433" calcext:value-type="float">
            <text:p>2.27</text:p>
          </table:table-cell>
          <table:table-cell office:value-type="float" office:value="2.9379760609358" calcext:value-type="float">
            <text:p>2.94</text:p>
          </table:table-cell>
          <table:table-cell office:value-type="float" office:value="2.09235971679171" calcext:value-type="float">
            <text:p>2.09</text:p>
          </table:table-cell>
          <table:table-cell office:value-type="float" office:value="1.62074298519711" calcext:value-type="float">
            <text:p>1.62</text:p>
          </table:table-cell>
          <table:table-cell office:value-type="float" office:value="1.75778462040417" calcext:value-type="float">
            <text:p>1.76</text:p>
          </table:table-cell>
          <table:table-cell office:value-type="float" office:value="1.23454831082689" calcext:value-type="float">
            <text:p>1.23</text:p>
          </table:table-cell>
          <table:table-cell office:value-type="float" office:value="1.18636003172086" calcext:value-type="float">
            <text:p>1.19</text:p>
          </table:table-cell>
          <table:table-cell office:value-type="float" office:value="1.69158616266485" calcext:value-type="float">
            <text:p>1.69</text:p>
          </table:table-cell>
          <table:table-cell office:value-type="float" office:value="1.58186132349064" calcext:value-type="float">
            <text:p>1.58</text:p>
          </table:table-cell>
          <table:table-cell office:value-type="float" office:value="1.34132531531883" calcext:value-type="float">
            <text:p>1.34</text:p>
          </table:table-cell>
          <table:table-cell office:value-type="float" office:value="1.06363204527148" calcext:value-type="float">
            <text:p>1.06</text:p>
          </table:table-cell>
          <table:table-cell office:value-type="float" office:value="1.19883813044626" calcext:value-type="float">
            <text:p>1.20</text:p>
          </table:table-cell>
          <table:table-cell office:value-type="float" office:value="0.91847989571844" calcext:value-type="float">
            <text:p>0.92</text:p>
          </table:table-cell>
          <table:table-cell office:value-type="float" office:value="0.768262798860852" calcext:value-type="float">
            <text:p>0.77</text:p>
          </table:table-cell>
          <table:table-cell office:value-type="float" office:value="1.08381788695067" calcext:value-type="float">
            <text:p>1.08</text:p>
          </table:table-cell>
          <table:table-cell office:value-type="float" office:value="1.01738024586689" calcext:value-type="float">
            <text:p>1.02</text:p>
          </table:table-cell>
          <table:table-cell office:value-type="float" office:value="1.07210746419972" calcext:value-type="float">
            <text:p>1.07</text:p>
          </table:table-cell>
          <table:table-cell office:value-type="float" office:value="0.971096937309659" calcext:value-type="float">
            <text:p>0.97</text:p>
          </table:table-cell>
          <table:table-cell office:value-type="float" office:value="1.06210677132" calcext:value-type="float">
            <text:p>1.06</text:p>
          </table:table-cell>
          <table:table-cell office:value-type="float" office:value="0.863732642974817" calcext:value-type="float">
            <text:p>0.86</text:p>
          </table:table-cell>
          <table:table-cell office:value-type="float" office:value="0.764822134387352" calcext:value-type="float">
            <text:p>0.76</text:p>
          </table:table-cell>
          <table:table-cell office:value-type="float" office:value="0.821465724432328" calcext:value-type="float">
            <text:p>0.82</text:p>
          </table:table-cell>
          <table:table-cell office:value-type="float" office:value="1.0290277991092" calcext:value-type="float">
            <text:p>1.03</text:p>
          </table:table-cell>
          <table:table-cell office:value-type="float" office:value="1.05491127567417" calcext:value-type="float">
            <text:p>1.05</text:p>
          </table:table-cell>
          <table:table-cell office:value-type="float" office:value="0.971344075056088" calcext:value-type="float">
            <text:p>0.97</text:p>
          </table:table-cell>
          <table:table-cell office:value-type="float" office:value="1.14076424205664" calcext:value-type="float">
            <text:p>1.14</text:p>
          </table:table-cell>
          <table:table-cell office:value-type="float" office:value="0.82093654142804" calcext:value-type="float">
            <text:p>0.82</text:p>
          </table:table-cell>
          <table:table-cell office:value-type="float" office:value="0.889515723621739" calcext:value-type="float">
            <text:p>0.89</text:p>
          </table:table-cell>
          <table:table-cell office:value-type="float" office:value="0.854171824709086" calcext:value-type="float">
            <text:p>0.85</text:p>
          </table:table-cell>
          <table:table-cell office:value-type="float" office:value="1.32289919880753" calcext:value-type="float">
            <text:p>1.32</text:p>
          </table:table-cell>
          <table:table-cell office:value-type="float" office:value="1.24985278530208" calcext:value-type="float">
            <text:p>1.25</text:p>
          </table:table-cell>
          <table:table-cell office:value-type="float" office:value="1.42968201899922" calcext:value-type="float">
            <text:p>1.43</text:p>
          </table:table-cell>
          <table:table-cell office:value-type="float" office:value="1.50088495575221" calcext:value-type="float">
            <text:p>1.50</text:p>
          </table:table-cell>
          <table:table-cell office:value-type="float" office:value="1.18666703764503" calcext:value-type="float">
            <text:p>1.19</text:p>
          </table:table-cell>
          <table:table-cell office:value-type="float" office:value="1.05900942853256" calcext:value-type="float">
            <text:p>1.06</text:p>
          </table:table-cell>
          <table:table-cell office:value-type="float" office:value="1.08180329281958" calcext:value-type="float">
            <text:p>1.08</text:p>
          </table:table-cell>
          <table:table-cell office:value-type="float" office:value="1.52911193883552" calcext:value-type="float">
            <text:p>1.53</text:p>
          </table:table-cell>
          <table:table-cell office:value-type="float" office:value="2.40848745846821" calcext:value-type="float">
            <text:p>2.41</text:p>
          </table:table-cell>
          <table:table-cell office:value-type="float" office:value="2.52147057579219" calcext:value-type="float">
            <text:p>2.52</text:p>
          </table:table-cell>
          <table:table-cell office:value-type="float" office:value="2.23642172523962" calcext:value-type="float">
            <text:p>2.24</text:p>
          </table:table-cell>
          <table:table-cell office:value-type="float" office:value="3.01977615479465" calcext:value-type="float">
            <text:p>3.02</text:p>
          </table:table-cell>
          <table:table-cell office:value-type="float" office:value="2.70415021423171" calcext:value-type="float">
            <text:p>2.70</text:p>
          </table:table-cell>
          <table:table-cell office:value-type="float" office:value="2.75142971876428" calcext:value-type="float">
            <text:p>2.75</text:p>
          </table:table-cell>
          <table:table-cell office:value-type="float" office:value="3.50443934850356" calcext:value-type="float">
            <text:p>3.50</text:p>
          </table:table-cell>
          <table:table-cell office:value-type="float" office:value="5.83248883898003" calcext:value-type="float">
            <text:p>5.83</text:p>
          </table:table-cell>
          <table:table-cell office:value-type="float" office:value="5.94003571540462" calcext:value-type="float">
            <text:p>5.94</text:p>
          </table:table-cell>
          <table:table-cell office:value-type="float" office:value="5.4131695305674" calcext:value-type="float">
            <text:p>5.41</text:p>
          </table:table-cell>
          <table:table-cell office:value-type="float" office:value="5.04612329160896" calcext:value-type="float">
            <text:p>5.05</text:p>
          </table:table-cell>
          <table:table-cell office:value-type="float" office:value="3.9770942349636" calcext:value-type="float">
            <text:p>3.98</text:p>
          </table:table-cell>
          <table:table-cell office:value-type="float" office:value="3.47671000627525" calcext:value-type="float">
            <text:p>3.48</text:p>
          </table:table-cell>
          <table:table-cell office:value-type="float" office:value="3.77165683496679" calcext:value-type="float">
            <text:p>3.77</text:p>
          </table:table-cell>
          <table:table-cell office:value-type="float" office:value="6.46077653667217" calcext:value-type="float">
            <text:p>6.46</text:p>
          </table:table-cell>
          <table:table-cell office:value-type="float" office:value="6.20280117972253" calcext:value-type="float">
            <text:p>6.20</text:p>
          </table:table-cell>
          <table:table-cell office:value-type="float" office:value="5.59933112062631" calcext:value-type="float">
            <text:p>5.60</text:p>
          </table:table-cell>
          <table:table-cell office:value-type="float" office:value="4.58961793843739" calcext:value-type="float">
            <text:p>4.59</text:p>
          </table:table-cell>
          <table:table-cell office:value-type="float" office:value="3.34968288779563" calcext:value-type="float">
            <text:p>3.35</text:p>
          </table:table-cell>
          <table:table-cell office:value-type="float" office:value="2.83721060545215" calcext:value-type="float">
            <text:p>2.84</text:p>
          </table:table-cell>
          <table:table-cell office:value-type="float" office:value="2.99158616391399" calcext:value-type="float">
            <text:p>2.99</text:p>
          </table:table-cell>
          <table:table-cell office:value-type="float" office:value="5.7219550817836" calcext:value-type="float">
            <text:p>5.72</text:p>
          </table:table-cell>
          <table:table-cell office:value-type="float" office:value="5.94444869929284" calcext:value-type="float">
            <text:p>5.94</text:p>
          </table:table-cell>
          <table:table-cell office:value-type="float" office:value="5.53892404663559" calcext:value-type="float">
            <text:p>5.54</text:p>
          </table:table-cell>
          <table:table-cell office:value-type="float" office:value="4.72431328137144" calcext:value-type="float">
            <text:p>4.72</text:p>
          </table:table-cell>
          <table:table-cell office:value-type="float" office:value="3.6914969189341" calcext:value-type="float">
            <text:p>3.69</text:p>
          </table:table-cell>
          <table:table-cell office:value-type="float" office:value="3.16968768165724" calcext:value-type="float">
            <text:p>3.17</text:p>
          </table:table-cell>
          <table:table-cell office:value-type="float" office:value="3.3496889850481" calcext:value-type="float">
            <text:p>3.35</text:p>
          </table:table-cell>
          <table:table-cell office:value-type="float" office:value="5.2436581822558" calcext:value-type="float">
            <text:p>5.24</text:p>
          </table:table-cell>
          <table:table-cell office:value-type="float" office:value="4.98929402001865" calcext:value-type="float">
            <text:p>4.99</text:p>
          </table:table-cell>
          <table:table-cell office:value-type="float" office:value="4.79147509060421" calcext:value-type="float">
            <text:p>4.79</text:p>
          </table:table-cell>
          <table:table-cell office:value-type="float" office:value="4.3179299697868" calcext:value-type="float">
            <text:p>4.32</text:p>
          </table:table-cell>
          <table:table-cell office:value-type="float" office:value="3.59424219466486" calcext:value-type="float">
            <text:p>3.59</text:p>
          </table:table-cell>
          <table:table-cell office:value-type="float" office:value="2.74686284549121" calcext:value-type="float">
            <text:p>2.75</text:p>
          </table:table-cell>
          <table:table-cell office:value-type="float" office:value="3.05403878742233" calcext:value-type="float">
            <text:p>3.05</text:p>
          </table:table-cell>
          <table:table-cell office:value-type="float" office:value="4.9924504840572" calcext:value-type="float">
            <text:p>4.99</text:p>
          </table:table-cell>
          <table:table-cell office:value-type="float" office:value="4.72664900777281" calcext:value-type="float">
            <text:p>4.73</text:p>
          </table:table-cell>
          <table:table-cell office:value-type="float" office:value="4.64468559673635" calcext:value-type="float">
            <text:p>4.64</text:p>
          </table:table-cell>
          <table:table-cell office:value-type="float" office:value="3.77066168699917" calcext:value-type="float">
            <text:p>3.77</text:p>
          </table:table-cell>
          <table:table-cell office:value-type="float" office:value="3.10340921961717" calcext:value-type="float">
            <text:p>3.10</text:p>
          </table:table-cell>
          <table:table-cell office:value-type="float" office:value="2.60856047258783" calcext:value-type="float">
            <text:p>2.61</text:p>
          </table:table-cell>
          <table:table-cell office:value-type="float" office:value="3.23487454896367" calcext:value-type="float">
            <text:p>3.23</text:p>
          </table:table-cell>
          <table:table-cell office:value-type="float" office:value="4.97677504976775" calcext:value-type="float">
            <text:p>4.98</text:p>
          </table:table-cell>
          <table:table-cell office:value-type="float" office:value="4.49088042115196" calcext:value-type="float">
            <text:p>4.49</text:p>
          </table:table-cell>
          <table:table-cell office:value-type="float" office:value="4.18607098692346" calcext:value-type="float">
            <text:p>4.19</text:p>
          </table:table-cell>
          <table:table-cell office:value-type="float" office:value="3.57375477750058" calcext:value-type="float">
            <text:p>3.57</text:p>
          </table:table-cell>
          <table:table-cell office:value-type="float" office:value="2.87500946037993" calcext:value-type="float">
            <text:p>2.88</text:p>
          </table:table-cell>
          <table:table-cell office:value-type="float" office:value="2.46147366334671" calcext:value-type="float">
            <text:p>2.46</text:p>
          </table:table-cell>
          <table:table-cell office:value-type="float" office:value="2.70912086846952" calcext:value-type="float">
            <text:p>2.71</text:p>
          </table:table-cell>
          <table:table-cell office:value-type="float" office:value="4.44725251806505" calcext:value-type="float">
            <text:p>4.45</text:p>
          </table:table-cell>
          <table:table-cell office:value-type="float" office:value="4.26238800799887" calcext:value-type="float">
            <text:p>4.26</text:p>
          </table:table-cell>
          <table:table-cell office:value-type="float" office:value="4.51542577789522" calcext:value-type="float">
            <text:p>4.52</text:p>
          </table:table-cell>
          <table:table-cell office:value-type="float" office:value="3.79021595416483" calcext:value-type="float">
            <text:p>3.79</text:p>
          </table:table-cell>
          <table:table-cell office:value-type="float" office:value="2.81249085428312" calcext:value-type="float">
            <text:p>2.81</text:p>
          </table:table-cell>
          <table:table-cell office:value-type="float" office:value="2.43762637922525" calcext:value-type="float">
            <text:p>2.44</text:p>
          </table:table-cell>
          <table:table-cell office:value-type="float" office:value="2.93412738760985" calcext:value-type="float">
            <text:p>2.93</text:p>
          </table:table-cell>
          <table:table-cell office:value-type="float" office:value="4.88990395877255" calcext:value-type="float">
            <text:p>4.89</text:p>
          </table:table-cell>
          <table:table-cell office:value-type="float" office:value="4.18537130094919" calcext:value-type="float">
            <text:p>4.19</text:p>
          </table:table-cell>
          <table:table-cell office:value-type="float" office:value="3.50877192982456" calcext:value-type="float">
            <text:p>3.51</text:p>
          </table:table-cell>
          <table:table-cell office:value-type="float" office:value="2.66760077602932" calcext:value-type="float">
            <text:p>2.67</text:p>
          </table:table-cell>
          <table:table-cell office:value-type="float" office:value="2.00924224408172" calcext:value-type="float">
            <text:p>2.01</text:p>
          </table:table-cell>
          <table:table-cell office:value-type="float" office:value="1.63633276216058" calcext:value-type="float">
            <text:p>1.64</text:p>
          </table:table-cell>
          <table:table-cell office:value-type="float" office:value="1.86091340450771" calcext:value-type="float">
            <text:p>1.86</text:p>
          </table:table-cell>
          <table:table-cell office:value-type="float" office:value="3.02108573490746" calcext:value-type="float">
            <text:p>3.02</text:p>
          </table:table-cell>
          <table:table-cell office:value-type="float" office:value="2.32876712328767" calcext:value-type="float">
            <text:p>2.33</text:p>
          </table:table-cell>
          <table:table-cell office:value-type="float" office:value="2.5086098198995" calcext:value-type="float">
            <text:p>2.51</text:p>
          </table:table-cell>
          <table:table-cell office:value-type="float" office:value="2.0081194722343" calcext:value-type="float">
            <text:p>2.01</text:p>
          </table:table-cell>
          <table:table-cell office:value-type="float" office:value="1.4968774665245" calcext:value-type="float">
            <text:p>1.50</text:p>
          </table:table-cell>
          <table:table-cell office:value-type="float" office:value="1.27089961416097" calcext:value-type="float">
            <text:p>1.27</text:p>
          </table:table-cell>
          <table:table-cell office:value-type="float" office:value="1.5922232464594" calcext:value-type="float">
            <text:p>1.59</text:p>
          </table:table-cell>
          <table:table-cell office:value-type="float" office:value="2.37384140061792" calcext:value-type="float">
            <text:p>2.37</text:p>
          </table:table-cell>
          <table:table-cell office:value-type="float" office:value="2.01844776349813" calcext:value-type="float">
            <text:p>2.02</text:p>
          </table:table-cell>
          <table:table-cell office:value-type="float" office:value="1.90717605166274" calcext:value-type="float">
            <text:p>1.91</text:p>
          </table:table-cell>
          <table:table-cell office:value-type="float" office:value="1.61631640396964" calcext:value-type="float">
            <text:p>1.62</text:p>
          </table:table-cell>
          <table:table-cell office:value-type="float" office:value="1.29448917465646" calcext:value-type="float">
            <text:p>1.29</text:p>
          </table:table-cell>
          <table:table-cell office:value-type="float" office:value="1.14430796188024" calcext:value-type="float">
            <text:p>1.14</text:p>
          </table:table-cell>
          <table:table-cell office:value-type="float" office:value="1.49607044787425" calcext:value-type="float">
            <text:p>1.50</text:p>
          </table:table-cell>
          <table:table-cell office:value-type="float" office:value="2.08883178219197" calcext:value-type="float">
            <text:p>2.09</text:p>
          </table:table-cell>
          <table:table-cell office:value-type="float" office:value="1.74461766889384" calcext:value-type="float">
            <text:p>1.74</text:p>
          </table:table-cell>
          <table:table-cell office:value-type="float" office:value="1.57339850509303" calcext:value-type="float">
            <text:p>1.57</text:p>
          </table:table-cell>
          <table:table-cell office:value-type="float" office:value="0.973095988594896" calcext:value-type="float">
            <text:p>0.97</text:p>
          </table:table-cell>
          <table:table-cell office:value-type="float" office:value="0.675317796610169" calcext:value-type="float">
            <text:p>0.68</text:p>
          </table:table-cell>
          <table:table-cell office:value-type="float" office:value="0.507292985040563" calcext:value-type="float">
            <text:p>0.51</text:p>
          </table:table-cell>
          <table:table-cell office:value-type="float" office:value="1.00303951367781" calcext:value-type="float">
            <text:p>1.00</text:p>
          </table:table-cell>
          <table:table-cell office:value-type="float" office:value="1.49380354320885" calcext:value-type="float">
            <text:p>1.49</text:p>
          </table:table-cell>
          <table:table-cell office:value-type="float" office:value="1.08051758943641" calcext:value-type="float">
            <text:p>1.08</text:p>
          </table:table-cell>
          <table:table-cell office:value-type="float" office:value="0.980776775205963" calcext:value-type="float">
            <text:p>0.98</text:p>
          </table:table-cell>
          <table:table-cell office:value-type="float" office:value="0.960341728000492" calcext:value-type="float">
            <text:p>0.96</text:p>
          </table:table-cell>
          <table:table-cell office:value-type="float" office:value="0.651077927690018" calcext:value-type="float">
            <text:p>0.65</text:p>
          </table:table-cell>
          <table:table-cell office:value-type="float" office:value="0.53943770295676" calcext:value-type="float">
            <text:p>0.54</text:p>
          </table:table-cell>
          <table:table-cell office:value-type="float" office:value="0.936726758571933" calcext:value-type="float">
            <text:p>0.94</text:p>
          </table:table-cell>
          <table:table-cell office:value-type="float" office:value="1.51320666027878" calcext:value-type="float">
            <text:p>1.51</text:p>
          </table:table-cell>
          <table:table-cell office:value-type="float" office:value="1.12790802932923" calcext:value-type="float">
            <text:p>1.13</text:p>
          </table:table-cell>
          <table:table-cell office:value-type="float" office:value="1.11211531686096" calcext:value-type="float">
            <text:p>1.11</text:p>
          </table:table-cell>
          <table:table-cell office:value-type="float" office:value="0.840289184628965" calcext:value-type="float">
            <text:p>0.84</text:p>
          </table:table-cell>
          <table:table-cell office:value-type="float" office:value="0.858551626064883" calcext:value-type="float">
            <text:p>0.86</text:p>
          </table:table-cell>
          <table:table-cell office:value-type="float" office:value="0.716464383300502" calcext:value-type="float">
            <text:p>0.72</text:p>
          </table:table-cell>
          <table:table-cell office:value-type="float" office:value="1.78670360110803" calcext:value-type="float">
            <text:p>1.79</text:p>
          </table:table-cell>
          <table:table-cell office:value-type="float" office:value="1.86863203607817" calcext:value-type="float">
            <text:p>1.87</text:p>
          </table:table-cell>
          <table:table-cell office:value-type="float" office:value="1.57050256081946" calcext:value-type="float">
            <text:p>1.57</text:p>
          </table:table-cell>
          <table:table-cell office:value-type="float" office:value="1.32343825909236" calcext:value-type="float">
            <text:p>1.32</text:p>
          </table:table-cell>
          <table:table-cell office:value-type="float" office:value="1.29059262618159" calcext:value-type="float">
            <text:p>1.29</text:p>
          </table:table-cell>
          <table:table-cell office:value-type="float" office:value="1.00406137184116" calcext:value-type="float">
            <text:p>1.00</text:p>
          </table:table-cell>
          <table:table-cell office:value-type="float" office:value="0.732782036578741" calcext:value-type="float">
            <text:p>0.73</text:p>
          </table:table-cell>
          <table:table-cell office:value-type="float" office:value="1.05878057685287" calcext:value-type="float">
            <text:p>1.06</text:p>
          </table:table-cell>
          <table:table-cell office:value-type="float" office:value="1.40972874874421" calcext:value-type="float">
            <text:p>1.41</text:p>
          </table:table-cell>
          <table:table-cell office:value-type="float" office:value="1.37035564893154" calcext:value-type="float">
            <text:p>1.37</text:p>
          </table:table-cell>
          <table:table-cell office:value-type="float" office:value="1.37687756030951" calcext:value-type="float">
            <text:p>1.38</text:p>
          </table:table-cell>
          <table:table-cell office:value-type="float" office:value="1.42469211351641" calcext:value-type="float">
            <text:p>1.42</text:p>
          </table:table-cell>
          <table:table-cell office:value-type="float" office:value="1.23417546575267" calcext:value-type="float">
            <text:p>1.23</text:p>
          </table:table-cell>
          <table:table-cell office:value-type="float" office:value="1.11379274160908" calcext:value-type="float">
            <text:p>1.11</text:p>
          </table:table-cell>
          <table:table-cell office:value-type="float" office:value="1.35930377123912" calcext:value-type="float">
            <text:p>1.36</text:p>
          </table:table-cell>
          <table:table-cell office:value-type="float" office:value="1.92841967641772" calcext:value-type="float">
            <text:p>1.93</text:p>
          </table:table-cell>
          <table:table-cell office:value-type="float" office:value="2.1059233219455" calcext:value-type="float">
            <text:p>2.11</text:p>
          </table:table-cell>
          <table:table-cell office:value-type="float" office:value="2.04163839891452" calcext:value-type="float">
            <text:p>2.04</text:p>
          </table:table-cell>
          <table:table-cell office:value-type="float" office:value="2.0167207720016" calcext:value-type="float">
            <text:p>2.02</text:p>
          </table:table-cell>
          <table:table-cell office:value-type="float" office:value="1.83818113368144" calcext:value-type="float">
            <text:p>1.84</text:p>
          </table:table-cell>
          <table:table-cell office:value-type="float" office:value="1.87009223177394" calcext:value-type="float">
            <text:p>1.87</text:p>
          </table:table-cell>
          <table:table-cell office:value-type="float" office:value="3.19452367370222" calcext:value-type="float">
            <text:p>3.19</text:p>
          </table:table-cell>
          <table:table-cell office:value-type="float" office:value="4.21204946066825" calcext:value-type="float">
            <text:p>4.21</text:p>
          </table:table-cell>
          <table:table-cell office:value-type="float" office:value="3.02361670142088" calcext:value-type="float">
            <text:p>3.02</text:p>
          </table:table-cell>
          <table:table-cell office:value-type="float" office:value="2.51572327044025" calcext:value-type="float">
            <text:p>2.52</text:p>
          </table:table-cell>
          <table:table-cell office:value-type="float" office:value="2.99452106555828" calcext:value-type="float">
            <text:p>2.99</text:p>
          </table:table-cell>
          <table:table-cell office:value-type="float" office:value="2.50991984234774" calcext:value-type="float">
            <text:p>2.51</text:p>
          </table:table-cell>
          <table:table-cell office:value-type="float" office:value="1.94634821187209" calcext:value-type="float">
            <text:p>1.95</text:p>
          </table:table-cell>
          <table:table-cell office:value-type="float" office:value="4.08029388611913" calcext:value-type="float">
            <text:p>4.08</text:p>
          </table:table-cell>
          <table:table-cell office:value-type="float" office:value="5.02613368669022" calcext:value-type="float">
            <text:p>5.03</text:p>
          </table:table-cell>
          <table:table-cell office:value-type="float" office:value="4.05370646638202" calcext:value-type="float">
            <text:p>4.05</text:p>
          </table:table-cell>
          <table:table-cell office:value-type="float" office:value="3.8990582204765" calcext:value-type="float">
            <text:p>3.90</text:p>
          </table:table-cell>
          <table:table-cell office:value-type="float" office:value="4.27578581582688" calcext:value-type="float">
            <text:p>4.28</text:p>
          </table:table-cell>
          <table:table-cell office:value-type="float" office:value="3.1024264729144" calcext:value-type="float">
            <text:p>3.10</text:p>
          </table:table-cell>
          <table:table-cell office:value-type="float" office:value="2.87312270952598" calcext:value-type="float">
            <text:p>2.87</text:p>
          </table:table-cell>
          <table:table-cell office:value-type="float" office:value="5.57287999195252" calcext:value-type="float">
            <text:p>5.57</text:p>
          </table:table-cell>
          <table:table-cell office:value-type="float" office:value="5.7967746911749" calcext:value-type="float">
            <text:p>5.80</text:p>
          </table:table-cell>
          <table:table-cell office:value-type="float" office:value="4.89241774913347" calcext:value-type="float">
            <text:p>4.89</text:p>
          </table:table-cell>
          <table:table-cell office:value-type="float" office:value="4.6276145568855" calcext:value-type="float">
            <text:p>4.63</text:p>
          </table:table-cell>
          <table:table-cell office:value-type="float" office:value="4.71028620447633" calcext:value-type="float">
            <text:p>4.71</text:p>
          </table:table-cell>
          <table:table-cell office:value-type="float" office:value="4.11989109320269" calcext:value-type="float">
            <text:p>4.12</text:p>
          </table:table-cell>
          <table:table-cell office:value-type="float" office:value="3.71687353237169" calcext:value-type="float">
            <text:p>3.72</text:p>
          </table:table-cell>
          <table:table-cell office:value-type="float" office:value="5.75539568345324" calcext:value-type="float">
            <text:p>5.76</text:p>
          </table:table-cell>
          <table:table-cell office:value-type="float" office:value="6.44962953738871" calcext:value-type="float">
            <text:p>6.45</text:p>
          </table:table-cell>
          <table:table-cell office:value-type="float" office:value="5.32110232711795" calcext:value-type="float">
            <text:p>5.32</text:p>
          </table:table-cell>
          <table:table-cell office:value-type="float" office:value="5.25884147218785" calcext:value-type="float">
            <text:p>5.26</text:p>
          </table:table-cell>
          <table:table-cell office:value-type="float" office:value="5.41774249631937" calcext:value-type="float">
            <text:p>5.42</text:p>
          </table:table-cell>
          <table:table-cell office:value-type="float" office:value="4.83415037881199" calcext:value-type="float">
            <text:p>4.83</text:p>
          </table:table-cell>
          <table:table-cell office:value-type="float" office:value="4.03234619167304" calcext:value-type="float">
            <text:p>4.03</text:p>
          </table:table-cell>
          <table:table-cell office:value-type="float" office:value="5.63681464374305" calcext:value-type="float">
            <text:p>5.64</text:p>
          </table:table-cell>
          <table:table-cell office:value-type="float" office:value="6.9774837028974" calcext:value-type="float">
            <text:p>6.98</text:p>
          </table:table-cell>
          <table:table-cell office:value-type="float" office:value="5.96322334957791" calcext:value-type="float">
            <text:p>5.96</text:p>
          </table:table-cell>
          <table:table-cell office:value-type="float" office:value="5.65402339595888" calcext:value-type="float">
            <text:p>5.65</text:p>
          </table:table-cell>
          <table:table-cell office:value-type="float" office:value="5.41746504273108" calcext:value-type="float">
            <text:p>5.42</text:p>
          </table:table-cell>
          <table:table-cell office:value-type="float" office:value="4.93502513178865" calcext:value-type="float">
            <text:p>4.94</text:p>
          </table:table-cell>
          <table:table-cell office:value-type="float" office:value="4.23153499433122" calcext:value-type="float">
            <text:p>4.23</text:p>
          </table:table-cell>
          <table:table-cell office:value-type="float" office:value="5.05096821981588" calcext:value-type="float">
            <text:p>5.05</text:p>
          </table:table-cell>
          <table:table-cell office:value-type="float" office:value="6.95749920918252" calcext:value-type="float">
            <text:p>6.96</text:p>
          </table:table-cell>
          <table:table-cell office:value-type="float" office:value="5.96469169382361" calcext:value-type="float">
            <text:p>5.96</text:p>
          </table:table-cell>
          <table:table-cell office:value-type="float" office:value="5.48653431499858" calcext:value-type="float">
            <text:p>5.49</text:p>
          </table:table-cell>
          <table:table-cell office:value-type="float" office:value="5.54037118020372" calcext:value-type="float">
            <text:p>5.54</text:p>
          </table:table-cell>
          <table:table-cell office:value-type="float" office:value="5.04953809470674" calcext:value-type="float">
            <text:p>5.05</text:p>
          </table:table-cell>
          <table:table-cell office:value-type="float" office:value="4.20147227733111" calcext:value-type="float">
            <text:p>4.20</text:p>
          </table:table-cell>
          <table:table-cell office:value-type="float" office:value="5.09848666826808" calcext:value-type="float">
            <text:p>5.10</text:p>
          </table:table-cell>
          <table:table-cell office:value-type="float" office:value="8.27439886845827" calcext:value-type="float">
            <text:p>8.27</text:p>
          </table:table-cell>
          <table:table-cell office:value-type="float" office:value="8.0789413135609" calcext:value-type="float">
            <text:p>8.08</text:p>
          </table:table-cell>
          <table:table-cell office:value-type="float" office:value="8.11250032764541" calcext:value-type="float">
            <text:p>8.11</text:p>
          </table:table-cell>
          <table:table-cell office:value-type="float" office:value="7.61090540445302" calcext:value-type="float">
            <text:p>7.61</text:p>
          </table:table-cell>
          <table:table-cell office:value-type="float" office:value="8.44783022717998" calcext:value-type="float">
            <text:p>8.45</text:p>
          </table:table-cell>
          <table:table-cell office:value-type="float" office:value="10.5067289800511" calcext:value-type="float">
            <text:p>10.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24598930481283" calcext:value-type="float">
            <text:p>2.25</text:p>
          </table:table-cell>
          <table:table-cell office:value-type="float" office:value="2.19905213270142" calcext:value-type="float">
            <text:p>2.20</text:p>
          </table:table-cell>
          <table:table-cell office:value-type="float" office:value="2.24756793022476" calcext:value-type="float">
            <text:p>2.25</text:p>
          </table:table-cell>
          <table:table-cell office:value-type="float" office:value="1.92407696307852" calcext:value-type="float">
            <text:p>1.92</text:p>
          </table:table-cell>
          <table:table-cell office:value-type="float" office:value="2.70700636942675" calcext:value-type="float">
            <text:p>2.71</text:p>
          </table:table-cell>
          <table:table-cell office:value-type="float" office:value="1.99968005119181" calcext:value-type="float">
            <text:p>2.00</text:p>
          </table:table-cell>
          <table:table-cell office:value-type="float" office:value="1.67638483965015" calcext:value-type="float">
            <text:p>1.68</text:p>
          </table:table-cell>
          <table:table-cell office:value-type="float" office:value="1.70162828223559" calcext:value-type="float">
            <text:p>1.70</text:p>
          </table:table-cell>
          <table:table-cell office:value-type="float" office:value="2.49252243270189" calcext:value-type="float">
            <text:p>2.49</text:p>
          </table:table-cell>
          <table:table-cell office:value-type="float" office:value="1.9025750369034" calcext:value-type="float">
            <text:p>1.90</text:p>
          </table:table-cell>
          <table:table-cell office:value-type="float" office:value="1.38826690550828" calcext:value-type="float">
            <text:p>1.39</text:p>
          </table:table-cell>
          <table:table-cell office:value-type="float" office:value="3.51617440225035" calcext:value-type="float">
            <text:p>3.52</text:p>
          </table:table-cell>
          <table:table-cell office:value-type="float" office:value="1.34831460674157" calcext:value-type="float">
            <text:p>1.35</text:p>
          </table:table-cell>
          <table:table-cell office:value-type="float" office:value="1.38398531280893" calcext:value-type="float">
            <text:p>1.38</text:p>
          </table:table-cell>
          <table:table-cell office:value-type="float" office:value="1.42566191446029" calcext:value-type="float">
            <text:p>1.43</text:p>
          </table:table-cell>
          <table:table-cell office:value-type="float" office:value="1.76727909011374" calcext:value-type="float">
            <text:p>1.77</text:p>
          </table:table-cell>
          <table:table-cell office:value-type="float" office:value="1.39650872817955" calcext:value-type="float">
            <text:p>1.40</text:p>
          </table:table-cell>
          <table:table-cell office:value-type="float" office:value="3.57894736842105" calcext:value-type="float">
            <text:p>3.58</text:p>
          </table:table-cell>
          <table:table-cell office:value-type="float" office:value="5.84192439862543" calcext:value-type="float">
            <text:p>5.84</text:p>
          </table:table-cell>
          <table:table-cell office:value-type="float" office:value="3.53143841515935" calcext:value-type="float">
            <text:p>3.53</text:p>
          </table:table-cell>
          <table:table-cell office:value-type="float" office:value="1.78204249485949" calcext:value-type="float">
            <text:p>1.78</text:p>
          </table:table-cell>
          <table:table-cell office:value-type="float" office:value="1.57095479141211" calcext:value-type="float">
            <text:p>1.57</text:p>
          </table:table-cell>
          <table:table-cell office:value-type="float" office:value="1.45510243155275" calcext:value-type="float">
            <text:p>1.46</text:p>
          </table:table-cell>
          <table:table-cell office:value-type="float" office:value="1.26763078021782" calcext:value-type="float">
            <text:p>1.27</text:p>
          </table:table-cell>
          <table:table-cell office:value-type="float" office:value="1.90964136003726" calcext:value-type="float">
            <text:p>1.91</text:p>
          </table:table-cell>
          <table:table-cell office:value-type="float" office:value="1.76470588235294" calcext:value-type="float">
            <text:p>1.76</text:p>
          </table:table-cell>
          <table:table-cell office:value-type="float" office:value="1.58700170035896" calcext:value-type="float">
            <text:p>1.59</text:p>
          </table:table-cell>
          <table:table-cell office:value-type="float" office:value="1.54939846882975" calcext:value-type="float">
            <text:p>1.55</text:p>
          </table:table-cell>
          <table:table-cell office:value-type="float" office:value="1.78571428571429" calcext:value-type="float">
            <text:p>1.79</text:p>
          </table:table-cell>
          <table:table-cell office:value-type="float" office:value="2.04294350635814" calcext:value-type="float">
            <text:p>2.04</text:p>
          </table:table-cell>
          <table:table-cell office:value-type="float" office:value="1.85465556396669" calcext:value-type="float">
            <text:p>1.85</text:p>
          </table:table-cell>
          <table:table-cell office:value-type="float" office:value="1.86915887850467" calcext:value-type="float">
            <text:p>1.87</text:p>
          </table:table-cell>
          <table:table-cell office:value-type="float" office:value="2.93103448275862" calcext:value-type="float">
            <text:p>2.93</text:p>
          </table:table-cell>
          <table:table-cell office:value-type="float" office:value="1.38221153846154" calcext:value-type="float">
            <text:p>1.38</text:p>
          </table:table-cell>
          <table:table-cell office:value-type="float" office:value="1.84998994570682" calcext:value-type="float">
            <text:p>1.85</text:p>
          </table:table-cell>
          <table:table-cell office:value-type="float" office:value="2.34981610134859" calcext:value-type="float">
            <text:p>2.35</text:p>
          </table:table-cell>
          <table:table-cell office:value-type="float" office:value="1.84341791368467" calcext:value-type="float">
            <text:p>1.84</text:p>
          </table:table-cell>
          <table:table-cell office:value-type="float" office:value="2.14354066985646" calcext:value-type="float">
            <text:p>2.14</text:p>
          </table:table-cell>
          <table:table-cell office:value-type="float" office:value="2.81235592438912" calcext:value-type="float">
            <text:p>2.81</text:p>
          </table:table-cell>
          <table:table-cell office:value-type="float" office:value="3.1858407079646" calcext:value-type="float">
            <text:p>3.19</text:p>
          </table:table-cell>
          <table:table-cell office:value-type="float" office:value="1.74777244688143" calcext:value-type="float">
            <text:p>1.75</text:p>
          </table:table-cell>
          <table:table-cell office:value-type="float" office:value="1.9742345658357" calcext:value-type="float">
            <text:p>1.97</text:p>
          </table:table-cell>
          <table:table-cell office:value-type="float" office:value="2.34624955563455" calcext:value-type="float">
            <text:p>2.35</text:p>
          </table:table-cell>
          <table:table-cell office:value-type="float" office:value="1.6258530710558" calcext:value-type="float">
            <text:p>1.63</text:p>
          </table:table-cell>
          <table:table-cell office:value-type="float" office:value="1.95319077285738" calcext:value-type="float">
            <text:p>1.95</text:p>
          </table:table-cell>
          <table:table-cell office:value-type="float" office:value="2.29445506692161" calcext:value-type="float">
            <text:p>2.29</text:p>
          </table:table-cell>
          <table:table-cell office:value-type="float" office:value="5.18806744487678" calcext:value-type="float">
            <text:p>5.19</text:p>
          </table:table-cell>
          <table:table-cell office:value-type="float" office:value="1.68151767749353" calcext:value-type="float">
            <text:p>1.68</text:p>
          </table:table-cell>
          <table:table-cell office:value-type="float" office:value="1.62544169611307" calcext:value-type="float">
            <text:p>1.63</text:p>
          </table:table-cell>
          <table:table-cell office:value-type="float" office:value="1.71801789010365" calcext:value-type="float">
            <text:p>1.72</text:p>
          </table:table-cell>
          <table:table-cell office:value-type="float" office:value="1.59100861188148" calcext:value-type="float">
            <text:p>1.59</text:p>
          </table:table-cell>
          <table:table-cell office:value-type="float" office:value="1.6686069072565" calcext:value-type="float">
            <text:p>1.67</text:p>
          </table:table-cell>
          <table:table-cell office:value-type="float" office:value="1.90534726490473" calcext:value-type="float">
            <text:p>1.91</text:p>
          </table:table-cell>
          <table:table-cell office:value-type="float" office:value="2.12765957446808" calcext:value-type="float">
            <text:p>2.13</text:p>
          </table:table-cell>
          <table:table-cell office:value-type="float" office:value="1.2826899128269" calcext:value-type="float">
            <text:p>1.28</text:p>
          </table:table-cell>
          <table:table-cell office:value-type="float" office:value="1.42908610544013" calcext:value-type="float">
            <text:p>1.43</text:p>
          </table:table-cell>
          <table:table-cell office:value-type="float" office:value="1.660042085574" calcext:value-type="float">
            <text:p>1.66</text:p>
          </table:table-cell>
          <table:table-cell office:value-type="float" office:value="1.54252974878801" calcext:value-type="float">
            <text:p>1.54</text:p>
          </table:table-cell>
          <table:table-cell office:value-type="float" office:value="1.51852601741243" calcext:value-type="float">
            <text:p>1.52</text:p>
          </table:table-cell>
          <table:table-cell office:value-type="float" office:value="1.39500734214391" calcext:value-type="float">
            <text:p>1.40</text:p>
          </table:table-cell>
          <table:table-cell office:value-type="float" office:value="2.62257696693272" calcext:value-type="float">
            <text:p>2.62</text:p>
          </table:table-cell>
          <table:table-cell office:value-type="float" office:value="1.62887552059232" calcext:value-type="float">
            <text:p>1.6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1.08594999579089" calcext:value-type="float">
            <text:p>1.09</text:p>
          </table:table-cell>
          <table:table-cell office:value-type="float" office:value="1.4724956130312" calcext:value-type="float">
            <text:p>1.47</text:p>
          </table:table-cell>
          <table:table-cell office:value-type="float" office:value="1.20526199750129" calcext:value-type="float">
            <text:p>1.21</text:p>
          </table:table-cell>
          <table:table-cell office:value-type="float" office:value="1.56167748727847" calcext:value-type="float">
            <text:p>1.56</text:p>
          </table:table-cell>
          <table:table-cell office:value-type="float" office:value="2.67515923566879" calcext:value-type="float">
            <text:p>2.68</text:p>
          </table:table-cell>
          <table:table-cell office:value-type="float" office:value="1.51570892502391" calcext:value-type="float">
            <text:p>1.52</text:p>
          </table:table-cell>
          <table:table-cell office:value-type="float" office:value="1.64767365899688" calcext:value-type="float">
            <text:p>1.65</text:p>
          </table:table-cell>
          <table:table-cell office:value-type="float" office:value="1.74430677649339" calcext:value-type="float">
            <text:p>1.74</text:p>
          </table:table-cell>
          <table:table-cell office:value-type="float" office:value="1.92414174972315" calcext:value-type="float">
            <text:p>1.92</text:p>
          </table:table-cell>
          <table:table-cell office:value-type="float" office:value="1.92268907563025" calcext:value-type="float">
            <text:p>1.92</text:p>
          </table:table-cell>
          <table:table-cell office:value-type="float" office:value="2.40662603531802" calcext:value-type="float">
            <text:p>2.41</text:p>
          </table:table-cell>
          <table:table-cell office:value-type="float" office:value="3.48993288590604" calcext:value-type="float">
            <text:p>3.49</text:p>
          </table:table-cell>
          <table:table-cell office:value-type="float" office:value="2.23811004041032" calcext:value-type="float">
            <text:p>2.24</text:p>
          </table:table-cell>
          <table:table-cell office:value-type="float" office:value="2.22731546779502" calcext:value-type="float">
            <text:p>2.23</text:p>
          </table:table-cell>
          <table:table-cell office:value-type="float" office:value="2.16078453099895" calcext:value-type="float">
            <text:p>2.16</text:p>
          </table:table-cell>
          <table:table-cell office:value-type="float" office:value="2.27840033990122" calcext:value-type="float">
            <text:p>2.28</text:p>
          </table:table-cell>
          <table:table-cell office:value-type="float" office:value="2.53988581185636" calcext:value-type="float">
            <text:p>2.54</text:p>
          </table:table-cell>
          <table:table-cell office:value-type="float" office:value="2.59971963807825" calcext:value-type="float">
            <text:p>2.60</text:p>
          </table:table-cell>
          <table:table-cell office:value-type="float" office:value="2.78856336039534" calcext:value-type="float">
            <text:p>2.79</text:p>
          </table:table-cell>
          <table:table-cell office:value-type="float" office:value="3.10216099689784" calcext:value-type="float">
            <text:p>3.10</text:p>
          </table:table-cell>
          <table:table-cell office:value-type="float" office:value="3.13571778539931" calcext:value-type="float">
            <text:p>3.14</text:p>
          </table:table-cell>
          <table:table-cell office:value-type="float" office:value="3.15266902093249" calcext:value-type="float">
            <text:p>3.15</text:p>
          </table:table-cell>
          <table:table-cell office:value-type="float" office:value="2.95814945928907" calcext:value-type="float">
            <text:p>2.96</text:p>
          </table:table-cell>
          <table:table-cell office:value-type="float" office:value="3.15733488057248" calcext:value-type="float">
            <text:p>3.16</text:p>
          </table:table-cell>
          <table:table-cell office:value-type="float" office:value="2.85175321793165" calcext:value-type="float">
            <text:p>2.85</text:p>
          </table:table-cell>
          <table:table-cell office:value-type="float" office:value="3.66323907455013" calcext:value-type="float">
            <text:p>3.66</text:p>
          </table:table-cell>
          <table:table-cell office:value-type="float" office:value="4.07435223432219" calcext:value-type="float">
            <text:p>4.07</text:p>
          </table:table-cell>
          <table:table-cell office:value-type="float" office:value="3.99525316455696" calcext:value-type="float">
            <text:p>4.00</text:p>
          </table:table-cell>
          <table:table-cell office:value-type="float" office:value="4.21594982078853" calcext:value-type="float">
            <text:p>4.22</text:p>
          </table:table-cell>
          <table:table-cell office:value-type="float" office:value="4.22053858189904" calcext:value-type="float">
            <text:p>4.22</text:p>
          </table:table-cell>
          <table:table-cell office:value-type="float" office:value="4.5630317092034" calcext:value-type="float">
            <text:p>4.56</text:p>
          </table:table-cell>
          <table:table-cell office:value-type="float" office:value="4.81976508707979" calcext:value-type="float">
            <text:p>4.82</text:p>
          </table:table-cell>
          <table:table-cell office:value-type="float" office:value="5.04716981132076" calcext:value-type="float">
            <text:p>5.05</text:p>
          </table:table-cell>
          <table:table-cell office:value-type="float" office:value="5.30626780626781" calcext:value-type="float">
            <text:p>5.31</text:p>
          </table:table-cell>
          <table:table-cell office:value-type="float" office:value="5.31602482813856" calcext:value-type="float">
            <text:p>5.32</text:p>
          </table:table-cell>
          <table:table-cell office:value-type="float" office:value="5.45964957568326" calcext:value-type="float">
            <text:p>5.46</text:p>
          </table:table-cell>
          <table:table-cell office:value-type="float" office:value="5.3377865492637" calcext:value-type="float">
            <text:p>5.34</text:p>
          </table:table-cell>
          <table:table-cell office:value-type="float" office:value="5.07293837451623" calcext:value-type="float">
            <text:p>5.07</text:p>
          </table:table-cell>
          <table:table-cell office:value-type="float" office:value="5.84658216719174" calcext:value-type="float">
            <text:p>5.85</text:p>
          </table:table-cell>
          <table:table-cell office:value-type="float" office:value="7.21588674793551" calcext:value-type="float">
            <text:p>7.22</text:p>
          </table:table-cell>
          <table:table-cell office:value-type="float" office:value="6.21228634466626" calcext:value-type="float">
            <text:p>6.21</text:p>
          </table:table-cell>
          <table:table-cell office:value-type="float" office:value="6.20569309630276" calcext:value-type="float">
            <text:p>6.21</text:p>
          </table:table-cell>
          <table:table-cell office:value-type="float" office:value="6.0429921713403" calcext:value-type="float">
            <text:p>6.04</text:p>
          </table:table-cell>
          <table:table-cell office:value-type="float" office:value="6.24634858812074" calcext:value-type="float">
            <text:p>6.25</text:p>
          </table:table-cell>
          <table:table-cell office:value-type="float" office:value="5.87350511650845" calcext:value-type="float">
            <text:p>5.87</text:p>
          </table:table-cell>
          <table:table-cell office:value-type="float" office:value="5.81090735889498" calcext:value-type="float">
            <text:p>5.81</text:p>
          </table:table-cell>
          <table:table-cell office:value-type="float" office:value="7.49083289680461" calcext:value-type="float">
            <text:p>7.49</text:p>
          </table:table-cell>
          <table:table-cell office:value-type="float" office:value="6.77862664436508" calcext:value-type="float">
            <text:p>6.78</text:p>
          </table:table-cell>
          <table:table-cell office:value-type="float" office:value="6.71005061460593" calcext:value-type="float">
            <text:p>6.71</text:p>
          </table:table-cell>
          <table:table-cell office:value-type="float" office:value="6.99706366826613" calcext:value-type="float">
            <text:p>7.00</text:p>
          </table:table-cell>
          <table:table-cell office:value-type="float" office:value="6.84000456152355" calcext:value-type="float">
            <text:p>6.84</text:p>
          </table:table-cell>
          <table:table-cell office:value-type="float" office:value="6.5598079367321" calcext:value-type="float">
            <text:p>6.56</text:p>
          </table:table-cell>
          <table:table-cell office:value-type="float" office:value="6.4760592490527" calcext:value-type="float">
            <text:p>6.48</text:p>
          </table:table-cell>
          <table:table-cell office:value-type="float" office:value="7.13015647226174" calcext:value-type="float">
            <text:p>7.13</text:p>
          </table:table-cell>
          <table:table-cell office:value-type="float" office:value="7.47768106862372" calcext:value-type="float">
            <text:p>7.48</text:p>
          </table:table-cell>
          <table:table-cell office:value-type="float" office:value="7.46385744704696" calcext:value-type="float">
            <text:p>7.46</text:p>
          </table:table-cell>
          <table:table-cell office:value-type="float" office:value="7.16056058762561" calcext:value-type="float">
            <text:p>7.16</text:p>
          </table:table-cell>
          <table:table-cell office:value-type="float" office:value="7.00028174508572" calcext:value-type="float">
            <text:p>7.00</text:p>
          </table:table-cell>
          <table:table-cell office:value-type="float" office:value="6.37289850739403" calcext:value-type="float">
            <text:p>6.37</text:p>
          </table:table-cell>
          <table:table-cell office:value-type="float" office:value="7.02977315689981" calcext:value-type="float">
            <text:p>7.03</text:p>
          </table:table-cell>
          <table:table-cell office:value-type="float" office:value="7.89267528397963" calcext:value-type="float">
            <text:p>7.89</text:p>
          </table:table-cell>
          <table:table-cell office:value-type="float" office:value="7.94478791001202" calcext:value-type="float">
            <text:p>7.94</text:p>
          </table:table-cell>
          <table:table-cell office:value-type="float" office:value="7.69097109098412" calcext:value-type="float">
            <text:p>7.69</text:p>
          </table:table-cell>
          <table:table-cell office:value-type="float" office:value="7.91479121172958" calcext:value-type="float">
            <text:p>7.91</text:p>
          </table:table-cell>
          <table:table-cell office:value-type="float" office:value="8.15239021801619" calcext:value-type="float">
            <text:p>8.15</text:p>
          </table:table-cell>
          <table:table-cell office:value-type="float" office:value="8.17992561577507" calcext:value-type="float">
            <text:p>8.18</text:p>
          </table:table-cell>
          <table:table-cell office:value-type="float" office:value="7.77387229056825" calcext:value-type="float">
            <text:p>7.77</text:p>
          </table:table-cell>
          <table:table-cell office:value-type="float" office:value="8.85262116716123" calcext:value-type="float">
            <text:p>8.85</text:p>
          </table:table-cell>
          <table:table-cell office:value-type="float" office:value="9.21616380282325" calcext:value-type="float">
            <text:p>9.22</text:p>
          </table:table-cell>
          <table:table-cell office:value-type="float" office:value="8.93223571445815" calcext:value-type="float">
            <text:p>8.93</text:p>
          </table:table-cell>
          <table:table-cell office:value-type="float" office:value="8.84022909055001" calcext:value-type="float">
            <text:p>8.84</text:p>
          </table:table-cell>
          <table:table-cell office:value-type="float" office:value="8.1565870803539" calcext:value-type="float">
            <text:p>8.16</text:p>
          </table:table-cell>
          <table:table-cell office:value-type="float" office:value="8.21207136530432" calcext:value-type="float">
            <text:p>8.21</text:p>
          </table:table-cell>
          <table:table-cell office:value-type="float" office:value="7.50483076731285" calcext:value-type="float">
            <text:p>7.50</text:p>
          </table:table-cell>
          <table:table-cell office:value-type="float" office:value="7.61772853185596" calcext:value-type="float">
            <text:p>7.62</text:p>
          </table:table-cell>
          <table:table-cell office:value-type="float" office:value="8.29035901969451" calcext:value-type="float">
            <text:p>8.29</text:p>
          </table:table-cell>
          <table:table-cell office:value-type="float" office:value="8.70112171087116" calcext:value-type="float">
            <text:p>8.70</text:p>
          </table:table-cell>
          <table:table-cell office:value-type="float" office:value="9.274269052778" calcext:value-type="float">
            <text:p>9.27</text:p>
          </table:table-cell>
          <table:table-cell office:value-type="float" office:value="9.28329571106095" calcext:value-type="float">
            <text:p>9.28</text:p>
          </table:table-cell>
          <table:table-cell office:value-type="float" office:value="9.83614977656788" calcext:value-type="float">
            <text:p>9.84</text:p>
          </table:table-cell>
          <table:table-cell office:value-type="float" office:value="9.88604679355073" calcext:value-type="float">
            <text:p>9.89</text:p>
          </table:table-cell>
          <table:table-cell office:value-type="float" office:value="10.4384598263966" calcext:value-type="float">
            <text:p>10.44</text:p>
          </table:table-cell>
          <table:table-cell office:value-type="float" office:value="11.1082761180182" calcext:value-type="float">
            <text:p>11.11</text:p>
          </table:table-cell>
          <table:table-cell office:value-type="float" office:value="11.0170976543921" calcext:value-type="float">
            <text:p>11.02</text:p>
          </table:table-cell>
          <table:table-cell office:value-type="float" office:value="11.5915093416805" calcext:value-type="float">
            <text:p>11.59</text:p>
          </table:table-cell>
          <table:table-cell office:value-type="float" office:value="11.3328372680331" calcext:value-type="float">
            <text:p>11.33</text:p>
          </table:table-cell>
          <table:table-cell office:value-type="float" office:value="10.6981448801274" calcext:value-type="float">
            <text:p>10.70</text:p>
          </table:table-cell>
          <table:table-cell office:value-type="float" office:value="11.5388511802249" calcext:value-type="float">
            <text:p>11.54</text:p>
          </table:table-cell>
          <table:table-cell office:value-type="float" office:value="11.4362176628011" calcext:value-type="float">
            <text:p>11.44</text:p>
          </table:table-cell>
          <table:table-cell office:value-type="float" office:value="12.0065562116156" calcext:value-type="float">
            <text:p>12.01</text:p>
          </table:table-cell>
          <table:table-cell office:value-type="float" office:value="11.3409297333003" calcext:value-type="float">
            <text:p>11.34</text:p>
          </table:table-cell>
          <table:table-cell office:value-type="float" office:value="11.6102635799169" calcext:value-type="float">
            <text:p>11.61</text:p>
          </table:table-cell>
          <table:table-cell office:value-type="float" office:value="11.6824336857726" calcext:value-type="float">
            <text:p>11.68</text:p>
          </table:table-cell>
          <table:table-cell office:value-type="float" office:value="11.5698640415915" calcext:value-type="float">
            <text:p>11.57</text:p>
          </table:table-cell>
          <table:table-cell office:value-type="float" office:value="11.9563817455888" calcext:value-type="float">
            <text:p>11.96</text:p>
          </table:table-cell>
          <table:table-cell office:value-type="float" office:value="12.3610108303249" calcext:value-type="float">
            <text:p>12.36</text:p>
          </table:table-cell>
          <table:table-cell office:value-type="float" office:value="13.7125478334977" calcext:value-type="float">
            <text:p>13.71</text:p>
          </table:table-cell>
          <table:table-cell office:value-type="float" office:value="14.0632446048063" calcext:value-type="float">
            <text:p>14.06</text:p>
          </table:table-cell>
          <table:table-cell office:value-type="float" office:value="14.1830086336939" calcext:value-type="float">
            <text:p>14.18</text:p>
          </table:table-cell>
          <table:table-cell office:value-type="float" office:value="14.2204660526751" calcext:value-type="float">
            <text:p>14.22</text:p>
          </table:table-cell>
          <table:table-cell office:value-type="float" office:value="14.1065965173134" calcext:value-type="float">
            <text:p>14.11</text:p>
          </table:table-cell>
          <table:table-cell office:value-type="float" office:value="15.1349016480595" calcext:value-type="float">
            <text:p>15.13</text:p>
          </table:table-cell>
          <table:table-cell office:value-type="float" office:value="16.0742836059525" calcext:value-type="float">
            <text:p>16.07</text:p>
          </table:table-cell>
          <table:table-cell office:value-type="float" office:value="15.8363567444631" calcext:value-type="float">
            <text:p>15.84</text:p>
          </table:table-cell>
          <table:table-cell office:value-type="float" office:value="15.3167602245389" calcext:value-type="float">
            <text:p>15.32</text:p>
          </table:table-cell>
          <table:table-cell office:value-type="float" office:value="14.0865813745909" calcext:value-type="float">
            <text:p>14.09</text:p>
          </table:table-cell>
          <table:table-cell office:value-type="float" office:value="13.6144451621626" calcext:value-type="float">
            <text:p>13.61</text:p>
          </table:table-cell>
          <table:table-cell office:value-type="float" office:value="13.5765899196625" calcext:value-type="float">
            <text:p>13.58</text:p>
          </table:table-cell>
          <table:table-cell office:value-type="float" office:value="14.3744454303461" calcext:value-type="float">
            <text:p>14.37</text:p>
          </table:table-cell>
          <table:table-cell office:value-type="float" office:value="13.862660944206" calcext:value-type="float">
            <text:p>13.86</text:p>
          </table:table-cell>
          <table:table-cell office:value-type="float" office:value="15.5533163416514" calcext:value-type="float">
            <text:p>15.55</text:p>
          </table:table-cell>
          <table:table-cell office:value-type="float" office:value="14.4756729217967" calcext:value-type="float">
            <text:p>14.48</text:p>
          </table:table-cell>
          <table:table-cell office:value-type="float" office:value="13.313089924636" calcext:value-type="float">
            <text:p>13.31</text:p>
          </table:table-cell>
          <table:table-cell office:value-type="float" office:value="12.0398609830484" calcext:value-type="float">
            <text:p>12.04</text:p>
          </table:table-cell>
          <table:table-cell office:value-type="float" office:value="11.2762237762238" calcext:value-type="float">
            <text:p>11.28</text:p>
          </table:table-cell>
          <table:table-cell office:value-type="float" office:value="11.3327713777278" calcext:value-type="float">
            <text:p>11.33</text:p>
          </table:table-cell>
          <table:table-cell office:value-type="float" office:value="11.1883820822254" calcext:value-type="float">
            <text:p>11.19</text:p>
          </table:table-cell>
          <table:table-cell office:value-type="float" office:value="11.9928683876107" calcext:value-type="float">
            <text:p>11.99</text:p>
          </table:table-cell>
          <table:table-cell office:value-type="float" office:value="10.2467319216088" calcext:value-type="float">
            <text:p>10.25</text:p>
          </table:table-cell>
          <table:table-cell office:value-type="float" office:value="10.0908847901631" calcext:value-type="float">
            <text:p>10.09</text:p>
          </table:table-cell>
          <table:table-cell office:value-type="float" office:value="9.63818226722648" calcext:value-type="float">
            <text:p>9.64</text:p>
          </table:table-cell>
          <table:table-cell office:value-type="float" office:value="9.15723828539032" calcext:value-type="float">
            <text:p>9.16</text:p>
          </table:table-cell>
          <table:table-cell office:value-type="float" office:value="9.4200077851304" calcext:value-type="float">
            <text:p>9.42</text:p>
          </table:table-cell>
          <table:table-cell office:value-type="float" office:value="10.3083700440529" calcext:value-type="float">
            <text:p>10.31</text:p>
          </table:table-cell>
          <table:table-cell office:value-type="float" office:value="9.77409524768932" calcext:value-type="float">
            <text:p>9.77</text:p>
          </table:table-cell>
          <table:table-cell office:value-type="float" office:value="8.18278114517743" calcext:value-type="float">
            <text:p>8.18</text:p>
          </table:table-cell>
          <table:table-cell office:value-type="float" office:value="7.35235168359166" calcext:value-type="float">
            <text:p>7.35</text:p>
          </table:table-cell>
          <table:table-cell office:value-type="float" office:value="6.48122305950941" calcext:value-type="float">
            <text:p>6.48</text:p>
          </table:table-cell>
          <table:table-cell office:value-type="float" office:value="6.67377532459387" calcext:value-type="float">
            <text:p>6.67</text:p>
          </table:table-cell>
          <table:table-cell office:value-type="float" office:value="7.71566996890592" calcext:value-type="float">
            <text:p>7.72</text:p>
          </table:table-cell>
          <table:table-cell office:value-type="float" office:value="7.63506955677774" calcext:value-type="float">
            <text:p>7.64</text:p>
          </table:table-cell>
          <table:table-cell office:value-type="float" office:value="6.74479643532931" calcext:value-type="float">
            <text:p>6.74</text:p>
          </table:table-cell>
          <table:table-cell office:value-type="float" office:value="5.88569198566715" calcext:value-type="float">
            <text:p>5.89</text:p>
          </table:table-cell>
          <table:table-cell office:value-type="float" office:value="6.01615955743194" calcext:value-type="float">
            <text:p>6.02</text:p>
          </table:table-cell>
          <table:table-cell office:value-type="float" office:value="5.9769637854104" calcext:value-type="float">
            <text:p>5.98</text:p>
          </table:table-cell>
          <table:table-cell office:value-type="float" office:value="5.86293456208521" calcext:value-type="float">
            <text:p>5.86</text:p>
          </table:table-cell>
          <table:table-cell office:value-type="float" office:value="6.06245239908606" calcext:value-type="float">
            <text:p>6.06</text:p>
          </table:table-cell>
          <table:table-cell office:value-type="float" office:value="6.83561187062354" calcext:value-type="float">
            <text:p>6.84</text:p>
          </table:table-cell>
          <table:table-cell office:value-type="float" office:value="6.86753616621897" calcext:value-type="float">
            <text:p>6.87</text:p>
          </table:table-cell>
          <table:table-cell office:value-type="float" office:value="5.98123965422108" calcext:value-type="float">
            <text:p>5.98</text:p>
          </table:table-cell>
          <table:table-cell office:value-type="float" office:value="6.22768285659436" calcext:value-type="float">
            <text:p>6.23</text:p>
          </table:table-cell>
          <table:table-cell office:value-type="float" office:value="5.90784982935154" calcext:value-type="float">
            <text:p>5.91</text:p>
          </table:table-cell>
          <table:table-cell office:value-type="float" office:value="5.73347966344075" calcext:value-type="float">
            <text:p>5.73</text:p>
          </table:table-cell>
          <table:table-cell office:value-type="float" office:value="6.413186508761" calcext:value-type="float">
            <text:p>6.41</text:p>
          </table:table-cell>
          <table:table-cell office:value-type="float" office:value="6.21225194132873" calcext:value-type="float">
            <text:p>6.21</text:p>
          </table:table-cell>
          <table:table-cell office:value-type="float" office:value="6.73911138375252" calcext:value-type="float">
            <text:p>6.74</text:p>
          </table:table-cell>
          <table:table-cell office:value-type="float" office:value="5.91171916964201" calcext:value-type="float">
            <text:p>5.91</text:p>
          </table:table-cell>
          <table:table-cell office:value-type="float" office:value="5.91045156359468" calcext:value-type="float">
            <text:p>5.91</text:p>
          </table:table-cell>
          <table:table-cell office:value-type="float" office:value="5.68128927158483" calcext:value-type="float">
            <text:p>5.68</text:p>
          </table:table-cell>
          <table:table-cell office:value-type="float" office:value="5.60289967351004" calcext:value-type="float">
            <text:p>5.60</text:p>
          </table:table-cell>
          <table:table-cell office:value-type="float" office:value="5.6966819857583" calcext:value-type="float">
            <text:p>5.70</text:p>
          </table:table-cell>
          <table:table-cell office:value-type="float" office:value="5.24301569077689" calcext:value-type="float">
            <text:p>5.24</text:p>
          </table:table-cell>
          <table:table-cell office:value-type="float" office:value="5.93958240781875" calcext:value-type="float">
            <text:p>5.94</text:p>
          </table:table-cell>
          <table:table-cell office:value-type="float" office:value="5.11418746142316" calcext:value-type="float">
            <text:p>5.11</text:p>
          </table:table-cell>
          <table:table-cell office:value-type="float" office:value="4.17564553325016" calcext:value-type="float">
            <text:p>4.18</text:p>
          </table:table-cell>
          <table:table-cell office:value-type="float" office:value="3.69918699186992" calcext:value-type="float">
            <text:p>3.70</text:p>
          </table:table-cell>
          <table:table-cell office:value-type="float" office:value="3.25706665962531" calcext:value-type="float">
            <text:p>3.26</text:p>
          </table:table-cell>
          <table:table-cell office:value-type="float" office:value="2.95252311808154" calcext:value-type="float">
            <text:p>2.95</text:p>
          </table:table-cell>
          <table:table-cell office:value-type="float" office:value="2.88355712084526" calcext:value-type="float">
            <text:p>2.88</text:p>
          </table:table-cell>
          <table:table-cell office:value-type="float" office:value="2.83070739245018" calcext:value-type="float">
            <text:p>2.83</text:p>
          </table:table-cell>
          <table:table-cell office:value-type="float" office:value="2.31114754372611" calcext:value-type="float">
            <text:p>2.31</text:p>
          </table:table-cell>
          <table:table-cell office:value-type="float" office:value="2.08233390520949" calcext:value-type="float">
            <text:p>2.08</text:p>
          </table:table-cell>
          <table:table-cell office:value-type="float" office:value="2.25916547396235" calcext:value-type="float">
            <text:p>2.26</text:p>
          </table:table-cell>
          <table:table-cell office:value-type="float" office:value="2.77286135693215" calcext:value-type="float">
            <text:p>2.77</text:p>
          </table:table-cell>
          <table:table-cell office:value-type="float" office:value="4.1515749506657" calcext:value-type="float">
            <text:p>4.15</text:p>
          </table:table-cell>
          <table:table-cell office:value-type="float" office:value="3.51947442515251" calcext:value-type="float">
            <text:p>3.52</text:p>
          </table:table-cell>
          <table:table-cell office:value-type="float" office:value="4.80135699666358" calcext:value-type="float">
            <text:p>4.80</text:p>
          </table:table-cell>
          <table:table-cell office:value-type="float" office:value="4.0592422565616" calcext:value-type="float">
            <text:p>4.06</text:p>
          </table:table-cell>
          <table:table-cell office:value-type="float" office:value="3.68551523197481" calcext:value-type="float">
            <text:p>3.69</text:p>
          </table:table-cell>
          <table:table-cell office:value-type="float" office:value="3.58828814695438" calcext:value-type="float">
            <text:p>3.59</text:p>
          </table:table-cell>
          <table:table-cell office:value-type="float" office:value="3.44886753603294" calcext:value-type="float">
            <text:p>3.45</text:p>
          </table:table-cell>
          <table:table-cell office:value-type="float" office:value="5.42079574027511" calcext:value-type="float">
            <text:p>5.42</text:p>
          </table:table-cell>
          <table:table-cell office:value-type="float" office:value="5.27251184834123" calcext:value-type="float">
            <text:p>5.27</text:p>
          </table:table-cell>
          <table:table-cell office:value-type="float" office:value="6.39194697873048" calcext:value-type="float">
            <text:p>6.39</text:p>
          </table:table-cell>
          <table:table-cell office:value-type="float" office:value="6.39806746613752" calcext:value-type="float">
            <text:p>6.40</text:p>
          </table:table-cell>
          <table:table-cell office:value-type="float" office:value="5.90068194362837" calcext:value-type="float">
            <text:p>5.90</text:p>
          </table:table-cell>
          <table:table-cell office:value-type="float" office:value="5.40004003736821" calcext:value-type="float">
            <text:p>5.40</text:p>
          </table:table-cell>
          <table:table-cell office:value-type="float" office:value="5.11802088061734" calcext:value-type="float">
            <text:p>5.12</text:p>
          </table:table-cell>
          <table:table-cell office:value-type="float" office:value="5.67454533933211" calcext:value-type="float">
            <text:p>5.67</text:p>
          </table:table-cell>
          <table:table-cell office:value-type="float" office:value="5.3894679100384" calcext:value-type="float">
            <text:p>5.39</text:p>
          </table:table-cell>
          <table:table-cell office:value-type="float" office:value="6.54532967032967" calcext:value-type="float">
            <text:p>6.55</text:p>
          </table:table-cell>
          <table:table-cell office:value-type="float" office:value="5.76235076576758" calcext:value-type="float">
            <text:p>5.76</text:p>
          </table:table-cell>
          <table:table-cell office:value-type="float" office:value="5.99592869039541" calcext:value-type="float">
            <text:p>6.00</text:p>
          </table:table-cell>
          <table:table-cell office:value-type="float" office:value="5.5917522612295" calcext:value-type="float">
            <text:p>5.59</text:p>
          </table:table-cell>
          <table:table-cell office:value-type="float" office:value="5.56156918368109" calcext:value-type="float">
            <text:p>5.56</text:p>
          </table:table-cell>
          <table:table-cell office:value-type="float" office:value="5.60849712130236" calcext:value-type="float">
            <text:p>5.61</text:p>
          </table:table-cell>
          <table:table-cell office:value-type="float" office:value="5.75952914798206" calcext:value-type="float">
            <text:p>5.76</text:p>
          </table:table-cell>
          <table:table-cell office:value-type="float" office:value="7.15439774893347" calcext:value-type="float">
            <text:p>7.15</text:p>
          </table:table-cell>
          <table:table-cell office:value-type="float" office:value="6.45716656295374" calcext:value-type="float">
            <text:p>6.46</text:p>
          </table:table-cell>
          <table:table-cell office:value-type="float" office:value="6.26107140675585" calcext:value-type="float">
            <text:p>6.26</text:p>
          </table:table-cell>
          <table:table-cell office:value-type="float" office:value="5.62081619857267" calcext:value-type="float">
            <text:p>5.62</text:p>
          </table:table-cell>
          <table:table-cell office:value-type="float" office:value="5.40005951443225" calcext:value-type="float">
            <text:p>5.40</text:p>
          </table:table-cell>
          <table:table-cell office:value-type="float" office:value="5.79926132313873" calcext:value-type="float">
            <text:p>5.80</text:p>
          </table:table-cell>
          <table:table-cell office:value-type="float" office:value="5.35219932328514" calcext:value-type="float">
            <text:p>5.35</text:p>
          </table:table-cell>
          <table:table-cell office:value-type="float" office:value="6.56097810169261" calcext:value-type="float">
            <text:p>6.56</text:p>
          </table:table-cell>
          <table:table-cell office:value-type="float" office:value="5.92418431652181" calcext:value-type="float">
            <text:p>5.92</text:p>
          </table:table-cell>
          <table:table-cell office:value-type="float" office:value="5.59480185863775" calcext:value-type="float">
            <text:p>5.59</text:p>
          </table:table-cell>
          <table:table-cell office:value-type="float" office:value="4.9956593796859" calcext:value-type="float">
            <text:p>5.00</text:p>
          </table:table-cell>
          <table:table-cell office:value-type="float" office:value="4.80830525453055" calcext:value-type="float">
            <text:p>4.81</text:p>
          </table:table-cell>
          <table:table-cell office:value-type="float" office:value="5.02794857462269" calcext:value-type="float">
            <text:p>5.03</text:p>
          </table:table-cell>
          <table:table-cell office:value-type="float" office:value="5.90711569799022" calcext:value-type="float">
            <text:p>5.91</text:p>
          </table:table-cell>
          <table:table-cell office:value-type="float" office:value="6.44903027629365" calcext:value-type="float">
            <text:p>6.45</text:p>
          </table:table-cell>
          <table:table-cell office:value-type="float" office:value="5.84042652698532" calcext:value-type="float">
            <text:p>5.84</text:p>
          </table:table-cell>
          <table:table-cell office:value-type="float" office:value="5.81337516259852" calcext:value-type="float">
            <text:p>5.81</text:p>
          </table:table-cell>
          <table:table-cell office:value-type="float" office:value="5.16971900377153" calcext:value-type="float">
            <text:p>5.17</text:p>
          </table:table-cell>
          <table:table-cell office:value-type="float" office:value="4.80712258708329" calcext:value-type="float">
            <text:p>4.81</text:p>
          </table:table-cell>
          <table:table-cell office:value-type="float" office:value="4.9613819939862" calcext:value-type="float">
            <text:p>4.96</text:p>
          </table:table-cell>
          <table:table-cell office:value-type="float" office:value="5.2998812351544" calcext:value-type="float">
            <text:p>5.30</text:p>
          </table:table-cell>
          <table:table-cell office:value-type="float" office:value="6.14993908402972" calcext:value-type="float">
            <text:p>6.15</text:p>
          </table:table-cell>
          <table:table-cell office:value-type="float" office:value="5.40282002716716" calcext:value-type="float">
            <text:p>5.40</text:p>
          </table:table-cell>
          <table:table-cell office:value-type="float" office:value="5.30549476548175" calcext:value-type="float">
            <text:p>5.31</text:p>
          </table:table-cell>
          <table:table-cell office:value-type="float" office:value="4.40314154731867" calcext:value-type="float">
            <text:p>4.40</text:p>
          </table:table-cell>
          <table:table-cell office:value-type="float" office:value="4.70718232044199" calcext:value-type="float">
            <text:p>4.71</text:p>
          </table:table-cell>
          <table:table-cell office:value-type="float" office:value="5.08213229278117" calcext:value-type="float">
            <text:p>5.08</text:p>
          </table:table-cell>
          <table:table-cell office:value-type="float" office:value="5.9660908509277" calcext:value-type="float">
            <text:p>5.97</text:p>
          </table:table-cell>
          <table:table-cell office:value-type="float" office:value="6.2915953183752" calcext:value-type="float">
            <text:p>6.29</text:p>
          </table:table-cell>
          <table:table-cell office:value-type="float" office:value="5.70275827287892" calcext:value-type="float">
            <text:p>5.70</text:p>
          </table:table-cell>
          <table:table-cell office:value-type="float" office:value="6.11321343580541" calcext:value-type="float">
            <text:p>6.11</text:p>
          </table:table-cell>
          <table:table-cell office:value-type="float" office:value="5.57567984470596" calcext:value-type="float">
            <text:p>5.58</text:p>
          </table:table-cell>
          <table:table-cell office:value-type="float" office:value="5.52232085423903" calcext:value-type="float">
            <text:p>5.52</text:p>
          </table:table-cell>
          <table:table-cell office:value-type="float" office:value="5.78177384943615" calcext:value-type="float">
            <text:p>5.78</text:p>
          </table:table-cell>
          <table:table-cell office:value-type="float" office:value="6.64102943351575" calcext:value-type="float">
            <text:p>6.64</text:p>
          </table:table-cell>
          <table:table-cell office:value-type="float" office:value="7.31141199226306" calcext:value-type="float">
            <text:p>7.31</text:p>
          </table:table-cell>
          <table:table-cell office:value-type="float" office:value="6.33221976860502" calcext:value-type="float">
            <text:p>6.33</text:p>
          </table:table-cell>
          <table:table-cell office:value-type="float" office:value="6.28078361663519" calcext:value-type="float">
            <text:p>6.28</text:p>
          </table:table-cell>
          <table:table-cell office:value-type="float" office:value="5.51232058408695" calcext:value-type="float">
            <text:p>5.51</text:p>
          </table:table-cell>
          <table:table-cell office:value-type="float" office:value="5.02988729523781" calcext:value-type="float">
            <text:p>5.03</text:p>
          </table:table-cell>
          <table:table-cell office:value-type="float" office:value="5.79171550270147" calcext:value-type="float">
            <text:p>5.79</text:p>
          </table:table-cell>
          <table:table-cell office:value-type="float" office:value="6.68044077134986" calcext:value-type="float">
            <text:p>6.68</text:p>
          </table:table-cell>
          <table:table-cell office:value-type="float" office:value="6.8991573172134" calcext:value-type="float">
            <text:p>6.90</text:p>
          </table:table-cell>
          <table:table-cell office:value-type="float" office:value="6.6615443718786" calcext:value-type="float">
            <text:p>6.66</text:p>
          </table:table-cell>
          <table:table-cell office:value-type="float" office:value="6.32518432285603" calcext:value-type="float">
            <text:p>6.33</text:p>
          </table:table-cell>
          <table:table-cell office:value-type="float" office:value="5.71475356148682" calcext:value-type="float">
            <text:p>5.71</text:p>
          </table:table-cell>
          <table:table-cell office:value-type="float" office:value="5.33136331455659" calcext:value-type="float">
            <text:p>5.33</text:p>
          </table:table-cell>
          <table:table-cell office:value-type="float" office:value="6.22259934945552" calcext:value-type="float">
            <text:p>6.22</text:p>
          </table:table-cell>
          <table:table-cell office:value-type="float" office:value="6.55443631847661" calcext:value-type="float">
            <text:p>6.55</text:p>
          </table:table-cell>
          <table:table-cell office:value-type="float" office:value="7.42227002038556" calcext:value-type="float">
            <text:p>7.42</text:p>
          </table:table-cell>
          <table:table-cell office:value-type="float" office:value="6.94914623711915" calcext:value-type="float">
            <text:p>6.95</text:p>
          </table:table-cell>
          <table:table-cell office:value-type="float" office:value="7.27419789700728" calcext:value-type="float">
            <text:p>7.27</text:p>
          </table:table-cell>
          <table:table-cell office:value-type="float" office:value="6.52624736907268" calcext:value-type="float">
            <text:p>6.53</text:p>
          </table:table-cell>
          <table:table-cell office:value-type="float" office:value="5.99943011825046" calcext:value-type="float">
            <text:p>6.00</text:p>
          </table:table-cell>
          <table:table-cell office:value-type="float" office:value="6.83309411523478" calcext:value-type="float">
            <text:p>6.83</text:p>
          </table:table-cell>
          <table:table-cell office:value-type="float" office:value="8.0792127323533" calcext:value-type="float">
            <text:p>8.08</text:p>
          </table:table-cell>
          <table:table-cell office:value-type="float" office:value="8.89278815671125" calcext:value-type="float">
            <text:p>8.89</text:p>
          </table:table-cell>
          <table:table-cell office:value-type="float" office:value="8.14692839441763" calcext:value-type="float">
            <text:p>8.15</text:p>
          </table:table-cell>
          <table:table-cell office:value-type="float" office:value="7.90309339033722" calcext:value-type="float">
            <text:p>7.90</text:p>
          </table:table-cell>
          <table:table-cell office:value-type="float" office:value="6.80115822242765" calcext:value-type="float">
            <text:p>6.80</text:p>
          </table:table-cell>
          <table:table-cell office:value-type="float" office:value="6.26267972126665" calcext:value-type="float">
            <text:p>6.26</text:p>
          </table:table-cell>
          <table:table-cell office:value-type="float" office:value="6.93771666016208" calcext:value-type="float">
            <text:p>6.94</text:p>
          </table:table-cell>
          <table:table-cell office:value-type="float" office:value="8.12486404176637" calcext:value-type="float">
            <text:p>8.12</text:p>
          </table:table-cell>
          <table:table-cell office:value-type="float" office:value="8.69778173053375" calcext:value-type="float">
            <text:p>8.70</text:p>
          </table:table-cell>
          <table:table-cell office:value-type="float" office:value="8.07952083598828" calcext:value-type="float">
            <text:p>8.08</text:p>
          </table:table-cell>
          <table:table-cell office:value-type="float" office:value="8.02370009413589" calcext:value-type="float">
            <text:p>8.02</text:p>
          </table:table-cell>
          <table:table-cell office:value-type="float" office:value="7.14441535776614" calcext:value-type="float">
            <text:p>7.14</text:p>
          </table:table-cell>
          <table:table-cell office:value-type="float" office:value="6.40854771691288" calcext:value-type="float">
            <text:p>6.41</text:p>
          </table:table-cell>
          <table:table-cell office:value-type="float" office:value="7.31960746584568" calcext:value-type="float">
            <text:p>7.32</text:p>
          </table:table-cell>
          <table:table-cell office:value-type="float" office:value="7.76864795646142" calcext:value-type="float">
            <text:p>7.77</text:p>
          </table:table-cell>
          <table:table-cell office:value-type="float" office:value="8.71682825799991" calcext:value-type="float">
            <text:p>8.72</text:p>
          </table:table-cell>
          <table:table-cell office:value-type="float" office:value="7.66789934788442" calcext:value-type="float">
            <text:p>7.67</text:p>
          </table:table-cell>
          <table:table-cell office:value-type="float" office:value="7.36738236203248" calcext:value-type="float">
            <text:p>7.37</text:p>
          </table:table-cell>
          <table:table-cell office:value-type="float" office:value="6.4243320436729" calcext:value-type="float">
            <text:p>6.42</text:p>
          </table:table-cell>
          <table:table-cell office:value-type="float" office:value="6.05083609402114" calcext:value-type="float">
            <text:p>6.05</text:p>
          </table:table-cell>
          <table:table-cell office:value-type="float" office:value="5.9048178613396" calcext:value-type="float">
            <text:p>5.90</text:p>
          </table:table-cell>
          <table:table-cell office:value-type="float" office:value="7.16516626860187" calcext:value-type="float">
            <text:p>7.17</text:p>
          </table:table-cell>
          <table:table-cell office:value-type="float" office:value="8.46379096745129" calcext:value-type="float">
            <text:p>8.46</text:p>
          </table:table-cell>
          <table:table-cell office:value-type="float" office:value="9.14890728926293" calcext:value-type="float">
            <text:p>9.15</text:p>
          </table:table-cell>
          <table:table-cell office:value-type="float" office:value="8.41161071758546" calcext:value-type="float">
            <text:p>8.41</text:p>
          </table:table-cell>
          <table:table-cell office:value-type="float" office:value="7.94806364455119" calcext:value-type="float">
            <text:p>7.95</text:p>
          </table:table-cell>
          <table:table-cell office:value-type="float" office:value="7.49887368695611" calcext:value-type="float">
            <text:p>7.50</text:p>
          </table:table-cell>
          <table:table-cell office:value-type="float" office:value="7.97967013408219" calcext:value-type="float">
            <text:p>7.98</text:p>
          </table:table-cell>
          <table:table-cell office:value-type="float" office:value="8.34404349975284" calcext:value-type="float">
            <text:p>8.34</text:p>
          </table:table-cell>
          <table:table-cell office:value-type="float" office:value="9.95697921525942" calcext:value-type="float">
            <text:p>9.96</text:p>
          </table:table-cell>
          <table:table-cell office:value-type="float" office:value="8.72739543230517" calcext:value-type="float">
            <text:p>8.73</text:p>
          </table:table-cell>
          <table:table-cell office:value-type="float" office:value="8.5455023265161" calcext:value-type="float">
            <text:p>8.55</text:p>
          </table:table-cell>
          <table:table-cell office:value-type="float" office:value="7.96426534879301" calcext:value-type="float">
            <text:p>7.96</text:p>
          </table:table-cell>
          <table:table-cell office:value-type="float" office:value="7.20077759876436" calcext:value-type="float">
            <text:p>7.20</text:p>
          </table:table-cell>
          <table:table-cell office:value-type="float" office:value="7.67294486519906" calcext:value-type="float">
            <text:p>7.67</text:p>
          </table:table-cell>
          <table:table-cell office:value-type="float" office:value="9.59508938186517" calcext:value-type="float">
            <text:p>9.60</text:p>
          </table:table-cell>
          <table:table-cell office:value-type="float" office:value="10.2039921035315" calcext:value-type="float">
            <text:p>10.20</text:p>
          </table:table-cell>
          <table:table-cell office:value-type="float" office:value="9.22714404380478" calcext:value-type="float">
            <text:p>9.23</text:p>
          </table:table-cell>
          <table:table-cell office:value-type="float" office:value="9.30536907048286" calcext:value-type="float">
            <text:p>9.31</text:p>
          </table:table-cell>
          <table:table-cell office:value-type="float" office:value="7.96295707977253" calcext:value-type="float">
            <text:p>7.96</text:p>
          </table:table-cell>
          <table:table-cell office:value-type="float" office:value="7.14971966101209" calcext:value-type="float">
            <text:p>7.15</text:p>
          </table:table-cell>
          <table:table-cell office:value-type="float" office:value="7.30494552367953" calcext:value-type="float">
            <text:p>7.30</text:p>
          </table:table-cell>
          <table:table-cell office:value-type="float" office:value="6.99428293394964" calcext:value-type="float">
            <text:p>6.99</text:p>
          </table:table-cell>
          <table:table-cell office:value-type="float" office:value="9.15750915750916" calcext:value-type="float">
            <text:p>9.16</text:p>
          </table:table-cell>
          <table:table-cell office:value-type="float" office:value="7.90549241363865" calcext:value-type="float">
            <text:p>7.91</text:p>
          </table:table-cell>
          <table:table-cell office:value-type="float" office:value="7.24028417748242" calcext:value-type="float">
            <text:p>7.24</text:p>
          </table:table-cell>
          <table:table-cell office:value-type="float" office:value="6.04654268638777" calcext:value-type="float">
            <text:p>6.05</text:p>
          </table:table-cell>
          <table:table-cell office:value-type="float" office:value="5.09249094302338" calcext:value-type="float">
            <text:p>5.09</text:p>
          </table:table-cell>
          <table:table-cell office:value-type="float" office:value="5.70942286863686" calcext:value-type="float">
            <text:p>5.71</text:p>
          </table:table-cell>
          <table:table-cell office:value-type="float" office:value="6.2919292539134" calcext:value-type="float">
            <text:p>6.29</text:p>
          </table:table-cell>
          <table:table-cell office:value-type="float" office:value="7.26129395570016" calcext:value-type="float">
            <text:p>7.26</text:p>
          </table:table-cell>
          <table:table-cell office:value-type="float" office:value="6.56119742326639" calcext:value-type="float">
            <text:p>6.56</text:p>
          </table:table-cell>
          <table:table-cell office:value-type="float" office:value="5.61483552873648" calcext:value-type="float">
            <text:p>5.61</text:p>
          </table:table-cell>
          <table:table-cell office:value-type="float" office:value="4.61984024414929" calcext:value-type="float">
            <text:p>4.62</text:p>
          </table:table-cell>
          <table:table-cell office:value-type="float" office:value="4.00392726490209" calcext:value-type="float">
            <text:p>4.00</text:p>
          </table:table-cell>
          <table:table-cell office:value-type="float" office:value="4.32039762951634" calcext:value-type="float">
            <text:p>4.32</text:p>
          </table:table-cell>
          <table:table-cell office:value-type="float" office:value="5.15431450766324" calcext:value-type="float">
            <text:p>5.15</text:p>
          </table:table-cell>
          <table:table-cell office:value-type="float" office:value="5.76814727962114" calcext:value-type="float">
            <text:p>5.77</text:p>
          </table:table-cell>
          <table:table-cell office:value-type="float" office:value="4.19399115449138" calcext:value-type="float">
            <text:p>4.19</text:p>
          </table:table-cell>
          <table:table-cell office:value-type="float" office:value="3.67551813471503" calcext:value-type="float">
            <text:p>3.68</text:p>
          </table:table-cell>
          <table:table-cell office:value-type="float" office:value="3.6" calcext:value-type="float">
            <text:p>3.60</text:p>
          </table:table-cell>
          <table:table-cell office:value-type="float" office:value="3.9083391615584" calcext:value-type="float">
            <text:p>3.91</text:p>
          </table:table-cell>
          <table:table-cell office:value-type="float" office:value="3.9639937236766" calcext:value-type="float">
            <text:p>3.96</text:p>
          </table:table-cell>
          <table:table-cell office:value-type="float" office:value="4.69383160738406" calcext:value-type="float">
            <text:p>4.69</text:p>
          </table:table-cell>
          <table:table-cell office:value-type="float" office:value="5.52945301542777" calcext:value-type="float">
            <text:p>5.53</text:p>
          </table:table-cell>
          <table:table-cell office:value-type="float" office:value="5.03645057615427" calcext:value-type="float">
            <text:p>5.04</text:p>
          </table:table-cell>
          <table:table-cell office:value-type="float" office:value="4.23005765811075" calcext:value-type="float">
            <text:p>4.23</text:p>
          </table:table-cell>
          <table:table-cell office:value-type="float" office:value="3.28719991320924" calcext:value-type="float">
            <text:p>3.29</text:p>
          </table:table-cell>
          <table:table-cell office:value-type="float" office:value="3.08488435257455" calcext:value-type="float">
            <text:p>3.08</text:p>
          </table:table-cell>
          <table:table-cell office:value-type="float" office:value="3.15004479310428" calcext:value-type="float">
            <text:p>3.15</text:p>
          </table:table-cell>
          <table:table-cell office:value-type="float" office:value="3.7125748502994" calcext:value-type="float">
            <text:p>3.71</text:p>
          </table:table-cell>
          <table:table-cell office:value-type="float" office:value="4.01054761758754" calcext:value-type="float">
            <text:p>4.01</text:p>
          </table:table-cell>
          <table:table-cell office:value-type="float" office:value="4.94448976696343" calcext:value-type="float">
            <text:p>4.94</text:p>
          </table:table-cell>
          <table:table-cell office:value-type="float" office:value="4.2846839119671" calcext:value-type="float">
            <text:p>4.28</text:p>
          </table:table-cell>
          <table:table-cell office:value-type="float" office:value="3.48531006351009" calcext:value-type="float">
            <text:p>3.49</text:p>
          </table:table-cell>
          <table:table-cell office:value-type="float" office:value="2.9042777054921" calcext:value-type="float">
            <text:p>2.90</text:p>
          </table:table-cell>
          <table:table-cell office:value-type="float" office:value="2.87033729652498" calcext:value-type="float">
            <text:p>2.87</text:p>
          </table:table-cell>
          <table:table-cell office:value-type="float" office:value="2.98273155416013" calcext:value-type="float">
            <text:p>2.98</text:p>
          </table:table-cell>
          <table:table-cell office:value-type="float" office:value="4.04154526173911" calcext:value-type="float">
            <text:p>4.04</text:p>
          </table:table-cell>
          <table:table-cell office:value-type="float" office:value="3.32119341067509" calcext:value-type="float">
            <text:p>3.32</text:p>
          </table:table-cell>
          <table:table-cell office:value-type="float" office:value="2.96905972593295" calcext:value-type="float">
            <text:p>2.97</text:p>
          </table:table-cell>
          <table:table-cell office:value-type="float" office:value="2.51609128145114" calcext:value-type="float">
            <text:p>2.52</text:p>
          </table:table-cell>
          <table:table-cell office:value-type="float" office:value="1.9458771518521" calcext:value-type="float">
            <text:p>1.95</text:p>
          </table:table-cell>
          <table:table-cell office:value-type="float" office:value="1.92642577274706" calcext:value-type="float">
            <text:p>1.93</text:p>
          </table:table-cell>
          <table:table-cell office:value-type="float" office:value="2.01342281879195" calcext:value-type="float">
            <text:p>2.01</text:p>
          </table:table-cell>
          <table:table-cell office:value-type="float" office:value="2.69227489768076" calcext:value-type="float">
            <text:p>2.69</text:p>
          </table:table-cell>
          <table:table-cell office:value-type="float" office:value="2.2577519379845" calcext:value-type="float">
            <text:p>2.26</text:p>
          </table:table-cell>
          <table:table-cell office:value-type="float" office:value="1.80634034538317" calcext:value-type="float">
            <text:p>1.81</text:p>
          </table:table-cell>
          <table:table-cell office:value-type="float" office:value="1.24599698163213" calcext:value-type="float">
            <text:p>1.25</text:p>
          </table:table-cell>
          <table:table-cell office:value-type="float" office:value="1.27435303331919" calcext:value-type="float">
            <text:p>1.27</text:p>
          </table:table-cell>
          <table:table-cell office:value-type="float" office:value="1.03211323130835" calcext:value-type="float">
            <text:p>1.03</text:p>
          </table:table-cell>
          <table:table-cell office:value-type="float" office:value="1.10410094637224" calcext:value-type="float">
            <text:p>1.10</text:p>
          </table:table-cell>
          <table:table-cell office:value-type="float" office:value="1.47553433872193" calcext:value-type="float">
            <text:p>1.48</text:p>
          </table:table-cell>
          <table:table-cell office:value-type="float" office:value="1.48756779979593" calcext:value-type="float">
            <text:p>1.49</text:p>
          </table:table-cell>
          <table:table-cell office:value-type="float" office:value="1.11981555979015" calcext:value-type="float">
            <text:p>1.12</text:p>
          </table:table-cell>
          <table:table-cell office:value-type="float" office:value="0.892744876147366" calcext:value-type="float">
            <text:p>0.89</text:p>
          </table:table-cell>
          <table:table-cell office:value-type="float" office:value="0.788360271512495" calcext:value-type="float">
            <text:p>0.79</text:p>
          </table:table-cell>
          <table:table-cell office:value-type="float" office:value="0.736417603887483" calcext:value-type="float">
            <text:p>0.74</text:p>
          </table:table-cell>
          <table:table-cell office:value-type="float" office:value="0.725733293014817" calcext:value-type="float">
            <text:p>0.73</text:p>
          </table:table-cell>
          <table:table-cell office:value-type="float" office:value="1.23552983081033" calcext:value-type="float">
            <text:p>1.24</text:p>
          </table:table-cell>
          <table:table-cell office:value-type="float" office:value="1.08295249965379" calcext:value-type="float">
            <text:p>1.08</text:p>
          </table:table-cell>
          <table:table-cell office:value-type="float" office:value="1.14761639590345" calcext:value-type="float">
            <text:p>1.15</text:p>
          </table:table-cell>
          <table:table-cell office:value-type="float" office:value="0.805137167880918" calcext:value-type="float">
            <text:p>0.81</text:p>
          </table:table-cell>
          <table:table-cell office:value-type="float" office:value="0.736889115733061" calcext:value-type="float">
            <text:p>0.74</text:p>
          </table:table-cell>
          <table:table-cell office:value-type="float" office:value="0.773041128790153" calcext:value-type="float">
            <text:p>0.77</text:p>
          </table:table-cell>
          <table:table-cell office:value-type="float" office:value="1.05644431029279" calcext:value-type="float">
            <text:p>1.06</text:p>
          </table:table-cell>
          <table:table-cell office:value-type="float" office:value="1.48838895490524" calcext:value-type="float">
            <text:p>1.49</text:p>
          </table:table-cell>
          <table:table-cell office:value-type="float" office:value="1.58100867392297" calcext:value-type="float">
            <text:p>1.58</text:p>
          </table:table-cell>
          <table:table-cell office:value-type="float" office:value="1.63537738702587" calcext:value-type="float">
            <text:p>1.64</text:p>
          </table:table-cell>
          <table:table-cell office:value-type="float" office:value="1.29399585921325" calcext:value-type="float">
            <text:p>1.29</text:p>
          </table:table-cell>
          <table:table-cell office:value-type="float" office:value="1.09860923314661" calcext:value-type="float">
            <text:p>1.10</text:p>
          </table:table-cell>
          <table:table-cell office:value-type="float" office:value="1.24273641989064" calcext:value-type="float">
            <text:p>1.24</text:p>
          </table:table-cell>
          <table:table-cell office:value-type="float" office:value="1.50889776033561" calcext:value-type="float">
            <text:p>1.51</text:p>
          </table:table-cell>
          <table:table-cell office:value-type="float" office:value="2.20312175482881" calcext:value-type="float">
            <text:p>2.20</text:p>
          </table:table-cell>
          <table:table-cell office:value-type="float" office:value="2.31294090435989" calcext:value-type="float">
            <text:p>2.31</text:p>
          </table:table-cell>
          <table:table-cell office:value-type="float" office:value="2.49591317390498" calcext:value-type="float">
            <text:p>2.50</text:p>
          </table:table-cell>
          <table:table-cell office:value-type="float" office:value="2.04512944754443" calcext:value-type="float">
            <text:p>2.05</text:p>
          </table:table-cell>
          <table:table-cell office:value-type="float" office:value="1.43935184355339" calcext:value-type="float">
            <text:p>1.44</text:p>
          </table:table-cell>
          <table:table-cell office:value-type="float" office:value="1.16296664577074" calcext:value-type="float">
            <text:p>1.16</text:p>
          </table:table-cell>
          <table:table-cell office:value-type="float" office:value="1.5248887705822" calcext:value-type="float">
            <text:p>1.52</text:p>
          </table:table-cell>
          <table:table-cell office:value-type="float" office:value="3.24790290479737" calcext:value-type="float">
            <text:p>3.25</text:p>
          </table:table-cell>
          <table:table-cell office:value-type="float" office:value="3.08268598974485" calcext:value-type="float">
            <text:p>3.08</text:p>
          </table:table-cell>
          <table:table-cell office:value-type="float" office:value="3.11568064983385" calcext:value-type="float">
            <text:p>3.12</text:p>
          </table:table-cell>
          <table:table-cell office:value-type="float" office:value="4.56824077866854" calcext:value-type="float">
            <text:p>4.57</text:p>
          </table:table-cell>
          <table:table-cell office:value-type="float" office:value="3.43980151679985" calcext:value-type="float">
            <text:p>3.44</text:p>
          </table:table-cell>
          <table:table-cell office:value-type="float" office:value="3.42287694974003" calcext:value-type="float">
            <text:p>3.42</text:p>
          </table:table-cell>
          <table:table-cell office:value-type="float" office:value="3.87415175817397" calcext:value-type="float">
            <text:p>3.87</text:p>
          </table:table-cell>
          <table:table-cell office:value-type="float" office:value="8.1590832628177" calcext:value-type="float">
            <text:p>8.16</text:p>
          </table:table-cell>
          <table:table-cell office:value-type="float" office:value="7.40909399191947" calcext:value-type="float">
            <text:p>7.41</text:p>
          </table:table-cell>
          <table:table-cell office:value-type="float" office:value="6.24128740547061" calcext:value-type="float">
            <text:p>6.24</text:p>
          </table:table-cell>
          <table:table-cell office:value-type="float" office:value="5.70520768753875" calcext:value-type="float">
            <text:p>5.71</text:p>
          </table:table-cell>
          <table:table-cell office:value-type="float" office:value="3.93212453100151" calcext:value-type="float">
            <text:p>3.93</text:p>
          </table:table-cell>
          <table:table-cell office:value-type="float" office:value="3.24716382339709" calcext:value-type="float">
            <text:p>3.25</text:p>
          </table:table-cell>
          <table:table-cell office:value-type="float" office:value="3.4372232297246" calcext:value-type="float">
            <text:p>3.44</text:p>
          </table:table-cell>
          <table:table-cell office:value-type="float" office:value="6.62159461799774" calcext:value-type="float">
            <text:p>6.62</text:p>
          </table:table-cell>
          <table:table-cell office:value-type="float" office:value="5.89389433033837" calcext:value-type="float">
            <text:p>5.89</text:p>
          </table:table-cell>
          <table:table-cell office:value-type="float" office:value="5.4973940629957" calcext:value-type="float">
            <text:p>5.50</text:p>
          </table:table-cell>
          <table:table-cell office:value-type="float" office:value="4.59667514547078" calcext:value-type="float">
            <text:p>4.60</text:p>
          </table:table-cell>
          <table:table-cell office:value-type="float" office:value="3.01985489561754" calcext:value-type="float">
            <text:p>3.02</text:p>
          </table:table-cell>
          <table:table-cell office:value-type="float" office:value="2.39645211164456" calcext:value-type="float">
            <text:p>2.40</text:p>
          </table:table-cell>
          <table:table-cell office:value-type="float" office:value="2.51293566337987" calcext:value-type="float">
            <text:p>2.51</text:p>
          </table:table-cell>
          <table:table-cell office:value-type="float" office:value="5.25636141762279" calcext:value-type="float">
            <text:p>5.26</text:p>
          </table:table-cell>
          <table:table-cell office:value-type="float" office:value="4.83642291216498" calcext:value-type="float">
            <text:p>4.84</text:p>
          </table:table-cell>
          <table:table-cell office:value-type="float" office:value="4.67285639443507" calcext:value-type="float">
            <text:p>4.67</text:p>
          </table:table-cell>
          <table:table-cell office:value-type="float" office:value="3.9385461867138" calcext:value-type="float">
            <text:p>3.94</text:p>
          </table:table-cell>
          <table:table-cell office:value-type="float" office:value="2.81228491531379" calcext:value-type="float">
            <text:p>2.81</text:p>
          </table:table-cell>
          <table:table-cell office:value-type="float" office:value="2.26919402343816" calcext:value-type="float">
            <text:p>2.27</text:p>
          </table:table-cell>
          <table:table-cell office:value-type="float" office:value="2.28457451266321" calcext:value-type="float">
            <text:p>2.28</text:p>
          </table:table-cell>
          <table:table-cell office:value-type="float" office:value="3.19766967476623" calcext:value-type="float">
            <text:p>3.20</text:p>
          </table:table-cell>
          <table:table-cell office:value-type="float" office:value="2.95006302365241" calcext:value-type="float">
            <text:p>2.95</text:p>
          </table:table-cell>
          <table:table-cell office:value-type="float" office:value="2.94532178229728" calcext:value-type="float">
            <text:p>2.95</text:p>
          </table:table-cell>
          <table:table-cell office:value-type="float" office:value="2.49890417604678" calcext:value-type="float">
            <text:p>2.50</text:p>
          </table:table-cell>
          <table:table-cell office:value-type="float" office:value="2.00328346645515" calcext:value-type="float">
            <text:p>2.00</text:p>
          </table:table-cell>
          <table:table-cell office:value-type="float" office:value="1.62308130768205" calcext:value-type="float">
            <text:p>1.62</text:p>
          </table:table-cell>
          <table:table-cell office:value-type="float" office:value="1.93502409097247" calcext:value-type="float">
            <text:p>1.94</text:p>
          </table:table-cell>
          <table:table-cell office:value-type="float" office:value="2.93257527487788" calcext:value-type="float">
            <text:p>2.93</text:p>
          </table:table-cell>
          <table:table-cell office:value-type="float" office:value="2.54094302346262" calcext:value-type="float">
            <text:p>2.54</text:p>
          </table:table-cell>
          <table:table-cell office:value-type="float" office:value="2.4086963322124" calcext:value-type="float">
            <text:p>2.41</text:p>
          </table:table-cell>
          <table:table-cell office:value-type="float" office:value="2.06156958580623" calcext:value-type="float">
            <text:p>2.06</text:p>
          </table:table-cell>
          <table:table-cell office:value-type="float" office:value="1.60862673177944" calcext:value-type="float">
            <text:p>1.61</text:p>
          </table:table-cell>
          <table:table-cell office:value-type="float" office:value="1.36803593757236" calcext:value-type="float">
            <text:p>1.37</text:p>
          </table:table-cell>
          <table:table-cell office:value-type="float" office:value="1.90901202429652" calcext:value-type="float">
            <text:p>1.91</text:p>
          </table:table-cell>
          <table:table-cell office:value-type="float" office:value="2.66472822329352" calcext:value-type="float">
            <text:p>2.66</text:p>
          </table:table-cell>
          <table:table-cell office:value-type="float" office:value="2.33293613368498" calcext:value-type="float">
            <text:p>2.33</text:p>
          </table:table-cell>
          <table:table-cell office:value-type="float" office:value="2.19916860699004" calcext:value-type="float">
            <text:p>2.20</text:p>
          </table:table-cell>
          <table:table-cell office:value-type="float" office:value="1.75569570029444" calcext:value-type="float">
            <text:p>1.76</text:p>
          </table:table-cell>
          <table:table-cell office:value-type="float" office:value="1.30596294494258" calcext:value-type="float">
            <text:p>1.31</text:p>
          </table:table-cell>
          <table:table-cell office:value-type="float" office:value="1.06233546815449" calcext:value-type="float">
            <text:p>1.06</text:p>
          </table:table-cell>
          <table:table-cell office:value-type="float" office:value="1.39441083261308" calcext:value-type="float">
            <text:p>1.39</text:p>
          </table:table-cell>
          <table:table-cell office:value-type="float" office:value="2.0473795794627" calcext:value-type="float">
            <text:p>2.05</text:p>
          </table:table-cell>
          <table:table-cell office:value-type="float" office:value="1.81014109850285" calcext:value-type="float">
            <text:p>1.81</text:p>
          </table:table-cell>
          <table:table-cell office:value-type="float" office:value="1.84072126220887" calcext:value-type="float">
            <text:p>1.84</text:p>
          </table:table-cell>
          <table:table-cell office:value-type="float" office:value="1.47536884221055" calcext:value-type="float">
            <text:p>1.48</text:p>
          </table:table-cell>
          <table:table-cell office:value-type="float" office:value="1.06366628092001" calcext:value-type="float">
            <text:p>1.06</text:p>
          </table:table-cell>
          <table:table-cell office:value-type="float" office:value="0.88038331138446" calcext:value-type="float">
            <text:p>0.88</text:p>
          </table:table-cell>
          <table:table-cell office:value-type="float" office:value="1.28269115591935" calcext:value-type="float">
            <text:p>1.28</text:p>
          </table:table-cell>
          <table:table-cell office:value-type="float" office:value="1.70932840744162" calcext:value-type="float">
            <text:p>1.71</text:p>
          </table:table-cell>
          <table:table-cell office:value-type="float" office:value="1.53816024610564" calcext:value-type="float">
            <text:p>1.54</text:p>
          </table:table-cell>
          <table:table-cell office:value-type="float" office:value="1.41110065851364" calcext:value-type="float">
            <text:p>1.41</text:p>
          </table:table-cell>
          <table:table-cell office:value-type="float" office:value="1.13491857301082" calcext:value-type="float">
            <text:p>1.13</text:p>
          </table:table-cell>
          <table:table-cell office:value-type="float" office:value="0.826466573036467" calcext:value-type="float">
            <text:p>0.83</text:p>
          </table:table-cell>
          <table:table-cell office:value-type="float" office:value="0.657623595606286" calcext:value-type="float">
            <text:p>0.66</text:p>
          </table:table-cell>
          <table:table-cell office:value-type="float" office:value="0.877967555566768" calcext:value-type="float">
            <text:p>0.88</text:p>
          </table:table-cell>
          <table:table-cell office:value-type="float" office:value="1.37413403700352" calcext:value-type="float">
            <text:p>1.37</text:p>
          </table:table-cell>
          <table:table-cell office:value-type="float" office:value="1.177025763887" calcext:value-type="float">
            <text:p>1.18</text:p>
          </table:table-cell>
          <table:table-cell office:value-type="float" office:value="1.14966065995788" calcext:value-type="float">
            <text:p>1.15</text:p>
          </table:table-cell>
          <table:table-cell office:value-type="float" office:value="0.822695961607522" calcext:value-type="float">
            <text:p>0.82</text:p>
          </table:table-cell>
          <table:table-cell office:value-type="float" office:value="0.602085080620525" calcext:value-type="float">
            <text:p>0.60</text:p>
          </table:table-cell>
          <table:table-cell office:value-type="float" office:value="0.483260194944565" calcext:value-type="float">
            <text:p>0.48</text:p>
          </table:table-cell>
          <table:table-cell office:value-type="float" office:value="0.786111026800619" calcext:value-type="float">
            <text:p>0.79</text:p>
          </table:table-cell>
          <table:table-cell office:value-type="float" office:value="1.06456692913386" calcext:value-type="float">
            <text:p>1.06</text:p>
          </table:table-cell>
          <table:table-cell office:value-type="float" office:value="0.945802672601115" calcext:value-type="float">
            <text:p>0.95</text:p>
          </table:table-cell>
          <table:table-cell office:value-type="float" office:value="0.91332106914836" calcext:value-type="float">
            <text:p>0.91</text:p>
          </table:table-cell>
          <table:table-cell office:value-type="float" office:value="0.805044704514065" calcext:value-type="float">
            <text:p>0.81</text:p>
          </table:table-cell>
          <table:table-cell office:value-type="float" office:value="0.540151467734869" calcext:value-type="float">
            <text:p>0.54</text:p>
          </table:table-cell>
          <table:table-cell office:value-type="float" office:value="0.442712676440711" calcext:value-type="float">
            <text:p>0.44</text:p>
          </table:table-cell>
          <table:table-cell office:value-type="float" office:value="0.632466619817287" calcext:value-type="float">
            <text:p>0.63</text:p>
          </table:table-cell>
          <table:table-cell office:value-type="float" office:value="0.995009920038478" calcext:value-type="float">
            <text:p>1.00</text:p>
          </table:table-cell>
          <table:table-cell office:value-type="float" office:value="0.882527353696964" calcext:value-type="float">
            <text:p>0.88</text:p>
          </table:table-cell>
          <table:table-cell office:value-type="float" office:value="0.836062645149765" calcext:value-type="float">
            <text:p>0.84</text:p>
          </table:table-cell>
          <table:table-cell office:value-type="float" office:value="0.657509657782807" calcext:value-type="float">
            <text:p>0.66</text:p>
          </table:table-cell>
          <table:table-cell office:value-type="float" office:value="0.512227008722862" calcext:value-type="float">
            <text:p>0.51</text:p>
          </table:table-cell>
          <table:table-cell office:value-type="float" office:value="0.407955124936257" calcext:value-type="float">
            <text:p>0.41</text:p>
          </table:table-cell>
          <table:table-cell office:value-type="float" office:value="0.819070904645477" calcext:value-type="float">
            <text:p>0.82</text:p>
          </table:table-cell>
          <table:table-cell office:value-type="float" office:value="1.05835308766133" calcext:value-type="float">
            <text:p>1.06</text:p>
          </table:table-cell>
          <table:table-cell office:value-type="float" office:value="0.895821257311482" calcext:value-type="float">
            <text:p>0.90</text:p>
          </table:table-cell>
          <table:table-cell office:value-type="float" office:value="0.890750833807858" calcext:value-type="float">
            <text:p>0.89</text:p>
          </table:table-cell>
          <table:table-cell office:value-type="float" office:value="0.785230880475432" calcext:value-type="float">
            <text:p>0.79</text:p>
          </table:table-cell>
          <table:table-cell office:value-type="float" office:value="0.544836966846253" calcext:value-type="float">
            <text:p>0.54</text:p>
          </table:table-cell>
          <table:table-cell office:value-type="float" office:value="0.449649783534546" calcext:value-type="float">
            <text:p>0.45</text:p>
          </table:table-cell>
          <table:table-cell office:value-type="float" office:value="0.831719767646541" calcext:value-type="float">
            <text:p>0.83</text:p>
          </table:table-cell>
          <table:table-cell office:value-type="float" office:value="1.2096572429322" calcext:value-type="float">
            <text:p>1.21</text:p>
          </table:table-cell>
          <table:table-cell office:value-type="float" office:value="1.0159693205884" calcext:value-type="float">
            <text:p>1.02</text:p>
          </table:table-cell>
          <table:table-cell office:value-type="float" office:value="1.0178897611445" calcext:value-type="float">
            <text:p>1.02</text:p>
          </table:table-cell>
          <table:table-cell office:value-type="float" office:value="0.664900904192164" calcext:value-type="float">
            <text:p>0.66</text:p>
          </table:table-cell>
          <table:table-cell office:value-type="float" office:value="0.972166733253429" calcext:value-type="float">
            <text:p>0.97</text:p>
          </table:table-cell>
          <table:table-cell office:value-type="float" office:value="0.843207253772531" calcext:value-type="float">
            <text:p>0.84</text:p>
          </table:table-cell>
          <table:table-cell office:value-type="float" office:value="1.34335368717708" calcext:value-type="float">
            <text:p>1.34</text:p>
          </table:table-cell>
          <table:table-cell office:value-type="float" office:value="1.66729346872258" calcext:value-type="float">
            <text:p>1.67</text:p>
          </table:table-cell>
          <table:table-cell office:value-type="float" office:value="1.53496579564408" calcext:value-type="float">
            <text:p>1.53</text:p>
          </table:table-cell>
          <table:table-cell office:value-type="float" office:value="1.6829415310428" calcext:value-type="float">
            <text:p>1.68</text:p>
          </table:table-cell>
          <table:table-cell office:value-type="float" office:value="1.68900630129274" calcext:value-type="float">
            <text:p>1.69</text:p>
          </table:table-cell>
          <table:table-cell office:value-type="float" office:value="1.15531263807295" calcext:value-type="float">
            <text:p>1.16</text:p>
          </table:table-cell>
          <table:table-cell office:value-type="float" office:value="1.02255162300345" calcext:value-type="float">
            <text:p>1.02</text:p>
          </table:table-cell>
          <table:table-cell office:value-type="float" office:value="1.54723914515037" calcext:value-type="float">
            <text:p>1.55</text:p>
          </table:table-cell>
          <table:table-cell office:value-type="float" office:value="2.07557452993006" calcext:value-type="float">
            <text:p>2.08</text:p>
          </table:table-cell>
          <table:table-cell office:value-type="float" office:value="1.87291143175401" calcext:value-type="float">
            <text:p>1.87</text:p>
          </table:table-cell>
          <table:table-cell office:value-type="float" office:value="2.01164505085339" calcext:value-type="float">
            <text:p>2.01</text:p>
          </table:table-cell>
          <table:table-cell office:value-type="float" office:value="1.74915047486277" calcext:value-type="float">
            <text:p>1.75</text:p>
          </table:table-cell>
          <table:table-cell office:value-type="float" office:value="1.42793872844729" calcext:value-type="float">
            <text:p>1.43</text:p>
          </table:table-cell>
          <table:table-cell office:value-type="float" office:value="1.29617519325251" calcext:value-type="float">
            <text:p>1.30</text:p>
          </table:table-cell>
          <table:table-cell office:value-type="float" office:value="1.54432132963989" calcext:value-type="float">
            <text:p>1.54</text:p>
          </table:table-cell>
          <table:table-cell office:value-type="float" office:value="2.40047711346355" calcext:value-type="float">
            <text:p>2.40</text:p>
          </table:table-cell>
          <table:table-cell office:value-type="float" office:value="3.03169980514991" calcext:value-type="float">
            <text:p>3.03</text:p>
          </table:table-cell>
          <table:table-cell office:value-type="float" office:value="2.78296325407742" calcext:value-type="float">
            <text:p>2.78</text:p>
          </table:table-cell>
          <table:table-cell office:value-type="float" office:value="2.69087628284651" calcext:value-type="float">
            <text:p>2.69</text:p>
          </table:table-cell>
          <table:table-cell office:value-type="float" office:value="2.08973874155308" calcext:value-type="float">
            <text:p>2.09</text:p>
          </table:table-cell>
          <table:table-cell office:value-type="float" office:value="1.91132090071965" calcext:value-type="float">
            <text:p>1.91</text:p>
          </table:table-cell>
          <table:table-cell office:value-type="float" office:value="2.61521580102414" calcext:value-type="float">
            <text:p>2.62</text:p>
          </table:table-cell>
          <table:table-cell office:value-type="float" office:value="3.7256191102345" calcext:value-type="float">
            <text:p>3.73</text:p>
          </table:table-cell>
          <table:table-cell office:value-type="float" office:value="3.24292323546824" calcext:value-type="float">
            <text:p>3.24</text:p>
          </table:table-cell>
          <table:table-cell office:value-type="float" office:value="3.05385308299627" calcext:value-type="float">
            <text:p>3.05</text:p>
          </table:table-cell>
          <table:table-cell office:value-type="float" office:value="2.92099350215583" calcext:value-type="float">
            <text:p>2.92</text:p>
          </table:table-cell>
          <table:table-cell office:value-type="float" office:value="3.27431161705811" calcext:value-type="float">
            <text:p>3.27</text:p>
          </table:table-cell>
          <table:table-cell office:value-type="float" office:value="2.66614846482705" calcext:value-type="float">
            <text:p>2.67</text:p>
          </table:table-cell>
          <table:table-cell office:value-type="float" office:value="4.21200421200421" calcext:value-type="float">
            <text:p>4.21</text:p>
          </table:table-cell>
          <table:table-cell office:value-type="float" office:value="5.53129021150117" calcext:value-type="float">
            <text:p>5.53</text:p>
          </table:table-cell>
          <table:table-cell office:value-type="float" office:value="4.87070246705638" calcext:value-type="float">
            <text:p>4.87</text:p>
          </table:table-cell>
          <table:table-cell office:value-type="float" office:value="4.91532816263061" calcext:value-type="float">
            <text:p>4.92</text:p>
          </table:table-cell>
          <table:table-cell office:value-type="float" office:value="4.6631947408862" calcext:value-type="float">
            <text:p>4.66</text:p>
          </table:table-cell>
          <table:table-cell office:value-type="float" office:value="3.84464016719367" calcext:value-type="float">
            <text:p>3.84</text:p>
          </table:table-cell>
          <table:table-cell office:value-type="float" office:value="3.58304516040675" calcext:value-type="float">
            <text:p>3.58</text:p>
          </table:table-cell>
          <table:table-cell office:value-type="float" office:value="4.62695199537305" calcext:value-type="float">
            <text:p>4.63</text:p>
          </table:table-cell>
          <table:table-cell office:value-type="float" office:value="5.97778344526623" calcext:value-type="float">
            <text:p>5.98</text:p>
          </table:table-cell>
          <table:table-cell office:value-type="float" office:value="5.45446429899868" calcext:value-type="float">
            <text:p>5.45</text:p>
          </table:table-cell>
          <table:table-cell office:value-type="float" office:value="5.5215065745487" calcext:value-type="float">
            <text:p>5.52</text:p>
          </table:table-cell>
          <table:table-cell office:value-type="float" office:value="4.99557306929705" calcext:value-type="float">
            <text:p>5.00</text:p>
          </table:table-cell>
          <table:table-cell office:value-type="float" office:value="4.57915347889062" calcext:value-type="float">
            <text:p>4.58</text:p>
          </table:table-cell>
          <table:table-cell office:value-type="float" office:value="4.38180376324706" calcext:value-type="float">
            <text:p>4.38</text:p>
          </table:table-cell>
          <table:table-cell office:value-type="float" office:value="5.44025157232704" calcext:value-type="float">
            <text:p>5.44</text:p>
          </table:table-cell>
          <table:table-cell office:value-type="float" office:value="6.64164473753185" calcext:value-type="float">
            <text:p>6.64</text:p>
          </table:table-cell>
          <table:table-cell office:value-type="float" office:value="5.67510888853041" calcext:value-type="float">
            <text:p>5.68</text:p>
          </table:table-cell>
          <table:table-cell office:value-type="float" office:value="5.69409198632579" calcext:value-type="float">
            <text:p>5.69</text:p>
          </table:table-cell>
          <table:table-cell office:value-type="float" office:value="5.78514005411403" calcext:value-type="float">
            <text:p>5.79</text:p>
          </table:table-cell>
          <table:table-cell office:value-type="float" office:value="5.12831722992174" calcext:value-type="float">
            <text:p>5.13</text:p>
          </table:table-cell>
          <table:table-cell office:value-type="float" office:value="4.39559260570558" calcext:value-type="float">
            <text:p>4.40</text:p>
          </table:table-cell>
          <table:table-cell office:value-type="float" office:value="5.32286212914485" calcext:value-type="float">
            <text:p>5.32</text:p>
          </table:table-cell>
          <table:table-cell office:value-type="float" office:value="6.88224837043935" calcext:value-type="float">
            <text:p>6.88</text:p>
          </table:table-cell>
          <table:table-cell office:value-type="float" office:value="6.23368175699482" calcext:value-type="float">
            <text:p>6.23</text:p>
          </table:table-cell>
          <table:table-cell office:value-type="float" office:value="6.23398650355455" calcext:value-type="float">
            <text:p>6.23</text:p>
          </table:table-cell>
          <table:table-cell office:value-type="float" office:value="5.72481757315881" calcext:value-type="float">
            <text:p>5.72</text:p>
          </table:table-cell>
          <table:table-cell office:value-type="float" office:value="5.11562495005833" calcext:value-type="float">
            <text:p>5.12</text:p>
          </table:table-cell>
          <table:table-cell office:value-type="float" office:value="4.65104519574033" calcext:value-type="float">
            <text:p>4.65</text:p>
          </table:table-cell>
          <table:table-cell office:value-type="float" office:value="5.6921039075723" calcext:value-type="float">
            <text:p>5.69</text:p>
          </table:table-cell>
          <table:table-cell office:value-type="float" office:value="7.71173508316802" calcext:value-type="float">
            <text:p>7.71</text:p>
          </table:table-cell>
          <table:table-cell office:value-type="float" office:value="7.43389010557971" calcext:value-type="float">
            <text:p>7.43</text:p>
          </table:table-cell>
          <table:table-cell office:value-type="float" office:value="7.24280698076621" calcext:value-type="float">
            <text:p>7.24</text:p>
          </table:table-cell>
          <table:table-cell office:value-type="float" office:value="6.40997433076641" calcext:value-type="float">
            <text:p>6.41</text:p>
          </table:table-cell>
          <table:table-cell office:value-type="float" office:value="5.70297348779126" calcext:value-type="float">
            <text:p>5.70</text:p>
          </table:table-cell>
          <table:table-cell office:value-type="float" office:value="5.3261685286663" calcext:value-type="float">
            <text:p>5.33</text:p>
          </table:table-cell>
          <table:table-cell office:value-type="float" office:value="7.14970551979181" calcext:value-type="float">
            <text:p>7.15</text:p>
          </table:table-cell>
          <table:table-cell office:value-type="float" office:value="9.80282124072974" calcext:value-type="float">
            <text:p>9.80</text:p>
          </table:table-cell>
          <table:table-cell office:value-type="float" office:value="10.5535719008702" calcext:value-type="float">
            <text:p>10.55</text:p>
          </table:table-cell>
          <table:table-cell office:value-type="float" office:value="10.3063686639191" calcext:value-type="float">
            <text:p>10.31</text:p>
          </table:table-cell>
          <table:table-cell office:value-type="float" office:value="8.57835930608645" calcext:value-type="float">
            <text:p>8.58</text:p>
          </table:table-cell>
          <table:table-cell office:value-type="float" office:value="8.99359727346426" calcext:value-type="float">
            <text:p>8.99</text:p>
          </table:table-cell>
          <table:table-cell office:value-type="float" office:value="13.0051016276622" calcext:value-type="float">
            <text:p>13.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90260080293245" calcext:value-type="float">
            <text:p>1.90</text:p>
          </table:table-cell>
          <table:table-cell office:value-type="float" office:value="1.82199290551435" calcext:value-type="float">
            <text:p>1.82</text:p>
          </table:table-cell>
          <table:table-cell office:value-type="float" office:value="1.93300870591707" calcext:value-type="float">
            <text:p>1.93</text:p>
          </table:table-cell>
          <table:table-cell office:value-type="float" office:value="1.16984402079723" calcext:value-type="float">
            <text:p>1.17</text:p>
          </table:table-cell>
          <table:table-cell office:value-type="float" office:value="1.55038759689923" calcext:value-type="float">
            <text:p>1.55</text:p>
          </table:table-cell>
          <table:table-cell office:value-type="float" office:value="1.48238814089487" calcext:value-type="float">
            <text:p>1.48</text:p>
          </table:table-cell>
          <table:table-cell office:value-type="float" office:value="1.54514110586132" calcext:value-type="float">
            <text:p>1.55</text:p>
          </table:table-cell>
          <table:table-cell office:value-type="float" office:value="1.70951324546522" calcext:value-type="float">
            <text:p>1.71</text:p>
          </table:table-cell>
          <table:table-cell office:value-type="float" office:value="1.5817223198594" calcext:value-type="float">
            <text:p>1.58</text:p>
          </table:table-cell>
          <table:table-cell office:value-type="float" office:value="1.37675795706884" calcext:value-type="float">
            <text:p>1.38</text:p>
          </table:table-cell>
          <table:table-cell office:value-type="float" office:value="1.34146341463415" calcext:value-type="float">
            <text:p>1.34</text:p>
          </table:table-cell>
          <table:table-cell office:value-type="float" office:value="1.57384987893462" calcext:value-type="float">
            <text:p>1.57</text:p>
          </table:table-cell>
          <table:table-cell office:value-type="float" office:value="1.36243773806036" calcext:value-type="float">
            <text:p>1.36</text:p>
          </table:table-cell>
          <table:table-cell office:value-type="float" office:value="1.14881111407962" calcext:value-type="float">
            <text:p>1.15</text:p>
          </table:table-cell>
          <table:table-cell office:value-type="float" office:value="1.26502213788741" calcext:value-type="float">
            <text:p>1.27</text:p>
          </table:table-cell>
          <table:table-cell office:value-type="float" office:value="1.42263427109974" calcext:value-type="float">
            <text:p>1.42</text:p>
          </table:table-cell>
          <table:table-cell office:value-type="float" office:value="1.0104056703363" calcext:value-type="float">
            <text:p>1.01</text:p>
          </table:table-cell>
          <table:table-cell office:value-type="float" office:value="2.41842610364683" calcext:value-type="float">
            <text:p>2.42</text:p>
          </table:table-cell>
          <table:table-cell office:value-type="float" office:value="3.92817059483726" calcext:value-type="float">
            <text:p>3.93</text:p>
          </table:table-cell>
          <table:table-cell office:value-type="float" office:value="1.98487712665406" calcext:value-type="float">
            <text:p>1.98</text:p>
          </table:table-cell>
          <table:table-cell office:value-type="float" office:value="1.19104335397808" calcext:value-type="float">
            <text:p>1.19</text:p>
          </table:table-cell>
          <table:table-cell office:value-type="float" office:value="1.75857947754823" calcext:value-type="float">
            <text:p>1.76</text:p>
          </table:table-cell>
          <table:table-cell office:value-type="float" office:value="1.99259389878328" calcext:value-type="float">
            <text:p>1.99</text:p>
          </table:table-cell>
          <table:table-cell office:value-type="float" office:value="1.42266335814723" calcext:value-type="float">
            <text:p>1.42</text:p>
          </table:table-cell>
          <table:table-cell office:value-type="float" office:value="2.18321917808219" calcext:value-type="float">
            <text:p>2.18</text:p>
          </table:table-cell>
          <table:table-cell office:value-type="float" office:value="2.3448275862069" calcext:value-type="float">
            <text:p>2.34</text:p>
          </table:table-cell>
          <table:table-cell office:value-type="float" office:value="1.51199165797706" calcext:value-type="float">
            <text:p>1.51</text:p>
          </table:table-cell>
          <table:table-cell office:value-type="float" office:value="1.48619957537155" calcext:value-type="float">
            <text:p>1.49</text:p>
          </table:table-cell>
          <table:table-cell office:value-type="float" office:value="1.62495330593948" calcext:value-type="float">
            <text:p>1.62</text:p>
          </table:table-cell>
          <table:table-cell office:value-type="float" office:value="2.30337078651685" calcext:value-type="float">
            <text:p>2.30</text:p>
          </table:table-cell>
          <table:table-cell office:value-type="float" office:value="1.54809532092538" calcext:value-type="float">
            <text:p>1.55</text:p>
          </table:table-cell>
          <table:table-cell office:value-type="float" office:value="1.54440154440154" calcext:value-type="float">
            <text:p>1.54</text:p>
          </table:table-cell>
          <table:table-cell office:value-type="float" office:value="4.02384500745157" calcext:value-type="float">
            <text:p>4.02</text:p>
          </table:table-cell>
          <table:table-cell office:value-type="float" office:value="1.69459962756052" calcext:value-type="float">
            <text:p>1.69</text:p>
          </table:table-cell>
          <table:table-cell office:value-type="float" office:value="1.94049159120311" calcext:value-type="float">
            <text:p>1.94</text:p>
          </table:table-cell>
          <table:table-cell office:value-type="float" office:value="2.47008876881513" calcext:value-type="float">
            <text:p>2.47</text:p>
          </table:table-cell>
          <table:table-cell office:value-type="float" office:value="2.24852071005917" calcext:value-type="float">
            <text:p>2.25</text:p>
          </table:table-cell>
          <table:table-cell office:value-type="float" office:value="2.32836843006335" calcext:value-type="float">
            <text:p>2.33</text:p>
          </table:table-cell>
          <table:table-cell office:value-type="float" office:value="2.285050348567" calcext:value-type="float">
            <text:p>2.29</text:p>
          </table:table-cell>
          <table:table-cell office:value-type="float" office:value="3.73134328358209" calcext:value-type="float">
            <text:p>3.73</text:p>
          </table:table-cell>
          <table:table-cell office:value-type="float" office:value="1.70435922648312" calcext:value-type="float">
            <text:p>1.70</text:p>
          </table:table-cell>
          <table:table-cell office:value-type="float" office:value="1.83283299099384" calcext:value-type="float">
            <text:p>1.83</text:p>
          </table:table-cell>
          <table:table-cell office:value-type="float" office:value="2.16937168568215" calcext:value-type="float">
            <text:p>2.17</text:p>
          </table:table-cell>
          <table:table-cell office:value-type="float" office:value="2.09597352454495" calcext:value-type="float">
            <text:p>2.10</text:p>
          </table:table-cell>
          <table:table-cell office:value-type="float" office:value="1.44070367000303" calcext:value-type="float">
            <text:p>1.44</text:p>
          </table:table-cell>
          <table:table-cell office:value-type="float" office:value="2.01058201058201" calcext:value-type="float">
            <text:p>2.01</text:p>
          </table:table-cell>
          <table:table-cell office:value-type="float" office:value="3.41685649202733" calcext:value-type="float">
            <text:p>3.42</text:p>
          </table:table-cell>
          <table:table-cell office:value-type="float" office:value="1.52284263959391" calcext:value-type="float">
            <text:p>1.52</text:p>
          </table:table-cell>
          <table:table-cell office:value-type="float" office:value="1.84343124001475" calcext:value-type="float">
            <text:p>1.84</text:p>
          </table:table-cell>
          <table:table-cell office:value-type="float" office:value="1.29790620790988" calcext:value-type="float">
            <text:p>1.30</text:p>
          </table:table-cell>
          <table:table-cell office:value-type="float" office:value="1.33130467858501" calcext:value-type="float">
            <text:p>1.33</text:p>
          </table:table-cell>
          <table:table-cell office:value-type="float" office:value="1.41465677179963" calcext:value-type="float">
            <text:p>1.41</text:p>
          </table:table-cell>
          <table:table-cell office:value-type="float" office:value="1.57257025006445" calcext:value-type="float">
            <text:p>1.57</text:p>
          </table:table-cell>
          <table:table-cell office:value-type="float" office:value="2.28215767634855" calcext:value-type="float">
            <text:p>2.28</text:p>
          </table:table-cell>
          <table:table-cell office:value-type="float" office:value="1.17768595041322" calcext:value-type="float">
            <text:p>1.18</text:p>
          </table:table-cell>
          <table:table-cell office:value-type="float" office:value="1.0405418670855" calcext:value-type="float">
            <text:p>1.04</text:p>
          </table:table-cell>
          <table:table-cell office:value-type="float" office:value="1.05884557721139" calcext:value-type="float">
            <text:p>1.06</text:p>
          </table:table-cell>
          <table:table-cell office:value-type="float" office:value="1.06317546788507" calcext:value-type="float">
            <text:p>1.06</text:p>
          </table:table-cell>
          <table:table-cell office:value-type="float" office:value="1.24228580588282" calcext:value-type="float">
            <text:p>1.24</text:p>
          </table:table-cell>
          <table:table-cell office:value-type="float" office:value="1.38138138138138" calcext:value-type="float">
            <text:p>1.38</text:p>
          </table:table-cell>
          <table:table-cell office:value-type="float" office:value="0.673076923076923" calcext:value-type="float">
            <text:p>0.67</text:p>
          </table:table-cell>
          <table:table-cell office:value-type="float" office:value="1.27409343351846" calcext:value-type="float">
            <text:p>1.27</text:p>
          </table:table-cell>
          <table:table-cell office:value-type="float" office:value="1.63009404388715" calcext:value-type="float">
            <text:p>1.63</text:p>
          </table:table-cell>
          <table:table-cell office:value-type="float" office:value="1.23652265701576" calcext:value-type="float">
            <text:p>1.24</text:p>
          </table:table-cell>
          <table:table-cell office:value-type="float" office:value="1.34849826329769" calcext:value-type="float">
            <text:p>1.35</text:p>
          </table:table-cell>
          <table:table-cell office:value-type="float" office:value="1.11406507152804" calcext:value-type="float">
            <text:p>1.11</text:p>
          </table:table-cell>
          <table:table-cell office:value-type="float" office:value="1.28083491461101" calcext:value-type="float">
            <text:p>1.28</text:p>
          </table:table-cell>
          <table:table-cell office:value-type="float" office:value="1.98795180722892" calcext:value-type="float">
            <text:p>1.99</text:p>
          </table:table-cell>
          <table:table-cell office:value-type="float" office:value="1.33950148449907" calcext:value-type="float">
            <text:p>1.34</text:p>
          </table:table-cell>
          <table:table-cell office:value-type="float" office:value="1.39203181787012" calcext:value-type="float">
            <text:p>1.39</text:p>
          </table:table-cell>
          <table:table-cell office:value-type="float" office:value="1.51515151515152" calcext:value-type="float">
            <text:p>1.52</text:p>
          </table:table-cell>
          <table:table-cell office:value-type="float" office:value="1.35291318240533" calcext:value-type="float">
            <text:p>1.35</text:p>
          </table:table-cell>
          <table:table-cell office:value-type="float" office:value="1.38611308103926" calcext:value-type="float">
            <text:p>1.39</text:p>
          </table:table-cell>
          <table:table-cell office:value-type="float" office:value="1.78010471204189" calcext:value-type="float">
            <text:p>1.78</text:p>
          </table:table-cell>
          <table:table-cell office:value-type="float" office:value="1.8578727357176" calcext:value-type="float">
            <text:p>1.86</text:p>
          </table:table-cell>
          <table:table-cell office:value-type="float" office:value="1.51394422310757" calcext:value-type="float">
            <text:p>1.51</text:p>
          </table:table-cell>
          <table:table-cell office:value-type="float" office:value="1.46884624496565" calcext:value-type="float">
            <text:p>1.47</text:p>
          </table:table-cell>
          <table:table-cell office:value-type="float" office:value="1.44228071159998" calcext:value-type="float">
            <text:p>1.44</text:p>
          </table:table-cell>
          <table:table-cell office:value-type="float" office:value="1.71908465787397" calcext:value-type="float">
            <text:p>1.72</text:p>
          </table:table-cell>
          <table:table-cell office:value-type="float" office:value="1.64844502350875" calcext:value-type="float">
            <text:p>1.65</text:p>
          </table:table-cell>
          <table:table-cell office:value-type="float" office:value="2.0040899795501" calcext:value-type="float">
            <text:p>2.00</text:p>
          </table:table-cell>
          <table:table-cell office:value-type="float" office:value="1.99430199430199" calcext:value-type="float">
            <text:p>1.99</text:p>
          </table:table-cell>
          <table:table-cell office:value-type="float" office:value="2.16191870284878" calcext:value-type="float">
            <text:p>2.16</text:p>
          </table:table-cell>
          <table:table-cell office:value-type="float" office:value="2.28321306045191" calcext:value-type="float">
            <text:p>2.28</text:p>
          </table:table-cell>
          <table:table-cell office:value-type="float" office:value="2.09663746821136" calcext:value-type="float">
            <text:p>2.10</text:p>
          </table:table-cell>
          <table:table-cell office:value-type="float" office:value="2.1289083342226" calcext:value-type="float">
            <text:p>2.13</text:p>
          </table:table-cell>
          <table:table-cell office:value-type="float" office:value="2.43478260869565" calcext:value-type="float">
            <text:p>2.43</text:p>
          </table:table-cell>
          <table:table-cell office:value-type="float" office:value="2.42730720606827" calcext:value-type="float">
            <text:p>2.43</text:p>
          </table:table-cell>
          <table:table-cell office:value-type="float" office:value="2.60038240917782" calcext:value-type="float">
            <text:p>2.60</text:p>
          </table:table-cell>
          <table:table-cell office:value-type="float" office:value="2.80358686257563" calcext:value-type="float">
            <text:p>2.80</text:p>
          </table:table-cell>
          <table:table-cell office:value-type="float" office:value="2.8622117090479" calcext:value-type="float">
            <text:p>2.86</text:p>
          </table:table-cell>
          <table:table-cell office:value-type="float" office:value="2.74932614555256" calcext:value-type="float">
            <text:p>2.75</text:p>
          </table:table-cell>
          <table:table-cell office:value-type="float" office:value="3.36101029185104" calcext:value-type="float">
            <text:p>3.36</text:p>
          </table:table-cell>
          <table:table-cell office:value-type="float" office:value="3.1540847983454" calcext:value-type="float">
            <text:p>3.15</text:p>
          </table:table-cell>
          <table:table-cell office:value-type="float" office:value="3.43607882769075" calcext:value-type="float">
            <text:p>3.44</text:p>
          </table:table-cell>
          <table:table-cell office:value-type="float" office:value="3.3698399326032" calcext:value-type="float">
            <text:p>3.37</text:p>
          </table:table-cell>
          <table:table-cell office:value-type="float" office:value="3.93441288957604" calcext:value-type="float">
            <text:p>3.93</text:p>
          </table:table-cell>
          <table:table-cell office:value-type="float" office:value="3.83473208521627" calcext:value-type="float">
            <text:p>3.83</text:p>
          </table:table-cell>
          <table:table-cell office:value-type="float" office:value="3.57729051807584" calcext:value-type="float">
            <text:p>3.58</text:p>
          </table:table-cell>
          <table:table-cell office:value-type="float" office:value="3.5585353274884" calcext:value-type="float">
            <text:p>3.56</text:p>
          </table:table-cell>
          <table:table-cell office:value-type="float" office:value="3.57129501514528" calcext:value-type="float">
            <text:p>3.57</text:p>
          </table:table-cell>
          <table:table-cell office:value-type="float" office:value="3.22403872499772" calcext:value-type="float">
            <text:p>3.22</text:p>
          </table:table-cell>
          <table:table-cell office:value-type="float" office:value="5.29891304347826" calcext:value-type="float">
            <text:p>5.30</text:p>
          </table:table-cell>
          <table:table-cell office:value-type="float" office:value="4.0159722449514" calcext:value-type="float">
            <text:p>4.02</text:p>
          </table:table-cell>
          <table:table-cell office:value-type="float" office:value="4.07432897453544" calcext:value-type="float">
            <text:p>4.07</text:p>
          </table:table-cell>
          <table:table-cell office:value-type="float" office:value="4.07380221540104" calcext:value-type="float">
            <text:p>4.07</text:p>
          </table:table-cell>
          <table:table-cell office:value-type="float" office:value="4.20152559055118" calcext:value-type="float">
            <text:p>4.20</text:p>
          </table:table-cell>
          <table:table-cell office:value-type="float" office:value="4.2218919656668" calcext:value-type="float">
            <text:p>4.22</text:p>
          </table:table-cell>
          <table:table-cell office:value-type="float" office:value="4.06182334055103" calcext:value-type="float">
            <text:p>4.06</text:p>
          </table:table-cell>
          <table:table-cell office:value-type="float" office:value="5.55921775433971" calcext:value-type="float">
            <text:p>5.56</text:p>
          </table:table-cell>
          <table:table-cell office:value-type="float" office:value="4.60691736045147" calcext:value-type="float">
            <text:p>4.61</text:p>
          </table:table-cell>
          <table:table-cell office:value-type="float" office:value="4.54477410855962" calcext:value-type="float">
            <text:p>4.54</text:p>
          </table:table-cell>
          <table:table-cell office:value-type="float" office:value="4.85854303839331" calcext:value-type="float">
            <text:p>4.86</text:p>
          </table:table-cell>
          <table:table-cell office:value-type="float" office:value="5.14046121593291" calcext:value-type="float">
            <text:p>5.14</text:p>
          </table:table-cell>
          <table:table-cell office:value-type="float" office:value="4.85211033565969" calcext:value-type="float">
            <text:p>4.85</text:p>
          </table:table-cell>
          <table:table-cell office:value-type="float" office:value="4.19644108168698" calcext:value-type="float">
            <text:p>4.20</text:p>
          </table:table-cell>
          <table:table-cell office:value-type="float" office:value="5.38908246225319" calcext:value-type="float">
            <text:p>5.39</text:p>
          </table:table-cell>
          <table:table-cell office:value-type="float" office:value="4.93122947378818" calcext:value-type="float">
            <text:p>4.93</text:p>
          </table:table-cell>
          <table:table-cell office:value-type="float" office:value="4.52307395250048" calcext:value-type="float">
            <text:p>4.52</text:p>
          </table:table-cell>
          <table:table-cell office:value-type="float" office:value="4.26243923886758" calcext:value-type="float">
            <text:p>4.26</text:p>
          </table:table-cell>
          <table:table-cell office:value-type="float" office:value="4.47335754677946" calcext:value-type="float">
            <text:p>4.47</text:p>
          </table:table-cell>
          <table:table-cell office:value-type="float" office:value="4.18198962753418" calcext:value-type="float">
            <text:p>4.18</text:p>
          </table:table-cell>
          <table:table-cell office:value-type="float" office:value="4.06571629482836" calcext:value-type="float">
            <text:p>4.07</text:p>
          </table:table-cell>
          <table:table-cell office:value-type="float" office:value="5.53350970017637" calcext:value-type="float">
            <text:p>5.53</text:p>
          </table:table-cell>
          <table:table-cell office:value-type="float" office:value="5.11425949551243" calcext:value-type="float">
            <text:p>5.11</text:p>
          </table:table-cell>
          <table:table-cell office:value-type="float" office:value="4.74716671976697" calcext:value-type="float">
            <text:p>4.75</text:p>
          </table:table-cell>
          <table:table-cell office:value-type="float" office:value="5.26910332362687" calcext:value-type="float">
            <text:p>5.27</text:p>
          </table:table-cell>
          <table:table-cell office:value-type="float" office:value="5.40574596774194" calcext:value-type="float">
            <text:p>5.41</text:p>
          </table:table-cell>
          <table:table-cell office:value-type="float" office:value="5.74987249349046" calcext:value-type="float">
            <text:p>5.75</text:p>
          </table:table-cell>
          <table:table-cell office:value-type="float" office:value="5.52187093980078" calcext:value-type="float">
            <text:p>5.52</text:p>
          </table:table-cell>
          <table:table-cell office:value-type="float" office:value="6.30776340110906" calcext:value-type="float">
            <text:p>6.31</text:p>
          </table:table-cell>
          <table:table-cell office:value-type="float" office:value="6.6670286117596" calcext:value-type="float">
            <text:p>6.67</text:p>
          </table:table-cell>
          <table:table-cell office:value-type="float" office:value="6.81892429687268" calcext:value-type="float">
            <text:p>6.82</text:p>
          </table:table-cell>
          <table:table-cell office:value-type="float" office:value="6.7427487655734" calcext:value-type="float">
            <text:p>6.74</text:p>
          </table:table-cell>
          <table:table-cell office:value-type="float" office:value="6.51054163867294" calcext:value-type="float">
            <text:p>6.51</text:p>
          </table:table-cell>
          <table:table-cell office:value-type="float" office:value="5.95475287614885" calcext:value-type="float">
            <text:p>5.95</text:p>
          </table:table-cell>
          <table:table-cell office:value-type="float" office:value="5.9640522875817" calcext:value-type="float">
            <text:p>5.96</text:p>
          </table:table-cell>
          <table:table-cell office:value-type="float" office:value="5.82812964614927" calcext:value-type="float">
            <text:p>5.83</text:p>
          </table:table-cell>
          <table:table-cell office:value-type="float" office:value="6.58268872106889" calcext:value-type="float">
            <text:p>6.58</text:p>
          </table:table-cell>
          <table:table-cell office:value-type="float" office:value="6.96426763842494" calcext:value-type="float">
            <text:p>6.96</text:p>
          </table:table-cell>
          <table:table-cell office:value-type="float" office:value="7.31862312444837" calcext:value-type="float">
            <text:p>7.32</text:p>
          </table:table-cell>
          <table:table-cell office:value-type="float" office:value="8.02818299096954" calcext:value-type="float">
            <text:p>8.03</text:p>
          </table:table-cell>
          <table:table-cell office:value-type="float" office:value="8.45272206303725" calcext:value-type="float">
            <text:p>8.45</text:p>
          </table:table-cell>
          <table:table-cell office:value-type="float" office:value="9.29064657878217" calcext:value-type="float">
            <text:p>9.29</text:p>
          </table:table-cell>
          <table:table-cell office:value-type="float" office:value="8.20584144645341" calcext:value-type="float">
            <text:p>8.21</text:p>
          </table:table-cell>
          <table:table-cell office:value-type="float" office:value="10.0022426553039" calcext:value-type="float">
            <text:p>10.00</text:p>
          </table:table-cell>
          <table:table-cell office:value-type="float" office:value="9.97938019285584" calcext:value-type="float">
            <text:p>9.98</text:p>
          </table:table-cell>
          <table:table-cell office:value-type="float" office:value="10.3602226163537" calcext:value-type="float">
            <text:p>10.36</text:p>
          </table:table-cell>
          <table:table-cell office:value-type="float" office:value="10.3328557257798" calcext:value-type="float">
            <text:p>10.33</text:p>
          </table:table-cell>
          <table:table-cell office:value-type="float" office:value="10.0883838383838" calcext:value-type="float">
            <text:p>10.09</text:p>
          </table:table-cell>
          <table:table-cell office:value-type="float" office:value="10.7578885284577" calcext:value-type="float">
            <text:p>10.76</text:p>
          </table:table-cell>
          <table:table-cell office:value-type="float" office:value="11.6008316008316" calcext:value-type="float">
            <text:p>11.60</text:p>
          </table:table-cell>
          <table:table-cell office:value-type="float" office:value="11.2733082377659" calcext:value-type="float">
            <text:p>11.27</text:p>
          </table:table-cell>
          <table:table-cell office:value-type="float" office:value="11.0047173132437" calcext:value-type="float">
            <text:p>11.00</text:p>
          </table:table-cell>
          <table:table-cell office:value-type="float" office:value="10.9087062805566" calcext:value-type="float">
            <text:p>10.91</text:p>
          </table:table-cell>
          <table:table-cell office:value-type="float" office:value="11.1492816989382" calcext:value-type="float">
            <text:p>11.15</text:p>
          </table:table-cell>
          <table:table-cell office:value-type="float" office:value="10.9826817625942" calcext:value-type="float">
            <text:p>10.98</text:p>
          </table:table-cell>
          <table:table-cell office:value-type="float" office:value="11.7879486335199" calcext:value-type="float">
            <text:p>11.79</text:p>
          </table:table-cell>
          <table:table-cell office:value-type="float" office:value="12.5141471301536" calcext:value-type="float">
            <text:p>12.51</text:p>
          </table:table-cell>
          <table:table-cell office:value-type="float" office:value="13.6152365735866" calcext:value-type="float">
            <text:p>13.62</text:p>
          </table:table-cell>
          <table:table-cell office:value-type="float" office:value="14.5536793666888" calcext:value-type="float">
            <text:p>14.55</text:p>
          </table:table-cell>
          <table:table-cell office:value-type="float" office:value="14.7965544599343" calcext:value-type="float">
            <text:p>14.80</text:p>
          </table:table-cell>
          <table:table-cell office:value-type="float" office:value="14.5453918916591" calcext:value-type="float">
            <text:p>14.55</text:p>
          </table:table-cell>
          <table:table-cell office:value-type="float" office:value="14.325038363576" calcext:value-type="float">
            <text:p>14.33</text:p>
          </table:table-cell>
          <table:table-cell office:value-type="float" office:value="15.7177105184297" calcext:value-type="float">
            <text:p>15.72</text:p>
          </table:table-cell>
          <table:table-cell office:value-type="float" office:value="15.6036745406824" calcext:value-type="float">
            <text:p>15.60</text:p>
          </table:table-cell>
          <table:table-cell office:value-type="float" office:value="16.5619839584808" calcext:value-type="float">
            <text:p>16.56</text:p>
          </table:table-cell>
          <table:table-cell office:value-type="float" office:value="16.0514639227723" calcext:value-type="float">
            <text:p>16.05</text:p>
          </table:table-cell>
          <table:table-cell office:value-type="float" office:value="15.3238546603476" calcext:value-type="float">
            <text:p>15.32</text:p>
          </table:table-cell>
          <table:table-cell office:value-type="float" office:value="14.3559440673276" calcext:value-type="float">
            <text:p>14.36</text:p>
          </table:table-cell>
          <table:table-cell office:value-type="float" office:value="13.8094645468405" calcext:value-type="float">
            <text:p>13.81</text:p>
          </table:table-cell>
          <table:table-cell office:value-type="float" office:value="14.8544006980041" calcext:value-type="float">
            <text:p>14.85</text:p>
          </table:table-cell>
          <table:table-cell office:value-type="float" office:value="15.1157953127167" calcext:value-type="float">
            <text:p>15.12</text:p>
          </table:table-cell>
          <table:table-cell office:value-type="float" office:value="16.1068120529957" calcext:value-type="float">
            <text:p>16.11</text:p>
          </table:table-cell>
          <table:table-cell office:value-type="float" office:value="15.0189761322426" calcext:value-type="float">
            <text:p>15.02</text:p>
          </table:table-cell>
          <table:table-cell office:value-type="float" office:value="13.5463114522775" calcext:value-type="float">
            <text:p>13.55</text:p>
          </table:table-cell>
          <table:table-cell office:value-type="float" office:value="11.9358342086991" calcext:value-type="float">
            <text:p>11.94</text:p>
          </table:table-cell>
          <table:table-cell office:value-type="float" office:value="10.8731000353482" calcext:value-type="float">
            <text:p>10.87</text:p>
          </table:table-cell>
          <table:table-cell office:value-type="float" office:value="11.3031853593325" calcext:value-type="float">
            <text:p>11.30</text:p>
          </table:table-cell>
          <table:table-cell office:value-type="float" office:value="11.6687066503468" calcext:value-type="float">
            <text:p>11.67</text:p>
          </table:table-cell>
          <table:table-cell office:value-type="float" office:value="11.8700181729852" calcext:value-type="float">
            <text:p>11.87</text:p>
          </table:table-cell>
          <table:table-cell office:value-type="float" office:value="9.914251862562" calcext:value-type="float">
            <text:p>9.91</text:p>
          </table:table-cell>
          <table:table-cell office:value-type="float" office:value="9.77128163486263" calcext:value-type="float">
            <text:p>9.77</text:p>
          </table:table-cell>
          <table:table-cell office:value-type="float" office:value="9.4629206014038" calcext:value-type="float">
            <text:p>9.46</text:p>
          </table:table-cell>
          <table:table-cell office:value-type="float" office:value="8.67165404616367" calcext:value-type="float">
            <text:p>8.67</text:p>
          </table:table-cell>
          <table:table-cell office:value-type="float" office:value="9.2354512142103" calcext:value-type="float">
            <text:p>9.24</text:p>
          </table:table-cell>
          <table:table-cell office:value-type="float" office:value="9.51226084613312" calcext:value-type="float">
            <text:p>9.51</text:p>
          </table:table-cell>
          <table:table-cell office:value-type="float" office:value="9.62451544831066" calcext:value-type="float">
            <text:p>9.62</text:p>
          </table:table-cell>
          <table:table-cell office:value-type="float" office:value="7.95488275452657" calcext:value-type="float">
            <text:p>7.95</text:p>
          </table:table-cell>
          <table:table-cell office:value-type="float" office:value="7.47208983482405" calcext:value-type="float">
            <text:p>7.47</text:p>
          </table:table-cell>
          <table:table-cell office:value-type="float" office:value="6.61313994647328" calcext:value-type="float">
            <text:p>6.61</text:p>
          </table:table-cell>
          <table:table-cell office:value-type="float" office:value="6.09039002357754" calcext:value-type="float">
            <text:p>6.09</text:p>
          </table:table-cell>
          <table:table-cell office:value-type="float" office:value="6.75444371296906" calcext:value-type="float">
            <text:p>6.75</text:p>
          </table:table-cell>
          <table:table-cell office:value-type="float" office:value="7.12589073634204" calcext:value-type="float">
            <text:p>7.13</text:p>
          </table:table-cell>
          <table:table-cell office:value-type="float" office:value="6.90547647236983" calcext:value-type="float">
            <text:p>6.91</text:p>
          </table:table-cell>
          <table:table-cell office:value-type="float" office:value="5.99616297596982" calcext:value-type="float">
            <text:p>6.00</text:p>
          </table:table-cell>
          <table:table-cell office:value-type="float" office:value="6.10719027321641" calcext:value-type="float">
            <text:p>6.11</text:p>
          </table:table-cell>
          <table:table-cell office:value-type="float" office:value="5.65002920750308" calcext:value-type="float">
            <text:p>5.65</text:p>
          </table:table-cell>
          <table:table-cell office:value-type="float" office:value="5.20695102685624" calcext:value-type="float">
            <text:p>5.21</text:p>
          </table:table-cell>
          <table:table-cell office:value-type="float" office:value="5.95155227620771" calcext:value-type="float">
            <text:p>5.95</text:p>
          </table:table-cell>
          <table:table-cell office:value-type="float" office:value="7.49701314217443" calcext:value-type="float">
            <text:p>7.50</text:p>
          </table:table-cell>
          <table:table-cell office:value-type="float" office:value="6.69183661335395" calcext:value-type="float">
            <text:p>6.69</text:p>
          </table:table-cell>
          <table:table-cell office:value-type="float" office:value="5.94712903115489" calcext:value-type="float">
            <text:p>5.95</text:p>
          </table:table-cell>
          <table:table-cell office:value-type="float" office:value="5.91689750692521" calcext:value-type="float">
            <text:p>5.92</text:p>
          </table:table-cell>
          <table:table-cell office:value-type="float" office:value="5.52079618763575" calcext:value-type="float">
            <text:p>5.52</text:p>
          </table:table-cell>
          <table:table-cell office:value-type="float" office:value="5.5548593270255" calcext:value-type="float">
            <text:p>5.55</text:p>
          </table:table-cell>
          <table:table-cell office:value-type="float" office:value="6.19282195636875" calcext:value-type="float">
            <text:p>6.19</text:p>
          </table:table-cell>
          <table:table-cell office:value-type="float" office:value="6.5106268496099" calcext:value-type="float">
            <text:p>6.51</text:p>
          </table:table-cell>
          <table:table-cell office:value-type="float" office:value="6.56067777109536" calcext:value-type="float">
            <text:p>6.56</text:p>
          </table:table-cell>
          <table:table-cell office:value-type="float" office:value="5.59694976424705" calcext:value-type="float">
            <text:p>5.60</text:p>
          </table:table-cell>
          <table:table-cell office:value-type="float" office:value="5.63275202835028" calcext:value-type="float">
            <text:p>5.63</text:p>
          </table:table-cell>
          <table:table-cell office:value-type="float" office:value="5.39043239799452" calcext:value-type="float">
            <text:p>5.39</text:p>
          </table:table-cell>
          <table:table-cell office:value-type="float" office:value="5.29122231337162" calcext:value-type="float">
            <text:p>5.29</text:p>
          </table:table-cell>
          <table:table-cell office:value-type="float" office:value="5.75836695941135" calcext:value-type="float">
            <text:p>5.76</text:p>
          </table:table-cell>
          <table:table-cell office:value-type="float" office:value="5.17271922054916" calcext:value-type="float">
            <text:p>5.17</text:p>
          </table:table-cell>
          <table:table-cell office:value-type="float" office:value="6.00004001360463" calcext:value-type="float">
            <text:p>6.00</text:p>
          </table:table-cell>
          <table:table-cell office:value-type="float" office:value="4.76531782437746" calcext:value-type="float">
            <text:p>4.77</text:p>
          </table:table-cell>
          <table:table-cell office:value-type="float" office:value="4.24620610715209" calcext:value-type="float">
            <text:p>4.25</text:p>
          </table:table-cell>
          <table:table-cell office:value-type="float" office:value="3.61410193923819" calcext:value-type="float">
            <text:p>3.61</text:p>
          </table:table-cell>
          <table:table-cell office:value-type="float" office:value="3.16183015844757" calcext:value-type="float">
            <text:p>3.16</text:p>
          </table:table-cell>
          <table:table-cell office:value-type="float" office:value="3.00684191573641" calcext:value-type="float">
            <text:p>3.01</text:p>
          </table:table-cell>
          <table:table-cell office:value-type="float" office:value="2.80989164808958" calcext:value-type="float">
            <text:p>2.81</text:p>
          </table:table-cell>
          <table:table-cell office:value-type="float" office:value="2.79874974251502" calcext:value-type="float">
            <text:p>2.80</text:p>
          </table:table-cell>
          <table:table-cell office:value-type="float" office:value="2.1242091135681" calcext:value-type="float">
            <text:p>2.12</text:p>
          </table:table-cell>
          <table:table-cell office:value-type="float" office:value="2.03332215837771" calcext:value-type="float">
            <text:p>2.03</text:p>
          </table:table-cell>
          <table:table-cell office:value-type="float" office:value="2.12536376418272" calcext:value-type="float">
            <text:p>2.13</text:p>
          </table:table-cell>
          <table:table-cell office:value-type="float" office:value="3.06893995552261" calcext:value-type="float">
            <text:p>3.07</text:p>
          </table:table-cell>
          <table:table-cell office:value-type="float" office:value="4.18322734499205" calcext:value-type="float">
            <text:p>4.18</text:p>
          </table:table-cell>
          <table:table-cell office:value-type="float" office:value="3.99681166021407" calcext:value-type="float">
            <text:p>4.00</text:p>
          </table:table-cell>
          <table:table-cell office:value-type="float" office:value="5.30815654718361" calcext:value-type="float">
            <text:p>5.31</text:p>
          </table:table-cell>
          <table:table-cell office:value-type="float" office:value="5.13565217391304" calcext:value-type="float">
            <text:p>5.14</text:p>
          </table:table-cell>
          <table:table-cell office:value-type="float" office:value="4.51440074817316" calcext:value-type="float">
            <text:p>4.51</text:p>
          </table:table-cell>
          <table:table-cell office:value-type="float" office:value="4.44767706155105" calcext:value-type="float">
            <text:p>4.45</text:p>
          </table:table-cell>
          <table:table-cell office:value-type="float" office:value="4.09850799928096" calcext:value-type="float">
            <text:p>4.10</text:p>
          </table:table-cell>
          <table:table-cell office:value-type="float" office:value="5.89180503481521" calcext:value-type="float">
            <text:p>5.89</text:p>
          </table:table-cell>
          <table:table-cell office:value-type="float" office:value="5.59281285587752" calcext:value-type="float">
            <text:p>5.59</text:p>
          </table:table-cell>
          <table:table-cell office:value-type="float" office:value="6.75370584915189" calcext:value-type="float">
            <text:p>6.75</text:p>
          </table:table-cell>
          <table:table-cell office:value-type="float" office:value="6.08632800192746" calcext:value-type="float">
            <text:p>6.09</text:p>
          </table:table-cell>
          <table:table-cell office:value-type="float" office:value="5.63744396956114" calcext:value-type="float">
            <text:p>5.64</text:p>
          </table:table-cell>
          <table:table-cell office:value-type="float" office:value="5.30694371892352" calcext:value-type="float">
            <text:p>5.31</text:p>
          </table:table-cell>
          <table:table-cell office:value-type="float" office:value="5.39211187989796" calcext:value-type="float">
            <text:p>5.39</text:p>
          </table:table-cell>
          <table:table-cell office:value-type="float" office:value="5.47838195836022" calcext:value-type="float">
            <text:p>5.48</text:p>
          </table:table-cell>
          <table:table-cell office:value-type="float" office:value="5.45479717568877" calcext:value-type="float">
            <text:p>5.45</text:p>
          </table:table-cell>
          <table:table-cell office:value-type="float" office:value="6.3484044792456" calcext:value-type="float">
            <text:p>6.35</text:p>
          </table:table-cell>
          <table:table-cell office:value-type="float" office:value="5.59320378869251" calcext:value-type="float">
            <text:p>5.59</text:p>
          </table:table-cell>
          <table:table-cell office:value-type="float" office:value="5.89878202435951" calcext:value-type="float">
            <text:p>5.90</text:p>
          </table:table-cell>
          <table:table-cell office:value-type="float" office:value="5.73481509867791" calcext:value-type="float">
            <text:p>5.73</text:p>
          </table:table-cell>
          <table:table-cell office:value-type="float" office:value="5.55738605161999" calcext:value-type="float">
            <text:p>5.56</text:p>
          </table:table-cell>
          <table:table-cell office:value-type="float" office:value="5.9018184154726" calcext:value-type="float">
            <text:p>5.90</text:p>
          </table:table-cell>
          <table:table-cell office:value-type="float" office:value="6.31367292225201" calcext:value-type="float">
            <text:p>6.31</text:p>
          </table:table-cell>
          <table:table-cell office:value-type="float" office:value="6.94029975159629" calcext:value-type="float">
            <text:p>6.94</text:p>
          </table:table-cell>
          <table:table-cell office:value-type="float" office:value="6.09430005963488" calcext:value-type="float">
            <text:p>6.09</text:p>
          </table:table-cell>
          <table:table-cell office:value-type="float" office:value="5.9432582626499" calcext:value-type="float">
            <text:p>5.94</text:p>
          </table:table-cell>
          <table:table-cell office:value-type="float" office:value="5.72959822294307" calcext:value-type="float">
            <text:p>5.73</text:p>
          </table:table-cell>
          <table:table-cell office:value-type="float" office:value="5.35133823886149" calcext:value-type="float">
            <text:p>5.35</text:p>
          </table:table-cell>
          <table:table-cell office:value-type="float" office:value="5.86967083687599" calcext:value-type="float">
            <text:p>5.87</text:p>
          </table:table-cell>
          <table:table-cell office:value-type="float" office:value="5.69583931133429" calcext:value-type="float">
            <text:p>5.70</text:p>
          </table:table-cell>
          <table:table-cell office:value-type="float" office:value="6.40819486629742" calcext:value-type="float">
            <text:p>6.41</text:p>
          </table:table-cell>
          <table:table-cell office:value-type="float" office:value="5.446941975954" calcext:value-type="float">
            <text:p>5.45</text:p>
          </table:table-cell>
          <table:table-cell office:value-type="float" office:value="5.58918338108883" calcext:value-type="float">
            <text:p>5.59</text:p>
          </table:table-cell>
          <table:table-cell office:value-type="float" office:value="5.19565015335998" calcext:value-type="float">
            <text:p>5.20</text:p>
          </table:table-cell>
          <table:table-cell office:value-type="float" office:value="5.03369714319795" calcext:value-type="float">
            <text:p>5.03</text:p>
          </table:table-cell>
          <table:table-cell office:value-type="float" office:value="5.50484094052559" calcext:value-type="float">
            <text:p>5.50</text:p>
          </table:table-cell>
          <table:table-cell office:value-type="float" office:value="6.52535328345802" calcext:value-type="float">
            <text:p>6.53</text:p>
          </table:table-cell>
          <table:table-cell office:value-type="float" office:value="6.5005101297187" calcext:value-type="float">
            <text:p>6.50</text:p>
          </table:table-cell>
          <table:table-cell office:value-type="float" office:value="5.30347376695489" calcext:value-type="float">
            <text:p>5.30</text:p>
          </table:table-cell>
          <table:table-cell office:value-type="float" office:value="5.29461385214566" calcext:value-type="float">
            <text:p>5.29</text:p>
          </table:table-cell>
          <table:table-cell office:value-type="float" office:value="4.91273432449903" calcext:value-type="float">
            <text:p>4.91</text:p>
          </table:table-cell>
          <table:table-cell office:value-type="float" office:value="4.68317083763909" calcext:value-type="float">
            <text:p>4.68</text:p>
          </table:table-cell>
          <table:table-cell office:value-type="float" office:value="5.39461933467292" calcext:value-type="float">
            <text:p>5.39</text:p>
          </table:table-cell>
          <table:table-cell office:value-type="float" office:value="5.90500641848524" calcext:value-type="float">
            <text:p>5.91</text:p>
          </table:table-cell>
          <table:table-cell office:value-type="float" office:value="5.81992935433501" calcext:value-type="float">
            <text:p>5.82</text:p>
          </table:table-cell>
          <table:table-cell office:value-type="float" office:value="5.23316062176166" calcext:value-type="float">
            <text:p>5.23</text:p>
          </table:table-cell>
          <table:table-cell office:value-type="float" office:value="4.9841597288735" calcext:value-type="float">
            <text:p>4.98</text:p>
          </table:table-cell>
          <table:table-cell office:value-type="float" office:value="4.52482557745716" calcext:value-type="float">
            <text:p>4.52</text:p>
          </table:table-cell>
          <table:table-cell office:value-type="float" office:value="4.59735859710763" calcext:value-type="float">
            <text:p>4.60</text:p>
          </table:table-cell>
          <table:table-cell office:value-type="float" office:value="5.00531537916371" calcext:value-type="float">
            <text:p>5.01</text:p>
          </table:table-cell>
          <table:table-cell office:value-type="float" office:value="6.22786304604486" calcext:value-type="float">
            <text:p>6.23</text:p>
          </table:table-cell>
          <table:table-cell office:value-type="float" office:value="6.19994712861741" calcext:value-type="float">
            <text:p>6.20</text:p>
          </table:table-cell>
          <table:table-cell office:value-type="float" office:value="5.6237327926582" calcext:value-type="float">
            <text:p>5.62</text:p>
          </table:table-cell>
          <table:table-cell office:value-type="float" office:value="5.76962703482382" calcext:value-type="float">
            <text:p>5.77</text:p>
          </table:table-cell>
          <table:table-cell office:value-type="float" office:value="5.40728314100283" calcext:value-type="float">
            <text:p>5.41</text:p>
          </table:table-cell>
          <table:table-cell office:value-type="float" office:value="5.42628443782576" calcext:value-type="float">
            <text:p>5.43</text:p>
          </table:table-cell>
          <table:table-cell office:value-type="float" office:value="5.7687786528741" calcext:value-type="float">
            <text:p>5.77</text:p>
          </table:table-cell>
          <table:table-cell office:value-type="float" office:value="6.76258992805755" calcext:value-type="float">
            <text:p>6.76</text:p>
          </table:table-cell>
          <table:table-cell office:value-type="float" office:value="7.21862341797091" calcext:value-type="float">
            <text:p>7.22</text:p>
          </table:table-cell>
          <table:table-cell office:value-type="float" office:value="6.51701131630359" calcext:value-type="float">
            <text:p>6.52</text:p>
          </table:table-cell>
          <table:table-cell office:value-type="float" office:value="6.08815635277662" calcext:value-type="float">
            <text:p>6.09</text:p>
          </table:table-cell>
          <table:table-cell office:value-type="float" office:value="5.8676001880976" calcext:value-type="float">
            <text:p>5.87</text:p>
          </table:table-cell>
          <table:table-cell office:value-type="float" office:value="5.19284053632281" calcext:value-type="float">
            <text:p>5.19</text:p>
          </table:table-cell>
          <table:table-cell office:value-type="float" office:value="5.80974675462864" calcext:value-type="float">
            <text:p>5.81</text:p>
          </table:table-cell>
          <table:table-cell office:value-type="float" office:value="6.7080920773902" calcext:value-type="float">
            <text:p>6.71</text:p>
          </table:table-cell>
          <table:table-cell office:value-type="float" office:value="6.99559842060975" calcext:value-type="float">
            <text:p>7.00</text:p>
          </table:table-cell>
          <table:table-cell office:value-type="float" office:value="6.46594370186432" calcext:value-type="float">
            <text:p>6.47</text:p>
          </table:table-cell>
          <table:table-cell office:value-type="float" office:value="6.38289525304041" calcext:value-type="float">
            <text:p>6.38</text:p>
          </table:table-cell>
          <table:table-cell office:value-type="float" office:value="5.82773499371894" calcext:value-type="float">
            <text:p>5.83</text:p>
          </table:table-cell>
          <table:table-cell office:value-type="float" office:value="5.46055895485365" calcext:value-type="float">
            <text:p>5.46</text:p>
          </table:table-cell>
          <table:table-cell office:value-type="float" office:value="6.28908343755583" calcext:value-type="float">
            <text:p>6.29</text:p>
          </table:table-cell>
          <table:table-cell office:value-type="float" office:value="7.51453086078052" calcext:value-type="float">
            <text:p>7.51</text:p>
          </table:table-cell>
          <table:table-cell office:value-type="float" office:value="7.17637188490461" calcext:value-type="float">
            <text:p>7.18</text:p>
          </table:table-cell>
          <table:table-cell office:value-type="float" office:value="6.56293414837455" calcext:value-type="float">
            <text:p>6.56</text:p>
          </table:table-cell>
          <table:table-cell office:value-type="float" office:value="6.92188636321256" calcext:value-type="float">
            <text:p>6.92</text:p>
          </table:table-cell>
          <table:table-cell office:value-type="float" office:value="6.35379644588045" calcext:value-type="float">
            <text:p>6.35</text:p>
          </table:table-cell>
          <table:table-cell office:value-type="float" office:value="6.0576129260526" calcext:value-type="float">
            <text:p>6.06</text:p>
          </table:table-cell>
          <table:table-cell office:value-type="float" office:value="7.05293611697553" calcext:value-type="float">
            <text:p>7.05</text:p>
          </table:table-cell>
          <table:table-cell office:value-type="float" office:value="8.52810397902178" calcext:value-type="float">
            <text:p>8.53</text:p>
          </table:table-cell>
          <table:table-cell office:value-type="float" office:value="8.65718322610735" calcext:value-type="float">
            <text:p>8.66</text:p>
          </table:table-cell>
          <table:table-cell office:value-type="float" office:value="7.57486697190942" calcext:value-type="float">
            <text:p>7.57</text:p>
          </table:table-cell>
          <table:table-cell office:value-type="float" office:value="7.7846856063587" calcext:value-type="float">
            <text:p>7.78</text:p>
          </table:table-cell>
          <table:table-cell office:value-type="float" office:value="6.92449151722135" calcext:value-type="float">
            <text:p>6.92</text:p>
          </table:table-cell>
          <table:table-cell office:value-type="float" office:value="6.4766711805983" calcext:value-type="float">
            <text:p>6.48</text:p>
          </table:table-cell>
          <table:table-cell office:value-type="float" office:value="7.32906598152783" calcext:value-type="float">
            <text:p>7.33</text:p>
          </table:table-cell>
          <table:table-cell office:value-type="float" office:value="9.13669789463081" calcext:value-type="float">
            <text:p>9.14</text:p>
          </table:table-cell>
          <table:table-cell office:value-type="float" office:value="8.85039771214209" calcext:value-type="float">
            <text:p>8.85</text:p>
          </table:table-cell>
          <table:table-cell office:value-type="float" office:value="7.79595394989872" calcext:value-type="float">
            <text:p>7.80</text:p>
          </table:table-cell>
          <table:table-cell office:value-type="float" office:value="7.86570425799616" calcext:value-type="float">
            <text:p>7.87</text:p>
          </table:table-cell>
          <table:table-cell office:value-type="float" office:value="7.08586538015494" calcext:value-type="float">
            <text:p>7.09</text:p>
          </table:table-cell>
          <table:table-cell office:value-type="float" office:value="6.60538216324412" calcext:value-type="float">
            <text:p>6.61</text:p>
          </table:table-cell>
          <table:table-cell office:value-type="float" office:value="7.25502850381844" calcext:value-type="float">
            <text:p>7.26</text:p>
          </table:table-cell>
          <table:table-cell office:value-type="float" office:value="8.16879597367402" calcext:value-type="float">
            <text:p>8.17</text:p>
          </table:table-cell>
          <table:table-cell office:value-type="float" office:value="8.31656606304494" calcext:value-type="float">
            <text:p>8.32</text:p>
          </table:table-cell>
          <table:table-cell office:value-type="float" office:value="7.2330936172937" calcext:value-type="float">
            <text:p>7.23</text:p>
          </table:table-cell>
          <table:table-cell office:value-type="float" office:value="6.97963182356694" calcext:value-type="float">
            <text:p>6.98</text:p>
          </table:table-cell>
          <table:table-cell office:value-type="float" office:value="6.29419458895959" calcext:value-type="float">
            <text:p>6.29</text:p>
          </table:table-cell>
          <table:table-cell office:value-type="float" office:value="5.78505346174263" calcext:value-type="float">
            <text:p>5.79</text:p>
          </table:table-cell>
          <table:table-cell office:value-type="float" office:value="5.80553247061617" calcext:value-type="float">
            <text:p>5.81</text:p>
          </table:table-cell>
          <table:table-cell office:value-type="float" office:value="7.40359897172237" calcext:value-type="float">
            <text:p>7.40</text:p>
          </table:table-cell>
          <table:table-cell office:value-type="float" office:value="8.92061163459911" calcext:value-type="float">
            <text:p>8.92</text:p>
          </table:table-cell>
          <table:table-cell office:value-type="float" office:value="8.85473911392658" calcext:value-type="float">
            <text:p>8.85</text:p>
          </table:table-cell>
          <table:table-cell office:value-type="float" office:value="8.25916876606196" calcext:value-type="float">
            <text:p>8.26</text:p>
          </table:table-cell>
          <table:table-cell office:value-type="float" office:value="7.71063269004144" calcext:value-type="float">
            <text:p>7.71</text:p>
          </table:table-cell>
          <table:table-cell office:value-type="float" office:value="7.23131809391104" calcext:value-type="float">
            <text:p>7.23</text:p>
          </table:table-cell>
          <table:table-cell office:value-type="float" office:value="7.76449827544718" calcext:value-type="float">
            <text:p>7.76</text:p>
          </table:table-cell>
          <table:table-cell office:value-type="float" office:value="8.6802827965436" calcext:value-type="float">
            <text:p>8.68</text:p>
          </table:table-cell>
          <table:table-cell office:value-type="float" office:value="9.87005308415059" calcext:value-type="float">
            <text:p>9.87</text:p>
          </table:table-cell>
          <table:table-cell office:value-type="float" office:value="8.844841949732" calcext:value-type="float">
            <text:p>8.84</text:p>
          </table:table-cell>
          <table:table-cell office:value-type="float" office:value="8.46853912389916" calcext:value-type="float">
            <text:p>8.47</text:p>
          </table:table-cell>
          <table:table-cell office:value-type="float" office:value="8.02740373257737" calcext:value-type="float">
            <text:p>8.03</text:p>
          </table:table-cell>
          <table:table-cell office:value-type="float" office:value="7.7050949284027" calcext:value-type="float">
            <text:p>7.71</text:p>
          </table:table-cell>
          <table:table-cell office:value-type="float" office:value="8.42620611607253" calcext:value-type="float">
            <text:p>8.43</text:p>
          </table:table-cell>
          <table:table-cell office:value-type="float" office:value="9.37320299022427" calcext:value-type="float">
            <text:p>9.37</text:p>
          </table:table-cell>
          <table:table-cell office:value-type="float" office:value="10.3834376856634" calcext:value-type="float">
            <text:p>10.38</text:p>
          </table:table-cell>
          <table:table-cell office:value-type="float" office:value="9.21106140707605" calcext:value-type="float">
            <text:p>9.21</text:p>
          </table:table-cell>
          <table:table-cell office:value-type="float" office:value="8.87636624938542" calcext:value-type="float">
            <text:p>8.88</text:p>
          </table:table-cell>
          <table:table-cell office:value-type="float" office:value="8.31980219942431" calcext:value-type="float">
            <text:p>8.32</text:p>
          </table:table-cell>
          <table:table-cell office:value-type="float" office:value="7.46860982808357" calcext:value-type="float">
            <text:p>7.47</text:p>
          </table:table-cell>
          <table:table-cell office:value-type="float" office:value="8.14894459849471" calcext:value-type="float">
            <text:p>8.15</text:p>
          </table:table-cell>
          <table:table-cell office:value-type="float" office:value="8.66380399090679" calcext:value-type="float">
            <text:p>8.66</text:p>
          </table:table-cell>
          <table:table-cell office:value-type="float" office:value="9.19767748746371" calcext:value-type="float">
            <text:p>9.20</text:p>
          </table:table-cell>
          <table:table-cell office:value-type="float" office:value="7.88676030667433" calcext:value-type="float">
            <text:p>7.89</text:p>
          </table:table-cell>
          <table:table-cell office:value-type="float" office:value="7.09341151559573" calcext:value-type="float">
            <text:p>7.09</text:p>
          </table:table-cell>
          <table:table-cell office:value-type="float" office:value="6.37143389893716" calcext:value-type="float">
            <text:p>6.37</text:p>
          </table:table-cell>
          <table:table-cell office:value-type="float" office:value="5.28701375306572" calcext:value-type="float">
            <text:p>5.29</text:p>
          </table:table-cell>
          <table:table-cell office:value-type="float" office:value="6.00666432830586" calcext:value-type="float">
            <text:p>6.01</text:p>
          </table:table-cell>
          <table:table-cell office:value-type="float" office:value="6.4998375040624" calcext:value-type="float">
            <text:p>6.50</text:p>
          </table:table-cell>
          <table:table-cell office:value-type="float" office:value="7.47463791233331" calcext:value-type="float">
            <text:p>7.47</text:p>
          </table:table-cell>
          <table:table-cell office:value-type="float" office:value="6.24312271963862" calcext:value-type="float">
            <text:p>6.24</text:p>
          </table:table-cell>
          <table:table-cell office:value-type="float" office:value="5.6008494179212" calcext:value-type="float">
            <text:p>5.60</text:p>
          </table:table-cell>
          <table:table-cell office:value-type="float" office:value="4.70756062767475" calcext:value-type="float">
            <text:p>4.71</text:p>
          </table:table-cell>
          <table:table-cell office:value-type="float" office:value="4.35638290001332" calcext:value-type="float">
            <text:p>4.36</text:p>
          </table:table-cell>
          <table:table-cell office:value-type="float" office:value="5.41967759866593" calcext:value-type="float">
            <text:p>5.42</text:p>
          </table:table-cell>
          <table:table-cell office:value-type="float" office:value="5.47900968783638" calcext:value-type="float">
            <text:p>5.48</text:p>
          </table:table-cell>
          <table:table-cell office:value-type="float" office:value="5.90247948573629" calcext:value-type="float">
            <text:p>5.90</text:p>
          </table:table-cell>
          <table:table-cell office:value-type="float" office:value="4.25123001230012" calcext:value-type="float">
            <text:p>4.25</text:p>
          </table:table-cell>
          <table:table-cell office:value-type="float" office:value="3.91837667252138" calcext:value-type="float">
            <text:p>3.92</text:p>
          </table:table-cell>
          <table:table-cell office:value-type="float" office:value="4.3065590026916" calcext:value-type="float">
            <text:p>4.31</text:p>
          </table:table-cell>
          <table:table-cell office:value-type="float" office:value="4.37533337284419" calcext:value-type="float">
            <text:p>4.38</text:p>
          </table:table-cell>
          <table:table-cell office:value-type="float" office:value="4.53825857519789" calcext:value-type="float">
            <text:p>4.54</text:p>
          </table:table-cell>
          <table:table-cell office:value-type="float" office:value="4.97982708933718" calcext:value-type="float">
            <text:p>4.98</text:p>
          </table:table-cell>
          <table:table-cell office:value-type="float" office:value="5.97344392789057" calcext:value-type="float">
            <text:p>5.97</text:p>
          </table:table-cell>
          <table:table-cell office:value-type="float" office:value="5.06719626708829" calcext:value-type="float">
            <text:p>5.07</text:p>
          </table:table-cell>
          <table:table-cell office:value-type="float" office:value="4.35959774560725" calcext:value-type="float">
            <text:p>4.36</text:p>
          </table:table-cell>
          <table:table-cell office:value-type="float" office:value="3.58711566617862" calcext:value-type="float">
            <text:p>3.59</text:p>
          </table:table-cell>
          <table:table-cell office:value-type="float" office:value="3.08044142249781" calcext:value-type="float">
            <text:p>3.08</text:p>
          </table:table-cell>
          <table:table-cell office:value-type="float" office:value="3.55296124526894" calcext:value-type="float">
            <text:p>3.55</text:p>
          </table:table-cell>
          <table:table-cell office:value-type="float" office:value="3.5564616604372" calcext:value-type="float">
            <text:p>3.56</text:p>
          </table:table-cell>
          <table:table-cell office:value-type="float" office:value="4.45287792536369" calcext:value-type="float">
            <text:p>4.45</text:p>
          </table:table-cell>
          <table:table-cell office:value-type="float" office:value="4.96549314230803" calcext:value-type="float">
            <text:p>4.97</text:p>
          </table:table-cell>
          <table:table-cell office:value-type="float" office:value="4.00810213601768" calcext:value-type="float">
            <text:p>4.01</text:p>
          </table:table-cell>
          <table:table-cell office:value-type="float" office:value="3.50255804801259" calcext:value-type="float">
            <text:p>3.50</text:p>
          </table:table-cell>
          <table:table-cell office:value-type="float" office:value="2.96563291816852" calcext:value-type="float">
            <text:p>2.97</text:p>
          </table:table-cell>
          <table:table-cell office:value-type="float" office:value="3.00123944992032" calcext:value-type="float">
            <text:p>3.00</text:p>
          </table:table-cell>
          <table:table-cell office:value-type="float" office:value="3.20089674928385" calcext:value-type="float">
            <text:p>3.20</text:p>
          </table:table-cell>
          <table:table-cell office:value-type="float" office:value="4.02590438477086" calcext:value-type="float">
            <text:p>4.03</text:p>
          </table:table-cell>
          <table:table-cell office:value-type="float" office:value="3.25766808856388" calcext:value-type="float">
            <text:p>3.26</text:p>
          </table:table-cell>
          <table:table-cell office:value-type="float" office:value="2.86859749775351" calcext:value-type="float">
            <text:p>2.87</text:p>
          </table:table-cell>
          <table:table-cell office:value-type="float" office:value="2.37753048905679" calcext:value-type="float">
            <text:p>2.38</text:p>
          </table:table-cell>
          <table:table-cell office:value-type="float" office:value="1.92584184638668" calcext:value-type="float">
            <text:p>1.93</text:p>
          </table:table-cell>
          <table:table-cell office:value-type="float" office:value="2.13941086846115" calcext:value-type="float">
            <text:p>2.14</text:p>
          </table:table-cell>
          <table:table-cell office:value-type="float" office:value="2.24215246636771" calcext:value-type="float">
            <text:p>2.24</text:p>
          </table:table-cell>
          <table:table-cell office:value-type="float" office:value="2.69107729552136" calcext:value-type="float">
            <text:p>2.69</text:p>
          </table:table-cell>
          <table:table-cell office:value-type="float" office:value="1.97729398973425" calcext:value-type="float">
            <text:p>1.98</text:p>
          </table:table-cell>
          <table:table-cell office:value-type="float" office:value="1.67030122936088" calcext:value-type="float">
            <text:p>1.67</text:p>
          </table:table-cell>
          <table:table-cell office:value-type="float" office:value="1.36122448979592" calcext:value-type="float">
            <text:p>1.36</text:p>
          </table:table-cell>
          <table:table-cell office:value-type="float" office:value="1.12695832101685" calcext:value-type="float">
            <text:p>1.13</text:p>
          </table:table-cell>
          <table:table-cell office:value-type="float" office:value="1.26989282234492" calcext:value-type="float">
            <text:p>1.27</text:p>
          </table:table-cell>
          <table:table-cell office:value-type="float" office:value="1.25539427226363" calcext:value-type="float">
            <text:p>1.26</text:p>
          </table:table-cell>
          <table:table-cell office:value-type="float" office:value="1.48812904691582" calcext:value-type="float">
            <text:p>1.49</text:p>
          </table:table-cell>
          <table:table-cell office:value-type="float" office:value="1.37344306049822" calcext:value-type="float">
            <text:p>1.37</text:p>
          </table:table-cell>
          <table:table-cell office:value-type="float" office:value="1.12620574718449" calcext:value-type="float">
            <text:p>1.13</text:p>
          </table:table-cell>
          <table:table-cell office:value-type="float" office:value="0.871051774666232" calcext:value-type="float">
            <text:p>0.87</text:p>
          </table:table-cell>
          <table:table-cell office:value-type="float" office:value="0.745276417074878" calcext:value-type="float">
            <text:p>0.75</text:p>
          </table:table-cell>
          <table:table-cell office:value-type="float" office:value="0.760363012018641" calcext:value-type="float">
            <text:p>0.76</text:p>
          </table:table-cell>
          <table:table-cell office:value-type="float" office:value="0.959553018340824" calcext:value-type="float">
            <text:p>0.96</text:p>
          </table:table-cell>
          <table:table-cell office:value-type="float" office:value="1.02602898413674" calcext:value-type="float">
            <text:p>1.03</text:p>
          </table:table-cell>
          <table:table-cell office:value-type="float" office:value="1.0483824127316" calcext:value-type="float">
            <text:p>1.05</text:p>
          </table:table-cell>
          <table:table-cell office:value-type="float" office:value="0.895030226898014" calcext:value-type="float">
            <text:p>0.90</text:p>
          </table:table-cell>
          <table:table-cell office:value-type="float" office:value="0.763129044046519" calcext:value-type="float">
            <text:p>0.76</text:p>
          </table:table-cell>
          <table:table-cell office:value-type="float" office:value="0.651829443964275" calcext:value-type="float">
            <text:p>0.65</text:p>
          </table:table-cell>
          <table:table-cell office:value-type="float" office:value="0.664725433100974" calcext:value-type="float">
            <text:p>0.66</text:p>
          </table:table-cell>
          <table:table-cell office:value-type="float" office:value="0.96896989272119" calcext:value-type="float">
            <text:p>0.97</text:p>
          </table:table-cell>
          <table:table-cell office:value-type="float" office:value="1.06024300769736" calcext:value-type="float">
            <text:p>1.06</text:p>
          </table:table-cell>
          <table:table-cell office:value-type="float" office:value="1.11203061963381" calcext:value-type="float">
            <text:p>1.11</text:p>
          </table:table-cell>
          <table:table-cell office:value-type="float" office:value="1.08453653697785" calcext:value-type="float">
            <text:p>1.08</text:p>
          </table:table-cell>
          <table:table-cell office:value-type="float" office:value="0.816148072578882" calcext:value-type="float">
            <text:p>0.82</text:p>
          </table:table-cell>
          <table:table-cell office:value-type="float" office:value="0.819570346454737" calcext:value-type="float">
            <text:p>0.82</text:p>
          </table:table-cell>
          <table:table-cell office:value-type="float" office:value="0.834843237540423" calcext:value-type="float">
            <text:p>0.83</text:p>
          </table:table-cell>
          <table:table-cell office:value-type="float" office:value="1.18386303615336" calcext:value-type="float">
            <text:p>1.18</text:p>
          </table:table-cell>
          <table:table-cell office:value-type="float" office:value="1.33204666471369" calcext:value-type="float">
            <text:p>1.33</text:p>
          </table:table-cell>
          <table:table-cell office:value-type="float" office:value="1.51279483519059" calcext:value-type="float">
            <text:p>1.51</text:p>
          </table:table-cell>
          <table:table-cell office:value-type="float" office:value="1.50599556725833" calcext:value-type="float">
            <text:p>1.51</text:p>
          </table:table-cell>
          <table:table-cell office:value-type="float" office:value="1.3172408280713" calcext:value-type="float">
            <text:p>1.32</text:p>
          </table:table-cell>
          <table:table-cell office:value-type="float" office:value="1.18212625108362" calcext:value-type="float">
            <text:p>1.18</text:p>
          </table:table-cell>
          <table:table-cell office:value-type="float" office:value="1.10214020248622" calcext:value-type="float">
            <text:p>1.10</text:p>
          </table:table-cell>
          <table:table-cell office:value-type="float" office:value="1.46769754946927" calcext:value-type="float">
            <text:p>1.47</text:p>
          </table:table-cell>
          <table:table-cell office:value-type="float" office:value="2.32032792771229" calcext:value-type="float">
            <text:p>2.32</text:p>
          </table:table-cell>
          <table:table-cell office:value-type="float" office:value="2.22800455358595" calcext:value-type="float">
            <text:p>2.23</text:p>
          </table:table-cell>
          <table:table-cell office:value-type="float" office:value="2.37906423473434" calcext:value-type="float">
            <text:p>2.38</text:p>
          </table:table-cell>
          <table:table-cell office:value-type="float" office:value="3.13943800651367" calcext:value-type="float">
            <text:p>3.14</text:p>
          </table:table-cell>
          <table:table-cell office:value-type="float" office:value="2.5974025974026" calcext:value-type="float">
            <text:p>2.60</text:p>
          </table:table-cell>
          <table:table-cell office:value-type="float" office:value="2.81500210703751" calcext:value-type="float">
            <text:p>2.82</text:p>
          </table:table-cell>
          <table:table-cell office:value-type="float" office:value="3.56141502117759" calcext:value-type="float">
            <text:p>3.56</text:p>
          </table:table-cell>
          <table:table-cell office:value-type="float" office:value="5.37807678362809" calcext:value-type="float">
            <text:p>5.38</text:p>
          </table:table-cell>
          <table:table-cell office:value-type="float" office:value="4.85896885209627" calcext:value-type="float">
            <text:p>4.86</text:p>
          </table:table-cell>
          <table:table-cell office:value-type="float" office:value="3.8102724870481" calcext:value-type="float">
            <text:p>3.81</text:p>
          </table:table-cell>
          <table:table-cell office:value-type="float" office:value="3.47515085444339" calcext:value-type="float">
            <text:p>3.48</text:p>
          </table:table-cell>
          <table:table-cell office:value-type="float" office:value="2.51962765005243" calcext:value-type="float">
            <text:p>2.52</text:p>
          </table:table-cell>
          <table:table-cell office:value-type="float" office:value="2.40644918100199" calcext:value-type="float">
            <text:p>2.41</text:p>
          </table:table-cell>
          <table:table-cell office:value-type="float" office:value="3.17489180637888" calcext:value-type="float">
            <text:p>3.17</text:p>
          </table:table-cell>
          <table:table-cell office:value-type="float" office:value="4.87881194791441" calcext:value-type="float">
            <text:p>4.88</text:p>
          </table:table-cell>
          <table:table-cell office:value-type="float" office:value="4.34269269084603" calcext:value-type="float">
            <text:p>4.34</text:p>
          </table:table-cell>
          <table:table-cell office:value-type="float" office:value="4.29272060937051" calcext:value-type="float">
            <text:p>4.29</text:p>
          </table:table-cell>
          <table:table-cell office:value-type="float" office:value="3.50387429048672" calcext:value-type="float">
            <text:p>3.50</text:p>
          </table:table-cell>
          <table:table-cell office:value-type="float" office:value="2.40351207950658" calcext:value-type="float">
            <text:p>2.40</text:p>
          </table:table-cell>
          <table:table-cell office:value-type="float" office:value="2.32242843902476" calcext:value-type="float">
            <text:p>2.32</text:p>
          </table:table-cell>
          <table:table-cell office:value-type="float" office:value="2.86066117268163" calcext:value-type="float">
            <text:p>2.86</text:p>
          </table:table-cell>
          <table:table-cell office:value-type="float" office:value="4.76121437063241" calcext:value-type="float">
            <text:p>4.76</text:p>
          </table:table-cell>
          <table:table-cell office:value-type="float" office:value="4.18828347486428" calcext:value-type="float">
            <text:p>4.19</text:p>
          </table:table-cell>
          <table:table-cell office:value-type="float" office:value="4.06687792569686" calcext:value-type="float">
            <text:p>4.07</text:p>
          </table:table-cell>
          <table:table-cell office:value-type="float" office:value="3.66261732591755" calcext:value-type="float">
            <text:p>3.66</text:p>
          </table:table-cell>
          <table:table-cell office:value-type="float" office:value="2.64899580017322" calcext:value-type="float">
            <text:p>2.65</text:p>
          </table:table-cell>
          <table:table-cell office:value-type="float" office:value="2.41785089558065" calcext:value-type="float">
            <text:p>2.42</text:p>
          </table:table-cell>
          <table:table-cell office:value-type="float" office:value="2.72032841405113" calcext:value-type="float">
            <text:p>2.72</text:p>
          </table:table-cell>
          <table:table-cell office:value-type="float" office:value="3.19224018647326" calcext:value-type="float">
            <text:p>3.19</text:p>
          </table:table-cell>
          <table:table-cell office:value-type="float" office:value="2.76467743696671" calcext:value-type="float">
            <text:p>2.76</text:p>
          </table:table-cell>
          <table:table-cell office:value-type="float" office:value="2.85820033918342" calcext:value-type="float">
            <text:p>2.86</text:p>
          </table:table-cell>
          <table:table-cell office:value-type="float" office:value="2.43637614228162" calcext:value-type="float">
            <text:p>2.44</text:p>
          </table:table-cell>
          <table:table-cell office:value-type="float" office:value="2.00149485718168" calcext:value-type="float">
            <text:p>2.00</text:p>
          </table:table-cell>
          <table:table-cell office:value-type="float" office:value="1.72922774144611" calcext:value-type="float">
            <text:p>1.73</text:p>
          </table:table-cell>
          <table:table-cell office:value-type="float" office:value="2.28402556642459" calcext:value-type="float">
            <text:p>2.28</text:p>
          </table:table-cell>
          <table:table-cell office:value-type="float" office:value="2.9539992674189" calcext:value-type="float">
            <text:p>2.95</text:p>
          </table:table-cell>
          <table:table-cell office:value-type="float" office:value="2.3705187596511" calcext:value-type="float">
            <text:p>2.37</text:p>
          </table:table-cell>
          <table:table-cell office:value-type="float" office:value="2.44143621918369" calcext:value-type="float">
            <text:p>2.44</text:p>
          </table:table-cell>
          <table:table-cell office:value-type="float" office:value="1.99549990891501" calcext:value-type="float">
            <text:p>2.00</text:p>
          </table:table-cell>
          <table:table-cell office:value-type="float" office:value="1.60450061047185" calcext:value-type="float">
            <text:p>1.60</text:p>
          </table:table-cell>
          <table:table-cell office:value-type="float" office:value="1.58999423347162" calcext:value-type="float">
            <text:p>1.59</text:p>
          </table:table-cell>
          <table:table-cell office:value-type="float" office:value="2.21520548621047" calcext:value-type="float">
            <text:p>2.22</text:p>
          </table:table-cell>
          <table:table-cell office:value-type="float" office:value="2.8220810245532" calcext:value-type="float">
            <text:p>2.82</text:p>
          </table:table-cell>
          <table:table-cell office:value-type="float" office:value="2.32530372227695" calcext:value-type="float">
            <text:p>2.33</text:p>
          </table:table-cell>
          <table:table-cell office:value-type="float" office:value="2.2698876830792" calcext:value-type="float">
            <text:p>2.27</text:p>
          </table:table-cell>
          <table:table-cell office:value-type="float" office:value="1.93775288955662" calcext:value-type="float">
            <text:p>1.94</text:p>
          </table:table-cell>
          <table:table-cell office:value-type="float" office:value="1.40321770831059" calcext:value-type="float">
            <text:p>1.40</text:p>
          </table:table-cell>
          <table:table-cell office:value-type="float" office:value="1.31657654208738" calcext:value-type="float">
            <text:p>1.32</text:p>
          </table:table-cell>
          <table:table-cell office:value-type="float" office:value="2.01105270252056" calcext:value-type="float">
            <text:p>2.01</text:p>
          </table:table-cell>
          <table:table-cell office:value-type="float" office:value="2.3681134706922" calcext:value-type="float">
            <text:p>2.37</text:p>
          </table:table-cell>
          <table:table-cell office:value-type="float" office:value="2.19257420622608" calcext:value-type="float">
            <text:p>2.19</text:p>
          </table:table-cell>
          <table:table-cell office:value-type="float" office:value="2.33727340410403" calcext:value-type="float">
            <text:p>2.34</text:p>
          </table:table-cell>
          <table:table-cell office:value-type="float" office:value="1.75578497686009" calcext:value-type="float">
            <text:p>1.76</text:p>
          </table:table-cell>
          <table:table-cell office:value-type="float" office:value="1.25936776638453" calcext:value-type="float">
            <text:p>1.26</text:p>
          </table:table-cell>
          <table:table-cell office:value-type="float" office:value="1.14505570984919" calcext:value-type="float">
            <text:p>1.15</text:p>
          </table:table-cell>
          <table:table-cell office:value-type="float" office:value="1.8521490707155" calcext:value-type="float">
            <text:p>1.85</text:p>
          </table:table-cell>
          <table:table-cell office:value-type="float" office:value="2.16156742682585" calcext:value-type="float">
            <text:p>2.16</text:p>
          </table:table-cell>
          <table:table-cell office:value-type="float" office:value="1.81714738892816" calcext:value-type="float">
            <text:p>1.82</text:p>
          </table:table-cell>
          <table:table-cell office:value-type="float" office:value="1.74834938163738" calcext:value-type="float">
            <text:p>1.75</text:p>
          </table:table-cell>
          <table:table-cell office:value-type="float" office:value="1.37061811897561" calcext:value-type="float">
            <text:p>1.37</text:p>
          </table:table-cell>
          <table:table-cell office:value-type="float" office:value="0.941353320228322" calcext:value-type="float">
            <text:p>0.94</text:p>
          </table:table-cell>
          <table:table-cell office:value-type="float" office:value="0.827036603897786" calcext:value-type="float">
            <text:p>0.83</text:p>
          </table:table-cell>
          <table:table-cell office:value-type="float" office:value="1.35602413722964" calcext:value-type="float">
            <text:p>1.36</text:p>
          </table:table-cell>
          <table:table-cell office:value-type="float" office:value="1.72591486183719" calcext:value-type="float">
            <text:p>1.73</text:p>
          </table:table-cell>
          <table:table-cell office:value-type="float" office:value="1.3609407236763" calcext:value-type="float">
            <text:p>1.36</text:p>
          </table:table-cell>
          <table:table-cell office:value-type="float" office:value="1.43398402927635" calcext:value-type="float">
            <text:p>1.43</text:p>
          </table:table-cell>
          <table:table-cell office:value-type="float" office:value="1.11844331641286" calcext:value-type="float">
            <text:p>1.12</text:p>
          </table:table-cell>
          <table:table-cell office:value-type="float" office:value="0.778360663199699" calcext:value-type="float">
            <text:p>0.78</text:p>
          </table:table-cell>
          <table:table-cell office:value-type="float" office:value="0.746473246806144" calcext:value-type="float">
            <text:p>0.75</text:p>
          </table:table-cell>
          <table:table-cell office:value-type="float" office:value="1.24697997038423" calcext:value-type="float">
            <text:p>1.25</text:p>
          </table:table-cell>
          <table:table-cell office:value-type="float" office:value="1.39080644751442" calcext:value-type="float">
            <text:p>1.39</text:p>
          </table:table-cell>
          <table:table-cell office:value-type="float" office:value="1.06721607004893" calcext:value-type="float">
            <text:p>1.07</text:p>
          </table:table-cell>
          <table:table-cell office:value-type="float" office:value="1.2061223820917" calcext:value-type="float">
            <text:p>1.21</text:p>
          </table:table-cell>
          <table:table-cell office:value-type="float" office:value="0.945697760478057" calcext:value-type="float">
            <text:p>0.95</text:p>
          </table:table-cell>
          <table:table-cell office:value-type="float" office:value="0.689655172413793" calcext:value-type="float">
            <text:p>0.69</text:p>
          </table:table-cell>
          <table:table-cell office:value-type="float" office:value="0.686702628649713" calcext:value-type="float">
            <text:p>0.69</text:p>
          </table:table-cell>
          <table:table-cell office:value-type="float" office:value="1.18503776742503" calcext:value-type="float">
            <text:p>1.19</text:p>
          </table:table-cell>
          <table:table-cell office:value-type="float" office:value="1.25738182023678" calcext:value-type="float">
            <text:p>1.26</text:p>
          </table:table-cell>
          <table:table-cell office:value-type="float" office:value="1.07345138686785" calcext:value-type="float">
            <text:p>1.07</text:p>
          </table:table-cell>
          <table:table-cell office:value-type="float" office:value="1.01179641143235" calcext:value-type="float">
            <text:p>1.01</text:p>
          </table:table-cell>
          <table:table-cell office:value-type="float" office:value="0.887815159468703" calcext:value-type="float">
            <text:p>0.89</text:p>
          </table:table-cell>
          <table:table-cell office:value-type="float" office:value="0.631167407236424" calcext:value-type="float">
            <text:p>0.63</text:p>
          </table:table-cell>
          <table:table-cell office:value-type="float" office:value="0.589364561336149" calcext:value-type="float">
            <text:p>0.59</text:p>
          </table:table-cell>
          <table:table-cell office:value-type="float" office:value="1.01777226699731" calcext:value-type="float">
            <text:p>1.02</text:p>
          </table:table-cell>
          <table:table-cell office:value-type="float" office:value="1.2307760541985" calcext:value-type="float">
            <text:p>1.23</text:p>
          </table:table-cell>
          <table:table-cell office:value-type="float" office:value="1.03396775552407" calcext:value-type="float">
            <text:p>1.03</text:p>
          </table:table-cell>
          <table:table-cell office:value-type="float" office:value="1.12681359168471" calcext:value-type="float">
            <text:p>1.13</text:p>
          </table:table-cell>
          <table:table-cell office:value-type="float" office:value="0.963262912121998" calcext:value-type="float">
            <text:p>0.96</text:p>
          </table:table-cell>
          <table:table-cell office:value-type="float" office:value="0.592148383645856" calcext:value-type="float">
            <text:p>0.59</text:p>
          </table:table-cell>
          <table:table-cell office:value-type="float" office:value="0.667656515796616" calcext:value-type="float">
            <text:p>0.67</text:p>
          </table:table-cell>
          <table:table-cell office:value-type="float" office:value="1.1334250343879" calcext:value-type="float">
            <text:p>1.13</text:p>
          </table:table-cell>
          <table:table-cell office:value-type="float" office:value="1.37032574793663" calcext:value-type="float">
            <text:p>1.37</text:p>
          </table:table-cell>
          <table:table-cell office:value-type="float" office:value="1.17285748325435" calcext:value-type="float">
            <text:p>1.17</text:p>
          </table:table-cell>
          <table:table-cell office:value-type="float" office:value="1.17738575534636" calcext:value-type="float">
            <text:p>1.18</text:p>
          </table:table-cell>
          <table:table-cell office:value-type="float" office:value="0.650690458076861" calcext:value-type="float">
            <text:p>0.65</text:p>
          </table:table-cell>
          <table:table-cell office:value-type="float" office:value="1.28382059197385" calcext:value-type="float">
            <text:p>1.28</text:p>
          </table:table-cell>
          <table:table-cell office:value-type="float" office:value="1.18482370526686" calcext:value-type="float">
            <text:p>1.18</text:p>
          </table:table-cell>
          <table:table-cell office:value-type="float" office:value="1.81146025878004" calcext:value-type="float">
            <text:p>1.81</text:p>
          </table:table-cell>
          <table:table-cell office:value-type="float" office:value="1.90503509719222" calcext:value-type="float">
            <text:p>1.91</text:p>
          </table:table-cell>
          <table:table-cell office:value-type="float" office:value="1.74106169069385" calcext:value-type="float">
            <text:p>1.74</text:p>
          </table:table-cell>
          <table:table-cell office:value-type="float" office:value="1.98640049164403" calcext:value-type="float">
            <text:p>1.99</text:p>
          </table:table-cell>
          <table:table-cell office:value-type="float" office:value="1.83652160942686" calcext:value-type="float">
            <text:p>1.84</text:p>
          </table:table-cell>
          <table:table-cell office:value-type="float" office:value="1.46092865232163" calcext:value-type="float">
            <text:p>1.46</text:p>
          </table:table-cell>
          <table:table-cell office:value-type="float" office:value="1.27439267224213" calcext:value-type="float">
            <text:p>1.27</text:p>
          </table:table-cell>
          <table:table-cell office:value-type="float" office:value="1.79392011311417" calcext:value-type="float">
            <text:p>1.79</text:p>
          </table:table-cell>
          <table:table-cell office:value-type="float" office:value="2.22571903138386" calcext:value-type="float">
            <text:p>2.23</text:p>
          </table:table-cell>
          <table:table-cell office:value-type="float" office:value="2.12511840533751" calcext:value-type="float">
            <text:p>2.13</text:p>
          </table:table-cell>
          <table:table-cell office:value-type="float" office:value="2.26404181040716" calcext:value-type="float">
            <text:p>2.26</text:p>
          </table:table-cell>
          <table:table-cell office:value-type="float" office:value="2.07914151576123" calcext:value-type="float">
            <text:p>2.08</text:p>
          </table:table-cell>
          <table:table-cell office:value-type="float" office:value="1.7754584001021" calcext:value-type="float">
            <text:p>1.78</text:p>
          </table:table-cell>
          <table:table-cell office:value-type="float" office:value="1.70178696148408" calcext:value-type="float">
            <text:p>1.70</text:p>
          </table:table-cell>
          <table:table-cell office:value-type="float" office:value="2.66646350754228" calcext:value-type="float">
            <text:p>2.67</text:p>
          </table:table-cell>
          <table:table-cell office:value-type="float" office:value="2.84655878338858" calcext:value-type="float">
            <text:p>2.85</text:p>
          </table:table-cell>
          <table:table-cell office:value-type="float" office:value="3.43711620805258" calcext:value-type="float">
            <text:p>3.44</text:p>
          </table:table-cell>
          <table:table-cell office:value-type="float" office:value="3.31024349286314" calcext:value-type="float">
            <text:p>3.31</text:p>
          </table:table-cell>
          <table:table-cell office:value-type="float" office:value="3.24474414914716" calcext:value-type="float">
            <text:p>3.24</text:p>
          </table:table-cell>
          <table:table-cell office:value-type="float" office:value="2.74235084922435" calcext:value-type="float">
            <text:p>2.74</text:p>
          </table:table-cell>
          <table:table-cell office:value-type="float" office:value="2.563908063415" calcext:value-type="float">
            <text:p>2.56</text:p>
          </table:table-cell>
          <table:table-cell office:value-type="float" office:value="3.42166195009004" calcext:value-type="float">
            <text:p>3.42</text:p>
          </table:table-cell>
          <table:table-cell office:value-type="float" office:value="4.45256796588121" calcext:value-type="float">
            <text:p>4.45</text:p>
          </table:table-cell>
          <table:table-cell office:value-type="float" office:value="3.8603085114713" calcext:value-type="float">
            <text:p>3.86</text:p>
          </table:table-cell>
          <table:table-cell office:value-type="float" office:value="3.50417124219429" calcext:value-type="float">
            <text:p>3.50</text:p>
          </table:table-cell>
          <table:table-cell office:value-type="float" office:value="3.5420543915471" calcext:value-type="float">
            <text:p>3.54</text:p>
          </table:table-cell>
          <table:table-cell office:value-type="float" office:value="3.86442536086242" calcext:value-type="float">
            <text:p>3.86</text:p>
          </table:table-cell>
          <table:table-cell office:value-type="float" office:value="3.55477963709303" calcext:value-type="float">
            <text:p>3.55</text:p>
          </table:table-cell>
          <table:table-cell office:value-type="float" office:value="4.89469741113793" calcext:value-type="float">
            <text:p>4.89</text:p>
          </table:table-cell>
          <table:table-cell office:value-type="float" office:value="6.37344249559267" calcext:value-type="float">
            <text:p>6.37</text:p>
          </table:table-cell>
          <table:table-cell office:value-type="float" office:value="5.38850898364173" calcext:value-type="float">
            <text:p>5.39</text:p>
          </table:table-cell>
          <table:table-cell office:value-type="float" office:value="5.79297091299958" calcext:value-type="float">
            <text:p>5.79</text:p>
          </table:table-cell>
          <table:table-cell office:value-type="float" office:value="5.32064261539144" calcext:value-type="float">
            <text:p>5.32</text:p>
          </table:table-cell>
          <table:table-cell office:value-type="float" office:value="4.61173597576725" calcext:value-type="float">
            <text:p>4.61</text:p>
          </table:table-cell>
          <table:table-cell office:value-type="float" office:value="4.54020016426855" calcext:value-type="float">
            <text:p>4.54</text:p>
          </table:table-cell>
          <table:table-cell office:value-type="float" office:value="6.00058470983774" calcext:value-type="float">
            <text:p>6.00</text:p>
          </table:table-cell>
          <table:table-cell office:value-type="float" office:value="7.11817789193735" calcext:value-type="float">
            <text:p>7.12</text:p>
          </table:table-cell>
          <table:table-cell office:value-type="float" office:value="6.23413395821129" calcext:value-type="float">
            <text:p>6.23</text:p>
          </table:table-cell>
          <table:table-cell office:value-type="float" office:value="6.39998175993798" calcext:value-type="float">
            <text:p>6.40</text:p>
          </table:table-cell>
          <table:table-cell office:value-type="float" office:value="6.10745398741306" calcext:value-type="float">
            <text:p>6.11</text:p>
          </table:table-cell>
          <table:table-cell office:value-type="float" office:value="5.46201776481506" calcext:value-type="float">
            <text:p>5.46</text:p>
          </table:table-cell>
          <table:table-cell office:value-type="float" office:value="5.59581798740644" calcext:value-type="float">
            <text:p>5.60</text:p>
          </table:table-cell>
          <table:table-cell office:value-type="float" office:value="6.86674797179066" calcext:value-type="float">
            <text:p>6.87</text:p>
          </table:table-cell>
          <table:table-cell office:value-type="float" office:value="8.52687765309125" calcext:value-type="float">
            <text:p>8.53</text:p>
          </table:table-cell>
          <table:table-cell office:value-type="float" office:value="7.35873032799268" calcext:value-type="float">
            <text:p>7.36</text:p>
          </table:table-cell>
          <table:table-cell office:value-type="float" office:value="7.27208574074891" calcext:value-type="float">
            <text:p>7.27</text:p>
          </table:table-cell>
          <table:table-cell office:value-type="float" office:value="7.22633312254133" calcext:value-type="float">
            <text:p>7.23</text:p>
          </table:table-cell>
          <table:table-cell office:value-type="float" office:value="6.43152471679056" calcext:value-type="float">
            <text:p>6.43</text:p>
          </table:table-cell>
          <table:table-cell office:value-type="float" office:value="5.60745176314039" calcext:value-type="float">
            <text:p>5.61</text:p>
          </table:table-cell>
          <table:table-cell office:value-type="float" office:value="6.61747662829329" calcext:value-type="float">
            <text:p>6.62</text:p>
          </table:table-cell>
          <table:table-cell office:value-type="float" office:value="9.04586181350554" calcext:value-type="float">
            <text:p>9.05</text:p>
          </table:table-cell>
          <table:table-cell office:value-type="float" office:value="7.75400862502807" calcext:value-type="float">
            <text:p>7.75</text:p>
          </table:table-cell>
          <table:table-cell office:value-type="float" office:value="7.61491234213414" calcext:value-type="float">
            <text:p>7.61</text:p>
          </table:table-cell>
          <table:table-cell office:value-type="float" office:value="7.34145160689681" calcext:value-type="float">
            <text:p>7.34</text:p>
          </table:table-cell>
          <table:table-cell office:value-type="float" office:value="6.36534966682372" calcext:value-type="float">
            <text:p>6.37</text:p>
          </table:table-cell>
          <table:table-cell office:value-type="float" office:value="5.65144649117645" calcext:value-type="float">
            <text:p>5.65</text:p>
          </table:table-cell>
          <table:table-cell office:value-type="float" office:value="6.50161030595813" calcext:value-type="float">
            <text:p>6.50</text:p>
          </table:table-cell>
          <table:table-cell office:value-type="float" office:value="9.56486905356064" calcext:value-type="float">
            <text:p>9.56</text:p>
          </table:table-cell>
          <table:table-cell office:value-type="float" office:value="8.27856712241085" calcext:value-type="float">
            <text:p>8.28</text:p>
          </table:table-cell>
          <table:table-cell office:value-type="float" office:value="7.88264556408547" calcext:value-type="float">
            <text:p>7.88</text:p>
          </table:table-cell>
          <table:table-cell office:value-type="float" office:value="7.21644055635643" calcext:value-type="float">
            <text:p>7.22</text:p>
          </table:table-cell>
          <table:table-cell office:value-type="float" office:value="6.36782692661394" calcext:value-type="float">
            <text:p>6.37</text:p>
          </table:table-cell>
          <table:table-cell office:value-type="float" office:value="5.86821722058918" calcext:value-type="float">
            <text:p>5.87</text:p>
          </table:table-cell>
          <table:table-cell office:value-type="float" office:value="7.49003153423158" calcext:value-type="float">
            <text:p>7.49</text:p>
          </table:table-cell>
          <table:table-cell office:value-type="float" office:value="10.3101032153349" calcext:value-type="float">
            <text:p>10.31</text:p>
          </table:table-cell>
          <table:table-cell office:value-type="float" office:value="9.63813079373858" calcext:value-type="float">
            <text:p>9.64</text:p>
          </table:table-cell>
          <table:table-cell office:value-type="float" office:value="8.98304923159059" calcext:value-type="float">
            <text:p>8.98</text:p>
          </table:table-cell>
          <table:table-cell office:value-type="float" office:value="7.43150060199205" calcext:value-type="float">
            <text:p>7.43</text:p>
          </table:table-cell>
          <table:table-cell office:value-type="float" office:value="8.03890847369108" calcext:value-type="float">
            <text:p>8.04</text:p>
          </table:table-cell>
          <table:table-cell office:value-type="float" office:value="11.7242032784814" calcext:value-type="float">
            <text:p>11.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72998643147897" calcext:value-type="float">
            <text:p>1.73</text:p>
          </table:table-cell>
          <table:table-cell office:value-type="float" office:value="1.9620561050754" calcext:value-type="float">
            <text:p>1.96</text:p>
          </table:table-cell>
          <table:table-cell office:value-type="float" office:value="1.67981302950628" calcext:value-type="float">
            <text:p>1.68</text:p>
          </table:table-cell>
          <table:table-cell office:value-type="float" office:value="1.74418604651163" calcext:value-type="float">
            <text:p>1.74</text:p>
          </table:table-cell>
          <table:table-cell office:value-type="float" office:value="2.0497803806735" calcext:value-type="float">
            <text:p>2.05</text:p>
          </table:table-cell>
          <table:table-cell office:value-type="float" office:value="1.62960917000414" calcext:value-type="float">
            <text:p>1.63</text:p>
          </table:table-cell>
          <table:table-cell office:value-type="float" office:value="1.8452616317385" calcext:value-type="float">
            <text:p>1.85</text:p>
          </table:table-cell>
          <table:table-cell office:value-type="float" office:value="1.93116132422491" calcext:value-type="float">
            <text:p>1.93</text:p>
          </table:table-cell>
          <table:table-cell office:value-type="float" office:value="1.74471992653811" calcext:value-type="float">
            <text:p>1.74</text:p>
          </table:table-cell>
          <table:table-cell office:value-type="float" office:value="1.71351270103713" calcext:value-type="float">
            <text:p>1.71</text:p>
          </table:table-cell>
          <table:table-cell office:value-type="float" office:value="0.999131190269331" calcext:value-type="float">
            <text:p>1.00</text:p>
          </table:table-cell>
          <table:table-cell office:value-type="float" office:value="2.06327372764787" calcext:value-type="float">
            <text:p>2.06</text:p>
          </table:table-cell>
          <table:table-cell office:value-type="float" office:value="1.42644873699851" calcext:value-type="float">
            <text:p>1.43</text:p>
          </table:table-cell>
          <table:table-cell office:value-type="float" office:value="1.52618314197704" calcext:value-type="float">
            <text:p>1.53</text:p>
          </table:table-cell>
          <table:table-cell office:value-type="float" office:value="1.75799809946151" calcext:value-type="float">
            <text:p>1.76</text:p>
          </table:table-cell>
          <table:table-cell office:value-type="float" office:value="1.57665213015767" calcext:value-type="float">
            <text:p>1.58</text:p>
          </table:table-cell>
          <table:table-cell office:value-type="float" office:value="1.02132772604386" calcext:value-type="float">
            <text:p>1.02</text:p>
          </table:table-cell>
          <table:table-cell office:value-type="float" office:value="2.06394172399838" calcext:value-type="float">
            <text:p>2.06</text:p>
          </table:table-cell>
          <table:table-cell office:value-type="float" office:value="2.45398773006135" calcext:value-type="float">
            <text:p>2.45</text:p>
          </table:table-cell>
          <table:table-cell office:value-type="float" office:value="2.06185567010309" calcext:value-type="float">
            <text:p>2.06</text:p>
          </table:table-cell>
          <table:table-cell office:value-type="float" office:value="1.68728908886389" calcext:value-type="float">
            <text:p>1.69</text:p>
          </table:table-cell>
          <table:table-cell office:value-type="float" office:value="1.42298114549982" calcext:value-type="float">
            <text:p>1.42</text:p>
          </table:table-cell>
          <table:table-cell office:value-type="float" office:value="1.64906429497869" calcext:value-type="float">
            <text:p>1.65</text:p>
          </table:table-cell>
          <table:table-cell office:value-type="float" office:value="1.21305313514437" calcext:value-type="float">
            <text:p>1.21</text:p>
          </table:table-cell>
          <table:table-cell office:value-type="float" office:value="1.87421907538526" calcext:value-type="float">
            <text:p>1.87</text:p>
          </table:table-cell>
          <table:table-cell office:value-type="float" office:value="2.85326086956522" calcext:value-type="float">
            <text:p>2.85</text:p>
          </table:table-cell>
          <table:table-cell office:value-type="float" office:value="1.52685152685153" calcext:value-type="float">
            <text:p>1.53</text:p>
          </table:table-cell>
          <table:table-cell office:value-type="float" office:value="1.66607585962425" calcext:value-type="float">
            <text:p>1.67</text:p>
          </table:table-cell>
          <table:table-cell office:value-type="float" office:value="1.23528276394518" calcext:value-type="float">
            <text:p>1.24</text:p>
          </table:table-cell>
          <table:table-cell office:value-type="float" office:value="1.61137440758294" calcext:value-type="float">
            <text:p>1.61</text:p>
          </table:table-cell>
          <table:table-cell office:value-type="float" office:value="1.59941839331152" calcext:value-type="float">
            <text:p>1.60</text:p>
          </table:table-cell>
          <table:table-cell office:value-type="float" office:value="1.47717099373321" calcext:value-type="float">
            <text:p>1.48</text:p>
          </table:table-cell>
          <table:table-cell office:value-type="float" office:value="2.16383307573416" calcext:value-type="float">
            <text:p>2.16</text:p>
          </table:table-cell>
          <table:table-cell office:value-type="float" office:value="1.2987012987013" calcext:value-type="float">
            <text:p>1.30</text:p>
          </table:table-cell>
          <table:table-cell office:value-type="float" office:value="1.38498970615759" calcext:value-type="float">
            <text:p>1.38</text:p>
          </table:table-cell>
          <table:table-cell office:value-type="float" office:value="2.60037445392136" calcext:value-type="float">
            <text:p>2.60</text:p>
          </table:table-cell>
          <table:table-cell office:value-type="float" office:value="1.93347193347193" calcext:value-type="float">
            <text:p>1.93</text:p>
          </table:table-cell>
          <table:table-cell office:value-type="float" office:value="1.8299058905542" calcext:value-type="float">
            <text:p>1.83</text:p>
          </table:table-cell>
          <table:table-cell office:value-type="float" office:value="1.99173243141676" calcext:value-type="float">
            <text:p>1.99</text:p>
          </table:table-cell>
          <table:table-cell office:value-type="float" office:value="1.93861066235864" calcext:value-type="float">
            <text:p>1.94</text:p>
          </table:table-cell>
          <table:table-cell office:value-type="float" office:value="1.51077915464268" calcext:value-type="float">
            <text:p>1.51</text:p>
          </table:table-cell>
          <table:table-cell office:value-type="float" office:value="1.63393299224294" calcext:value-type="float">
            <text:p>1.63</text:p>
          </table:table-cell>
          <table:table-cell office:value-type="float" office:value="1.85314685314685" calcext:value-type="float">
            <text:p>1.85</text:p>
          </table:table-cell>
          <table:table-cell office:value-type="float" office:value="1.56535881276682" calcext:value-type="float">
            <text:p>1.57</text:p>
          </table:table-cell>
          <table:table-cell office:value-type="float" office:value="1.44485471183175" calcext:value-type="float">
            <text:p>1.44</text:p>
          </table:table-cell>
          <table:table-cell office:value-type="float" office:value="1.74315190323728" calcext:value-type="float">
            <text:p>1.74</text:p>
          </table:table-cell>
          <table:table-cell office:value-type="float" office:value="3.53982300884956" calcext:value-type="float">
            <text:p>3.54</text:p>
          </table:table-cell>
          <table:table-cell office:value-type="float" office:value="1.39585309662556" calcext:value-type="float">
            <text:p>1.40</text:p>
          </table:table-cell>
          <table:table-cell office:value-type="float" office:value="1.49700598802395" calcext:value-type="float">
            <text:p>1.50</text:p>
          </table:table-cell>
          <table:table-cell office:value-type="float" office:value="1.35172798216276" calcext:value-type="float">
            <text:p>1.35</text:p>
          </table:table-cell>
          <table:table-cell office:value-type="float" office:value="1.24716553287982" calcext:value-type="float">
            <text:p>1.25</text:p>
          </table:table-cell>
          <table:table-cell office:value-type="float" office:value="1.31151636272795" calcext:value-type="float">
            <text:p>1.31</text:p>
          </table:table-cell>
          <table:table-cell office:value-type="float" office:value="1.36986301369863" calcext:value-type="float">
            <text:p>1.37</text:p>
          </table:table-cell>
          <table:table-cell office:value-type="float" office:value="2.1039603960396" calcext:value-type="float">
            <text:p>2.10</text:p>
          </table:table-cell>
          <table:table-cell office:value-type="float" office:value="1.2033978291647" calcext:value-type="float">
            <text:p>1.20</text:p>
          </table:table-cell>
          <table:table-cell office:value-type="float" office:value="0.914299646470803" calcext:value-type="float">
            <text:p>0.91</text:p>
          </table:table-cell>
          <table:table-cell office:value-type="float" office:value="1.32758821474322" calcext:value-type="float">
            <text:p>1.33</text:p>
          </table:table-cell>
          <table:table-cell office:value-type="float" office:value="1.1329886701133" calcext:value-type="float">
            <text:p>1.13</text:p>
          </table:table-cell>
          <table:table-cell office:value-type="float" office:value="1.26695041076908" calcext:value-type="float">
            <text:p>1.27</text:p>
          </table:table-cell>
          <table:table-cell office:value-type="float" office:value="1.38855638017716" calcext:value-type="float">
            <text:p>1.39</text:p>
          </table:table-cell>
          <table:table-cell office:value-type="float" office:value="2.30769230769231" calcext:value-type="float">
            <text:p>2.31</text:p>
          </table:table-cell>
          <table:table-cell office:value-type="float" office:value="1.17075106657406" calcext:value-type="float">
            <text:p>1.17</text:p>
          </table:table-cell>
          <table:table-cell office:value-type="float" office:value="1.92023633677991" calcext:value-type="float">
            <text:p>1.92</text:p>
          </table:table-cell>
          <table:table-cell office:value-type="float" office:value="1.15244073831163" calcext:value-type="float">
            <text:p>1.15</text:p>
          </table:table-cell>
          <table:table-cell office:value-type="float" office:value="1.38888888888889" calcext:value-type="float">
            <text:p>1.39</text:p>
          </table:table-cell>
          <table:table-cell office:value-type="float" office:value="1.09447931755996" calcext:value-type="float">
            <text:p>1.09</text:p>
          </table:table-cell>
          <table:table-cell office:value-type="float" office:value="1.04357378249725" calcext:value-type="float">
            <text:p>1.04</text:p>
          </table:table-cell>
          <table:table-cell office:value-type="float" office:value="2.64623955431755" calcext:value-type="float">
            <text:p>2.65</text:p>
          </table:table-cell>
          <table:table-cell office:value-type="float" office:value="1.04529616724739" calcext:value-type="float">
            <text:p>1.05</text:p>
          </table:table-cell>
          <table:table-cell office:value-type="float" office:value="1.27868278157296" calcext:value-type="float">
            <text:p>1.28</text:p>
          </table:table-cell>
          <table:table-cell office:value-type="float" office:value="1.52164775115595" calcext:value-type="float">
            <text:p>1.52</text:p>
          </table:table-cell>
          <table:table-cell office:value-type="float" office:value="1.37344118638355" calcext:value-type="float">
            <text:p>1.37</text:p>
          </table:table-cell>
          <table:table-cell office:value-type="float" office:value="1.3435090229748" calcext:value-type="float">
            <text:p>1.34</text:p>
          </table:table-cell>
          <table:table-cell office:value-type="float" office:value="1.40747176368375" calcext:value-type="float">
            <text:p>1.41</text:p>
          </table:table-cell>
          <table:table-cell office:value-type="float" office:value="2.03862660944206" calcext:value-type="float">
            <text:p>2.04</text:p>
          </table:table-cell>
          <table:table-cell office:value-type="float" office:value="1.45885734818541" calcext:value-type="float">
            <text:p>1.46</text:p>
          </table:table-cell>
          <table:table-cell office:value-type="float" office:value="1.20921579851173" calcext:value-type="float">
            <text:p>1.21</text:p>
          </table:table-cell>
          <table:table-cell office:value-type="float" office:value="1.24833997343958" calcext:value-type="float">
            <text:p>1.25</text:p>
          </table:table-cell>
          <table:table-cell office:value-type="float" office:value="1.1113342706032" calcext:value-type="float">
            <text:p>1.11</text:p>
          </table:table-cell>
          <table:table-cell office:value-type="float" office:value="1.24850577765972" calcext:value-type="float">
            <text:p>1.25</text:p>
          </table:table-cell>
          <table:table-cell office:value-type="float" office:value="1.34909807488252" calcext:value-type="float">
            <text:p>1.35</text:p>
          </table:table-cell>
          <table:table-cell office:value-type="float" office:value="1.01253616200579" calcext:value-type="float">
            <text:p>1.01</text:p>
          </table:table-cell>
          <table:table-cell office:value-type="float" office:value="1.65675174310753" calcext:value-type="float">
            <text:p>1.66</text:p>
          </table:table-cell>
          <table:table-cell office:value-type="float" office:value="1.74675504004419" calcext:value-type="float">
            <text:p>1.75</text:p>
          </table:table-cell>
          <table:table-cell office:value-type="float" office:value="1.61136146388092" calcext:value-type="float">
            <text:p>1.61</text:p>
          </table:table-cell>
          <table:table-cell office:value-type="float" office:value="1.87733059020188" calcext:value-type="float">
            <text:p>1.88</text:p>
          </table:table-cell>
          <table:table-cell office:value-type="float" office:value="1.98103955541026" calcext:value-type="float">
            <text:p>1.98</text:p>
          </table:table-cell>
          <table:table-cell office:value-type="float" office:value="1.93055971266088" calcext:value-type="float">
            <text:p>1.93</text:p>
          </table:table-cell>
          <table:table-cell office:value-type="float" office:value="2.14252445272473" calcext:value-type="float">
            <text:p>2.14</text:p>
          </table:table-cell>
          <table:table-cell office:value-type="float" office:value="2.16059131972961" calcext:value-type="float">
            <text:p>2.16</text:p>
          </table:table-cell>
          <table:table-cell office:value-type="float" office:value="2.57007696109581" calcext:value-type="float">
            <text:p>2.57</text:p>
          </table:table-cell>
          <table:table-cell office:value-type="float" office:value="2.58228525555258" calcext:value-type="float">
            <text:p>2.58</text:p>
          </table:table-cell>
          <table:table-cell office:value-type="float" office:value="3.0464448168542" calcext:value-type="float">
            <text:p>3.05</text:p>
          </table:table-cell>
          <table:table-cell office:value-type="float" office:value="2.82170196122255" calcext:value-type="float">
            <text:p>2.82</text:p>
          </table:table-cell>
          <table:table-cell office:value-type="float" office:value="2.71754842440012" calcext:value-type="float">
            <text:p>2.72</text:p>
          </table:table-cell>
          <table:table-cell office:value-type="float" office:value="3.04640453418349" calcext:value-type="float">
            <text:p>3.05</text:p>
          </table:table-cell>
          <table:table-cell office:value-type="float" office:value="3.06757205945202" calcext:value-type="float">
            <text:p>3.07</text:p>
          </table:table-cell>
          <table:table-cell office:value-type="float" office:value="3.16837658418829" calcext:value-type="float">
            <text:p>3.17</text:p>
          </table:table-cell>
          <table:table-cell office:value-type="float" office:value="3.08319082587265" calcext:value-type="float">
            <text:p>3.08</text:p>
          </table:table-cell>
          <table:table-cell office:value-type="float" office:value="2.83740899757327" calcext:value-type="float">
            <text:p>2.84</text:p>
          </table:table-cell>
          <table:table-cell office:value-type="float" office:value="2.64319067814762" calcext:value-type="float">
            <text:p>2.64</text:p>
          </table:table-cell>
          <table:table-cell office:value-type="float" office:value="2.83038077784565" calcext:value-type="float">
            <text:p>2.83</text:p>
          </table:table-cell>
          <table:table-cell office:value-type="float" office:value="3.78518278874151" calcext:value-type="float">
            <text:p>3.79</text:p>
          </table:table-cell>
          <table:table-cell office:value-type="float" office:value="3.36579092412273" calcext:value-type="float">
            <text:p>3.37</text:p>
          </table:table-cell>
          <table:table-cell office:value-type="float" office:value="3.29175467261786" calcext:value-type="float">
            <text:p>3.29</text:p>
          </table:table-cell>
          <table:table-cell office:value-type="float" office:value="3.06693617352095" calcext:value-type="float">
            <text:p>3.07</text:p>
          </table:table-cell>
          <table:table-cell office:value-type="float" office:value="3.06429354941439" calcext:value-type="float">
            <text:p>3.06</text:p>
          </table:table-cell>
          <table:table-cell office:value-type="float" office:value="3.25864165363905" calcext:value-type="float">
            <text:p>3.26</text:p>
          </table:table-cell>
          <table:table-cell office:value-type="float" office:value="2.7198779867819" calcext:value-type="float">
            <text:p>2.72</text:p>
          </table:table-cell>
          <table:table-cell office:value-type="float" office:value="4.51312910284464" calcext:value-type="float">
            <text:p>4.51</text:p>
          </table:table-cell>
          <table:table-cell office:value-type="float" office:value="3.80769845072672" calcext:value-type="float">
            <text:p>3.81</text:p>
          </table:table-cell>
          <table:table-cell office:value-type="float" office:value="4.0474730348833" calcext:value-type="float">
            <text:p>4.05</text:p>
          </table:table-cell>
          <table:table-cell office:value-type="float" office:value="3.91870689969716" calcext:value-type="float">
            <text:p>3.92</text:p>
          </table:table-cell>
          <table:table-cell office:value-type="float" office:value="4.16877808182156" calcext:value-type="float">
            <text:p>4.17</text:p>
          </table:table-cell>
          <table:table-cell office:value-type="float" office:value="4.08137072450748" calcext:value-type="float">
            <text:p>4.08</text:p>
          </table:table-cell>
          <table:table-cell office:value-type="float" office:value="4.35025989604158" calcext:value-type="float">
            <text:p>4.35</text:p>
          </table:table-cell>
          <table:table-cell office:value-type="float" office:value="5.33371363377068" calcext:value-type="float">
            <text:p>5.33</text:p>
          </table:table-cell>
          <table:table-cell office:value-type="float" office:value="4.81227023443621" calcext:value-type="float">
            <text:p>4.81</text:p>
          </table:table-cell>
          <table:table-cell office:value-type="float" office:value="4.74392185012952" calcext:value-type="float">
            <text:p>4.74</text:p>
          </table:table-cell>
          <table:table-cell office:value-type="float" office:value="4.76265923062298" calcext:value-type="float">
            <text:p>4.76</text:p>
          </table:table-cell>
          <table:table-cell office:value-type="float" office:value="4.63205630318914" calcext:value-type="float">
            <text:p>4.63</text:p>
          </table:table-cell>
          <table:table-cell office:value-type="float" office:value="4.41000852999716" calcext:value-type="float">
            <text:p>4.41</text:p>
          </table:table-cell>
          <table:table-cell office:value-type="float" office:value="4.48985680190931" calcext:value-type="float">
            <text:p>4.49</text:p>
          </table:table-cell>
          <table:table-cell office:value-type="float" office:value="5.125977410947" calcext:value-type="float">
            <text:p>5.13</text:p>
          </table:table-cell>
          <table:table-cell office:value-type="float" office:value="5.06564609578483" calcext:value-type="float">
            <text:p>5.07</text:p>
          </table:table-cell>
          <table:table-cell office:value-type="float" office:value="5.39513246723776" calcext:value-type="float">
            <text:p>5.40</text:p>
          </table:table-cell>
          <table:table-cell office:value-type="float" office:value="5.43983262053475" calcext:value-type="float">
            <text:p>5.44</text:p>
          </table:table-cell>
          <table:table-cell office:value-type="float" office:value="5.57197129590545" calcext:value-type="float">
            <text:p>5.57</text:p>
          </table:table-cell>
          <table:table-cell office:value-type="float" office:value="5.25581395348837" calcext:value-type="float">
            <text:p>5.26</text:p>
          </table:table-cell>
          <table:table-cell office:value-type="float" office:value="6.01317957166392" calcext:value-type="float">
            <text:p>6.01</text:p>
          </table:table-cell>
          <table:table-cell office:value-type="float" office:value="6.27880184331797" calcext:value-type="float">
            <text:p>6.28</text:p>
          </table:table-cell>
          <table:table-cell office:value-type="float" office:value="6.44627085377821" calcext:value-type="float">
            <text:p>6.45</text:p>
          </table:table-cell>
          <table:table-cell office:value-type="float" office:value="6.48730371439371" calcext:value-type="float">
            <text:p>6.49</text:p>
          </table:table-cell>
          <table:table-cell office:value-type="float" office:value="6.45185689433477" calcext:value-type="float">
            <text:p>6.45</text:p>
          </table:table-cell>
          <table:table-cell office:value-type="float" office:value="6.30275330802403" calcext:value-type="float">
            <text:p>6.30</text:p>
          </table:table-cell>
          <table:table-cell office:value-type="float" office:value="5.99216245101532" calcext:value-type="float">
            <text:p>5.99</text:p>
          </table:table-cell>
          <table:table-cell office:value-type="float" office:value="5.56163384390956" calcext:value-type="float">
            <text:p>5.56</text:p>
          </table:table-cell>
          <table:table-cell office:value-type="float" office:value="6.61791590493602" calcext:value-type="float">
            <text:p>6.62</text:p>
          </table:table-cell>
          <table:table-cell office:value-type="float" office:value="6.97328864162549" calcext:value-type="float">
            <text:p>6.97</text:p>
          </table:table-cell>
          <table:table-cell office:value-type="float" office:value="6.97485493230174" calcext:value-type="float">
            <text:p>6.97</text:p>
          </table:table-cell>
          <table:table-cell office:value-type="float" office:value="7.50378462419705" calcext:value-type="float">
            <text:p>7.50</text:p>
          </table:table-cell>
          <table:table-cell office:value-type="float" office:value="8.42334291708758" calcext:value-type="float">
            <text:p>8.42</text:p>
          </table:table-cell>
          <table:table-cell office:value-type="float" office:value="8.52892323246913" calcext:value-type="float">
            <text:p>8.53</text:p>
          </table:table-cell>
          <table:table-cell office:value-type="float" office:value="9.06266642996627" calcext:value-type="float">
            <text:p>9.06</text:p>
          </table:table-cell>
          <table:table-cell office:value-type="float" office:value="9.4391244870041" calcext:value-type="float">
            <text:p>9.44</text:p>
          </table:table-cell>
          <table:table-cell office:value-type="float" office:value="10.1822577645527" calcext:value-type="float">
            <text:p>10.18</text:p>
          </table:table-cell>
          <table:table-cell office:value-type="float" office:value="10.0462817969865" calcext:value-type="float">
            <text:p>10.05</text:p>
          </table:table-cell>
          <table:table-cell office:value-type="float" office:value="11.1493606856822" calcext:value-type="float">
            <text:p>11.15</text:p>
          </table:table-cell>
          <table:table-cell office:value-type="float" office:value="10.8901603977113" calcext:value-type="float">
            <text:p>10.89</text:p>
          </table:table-cell>
          <table:table-cell office:value-type="float" office:value="10.4157328552219" calcext:value-type="float">
            <text:p>10.42</text:p>
          </table:table-cell>
          <table:table-cell office:value-type="float" office:value="11.6441942662652" calcext:value-type="float">
            <text:p>11.64</text:p>
          </table:table-cell>
          <table:table-cell office:value-type="float" office:value="11.2330865458259" calcext:value-type="float">
            <text:p>11.23</text:p>
          </table:table-cell>
          <table:table-cell office:value-type="float" office:value="11.9427601261218" calcext:value-type="float">
            <text:p>11.94</text:p>
          </table:table-cell>
          <table:table-cell office:value-type="float" office:value="11.6334122421373" calcext:value-type="float">
            <text:p>11.63</text:p>
          </table:table-cell>
          <table:table-cell office:value-type="float" office:value="11.4499438972697" calcext:value-type="float">
            <text:p>11.45</text:p>
          </table:table-cell>
          <table:table-cell office:value-type="float" office:value="11.284072989412" calcext:value-type="float">
            <text:p>11.28</text:p>
          </table:table-cell>
          <table:table-cell office:value-type="float" office:value="11.1600119062806" calcext:value-type="float">
            <text:p>11.16</text:p>
          </table:table-cell>
          <table:table-cell office:value-type="float" office:value="11.7385724158357" calcext:value-type="float">
            <text:p>11.74</text:p>
          </table:table-cell>
          <table:table-cell office:value-type="float" office:value="12.9480202664665" calcext:value-type="float">
            <text:p>12.95</text:p>
          </table:table-cell>
          <table:table-cell office:value-type="float" office:value="13.9259839436068" calcext:value-type="float">
            <text:p>13.93</text:p>
          </table:table-cell>
          <table:table-cell office:value-type="float" office:value="15.1622469225354" calcext:value-type="float">
            <text:p>15.16</text:p>
          </table:table-cell>
          <table:table-cell office:value-type="float" office:value="15.5011319201482" calcext:value-type="float">
            <text:p>15.50</text:p>
          </table:table-cell>
          <table:table-cell office:value-type="float" office:value="15.5577262651689" calcext:value-type="float">
            <text:p>15.56</text:p>
          </table:table-cell>
          <table:table-cell office:value-type="float" office:value="15.1611007398188" calcext:value-type="float">
            <text:p>15.16</text:p>
          </table:table-cell>
          <table:table-cell office:value-type="float" office:value="16.4372706039373" calcext:value-type="float">
            <text:p>16.44</text:p>
          </table:table-cell>
          <table:table-cell office:value-type="float" office:value="17.3401209035953" calcext:value-type="float">
            <text:p>17.34</text:p>
          </table:table-cell>
          <table:table-cell office:value-type="float" office:value="17.8390301234886" calcext:value-type="float">
            <text:p>17.84</text:p>
          </table:table-cell>
          <table:table-cell office:value-type="float" office:value="17.6905837572481" calcext:value-type="float">
            <text:p>17.69</text:p>
          </table:table-cell>
          <table:table-cell office:value-type="float" office:value="16.2331740415132" calcext:value-type="float">
            <text:p>16.23</text:p>
          </table:table-cell>
          <table:table-cell office:value-type="float" office:value="15.637567173209" calcext:value-type="float">
            <text:p>15.64</text:p>
          </table:table-cell>
          <table:table-cell office:value-type="float" office:value="15.3403802685813" calcext:value-type="float">
            <text:p>15.34</text:p>
          </table:table-cell>
          <table:table-cell office:value-type="float" office:value="15.6166745024291" calcext:value-type="float">
            <text:p>15.62</text:p>
          </table:table-cell>
          <table:table-cell office:value-type="float" office:value="16.5942928039702" calcext:value-type="float">
            <text:p>16.59</text:p>
          </table:table-cell>
          <table:table-cell office:value-type="float" office:value="17.0472617227909" calcext:value-type="float">
            <text:p>17.05</text:p>
          </table:table-cell>
          <table:table-cell office:value-type="float" office:value="15.7623473794587" calcext:value-type="float">
            <text:p>15.76</text:p>
          </table:table-cell>
          <table:table-cell office:value-type="float" office:value="14.2574717990464" calcext:value-type="float">
            <text:p>14.26</text:p>
          </table:table-cell>
          <table:table-cell office:value-type="float" office:value="12.6549855223105" calcext:value-type="float">
            <text:p>12.65</text:p>
          </table:table-cell>
          <table:table-cell office:value-type="float" office:value="11.730194723392" calcext:value-type="float">
            <text:p>11.73</text:p>
          </table:table-cell>
          <table:table-cell office:value-type="float" office:value="12.3524819763971" calcext:value-type="float">
            <text:p>12.35</text:p>
          </table:table-cell>
          <table:table-cell office:value-type="float" office:value="12.6874279123414" calcext:value-type="float">
            <text:p>12.69</text:p>
          </table:table-cell>
          <table:table-cell office:value-type="float" office:value="12.304795068133" calcext:value-type="float">
            <text:p>12.30</text:p>
          </table:table-cell>
          <table:table-cell office:value-type="float" office:value="10.6612443434404" calcext:value-type="float">
            <text:p>10.66</text:p>
          </table:table-cell>
          <table:table-cell office:value-type="float" office:value="11.2855007473842" calcext:value-type="float">
            <text:p>11.29</text:p>
          </table:table-cell>
          <table:table-cell office:value-type="float" office:value="10.0383570093098" calcext:value-type="float">
            <text:p>10.04</text:p>
          </table:table-cell>
          <table:table-cell office:value-type="float" office:value="8.87269215735866" calcext:value-type="float">
            <text:p>8.87</text:p>
          </table:table-cell>
          <table:table-cell office:value-type="float" office:value="10.0831405888604" calcext:value-type="float">
            <text:p>10.08</text:p>
          </table:table-cell>
          <table:table-cell office:value-type="float" office:value="10.792741165234" calcext:value-type="float">
            <text:p>10.79</text:p>
          </table:table-cell>
          <table:table-cell office:value-type="float" office:value="9.88154043175997" calcext:value-type="float">
            <text:p>9.88</text:p>
          </table:table-cell>
          <table:table-cell office:value-type="float" office:value="8.97338403041825" calcext:value-type="float">
            <text:p>8.97</text:p>
          </table:table-cell>
          <table:table-cell office:value-type="float" office:value="8.19666633128752" calcext:value-type="float">
            <text:p>8.20</text:p>
          </table:table-cell>
          <table:table-cell office:value-type="float" office:value="7.28107867832271" calcext:value-type="float">
            <text:p>7.28</text:p>
          </table:table-cell>
          <table:table-cell office:value-type="float" office:value="6.89922703370593" calcext:value-type="float">
            <text:p>6.90</text:p>
          </table:table-cell>
          <table:table-cell office:value-type="float" office:value="7.22558922558923" calcext:value-type="float">
            <text:p>7.23</text:p>
          </table:table-cell>
          <table:table-cell office:value-type="float" office:value="8.34735779198923" calcext:value-type="float">
            <text:p>8.35</text:p>
          </table:table-cell>
          <table:table-cell office:value-type="float" office:value="7.42571460851881" calcext:value-type="float">
            <text:p>7.43</text:p>
          </table:table-cell>
          <table:table-cell office:value-type="float" office:value="6.74137931034483" calcext:value-type="float">
            <text:p>6.74</text:p>
          </table:table-cell>
          <table:table-cell office:value-type="float" office:value="6.66965419374113" calcext:value-type="float">
            <text:p>6.67</text:p>
          </table:table-cell>
          <table:table-cell office:value-type="float" office:value="6.26671761559037" calcext:value-type="float">
            <text:p>6.27</text:p>
          </table:table-cell>
          <table:table-cell office:value-type="float" office:value="5.86645831298629" calcext:value-type="float">
            <text:p>5.87</text:p>
          </table:table-cell>
          <table:table-cell office:value-type="float" office:value="6.5842124408876" calcext:value-type="float">
            <text:p>6.58</text:p>
          </table:table-cell>
          <table:table-cell office:value-type="float" office:value="7.3632538569425" calcext:value-type="float">
            <text:p>7.36</text:p>
          </table:table-cell>
          <table:table-cell office:value-type="float" office:value="7.03559254368455" calcext:value-type="float">
            <text:p>7.04</text:p>
          </table:table-cell>
          <table:table-cell office:value-type="float" office:value="6.53391181814811" calcext:value-type="float">
            <text:p>6.53</text:p>
          </table:table-cell>
          <table:table-cell office:value-type="float" office:value="6.34132443322887" calcext:value-type="float">
            <text:p>6.34</text:p>
          </table:table-cell>
          <table:table-cell office:value-type="float" office:value="5.93475973342687" calcext:value-type="float">
            <text:p>5.93</text:p>
          </table:table-cell>
          <table:table-cell office:value-type="float" office:value="5.98225518108985" calcext:value-type="float">
            <text:p>5.98</text:p>
          </table:table-cell>
          <table:table-cell office:value-type="float" office:value="6.74322526433723" calcext:value-type="float">
            <text:p>6.74</text:p>
          </table:table-cell>
          <table:table-cell office:value-type="float" office:value="6.98906922822127" calcext:value-type="float">
            <text:p>6.99</text:p>
          </table:table-cell>
          <table:table-cell office:value-type="float" office:value="6.85494223363286" calcext:value-type="float">
            <text:p>6.85</text:p>
          </table:table-cell>
          <table:table-cell office:value-type="float" office:value="5.99640346575119" calcext:value-type="float">
            <text:p>6.00</text:p>
          </table:table-cell>
          <table:table-cell office:value-type="float" office:value="6.2556600487635" calcext:value-type="float">
            <text:p>6.26</text:p>
          </table:table-cell>
          <table:table-cell office:value-type="float" office:value="6.06365264381539" calcext:value-type="float">
            <text:p>6.06</text:p>
          </table:table-cell>
          <table:table-cell office:value-type="float" office:value="5.84014636098565" calcext:value-type="float">
            <text:p>5.84</text:p>
          </table:table-cell>
          <table:table-cell office:value-type="float" office:value="6.45915223626899" calcext:value-type="float">
            <text:p>6.46</text:p>
          </table:table-cell>
          <table:table-cell office:value-type="float" office:value="6.24300738420228" calcext:value-type="float">
            <text:p>6.24</text:p>
          </table:table-cell>
          <table:table-cell office:value-type="float" office:value="6.41278567153592" calcext:value-type="float">
            <text:p>6.41</text:p>
          </table:table-cell>
          <table:table-cell office:value-type="float" office:value="5.15750678009318" calcext:value-type="float">
            <text:p>5.16</text:p>
          </table:table-cell>
          <table:table-cell office:value-type="float" office:value="4.30761099365751" calcext:value-type="float">
            <text:p>4.31</text:p>
          </table:table-cell>
          <table:table-cell office:value-type="float" office:value="3.7667030842928" calcext:value-type="float">
            <text:p>3.77</text:p>
          </table:table-cell>
          <table:table-cell office:value-type="float" office:value="3.36012256397606" calcext:value-type="float">
            <text:p>3.36</text:p>
          </table:table-cell>
          <table:table-cell office:value-type="float" office:value="2.90047704016605" calcext:value-type="float">
            <text:p>2.90</text:p>
          </table:table-cell>
          <table:table-cell office:value-type="float" office:value="3.02062611244896" calcext:value-type="float">
            <text:p>3.02</text:p>
          </table:table-cell>
          <table:table-cell office:value-type="float" office:value="2.93969427179573" calcext:value-type="float">
            <text:p>2.94</text:p>
          </table:table-cell>
          <table:table-cell office:value-type="float" office:value="2.18975653530364" calcext:value-type="float">
            <text:p>2.19</text:p>
          </table:table-cell>
          <table:table-cell office:value-type="float" office:value="2.02663721627903" calcext:value-type="float">
            <text:p>2.03</text:p>
          </table:table-cell>
          <table:table-cell office:value-type="float" office:value="2.26593066275812" calcext:value-type="float">
            <text:p>2.27</text:p>
          </table:table-cell>
          <table:table-cell office:value-type="float" office:value="2.69422402657317" calcext:value-type="float">
            <text:p>2.69</text:p>
          </table:table-cell>
          <table:table-cell office:value-type="float" office:value="4.23309832372817" calcext:value-type="float">
            <text:p>4.23</text:p>
          </table:table-cell>
          <table:table-cell office:value-type="float" office:value="3.95754359363154" calcext:value-type="float">
            <text:p>3.96</text:p>
          </table:table-cell>
          <table:table-cell office:value-type="float" office:value="5.77888546223912" calcext:value-type="float">
            <text:p>5.78</text:p>
          </table:table-cell>
          <table:table-cell office:value-type="float" office:value="5.5141736083426" calcext:value-type="float">
            <text:p>5.51</text:p>
          </table:table-cell>
          <table:table-cell office:value-type="float" office:value="5.07137345679012" calcext:value-type="float">
            <text:p>5.07</text:p>
          </table:table-cell>
          <table:table-cell office:value-type="float" office:value="4.82048539145551" calcext:value-type="float">
            <text:p>4.82</text:p>
          </table:table-cell>
          <table:table-cell office:value-type="float" office:value="4.55288349287882" calcext:value-type="float">
            <text:p>4.55</text:p>
          </table:table-cell>
          <table:table-cell office:value-type="float" office:value="6.38331390402974" calcext:value-type="float">
            <text:p>6.38</text:p>
          </table:table-cell>
          <table:table-cell office:value-type="float" office:value="6.16176714831423" calcext:value-type="float">
            <text:p>6.16</text:p>
          </table:table-cell>
          <table:table-cell office:value-type="float" office:value="6.52346594294036" calcext:value-type="float">
            <text:p>6.52</text:p>
          </table:table-cell>
          <table:table-cell office:value-type="float" office:value="6.20575891086008" calcext:value-type="float">
            <text:p>6.21</text:p>
          </table:table-cell>
          <table:table-cell office:value-type="float" office:value="6.19339895773017" calcext:value-type="float">
            <text:p>6.19</text:p>
          </table:table-cell>
          <table:table-cell office:value-type="float" office:value="5.41330125451109" calcext:value-type="float">
            <text:p>5.41</text:p>
          </table:table-cell>
          <table:table-cell office:value-type="float" office:value="5.51430733672864" calcext:value-type="float">
            <text:p>5.51</text:p>
          </table:table-cell>
          <table:table-cell office:value-type="float" office:value="5.95432906872955" calcext:value-type="float">
            <text:p>5.95</text:p>
          </table:table-cell>
          <table:table-cell office:value-type="float" office:value="6.43165197824864" calcext:value-type="float">
            <text:p>6.43</text:p>
          </table:table-cell>
          <table:table-cell office:value-type="float" office:value="6.65597433841219" calcext:value-type="float">
            <text:p>6.66</text:p>
          </table:table-cell>
          <table:table-cell office:value-type="float" office:value="6.02334951957847" calcext:value-type="float">
            <text:p>6.02</text:p>
          </table:table-cell>
          <table:table-cell office:value-type="float" office:value="6.34171671106696" calcext:value-type="float">
            <text:p>6.34</text:p>
          </table:table-cell>
          <table:table-cell office:value-type="float" office:value="6.07570573139435" calcext:value-type="float">
            <text:p>6.08</text:p>
          </table:table-cell>
          <table:table-cell office:value-type="float" office:value="5.93154220097225" calcext:value-type="float">
            <text:p>5.93</text:p>
          </table:table-cell>
          <table:table-cell office:value-type="float" office:value="6.29479258605472" calcext:value-type="float">
            <text:p>6.29</text:p>
          </table:table-cell>
          <table:table-cell office:value-type="float" office:value="6.45901639344262" calcext:value-type="float">
            <text:p>6.46</text:p>
          </table:table-cell>
          <table:table-cell office:value-type="float" office:value="7.78325297787862" calcext:value-type="float">
            <text:p>7.78</text:p>
          </table:table-cell>
          <table:table-cell office:value-type="float" office:value="6.968130741384" calcext:value-type="float">
            <text:p>6.97</text:p>
          </table:table-cell>
          <table:table-cell office:value-type="float" office:value="6.79251020940134" calcext:value-type="float">
            <text:p>6.79</text:p>
          </table:table-cell>
          <table:table-cell office:value-type="float" office:value="6.4050171960348" calcext:value-type="float">
            <text:p>6.41</text:p>
          </table:table-cell>
          <table:table-cell office:value-type="float" office:value="5.94030557427203" calcext:value-type="float">
            <text:p>5.94</text:p>
          </table:table-cell>
          <table:table-cell office:value-type="float" office:value="6.64757412398922" calcext:value-type="float">
            <text:p>6.65</text:p>
          </table:table-cell>
          <table:table-cell office:value-type="float" office:value="7.35561205957138" calcext:value-type="float">
            <text:p>7.36</text:p>
          </table:table-cell>
          <table:table-cell office:value-type="float" office:value="7.49848258665661" calcext:value-type="float">
            <text:p>7.50</text:p>
          </table:table-cell>
          <table:table-cell office:value-type="float" office:value="6.20734417717287" calcext:value-type="float">
            <text:p>6.21</text:p>
          </table:table-cell>
          <table:table-cell office:value-type="float" office:value="6.0790398487433" calcext:value-type="float">
            <text:p>6.08</text:p>
          </table:table-cell>
          <table:table-cell office:value-type="float" office:value="5.89477901407681" calcext:value-type="float">
            <text:p>5.89</text:p>
          </table:table-cell>
          <table:table-cell office:value-type="float" office:value="5.66264233776924" calcext:value-type="float">
            <text:p>5.66</text:p>
          </table:table-cell>
          <table:table-cell office:value-type="float" office:value="6.49457728166424" calcext:value-type="float">
            <text:p>6.49</text:p>
          </table:table-cell>
          <table:table-cell office:value-type="float" office:value="7.8965636931621" calcext:value-type="float">
            <text:p>7.90</text:p>
          </table:table-cell>
          <table:table-cell office:value-type="float" office:value="7.32698837821034" calcext:value-type="float">
            <text:p>7.33</text:p>
          </table:table-cell>
          <table:table-cell office:value-type="float" office:value="6.27423464677425" calcext:value-type="float">
            <text:p>6.27</text:p>
          </table:table-cell>
          <table:table-cell office:value-type="float" office:value="6.04264460179807" calcext:value-type="float">
            <text:p>6.04</text:p>
          </table:table-cell>
          <table:table-cell office:value-type="float" office:value="5.74885691981711" calcext:value-type="float">
            <text:p>5.75</text:p>
          </table:table-cell>
          <table:table-cell office:value-type="float" office:value="5.08082756785524" calcext:value-type="float">
            <text:p>5.08</text:p>
          </table:table-cell>
          <table:table-cell office:value-type="float" office:value="5.81188725490196" calcext:value-type="float">
            <text:p>5.81</text:p>
          </table:table-cell>
          <table:table-cell office:value-type="float" office:value="6.80965147453083" calcext:value-type="float">
            <text:p>6.81</text:p>
          </table:table-cell>
          <table:table-cell office:value-type="float" office:value="6.60360075279383" calcext:value-type="float">
            <text:p>6.60</text:p>
          </table:table-cell>
          <table:table-cell office:value-type="float" office:value="5.70122182590878" calcext:value-type="float">
            <text:p>5.70</text:p>
          </table:table-cell>
          <table:table-cell office:value-type="float" office:value="5.24058410469199" calcext:value-type="float">
            <text:p>5.24</text:p>
          </table:table-cell>
          <table:table-cell office:value-type="float" office:value="4.74886189765579" calcext:value-type="float">
            <text:p>4.75</text:p>
          </table:table-cell>
          <table:table-cell office:value-type="float" office:value="4.49652835453972" calcext:value-type="float">
            <text:p>4.50</text:p>
          </table:table-cell>
          <table:table-cell office:value-type="float" office:value="4.87686521897367" calcext:value-type="float">
            <text:p>4.88</text:p>
          </table:table-cell>
          <table:table-cell office:value-type="float" office:value="7.15827338129496" calcext:value-type="float">
            <text:p>7.16</text:p>
          </table:table-cell>
          <table:table-cell office:value-type="float" office:value="6.54171685007672" calcext:value-type="float">
            <text:p>6.54</text:p>
          </table:table-cell>
          <table:table-cell office:value-type="float" office:value="5.75240004626595" calcext:value-type="float">
            <text:p>5.75</text:p>
          </table:table-cell>
          <table:table-cell office:value-type="float" office:value="6.08274454074178" calcext:value-type="float">
            <text:p>6.08</text:p>
          </table:table-cell>
          <table:table-cell office:value-type="float" office:value="6.04780188488601" calcext:value-type="float">
            <text:p>6.05</text:p>
          </table:table-cell>
          <table:table-cell office:value-type="float" office:value="5.57450895962373" calcext:value-type="float">
            <text:p>5.57</text:p>
          </table:table-cell>
          <table:table-cell office:value-type="float" office:value="6.07961921246214" calcext:value-type="float">
            <text:p>6.08</text:p>
          </table:table-cell>
          <table:table-cell office:value-type="float" office:value="8.40277777777778" calcext:value-type="float">
            <text:p>8.40</text:p>
          </table:table-cell>
          <table:table-cell office:value-type="float" office:value="7.75501211720643" calcext:value-type="float">
            <text:p>7.76</text:p>
          </table:table-cell>
          <table:table-cell office:value-type="float" office:value="6.97646079168105" calcext:value-type="float">
            <text:p>6.98</text:p>
          </table:table-cell>
          <table:table-cell office:value-type="float" office:value="6.57631359466222" calcext:value-type="float">
            <text:p>6.58</text:p>
          </table:table-cell>
          <table:table-cell office:value-type="float" office:value="6.32831586413429" calcext:value-type="float">
            <text:p>6.33</text:p>
          </table:table-cell>
          <table:table-cell office:value-type="float" office:value="5.79612408603677" calcext:value-type="float">
            <text:p>5.80</text:p>
          </table:table-cell>
          <table:table-cell office:value-type="float" office:value="6.59871423336997" calcext:value-type="float">
            <text:p>6.60</text:p>
          </table:table-cell>
          <table:table-cell office:value-type="float" office:value="7.48429867411026" calcext:value-type="float">
            <text:p>7.48</text:p>
          </table:table-cell>
          <table:table-cell office:value-type="float" office:value="7.45035133297299" calcext:value-type="float">
            <text:p>7.45</text:p>
          </table:table-cell>
          <table:table-cell office:value-type="float" office:value="6.79490489715122" calcext:value-type="float">
            <text:p>6.79</text:p>
          </table:table-cell>
          <table:table-cell office:value-type="float" office:value="6.7054941648028" calcext:value-type="float">
            <text:p>6.71</text:p>
          </table:table-cell>
          <table:table-cell office:value-type="float" office:value="6.58482617760946" calcext:value-type="float">
            <text:p>6.58</text:p>
          </table:table-cell>
          <table:table-cell office:value-type="float" office:value="5.94285714285714" calcext:value-type="float">
            <text:p>5.94</text:p>
          </table:table-cell>
          <table:table-cell office:value-type="float" office:value="7.00090920898818" calcext:value-type="float">
            <text:p>7.00</text:p>
          </table:table-cell>
          <table:table-cell office:value-type="float" office:value="7.43243243243243" calcext:value-type="float">
            <text:p>7.43</text:p>
          </table:table-cell>
          <table:table-cell office:value-type="float" office:value="7.9053382102584" calcext:value-type="float">
            <text:p>7.91</text:p>
          </table:table-cell>
          <table:table-cell office:value-type="float" office:value="7.27504915573754" calcext:value-type="float">
            <text:p>7.28</text:p>
          </table:table-cell>
          <table:table-cell office:value-type="float" office:value="7.37362838704424" calcext:value-type="float">
            <text:p>7.37</text:p>
          </table:table-cell>
          <table:table-cell office:value-type="float" office:value="6.94198879603953" calcext:value-type="float">
            <text:p>6.94</text:p>
          </table:table-cell>
          <table:table-cell office:value-type="float" office:value="6.38011530729227" calcext:value-type="float">
            <text:p>6.38</text:p>
          </table:table-cell>
          <table:table-cell office:value-type="float" office:value="7.38999465105149" calcext:value-type="float">
            <text:p>7.39</text:p>
          </table:table-cell>
          <table:table-cell office:value-type="float" office:value="9.0542474307272" calcext:value-type="float">
            <text:p>9.05</text:p>
          </table:table-cell>
          <table:table-cell office:value-type="float" office:value="9.0192176315086" calcext:value-type="float">
            <text:p>9.02</text:p>
          </table:table-cell>
          <table:table-cell office:value-type="float" office:value="7.95002549719531" calcext:value-type="float">
            <text:p>7.95</text:p>
          </table:table-cell>
          <table:table-cell office:value-type="float" office:value="8.12647392785396" calcext:value-type="float">
            <text:p>8.13</text:p>
          </table:table-cell>
          <table:table-cell office:value-type="float" office:value="7.29918967823145" calcext:value-type="float">
            <text:p>7.30</text:p>
          </table:table-cell>
          <table:table-cell office:value-type="float" office:value="6.88328049506458" calcext:value-type="float">
            <text:p>6.88</text:p>
          </table:table-cell>
          <table:table-cell office:value-type="float" office:value="8.1767009300049" calcext:value-type="float">
            <text:p>8.18</text:p>
          </table:table-cell>
          <table:table-cell office:value-type="float" office:value="9.78181818181818" calcext:value-type="float">
            <text:p>9.78</text:p>
          </table:table-cell>
          <table:table-cell office:value-type="float" office:value="9.7523747051329" calcext:value-type="float">
            <text:p>9.75</text:p>
          </table:table-cell>
          <table:table-cell office:value-type="float" office:value="8.60056430013893" calcext:value-type="float">
            <text:p>8.60</text:p>
          </table:table-cell>
          <table:table-cell office:value-type="float" office:value="8.3675685192793" calcext:value-type="float">
            <text:p>8.37</text:p>
          </table:table-cell>
          <table:table-cell office:value-type="float" office:value="7.83997887509902" calcext:value-type="float">
            <text:p>7.84</text:p>
          </table:table-cell>
          <table:table-cell office:value-type="float" office:value="7.20184027368173" calcext:value-type="float">
            <text:p>7.20</text:p>
          </table:table-cell>
          <table:table-cell office:value-type="float" office:value="7.85415098345783" calcext:value-type="float">
            <text:p>7.85</text:p>
          </table:table-cell>
          <table:table-cell office:value-type="float" office:value="9.40561724363161" calcext:value-type="float">
            <text:p>9.41</text:p>
          </table:table-cell>
          <table:table-cell office:value-type="float" office:value="9.38576101928375" calcext:value-type="float">
            <text:p>9.39</text:p>
          </table:table-cell>
          <table:table-cell office:value-type="float" office:value="7.93222319602688" calcext:value-type="float">
            <text:p>7.93</text:p>
          </table:table-cell>
          <table:table-cell office:value-type="float" office:value="7.77520693879066" calcext:value-type="float">
            <text:p>7.78</text:p>
          </table:table-cell>
          <table:table-cell office:value-type="float" office:value="6.9502353732347" calcext:value-type="float">
            <text:p>6.95</text:p>
          </table:table-cell>
          <table:table-cell office:value-type="float" office:value="6.61893582893381" calcext:value-type="float">
            <text:p>6.62</text:p>
          </table:table-cell>
          <table:table-cell office:value-type="float" office:value="6.42093505664592" calcext:value-type="float">
            <text:p>6.42</text:p>
          </table:table-cell>
          <table:table-cell office:value-type="float" office:value="8.29684997330486" calcext:value-type="float">
            <text:p>8.30</text:p>
          </table:table-cell>
          <table:table-cell office:value-type="float" office:value="9.6763496484945" calcext:value-type="float">
            <text:p>9.68</text:p>
          </table:table-cell>
          <table:table-cell office:value-type="float" office:value="9.90465091641064" calcext:value-type="float">
            <text:p>9.90</text:p>
          </table:table-cell>
          <table:table-cell office:value-type="float" office:value="9.05867182462927" calcext:value-type="float">
            <text:p>9.06</text:p>
          </table:table-cell>
          <table:table-cell office:value-type="float" office:value="8.48430668659468" calcext:value-type="float">
            <text:p>8.48</text:p>
          </table:table-cell>
          <table:table-cell office:value-type="float" office:value="7.86101083032491" calcext:value-type="float">
            <text:p>7.86</text:p>
          </table:table-cell>
          <table:table-cell office:value-type="float" office:value="8.77581930329038" calcext:value-type="float">
            <text:p>8.78</text:p>
          </table:table-cell>
          <table:table-cell office:value-type="float" office:value="9.54391891891892" calcext:value-type="float">
            <text:p>9.54</text:p>
          </table:table-cell>
          <table:table-cell office:value-type="float" office:value="10.6104429898006" calcext:value-type="float">
            <text:p>10.61</text:p>
          </table:table-cell>
          <table:table-cell office:value-type="float" office:value="9.39233078371182" calcext:value-type="float">
            <text:p>9.39</text:p>
          </table:table-cell>
          <table:table-cell office:value-type="float" office:value="8.97449446910449" calcext:value-type="float">
            <text:p>8.97</text:p>
          </table:table-cell>
          <table:table-cell office:value-type="float" office:value="8.57137904735492" calcext:value-type="float">
            <text:p>8.57</text:p>
          </table:table-cell>
          <table:table-cell office:value-type="float" office:value="8.16069715130637" calcext:value-type="float">
            <text:p>8.16</text:p>
          </table:table-cell>
          <table:table-cell office:value-type="float" office:value="8.87675879064098" calcext:value-type="float">
            <text:p>8.88</text:p>
          </table:table-cell>
          <table:table-cell office:value-type="float" office:value="10.1907356948229" calcext:value-type="float">
            <text:p>10.19</text:p>
          </table:table-cell>
          <table:table-cell office:value-type="float" office:value="11.0961062345262" calcext:value-type="float">
            <text:p>11.10</text:p>
          </table:table-cell>
          <table:table-cell office:value-type="float" office:value="9.57986200862943" calcext:value-type="float">
            <text:p>9.58</text:p>
          </table:table-cell>
          <table:table-cell office:value-type="float" office:value="9.39735484944269" calcext:value-type="float">
            <text:p>9.40</text:p>
          </table:table-cell>
          <table:table-cell office:value-type="float" office:value="9.02376629806899" calcext:value-type="float">
            <text:p>9.02</text:p>
          </table:table-cell>
          <table:table-cell office:value-type="float" office:value="7.79463114526946" calcext:value-type="float">
            <text:p>7.79</text:p>
          </table:table-cell>
          <table:table-cell office:value-type="float" office:value="8.35262524307806" calcext:value-type="float">
            <text:p>8.35</text:p>
          </table:table-cell>
          <table:table-cell office:value-type="float" office:value="8.28602117538745" calcext:value-type="float">
            <text:p>8.29</text:p>
          </table:table-cell>
          <table:table-cell office:value-type="float" office:value="9.34753241284935" calcext:value-type="float">
            <text:p>9.35</text:p>
          </table:table-cell>
          <table:table-cell office:value-type="float" office:value="8.20015097595169" calcext:value-type="float">
            <text:p>8.20</text:p>
          </table:table-cell>
          <table:table-cell office:value-type="float" office:value="7.45888713674251" calcext:value-type="float">
            <text:p>7.46</text:p>
          </table:table-cell>
          <table:table-cell office:value-type="float" office:value="6.64386489952971" calcext:value-type="float">
            <text:p>6.64</text:p>
          </table:table-cell>
          <table:table-cell office:value-type="float" office:value="5.71695372483918" calcext:value-type="float">
            <text:p>5.72</text:p>
          </table:table-cell>
          <table:table-cell office:value-type="float" office:value="6.76499944549185" calcext:value-type="float">
            <text:p>6.76</text:p>
          </table:table-cell>
          <table:table-cell office:value-type="float" office:value="6.92005242463958" calcext:value-type="float">
            <text:p>6.92</text:p>
          </table:table-cell>
          <table:table-cell office:value-type="float" office:value="7.84260330859827" calcext:value-type="float">
            <text:p>7.84</text:p>
          </table:table-cell>
          <table:table-cell office:value-type="float" office:value="6.40981563453522" calcext:value-type="float">
            <text:p>6.41</text:p>
          </table:table-cell>
          <table:table-cell office:value-type="float" office:value="5.591149932383" calcext:value-type="float">
            <text:p>5.59</text:p>
          </table:table-cell>
          <table:table-cell office:value-type="float" office:value="5.11996442503992" calcext:value-type="float">
            <text:p>5.12</text:p>
          </table:table-cell>
          <table:table-cell office:value-type="float" office:value="4.62136929460581" calcext:value-type="float">
            <text:p>4.62</text:p>
          </table:table-cell>
          <table:table-cell office:value-type="float" office:value="5.60435699226985" calcext:value-type="float">
            <text:p>5.60</text:p>
          </table:table-cell>
          <table:table-cell office:value-type="float" office:value="5.99458553564522" calcext:value-type="float">
            <text:p>5.99</text:p>
          </table:table-cell>
          <table:table-cell office:value-type="float" office:value="6.03478764106356" calcext:value-type="float">
            <text:p>6.03</text:p>
          </table:table-cell>
          <table:table-cell office:value-type="float" office:value="4.41267868241144" calcext:value-type="float">
            <text:p>4.41</text:p>
          </table:table-cell>
          <table:table-cell office:value-type="float" office:value="4.01608427629065" calcext:value-type="float">
            <text:p>4.02</text:p>
          </table:table-cell>
          <table:table-cell office:value-type="float" office:value="4.71498944405348" calcext:value-type="float">
            <text:p>4.71</text:p>
          </table:table-cell>
          <table:table-cell office:value-type="float" office:value="4.76156341284206" calcext:value-type="float">
            <text:p>4.76</text:p>
          </table:table-cell>
          <table:table-cell office:value-type="float" office:value="4.81902430494842" calcext:value-type="float">
            <text:p>4.82</text:p>
          </table:table-cell>
          <table:table-cell office:value-type="float" office:value="5.28982267918343" calcext:value-type="float">
            <text:p>5.29</text:p>
          </table:table-cell>
          <table:table-cell office:value-type="float" office:value="6.11037476709119" calcext:value-type="float">
            <text:p>6.11</text:p>
          </table:table-cell>
          <table:table-cell office:value-type="float" office:value="5.09863633310195" calcext:value-type="float">
            <text:p>5.10</text:p>
          </table:table-cell>
          <table:table-cell office:value-type="float" office:value="4.40610969086339" calcext:value-type="float">
            <text:p>4.41</text:p>
          </table:table-cell>
          <table:table-cell office:value-type="float" office:value="3.85386819484241" calcext:value-type="float">
            <text:p>3.85</text:p>
          </table:table-cell>
          <table:table-cell office:value-type="float" office:value="3.51312720980967" calcext:value-type="float">
            <text:p>3.51</text:p>
          </table:table-cell>
          <table:table-cell office:value-type="float" office:value="3.82452193475815" calcext:value-type="float">
            <text:p>3.82</text:p>
          </table:table-cell>
          <table:table-cell office:value-type="float" office:value="4.46388176745589" calcext:value-type="float">
            <text:p>4.46</text:p>
          </table:table-cell>
          <table:table-cell office:value-type="float" office:value="4.52241087953649" calcext:value-type="float">
            <text:p>4.52</text:p>
          </table:table-cell>
          <table:table-cell office:value-type="float" office:value="5.01344640087941" calcext:value-type="float">
            <text:p>5.01</text:p>
          </table:table-cell>
          <table:table-cell office:value-type="float" office:value="4.44515431492039" calcext:value-type="float">
            <text:p>4.45</text:p>
          </table:table-cell>
          <table:table-cell office:value-type="float" office:value="3.83921363787454" calcext:value-type="float">
            <text:p>3.84</text:p>
          </table:table-cell>
          <table:table-cell office:value-type="float" office:value="3.41920474676115" calcext:value-type="float">
            <text:p>3.42</text:p>
          </table:table-cell>
          <table:table-cell office:value-type="float" office:value="3.43865522773244" calcext:value-type="float">
            <text:p>3.44</text:p>
          </table:table-cell>
          <table:table-cell office:value-type="float" office:value="4.14649887060342" calcext:value-type="float">
            <text:p>4.15</text:p>
          </table:table-cell>
          <table:table-cell office:value-type="float" office:value="4.37189098297485" calcext:value-type="float">
            <text:p>4.37</text:p>
          </table:table-cell>
          <table:table-cell office:value-type="float" office:value="3.36197668026502" calcext:value-type="float">
            <text:p>3.36</text:p>
          </table:table-cell>
          <table:table-cell office:value-type="float" office:value="3.13128807298988" calcext:value-type="float">
            <text:p>3.13</text:p>
          </table:table-cell>
          <table:table-cell office:value-type="float" office:value="2.65005310468098" calcext:value-type="float">
            <text:p>2.65</text:p>
          </table:table-cell>
          <table:table-cell office:value-type="float" office:value="2.13819900474903" calcext:value-type="float">
            <text:p>2.14</text:p>
          </table:table-cell>
          <table:table-cell office:value-type="float" office:value="2.31819031594691" calcext:value-type="float">
            <text:p>2.32</text:p>
          </table:table-cell>
          <table:table-cell office:value-type="float" office:value="2.39356842682258" calcext:value-type="float">
            <text:p>2.39</text:p>
          </table:table-cell>
          <table:table-cell office:value-type="float" office:value="2.84983648479186" calcext:value-type="float">
            <text:p>2.85</text:p>
          </table:table-cell>
          <table:table-cell office:value-type="float" office:value="2.17391304347826" calcext:value-type="float">
            <text:p>2.17</text:p>
          </table:table-cell>
          <table:table-cell office:value-type="float" office:value="1.74887123506887" calcext:value-type="float">
            <text:p>1.75</text:p>
          </table:table-cell>
          <table:table-cell office:value-type="float" office:value="1.435041339723" calcext:value-type="float">
            <text:p>1.44</text:p>
          </table:table-cell>
          <table:table-cell office:value-type="float" office:value="1.3250944043941" calcext:value-type="float">
            <text:p>1.33</text:p>
          </table:table-cell>
          <table:table-cell office:value-type="float" office:value="1.37860316736926" calcext:value-type="float">
            <text:p>1.38</text:p>
          </table:table-cell>
          <table:table-cell office:value-type="float" office:value="1.33169791484142" calcext:value-type="float">
            <text:p>1.33</text:p>
          </table:table-cell>
          <table:table-cell office:value-type="float" office:value="1.76153928152649" calcext:value-type="float">
            <text:p>1.76</text:p>
          </table:table-cell>
          <table:table-cell office:value-type="float" office:value="1.33432171979244" calcext:value-type="float">
            <text:p>1.33</text:p>
          </table:table-cell>
          <table:table-cell office:value-type="float" office:value="1.22819790446646" calcext:value-type="float">
            <text:p>1.23</text:p>
          </table:table-cell>
          <table:table-cell office:value-type="float" office:value="0.973051869070465" calcext:value-type="float">
            <text:p>0.97</text:p>
          </table:table-cell>
          <table:table-cell office:value-type="float" office:value="0.728325915199012" calcext:value-type="float">
            <text:p>0.73</text:p>
          </table:table-cell>
          <table:table-cell office:value-type="float" office:value="0.817348403961563" calcext:value-type="float">
            <text:p>0.82</text:p>
          </table:table-cell>
          <table:table-cell office:value-type="float" office:value="0.898692810457516" calcext:value-type="float">
            <text:p>0.90</text:p>
          </table:table-cell>
          <table:table-cell office:value-type="float" office:value="1.23689899570369" calcext:value-type="float">
            <text:p>1.24</text:p>
          </table:table-cell>
          <table:table-cell office:value-type="float" office:value="1.0774667405765" calcext:value-type="float">
            <text:p>1.08</text:p>
          </table:table-cell>
          <table:table-cell office:value-type="float" office:value="0.742846069375363" calcext:value-type="float">
            <text:p>0.74</text:p>
          </table:table-cell>
          <table:table-cell office:value-type="float" office:value="0.739004549841445" calcext:value-type="float">
            <text:p>0.74</text:p>
          </table:table-cell>
          <table:table-cell office:value-type="float" office:value="0.631346578366446" calcext:value-type="float">
            <text:p>0.63</text:p>
          </table:table-cell>
          <table:table-cell office:value-type="float" office:value="0.593095409510096" calcext:value-type="float">
            <text:p>0.59</text:p>
          </table:table-cell>
          <table:table-cell office:value-type="float" office:value="0.797990246785873" calcext:value-type="float">
            <text:p>0.80</text:p>
          </table:table-cell>
          <table:table-cell office:value-type="float" office:value="1.00692708705277" calcext:value-type="float">
            <text:p>1.01</text:p>
          </table:table-cell>
          <table:table-cell office:value-type="float" office:value="0.902580492424242" calcext:value-type="float">
            <text:p>0.90</text:p>
          </table:table-cell>
          <table:table-cell office:value-type="float" office:value="0.866923338833451" calcext:value-type="float">
            <text:p>0.87</text:p>
          </table:table-cell>
          <table:table-cell office:value-type="float" office:value="0.744616623062991" calcext:value-type="float">
            <text:p>0.74</text:p>
          </table:table-cell>
          <table:table-cell office:value-type="float" office:value="0.688694866777059" calcext:value-type="float">
            <text:p>0.69</text:p>
          </table:table-cell>
          <table:table-cell office:value-type="float" office:value="0.655603917301415" calcext:value-type="float">
            <text:p>0.66</text:p>
          </table:table-cell>
          <table:table-cell office:value-type="float" office:value="1.00895590069153" calcext:value-type="float">
            <text:p>1.01</text:p>
          </table:table-cell>
          <table:table-cell office:value-type="float" office:value="1.03441860465116" calcext:value-type="float">
            <text:p>1.03</text:p>
          </table:table-cell>
          <table:table-cell office:value-type="float" office:value="1.14468095318087" calcext:value-type="float">
            <text:p>1.14</text:p>
          </table:table-cell>
          <table:table-cell office:value-type="float" office:value="1.14467757882017" calcext:value-type="float">
            <text:p>1.14</text:p>
          </table:table-cell>
          <table:table-cell office:value-type="float" office:value="0.960434682788704" calcext:value-type="float">
            <text:p>0.96</text:p>
          </table:table-cell>
          <table:table-cell office:value-type="float" office:value="0.844742672255782" calcext:value-type="float">
            <text:p>0.84</text:p>
          </table:table-cell>
          <table:table-cell office:value-type="float" office:value="0.865692667742155" calcext:value-type="float">
            <text:p>0.87</text:p>
          </table:table-cell>
          <table:table-cell office:value-type="float" office:value="1.38457191296977" calcext:value-type="float">
            <text:p>1.38</text:p>
          </table:table-cell>
          <table:table-cell office:value-type="float" office:value="1.80294964656602" calcext:value-type="float">
            <text:p>1.80</text:p>
          </table:table-cell>
          <table:table-cell office:value-type="float" office:value="1.6721743684201" calcext:value-type="float">
            <text:p>1.67</text:p>
          </table:table-cell>
          <table:table-cell office:value-type="float" office:value="2.01499886372245" calcext:value-type="float">
            <text:p>2.01</text:p>
          </table:table-cell>
          <table:table-cell office:value-type="float" office:value="2.32030541039522" calcext:value-type="float">
            <text:p>2.32</text:p>
          </table:table-cell>
          <table:table-cell office:value-type="float" office:value="2.149300155521" calcext:value-type="float">
            <text:p>2.15</text:p>
          </table:table-cell>
          <table:table-cell office:value-type="float" office:value="2.25073766554587" calcext:value-type="float">
            <text:p>2.25</text:p>
          </table:table-cell>
          <table:table-cell office:value-type="float" office:value="2.87468601730394" calcext:value-type="float">
            <text:p>2.87</text:p>
          </table:table-cell>
          <table:table-cell office:value-type="float" office:value="4.17392447497289" calcext:value-type="float">
            <text:p>4.17</text:p>
          </table:table-cell>
          <table:table-cell office:value-type="float" office:value="3.68464816547136" calcext:value-type="float">
            <text:p>3.68</text:p>
          </table:table-cell>
          <table:table-cell office:value-type="float" office:value="2.94065808918234" calcext:value-type="float">
            <text:p>2.94</text:p>
          </table:table-cell>
          <table:table-cell office:value-type="float" office:value="2.98896690070211" calcext:value-type="float">
            <text:p>2.99</text:p>
          </table:table-cell>
          <table:table-cell office:value-type="float" office:value="2.18521335941462" calcext:value-type="float">
            <text:p>2.19</text:p>
          </table:table-cell>
          <table:table-cell office:value-type="float" office:value="2.22352398638964" calcext:value-type="float">
            <text:p>2.22</text:p>
          </table:table-cell>
          <table:table-cell office:value-type="float" office:value="2.81548813599339" calcext:value-type="float">
            <text:p>2.82</text:p>
          </table:table-cell>
          <table:table-cell office:value-type="float" office:value="4.42824814338685" calcext:value-type="float">
            <text:p>4.43</text:p>
          </table:table-cell>
          <table:table-cell office:value-type="float" office:value="3.95082630009602" calcext:value-type="float">
            <text:p>3.95</text:p>
          </table:table-cell>
          <table:table-cell office:value-type="float" office:value="3.97755033010536" calcext:value-type="float">
            <text:p>3.98</text:p>
          </table:table-cell>
          <table:table-cell office:value-type="float" office:value="3.23163817633341" calcext:value-type="float">
            <text:p>3.23</text:p>
          </table:table-cell>
          <table:table-cell office:value-type="float" office:value="2.35282624705051" calcext:value-type="float">
            <text:p>2.35</text:p>
          </table:table-cell>
          <table:table-cell office:value-type="float" office:value="2.34210467977565" calcext:value-type="float">
            <text:p>2.34</text:p>
          </table:table-cell>
          <table:table-cell office:value-type="float" office:value="3.02811078958247" calcext:value-type="float">
            <text:p>3.03</text:p>
          </table:table-cell>
          <table:table-cell office:value-type="float" office:value="4.73629268777651" calcext:value-type="float">
            <text:p>4.74</text:p>
          </table:table-cell>
          <table:table-cell office:value-type="float" office:value="4.37741423779713" calcext:value-type="float">
            <text:p>4.38</text:p>
          </table:table-cell>
          <table:table-cell office:value-type="float" office:value="4.30075633990805" calcext:value-type="float">
            <text:p>4.30</text:p>
          </table:table-cell>
          <table:table-cell office:value-type="float" office:value="3.86176838239361" calcext:value-type="float">
            <text:p>3.86</text:p>
          </table:table-cell>
          <table:table-cell office:value-type="float" office:value="2.88979655957898" calcext:value-type="float">
            <text:p>2.89</text:p>
          </table:table-cell>
          <table:table-cell office:value-type="float" office:value="2.68650456396728" calcext:value-type="float">
            <text:p>2.69</text:p>
          </table:table-cell>
          <table:table-cell office:value-type="float" office:value="3.02696024356881" calcext:value-type="float">
            <text:p>3.03</text:p>
          </table:table-cell>
          <table:table-cell office:value-type="float" office:value="3.51248907936464" calcext:value-type="float">
            <text:p>3.51</text:p>
          </table:table-cell>
          <table:table-cell office:value-type="float" office:value="3.08934388819817" calcext:value-type="float">
            <text:p>3.09</text:p>
          </table:table-cell>
          <table:table-cell office:value-type="float" office:value="3.18202612717938" calcext:value-type="float">
            <text:p>3.18</text:p>
          </table:table-cell>
          <table:table-cell office:value-type="float" office:value="2.69796203528905" calcext:value-type="float">
            <text:p>2.70</text:p>
          </table:table-cell>
          <table:table-cell office:value-type="float" office:value="2.19847656645409" calcext:value-type="float">
            <text:p>2.20</text:p>
          </table:table-cell>
          <table:table-cell office:value-type="float" office:value="1.92982596391369" calcext:value-type="float">
            <text:p>1.93</text:p>
          </table:table-cell>
          <table:table-cell office:value-type="float" office:value="2.71073869560181" calcext:value-type="float">
            <text:p>2.71</text:p>
          </table:table-cell>
          <table:table-cell office:value-type="float" office:value="3.15467473721891" calcext:value-type="float">
            <text:p>3.15</text:p>
          </table:table-cell>
          <table:table-cell office:value-type="float" office:value="2.72587466359093" calcext:value-type="float">
            <text:p>2.73</text:p>
          </table:table-cell>
          <table:table-cell office:value-type="float" office:value="2.6819793953724" calcext:value-type="float">
            <text:p>2.68</text:p>
          </table:table-cell>
          <table:table-cell office:value-type="float" office:value="2.17730190212022" calcext:value-type="float">
            <text:p>2.18</text:p>
          </table:table-cell>
          <table:table-cell office:value-type="float" office:value="1.85894283238483" calcext:value-type="float">
            <text:p>1.86</text:p>
          </table:table-cell>
          <table:table-cell office:value-type="float" office:value="1.87241008850463" calcext:value-type="float">
            <text:p>1.87</text:p>
          </table:table-cell>
          <table:table-cell office:value-type="float" office:value="2.51978678727185" calcext:value-type="float">
            <text:p>2.52</text:p>
          </table:table-cell>
          <table:table-cell office:value-type="float" office:value="2.90222656493628" calcext:value-type="float">
            <text:p>2.90</text:p>
          </table:table-cell>
          <table:table-cell office:value-type="float" office:value="2.64574941700233" calcext:value-type="float">
            <text:p>2.65</text:p>
          </table:table-cell>
          <table:table-cell office:value-type="float" office:value="2.45858334276765" calcext:value-type="float">
            <text:p>2.46</text:p>
          </table:table-cell>
          <table:table-cell office:value-type="float" office:value="2.0541111083624" calcext:value-type="float">
            <text:p>2.05</text:p>
          </table:table-cell>
          <table:table-cell office:value-type="float" office:value="1.55777394103826" calcext:value-type="float">
            <text:p>1.56</text:p>
          </table:table-cell>
          <table:table-cell office:value-type="float" office:value="1.49792782136827" calcext:value-type="float">
            <text:p>1.50</text:p>
          </table:table-cell>
          <table:table-cell office:value-type="float" office:value="2.17720642340822" calcext:value-type="float">
            <text:p>2.18</text:p>
          </table:table-cell>
          <table:table-cell office:value-type="float" office:value="2.51954419995991" calcext:value-type="float">
            <text:p>2.52</text:p>
          </table:table-cell>
          <table:table-cell office:value-type="float" office:value="2.36435065202188" calcext:value-type="float">
            <text:p>2.36</text:p>
          </table:table-cell>
          <table:table-cell office:value-type="float" office:value="2.36328401947346" calcext:value-type="float">
            <text:p>2.36</text:p>
          </table:table-cell>
          <table:table-cell office:value-type="float" office:value="1.8768823535542" calcext:value-type="float">
            <text:p>1.88</text:p>
          </table:table-cell>
          <table:table-cell office:value-type="float" office:value="1.3642667631452" calcext:value-type="float">
            <text:p>1.36</text:p>
          </table:table-cell>
          <table:table-cell office:value-type="float" office:value="1.34467291203557" calcext:value-type="float">
            <text:p>1.34</text:p>
          </table:table-cell>
          <table:table-cell office:value-type="float" office:value="1.95949032945835" calcext:value-type="float">
            <text:p>1.96</text:p>
          </table:table-cell>
          <table:table-cell office:value-type="float" office:value="2.26168663377966" calcext:value-type="float">
            <text:p>2.26</text:p>
          </table:table-cell>
          <table:table-cell office:value-type="float" office:value="1.93256830734939" calcext:value-type="float">
            <text:p>1.93</text:p>
          </table:table-cell>
          <table:table-cell office:value-type="float" office:value="1.83632324425667" calcext:value-type="float">
            <text:p>1.84</text:p>
          </table:table-cell>
          <table:table-cell office:value-type="float" office:value="1.5034326931433" calcext:value-type="float">
            <text:p>1.50</text:p>
          </table:table-cell>
          <table:table-cell office:value-type="float" office:value="0.961882143623063" calcext:value-type="float">
            <text:p>0.96</text:p>
          </table:table-cell>
          <table:table-cell office:value-type="float" office:value="0.931557306835703" calcext:value-type="float">
            <text:p>0.93</text:p>
          </table:table-cell>
          <table:table-cell office:value-type="float" office:value="1.52392396766441" calcext:value-type="float">
            <text:p>1.52</text:p>
          </table:table-cell>
          <table:table-cell office:value-type="float" office:value="1.65946502057613" calcext:value-type="float">
            <text:p>1.66</text:p>
          </table:table-cell>
          <table:table-cell office:value-type="float" office:value="1.36655948553055" calcext:value-type="float">
            <text:p>1.37</text:p>
          </table:table-cell>
          <table:table-cell office:value-type="float" office:value="1.47120580083429" calcext:value-type="float">
            <text:p>1.47</text:p>
          </table:table-cell>
          <table:table-cell office:value-type="float" office:value="1.20976186663053" calcext:value-type="float">
            <text:p>1.21</text:p>
          </table:table-cell>
          <table:table-cell office:value-type="float" office:value="0.83645336963921" calcext:value-type="float">
            <text:p>0.84</text:p>
          </table:table-cell>
          <table:table-cell office:value-type="float" office:value="0.87934025714761" calcext:value-type="float">
            <text:p>0.88</text:p>
          </table:table-cell>
          <table:table-cell office:value-type="float" office:value="1.26969948318765" calcext:value-type="float">
            <text:p>1.27</text:p>
          </table:table-cell>
          <table:table-cell office:value-type="float" office:value="1.48932249072773" calcext:value-type="float">
            <text:p>1.49</text:p>
          </table:table-cell>
          <table:table-cell office:value-type="float" office:value="1.26422066397044" calcext:value-type="float">
            <text:p>1.26</text:p>
          </table:table-cell>
          <table:table-cell office:value-type="float" office:value="1.286598191393" calcext:value-type="float">
            <text:p>1.29</text:p>
          </table:table-cell>
          <table:table-cell office:value-type="float" office:value="1.07466211783231" calcext:value-type="float">
            <text:p>1.07</text:p>
          </table:table-cell>
          <table:table-cell office:value-type="float" office:value="0.728998663656053" calcext:value-type="float">
            <text:p>0.73</text:p>
          </table:table-cell>
          <table:table-cell office:value-type="float" office:value="0.791246436834503" calcext:value-type="float">
            <text:p>0.79</text:p>
          </table:table-cell>
          <table:table-cell office:value-type="float" office:value="1.14084810217407" calcext:value-type="float">
            <text:p>1.14</text:p>
          </table:table-cell>
          <table:table-cell office:value-type="float" office:value="1.45418927064497" calcext:value-type="float">
            <text:p>1.45</text:p>
          </table:table-cell>
          <table:table-cell office:value-type="float" office:value="1.18451165955341" calcext:value-type="float">
            <text:p>1.18</text:p>
          </table:table-cell>
          <table:table-cell office:value-type="float" office:value="1.12105102548865" calcext:value-type="float">
            <text:p>1.12</text:p>
          </table:table-cell>
          <table:table-cell office:value-type="float" office:value="1.01426660722247" calcext:value-type="float">
            <text:p>1.01</text:p>
          </table:table-cell>
          <table:table-cell office:value-type="float" office:value="0.701736093008707" calcext:value-type="float">
            <text:p>0.70</text:p>
          </table:table-cell>
          <table:table-cell office:value-type="float" office:value="0.696534282767488" calcext:value-type="float">
            <text:p>0.70</text:p>
          </table:table-cell>
          <table:table-cell office:value-type="float" office:value="1.15961235815456" calcext:value-type="float">
            <text:p>1.16</text:p>
          </table:table-cell>
          <table:table-cell office:value-type="float" office:value="1.46005549663679" calcext:value-type="float">
            <text:p>1.46</text:p>
          </table:table-cell>
          <table:table-cell office:value-type="float" office:value="1.1129784606942" calcext:value-type="float">
            <text:p>1.11</text:p>
          </table:table-cell>
          <table:table-cell office:value-type="float" office:value="1.14490096696502" calcext:value-type="float">
            <text:p>1.14</text:p>
          </table:table-cell>
          <table:table-cell office:value-type="float" office:value="0.946284009509455" calcext:value-type="float">
            <text:p>0.95</text:p>
          </table:table-cell>
          <table:table-cell office:value-type="float" office:value="0.650336473755047" calcext:value-type="float">
            <text:p>0.65</text:p>
          </table:table-cell>
          <table:table-cell office:value-type="float" office:value="0.750159300237502" calcext:value-type="float">
            <text:p>0.75</text:p>
          </table:table-cell>
          <table:table-cell office:value-type="float" office:value="1.18709677419355" calcext:value-type="float">
            <text:p>1.19</text:p>
          </table:table-cell>
          <table:table-cell office:value-type="float" office:value="1.38394793926247" calcext:value-type="float">
            <text:p>1.38</text:p>
          </table:table-cell>
          <table:table-cell office:value-type="float" office:value="1.34695033452512" calcext:value-type="float">
            <text:p>1.35</text:p>
          </table:table-cell>
          <table:table-cell office:value-type="float" office:value="1.24789385004212" calcext:value-type="float">
            <text:p>1.25</text:p>
          </table:table-cell>
          <table:table-cell office:value-type="float" office:value="0.761661424517089" calcext:value-type="float">
            <text:p>0.76</text:p>
          </table:table-cell>
          <table:table-cell office:value-type="float" office:value="1.3827929586106" calcext:value-type="float">
            <text:p>1.38</text:p>
          </table:table-cell>
          <table:table-cell office:value-type="float" office:value="1.39149513554086" calcext:value-type="float">
            <text:p>1.39</text:p>
          </table:table-cell>
          <table:table-cell office:value-type="float" office:value="1.70884424732585" calcext:value-type="float">
            <text:p>1.71</text:p>
          </table:table-cell>
          <table:table-cell office:value-type="float" office:value="1.99252050828374" calcext:value-type="float">
            <text:p>1.99</text:p>
          </table:table-cell>
          <table:table-cell office:value-type="float" office:value="1.9573124042879" calcext:value-type="float">
            <text:p>1.96</text:p>
          </table:table-cell>
          <table:table-cell office:value-type="float" office:value="2.11801357760625" calcext:value-type="float">
            <text:p>2.12</text:p>
          </table:table-cell>
          <table:table-cell office:value-type="float" office:value="1.97088465845465" calcext:value-type="float">
            <text:p>1.97</text:p>
          </table:table-cell>
          <table:table-cell office:value-type="float" office:value="1.40551707787919" calcext:value-type="float">
            <text:p>1.41</text:p>
          </table:table-cell>
          <table:table-cell office:value-type="float" office:value="1.45600383617777" calcext:value-type="float">
            <text:p>1.46</text:p>
          </table:table-cell>
          <table:table-cell office:value-type="float" office:value="1.86182144459399" calcext:value-type="float">
            <text:p>1.86</text:p>
          </table:table-cell>
          <table:table-cell office:value-type="float" office:value="2.20455366823274" calcext:value-type="float">
            <text:p>2.20</text:p>
          </table:table-cell>
          <table:table-cell office:value-type="float" office:value="2.15987476150873" calcext:value-type="float">
            <text:p>2.16</text:p>
          </table:table-cell>
          <table:table-cell office:value-type="float" office:value="2.43470893141946" calcext:value-type="float">
            <text:p>2.43</text:p>
          </table:table-cell>
          <table:table-cell office:value-type="float" office:value="2.21218961625282" calcext:value-type="float">
            <text:p>2.21</text:p>
          </table:table-cell>
          <table:table-cell office:value-type="float" office:value="2.02749265532625" calcext:value-type="float">
            <text:p>2.03</text:p>
          </table:table-cell>
          <table:table-cell office:value-type="float" office:value="1.95520951797743" calcext:value-type="float">
            <text:p>1.96</text:p>
          </table:table-cell>
          <table:table-cell office:value-type="float" office:value="2.7944524943076" calcext:value-type="float">
            <text:p>2.79</text:p>
          </table:table-cell>
          <table:table-cell office:value-type="float" office:value="3.05985205110962" calcext:value-type="float">
            <text:p>3.06</text:p>
          </table:table-cell>
          <table:table-cell office:value-type="float" office:value="3.6535352340392" calcext:value-type="float">
            <text:p>3.65</text:p>
          </table:table-cell>
          <table:table-cell office:value-type="float" office:value="3.79320106024344" calcext:value-type="float">
            <text:p>3.79</text:p>
          </table:table-cell>
          <table:table-cell office:value-type="float" office:value="3.43820624158858" calcext:value-type="float">
            <text:p>3.44</text:p>
          </table:table-cell>
          <table:table-cell office:value-type="float" office:value="2.82355265757755" calcext:value-type="float">
            <text:p>2.82</text:p>
          </table:table-cell>
          <table:table-cell office:value-type="float" office:value="2.97280047132757" calcext:value-type="float">
            <text:p>2.97</text:p>
          </table:table-cell>
          <table:table-cell office:value-type="float" office:value="3.81936382632923" calcext:value-type="float">
            <text:p>3.82</text:p>
          </table:table-cell>
          <table:table-cell office:value-type="float" office:value="4.50588328828113" calcext:value-type="float">
            <text:p>4.51</text:p>
          </table:table-cell>
          <table:table-cell office:value-type="float" office:value="4.09409409409409" calcext:value-type="float">
            <text:p>4.09</text:p>
          </table:table-cell>
          <table:table-cell office:value-type="float" office:value="3.65830661889496" calcext:value-type="float">
            <text:p>3.66</text:p>
          </table:table-cell>
          <table:table-cell office:value-type="float" office:value="3.81171655154771" calcext:value-type="float">
            <text:p>3.81</text:p>
          </table:table-cell>
          <table:table-cell office:value-type="float" office:value="4.05144180845115" calcext:value-type="float">
            <text:p>4.05</text:p>
          </table:table-cell>
          <table:table-cell office:value-type="float" office:value="3.73960582533192" calcext:value-type="float">
            <text:p>3.74</text:p>
          </table:table-cell>
          <table:table-cell office:value-type="float" office:value="4.94419642857143" calcext:value-type="float">
            <text:p>4.94</text:p>
          </table:table-cell>
          <table:table-cell office:value-type="float" office:value="6.18858967870294" calcext:value-type="float">
            <text:p>6.19</text:p>
          </table:table-cell>
          <table:table-cell office:value-type="float" office:value="5.53048083288199" calcext:value-type="float">
            <text:p>5.53</text:p>
          </table:table-cell>
          <table:table-cell office:value-type="float" office:value="5.8311942071185" calcext:value-type="float">
            <text:p>5.83</text:p>
          </table:table-cell>
          <table:table-cell office:value-type="float" office:value="5.86086577254389" calcext:value-type="float">
            <text:p>5.86</text:p>
          </table:table-cell>
          <table:table-cell office:value-type="float" office:value="4.76595744680851" calcext:value-type="float">
            <text:p>4.77</text:p>
          </table:table-cell>
          <table:table-cell office:value-type="float" office:value="4.95966645517992" calcext:value-type="float">
            <text:p>4.96</text:p>
          </table:table-cell>
          <table:table-cell office:value-type="float" office:value="6.52753516594649" calcext:value-type="float">
            <text:p>6.53</text:p>
          </table:table-cell>
          <table:table-cell office:value-type="float" office:value="7.51678373239163" calcext:value-type="float">
            <text:p>7.52</text:p>
          </table:table-cell>
          <table:table-cell office:value-type="float" office:value="6.44721843809947" calcext:value-type="float">
            <text:p>6.45</text:p>
          </table:table-cell>
          <table:table-cell office:value-type="float" office:value="6.85166419830073" calcext:value-type="float">
            <text:p>6.85</text:p>
          </table:table-cell>
          <table:table-cell office:value-type="float" office:value="6.45254664527879" calcext:value-type="float">
            <text:p>6.45</text:p>
          </table:table-cell>
          <table:table-cell office:value-type="float" office:value="5.8816235430272" calcext:value-type="float">
            <text:p>5.88</text:p>
          </table:table-cell>
          <table:table-cell office:value-type="float" office:value="5.95098066033865" calcext:value-type="float">
            <text:p>5.95</text:p>
          </table:table-cell>
          <table:table-cell office:value-type="float" office:value="7.67018857830681" calcext:value-type="float">
            <text:p>7.67</text:p>
          </table:table-cell>
          <table:table-cell office:value-type="float" office:value="8.86113532099108" calcext:value-type="float">
            <text:p>8.86</text:p>
          </table:table-cell>
          <table:table-cell office:value-type="float" office:value="7.50764176249194" calcext:value-type="float">
            <text:p>7.51</text:p>
          </table:table-cell>
          <table:table-cell office:value-type="float" office:value="7.61776663711674" calcext:value-type="float">
            <text:p>7.62</text:p>
          </table:table-cell>
          <table:table-cell office:value-type="float" office:value="7.75993287018968" calcext:value-type="float">
            <text:p>7.76</text:p>
          </table:table-cell>
          <table:table-cell office:value-type="float" office:value="6.80731292080521" calcext:value-type="float">
            <text:p>6.81</text:p>
          </table:table-cell>
          <table:table-cell office:value-type="float" office:value="6.14553576066068" calcext:value-type="float">
            <text:p>6.15</text:p>
          </table:table-cell>
          <table:table-cell office:value-type="float" office:value="7.10832675611681" calcext:value-type="float">
            <text:p>7.11</text:p>
          </table:table-cell>
          <table:table-cell office:value-type="float" office:value="9.4964314036479" calcext:value-type="float">
            <text:p>9.50</text:p>
          </table:table-cell>
          <table:table-cell office:value-type="float" office:value="8.26343500363108" calcext:value-type="float">
            <text:p>8.26</text:p>
          </table:table-cell>
          <table:table-cell office:value-type="float" office:value="7.95097337597043" calcext:value-type="float">
            <text:p>7.95</text:p>
          </table:table-cell>
          <table:table-cell office:value-type="float" office:value="7.72761569416499" calcext:value-type="float">
            <text:p>7.73</text:p>
          </table:table-cell>
          <table:table-cell office:value-type="float" office:value="6.89327311623485" calcext:value-type="float">
            <text:p>6.89</text:p>
          </table:table-cell>
          <table:table-cell office:value-type="float" office:value="6.17545503620937" calcext:value-type="float">
            <text:p>6.18</text:p>
          </table:table-cell>
          <table:table-cell office:value-type="float" office:value="7.24079218567972" calcext:value-type="float">
            <text:p>7.24</text:p>
          </table:table-cell>
          <table:table-cell office:value-type="float" office:value="9.79653353428787" calcext:value-type="float">
            <text:p>9.80</text:p>
          </table:table-cell>
          <table:table-cell office:value-type="float" office:value="8.31786874130117" calcext:value-type="float">
            <text:p>8.32</text:p>
          </table:table-cell>
          <table:table-cell office:value-type="float" office:value="7.90513496675969" calcext:value-type="float">
            <text:p>7.91</text:p>
          </table:table-cell>
          <table:table-cell office:value-type="float" office:value="7.1500592880593" calcext:value-type="float">
            <text:p>7.15</text:p>
          </table:table-cell>
          <table:table-cell office:value-type="float" office:value="6.35659886108907" calcext:value-type="float">
            <text:p>6.36</text:p>
          </table:table-cell>
          <table:table-cell office:value-type="float" office:value="5.66391307711483" calcext:value-type="float">
            <text:p>5.66</text:p>
          </table:table-cell>
          <table:table-cell office:value-type="float" office:value="7.03895044524506" calcext:value-type="float">
            <text:p>7.04</text:p>
          </table:table-cell>
          <table:table-cell office:value-type="float" office:value="9.84466369204334" calcext:value-type="float">
            <text:p>9.84</text:p>
          </table:table-cell>
          <table:table-cell office:value-type="float" office:value="8.909470293224" calcext:value-type="float">
            <text:p>8.91</text:p>
          </table:table-cell>
          <table:table-cell office:value-type="float" office:value="8.17126831094392" calcext:value-type="float">
            <text:p>8.17</text:p>
          </table:table-cell>
          <table:table-cell office:value-type="float" office:value="6.75977883573202" calcext:value-type="float">
            <text:p>6.76</text:p>
          </table:table-cell>
          <table:table-cell office:value-type="float" office:value="7.26110168439349" calcext:value-type="float">
            <text:p>7.26</text:p>
          </table:table-cell>
          <table:table-cell office:value-type="float" office:value="10.4005677337959" calcext:value-type="float">
            <text:p>10.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94935021659447" calcext:value-type="float">
            <text:p>1.95</text:p>
          </table:table-cell>
          <table:table-cell office:value-type="float" office:value="2.01814768460576" calcext:value-type="float">
            <text:p>2.02</text:p>
          </table:table-cell>
          <table:table-cell office:value-type="float" office:value="1.84119677790564" calcext:value-type="float">
            <text:p>1.84</text:p>
          </table:table-cell>
          <table:table-cell office:value-type="float" office:value="1.35135135135135" calcext:value-type="float">
            <text:p>1.35</text:p>
          </table:table-cell>
          <table:table-cell office:value-type="float" office:value="2.36842105263158" calcext:value-type="float">
            <text:p>2.37</text:p>
          </table:table-cell>
          <table:table-cell office:value-type="float" office:value="1.56794425087108" calcext:value-type="float">
            <text:p>1.57</text:p>
          </table:table-cell>
          <table:table-cell office:value-type="float" office:value="1.6060644995503" calcext:value-type="float">
            <text:p>1.61</text:p>
          </table:table-cell>
          <table:table-cell office:value-type="float" office:value="2.02033368091762" calcext:value-type="float">
            <text:p>2.02</text:p>
          </table:table-cell>
          <table:table-cell office:value-type="float" office:value="1.49384885764499" calcext:value-type="float">
            <text:p>1.49</text:p>
          </table:table-cell>
          <table:table-cell office:value-type="float" office:value="1.33242692046227" calcext:value-type="float">
            <text:p>1.33</text:p>
          </table:table-cell>
          <table:table-cell office:value-type="float" office:value="1.48893360160966" calcext:value-type="float">
            <text:p>1.49</text:p>
          </table:table-cell>
          <table:table-cell office:value-type="float" office:value="1.08043217286915" calcext:value-type="float">
            <text:p>1.08</text:p>
          </table:table-cell>
          <table:table-cell office:value-type="float" office:value="1.03150264845275" calcext:value-type="float">
            <text:p>1.03</text:p>
          </table:table-cell>
          <table:table-cell office:value-type="float" office:value="1.33916370593058" calcext:value-type="float">
            <text:p>1.34</text:p>
          </table:table-cell>
          <table:table-cell office:value-type="float" office:value="1.34969325153374" calcext:value-type="float">
            <text:p>1.35</text:p>
          </table:table-cell>
          <table:table-cell office:value-type="float" office:value="1.04265402843602" calcext:value-type="float">
            <text:p>1.04</text:p>
          </table:table-cell>
          <table:table-cell office:value-type="float" office:value="1.10984632896984" calcext:value-type="float">
            <text:p>1.11</text:p>
          </table:table-cell>
          <table:table-cell office:value-type="float" office:value="1.26960418222554" calcext:value-type="float">
            <text:p>1.27</text:p>
          </table:table-cell>
          <table:table-cell office:value-type="float" office:value="1.52129817444219" calcext:value-type="float">
            <text:p>1.52</text:p>
          </table:table-cell>
          <table:table-cell office:value-type="float" office:value="2.12765957446808" calcext:value-type="float">
            <text:p>2.13</text:p>
          </table:table-cell>
          <table:table-cell office:value-type="float" office:value="1.19516105523976" calcext:value-type="float">
            <text:p>1.20</text:p>
          </table:table-cell>
          <table:table-cell office:value-type="float" office:value="1.22269318552331" calcext:value-type="float">
            <text:p>1.22</text:p>
          </table:table-cell>
          <table:table-cell office:value-type="float" office:value="1.56306144448437" calcext:value-type="float">
            <text:p>1.56</text:p>
          </table:table-cell>
          <table:table-cell office:value-type="float" office:value="1.04605776736924" calcext:value-type="float">
            <text:p>1.05</text:p>
          </table:table-cell>
          <table:table-cell office:value-type="float" office:value="1.32916340891321" calcext:value-type="float">
            <text:p>1.33</text:p>
          </table:table-cell>
          <table:table-cell office:value-type="float" office:value="1.82857142857143" calcext:value-type="float">
            <text:p>1.83</text:p>
          </table:table-cell>
          <table:table-cell office:value-type="float" office:value="1.07108081791626" calcext:value-type="float">
            <text:p>1.07</text:p>
          </table:table-cell>
          <table:table-cell office:value-type="float" office:value="1.22031662269129" calcext:value-type="float">
            <text:p>1.22</text:p>
          </table:table-cell>
          <table:table-cell office:value-type="float" office:value="1.42805495300072" calcext:value-type="float">
            <text:p>1.43</text:p>
          </table:table-cell>
          <table:table-cell office:value-type="float" office:value="1.52916745327544" calcext:value-type="float">
            <text:p>1.53</text:p>
          </table:table-cell>
          <table:table-cell office:value-type="float" office:value="1.19641076769691" calcext:value-type="float">
            <text:p>1.20</text:p>
          </table:table-cell>
          <table:table-cell office:value-type="float" office:value="0.829383886255924" calcext:value-type="float">
            <text:p>0.83</text:p>
          </table:table-cell>
          <table:table-cell office:value-type="float" office:value="1.81582360570687" calcext:value-type="float">
            <text:p>1.82</text:p>
          </table:table-cell>
          <table:table-cell office:value-type="float" office:value="0.861623298293986" calcext:value-type="float">
            <text:p>0.86</text:p>
          </table:table-cell>
          <table:table-cell office:value-type="float" office:value="1.27118644067797" calcext:value-type="float">
            <text:p>1.27</text:p>
          </table:table-cell>
          <table:table-cell office:value-type="float" office:value="1.59894657637321" calcext:value-type="float">
            <text:p>1.60</text:p>
          </table:table-cell>
          <table:table-cell office:value-type="float" office:value="1.23801916932907" calcext:value-type="float">
            <text:p>1.24</text:p>
          </table:table-cell>
          <table:table-cell office:value-type="float" office:value="1.39070680628272" calcext:value-type="float">
            <text:p>1.39</text:p>
          </table:table-cell>
          <table:table-cell office:value-type="float" office:value="1.84411969380654" calcext:value-type="float">
            <text:p>1.84</text:p>
          </table:table-cell>
          <table:table-cell office:value-type="float" office:value="2.68361581920904" calcext:value-type="float">
            <text:p>2.68</text:p>
          </table:table-cell>
          <table:table-cell office:value-type="float" office:value="1.13955666562598" calcext:value-type="float">
            <text:p>1.14</text:p>
          </table:table-cell>
          <table:table-cell office:value-type="float" office:value="1.42533203757694" calcext:value-type="float">
            <text:p>1.43</text:p>
          </table:table-cell>
          <table:table-cell office:value-type="float" office:value="1.30818892286782" calcext:value-type="float">
            <text:p>1.31</text:p>
          </table:table-cell>
          <table:table-cell office:value-type="float" office:value="1.3049588436057" calcext:value-type="float">
            <text:p>1.30</text:p>
          </table:table-cell>
          <table:table-cell office:value-type="float" office:value="1.05428796223446" calcext:value-type="float">
            <text:p>1.05</text:p>
          </table:table-cell>
          <table:table-cell office:value-type="float" office:value="1.34273246055723" calcext:value-type="float">
            <text:p>1.34</text:p>
          </table:table-cell>
          <table:table-cell office:value-type="float" office:value="3.20796460176991" calcext:value-type="float">
            <text:p>3.21</text:p>
          </table:table-cell>
          <table:table-cell office:value-type="float" office:value="1.21312379376896" calcext:value-type="float">
            <text:p>1.21</text:p>
          </table:table-cell>
          <table:table-cell office:value-type="float" office:value="1.17075956596231" calcext:value-type="float">
            <text:p>1.17</text:p>
          </table:table-cell>
          <table:table-cell office:value-type="float" office:value="1.26451992354066" calcext:value-type="float">
            <text:p>1.26</text:p>
          </table:table-cell>
          <table:table-cell office:value-type="float" office:value="1.11128260534033" calcext:value-type="float">
            <text:p>1.11</text:p>
          </table:table-cell>
          <table:table-cell office:value-type="float" office:value="0.898788589292692" calcext:value-type="float">
            <text:p>0.90</text:p>
          </table:table-cell>
          <table:table-cell office:value-type="float" office:value="1.38568129330254" calcext:value-type="float">
            <text:p>1.39</text:p>
          </table:table-cell>
          <table:table-cell office:value-type="float" office:value="1.51843817787419" calcext:value-type="float">
            <text:p>1.52</text:p>
          </table:table-cell>
          <table:table-cell office:value-type="float" office:value="1.04882007741291" calcext:value-type="float">
            <text:p>1.05</text:p>
          </table:table-cell>
          <table:table-cell office:value-type="float" office:value="0.842623800881514" calcext:value-type="float">
            <text:p>0.84</text:p>
          </table:table-cell>
          <table:table-cell office:value-type="float" office:value="1.23898326733938" calcext:value-type="float">
            <text:p>1.24</text:p>
          </table:table-cell>
          <table:table-cell office:value-type="float" office:value="1.07254760183177" calcext:value-type="float">
            <text:p>1.07</text:p>
          </table:table-cell>
          <table:table-cell office:value-type="float" office:value="1.18849272464734" calcext:value-type="float">
            <text:p>1.19</text:p>
          </table:table-cell>
          <table:table-cell office:value-type="float" office:value="1.16309123804601" calcext:value-type="float">
            <text:p>1.16</text:p>
          </table:table-cell>
          <table:table-cell office:value-type="float" office:value="1.35593220338983" calcext:value-type="float">
            <text:p>1.36</text:p>
          </table:table-cell>
          <table:table-cell office:value-type="float" office:value="1.12151455911102" calcext:value-type="float">
            <text:p>1.12</text:p>
          </table:table-cell>
          <table:table-cell office:value-type="float" office:value="1.89504373177843" calcext:value-type="float">
            <text:p>1.90</text:p>
          </table:table-cell>
          <table:table-cell office:value-type="float" office:value="1.36411332633788" calcext:value-type="float">
            <text:p>1.36</text:p>
          </table:table-cell>
          <table:table-cell office:value-type="float" office:value="1.18162371396557" calcext:value-type="float">
            <text:p>1.18</text:p>
          </table:table-cell>
          <table:table-cell office:value-type="float" office:value="1.03137458831687" calcext:value-type="float">
            <text:p>1.03</text:p>
          </table:table-cell>
          <table:table-cell office:value-type="float" office:value="1.12107623318386" calcext:value-type="float">
            <text:p>1.12</text:p>
          </table:table-cell>
          <table:table-cell office:value-type="float" office:value="1.56617071260767" calcext:value-type="float">
            <text:p>1.57</text:p>
          </table:table-cell>
          <table:table-cell office:value-type="float" office:value="1.14803625377644" calcext:value-type="float">
            <text:p>1.15</text:p>
          </table:table-cell>
          <table:table-cell office:value-type="float" office:value="1.21594441396965" calcext:value-type="float">
            <text:p>1.22</text:p>
          </table:table-cell>
          <table:table-cell office:value-type="float" office:value="1.17828333182271" calcext:value-type="float">
            <text:p>1.18</text:p>
          </table:table-cell>
          <table:table-cell office:value-type="float" office:value="1.10202957112683" calcext:value-type="float">
            <text:p>1.10</text:p>
          </table:table-cell>
          <table:table-cell office:value-type="float" office:value="1.4239589369981" calcext:value-type="float">
            <text:p>1.42</text:p>
          </table:table-cell>
          <table:table-cell office:value-type="float" office:value="1.39069163730762" calcext:value-type="float">
            <text:p>1.39</text:p>
          </table:table-cell>
          <table:table-cell office:value-type="float" office:value="1.1883541295306" calcext:value-type="float">
            <text:p>1.19</text:p>
          </table:table-cell>
          <table:table-cell office:value-type="float" office:value="1.20108777760991" calcext:value-type="float">
            <text:p>1.20</text:p>
          </table:table-cell>
          <table:table-cell office:value-type="float" office:value="1.14001530221882" calcext:value-type="float">
            <text:p>1.14</text:p>
          </table:table-cell>
          <table:table-cell office:value-type="float" office:value="1.32267441860465" calcext:value-type="float">
            <text:p>1.32</text:p>
          </table:table-cell>
          <table:table-cell office:value-type="float" office:value="1.22184601795966" calcext:value-type="float">
            <text:p>1.22</text:p>
          </table:table-cell>
          <table:table-cell office:value-type="float" office:value="1.32133820635367" calcext:value-type="float">
            <text:p>1.32</text:p>
          </table:table-cell>
          <table:table-cell office:value-type="float" office:value="1.58476068512886" calcext:value-type="float">
            <text:p>1.58</text:p>
          </table:table-cell>
          <table:table-cell office:value-type="float" office:value="1.31219245489338" calcext:value-type="float">
            <text:p>1.31</text:p>
          </table:table-cell>
          <table:table-cell office:value-type="float" office:value="1.19405021834061" calcext:value-type="float">
            <text:p>1.19</text:p>
          </table:table-cell>
          <table:table-cell office:value-type="float" office:value="1.54345474215651" calcext:value-type="float">
            <text:p>1.54</text:p>
          </table:table-cell>
          <table:table-cell office:value-type="float" office:value="1.51515151515152" calcext:value-type="float">
            <text:p>1.52</text:p>
          </table:table-cell>
          <table:table-cell office:value-type="float" office:value="1.54772141014617" calcext:value-type="float">
            <text:p>1.55</text:p>
          </table:table-cell>
          <table:table-cell office:value-type="float" office:value="1.58587878369992" calcext:value-type="float">
            <text:p>1.59</text:p>
          </table:table-cell>
          <table:table-cell office:value-type="float" office:value="1.65315530122397" calcext:value-type="float">
            <text:p>1.65</text:p>
          </table:table-cell>
          <table:table-cell office:value-type="float" office:value="2.61984392419175" calcext:value-type="float">
            <text:p>2.62</text:p>
          </table:table-cell>
          <table:table-cell office:value-type="float" office:value="2.26132334247675" calcext:value-type="float">
            <text:p>2.26</text:p>
          </table:table-cell>
          <table:table-cell office:value-type="float" office:value="1.97916666666667" calcext:value-type="float">
            <text:p>1.98</text:p>
          </table:table-cell>
          <table:table-cell office:value-type="float" office:value="2.09750161070943" calcext:value-type="float">
            <text:p>2.10</text:p>
          </table:table-cell>
          <table:table-cell office:value-type="float" office:value="2.59474448699327" calcext:value-type="float">
            <text:p>2.59</text:p>
          </table:table-cell>
          <table:table-cell office:value-type="float" office:value="2.56321240525372" calcext:value-type="float">
            <text:p>2.56</text:p>
          </table:table-cell>
          <table:table-cell office:value-type="float" office:value="2.35940530058177" calcext:value-type="float">
            <text:p>2.36</text:p>
          </table:table-cell>
          <table:table-cell office:value-type="float" office:value="2.70488494146144" calcext:value-type="float">
            <text:p>2.70</text:p>
          </table:table-cell>
          <table:table-cell office:value-type="float" office:value="2.58439346889712" calcext:value-type="float">
            <text:p>2.58</text:p>
          </table:table-cell>
          <table:table-cell office:value-type="float" office:value="2.69382037605732" calcext:value-type="float">
            <text:p>2.69</text:p>
          </table:table-cell>
          <table:table-cell office:value-type="float" office:value="2.78636121470432" calcext:value-type="float">
            <text:p>2.79</text:p>
          </table:table-cell>
          <table:table-cell office:value-type="float" office:value="2.63836540368974" calcext:value-type="float">
            <text:p>2.64</text:p>
          </table:table-cell>
          <table:table-cell office:value-type="float" office:value="2.37813211845102" calcext:value-type="float">
            <text:p>2.38</text:p>
          </table:table-cell>
          <table:table-cell office:value-type="float" office:value="2.54013635363976" calcext:value-type="float">
            <text:p>2.54</text:p>
          </table:table-cell>
          <table:table-cell office:value-type="float" office:value="2.60610573343261" calcext:value-type="float">
            <text:p>2.61</text:p>
          </table:table-cell>
          <table:table-cell office:value-type="float" office:value="2.97327960564923" calcext:value-type="float">
            <text:p>2.97</text:p>
          </table:table-cell>
          <table:table-cell office:value-type="float" office:value="2.96056775710746" calcext:value-type="float">
            <text:p>2.96</text:p>
          </table:table-cell>
          <table:table-cell office:value-type="float" office:value="2.68313632459405" calcext:value-type="float">
            <text:p>2.68</text:p>
          </table:table-cell>
          <table:table-cell office:value-type="float" office:value="2.65699575331655" calcext:value-type="float">
            <text:p>2.66</text:p>
          </table:table-cell>
          <table:table-cell office:value-type="float" office:value="2.78686756086159" calcext:value-type="float">
            <text:p>2.79</text:p>
          </table:table-cell>
          <table:table-cell office:value-type="float" office:value="2.98086250992151" calcext:value-type="float">
            <text:p>2.98</text:p>
          </table:table-cell>
          <table:table-cell office:value-type="float" office:value="3.78466557911909" calcext:value-type="float">
            <text:p>3.78</text:p>
          </table:table-cell>
          <table:table-cell office:value-type="float" office:value="3.23056794927706" calcext:value-type="float">
            <text:p>3.23</text:p>
          </table:table-cell>
          <table:table-cell office:value-type="float" office:value="3.60109747732642" calcext:value-type="float">
            <text:p>3.60</text:p>
          </table:table-cell>
          <table:table-cell office:value-type="float" office:value="3.64436551750762" calcext:value-type="float">
            <text:p>3.64</text:p>
          </table:table-cell>
          <table:table-cell office:value-type="float" office:value="3.80191927331331" calcext:value-type="float">
            <text:p>3.80</text:p>
          </table:table-cell>
          <table:table-cell office:value-type="float" office:value="3.89839294971488" calcext:value-type="float">
            <text:p>3.90</text:p>
          </table:table-cell>
          <table:table-cell office:value-type="float" office:value="3.9697874582821" calcext:value-type="float">
            <text:p>3.97</text:p>
          </table:table-cell>
          <table:table-cell office:value-type="float" office:value="4.65040650406504" calcext:value-type="float">
            <text:p>4.65</text:p>
          </table:table-cell>
          <table:table-cell office:value-type="float" office:value="4.68494405548649" calcext:value-type="float">
            <text:p>4.68</text:p>
          </table:table-cell>
          <table:table-cell office:value-type="float" office:value="4.99344405594406" calcext:value-type="float">
            <text:p>4.99</text:p>
          </table:table-cell>
          <table:table-cell office:value-type="float" office:value="4.81936797646881" calcext:value-type="float">
            <text:p>4.82</text:p>
          </table:table-cell>
          <table:table-cell office:value-type="float" office:value="4.94056995560647" calcext:value-type="float">
            <text:p>4.94</text:p>
          </table:table-cell>
          <table:table-cell office:value-type="float" office:value="4.66958228589139" calcext:value-type="float">
            <text:p>4.67</text:p>
          </table:table-cell>
          <table:table-cell office:value-type="float" office:value="4.52943249911879" calcext:value-type="float">
            <text:p>4.53</text:p>
          </table:table-cell>
          <table:table-cell office:value-type="float" office:value="5.89031821259309" calcext:value-type="float">
            <text:p>5.89</text:p>
          </table:table-cell>
          <table:table-cell office:value-type="float" office:value="5.84844020242137" calcext:value-type="float">
            <text:p>5.85</text:p>
          </table:table-cell>
          <table:table-cell office:value-type="float" office:value="5.50174216027875" calcext:value-type="float">
            <text:p>5.50</text:p>
          </table:table-cell>
          <table:table-cell office:value-type="float" office:value="5.57930173620305" calcext:value-type="float">
            <text:p>5.58</text:p>
          </table:table-cell>
          <table:table-cell office:value-type="float" office:value="5.66374312472127" calcext:value-type="float">
            <text:p>5.66</text:p>
          </table:table-cell>
          <table:table-cell office:value-type="float" office:value="5.51279231727879" calcext:value-type="float">
            <text:p>5.51</text:p>
          </table:table-cell>
          <table:table-cell office:value-type="float" office:value="5.69764266860835" calcext:value-type="float">
            <text:p>5.70</text:p>
          </table:table-cell>
          <table:table-cell office:value-type="float" office:value="6.41151455675499" calcext:value-type="float">
            <text:p>6.41</text:p>
          </table:table-cell>
          <table:table-cell office:value-type="float" office:value="6.32228478942577" calcext:value-type="float">
            <text:p>6.32</text:p>
          </table:table-cell>
          <table:table-cell office:value-type="float" office:value="6.68009139139527" calcext:value-type="float">
            <text:p>6.68</text:p>
          </table:table-cell>
          <table:table-cell office:value-type="float" office:value="6.64699683877766" calcext:value-type="float">
            <text:p>6.65</text:p>
          </table:table-cell>
          <table:table-cell office:value-type="float" office:value="6.45332462549492" calcext:value-type="float">
            <text:p>6.45</text:p>
          </table:table-cell>
          <table:table-cell office:value-type="float" office:value="5.59639093065764" calcext:value-type="float">
            <text:p>5.60</text:p>
          </table:table-cell>
          <table:table-cell office:value-type="float" office:value="5.9414466130884" calcext:value-type="float">
            <text:p>5.94</text:p>
          </table:table-cell>
          <table:table-cell office:value-type="float" office:value="5.64992614475628" calcext:value-type="float">
            <text:p>5.65</text:p>
          </table:table-cell>
          <table:table-cell office:value-type="float" office:value="6.11152206840678" calcext:value-type="float">
            <text:p>6.11</text:p>
          </table:table-cell>
          <table:table-cell office:value-type="float" office:value="6.78505058847822" calcext:value-type="float">
            <text:p>6.79</text:p>
          </table:table-cell>
          <table:table-cell office:value-type="float" office:value="7.26928495949278" calcext:value-type="float">
            <text:p>7.27</text:p>
          </table:table-cell>
          <table:table-cell office:value-type="float" office:value="7.91863886401433" calcext:value-type="float">
            <text:p>7.92</text:p>
          </table:table-cell>
          <table:table-cell office:value-type="float" office:value="8.04945161415339" calcext:value-type="float">
            <text:p>8.05</text:p>
          </table:table-cell>
          <table:table-cell office:value-type="float" office:value="8.81303193923309" calcext:value-type="float">
            <text:p>8.81</text:p>
          </table:table-cell>
          <table:table-cell office:value-type="float" office:value="8.71848739495798" calcext:value-type="float">
            <text:p>8.72</text:p>
          </table:table-cell>
          <table:table-cell office:value-type="float" office:value="9.60816939088447" calcext:value-type="float">
            <text:p>9.61</text:p>
          </table:table-cell>
          <table:table-cell office:value-type="float" office:value="10.2387267904509" calcext:value-type="float">
            <text:p>10.24</text:p>
          </table:table-cell>
          <table:table-cell office:value-type="float" office:value="10.6744822798966" calcext:value-type="float">
            <text:p>10.67</text:p>
          </table:table-cell>
          <table:table-cell office:value-type="float" office:value="10.7927043142757" calcext:value-type="float">
            <text:p>10.79</text:p>
          </table:table-cell>
          <table:table-cell office:value-type="float" office:value="10.225108495426" calcext:value-type="float">
            <text:p>10.23</text:p>
          </table:table-cell>
          <table:table-cell office:value-type="float" office:value="10.976731027654" calcext:value-type="float">
            <text:p>10.98</text:p>
          </table:table-cell>
          <table:table-cell office:value-type="float" office:value="10.5925097820011" calcext:value-type="float">
            <text:p>10.59</text:p>
          </table:table-cell>
          <table:table-cell office:value-type="float" office:value="11.7836965294592" calcext:value-type="float">
            <text:p>11.78</text:p>
          </table:table-cell>
          <table:table-cell office:value-type="float" office:value="12.3452316240865" calcext:value-type="float">
            <text:p>12.35</text:p>
          </table:table-cell>
          <table:table-cell office:value-type="float" office:value="11.8171550852999" calcext:value-type="float">
            <text:p>11.82</text:p>
          </table:table-cell>
          <table:table-cell office:value-type="float" office:value="11.887604194676" calcext:value-type="float">
            <text:p>11.89</text:p>
          </table:table-cell>
          <table:table-cell office:value-type="float" office:value="11.7982401784608" calcext:value-type="float">
            <text:p>11.80</text:p>
          </table:table-cell>
          <table:table-cell office:value-type="float" office:value="12.3707846127775" calcext:value-type="float">
            <text:p>12.37</text:p>
          </table:table-cell>
          <table:table-cell office:value-type="float" office:value="12.7126035761012" calcext:value-type="float">
            <text:p>12.71</text:p>
          </table:table-cell>
          <table:table-cell office:value-type="float" office:value="14.2739399197484" calcext:value-type="float">
            <text:p>14.27</text:p>
          </table:table-cell>
          <table:table-cell office:value-type="float" office:value="15.6719969541215" calcext:value-type="float">
            <text:p>15.67</text:p>
          </table:table-cell>
          <table:table-cell office:value-type="float" office:value="16.2536661970855" calcext:value-type="float">
            <text:p>16.25</text:p>
          </table:table-cell>
          <table:table-cell office:value-type="float" office:value="15.8771892625419" calcext:value-type="float">
            <text:p>15.88</text:p>
          </table:table-cell>
          <table:table-cell office:value-type="float" office:value="15.7305092211349" calcext:value-type="float">
            <text:p>15.73</text:p>
          </table:table-cell>
          <table:table-cell office:value-type="float" office:value="17.344" calcext:value-type="float">
            <text:p>17.34</text:p>
          </table:table-cell>
          <table:table-cell office:value-type="float" office:value="17.4290780141844" calcext:value-type="float">
            <text:p>17.43</text:p>
          </table:table-cell>
          <table:table-cell office:value-type="float" office:value="17.3682527392995" calcext:value-type="float">
            <text:p>17.37</text:p>
          </table:table-cell>
          <table:table-cell office:value-type="float" office:value="17.8751729553869" calcext:value-type="float">
            <text:p>17.88</text:p>
          </table:table-cell>
          <table:table-cell office:value-type="float" office:value="16.5674262376427" calcext:value-type="float">
            <text:p>16.57</text:p>
          </table:table-cell>
          <table:table-cell office:value-type="float" office:value="15.6740795423088" calcext:value-type="float">
            <text:p>15.67</text:p>
          </table:table-cell>
          <table:table-cell office:value-type="float" office:value="15.1813453415715" calcext:value-type="float">
            <text:p>15.18</text:p>
          </table:table-cell>
          <table:table-cell office:value-type="float" office:value="16.0014736583569" calcext:value-type="float">
            <text:p>16.00</text:p>
          </table:table-cell>
          <table:table-cell office:value-type="float" office:value="16.4693022408453" calcext:value-type="float">
            <text:p>16.47</text:p>
          </table:table-cell>
          <table:table-cell office:value-type="float" office:value="17.0665986383711" calcext:value-type="float">
            <text:p>17.07</text:p>
          </table:table-cell>
          <table:table-cell office:value-type="float" office:value="16.5689960194604" calcext:value-type="float">
            <text:p>16.57</text:p>
          </table:table-cell>
          <table:table-cell office:value-type="float" office:value="14.7322145495423" calcext:value-type="float">
            <text:p>14.73</text:p>
          </table:table-cell>
          <table:table-cell office:value-type="float" office:value="13.4545802622763" calcext:value-type="float">
            <text:p>13.45</text:p>
          </table:table-cell>
          <table:table-cell office:value-type="float" office:value="11.8933165055031" calcext:value-type="float">
            <text:p>11.89</text:p>
          </table:table-cell>
          <table:table-cell office:value-type="float" office:value="12.0164490986468" calcext:value-type="float">
            <text:p>12.02</text:p>
          </table:table-cell>
          <table:table-cell office:value-type="float" office:value="12.8161888701518" calcext:value-type="float">
            <text:p>12.82</text:p>
          </table:table-cell>
          <table:table-cell office:value-type="float" office:value="12.7038997515394" calcext:value-type="float">
            <text:p>12.70</text:p>
          </table:table-cell>
          <table:table-cell office:value-type="float" office:value="11.1983265678071" calcext:value-type="float">
            <text:p>11.20</text:p>
          </table:table-cell>
          <table:table-cell office:value-type="float" office:value="10.5997674032231" calcext:value-type="float">
            <text:p>10.60</text:p>
          </table:table-cell>
          <table:table-cell office:value-type="float" office:value="10.7159307099229" calcext:value-type="float">
            <text:p>10.72</text:p>
          </table:table-cell>
          <table:table-cell office:value-type="float" office:value="9.79030954305549" calcext:value-type="float">
            <text:p>9.79</text:p>
          </table:table-cell>
          <table:table-cell office:value-type="float" office:value="10.0107915952517" calcext:value-type="float">
            <text:p>10.01</text:p>
          </table:table-cell>
          <table:table-cell office:value-type="float" office:value="9.9437148217636" calcext:value-type="float">
            <text:p>9.94</text:p>
          </table:table-cell>
          <table:table-cell office:value-type="float" office:value="10.0921077239574" calcext:value-type="float">
            <text:p>10.09</text:p>
          </table:table-cell>
          <table:table-cell office:value-type="float" office:value="8.42659455105153" calcext:value-type="float">
            <text:p>8.43</text:p>
          </table:table-cell>
          <table:table-cell office:value-type="float" office:value="8.39869507878115" calcext:value-type="float">
            <text:p>8.40</text:p>
          </table:table-cell>
          <table:table-cell office:value-type="float" office:value="7.26620741719355" calcext:value-type="float">
            <text:p>7.27</text:p>
          </table:table-cell>
          <table:table-cell office:value-type="float" office:value="6.64519207826294" calcext:value-type="float">
            <text:p>6.65</text:p>
          </table:table-cell>
          <table:table-cell office:value-type="float" office:value="7.02855566285005" calcext:value-type="float">
            <text:p>7.03</text:p>
          </table:table-cell>
          <table:table-cell office:value-type="float" office:value="8.09688581314879" calcext:value-type="float">
            <text:p>8.10</text:p>
          </table:table-cell>
          <table:table-cell office:value-type="float" office:value="7.19788498166416" calcext:value-type="float">
            <text:p>7.20</text:p>
          </table:table-cell>
          <table:table-cell office:value-type="float" office:value="6.47699968659679" calcext:value-type="float">
            <text:p>6.48</text:p>
          </table:table-cell>
          <table:table-cell office:value-type="float" office:value="6.63742352533764" calcext:value-type="float">
            <text:p>6.64</text:p>
          </table:table-cell>
          <table:table-cell office:value-type="float" office:value="6.06092846756747" calcext:value-type="float">
            <text:p>6.06</text:p>
          </table:table-cell>
          <table:table-cell office:value-type="float" office:value="5.70934820176726" calcext:value-type="float">
            <text:p>5.71</text:p>
          </table:table-cell>
          <table:table-cell office:value-type="float" office:value="6.39780405405405" calcext:value-type="float">
            <text:p>6.40</text:p>
          </table:table-cell>
          <table:table-cell office:value-type="float" office:value="6.46942800788955" calcext:value-type="float">
            <text:p>6.47</text:p>
          </table:table-cell>
          <table:table-cell office:value-type="float" office:value="6.61870064937045" calcext:value-type="float">
            <text:p>6.62</text:p>
          </table:table-cell>
          <table:table-cell office:value-type="float" office:value="6.10506912442396" calcext:value-type="float">
            <text:p>6.11</text:p>
          </table:table-cell>
          <table:table-cell office:value-type="float" office:value="6.22427341898466" calcext:value-type="float">
            <text:p>6.22</text:p>
          </table:table-cell>
          <table:table-cell office:value-type="float" office:value="6.14537364601189" calcext:value-type="float">
            <text:p>6.15</text:p>
          </table:table-cell>
          <table:table-cell office:value-type="float" office:value="5.61417348716432" calcext:value-type="float">
            <text:p>5.61</text:p>
          </table:table-cell>
          <table:table-cell office:value-type="float" office:value="6.33387010198604" calcext:value-type="float">
            <text:p>6.33</text:p>
          </table:table-cell>
          <table:table-cell office:value-type="float" office:value="6.40941792020929" calcext:value-type="float">
            <text:p>6.41</text:p>
          </table:table-cell>
          <table:table-cell office:value-type="float" office:value="6.55728694313903" calcext:value-type="float">
            <text:p>6.56</text:p>
          </table:table-cell>
          <table:table-cell office:value-type="float" office:value="5.80387797142203" calcext:value-type="float">
            <text:p>5.80</text:p>
          </table:table-cell>
          <table:table-cell office:value-type="float" office:value="5.83096667505482" calcext:value-type="float">
            <text:p>5.83</text:p>
          </table:table-cell>
          <table:table-cell office:value-type="float" office:value="5.97111586037174" calcext:value-type="float">
            <text:p>5.97</text:p>
          </table:table-cell>
          <table:table-cell office:value-type="float" office:value="5.33458785960711" calcext:value-type="float">
            <text:p>5.33</text:p>
          </table:table-cell>
          <table:table-cell office:value-type="float" office:value="6.35938688987933" calcext:value-type="float">
            <text:p>6.36</text:p>
          </table:table-cell>
          <table:table-cell office:value-type="float" office:value="5.85946997325553" calcext:value-type="float">
            <text:p>5.86</text:p>
          </table:table-cell>
          <table:table-cell office:value-type="float" office:value="6.25964441462596" calcext:value-type="float">
            <text:p>6.26</text:p>
          </table:table-cell>
          <table:table-cell office:value-type="float" office:value="5.12567173530617" calcext:value-type="float">
            <text:p>5.13</text:p>
          </table:table-cell>
          <table:table-cell office:value-type="float" office:value="4.69098865767616" calcext:value-type="float">
            <text:p>4.69</text:p>
          </table:table-cell>
          <table:table-cell office:value-type="float" office:value="4.06897851488881" calcext:value-type="float">
            <text:p>4.07</text:p>
          </table:table-cell>
          <table:table-cell office:value-type="float" office:value="3.50253511276881" calcext:value-type="float">
            <text:p>3.50</text:p>
          </table:table-cell>
          <table:table-cell office:value-type="float" office:value="3.52217503611926" calcext:value-type="float">
            <text:p>3.52</text:p>
          </table:table-cell>
          <table:table-cell office:value-type="float" office:value="3.16419791994957" calcext:value-type="float">
            <text:p>3.16</text:p>
          </table:table-cell>
          <table:table-cell office:value-type="float" office:value="3.29238121418452" calcext:value-type="float">
            <text:p>3.29</text:p>
          </table:table-cell>
          <table:table-cell office:value-type="float" office:value="2.46212483959319" calcext:value-type="float">
            <text:p>2.46</text:p>
          </table:table-cell>
          <table:table-cell office:value-type="float" office:value="2.21499905784813" calcext:value-type="float">
            <text:p>2.21</text:p>
          </table:table-cell>
          <table:table-cell office:value-type="float" office:value="2.54950261815343" calcext:value-type="float">
            <text:p>2.55</text:p>
          </table:table-cell>
          <table:table-cell office:value-type="float" office:value="2.90439693424768" calcext:value-type="float">
            <text:p>2.90</text:p>
          </table:table-cell>
          <table:table-cell office:value-type="float" office:value="4.37030964242921" calcext:value-type="float">
            <text:p>4.37</text:p>
          </table:table-cell>
          <table:table-cell office:value-type="float" office:value="4.37278406213068" calcext:value-type="float">
            <text:p>4.37</text:p>
          </table:table-cell>
          <table:table-cell office:value-type="float" office:value="5.87625919839966" calcext:value-type="float">
            <text:p>5.88</text:p>
          </table:table-cell>
          <table:table-cell office:value-type="float" office:value="5.34609237326339" calcext:value-type="float">
            <text:p>5.35</text:p>
          </table:table-cell>
          <table:table-cell office:value-type="float" office:value="5.0473246317075" calcext:value-type="float">
            <text:p>5.05</text:p>
          </table:table-cell>
          <table:table-cell office:value-type="float" office:value="4.82190671196814" calcext:value-type="float">
            <text:p>4.82</text:p>
          </table:table-cell>
          <table:table-cell office:value-type="float" office:value="4.25316455696203" calcext:value-type="float">
            <text:p>4.25</text:p>
          </table:table-cell>
          <table:table-cell office:value-type="float" office:value="5.82620246516944" calcext:value-type="float">
            <text:p>5.83</text:p>
          </table:table-cell>
          <table:table-cell office:value-type="float" office:value="6.0534875316227" calcext:value-type="float">
            <text:p>6.05</text:p>
          </table:table-cell>
          <table:table-cell office:value-type="float" office:value="6.14592794429307" calcext:value-type="float">
            <text:p>6.15</text:p>
          </table:table-cell>
          <table:table-cell office:value-type="float" office:value="5.94282238442822" calcext:value-type="float">
            <text:p>5.94</text:p>
          </table:table-cell>
          <table:table-cell office:value-type="float" office:value="5.72096400853266" calcext:value-type="float">
            <text:p>5.72</text:p>
          </table:table-cell>
          <table:table-cell office:value-type="float" office:value="5.31064047603813" calcext:value-type="float">
            <text:p>5.31</text:p>
          </table:table-cell>
          <table:table-cell office:value-type="float" office:value="5.09400610637956" calcext:value-type="float">
            <text:p>5.09</text:p>
          </table:table-cell>
          <table:table-cell office:value-type="float" office:value="5.92229767338306" calcext:value-type="float">
            <text:p>5.92</text:p>
          </table:table-cell>
          <table:table-cell office:value-type="float" office:value="5.82238776710449" calcext:value-type="float">
            <text:p>5.82</text:p>
          </table:table-cell>
          <table:table-cell office:value-type="float" office:value="6.48582253516253" calcext:value-type="float">
            <text:p>6.49</text:p>
          </table:table-cell>
          <table:table-cell office:value-type="float" office:value="5.71540378555393" calcext:value-type="float">
            <text:p>5.72</text:p>
          </table:table-cell>
          <table:table-cell office:value-type="float" office:value="6.17491426884382" calcext:value-type="float">
            <text:p>6.17</text:p>
          </table:table-cell>
          <table:table-cell office:value-type="float" office:value="6.04493184744483" calcext:value-type="float">
            <text:p>6.04</text:p>
          </table:table-cell>
          <table:table-cell office:value-type="float" office:value="6.17510949508305" calcext:value-type="float">
            <text:p>6.18</text:p>
          </table:table-cell>
          <table:table-cell office:value-type="float" office:value="5.86769697407381" calcext:value-type="float">
            <text:p>5.87</text:p>
          </table:table-cell>
          <table:table-cell office:value-type="float" office:value="5.84873309201753" calcext:value-type="float">
            <text:p>5.85</text:p>
          </table:table-cell>
          <table:table-cell office:value-type="float" office:value="7.44807442665513" calcext:value-type="float">
            <text:p>7.45</text:p>
          </table:table-cell>
          <table:table-cell office:value-type="float" office:value="7.01480045810942" calcext:value-type="float">
            <text:p>7.01</text:p>
          </table:table-cell>
          <table:table-cell office:value-type="float" office:value="6.88023128395234" calcext:value-type="float">
            <text:p>6.88</text:p>
          </table:table-cell>
          <table:table-cell office:value-type="float" office:value="6.62431941923775" calcext:value-type="float">
            <text:p>6.62</text:p>
          </table:table-cell>
          <table:table-cell office:value-type="float" office:value="6.20050184270368" calcext:value-type="float">
            <text:p>6.20</text:p>
          </table:table-cell>
          <table:table-cell office:value-type="float" office:value="6.60925885037168" calcext:value-type="float">
            <text:p>6.61</text:p>
          </table:table-cell>
          <table:table-cell office:value-type="float" office:value="6.95776372168945" calcext:value-type="float">
            <text:p>6.96</text:p>
          </table:table-cell>
          <table:table-cell office:value-type="float" office:value="7.07533209143613" calcext:value-type="float">
            <text:p>7.08</text:p>
          </table:table-cell>
          <table:table-cell office:value-type="float" office:value="6.43966648326068" calcext:value-type="float">
            <text:p>6.44</text:p>
          </table:table-cell>
          <table:table-cell office:value-type="float" office:value="6.13936813802375" calcext:value-type="float">
            <text:p>6.14</text:p>
          </table:table-cell>
          <table:table-cell office:value-type="float" office:value="5.90498562229152" calcext:value-type="float">
            <text:p>5.90</text:p>
          </table:table-cell>
          <table:table-cell office:value-type="float" office:value="5.84569175896377" calcext:value-type="float">
            <text:p>5.85</text:p>
          </table:table-cell>
          <table:table-cell office:value-type="float" office:value="6.28041469779251" calcext:value-type="float">
            <text:p>6.28</text:p>
          </table:table-cell>
          <table:table-cell office:value-type="float" office:value="7.36148779542813" calcext:value-type="float">
            <text:p>7.36</text:p>
          </table:table-cell>
          <table:table-cell office:value-type="float" office:value="7.16449406078758" calcext:value-type="float">
            <text:p>7.16</text:p>
          </table:table-cell>
          <table:table-cell office:value-type="float" office:value="6.23381280631151" calcext:value-type="float">
            <text:p>6.23</text:p>
          </table:table-cell>
          <table:table-cell office:value-type="float" office:value="6.11066315078345" calcext:value-type="float">
            <text:p>6.11</text:p>
          </table:table-cell>
          <table:table-cell office:value-type="float" office:value="5.61221323514201" calcext:value-type="float">
            <text:p>5.61</text:p>
          </table:table-cell>
          <table:table-cell office:value-type="float" office:value="5.27401460667893" calcext:value-type="float">
            <text:p>5.27</text:p>
          </table:table-cell>
          <table:table-cell office:value-type="float" office:value="5.69873595505618" calcext:value-type="float">
            <text:p>5.70</text:p>
          </table:table-cell>
          <table:table-cell office:value-type="float" office:value="6.74432863274065" calcext:value-type="float">
            <text:p>6.74</text:p>
          </table:table-cell>
          <table:table-cell office:value-type="float" office:value="6.44036270634736" calcext:value-type="float">
            <text:p>6.44</text:p>
          </table:table-cell>
          <table:table-cell office:value-type="float" office:value="5.52707498806584" calcext:value-type="float">
            <text:p>5.53</text:p>
          </table:table-cell>
          <table:table-cell office:value-type="float" office:value="5.46983613282585" calcext:value-type="float">
            <text:p>5.47</text:p>
          </table:table-cell>
          <table:table-cell office:value-type="float" office:value="5.09392192534467" calcext:value-type="float">
            <text:p>5.09</text:p>
          </table:table-cell>
          <table:table-cell office:value-type="float" office:value="4.6424560089854" calcext:value-type="float">
            <text:p>4.64</text:p>
          </table:table-cell>
          <table:table-cell office:value-type="float" office:value="5.31996633858988" calcext:value-type="float">
            <text:p>5.32</text:p>
          </table:table-cell>
          <table:table-cell office:value-type="float" office:value="6.70147954743255" calcext:value-type="float">
            <text:p>6.70</text:p>
          </table:table-cell>
          <table:table-cell office:value-type="float" office:value="6.22823490801685" calcext:value-type="float">
            <text:p>6.23</text:p>
          </table:table-cell>
          <table:table-cell office:value-type="float" office:value="5.84894337519825" calcext:value-type="float">
            <text:p>5.85</text:p>
          </table:table-cell>
          <table:table-cell office:value-type="float" office:value="6.03089382805924" calcext:value-type="float">
            <text:p>6.03</text:p>
          </table:table-cell>
          <table:table-cell office:value-type="float" office:value="5.80581440288573" calcext:value-type="float">
            <text:p>5.81</text:p>
          </table:table-cell>
          <table:table-cell office:value-type="float" office:value="5.75909280540069" calcext:value-type="float">
            <text:p>5.76</text:p>
          </table:table-cell>
          <table:table-cell office:value-type="float" office:value="6.28656001127634" calcext:value-type="float">
            <text:p>6.29</text:p>
          </table:table-cell>
          <table:table-cell office:value-type="float" office:value="7.2687660922955" calcext:value-type="float">
            <text:p>7.27</text:p>
          </table:table-cell>
          <table:table-cell office:value-type="float" office:value="7.75029781483918" calcext:value-type="float">
            <text:p>7.75</text:p>
          </table:table-cell>
          <table:table-cell office:value-type="float" office:value="6.66652593358806" calcext:value-type="float">
            <text:p>6.67</text:p>
          </table:table-cell>
          <table:table-cell office:value-type="float" office:value="6.2871091172978" calcext:value-type="float">
            <text:p>6.29</text:p>
          </table:table-cell>
          <table:table-cell office:value-type="float" office:value="6.35150623905192" calcext:value-type="float">
            <text:p>6.35</text:p>
          </table:table-cell>
          <table:table-cell office:value-type="float" office:value="5.75982956382797" calcext:value-type="float">
            <text:p>5.76</text:p>
          </table:table-cell>
          <table:table-cell office:value-type="float" office:value="6.17491418764302" calcext:value-type="float">
            <text:p>6.17</text:p>
          </table:table-cell>
          <table:table-cell office:value-type="float" office:value="7.17928599450765" calcext:value-type="float">
            <text:p>7.18</text:p>
          </table:table-cell>
          <table:table-cell office:value-type="float" office:value="6.88267683185091" calcext:value-type="float">
            <text:p>6.88</text:p>
          </table:table-cell>
          <table:table-cell office:value-type="float" office:value="6.10138009978186" calcext:value-type="float">
            <text:p>6.10</text:p>
          </table:table-cell>
          <table:table-cell office:value-type="float" office:value="6.21728929796066" calcext:value-type="float">
            <text:p>6.22</text:p>
          </table:table-cell>
          <table:table-cell office:value-type="float" office:value="5.83707926762416" calcext:value-type="float">
            <text:p>5.84</text:p>
          </table:table-cell>
          <table:table-cell office:value-type="float" office:value="5.72487014970975" calcext:value-type="float">
            <text:p>5.72</text:p>
          </table:table-cell>
          <table:table-cell office:value-type="float" office:value="6.26508447304907" calcext:value-type="float">
            <text:p>6.27</text:p>
          </table:table-cell>
          <table:table-cell office:value-type="float" office:value="6.92916093535076" calcext:value-type="float">
            <text:p>6.93</text:p>
          </table:table-cell>
          <table:table-cell office:value-type="float" office:value="7.1064503908806" calcext:value-type="float">
            <text:p>7.11</text:p>
          </table:table-cell>
          <table:table-cell office:value-type="float" office:value="6.66874934916172" calcext:value-type="float">
            <text:p>6.67</text:p>
          </table:table-cell>
          <table:table-cell office:value-type="float" office:value="6.73514749994605" calcext:value-type="float">
            <text:p>6.74</text:p>
          </table:table-cell>
          <table:table-cell office:value-type="float" office:value="6.31058158319871" calcext:value-type="float">
            <text:p>6.31</text:p>
          </table:table-cell>
          <table:table-cell office:value-type="float" office:value="6.19144243493604" calcext:value-type="float">
            <text:p>6.19</text:p>
          </table:table-cell>
          <table:table-cell office:value-type="float" office:value="7.45764773867818" calcext:value-type="float">
            <text:p>7.46</text:p>
          </table:table-cell>
          <table:table-cell office:value-type="float" office:value="7.92122538293217" calcext:value-type="float">
            <text:p>7.92</text:p>
          </table:table-cell>
          <table:table-cell office:value-type="float" office:value="8.59372531673565" calcext:value-type="float">
            <text:p>8.59</text:p>
          </table:table-cell>
          <table:table-cell office:value-type="float" office:value="7.54325781279451" calcext:value-type="float">
            <text:p>7.54</text:p>
          </table:table-cell>
          <table:table-cell office:value-type="float" office:value="7.63888888888889" calcext:value-type="float">
            <text:p>7.64</text:p>
          </table:table-cell>
          <table:table-cell office:value-type="float" office:value="6.97872491438508" calcext:value-type="float">
            <text:p>6.98</text:p>
          </table:table-cell>
          <table:table-cell office:value-type="float" office:value="6.6977037796891" calcext:value-type="float">
            <text:p>6.70</text:p>
          </table:table-cell>
          <table:table-cell office:value-type="float" office:value="7.82172210270837" calcext:value-type="float">
            <text:p>7.82</text:p>
          </table:table-cell>
          <table:table-cell office:value-type="float" office:value="8.545428693303" calcext:value-type="float">
            <text:p>8.55</text:p>
          </table:table-cell>
          <table:table-cell office:value-type="float" office:value="9.12282696763372" calcext:value-type="float">
            <text:p>9.12</text:p>
          </table:table-cell>
          <table:table-cell office:value-type="float" office:value="8.08607021517554" calcext:value-type="float">
            <text:p>8.09</text:p>
          </table:table-cell>
          <table:table-cell office:value-type="float" office:value="8.00851648812218" calcext:value-type="float">
            <text:p>8.01</text:p>
          </table:table-cell>
          <table:table-cell office:value-type="float" office:value="7.53669668187986" calcext:value-type="float">
            <text:p>7.54</text:p>
          </table:table-cell>
          <table:table-cell office:value-type="float" office:value="6.90565359793259" calcext:value-type="float">
            <text:p>6.91</text:p>
          </table:table-cell>
          <table:table-cell office:value-type="float" office:value="7.53173164097915" calcext:value-type="float">
            <text:p>7.53</text:p>
          </table:table-cell>
          <table:table-cell office:value-type="float" office:value="8.11067408110674" calcext:value-type="float">
            <text:p>8.11</text:p>
          </table:table-cell>
          <table:table-cell office:value-type="float" office:value="8.92339798674196" calcext:value-type="float">
            <text:p>8.92</text:p>
          </table:table-cell>
          <table:table-cell office:value-type="float" office:value="7.56731725255717" calcext:value-type="float">
            <text:p>7.57</text:p>
          </table:table-cell>
          <table:table-cell office:value-type="float" office:value="7.43616778752992" calcext:value-type="float">
            <text:p>7.44</text:p>
          </table:table-cell>
          <table:table-cell office:value-type="float" office:value="6.89241434475403" calcext:value-type="float">
            <text:p>6.89</text:p>
          </table:table-cell>
          <table:table-cell office:value-type="float" office:value="6.71972651033599" calcext:value-type="float">
            <text:p>6.72</text:p>
          </table:table-cell>
          <table:table-cell office:value-type="float" office:value="6.89627617068883" calcext:value-type="float">
            <text:p>6.90</text:p>
          </table:table-cell>
          <table:table-cell office:value-type="float" office:value="8.82352941176471" calcext:value-type="float">
            <text:p>8.82</text:p>
          </table:table-cell>
          <table:table-cell office:value-type="float" office:value="8.77031585403251" calcext:value-type="float">
            <text:p>8.77</text:p>
          </table:table-cell>
          <table:table-cell office:value-type="float" office:value="9.33908045977011" calcext:value-type="float">
            <text:p>9.34</text:p>
          </table:table-cell>
          <table:table-cell office:value-type="float" office:value="8.71341367976209" calcext:value-type="float">
            <text:p>8.71</text:p>
          </table:table-cell>
          <table:table-cell office:value-type="float" office:value="8.05908391070054" calcext:value-type="float">
            <text:p>8.06</text:p>
          </table:table-cell>
          <table:table-cell office:value-type="float" office:value="7.66278965999346" calcext:value-type="float">
            <text:p>7.66</text:p>
          </table:table-cell>
          <table:table-cell office:value-type="float" office:value="8.4404667721519" calcext:value-type="float">
            <text:p>8.44</text:p>
          </table:table-cell>
          <table:table-cell office:value-type="float" office:value="8.3509234828496" calcext:value-type="float">
            <text:p>8.35</text:p>
          </table:table-cell>
          <table:table-cell office:value-type="float" office:value="9.91784037558685" calcext:value-type="float">
            <text:p>9.92</text:p>
          </table:table-cell>
          <table:table-cell office:value-type="float" office:value="8.82279917712989" calcext:value-type="float">
            <text:p>8.82</text:p>
          </table:table-cell>
          <table:table-cell office:value-type="float" office:value="8.47571314117494" calcext:value-type="float">
            <text:p>8.48</text:p>
          </table:table-cell>
          <table:table-cell office:value-type="float" office:value="8.38637214526395" calcext:value-type="float">
            <text:p>8.39</text:p>
          </table:table-cell>
          <table:table-cell office:value-type="float" office:value="7.8723587753342" calcext:value-type="float">
            <text:p>7.87</text:p>
          </table:table-cell>
          <table:table-cell office:value-type="float" office:value="8.58538257218747" calcext:value-type="float">
            <text:p>8.59</text:p>
          </table:table-cell>
          <table:table-cell office:value-type="float" office:value="8.45153664302601" calcext:value-type="float">
            <text:p>8.45</text:p>
          </table:table-cell>
          <table:table-cell office:value-type="float" office:value="10.075047508616" calcext:value-type="float">
            <text:p>10.08</text:p>
          </table:table-cell>
          <table:table-cell office:value-type="float" office:value="8.73105947474265" calcext:value-type="float">
            <text:p>8.73</text:p>
          </table:table-cell>
          <table:table-cell office:value-type="float" office:value="8.25455383905926" calcext:value-type="float">
            <text:p>8.25</text:p>
          </table:table-cell>
          <table:table-cell office:value-type="float" office:value="8.33104497158911" calcext:value-type="float">
            <text:p>8.33</text:p>
          </table:table-cell>
          <table:table-cell office:value-type="float" office:value="7.56169905312393" calcext:value-type="float">
            <text:p>7.56</text:p>
          </table:table-cell>
          <table:table-cell office:value-type="float" office:value="7.78008952777252" calcext:value-type="float">
            <text:p>7.78</text:p>
          </table:table-cell>
          <table:table-cell office:value-type="float" office:value="7.54687253820703" calcext:value-type="float">
            <text:p>7.55</text:p>
          </table:table-cell>
          <table:table-cell office:value-type="float" office:value="8.73846684487367" calcext:value-type="float">
            <text:p>8.74</text:p>
          </table:table-cell>
          <table:table-cell office:value-type="float" office:value="7.43650337442252" calcext:value-type="float">
            <text:p>7.44</text:p>
          </table:table-cell>
          <table:table-cell office:value-type="float" office:value="6.69621868493519" calcext:value-type="float">
            <text:p>6.70</text:p>
          </table:table-cell>
          <table:table-cell office:value-type="float" office:value="6.19879966706094" calcext:value-type="float">
            <text:p>6.20</text:p>
          </table:table-cell>
          <table:table-cell office:value-type="float" office:value="5.26656518467972" calcext:value-type="float">
            <text:p>5.27</text:p>
          </table:table-cell>
          <table:table-cell office:value-type="float" office:value="6.06593922327819" calcext:value-type="float">
            <text:p>6.07</text:p>
          </table:table-cell>
          <table:table-cell office:value-type="float" office:value="6.18765165812888" calcext:value-type="float">
            <text:p>6.19</text:p>
          </table:table-cell>
          <table:table-cell office:value-type="float" office:value="6.7335555518333" calcext:value-type="float">
            <text:p>6.73</text:p>
          </table:table-cell>
          <table:table-cell office:value-type="float" office:value="5.64583424832008" calcext:value-type="float">
            <text:p>5.65</text:p>
          </table:table-cell>
          <table:table-cell office:value-type="float" office:value="4.8763172490294" calcext:value-type="float">
            <text:p>4.88</text:p>
          </table:table-cell>
          <table:table-cell office:value-type="float" office:value="4.50156841976616" calcext:value-type="float">
            <text:p>4.50</text:p>
          </table:table-cell>
          <table:table-cell office:value-type="float" office:value="3.88084224813816" calcext:value-type="float">
            <text:p>3.88</text:p>
          </table:table-cell>
          <table:table-cell office:value-type="float" office:value="4.94117647058824" calcext:value-type="float">
            <text:p>4.94</text:p>
          </table:table-cell>
          <table:table-cell office:value-type="float" office:value="4.96384872080089" calcext:value-type="float">
            <text:p>4.96</text:p>
          </table:table-cell>
          <table:table-cell office:value-type="float" office:value="5.26759445968728" calcext:value-type="float">
            <text:p>5.27</text:p>
          </table:table-cell>
          <table:table-cell office:value-type="float" office:value="3.94785701721813" calcext:value-type="float">
            <text:p>3.95</text:p>
          </table:table-cell>
          <table:table-cell office:value-type="float" office:value="3.71738106453132" calcext:value-type="float">
            <text:p>3.72</text:p>
          </table:table-cell>
          <table:table-cell office:value-type="float" office:value="3.65783740396744" calcext:value-type="float">
            <text:p>3.66</text:p>
          </table:table-cell>
          <table:table-cell office:value-type="float" office:value="3.98983668734925" calcext:value-type="float">
            <text:p>3.99</text:p>
          </table:table-cell>
          <table:table-cell office:value-type="float" office:value="3.95127748068925" calcext:value-type="float">
            <text:p>3.95</text:p>
          </table:table-cell>
          <table:table-cell office:value-type="float" office:value="4.45222611305653" calcext:value-type="float">
            <text:p>4.45</text:p>
          </table:table-cell>
          <table:table-cell office:value-type="float" office:value="4.72164490808935" calcext:value-type="float">
            <text:p>4.72</text:p>
          </table:table-cell>
          <table:table-cell office:value-type="float" office:value="3.99942385250624" calcext:value-type="float">
            <text:p>4.00</text:p>
          </table:table-cell>
          <table:table-cell office:value-type="float" office:value="3.34221810174991" calcext:value-type="float">
            <text:p>3.34</text:p>
          </table:table-cell>
          <table:table-cell office:value-type="float" office:value="2.89583287904228" calcext:value-type="float">
            <text:p>2.90</text:p>
          </table:table-cell>
          <table:table-cell office:value-type="float" office:value="2.8731938887622" calcext:value-type="float">
            <text:p>2.87</text:p>
          </table:table-cell>
          <table:table-cell office:value-type="float" office:value="3.07599314953491" calcext:value-type="float">
            <text:p>3.08</text:p>
          </table:table-cell>
          <table:table-cell office:value-type="float" office:value="3.52580480327031" calcext:value-type="float">
            <text:p>3.53</text:p>
          </table:table-cell>
          <table:table-cell office:value-type="float" office:value="3.47723988439306" calcext:value-type="float">
            <text:p>3.48</text:p>
          </table:table-cell>
          <table:table-cell office:value-type="float" office:value="4.03506274278509" calcext:value-type="float">
            <text:p>4.04</text:p>
          </table:table-cell>
          <table:table-cell office:value-type="float" office:value="3.32600851848838" calcext:value-type="float">
            <text:p>3.33</text:p>
          </table:table-cell>
          <table:table-cell office:value-type="float" office:value="3.19291296435071" calcext:value-type="float">
            <text:p>3.19</text:p>
          </table:table-cell>
          <table:table-cell office:value-type="float" office:value="2.64478629286398" calcext:value-type="float">
            <text:p>2.64</text:p>
          </table:table-cell>
          <table:table-cell office:value-type="float" office:value="2.78163580246914" calcext:value-type="float">
            <text:p>2.78</text:p>
          </table:table-cell>
          <table:table-cell office:value-type="float" office:value="3.06122448979592" calcext:value-type="float">
            <text:p>3.06</text:p>
          </table:table-cell>
          <table:table-cell office:value-type="float" office:value="3.30958455687671" calcext:value-type="float">
            <text:p>3.31</text:p>
          </table:table-cell>
          <table:table-cell office:value-type="float" office:value="2.74415094339623" calcext:value-type="float">
            <text:p>2.74</text:p>
          </table:table-cell>
          <table:table-cell office:value-type="float" office:value="2.36179600311446" calcext:value-type="float">
            <text:p>2.36</text:p>
          </table:table-cell>
          <table:table-cell office:value-type="float" office:value="2.16597712338769" calcext:value-type="float">
            <text:p>2.17</text:p>
          </table:table-cell>
          <table:table-cell office:value-type="float" office:value="1.66234013670247" calcext:value-type="float">
            <text:p>1.66</text:p>
          </table:table-cell>
          <table:table-cell office:value-type="float" office:value="1.6626692141957" calcext:value-type="float">
            <text:p>1.66</text:p>
          </table:table-cell>
          <table:table-cell office:value-type="float" office:value="1.77479787024256" calcext:value-type="float">
            <text:p>1.77</text:p>
          </table:table-cell>
          <table:table-cell office:value-type="float" office:value="2.13693202921877" calcext:value-type="float">
            <text:p>2.14</text:p>
          </table:table-cell>
          <table:table-cell office:value-type="float" office:value="1.66778462101348" calcext:value-type="float">
            <text:p>1.67</text:p>
          </table:table-cell>
          <table:table-cell office:value-type="float" office:value="1.39996347921359" calcext:value-type="float">
            <text:p>1.40</text:p>
          </table:table-cell>
          <table:table-cell office:value-type="float" office:value="1.10178237706061" calcext:value-type="float">
            <text:p>1.10</text:p>
          </table:table-cell>
          <table:table-cell office:value-type="float" office:value="0.984716625736153" calcext:value-type="float">
            <text:p>0.98</text:p>
          </table:table-cell>
          <table:table-cell office:value-type="float" office:value="0.912750607836104" calcext:value-type="float">
            <text:p>0.91</text:p>
          </table:table-cell>
          <table:table-cell office:value-type="float" office:value="1.05731775180857" calcext:value-type="float">
            <text:p>1.06</text:p>
          </table:table-cell>
          <table:table-cell office:value-type="float" office:value="1.27720717364696" calcext:value-type="float">
            <text:p>1.28</text:p>
          </table:table-cell>
          <table:table-cell office:value-type="float" office:value="1.02743244631665" calcext:value-type="float">
            <text:p>1.03</text:p>
          </table:table-cell>
          <table:table-cell office:value-type="float" office:value="0.850110382549672" calcext:value-type="float">
            <text:p>0.85</text:p>
          </table:table-cell>
          <table:table-cell office:value-type="float" office:value="0.763271490237558" calcext:value-type="float">
            <text:p>0.76</text:p>
          </table:table-cell>
          <table:table-cell office:value-type="float" office:value="0.606732924316859" calcext:value-type="float">
            <text:p>0.61</text:p>
          </table:table-cell>
          <table:table-cell office:value-type="float" office:value="0.61985061985062" calcext:value-type="float">
            <text:p>0.62</text:p>
          </table:table-cell>
          <table:table-cell office:value-type="float" office:value="0.83424011606819" calcext:value-type="float">
            <text:p>0.83</text:p>
          </table:table-cell>
          <table:table-cell office:value-type="float" office:value="0.792900066770532" calcext:value-type="float">
            <text:p>0.79</text:p>
          </table:table-cell>
          <table:table-cell office:value-type="float" office:value="0.858121507120966" calcext:value-type="float">
            <text:p>0.86</text:p>
          </table:table-cell>
          <table:table-cell office:value-type="float" office:value="0.681978798586572" calcext:value-type="float">
            <text:p>0.68</text:p>
          </table:table-cell>
          <table:table-cell office:value-type="float" office:value="0.674798035799145" calcext:value-type="float">
            <text:p>0.67</text:p>
          </table:table-cell>
          <table:table-cell office:value-type="float" office:value="0.642151206541915" calcext:value-type="float">
            <text:p>0.64</text:p>
          </table:table-cell>
          <table:table-cell office:value-type="float" office:value="0.551038495626373" calcext:value-type="float">
            <text:p>0.55</text:p>
          </table:table-cell>
          <table:table-cell office:value-type="float" office:value="0.673639425633753" calcext:value-type="float">
            <text:p>0.67</text:p>
          </table:table-cell>
          <table:table-cell office:value-type="float" office:value="0.775029757968523" calcext:value-type="float">
            <text:p>0.78</text:p>
          </table:table-cell>
          <table:table-cell office:value-type="float" office:value="0.761318264871083" calcext:value-type="float">
            <text:p>0.76</text:p>
          </table:table-cell>
          <table:table-cell office:value-type="float" office:value="0.92531394580304" calcext:value-type="float">
            <text:p>0.93</text:p>
          </table:table-cell>
          <table:table-cell office:value-type="float" office:value="0.638152622362055" calcext:value-type="float">
            <text:p>0.64</text:p>
          </table:table-cell>
          <table:table-cell office:value-type="float" office:value="0.676220003417718" calcext:value-type="float">
            <text:p>0.68</text:p>
          </table:table-cell>
          <table:table-cell office:value-type="float" office:value="0.608178958406152" calcext:value-type="float">
            <text:p>0.61</text:p>
          </table:table-cell>
          <table:table-cell office:value-type="float" office:value="0.908530951647675" calcext:value-type="float">
            <text:p>0.91</text:p>
          </table:table-cell>
          <table:table-cell office:value-type="float" office:value="1.07249808482485" calcext:value-type="float">
            <text:p>1.07</text:p>
          </table:table-cell>
          <table:table-cell office:value-type="float" office:value="0.919874122488502" calcext:value-type="float">
            <text:p>0.92</text:p>
          </table:table-cell>
          <table:table-cell office:value-type="float" office:value="1.0823336168715" calcext:value-type="float">
            <text:p>1.08</text:p>
          </table:table-cell>
          <table:table-cell office:value-type="float" office:value="0.878939961231047" calcext:value-type="float">
            <text:p>0.88</text:p>
          </table:table-cell>
          <table:table-cell office:value-type="float" office:value="0.881240296516586" calcext:value-type="float">
            <text:p>0.88</text:p>
          </table:table-cell>
          <table:table-cell office:value-type="float" office:value="0.994816651105888" calcext:value-type="float">
            <text:p>0.99</text:p>
          </table:table-cell>
          <table:table-cell office:value-type="float" office:value="1.25353821269713" calcext:value-type="float">
            <text:p>1.25</text:p>
          </table:table-cell>
          <table:table-cell office:value-type="float" office:value="1.60483724313512" calcext:value-type="float">
            <text:p>1.60</text:p>
          </table:table-cell>
          <table:table-cell office:value-type="float" office:value="1.62955945049739" calcext:value-type="float">
            <text:p>1.63</text:p>
          </table:table-cell>
          <table:table-cell office:value-type="float" office:value="1.51384083044983" calcext:value-type="float">
            <text:p>1.51</text:p>
          </table:table-cell>
          <table:table-cell office:value-type="float" office:value="2.28042200913043" calcext:value-type="float">
            <text:p>2.28</text:p>
          </table:table-cell>
          <table:table-cell office:value-type="float" office:value="1.99755925236046" calcext:value-type="float">
            <text:p>2.00</text:p>
          </table:table-cell>
          <table:table-cell office:value-type="float" office:value="2.10302019640541" calcext:value-type="float">
            <text:p>2.10</text:p>
          </table:table-cell>
          <table:table-cell office:value-type="float" office:value="2.63883418668767" calcext:value-type="float">
            <text:p>2.64</text:p>
          </table:table-cell>
          <table:table-cell office:value-type="float" office:value="3.66195415760415" calcext:value-type="float">
            <text:p>3.66</text:p>
          </table:table-cell>
          <table:table-cell office:value-type="float" office:value="3.45971898609052" calcext:value-type="float">
            <text:p>3.46</text:p>
          </table:table-cell>
          <table:table-cell office:value-type="float" office:value="3.08743281500021" calcext:value-type="float">
            <text:p>3.09</text:p>
          </table:table-cell>
          <table:table-cell office:value-type="float" office:value="3.20614181091877" calcext:value-type="float">
            <text:p>3.21</text:p>
          </table:table-cell>
          <table:table-cell office:value-type="float" office:value="2.55199617499402" calcext:value-type="float">
            <text:p>2.55</text:p>
          </table:table-cell>
          <table:table-cell office:value-type="float" office:value="2.38427470727416" calcext:value-type="float">
            <text:p>2.38</text:p>
          </table:table-cell>
          <table:table-cell office:value-type="float" office:value="2.94507575757576" calcext:value-type="float">
            <text:p>2.95</text:p>
          </table:table-cell>
          <table:table-cell office:value-type="float" office:value="4.6568055620363" calcext:value-type="float">
            <text:p>4.66</text:p>
          </table:table-cell>
          <table:table-cell office:value-type="float" office:value="4.20986490732014" calcext:value-type="float">
            <text:p>4.21</text:p>
          </table:table-cell>
          <table:table-cell office:value-type="float" office:value="3.95774935491656" calcext:value-type="float">
            <text:p>3.96</text:p>
          </table:table-cell>
          <table:table-cell office:value-type="float" office:value="3.6613385787725" calcext:value-type="float">
            <text:p>3.66</text:p>
          </table:table-cell>
          <table:table-cell office:value-type="float" office:value="2.73823779953334" calcext:value-type="float">
            <text:p>2.74</text:p>
          </table:table-cell>
          <table:table-cell office:value-type="float" office:value="2.60714350107279" calcext:value-type="float">
            <text:p>2.61</text:p>
          </table:table-cell>
          <table:table-cell office:value-type="float" office:value="3.64783090428705" calcext:value-type="float">
            <text:p>3.65</text:p>
          </table:table-cell>
          <table:table-cell office:value-type="float" office:value="5.23181811531653" calcext:value-type="float">
            <text:p>5.23</text:p>
          </table:table-cell>
          <table:table-cell office:value-type="float" office:value="5.01145996289155" calcext:value-type="float">
            <text:p>5.01</text:p>
          </table:table-cell>
          <table:table-cell office:value-type="float" office:value="4.68120962456699" calcext:value-type="float">
            <text:p>4.68</text:p>
          </table:table-cell>
          <table:table-cell office:value-type="float" office:value="4.26931088502126" calcext:value-type="float">
            <text:p>4.27</text:p>
          </table:table-cell>
          <table:table-cell office:value-type="float" office:value="3.40643046667707" calcext:value-type="float">
            <text:p>3.41</text:p>
          </table:table-cell>
          <table:table-cell office:value-type="float" office:value="3.11494355053783" calcext:value-type="float">
            <text:p>3.11</text:p>
          </table:table-cell>
          <table:table-cell office:value-type="float" office:value="3.49020168788442" calcext:value-type="float">
            <text:p>3.49</text:p>
          </table:table-cell>
          <table:table-cell office:value-type="float" office:value="3.95306932296728" calcext:value-type="float">
            <text:p>3.95</text:p>
          </table:table-cell>
          <table:table-cell office:value-type="float" office:value="3.57988944459068" calcext:value-type="float">
            <text:p>3.58</text:p>
          </table:table-cell>
          <table:table-cell office:value-type="float" office:value="3.47073830892161" calcext:value-type="float">
            <text:p>3.47</text:p>
          </table:table-cell>
          <table:table-cell office:value-type="float" office:value="3.18064989902699" calcext:value-type="float">
            <text:p>3.18</text:p>
          </table:table-cell>
          <table:table-cell office:value-type="float" office:value="2.47492960529566" calcext:value-type="float">
            <text:p>2.47</text:p>
          </table:table-cell>
          <table:table-cell office:value-type="float" office:value="2.11573968687558" calcext:value-type="float">
            <text:p>2.12</text:p>
          </table:table-cell>
          <table:table-cell office:value-type="float" office:value="3.03262465683458" calcext:value-type="float">
            <text:p>3.03</text:p>
          </table:table-cell>
          <table:table-cell office:value-type="float" office:value="3.37034471136742" calcext:value-type="float">
            <text:p>3.37</text:p>
          </table:table-cell>
          <table:table-cell office:value-type="float" office:value="2.95796752035664" calcext:value-type="float">
            <text:p>2.96</text:p>
          </table:table-cell>
          <table:table-cell office:value-type="float" office:value="2.90941811637672" calcext:value-type="float">
            <text:p>2.91</text:p>
          </table:table-cell>
          <table:table-cell office:value-type="float" office:value="2.42231439056698" calcext:value-type="float">
            <text:p>2.42</text:p>
          </table:table-cell>
          <table:table-cell office:value-type="float" office:value="2.03697983319359" calcext:value-type="float">
            <text:p>2.04</text:p>
          </table:table-cell>
          <table:table-cell office:value-type="float" office:value="1.96883432097809" calcext:value-type="float">
            <text:p>1.97</text:p>
          </table:table-cell>
          <table:table-cell office:value-type="float" office:value="2.60779757294087" calcext:value-type="float">
            <text:p>2.61</text:p>
          </table:table-cell>
          <table:table-cell office:value-type="float" office:value="3.03232610567666" calcext:value-type="float">
            <text:p>3.03</text:p>
          </table:table-cell>
          <table:table-cell office:value-type="float" office:value="2.60398398664748" calcext:value-type="float">
            <text:p>2.60</text:p>
          </table:table-cell>
          <table:table-cell office:value-type="float" office:value="2.64878161481904" calcext:value-type="float">
            <text:p>2.65</text:p>
          </table:table-cell>
          <table:table-cell office:value-type="float" office:value="1.9903673185168" calcext:value-type="float">
            <text:p>1.99</text:p>
          </table:table-cell>
          <table:table-cell office:value-type="float" office:value="1.61517940873872" calcext:value-type="float">
            <text:p>1.62</text:p>
          </table:table-cell>
          <table:table-cell office:value-type="float" office:value="1.48701778971544" calcext:value-type="float">
            <text:p>1.49</text:p>
          </table:table-cell>
          <table:table-cell office:value-type="float" office:value="1.95655107272973" calcext:value-type="float">
            <text:p>1.96</text:p>
          </table:table-cell>
          <table:table-cell office:value-type="float" office:value="2.34732385061211" calcext:value-type="float">
            <text:p>2.35</text:p>
          </table:table-cell>
          <table:table-cell office:value-type="float" office:value="2.13943726634748" calcext:value-type="float">
            <text:p>2.14</text:p>
          </table:table-cell>
          <table:table-cell office:value-type="float" office:value="2.26851711257554" calcext:value-type="float">
            <text:p>2.27</text:p>
          </table:table-cell>
          <table:table-cell office:value-type="float" office:value="1.69607056936648" calcext:value-type="float">
            <text:p>1.70</text:p>
          </table:table-cell>
          <table:table-cell office:value-type="float" office:value="1.27508854781582" calcext:value-type="float">
            <text:p>1.28</text:p>
          </table:table-cell>
          <table:table-cell office:value-type="float" office:value="1.21581785825873" calcext:value-type="float">
            <text:p>1.22</text:p>
          </table:table-cell>
          <table:table-cell office:value-type="float" office:value="1.71102661596958" calcext:value-type="float">
            <text:p>1.71</text:p>
          </table:table-cell>
          <table:table-cell office:value-type="float" office:value="2.003357966032" calcext:value-type="float">
            <text:p>2.00</text:p>
          </table:table-cell>
          <table:table-cell office:value-type="float" office:value="1.67821354395646" calcext:value-type="float">
            <text:p>1.68</text:p>
          </table:table-cell>
          <table:table-cell office:value-type="float" office:value="1.61517202575008" calcext:value-type="float">
            <text:p>1.62</text:p>
          </table:table-cell>
          <table:table-cell office:value-type="float" office:value="1.23359984317459" calcext:value-type="float">
            <text:p>1.23</text:p>
          </table:table-cell>
          <table:table-cell office:value-type="float" office:value="0.980269469820214" calcext:value-type="float">
            <text:p>0.98</text:p>
          </table:table-cell>
          <table:table-cell office:value-type="float" office:value="0.87304106900632" calcext:value-type="float">
            <text:p>0.87</text:p>
          </table:table-cell>
          <table:table-cell office:value-type="float" office:value="1.35187034334434" calcext:value-type="float">
            <text:p>1.35</text:p>
          </table:table-cell>
          <table:table-cell office:value-type="float" office:value="1.42710111456974" calcext:value-type="float">
            <text:p>1.43</text:p>
          </table:table-cell>
          <table:table-cell office:value-type="float" office:value="1.31660521421346" calcext:value-type="float">
            <text:p>1.32</text:p>
          </table:table-cell>
          <table:table-cell office:value-type="float" office:value="1.20403514480963" calcext:value-type="float">
            <text:p>1.20</text:p>
          </table:table-cell>
          <table:table-cell office:value-type="float" office:value="1.05683494771955" calcext:value-type="float">
            <text:p>1.06</text:p>
          </table:table-cell>
          <table:table-cell office:value-type="float" office:value="0.73848778352656" calcext:value-type="float">
            <text:p>0.74</text:p>
          </table:table-cell>
          <table:table-cell office:value-type="float" office:value="0.766319922734686" calcext:value-type="float">
            <text:p>0.77</text:p>
          </table:table-cell>
          <table:table-cell office:value-type="float" office:value="0.790754257907543" calcext:value-type="float">
            <text:p>0.79</text:p>
          </table:table-cell>
          <table:table-cell office:value-type="float" office:value="1.30316843312173" calcext:value-type="float">
            <text:p>1.30</text:p>
          </table:table-cell>
          <table:table-cell office:value-type="float" office:value="1.10773790162275" calcext:value-type="float">
            <text:p>1.11</text:p>
          </table:table-cell>
          <table:table-cell office:value-type="float" office:value="1.03143130628431" calcext:value-type="float">
            <text:p>1.03</text:p>
          </table:table-cell>
          <table:table-cell office:value-type="float" office:value="0.982454949604642" calcext:value-type="float">
            <text:p>0.98</text:p>
          </table:table-cell>
          <table:table-cell office:value-type="float" office:value="0.679505858442401" calcext:value-type="float">
            <text:p>0.68</text:p>
          </table:table-cell>
          <table:table-cell office:value-type="float" office:value="0.701524174825881" calcext:value-type="float">
            <text:p>0.70</text:p>
          </table:table-cell>
          <table:table-cell office:value-type="float" office:value="1.06656508903914" calcext:value-type="float">
            <text:p>1.07</text:p>
          </table:table-cell>
          <table:table-cell office:value-type="float" office:value="1.13240158536222" calcext:value-type="float">
            <text:p>1.13</text:p>
          </table:table-cell>
          <table:table-cell office:value-type="float" office:value="1.00904009902847" calcext:value-type="float">
            <text:p>1.01</text:p>
          </table:table-cell>
          <table:table-cell office:value-type="float" office:value="0.985884384474831" calcext:value-type="float">
            <text:p>0.99</text:p>
          </table:table-cell>
          <table:table-cell office:value-type="float" office:value="0.881865956374631" calcext:value-type="float">
            <text:p>0.88</text:p>
          </table:table-cell>
          <table:table-cell office:value-type="float" office:value="0.630745487485741" calcext:value-type="float">
            <text:p>0.63</text:p>
          </table:table-cell>
          <table:table-cell office:value-type="float" office:value="0.630788303070079" calcext:value-type="float">
            <text:p>0.63</text:p>
          </table:table-cell>
          <table:table-cell office:value-type="float" office:value="1.35535789919526" calcext:value-type="float">
            <text:p>1.36</text:p>
          </table:table-cell>
          <table:table-cell office:value-type="float" office:value="1.15775220040623" calcext:value-type="float">
            <text:p>1.16</text:p>
          </table:table-cell>
          <table:table-cell office:value-type="float" office:value="1.05696072383303" calcext:value-type="float">
            <text:p>1.06</text:p>
          </table:table-cell>
          <table:table-cell office:value-type="float" office:value="1.0129659643436" calcext:value-type="float">
            <text:p>1.01</text:p>
          </table:table-cell>
          <table:table-cell office:value-type="float" office:value="0.926494169817671" calcext:value-type="float">
            <text:p>0.93</text:p>
          </table:table-cell>
          <table:table-cell office:value-type="float" office:value="0.656644916164202" calcext:value-type="float">
            <text:p>0.66</text:p>
          </table:table-cell>
          <table:table-cell office:value-type="float" office:value="0.678321809357843" calcext:value-type="float">
            <text:p>0.68</text:p>
          </table:table-cell>
          <table:table-cell office:value-type="float" office:value="1.28233719892953" calcext:value-type="float">
            <text:p>1.28</text:p>
          </table:table-cell>
          <table:table-cell office:value-type="float" office:value="1.24610591900312" calcext:value-type="float">
            <text:p>1.25</text:p>
          </table:table-cell>
          <table:table-cell office:value-type="float" office:value="1.16800872336856" calcext:value-type="float">
            <text:p>1.17</text:p>
          </table:table-cell>
          <table:table-cell office:value-type="float" office:value="1.10882781060022" calcext:value-type="float">
            <text:p>1.11</text:p>
          </table:table-cell>
          <table:table-cell office:value-type="float" office:value="0.681710088252391" calcext:value-type="float">
            <text:p>0.68</text:p>
          </table:table-cell>
          <table:table-cell office:value-type="float" office:value="1.34358627682947" calcext:value-type="float">
            <text:p>1.34</text:p>
          </table:table-cell>
          <table:table-cell office:value-type="float" office:value="1.18949281348092" calcext:value-type="float">
            <text:p>1.19</text:p>
          </table:table-cell>
          <table:table-cell office:value-type="float" office:value="1.81359407033591" calcext:value-type="float">
            <text:p>1.81</text:p>
          </table:table-cell>
          <table:table-cell office:value-type="float" office:value="1.81521471844053" calcext:value-type="float">
            <text:p>1.82</text:p>
          </table:table-cell>
          <table:table-cell office:value-type="float" office:value="1.72137488947834" calcext:value-type="float">
            <text:p>1.72</text:p>
          </table:table-cell>
          <table:table-cell office:value-type="float" office:value="1.94336793867217" calcext:value-type="float">
            <text:p>1.94</text:p>
          </table:table-cell>
          <table:table-cell office:value-type="float" office:value="1.94003527336861" calcext:value-type="float">
            <text:p>1.94</text:p>
          </table:table-cell>
          <table:table-cell office:value-type="float" office:value="1.44171447126312" calcext:value-type="float">
            <text:p>1.44</text:p>
          </table:table-cell>
          <table:table-cell office:value-type="float" office:value="1.3197737530709" calcext:value-type="float">
            <text:p>1.32</text:p>
          </table:table-cell>
          <table:table-cell office:value-type="float" office:value="1.93432298695457" calcext:value-type="float">
            <text:p>1.93</text:p>
          </table:table-cell>
          <table:table-cell office:value-type="float" office:value="2.1886581357947" calcext:value-type="float">
            <text:p>2.19</text:p>
          </table:table-cell>
          <table:table-cell office:value-type="float" office:value="2.23281843360078" calcext:value-type="float">
            <text:p>2.23</text:p>
          </table:table-cell>
          <table:table-cell office:value-type="float" office:value="2.30572414613828" calcext:value-type="float">
            <text:p>2.31</text:p>
          </table:table-cell>
          <table:table-cell office:value-type="float" office:value="2.36883663800667" calcext:value-type="float">
            <text:p>2.37</text:p>
          </table:table-cell>
          <table:table-cell office:value-type="float" office:value="2.12092938579523" calcext:value-type="float">
            <text:p>2.12</text:p>
          </table:table-cell>
          <table:table-cell office:value-type="float" office:value="1.84032549241506" calcext:value-type="float">
            <text:p>1.84</text:p>
          </table:table-cell>
          <table:table-cell office:value-type="float" office:value="2.28245363766049" calcext:value-type="float">
            <text:p>2.28</text:p>
          </table:table-cell>
          <table:table-cell office:value-type="float" office:value="2.82597402597403" calcext:value-type="float">
            <text:p>2.83</text:p>
          </table:table-cell>
          <table:table-cell office:value-type="float" office:value="3.26545548475977" calcext:value-type="float">
            <text:p>3.27</text:p>
          </table:table-cell>
          <table:table-cell office:value-type="float" office:value="3.0134057552294" calcext:value-type="float">
            <text:p>3.01</text:p>
          </table:table-cell>
          <table:table-cell office:value-type="float" office:value="3.09410745751575" calcext:value-type="float">
            <text:p>3.09</text:p>
          </table:table-cell>
          <table:table-cell office:value-type="float" office:value="2.68047982551799" calcext:value-type="float">
            <text:p>2.68</text:p>
          </table:table-cell>
          <table:table-cell office:value-type="float" office:value="2.44664096019117" calcext:value-type="float">
            <text:p>2.45</text:p>
          </table:table-cell>
          <table:table-cell office:value-type="float" office:value="2.92858129575908" calcext:value-type="float">
            <text:p>2.93</text:p>
          </table:table-cell>
          <table:table-cell office:value-type="float" office:value="3.72411523987744" calcext:value-type="float">
            <text:p>3.72</text:p>
          </table:table-cell>
          <table:table-cell office:value-type="float" office:value="3.72782028324923" calcext:value-type="float">
            <text:p>3.73</text:p>
          </table:table-cell>
          <table:table-cell office:value-type="float" office:value="3.24682670769509" calcext:value-type="float">
            <text:p>3.25</text:p>
          </table:table-cell>
          <table:table-cell office:value-type="float" office:value="3.33195791211058" calcext:value-type="float">
            <text:p>3.33</text:p>
          </table:table-cell>
          <table:table-cell office:value-type="float" office:value="3.76696387008988" calcext:value-type="float">
            <text:p>3.77</text:p>
          </table:table-cell>
          <table:table-cell office:value-type="float" office:value="3.38372746309822" calcext:value-type="float">
            <text:p>3.38</text:p>
          </table:table-cell>
          <table:table-cell office:value-type="float" office:value="4.51282051282051" calcext:value-type="float">
            <text:p>4.51</text:p>
          </table:table-cell>
          <table:table-cell office:value-type="float" office:value="5.51026821198174" calcext:value-type="float">
            <text:p>5.51</text:p>
          </table:table-cell>
          <table:table-cell office:value-type="float" office:value="5.14394303438032" calcext:value-type="float">
            <text:p>5.14</text:p>
          </table:table-cell>
          <table:table-cell office:value-type="float" office:value="5.37011733576247" calcext:value-type="float">
            <text:p>5.37</text:p>
          </table:table-cell>
          <table:table-cell office:value-type="float" office:value="5.36995112455832" calcext:value-type="float">
            <text:p>5.37</text:p>
          </table:table-cell>
          <table:table-cell office:value-type="float" office:value="4.53749297729601" calcext:value-type="float">
            <text:p>4.54</text:p>
          </table:table-cell>
          <table:table-cell office:value-type="float" office:value="4.53002835295129" calcext:value-type="float">
            <text:p>4.53</text:p>
          </table:table-cell>
          <table:table-cell office:value-type="float" office:value="5.62933364672699" calcext:value-type="float">
            <text:p>5.63</text:p>
          </table:table-cell>
          <table:table-cell office:value-type="float" office:value="6.82726204465335" calcext:value-type="float">
            <text:p>6.83</text:p>
          </table:table-cell>
          <table:table-cell office:value-type="float" office:value="5.99111226442635" calcext:value-type="float">
            <text:p>5.99</text:p>
          </table:table-cell>
          <table:table-cell office:value-type="float" office:value="6.15952848722986" calcext:value-type="float">
            <text:p>6.16</text:p>
          </table:table-cell>
          <table:table-cell office:value-type="float" office:value="6.01431694971097" calcext:value-type="float">
            <text:p>6.01</text:p>
          </table:table-cell>
          <table:table-cell office:value-type="float" office:value="5.43691547106343" calcext:value-type="float">
            <text:p>5.44</text:p>
          </table:table-cell>
          <table:table-cell office:value-type="float" office:value="5.634614377259" calcext:value-type="float">
            <text:p>5.63</text:p>
          </table:table-cell>
          <table:table-cell office:value-type="float" office:value="6.09853528628495" calcext:value-type="float">
            <text:p>6.10</text:p>
          </table:table-cell>
          <table:table-cell office:value-type="float" office:value="8.1703869999651" calcext:value-type="float">
            <text:p>8.17</text:p>
          </table:table-cell>
          <table:table-cell office:value-type="float" office:value="6.98178553104156" calcext:value-type="float">
            <text:p>6.98</text:p>
          </table:table-cell>
          <table:table-cell office:value-type="float" office:value="6.81565516195866" calcext:value-type="float">
            <text:p>6.82</text:p>
          </table:table-cell>
          <table:table-cell office:value-type="float" office:value="7.00416768815886" calcext:value-type="float">
            <text:p>7.00</text:p>
          </table:table-cell>
          <table:table-cell office:value-type="float" office:value="6.31189738667597" calcext:value-type="float">
            <text:p>6.31</text:p>
          </table:table-cell>
          <table:table-cell office:value-type="float" office:value="5.73842080842818" calcext:value-type="float">
            <text:p>5.74</text:p>
          </table:table-cell>
          <table:table-cell office:value-type="float" office:value="6.15236391163719" calcext:value-type="float">
            <text:p>6.15</text:p>
          </table:table-cell>
          <table:table-cell office:value-type="float" office:value="8.50041587161799" calcext:value-type="float">
            <text:p>8.50</text:p>
          </table:table-cell>
          <table:table-cell office:value-type="float" office:value="7.27328127115966" calcext:value-type="float">
            <text:p>7.27</text:p>
          </table:table-cell>
          <table:table-cell office:value-type="float" office:value="6.95089429399053" calcext:value-type="float">
            <text:p>6.95</text:p>
          </table:table-cell>
          <table:table-cell office:value-type="float" office:value="6.78793514267449" calcext:value-type="float">
            <text:p>6.79</text:p>
          </table:table-cell>
          <table:table-cell office:value-type="float" office:value="6.27370535380408" calcext:value-type="float">
            <text:p>6.27</text:p>
          </table:table-cell>
          <table:table-cell office:value-type="float" office:value="5.60021764265796" calcext:value-type="float">
            <text:p>5.60</text:p>
          </table:table-cell>
          <table:table-cell office:value-type="float" office:value="5.9695095818282" calcext:value-type="float">
            <text:p>5.97</text:p>
          </table:table-cell>
          <table:table-cell office:value-type="float" office:value="8.49684485106546" calcext:value-type="float">
            <text:p>8.50</text:p>
          </table:table-cell>
          <table:table-cell office:value-type="float" office:value="7.30864802825847" calcext:value-type="float">
            <text:p>7.31</text:p>
          </table:table-cell>
          <table:table-cell office:value-type="float" office:value="6.86427965825344" calcext:value-type="float">
            <text:p>6.86</text:p>
          </table:table-cell>
          <table:table-cell office:value-type="float" office:value="6.32885276004003" calcext:value-type="float">
            <text:p>6.33</text:p>
          </table:table-cell>
          <table:table-cell office:value-type="float" office:value="5.91640573800335" calcext:value-type="float">
            <text:p>5.92</text:p>
          </table:table-cell>
          <table:table-cell office:value-type="float" office:value="5.25992002460781" calcext:value-type="float">
            <text:p>5.26</text:p>
          </table:table-cell>
          <table:table-cell office:value-type="float" office:value="5.68233683249658" calcext:value-type="float">
            <text:p>5.68</text:p>
          </table:table-cell>
          <table:table-cell office:value-type="float" office:value="8.37450592885376" calcext:value-type="float">
            <text:p>8.37</text:p>
          </table:table-cell>
          <table:table-cell office:value-type="float" office:value="7.5243018188875" calcext:value-type="float">
            <text:p>7.52</text:p>
          </table:table-cell>
          <table:table-cell office:value-type="float" office:value="6.6923304708321" calcext:value-type="float">
            <text:p>6.69</text:p>
          </table:table-cell>
          <table:table-cell office:value-type="float" office:value="5.59643184430637" calcext:value-type="float">
            <text:p>5.60</text:p>
          </table:table-cell>
          <table:table-cell office:value-type="float" office:value="5.6778181448355" calcext:value-type="float">
            <text:p>5.68</text:p>
          </table:table-cell>
          <table:table-cell office:value-type="float" office:value="8.21331615515575" calcext:value-type="float">
            <text:p>8.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06974128233971" calcext:value-type="float">
            <text:p>2.07</text:p>
          </table:table-cell>
          <table:table-cell office:value-type="float" office:value="1.81895093062606" calcext:value-type="float">
            <text:p>1.82</text:p>
          </table:table-cell>
          <table:table-cell office:value-type="float" office:value="1.64556962025316" calcext:value-type="float">
            <text:p>1.65</text:p>
          </table:table-cell>
          <table:table-cell office:value-type="float" office:value="1.14048729911871" calcext:value-type="float">
            <text:p>1.14</text:p>
          </table:table-cell>
          <table:table-cell office:value-type="float" office:value="2.01511335012594" calcext:value-type="float">
            <text:p>2.02</text:p>
          </table:table-cell>
          <table:table-cell office:value-type="float" office:value="1.93294560383168" calcext:value-type="float">
            <text:p>1.93</text:p>
          </table:table-cell>
          <table:table-cell office:value-type="float" office:value="1.81595949013445" calcext:value-type="float">
            <text:p>1.82</text:p>
          </table:table-cell>
          <table:table-cell office:value-type="float" office:value="1.39118913547532" calcext:value-type="float">
            <text:p>1.39</text:p>
          </table:table-cell>
          <table:table-cell office:value-type="float" office:value="1.39925373134328" calcext:value-type="float">
            <text:p>1.40</text:p>
          </table:table-cell>
          <table:table-cell office:value-type="float" office:value="0.976312419974392" calcext:value-type="float">
            <text:p>0.98</text:p>
          </table:table-cell>
          <table:table-cell office:value-type="float" office:value="0.852151682999574" calcext:value-type="float">
            <text:p>0.85</text:p>
          </table:table-cell>
          <table:table-cell office:value-type="float" office:value="1.62412993039443" calcext:value-type="float">
            <text:p>1.62</text:p>
          </table:table-cell>
          <table:table-cell office:value-type="float" office:value="1.13178294573643" calcext:value-type="float">
            <text:p>1.13</text:p>
          </table:table-cell>
          <table:table-cell office:value-type="float" office:value="1.05367138623642" calcext:value-type="float">
            <text:p>1.05</text:p>
          </table:table-cell>
          <table:table-cell office:value-type="float" office:value="1.34724857685009" calcext:value-type="float">
            <text:p>1.35</text:p>
          </table:table-cell>
          <table:table-cell office:value-type="float" office:value="1.10429447852761" calcext:value-type="float">
            <text:p>1.10</text:p>
          </table:table-cell>
          <table:table-cell office:value-type="float" office:value="0.917587085811385" calcext:value-type="float">
            <text:p>0.92</text:p>
          </table:table-cell>
          <table:table-cell office:value-type="float" office:value="1.06470106470106" calcext:value-type="float">
            <text:p>1.06</text:p>
          </table:table-cell>
          <table:table-cell office:value-type="float" office:value="1.13285272914521" calcext:value-type="float">
            <text:p>1.13</text:p>
          </table:table-cell>
          <table:table-cell office:value-type="float" office:value="0.32546786004882" calcext:value-type="float">
            <text:p>0.33</text:p>
          </table:table-cell>
          <table:table-cell office:value-type="float" office:value="1.13581826907695" calcext:value-type="float">
            <text:p>1.14</text:p>
          </table:table-cell>
          <table:table-cell office:value-type="float" office:value="1.04529616724739" calcext:value-type="float">
            <text:p>1.05</text:p>
          </table:table-cell>
          <table:table-cell office:value-type="float" office:value="1.13378684807256" calcext:value-type="float">
            <text:p>1.13</text:p>
          </table:table-cell>
          <table:table-cell office:value-type="float" office:value="1.01231651763118" calcext:value-type="float">
            <text:p>1.01</text:p>
          </table:table-cell>
          <table:table-cell office:value-type="float" office:value="1.0939268200679" calcext:value-type="float">
            <text:p>1.09</text:p>
          </table:table-cell>
          <table:table-cell office:value-type="float" office:value="1.41129032258065" calcext:value-type="float">
            <text:p>1.41</text:p>
          </table:table-cell>
          <table:table-cell office:value-type="float" office:value="0.893158072126727" calcext:value-type="float">
            <text:p>0.89</text:p>
          </table:table-cell>
          <table:table-cell office:value-type="float" office:value="0.868778280542986" calcext:value-type="float">
            <text:p>0.87</text:p>
          </table:table-cell>
          <table:table-cell office:value-type="float" office:value="0.922473012757606" calcext:value-type="float">
            <text:p>0.92</text:p>
          </table:table-cell>
          <table:table-cell office:value-type="float" office:value="0.943598541711345" calcext:value-type="float">
            <text:p>0.94</text:p>
          </table:table-cell>
          <table:table-cell office:value-type="float" office:value="0.887265135699374" calcext:value-type="float">
            <text:p>0.89</text:p>
          </table:table-cell>
          <table:table-cell office:value-type="float" office:value="0.796495420151334" calcext:value-type="float">
            <text:p>0.80</text:p>
          </table:table-cell>
          <table:table-cell office:value-type="float" office:value="2.05850487540628" calcext:value-type="float">
            <text:p>2.06</text:p>
          </table:table-cell>
          <table:table-cell office:value-type="float" office:value="0.778532383634255" calcext:value-type="float">
            <text:p>0.78</text:p>
          </table:table-cell>
          <table:table-cell office:value-type="float" office:value="0.808435852372583" calcext:value-type="float">
            <text:p>0.81</text:p>
          </table:table-cell>
          <table:table-cell office:value-type="float" office:value="1.15595213952545" calcext:value-type="float">
            <text:p>1.16</text:p>
          </table:table-cell>
          <table:table-cell office:value-type="float" office:value="1.06106539627544" calcext:value-type="float">
            <text:p>1.06</text:p>
          </table:table-cell>
          <table:table-cell office:value-type="float" office:value="1.04384133611691" calcext:value-type="float">
            <text:p>1.04</text:p>
          </table:table-cell>
          <table:table-cell office:value-type="float" office:value="0.685166152792052" calcext:value-type="float">
            <text:p>0.69</text:p>
          </table:table-cell>
          <table:table-cell office:value-type="float" office:value="1.02389078498294" calcext:value-type="float">
            <text:p>1.02</text:p>
          </table:table-cell>
          <table:table-cell office:value-type="float" office:value="0.783453462864306" calcext:value-type="float">
            <text:p>0.78</text:p>
          </table:table-cell>
          <table:table-cell office:value-type="float" office:value="0.76608784473953" calcext:value-type="float">
            <text:p>0.77</text:p>
          </table:table-cell>
          <table:table-cell office:value-type="float" office:value="0.874157712620652" calcext:value-type="float">
            <text:p>0.87</text:p>
          </table:table-cell>
          <table:table-cell office:value-type="float" office:value="0.718328254244667" calcext:value-type="float">
            <text:p>0.72</text:p>
          </table:table-cell>
          <table:table-cell office:value-type="float" office:value="0.734120651133099" calcext:value-type="float">
            <text:p>0.73</text:p>
          </table:table-cell>
          <table:table-cell office:value-type="float" office:value="1.10794555239" calcext:value-type="float">
            <text:p>1.11</text:p>
          </table:table-cell>
          <table:table-cell office:value-type="float" office:value="1.46750524109015" calcext:value-type="float">
            <text:p>1.47</text:p>
          </table:table-cell>
          <table:table-cell office:value-type="float" office:value="0.947867298578199" calcext:value-type="float">
            <text:p>0.95</text:p>
          </table:table-cell>
          <table:table-cell office:value-type="float" office:value="0.798673899939723" calcext:value-type="float">
            <text:p>0.80</text:p>
          </table:table-cell>
          <table:table-cell office:value-type="float" office:value="0.875309661436829" calcext:value-type="float">
            <text:p>0.88</text:p>
          </table:table-cell>
          <table:table-cell office:value-type="float" office:value="0.946643717728055" calcext:value-type="float">
            <text:p>0.95</text:p>
          </table:table-cell>
          <table:table-cell office:value-type="float" office:value="0.942184154175589" calcext:value-type="float">
            <text:p>0.94</text:p>
          </table:table-cell>
          <table:table-cell office:value-type="float" office:value="0.793650793650794" calcext:value-type="float">
            <text:p>0.79</text:p>
          </table:table-cell>
          <table:table-cell office:value-type="float" office:value="1.28676470588235" calcext:value-type="float">
            <text:p>1.29</text:p>
          </table:table-cell>
          <table:table-cell office:value-type="float" office:value="0.81279496591505" calcext:value-type="float">
            <text:p>0.81</text:p>
          </table:table-cell>
          <table:table-cell office:value-type="float" office:value="0.814950119432345" calcext:value-type="float">
            <text:p>0.81</text:p>
          </table:table-cell>
          <table:table-cell office:value-type="float" office:value="0.806219406852865" calcext:value-type="float">
            <text:p>0.81</text:p>
          </table:table-cell>
          <table:table-cell office:value-type="float" office:value="0.811359026369168" calcext:value-type="float">
            <text:p>0.81</text:p>
          </table:table-cell>
          <table:table-cell office:value-type="float" office:value="0.848267622461171" calcext:value-type="float">
            <text:p>0.85</text:p>
          </table:table-cell>
          <table:table-cell office:value-type="float" office:value="1.00545820166619" calcext:value-type="float">
            <text:p>1.01</text:p>
          </table:table-cell>
          <table:table-cell office:value-type="float" office:value="1.01317122593718" calcext:value-type="float">
            <text:p>1.01</text:p>
          </table:table-cell>
          <table:table-cell office:value-type="float" office:value="0.743178681388682" calcext:value-type="float">
            <text:p>0.74</text:p>
          </table:table-cell>
          <table:table-cell office:value-type="float" office:value="1.20481927710843" calcext:value-type="float">
            <text:p>1.20</text:p>
          </table:table-cell>
          <table:table-cell office:value-type="float" office:value="0.75993091537133" calcext:value-type="float">
            <text:p>0.76</text:p>
          </table:table-cell>
          <table:table-cell office:value-type="float" office:value="0.900406280882837" calcext:value-type="float">
            <text:p>0.90</text:p>
          </table:table-cell>
          <table:table-cell office:value-type="float" office:value="0.917688922183725" calcext:value-type="float">
            <text:p>0.92</text:p>
          </table:table-cell>
          <table:table-cell office:value-type="float" office:value="0.82737030411449" calcext:value-type="float">
            <text:p>0.83</text:p>
          </table:table-cell>
          <table:table-cell office:value-type="float" office:value="1.31578947368421" calcext:value-type="float">
            <text:p>1.32</text:p>
          </table:table-cell>
          <table:table-cell office:value-type="float" office:value="0.853602569986232" calcext:value-type="float">
            <text:p>0.85</text:p>
          </table:table-cell>
          <table:table-cell office:value-type="float" office:value="0.99728014505893" calcext:value-type="float">
            <text:p>1.00</text:p>
          </table:table-cell>
          <table:table-cell office:value-type="float" office:value="0.936269815937866" calcext:value-type="float">
            <text:p>0.94</text:p>
          </table:table-cell>
          <table:table-cell office:value-type="float" office:value="1.01845957988542" calcext:value-type="float">
            <text:p>1.02</text:p>
          </table:table-cell>
          <table:table-cell office:value-type="float" office:value="1.06917069542581" calcext:value-type="float">
            <text:p>1.07</text:p>
          </table:table-cell>
          <table:table-cell office:value-type="float" office:value="0.913621262458472" calcext:value-type="float">
            <text:p>0.91</text:p>
          </table:table-cell>
          <table:table-cell office:value-type="float" office:value="1.24069478908189" calcext:value-type="float">
            <text:p>1.24</text:p>
          </table:table-cell>
          <table:table-cell office:value-type="float" office:value="1.01448018728865" calcext:value-type="float">
            <text:p>1.01</text:p>
          </table:table-cell>
          <table:table-cell office:value-type="float" office:value="0.931355639875819" calcext:value-type="float">
            <text:p>0.93</text:p>
          </table:table-cell>
          <table:table-cell office:value-type="float" office:value="0.954428202923474" calcext:value-type="float">
            <text:p>0.95</text:p>
          </table:table-cell>
          <table:table-cell office:value-type="float" office:value="1.06654082114205" calcext:value-type="float">
            <text:p>1.07</text:p>
          </table:table-cell>
          <table:table-cell office:value-type="float" office:value="0.908000685283536" calcext:value-type="float">
            <text:p>0.91</text:p>
          </table:table-cell>
          <table:table-cell office:value-type="float" office:value="1.1251480457955" calcext:value-type="float">
            <text:p>1.13</text:p>
          </table:table-cell>
          <table:table-cell office:value-type="float" office:value="1.12640801001252" calcext:value-type="float">
            <text:p>1.13</text:p>
          </table:table-cell>
          <table:table-cell office:value-type="float" office:value="1.06599397835463" calcext:value-type="float">
            <text:p>1.07</text:p>
          </table:table-cell>
          <table:table-cell office:value-type="float" office:value="1.08177172061329" calcext:value-type="float">
            <text:p>1.08</text:p>
          </table:table-cell>
          <table:table-cell office:value-type="float" office:value="1.1297440423654" calcext:value-type="float">
            <text:p>1.13</text:p>
          </table:table-cell>
          <table:table-cell office:value-type="float" office:value="1.35184177100345" calcext:value-type="float">
            <text:p>1.35</text:p>
          </table:table-cell>
          <table:table-cell office:value-type="float" office:value="1.22445532849181" calcext:value-type="float">
            <text:p>1.22</text:p>
          </table:table-cell>
          <table:table-cell office:value-type="float" office:value="1.38464671146406" calcext:value-type="float">
            <text:p>1.38</text:p>
          </table:table-cell>
          <table:table-cell office:value-type="float" office:value="2.61312938177183" calcext:value-type="float">
            <text:p>2.61</text:p>
          </table:table-cell>
          <table:table-cell office:value-type="float" office:value="1.46599375150204" calcext:value-type="float">
            <text:p>1.47</text:p>
          </table:table-cell>
          <table:table-cell office:value-type="float" office:value="1.60911227626107" calcext:value-type="float">
            <text:p>1.61</text:p>
          </table:table-cell>
          <table:table-cell office:value-type="float" office:value="1.75406373404353" calcext:value-type="float">
            <text:p>1.75</text:p>
          </table:table-cell>
          <table:table-cell office:value-type="float" office:value="1.62029182219206" calcext:value-type="float">
            <text:p>1.62</text:p>
          </table:table-cell>
          <table:table-cell office:value-type="float" office:value="1.70357751277683" calcext:value-type="float">
            <text:p>1.70</text:p>
          </table:table-cell>
          <table:table-cell office:value-type="float" office:value="1.74176448315032" calcext:value-type="float">
            <text:p>1.74</text:p>
          </table:table-cell>
          <table:table-cell office:value-type="float" office:value="2.46406570841889" calcext:value-type="float">
            <text:p>2.46</text:p>
          </table:table-cell>
          <table:table-cell office:value-type="float" office:value="2.05687020439745" calcext:value-type="float">
            <text:p>2.06</text:p>
          </table:table-cell>
          <table:table-cell office:value-type="float" office:value="1.92135527856208" calcext:value-type="float">
            <text:p>1.92</text:p>
          </table:table-cell>
          <table:table-cell office:value-type="float" office:value="2.12585034013605" calcext:value-type="float">
            <text:p>2.13</text:p>
          </table:table-cell>
          <table:table-cell office:value-type="float" office:value="2.18388443896762" calcext:value-type="float">
            <text:p>2.18</text:p>
          </table:table-cell>
          <table:table-cell office:value-type="float" office:value="1.84891035008577" calcext:value-type="float">
            <text:p>1.85</text:p>
          </table:table-cell>
          <table:table-cell office:value-type="float" office:value="1.80870631514408" calcext:value-type="float">
            <text:p>1.81</text:p>
          </table:table-cell>
          <table:table-cell office:value-type="float" office:value="3.53233830845771" calcext:value-type="float">
            <text:p>3.53</text:p>
          </table:table-cell>
          <table:table-cell office:value-type="float" office:value="2.18255078627791" calcext:value-type="float">
            <text:p>2.18</text:p>
          </table:table-cell>
          <table:table-cell office:value-type="float" office:value="2.49868949851477" calcext:value-type="float">
            <text:p>2.50</text:p>
          </table:table-cell>
          <table:table-cell office:value-type="float" office:value="2.39607390300231" calcext:value-type="float">
            <text:p>2.40</text:p>
          </table:table-cell>
          <table:table-cell office:value-type="float" office:value="2.20082530949106" calcext:value-type="float">
            <text:p>2.20</text:p>
          </table:table-cell>
          <table:table-cell office:value-type="float" office:value="2.3805827252497" calcext:value-type="float">
            <text:p>2.38</text:p>
          </table:table-cell>
          <table:table-cell office:value-type="float" office:value="2.28160078086872" calcext:value-type="float">
            <text:p>2.28</text:p>
          </table:table-cell>
          <table:table-cell office:value-type="float" office:value="2.72443054935239" calcext:value-type="float">
            <text:p>2.72</text:p>
          </table:table-cell>
          <table:table-cell office:value-type="float" office:value="2.96477314644043" calcext:value-type="float">
            <text:p>2.96</text:p>
          </table:table-cell>
          <table:table-cell office:value-type="float" office:value="2.75952008346375" calcext:value-type="float">
            <text:p>2.76</text:p>
          </table:table-cell>
          <table:table-cell office:value-type="float" office:value="2.99685383671946" calcext:value-type="float">
            <text:p>3.00</text:p>
          </table:table-cell>
          <table:table-cell office:value-type="float" office:value="2.9946634889384" calcext:value-type="float">
            <text:p>2.99</text:p>
          </table:table-cell>
          <table:table-cell office:value-type="float" office:value="3.24711574246371" calcext:value-type="float">
            <text:p>3.25</text:p>
          </table:table-cell>
          <table:table-cell office:value-type="float" office:value="3.05080721747388" calcext:value-type="float">
            <text:p>3.05</text:p>
          </table:table-cell>
          <table:table-cell office:value-type="float" office:value="4.20875420875421" calcext:value-type="float">
            <text:p>4.21</text:p>
          </table:table-cell>
          <table:table-cell office:value-type="float" office:value="3.68581141528001" calcext:value-type="float">
            <text:p>3.69</text:p>
          </table:table-cell>
          <table:table-cell office:value-type="float" office:value="3.86843194042201" calcext:value-type="float">
            <text:p>3.87</text:p>
          </table:table-cell>
          <table:table-cell office:value-type="float" office:value="3.91774409273295" calcext:value-type="float">
            <text:p>3.92</text:p>
          </table:table-cell>
          <table:table-cell office:value-type="float" office:value="4.18906101802087" calcext:value-type="float">
            <text:p>4.19</text:p>
          </table:table-cell>
          <table:table-cell office:value-type="float" office:value="3.63060077798588" calcext:value-type="float">
            <text:p>3.63</text:p>
          </table:table-cell>
          <table:table-cell office:value-type="float" office:value="3.50423330197554" calcext:value-type="float">
            <text:p>3.50</text:p>
          </table:table-cell>
          <table:table-cell office:value-type="float" office:value="4.64046822742475" calcext:value-type="float">
            <text:p>4.64</text:p>
          </table:table-cell>
          <table:table-cell office:value-type="float" office:value="4.37672161252241" calcext:value-type="float">
            <text:p>4.38</text:p>
          </table:table-cell>
          <table:table-cell office:value-type="float" office:value="4.58603896103896" calcext:value-type="float">
            <text:p>4.59</text:p>
          </table:table-cell>
          <table:table-cell office:value-type="float" office:value="5.30625614150016" calcext:value-type="float">
            <text:p>5.31</text:p>
          </table:table-cell>
          <table:table-cell office:value-type="float" office:value="5.03414849085702" calcext:value-type="float">
            <text:p>5.03</text:p>
          </table:table-cell>
          <table:table-cell office:value-type="float" office:value="4.55504218561671" calcext:value-type="float">
            <text:p>4.56</text:p>
          </table:table-cell>
          <table:table-cell office:value-type="float" office:value="4.57254043536422" calcext:value-type="float">
            <text:p>4.57</text:p>
          </table:table-cell>
          <table:table-cell office:value-type="float" office:value="4.89620054837446" calcext:value-type="float">
            <text:p>4.90</text:p>
          </table:table-cell>
          <table:table-cell office:value-type="float" office:value="5.30904774947503" calcext:value-type="float">
            <text:p>5.31</text:p>
          </table:table-cell>
          <table:table-cell office:value-type="float" office:value="5.88557050650913" calcext:value-type="float">
            <text:p>5.89</text:p>
          </table:table-cell>
          <table:table-cell office:value-type="float" office:value="5.55079034432055" calcext:value-type="float">
            <text:p>5.55</text:p>
          </table:table-cell>
          <table:table-cell office:value-type="float" office:value="5.49690153775534" calcext:value-type="float">
            <text:p>5.50</text:p>
          </table:table-cell>
          <table:table-cell office:value-type="float" office:value="4.72428586376478" calcext:value-type="float">
            <text:p>4.72</text:p>
          </table:table-cell>
          <table:table-cell office:value-type="float" office:value="4.40143015657749" calcext:value-type="float">
            <text:p>4.40</text:p>
          </table:table-cell>
          <table:table-cell office:value-type="float" office:value="4.83437779767234" calcext:value-type="float">
            <text:p>4.83</text:p>
          </table:table-cell>
          <table:table-cell office:value-type="float" office:value="4.87090020935101" calcext:value-type="float">
            <text:p>4.87</text:p>
          </table:table-cell>
          <table:table-cell office:value-type="float" office:value="5.53567305472177" calcext:value-type="float">
            <text:p>5.54</text:p>
          </table:table-cell>
          <table:table-cell office:value-type="float" office:value="6.05929852678296" calcext:value-type="float">
            <text:p>6.06</text:p>
          </table:table-cell>
          <table:table-cell office:value-type="float" office:value="6.52173913043478" calcext:value-type="float">
            <text:p>6.52</text:p>
          </table:table-cell>
          <table:table-cell office:value-type="float" office:value="6.5104821275954" calcext:value-type="float">
            <text:p>6.51</text:p>
          </table:table-cell>
          <table:table-cell office:value-type="float" office:value="6.36294773292934" calcext:value-type="float">
            <text:p>6.36</text:p>
          </table:table-cell>
          <table:table-cell office:value-type="float" office:value="6.76923076923077" calcext:value-type="float">
            <text:p>6.77</text:p>
          </table:table-cell>
          <table:table-cell office:value-type="float" office:value="7.61774005658179" calcext:value-type="float">
            <text:p>7.62</text:p>
          </table:table-cell>
          <table:table-cell office:value-type="float" office:value="8.54692127029511" calcext:value-type="float">
            <text:p>8.55</text:p>
          </table:table-cell>
          <table:table-cell office:value-type="float" office:value="9.3837612005937" calcext:value-type="float">
            <text:p>9.38</text:p>
          </table:table-cell>
          <table:table-cell office:value-type="float" office:value="9.70427049943129" calcext:value-type="float">
            <text:p>9.70</text:p>
          </table:table-cell>
          <table:table-cell office:value-type="float" office:value="8.86546271493995" calcext:value-type="float">
            <text:p>8.87</text:p>
          </table:table-cell>
          <table:table-cell office:value-type="float" office:value="8.69367319071461" calcext:value-type="float">
            <text:p>8.69</text:p>
          </table:table-cell>
          <table:table-cell office:value-type="float" office:value="9.02799622522806" calcext:value-type="float">
            <text:p>9.03</text:p>
          </table:table-cell>
          <table:table-cell office:value-type="float" office:value="10.3570054897024" calcext:value-type="float">
            <text:p>10.36</text:p>
          </table:table-cell>
          <table:table-cell office:value-type="float" office:value="11.1262040009879" calcext:value-type="float">
            <text:p>11.13</text:p>
          </table:table-cell>
          <table:table-cell office:value-type="float" office:value="11.667492232179" calcext:value-type="float">
            <text:p>11.67</text:p>
          </table:table-cell>
          <table:table-cell office:value-type="float" office:value="12.0193101171811" calcext:value-type="float">
            <text:p>12.02</text:p>
          </table:table-cell>
          <table:table-cell office:value-type="float" office:value="11.5095158839279" calcext:value-type="float">
            <text:p>11.51</text:p>
          </table:table-cell>
          <table:table-cell office:value-type="float" office:value="11.7229677618387" calcext:value-type="float">
            <text:p>11.72</text:p>
          </table:table-cell>
          <table:table-cell office:value-type="float" office:value="11.341942728804" calcext:value-type="float">
            <text:p>11.34</text:p>
          </table:table-cell>
          <table:table-cell office:value-type="float" office:value="13.4596120571897" calcext:value-type="float">
            <text:p>13.46</text:p>
          </table:table-cell>
          <table:table-cell office:value-type="float" office:value="15.2257563455361" calcext:value-type="float">
            <text:p>15.23</text:p>
          </table:table-cell>
          <table:table-cell office:value-type="float" office:value="16.31468934698" calcext:value-type="float">
            <text:p>16.31</text:p>
          </table:table-cell>
          <table:table-cell office:value-type="float" office:value="16.4835164835165" calcext:value-type="float">
            <text:p>16.48</text:p>
          </table:table-cell>
          <table:table-cell office:value-type="float" office:value="15.9535645527427" calcext:value-type="float">
            <text:p>15.95</text:p>
          </table:table-cell>
          <table:table-cell office:value-type="float" office:value="16.4093035176523" calcext:value-type="float">
            <text:p>16.41</text:p>
          </table:table-cell>
          <table:table-cell office:value-type="float" office:value="14.9177669678017" calcext:value-type="float">
            <text:p>14.92</text:p>
          </table:table-cell>
          <table:table-cell office:value-type="float" office:value="16.8507176807208" calcext:value-type="float">
            <text:p>16.85</text:p>
          </table:table-cell>
          <table:table-cell office:value-type="float" office:value="17.4593408945003" calcext:value-type="float">
            <text:p>17.46</text:p>
          </table:table-cell>
          <table:table-cell office:value-type="float" office:value="16.4724251380137" calcext:value-type="float">
            <text:p>16.47</text:p>
          </table:table-cell>
          <table:table-cell office:value-type="float" office:value="16.3968978841841" calcext:value-type="float">
            <text:p>16.40</text:p>
          </table:table-cell>
          <table:table-cell office:value-type="float" office:value="15.1034654699576" calcext:value-type="float">
            <text:p>15.10</text:p>
          </table:table-cell>
          <table:table-cell office:value-type="float" office:value="15.9238944120672" calcext:value-type="float">
            <text:p>15.92</text:p>
          </table:table-cell>
          <table:table-cell office:value-type="float" office:value="15.0218541522889" calcext:value-type="float">
            <text:p>15.02</text:p>
          </table:table-cell>
          <table:table-cell office:value-type="float" office:value="16.1814653081029" calcext:value-type="float">
            <text:p>16.18</text:p>
          </table:table-cell>
          <table:table-cell office:value-type="float" office:value="16.5260911539048" calcext:value-type="float">
            <text:p>16.53</text:p>
          </table:table-cell>
          <table:table-cell office:value-type="float" office:value="15.4982509901419" calcext:value-type="float">
            <text:p>15.50</text:p>
          </table:table-cell>
          <table:table-cell office:value-type="float" office:value="14.2873319179052" calcext:value-type="float">
            <text:p>14.29</text:p>
          </table:table-cell>
          <table:table-cell office:value-type="float" office:value="12.8713396051411" calcext:value-type="float">
            <text:p>12.87</text:p>
          </table:table-cell>
          <table:table-cell office:value-type="float" office:value="12.6462917140373" calcext:value-type="float">
            <text:p>12.65</text:p>
          </table:table-cell>
          <table:table-cell office:value-type="float" office:value="11.5950069348128" calcext:value-type="float">
            <text:p>11.60</text:p>
          </table:table-cell>
          <table:table-cell office:value-type="float" office:value="12.6877531142667" calcext:value-type="float">
            <text:p>12.69</text:p>
          </table:table-cell>
          <table:table-cell office:value-type="float" office:value="12.0542991789917" calcext:value-type="float">
            <text:p>12.05</text:p>
          </table:table-cell>
          <table:table-cell office:value-type="float" office:value="10.9367996414164" calcext:value-type="float">
            <text:p>10.94</text:p>
          </table:table-cell>
          <table:table-cell office:value-type="float" office:value="10.7949412827462" calcext:value-type="float">
            <text:p>10.79</text:p>
          </table:table-cell>
          <table:table-cell office:value-type="float" office:value="9.6273089223941" calcext:value-type="float">
            <text:p>9.63</text:p>
          </table:table-cell>
          <table:table-cell office:value-type="float" office:value="8.70343256873272" calcext:value-type="float">
            <text:p>8.70</text:p>
          </table:table-cell>
          <table:table-cell office:value-type="float" office:value="8.73074101247249" calcext:value-type="float">
            <text:p>8.73</text:p>
          </table:table-cell>
          <table:table-cell office:value-type="float" office:value="9.06478908815357" calcext:value-type="float">
            <text:p>9.06</text:p>
          </table:table-cell>
          <table:table-cell office:value-type="float" office:value="8.15474984808588" calcext:value-type="float">
            <text:p>8.15</text:p>
          </table:table-cell>
          <table:table-cell office:value-type="float" office:value="8.07678917789825" calcext:value-type="float">
            <text:p>8.08</text:p>
          </table:table-cell>
          <table:table-cell office:value-type="float" office:value="7.13132524562941" calcext:value-type="float">
            <text:p>7.13</text:p>
          </table:table-cell>
          <table:table-cell office:value-type="float" office:value="5.839959265207" calcext:value-type="float">
            <text:p>5.84</text:p>
          </table:table-cell>
          <table:table-cell office:value-type="float" office:value="5.50125421676326" calcext:value-type="float">
            <text:p>5.50</text:p>
          </table:table-cell>
          <table:table-cell office:value-type="float" office:value="5.60213414634146" calcext:value-type="float">
            <text:p>5.60</text:p>
          </table:table-cell>
          <table:table-cell office:value-type="float" office:value="5.46057851835822" calcext:value-type="float">
            <text:p>5.46</text:p>
          </table:table-cell>
          <table:table-cell office:value-type="float" office:value="5.65197428833793" calcext:value-type="float">
            <text:p>5.65</text:p>
          </table:table-cell>
          <table:table-cell office:value-type="float" office:value="5.61116965226554" calcext:value-type="float">
            <text:p>5.61</text:p>
          </table:table-cell>
          <table:table-cell office:value-type="float" office:value="5.11236501605215" calcext:value-type="float">
            <text:p>5.11</text:p>
          </table:table-cell>
          <table:table-cell office:value-type="float" office:value="4.43486667203738" calcext:value-type="float">
            <text:p>4.43</text:p>
          </table:table-cell>
          <table:table-cell office:value-type="float" office:value="4.61629180355488" calcext:value-type="float">
            <text:p>4.62</text:p>
          </table:table-cell>
          <table:table-cell office:value-type="float" office:value="5.16775935210181" calcext:value-type="float">
            <text:p>5.17</text:p>
          </table:table-cell>
          <table:table-cell office:value-type="float" office:value="5.37238740064763" calcext:value-type="float">
            <text:p>5.37</text:p>
          </table:table-cell>
          <table:table-cell office:value-type="float" office:value="4.7873337080757" calcext:value-type="float">
            <text:p>4.79</text:p>
          </table:table-cell>
          <table:table-cell office:value-type="float" office:value="5.33203547479991" calcext:value-type="float">
            <text:p>5.33</text:p>
          </table:table-cell>
          <table:table-cell office:value-type="float" office:value="5.30404235317401" calcext:value-type="float">
            <text:p>5.30</text:p>
          </table:table-cell>
          <table:table-cell office:value-type="float" office:value="4.84496883697229" calcext:value-type="float">
            <text:p>4.84</text:p>
          </table:table-cell>
          <table:table-cell office:value-type="float" office:value="4.77961541505104" calcext:value-type="float">
            <text:p>4.78</text:p>
          </table:table-cell>
          <table:table-cell office:value-type="float" office:value="5.49527476373819" calcext:value-type="float">
            <text:p>5.50</text:p>
          </table:table-cell>
          <table:table-cell office:value-type="float" office:value="5.28007346189164" calcext:value-type="float">
            <text:p>5.28</text:p>
          </table:table-cell>
          <table:table-cell office:value-type="float" office:value="4.93425021112318" calcext:value-type="float">
            <text:p>4.93</text:p>
          </table:table-cell>
          <table:table-cell office:value-type="float" office:value="5.27957649950371" calcext:value-type="float">
            <text:p>5.28</text:p>
          </table:table-cell>
          <table:table-cell office:value-type="float" office:value="5.2555638144375" calcext:value-type="float">
            <text:p>5.26</text:p>
          </table:table-cell>
          <table:table-cell office:value-type="float" office:value="4.51140795968382" calcext:value-type="float">
            <text:p>4.51</text:p>
          </table:table-cell>
          <table:table-cell office:value-type="float" office:value="4.64337608187504" calcext:value-type="float">
            <text:p>4.64</text:p>
          </table:table-cell>
          <table:table-cell office:value-type="float" office:value="5.11832691249312" calcext:value-type="float">
            <text:p>5.12</text:p>
          </table:table-cell>
          <table:table-cell office:value-type="float" office:value="4.86590038314176" calcext:value-type="float">
            <text:p>4.87</text:p>
          </table:table-cell>
          <table:table-cell office:value-type="float" office:value="4.24506252191189" calcext:value-type="float">
            <text:p>4.25</text:p>
          </table:table-cell>
          <table:table-cell office:value-type="float" office:value="4.29800288739172" calcext:value-type="float">
            <text:p>4.30</text:p>
          </table:table-cell>
          <table:table-cell office:value-type="float" office:value="3.78882922667737" calcext:value-type="float">
            <text:p>3.79</text:p>
          </table:table-cell>
          <table:table-cell office:value-type="float" office:value="3.12569693434664" calcext:value-type="float">
            <text:p>3.13</text:p>
          </table:table-cell>
          <table:table-cell office:value-type="float" office:value="3.17865034846167" calcext:value-type="float">
            <text:p>3.18</text:p>
          </table:table-cell>
          <table:table-cell office:value-type="float" office:value="2.86163522012579" calcext:value-type="float">
            <text:p>2.86</text:p>
          </table:table-cell>
          <table:table-cell office:value-type="float" office:value="2.901647716582" calcext:value-type="float">
            <text:p>2.90</text:p>
          </table:table-cell>
          <table:table-cell office:value-type="float" office:value="2.366445575608" calcext:value-type="float">
            <text:p>2.37</text:p>
          </table:table-cell>
          <table:table-cell office:value-type="float" office:value="2.26543456405878" calcext:value-type="float">
            <text:p>2.27</text:p>
          </table:table-cell>
          <table:table-cell office:value-type="float" office:value="2.72061100216741" calcext:value-type="float">
            <text:p>2.72</text:p>
          </table:table-cell>
          <table:table-cell office:value-type="float" office:value="3.03975058456742" calcext:value-type="float">
            <text:p>3.04</text:p>
          </table:table-cell>
          <table:table-cell office:value-type="float" office:value="4.1006129782287" calcext:value-type="float">
            <text:p>4.10</text:p>
          </table:table-cell>
          <table:table-cell office:value-type="float" office:value="3.81011867582761" calcext:value-type="float">
            <text:p>3.81</text:p>
          </table:table-cell>
          <table:table-cell office:value-type="float" office:value="5.27014763496315" calcext:value-type="float">
            <text:p>5.27</text:p>
          </table:table-cell>
          <table:table-cell office:value-type="float" office:value="5.51193108180224" calcext:value-type="float">
            <text:p>5.51</text:p>
          </table:table-cell>
          <table:table-cell office:value-type="float" office:value="4.96417479764263" calcext:value-type="float">
            <text:p>4.96</text:p>
          </table:table-cell>
          <table:table-cell office:value-type="float" office:value="4.68701028577941" calcext:value-type="float">
            <text:p>4.69</text:p>
          </table:table-cell>
          <table:table-cell office:value-type="float" office:value="4.85549132947977" calcext:value-type="float">
            <text:p>4.86</text:p>
          </table:table-cell>
          <table:table-cell office:value-type="float" office:value="4.7241188411146" calcext:value-type="float">
            <text:p>4.72</text:p>
          </table:table-cell>
          <table:table-cell office:value-type="float" office:value="4.89713774597496" calcext:value-type="float">
            <text:p>4.90</text:p>
          </table:table-cell>
          <table:table-cell office:value-type="float" office:value="5.48522356166593" calcext:value-type="float">
            <text:p>5.49</text:p>
          </table:table-cell>
          <table:table-cell office:value-type="float" office:value="5.81540705245065" calcext:value-type="float">
            <text:p>5.82</text:p>
          </table:table-cell>
          <table:table-cell office:value-type="float" office:value="5.66037735849057" calcext:value-type="float">
            <text:p>5.66</text:p>
          </table:table-cell>
          <table:table-cell office:value-type="float" office:value="5.68999146653663" calcext:value-type="float">
            <text:p>5.69</text:p>
          </table:table-cell>
          <table:table-cell office:value-type="float" office:value="5.22923722387909" calcext:value-type="float">
            <text:p>5.23</text:p>
          </table:table-cell>
          <table:table-cell office:value-type="float" office:value="4.8291059121384" calcext:value-type="float">
            <text:p>4.83</text:p>
          </table:table-cell>
          <table:table-cell office:value-type="float" office:value="5.36136041568257" calcext:value-type="float">
            <text:p>5.36</text:p>
          </table:table-cell>
          <table:table-cell office:value-type="float" office:value="5.71384803921569" calcext:value-type="float">
            <text:p>5.71</text:p>
          </table:table-cell>
          <table:table-cell office:value-type="float" office:value="5.51371557363531" calcext:value-type="float">
            <text:p>5.51</text:p>
          </table:table-cell>
          <table:table-cell office:value-type="float" office:value="5.76241685833282" calcext:value-type="float">
            <text:p>5.76</text:p>
          </table:table-cell>
          <table:table-cell office:value-type="float" office:value="5.88346219121252" calcext:value-type="float">
            <text:p>5.88</text:p>
          </table:table-cell>
          <table:table-cell office:value-type="float" office:value="5.44076773821385" calcext:value-type="float">
            <text:p>5.44</text:p>
          </table:table-cell>
          <table:table-cell office:value-type="float" office:value="5.11611030478955" calcext:value-type="float">
            <text:p>5.12</text:p>
          </table:table-cell>
          <table:table-cell office:value-type="float" office:value="4.96840270211375" calcext:value-type="float">
            <text:p>4.97</text:p>
          </table:table-cell>
          <table:table-cell office:value-type="float" office:value="6.51551689166347" calcext:value-type="float">
            <text:p>6.52</text:p>
          </table:table-cell>
          <table:table-cell office:value-type="float" office:value="6.1405808500102" calcext:value-type="float">
            <text:p>6.14</text:p>
          </table:table-cell>
          <table:table-cell office:value-type="float" office:value="6.43853389555628" calcext:value-type="float">
            <text:p>6.44</text:p>
          </table:table-cell>
          <table:table-cell office:value-type="float" office:value="6.83305141544059" calcext:value-type="float">
            <text:p>6.83</text:p>
          </table:table-cell>
          <table:table-cell office:value-type="float" office:value="5.92269977049864" calcext:value-type="float">
            <text:p>5.92</text:p>
          </table:table-cell>
          <table:table-cell office:value-type="float" office:value="5.91823990008166" calcext:value-type="float">
            <text:p>5.92</text:p>
          </table:table-cell>
          <table:table-cell office:value-type="float" office:value="5.40859707132735" calcext:value-type="float">
            <text:p>5.41</text:p>
          </table:table-cell>
          <table:table-cell office:value-type="float" office:value="6.47895323183119" calcext:value-type="float">
            <text:p>6.48</text:p>
          </table:table-cell>
          <table:table-cell office:value-type="float" office:value="5.93933002137049" calcext:value-type="float">
            <text:p>5.94</text:p>
          </table:table-cell>
          <table:table-cell office:value-type="float" office:value="5.93458956032055" calcext:value-type="float">
            <text:p>5.93</text:p>
          </table:table-cell>
          <table:table-cell office:value-type="float" office:value="6.29896129518946" calcext:value-type="float">
            <text:p>6.30</text:p>
          </table:table-cell>
          <table:table-cell office:value-type="float" office:value="5.55391141363323" calcext:value-type="float">
            <text:p>5.55</text:p>
          </table:table-cell>
          <table:table-cell office:value-type="float" office:value="5.3499797178528" calcext:value-type="float">
            <text:p>5.35</text:p>
          </table:table-cell>
          <table:table-cell office:value-type="float" office:value="5.89050589050589" calcext:value-type="float">
            <text:p>5.89</text:p>
          </table:table-cell>
          <table:table-cell office:value-type="float" office:value="6.24405705229794" calcext:value-type="float">
            <text:p>6.24</text:p>
          </table:table-cell>
          <table:table-cell office:value-type="float" office:value="5.90377662241693" calcext:value-type="float">
            <text:p>5.90</text:p>
          </table:table-cell>
          <table:table-cell office:value-type="float" office:value="5.87320574162679" calcext:value-type="float">
            <text:p>5.87</text:p>
          </table:table-cell>
          <table:table-cell office:value-type="float" office:value="6.08077718809031" calcext:value-type="float">
            <text:p>6.08</text:p>
          </table:table-cell>
          <table:table-cell office:value-type="float" office:value="5.09312596006144" calcext:value-type="float">
            <text:p>5.09</text:p>
          </table:table-cell>
          <table:table-cell office:value-type="float" office:value="5.29899882745558" calcext:value-type="float">
            <text:p>5.30</text:p>
          </table:table-cell>
          <table:table-cell office:value-type="float" office:value="5.84644282695468" calcext:value-type="float">
            <text:p>5.85</text:p>
          </table:table-cell>
          <table:table-cell office:value-type="float" office:value="5.75322908068798" calcext:value-type="float">
            <text:p>5.75</text:p>
          </table:table-cell>
          <table:table-cell office:value-type="float" office:value="5.13332968296556" calcext:value-type="float">
            <text:p>5.13</text:p>
          </table:table-cell>
          <table:table-cell office:value-type="float" office:value="5.37217029469304" calcext:value-type="float">
            <text:p>5.37</text:p>
          </table:table-cell>
          <table:table-cell office:value-type="float" office:value="5.44411699464461" calcext:value-type="float">
            <text:p>5.44</text:p>
          </table:table-cell>
          <table:table-cell office:value-type="float" office:value="4.68977185608163" calcext:value-type="float">
            <text:p>4.69</text:p>
          </table:table-cell>
          <table:table-cell office:value-type="float" office:value="4.86336941222152" calcext:value-type="float">
            <text:p>4.86</text:p>
          </table:table-cell>
          <table:table-cell office:value-type="float" office:value="5.90235608452757" calcext:value-type="float">
            <text:p>5.90</text:p>
          </table:table-cell>
          <table:table-cell office:value-type="float" office:value="5.4910683255717" calcext:value-type="float">
            <text:p>5.49</text:p>
          </table:table-cell>
          <table:table-cell office:value-type="float" office:value="5.0552203119663" calcext:value-type="float">
            <text:p>5.06</text:p>
          </table:table-cell>
          <table:table-cell office:value-type="float" office:value="5.7600692940667" calcext:value-type="float">
            <text:p>5.76</text:p>
          </table:table-cell>
          <table:table-cell office:value-type="float" office:value="5.74403658385861" calcext:value-type="float">
            <text:p>5.74</text:p>
          </table:table-cell>
          <table:table-cell office:value-type="float" office:value="5.58061310297378" calcext:value-type="float">
            <text:p>5.58</text:p>
          </table:table-cell>
          <table:table-cell office:value-type="float" office:value="5.55450236966825" calcext:value-type="float">
            <text:p>5.55</text:p>
          </table:table-cell>
          <table:table-cell office:value-type="float" office:value="7.01248799231508" calcext:value-type="float">
            <text:p>7.01</text:p>
          </table:table-cell>
          <table:table-cell office:value-type="float" office:value="6.3905668368143" calcext:value-type="float">
            <text:p>6.39</text:p>
          </table:table-cell>
          <table:table-cell office:value-type="float" office:value="5.85369814078103" calcext:value-type="float">
            <text:p>5.85</text:p>
          </table:table-cell>
          <table:table-cell office:value-type="float" office:value="6.06968357375524" calcext:value-type="float">
            <text:p>6.07</text:p>
          </table:table-cell>
          <table:table-cell office:value-type="float" office:value="6.15948560783607" calcext:value-type="float">
            <text:p>6.16</text:p>
          </table:table-cell>
          <table:table-cell office:value-type="float" office:value="5.23030406476311" calcext:value-type="float">
            <text:p>5.23</text:p>
          </table:table-cell>
          <table:table-cell office:value-type="float" office:value="5.40889462671949" calcext:value-type="float">
            <text:p>5.41</text:p>
          </table:table-cell>
          <table:table-cell office:value-type="float" office:value="6.07943199467495" calcext:value-type="float">
            <text:p>6.08</text:p>
          </table:table-cell>
          <table:table-cell office:value-type="float" office:value="6.14350543710934" calcext:value-type="float">
            <text:p>6.14</text:p>
          </table:table-cell>
          <table:table-cell office:value-type="float" office:value="5.52687194029052" calcext:value-type="float">
            <text:p>5.53</text:p>
          </table:table-cell>
          <table:table-cell office:value-type="float" office:value="5.47217193248847" calcext:value-type="float">
            <text:p>5.47</text:p>
          </table:table-cell>
          <table:table-cell office:value-type="float" office:value="5.78822129684712" calcext:value-type="float">
            <text:p>5.79</text:p>
          </table:table-cell>
          <table:table-cell office:value-type="float" office:value="5.05470354975873" calcext:value-type="float">
            <text:p>5.05</text:p>
          </table:table-cell>
          <table:table-cell office:value-type="float" office:value="5.19601610510701" calcext:value-type="float">
            <text:p>5.20</text:p>
          </table:table-cell>
          <table:table-cell office:value-type="float" office:value="5.60307955517536" calcext:value-type="float">
            <text:p>5.60</text:p>
          </table:table-cell>
          <table:table-cell office:value-type="float" office:value="5.79398244880903" calcext:value-type="float">
            <text:p>5.79</text:p>
          </table:table-cell>
          <table:table-cell office:value-type="float" office:value="6.02301991906239" calcext:value-type="float">
            <text:p>6.02</text:p>
          </table:table-cell>
          <table:table-cell office:value-type="float" office:value="6.1678262104217" calcext:value-type="float">
            <text:p>6.17</text:p>
          </table:table-cell>
          <table:table-cell office:value-type="float" office:value="6.26419164396004" calcext:value-type="float">
            <text:p>6.26</text:p>
          </table:table-cell>
          <table:table-cell office:value-type="float" office:value="5.5640996212556" calcext:value-type="float">
            <text:p>5.56</text:p>
          </table:table-cell>
          <table:table-cell office:value-type="float" office:value="5.98046702302962" calcext:value-type="float">
            <text:p>5.98</text:p>
          </table:table-cell>
          <table:table-cell office:value-type="float" office:value="6.41923878053399" calcext:value-type="float">
            <text:p>6.42</text:p>
          </table:table-cell>
          <table:table-cell office:value-type="float" office:value="7.36511618605767" calcext:value-type="float">
            <text:p>7.37</text:p>
          </table:table-cell>
          <table:table-cell office:value-type="float" office:value="6.9714485899457" calcext:value-type="float">
            <text:p>6.97</text:p>
          </table:table-cell>
          <table:table-cell office:value-type="float" office:value="7.05259747272924" calcext:value-type="float">
            <text:p>7.05</text:p>
          </table:table-cell>
          <table:table-cell office:value-type="float" office:value="7.46941573507699" calcext:value-type="float">
            <text:p>7.47</text:p>
          </table:table-cell>
          <table:table-cell office:value-type="float" office:value="6.40676293260669" calcext:value-type="float">
            <text:p>6.41</text:p>
          </table:table-cell>
          <table:table-cell office:value-type="float" office:value="6.69412976313079" calcext:value-type="float">
            <text:p>6.69</text:p>
          </table:table-cell>
          <table:table-cell office:value-type="float" office:value="7.98617776924554" calcext:value-type="float">
            <text:p>7.99</text:p>
          </table:table-cell>
          <table:table-cell office:value-type="float" office:value="7.82917501365871" calcext:value-type="float">
            <text:p>7.83</text:p>
          </table:table-cell>
          <table:table-cell office:value-type="float" office:value="7.21302886084792" calcext:value-type="float">
            <text:p>7.21</text:p>
          </table:table-cell>
          <table:table-cell office:value-type="float" office:value="7.27757800719174" calcext:value-type="float">
            <text:p>7.28</text:p>
          </table:table-cell>
          <table:table-cell office:value-type="float" office:value="7.49977410318966" calcext:value-type="float">
            <text:p>7.50</text:p>
          </table:table-cell>
          <table:table-cell office:value-type="float" office:value="6.56715856045776" calcext:value-type="float">
            <text:p>6.57</text:p>
          </table:table-cell>
          <table:table-cell office:value-type="float" office:value="6.6917461025919" calcext:value-type="float">
            <text:p>6.69</text:p>
          </table:table-cell>
          <table:table-cell office:value-type="float" office:value="7.42215785662563" calcext:value-type="float">
            <text:p>7.42</text:p>
          </table:table-cell>
          <table:table-cell office:value-type="float" office:value="7.56357031655423" calcext:value-type="float">
            <text:p>7.56</text:p>
          </table:table-cell>
          <table:table-cell office:value-type="float" office:value="6.954139957773" calcext:value-type="float">
            <text:p>6.95</text:p>
          </table:table-cell>
          <table:table-cell office:value-type="float" office:value="6.92141633098168" calcext:value-type="float">
            <text:p>6.92</text:p>
          </table:table-cell>
          <table:table-cell office:value-type="float" office:value="6.91057771751795" calcext:value-type="float">
            <text:p>6.91</text:p>
          </table:table-cell>
          <table:table-cell office:value-type="float" office:value="6.59476554422527" calcext:value-type="float">
            <text:p>6.59</text:p>
          </table:table-cell>
          <table:table-cell office:value-type="float" office:value="6.21838738470693" calcext:value-type="float">
            <text:p>6.22</text:p>
          </table:table-cell>
          <table:table-cell office:value-type="float" office:value="7.38605656638444" calcext:value-type="float">
            <text:p>7.39</text:p>
          </table:table-cell>
          <table:table-cell office:value-type="float" office:value="7.82379258919353" calcext:value-type="float">
            <text:p>7.82</text:p>
          </table:table-cell>
          <table:table-cell office:value-type="float" office:value="7.78816199376947" calcext:value-type="float">
            <text:p>7.79</text:p>
          </table:table-cell>
          <table:table-cell office:value-type="float" office:value="7.69915341259156" calcext:value-type="float">
            <text:p>7.70</text:p>
          </table:table-cell>
          <table:table-cell office:value-type="float" office:value="7.74516996820739" calcext:value-type="float">
            <text:p>7.75</text:p>
          </table:table-cell>
          <table:table-cell office:value-type="float" office:value="7.15965892384593" calcext:value-type="float">
            <text:p>7.16</text:p>
          </table:table-cell>
          <table:table-cell office:value-type="float" office:value="7.58547008547009" calcext:value-type="float">
            <text:p>7.59</text:p>
          </table:table-cell>
          <table:table-cell office:value-type="float" office:value="7.42325581395349" calcext:value-type="float">
            <text:p>7.42</text:p>
          </table:table-cell>
          <table:table-cell office:value-type="float" office:value="8.22655738966486" calcext:value-type="float">
            <text:p>8.23</text:p>
          </table:table-cell>
          <table:table-cell office:value-type="float" office:value="7.67626711152544" calcext:value-type="float">
            <text:p>7.68</text:p>
          </table:table-cell>
          <table:table-cell office:value-type="float" office:value="7.83066461943409" calcext:value-type="float">
            <text:p>7.83</text:p>
          </table:table-cell>
          <table:table-cell office:value-type="float" office:value="8.13319581552969" calcext:value-type="float">
            <text:p>8.13</text:p>
          </table:table-cell>
          <table:table-cell office:value-type="float" office:value="7.07278913254029" calcext:value-type="float">
            <text:p>7.07</text:p>
          </table:table-cell>
          <table:table-cell office:value-type="float" office:value="7.32294911734164" calcext:value-type="float">
            <text:p>7.32</text:p>
          </table:table-cell>
          <table:table-cell office:value-type="float" office:value="7.54527162977867" calcext:value-type="float">
            <text:p>7.55</text:p>
          </table:table-cell>
          <table:table-cell office:value-type="float" office:value="8.2568004898102" calcext:value-type="float">
            <text:p>8.26</text:p>
          </table:table-cell>
          <table:table-cell office:value-type="float" office:value="7.89510006901311" calcext:value-type="float">
            <text:p>7.90</text:p>
          </table:table-cell>
          <table:table-cell office:value-type="float" office:value="7.7370152833728" calcext:value-type="float">
            <text:p>7.74</text:p>
          </table:table-cell>
          <table:table-cell office:value-type="float" office:value="7.86730479249984" calcext:value-type="float">
            <text:p>7.87</text:p>
          </table:table-cell>
          <table:table-cell office:value-type="float" office:value="6.95188635177095" calcext:value-type="float">
            <text:p>6.95</text:p>
          </table:table-cell>
          <table:table-cell office:value-type="float" office:value="6.7702057392779" calcext:value-type="float">
            <text:p>6.77</text:p>
          </table:table-cell>
          <table:table-cell office:value-type="float" office:value="6.23359580052493" calcext:value-type="float">
            <text:p>6.23</text:p>
          </table:table-cell>
          <table:table-cell office:value-type="float" office:value="7.18108831400535" calcext:value-type="float">
            <text:p>7.18</text:p>
          </table:table-cell>
          <table:table-cell office:value-type="float" office:value="6.48854961832061" calcext:value-type="float">
            <text:p>6.49</text:p>
          </table:table-cell>
          <table:table-cell office:value-type="float" office:value="6.22507311885137" calcext:value-type="float">
            <text:p>6.23</text:p>
          </table:table-cell>
          <table:table-cell office:value-type="float" office:value="6.03271283876266" calcext:value-type="float">
            <text:p>6.03</text:p>
          </table:table-cell>
          <table:table-cell office:value-type="float" office:value="4.64658397322308" calcext:value-type="float">
            <text:p>4.65</text:p>
          </table:table-cell>
          <table:table-cell office:value-type="float" office:value="4.6710845320834" calcext:value-type="float">
            <text:p>4.67</text:p>
          </table:table-cell>
          <table:table-cell office:value-type="float" office:value="5.0601008142691" calcext:value-type="float">
            <text:p>5.06</text:p>
          </table:table-cell>
          <table:table-cell office:value-type="float" office:value="5.02436956982412" calcext:value-type="float">
            <text:p>5.02</text:p>
          </table:table-cell>
          <table:table-cell office:value-type="float" office:value="4.67619551791071" calcext:value-type="float">
            <text:p>4.68</text:p>
          </table:table-cell>
          <table:table-cell office:value-type="float" office:value="4.30970330345876" calcext:value-type="float">
            <text:p>4.31</text:p>
          </table:table-cell>
          <table:table-cell office:value-type="float" office:value="3.79989598231699" calcext:value-type="float">
            <text:p>3.80</text:p>
          </table:table-cell>
          <table:table-cell office:value-type="float" office:value="3.28622084602707" calcext:value-type="float">
            <text:p>3.29</text:p>
          </table:table-cell>
          <table:table-cell office:value-type="float" office:value="3.67847411444142" calcext:value-type="float">
            <text:p>3.68</text:p>
          </table:table-cell>
          <table:table-cell office:value-type="float" office:value="3.85518590998043" calcext:value-type="float">
            <text:p>3.86</text:p>
          </table:table-cell>
          <table:table-cell office:value-type="float" office:value="4.3018592781626" calcext:value-type="float">
            <text:p>4.30</text:p>
          </table:table-cell>
          <table:table-cell office:value-type="float" office:value="3.6154656422331" calcext:value-type="float">
            <text:p>3.62</text:p>
          </table:table-cell>
          <table:table-cell office:value-type="float" office:value="3.30389860034841" calcext:value-type="float">
            <text:p>3.30</text:p>
          </table:table-cell>
          <table:table-cell office:value-type="float" office:value="3.11478230941318" calcext:value-type="float">
            <text:p>3.11</text:p>
          </table:table-cell>
          <table:table-cell office:value-type="float" office:value="3.09331882696207" calcext:value-type="float">
            <text:p>3.09</text:p>
          </table:table-cell>
          <table:table-cell office:value-type="float" office:value="2.86378075956569" calcext:value-type="float">
            <text:p>2.86</text:p>
          </table:table-cell>
          <table:table-cell office:value-type="float" office:value="3.04904993371631" calcext:value-type="float">
            <text:p>3.05</text:p>
          </table:table-cell>
          <table:table-cell office:value-type="float" office:value="3.17240721305219" calcext:value-type="float">
            <text:p>3.17</text:p>
          </table:table-cell>
          <table:table-cell office:value-type="float" office:value="2.89059419454639" calcext:value-type="float">
            <text:p>2.89</text:p>
          </table:table-cell>
          <table:table-cell office:value-type="float" office:value="2.65224052087323" calcext:value-type="float">
            <text:p>2.65</text:p>
          </table:table-cell>
          <table:table-cell office:value-type="float" office:value="2.61887678559781" calcext:value-type="float">
            <text:p>2.62</text:p>
          </table:table-cell>
          <table:table-cell office:value-type="float" office:value="2.47727677775798" calcext:value-type="float">
            <text:p>2.48</text:p>
          </table:table-cell>
          <table:table-cell office:value-type="float" office:value="2.14162348877375" calcext:value-type="float">
            <text:p>2.14</text:p>
          </table:table-cell>
          <table:table-cell office:value-type="float" office:value="2.13333333333333" calcext:value-type="float">
            <text:p>2.13</text:p>
          </table:table-cell>
          <table:table-cell office:value-type="float" office:value="2.1146994598322" calcext:value-type="float">
            <text:p>2.11</text:p>
          </table:table-cell>
          <table:table-cell office:value-type="float" office:value="2.36005280589203" calcext:value-type="float">
            <text:p>2.36</text:p>
          </table:table-cell>
          <table:table-cell office:value-type="float" office:value="2.47931046323959" calcext:value-type="float">
            <text:p>2.48</text:p>
          </table:table-cell>
          <table:table-cell office:value-type="float" office:value="2.30452382643278" calcext:value-type="float">
            <text:p>2.30</text:p>
          </table:table-cell>
          <table:table-cell office:value-type="float" office:value="1.66180424460843" calcext:value-type="float">
            <text:p>1.66</text:p>
          </table:table-cell>
          <table:table-cell office:value-type="float" office:value="1.84419713831479" calcext:value-type="float">
            <text:p>1.84</text:p>
          </table:table-cell>
          <table:table-cell office:value-type="float" office:value="1.62687513205155" calcext:value-type="float">
            <text:p>1.63</text:p>
          </table:table-cell>
          <table:table-cell office:value-type="float" office:value="2.03077899412978" calcext:value-type="float">
            <text:p>2.03</text:p>
          </table:table-cell>
          <table:table-cell office:value-type="float" office:value="1.66845884352562" calcext:value-type="float">
            <text:p>1.67</text:p>
          </table:table-cell>
          <table:table-cell office:value-type="float" office:value="1.59251588945226" calcext:value-type="float">
            <text:p>1.59</text:p>
          </table:table-cell>
          <table:table-cell office:value-type="float" office:value="1.50225338007011" calcext:value-type="float">
            <text:p>1.50</text:p>
          </table:table-cell>
          <table:table-cell office:value-type="float" office:value="1.14939217606729" calcext:value-type="float">
            <text:p>1.15</text:p>
          </table:table-cell>
          <table:table-cell office:value-type="float" office:value="1.14953271028037" calcext:value-type="float">
            <text:p>1.15</text:p>
          </table:table-cell>
          <table:table-cell office:value-type="float" office:value="1.24074880278624" calcext:value-type="float">
            <text:p>1.24</text:p>
          </table:table-cell>
          <table:table-cell office:value-type="float" office:value="1.21413698926476" calcext:value-type="float">
            <text:p>1.21</text:p>
          </table:table-cell>
          <table:table-cell office:value-type="float" office:value="0.976597180297596" calcext:value-type="float">
            <text:p>0.98</text:p>
          </table:table-cell>
          <table:table-cell office:value-type="float" office:value="0.971510081344693" calcext:value-type="float">
            <text:p>0.97</text:p>
          </table:table-cell>
          <table:table-cell office:value-type="float" office:value="1.01499943611142" calcext:value-type="float">
            <text:p>1.01</text:p>
          </table:table-cell>
          <table:table-cell office:value-type="float" office:value="0.720595772906805" calcext:value-type="float">
            <text:p>0.72</text:p>
          </table:table-cell>
          <table:table-cell office:value-type="float" office:value="0.579390921279448" calcext:value-type="float">
            <text:p>0.58</text:p>
          </table:table-cell>
          <table:table-cell office:value-type="float" office:value="0.708038317367763" calcext:value-type="float">
            <text:p>0.71</text:p>
          </table:table-cell>
          <table:table-cell office:value-type="float" office:value="0.800984066138398" calcext:value-type="float">
            <text:p>0.80</text:p>
          </table:table-cell>
          <table:table-cell office:value-type="float" office:value="0.650725809556813" calcext:value-type="float">
            <text:p>0.65</text:p>
          </table:table-cell>
          <table:table-cell office:value-type="float" office:value="0.694560669456067" calcext:value-type="float">
            <text:p>0.69</text:p>
          </table:table-cell>
          <table:table-cell office:value-type="float" office:value="0.649222121056174" calcext:value-type="float">
            <text:p>0.65</text:p>
          </table:table-cell>
          <table:table-cell office:value-type="float" office:value="0.584761125080405" calcext:value-type="float">
            <text:p>0.58</text:p>
          </table:table-cell>
          <table:table-cell office:value-type="float" office:value="0.386155606407323" calcext:value-type="float">
            <text:p>0.39</text:p>
          </table:table-cell>
          <table:table-cell office:value-type="float" office:value="0.586387434554974" calcext:value-type="float">
            <text:p>0.59</text:p>
          </table:table-cell>
          <table:table-cell office:value-type="float" office:value="0.586492532801258" calcext:value-type="float">
            <text:p>0.59</text:p>
          </table:table-cell>
          <table:table-cell office:value-type="float" office:value="0.576802507836991" calcext:value-type="float">
            <text:p>0.58</text:p>
          </table:table-cell>
          <table:table-cell office:value-type="float" office:value="0.655813953488372" calcext:value-type="float">
            <text:p>0.66</text:p>
          </table:table-cell>
          <table:table-cell office:value-type="float" office:value="0.595578425767105" calcext:value-type="float">
            <text:p>0.60</text:p>
          </table:table-cell>
          <table:table-cell office:value-type="float" office:value="0.33855841825507" calcext:value-type="float">
            <text:p>0.34</text:p>
          </table:table-cell>
          <table:table-cell office:value-type="float" office:value="0.37405205984833" calcext:value-type="float">
            <text:p>0.37</text:p>
          </table:table-cell>
          <table:table-cell office:value-type="float" office:value="0.383314543404735" calcext:value-type="float">
            <text:p>0.38</text:p>
          </table:table-cell>
          <table:table-cell office:value-type="float" office:value="0.527124972545574" calcext:value-type="float">
            <text:p>0.53</text:p>
          </table:table-cell>
          <table:table-cell office:value-type="float" office:value="0.487910189982729" calcext:value-type="float">
            <text:p>0.49</text:p>
          </table:table-cell>
          <table:table-cell office:value-type="float" office:value="0.605972464611208" calcext:value-type="float">
            <text:p>0.61</text:p>
          </table:table-cell>
          <table:table-cell office:value-type="float" office:value="0.784254957790099" calcext:value-type="float">
            <text:p>0.78</text:p>
          </table:table-cell>
          <table:table-cell office:value-type="float" office:value="0.629513053138308" calcext:value-type="float">
            <text:p>0.63</text:p>
          </table:table-cell>
          <table:table-cell office:value-type="float" office:value="0.50651611882024" calcext:value-type="float">
            <text:p>0.51</text:p>
          </table:table-cell>
          <table:table-cell office:value-type="float" office:value="0.779727095516569" calcext:value-type="float">
            <text:p>0.78</text:p>
          </table:table-cell>
          <table:table-cell office:value-type="float" office:value="0.711037089231952" calcext:value-type="float">
            <text:p>0.71</text:p>
          </table:table-cell>
          <table:table-cell office:value-type="float" office:value="0.674448767833982" calcext:value-type="float">
            <text:p>0.67</text:p>
          </table:table-cell>
          <table:table-cell office:value-type="float" office:value="0.861828007080965" calcext:value-type="float">
            <text:p>0.86</text:p>
          </table:table-cell>
          <table:table-cell office:value-type="float" office:value="0.727446757597511" calcext:value-type="float">
            <text:p>0.73</text:p>
          </table:table-cell>
          <table:table-cell office:value-type="float" office:value="0.804550387306814" calcext:value-type="float">
            <text:p>0.80</text:p>
          </table:table-cell>
          <table:table-cell office:value-type="float" office:value="0.731720635614045" calcext:value-type="float">
            <text:p>0.73</text:p>
          </table:table-cell>
          <table:table-cell office:value-type="float" office:value="0.985010706638116" calcext:value-type="float">
            <text:p>0.99</text:p>
          </table:table-cell>
          <table:table-cell office:value-type="float" office:value="1.24925639500297" calcext:value-type="float">
            <text:p>1.25</text:p>
          </table:table-cell>
          <table:table-cell office:value-type="float" office:value="1.088623695335" calcext:value-type="float">
            <text:p>1.09</text:p>
          </table:table-cell>
          <table:table-cell office:value-type="float" office:value="1.00577388712982" calcext:value-type="float">
            <text:p>1.01</text:p>
          </table:table-cell>
          <table:table-cell office:value-type="float" office:value="1.81417298468204" calcext:value-type="float">
            <text:p>1.81</text:p>
          </table:table-cell>
          <table:table-cell office:value-type="float" office:value="1.63213835344983" calcext:value-type="float">
            <text:p>1.63</text:p>
          </table:table-cell>
          <table:table-cell office:value-type="float" office:value="1.59082874602293" calcext:value-type="float">
            <text:p>1.59</text:p>
          </table:table-cell>
          <table:table-cell office:value-type="float" office:value="2.19023779724656" calcext:value-type="float">
            <text:p>2.19</text:p>
          </table:table-cell>
          <table:table-cell office:value-type="float" office:value="2.61384582842293" calcext:value-type="float">
            <text:p>2.61</text:p>
          </table:table-cell>
          <table:table-cell office:value-type="float" office:value="2.53577250498098" calcext:value-type="float">
            <text:p>2.54</text:p>
          </table:table-cell>
          <table:table-cell office:value-type="float" office:value="2.57858546168959" calcext:value-type="float">
            <text:p>2.58</text:p>
          </table:table-cell>
          <table:table-cell office:value-type="float" office:value="2.9535864978903" calcext:value-type="float">
            <text:p>2.95</text:p>
          </table:table-cell>
          <table:table-cell office:value-type="float" office:value="2.32544602578655" calcext:value-type="float">
            <text:p>2.33</text:p>
          </table:table-cell>
          <table:table-cell office:value-type="float" office:value="2.12502897766788" calcext:value-type="float">
            <text:p>2.13</text:p>
          </table:table-cell>
          <table:table-cell office:value-type="float" office:value="3.15024232633279" calcext:value-type="float">
            <text:p>3.15</text:p>
          </table:table-cell>
          <table:table-cell office:value-type="float" office:value="3.58861267040898" calcext:value-type="float">
            <text:p>3.59</text:p>
          </table:table-cell>
          <table:table-cell office:value-type="float" office:value="3.55069778930468" calcext:value-type="float">
            <text:p>3.55</text:p>
          </table:table-cell>
          <table:table-cell office:value-type="float" office:value="3.69970205939168" calcext:value-type="float">
            <text:p>3.70</text:p>
          </table:table-cell>
          <table:table-cell office:value-type="float" office:value="3.49505633478961" calcext:value-type="float">
            <text:p>3.50</text:p>
          </table:table-cell>
          <table:table-cell office:value-type="float" office:value="3.01394628099174" calcext:value-type="float">
            <text:p>3.01</text:p>
          </table:table-cell>
          <table:table-cell office:value-type="float" office:value="2.93456221198157" calcext:value-type="float">
            <text:p>2.93</text:p>
          </table:table-cell>
          <table:table-cell office:value-type="float" office:value="3.5171102661597" calcext:value-type="float">
            <text:p>3.52</text:p>
          </table:table-cell>
          <table:table-cell office:value-type="float" office:value="4.63066696541937" calcext:value-type="float">
            <text:p>4.63</text:p>
          </table:table-cell>
          <table:table-cell office:value-type="float" office:value="4.66124825620186" calcext:value-type="float">
            <text:p>4.66</text:p>
          </table:table-cell>
          <table:table-cell office:value-type="float" office:value="4.61962619818549" calcext:value-type="float">
            <text:p>4.62</text:p>
          </table:table-cell>
          <table:table-cell office:value-type="float" office:value="4.46428571428571" calcext:value-type="float">
            <text:p>4.46</text:p>
          </table:table-cell>
          <table:table-cell office:value-type="float" office:value="3.80976602238047" calcext:value-type="float">
            <text:p>3.81</text:p>
          </table:table-cell>
          <table:table-cell office:value-type="float" office:value="3.24466223311166" calcext:value-type="float">
            <text:p>3.24</text:p>
          </table:table-cell>
          <table:table-cell office:value-type="float" office:value="3.42965163381042" calcext:value-type="float">
            <text:p>3.43</text:p>
          </table:table-cell>
          <table:table-cell office:value-type="float" office:value="3.97708371835151" calcext:value-type="float">
            <text:p>3.98</text:p>
          </table:table-cell>
          <table:table-cell office:value-type="float" office:value="3.76153300212917" calcext:value-type="float">
            <text:p>3.76</text:p>
          </table:table-cell>
          <table:table-cell office:value-type="float" office:value="3.87266545573099" calcext:value-type="float">
            <text:p>3.87</text:p>
          </table:table-cell>
          <table:table-cell office:value-type="float" office:value="3.78319388868679" calcext:value-type="float">
            <text:p>3.78</text:p>
          </table:table-cell>
          <table:table-cell office:value-type="float" office:value="2.99707745719161" calcext:value-type="float">
            <text:p>3.00</text:p>
          </table:table-cell>
          <table:table-cell office:value-type="float" office:value="2.54448352889825" calcext:value-type="float">
            <text:p>2.54</text:p>
          </table:table-cell>
          <table:table-cell office:value-type="float" office:value="3.41622707862346" calcext:value-type="float">
            <text:p>3.42</text:p>
          </table:table-cell>
          <table:table-cell office:value-type="float" office:value="3.61893815182299" calcext:value-type="float">
            <text:p>3.62</text:p>
          </table:table-cell>
          <table:table-cell office:value-type="float" office:value="3.2433760596257" calcext:value-type="float">
            <text:p>3.24</text:p>
          </table:table-cell>
          <table:table-cell office:value-type="float" office:value="3.35300794551646" calcext:value-type="float">
            <text:p>3.35</text:p>
          </table:table-cell>
          <table:table-cell office:value-type="float" office:value="3.04721391568041" calcext:value-type="float">
            <text:p>3.05</text:p>
          </table:table-cell>
          <table:table-cell office:value-type="float" office:value="2.35954086476223" calcext:value-type="float">
            <text:p>2.36</text:p>
          </table:table-cell>
          <table:table-cell office:value-type="float" office:value="2.18472962392342" calcext:value-type="float">
            <text:p>2.18</text:p>
          </table:table-cell>
          <table:table-cell office:value-type="float" office:value="2.37567700640079" calcext:value-type="float">
            <text:p>2.38</text:p>
          </table:table-cell>
          <table:table-cell office:value-type="float" office:value="3.11923862673775" calcext:value-type="float">
            <text:p>3.12</text:p>
          </table:table-cell>
          <table:table-cell office:value-type="float" office:value="2.62690145502645" calcext:value-type="float">
            <text:p>2.63</text:p>
          </table:table-cell>
          <table:table-cell office:value-type="float" office:value="2.80560656423607" calcext:value-type="float">
            <text:p>2.81</text:p>
          </table:table-cell>
          <table:table-cell office:value-type="float" office:value="2.3663338213123" calcext:value-type="float">
            <text:p>2.37</text:p>
          </table:table-cell>
          <table:table-cell office:value-type="float" office:value="1.88766114180479" calcext:value-type="float">
            <text:p>1.89</text:p>
          </table:table-cell>
          <table:table-cell office:value-type="float" office:value="1.66458287367311" calcext:value-type="float">
            <text:p>1.66</text:p>
          </table:table-cell>
          <table:table-cell office:value-type="float" office:value="2.54527655408713" calcext:value-type="float">
            <text:p>2.55</text:p>
          </table:table-cell>
          <table:table-cell office:value-type="float" office:value="2.43135297054418" calcext:value-type="float">
            <text:p>2.43</text:p>
          </table:table-cell>
          <table:table-cell office:value-type="float" office:value="2.18883129420159" calcext:value-type="float">
            <text:p>2.19</text:p>
          </table:table-cell>
          <table:table-cell office:value-type="float" office:value="2.2941417451864" calcext:value-type="float">
            <text:p>2.29</text:p>
          </table:table-cell>
          <table:table-cell office:value-type="float" office:value="2.07584554418948" calcext:value-type="float">
            <text:p>2.08</text:p>
          </table:table-cell>
          <table:table-cell office:value-type="float" office:value="1.57829757415997" calcext:value-type="float">
            <text:p>1.58</text:p>
          </table:table-cell>
          <table:table-cell office:value-type="float" office:value="1.30982840778386" calcext:value-type="float">
            <text:p>1.31</text:p>
          </table:table-cell>
          <table:table-cell office:value-type="float" office:value="1.92668585011885" calcext:value-type="float">
            <text:p>1.93</text:p>
          </table:table-cell>
          <table:table-cell office:value-type="float" office:value="1.83395249541932" calcext:value-type="float">
            <text:p>1.83</text:p>
          </table:table-cell>
          <table:table-cell office:value-type="float" office:value="1.60315726103146" calcext:value-type="float">
            <text:p>1.60</text:p>
          </table:table-cell>
          <table:table-cell office:value-type="float" office:value="1.7530487804878" calcext:value-type="float">
            <text:p>1.75</text:p>
          </table:table-cell>
          <table:table-cell office:value-type="float" office:value="1.46602236384434" calcext:value-type="float">
            <text:p>1.47</text:p>
          </table:table-cell>
          <table:table-cell office:value-type="float" office:value="1.05210507252626" calcext:value-type="float">
            <text:p>1.05</text:p>
          </table:table-cell>
          <table:table-cell office:value-type="float" office:value="0.851218624954529" calcext:value-type="float">
            <text:p>0.85</text:p>
          </table:table-cell>
          <table:table-cell office:value-type="float" office:value="1.12138016019717" calcext:value-type="float">
            <text:p>1.12</text:p>
          </table:table-cell>
          <table:table-cell office:value-type="float" office:value="1.30944659666591" calcext:value-type="float">
            <text:p>1.31</text:p>
          </table:table-cell>
          <table:table-cell office:value-type="float" office:value="1.33397732238552" calcext:value-type="float">
            <text:p>1.33</text:p>
          </table:table-cell>
          <table:table-cell office:value-type="float" office:value="1.32446794306924" calcext:value-type="float">
            <text:p>1.32</text:p>
          </table:table-cell>
          <table:table-cell office:value-type="float" office:value="1.24362325829294" calcext:value-type="float">
            <text:p>1.24</text:p>
          </table:table-cell>
          <table:table-cell office:value-type="float" office:value="0.865700826593192" calcext:value-type="float">
            <text:p>0.87</text:p>
          </table:table-cell>
          <table:table-cell office:value-type="float" office:value="0.868458486187018" calcext:value-type="float">
            <text:p>0.87</text:p>
          </table:table-cell>
          <table:table-cell office:value-type="float" office:value="0.960367915595834" calcext:value-type="float">
            <text:p>0.96</text:p>
          </table:table-cell>
          <table:table-cell office:value-type="float" office:value="1.13365042958395" calcext:value-type="float">
            <text:p>1.13</text:p>
          </table:table-cell>
          <table:table-cell office:value-type="float" office:value="1.0683398338138" calcext:value-type="float">
            <text:p>1.07</text:p>
          </table:table-cell>
          <table:table-cell office:value-type="float" office:value="1.0739490641301" calcext:value-type="float">
            <text:p>1.07</text:p>
          </table:table-cell>
          <table:table-cell office:value-type="float" office:value="1.04067617538299" calcext:value-type="float">
            <text:p>1.04</text:p>
          </table:table-cell>
          <table:table-cell office:value-type="float" office:value="0.804775758491707" calcext:value-type="float">
            <text:p>0.80</text:p>
          </table:table-cell>
          <table:table-cell office:value-type="float" office:value="0.779711533343978" calcext:value-type="float">
            <text:p>0.78</text:p>
          </table:table-cell>
          <table:table-cell office:value-type="float" office:value="1.09121432568551" calcext:value-type="float">
            <text:p>1.09</text:p>
          </table:table-cell>
          <table:table-cell office:value-type="float" office:value="1.07048306027702" calcext:value-type="float">
            <text:p>1.07</text:p>
          </table:table-cell>
          <table:table-cell office:value-type="float" office:value="1.02103129045653" calcext:value-type="float">
            <text:p>1.02</text:p>
          </table:table-cell>
          <table:table-cell office:value-type="float" office:value="1.01513014134373" calcext:value-type="float">
            <text:p>1.02</text:p>
          </table:table-cell>
          <table:table-cell office:value-type="float" office:value="1.03241623535821" calcext:value-type="float">
            <text:p>1.03</text:p>
          </table:table-cell>
          <table:table-cell office:value-type="float" office:value="0.727728476419576" calcext:value-type="float">
            <text:p>0.73</text:p>
          </table:table-cell>
          <table:table-cell office:value-type="float" office:value="0.713928551586199" calcext:value-type="float">
            <text:p>0.71</text:p>
          </table:table-cell>
          <table:table-cell office:value-type="float" office:value="0.863505529465233" calcext:value-type="float">
            <text:p>0.86</text:p>
          </table:table-cell>
          <table:table-cell office:value-type="float" office:value="1.02179258882388" calcext:value-type="float">
            <text:p>1.02</text:p>
          </table:table-cell>
          <table:table-cell office:value-type="float" office:value="1.01562911119297" calcext:value-type="float">
            <text:p>1.02</text:p>
          </table:table-cell>
          <table:table-cell office:value-type="float" office:value="0.949104647234082" calcext:value-type="float">
            <text:p>0.95</text:p>
          </table:table-cell>
          <table:table-cell office:value-type="float" office:value="1.07637864936597" calcext:value-type="float">
            <text:p>1.08</text:p>
          </table:table-cell>
          <table:table-cell office:value-type="float" office:value="0.845427933921516" calcext:value-type="float">
            <text:p>0.85</text:p>
          </table:table-cell>
          <table:table-cell office:value-type="float" office:value="0.743886529547284" calcext:value-type="float">
            <text:p>0.74</text:p>
          </table:table-cell>
          <table:table-cell office:value-type="float" office:value="0.995334370139969" calcext:value-type="float">
            <text:p>1.00</text:p>
          </table:table-cell>
          <table:table-cell office:value-type="float" office:value="1.22083450463837" calcext:value-type="float">
            <text:p>1.22</text:p>
          </table:table-cell>
          <table:table-cell office:value-type="float" office:value="1.29715762273902" calcext:value-type="float">
            <text:p>1.30</text:p>
          </table:table-cell>
          <table:table-cell office:value-type="float" office:value="1.32661628883291" calcext:value-type="float">
            <text:p>1.33</text:p>
          </table:table-cell>
          <table:table-cell office:value-type="float" office:value="0.820313123414035" calcext:value-type="float">
            <text:p>0.82</text:p>
          </table:table-cell>
          <table:table-cell office:value-type="float" office:value="1.63762182529619" calcext:value-type="float">
            <text:p>1.64</text:p>
          </table:table-cell>
          <table:table-cell office:value-type="float" office:value="1.43389970990468" calcext:value-type="float">
            <text:p>1.43</text:p>
          </table:table-cell>
          <table:table-cell office:value-type="float" office:value="1.41194428544171" calcext:value-type="float">
            <text:p>1.41</text:p>
          </table:table-cell>
          <table:table-cell office:value-type="float" office:value="1.67012474704782" calcext:value-type="float">
            <text:p>1.67</text:p>
          </table:table-cell>
          <table:table-cell office:value-type="float" office:value="2.05106043481152" calcext:value-type="float">
            <text:p>2.05</text:p>
          </table:table-cell>
          <table:table-cell office:value-type="float" office:value="2.26826285163634" calcext:value-type="float">
            <text:p>2.27</text:p>
          </table:table-cell>
          <table:table-cell office:value-type="float" office:value="2.74792879993438" calcext:value-type="float">
            <text:p>2.75</text:p>
          </table:table-cell>
          <table:table-cell office:value-type="float" office:value="2.22187204538292" calcext:value-type="float">
            <text:p>2.22</text:p>
          </table:table-cell>
          <table:table-cell office:value-type="float" office:value="1.85769791160758" calcext:value-type="float">
            <text:p>1.86</text:p>
          </table:table-cell>
          <table:table-cell office:value-type="float" office:value="1.69322709163347" calcext:value-type="float">
            <text:p>1.69</text:p>
          </table:table-cell>
          <table:table-cell office:value-type="float" office:value="2.44304769488922" calcext:value-type="float">
            <text:p>2.44</text:p>
          </table:table-cell>
          <table:table-cell office:value-type="float" office:value="2.60701754385965" calcext:value-type="float">
            <text:p>2.61</text:p>
          </table:table-cell>
          <table:table-cell office:value-type="float" office:value="2.6158788435062" calcext:value-type="float">
            <text:p>2.62</text:p>
          </table:table-cell>
          <table:table-cell office:value-type="float" office:value="2.90613193839" calcext:value-type="float">
            <text:p>2.91</text:p>
          </table:table-cell>
          <table:table-cell office:value-type="float" office:value="2.75970690953914" calcext:value-type="float">
            <text:p>2.76</text:p>
          </table:table-cell>
          <table:table-cell office:value-type="float" office:value="2.2264774348577" calcext:value-type="float">
            <text:p>2.23</text:p>
          </table:table-cell>
          <table:table-cell office:value-type="float" office:value="2.346955522731" calcext:value-type="float">
            <text:p>2.35</text:p>
          </table:table-cell>
          <table:table-cell office:value-type="float" office:value="2.28122180693388" calcext:value-type="float">
            <text:p>2.28</text:p>
          </table:table-cell>
          <table:table-cell office:value-type="float" office:value="3.20207807341231" calcext:value-type="float">
            <text:p>3.20</text:p>
          </table:table-cell>
          <table:table-cell office:value-type="float" office:value="3.49300699300699" calcext:value-type="float">
            <text:p>3.49</text:p>
          </table:table-cell>
          <table:table-cell office:value-type="float" office:value="3.88222632226322" calcext:value-type="float">
            <text:p>3.88</text:p>
          </table:table-cell>
          <table:table-cell office:value-type="float" office:value="3.11065068876694" calcext:value-type="float">
            <text:p>3.11</text:p>
          </table:table-cell>
          <table:table-cell office:value-type="float" office:value="2.56375382522951" calcext:value-type="float">
            <text:p>2.56</text:p>
          </table:table-cell>
          <table:table-cell office:value-type="float" office:value="2.16643741403026" calcext:value-type="float">
            <text:p>2.17</text:p>
          </table:table-cell>
          <table:table-cell office:value-type="float" office:value="3.6539456966731" calcext:value-type="float">
            <text:p>3.65</text:p>
          </table:table-cell>
          <table:table-cell office:value-type="float" office:value="4.17208570059552" calcext:value-type="float">
            <text:p>4.17</text:p>
          </table:table-cell>
          <table:table-cell office:value-type="float" office:value="3.71698057767461" calcext:value-type="float">
            <text:p>3.72</text:p>
          </table:table-cell>
          <table:table-cell office:value-type="float" office:value="2.94542304360381" calcext:value-type="float">
            <text:p>2.95</text:p>
          </table:table-cell>
          <table:table-cell office:value-type="float" office:value="4.28507092997073" calcext:value-type="float">
            <text:p>4.29</text:p>
          </table:table-cell>
          <table:table-cell office:value-type="float" office:value="3.35044929396662" calcext:value-type="float">
            <text:p>3.35</text:p>
          </table:table-cell>
          <table:table-cell office:value-type="float" office:value="3.87243735763098" calcext:value-type="float">
            <text:p>3.87</text:p>
          </table:table-cell>
          <table:table-cell office:value-type="float" office:value="4.84538899749848" calcext:value-type="float">
            <text:p>4.85</text:p>
          </table:table-cell>
          <table:table-cell office:value-type="float" office:value="4.71945056369055" calcext:value-type="float">
            <text:p>4.72</text:p>
          </table:table-cell>
          <table:table-cell office:value-type="float" office:value="5.3603055125083" calcext:value-type="float">
            <text:p>5.36</text:p>
          </table:table-cell>
          <table:table-cell office:value-type="float" office:value="6.03089131358934" calcext:value-type="float">
            <text:p>6.03</text:p>
          </table:table-cell>
          <table:table-cell office:value-type="float" office:value="4.95776238354796" calcext:value-type="float">
            <text:p>4.96</text:p>
          </table:table-cell>
          <table:table-cell office:value-type="float" office:value="4.56043195348193" calcext:value-type="float">
            <text:p>4.56</text:p>
          </table:table-cell>
          <table:table-cell office:value-type="float" office:value="4.70716172129874" calcext:value-type="float">
            <text:p>4.71</text:p>
          </table:table-cell>
          <table:table-cell office:value-type="float" office:value="6.28562004068244" calcext:value-type="float">
            <text:p>6.29</text:p>
          </table:table-cell>
          <table:table-cell office:value-type="float" office:value="6.07884945022785" calcext:value-type="float">
            <text:p>6.08</text:p>
          </table:table-cell>
          <table:table-cell office:value-type="float" office:value="6.27052914874229" calcext:value-type="float">
            <text:p>6.27</text:p>
          </table:table-cell>
          <table:table-cell office:value-type="float" office:value="6.92035731470053" calcext:value-type="float">
            <text:p>6.92</text:p>
          </table:table-cell>
          <table:table-cell office:value-type="float" office:value="6.42864658226072" calcext:value-type="float">
            <text:p>6.43</text:p>
          </table:table-cell>
          <table:table-cell office:value-type="float" office:value="5.59593023255814" calcext:value-type="float">
            <text:p>5.60</text:p>
          </table:table-cell>
          <table:table-cell office:value-type="float" office:value="5.48985435080294" calcext:value-type="float">
            <text:p>5.49</text:p>
          </table:table-cell>
          <table:table-cell office:value-type="float" office:value="7.71369846451457" calcext:value-type="float">
            <text:p>7.71</text:p>
          </table:table-cell>
          <table:table-cell office:value-type="float" office:value="6.94817526990265" calcext:value-type="float">
            <text:p>6.95</text:p>
          </table:table-cell>
          <table:table-cell office:value-type="float" office:value="7.14132838695869" calcext:value-type="float">
            <text:p>7.14</text:p>
          </table:table-cell>
          <table:table-cell office:value-type="float" office:value="7.60883079054402" calcext:value-type="float">
            <text:p>7.61</text:p>
          </table:table-cell>
          <table:table-cell office:value-type="float" office:value="6.80142724657728" calcext:value-type="float">
            <text:p>6.80</text:p>
          </table:table-cell>
          <table:table-cell office:value-type="float" office:value="5.57472057403063" calcext:value-type="float">
            <text:p>5.57</text:p>
          </table:table-cell>
          <table:table-cell office:value-type="float" office:value="5.12898949729785" calcext:value-type="float">
            <text:p>5.13</text:p>
          </table:table-cell>
          <table:table-cell office:value-type="float" office:value="7.68416927899687" calcext:value-type="float">
            <text:p>7.68</text:p>
          </table:table-cell>
          <table:table-cell office:value-type="float" office:value="6.9832872062264" calcext:value-type="float">
            <text:p>6.98</text:p>
          </table:table-cell>
          <table:table-cell office:value-type="float" office:value="6.88678323727655" calcext:value-type="float">
            <text:p>6.89</text:p>
          </table:table-cell>
          <table:table-cell office:value-type="float" office:value="6.95819581958196" calcext:value-type="float">
            <text:p>6.96</text:p>
          </table:table-cell>
          <table:table-cell office:value-type="float" office:value="6.52938533289949" calcext:value-type="float">
            <text:p>6.53</text:p>
          </table:table-cell>
          <table:table-cell office:value-type="float" office:value="5.01763164634266" calcext:value-type="float">
            <text:p>5.02</text:p>
          </table:table-cell>
          <table:table-cell office:value-type="float" office:value="5.11147362697118" calcext:value-type="float">
            <text:p>5.11</text:p>
          </table:table-cell>
          <table:table-cell office:value-type="float" office:value="7.11923898667209" calcext:value-type="float">
            <text:p>7.12</text:p>
          </table:table-cell>
          <table:table-cell office:value-type="float" office:value="6.72966434835198" calcext:value-type="float">
            <text:p>6.73</text:p>
          </table:table-cell>
          <table:table-cell office:value-type="float" office:value="6.30104650247856" calcext:value-type="float">
            <text:p>6.30</text:p>
          </table:table-cell>
          <table:table-cell office:value-type="float" office:value="6.47701012032831" calcext:value-type="float">
            <text:p>6.48</text:p>
          </table:table-cell>
          <table:table-cell office:value-type="float" office:value="5.80510907003444" calcext:value-type="float">
            <text:p>5.81</text:p>
          </table:table-cell>
          <table:table-cell office:value-type="float" office:value="4.84498277586398" calcext:value-type="float">
            <text:p>4.84</text:p>
          </table:table-cell>
          <table:table-cell office:value-type="float" office:value="4.53702272375947" calcext:value-type="float">
            <text:p>4.54</text:p>
          </table:table-cell>
          <table:table-cell office:value-type="float" office:value="6.82622682051346" calcext:value-type="float">
            <text:p>6.83</text:p>
          </table:table-cell>
          <table:table-cell office:value-type="float" office:value="6.20556342596883" calcext:value-type="float">
            <text:p>6.21</text:p>
          </table:table-cell>
          <table:table-cell office:value-type="float" office:value="5.69485090563948" calcext:value-type="float">
            <text:p>5.69</text:p>
          </table:table-cell>
          <table:table-cell office:value-type="float" office:value="4.4842910931424" calcext:value-type="float">
            <text:p>4.48</text:p>
          </table:table-cell>
          <table:table-cell office:value-type="float" office:value="4.47313467466605" calcext:value-type="float">
            <text:p>4.47</text:p>
          </table:table-cell>
          <table:table-cell office:value-type="float" office:value="6.45185406698565" calcext:value-type="float">
            <text:p>6.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59665320253895" calcext:value-type="float">
            <text:p>2.60</text:p>
          </table:table-cell>
          <table:table-cell office:value-type="float" office:value="2.16550657385924" calcext:value-type="float">
            <text:p>2.17</text:p>
          </table:table-cell>
          <table:table-cell office:value-type="float" office:value="2.27272727272727" calcext:value-type="float">
            <text:p>2.27</text:p>
          </table:table-cell>
          <table:table-cell office:value-type="float" office:value="1.59386068476978" calcext:value-type="float">
            <text:p>1.59</text:p>
          </table:table-cell>
          <table:table-cell office:value-type="float" office:value="1.8539976825029" calcext:value-type="float">
            <text:p>1.85</text:p>
          </table:table-cell>
          <table:table-cell office:value-type="float" office:value="2.09592906086256" calcext:value-type="float">
            <text:p>2.10</text:p>
          </table:table-cell>
          <table:table-cell office:value-type="float" office:value="1.92706174886034" calcext:value-type="float">
            <text:p>1.93</text:p>
          </table:table-cell>
          <table:table-cell office:value-type="float" office:value="1.64233576642336" calcext:value-type="float">
            <text:p>1.64</text:p>
          </table:table-cell>
          <table:table-cell office:value-type="float" office:value="2.49537892791128" calcext:value-type="float">
            <text:p>2.50</text:p>
          </table:table-cell>
          <table:table-cell office:value-type="float" office:value="1.57682434910158" calcext:value-type="float">
            <text:p>1.58</text:p>
          </table:table-cell>
          <table:table-cell office:value-type="float" office:value="1.34383688600556" calcext:value-type="float">
            <text:p>1.34</text:p>
          </table:table-cell>
          <table:table-cell office:value-type="float" office:value="1.875" calcext:value-type="float">
            <text:p>1.88</text:p>
          </table:table-cell>
          <table:table-cell office:value-type="float" office:value="0.953237410071942" calcext:value-type="float">
            <text:p>0.95</text:p>
          </table:table-cell>
          <table:table-cell office:value-type="float" office:value="0.944465432565168" calcext:value-type="float">
            <text:p>0.94</text:p>
          </table:table-cell>
          <table:table-cell office:value-type="float" office:value="1.31694468832309" calcext:value-type="float">
            <text:p>1.32</text:p>
          </table:table-cell>
          <table:table-cell office:value-type="float" office:value="0.97110949259529" calcext:value-type="float">
            <text:p>0.97</text:p>
          </table:table-cell>
          <table:table-cell office:value-type="float" office:value="0.914634146341463" calcext:value-type="float">
            <text:p>0.91</text:p>
          </table:table-cell>
          <table:table-cell office:value-type="float" office:value="0.902061855670103" calcext:value-type="float">
            <text:p>0.90</text:p>
          </table:table-cell>
          <table:table-cell office:value-type="float" office:value="1.12244897959184" calcext:value-type="float">
            <text:p>1.12</text:p>
          </table:table-cell>
          <table:table-cell office:value-type="float" office:value="0.839694656488549" calcext:value-type="float">
            <text:p>0.84</text:p>
          </table:table-cell>
          <table:table-cell office:value-type="float" office:value="1.10537951363301" calcext:value-type="float">
            <text:p>1.11</text:p>
          </table:table-cell>
          <table:table-cell office:value-type="float" office:value="1.17370892018779" calcext:value-type="float">
            <text:p>1.17</text:p>
          </table:table-cell>
          <table:table-cell office:value-type="float" office:value="0.672541743970315" calcext:value-type="float">
            <text:p>0.67</text:p>
          </table:table-cell>
          <table:table-cell office:value-type="float" office:value="0.85422469823584" calcext:value-type="float">
            <text:p>0.85</text:p>
          </table:table-cell>
          <table:table-cell office:value-type="float" office:value="1.0539629005059" calcext:value-type="float">
            <text:p>1.05</text:p>
          </table:table-cell>
          <table:table-cell office:value-type="float" office:value="0.642201834862385" calcext:value-type="float">
            <text:p>0.64</text:p>
          </table:table-cell>
          <table:table-cell office:value-type="float" office:value="0.66188637617209" calcext:value-type="float">
            <text:p>0.66</text:p>
          </table:table-cell>
          <table:table-cell office:value-type="float" office:value="0.741503604531411" calcext:value-type="float">
            <text:p>0.74</text:p>
          </table:table-cell>
          <table:table-cell office:value-type="float" office:value="1.17753623188406" calcext:value-type="float">
            <text:p>1.18</text:p>
          </table:table-cell>
          <table:table-cell office:value-type="float" office:value="0.944099378881988" calcext:value-type="float">
            <text:p>0.94</text:p>
          </table:table-cell>
          <table:table-cell office:value-type="float" office:value="0.788732394366197" calcext:value-type="float">
            <text:p>0.79</text:p>
          </table:table-cell>
          <table:table-cell office:value-type="float" office:value="0.651465798045603" calcext:value-type="float">
            <text:p>0.65</text:p>
          </table:table-cell>
          <table:table-cell office:value-type="float" office:value="0.920245398773006" calcext:value-type="float">
            <text:p>0.92</text:p>
          </table:table-cell>
          <table:table-cell office:value-type="float" office:value="0.582559621336246" calcext:value-type="float">
            <text:p>0.58</text:p>
          </table:table-cell>
          <table:table-cell office:value-type="float" office:value="0.890207715133531" calcext:value-type="float">
            <text:p>0.89</text:p>
          </table:table-cell>
          <table:table-cell office:value-type="float" office:value="1.08412836079792" calcext:value-type="float">
            <text:p>1.08</text:p>
          </table:table-cell>
          <table:table-cell office:value-type="float" office:value="0.766188828472566" calcext:value-type="float">
            <text:p>0.77</text:p>
          </table:table-cell>
          <table:table-cell office:value-type="float" office:value="0.586562388908638" calcext:value-type="float">
            <text:p>0.59</text:p>
          </table:table-cell>
          <table:table-cell office:value-type="float" office:value="0.722145804676754" calcext:value-type="float">
            <text:p>0.72</text:p>
          </table:table-cell>
          <table:table-cell office:value-type="float" office:value="1.04275286757039" calcext:value-type="float">
            <text:p>1.04</text:p>
          </table:table-cell>
          <table:table-cell office:value-type="float" office:value="0.61770761839396" calcext:value-type="float">
            <text:p>0.62</text:p>
          </table:table-cell>
          <table:table-cell office:value-type="float" office:value="0.51943055021162" calcext:value-type="float">
            <text:p>0.52</text:p>
          </table:table-cell>
          <table:table-cell office:value-type="float" office:value="0.584668687743612" calcext:value-type="float">
            <text:p>0.58</text:p>
          </table:table-cell>
          <table:table-cell office:value-type="float" office:value="0.702009198741225" calcext:value-type="float">
            <text:p>0.70</text:p>
          </table:table-cell>
          <table:table-cell office:value-type="float" office:value="0.803141174370873" calcext:value-type="float">
            <text:p>0.80</text:p>
          </table:table-cell>
          <table:table-cell office:value-type="float" office:value="0.641241984475194" calcext:value-type="float">
            <text:p>0.64</text:p>
          </table:table-cell>
          <table:table-cell office:value-type="float" office:value="1.11835973904939" calcext:value-type="float">
            <text:p>1.12</text:p>
          </table:table-cell>
          <table:table-cell office:value-type="float" office:value="0.520586843350686" calcext:value-type="float">
            <text:p>0.52</text:p>
          </table:table-cell>
          <table:table-cell office:value-type="float" office:value="0.707338638373121" calcext:value-type="float">
            <text:p>0.71</text:p>
          </table:table-cell>
          <table:table-cell office:value-type="float" office:value="0.313602508820071" calcext:value-type="float">
            <text:p>0.31</text:p>
          </table:table-cell>
          <table:table-cell office:value-type="float" office:value="0.522466039707419" calcext:value-type="float">
            <text:p>0.52</text:p>
          </table:table-cell>
          <table:table-cell office:value-type="float" office:value="0.517883152613692" calcext:value-type="float">
            <text:p>0.52</text:p>
          </table:table-cell>
          <table:table-cell office:value-type="float" office:value="0.899031811894882" calcext:value-type="float">
            <text:p>0.90</text:p>
          </table:table-cell>
          <table:table-cell office:value-type="float" office:value="0.35778175313059" calcext:value-type="float">
            <text:p>0.36</text:p>
          </table:table-cell>
          <table:table-cell office:value-type="float" office:value="0.686427457098284" calcext:value-type="float">
            <text:p>0.69</text:p>
          </table:table-cell>
          <table:table-cell office:value-type="float" office:value="0.592116393165285" calcext:value-type="float">
            <text:p>0.59</text:p>
          </table:table-cell>
          <table:table-cell office:value-type="float" office:value="0.535270502771937" calcext:value-type="float">
            <text:p>0.54</text:p>
          </table:table-cell>
          <table:table-cell office:value-type="float" office:value="0.614682121531436" calcext:value-type="float">
            <text:p>0.61</text:p>
          </table:table-cell>
          <table:table-cell office:value-type="float" office:value="0.533254332691453" calcext:value-type="float">
            <text:p>0.53</text:p>
          </table:table-cell>
          <table:table-cell office:value-type="float" office:value="0.848656294200849" calcext:value-type="float">
            <text:p>0.85</text:p>
          </table:table-cell>
          <table:table-cell office:value-type="float" office:value="0.732984293193717" calcext:value-type="float">
            <text:p>0.73</text:p>
          </table:table-cell>
          <table:table-cell office:value-type="float" office:value="0.689468703528457" calcext:value-type="float">
            <text:p>0.69</text:p>
          </table:table-cell>
          <table:table-cell office:value-type="float" office:value="0.65359477124183" calcext:value-type="float">
            <text:p>0.65</text:p>
          </table:table-cell>
          <table:table-cell office:value-type="float" office:value="0.82249140122626" calcext:value-type="float">
            <text:p>0.82</text:p>
          </table:table-cell>
          <table:table-cell office:value-type="float" office:value="0.747581354441513" calcext:value-type="float">
            <text:p>0.75</text:p>
          </table:table-cell>
          <table:table-cell office:value-type="float" office:value="0.829167174734788" calcext:value-type="float">
            <text:p>0.83</text:p>
          </table:table-cell>
          <table:table-cell office:value-type="float" office:value="0.668449197860963" calcext:value-type="float">
            <text:p>0.67</text:p>
          </table:table-cell>
          <table:table-cell office:value-type="float" office:value="0.831443688586546" calcext:value-type="float">
            <text:p>0.83</text:p>
          </table:table-cell>
          <table:table-cell office:value-type="float" office:value="0.75427224513848" calcext:value-type="float">
            <text:p>0.75</text:p>
          </table:table-cell>
          <table:table-cell office:value-type="float" office:value="0.809664567536306" calcext:value-type="float">
            <text:p>0.81</text:p>
          </table:table-cell>
          <table:table-cell office:value-type="float" office:value="0.851696633770447" calcext:value-type="float">
            <text:p>0.85</text:p>
          </table:table-cell>
          <table:table-cell office:value-type="float" office:value="0.902872777017784" calcext:value-type="float">
            <text:p>0.90</text:p>
          </table:table-cell>
          <table:table-cell office:value-type="float" office:value="0.774566473988439" calcext:value-type="float">
            <text:p>0.77</text:p>
          </table:table-cell>
          <table:table-cell office:value-type="float" office:value="1.07307102708227" calcext:value-type="float">
            <text:p>1.07</text:p>
          </table:table-cell>
          <table:table-cell office:value-type="float" office:value="0.892244337680165" calcext:value-type="float">
            <text:p>0.89</text:p>
          </table:table-cell>
          <table:table-cell office:value-type="float" office:value="0.688124306326304" calcext:value-type="float">
            <text:p>0.69</text:p>
          </table:table-cell>
          <table:table-cell office:value-type="float" office:value="0.647104764029901" calcext:value-type="float">
            <text:p>0.65</text:p>
          </table:table-cell>
          <table:table-cell office:value-type="float" office:value="0.804350288886371" calcext:value-type="float">
            <text:p>0.80</text:p>
          </table:table-cell>
          <table:table-cell office:value-type="float" office:value="0.646797717184528" calcext:value-type="float">
            <text:p>0.65</text:p>
          </table:table-cell>
          <table:table-cell office:value-type="float" office:value="0.632196884172499" calcext:value-type="float">
            <text:p>0.63</text:p>
          </table:table-cell>
          <table:table-cell office:value-type="float" office:value="0.951625693893735" calcext:value-type="float">
            <text:p>0.95</text:p>
          </table:table-cell>
          <table:table-cell office:value-type="float" office:value="1.28900949796472" calcext:value-type="float">
            <text:p>1.29</text:p>
          </table:table-cell>
          <table:table-cell office:value-type="float" office:value="0.898299647096567" calcext:value-type="float">
            <text:p>0.90</text:p>
          </table:table-cell>
          <table:table-cell office:value-type="float" office:value="0.972358789467934" calcext:value-type="float">
            <text:p>0.97</text:p>
          </table:table-cell>
          <table:table-cell office:value-type="float" office:value="0.954478707782672" calcext:value-type="float">
            <text:p>0.95</text:p>
          </table:table-cell>
          <table:table-cell office:value-type="float" office:value="1.10600223685846" calcext:value-type="float">
            <text:p>1.11</text:p>
          </table:table-cell>
          <table:table-cell office:value-type="float" office:value="0.926349496797804" calcext:value-type="float">
            <text:p>0.93</text:p>
          </table:table-cell>
          <table:table-cell office:value-type="float" office:value="1.49763531266421" calcext:value-type="float">
            <text:p>1.50</text:p>
          </table:table-cell>
          <table:table-cell office:value-type="float" office:value="2.71370420624152" calcext:value-type="float">
            <text:p>2.71</text:p>
          </table:table-cell>
          <table:table-cell office:value-type="float" office:value="1.11085921559737" calcext:value-type="float">
            <text:p>1.11</text:p>
          </table:table-cell>
          <table:table-cell office:value-type="float" office:value="1.23306067635209" calcext:value-type="float">
            <text:p>1.23</text:p>
          </table:table-cell>
          <table:table-cell office:value-type="float" office:value="1.22903597490718" calcext:value-type="float">
            <text:p>1.23</text:p>
          </table:table-cell>
          <table:table-cell office:value-type="float" office:value="1.3696984260483" calcext:value-type="float">
            <text:p>1.37</text:p>
          </table:table-cell>
          <table:table-cell office:value-type="float" office:value="1.695422359629" calcext:value-type="float">
            <text:p>1.70</text:p>
          </table:table-cell>
          <table:table-cell office:value-type="float" office:value="2.14961306964746" calcext:value-type="float">
            <text:p>2.15</text:p>
          </table:table-cell>
          <table:table-cell office:value-type="float" office:value="1.49942329873126" calcext:value-type="float">
            <text:p>1.50</text:p>
          </table:table-cell>
          <table:table-cell office:value-type="float" office:value="1.19167659730498" calcext:value-type="float">
            <text:p>1.19</text:p>
          </table:table-cell>
          <table:table-cell office:value-type="float" office:value="1.23275609040211" calcext:value-type="float">
            <text:p>1.23</text:p>
          </table:table-cell>
          <table:table-cell office:value-type="float" office:value="1.41137401411374" calcext:value-type="float">
            <text:p>1.41</text:p>
          </table:table-cell>
          <table:table-cell office:value-type="float" office:value="1.42097730525455" calcext:value-type="float">
            <text:p>1.42</text:p>
          </table:table-cell>
          <table:table-cell office:value-type="float" office:value="1.22165582703463" calcext:value-type="float">
            <text:p>1.22</text:p>
          </table:table-cell>
          <table:table-cell office:value-type="float" office:value="1.56380316930776" calcext:value-type="float">
            <text:p>1.56</text:p>
          </table:table-cell>
          <table:table-cell office:value-type="float" office:value="2.58186397984887" calcext:value-type="float">
            <text:p>2.58</text:p>
          </table:table-cell>
          <table:table-cell office:value-type="float" office:value="1.83312782572955" calcext:value-type="float">
            <text:p>1.83</text:p>
          </table:table-cell>
          <table:table-cell office:value-type="float" office:value="1.66890305266689" calcext:value-type="float">
            <text:p>1.67</text:p>
          </table:table-cell>
          <table:table-cell office:value-type="float" office:value="1.52107409925221" calcext:value-type="float">
            <text:p>1.52</text:p>
          </table:table-cell>
          <table:table-cell office:value-type="float" office:value="1.68515892216568" calcext:value-type="float">
            <text:p>1.69</text:p>
          </table:table-cell>
          <table:table-cell office:value-type="float" office:value="1.93605815592315" calcext:value-type="float">
            <text:p>1.94</text:p>
          </table:table-cell>
          <table:table-cell office:value-type="float" office:value="1.71556013038257" calcext:value-type="float">
            <text:p>1.72</text:p>
          </table:table-cell>
          <table:table-cell office:value-type="float" office:value="2.39420935412027" calcext:value-type="float">
            <text:p>2.39</text:p>
          </table:table-cell>
          <table:table-cell office:value-type="float" office:value="1.93759604463152" calcext:value-type="float">
            <text:p>1.94</text:p>
          </table:table-cell>
          <table:table-cell office:value-type="float" office:value="2.1667559911186" calcext:value-type="float">
            <text:p>2.17</text:p>
          </table:table-cell>
          <table:table-cell office:value-type="float" office:value="1.94613236984727" calcext:value-type="float">
            <text:p>1.95</text:p>
          </table:table-cell>
          <table:table-cell office:value-type="float" office:value="2.36560894037034" calcext:value-type="float">
            <text:p>2.37</text:p>
          </table:table-cell>
          <table:table-cell office:value-type="float" office:value="2.32976149325959" calcext:value-type="float">
            <text:p>2.33</text:p>
          </table:table-cell>
          <table:table-cell office:value-type="float" office:value="2.4390243902439" calcext:value-type="float">
            <text:p>2.44</text:p>
          </table:table-cell>
          <table:table-cell office:value-type="float" office:value="3.44644750795334" calcext:value-type="float">
            <text:p>3.45</text:p>
          </table:table-cell>
          <table:table-cell office:value-type="float" office:value="2.91168530659468" calcext:value-type="float">
            <text:p>2.91</text:p>
          </table:table-cell>
          <table:table-cell office:value-type="float" office:value="2.66260638713204" calcext:value-type="float">
            <text:p>2.66</text:p>
          </table:table-cell>
          <table:table-cell office:value-type="float" office:value="3.43069478050467" calcext:value-type="float">
            <text:p>3.43</text:p>
          </table:table-cell>
          <table:table-cell office:value-type="float" office:value="3.37283500455788" calcext:value-type="float">
            <text:p>3.37</text:p>
          </table:table-cell>
          <table:table-cell office:value-type="float" office:value="2.99867807694984" calcext:value-type="float">
            <text:p>3.00</text:p>
          </table:table-cell>
          <table:table-cell office:value-type="float" office:value="3.30888091150304" calcext:value-type="float">
            <text:p>3.31</text:p>
          </table:table-cell>
          <table:table-cell office:value-type="float" office:value="4.54323400097704" calcext:value-type="float">
            <text:p>4.54</text:p>
          </table:table-cell>
          <table:table-cell office:value-type="float" office:value="3.61217928512892" calcext:value-type="float">
            <text:p>3.61</text:p>
          </table:table-cell>
          <table:table-cell office:value-type="float" office:value="3.68400770712909" calcext:value-type="float">
            <text:p>3.68</text:p>
          </table:table-cell>
          <table:table-cell office:value-type="float" office:value="4.3207241055418" calcext:value-type="float">
            <text:p>4.32</text:p>
          </table:table-cell>
          <table:table-cell office:value-type="float" office:value="4.3002672010688" calcext:value-type="float">
            <text:p>4.30</text:p>
          </table:table-cell>
          <table:table-cell office:value-type="float" office:value="3.5403242937053" calcext:value-type="float">
            <text:p>3.54</text:p>
          </table:table-cell>
          <table:table-cell office:value-type="float" office:value="3.39837398373984" calcext:value-type="float">
            <text:p>3.40</text:p>
          </table:table-cell>
          <table:table-cell office:value-type="float" office:value="4.09328891004284" calcext:value-type="float">
            <text:p>4.09</text:p>
          </table:table-cell>
          <table:table-cell office:value-type="float" office:value="4.24815438414713" calcext:value-type="float">
            <text:p>4.25</text:p>
          </table:table-cell>
          <table:table-cell office:value-type="float" office:value="4.52924971641549" calcext:value-type="float">
            <text:p>4.53</text:p>
          </table:table-cell>
          <table:table-cell office:value-type="float" office:value="4.71326164874552" calcext:value-type="float">
            <text:p>4.71</text:p>
          </table:table-cell>
          <table:table-cell office:value-type="float" office:value="4.36531712745014" calcext:value-type="float">
            <text:p>4.37</text:p>
          </table:table-cell>
          <table:table-cell office:value-type="float" office:value="3.89684405499751" calcext:value-type="float">
            <text:p>3.90</text:p>
          </table:table-cell>
          <table:table-cell office:value-type="float" office:value="3.53609083536091" calcext:value-type="float">
            <text:p>3.54</text:p>
          </table:table-cell>
          <table:table-cell office:value-type="float" office:value="4.71050049067713" calcext:value-type="float">
            <text:p>4.71</text:p>
          </table:table-cell>
          <table:table-cell office:value-type="float" office:value="4.33132687778069" calcext:value-type="float">
            <text:p>4.33</text:p>
          </table:table-cell>
          <table:table-cell office:value-type="float" office:value="4.77219820419022" calcext:value-type="float">
            <text:p>4.77</text:p>
          </table:table-cell>
          <table:table-cell office:value-type="float" office:value="5.33458118858212" calcext:value-type="float">
            <text:p>5.33</text:p>
          </table:table-cell>
          <table:table-cell office:value-type="float" office:value="5.40901800035644" calcext:value-type="float">
            <text:p>5.41</text:p>
          </table:table-cell>
          <table:table-cell office:value-type="float" office:value="5.15920432979546" calcext:value-type="float">
            <text:p>5.16</text:p>
          </table:table-cell>
          <table:table-cell office:value-type="float" office:value="5.208021550434" calcext:value-type="float">
            <text:p>5.21</text:p>
          </table:table-cell>
          <table:table-cell office:value-type="float" office:value="5.39305301645338" calcext:value-type="float">
            <text:p>5.39</text:p>
          </table:table-cell>
          <table:table-cell office:value-type="float" office:value="6.07677845836618" calcext:value-type="float">
            <text:p>6.08</text:p>
          </table:table-cell>
          <table:table-cell office:value-type="float" office:value="6.90026954177898" calcext:value-type="float">
            <text:p>6.90</text:p>
          </table:table-cell>
          <table:table-cell office:value-type="float" office:value="8.0593849416755" calcext:value-type="float">
            <text:p>8.06</text:p>
          </table:table-cell>
          <table:table-cell office:value-type="float" office:value="8.1571473650994" calcext:value-type="float">
            <text:p>8.16</text:p>
          </table:table-cell>
          <table:table-cell office:value-type="float" office:value="7.12740310317117" calcext:value-type="float">
            <text:p>7.13</text:p>
          </table:table-cell>
          <table:table-cell office:value-type="float" office:value="7.61375387797311" calcext:value-type="float">
            <text:p>7.61</text:p>
          </table:table-cell>
          <table:table-cell office:value-type="float" office:value="7.89022298456261" calcext:value-type="float">
            <text:p>7.89</text:p>
          </table:table-cell>
          <table:table-cell office:value-type="float" office:value="8.63436123348018" calcext:value-type="float">
            <text:p>8.63</text:p>
          </table:table-cell>
          <table:table-cell office:value-type="float" office:value="9.71693855180863" calcext:value-type="float">
            <text:p>9.72</text:p>
          </table:table-cell>
          <table:table-cell office:value-type="float" office:value="10.3433226651149" calcext:value-type="float">
            <text:p>10.34</text:p>
          </table:table-cell>
          <table:table-cell office:value-type="float" office:value="11.1036429627638" calcext:value-type="float">
            <text:p>11.10</text:p>
          </table:table-cell>
          <table:table-cell office:value-type="float" office:value="10.2859701158431" calcext:value-type="float">
            <text:p>10.29</text:p>
          </table:table-cell>
          <table:table-cell office:value-type="float" office:value="10.4722792607803" calcext:value-type="float">
            <text:p>10.47</text:p>
          </table:table-cell>
          <table:table-cell office:value-type="float" office:value="10.8438193930422" calcext:value-type="float">
            <text:p>10.84</text:p>
          </table:table-cell>
          <table:table-cell office:value-type="float" office:value="12.2205389523941" calcext:value-type="float">
            <text:p>12.22</text:p>
          </table:table-cell>
          <table:table-cell office:value-type="float" office:value="14.9050115564575" calcext:value-type="float">
            <text:p>14.91</text:p>
          </table:table-cell>
          <table:table-cell office:value-type="float" office:value="15.7271768428454" calcext:value-type="float">
            <text:p>15.73</text:p>
          </table:table-cell>
          <table:table-cell office:value-type="float" office:value="16.1224269856666" calcext:value-type="float">
            <text:p>16.12</text:p>
          </table:table-cell>
          <table:table-cell office:value-type="float" office:value="15.2859649912253" calcext:value-type="float">
            <text:p>15.29</text:p>
          </table:table-cell>
          <table:table-cell office:value-type="float" office:value="14.4613524135846" calcext:value-type="float">
            <text:p>14.46</text:p>
          </table:table-cell>
          <table:table-cell office:value-type="float" office:value="16.3258682246024" calcext:value-type="float">
            <text:p>16.33</text:p>
          </table:table-cell>
          <table:table-cell office:value-type="float" office:value="16.0962209518153" calcext:value-type="float">
            <text:p>16.10</text:p>
          </table:table-cell>
          <table:table-cell office:value-type="float" office:value="17.2247386022097" calcext:value-type="float">
            <text:p>17.22</text:p>
          </table:table-cell>
          <table:table-cell office:value-type="float" office:value="16.8201101182417" calcext:value-type="float">
            <text:p>16.82</text:p>
          </table:table-cell>
          <table:table-cell office:value-type="float" office:value="15.6778358438365" calcext:value-type="float">
            <text:p>15.68</text:p>
          </table:table-cell>
          <table:table-cell office:value-type="float" office:value="14.8158076127748" calcext:value-type="float">
            <text:p>14.82</text:p>
          </table:table-cell>
          <table:table-cell office:value-type="float" office:value="15.7015890115809" calcext:value-type="float">
            <text:p>15.70</text:p>
          </table:table-cell>
          <table:table-cell office:value-type="float" office:value="15.6819610307982" calcext:value-type="float">
            <text:p>15.68</text:p>
          </table:table-cell>
          <table:table-cell office:value-type="float" office:value="15.2384426610068" calcext:value-type="float">
            <text:p>15.24</text:p>
          </table:table-cell>
          <table:table-cell office:value-type="float" office:value="16.5406318375494" calcext:value-type="float">
            <text:p>16.54</text:p>
          </table:table-cell>
          <table:table-cell office:value-type="float" office:value="16.0827810090626" calcext:value-type="float">
            <text:p>16.08</text:p>
          </table:table-cell>
          <table:table-cell office:value-type="float" office:value="14.1644880641152" calcext:value-type="float">
            <text:p>14.16</text:p>
          </table:table-cell>
          <table:table-cell office:value-type="float" office:value="12.8294145494714" calcext:value-type="float">
            <text:p>12.83</text:p>
          </table:table-cell>
          <table:table-cell office:value-type="float" office:value="13.1581586601143" calcext:value-type="float">
            <text:p>13.16</text:p>
          </table:table-cell>
          <table:table-cell office:value-type="float" office:value="14.5409950946041" calcext:value-type="float">
            <text:p>14.54</text:p>
          </table:table-cell>
          <table:table-cell office:value-type="float" office:value="12.7921958402356" calcext:value-type="float">
            <text:p>12.79</text:p>
          </table:table-cell>
          <table:table-cell office:value-type="float" office:value="12.1208419852612" calcext:value-type="float">
            <text:p>12.12</text:p>
          </table:table-cell>
          <table:table-cell office:value-type="float" office:value="11.9490175252257" calcext:value-type="float">
            <text:p>11.95</text:p>
          </table:table-cell>
          <table:table-cell office:value-type="float" office:value="11.038191210094" calcext:value-type="float">
            <text:p>11.04</text:p>
          </table:table-cell>
          <table:table-cell office:value-type="float" office:value="9.14343239812667" calcext:value-type="float">
            <text:p>9.14</text:p>
          </table:table-cell>
          <table:table-cell office:value-type="float" office:value="7.94541652910752" calcext:value-type="float">
            <text:p>7.95</text:p>
          </table:table-cell>
          <table:table-cell office:value-type="float" office:value="9.22537952510705" calcext:value-type="float">
            <text:p>9.23</text:p>
          </table:table-cell>
          <table:table-cell office:value-type="float" office:value="8.37228372283723" calcext:value-type="float">
            <text:p>8.37</text:p>
          </table:table-cell>
          <table:table-cell office:value-type="float" office:value="8.0669552067581" calcext:value-type="float">
            <text:p>8.07</text:p>
          </table:table-cell>
          <table:table-cell office:value-type="float" office:value="7.69681960375391" calcext:value-type="float">
            <text:p>7.70</text:p>
          </table:table-cell>
          <table:table-cell office:value-type="float" office:value="7.04615384615385" calcext:value-type="float">
            <text:p>7.05</text:p>
          </table:table-cell>
          <table:table-cell office:value-type="float" office:value="5.44440464616487" calcext:value-type="float">
            <text:p>5.44</text:p>
          </table:table-cell>
          <table:table-cell office:value-type="float" office:value="5.03214364885835" calcext:value-type="float">
            <text:p>5.03</text:p>
          </table:table-cell>
          <table:table-cell office:value-type="float" office:value="5.84121760592349" calcext:value-type="float">
            <text:p>5.84</text:p>
          </table:table-cell>
          <table:table-cell office:value-type="float" office:value="5.39062853011613" calcext:value-type="float">
            <text:p>5.39</text:p>
          </table:table-cell>
          <table:table-cell office:value-type="float" office:value="5.83573064052134" calcext:value-type="float">
            <text:p>5.84</text:p>
          </table:table-cell>
          <table:table-cell office:value-type="float" office:value="5.81176306425731" calcext:value-type="float">
            <text:p>5.81</text:p>
          </table:table-cell>
          <table:table-cell office:value-type="float" office:value="4.97930595351799" calcext:value-type="float">
            <text:p>4.98</text:p>
          </table:table-cell>
          <table:table-cell office:value-type="float" office:value="4.44525699958211" calcext:value-type="float">
            <text:p>4.45</text:p>
          </table:table-cell>
          <table:table-cell office:value-type="float" office:value="4.37392795883362" calcext:value-type="float">
            <text:p>4.37</text:p>
          </table:table-cell>
          <table:table-cell office:value-type="float" office:value="5.46636085626911" calcext:value-type="float">
            <text:p>5.47</text:p>
          </table:table-cell>
          <table:table-cell office:value-type="float" office:value="4.63013449654671" calcext:value-type="float">
            <text:p>4.63</text:p>
          </table:table-cell>
          <table:table-cell office:value-type="float" office:value="4.94291960165169" calcext:value-type="float">
            <text:p>4.94</text:p>
          </table:table-cell>
          <table:table-cell office:value-type="float" office:value="5.63158271834922" calcext:value-type="float">
            <text:p>5.63</text:p>
          </table:table-cell>
          <table:table-cell office:value-type="float" office:value="4.79266925967434" calcext:value-type="float">
            <text:p>4.79</text:p>
          </table:table-cell>
          <table:table-cell office:value-type="float" office:value="4.17191515090442" calcext:value-type="float">
            <text:p>4.17</text:p>
          </table:table-cell>
          <table:table-cell office:value-type="float" office:value="4.19101349989925" calcext:value-type="float">
            <text:p>4.19</text:p>
          </table:table-cell>
          <table:table-cell office:value-type="float" office:value="5.81766583894998" calcext:value-type="float">
            <text:p>5.82</text:p>
          </table:table-cell>
          <table:table-cell office:value-type="float" office:value="4.72955761229515" calcext:value-type="float">
            <text:p>4.73</text:p>
          </table:table-cell>
          <table:table-cell office:value-type="float" office:value="4.84588496981252" calcext:value-type="float">
            <text:p>4.85</text:p>
          </table:table-cell>
          <table:table-cell office:value-type="float" office:value="5.5978674790556" calcext:value-type="float">
            <text:p>5.60</text:p>
          </table:table-cell>
          <table:table-cell office:value-type="float" office:value="5.47904370118643" calcext:value-type="float">
            <text:p>5.48</text:p>
          </table:table-cell>
          <table:table-cell office:value-type="float" office:value="4.52642352065501" calcext:value-type="float">
            <text:p>4.53</text:p>
          </table:table-cell>
          <table:table-cell office:value-type="float" office:value="4.05056529867355" calcext:value-type="float">
            <text:p>4.05</text:p>
          </table:table-cell>
          <table:table-cell office:value-type="float" office:value="5.79947575360419" calcext:value-type="float">
            <text:p>5.80</text:p>
          </table:table-cell>
          <table:table-cell office:value-type="float" office:value="4.59110972091892" calcext:value-type="float">
            <text:p>4.59</text:p>
          </table:table-cell>
          <table:table-cell office:value-type="float" office:value="4.62110988426778" calcext:value-type="float">
            <text:p>4.62</text:p>
          </table:table-cell>
          <table:table-cell office:value-type="float" office:value="4.68624475586896" calcext:value-type="float">
            <text:p>4.69</text:p>
          </table:table-cell>
          <table:table-cell office:value-type="float" office:value="3.78024951149857" calcext:value-type="float">
            <text:p>3.78</text:p>
          </table:table-cell>
          <table:table-cell office:value-type="float" office:value="2.99568965517241" calcext:value-type="float">
            <text:p>3.00</text:p>
          </table:table-cell>
          <table:table-cell office:value-type="float" office:value="3.09195123920239" calcext:value-type="float">
            <text:p>3.09</text:p>
          </table:table-cell>
          <table:table-cell office:value-type="float" office:value="3.1365900180142" calcext:value-type="float">
            <text:p>3.14</text:p>
          </table:table-cell>
          <table:table-cell office:value-type="float" office:value="2.9105866222701" calcext:value-type="float">
            <text:p>2.91</text:p>
          </table:table-cell>
          <table:table-cell office:value-type="float" office:value="2.47141833000038" calcext:value-type="float">
            <text:p>2.47</text:p>
          </table:table-cell>
          <table:table-cell office:value-type="float" office:value="2.40229241177231" calcext:value-type="float">
            <text:p>2.40</text:p>
          </table:table-cell>
          <table:table-cell office:value-type="float" office:value="3.0471010703204" calcext:value-type="float">
            <text:p>3.05</text:p>
          </table:table-cell>
          <table:table-cell office:value-type="float" office:value="4.08816210451475" calcext:value-type="float">
            <text:p>4.09</text:p>
          </table:table-cell>
          <table:table-cell office:value-type="float" office:value="4.37473017700389" calcext:value-type="float">
            <text:p>4.37</text:p>
          </table:table-cell>
          <table:table-cell office:value-type="float" office:value="5.20231213872832" calcext:value-type="float">
            <text:p>5.20</text:p>
          </table:table-cell>
          <table:table-cell office:value-type="float" office:value="5.69021893659369" calcext:value-type="float">
            <text:p>5.69</text:p>
          </table:table-cell>
          <table:table-cell office:value-type="float" office:value="5.66898685228152" calcext:value-type="float">
            <text:p>5.67</text:p>
          </table:table-cell>
          <table:table-cell office:value-type="float" office:value="5.15847409375593" calcext:value-type="float">
            <text:p>5.16</text:p>
          </table:table-cell>
          <table:table-cell office:value-type="float" office:value="4.84985441745252" calcext:value-type="float">
            <text:p>4.85</text:p>
          </table:table-cell>
          <table:table-cell office:value-type="float" office:value="5.74800152264941" calcext:value-type="float">
            <text:p>5.75</text:p>
          </table:table-cell>
          <table:table-cell office:value-type="float" office:value="4.47469761891848" calcext:value-type="float">
            <text:p>4.47</text:p>
          </table:table-cell>
          <table:table-cell office:value-type="float" office:value="5.95304639463387" calcext:value-type="float">
            <text:p>5.95</text:p>
          </table:table-cell>
          <table:table-cell office:value-type="float" office:value="5.31534878404252" calcext:value-type="float">
            <text:p>5.32</text:p>
          </table:table-cell>
          <table:table-cell office:value-type="float" office:value="5.50403828896201" calcext:value-type="float">
            <text:p>5.50</text:p>
          </table:table-cell>
          <table:table-cell office:value-type="float" office:value="5.87159319553686" calcext:value-type="float">
            <text:p>5.87</text:p>
          </table:table-cell>
          <table:table-cell office:value-type="float" office:value="5.67887532371439" calcext:value-type="float">
            <text:p>5.68</text:p>
          </table:table-cell>
          <table:table-cell office:value-type="float" office:value="4.63966256999491" calcext:value-type="float">
            <text:p>4.64</text:p>
          </table:table-cell>
          <table:table-cell office:value-type="float" office:value="4.46960667461263" calcext:value-type="float">
            <text:p>4.47</text:p>
          </table:table-cell>
          <table:table-cell office:value-type="float" office:value="5.71752052080385" calcext:value-type="float">
            <text:p>5.72</text:p>
          </table:table-cell>
          <table:table-cell office:value-type="float" office:value="5.38613978526428" calcext:value-type="float">
            <text:p>5.39</text:p>
          </table:table-cell>
          <table:table-cell office:value-type="float" office:value="5.55448631587051" calcext:value-type="float">
            <text:p>5.55</text:p>
          </table:table-cell>
          <table:table-cell office:value-type="float" office:value="5.6222560702446" calcext:value-type="float">
            <text:p>5.62</text:p>
          </table:table-cell>
          <table:table-cell office:value-type="float" office:value="6.33763837638376" calcext:value-type="float">
            <text:p>6.34</text:p>
          </table:table-cell>
          <table:table-cell office:value-type="float" office:value="5.07202881152461" calcext:value-type="float">
            <text:p>5.07</text:p>
          </table:table-cell>
          <table:table-cell office:value-type="float" office:value="4.83171851096379" calcext:value-type="float">
            <text:p>4.83</text:p>
          </table:table-cell>
          <table:table-cell office:value-type="float" office:value="5.8727123736684" calcext:value-type="float">
            <text:p>5.87</text:p>
          </table:table-cell>
          <table:table-cell office:value-type="float" office:value="6.03992076794149" calcext:value-type="float">
            <text:p>6.04</text:p>
          </table:table-cell>
          <table:table-cell office:value-type="float" office:value="6.20725722101537" calcext:value-type="float">
            <text:p>6.21</text:p>
          </table:table-cell>
          <table:table-cell office:value-type="float" office:value="6.29131199771744" calcext:value-type="float">
            <text:p>6.29</text:p>
          </table:table-cell>
          <table:table-cell office:value-type="float" office:value="6.52728700431881" calcext:value-type="float">
            <text:p>6.53</text:p>
          </table:table-cell>
          <table:table-cell office:value-type="float" office:value="5.64482745644075" calcext:value-type="float">
            <text:p>5.64</text:p>
          </table:table-cell>
          <table:table-cell office:value-type="float" office:value="5.55285625043382" calcext:value-type="float">
            <text:p>5.55</text:p>
          </table:table-cell>
          <table:table-cell office:value-type="float" office:value="6.58837009452879" calcext:value-type="float">
            <text:p>6.59</text:p>
          </table:table-cell>
          <table:table-cell office:value-type="float" office:value="5.89240734077006" calcext:value-type="float">
            <text:p>5.89</text:p>
          </table:table-cell>
          <table:table-cell office:value-type="float" office:value="5.96845967678976" calcext:value-type="float">
            <text:p>5.97</text:p>
          </table:table-cell>
          <table:table-cell office:value-type="float" office:value="6.54770268371505" calcext:value-type="float">
            <text:p>6.55</text:p>
          </table:table-cell>
          <table:table-cell office:value-type="float" office:value="6.95813092759658" calcext:value-type="float">
            <text:p>6.96</text:p>
          </table:table-cell>
          <table:table-cell office:value-type="float" office:value="5.49502778590231" calcext:value-type="float">
            <text:p>5.50</text:p>
          </table:table-cell>
          <table:table-cell office:value-type="float" office:value="5.32196218431839" calcext:value-type="float">
            <text:p>5.32</text:p>
          </table:table-cell>
          <table:table-cell office:value-type="float" office:value="6.33380884450785" calcext:value-type="float">
            <text:p>6.33</text:p>
          </table:table-cell>
          <table:table-cell office:value-type="float" office:value="5.84970751462427" calcext:value-type="float">
            <text:p>5.85</text:p>
          </table:table-cell>
          <table:table-cell office:value-type="float" office:value="5.83581358550277" calcext:value-type="float">
            <text:p>5.84</text:p>
          </table:table-cell>
          <table:table-cell office:value-type="float" office:value="5.8686624378223" calcext:value-type="float">
            <text:p>5.87</text:p>
          </table:table-cell>
          <table:table-cell office:value-type="float" office:value="5.95188235841593" calcext:value-type="float">
            <text:p>5.95</text:p>
          </table:table-cell>
          <table:table-cell office:value-type="float" office:value="4.97642364889373" calcext:value-type="float">
            <text:p>4.98</text:p>
          </table:table-cell>
          <table:table-cell office:value-type="float" office:value="4.54338936846888" calcext:value-type="float">
            <text:p>4.54</text:p>
          </table:table-cell>
          <table:table-cell office:value-type="float" office:value="4.69798657718121" calcext:value-type="float">
            <text:p>4.70</text:p>
          </table:table-cell>
          <table:table-cell office:value-type="float" office:value="5.00358288936661" calcext:value-type="float">
            <text:p>5.00</text:p>
          </table:table-cell>
          <table:table-cell office:value-type="float" office:value="4.73983899469861" calcext:value-type="float">
            <text:p>4.74</text:p>
          </table:table-cell>
          <table:table-cell office:value-type="float" office:value="4.99758803666184" calcext:value-type="float">
            <text:p>5.00</text:p>
          </table:table-cell>
          <table:table-cell office:value-type="float" office:value="5.31359326674441" calcext:value-type="float">
            <text:p>5.31</text:p>
          </table:table-cell>
          <table:table-cell office:value-type="float" office:value="4.28196323974955" calcext:value-type="float">
            <text:p>4.28</text:p>
          </table:table-cell>
          <table:table-cell office:value-type="float" office:value="4.06925774400935" calcext:value-type="float">
            <text:p>4.07</text:p>
          </table:table-cell>
          <table:table-cell office:value-type="float" office:value="4.46454625036475" calcext:value-type="float">
            <text:p>4.46</text:p>
          </table:table-cell>
          <table:table-cell office:value-type="float" office:value="4.951171875" calcext:value-type="float">
            <text:p>4.95</text:p>
          </table:table-cell>
          <table:table-cell office:value-type="float" office:value="4.90883590462833" calcext:value-type="float">
            <text:p>4.91</text:p>
          </table:table-cell>
          <table:table-cell office:value-type="float" office:value="5.25891119654469" calcext:value-type="float">
            <text:p>5.26</text:p>
          </table:table-cell>
          <table:table-cell office:value-type="float" office:value="5.95159905016925" calcext:value-type="float">
            <text:p>5.95</text:p>
          </table:table-cell>
          <table:table-cell office:value-type="float" office:value="4.98094719651606" calcext:value-type="float">
            <text:p>4.98</text:p>
          </table:table-cell>
          <table:table-cell office:value-type="float" office:value="4.66128029832194" calcext:value-type="float">
            <text:p>4.66</text:p>
          </table:table-cell>
          <table:table-cell office:value-type="float" office:value="6.43153526970954" calcext:value-type="float">
            <text:p>6.43</text:p>
          </table:table-cell>
          <table:table-cell office:value-type="float" office:value="5.54390646842038" calcext:value-type="float">
            <text:p>5.54</text:p>
          </table:table-cell>
          <table:table-cell office:value-type="float" office:value="5.705353653771" calcext:value-type="float">
            <text:p>5.71</text:p>
          </table:table-cell>
          <table:table-cell office:value-type="float" office:value="5.76302024107346" calcext:value-type="float">
            <text:p>5.76</text:p>
          </table:table-cell>
          <table:table-cell office:value-type="float" office:value="5.71741407216986" calcext:value-type="float">
            <text:p>5.72</text:p>
          </table:table-cell>
          <table:table-cell office:value-type="float" office:value="4.5528393848944" calcext:value-type="float">
            <text:p>4.55</text:p>
          </table:table-cell>
          <table:table-cell office:value-type="float" office:value="4.49647465744313" calcext:value-type="float">
            <text:p>4.50</text:p>
          </table:table-cell>
          <table:table-cell office:value-type="float" office:value="4.94307136906415" calcext:value-type="float">
            <text:p>4.94</text:p>
          </table:table-cell>
          <table:table-cell office:value-type="float" office:value="4.97684830271994" calcext:value-type="float">
            <text:p>4.98</text:p>
          </table:table-cell>
          <table:table-cell office:value-type="float" office:value="5.09845288326301" calcext:value-type="float">
            <text:p>5.10</text:p>
          </table:table-cell>
          <table:table-cell office:value-type="float" office:value="5.20233875051793" calcext:value-type="float">
            <text:p>5.20</text:p>
          </table:table-cell>
          <table:table-cell office:value-type="float" office:value="5.34843634572765" calcext:value-type="float">
            <text:p>5.35</text:p>
          </table:table-cell>
          <table:table-cell office:value-type="float" office:value="4.61673429104068" calcext:value-type="float">
            <text:p>4.62</text:p>
          </table:table-cell>
          <table:table-cell office:value-type="float" office:value="4.73717542748575" calcext:value-type="float">
            <text:p>4.74</text:p>
          </table:table-cell>
          <table:table-cell office:value-type="float" office:value="4.43213296398892" calcext:value-type="float">
            <text:p>4.43</text:p>
          </table:table-cell>
          <table:table-cell office:value-type="float" office:value="5.00593769982644" calcext:value-type="float">
            <text:p>5.01</text:p>
          </table:table-cell>
          <table:table-cell office:value-type="float" office:value="5.09649468294604" calcext:value-type="float">
            <text:p>5.10</text:p>
          </table:table-cell>
          <table:table-cell office:value-type="float" office:value="5.55016853673177" calcext:value-type="float">
            <text:p>5.55</text:p>
          </table:table-cell>
          <table:table-cell office:value-type="float" office:value="6.28798151775401" calcext:value-type="float">
            <text:p>6.29</text:p>
          </table:table-cell>
          <table:table-cell office:value-type="float" office:value="4.85273697288606" calcext:value-type="float">
            <text:p>4.85</text:p>
          </table:table-cell>
          <table:table-cell office:value-type="float" office:value="5.27664246934667" calcext:value-type="float">
            <text:p>5.28</text:p>
          </table:table-cell>
          <table:table-cell office:value-type="float" office:value="5.83647798742138" calcext:value-type="float">
            <text:p>5.84</text:p>
          </table:table-cell>
          <table:table-cell office:value-type="float" office:value="5.95402366342738" calcext:value-type="float">
            <text:p>5.95</text:p>
          </table:table-cell>
          <table:table-cell office:value-type="float" office:value="5.743346589171" calcext:value-type="float">
            <text:p>5.74</text:p>
          </table:table-cell>
          <table:table-cell office:value-type="float" office:value="6.08633479310037" calcext:value-type="float">
            <text:p>6.09</text:p>
          </table:table-cell>
          <table:table-cell office:value-type="float" office:value="7.0026804518476" calcext:value-type="float">
            <text:p>7.00</text:p>
          </table:table-cell>
          <table:table-cell office:value-type="float" office:value="5.49282772333475" calcext:value-type="float">
            <text:p>5.49</text:p>
          </table:table-cell>
          <table:table-cell office:value-type="float" office:value="5.65502570466229" calcext:value-type="float">
            <text:p>5.66</text:p>
          </table:table-cell>
          <table:table-cell office:value-type="float" office:value="6.92527987503254" calcext:value-type="float">
            <text:p>6.93</text:p>
          </table:table-cell>
          <table:table-cell office:value-type="float" office:value="6.29030907111148" calcext:value-type="float">
            <text:p>6.29</text:p>
          </table:table-cell>
          <table:table-cell office:value-type="float" office:value="6.23484342600077" calcext:value-type="float">
            <text:p>6.23</text:p>
          </table:table-cell>
          <table:table-cell office:value-type="float" office:value="6.7219152854512" calcext:value-type="float">
            <text:p>6.72</text:p>
          </table:table-cell>
          <table:table-cell office:value-type="float" office:value="6.65729988842514" calcext:value-type="float">
            <text:p>6.66</text:p>
          </table:table-cell>
          <table:table-cell office:value-type="float" office:value="5.64694408322497" calcext:value-type="float">
            <text:p>5.65</text:p>
          </table:table-cell>
          <table:table-cell office:value-type="float" office:value="5.81414339376123" calcext:value-type="float">
            <text:p>5.81</text:p>
          </table:table-cell>
          <table:table-cell office:value-type="float" office:value="7.25929699439633" calcext:value-type="float">
            <text:p>7.26</text:p>
          </table:table-cell>
          <table:table-cell office:value-type="float" office:value="6.44190246839253" calcext:value-type="float">
            <text:p>6.44</text:p>
          </table:table-cell>
          <table:table-cell office:value-type="float" office:value="6.25573469655263" calcext:value-type="float">
            <text:p>6.26</text:p>
          </table:table-cell>
          <table:table-cell office:value-type="float" office:value="6.58354114713217" calcext:value-type="float">
            <text:p>6.58</text:p>
          </table:table-cell>
          <table:table-cell office:value-type="float" office:value="7.01823171927073" calcext:value-type="float">
            <text:p>7.02</text:p>
          </table:table-cell>
          <table:table-cell office:value-type="float" office:value="6.3007840342124" calcext:value-type="float">
            <text:p>6.30</text:p>
          </table:table-cell>
          <table:table-cell office:value-type="float" office:value="5.21245904845729" calcext:value-type="float">
            <text:p>5.21</text:p>
          </table:table-cell>
          <table:table-cell office:value-type="float" office:value="7.05158542356839" calcext:value-type="float">
            <text:p>7.05</text:p>
          </table:table-cell>
          <table:table-cell office:value-type="float" office:value="6.60785886126704" calcext:value-type="float">
            <text:p>6.61</text:p>
          </table:table-cell>
          <table:table-cell office:value-type="float" office:value="6.03573629081947" calcext:value-type="float">
            <text:p>6.04</text:p>
          </table:table-cell>
          <table:table-cell office:value-type="float" office:value="6.67808856940668" calcext:value-type="float">
            <text:p>6.68</text:p>
          </table:table-cell>
          <table:table-cell office:value-type="float" office:value="7.26768610317594" calcext:value-type="float">
            <text:p>7.27</text:p>
          </table:table-cell>
          <table:table-cell office:value-type="float" office:value="6.41664633508766" calcext:value-type="float">
            <text:p>6.42</text:p>
          </table:table-cell>
          <table:table-cell office:value-type="float" office:value="6.42561031782589" calcext:value-type="float">
            <text:p>6.43</text:p>
          </table:table-cell>
          <table:table-cell office:value-type="float" office:value="7.06705258080077" calcext:value-type="float">
            <text:p>7.07</text:p>
          </table:table-cell>
          <table:table-cell office:value-type="float" office:value="6.7372756693145" calcext:value-type="float">
            <text:p>6.74</text:p>
          </table:table-cell>
          <table:table-cell office:value-type="float" office:value="6.69389001259398" calcext:value-type="float">
            <text:p>6.69</text:p>
          </table:table-cell>
          <table:table-cell office:value-type="float" office:value="6.76643990929705" calcext:value-type="float">
            <text:p>6.77</text:p>
          </table:table-cell>
          <table:table-cell office:value-type="float" office:value="7.53008949696533" calcext:value-type="float">
            <text:p>7.53</text:p>
          </table:table-cell>
          <table:table-cell office:value-type="float" office:value="5.90746184512544" calcext:value-type="float">
            <text:p>5.91</text:p>
          </table:table-cell>
          <table:table-cell office:value-type="float" office:value="5.73559501023035" calcext:value-type="float">
            <text:p>5.74</text:p>
          </table:table-cell>
          <table:table-cell office:value-type="float" office:value="6.10241443353675" calcext:value-type="float">
            <text:p>6.10</text:p>
          </table:table-cell>
          <table:table-cell office:value-type="float" office:value="6.72102623588414" calcext:value-type="float">
            <text:p>6.72</text:p>
          </table:table-cell>
          <table:table-cell office:value-type="float" office:value="6.15800540702914" calcext:value-type="float">
            <text:p>6.16</text:p>
          </table:table-cell>
          <table:table-cell office:value-type="float" office:value="6.77905673831109" calcext:value-type="float">
            <text:p>6.78</text:p>
          </table:table-cell>
          <table:table-cell office:value-type="float" office:value="6.99008577475771" calcext:value-type="float">
            <text:p>6.99</text:p>
          </table:table-cell>
          <table:table-cell office:value-type="float" office:value="5.52963834795635" calcext:value-type="float">
            <text:p>5.53</text:p>
          </table:table-cell>
          <table:table-cell office:value-type="float" office:value="5.57275541795666" calcext:value-type="float">
            <text:p>5.57</text:p>
          </table:table-cell>
          <table:table-cell office:value-type="float" office:value="4.74868092196612" calcext:value-type="float">
            <text:p>4.75</text:p>
          </table:table-cell>
          <table:table-cell office:value-type="float" office:value="5.21733121415244" calcext:value-type="float">
            <text:p>5.22</text:p>
          </table:table-cell>
          <table:table-cell office:value-type="float" office:value="5.15848353014295" calcext:value-type="float">
            <text:p>5.16</text:p>
          </table:table-cell>
          <table:table-cell office:value-type="float" office:value="4.94050698396275" calcext:value-type="float">
            <text:p>4.94</text:p>
          </table:table-cell>
          <table:table-cell office:value-type="float" office:value="5.16693163751987" calcext:value-type="float">
            <text:p>5.17</text:p>
          </table:table-cell>
          <table:table-cell office:value-type="float" office:value="3.44065892923998" calcext:value-type="float">
            <text:p>3.44</text:p>
          </table:table-cell>
          <table:table-cell office:value-type="float" office:value="3.75" calcext:value-type="float">
            <text:p>3.75</text:p>
          </table:table-cell>
          <table:table-cell office:value-type="float" office:value="4.3351901186728" calcext:value-type="float">
            <text:p>4.34</text:p>
          </table:table-cell>
          <table:table-cell office:value-type="float" office:value="3.56276059493435" calcext:value-type="float">
            <text:p>3.56</text:p>
          </table:table-cell>
          <table:table-cell office:value-type="float" office:value="3.54901440820295" calcext:value-type="float">
            <text:p>3.55</text:p>
          </table:table-cell>
          <table:table-cell office:value-type="float" office:value="3.30422348194678" calcext:value-type="float">
            <text:p>3.30</text:p>
          </table:table-cell>
          <table:table-cell office:value-type="float" office:value="3.46674344946732" calcext:value-type="float">
            <text:p>3.47</text:p>
          </table:table-cell>
          <table:table-cell office:value-type="float" office:value="2.42294873235217" calcext:value-type="float">
            <text:p>2.42</text:p>
          </table:table-cell>
          <table:table-cell office:value-type="float" office:value="2.68248175182482" calcext:value-type="float">
            <text:p>2.68</text:p>
          </table:table-cell>
          <table:table-cell office:value-type="float" office:value="2.30369085954917" calcext:value-type="float">
            <text:p>2.30</text:p>
          </table:table-cell>
          <table:table-cell office:value-type="float" office:value="2.87731871838111" calcext:value-type="float">
            <text:p>2.88</text:p>
          </table:table-cell>
          <table:table-cell office:value-type="float" office:value="3.01617768028517" calcext:value-type="float">
            <text:p>3.02</text:p>
          </table:table-cell>
          <table:table-cell office:value-type="float" office:value="2.67459934608994" calcext:value-type="float">
            <text:p>2.67</text:p>
          </table:table-cell>
          <table:table-cell office:value-type="float" office:value="2.53353204172876" calcext:value-type="float">
            <text:p>2.53</text:p>
          </table:table-cell>
          <table:table-cell office:value-type="float" office:value="2.11170090006924" calcext:value-type="float">
            <text:p>2.11</text:p>
          </table:table-cell>
          <table:table-cell office:value-type="float" office:value="1.91329126806432" calcext:value-type="float">
            <text:p>1.91</text:p>
          </table:table-cell>
          <table:table-cell office:value-type="float" office:value="1.91323093505794" calcext:value-type="float">
            <text:p>1.91</text:p>
          </table:table-cell>
          <table:table-cell office:value-type="float" office:value="1.9464155447974" calcext:value-type="float">
            <text:p>1.95</text:p>
          </table:table-cell>
          <table:table-cell office:value-type="float" office:value="1.90459472506254" calcext:value-type="float">
            <text:p>1.90</text:p>
          </table:table-cell>
          <table:table-cell office:value-type="float" office:value="2.25760935295303" calcext:value-type="float">
            <text:p>2.26</text:p>
          </table:table-cell>
          <table:table-cell office:value-type="float" office:value="2.21149734253772" calcext:value-type="float">
            <text:p>2.21</text:p>
          </table:table-cell>
          <table:table-cell office:value-type="float" office:value="1.86697202031266" calcext:value-type="float">
            <text:p>1.87</text:p>
          </table:table-cell>
          <table:table-cell office:value-type="float" office:value="1.55501648317472" calcext:value-type="float">
            <text:p>1.56</text:p>
          </table:table-cell>
          <table:table-cell office:value-type="float" office:value="1.5155342258146" calcext:value-type="float">
            <text:p>1.52</text:p>
          </table:table-cell>
          <table:table-cell office:value-type="float" office:value="1.38454667262171" calcext:value-type="float">
            <text:p>1.38</text:p>
          </table:table-cell>
          <table:table-cell office:value-type="float" office:value="1.34081399771776" calcext:value-type="float">
            <text:p>1.34</text:p>
          </table:table-cell>
          <table:table-cell office:value-type="float" office:value="1.62329427281489" calcext:value-type="float">
            <text:p>1.62</text:p>
          </table:table-cell>
          <table:table-cell office:value-type="float" office:value="1.84879886952426" calcext:value-type="float">
            <text:p>1.85</text:p>
          </table:table-cell>
          <table:table-cell office:value-type="float" office:value="1.32246527488979" calcext:value-type="float">
            <text:p>1.32</text:p>
          </table:table-cell>
          <table:table-cell office:value-type="float" office:value="1.2996025487351" calcext:value-type="float">
            <text:p>1.30</text:p>
          </table:table-cell>
          <table:table-cell office:value-type="float" office:value="1.13805047006432" calcext:value-type="float">
            <text:p>1.14</text:p>
          </table:table-cell>
          <table:table-cell office:value-type="float" office:value="1.16171991216264" calcext:value-type="float">
            <text:p>1.16</text:p>
          </table:table-cell>
          <table:table-cell office:value-type="float" office:value="1.11568665006704" calcext:value-type="float">
            <text:p>1.12</text:p>
          </table:table-cell>
          <table:table-cell office:value-type="float" office:value="1.16065332703114" calcext:value-type="float">
            <text:p>1.16</text:p>
          </table:table-cell>
          <table:table-cell office:value-type="float" office:value="1.11526368867533" calcext:value-type="float">
            <text:p>1.12</text:p>
          </table:table-cell>
          <table:table-cell office:value-type="float" office:value="0.848347402461048" calcext:value-type="float">
            <text:p>0.85</text:p>
          </table:table-cell>
          <table:table-cell office:value-type="float" office:value="0.81463761556863" calcext:value-type="float">
            <text:p>0.81</text:p>
          </table:table-cell>
          <table:table-cell office:value-type="float" office:value="1.31346299570599" calcext:value-type="float">
            <text:p>1.31</text:p>
          </table:table-cell>
          <table:table-cell office:value-type="float" office:value="0.878658049524363" calcext:value-type="float">
            <text:p>0.88</text:p>
          </table:table-cell>
          <table:table-cell office:value-type="float" office:value="0.716325201623002" calcext:value-type="float">
            <text:p>0.72</text:p>
          </table:table-cell>
          <table:table-cell office:value-type="float" office:value="0.737963458906148" calcext:value-type="float">
            <text:p>0.74</text:p>
          </table:table-cell>
          <table:table-cell office:value-type="float" office:value="0.673489600528227" calcext:value-type="float">
            <text:p>0.67</text:p>
          </table:table-cell>
          <table:table-cell office:value-type="float" office:value="0.605065666041276" calcext:value-type="float">
            <text:p>0.61</text:p>
          </table:table-cell>
          <table:table-cell office:value-type="float" office:value="0.474190489093619" calcext:value-type="float">
            <text:p>0.47</text:p>
          </table:table-cell>
          <table:table-cell office:value-type="float" office:value="0.484323222023961" calcext:value-type="float">
            <text:p>0.48</text:p>
          </table:table-cell>
          <table:table-cell office:value-type="float" office:value="0.447995221384305" calcext:value-type="float">
            <text:p>0.45</text:p>
          </table:table-cell>
          <table:table-cell office:value-type="float" office:value="0.507348710706627" calcext:value-type="float">
            <text:p>0.51</text:p>
          </table:table-cell>
          <table:table-cell office:value-type="float" office:value="0.502855723863919" calcext:value-type="float">
            <text:p>0.50</text:p>
          </table:table-cell>
          <table:table-cell office:value-type="float" office:value="0.514854240589995" calcext:value-type="float">
            <text:p>0.51</text:p>
          </table:table-cell>
          <table:table-cell office:value-type="float" office:value="0.389640155856062" calcext:value-type="float">
            <text:p>0.39</text:p>
          </table:table-cell>
          <table:table-cell office:value-type="float" office:value="0.300561047288271" calcext:value-type="float">
            <text:p>0.30</text:p>
          </table:table-cell>
          <table:table-cell office:value-type="float" office:value="0.330872995673199" calcext:value-type="float">
            <text:p>0.33</text:p>
          </table:table-cell>
          <table:table-cell office:value-type="float" office:value="0.421806605650617" calcext:value-type="float">
            <text:p>0.42</text:p>
          </table:table-cell>
          <table:table-cell office:value-type="float" office:value="0.4510345605232" calcext:value-type="float">
            <text:p>0.45</text:p>
          </table:table-cell>
          <table:table-cell office:value-type="float" office:value="0.46656298600311" calcext:value-type="float">
            <text:p>0.47</text:p>
          </table:table-cell>
          <table:table-cell office:value-type="float" office:value="0.450343683337284" calcext:value-type="float">
            <text:p>0.45</text:p>
          </table:table-cell>
          <table:table-cell office:value-type="float" office:value="0.425165764033001" calcext:value-type="float">
            <text:p>0.43</text:p>
          </table:table-cell>
          <table:table-cell office:value-type="float" office:value="0.325755966291339" calcext:value-type="float">
            <text:p>0.33</text:p>
          </table:table-cell>
          <table:table-cell office:value-type="float" office:value="0.375033485132601" calcext:value-type="float">
            <text:p>0.38</text:p>
          </table:table-cell>
          <table:table-cell office:value-type="float" office:value="0.312330820805397" calcext:value-type="float">
            <text:p>0.31</text:p>
          </table:table-cell>
          <table:table-cell office:value-type="float" office:value="0.385665124006171" calcext:value-type="float">
            <text:p>0.39</text:p>
          </table:table-cell>
          <table:table-cell office:value-type="float" office:value="0.484857002318881" calcext:value-type="float">
            <text:p>0.48</text:p>
          </table:table-cell>
          <table:table-cell office:value-type="float" office:value="0.528504591925143" calcext:value-type="float">
            <text:p>0.53</text:p>
          </table:table-cell>
          <table:table-cell office:value-type="float" office:value="0.421514078570224" calcext:value-type="float">
            <text:p>0.42</text:p>
          </table:table-cell>
          <table:table-cell office:value-type="float" office:value="0.358888210140501" calcext:value-type="float">
            <text:p>0.36</text:p>
          </table:table-cell>
          <table:table-cell office:value-type="float" office:value="0.556947925368978" calcext:value-type="float">
            <text:p>0.56</text:p>
          </table:table-cell>
          <table:table-cell office:value-type="float" office:value="0.472949080622348" calcext:value-type="float">
            <text:p>0.47</text:p>
          </table:table-cell>
          <table:table-cell office:value-type="float" office:value="0.418685328069861" calcext:value-type="float">
            <text:p>0.42</text:p>
          </table:table-cell>
          <table:table-cell office:value-type="float" office:value="0.679973678438254" calcext:value-type="float">
            <text:p>0.68</text:p>
          </table:table-cell>
          <table:table-cell office:value-type="float" office:value="0.801952580195258" calcext:value-type="float">
            <text:p>0.80</text:p>
          </table:table-cell>
          <table:table-cell office:value-type="float" office:value="0.756558877364246" calcext:value-type="float">
            <text:p>0.76</text:p>
          </table:table-cell>
          <table:table-cell office:value-type="float" office:value="0.504159314343332" calcext:value-type="float">
            <text:p>0.50</text:p>
          </table:table-cell>
          <table:table-cell office:value-type="float" office:value="0.851063829787234" calcext:value-type="float">
            <text:p>0.85</text:p>
          </table:table-cell>
          <table:table-cell office:value-type="float" office:value="0.878014516506673" calcext:value-type="float">
            <text:p>0.88</text:p>
          </table:table-cell>
          <table:table-cell office:value-type="float" office:value="0.759739517879584" calcext:value-type="float">
            <text:p>0.76</text:p>
          </table:table-cell>
          <table:table-cell office:value-type="float" office:value="1.14068441064639" calcext:value-type="float">
            <text:p>1.14</text:p>
          </table:table-cell>
          <table:table-cell office:value-type="float" office:value="1.38813651137595" calcext:value-type="float">
            <text:p>1.39</text:p>
          </table:table-cell>
          <table:table-cell office:value-type="float" office:value="1.17474302496329" calcext:value-type="float">
            <text:p>1.17</text:p>
          </table:table-cell>
          <table:table-cell office:value-type="float" office:value="1.24416796267496" calcext:value-type="float">
            <text:p>1.24</text:p>
          </table:table-cell>
          <table:table-cell office:value-type="float" office:value="1.71969045571797" calcext:value-type="float">
            <text:p>1.72</text:p>
          </table:table-cell>
          <table:table-cell office:value-type="float" office:value="1.70989263464852" calcext:value-type="float">
            <text:p>1.71</text:p>
          </table:table-cell>
          <table:table-cell office:value-type="float" office:value="1.95662807761291" calcext:value-type="float">
            <text:p>1.96</text:p>
          </table:table-cell>
          <table:table-cell office:value-type="float" office:value="2.17508216313116" calcext:value-type="float">
            <text:p>2.18</text:p>
          </table:table-cell>
          <table:table-cell office:value-type="float" office:value="2.41766467065868" calcext:value-type="float">
            <text:p>2.42</text:p>
          </table:table-cell>
          <table:table-cell office:value-type="float" office:value="2.10696920583468" calcext:value-type="float">
            <text:p>2.11</text:p>
          </table:table-cell>
          <table:table-cell office:value-type="float" office:value="1.93841077811383" calcext:value-type="float">
            <text:p>1.94</text:p>
          </table:table-cell>
          <table:table-cell office:value-type="float" office:value="2.14202561117579" calcext:value-type="float">
            <text:p>2.14</text:p>
          </table:table-cell>
          <table:table-cell office:value-type="float" office:value="2.74215821661077" calcext:value-type="float">
            <text:p>2.74</text:p>
          </table:table-cell>
          <table:table-cell office:value-type="float" office:value="2.93544031604741" calcext:value-type="float">
            <text:p>2.94</text:p>
          </table:table-cell>
          <table:table-cell office:value-type="float" office:value="3.23077769827729" calcext:value-type="float">
            <text:p>3.23</text:p>
          </table:table-cell>
          <table:table-cell office:value-type="float" office:value="3.57348703170029" calcext:value-type="float">
            <text:p>3.57</text:p>
          </table:table-cell>
          <table:table-cell office:value-type="float" office:value="3.11925668776802" calcext:value-type="float">
            <text:p>3.12</text:p>
          </table:table-cell>
          <table:table-cell office:value-type="float" office:value="2.85488845850369" calcext:value-type="float">
            <text:p>2.85</text:p>
          </table:table-cell>
          <table:table-cell office:value-type="float" office:value="2.73668639053254" calcext:value-type="float">
            <text:p>2.74</text:p>
          </table:table-cell>
          <table:table-cell office:value-type="float" office:value="3.96877033181522" calcext:value-type="float">
            <text:p>3.97</text:p>
          </table:table-cell>
          <table:table-cell office:value-type="float" office:value="3.96270396270396" calcext:value-type="float">
            <text:p>3.96</text:p>
          </table:table-cell>
          <table:table-cell office:value-type="float" office:value="4.28758455160375" calcext:value-type="float">
            <text:p>4.29</text:p>
          </table:table-cell>
          <table:table-cell office:value-type="float" office:value="4.49547415102363" calcext:value-type="float">
            <text:p>4.50</text:p>
          </table:table-cell>
          <table:table-cell office:value-type="float" office:value="3.94894894894895" calcext:value-type="float">
            <text:p>3.95</text:p>
          </table:table-cell>
          <table:table-cell office:value-type="float" office:value="3.21034663865546" calcext:value-type="float">
            <text:p>3.21</text:p>
          </table:table-cell>
          <table:table-cell office:value-type="float" office:value="3.4059064453546" calcext:value-type="float">
            <text:p>3.41</text:p>
          </table:table-cell>
          <table:table-cell office:value-type="float" office:value="3.87412446797815" calcext:value-type="float">
            <text:p>3.87</text:p>
          </table:table-cell>
          <table:table-cell office:value-type="float" office:value="3.63206618081544" calcext:value-type="float">
            <text:p>3.63</text:p>
          </table:table-cell>
          <table:table-cell office:value-type="float" office:value="4.02490549255059" calcext:value-type="float">
            <text:p>4.02</text:p>
          </table:table-cell>
          <table:table-cell office:value-type="float" office:value="3.9039039039039" calcext:value-type="float">
            <text:p>3.90</text:p>
          </table:table-cell>
          <table:table-cell office:value-type="float" office:value="3.32698464156907" calcext:value-type="float">
            <text:p>3.33</text:p>
          </table:table-cell>
          <table:table-cell office:value-type="float" office:value="3.06615033685216" calcext:value-type="float">
            <text:p>3.07</text:p>
          </table:table-cell>
          <table:table-cell office:value-type="float" office:value="4.06144781144781" calcext:value-type="float">
            <text:p>4.06</text:p>
          </table:table-cell>
          <table:table-cell office:value-type="float" office:value="3.60832690824981" calcext:value-type="float">
            <text:p>3.61</text:p>
          </table:table-cell>
          <table:table-cell office:value-type="float" office:value="3.56821926014677" calcext:value-type="float">
            <text:p>3.57</text:p>
          </table:table-cell>
          <table:table-cell office:value-type="float" office:value="3.32239885608546" calcext:value-type="float">
            <text:p>3.32</text:p>
          </table:table-cell>
          <table:table-cell office:value-type="float" office:value="3.50189410624615" calcext:value-type="float">
            <text:p>3.50</text:p>
          </table:table-cell>
          <table:table-cell office:value-type="float" office:value="2.89218040113766" calcext:value-type="float">
            <text:p>2.89</text:p>
          </table:table-cell>
          <table:table-cell office:value-type="float" office:value="2.76256969209905" calcext:value-type="float">
            <text:p>2.76</text:p>
          </table:table-cell>
          <table:table-cell office:value-type="float" office:value="2.72746200291485" calcext:value-type="float">
            <text:p>2.73</text:p>
          </table:table-cell>
          <table:table-cell office:value-type="float" office:value="3.21328825518154" calcext:value-type="float">
            <text:p>3.21</text:p>
          </table:table-cell>
          <table:table-cell office:value-type="float" office:value="2.9190241089769" calcext:value-type="float">
            <text:p>2.92</text:p>
          </table:table-cell>
          <table:table-cell office:value-type="float" office:value="2.90381866448846" calcext:value-type="float">
            <text:p>2.90</text:p>
          </table:table-cell>
          <table:table-cell office:value-type="float" office:value="3.05585296216988" calcext:value-type="float">
            <text:p>3.06</text:p>
          </table:table-cell>
          <table:table-cell office:value-type="float" office:value="2.57632269650504" calcext:value-type="float">
            <text:p>2.58</text:p>
          </table:table-cell>
          <table:table-cell office:value-type="float" office:value="1.94437952792709" calcext:value-type="float">
            <text:p>1.94</text:p>
          </table:table-cell>
          <table:table-cell office:value-type="float" office:value="2.53164556962025" calcext:value-type="float">
            <text:p>2.53</text:p>
          </table:table-cell>
          <table:table-cell office:value-type="float" office:value="2.43834159178075" calcext:value-type="float">
            <text:p>2.44</text:p>
          </table:table-cell>
          <table:table-cell office:value-type="float" office:value="2.20360461841735" calcext:value-type="float">
            <text:p>2.20</text:p>
          </table:table-cell>
          <table:table-cell office:value-type="float" office:value="2.27113184952719" calcext:value-type="float">
            <text:p>2.27</text:p>
          </table:table-cell>
          <table:table-cell office:value-type="float" office:value="2.36467762793275" calcext:value-type="float">
            <text:p>2.36</text:p>
          </table:table-cell>
          <table:table-cell office:value-type="float" office:value="1.85598613841591" calcext:value-type="float">
            <text:p>1.86</text:p>
          </table:table-cell>
          <table:table-cell office:value-type="float" office:value="1.56002228603266" calcext:value-type="float">
            <text:p>1.56</text:p>
          </table:table-cell>
          <table:table-cell office:value-type="float" office:value="1.74783974862529" calcext:value-type="float">
            <text:p>1.75</text:p>
          </table:table-cell>
          <table:table-cell office:value-type="float" office:value="1.92626853489321" calcext:value-type="float">
            <text:p>1.93</text:p>
          </table:table-cell>
          <table:table-cell office:value-type="float" office:value="1.80570221752904" calcext:value-type="float">
            <text:p>1.81</text:p>
          </table:table-cell>
          <table:table-cell office:value-type="float" office:value="1.85683078474206" calcext:value-type="float">
            <text:p>1.86</text:p>
          </table:table-cell>
          <table:table-cell office:value-type="float" office:value="1.87945560596241" calcext:value-type="float">
            <text:p>1.88</text:p>
          </table:table-cell>
          <table:table-cell office:value-type="float" office:value="1.38071065989848" calcext:value-type="float">
            <text:p>1.38</text:p>
          </table:table-cell>
          <table:table-cell office:value-type="float" office:value="1.0819898267092" calcext:value-type="float">
            <text:p>1.08</text:p>
          </table:table-cell>
          <table:table-cell office:value-type="float" office:value="1.59392789373814" calcext:value-type="float">
            <text:p>1.59</text:p>
          </table:table-cell>
          <table:table-cell office:value-type="float" office:value="1.27272224220458" calcext:value-type="float">
            <text:p>1.27</text:p>
          </table:table-cell>
          <table:table-cell office:value-type="float" office:value="1.21484075736018" calcext:value-type="float">
            <text:p>1.21</text:p>
          </table:table-cell>
          <table:table-cell office:value-type="float" office:value="1.34102942452912" calcext:value-type="float">
            <text:p>1.34</text:p>
          </table:table-cell>
          <table:table-cell office:value-type="float" office:value="1.4571499135589" calcext:value-type="float">
            <text:p>1.46</text:p>
          </table:table-cell>
          <table:table-cell office:value-type="float" office:value="1.07797463189037" calcext:value-type="float">
            <text:p>1.08</text:p>
          </table:table-cell>
          <table:table-cell office:value-type="float" office:value="0.849220103986135" calcext:value-type="float">
            <text:p>0.85</text:p>
          </table:table-cell>
          <table:table-cell office:value-type="float" office:value="1.02265891317425" calcext:value-type="float">
            <text:p>1.02</text:p>
          </table:table-cell>
          <table:table-cell office:value-type="float" office:value="1.05181924714894" calcext:value-type="float">
            <text:p>1.05</text:p>
          </table:table-cell>
          <table:table-cell office:value-type="float" office:value="1.08108108108108" calcext:value-type="float">
            <text:p>1.08</text:p>
          </table:table-cell>
          <table:table-cell office:value-type="float" office:value="1.1611289746338" calcext:value-type="float">
            <text:p>1.16</text:p>
          </table:table-cell>
          <table:table-cell office:value-type="float" office:value="1.51492350137948" calcext:value-type="float">
            <text:p>1.51</text:p>
          </table:table-cell>
          <table:table-cell office:value-type="float" office:value="1.20035618878005" calcext:value-type="float">
            <text:p>1.20</text:p>
          </table:table-cell>
          <table:table-cell office:value-type="float" office:value="0.93850554165177" calcext:value-type="float">
            <text:p>0.94</text:p>
          </table:table-cell>
          <table:table-cell office:value-type="float" office:value="1.07655502392345" calcext:value-type="float">
            <text:p>1.08</text:p>
          </table:table-cell>
          <table:table-cell office:value-type="float" office:value="1.10168526531542" calcext:value-type="float">
            <text:p>1.10</text:p>
          </table:table-cell>
          <table:table-cell office:value-type="float" office:value="1.15750157168744" calcext:value-type="float">
            <text:p>1.16</text:p>
          </table:table-cell>
          <table:table-cell office:value-type="float" office:value="1.15824915824916" calcext:value-type="float">
            <text:p>1.16</text:p>
          </table:table-cell>
          <table:table-cell office:value-type="float" office:value="1.42170399918175" calcext:value-type="float">
            <text:p>1.42</text:p>
          </table:table-cell>
          <table:table-cell office:value-type="float" office:value="1.09926963779997" calcext:value-type="float">
            <text:p>1.10</text:p>
          </table:table-cell>
          <table:table-cell office:value-type="float" office:value="0.840336134453782" calcext:value-type="float">
            <text:p>0.84</text:p>
          </table:table-cell>
          <table:table-cell office:value-type="float" office:value="0.891561268919759" calcext:value-type="float">
            <text:p>0.89</text:p>
          </table:table-cell>
          <table:table-cell office:value-type="float" office:value="1.19206099479608" calcext:value-type="float">
            <text:p>1.19</text:p>
          </table:table-cell>
          <table:table-cell office:value-type="float" office:value="1.25165717850737" calcext:value-type="float">
            <text:p>1.25</text:p>
          </table:table-cell>
          <table:table-cell office:value-type="float" office:value="1.15822903045021" calcext:value-type="float">
            <text:p>1.16</text:p>
          </table:table-cell>
          <table:table-cell office:value-type="float" office:value="1.66991975710258" calcext:value-type="float">
            <text:p>1.67</text:p>
          </table:table-cell>
          <table:table-cell office:value-type="float" office:value="1.12434847356664" calcext:value-type="float">
            <text:p>1.12</text:p>
          </table:table-cell>
          <table:table-cell office:value-type="float" office:value="1.02432200712964" calcext:value-type="float">
            <text:p>1.02</text:p>
          </table:table-cell>
          <table:table-cell office:value-type="float" office:value="1.12852664576803" calcext:value-type="float">
            <text:p>1.13</text:p>
          </table:table-cell>
          <table:table-cell office:value-type="float" office:value="1.41975661315203" calcext:value-type="float">
            <text:p>1.42</text:p>
          </table:table-cell>
          <table:table-cell office:value-type="float" office:value="1.40431697440279" calcext:value-type="float">
            <text:p>1.40</text:p>
          </table:table-cell>
          <table:table-cell office:value-type="float" office:value="1.59608701248552" calcext:value-type="float">
            <text:p>1.60</text:p>
          </table:table-cell>
          <table:table-cell office:value-type="float" office:value="1.53046013184483" calcext:value-type="float">
            <text:p>1.53</text:p>
          </table:table-cell>
          <table:table-cell office:value-type="float" office:value="2.21506242448651" calcext:value-type="float">
            <text:p>2.22</text:p>
          </table:table-cell>
          <table:table-cell office:value-type="float" office:value="1.53271653104448" calcext:value-type="float">
            <text:p>1.53</text:p>
          </table:table-cell>
          <table:table-cell office:value-type="float" office:value="1.02018185850521" calcext:value-type="float">
            <text:p>1.02</text:p>
          </table:table-cell>
          <table:table-cell office:value-type="float" office:value="2.04398875475442" calcext:value-type="float">
            <text:p>2.04</text:p>
          </table:table-cell>
          <table:table-cell office:value-type="float" office:value="2.16421240517626" calcext:value-type="float">
            <text:p>2.16</text:p>
          </table:table-cell>
          <table:table-cell office:value-type="float" office:value="2.57552987511012" calcext:value-type="float">
            <text:p>2.58</text:p>
          </table:table-cell>
          <table:table-cell office:value-type="float" office:value="3.62783321218529" calcext:value-type="float">
            <text:p>3.63</text:p>
          </table:table-cell>
          <table:table-cell office:value-type="float" office:value="2.7191250189883" calcext:value-type="float">
            <text:p>2.72</text:p>
          </table:table-cell>
          <table:table-cell office:value-type="float" office:value="2.50586854460094" calcext:value-type="float">
            <text:p>2.51</text:p>
          </table:table-cell>
          <table:table-cell office:value-type="float" office:value="1.440329218107" calcext:value-type="float">
            <text:p>1.44</text:p>
          </table:table-cell>
          <table:table-cell office:value-type="float" office:value="2.66917293233083" calcext:value-type="float">
            <text:p>2.67</text:p>
          </table:table-cell>
          <table:table-cell office:value-type="float" office:value="2.7267023792288" calcext:value-type="float">
            <text:p>2.73</text:p>
          </table:table-cell>
          <table:table-cell office:value-type="float" office:value="3.13153549807375" calcext:value-type="float">
            <text:p>3.13</text:p>
          </table:table-cell>
          <table:table-cell office:value-type="float" office:value="3.71097717884472" calcext:value-type="float">
            <text:p>3.71</text:p>
          </table:table-cell>
          <table:table-cell office:value-type="float" office:value="3.81155303030303" calcext:value-type="float">
            <text:p>3.81</text:p>
          </table:table-cell>
          <table:table-cell office:value-type="float" office:value="2.67958305007931" calcext:value-type="float">
            <text:p>2.68</text:p>
          </table:table-cell>
          <table:table-cell office:value-type="float" office:value="2.32712765957447" calcext:value-type="float">
            <text:p>2.33</text:p>
          </table:table-cell>
          <table:table-cell office:value-type="float" office:value="1.66529266281946" calcext:value-type="float">
            <text:p>1.67</text:p>
          </table:table-cell>
          <table:table-cell office:value-type="float" office:value="3.03117690409818" calcext:value-type="float">
            <text:p>3.03</text:p>
          </table:table-cell>
          <table:table-cell office:value-type="float" office:value="3.59571914382877" calcext:value-type="float">
            <text:p>3.60</text:p>
          </table:table-cell>
          <table:table-cell office:value-type="float" office:value="4.31108918218823" calcext:value-type="float">
            <text:p>4.31</text:p>
          </table:table-cell>
          <table:table-cell office:value-type="float" office:value="3.2556112442798" calcext:value-type="float">
            <text:p>3.26</text:p>
          </table:table-cell>
          <table:table-cell office:value-type="float" office:value="2.65610205810535" calcext:value-type="float">
            <text:p>2.66</text:p>
          </table:table-cell>
          <table:table-cell office:value-type="float" office:value="2.30518155854753" calcext:value-type="float">
            <text:p>2.31</text:p>
          </table:table-cell>
          <table:table-cell office:value-type="float" office:value="3.2439916922164" calcext:value-type="float">
            <text:p>3.24</text:p>
          </table:table-cell>
          <table:table-cell office:value-type="float" office:value="4.04748208963029" calcext:value-type="float">
            <text:p>4.05</text:p>
          </table:table-cell>
          <table:table-cell office:value-type="float" office:value="3.90804597701149" calcext:value-type="float">
            <text:p>3.91</text:p>
          </table:table-cell>
          <table:table-cell office:value-type="float" office:value="2.60374288039056" calcext:value-type="float">
            <text:p>2.60</text:p>
          </table:table-cell>
          <table:table-cell office:value-type="float" office:value="4.39329099944782" calcext:value-type="float">
            <text:p>4.39</text:p>
          </table:table-cell>
          <table:table-cell office:value-type="float" office:value="3.29614604462475" calcext:value-type="float">
            <text:p>3.30</text:p>
          </table:table-cell>
          <table:table-cell office:value-type="float" office:value="2.42854072641307" calcext:value-type="float">
            <text:p>2.43</text:p>
          </table:table-cell>
          <table:table-cell office:value-type="float" office:value="4.14119112318841" calcext:value-type="float">
            <text:p>4.14</text:p>
          </table:table-cell>
          <table:table-cell office:value-type="float" office:value="4.51270106994687" calcext:value-type="float">
            <text:p>4.51</text:p>
          </table:table-cell>
          <table:table-cell office:value-type="float" office:value="4.71519115094263" calcext:value-type="float">
            <text:p>4.72</text:p>
          </table:table-cell>
          <table:table-cell office:value-type="float" office:value="5.63560678834454" calcext:value-type="float">
            <text:p>5.64</text:p>
          </table:table-cell>
          <table:table-cell office:value-type="float" office:value="5.02309866924085" calcext:value-type="float">
            <text:p>5.02</text:p>
          </table:table-cell>
          <table:table-cell office:value-type="float" office:value="3.75606318146014" calcext:value-type="float">
            <text:p>3.76</text:p>
          </table:table-cell>
          <table:table-cell office:value-type="float" office:value="3.11324697033013" calcext:value-type="float">
            <text:p>3.11</text:p>
          </table:table-cell>
          <table:table-cell office:value-type="float" office:value="4.98197734294542" calcext:value-type="float">
            <text:p>4.98</text:p>
          </table:table-cell>
          <table:table-cell office:value-type="float" office:value="5.10684534588917" calcext:value-type="float">
            <text:p>5.11</text:p>
          </table:table-cell>
          <table:table-cell office:value-type="float" office:value="5.40919008695086" calcext:value-type="float">
            <text:p>5.41</text:p>
          </table:table-cell>
          <table:table-cell office:value-type="float" office:value="6.47056715990111" calcext:value-type="float">
            <text:p>6.47</text:p>
          </table:table-cell>
          <table:table-cell office:value-type="float" office:value="5.48097161385744" calcext:value-type="float">
            <text:p>5.48</text:p>
          </table:table-cell>
          <table:table-cell office:value-type="float" office:value="4.56976358204551" calcext:value-type="float">
            <text:p>4.57</text:p>
          </table:table-cell>
          <table:table-cell office:value-type="float" office:value="3.94176136363636" calcext:value-type="float">
            <text:p>3.94</text:p>
          </table:table-cell>
          <table:table-cell office:value-type="float" office:value="5.85488987177769" calcext:value-type="float">
            <text:p>5.85</text:p>
          </table:table-cell>
          <table:table-cell office:value-type="float" office:value="5.71527077918634" calcext:value-type="float">
            <text:p>5.72</text:p>
          </table:table-cell>
          <table:table-cell office:value-type="float" office:value="5.59287300051232" calcext:value-type="float">
            <text:p>5.59</text:p>
          </table:table-cell>
          <table:table-cell office:value-type="float" office:value="6.54401132203181" calcext:value-type="float">
            <text:p>6.54</text:p>
          </table:table-cell>
          <table:table-cell office:value-type="float" office:value="6.06077063024411" calcext:value-type="float">
            <text:p>6.06</text:p>
          </table:table-cell>
          <table:table-cell office:value-type="float" office:value="4.55531453362256" calcext:value-type="float">
            <text:p>4.56</text:p>
          </table:table-cell>
          <table:table-cell office:value-type="float" office:value="3.99390243902439" calcext:value-type="float">
            <text:p>3.99</text:p>
          </table:table-cell>
          <table:table-cell office:value-type="float" office:value="5.22253308728694" calcext:value-type="float">
            <text:p>5.22</text:p>
          </table:table-cell>
          <table:table-cell office:value-type="float" office:value="5.34507866026881" calcext:value-type="float">
            <text:p>5.35</text:p>
          </table:table-cell>
          <table:table-cell office:value-type="float" office:value="5.22659087320385" calcext:value-type="float">
            <text:p>5.23</text:p>
          </table:table-cell>
          <table:table-cell office:value-type="float" office:value="5.76741440377804" calcext:value-type="float">
            <text:p>5.77</text:p>
          </table:table-cell>
          <table:table-cell office:value-type="float" office:value="5.23548859140426" calcext:value-type="float">
            <text:p>5.24</text:p>
          </table:table-cell>
          <table:table-cell office:value-type="float" office:value="3.88343091528563" calcext:value-type="float">
            <text:p>3.88</text:p>
          </table:table-cell>
          <table:table-cell office:value-type="float" office:value="3.81925013989927" calcext:value-type="float">
            <text:p>3.82</text:p>
          </table:table-cell>
          <table:table-cell office:value-type="float" office:value="4.84378316833594" calcext:value-type="float">
            <text:p>4.84</text:p>
          </table:table-cell>
          <table:table-cell office:value-type="float" office:value="4.87018336746463" calcext:value-type="float">
            <text:p>4.87</text:p>
          </table:table-cell>
          <table:table-cell office:value-type="float" office:value="4.75710033799122" calcext:value-type="float">
            <text:p>4.76</text:p>
          </table:table-cell>
          <table:table-cell office:value-type="float" office:value="5.03418445653691" calcext:value-type="float">
            <text:p>5.03</text:p>
          </table:table-cell>
          <table:table-cell office:value-type="float" office:value="4.70381947091561" calcext:value-type="float">
            <text:p>4.70</text:p>
          </table:table-cell>
          <table:table-cell office:value-type="float" office:value="3.7970157017002" calcext:value-type="float">
            <text:p>3.80</text:p>
          </table:table-cell>
          <table:table-cell office:value-type="float" office:value="3.41630683261367" calcext:value-type="float">
            <text:p>3.42</text:p>
          </table:table-cell>
          <table:table-cell office:value-type="float" office:value="4.66618244635951" calcext:value-type="float">
            <text:p>4.67</text:p>
          </table:table-cell>
          <table:table-cell office:value-type="float" office:value="4.82237895374497" calcext:value-type="float">
            <text:p>4.82</text:p>
          </table:table-cell>
          <table:table-cell office:value-type="float" office:value="4.20446418489103" calcext:value-type="float">
            <text:p>4.20</text:p>
          </table:table-cell>
          <table:table-cell office:value-type="float" office:value="3.35437840057489" calcext:value-type="float">
            <text:p>3.35</text:p>
          </table:table-cell>
          <table:table-cell office:value-type="float" office:value="3.27362058019818" calcext:value-type="float">
            <text:p>3.27</text:p>
          </table:table-cell>
          <table:table-cell office:value-type="float" office:value="5.27160493827161" calcext:value-type="float">
            <text:p>5.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19345473739773" calcext:value-type="float">
            <text:p>3.19</text:p>
          </table:table-cell>
          <table:table-cell office:value-type="float" office:value="4.28387096774194" calcext:value-type="float">
            <text:p>4.28</text:p>
          </table:table-cell>
          <table:table-cell office:value-type="float" office:value="3.73357916570638" calcext:value-type="float">
            <text:p>3.73</text:p>
          </table:table-cell>
          <table:table-cell office:value-type="float" office:value="2.97582145071296" calcext:value-type="float">
            <text:p>2.98</text:p>
          </table:table-cell>
          <table:table-cell office:value-type="float" office:value="2.32804232804233" calcext:value-type="float">
            <text:p>2.33</text:p>
          </table:table-cell>
          <table:table-cell office:value-type="float" office:value="3.83673469387755" calcext:value-type="float">
            <text:p>3.84</text:p>
          </table:table-cell>
          <table:table-cell office:value-type="float" office:value="3.01116024426195" calcext:value-type="float">
            <text:p>3.01</text:p>
          </table:table-cell>
          <table:table-cell office:value-type="float" office:value="3.25047801147228" calcext:value-type="float">
            <text:p>3.25</text:p>
          </table:table-cell>
          <table:table-cell office:value-type="float" office:value="2.21205186880244" calcext:value-type="float">
            <text:p>2.21</text:p>
          </table:table-cell>
          <table:table-cell office:value-type="float" office:value="2.29586311457656" calcext:value-type="float">
            <text:p>2.30</text:p>
          </table:table-cell>
          <table:table-cell office:value-type="float" office:value="1.85854414042334" calcext:value-type="float">
            <text:p>1.86</text:p>
          </table:table-cell>
          <table:table-cell office:value-type="float" office:value="1.88284518828452" calcext:value-type="float">
            <text:p>1.88</text:p>
          </table:table-cell>
          <table:table-cell office:value-type="float" office:value="2.08967336173666" calcext:value-type="float">
            <text:p>2.09</text:p>
          </table:table-cell>
          <table:table-cell office:value-type="float" office:value="1.87887267639416" calcext:value-type="float">
            <text:p>1.88</text:p>
          </table:table-cell>
          <table:table-cell office:value-type="float" office:value="1.88109614491407" calcext:value-type="float">
            <text:p>1.88</text:p>
          </table:table-cell>
          <table:table-cell office:value-type="float" office:value="1.6360432922225" calcext:value-type="float">
            <text:p>1.64</text:p>
          </table:table-cell>
          <table:table-cell office:value-type="float" office:value="1.33640552995392" calcext:value-type="float">
            <text:p>1.34</text:p>
          </table:table-cell>
          <table:table-cell office:value-type="float" office:value="1.36914165350184" calcext:value-type="float">
            <text:p>1.37</text:p>
          </table:table-cell>
          <table:table-cell office:value-type="float" office:value="0.773395204949729" calcext:value-type="float">
            <text:p>0.77</text:p>
          </table:table-cell>
          <table:table-cell office:value-type="float" office:value="0.931899641577061" calcext:value-type="float">
            <text:p>0.93</text:p>
          </table:table-cell>
          <table:table-cell office:value-type="float" office:value="1.76740126554659" calcext:value-type="float">
            <text:p>1.77</text:p>
          </table:table-cell>
          <table:table-cell office:value-type="float" office:value="1.89259522119707" calcext:value-type="float">
            <text:p>1.89</text:p>
          </table:table-cell>
          <table:table-cell office:value-type="float" office:value="1.63588390501319" calcext:value-type="float">
            <text:p>1.64</text:p>
          </table:table-cell>
          <table:table-cell office:value-type="float" office:value="1.28174697365298" calcext:value-type="float">
            <text:p>1.28</text:p>
          </table:table-cell>
          <table:table-cell office:value-type="float" office:value="1.14770459081836" calcext:value-type="float">
            <text:p>1.15</text:p>
          </table:table-cell>
          <table:table-cell office:value-type="float" office:value="1.38504155124654" calcext:value-type="float">
            <text:p>1.39</text:p>
          </table:table-cell>
          <table:table-cell office:value-type="float" office:value="1.03896103896104" calcext:value-type="float">
            <text:p>1.04</text:p>
          </table:table-cell>
          <table:table-cell office:value-type="float" office:value="0.964711855800965" calcext:value-type="float">
            <text:p>0.96</text:p>
          </table:table-cell>
          <table:table-cell office:value-type="float" office:value="1.46287606955562" calcext:value-type="float">
            <text:p>1.46</text:p>
          </table:table-cell>
          <table:table-cell office:value-type="float" office:value="0.912460792700314" calcext:value-type="float">
            <text:p>0.91</text:p>
          </table:table-cell>
          <table:table-cell office:value-type="float" office:value="0.813810110974106" calcext:value-type="float">
            <text:p>0.81</text:p>
          </table:table-cell>
          <table:table-cell office:value-type="float" office:value="0.767263427109974" calcext:value-type="float">
            <text:p>0.77</text:p>
          </table:table-cell>
          <table:table-cell office:value-type="float" office:value="1.18152524167562" calcext:value-type="float">
            <text:p>1.18</text:p>
          </table:table-cell>
          <table:table-cell office:value-type="float" office:value="0.951701165833928" calcext:value-type="float">
            <text:p>0.95</text:p>
          </table:table-cell>
          <table:table-cell office:value-type="float" office:value="0.855536543632364" calcext:value-type="float">
            <text:p>0.86</text:p>
          </table:table-cell>
          <table:table-cell office:value-type="float" office:value="1.18514616802739" calcext:value-type="float">
            <text:p>1.19</text:p>
          </table:table-cell>
          <table:table-cell office:value-type="float" office:value="0.792079207920792" calcext:value-type="float">
            <text:p>0.79</text:p>
          </table:table-cell>
          <table:table-cell office:value-type="float" office:value="0.689485348436346" calcext:value-type="float">
            <text:p>0.69</text:p>
          </table:table-cell>
          <table:table-cell office:value-type="float" office:value="0.669536107125777" calcext:value-type="float">
            <text:p>0.67</text:p>
          </table:table-cell>
          <table:table-cell office:value-type="float" office:value="0.513347022587269" calcext:value-type="float">
            <text:p>0.51</text:p>
          </table:table-cell>
          <table:table-cell office:value-type="float" office:value="0.782361308677098" calcext:value-type="float">
            <text:p>0.78</text:p>
          </table:table-cell>
          <table:table-cell office:value-type="float" office:value="0.808127453244054" calcext:value-type="float">
            <text:p>0.81</text:p>
          </table:table-cell>
          <table:table-cell office:value-type="float" office:value="0.793868053654531" calcext:value-type="float">
            <text:p>0.79</text:p>
          </table:table-cell>
          <table:table-cell office:value-type="float" office:value="0.66324992463069" calcext:value-type="float">
            <text:p>0.66</text:p>
          </table:table-cell>
          <table:table-cell office:value-type="float" office:value="0.431344356578002" calcext:value-type="float">
            <text:p>0.43</text:p>
          </table:table-cell>
          <table:table-cell office:value-type="float" office:value="0.430292598967298" calcext:value-type="float">
            <text:p>0.43</text:p>
          </table:table-cell>
          <table:table-cell office:value-type="float" office:value="0.908265213442325" calcext:value-type="float">
            <text:p>0.91</text:p>
          </table:table-cell>
          <table:table-cell office:value-type="float" office:value="0.363636363636364" calcext:value-type="float">
            <text:p>0.36</text:p>
          </table:table-cell>
          <table:table-cell office:value-type="float" office:value="0.747745766439411" calcext:value-type="float">
            <text:p>0.75</text:p>
          </table:table-cell>
          <table:table-cell office:value-type="float" office:value="0.64985703145308" calcext:value-type="float">
            <text:p>0.65</text:p>
          </table:table-cell>
          <table:table-cell office:value-type="float" office:value="0.642996924797316" calcext:value-type="float">
            <text:p>0.64</text:p>
          </table:table-cell>
          <table:table-cell office:value-type="float" office:value="0.895111315125086" calcext:value-type="float">
            <text:p>0.90</text:p>
          </table:table-cell>
          <table:table-cell office:value-type="float" office:value="0.60634328358209" calcext:value-type="float">
            <text:p>0.61</text:p>
          </table:table-cell>
          <table:table-cell office:value-type="float" office:value="0.597269624573379" calcext:value-type="float">
            <text:p>0.60</text:p>
          </table:table-cell>
          <table:table-cell office:value-type="float" office:value="0.461842973389048" calcext:value-type="float">
            <text:p>0.46</text:p>
          </table:table-cell>
          <table:table-cell office:value-type="float" office:value="0.339827820570911" calcext:value-type="float">
            <text:p>0.34</text:p>
          </table:table-cell>
          <table:table-cell office:value-type="float" office:value="0.481134464421372" calcext:value-type="float">
            <text:p>0.48</text:p>
          </table:table-cell>
          <table:table-cell office:value-type="float" office:value="0.491642084562438" calcext:value-type="float">
            <text:p>0.49</text:p>
          </table:table-cell>
          <table:table-cell office:value-type="float" office:value="0.563443768311922" calcext:value-type="float">
            <text:p>0.56</text:p>
          </table:table-cell>
          <table:table-cell office:value-type="float" office:value="0.341630063445583" calcext:value-type="float">
            <text:p>0.34</text:p>
          </table:table-cell>
          <table:table-cell office:value-type="float" office:value="1.24879923150817" calcext:value-type="float">
            <text:p>1.25</text:p>
          </table:table-cell>
          <table:table-cell office:value-type="float" office:value="0.409276944065484" calcext:value-type="float">
            <text:p>0.41</text:p>
          </table:table-cell>
          <table:table-cell office:value-type="float" office:value="0.738007380073801" calcext:value-type="float">
            <text:p>0.74</text:p>
          </table:table-cell>
          <table:table-cell office:value-type="float" office:value="0.670520231213873" calcext:value-type="float">
            <text:p>0.67</text:p>
          </table:table-cell>
          <table:table-cell office:value-type="float" office:value="0.483091787439613" calcext:value-type="float">
            <text:p>0.48</text:p>
          </table:table-cell>
          <table:table-cell office:value-type="float" office:value="0.586343862303764" calcext:value-type="float">
            <text:p>0.59</text:p>
          </table:table-cell>
          <table:table-cell office:value-type="float" office:value="0.403388463089956" calcext:value-type="float">
            <text:p>0.40</text:p>
          </table:table-cell>
          <table:table-cell office:value-type="float" office:value="0.325732899022801" calcext:value-type="float">
            <text:p>0.33</text:p>
          </table:table-cell>
          <table:table-cell office:value-type="float" office:value="0.634402755120537" calcext:value-type="float">
            <text:p>0.63</text:p>
          </table:table-cell>
          <table:table-cell office:value-type="float" office:value="0.715092209258562" calcext:value-type="float">
            <text:p>0.72</text:p>
          </table:table-cell>
          <table:table-cell office:value-type="float" office:value="0.536779324055666" calcext:value-type="float">
            <text:p>0.54</text:p>
          </table:table-cell>
          <table:table-cell office:value-type="float" office:value="0.58162855996791" calcext:value-type="float">
            <text:p>0.58</text:p>
          </table:table-cell>
          <table:table-cell office:value-type="float" office:value="0.510833186542188" calcext:value-type="float">
            <text:p>0.51</text:p>
          </table:table-cell>
          <table:table-cell office:value-type="float" office:value="0.464617583988563" calcext:value-type="float">
            <text:p>0.46</text:p>
          </table:table-cell>
          <table:table-cell office:value-type="float" office:value="0.55379746835443" calcext:value-type="float">
            <text:p>0.55</text:p>
          </table:table-cell>
          <table:table-cell office:value-type="float" office:value="0.67125356603457" calcext:value-type="float">
            <text:p>0.67</text:p>
          </table:table-cell>
          <table:table-cell office:value-type="float" office:value="0.634648370497427" calcext:value-type="float">
            <text:p>0.63</text:p>
          </table:table-cell>
          <table:table-cell office:value-type="float" office:value="0.684804738108458" calcext:value-type="float">
            <text:p>0.68</text:p>
          </table:table-cell>
          <table:table-cell office:value-type="float" office:value="0.863591756624141" calcext:value-type="float">
            <text:p>0.86</text:p>
          </table:table-cell>
          <table:table-cell office:value-type="float" office:value="0.459965928449744" calcext:value-type="float">
            <text:p>0.46</text:p>
          </table:table-cell>
          <table:table-cell office:value-type="float" office:value="0.833965125094769" calcext:value-type="float">
            <text:p>0.83</text:p>
          </table:table-cell>
          <table:table-cell office:value-type="float" office:value="0.571837026447462" calcext:value-type="float">
            <text:p>0.57</text:p>
          </table:table-cell>
          <table:table-cell office:value-type="float" office:value="0.507185122569738" calcext:value-type="float">
            <text:p>0.51</text:p>
          </table:table-cell>
          <table:table-cell office:value-type="float" office:value="0.993965211217607" calcext:value-type="float">
            <text:p>0.99</text:p>
          </table:table-cell>
          <table:table-cell office:value-type="float" office:value="0.887516882114605" calcext:value-type="float">
            <text:p>0.89</text:p>
          </table:table-cell>
          <table:table-cell office:value-type="float" office:value="1.04854368932039" calcext:value-type="float">
            <text:p>1.05</text:p>
          </table:table-cell>
          <table:table-cell office:value-type="float" office:value="1.15606936416185" calcext:value-type="float">
            <text:p>1.16</text:p>
          </table:table-cell>
          <table:table-cell office:value-type="float" office:value="1.33426966292135" calcext:value-type="float">
            <text:p>1.33</text:p>
          </table:table-cell>
          <table:table-cell office:value-type="float" office:value="1.17388114453412" calcext:value-type="float">
            <text:p>1.17</text:p>
          </table:table-cell>
          <table:table-cell office:value-type="float" office:value="0.888433282077567" calcext:value-type="float">
            <text:p>0.89</text:p>
          </table:table-cell>
          <table:table-cell office:value-type="float" office:value="1.1288641889545" calcext:value-type="float">
            <text:p>1.13</text:p>
          </table:table-cell>
          <table:table-cell office:value-type="float" office:value="0.962784669505647" calcext:value-type="float">
            <text:p>0.96</text:p>
          </table:table-cell>
          <table:table-cell office:value-type="float" office:value="1.28997093023256" calcext:value-type="float">
            <text:p>1.29</text:p>
          </table:table-cell>
          <table:table-cell office:value-type="float" office:value="1.09004739336493" calcext:value-type="float">
            <text:p>1.09</text:p>
          </table:table-cell>
          <table:table-cell office:value-type="float" office:value="1.37348124669836" calcext:value-type="float">
            <text:p>1.37</text:p>
          </table:table-cell>
          <table:table-cell office:value-type="float" office:value="1.41297366730893" calcext:value-type="float">
            <text:p>1.41</text:p>
          </table:table-cell>
          <table:table-cell office:value-type="float" office:value="1.21384684549678" calcext:value-type="float">
            <text:p>1.21</text:p>
          </table:table-cell>
          <table:table-cell office:value-type="float" office:value="1.09543817527011" calcext:value-type="float">
            <text:p>1.10</text:p>
          </table:table-cell>
          <table:table-cell office:value-type="float" office:value="1.21393662304903" calcext:value-type="float">
            <text:p>1.21</text:p>
          </table:table-cell>
          <table:table-cell office:value-type="float" office:value="1.07974703069567" calcext:value-type="float">
            <text:p>1.08</text:p>
          </table:table-cell>
          <table:table-cell office:value-type="float" office:value="1.01425438596491" calcext:value-type="float">
            <text:p>1.01</text:p>
          </table:table-cell>
          <table:table-cell office:value-type="float" office:value="1.31934032983508" calcext:value-type="float">
            <text:p>1.32</text:p>
          </table:table-cell>
          <table:table-cell office:value-type="float" office:value="1.15803814713896" calcext:value-type="float">
            <text:p>1.16</text:p>
          </table:table-cell>
          <table:table-cell office:value-type="float" office:value="1.46416645260724" calcext:value-type="float">
            <text:p>1.46</text:p>
          </table:table-cell>
          <table:table-cell office:value-type="float" office:value="1.30428936399086" calcext:value-type="float">
            <text:p>1.30</text:p>
          </table:table-cell>
          <table:table-cell office:value-type="float" office:value="1.36582753079807" calcext:value-type="float">
            <text:p>1.37</text:p>
          </table:table-cell>
          <table:table-cell office:value-type="float" office:value="1.5353121801433" calcext:value-type="float">
            <text:p>1.54</text:p>
          </table:table-cell>
          <table:table-cell office:value-type="float" office:value="1.37964419702287" calcext:value-type="float">
            <text:p>1.38</text:p>
          </table:table-cell>
          <table:table-cell office:value-type="float" office:value="1.38224348750665" calcext:value-type="float">
            <text:p>1.38</text:p>
          </table:table-cell>
          <table:table-cell office:value-type="float" office:value="1.87651331719128" calcext:value-type="float">
            <text:p>1.88</text:p>
          </table:table-cell>
          <table:table-cell office:value-type="float" office:value="1.38586645286909" calcext:value-type="float">
            <text:p>1.39</text:p>
          </table:table-cell>
          <table:table-cell office:value-type="float" office:value="2.1169986220719" calcext:value-type="float">
            <text:p>2.12</text:p>
          </table:table-cell>
          <table:table-cell office:value-type="float" office:value="1.96178997307347" calcext:value-type="float">
            <text:p>1.96</text:p>
          </table:table-cell>
          <table:table-cell office:value-type="float" office:value="2.27419563251066" calcext:value-type="float">
            <text:p>2.27</text:p>
          </table:table-cell>
          <table:table-cell office:value-type="float" office:value="2.15175537938845" calcext:value-type="float">
            <text:p>2.15</text:p>
          </table:table-cell>
          <table:table-cell office:value-type="float" office:value="2.85853896897141" calcext:value-type="float">
            <text:p>2.86</text:p>
          </table:table-cell>
          <table:table-cell office:value-type="float" office:value="3.51473922902494" calcext:value-type="float">
            <text:p>3.51</text:p>
          </table:table-cell>
          <table:table-cell office:value-type="float" office:value="2.63846928499496" calcext:value-type="float">
            <text:p>2.64</text:p>
          </table:table-cell>
          <table:table-cell office:value-type="float" office:value="2.54820160108242" calcext:value-type="float">
            <text:p>2.55</text:p>
          </table:table-cell>
          <table:table-cell office:value-type="float" office:value="2.86172443567288" calcext:value-type="float">
            <text:p>2.86</text:p>
          </table:table-cell>
          <table:table-cell office:value-type="float" office:value="3.1747877660193" calcext:value-type="float">
            <text:p>3.17</text:p>
          </table:table-cell>
          <table:table-cell office:value-type="float" office:value="2.69954299075353" calcext:value-type="float">
            <text:p>2.70</text:p>
          </table:table-cell>
          <table:table-cell office:value-type="float" office:value="3.3664325502543" calcext:value-type="float">
            <text:p>3.37</text:p>
          </table:table-cell>
          <table:table-cell office:value-type="float" office:value="3.68525896414343" calcext:value-type="float">
            <text:p>3.69</text:p>
          </table:table-cell>
          <table:table-cell office:value-type="float" office:value="3.6135555139487" calcext:value-type="float">
            <text:p>3.61</text:p>
          </table:table-cell>
          <table:table-cell office:value-type="float" office:value="3.39610664409649" calcext:value-type="float">
            <text:p>3.40</text:p>
          </table:table-cell>
          <table:table-cell office:value-type="float" office:value="3.72158008383081" calcext:value-type="float">
            <text:p>3.72</text:p>
          </table:table-cell>
          <table:table-cell office:value-type="float" office:value="3.82411413869723" calcext:value-type="float">
            <text:p>3.82</text:p>
          </table:table-cell>
          <table:table-cell office:value-type="float" office:value="3.3025641025641" calcext:value-type="float">
            <text:p>3.30</text:p>
          </table:table-cell>
          <table:table-cell office:value-type="float" office:value="3.26931870141747" calcext:value-type="float">
            <text:p>3.27</text:p>
          </table:table-cell>
          <table:table-cell office:value-type="float" office:value="3.5140562248996" calcext:value-type="float">
            <text:p>3.51</text:p>
          </table:table-cell>
          <table:table-cell office:value-type="float" office:value="4.13303510648643" calcext:value-type="float">
            <text:p>4.13</text:p>
          </table:table-cell>
          <table:table-cell office:value-type="float" office:value="3.89567147613762" calcext:value-type="float">
            <text:p>3.90</text:p>
          </table:table-cell>
          <table:table-cell office:value-type="float" office:value="3.56799615569438" calcext:value-type="float">
            <text:p>3.57</text:p>
          </table:table-cell>
          <table:table-cell office:value-type="float" office:value="3.6738978306508" calcext:value-type="float">
            <text:p>3.67</text:p>
          </table:table-cell>
          <table:table-cell office:value-type="float" office:value="3.05608065532451" calcext:value-type="float">
            <text:p>3.06</text:p>
          </table:table-cell>
          <table:table-cell office:value-type="float" office:value="3.35020486864305" calcext:value-type="float">
            <text:p>3.35</text:p>
          </table:table-cell>
          <table:table-cell office:value-type="float" office:value="4.11672746221991" calcext:value-type="float">
            <text:p>4.12</text:p>
          </table:table-cell>
          <table:table-cell office:value-type="float" office:value="3.18017846971711" calcext:value-type="float">
            <text:p>3.18</text:p>
          </table:table-cell>
          <table:table-cell office:value-type="float" office:value="3.5120554882748" calcext:value-type="float">
            <text:p>3.51</text:p>
          </table:table-cell>
          <table:table-cell office:value-type="float" office:value="4.55809454721315" calcext:value-type="float">
            <text:p>4.56</text:p>
          </table:table-cell>
          <table:table-cell office:value-type="float" office:value="3.9697080737755" calcext:value-type="float">
            <text:p>3.97</text:p>
          </table:table-cell>
          <table:table-cell office:value-type="float" office:value="4.64636035105834" calcext:value-type="float">
            <text:p>4.65</text:p>
          </table:table-cell>
          <table:table-cell office:value-type="float" office:value="4.76295479603087" calcext:value-type="float">
            <text:p>4.76</text:p>
          </table:table-cell>
          <table:table-cell office:value-type="float" office:value="4.47545717035611" calcext:value-type="float">
            <text:p>4.48</text:p>
          </table:table-cell>
          <table:table-cell office:value-type="float" office:value="5.23579650946899" calcext:value-type="float">
            <text:p>5.24</text:p>
          </table:table-cell>
          <table:table-cell office:value-type="float" office:value="6.22706889523033" calcext:value-type="float">
            <text:p>6.23</text:p>
          </table:table-cell>
          <table:table-cell office:value-type="float" office:value="6.55228005527407" calcext:value-type="float">
            <text:p>6.55</text:p>
          </table:table-cell>
          <table:table-cell office:value-type="float" office:value="6.33541688738214" calcext:value-type="float">
            <text:p>6.34</text:p>
          </table:table-cell>
          <table:table-cell office:value-type="float" office:value="6.35735788914468" calcext:value-type="float">
            <text:p>6.36</text:p>
          </table:table-cell>
          <table:table-cell office:value-type="float" office:value="7.97087187561504" calcext:value-type="float">
            <text:p>7.97</text:p>
          </table:table-cell>
          <table:table-cell office:value-type="float" office:value="7.092492741601" calcext:value-type="float">
            <text:p>7.09</text:p>
          </table:table-cell>
          <table:table-cell office:value-type="float" office:value="7.85292782569224" calcext:value-type="float">
            <text:p>7.85</text:p>
          </table:table-cell>
          <table:table-cell office:value-type="float" office:value="8.11594202898551" calcext:value-type="float">
            <text:p>8.12</text:p>
          </table:table-cell>
          <table:table-cell office:value-type="float" office:value="8.36893925320453" calcext:value-type="float">
            <text:p>8.37</text:p>
          </table:table-cell>
          <table:table-cell office:value-type="float" office:value="9.42755223373535" calcext:value-type="float">
            <text:p>9.43</text:p>
          </table:table-cell>
          <table:table-cell office:value-type="float" office:value="8.97736734539399" calcext:value-type="float">
            <text:p>8.98</text:p>
          </table:table-cell>
          <table:table-cell office:value-type="float" office:value="10.7875811261182" calcext:value-type="float">
            <text:p>10.79</text:p>
          </table:table-cell>
          <table:table-cell office:value-type="float" office:value="13.2641291810842" calcext:value-type="float">
            <text:p>13.26</text:p>
          </table:table-cell>
          <table:table-cell office:value-type="float" office:value="11.462962962963" calcext:value-type="float">
            <text:p>11.46</text:p>
          </table:table-cell>
          <table:table-cell office:value-type="float" office:value="12.8105482303956" calcext:value-type="float">
            <text:p>12.81</text:p>
          </table:table-cell>
          <table:table-cell office:value-type="float" office:value="13.9898204439418" calcext:value-type="float">
            <text:p>13.99</text:p>
          </table:table-cell>
          <table:table-cell office:value-type="float" office:value="13.5092180546726" calcext:value-type="float">
            <text:p>13.51</text:p>
          </table:table-cell>
          <table:table-cell office:value-type="float" office:value="14.3704406618825" calcext:value-type="float">
            <text:p>14.37</text:p>
          </table:table-cell>
          <table:table-cell office:value-type="float" office:value="14.8332641483326" calcext:value-type="float">
            <text:p>14.83</text:p>
          </table:table-cell>
          <table:table-cell office:value-type="float" office:value="15.8305797536798" calcext:value-type="float">
            <text:p>15.83</text:p>
          </table:table-cell>
          <table:table-cell office:value-type="float" office:value="15.1680380688014" calcext:value-type="float">
            <text:p>15.17</text:p>
          </table:table-cell>
          <table:table-cell office:value-type="float" office:value="14.1737498620157" calcext:value-type="float">
            <text:p>14.17</text:p>
          </table:table-cell>
          <table:table-cell office:value-type="float" office:value="14.5218482352299" calcext:value-type="float">
            <text:p>14.52</text:p>
          </table:table-cell>
          <table:table-cell office:value-type="float" office:value="13.3014756078349" calcext:value-type="float">
            <text:p>13.30</text:p>
          </table:table-cell>
          <table:table-cell office:value-type="float" office:value="12.9434889434889" calcext:value-type="float">
            <text:p>12.94</text:p>
          </table:table-cell>
          <table:table-cell office:value-type="float" office:value="14.7356292408142" calcext:value-type="float">
            <text:p>14.74</text:p>
          </table:table-cell>
          <table:table-cell office:value-type="float" office:value="15.8018867924528" calcext:value-type="float">
            <text:p>15.80</text:p>
          </table:table-cell>
          <table:table-cell office:value-type="float" office:value="13.4662706830717" calcext:value-type="float">
            <text:p>13.47</text:p>
          </table:table-cell>
          <table:table-cell office:value-type="float" office:value="13.3630590460749" calcext:value-type="float">
            <text:p>13.36</text:p>
          </table:table-cell>
          <table:table-cell office:value-type="float" office:value="13.0622489959839" calcext:value-type="float">
            <text:p>13.06</text:p>
          </table:table-cell>
          <table:table-cell office:value-type="float" office:value="11.154534325266" calcext:value-type="float">
            <text:p>11.15</text:p>
          </table:table-cell>
          <table:table-cell office:value-type="float" office:value="11.6403607666291" calcext:value-type="float">
            <text:p>11.64</text:p>
          </table:table-cell>
          <table:table-cell office:value-type="float" office:value="14.6469531573857" calcext:value-type="float">
            <text:p>14.65</text:p>
          </table:table-cell>
          <table:table-cell office:value-type="float" office:value="14.597875569044" calcext:value-type="float">
            <text:p>14.60</text:p>
          </table:table-cell>
          <table:table-cell office:value-type="float" office:value="11.4944331190215" calcext:value-type="float">
            <text:p>11.49</text:p>
          </table:table-cell>
          <table:table-cell office:value-type="float" office:value="10.8989624085729" calcext:value-type="float">
            <text:p>10.90</text:p>
          </table:table-cell>
          <table:table-cell office:value-type="float" office:value="12.2794636556104" calcext:value-type="float">
            <text:p>12.28</text:p>
          </table:table-cell>
          <table:table-cell office:value-type="float" office:value="10.2895341207349" calcext:value-type="float">
            <text:p>10.29</text:p>
          </table:table-cell>
          <table:table-cell office:value-type="float" office:value="10.4578165671413" calcext:value-type="float">
            <text:p>10.46</text:p>
          </table:table-cell>
          <table:table-cell office:value-type="float" office:value="10.4242600962239" calcext:value-type="float">
            <text:p>10.42</text:p>
          </table:table-cell>
          <table:table-cell office:value-type="float" office:value="11.516958628401" calcext:value-type="float">
            <text:p>11.52</text:p>
          </table:table-cell>
          <table:table-cell office:value-type="float" office:value="9.57548398298463" calcext:value-type="float">
            <text:p>9.58</text:p>
          </table:table-cell>
          <table:table-cell office:value-type="float" office:value="8.33073808782311" calcext:value-type="float">
            <text:p>8.33</text:p>
          </table:table-cell>
          <table:table-cell office:value-type="float" office:value="8.67757510729614" calcext:value-type="float">
            <text:p>8.68</text:p>
          </table:table-cell>
          <table:table-cell office:value-type="float" office:value="7.72069946148726" calcext:value-type="float">
            <text:p>7.72</text:p>
          </table:table-cell>
          <table:table-cell office:value-type="float" office:value="6.83241482965932" calcext:value-type="float">
            <text:p>6.83</text:p>
          </table:table-cell>
          <table:table-cell office:value-type="float" office:value="7.23397635345364" calcext:value-type="float">
            <text:p>7.23</text:p>
          </table:table-cell>
          <table:table-cell office:value-type="float" office:value="7.83794017417645" calcext:value-type="float">
            <text:p>7.84</text:p>
          </table:table-cell>
          <table:table-cell office:value-type="float" office:value="6.76455948232952" calcext:value-type="float">
            <text:p>6.76</text:p>
          </table:table-cell>
          <table:table-cell office:value-type="float" office:value="7.28266090297791" calcext:value-type="float">
            <text:p>7.28</text:p>
          </table:table-cell>
          <table:table-cell office:value-type="float" office:value="7.48918066456393" calcext:value-type="float">
            <text:p>7.49</text:p>
          </table:table-cell>
          <table:table-cell office:value-type="float" office:value="6.60816032484118" calcext:value-type="float">
            <text:p>6.61</text:p>
          </table:table-cell>
          <table:table-cell office:value-type="float" office:value="5.92821615808576" calcext:value-type="float">
            <text:p>5.93</text:p>
          </table:table-cell>
          <table:table-cell office:value-type="float" office:value="6.34092346616066" calcext:value-type="float">
            <text:p>6.34</text:p>
          </table:table-cell>
          <table:table-cell office:value-type="float" office:value="7.70941438102298" calcext:value-type="float">
            <text:p>7.71</text:p>
          </table:table-cell>
          <table:table-cell office:value-type="float" office:value="6.71903194989916" calcext:value-type="float">
            <text:p>6.72</text:p>
          </table:table-cell>
          <table:table-cell office:value-type="float" office:value="7.34484721958626" calcext:value-type="float">
            <text:p>7.34</text:p>
          </table:table-cell>
          <table:table-cell office:value-type="float" office:value="7.25758030621435" calcext:value-type="float">
            <text:p>7.26</text:p>
          </table:table-cell>
          <table:table-cell office:value-type="float" office:value="6.46835005188516" calcext:value-type="float">
            <text:p>6.47</text:p>
          </table:table-cell>
          <table:table-cell office:value-type="float" office:value="5.88195432676018" calcext:value-type="float">
            <text:p>5.88</text:p>
          </table:table-cell>
          <table:table-cell office:value-type="float" office:value="6.54233274126702" calcext:value-type="float">
            <text:p>6.54</text:p>
          </table:table-cell>
          <table:table-cell office:value-type="float" office:value="7.90343915343915" calcext:value-type="float">
            <text:p>7.90</text:p>
          </table:table-cell>
          <table:table-cell office:value-type="float" office:value="6.17995517130964" calcext:value-type="float">
            <text:p>6.18</text:p>
          </table:table-cell>
          <table:table-cell office:value-type="float" office:value="6.30575583526824" calcext:value-type="float">
            <text:p>6.31</text:p>
          </table:table-cell>
          <table:table-cell office:value-type="float" office:value="7.13354577056779" calcext:value-type="float">
            <text:p>7.13</text:p>
          </table:table-cell>
          <table:table-cell office:value-type="float" office:value="6.93114754098361" calcext:value-type="float">
            <text:p>6.93</text:p>
          </table:table-cell>
          <table:table-cell office:value-type="float" office:value="6.11951983298539" calcext:value-type="float">
            <text:p>6.12</text:p>
          </table:table-cell>
          <table:table-cell office:value-type="float" office:value="6.72956847509366" calcext:value-type="float">
            <text:p>6.73</text:p>
          </table:table-cell>
          <table:table-cell office:value-type="float" office:value="7.8604044357469" calcext:value-type="float">
            <text:p>7.86</text:p>
          </table:table-cell>
          <table:table-cell office:value-type="float" office:value="6.56885308784043" calcext:value-type="float">
            <text:p>6.57</text:p>
          </table:table-cell>
          <table:table-cell office:value-type="float" office:value="6.3935578014376" calcext:value-type="float">
            <text:p>6.39</text:p>
          </table:table-cell>
          <table:table-cell office:value-type="float" office:value="6.29529541825329" calcext:value-type="float">
            <text:p>6.30</text:p>
          </table:table-cell>
          <table:table-cell office:value-type="float" office:value="6.14386986865967" calcext:value-type="float">
            <text:p>6.14</text:p>
          </table:table-cell>
          <table:table-cell office:value-type="float" office:value="5.05530713108967" calcext:value-type="float">
            <text:p>5.06</text:p>
          </table:table-cell>
          <table:table-cell office:value-type="float" office:value="4.85639213554408" calcext:value-type="float">
            <text:p>4.86</text:p>
          </table:table-cell>
          <table:table-cell office:value-type="float" office:value="5.56257901390645" calcext:value-type="float">
            <text:p>5.56</text:p>
          </table:table-cell>
          <table:table-cell office:value-type="float" office:value="5.24946710502547" calcext:value-type="float">
            <text:p>5.25</text:p>
          </table:table-cell>
          <table:table-cell office:value-type="float" office:value="4.8424233702691" calcext:value-type="float">
            <text:p>4.84</text:p>
          </table:table-cell>
          <table:table-cell office:value-type="float" office:value="4.6499087439854" calcext:value-type="float">
            <text:p>4.65</text:p>
          </table:table-cell>
          <table:table-cell office:value-type="float" office:value="4.94584099734314" calcext:value-type="float">
            <text:p>4.95</text:p>
          </table:table-cell>
          <table:table-cell office:value-type="float" office:value="6.27218934911243" calcext:value-type="float">
            <text:p>6.27</text:p>
          </table:table-cell>
          <table:table-cell office:value-type="float" office:value="5.82174137042761" calcext:value-type="float">
            <text:p>5.82</text:p>
          </table:table-cell>
          <table:table-cell office:value-type="float" office:value="7.10364869228286" calcext:value-type="float">
            <text:p>7.10</text:p>
          </table:table-cell>
          <table:table-cell office:value-type="float" office:value="6.23509715387347" calcext:value-type="float">
            <text:p>6.24</text:p>
          </table:table-cell>
          <table:table-cell office:value-type="float" office:value="6.8250628624211" calcext:value-type="float">
            <text:p>6.83</text:p>
          </table:table-cell>
          <table:table-cell office:value-type="float" office:value="6.02643449071646" calcext:value-type="float">
            <text:p>6.03</text:p>
          </table:table-cell>
          <table:table-cell office:value-type="float" office:value="5.80627958136124" calcext:value-type="float">
            <text:p>5.81</text:p>
          </table:table-cell>
          <table:table-cell office:value-type="float" office:value="6.24767571587951" calcext:value-type="float">
            <text:p>6.25</text:p>
          </table:table-cell>
          <table:table-cell office:value-type="float" office:value="5.68053993250844" calcext:value-type="float">
            <text:p>5.68</text:p>
          </table:table-cell>
          <table:table-cell office:value-type="float" office:value="7.63553789384048" calcext:value-type="float">
            <text:p>7.64</text:p>
          </table:table-cell>
          <table:table-cell office:value-type="float" office:value="5.94787898717527" calcext:value-type="float">
            <text:p>5.95</text:p>
          </table:table-cell>
          <table:table-cell office:value-type="float" office:value="6.29406546201616" calcext:value-type="float">
            <text:p>6.29</text:p>
          </table:table-cell>
          <table:table-cell office:value-type="float" office:value="6.2486427795874" calcext:value-type="float">
            <text:p>6.25</text:p>
          </table:table-cell>
          <table:table-cell office:value-type="float" office:value="5.85737615677735" calcext:value-type="float">
            <text:p>5.86</text:p>
          </table:table-cell>
          <table:table-cell office:value-type="float" office:value="5.58995721684305" calcext:value-type="float">
            <text:p>5.59</text:p>
          </table:table-cell>
          <table:table-cell office:value-type="float" office:value="6.50057937427578" calcext:value-type="float">
            <text:p>6.50</text:p>
          </table:table-cell>
          <table:table-cell office:value-type="float" office:value="8.3184789067142" calcext:value-type="float">
            <text:p>8.32</text:p>
          </table:table-cell>
          <table:table-cell office:value-type="float" office:value="6.93215339233038" calcext:value-type="float">
            <text:p>6.93</text:p>
          </table:table-cell>
          <table:table-cell office:value-type="float" office:value="6.71124795535457" calcext:value-type="float">
            <text:p>6.71</text:p>
          </table:table-cell>
          <table:table-cell office:value-type="float" office:value="7.1247963139855" calcext:value-type="float">
            <text:p>7.12</text:p>
          </table:table-cell>
          <table:table-cell office:value-type="float" office:value="7.31651637940874" calcext:value-type="float">
            <text:p>7.32</text:p>
          </table:table-cell>
          <table:table-cell office:value-type="float" office:value="6.37408568443051" calcext:value-type="float">
            <text:p>6.37</text:p>
          </table:table-cell>
          <table:table-cell office:value-type="float" office:value="6.19240278714318" calcext:value-type="float">
            <text:p>6.19</text:p>
          </table:table-cell>
          <table:table-cell office:value-type="float" office:value="8.30388692579505" calcext:value-type="float">
            <text:p>8.30</text:p>
          </table:table-cell>
          <table:table-cell office:value-type="float" office:value="7.22108857702078" calcext:value-type="float">
            <text:p>7.22</text:p>
          </table:table-cell>
          <table:table-cell office:value-type="float" office:value="7.19823920764344" calcext:value-type="float">
            <text:p>7.20</text:p>
          </table:table-cell>
          <table:table-cell office:value-type="float" office:value="7.39042401143402" calcext:value-type="float">
            <text:p>7.39</text:p>
          </table:table-cell>
          <table:table-cell office:value-type="float" office:value="8.27752639517346" calcext:value-type="float">
            <text:p>8.28</text:p>
          </table:table-cell>
          <table:table-cell office:value-type="float" office:value="6.70014838488757" calcext:value-type="float">
            <text:p>6.70</text:p>
          </table:table-cell>
          <table:table-cell office:value-type="float" office:value="6.99487895716946" calcext:value-type="float">
            <text:p>6.99</text:p>
          </table:table-cell>
          <table:table-cell office:value-type="float" office:value="7.59132420091324" calcext:value-type="float">
            <text:p>7.59</text:p>
          </table:table-cell>
          <table:table-cell office:value-type="float" office:value="7.59453193700536" calcext:value-type="float">
            <text:p>7.59</text:p>
          </table:table-cell>
          <table:table-cell office:value-type="float" office:value="6.98821870909274" calcext:value-type="float">
            <text:p>6.99</text:p>
          </table:table-cell>
          <table:table-cell office:value-type="float" office:value="7.25281231497928" calcext:value-type="float">
            <text:p>7.25</text:p>
          </table:table-cell>
          <table:table-cell office:value-type="float" office:value="7.45299145299145" calcext:value-type="float">
            <text:p>7.45</text:p>
          </table:table-cell>
          <table:table-cell office:value-type="float" office:value="6.82456623519692" calcext:value-type="float">
            <text:p>6.82</text:p>
          </table:table-cell>
          <table:table-cell office:value-type="float" office:value="7.40486015589179" calcext:value-type="float">
            <text:p>7.40</text:p>
          </table:table-cell>
          <table:table-cell office:value-type="float" office:value="8.78278809313292" calcext:value-type="float">
            <text:p>8.78</text:p>
          </table:table-cell>
          <table:table-cell office:value-type="float" office:value="7.1917387206491" calcext:value-type="float">
            <text:p>7.19</text:p>
          </table:table-cell>
          <table:table-cell office:value-type="float" office:value="6.42344265476422" calcext:value-type="float">
            <text:p>6.42</text:p>
          </table:table-cell>
          <table:table-cell office:value-type="float" office:value="6.40767771967128" calcext:value-type="float">
            <text:p>6.41</text:p>
          </table:table-cell>
          <table:table-cell office:value-type="float" office:value="6.68406718111666" calcext:value-type="float">
            <text:p>6.68</text:p>
          </table:table-cell>
          <table:table-cell office:value-type="float" office:value="5.87836693206844" calcext:value-type="float">
            <text:p>5.88</text:p>
          </table:table-cell>
          <table:table-cell office:value-type="float" office:value="5.769669327252" calcext:value-type="float">
            <text:p>5.77</text:p>
          </table:table-cell>
          <table:table-cell office:value-type="float" office:value="6.13750368840366" calcext:value-type="float">
            <text:p>6.14</text:p>
          </table:table-cell>
          <table:table-cell office:value-type="float" office:value="5.8400374579662" calcext:value-type="float">
            <text:p>5.84</text:p>
          </table:table-cell>
          <table:table-cell office:value-type="float" office:value="5.02967359050445" calcext:value-type="float">
            <text:p>5.03</text:p>
          </table:table-cell>
          <table:table-cell office:value-type="float" office:value="5.55142041930282" calcext:value-type="float">
            <text:p>5.55</text:p>
          </table:table-cell>
          <table:table-cell office:value-type="float" office:value="5.48474314407107" calcext:value-type="float">
            <text:p>5.48</text:p>
          </table:table-cell>
          <table:table-cell office:value-type="float" office:value="5.18294643431291" calcext:value-type="float">
            <text:p>5.18</text:p>
          </table:table-cell>
          <table:table-cell office:value-type="float" office:value="5.56539337212244" calcext:value-type="float">
            <text:p>5.57</text:p>
          </table:table-cell>
          <table:table-cell office:value-type="float" office:value="6.11261668172237" calcext:value-type="float">
            <text:p>6.11</text:p>
          </table:table-cell>
          <table:table-cell office:value-type="float" office:value="5.18226513708642" calcext:value-type="float">
            <text:p>5.18</text:p>
          </table:table-cell>
          <table:table-cell office:value-type="float" office:value="5.10443307757886" calcext:value-type="float">
            <text:p>5.10</text:p>
          </table:table-cell>
          <table:table-cell office:value-type="float" office:value="5.36066721843764" calcext:value-type="float">
            <text:p>5.36</text:p>
          </table:table-cell>
          <table:table-cell office:value-type="float" office:value="5.70855960693044" calcext:value-type="float">
            <text:p>5.71</text:p>
          </table:table-cell>
          <table:table-cell office:value-type="float" office:value="5.47659408006259" calcext:value-type="float">
            <text:p>5.48</text:p>
          </table:table-cell>
          <table:table-cell office:value-type="float" office:value="5.77352868140055" calcext:value-type="float">
            <text:p>5.77</text:p>
          </table:table-cell>
          <table:table-cell office:value-type="float" office:value="5.92991913746631" calcext:value-type="float">
            <text:p>5.93</text:p>
          </table:table-cell>
          <table:table-cell office:value-type="float" office:value="5.51264856865375" calcext:value-type="float">
            <text:p>5.51</text:p>
          </table:table-cell>
          <table:table-cell office:value-type="float" office:value="4.75875743555849" calcext:value-type="float">
            <text:p>4.76</text:p>
          </table:table-cell>
          <table:table-cell office:value-type="float" office:value="5.2978847273433" calcext:value-type="float">
            <text:p>5.30</text:p>
          </table:table-cell>
          <table:table-cell office:value-type="float" office:value="5.0479766374635" calcext:value-type="float">
            <text:p>5.05</text:p>
          </table:table-cell>
          <table:table-cell office:value-type="float" office:value="4.94966980829647" calcext:value-type="float">
            <text:p>4.95</text:p>
          </table:table-cell>
          <table:table-cell office:value-type="float" office:value="5.01756146512795" calcext:value-type="float">
            <text:p>5.02</text:p>
          </table:table-cell>
          <table:table-cell office:value-type="float" office:value="5.4612773835236" calcext:value-type="float">
            <text:p>5.46</text:p>
          </table:table-cell>
          <table:table-cell office:value-type="float" office:value="4.41956962269613" calcext:value-type="float">
            <text:p>4.42</text:p>
          </table:table-cell>
          <table:table-cell office:value-type="float" office:value="4.37142857142857" calcext:value-type="float">
            <text:p>4.37</text:p>
          </table:table-cell>
          <table:table-cell office:value-type="float" office:value="4.38429019500886" calcext:value-type="float">
            <text:p>4.38</text:p>
          </table:table-cell>
          <table:table-cell office:value-type="float" office:value="4.87367212173414" calcext:value-type="float">
            <text:p>4.87</text:p>
          </table:table-cell>
          <table:table-cell office:value-type="float" office:value="4.65269106919892" calcext:value-type="float">
            <text:p>4.65</text:p>
          </table:table-cell>
          <table:table-cell office:value-type="float" office:value="5.23065746458409" calcext:value-type="float">
            <text:p>5.23</text:p>
          </table:table-cell>
          <table:table-cell office:value-type="float" office:value="5.17189835575486" calcext:value-type="float">
            <text:p>5.17</text:p>
          </table:table-cell>
          <table:table-cell office:value-type="float" office:value="4.31060837664323" calcext:value-type="float">
            <text:p>4.31</text:p>
          </table:table-cell>
          <table:table-cell office:value-type="float" office:value="4.88296296296296" calcext:value-type="float">
            <text:p>4.88</text:p>
          </table:table-cell>
          <table:table-cell office:value-type="float" office:value="5.09375874615169" calcext:value-type="float">
            <text:p>5.09</text:p>
          </table:table-cell>
          <table:table-cell office:value-type="float" office:value="5.15133442671835" calcext:value-type="float">
            <text:p>5.15</text:p>
          </table:table-cell>
          <table:table-cell office:value-type="float" office:value="4.84766331009553" calcext:value-type="float">
            <text:p>4.85</text:p>
          </table:table-cell>
          <table:table-cell office:value-type="float" office:value="5.03597122302158" calcext:value-type="float">
            <text:p>5.04</text:p>
          </table:table-cell>
          <table:table-cell office:value-type="float" office:value="5.25228681026852" calcext:value-type="float">
            <text:p>5.25</text:p>
          </table:table-cell>
          <table:table-cell office:value-type="float" office:value="5.41881699086939" calcext:value-type="float">
            <text:p>5.42</text:p>
          </table:table-cell>
          <table:table-cell office:value-type="float" office:value="5.1715564395823" calcext:value-type="float">
            <text:p>5.17</text:p>
          </table:table-cell>
          <table:table-cell office:value-type="float" office:value="5.91915995397008" calcext:value-type="float">
            <text:p>5.92</text:p>
          </table:table-cell>
          <table:table-cell office:value-type="float" office:value="5.88277805882778" calcext:value-type="float">
            <text:p>5.88</text:p>
          </table:table-cell>
          <table:table-cell office:value-type="float" office:value="5.55853560413035" calcext:value-type="float">
            <text:p>5.56</text:p>
          </table:table-cell>
          <table:table-cell office:value-type="float" office:value="5.43090553446094" calcext:value-type="float">
            <text:p>5.43</text:p>
          </table:table-cell>
          <table:table-cell office:value-type="float" office:value="5.96357226792009" calcext:value-type="float">
            <text:p>5.96</text:p>
          </table:table-cell>
          <table:table-cell office:value-type="float" office:value="5.38836342791631" calcext:value-type="float">
            <text:p>5.39</text:p>
          </table:table-cell>
          <table:table-cell office:value-type="float" office:value="5.38435296793268" calcext:value-type="float">
            <text:p>5.38</text:p>
          </table:table-cell>
          <table:table-cell office:value-type="float" office:value="6.21754932502596" calcext:value-type="float">
            <text:p>6.22</text:p>
          </table:table-cell>
          <table:table-cell office:value-type="float" office:value="5.98290598290598" calcext:value-type="float">
            <text:p>5.98</text:p>
          </table:table-cell>
          <table:table-cell office:value-type="float" office:value="5.82459543002606" calcext:value-type="float">
            <text:p>5.82</text:p>
          </table:table-cell>
          <table:table-cell office:value-type="float" office:value="6.03569497025419" calcext:value-type="float">
            <text:p>6.04</text:p>
          </table:table-cell>
          <table:table-cell office:value-type="float" office:value="7.17619603267211" calcext:value-type="float">
            <text:p>7.18</text:p>
          </table:table-cell>
          <table:table-cell office:value-type="float" office:value="5.6428313470567" calcext:value-type="float">
            <text:p>5.64</text:p>
          </table:table-cell>
          <table:table-cell office:value-type="float" office:value="5.5924482739696" calcext:value-type="float">
            <text:p>5.59</text:p>
          </table:table-cell>
          <table:table-cell office:value-type="float" office:value="5.92568866111467" calcext:value-type="float">
            <text:p>5.93</text:p>
          </table:table-cell>
          <table:table-cell office:value-type="float" office:value="6.09407731860598" calcext:value-type="float">
            <text:p>6.09</text:p>
          </table:table-cell>
          <table:table-cell office:value-type="float" office:value="6.51311580294306" calcext:value-type="float">
            <text:p>6.51</text:p>
          </table:table-cell>
          <table:table-cell office:value-type="float" office:value="5.94349142280525" calcext:value-type="float">
            <text:p>5.94</text:p>
          </table:table-cell>
          <table:table-cell office:value-type="float" office:value="6.0665914221219" calcext:value-type="float">
            <text:p>6.07</text:p>
          </table:table-cell>
          <table:table-cell office:value-type="float" office:value="6.87743789776227" calcext:value-type="float">
            <text:p>6.88</text:p>
          </table:table-cell>
          <table:table-cell office:value-type="float" office:value="5.12202101132322" calcext:value-type="float">
            <text:p>5.12</text:p>
          </table:table-cell>
          <table:table-cell office:value-type="float" office:value="5.76372178297238" calcext:value-type="float">
            <text:p>5.76</text:p>
          </table:table-cell>
          <table:table-cell office:value-type="float" office:value="5.64871481028152" calcext:value-type="float">
            <text:p>5.65</text:p>
          </table:table-cell>
          <table:table-cell office:value-type="float" office:value="5.61943620178042" calcext:value-type="float">
            <text:p>5.62</text:p>
          </table:table-cell>
          <table:table-cell office:value-type="float" office:value="6.01841701381276" calcext:value-type="float">
            <text:p>6.02</text:p>
          </table:table-cell>
          <table:table-cell office:value-type="float" office:value="6.43971631205674" calcext:value-type="float">
            <text:p>6.44</text:p>
          </table:table-cell>
          <table:table-cell office:value-type="float" office:value="5.60016159167803" calcext:value-type="float">
            <text:p>5.60</text:p>
          </table:table-cell>
          <table:table-cell office:value-type="float" office:value="5.5868464470615" calcext:value-type="float">
            <text:p>5.59</text:p>
          </table:table-cell>
          <table:table-cell office:value-type="float" office:value="5.46492111446794" calcext:value-type="float">
            <text:p>5.46</text:p>
          </table:table-cell>
          <table:table-cell office:value-type="float" office:value="5.76134547223574" calcext:value-type="float">
            <text:p>5.76</text:p>
          </table:table-cell>
          <table:table-cell office:value-type="float" office:value="5.0466300681262" calcext:value-type="float">
            <text:p>5.05</text:p>
          </table:table-cell>
          <table:table-cell office:value-type="float" office:value="5.76829859428017" calcext:value-type="float">
            <text:p>5.77</text:p>
          </table:table-cell>
          <table:table-cell office:value-type="float" office:value="5.97875569044006" calcext:value-type="float">
            <text:p>5.98</text:p>
          </table:table-cell>
          <table:table-cell office:value-type="float" office:value="5.1347949228994" calcext:value-type="float">
            <text:p>5.13</text:p>
          </table:table-cell>
          <table:table-cell office:value-type="float" office:value="4.74905558553697" calcext:value-type="float">
            <text:p>4.75</text:p>
          </table:table-cell>
          <table:table-cell office:value-type="float" office:value="5.48924358084663" calcext:value-type="float">
            <text:p>5.49</text:p>
          </table:table-cell>
          <table:table-cell office:value-type="float" office:value="5.24363636363636" calcext:value-type="float">
            <text:p>5.24</text:p>
          </table:table-cell>
          <table:table-cell office:value-type="float" office:value="4.76125697184057" calcext:value-type="float">
            <text:p>4.76</text:p>
          </table:table-cell>
          <table:table-cell office:value-type="float" office:value="4.60163994615102" calcext:value-type="float">
            <text:p>4.60</text:p>
          </table:table-cell>
          <table:table-cell office:value-type="float" office:value="4.91803278688525" calcext:value-type="float">
            <text:p>4.92</text:p>
          </table:table-cell>
          <table:table-cell office:value-type="float" office:value="4.31787104238982" calcext:value-type="float">
            <text:p>4.32</text:p>
          </table:table-cell>
          <table:table-cell office:value-type="float" office:value="3.83510306058713" calcext:value-type="float">
            <text:p>3.84</text:p>
          </table:table-cell>
          <table:table-cell office:value-type="float" office:value="4.22463768115942" calcext:value-type="float">
            <text:p>4.22</text:p>
          </table:table-cell>
          <table:table-cell office:value-type="float" office:value="3.90450691655511" calcext:value-type="float">
            <text:p>3.90</text:p>
          </table:table-cell>
          <table:table-cell office:value-type="float" office:value="3.50464234340264" calcext:value-type="float">
            <text:p>3.50</text:p>
          </table:table-cell>
          <table:table-cell office:value-type="float" office:value="3.54666666666667" calcext:value-type="float">
            <text:p>3.55</text:p>
          </table:table-cell>
          <table:table-cell office:value-type="float" office:value="4.43584400119083" calcext:value-type="float">
            <text:p>4.44</text:p>
          </table:table-cell>
          <table:table-cell office:value-type="float" office:value="3.34590009425071" calcext:value-type="float">
            <text:p>3.35</text:p>
          </table:table-cell>
          <table:table-cell office:value-type="float" office:value="3.24150174238937" calcext:value-type="float">
            <text:p>3.24</text:p>
          </table:table-cell>
          <table:table-cell office:value-type="float" office:value="3.02676626206038" calcext:value-type="float">
            <text:p>3.03</text:p>
          </table:table-cell>
          <table:table-cell office:value-type="float" office:value="2.91694133157548" calcext:value-type="float">
            <text:p>2.92</text:p>
          </table:table-cell>
          <table:table-cell office:value-type="float" office:value="2.57396656641253" calcext:value-type="float">
            <text:p>2.57</text:p>
          </table:table-cell>
          <table:table-cell office:value-type="float" office:value="2.34336457819438" calcext:value-type="float">
            <text:p>2.34</text:p>
          </table:table-cell>
          <table:table-cell office:value-type="float" office:value="2.79928528886242" calcext:value-type="float">
            <text:p>2.80</text:p>
          </table:table-cell>
          <table:table-cell office:value-type="float" office:value="2.75524809160305" calcext:value-type="float">
            <text:p>2.76</text:p>
          </table:table-cell>
          <table:table-cell office:value-type="float" office:value="2.61680765277888" calcext:value-type="float">
            <text:p>2.62</text:p>
          </table:table-cell>
          <table:table-cell office:value-type="float" office:value="2.62983790936156" calcext:value-type="float">
            <text:p>2.63</text:p>
          </table:table-cell>
          <table:table-cell office:value-type="float" office:value="1.95908959953904" calcext:value-type="float">
            <text:p>1.96</text:p>
          </table:table-cell>
          <table:table-cell office:value-type="float" office:value="2.18088986141503" calcext:value-type="float">
            <text:p>2.18</text:p>
          </table:table-cell>
          <table:table-cell office:value-type="float" office:value="1.94754609192418" calcext:value-type="float">
            <text:p>1.95</text:p>
          </table:table-cell>
          <table:table-cell office:value-type="float" office:value="1.8804974218987" calcext:value-type="float">
            <text:p>1.88</text:p>
          </table:table-cell>
          <table:table-cell office:value-type="float" office:value="1.80940892641737" calcext:value-type="float">
            <text:p>1.81</text:p>
          </table:table-cell>
          <table:table-cell office:value-type="float" office:value="1.6526508226691" calcext:value-type="float">
            <text:p>1.65</text:p>
          </table:table-cell>
          <table:table-cell office:value-type="float" office:value="1.69520844144612" calcext:value-type="float">
            <text:p>1.70</text:p>
          </table:table-cell>
          <table:table-cell office:value-type="float" office:value="2.05552023733842" calcext:value-type="float">
            <text:p>2.06</text:p>
          </table:table-cell>
          <table:table-cell office:value-type="float" office:value="1.71038723935812" calcext:value-type="float">
            <text:p>1.71</text:p>
          </table:table-cell>
          <table:table-cell office:value-type="float" office:value="1.44493621452747" calcext:value-type="float">
            <text:p>1.44</text:p>
          </table:table-cell>
          <table:table-cell office:value-type="float" office:value="1.37371214486419" calcext:value-type="float">
            <text:p>1.37</text:p>
          </table:table-cell>
          <table:table-cell office:value-type="float" office:value="1.23772940674349" calcext:value-type="float">
            <text:p>1.24</text:p>
          </table:table-cell>
          <table:table-cell office:value-type="float" office:value="1.38625988197305" calcext:value-type="float">
            <text:p>1.39</text:p>
          </table:table-cell>
          <table:table-cell office:value-type="float" office:value="1.56879194630872" calcext:value-type="float">
            <text:p>1.57</text:p>
          </table:table-cell>
          <table:table-cell office:value-type="float" office:value="1.73913043478261" calcext:value-type="float">
            <text:p>1.74</text:p>
          </table:table-cell>
          <table:table-cell office:value-type="float" office:value="1.30459912476261" calcext:value-type="float">
            <text:p>1.30</text:p>
          </table:table-cell>
          <table:table-cell office:value-type="float" office:value="1.0381060893784" calcext:value-type="float">
            <text:p>1.04</text:p>
          </table:table-cell>
          <table:table-cell office:value-type="float" office:value="1.41014101410141" calcext:value-type="float">
            <text:p>1.41</text:p>
          </table:table-cell>
          <table:table-cell office:value-type="float" office:value="1.18998486724446" calcext:value-type="float">
            <text:p>1.19</text:p>
          </table:table-cell>
          <table:table-cell office:value-type="float" office:value="0.993485342019544" calcext:value-type="float">
            <text:p>0.99</text:p>
          </table:table-cell>
          <table:table-cell office:value-type="float" office:value="1.30777499104264" calcext:value-type="float">
            <text:p>1.31</text:p>
          </table:table-cell>
          <table:table-cell office:value-type="float" office:value="1.15046018407363" calcext:value-type="float">
            <text:p>1.15</text:p>
          </table:table-cell>
          <table:table-cell office:value-type="float" office:value="0.823468862583634" calcext:value-type="float">
            <text:p>0.82</text:p>
          </table:table-cell>
          <table:table-cell office:value-type="float" office:value="1.04166666666667" calcext:value-type="float">
            <text:p>1.04</text:p>
          </table:table-cell>
          <table:table-cell office:value-type="float" office:value="0.954727440714506" calcext:value-type="float">
            <text:p>0.95</text:p>
          </table:table-cell>
          <table:table-cell office:value-type="float" office:value="0.808973487423521" calcext:value-type="float">
            <text:p>0.81</text:p>
          </table:table-cell>
          <table:table-cell office:value-type="float" office:value="0.747844448354742" calcext:value-type="float">
            <text:p>0.75</text:p>
          </table:table-cell>
          <table:table-cell office:value-type="float" office:value="0.697251414713015" calcext:value-type="float">
            <text:p>0.70</text:p>
          </table:table-cell>
          <table:table-cell office:value-type="float" office:value="0.758902510215995" calcext:value-type="float">
            <text:p>0.76</text:p>
          </table:table-cell>
          <table:table-cell office:value-type="float" office:value="0.729517396184063" calcext:value-type="float">
            <text:p>0.73</text:p>
          </table:table-cell>
          <table:table-cell office:value-type="float" office:value="0.546812483328888" calcext:value-type="float">
            <text:p>0.55</text:p>
          </table:table-cell>
          <table:table-cell office:value-type="float" office:value="0.470514429109159" calcext:value-type="float">
            <text:p>0.47</text:p>
          </table:table-cell>
          <table:table-cell office:value-type="float" office:value="0.471159337521416" calcext:value-type="float">
            <text:p>0.47</text:p>
          </table:table-cell>
          <table:table-cell office:value-type="float" office:value="0.533088235294118" calcext:value-type="float">
            <text:p>0.53</text:p>
          </table:table-cell>
          <table:table-cell office:value-type="float" office:value="0.472838079226647" calcext:value-type="float">
            <text:p>0.47</text:p>
          </table:table-cell>
          <table:table-cell office:value-type="float" office:value="0.609376943166273" calcext:value-type="float">
            <text:p>0.61</text:p>
          </table:table-cell>
          <table:table-cell office:value-type="float" office:value="0.440107156525067" calcext:value-type="float">
            <text:p>0.44</text:p>
          </table:table-cell>
          <table:table-cell office:value-type="float" office:value="0.315934065934066" calcext:value-type="float">
            <text:p>0.32</text:p>
          </table:table-cell>
          <table:table-cell office:value-type="float" office:value="0.579150579150579" calcext:value-type="float">
            <text:p>0.58</text:p>
          </table:table-cell>
          <table:table-cell office:value-type="float" office:value="0.417342916763274" calcext:value-type="float">
            <text:p>0.42</text:p>
          </table:table-cell>
          <table:table-cell office:value-type="float" office:value="0.3866228494104" calcext:value-type="float">
            <text:p>0.39</text:p>
          </table:table-cell>
          <table:table-cell office:value-type="float" office:value="0.458820830465703" calcext:value-type="float">
            <text:p>0.46</text:p>
          </table:table-cell>
          <table:table-cell office:value-type="float" office:value="0.59416885449772" calcext:value-type="float">
            <text:p>0.59</text:p>
          </table:table-cell>
          <table:table-cell office:value-type="float" office:value="0.345188284518828" calcext:value-type="float">
            <text:p>0.35</text:p>
          </table:table-cell>
          <table:table-cell office:value-type="float" office:value="0.357091844022283" calcext:value-type="float">
            <text:p>0.36</text:p>
          </table:table-cell>
          <table:table-cell office:value-type="float" office:value="0.475059382422803" calcext:value-type="float">
            <text:p>0.48</text:p>
          </table:table-cell>
          <table:table-cell office:value-type="float" office:value="0.338396159597072" calcext:value-type="float">
            <text:p>0.34</text:p>
          </table:table-cell>
          <table:table-cell office:value-type="float" office:value="0.390273191233864" calcext:value-type="float">
            <text:p>0.39</text:p>
          </table:table-cell>
          <table:table-cell office:value-type="float" office:value="0.555424249586386" calcext:value-type="float">
            <text:p>0.56</text:p>
          </table:table-cell>
          <table:table-cell office:value-type="float" office:value="0.333526682134571" calcext:value-type="float">
            <text:p>0.33</text:p>
          </table:table-cell>
          <table:table-cell office:value-type="float" office:value="0.435445242760723" calcext:value-type="float">
            <text:p>0.44</text:p>
          </table:table-cell>
          <table:table-cell office:value-type="float" office:value="0.328456255598686" calcext:value-type="float">
            <text:p>0.33</text:p>
          </table:table-cell>
          <table:table-cell office:value-type="float" office:value="0.369251426653239" calcext:value-type="float">
            <text:p>0.37</text:p>
          </table:table-cell>
          <table:table-cell office:value-type="float" office:value="0.357927275685349" calcext:value-type="float">
            <text:p>0.36</text:p>
          </table:table-cell>
          <table:table-cell office:value-type="float" office:value="0.47479543388221" calcext:value-type="float">
            <text:p>0.47</text:p>
          </table:table-cell>
          <table:table-cell office:value-type="float" office:value="0.473596968979398" calcext:value-type="float">
            <text:p>0.47</text:p>
          </table:table-cell>
          <table:table-cell office:value-type="float" office:value="0.512895662368113" calcext:value-type="float">
            <text:p>0.51</text:p>
          </table:table-cell>
          <table:table-cell office:value-type="float" office:value="0.651875571820677" calcext:value-type="float">
            <text:p>0.65</text:p>
          </table:table-cell>
          <table:table-cell office:value-type="float" office:value="0.427892234548336" calcext:value-type="float">
            <text:p>0.43</text:p>
          </table:table-cell>
          <table:table-cell office:value-type="float" office:value="0.713775874375446" calcext:value-type="float">
            <text:p>0.71</text:p>
          </table:table-cell>
          <table:table-cell office:value-type="float" office:value="0.900080906148867" calcext:value-type="float">
            <text:p>0.90</text:p>
          </table:table-cell>
          <table:table-cell office:value-type="float" office:value="0.777822098125249" calcext:value-type="float">
            <text:p>0.78</text:p>
          </table:table-cell>
          <table:table-cell office:value-type="float" office:value="0.78405749754982" calcext:value-type="float">
            <text:p>0.78</text:p>
          </table:table-cell>
          <table:table-cell office:value-type="float" office:value="0.995485588609793" calcext:value-type="float">
            <text:p>1.00</text:p>
          </table:table-cell>
          <table:table-cell office:value-type="float" office:value="1.11099465464836" calcext:value-type="float">
            <text:p>1.11</text:p>
          </table:table-cell>
          <table:table-cell office:value-type="float" office:value="0.988023952095808" calcext:value-type="float">
            <text:p>0.99</text:p>
          </table:table-cell>
          <table:table-cell office:value-type="float" office:value="1.20967741935484" calcext:value-type="float">
            <text:p>1.21</text:p>
          </table:table-cell>
          <table:table-cell office:value-type="float" office:value="1.41480099502488" calcext:value-type="float">
            <text:p>1.41</text:p>
          </table:table-cell>
          <table:table-cell office:value-type="float" office:value="1.56365655070318" calcext:value-type="float">
            <text:p>1.56</text:p>
          </table:table-cell>
          <table:table-cell office:value-type="float" office:value="1.70061099796334" calcext:value-type="float">
            <text:p>1.70</text:p>
          </table:table-cell>
          <table:table-cell office:value-type="float" office:value="2.23960184856026" calcext:value-type="float">
            <text:p>2.24</text:p>
          </table:table-cell>
          <table:table-cell office:value-type="float" office:value="1.8077644966907" calcext:value-type="float">
            <text:p>1.81</text:p>
          </table:table-cell>
          <table:table-cell office:value-type="float" office:value="1.94997880457821" calcext:value-type="float">
            <text:p>1.95</text:p>
          </table:table-cell>
          <table:table-cell office:value-type="float" office:value="1.33333333333333" calcext:value-type="float">
            <text:p>1.33</text:p>
          </table:table-cell>
          <table:table-cell office:value-type="float" office:value="2.32119135845627" calcext:value-type="float">
            <text:p>2.32</text:p>
          </table:table-cell>
          <table:table-cell office:value-type="float" office:value="1.98896874477687" calcext:value-type="float">
            <text:p>1.99</text:p>
          </table:table-cell>
          <table:table-cell office:value-type="float" office:value="2.71611622450821" calcext:value-type="float">
            <text:p>2.72</text:p>
          </table:table-cell>
          <table:table-cell office:value-type="float" office:value="2.55306059673947" calcext:value-type="float">
            <text:p>2.55</text:p>
          </table:table-cell>
          <table:table-cell office:value-type="float" office:value="2.64570191130779" calcext:value-type="float">
            <text:p>2.65</text:p>
          </table:table-cell>
          <table:table-cell office:value-type="float" office:value="2.58696287635194" calcext:value-type="float">
            <text:p>2.59</text:p>
          </table:table-cell>
          <table:table-cell office:value-type="float" office:value="2.75075478027508" calcext:value-type="float">
            <text:p>2.75</text:p>
          </table:table-cell>
          <table:table-cell office:value-type="float" office:value="3.40770500035871" calcext:value-type="float">
            <text:p>3.41</text:p>
          </table:table-cell>
          <table:table-cell office:value-type="float" office:value="3.43026992287918" calcext:value-type="float">
            <text:p>3.43</text:p>
          </table:table-cell>
          <table:table-cell office:value-type="float" office:value="3.55803610360164" calcext:value-type="float">
            <text:p>3.56</text:p>
          </table:table-cell>
          <table:table-cell office:value-type="float" office:value="3.51886148747441" calcext:value-type="float">
            <text:p>3.52</text:p>
          </table:table-cell>
          <table:table-cell office:value-type="float" office:value="3.4862544445408" calcext:value-type="float">
            <text:p>3.49</text:p>
          </table:table-cell>
          <table:table-cell office:value-type="float" office:value="3.30363262508568" calcext:value-type="float">
            <text:p>3.30</text:p>
          </table:table-cell>
          <table:table-cell office:value-type="float" office:value="3.73341561246529" calcext:value-type="float">
            <text:p>3.73</text:p>
          </table:table-cell>
          <table:table-cell office:value-type="float" office:value="3.66907856822693" calcext:value-type="float">
            <text:p>3.67</text:p>
          </table:table-cell>
          <table:table-cell office:value-type="float" office:value="3.60493827160494" calcext:value-type="float">
            <text:p>3.60</text:p>
          </table:table-cell>
          <table:table-cell office:value-type="float" office:value="3.75333019902837" calcext:value-type="float">
            <text:p>3.75</text:p>
          </table:table-cell>
          <table:table-cell office:value-type="float" office:value="3.62068965517241" calcext:value-type="float">
            <text:p>3.62</text:p>
          </table:table-cell>
          <table:table-cell office:value-type="float" office:value="3.6547433903577" calcext:value-type="float">
            <text:p>3.65</text:p>
          </table:table-cell>
          <table:table-cell office:value-type="float" office:value="3.47329606280481" calcext:value-type="float">
            <text:p>3.47</text:p>
          </table:table-cell>
          <table:table-cell office:value-type="float" office:value="3.28554360812425" calcext:value-type="float">
            <text:p>3.29</text:p>
          </table:table-cell>
          <table:table-cell office:value-type="float" office:value="3.5347643490434" calcext:value-type="float">
            <text:p>3.53</text:p>
          </table:table-cell>
          <table:table-cell office:value-type="float" office:value="3.29803736426789" calcext:value-type="float">
            <text:p>3.30</text:p>
          </table:table-cell>
          <table:table-cell office:value-type="float" office:value="3.05019017078082" calcext:value-type="float">
            <text:p>3.05</text:p>
          </table:table-cell>
          <table:table-cell office:value-type="float" office:value="3.19191595155987" calcext:value-type="float">
            <text:p>3.19</text:p>
          </table:table-cell>
          <table:table-cell office:value-type="float" office:value="3.34468407113129" calcext:value-type="float">
            <text:p>3.34</text:p>
          </table:table-cell>
          <table:table-cell office:value-type="float" office:value="2.73463875759622" calcext:value-type="float">
            <text:p>2.73</text:p>
          </table:table-cell>
          <table:table-cell office:value-type="float" office:value="3.19758672699849" calcext:value-type="float">
            <text:p>3.20</text:p>
          </table:table-cell>
          <table:table-cell office:value-type="float" office:value="2.87226852894796" calcext:value-type="float">
            <text:p>2.87</text:p>
          </table:table-cell>
          <table:table-cell office:value-type="float" office:value="2.89592760180995" calcext:value-type="float">
            <text:p>2.90</text:p>
          </table:table-cell>
          <table:table-cell office:value-type="float" office:value="2.80508964719491" calcext:value-type="float">
            <text:p>2.81</text:p>
          </table:table-cell>
          <table:table-cell office:value-type="float" office:value="3.15772116415203" calcext:value-type="float">
            <text:p>3.16</text:p>
          </table:table-cell>
          <table:table-cell office:value-type="float" office:value="2.63019463440295" calcext:value-type="float">
            <text:p>2.63</text:p>
          </table:table-cell>
          <table:table-cell office:value-type="float" office:value="2.10817717206133" calcext:value-type="float">
            <text:p>2.11</text:p>
          </table:table-cell>
          <table:table-cell office:value-type="float" office:value="2.82104025859536" calcext:value-type="float">
            <text:p>2.82</text:p>
          </table:table-cell>
          <table:table-cell office:value-type="float" office:value="2.40796974055724" calcext:value-type="float">
            <text:p>2.41</text:p>
          </table:table-cell>
          <table:table-cell office:value-type="float" office:value="2.19303920300168" calcext:value-type="float">
            <text:p>2.19</text:p>
          </table:table-cell>
          <table:table-cell office:value-type="float" office:value="2.40579258797882" calcext:value-type="float">
            <text:p>2.41</text:p>
          </table:table-cell>
          <table:table-cell office:value-type="float" office:value="2.63249348392702" calcext:value-type="float">
            <text:p>2.63</text:p>
          </table:table-cell>
          <table:table-cell office:value-type="float" office:value="1.95007208437666" calcext:value-type="float">
            <text:p>1.95</text:p>
          </table:table-cell>
          <table:table-cell office:value-type="float" office:value="1.63669428167307" calcext:value-type="float">
            <text:p>1.64</text:p>
          </table:table-cell>
          <table:table-cell office:value-type="float" office:value="2.16657287563309" calcext:value-type="float">
            <text:p>2.17</text:p>
          </table:table-cell>
          <table:table-cell office:value-type="float" office:value="1.85502125545189" calcext:value-type="float">
            <text:p>1.86</text:p>
          </table:table-cell>
          <table:table-cell office:value-type="float" office:value="1.78559662647427" calcext:value-type="float">
            <text:p>1.79</text:p>
          </table:table-cell>
          <table:table-cell office:value-type="float" office:value="1.73353951330675" calcext:value-type="float">
            <text:p>1.73</text:p>
          </table:table-cell>
          <table:table-cell office:value-type="float" office:value="2.07311429893568" calcext:value-type="float">
            <text:p>2.07</text:p>
          </table:table-cell>
          <table:table-cell office:value-type="float" office:value="1.48253292327104" calcext:value-type="float">
            <text:p>1.48</text:p>
          </table:table-cell>
          <table:table-cell office:value-type="float" office:value="1.33209417596035" calcext:value-type="float">
            <text:p>1.33</text:p>
          </table:table-cell>
          <table:table-cell office:value-type="float" office:value="1.56431054461182" calcext:value-type="float">
            <text:p>1.56</text:p>
          </table:table-cell>
          <table:table-cell office:value-type="float" office:value="1.44481155849247" calcext:value-type="float">
            <text:p>1.44</text:p>
          </table:table-cell>
          <table:table-cell office:value-type="float" office:value="1.44741532976827" calcext:value-type="float">
            <text:p>1.45</text:p>
          </table:table-cell>
          <table:table-cell office:value-type="float" office:value="1.3474081702712" calcext:value-type="float">
            <text:p>1.35</text:p>
          </table:table-cell>
          <table:table-cell office:value-type="float" office:value="1.47492625368732" calcext:value-type="float">
            <text:p>1.47</text:p>
          </table:table-cell>
          <table:table-cell office:value-type="float" office:value="1.14276250414044" calcext:value-type="float">
            <text:p>1.14</text:p>
          </table:table-cell>
          <table:table-cell office:value-type="float" office:value="1.12406765416535" calcext:value-type="float">
            <text:p>1.12</text:p>
          </table:table-cell>
          <table:table-cell office:value-type="float" office:value="1.02489019033675" calcext:value-type="float">
            <text:p>1.02</text:p>
          </table:table-cell>
          <table:table-cell office:value-type="float" office:value="1.09818740036606" calcext:value-type="float">
            <text:p>1.10</text:p>
          </table:table-cell>
          <table:table-cell office:value-type="float" office:value="1.08004595940253" calcext:value-type="float">
            <text:p>1.08</text:p>
          </table:table-cell>
          <table:table-cell office:value-type="float" office:value="1.20349104271934" calcext:value-type="float">
            <text:p>1.20</text:p>
          </table:table-cell>
          <table:table-cell office:value-type="float" office:value="1.47363824909944" calcext:value-type="float">
            <text:p>1.47</text:p>
          </table:table-cell>
          <table:table-cell office:value-type="float" office:value="1.04340201665936" calcext:value-type="float">
            <text:p>1.04</text:p>
          </table:table-cell>
          <table:table-cell office:value-type="float" office:value="0.995598407042549" calcext:value-type="float">
            <text:p>1.00</text:p>
          </table:table-cell>
          <table:table-cell office:value-type="float" office:value="1.09597156398104" calcext:value-type="float">
            <text:p>1.10</text:p>
          </table:table-cell>
          <table:table-cell office:value-type="float" office:value="1.07261223260018" calcext:value-type="float">
            <text:p>1.07</text:p>
          </table:table-cell>
          <table:table-cell office:value-type="float" office:value="1.1549867332605" calcext:value-type="float">
            <text:p>1.15</text:p>
          </table:table-cell>
          <table:table-cell office:value-type="float" office:value="1.12700066294157" calcext:value-type="float">
            <text:p>1.13</text:p>
          </table:table-cell>
          <table:table-cell office:value-type="float" office:value="1.44198524480215" calcext:value-type="float">
            <text:p>1.44</text:p>
          </table:table-cell>
          <table:table-cell office:value-type="float" office:value="1.07916931168949" calcext:value-type="float">
            <text:p>1.08</text:p>
          </table:table-cell>
          <table:table-cell office:value-type="float" office:value="0.806965385432151" calcext:value-type="float">
            <text:p>0.81</text:p>
          </table:table-cell>
          <table:table-cell office:value-type="float" office:value="1.00472813238771" calcext:value-type="float">
            <text:p>1.00</text:p>
          </table:table-cell>
          <table:table-cell office:value-type="float" office:value="1.18978338182994" calcext:value-type="float">
            <text:p>1.19</text:p>
          </table:table-cell>
          <table:table-cell office:value-type="float" office:value="1.18742724097788" calcext:value-type="float">
            <text:p>1.19</text:p>
          </table:table-cell>
          <table:table-cell office:value-type="float" office:value="1.13417916186082" calcext:value-type="float">
            <text:p>1.13</text:p>
          </table:table-cell>
          <table:table-cell office:value-type="float" office:value="1.38740661686233" calcext:value-type="float">
            <text:p>1.39</text:p>
          </table:table-cell>
          <table:table-cell office:value-type="float" office:value="1.28802411619622" calcext:value-type="float">
            <text:p>1.29</text:p>
          </table:table-cell>
          <table:table-cell office:value-type="float" office:value="1.0788293099765" calcext:value-type="float">
            <text:p>1.08</text:p>
          </table:table-cell>
          <table:table-cell office:value-type="float" office:value="0.897510133178923" calcext:value-type="float">
            <text:p>0.90</text:p>
          </table:table-cell>
          <table:table-cell office:value-type="float" office:value="1.26605846211134" calcext:value-type="float">
            <text:p>1.27</text:p>
          </table:table-cell>
          <table:table-cell office:value-type="float" office:value="1.45853043204037" calcext:value-type="float">
            <text:p>1.46</text:p>
          </table:table-cell>
          <table:table-cell office:value-type="float" office:value="1.42908502606507" calcext:value-type="float">
            <text:p>1.43</text:p>
          </table:table-cell>
          <table:table-cell office:value-type="float" office:value="1.75325274522469" calcext:value-type="float">
            <text:p>1.75</text:p>
          </table:table-cell>
          <table:table-cell office:value-type="float" office:value="2.42123070416579" calcext:value-type="float">
            <text:p>2.42</text:p>
          </table:table-cell>
          <table:table-cell office:value-type="float" office:value="1.6066154754873" calcext:value-type="float">
            <text:p>1.61</text:p>
          </table:table-cell>
          <table:table-cell office:value-type="float" office:value="0.967059534602599" calcext:value-type="float">
            <text:p>0.97</text:p>
          </table:table-cell>
          <table:table-cell office:value-type="float" office:value="1.71474682267501" calcext:value-type="float">
            <text:p>1.71</text:p>
          </table:table-cell>
          <table:table-cell office:value-type="float" office:value="1.9139566395664" calcext:value-type="float">
            <text:p>1.91</text:p>
          </table:table-cell>
          <table:table-cell office:value-type="float" office:value="2.33695120758776" calcext:value-type="float">
            <text:p>2.34</text:p>
          </table:table-cell>
          <table:table-cell office:value-type="float" office:value="3.04125638788483" calcext:value-type="float">
            <text:p>3.04</text:p>
          </table:table-cell>
          <table:table-cell office:value-type="float" office:value="2.46953175112251" calcext:value-type="float">
            <text:p>2.47</text:p>
          </table:table-cell>
          <table:table-cell office:value-type="float" office:value="1.94295678166646" calcext:value-type="float">
            <text:p>1.94</text:p>
          </table:table-cell>
          <table:table-cell office:value-type="float" office:value="1.12866817155756" calcext:value-type="float">
            <text:p>1.13</text:p>
          </table:table-cell>
          <table:table-cell office:value-type="float" office:value="1.99911478312186" calcext:value-type="float">
            <text:p>2.00</text:p>
          </table:table-cell>
          <table:table-cell office:value-type="float" office:value="1.93893665555361" calcext:value-type="float">
            <text:p>1.94</text:p>
          </table:table-cell>
          <table:table-cell office:value-type="float" office:value="2.22774841985286" calcext:value-type="float">
            <text:p>2.23</text:p>
          </table:table-cell>
          <table:table-cell office:value-type="float" office:value="2.48611812216052" calcext:value-type="float">
            <text:p>2.49</text:p>
          </table:table-cell>
          <table:table-cell office:value-type="float" office:value="3.02762709726252" calcext:value-type="float">
            <text:p>3.03</text:p>
          </table:table-cell>
          <table:table-cell office:value-type="float" office:value="2.2255752546209" calcext:value-type="float">
            <text:p>2.23</text:p>
          </table:table-cell>
          <table:table-cell office:value-type="float" office:value="2.12628865979381" calcext:value-type="float">
            <text:p>2.13</text:p>
          </table:table-cell>
          <table:table-cell office:value-type="float" office:value="1.72623389253586" calcext:value-type="float">
            <text:p>1.73</text:p>
          </table:table-cell>
          <table:table-cell office:value-type="float" office:value="2.3225554615835" calcext:value-type="float">
            <text:p>2.32</text:p>
          </table:table-cell>
          <table:table-cell office:value-type="float" office:value="2.50023948654086" calcext:value-type="float">
            <text:p>2.50</text:p>
          </table:table-cell>
          <table:table-cell office:value-type="float" office:value="3.32745443856555" calcext:value-type="float">
            <text:p>3.33</text:p>
          </table:table-cell>
          <table:table-cell office:value-type="float" office:value="2.74318883999626" calcext:value-type="float">
            <text:p>2.74</text:p>
          </table:table-cell>
          <table:table-cell office:value-type="float" office:value="2.37122759246653" calcext:value-type="float">
            <text:p>2.37</text:p>
          </table:table-cell>
          <table:table-cell office:value-type="float" office:value="1.56794425087108" calcext:value-type="float">
            <text:p>1.57</text:p>
          </table:table-cell>
          <table:table-cell office:value-type="float" office:value="2.60182536439177" calcext:value-type="float">
            <text:p>2.60</text:p>
          </table:table-cell>
          <table:table-cell office:value-type="float" office:value="2.85128587402162" calcext:value-type="float">
            <text:p>2.85</text:p>
          </table:table-cell>
          <table:table-cell office:value-type="float" office:value="2.85741229724632" calcext:value-type="float">
            <text:p>2.86</text:p>
          </table:table-cell>
          <table:table-cell office:value-type="float" office:value="2.23214285714286" calcext:value-type="float">
            <text:p>2.23</text:p>
          </table:table-cell>
          <table:table-cell office:value-type="float" office:value="3.62727200571474" calcext:value-type="float">
            <text:p>3.63</text:p>
          </table:table-cell>
          <table:table-cell office:value-type="float" office:value="2.56410256410256" calcext:value-type="float">
            <text:p>2.56</text:p>
          </table:table-cell>
          <table:table-cell office:value-type="float" office:value="2.33093525179856" calcext:value-type="float">
            <text:p>2.33</text:p>
          </table:table-cell>
          <table:table-cell office:value-type="float" office:value="3.18197859075403" calcext:value-type="float">
            <text:p>3.18</text:p>
          </table:table-cell>
          <table:table-cell office:value-type="float" office:value="3.31135321100917" calcext:value-type="float">
            <text:p>3.31</text:p>
          </table:table-cell>
          <table:table-cell office:value-type="float" office:value="3.35987261146497" calcext:value-type="float">
            <text:p>3.36</text:p>
          </table:table-cell>
          <table:table-cell office:value-type="float" office:value="4.11684162482885" calcext:value-type="float">
            <text:p>4.12</text:p>
          </table:table-cell>
          <table:table-cell office:value-type="float" office:value="3.97658150851582" calcext:value-type="float">
            <text:p>3.98</text:p>
          </table:table-cell>
          <table:table-cell office:value-type="float" office:value="2.70190895741557" calcext:value-type="float">
            <text:p>2.70</text:p>
          </table:table-cell>
          <table:table-cell office:value-type="float" office:value="2.9242962558076" calcext:value-type="float">
            <text:p>2.92</text:p>
          </table:table-cell>
          <table:table-cell office:value-type="float" office:value="3.74846919759331" calcext:value-type="float">
            <text:p>3.75</text:p>
          </table:table-cell>
          <table:table-cell office:value-type="float" office:value="3.86933461909354" calcext:value-type="float">
            <text:p>3.87</text:p>
          </table:table-cell>
          <table:table-cell office:value-type="float" office:value="4.15501125741966" calcext:value-type="float">
            <text:p>4.16</text:p>
          </table:table-cell>
          <table:table-cell office:value-type="float" office:value="4.64089970816428" calcext:value-type="float">
            <text:p>4.64</text:p>
          </table:table-cell>
          <table:table-cell office:value-type="float" office:value="4.09538621047175" calcext:value-type="float">
            <text:p>4.10</text:p>
          </table:table-cell>
          <table:table-cell office:value-type="float" office:value="3.78853858212855" calcext:value-type="float">
            <text:p>3.79</text:p>
          </table:table-cell>
          <table:table-cell office:value-type="float" office:value="4.09213428081353" calcext:value-type="float">
            <text:p>4.09</text:p>
          </table:table-cell>
          <table:table-cell office:value-type="float" office:value="4.1417977934527" calcext:value-type="float">
            <text:p>4.14</text:p>
          </table:table-cell>
          <table:table-cell office:value-type="float" office:value="4.21236932900767" calcext:value-type="float">
            <text:p>4.21</text:p>
          </table:table-cell>
          <table:table-cell office:value-type="float" office:value="4.22081591140242" calcext:value-type="float">
            <text:p>4.22</text:p>
          </table:table-cell>
          <table:table-cell office:value-type="float" office:value="4.5106725734998" calcext:value-type="float">
            <text:p>4.51</text:p>
          </table:table-cell>
          <table:table-cell office:value-type="float" office:value="4.84269856789555" calcext:value-type="float">
            <text:p>4.84</text:p>
          </table:table-cell>
          <table:table-cell office:value-type="float" office:value="3.8725993835454" calcext:value-type="float">
            <text:p>3.87</text:p>
          </table:table-cell>
          <table:table-cell office:value-type="float" office:value="4.41605021295674" calcext:value-type="float">
            <text:p>4.42</text:p>
          </table:table-cell>
          <table:table-cell office:value-type="float" office:value="4.11441231158761" calcext:value-type="float">
            <text:p>4.11</text:p>
          </table:table-cell>
          <table:table-cell office:value-type="float" office:value="4.26547000472367" calcext:value-type="float">
            <text:p>4.27</text:p>
          </table:table-cell>
          <table:table-cell office:value-type="float" office:value="3.9617555815491" calcext:value-type="float">
            <text:p>3.96</text:p>
          </table:table-cell>
          <table:table-cell office:value-type="float" office:value="4.26976133128969" calcext:value-type="float">
            <text:p>4.27</text:p>
          </table:table-cell>
          <table:table-cell office:value-type="float" office:value="4.67741029816385" calcext:value-type="float">
            <text:p>4.68</text:p>
          </table:table-cell>
          <table:table-cell office:value-type="float" office:value="3.94025030278563" calcext:value-type="float">
            <text:p>3.94</text:p>
          </table:table-cell>
          <table:table-cell office:value-type="float" office:value="3.78250591016548" calcext:value-type="float">
            <text:p>3.78</text:p>
          </table:table-cell>
          <table:table-cell office:value-type="float" office:value="3.95640200147395" calcext:value-type="float">
            <text:p>3.96</text:p>
          </table:table-cell>
          <table:table-cell office:value-type="float" office:value="4.14956474674124" calcext:value-type="float">
            <text:p>4.15</text:p>
          </table:table-cell>
          <table:table-cell office:value-type="float" office:value="3.77710756857676" calcext:value-type="float">
            <text:p>3.78</text:p>
          </table:table-cell>
          <table:table-cell office:value-type="float" office:value="4.2812648471731" calcext:value-type="float">
            <text:p>4.28</text:p>
          </table:table-cell>
          <table:table-cell office:value-type="float" office:value="4.19074364097856" calcext:value-type="float">
            <text:p>4.19</text:p>
          </table:table-cell>
          <table:table-cell office:value-type="float" office:value="3.97817146472635" calcext:value-type="float">
            <text:p>3.98</text:p>
          </table:table-cell>
          <table:table-cell office:value-type="float" office:value="3.6330424193221" calcext:value-type="float">
            <text:p>3.63</text:p>
          </table:table-cell>
          <table:table-cell office:value-type="float" office:value="4.28422571336967" calcext:value-type="float">
            <text:p>4.28</text:p>
          </table:table-cell>
          <table:table-cell office:value-type="float" office:value="4.09310459693538" calcext:value-type="float">
            <text:p>4.09</text:p>
          </table:table-cell>
          <table:table-cell office:value-type="float" office:value="3.74158920306484" calcext:value-type="float">
            <text:p>3.74</text:p>
          </table:table-cell>
          <table:table-cell office:value-type="float" office:value="3.32043366517976" calcext:value-type="float">
            <text:p>3.32</text:p>
          </table:table-cell>
          <table:table-cell office:value-type="float" office:value="3.31157677773961" calcext:value-type="float">
            <text:p>3.31</text:p>
          </table:table-cell>
          <table:table-cell office:value-type="float" office:value="6.08039175678433" calcext:value-type="float">
            <text:p>6.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42546583850932" calcext:value-type="float">
            <text:p>4.43</text:p>
          </table:table-cell>
          <table:table-cell office:value-type="float" office:value="4.67951238694455" calcext:value-type="float">
            <text:p>4.68</text:p>
          </table:table-cell>
          <table:table-cell office:value-type="float" office:value="4.23884998157022" calcext:value-type="float">
            <text:p>4.24</text:p>
          </table:table-cell>
          <table:table-cell office:value-type="float" office:value="4.24311926605505" calcext:value-type="float">
            <text:p>4.24</text:p>
          </table:table-cell>
          <table:table-cell office:value-type="float" office:value="3.46938775510204" calcext:value-type="float">
            <text:p>3.47</text:p>
          </table:table-cell>
          <table:table-cell office:value-type="float" office:value="5.152" calcext:value-type="float">
            <text:p>5.15</text:p>
          </table:table-cell>
          <table:table-cell office:value-type="float" office:value="5.09575923392613" calcext:value-type="float">
            <text:p>5.10</text:p>
          </table:table-cell>
          <table:table-cell office:value-type="float" office:value="3.90097524381095" calcext:value-type="float">
            <text:p>3.90</text:p>
          </table:table-cell>
          <table:table-cell office:value-type="float" office:value="2.86069651741294" calcext:value-type="float">
            <text:p>2.86</text:p>
          </table:table-cell>
          <table:table-cell office:value-type="float" office:value="3.59059017746595" calcext:value-type="float">
            <text:p>3.59</text:p>
          </table:table-cell>
          <table:table-cell office:value-type="float" office:value="2.2964509394572" calcext:value-type="float">
            <text:p>2.30</text:p>
          </table:table-cell>
          <table:table-cell office:value-type="float" office:value="1.55902004454343" calcext:value-type="float">
            <text:p>1.56</text:p>
          </table:table-cell>
          <table:table-cell office:value-type="float" office:value="2.69957578094871" calcext:value-type="float">
            <text:p>2.70</text:p>
          </table:table-cell>
          <table:table-cell office:value-type="float" office:value="3.45934379457917" calcext:value-type="float">
            <text:p>3.46</text:p>
          </table:table-cell>
          <table:table-cell office:value-type="float" office:value="3.66812227074236" calcext:value-type="float">
            <text:p>3.67</text:p>
          </table:table-cell>
          <table:table-cell office:value-type="float" office:value="2.13037920749893" calcext:value-type="float">
            <text:p>2.13</text:p>
          </table:table-cell>
          <table:table-cell office:value-type="float" office:value="2.29007633587786" calcext:value-type="float">
            <text:p>2.29</text:p>
          </table:table-cell>
          <table:table-cell office:value-type="float" office:value="2.55164034021871" calcext:value-type="float">
            <text:p>2.55</text:p>
          </table:table-cell>
          <table:table-cell office:value-type="float" office:value="0.677966101694915" calcext:value-type="float">
            <text:p>0.68</text:p>
          </table:table-cell>
          <table:table-cell office:value-type="float" office:value="2.38095238095238" calcext:value-type="float">
            <text:p>2.38</text:p>
          </table:table-cell>
          <table:table-cell office:value-type="float" office:value="3.35195530726257" calcext:value-type="float">
            <text:p>3.35</text:p>
          </table:table-cell>
          <table:table-cell office:value-type="float" office:value="2.06185567010309" calcext:value-type="float">
            <text:p>2.06</text:p>
          </table:table-cell>
          <table:table-cell office:value-type="float" office:value="2.62417994376757" calcext:value-type="float">
            <text:p>2.62</text:p>
          </table:table-cell>
          <table:table-cell office:value-type="float" office:value="1.80904522613065" calcext:value-type="float">
            <text:p>1.81</text:p>
          </table:table-cell>
          <table:table-cell office:value-type="float" office:value="1.5990159901599" calcext:value-type="float">
            <text:p>1.60</text:p>
          </table:table-cell>
          <table:table-cell office:value-type="float" office:value="2.32558139534884" calcext:value-type="float">
            <text:p>2.33</text:p>
          </table:table-cell>
          <table:table-cell office:value-type="float" office:value="1.88585607940447" calcext:value-type="float">
            <text:p>1.89</text:p>
          </table:table-cell>
          <table:table-cell office:value-type="float" office:value="2.04410973641743" calcext:value-type="float">
            <text:p>2.04</text:p>
          </table:table-cell>
          <table:table-cell office:value-type="float" office:value="1.43964562569214" calcext:value-type="float">
            <text:p>1.44</text:p>
          </table:table-cell>
          <table:table-cell office:value-type="float" office:value="1.37328339575531" calcext:value-type="float">
            <text:p>1.37</text:p>
          </table:table-cell>
          <table:table-cell office:value-type="float" office:value="1.34110787172012" calcext:value-type="float">
            <text:p>1.34</text:p>
          </table:table-cell>
          <table:table-cell office:value-type="float" office:value="0.687285223367698" calcext:value-type="float">
            <text:p>0.69</text:p>
          </table:table-cell>
          <table:table-cell office:value-type="float" office:value="1.12359550561798" calcext:value-type="float">
            <text:p>1.12</text:p>
          </table:table-cell>
          <table:table-cell office:value-type="float" office:value="1.02739726027397" calcext:value-type="float">
            <text:p>1.03</text:p>
          </table:table-cell>
          <table:table-cell office:value-type="float" office:value="1.0880829015544" calcext:value-type="float">
            <text:p>1.09</text:p>
          </table:table-cell>
          <table:table-cell office:value-type="float" office:value="1.44175317185698" calcext:value-type="float">
            <text:p>1.44</text:p>
          </table:table-cell>
          <table:table-cell office:value-type="float" office:value="0.351288056206089" calcext:value-type="float">
            <text:p>0.35</text:p>
          </table:table-cell>
          <table:table-cell office:value-type="float" office:value="1.01130279595479" calcext:value-type="float">
            <text:p>1.01</text:p>
          </table:table-cell>
          <table:table-cell office:value-type="float" office:value="1.49625935162095" calcext:value-type="float">
            <text:p>1.50</text:p>
          </table:table-cell>
          <table:table-cell office:value-type="float" office:value="0.441501103752759" calcext:value-type="float">
            <text:p>0.44</text:p>
          </table:table-cell>
          <table:table-cell office:value-type="float" office:value="0.986301369863014" calcext:value-type="float">
            <text:p>0.99</text:p>
          </table:table-cell>
          <table:table-cell office:value-type="float" office:value="0.744786494538232" calcext:value-type="float">
            <text:p>0.74</text:p>
          </table:table-cell>
          <table:table-cell office:value-type="float" office:value="0.808314087759815" calcext:value-type="float">
            <text:p>0.81</text:p>
          </table:table-cell>
          <table:table-cell office:value-type="float" office:value="0.621890547263682" calcext:value-type="float">
            <text:p>0.62</text:p>
          </table:table-cell>
          <table:table-cell office:value-type="float" office:value="0.675675675675676" calcext:value-type="float">
            <text:p>0.68</text:p>
          </table:table-cell>
          <table:table-cell office:value-type="float" office:value="0.872410032715376" calcext:value-type="float">
            <text:p>0.87</text:p>
          </table:table-cell>
          <table:table-cell office:value-type="float" office:value="1.72413793103448" calcext:value-type="float">
            <text:p>1.72</text:p>
          </table:table-cell>
          <table:table-cell office:value-type="float" office:value="0.507185122569738" calcext:value-type="float">
            <text:p>0.51</text:p>
          </table:table-cell>
          <table:table-cell office:value-type="float" office:value="0.722543352601156" calcext:value-type="float">
            <text:p>0.72</text:p>
          </table:table-cell>
          <table:table-cell office:value-type="float" office:value="0.569476082004556" calcext:value-type="float">
            <text:p>0.57</text:p>
          </table:table-cell>
          <table:table-cell office:value-type="float" office:value="0.315059861373661" calcext:value-type="float">
            <text:p>0.32</text:p>
          </table:table-cell>
          <table:table-cell office:value-type="float" office:value="1.94931773879142" calcext:value-type="float">
            <text:p>1.95</text:p>
          </table:table-cell>
          <table:table-cell office:value-type="float" office:value="0.687285223367698" calcext:value-type="float">
            <text:p>0.69</text:p>
          </table:table-cell>
          <table:table-cell office:value-type="float" office:value="0.204498977505112" calcext:value-type="float">
            <text:p>0.20</text:p>
          </table:table-cell>
          <table:table-cell office:value-type="float" office:value="0.676027041081643" calcext:value-type="float">
            <text:p>0.68</text:p>
          </table:table-cell>
          <table:table-cell office:value-type="float" office:value="0.419972001866542" calcext:value-type="float">
            <text:p>0.42</text:p>
          </table:table-cell>
          <table:table-cell office:value-type="float" office:value="0.616591928251121" calcext:value-type="float">
            <text:p>0.62</text:p>
          </table:table-cell>
          <table:table-cell office:value-type="float" office:value="0.497787610619469" calcext:value-type="float">
            <text:p>0.50</text:p>
          </table:table-cell>
          <table:table-cell office:value-type="float" office:value="0.65825562260011" calcext:value-type="float">
            <text:p>0.66</text:p>
          </table:table-cell>
          <table:table-cell office:value-type="float" office:value="0.348432055749129" calcext:value-type="float">
            <text:p>0.35</text:p>
          </table:table-cell>
          <table:table-cell office:value-type="float" office:value="0.826446280991735" calcext:value-type="float">
            <text:p>0.83</text:p>
          </table:table-cell>
          <table:table-cell office:value-type="float" office:value="0.585058505850585" calcext:value-type="float">
            <text:p>0.59</text:p>
          </table:table-cell>
          <table:table-cell office:value-type="float" office:value="0.321543408360129" calcext:value-type="float">
            <text:p>0.32</text:p>
          </table:table-cell>
          <table:table-cell office:value-type="float" office:value="0.72142064372919" calcext:value-type="float">
            <text:p>0.72</text:p>
          </table:table-cell>
          <table:table-cell office:value-type="float" office:value="0.353356890459364" calcext:value-type="float">
            <text:p>0.35</text:p>
          </table:table-cell>
          <table:table-cell office:value-type="float" office:value="0.715746421267894" calcext:value-type="float">
            <text:p>0.72</text:p>
          </table:table-cell>
          <table:table-cell office:value-type="float" office:value="0.704934541792548" calcext:value-type="float">
            <text:p>0.70</text:p>
          </table:table-cell>
          <table:table-cell office:value-type="float" office:value="0.369685767097967" calcext:value-type="float">
            <text:p>0.37</text:p>
          </table:table-cell>
          <table:table-cell office:value-type="float" office:value="0.785683107813182" calcext:value-type="float">
            <text:p>0.79</text:p>
          </table:table-cell>
          <table:table-cell office:value-type="float" office:value="0.477637863656101" calcext:value-type="float">
            <text:p>0.48</text:p>
          </table:table-cell>
          <table:table-cell office:value-type="float" office:value="0.867183934276586" calcext:value-type="float">
            <text:p>0.87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519255733448723" calcext:value-type="float">
            <text:p>0.52</text:p>
          </table:table-cell>
          <table:table-cell office:value-type="float" office:value="0.266429840142096" calcext:value-type="float">
            <text:p>0.27</text:p>
          </table:table-cell>
          <table:table-cell office:value-type="float" office:value="1.45395799676898" calcext:value-type="float">
            <text:p>1.45</text:p>
          </table:table-cell>
          <table:table-cell office:value-type="float" office:value="0.604838709677419" calcext:value-type="float">
            <text:p>0.60</text:p>
          </table:table-cell>
          <table:table-cell office:value-type="float" office:value="0.600240096038415" calcext:value-type="float">
            <text:p>0.60</text:p>
          </table:table-cell>
          <table:table-cell office:value-type="float" office:value="0.591715976331361" calcext:value-type="float">
            <text:p>0.59</text:p>
          </table:table-cell>
          <table:table-cell office:value-type="float" office:value="0.819672131147541" calcext:value-type="float">
            <text:p>0.82</text:p>
          </table:table-cell>
          <table:table-cell office:value-type="float" office:value="0.617792421746293" calcext:value-type="float">
            <text:p>0.62</text:p>
          </table:table-cell>
          <table:table-cell office:value-type="float" office:value="0.639853747714808" calcext:value-type="float">
            <text:p>0.64</text:p>
          </table:table-cell>
          <table:table-cell office:value-type="float" office:value="0.60882800608828" calcext:value-type="float">
            <text:p>0.61</text:p>
          </table:table-cell>
          <table:table-cell office:value-type="float" office:value="0.858369098712446" calcext:value-type="float">
            <text:p>0.86</text:p>
          </table:table-cell>
          <table:table-cell office:value-type="float" office:value="0.923593618807725" calcext:value-type="float">
            <text:p>0.92</text:p>
          </table:table-cell>
          <table:table-cell office:value-type="float" office:value="0.609490639965172" calcext:value-type="float">
            <text:p>0.61</text:p>
          </table:table-cell>
          <table:table-cell office:value-type="float" office:value="1.46721687299404" calcext:value-type="float">
            <text:p>1.47</text:p>
          </table:table-cell>
          <table:table-cell office:value-type="float" office:value="0.885328836424958" calcext:value-type="float">
            <text:p>0.89</text:p>
          </table:table-cell>
          <table:table-cell office:value-type="float" office:value="0.970149253731343" calcext:value-type="float">
            <text:p>0.97</text:p>
          </table:table-cell>
          <table:table-cell office:value-type="float" office:value="0.598802395209581" calcext:value-type="float">
            <text:p>0.60</text:p>
          </table:table-cell>
          <table:table-cell office:value-type="float" office:value="0.751610594130279" calcext:value-type="float">
            <text:p>0.75</text:p>
          </table:table-cell>
          <table:table-cell office:value-type="float" office:value="0.761697497279652" calcext:value-type="float">
            <text:p>0.76</text:p>
          </table:table-cell>
          <table:table-cell office:value-type="float" office:value="0.607041683528936" calcext:value-type="float">
            <text:p>0.61</text:p>
          </table:table-cell>
          <table:table-cell office:value-type="float" office:value="1.27310061601643" calcext:value-type="float">
            <text:p>1.27</text:p>
          </table:table-cell>
          <table:table-cell office:value-type="float" office:value="0.904159132007233" calcext:value-type="float">
            <text:p>0.90</text:p>
          </table:table-cell>
          <table:table-cell office:value-type="float" office:value="1.51057401812689" calcext:value-type="float">
            <text:p>1.51</text:p>
          </table:table-cell>
          <table:table-cell office:value-type="float" office:value="2.09424083769633" calcext:value-type="float">
            <text:p>2.09</text:p>
          </table:table-cell>
          <table:table-cell office:value-type="float" office:value="0.892572521517373" calcext:value-type="float">
            <text:p>0.89</text:p>
          </table:table-cell>
          <table:table-cell office:value-type="float" office:value="1.19857466796242" calcext:value-type="float">
            <text:p>1.20</text:p>
          </table:table-cell>
          <table:table-cell office:value-type="float" office:value="0.93815149409312" calcext:value-type="float">
            <text:p>0.94</text:p>
          </table:table-cell>
          <table:table-cell office:value-type="float" office:value="1.07458912768647" calcext:value-type="float">
            <text:p>1.07</text:p>
          </table:table-cell>
          <table:table-cell office:value-type="float" office:value="1.0077059869591" calcext:value-type="float">
            <text:p>1.01</text:p>
          </table:table-cell>
          <table:table-cell office:value-type="float" office:value="0.955631399317406" calcext:value-type="float">
            <text:p>0.96</text:p>
          </table:table-cell>
          <table:table-cell office:value-type="float" office:value="1.33333333333333" calcext:value-type="float">
            <text:p>1.33</text:p>
          </table:table-cell>
          <table:table-cell office:value-type="float" office:value="0.920660709450311" calcext:value-type="float">
            <text:p>0.92</text:p>
          </table:table-cell>
          <table:table-cell office:value-type="float" office:value="0.960419091967404" calcext:value-type="float">
            <text:p>0.96</text:p>
          </table:table-cell>
          <table:table-cell office:value-type="float" office:value="1.34661998384056" calcext:value-type="float">
            <text:p>1.35</text:p>
          </table:table-cell>
          <table:table-cell office:value-type="float" office:value="1.37544574630667" calcext:value-type="float">
            <text:p>1.38</text:p>
          </table:table-cell>
          <table:table-cell office:value-type="float" office:value="1.73135995531974" calcext:value-type="float">
            <text:p>1.73</text:p>
          </table:table-cell>
          <table:table-cell office:value-type="float" office:value="1.3189448441247" calcext:value-type="float">
            <text:p>1.32</text:p>
          </table:table-cell>
          <table:table-cell office:value-type="float" office:value="1.78571428571429" calcext:value-type="float">
            <text:p>1.79</text:p>
          </table:table-cell>
          <table:table-cell office:value-type="float" office:value="1.71941191128831" calcext:value-type="float">
            <text:p>1.72</text:p>
          </table:table-cell>
          <table:table-cell office:value-type="float" office:value="1.2568306010929" calcext:value-type="float">
            <text:p>1.26</text:p>
          </table:table-cell>
          <table:table-cell office:value-type="float" office:value="1.7426273458445" calcext:value-type="float">
            <text:p>1.74</text:p>
          </table:table-cell>
          <table:table-cell office:value-type="float" office:value="2.3562412342216" calcext:value-type="float">
            <text:p>2.36</text:p>
          </table:table-cell>
          <table:table-cell office:value-type="float" office:value="2.26932668329177" calcext:value-type="float">
            <text:p>2.27</text:p>
          </table:table-cell>
          <table:table-cell office:value-type="float" office:value="3.37756332931242" calcext:value-type="float">
            <text:p>3.38</text:p>
          </table:table-cell>
          <table:table-cell office:value-type="float" office:value="2.69709543568465" calcext:value-type="float">
            <text:p>2.70</text:p>
          </table:table-cell>
          <table:table-cell office:value-type="float" office:value="3.1496062992126" calcext:value-type="float">
            <text:p>3.15</text:p>
          </table:table-cell>
          <table:table-cell office:value-type="float" office:value="2.45480919437625" calcext:value-type="float">
            <text:p>2.45</text:p>
          </table:table-cell>
          <table:table-cell office:value-type="float" office:value="3.22132097334878" calcext:value-type="float">
            <text:p>3.22</text:p>
          </table:table-cell>
          <table:table-cell office:value-type="float" office:value="3.816112474894" calcext:value-type="float">
            <text:p>3.82</text:p>
          </table:table-cell>
          <table:table-cell office:value-type="float" office:value="3.02365276761765" calcext:value-type="float">
            <text:p>3.02</text:p>
          </table:table-cell>
          <table:table-cell office:value-type="float" office:value="4.24278137890395" calcext:value-type="float">
            <text:p>4.24</text:p>
          </table:table-cell>
          <table:table-cell office:value-type="float" office:value="2.9" calcext:value-type="float">
            <text:p>2.90</text:p>
          </table:table-cell>
          <table:table-cell office:value-type="float" office:value="4.61254612546126" calcext:value-type="float">
            <text:p>4.61</text:p>
          </table:table-cell>
          <table:table-cell office:value-type="float" office:value="2.70473328324568" calcext:value-type="float">
            <text:p>2.70</text:p>
          </table:table-cell>
          <table:table-cell office:value-type="float" office:value="3.49017580144778" calcext:value-type="float">
            <text:p>3.49</text:p>
          </table:table-cell>
          <table:table-cell office:value-type="float" office:value="3.86620330147698" calcext:value-type="float">
            <text:p>3.87</text:p>
          </table:table-cell>
          <table:table-cell office:value-type="float" office:value="3.09779307552136" calcext:value-type="float">
            <text:p>3.10</text:p>
          </table:table-cell>
          <table:table-cell office:value-type="float" office:value="2.8913260219342" calcext:value-type="float">
            <text:p>2.89</text:p>
          </table:table-cell>
          <table:table-cell office:value-type="float" office:value="3.31491712707182" calcext:value-type="float">
            <text:p>3.31</text:p>
          </table:table-cell>
          <table:table-cell office:value-type="float" office:value="3.81797146162746" calcext:value-type="float">
            <text:p>3.82</text:p>
          </table:table-cell>
          <table:table-cell office:value-type="float" office:value="3.99665201925089" calcext:value-type="float">
            <text:p>4.00</text:p>
          </table:table-cell>
          <table:table-cell office:value-type="float" office:value="3.04106548279689" calcext:value-type="float">
            <text:p>3.04</text:p>
          </table:table-cell>
          <table:table-cell office:value-type="float" office:value="2.81991027558214" calcext:value-type="float">
            <text:p>2.82</text:p>
          </table:table-cell>
          <table:table-cell office:value-type="float" office:value="2.75607638888889" calcext:value-type="float">
            <text:p>2.76</text:p>
          </table:table-cell>
          <table:table-cell office:value-type="float" office:value="2.84057971014493" calcext:value-type="float">
            <text:p>2.84</text:p>
          </table:table-cell>
          <table:table-cell office:value-type="float" office:value="2.88888888888889" calcext:value-type="float">
            <text:p>2.89</text:p>
          </table:table-cell>
          <table:table-cell office:value-type="float" office:value="2.86235186873291" calcext:value-type="float">
            <text:p>2.86</text:p>
          </table:table-cell>
          <table:table-cell office:value-type="float" office:value="3.18604210127062" calcext:value-type="float">
            <text:p>3.19</text:p>
          </table:table-cell>
          <table:table-cell office:value-type="float" office:value="4.29201764941837" calcext:value-type="float">
            <text:p>4.29</text:p>
          </table:table-cell>
          <table:table-cell office:value-type="float" office:value="3.75083724045546" calcext:value-type="float">
            <text:p>3.75</text:p>
          </table:table-cell>
          <table:table-cell office:value-type="float" office:value="5.06119062435179" calcext:value-type="float">
            <text:p>5.06</text:p>
          </table:table-cell>
          <table:table-cell office:value-type="float" office:value="5.3741838272225" calcext:value-type="float">
            <text:p>5.37</text:p>
          </table:table-cell>
          <table:table-cell office:value-type="float" office:value="4.29505135387488" calcext:value-type="float">
            <text:p>4.30</text:p>
          </table:table-cell>
          <table:table-cell office:value-type="float" office:value="5.76464108683679" calcext:value-type="float">
            <text:p>5.76</text:p>
          </table:table-cell>
          <table:table-cell office:value-type="float" office:value="5.46397481015003" calcext:value-type="float">
            <text:p>5.46</text:p>
          </table:table-cell>
          <table:table-cell office:value-type="float" office:value="5.30647606670999" calcext:value-type="float">
            <text:p>5.31</text:p>
          </table:table-cell>
          <table:table-cell office:value-type="float" office:value="4.87127245786257" calcext:value-type="float">
            <text:p>4.87</text:p>
          </table:table-cell>
          <table:table-cell office:value-type="float" office:value="6.48340248962656" calcext:value-type="float">
            <text:p>6.48</text:p>
          </table:table-cell>
          <table:table-cell office:value-type="float" office:value="6.10091743119266" calcext:value-type="float">
            <text:p>6.10</text:p>
          </table:table-cell>
          <table:table-cell office:value-type="float" office:value="9.42684766214178" calcext:value-type="float">
            <text:p>9.43</text:p>
          </table:table-cell>
          <table:table-cell office:value-type="float" office:value="7.99251537022187" calcext:value-type="float">
            <text:p>7.99</text:p>
          </table:table-cell>
          <table:table-cell office:value-type="float" office:value="7.34583688547883" calcext:value-type="float">
            <text:p>7.35</text:p>
          </table:table-cell>
          <table:table-cell office:value-type="float" office:value="7.15469197168248" calcext:value-type="float">
            <text:p>7.15</text:p>
          </table:table-cell>
          <table:table-cell office:value-type="float" office:value="8.73799540105505" calcext:value-type="float">
            <text:p>8.74</text:p>
          </table:table-cell>
          <table:table-cell office:value-type="float" office:value="7.78295423403672" calcext:value-type="float">
            <text:p>7.78</text:p>
          </table:table-cell>
          <table:table-cell office:value-type="float" office:value="9.95754534928599" calcext:value-type="float">
            <text:p>9.96</text:p>
          </table:table-cell>
          <table:table-cell office:value-type="float" office:value="11.6655428186109" calcext:value-type="float">
            <text:p>11.67</text:p>
          </table:table-cell>
          <table:table-cell office:value-type="float" office:value="11.6231015600785" calcext:value-type="float">
            <text:p>11.62</text:p>
          </table:table-cell>
          <table:table-cell office:value-type="float" office:value="11.4380530973451" calcext:value-type="float">
            <text:p>11.44</text:p>
          </table:table-cell>
          <table:table-cell office:value-type="float" office:value="12.2128305158214" calcext:value-type="float">
            <text:p>12.21</text:p>
          </table:table-cell>
          <table:table-cell office:value-type="float" office:value="12.7427532765713" calcext:value-type="float">
            <text:p>12.74</text:p>
          </table:table-cell>
          <table:table-cell office:value-type="float" office:value="12.3244482659788" calcext:value-type="float">
            <text:p>12.32</text:p>
          </table:table-cell>
          <table:table-cell office:value-type="float" office:value="12.4024751143395" calcext:value-type="float">
            <text:p>12.40</text:p>
          </table:table-cell>
          <table:table-cell office:value-type="float" office:value="13.8975966562173" calcext:value-type="float">
            <text:p>13.90</text:p>
          </table:table-cell>
          <table:table-cell office:value-type="float" office:value="13.4382951653944" calcext:value-type="float">
            <text:p>13.44</text:p>
          </table:table-cell>
          <table:table-cell office:value-type="float" office:value="11.0268126562635" calcext:value-type="float">
            <text:p>11.03</text:p>
          </table:table-cell>
          <table:table-cell office:value-type="float" office:value="12.2075782537068" calcext:value-type="float">
            <text:p>12.21</text:p>
          </table:table-cell>
          <table:table-cell office:value-type="float" office:value="10.7619914996964" calcext:value-type="float">
            <text:p>10.76</text:p>
          </table:table-cell>
          <table:table-cell office:value-type="float" office:value="10.4530718747529" calcext:value-type="float">
            <text:p>10.45</text:p>
          </table:table-cell>
          <table:table-cell office:value-type="float" office:value="13.2262382864793" calcext:value-type="float">
            <text:p>13.23</text:p>
          </table:table-cell>
          <table:table-cell office:value-type="float" office:value="14.6607231302625" calcext:value-type="float">
            <text:p>14.66</text:p>
          </table:table-cell>
          <table:table-cell office:value-type="float" office:value="11.0159282559229" calcext:value-type="float">
            <text:p>11.02</text:p>
          </table:table-cell>
          <table:table-cell office:value-type="float" office:value="10.2950862863918" calcext:value-type="float">
            <text:p>10.30</text:p>
          </table:table-cell>
          <table:table-cell office:value-type="float" office:value="10.6344498299935" calcext:value-type="float">
            <text:p>10.63</text:p>
          </table:table-cell>
          <table:table-cell office:value-type="float" office:value="8.86378308586185" calcext:value-type="float">
            <text:p>8.86</text:p>
          </table:table-cell>
          <table:table-cell office:value-type="float" office:value="9.75131348511384" calcext:value-type="float">
            <text:p>9.75</text:p>
          </table:table-cell>
          <table:table-cell office:value-type="float" office:value="11.7092119866815" calcext:value-type="float">
            <text:p>11.71</text:p>
          </table:table-cell>
          <table:table-cell office:value-type="float" office:value="15.6266386995281" calcext:value-type="float">
            <text:p>15.63</text:p>
          </table:table-cell>
          <table:table-cell office:value-type="float" office:value="10.1602795186068" calcext:value-type="float">
            <text:p>10.16</text:p>
          </table:table-cell>
          <table:table-cell office:value-type="float" office:value="9.35098711431611" calcext:value-type="float">
            <text:p>9.35</text:p>
          </table:table-cell>
          <table:table-cell office:value-type="float" office:value="11.1636363636364" calcext:value-type="float">
            <text:p>11.16</text:p>
          </table:table-cell>
          <table:table-cell office:value-type="float" office:value="8.43728617295647" calcext:value-type="float">
            <text:p>8.44</text:p>
          </table:table-cell>
          <table:table-cell office:value-type="float" office:value="10.4398686002724" calcext:value-type="float">
            <text:p>10.44</text:p>
          </table:table-cell>
          <table:table-cell office:value-type="float" office:value="12.2943185346166" calcext:value-type="float">
            <text:p>12.29</text:p>
          </table:table-cell>
          <table:table-cell office:value-type="float" office:value="13.0013831258645" calcext:value-type="float">
            <text:p>13.00</text:p>
          </table:table-cell>
          <table:table-cell office:value-type="float" office:value="9.51447988734464" calcext:value-type="float">
            <text:p>9.51</text:p>
          </table:table-cell>
          <table:table-cell office:value-type="float" office:value="7.82337587006961" calcext:value-type="float">
            <text:p>7.82</text:p>
          </table:table-cell>
          <table:table-cell office:value-type="float" office:value="8.24782951854775" calcext:value-type="float">
            <text:p>8.25</text:p>
          </table:table-cell>
          <table:table-cell office:value-type="float" office:value="7.00282438943346" calcext:value-type="float">
            <text:p>7.00</text:p>
          </table:table-cell>
          <table:table-cell office:value-type="float" office:value="7.51318539158125" calcext:value-type="float">
            <text:p>7.51</text:p>
          </table:table-cell>
          <table:table-cell office:value-type="float" office:value="7.7957916522939" calcext:value-type="float">
            <text:p>7.80</text:p>
          </table:table-cell>
          <table:table-cell office:value-type="float" office:value="9.71147079521464" calcext:value-type="float">
            <text:p>9.71</text:p>
          </table:table-cell>
          <table:table-cell office:value-type="float" office:value="6.94578001331459" calcext:value-type="float">
            <text:p>6.95</text:p>
          </table:table-cell>
          <table:table-cell office:value-type="float" office:value="7.86535577403766" calcext:value-type="float">
            <text:p>7.87</text:p>
          </table:table-cell>
          <table:table-cell office:value-type="float" office:value="8.03827751196172" calcext:value-type="float">
            <text:p>8.04</text:p>
          </table:table-cell>
          <table:table-cell office:value-type="float" office:value="6.56827912908809" calcext:value-type="float">
            <text:p>6.57</text:p>
          </table:table-cell>
          <table:table-cell office:value-type="float" office:value="6.61450924608819" calcext:value-type="float">
            <text:p>6.61</text:p>
          </table:table-cell>
          <table:table-cell office:value-type="float" office:value="8.15356489945155" calcext:value-type="float">
            <text:p>8.15</text:p>
          </table:table-cell>
          <table:table-cell office:value-type="float" office:value="8.45070422535211" calcext:value-type="float">
            <text:p>8.45</text:p>
          </table:table-cell>
          <table:table-cell office:value-type="float" office:value="7.67961012419431" calcext:value-type="float">
            <text:p>7.68</text:p>
          </table:table-cell>
          <table:table-cell office:value-type="float" office:value="7.96033731813548" calcext:value-type="float">
            <text:p>7.96</text:p>
          </table:table-cell>
          <table:table-cell office:value-type="float" office:value="8.1754195993503" calcext:value-type="float">
            <text:p>8.18</text:p>
          </table:table-cell>
          <table:table-cell office:value-type="float" office:value="7.12924897222501" calcext:value-type="float">
            <text:p>7.13</text:p>
          </table:table-cell>
          <table:table-cell office:value-type="float" office:value="7.78688524590164" calcext:value-type="float">
            <text:p>7.79</text:p>
          </table:table-cell>
          <table:table-cell office:value-type="float" office:value="8.12433768986224" calcext:value-type="float">
            <text:p>8.12</text:p>
          </table:table-cell>
          <table:table-cell office:value-type="float" office:value="9.01339829476249" calcext:value-type="float">
            <text:p>9.01</text:p>
          </table:table-cell>
          <table:table-cell office:value-type="float" office:value="7.75587501076009" calcext:value-type="float">
            <text:p>7.76</text:p>
          </table:table-cell>
          <table:table-cell office:value-type="float" office:value="7.35669090565681" calcext:value-type="float">
            <text:p>7.36</text:p>
          </table:table-cell>
          <table:table-cell office:value-type="float" office:value="7.64666368114644" calcext:value-type="float">
            <text:p>7.65</text:p>
          </table:table-cell>
          <table:table-cell office:value-type="float" office:value="7.08759193810297" calcext:value-type="float">
            <text:p>7.09</text:p>
          </table:table-cell>
          <table:table-cell office:value-type="float" office:value="7.55263157894737" calcext:value-type="float">
            <text:p>7.55</text:p>
          </table:table-cell>
          <table:table-cell office:value-type="float" office:value="9.11573916012291" calcext:value-type="float">
            <text:p>9.12</text:p>
          </table:table-cell>
          <table:table-cell office:value-type="float" office:value="9.58904109589041" calcext:value-type="float">
            <text:p>9.59</text:p>
          </table:table-cell>
          <table:table-cell office:value-type="float" office:value="7.9159802306425" calcext:value-type="float">
            <text:p>7.92</text:p>
          </table:table-cell>
          <table:table-cell office:value-type="float" office:value="7.89306174411203" calcext:value-type="float">
            <text:p>7.89</text:p>
          </table:table-cell>
          <table:table-cell office:value-type="float" office:value="7.75834991100408" calcext:value-type="float">
            <text:p>7.76</text:p>
          </table:table-cell>
          <table:table-cell office:value-type="float" office:value="7.16910032972209" calcext:value-type="float">
            <text:p>7.17</text:p>
          </table:table-cell>
          <table:table-cell office:value-type="float" office:value="7.69230769230769" calcext:value-type="float">
            <text:p>7.69</text:p>
          </table:table-cell>
          <table:table-cell office:value-type="float" office:value="7.17948717948718" calcext:value-type="float">
            <text:p>7.18</text:p>
          </table:table-cell>
          <table:table-cell office:value-type="float" office:value="6.55021834061135" calcext:value-type="float">
            <text:p>6.55</text:p>
          </table:table-cell>
          <table:table-cell office:value-type="float" office:value="7.18588037540272" calcext:value-type="float">
            <text:p>7.19</text:p>
          </table:table-cell>
          <table:table-cell office:value-type="float" office:value="6.50552074007759" calcext:value-type="float">
            <text:p>6.51</text:p>
          </table:table-cell>
          <table:table-cell office:value-type="float" office:value="5.8863675140761" calcext:value-type="float">
            <text:p>5.89</text:p>
          </table:table-cell>
          <table:table-cell office:value-type="float" office:value="6.89708858788728" calcext:value-type="float">
            <text:p>6.90</text:p>
          </table:table-cell>
          <table:table-cell office:value-type="float" office:value="7.96723752792256" calcext:value-type="float">
            <text:p>7.97</text:p>
          </table:table-cell>
          <table:table-cell office:value-type="float" office:value="7.31030228254164" calcext:value-type="float">
            <text:p>7.31</text:p>
          </table:table-cell>
          <table:table-cell office:value-type="float" office:value="7.67311291328759" calcext:value-type="float">
            <text:p>7.67</text:p>
          </table:table-cell>
          <table:table-cell office:value-type="float" office:value="5.92834435948106" calcext:value-type="float">
            <text:p>5.93</text:p>
          </table:table-cell>
          <table:table-cell office:value-type="float" office:value="7.06028396306928" calcext:value-type="float">
            <text:p>7.06</text:p>
          </table:table-cell>
          <table:table-cell office:value-type="float" office:value="5.43074324324324" calcext:value-type="float">
            <text:p>5.43</text:p>
          </table:table-cell>
          <table:table-cell office:value-type="float" office:value="5.72534365407714" calcext:value-type="float">
            <text:p>5.73</text:p>
          </table:table-cell>
          <table:table-cell office:value-type="float" office:value="6.91601976005646" calcext:value-type="float">
            <text:p>6.92</text:p>
          </table:table-cell>
          <table:table-cell office:value-type="float" office:value="5.78222778473091" calcext:value-type="float">
            <text:p>5.78</text:p>
          </table:table-cell>
          <table:table-cell office:value-type="float" office:value="7.70400405473898" calcext:value-type="float">
            <text:p>7.70</text:p>
          </table:table-cell>
          <table:table-cell office:value-type="float" office:value="6.16675252042093" calcext:value-type="float">
            <text:p>6.17</text:p>
          </table:table-cell>
          <table:table-cell office:value-type="float" office:value="6.31234181926455" calcext:value-type="float">
            <text:p>6.31</text:p>
          </table:table-cell>
          <table:table-cell office:value-type="float" office:value="6.5646801714718" calcext:value-type="float">
            <text:p>6.56</text:p>
          </table:table-cell>
          <table:table-cell office:value-type="float" office:value="5.69468267581475" calcext:value-type="float">
            <text:p>5.69</text:p>
          </table:table-cell>
          <table:table-cell office:value-type="float" office:value="6.26473560121253" calcext:value-type="float">
            <text:p>6.26</text:p>
          </table:table-cell>
          <table:table-cell office:value-type="float" office:value="7.12102689486553" calcext:value-type="float">
            <text:p>7.12</text:p>
          </table:table-cell>
          <table:table-cell office:value-type="float" office:value="7.94183445190157" calcext:value-type="float">
            <text:p>7.94</text:p>
          </table:table-cell>
          <table:table-cell office:value-type="float" office:value="7.71184646863755" calcext:value-type="float">
            <text:p>7.71</text:p>
          </table:table-cell>
          <table:table-cell office:value-type="float" office:value="7.05864570737606" calcext:value-type="float">
            <text:p>7.06</text:p>
          </table:table-cell>
          <table:table-cell office:value-type="float" office:value="8.29218298704929" calcext:value-type="float">
            <text:p>8.29</text:p>
          </table:table-cell>
          <table:table-cell office:value-type="float" office:value="8.12368493276004" calcext:value-type="float">
            <text:p>8.12</text:p>
          </table:table-cell>
          <table:table-cell office:value-type="float" office:value="7.64761678918663" calcext:value-type="float">
            <text:p>7.65</text:p>
          </table:table-cell>
          <table:table-cell office:value-type="float" office:value="7.35805330243337" calcext:value-type="float">
            <text:p>7.36</text:p>
          </table:table-cell>
          <table:table-cell office:value-type="float" office:value="10" calcext:value-type="float">
            <text:p>10.00</text:p>
          </table:table-cell>
          <table:table-cell office:value-type="float" office:value="8.10146149522203" calcext:value-type="float">
            <text:p>8.10</text:p>
          </table:table-cell>
          <table:table-cell office:value-type="float" office:value="8.38537020517395" calcext:value-type="float">
            <text:p>8.39</text:p>
          </table:table-cell>
          <table:table-cell office:value-type="float" office:value="7.54238148411329" calcext:value-type="float">
            <text:p>7.54</text:p>
          </table:table-cell>
          <table:table-cell office:value-type="float" office:value="8.20707070707071" calcext:value-type="float">
            <text:p>8.21</text:p>
          </table:table-cell>
          <table:table-cell office:value-type="float" office:value="7.1921749136939" calcext:value-type="float">
            <text:p>7.19</text:p>
          </table:table-cell>
          <table:table-cell office:value-type="float" office:value="9.3277581215825" calcext:value-type="float">
            <text:p>9.33</text:p>
          </table:table-cell>
          <table:table-cell office:value-type="float" office:value="8.42105263157895" calcext:value-type="float">
            <text:p>8.42</text:p>
          </table:table-cell>
          <table:table-cell office:value-type="float" office:value="8.23481998925309" calcext:value-type="float">
            <text:p>8.23</text:p>
          </table:table-cell>
          <table:table-cell office:value-type="float" office:value="7.11653427237737" calcext:value-type="float">
            <text:p>7.12</text:p>
          </table:table-cell>
          <table:table-cell office:value-type="float" office:value="7.21330497002514" calcext:value-type="float">
            <text:p>7.21</text:p>
          </table:table-cell>
          <table:table-cell office:value-type="float" office:value="8.00071275837491" calcext:value-type="float">
            <text:p>8.00</text:p>
          </table:table-cell>
          <table:table-cell office:value-type="float" office:value="7.49289368959636" calcext:value-type="float">
            <text:p>7.49</text:p>
          </table:table-cell>
          <table:table-cell office:value-type="float" office:value="9.55773226476699" calcext:value-type="float">
            <text:p>9.56</text:p>
          </table:table-cell>
          <table:table-cell office:value-type="float" office:value="9.51536643026005" calcext:value-type="float">
            <text:p>9.52</text:p>
          </table:table-cell>
          <table:table-cell office:value-type="float" office:value="7.58989843535548" calcext:value-type="float">
            <text:p>7.59</text:p>
          </table:table-cell>
          <table:table-cell office:value-type="float" office:value="6.78005773581961" calcext:value-type="float">
            <text:p>6.78</text:p>
          </table:table-cell>
          <table:table-cell office:value-type="float" office:value="5.86885872682088" calcext:value-type="float">
            <text:p>5.87</text:p>
          </table:table-cell>
          <table:table-cell office:value-type="float" office:value="6.2259531304652" calcext:value-type="float">
            <text:p>6.23</text:p>
          </table:table-cell>
          <table:table-cell office:value-type="float" office:value="6.40614256245703" calcext:value-type="float">
            <text:p>6.41</text:p>
          </table:table-cell>
          <table:table-cell office:value-type="float" office:value="6.29330254041571" calcext:value-type="float">
            <text:p>6.29</text:p>
          </table:table-cell>
          <table:table-cell office:value-type="float" office:value="6.56039239730227" calcext:value-type="float">
            <text:p>6.56</text:p>
          </table:table-cell>
          <table:table-cell office:value-type="float" office:value="5.6849614208764" calcext:value-type="float">
            <text:p>5.68</text:p>
          </table:table-cell>
          <table:table-cell office:value-type="float" office:value="4.76041094816093" calcext:value-type="float">
            <text:p>4.76</text:p>
          </table:table-cell>
          <table:table-cell office:value-type="float" office:value="5.20739630184908" calcext:value-type="float">
            <text:p>5.21</text:p>
          </table:table-cell>
          <table:table-cell office:value-type="float" office:value="5.47103274559194" calcext:value-type="float">
            <text:p>5.47</text:p>
          </table:table-cell>
          <table:table-cell office:value-type="float" office:value="5.37496800614282" calcext:value-type="float">
            <text:p>5.37</text:p>
          </table:table-cell>
          <table:table-cell office:value-type="float" office:value="5.97569209993248" calcext:value-type="float">
            <text:p>5.98</text:p>
          </table:table-cell>
          <table:table-cell office:value-type="float" office:value="6.67050028752156" calcext:value-type="float">
            <text:p>6.67</text:p>
          </table:table-cell>
          <table:table-cell office:value-type="float" office:value="5.14438423279638" calcext:value-type="float">
            <text:p>5.14</text:p>
          </table:table-cell>
          <table:table-cell office:value-type="float" office:value="4.87614758357873" calcext:value-type="float">
            <text:p>4.88</text:p>
          </table:table-cell>
          <table:table-cell office:value-type="float" office:value="4.60512386195215" calcext:value-type="float">
            <text:p>4.61</text:p>
          </table:table-cell>
          <table:table-cell office:value-type="float" office:value="4.98059508408797" calcext:value-type="float">
            <text:p>4.98</text:p>
          </table:table-cell>
          <table:table-cell office:value-type="float" office:value="5.57740938465861" calcext:value-type="float">
            <text:p>5.58</text:p>
          </table:table-cell>
          <table:table-cell office:value-type="float" office:value="6.25449317038102" calcext:value-type="float">
            <text:p>6.25</text:p>
          </table:table-cell>
          <table:table-cell office:value-type="float" office:value="6.18955512572534" calcext:value-type="float">
            <text:p>6.19</text:p>
          </table:table-cell>
          <table:table-cell office:value-type="float" office:value="5.16760955838892" calcext:value-type="float">
            <text:p>5.17</text:p>
          </table:table-cell>
          <table:table-cell office:value-type="float" office:value="4.65873163474056" calcext:value-type="float">
            <text:p>4.66</text:p>
          </table:table-cell>
          <table:table-cell office:value-type="float" office:value="4.44889333778223" calcext:value-type="float">
            <text:p>4.45</text:p>
          </table:table-cell>
          <table:table-cell office:value-type="float" office:value="4.25315166178531" calcext:value-type="float">
            <text:p>4.25</text:p>
          </table:table-cell>
          <table:table-cell office:value-type="float" office:value="4.36865839909808" calcext:value-type="float">
            <text:p>4.37</text:p>
          </table:table-cell>
          <table:table-cell office:value-type="float" office:value="5.70272259013981" calcext:value-type="float">
            <text:p>5.70</text:p>
          </table:table-cell>
          <table:table-cell office:value-type="float" office:value="5.86297760210804" calcext:value-type="float">
            <text:p>5.86</text:p>
          </table:table-cell>
          <table:table-cell office:value-type="float" office:value="3.24804078934945" calcext:value-type="float">
            <text:p>3.25</text:p>
          </table:table-cell>
          <table:table-cell office:value-type="float" office:value="3.76063121221437" calcext:value-type="float">
            <text:p>3.76</text:p>
          </table:table-cell>
          <table:table-cell office:value-type="float" office:value="3.13141683778234" calcext:value-type="float">
            <text:p>3.13</text:p>
          </table:table-cell>
          <table:table-cell office:value-type="float" office:value="3.46003283242834" calcext:value-type="float">
            <text:p>3.46</text:p>
          </table:table-cell>
          <table:table-cell office:value-type="float" office:value="3.95108184383819" calcext:value-type="float">
            <text:p>3.95</text:p>
          </table:table-cell>
          <table:table-cell office:value-type="float" office:value="4.94880546075085" calcext:value-type="float">
            <text:p>4.95</text:p>
          </table:table-cell>
          <table:table-cell office:value-type="float" office:value="4.64052287581699" calcext:value-type="float">
            <text:p>4.64</text:p>
          </table:table-cell>
          <table:table-cell office:value-type="float" office:value="3.27764180057465" calcext:value-type="float">
            <text:p>3.28</text:p>
          </table:table-cell>
          <table:table-cell office:value-type="float" office:value="3.55947333184557" calcext:value-type="float">
            <text:p>3.56</text:p>
          </table:table-cell>
          <table:table-cell office:value-type="float" office:value="3.67447276491137" calcext:value-type="float">
            <text:p>3.67</text:p>
          </table:table-cell>
          <table:table-cell office:value-type="float" office:value="3.48373826970048" calcext:value-type="float">
            <text:p>3.48</text:p>
          </table:table-cell>
          <table:table-cell office:value-type="float" office:value="3.93084084527856" calcext:value-type="float">
            <text:p>3.93</text:p>
          </table:table-cell>
          <table:table-cell office:value-type="float" office:value="4.84552845528455" calcext:value-type="float">
            <text:p>4.85</text:p>
          </table:table-cell>
          <table:table-cell office:value-type="float" office:value="4.87951807228916" calcext:value-type="float">
            <text:p>4.88</text:p>
          </table:table-cell>
          <table:table-cell office:value-type="float" office:value="4.17575568712995" calcext:value-type="float">
            <text:p>4.18</text:p>
          </table:table-cell>
          <table:table-cell office:value-type="float" office:value="4.48670146656724" calcext:value-type="float">
            <text:p>4.49</text:p>
          </table:table-cell>
          <table:table-cell office:value-type="float" office:value="4.31795878312071" calcext:value-type="float">
            <text:p>4.32</text:p>
          </table:table-cell>
          <table:table-cell office:value-type="float" office:value="4.28769017980636" calcext:value-type="float">
            <text:p>4.29</text:p>
          </table:table-cell>
          <table:table-cell office:value-type="float" office:value="5.19421172886519" calcext:value-type="float">
            <text:p>5.19</text:p>
          </table:table-cell>
          <table:table-cell office:value-type="float" office:value="6.10406937958639" calcext:value-type="float">
            <text:p>6.10</text:p>
          </table:table-cell>
          <table:table-cell office:value-type="float" office:value="5.46683046683047" calcext:value-type="float">
            <text:p>5.47</text:p>
          </table:table-cell>
          <table:table-cell office:value-type="float" office:value="4.6476459320496" calcext:value-type="float">
            <text:p>4.65</text:p>
          </table:table-cell>
          <table:table-cell office:value-type="float" office:value="4.33023510114817" calcext:value-type="float">
            <text:p>4.33</text:p>
          </table:table-cell>
          <table:table-cell office:value-type="float" office:value="4.44499627514279" calcext:value-type="float">
            <text:p>4.44</text:p>
          </table:table-cell>
          <table:table-cell office:value-type="float" office:value="4.60708009038413" calcext:value-type="float">
            <text:p>4.61</text:p>
          </table:table-cell>
          <table:table-cell office:value-type="float" office:value="5.09316770186335" calcext:value-type="float">
            <text:p>5.09</text:p>
          </table:table-cell>
          <table:table-cell office:value-type="float" office:value="6.59514042284632" calcext:value-type="float">
            <text:p>6.60</text:p>
          </table:table-cell>
          <table:table-cell office:value-type="float" office:value="5.4089709762533" calcext:value-type="float">
            <text:p>5.41</text:p>
          </table:table-cell>
          <table:table-cell office:value-type="float" office:value="4.798937784522" calcext:value-type="float">
            <text:p>4.80</text:p>
          </table:table-cell>
          <table:table-cell office:value-type="float" office:value="4.41671188279978" calcext:value-type="float">
            <text:p>4.42</text:p>
          </table:table-cell>
          <table:table-cell office:value-type="float" office:value="4.32340009770396" calcext:value-type="float">
            <text:p>4.32</text:p>
          </table:table-cell>
          <table:table-cell office:value-type="float" office:value="4.70219435736677" calcext:value-type="float">
            <text:p>4.70</text:p>
          </table:table-cell>
          <table:table-cell office:value-type="float" office:value="5.05924643855678" calcext:value-type="float">
            <text:p>5.06</text:p>
          </table:table-cell>
          <table:table-cell office:value-type="float" office:value="6.43664830385619" calcext:value-type="float">
            <text:p>6.44</text:p>
          </table:table-cell>
          <table:table-cell office:value-type="float" office:value="5.74712643678161" calcext:value-type="float">
            <text:p>5.75</text:p>
          </table:table-cell>
          <table:table-cell office:value-type="float" office:value="6.40732265446224" calcext:value-type="float">
            <text:p>6.41</text:p>
          </table:table-cell>
          <table:table-cell office:value-type="float" office:value="4.13798560012659" calcext:value-type="float">
            <text:p>4.14</text:p>
          </table:table-cell>
          <table:table-cell office:value-type="float" office:value="4.24303797468355" calcext:value-type="float">
            <text:p>4.24</text:p>
          </table:table-cell>
          <table:table-cell office:value-type="float" office:value="3.94093792242903" calcext:value-type="float">
            <text:p>3.94</text:p>
          </table:table-cell>
          <table:table-cell office:value-type="float" office:value="4.31392931392931" calcext:value-type="float">
            <text:p>4.31</text:p>
          </table:table-cell>
          <table:table-cell office:value-type="float" office:value="5.57129367327668" calcext:value-type="float">
            <text:p>5.57</text:p>
          </table:table-cell>
          <table:table-cell office:value-type="float" office:value="5.75275397796818" calcext:value-type="float">
            <text:p>5.75</text:p>
          </table:table-cell>
          <table:table-cell office:value-type="float" office:value="4.51111590761925" calcext:value-type="float">
            <text:p>4.51</text:p>
          </table:table-cell>
          <table:table-cell office:value-type="float" office:value="4.39149481782242" calcext:value-type="float">
            <text:p>4.39</text:p>
          </table:table-cell>
          <table:table-cell office:value-type="float" office:value="4.12600370599135" calcext:value-type="float">
            <text:p>4.13</text:p>
          </table:table-cell>
          <table:table-cell office:value-type="float" office:value="4.4522091974752" calcext:value-type="float">
            <text:p>4.45</text:p>
          </table:table-cell>
          <table:table-cell office:value-type="float" office:value="4.49266113592853" calcext:value-type="float">
            <text:p>4.49</text:p>
          </table:table-cell>
          <table:table-cell office:value-type="float" office:value="5.79278384640847" calcext:value-type="float">
            <text:p>5.79</text:p>
          </table:table-cell>
          <table:table-cell office:value-type="float" office:value="5.70117955439056" calcext:value-type="float">
            <text:p>5.70</text:p>
          </table:table-cell>
          <table:table-cell office:value-type="float" office:value="4.66131816796994" calcext:value-type="float">
            <text:p>4.66</text:p>
          </table:table-cell>
          <table:table-cell office:value-type="float" office:value="4.09984187937655" calcext:value-type="float">
            <text:p>4.10</text:p>
          </table:table-cell>
          <table:table-cell office:value-type="float" office:value="4.60598656078192" calcext:value-type="float">
            <text:p>4.61</text:p>
          </table:table-cell>
          <table:table-cell office:value-type="float" office:value="4.34422348484848" calcext:value-type="float">
            <text:p>4.34</text:p>
          </table:table-cell>
          <table:table-cell office:value-type="float" office:value="4.3519394512772" calcext:value-type="float">
            <text:p>4.35</text:p>
          </table:table-cell>
          <table:table-cell office:value-type="float" office:value="5.3030303030303" calcext:value-type="float">
            <text:p>5.30</text:p>
          </table:table-cell>
          <table:table-cell office:value-type="float" office:value="5.26666666666667" calcext:value-type="float">
            <text:p>5.27</text:p>
          </table:table-cell>
          <table:table-cell office:value-type="float" office:value="4.05264257363693" calcext:value-type="float">
            <text:p>4.05</text:p>
          </table:table-cell>
          <table:table-cell office:value-type="float" office:value="3.61996117391801" calcext:value-type="float">
            <text:p>3.62</text:p>
          </table:table-cell>
          <table:table-cell office:value-type="float" office:value="3.79713914174252" calcext:value-type="float">
            <text:p>3.80</text:p>
          </table:table-cell>
          <table:table-cell office:value-type="float" office:value="3.44003822264692" calcext:value-type="float">
            <text:p>3.44</text:p>
          </table:table-cell>
          <table:table-cell office:value-type="float" office:value="3.83089133089133" calcext:value-type="float">
            <text:p>3.83</text:p>
          </table:table-cell>
          <table:table-cell office:value-type="float" office:value="3.81282495667244" calcext:value-type="float">
            <text:p>3.81</text:p>
          </table:table-cell>
          <table:table-cell office:value-type="float" office:value="4.73333333333333" calcext:value-type="float">
            <text:p>4.73</text:p>
          </table:table-cell>
          <table:table-cell office:value-type="float" office:value="3.01908617698091" calcext:value-type="float">
            <text:p>3.02</text:p>
          </table:table-cell>
          <table:table-cell office:value-type="float" office:value="3.05748578648136" calcext:value-type="float">
            <text:p>3.06</text:p>
          </table:table-cell>
          <table:table-cell office:value-type="float" office:value="2.65927189988623" calcext:value-type="float">
            <text:p>2.66</text:p>
          </table:table-cell>
          <table:table-cell office:value-type="float" office:value="2.54565578306585" calcext:value-type="float">
            <text:p>2.55</text:p>
          </table:table-cell>
          <table:table-cell office:value-type="float" office:value="2.7271117407473" calcext:value-type="float">
            <text:p>2.73</text:p>
          </table:table-cell>
          <table:table-cell office:value-type="float" office:value="2.99194476409666" calcext:value-type="float">
            <text:p>2.99</text:p>
          </table:table-cell>
          <table:table-cell office:value-type="float" office:value="3.03030303030303" calcext:value-type="float">
            <text:p>3.03</text:p>
          </table:table-cell>
          <table:table-cell office:value-type="float" office:value="2.60529157667387" calcext:value-type="float">
            <text:p>2.61</text:p>
          </table:table-cell>
          <table:table-cell office:value-type="float" office:value="2.51157569804967" calcext:value-type="float">
            <text:p>2.51</text:p>
          </table:table-cell>
          <table:table-cell office:value-type="float" office:value="2.39641311069883" calcext:value-type="float">
            <text:p>2.40</text:p>
          </table:table-cell>
          <table:table-cell office:value-type="float" office:value="2.51949610077984" calcext:value-type="float">
            <text:p>2.52</text:p>
          </table:table-cell>
          <table:table-cell office:value-type="float" office:value="2.48884311706145" calcext:value-type="float">
            <text:p>2.49</text:p>
          </table:table-cell>
          <table:table-cell office:value-type="float" office:value="2.42063492063492" calcext:value-type="float">
            <text:p>2.42</text:p>
          </table:table-cell>
          <table:table-cell office:value-type="float" office:value="2.35057085292142" calcext:value-type="float">
            <text:p>2.35</text:p>
          </table:table-cell>
          <table:table-cell office:value-type="float" office:value="1.83269287614543" calcext:value-type="float">
            <text:p>1.83</text:p>
          </table:table-cell>
          <table:table-cell office:value-type="float" office:value="1.84125019340863" calcext:value-type="float">
            <text:p>1.84</text:p>
          </table:table-cell>
          <table:table-cell office:value-type="float" office:value="1.5946137491141" calcext:value-type="float">
            <text:p>1.59</text:p>
          </table:table-cell>
          <table:table-cell office:value-type="float" office:value="1.86535162950257" calcext:value-type="float">
            <text:p>1.87</text:p>
          </table:table-cell>
          <table:table-cell office:value-type="float" office:value="1.91420664206642" calcext:value-type="float">
            <text:p>1.91</text:p>
          </table:table-cell>
          <table:table-cell office:value-type="float" office:value="2.04703832752613" calcext:value-type="float">
            <text:p>2.05</text:p>
          </table:table-cell>
          <table:table-cell office:value-type="float" office:value="1.62889518413598" calcext:value-type="float">
            <text:p>1.63</text:p>
          </table:table-cell>
          <table:table-cell office:value-type="float" office:value="1.5005359056806" calcext:value-type="float">
            <text:p>1.50</text:p>
          </table:table-cell>
          <table:table-cell office:value-type="float" office:value="1.24410686223153" calcext:value-type="float">
            <text:p>1.24</text:p>
          </table:table-cell>
          <table:table-cell office:value-type="float" office:value="1.39724089140432" calcext:value-type="float">
            <text:p>1.40</text:p>
          </table:table-cell>
          <table:table-cell office:value-type="float" office:value="1.32553606237817" calcext:value-type="float">
            <text:p>1.33</text:p>
          </table:table-cell>
          <table:table-cell office:value-type="float" office:value="1.88806473364801" calcext:value-type="float">
            <text:p>1.89</text:p>
          </table:table-cell>
          <table:table-cell office:value-type="float" office:value="1.33805588351043" calcext:value-type="float">
            <text:p>1.34</text:p>
          </table:table-cell>
          <table:table-cell office:value-type="float" office:value="0.975609756097561" calcext:value-type="float">
            <text:p>0.98</text:p>
          </table:table-cell>
          <table:table-cell office:value-type="float" office:value="1.34796841902561" calcext:value-type="float">
            <text:p>1.35</text:p>
          </table:table-cell>
          <table:table-cell office:value-type="float" office:value="1.04849279161206" calcext:value-type="float">
            <text:p>1.05</text:p>
          </table:table-cell>
          <table:table-cell office:value-type="float" office:value="0.805152979066023" calcext:value-type="float">
            <text:p>0.81</text:p>
          </table:table-cell>
          <table:table-cell office:value-type="float" office:value="1.18803768947153" calcext:value-type="float">
            <text:p>1.19</text:p>
          </table:table-cell>
          <table:table-cell office:value-type="float" office:value="1.32946579647087" calcext:value-type="float">
            <text:p>1.33</text:p>
          </table:table-cell>
          <table:table-cell office:value-type="float" office:value="1.04210087536474" calcext:value-type="float">
            <text:p>1.04</text:p>
          </table:table-cell>
          <table:table-cell office:value-type="float" office:value="1.56139105748758" calcext:value-type="float">
            <text:p>1.56</text:p>
          </table:table-cell>
          <table:table-cell office:value-type="float" office:value="0.681650700073692" calcext:value-type="float">
            <text:p>0.6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696117804551539" calcext:value-type="float">
            <text:p>0.70</text:p>
          </table:table-cell>
          <table:table-cell office:value-type="float" office:value="0.999714367323622" calcext:value-type="float">
            <text:p>1.00</text:p>
          </table:table-cell>
          <table:table-cell office:value-type="float" office:value="0.551080966511234" calcext:value-type="float">
            <text:p>0.55</text:p>
          </table:table-cell>
          <table:table-cell office:value-type="float" office:value="0.599250936329588" calcext:value-type="float">
            <text:p>0.60</text:p>
          </table:table-cell>
          <table:table-cell office:value-type="float" office:value="0.394846217788861" calcext:value-type="float">
            <text:p>0.39</text:p>
          </table:table-cell>
          <table:table-cell office:value-type="float" office:value="0.734394124847001" calcext:value-type="float">
            <text:p>0.73</text:p>
          </table:table-cell>
          <table:table-cell office:value-type="float" office:value="0.66260270341903" calcext:value-type="float">
            <text:p>0.66</text:p>
          </table:table-cell>
          <table:table-cell office:value-type="float" office:value="0.633823105733218" calcext:value-type="float">
            <text:p>0.63</text:p>
          </table:table-cell>
          <table:table-cell office:value-type="float" office:value="1.01613867304244" calcext:value-type="float">
            <text:p>1.02</text:p>
          </table:table-cell>
          <table:table-cell office:value-type="float" office:value="0.768187980117488" calcext:value-type="float">
            <text:p>0.77</text:p>
          </table:table-cell>
          <table:table-cell office:value-type="float" office:value="0.712250712250712" calcext:value-type="float">
            <text:p>0.71</text:p>
          </table:table-cell>
          <table:table-cell office:value-type="float" office:value="0.584138395866098" calcext:value-type="float">
            <text:p>0.58</text:p>
          </table:table-cell>
          <table:table-cell office:value-type="float" office:value="0.395048722675797" calcext:value-type="float">
            <text:p>0.40</text:p>
          </table:table-cell>
          <table:table-cell office:value-type="float" office:value="0.596658711217184" calcext:value-type="float">
            <text:p>0.60</text:p>
          </table:table-cell>
          <table:table-cell office:value-type="float" office:value="0.353584056573449" calcext:value-type="float">
            <text:p>0.35</text:p>
          </table:table-cell>
          <table:table-cell office:value-type="float" office:value="0.485751295336788" calcext:value-type="float">
            <text:p>0.49</text:p>
          </table:table-cell>
          <table:table-cell office:value-type="float" office:value="0.55996266915539" calcext:value-type="float">
            <text:p>0.56</text:p>
          </table:table-cell>
          <table:table-cell office:value-type="float" office:value="0.514327700220426" calcext:value-type="float">
            <text:p>0.51</text:p>
          </table:table-cell>
          <table:table-cell office:value-type="float" office:value="0.48928238583411" calcext:value-type="float">
            <text:p>0.49</text:p>
          </table:table-cell>
          <table:table-cell office:value-type="float" office:value="0.416449765747007" calcext:value-type="float">
            <text:p>0.42</text:p>
          </table:table-cell>
          <table:table-cell office:value-type="float" office:value="0.618738951090159" calcext:value-type="float">
            <text:p>0.62</text:p>
          </table:table-cell>
          <table:table-cell office:value-type="float" office:value="0.508302270416808" calcext:value-type="float">
            <text:p>0.51</text:p>
          </table:table-cell>
          <table:table-cell office:value-type="float" office:value="0.372555107109593" calcext:value-type="float">
            <text:p>0.37</text:p>
          </table:table-cell>
          <table:table-cell office:value-type="float" office:value="0.574162679425837" calcext:value-type="float">
            <text:p>0.57</text:p>
          </table:table-cell>
          <table:table-cell office:value-type="float" office:value="0.467653936087295" calcext:value-type="float">
            <text:p>0.47</text:p>
          </table:table-cell>
          <table:table-cell office:value-type="float" office:value="0.321322010557723" calcext:value-type="float">
            <text:p>0.32</text:p>
          </table:table-cell>
          <table:table-cell office:value-type="float" office:value="0.316038978140637" calcext:value-type="float">
            <text:p>0.32</text:p>
          </table:table-cell>
          <table:table-cell office:value-type="float" office:value="0.769449985750926" calcext:value-type="float">
            <text:p>0.77</text:p>
          </table:table-cell>
          <table:table-cell office:value-type="float" office:value="0.66334991708126" calcext:value-type="float">
            <text:p>0.66</text:p>
          </table:table-cell>
          <table:table-cell office:value-type="float" office:value="0.528401585204756" calcext:value-type="float">
            <text:p>0.53</text:p>
          </table:table-cell>
          <table:table-cell office:value-type="float" office:value="0.76680198466396" calcext:value-type="float">
            <text:p>0.77</text:p>
          </table:table-cell>
          <table:table-cell office:value-type="float" office:value="0.53030303030303" calcext:value-type="float">
            <text:p>0.53</text:p>
          </table:table-cell>
          <table:table-cell office:value-type="float" office:value="0.628614533568016" calcext:value-type="float">
            <text:p>0.63</text:p>
          </table:table-cell>
          <table:table-cell office:value-type="float" office:value="0.715342871238283" calcext:value-type="float">
            <text:p>0.72</text:p>
          </table:table-cell>
          <table:table-cell office:value-type="float" office:value="0.550584996558844" calcext:value-type="float">
            <text:p>0.55</text:p>
          </table:table-cell>
          <table:table-cell office:value-type="float" office:value="0.73295870999267" calcext:value-type="float">
            <text:p>0.73</text:p>
          </table:table-cell>
          <table:table-cell office:value-type="float" office:value="1.02591792656587" calcext:value-type="float">
            <text:p>1.03</text:p>
          </table:table-cell>
          <table:table-cell office:value-type="float" office:value="0.791433891992551" calcext:value-type="float">
            <text:p>0.79</text:p>
          </table:table-cell>
          <table:table-cell office:value-type="float" office:value="0.810014727540501" calcext:value-type="float">
            <text:p>0.81</text:p>
          </table:table-cell>
          <table:table-cell office:value-type="float" office:value="1.369059260708" calcext:value-type="float">
            <text:p>1.37</text:p>
          </table:table-cell>
          <table:table-cell office:value-type="float" office:value="1.15473441108545" calcext:value-type="float">
            <text:p>1.15</text:p>
          </table:table-cell>
          <table:table-cell office:value-type="float" office:value="1.33957048692324" calcext:value-type="float">
            <text:p>1.34</text:p>
          </table:table-cell>
          <table:table-cell office:value-type="float" office:value="1.6566265060241" calcext:value-type="float">
            <text:p>1.66</text:p>
          </table:table-cell>
          <table:table-cell office:value-type="float" office:value="2.05808369540361" calcext:value-type="float">
            <text:p>2.06</text:p>
          </table:table-cell>
          <table:table-cell office:value-type="float" office:value="2.00490998363339" calcext:value-type="float">
            <text:p>2.00</text:p>
          </table:table-cell>
          <table:table-cell office:value-type="float" office:value="1.30226182316655" calcext:value-type="float">
            <text:p>1.30</text:p>
          </table:table-cell>
          <table:table-cell office:value-type="float" office:value="2.20080321285141" calcext:value-type="float">
            <text:p>2.20</text:p>
          </table:table-cell>
          <table:table-cell office:value-type="float" office:value="1.88742837883384" calcext:value-type="float">
            <text:p>1.89</text:p>
          </table:table-cell>
          <table:table-cell office:value-type="float" office:value="1.92641443943075" calcext:value-type="float">
            <text:p>1.93</text:p>
          </table:table-cell>
          <table:table-cell office:value-type="float" office:value="2.70817980840088" calcext:value-type="float">
            <text:p>2.71</text:p>
          </table:table-cell>
          <table:table-cell office:value-type="float" office:value="2.40374821755958" calcext:value-type="float">
            <text:p>2.40</text:p>
          </table:table-cell>
          <table:table-cell office:value-type="float" office:value="2.04322200392927" calcext:value-type="float">
            <text:p>2.04</text:p>
          </table:table-cell>
          <table:table-cell office:value-type="float" office:value="1.96767392832045" calcext:value-type="float">
            <text:p>1.97</text:p>
          </table:table-cell>
          <table:table-cell office:value-type="float" office:value="3.05296901236452" calcext:value-type="float">
            <text:p>3.05</text:p>
          </table:table-cell>
          <table:table-cell office:value-type="float" office:value="2.93195359046723" calcext:value-type="float">
            <text:p>2.93</text:p>
          </table:table-cell>
          <table:table-cell office:value-type="float" office:value="3.79192999513855" calcext:value-type="float">
            <text:p>3.79</text:p>
          </table:table-cell>
          <table:table-cell office:value-type="float" office:value="3.04127443881245" calcext:value-type="float">
            <text:p>3.04</text:p>
          </table:table-cell>
          <table:table-cell office:value-type="float" office:value="3.11929952572054" calcext:value-type="float">
            <text:p>3.12</text:p>
          </table:table-cell>
          <table:table-cell office:value-type="float" office:value="2.77331189710611" calcext:value-type="float">
            <text:p>2.77</text:p>
          </table:table-cell>
          <table:table-cell office:value-type="float" office:value="3.68421052631579" calcext:value-type="float">
            <text:p>3.68</text:p>
          </table:table-cell>
          <table:table-cell office:value-type="float" office:value="3.81153305203938" calcext:value-type="float">
            <text:p>3.81</text:p>
          </table:table-cell>
          <table:table-cell office:value-type="float" office:value="3.57396114026379" calcext:value-type="float">
            <text:p>3.57</text:p>
          </table:table-cell>
          <table:table-cell office:value-type="float" office:value="3.10137324486962" calcext:value-type="float">
            <text:p>3.10</text:p>
          </table:table-cell>
          <table:table-cell office:value-type="float" office:value="2.7892234548336" calcext:value-type="float">
            <text:p>2.79</text:p>
          </table:table-cell>
          <table:table-cell office:value-type="float" office:value="3.24289613100016" calcext:value-type="float">
            <text:p>3.24</text:p>
          </table:table-cell>
          <table:table-cell office:value-type="float" office:value="3.54906054279749" calcext:value-type="float">
            <text:p>3.55</text:p>
          </table:table-cell>
          <table:table-cell office:value-type="float" office:value="2.96774193548387" calcext:value-type="float">
            <text:p>2.97</text:p>
          </table:table-cell>
          <table:table-cell office:value-type="float" office:value="3.42812621737437" calcext:value-type="float">
            <text:p>3.43</text:p>
          </table:table-cell>
          <table:table-cell office:value-type="float" office:value="2.89835351748537" calcext:value-type="float">
            <text:p>2.90</text:p>
          </table:table-cell>
          <table:table-cell office:value-type="float" office:value="3.20656226696495" calcext:value-type="float">
            <text:p>3.21</text:p>
          </table:table-cell>
          <table:table-cell office:value-type="float" office:value="2.5738520035098" calcext:value-type="float">
            <text:p>2.57</text:p>
          </table:table-cell>
          <table:table-cell office:value-type="float" office:value="3.38397790055249" calcext:value-type="float">
            <text:p>3.38</text:p>
          </table:table-cell>
          <table:table-cell office:value-type="float" office:value="2.73684210526316" calcext:value-type="float">
            <text:p>2.74</text:p>
          </table:table-cell>
          <table:table-cell office:value-type="float" office:value="2.80130293159609" calcext:value-type="float">
            <text:p>2.80</text:p>
          </table:table-cell>
          <table:table-cell office:value-type="float" office:value="2.92525773195876" calcext:value-type="float">
            <text:p>2.93</text:p>
          </table:table-cell>
          <table:table-cell office:value-type="float" office:value="2.56169527896996" calcext:value-type="float">
            <text:p>2.56</text:p>
          </table:table-cell>
          <table:table-cell office:value-type="float" office:value="2.47184437618839" calcext:value-type="float">
            <text:p>2.47</text:p>
          </table:table-cell>
          <table:table-cell office:value-type="float" office:value="2.65264479673521" calcext:value-type="float">
            <text:p>2.65</text:p>
          </table:table-cell>
          <table:table-cell office:value-type="float" office:value="3.17341795781221" calcext:value-type="float">
            <text:p>3.17</text:p>
          </table:table-cell>
          <table:table-cell office:value-type="float" office:value="2.05128205128205" calcext:value-type="float">
            <text:p>2.05</text:p>
          </table:table-cell>
          <table:table-cell office:value-type="float" office:value="1.96078431372549" calcext:value-type="float">
            <text:p>1.96</text:p>
          </table:table-cell>
          <table:table-cell office:value-type="float" office:value="2.44241964059732" calcext:value-type="float">
            <text:p>2.44</text:p>
          </table:table-cell>
          <table:table-cell office:value-type="float" office:value="2.76108726752504" calcext:value-type="float">
            <text:p>2.76</text:p>
          </table:table-cell>
          <table:table-cell office:value-type="float" office:value="1.87170324995746" calcext:value-type="float">
            <text:p>1.87</text:p>
          </table:table-cell>
          <table:table-cell office:value-type="float" office:value="2.32400339270568" calcext:value-type="float">
            <text:p>2.32</text:p>
          </table:table-cell>
          <table:table-cell office:value-type="float" office:value="1.88106796116505" calcext:value-type="float">
            <text:p>1.88</text:p>
          </table:table-cell>
          <table:table-cell office:value-type="float" office:value="1.88488724335241" calcext:value-type="float">
            <text:p>1.88</text:p>
          </table:table-cell>
          <table:table-cell office:value-type="float" office:value="2.06896551724138" calcext:value-type="float">
            <text:p>2.07</text:p>
          </table:table-cell>
          <table:table-cell office:value-type="float" office:value="2.00461494087107" calcext:value-type="float">
            <text:p>2.00</text:p>
          </table:table-cell>
          <table:table-cell office:value-type="float" office:value="2.30869754610135" calcext:value-type="float">
            <text:p>2.31</text:p>
          </table:table-cell>
          <table:table-cell office:value-type="float" office:value="1.69934640522876" calcext:value-type="float">
            <text:p>1.70</text:p>
          </table:table-cell>
          <table:table-cell office:value-type="float" office:value="2.08498808578237" calcext:value-type="float">
            <text:p>2.08</text:p>
          </table:table-cell>
          <table:table-cell office:value-type="float" office:value="1.67400881057269" calcext:value-type="float">
            <text:p>1.67</text:p>
          </table:table-cell>
          <table:table-cell office:value-type="float" office:value="1.51461782317718" calcext:value-type="float">
            <text:p>1.51</text:p>
          </table:table-cell>
          <table:table-cell office:value-type="float" office:value="0.984898227183191" calcext:value-type="float">
            <text:p>0.98</text:p>
          </table:table-cell>
          <table:table-cell office:value-type="float" office:value="1.41975308641975" calcext:value-type="float">
            <text:p>1.42</text:p>
          </table:table-cell>
          <table:table-cell office:value-type="float" office:value="1.67253521126761" calcext:value-type="float">
            <text:p>1.67</text:p>
          </table:table-cell>
          <table:table-cell office:value-type="float" office:value="1.36835135731627" calcext:value-type="float">
            <text:p>1.37</text:p>
          </table:table-cell>
          <table:table-cell office:value-type="float" office:value="1.41875415650632" calcext:value-type="float">
            <text:p>1.42</text:p>
          </table:table-cell>
          <table:table-cell office:value-type="float" office:value="1.38781804163454" calcext:value-type="float">
            <text:p>1.39</text:p>
          </table:table-cell>
          <table:table-cell office:value-type="float" office:value="1.20810600155885" calcext:value-type="float">
            <text:p>1.21</text:p>
          </table:table-cell>
          <table:table-cell office:value-type="float" office:value="0.797101449275362" calcext:value-type="float">
            <text:p>0.80</text:p>
          </table:table-cell>
          <table:table-cell office:value-type="float" office:value="1.21490724019044" calcext:value-type="float">
            <text:p>1.21</text:p>
          </table:table-cell>
          <table:table-cell office:value-type="float" office:value="1.21114251110214" calcext:value-type="float">
            <text:p>1.21</text:p>
          </table:table-cell>
          <table:table-cell office:value-type="float" office:value="0.850637978483863" calcext:value-type="float">
            <text:p>0.85</text:p>
          </table:table-cell>
          <table:table-cell office:value-type="float" office:value="1.32927166989754" calcext:value-type="float">
            <text:p>1.33</text:p>
          </table:table-cell>
          <table:table-cell office:value-type="float" office:value="1.107509454349" calcext:value-type="float">
            <text:p>1.11</text:p>
          </table:table-cell>
          <table:table-cell office:value-type="float" office:value="0.990883868410622" calcext:value-type="float">
            <text:p>0.99</text:p>
          </table:table-cell>
          <table:table-cell office:value-type="float" office:value="0.686813186813187" calcext:value-type="float">
            <text:p>0.69</text:p>
          </table:table-cell>
          <table:table-cell office:value-type="float" office:value="1.45603882770207" calcext:value-type="float">
            <text:p>1.46</text:p>
          </table:table-cell>
          <table:table-cell office:value-type="float" office:value="1.38480906420478" calcext:value-type="float">
            <text:p>1.38</text:p>
          </table:table-cell>
          <table:table-cell office:value-type="float" office:value="1.26382306477093" calcext:value-type="float">
            <text:p>1.26</text:p>
          </table:table-cell>
          <table:table-cell office:value-type="float" office:value="1.46356033452808" calcext:value-type="float">
            <text:p>1.46</text:p>
          </table:table-cell>
          <table:table-cell office:value-type="float" office:value="1.27949957350014" calcext:value-type="float">
            <text:p>1.28</text:p>
          </table:table-cell>
          <table:table-cell office:value-type="float" office:value="0.970873786407767" calcext:value-type="float">
            <text:p>0.97</text:p>
          </table:table-cell>
          <table:table-cell office:value-type="float" office:value="0.75187969924812" calcext:value-type="float">
            <text:p>0.75</text:p>
          </table:table-cell>
          <table:table-cell office:value-type="float" office:value="1.3679052674561" calcext:value-type="float">
            <text:p>1.37</text:p>
          </table:table-cell>
          <table:table-cell office:value-type="float" office:value="1.19469026548673" calcext:value-type="float">
            <text:p>1.19</text:p>
          </table:table-cell>
          <table:table-cell office:value-type="float" office:value="0.884222160817905" calcext:value-type="float">
            <text:p>0.88</text:p>
          </table:table-cell>
          <table:table-cell office:value-type="float" office:value="1.36943666355431" calcext:value-type="float">
            <text:p>1.37</text:p>
          </table:table-cell>
          <table:table-cell office:value-type="float" office:value="0.640634533251983" calcext:value-type="float">
            <text:p>0.64</text:p>
          </table:table-cell>
          <table:table-cell office:value-type="float" office:value="0.806451612903226" calcext:value-type="float">
            <text:p>0.81</text:p>
          </table:table-cell>
          <table:table-cell office:value-type="float" office:value="0.727032385988103" calcext:value-type="float">
            <text:p>0.73</text:p>
          </table:table-cell>
          <table:table-cell office:value-type="float" office:value="1.10463948584053" calcext:value-type="float">
            <text:p>1.10</text:p>
          </table:table-cell>
          <table:table-cell office:value-type="float" office:value="1.3608634443923" calcext:value-type="float">
            <text:p>1.36</text:p>
          </table:table-cell>
          <table:table-cell office:value-type="float" office:value="1.07958825006277" calcext:value-type="float">
            <text:p>1.08</text:p>
          </table:table-cell>
          <table:table-cell office:value-type="float" office:value="1.10960757780785" calcext:value-type="float">
            <text:p>1.11</text:p>
          </table:table-cell>
          <table:table-cell office:value-type="float" office:value="1.14467408585056" calcext:value-type="float">
            <text:p>1.14</text:p>
          </table:table-cell>
          <table:table-cell office:value-type="float" office:value="0.891049007695423" calcext:value-type="float">
            <text:p>0.89</text:p>
          </table:table-cell>
          <table:table-cell office:value-type="float" office:value="0.873655913978495" calcext:value-type="float">
            <text:p>0.87</text:p>
          </table:table-cell>
          <table:table-cell office:value-type="float" office:value="1.58234436810327" calcext:value-type="float">
            <text:p>1.58</text:p>
          </table:table-cell>
          <table:table-cell office:value-type="float" office:value="1.44430844553244" calcext:value-type="float">
            <text:p>1.44</text:p>
          </table:table-cell>
          <table:table-cell office:value-type="float" office:value="1.61332980692938" calcext:value-type="float">
            <text:p>1.61</text:p>
          </table:table-cell>
          <table:table-cell office:value-type="float" office:value="1.68471720818291" calcext:value-type="float">
            <text:p>1.68</text:p>
          </table:table-cell>
          <table:table-cell office:value-type="float" office:value="1.53894472361809" calcext:value-type="float">
            <text:p>1.54</text:p>
          </table:table-cell>
          <table:table-cell office:value-type="float" office:value="1.35970333745365" calcext:value-type="float">
            <text:p>1.36</text:p>
          </table:table-cell>
          <table:table-cell office:value-type="float" office:value="1.22302158273381" calcext:value-type="float">
            <text:p>1.22</text:p>
          </table:table-cell>
          <table:table-cell office:value-type="float" office:value="1.40723100238147" calcext:value-type="float">
            <text:p>1.41</text:p>
          </table:table-cell>
          <table:table-cell office:value-type="float" office:value="1.98476805908147" calcext:value-type="float">
            <text:p>1.98</text:p>
          </table:table-cell>
          <table:table-cell office:value-type="float" office:value="1.7558076715289" calcext:value-type="float">
            <text:p>1.76</text:p>
          </table:table-cell>
          <table:table-cell office:value-type="float" office:value="2.12373037857802" calcext:value-type="float">
            <text:p>2.12</text:p>
          </table:table-cell>
          <table:table-cell office:value-type="float" office:value="2.37776289350301" calcext:value-type="float">
            <text:p>2.38</text:p>
          </table:table-cell>
          <table:table-cell office:value-type="float" office:value="2.35690235690236" calcext:value-type="float">
            <text:p>2.36</text:p>
          </table:table-cell>
          <table:table-cell office:value-type="float" office:value="1.66782487838777" calcext:value-type="float">
            <text:p>1.67</text:p>
          </table:table-cell>
          <table:table-cell office:value-type="float" office:value="1.74825174825175" calcext:value-type="float">
            <text:p>1.75</text:p>
          </table:table-cell>
          <table:table-cell office:value-type="float" office:value="1.76017601760176" calcext:value-type="float">
            <text:p>1.76</text:p>
          </table:table-cell>
          <table:table-cell office:value-type="float" office:value="1.77677677677678" calcext:value-type="float">
            <text:p>1.78</text:p>
          </table:table-cell>
          <table:table-cell office:value-type="float" office:value="1.58550396375991" calcext:value-type="float">
            <text:p>1.59</text:p>
          </table:table-cell>
          <table:table-cell office:value-type="float" office:value="2.72277227722772" calcext:value-type="float">
            <text:p>2.72</text:p>
          </table:table-cell>
          <table:table-cell office:value-type="float" office:value="2.09708737864078" calcext:value-type="float">
            <text:p>2.10</text:p>
          </table:table-cell>
          <table:table-cell office:value-type="float" office:value="1.32978723404255" calcext:value-type="float">
            <text:p>1.33</text:p>
          </table:table-cell>
          <table:table-cell office:value-type="float" office:value="2.25155279503106" calcext:value-type="float">
            <text:p>2.25</text:p>
          </table:table-cell>
          <table:table-cell office:value-type="float" office:value="2.55731922398589" calcext:value-type="float">
            <text:p>2.56</text:p>
          </table:table-cell>
          <table:table-cell office:value-type="float" office:value="2.19191427179737" calcext:value-type="float">
            <text:p>2.19</text:p>
          </table:table-cell>
          <table:table-cell office:value-type="float" office:value="1.97165742452249" calcext:value-type="float">
            <text:p>1.97</text:p>
          </table:table-cell>
          <table:table-cell office:value-type="float" office:value="3.57062654390299" calcext:value-type="float">
            <text:p>3.57</text:p>
          </table:table-cell>
          <table:table-cell office:value-type="float" office:value="2.7455121436114" calcext:value-type="float">
            <text:p>2.75</text:p>
          </table:table-cell>
          <table:table-cell office:value-type="float" office:value="1.94235588972431" calcext:value-type="float">
            <text:p>1.94</text:p>
          </table:table-cell>
          <table:table-cell office:value-type="float" office:value="3.66578599735799" calcext:value-type="float">
            <text:p>3.67</text:p>
          </table:table-cell>
          <table:table-cell office:value-type="float" office:value="3.2373457342157" calcext:value-type="float">
            <text:p>3.24</text:p>
          </table:table-cell>
          <table:table-cell office:value-type="float" office:value="2.62367314239936" calcext:value-type="float">
            <text:p>2.62</text:p>
          </table:table-cell>
          <table:table-cell office:value-type="float" office:value="3.03873314787075" calcext:value-type="float">
            <text:p>3.04</text:p>
          </table:table-cell>
          <table:table-cell office:value-type="float" office:value="3.41772151898734" calcext:value-type="float">
            <text:p>3.42</text:p>
          </table:table-cell>
          <table:table-cell office:value-type="float" office:value="3.92223738062756" calcext:value-type="float">
            <text:p>3.92</text:p>
          </table:table-cell>
          <table:table-cell office:value-type="float" office:value="2.75735294117647" calcext:value-type="float">
            <text:p>2.76</text:p>
          </table:table-cell>
          <table:table-cell office:value-type="float" office:value="3.20362785254535" calcext:value-type="float">
            <text:p>3.20</text:p>
          </table:table-cell>
          <table:table-cell office:value-type="float" office:value="3.5560823825752" calcext:value-type="float">
            <text:p>3.56</text:p>
          </table:table-cell>
          <table:table-cell office:value-type="float" office:value="3.4321111669178" calcext:value-type="float">
            <text:p>3.43</text:p>
          </table:table-cell>
          <table:table-cell office:value-type="float" office:value="3.31525015069319" calcext:value-type="float">
            <text:p>3.32</text:p>
          </table:table-cell>
          <table:table-cell office:value-type="float" office:value="3.49013657056146" calcext:value-type="float">
            <text:p>3.49</text:p>
          </table:table-cell>
          <table:table-cell office:value-type="float" office:value="3.75640295959021" calcext:value-type="float">
            <text:p>3.76</text:p>
          </table:table-cell>
          <table:table-cell office:value-type="float" office:value="4.00811770674784" calcext:value-type="float">
            <text:p>4.01</text:p>
          </table:table-cell>
          <table:table-cell office:value-type="float" office:value="4.07530454042082" calcext:value-type="float">
            <text:p>4.08</text:p>
          </table:table-cell>
          <table:table-cell office:value-type="float" office:value="3.80053255870249" calcext:value-type="float">
            <text:p>3.80</text:p>
          </table:table-cell>
          <table:table-cell office:value-type="float" office:value="3.65577889447236" calcext:value-type="float">
            <text:p>3.66</text:p>
          </table:table-cell>
          <table:table-cell office:value-type="float" office:value="4.0583314492426" calcext:value-type="float">
            <text:p>4.06</text:p>
          </table:table-cell>
          <table:table-cell office:value-type="float" office:value="4.58501104039486" calcext:value-type="float">
            <text:p>4.59</text:p>
          </table:table-cell>
          <table:table-cell office:value-type="float" office:value="4.69215491559086" calcext:value-type="float">
            <text:p>4.69</text:p>
          </table:table-cell>
          <table:table-cell office:value-type="float" office:value="4.06830738322451" calcext:value-type="float">
            <text:p>4.07</text:p>
          </table:table-cell>
          <table:table-cell office:value-type="float" office:value="3.96298719506496" calcext:value-type="float">
            <text:p>3.96</text:p>
          </table:table-cell>
          <table:table-cell office:value-type="float" office:value="3.7106135986733" calcext:value-type="float">
            <text:p>3.71</text:p>
          </table:table-cell>
          <table:table-cell office:value-type="float" office:value="3.9142091152815" calcext:value-type="float">
            <text:p>3.91</text:p>
          </table:table-cell>
          <table:table-cell office:value-type="float" office:value="3.85154817132377" calcext:value-type="float">
            <text:p>3.85</text:p>
          </table:table-cell>
          <table:table-cell office:value-type="float" office:value="3.90196317522253" calcext:value-type="float">
            <text:p>3.90</text:p>
          </table:table-cell>
          <table:table-cell office:value-type="float" office:value="4.70061555679911" calcext:value-type="float">
            <text:p>4.70</text:p>
          </table:table-cell>
          <table:table-cell office:value-type="float" office:value="3.65402405180389" calcext:value-type="float">
            <text:p>3.65</text:p>
          </table:table-cell>
          <table:table-cell office:value-type="float" office:value="3.32971407889975" calcext:value-type="float">
            <text:p>3.33</text:p>
          </table:table-cell>
          <table:table-cell office:value-type="float" office:value="3.44355312072002" calcext:value-type="float">
            <text:p>3.44</text:p>
          </table:table-cell>
          <table:table-cell office:value-type="float" office:value="3.64583333333333" calcext:value-type="float">
            <text:p>3.65</text:p>
          </table:table-cell>
          <table:table-cell office:value-type="float" office:value="3.96834001951643" calcext:value-type="float">
            <text:p>3.97</text:p>
          </table:table-cell>
          <table:table-cell office:value-type="float" office:value="4.14963458441719" calcext:value-type="float">
            <text:p>4.15</text:p>
          </table:table-cell>
          <table:table-cell office:value-type="float" office:value="5.27378248801413" calcext:value-type="float">
            <text:p>5.27</text:p>
          </table:table-cell>
          <table:table-cell office:value-type="float" office:value="4.48045757864633" calcext:value-type="float">
            <text:p>4.48</text:p>
          </table:table-cell>
          <table:table-cell office:value-type="float" office:value="4.35754189944134" calcext:value-type="float">
            <text:p>4.36</text:p>
          </table:table-cell>
          <table:table-cell office:value-type="float" office:value="4.03625954198473" calcext:value-type="float">
            <text:p>4.04</text:p>
          </table:table-cell>
          <table:table-cell office:value-type="float" office:value="3.87252177135446" calcext:value-type="float">
            <text:p>3.87</text:p>
          </table:table-cell>
          <table:table-cell office:value-type="float" office:value="3.72259051504335" calcext:value-type="float">
            <text:p>3.72</text:p>
          </table:table-cell>
          <table:table-cell office:value-type="float" office:value="4.18358557893442" calcext:value-type="float">
            <text:p>4.18</text:p>
          </table:table-cell>
          <table:table-cell office:value-type="float" office:value="5.3988326848249" calcext:value-type="float">
            <text:p>5.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6160295188132" calcext:value-type="float">
            <text:p>2.26</text:p>
          </table:table-cell>
          <table:table-cell office:value-type="float" office:value="2.35095196182888" calcext:value-type="float">
            <text:p>2.35</text:p>
          </table:table-cell>
          <table:table-cell office:value-type="float" office:value="2.15791649441918" calcext:value-type="float">
            <text:p>2.16</text:p>
          </table:table-cell>
          <table:table-cell office:value-type="float" office:value="1.75249069739527" calcext:value-type="float">
            <text:p>1.75</text:p>
          </table:table-cell>
          <table:table-cell office:value-type="float" office:value="2.13533834586466" calcext:value-type="float">
            <text:p>2.14</text:p>
          </table:table-cell>
          <table:table-cell office:value-type="float" office:value="2.15828724490779" calcext:value-type="float">
            <text:p>2.16</text:p>
          </table:table-cell>
          <table:table-cell office:value-type="float" office:value="1.97735877347528" calcext:value-type="float">
            <text:p>1.98</text:p>
          </table:table-cell>
          <table:table-cell office:value-type="float" office:value="1.97123267252944" calcext:value-type="float">
            <text:p>1.97</text:p>
          </table:table-cell>
          <table:table-cell office:value-type="float" office:value="1.97624411222609" calcext:value-type="float">
            <text:p>1.98</text:p>
          </table:table-cell>
          <table:table-cell office:value-type="float" office:value="1.62259851490983" calcext:value-type="float">
            <text:p>1.62</text:p>
          </table:table-cell>
          <table:table-cell office:value-type="float" office:value="1.39237855946399" calcext:value-type="float">
            <text:p>1.39</text:p>
          </table:table-cell>
          <table:table-cell office:value-type="float" office:value="2.00414651002073" calcext:value-type="float">
            <text:p>2.00</text:p>
          </table:table-cell>
          <table:table-cell office:value-type="float" office:value="1.36340002695989" calcext:value-type="float">
            <text:p>1.36</text:p>
          </table:table-cell>
          <table:table-cell office:value-type="float" office:value="1.42857142857143" calcext:value-type="float">
            <text:p>1.43</text:p>
          </table:table-cell>
          <table:table-cell office:value-type="float" office:value="1.5598254022595" calcext:value-type="float">
            <text:p>1.56</text:p>
          </table:table-cell>
          <table:table-cell office:value-type="float" office:value="1.43394031586954" calcext:value-type="float">
            <text:p>1.43</text:p>
          </table:table-cell>
          <table:table-cell office:value-type="float" office:value="1.19911326078194" calcext:value-type="float">
            <text:p>1.20</text:p>
          </table:table-cell>
          <table:table-cell office:value-type="float" office:value="1.82497909390526" calcext:value-type="float">
            <text:p>1.82</text:p>
          </table:table-cell>
          <table:table-cell office:value-type="float" office:value="2.1996021996022" calcext:value-type="float">
            <text:p>2.20</text:p>
          </table:table-cell>
          <table:table-cell office:value-type="float" office:value="1.70233947237432" calcext:value-type="float">
            <text:p>1.70</text:p>
          </table:table-cell>
          <table:table-cell office:value-type="float" office:value="1.47259506690837" calcext:value-type="float">
            <text:p>1.47</text:p>
          </table:table-cell>
          <table:table-cell office:value-type="float" office:value="1.46555175021127" calcext:value-type="float">
            <text:p>1.47</text:p>
          </table:table-cell>
          <table:table-cell office:value-type="float" office:value="1.4957676029242" calcext:value-type="float">
            <text:p>1.50</text:p>
          </table:table-cell>
          <table:table-cell office:value-type="float" office:value="1.19778409941608" calcext:value-type="float">
            <text:p>1.20</text:p>
          </table:table-cell>
          <table:table-cell office:value-type="float" office:value="1.50093808630394" calcext:value-type="float">
            <text:p>1.50</text:p>
          </table:table-cell>
          <table:table-cell office:value-type="float" office:value="1.81890075128509" calcext:value-type="float">
            <text:p>1.82</text:p>
          </table:table-cell>
          <table:table-cell office:value-type="float" office:value="1.23217316551679" calcext:value-type="float">
            <text:p>1.23</text:p>
          </table:table-cell>
          <table:table-cell office:value-type="float" office:value="1.30641600473405" calcext:value-type="float">
            <text:p>1.31</text:p>
          </table:table-cell>
          <table:table-cell office:value-type="float" office:value="1.38080145450972" calcext:value-type="float">
            <text:p>1.38</text:p>
          </table:table-cell>
          <table:table-cell office:value-type="float" office:value="1.60779160547268" calcext:value-type="float">
            <text:p>1.61</text:p>
          </table:table-cell>
          <table:table-cell office:value-type="float" office:value="1.37536459501907" calcext:value-type="float">
            <text:p>1.38</text:p>
          </table:table-cell>
          <table:table-cell office:value-type="float" office:value="1.12867991261833" calcext:value-type="float">
            <text:p>1.13</text:p>
          </table:table-cell>
          <table:table-cell office:value-type="float" office:value="1.99490025498725" calcext:value-type="float">
            <text:p>1.99</text:p>
          </table:table-cell>
          <table:table-cell office:value-type="float" office:value="1.13908189998861" calcext:value-type="float">
            <text:p>1.14</text:p>
          </table:table-cell>
          <table:table-cell office:value-type="float" office:value="1.32388805016839" calcext:value-type="float">
            <text:p>1.32</text:p>
          </table:table-cell>
          <table:table-cell office:value-type="float" office:value="1.85927271822187" calcext:value-type="float">
            <text:p>1.86</text:p>
          </table:table-cell>
          <table:table-cell office:value-type="float" office:value="1.52269553992466" calcext:value-type="float">
            <text:p>1.52</text:p>
          </table:table-cell>
          <table:table-cell office:value-type="float" office:value="1.51788234783175" calcext:value-type="float">
            <text:p>1.52</text:p>
          </table:table-cell>
          <table:table-cell office:value-type="float" office:value="1.61490683229814" calcext:value-type="float">
            <text:p>1.61</text:p>
          </table:table-cell>
          <table:table-cell office:value-type="float" office:value="1.7344589409056" calcext:value-type="float">
            <text:p>1.73</text:p>
          </table:table-cell>
          <table:table-cell office:value-type="float" office:value="1.24113475177305" calcext:value-type="float">
            <text:p>1.24</text:p>
          </table:table-cell>
          <table:table-cell office:value-type="float" office:value="1.36234157618792" calcext:value-type="float">
            <text:p>1.36</text:p>
          </table:table-cell>
          <table:table-cell office:value-type="float" office:value="1.47203785240192" calcext:value-type="float">
            <text:p>1.47</text:p>
          </table:table-cell>
          <table:table-cell office:value-type="float" office:value="1.27614853368031" calcext:value-type="float">
            <text:p>1.28</text:p>
          </table:table-cell>
          <table:table-cell office:value-type="float" office:value="1.12792940213898" calcext:value-type="float">
            <text:p>1.13</text:p>
          </table:table-cell>
          <table:table-cell office:value-type="float" office:value="1.37019620561051" calcext:value-type="float">
            <text:p>1.37</text:p>
          </table:table-cell>
          <table:table-cell office:value-type="float" office:value="2.59582726831635" calcext:value-type="float">
            <text:p>2.60</text:p>
          </table:table-cell>
          <table:table-cell office:value-type="float" office:value="1.09196796893958" calcext:value-type="float">
            <text:p>1.09</text:p>
          </table:table-cell>
          <table:table-cell office:value-type="float" office:value="1.2212872032523" calcext:value-type="float">
            <text:p>1.22</text:p>
          </table:table-cell>
          <table:table-cell office:value-type="float" office:value="1.10432658757851" calcext:value-type="float">
            <text:p>1.10</text:p>
          </table:table-cell>
          <table:table-cell office:value-type="float" office:value="1.07485814054998" calcext:value-type="float">
            <text:p>1.07</text:p>
          </table:table-cell>
          <table:table-cell office:value-type="float" office:value="1.16158086807982" calcext:value-type="float">
            <text:p>1.16</text:p>
          </table:table-cell>
          <table:table-cell office:value-type="float" office:value="1.20424221690044" calcext:value-type="float">
            <text:p>1.20</text:p>
          </table:table-cell>
          <table:table-cell office:value-type="float" office:value="1.20481927710843" calcext:value-type="float">
            <text:p>1.20</text:p>
          </table:table-cell>
          <table:table-cell office:value-type="float" office:value="1.01274871917074" calcext:value-type="float">
            <text:p>1.01</text:p>
          </table:table-cell>
          <table:table-cell office:value-type="float" office:value="0.862575965496961" calcext:value-type="float">
            <text:p>0.86</text:p>
          </table:table-cell>
          <table:table-cell office:value-type="float" office:value="1.07998650016875" calcext:value-type="float">
            <text:p>1.08</text:p>
          </table:table-cell>
          <table:table-cell office:value-type="float" office:value="1.02866607581327" calcext:value-type="float">
            <text:p>1.03</text:p>
          </table:table-cell>
          <table:table-cell office:value-type="float" office:value="1.10827712106892" calcext:value-type="float">
            <text:p>1.11</text:p>
          </table:table-cell>
          <table:table-cell office:value-type="float" office:value="1.09324758842444" calcext:value-type="float">
            <text:p>1.09</text:p>
          </table:table-cell>
          <table:table-cell office:value-type="float" office:value="1.37146876098933" calcext:value-type="float">
            <text:p>1.37</text:p>
          </table:table-cell>
          <table:table-cell office:value-type="float" office:value="1.08905499727736" calcext:value-type="float">
            <text:p>1.09</text:p>
          </table:table-cell>
          <table:table-cell office:value-type="float" office:value="1.48387096774194" calcext:value-type="float">
            <text:p>1.48</text:p>
          </table:table-cell>
          <table:table-cell office:value-type="float" office:value="1.06810740828343" calcext:value-type="float">
            <text:p>1.07</text:p>
          </table:table-cell>
          <table:table-cell office:value-type="float" office:value="1.15811389500083" calcext:value-type="float">
            <text:p>1.16</text:p>
          </table:table-cell>
          <table:table-cell office:value-type="float" office:value="1.0236554577278" calcext:value-type="float">
            <text:p>1.02</text:p>
          </table:table-cell>
          <table:table-cell office:value-type="float" office:value="1.09258759115127" calcext:value-type="float">
            <text:p>1.09</text:p>
          </table:table-cell>
          <table:table-cell office:value-type="float" office:value="1.56072183384815" calcext:value-type="float">
            <text:p>1.56</text:p>
          </table:table-cell>
          <table:table-cell office:value-type="float" office:value="1.110359417115" calcext:value-type="float">
            <text:p>1.11</text:p>
          </table:table-cell>
          <table:table-cell office:value-type="float" office:value="1.231623615823" calcext:value-type="float">
            <text:p>1.23</text:p>
          </table:table-cell>
          <table:table-cell office:value-type="float" office:value="1.31379993951816" calcext:value-type="float">
            <text:p>1.31</text:p>
          </table:table-cell>
          <table:table-cell office:value-type="float" office:value="1.3038016229614" calcext:value-type="float">
            <text:p>1.30</text:p>
          </table:table-cell>
          <table:table-cell office:value-type="float" office:value="1.32855138000936" calcext:value-type="float">
            <text:p>1.33</text:p>
          </table:table-cell>
          <table:table-cell office:value-type="float" office:value="1.44466717356743" calcext:value-type="float">
            <text:p>1.44</text:p>
          </table:table-cell>
          <table:table-cell office:value-type="float" office:value="1.76093916755603" calcext:value-type="float">
            <text:p>1.76</text:p>
          </table:table-cell>
          <table:table-cell office:value-type="float" office:value="1.38352357992777" calcext:value-type="float">
            <text:p>1.38</text:p>
          </table:table-cell>
          <table:table-cell office:value-type="float" office:value="1.31274205483533" calcext:value-type="float">
            <text:p>1.31</text:p>
          </table:table-cell>
          <table:table-cell office:value-type="float" office:value="1.36741698816694" calcext:value-type="float">
            <text:p>1.37</text:p>
          </table:table-cell>
          <table:table-cell office:value-type="float" office:value="1.46508020581114" calcext:value-type="float">
            <text:p>1.47</text:p>
          </table:table-cell>
          <table:table-cell office:value-type="float" office:value="1.48533268004101" calcext:value-type="float">
            <text:p>1.49</text:p>
          </table:table-cell>
          <table:table-cell office:value-type="float" office:value="1.66554791072328" calcext:value-type="float">
            <text:p>1.67</text:p>
          </table:table-cell>
          <table:table-cell office:value-type="float" office:value="1.51267622678042" calcext:value-type="float">
            <text:p>1.51</text:p>
          </table:table-cell>
          <table:table-cell office:value-type="float" office:value="1.78151141983199" calcext:value-type="float">
            <text:p>1.78</text:p>
          </table:table-cell>
          <table:table-cell office:value-type="float" office:value="1.88514836642337" calcext:value-type="float">
            <text:p>1.89</text:p>
          </table:table-cell>
          <table:table-cell office:value-type="float" office:value="1.83998423674902" calcext:value-type="float">
            <text:p>1.84</text:p>
          </table:table-cell>
          <table:table-cell office:value-type="float" office:value="1.97081554440935" calcext:value-type="float">
            <text:p>1.97</text:p>
          </table:table-cell>
          <table:table-cell office:value-type="float" office:value="2.05370121010532" calcext:value-type="float">
            <text:p>2.05</text:p>
          </table:table-cell>
          <table:table-cell office:value-type="float" office:value="2.01791020801542" calcext:value-type="float">
            <text:p>2.02</text:p>
          </table:table-cell>
          <table:table-cell office:value-type="float" office:value="2.57352941176471" calcext:value-type="float">
            <text:p>2.57</text:p>
          </table:table-cell>
          <table:table-cell office:value-type="float" office:value="2.42788214762345" calcext:value-type="float">
            <text:p>2.43</text:p>
          </table:table-cell>
          <table:table-cell office:value-type="float" office:value="2.524452113244" calcext:value-type="float">
            <text:p>2.52</text:p>
          </table:table-cell>
          <table:table-cell office:value-type="float" office:value="2.5882668814606" calcext:value-type="float">
            <text:p>2.59</text:p>
          </table:table-cell>
          <table:table-cell office:value-type="float" office:value="2.9266360192468" calcext:value-type="float">
            <text:p>2.93</text:p>
          </table:table-cell>
          <table:table-cell office:value-type="float" office:value="2.91981242143454" calcext:value-type="float">
            <text:p>2.92</text:p>
          </table:table-cell>
          <table:table-cell office:value-type="float" office:value="2.86746359810822" calcext:value-type="float">
            <text:p>2.87</text:p>
          </table:table-cell>
          <table:table-cell office:value-type="float" office:value="3.11694186835558" calcext:value-type="float">
            <text:p>3.12</text:p>
          </table:table-cell>
          <table:table-cell office:value-type="float" office:value="3.25189029486656" calcext:value-type="float">
            <text:p>3.25</text:p>
          </table:table-cell>
          <table:table-cell office:value-type="float" office:value="3.25932956436815" calcext:value-type="float">
            <text:p>3.26</text:p>
          </table:table-cell>
          <table:table-cell office:value-type="float" office:value="3.34123124819197" calcext:value-type="float">
            <text:p>3.34</text:p>
          </table:table-cell>
          <table:table-cell office:value-type="float" office:value="3.3369291154376" calcext:value-type="float">
            <text:p>3.34</text:p>
          </table:table-cell>
          <table:table-cell office:value-type="float" office:value="3.11233774111367" calcext:value-type="float">
            <text:p>3.11</text:p>
          </table:table-cell>
          <table:table-cell office:value-type="float" office:value="3.22181273753311" calcext:value-type="float">
            <text:p>3.22</text:p>
          </table:table-cell>
          <table:table-cell office:value-type="float" office:value="4.28183822282517" calcext:value-type="float">
            <text:p>4.28</text:p>
          </table:table-cell>
          <table:table-cell office:value-type="float" office:value="3.7269502788402" calcext:value-type="float">
            <text:p>3.73</text:p>
          </table:table-cell>
          <table:table-cell office:value-type="float" office:value="3.82500745642913" calcext:value-type="float">
            <text:p>3.83</text:p>
          </table:table-cell>
          <table:table-cell office:value-type="float" office:value="3.66846482602534" calcext:value-type="float">
            <text:p>3.67</text:p>
          </table:table-cell>
          <table:table-cell office:value-type="float" office:value="3.79656013611857" calcext:value-type="float">
            <text:p>3.80</text:p>
          </table:table-cell>
          <table:table-cell office:value-type="float" office:value="3.77616691292405" calcext:value-type="float">
            <text:p>3.78</text:p>
          </table:table-cell>
          <table:table-cell office:value-type="float" office:value="3.55985911345137" calcext:value-type="float">
            <text:p>3.56</text:p>
          </table:table-cell>
          <table:table-cell office:value-type="float" office:value="4.72968108847455" calcext:value-type="float">
            <text:p>4.73</text:p>
          </table:table-cell>
          <table:table-cell office:value-type="float" office:value="4.32076279290027" calcext:value-type="float">
            <text:p>4.32</text:p>
          </table:table-cell>
          <table:table-cell office:value-type="float" office:value="4.51506039447531" calcext:value-type="float">
            <text:p>4.52</text:p>
          </table:table-cell>
          <table:table-cell office:value-type="float" office:value="4.64676683178714" calcext:value-type="float">
            <text:p>4.65</text:p>
          </table:table-cell>
          <table:table-cell office:value-type="float" office:value="4.79976384925711" calcext:value-type="float">
            <text:p>4.80</text:p>
          </table:table-cell>
          <table:table-cell office:value-type="float" office:value="4.63535683102799" calcext:value-type="float">
            <text:p>4.64</text:p>
          </table:table-cell>
          <table:table-cell office:value-type="float" office:value="4.3454941377128" calcext:value-type="float">
            <text:p>4.35</text:p>
          </table:table-cell>
          <table:table-cell office:value-type="float" office:value="5.16496258037314" calcext:value-type="float">
            <text:p>5.16</text:p>
          </table:table-cell>
          <table:table-cell office:value-type="float" office:value="5.02016170299867" calcext:value-type="float">
            <text:p>5.02</text:p>
          </table:table-cell>
          <table:table-cell office:value-type="float" office:value="4.83338237305274" calcext:value-type="float">
            <text:p>4.83</text:p>
          </table:table-cell>
          <table:table-cell office:value-type="float" office:value="4.77454363148427" calcext:value-type="float">
            <text:p>4.77</text:p>
          </table:table-cell>
          <table:table-cell office:value-type="float" office:value="4.79732849341676" calcext:value-type="float">
            <text:p>4.80</text:p>
          </table:table-cell>
          <table:table-cell office:value-type="float" office:value="4.33115592161318" calcext:value-type="float">
            <text:p>4.33</text:p>
          </table:table-cell>
          <table:table-cell office:value-type="float" office:value="4.41043751226212" calcext:value-type="float">
            <text:p>4.41</text:p>
          </table:table-cell>
          <table:table-cell office:value-type="float" office:value="5.38091969800961" calcext:value-type="float">
            <text:p>5.38</text:p>
          </table:table-cell>
          <table:table-cell office:value-type="float" office:value="5.34965530010129" calcext:value-type="float">
            <text:p>5.35</text:p>
          </table:table-cell>
          <table:table-cell office:value-type="float" office:value="5.08727598161978" calcext:value-type="float">
            <text:p>5.09</text:p>
          </table:table-cell>
          <table:table-cell office:value-type="float" office:value="5.44140076624632" calcext:value-type="float">
            <text:p>5.44</text:p>
          </table:table-cell>
          <table:table-cell office:value-type="float" office:value="5.62477983402558" calcext:value-type="float">
            <text:p>5.62</text:p>
          </table:table-cell>
          <table:table-cell office:value-type="float" office:value="5.43449359192005" calcext:value-type="float">
            <text:p>5.43</text:p>
          </table:table-cell>
          <table:table-cell office:value-type="float" office:value="5.48215113583681" calcext:value-type="float">
            <text:p>5.48</text:p>
          </table:table-cell>
          <table:table-cell office:value-type="float" office:value="6.05034693125063" calcext:value-type="float">
            <text:p>6.05</text:p>
          </table:table-cell>
          <table:table-cell office:value-type="float" office:value="6.43522194747648" calcext:value-type="float">
            <text:p>6.44</text:p>
          </table:table-cell>
          <table:table-cell office:value-type="float" office:value="6.49114159752458" calcext:value-type="float">
            <text:p>6.49</text:p>
          </table:table-cell>
          <table:table-cell office:value-type="float" office:value="6.41468074707111" calcext:value-type="float">
            <text:p>6.41</text:p>
          </table:table-cell>
          <table:table-cell office:value-type="float" office:value="6.25384044399219" calcext:value-type="float">
            <text:p>6.25</text:p>
          </table:table-cell>
          <table:table-cell office:value-type="float" office:value="5.85500750947624" calcext:value-type="float">
            <text:p>5.86</text:p>
          </table:table-cell>
          <table:table-cell office:value-type="float" office:value="5.65615390959107" calcext:value-type="float">
            <text:p>5.66</text:p>
          </table:table-cell>
          <table:table-cell office:value-type="float" office:value="5.94284245254724" calcext:value-type="float">
            <text:p>5.94</text:p>
          </table:table-cell>
          <table:table-cell office:value-type="float" office:value="6.27758996903062" calcext:value-type="float">
            <text:p>6.28</text:p>
          </table:table-cell>
          <table:table-cell office:value-type="float" office:value="6.52618793665699" calcext:value-type="float">
            <text:p>6.53</text:p>
          </table:table-cell>
          <table:table-cell office:value-type="float" office:value="7.09858794965178" calcext:value-type="float">
            <text:p>7.10</text:p>
          </table:table-cell>
          <table:table-cell office:value-type="float" office:value="7.6331817612949" calcext:value-type="float">
            <text:p>7.63</text:p>
          </table:table-cell>
          <table:table-cell office:value-type="float" office:value="7.86365203206246" calcext:value-type="float">
            <text:p>7.86</text:p>
          </table:table-cell>
          <table:table-cell office:value-type="float" office:value="8.1074409837537" calcext:value-type="float">
            <text:p>8.11</text:p>
          </table:table-cell>
          <table:table-cell office:value-type="float" office:value="7.89337371000518" calcext:value-type="float">
            <text:p>7.89</text:p>
          </table:table-cell>
          <table:table-cell office:value-type="float" office:value="9.10859628553466" calcext:value-type="float">
            <text:p>9.11</text:p>
          </table:table-cell>
          <table:table-cell office:value-type="float" office:value="9.20698987666576" calcext:value-type="float">
            <text:p>9.21</text:p>
          </table:table-cell>
          <table:table-cell office:value-type="float" office:value="9.87456708255325" calcext:value-type="float">
            <text:p>9.87</text:p>
          </table:table-cell>
          <table:table-cell office:value-type="float" office:value="9.96266925846568" calcext:value-type="float">
            <text:p>9.96</text:p>
          </table:table-cell>
          <table:table-cell office:value-type="float" office:value="9.48776249266065" calcext:value-type="float">
            <text:p>9.49</text:p>
          </table:table-cell>
          <table:table-cell office:value-type="float" office:value="10.0798047633468" calcext:value-type="float">
            <text:p>10.08</text:p>
          </table:table-cell>
          <table:table-cell office:value-type="float" office:value="10.1793948581896" calcext:value-type="float">
            <text:p>10.18</text:p>
          </table:table-cell>
          <table:table-cell office:value-type="float" office:value="10.8493341909702" calcext:value-type="float">
            <text:p>10.85</text:p>
          </table:table-cell>
          <table:table-cell office:value-type="float" office:value="10.5868631516588" calcext:value-type="float">
            <text:p>10.59</text:p>
          </table:table-cell>
          <table:table-cell office:value-type="float" office:value="10.5314733897654" calcext:value-type="float">
            <text:p>10.53</text:p>
          </table:table-cell>
          <table:table-cell office:value-type="float" office:value="10.8828926799429" calcext:value-type="float">
            <text:p>10.88</text:p>
          </table:table-cell>
          <table:table-cell office:value-type="float" office:value="10.6735810529725" calcext:value-type="float">
            <text:p>10.67</text:p>
          </table:table-cell>
          <table:table-cell office:value-type="float" office:value="11.1082856229475" calcext:value-type="float">
            <text:p>11.11</text:p>
          </table:table-cell>
          <table:table-cell office:value-type="float" office:value="11.9756668702912" calcext:value-type="float">
            <text:p>11.98</text:p>
          </table:table-cell>
          <table:table-cell office:value-type="float" office:value="13.069857928797" calcext:value-type="float">
            <text:p>13.07</text:p>
          </table:table-cell>
          <table:table-cell office:value-type="float" office:value="14.1611678813475" calcext:value-type="float">
            <text:p>14.16</text:p>
          </table:table-cell>
          <table:table-cell office:value-type="float" office:value="14.5295002299365" calcext:value-type="float">
            <text:p>14.53</text:p>
          </table:table-cell>
          <table:table-cell office:value-type="float" office:value="14.7108584187417" calcext:value-type="float">
            <text:p>14.71</text:p>
          </table:table-cell>
          <table:table-cell office:value-type="float" office:value="14.6309565327669" calcext:value-type="float">
            <text:p>14.63</text:p>
          </table:table-cell>
          <table:table-cell office:value-type="float" office:value="15.512328699535" calcext:value-type="float">
            <text:p>15.51</text:p>
          </table:table-cell>
          <table:table-cell office:value-type="float" office:value="15.899626962783" calcext:value-type="float">
            <text:p>15.90</text:p>
          </table:table-cell>
          <table:table-cell office:value-type="float" office:value="16.4325409630347" calcext:value-type="float">
            <text:p>16.43</text:p>
          </table:table-cell>
          <table:table-cell office:value-type="float" office:value="16.3508557457213" calcext:value-type="float">
            <text:p>16.35</text:p>
          </table:table-cell>
          <table:table-cell office:value-type="float" office:value="15.470742339091" calcext:value-type="float">
            <text:p>15.47</text:p>
          </table:table-cell>
          <table:table-cell office:value-type="float" office:value="14.8987126239239" calcext:value-type="float">
            <text:p>14.90</text:p>
          </table:table-cell>
          <table:table-cell office:value-type="float" office:value="14.5806470884009" calcext:value-type="float">
            <text:p>14.58</text:p>
          </table:table-cell>
          <table:table-cell office:value-type="float" office:value="15.2488380594287" calcext:value-type="float">
            <text:p>15.25</text:p>
          </table:table-cell>
          <table:table-cell office:value-type="float" office:value="15.2560175054705" calcext:value-type="float">
            <text:p>15.26</text:p>
          </table:table-cell>
          <table:table-cell office:value-type="float" office:value="16.0751795558572" calcext:value-type="float">
            <text:p>16.08</text:p>
          </table:table-cell>
          <table:table-cell office:value-type="float" office:value="15.4264953829611" calcext:value-type="float">
            <text:p>15.43</text:p>
          </table:table-cell>
          <table:table-cell office:value-type="float" office:value="14.1452594685051" calcext:value-type="float">
            <text:p>14.15</text:p>
          </table:table-cell>
          <table:table-cell office:value-type="float" office:value="12.7361575007394" calcext:value-type="float">
            <text:p>12.74</text:p>
          </table:table-cell>
          <table:table-cell office:value-type="float" office:value="11.9494033793021" calcext:value-type="float">
            <text:p>11.95</text:p>
          </table:table-cell>
          <table:table-cell office:value-type="float" office:value="12.1885444121403" calcext:value-type="float">
            <text:p>12.19</text:p>
          </table:table-cell>
          <table:table-cell office:value-type="float" office:value="12.5768280774312" calcext:value-type="float">
            <text:p>12.58</text:p>
          </table:table-cell>
          <table:table-cell office:value-type="float" office:value="12.1998054175841" calcext:value-type="float">
            <text:p>12.20</text:p>
          </table:table-cell>
          <table:table-cell office:value-type="float" office:value="10.6819615420842" calcext:value-type="float">
            <text:p>10.68</text:p>
          </table:table-cell>
          <table:table-cell office:value-type="float" office:value="10.6180196534986" calcext:value-type="float">
            <text:p>10.62</text:p>
          </table:table-cell>
          <table:table-cell office:value-type="float" office:value="10.1319924227086" calcext:value-type="float">
            <text:p>10.13</text:p>
          </table:table-cell>
          <table:table-cell office:value-type="float" office:value="9.34826798346675" calcext:value-type="float">
            <text:p>9.35</text:p>
          </table:table-cell>
          <table:table-cell office:value-type="float" office:value="9.52343858191386" calcext:value-type="float">
            <text:p>9.52</text:p>
          </table:table-cell>
          <table:table-cell office:value-type="float" office:value="10.1974797818319" calcext:value-type="float">
            <text:p>10.20</text:p>
          </table:table-cell>
          <table:table-cell office:value-type="float" office:value="9.72268926401686" calcext:value-type="float">
            <text:p>9.72</text:p>
          </table:table-cell>
          <table:table-cell office:value-type="float" office:value="8.4365911762886" calcext:value-type="float">
            <text:p>8.44</text:p>
          </table:table-cell>
          <table:table-cell office:value-type="float" office:value="8.06410429017776" calcext:value-type="float">
            <text:p>8.06</text:p>
          </table:table-cell>
          <table:table-cell office:value-type="float" office:value="7.10638692907538" calcext:value-type="float">
            <text:p>7.11</text:p>
          </table:table-cell>
          <table:table-cell office:value-type="float" office:value="6.58385897861521" calcext:value-type="float">
            <text:p>6.58</text:p>
          </table:table-cell>
          <table:table-cell office:value-type="float" office:value="6.87469203653868" calcext:value-type="float">
            <text:p>6.87</text:p>
          </table:table-cell>
          <table:table-cell office:value-type="float" office:value="7.45806871844976" calcext:value-type="float">
            <text:p>7.46</text:p>
          </table:table-cell>
          <table:table-cell office:value-type="float" office:value="6.89156046753489" calcext:value-type="float">
            <text:p>6.89</text:p>
          </table:table-cell>
          <table:table-cell office:value-type="float" office:value="6.41109975880232" calcext:value-type="float">
            <text:p>6.41</text:p>
          </table:table-cell>
          <table:table-cell office:value-type="float" office:value="6.48365744779106" calcext:value-type="float">
            <text:p>6.48</text:p>
          </table:table-cell>
          <table:table-cell office:value-type="float" office:value="6.01923003035309" calcext:value-type="float">
            <text:p>6.02</text:p>
          </table:table-cell>
          <table:table-cell office:value-type="float" office:value="5.64708334466103" calcext:value-type="float">
            <text:p>5.65</text:p>
          </table:table-cell>
          <table:table-cell office:value-type="float" office:value="6.10881099766862" calcext:value-type="float">
            <text:p>6.11</text:p>
          </table:table-cell>
          <table:table-cell office:value-type="float" office:value="6.76369142760999" calcext:value-type="float">
            <text:p>6.76</text:p>
          </table:table-cell>
          <table:table-cell office:value-type="float" office:value="6.62909566401664" calcext:value-type="float">
            <text:p>6.63</text:p>
          </table:table-cell>
          <table:table-cell office:value-type="float" office:value="6.21034339427993" calcext:value-type="float">
            <text:p>6.21</text:p>
          </table:table-cell>
          <table:table-cell office:value-type="float" office:value="6.38113240918839" calcext:value-type="float">
            <text:p>6.38</text:p>
          </table:table-cell>
          <table:table-cell office:value-type="float" office:value="6.01125081735641" calcext:value-type="float">
            <text:p>6.01</text:p>
          </table:table-cell>
          <table:table-cell office:value-type="float" office:value="5.74107583484126" calcext:value-type="float">
            <text:p>5.74</text:p>
          </table:table-cell>
          <table:table-cell office:value-type="float" office:value="6.25706926213537" calcext:value-type="float">
            <text:p>6.26</text:p>
          </table:table-cell>
          <table:table-cell office:value-type="float" office:value="6.64620514569361" calcext:value-type="float">
            <text:p>6.65</text:p>
          </table:table-cell>
          <table:table-cell office:value-type="float" office:value="6.50224563693723" calcext:value-type="float">
            <text:p>6.50</text:p>
          </table:table-cell>
          <table:table-cell office:value-type="float" office:value="5.87987345759809" calcext:value-type="float">
            <text:p>5.88</text:p>
          </table:table-cell>
          <table:table-cell office:value-type="float" office:value="6.15337073768988" calcext:value-type="float">
            <text:p>6.15</text:p>
          </table:table-cell>
          <table:table-cell office:value-type="float" office:value="5.98624804709912" calcext:value-type="float">
            <text:p>5.99</text:p>
          </table:table-cell>
          <table:table-cell office:value-type="float" office:value="5.57835037664261" calcext:value-type="float">
            <text:p>5.58</text:p>
          </table:table-cell>
          <table:table-cell office:value-type="float" office:value="5.89198158896539" calcext:value-type="float">
            <text:p>5.89</text:p>
          </table:table-cell>
          <table:table-cell office:value-type="float" office:value="5.95729827215079" calcext:value-type="float">
            <text:p>5.96</text:p>
          </table:table-cell>
          <table:table-cell office:value-type="float" office:value="5.96933469569673" calcext:value-type="float">
            <text:p>5.97</text:p>
          </table:table-cell>
          <table:table-cell office:value-type="float" office:value="5.07404153456333" calcext:value-type="float">
            <text:p>5.07</text:p>
          </table:table-cell>
          <table:table-cell office:value-type="float" office:value="4.56547857428915" calcext:value-type="float">
            <text:p>4.57</text:p>
          </table:table-cell>
          <table:table-cell office:value-type="float" office:value="3.9745381151995" calcext:value-type="float">
            <text:p>3.97</text:p>
          </table:table-cell>
          <table:table-cell office:value-type="float" office:value="3.44730405923403" calcext:value-type="float">
            <text:p>3.45</text:p>
          </table:table-cell>
          <table:table-cell office:value-type="float" office:value="3.17753561749385" calcext:value-type="float">
            <text:p>3.18</text:p>
          </table:table-cell>
          <table:table-cell office:value-type="float" office:value="3.10415467443199" calcext:value-type="float">
            <text:p>3.10</text:p>
          </table:table-cell>
          <table:table-cell office:value-type="float" office:value="3.13093956137718" calcext:value-type="float">
            <text:p>3.13</text:p>
          </table:table-cell>
          <table:table-cell office:value-type="float" office:value="2.47109951257387" calcext:value-type="float">
            <text:p>2.47</text:p>
          </table:table-cell>
          <table:table-cell office:value-type="float" office:value="2.29060201283369" calcext:value-type="float">
            <text:p>2.29</text:p>
          </table:table-cell>
          <table:table-cell office:value-type="float" office:value="2.5658508434916" calcext:value-type="float">
            <text:p>2.57</text:p>
          </table:table-cell>
          <table:table-cell office:value-type="float" office:value="3.35852658188666" calcext:value-type="float">
            <text:p>3.36</text:p>
          </table:table-cell>
          <table:table-cell office:value-type="float" office:value="4.37727211525515" calcext:value-type="float">
            <text:p>4.38</text:p>
          </table:table-cell>
          <table:table-cell office:value-type="float" office:value="4.36729423525492" calcext:value-type="float">
            <text:p>4.37</text:p>
          </table:table-cell>
          <table:table-cell office:value-type="float" office:value="5.5468675359156" calcext:value-type="float">
            <text:p>5.55</text:p>
          </table:table-cell>
          <table:table-cell office:value-type="float" office:value="5.3367602513923" calcext:value-type="float">
            <text:p>5.34</text:p>
          </table:table-cell>
          <table:table-cell office:value-type="float" office:value="4.80485741601886" calcext:value-type="float">
            <text:p>4.80</text:p>
          </table:table-cell>
          <table:table-cell office:value-type="float" office:value="4.61199022561742" calcext:value-type="float">
            <text:p>4.61</text:p>
          </table:table-cell>
          <table:table-cell office:value-type="float" office:value="4.56666365634125" calcext:value-type="float">
            <text:p>4.57</text:p>
          </table:table-cell>
          <table:table-cell office:value-type="float" office:value="5.82725648016489" calcext:value-type="float">
            <text:p>5.83</text:p>
          </table:table-cell>
          <table:table-cell office:value-type="float" office:value="5.97375617408263" calcext:value-type="float">
            <text:p>5.97</text:p>
          </table:table-cell>
          <table:table-cell office:value-type="float" office:value="6.50469431420922" calcext:value-type="float">
            <text:p>6.50</text:p>
          </table:table-cell>
          <table:table-cell office:value-type="float" office:value="6.41974232718928" calcext:value-type="float">
            <text:p>6.42</text:p>
          </table:table-cell>
          <table:table-cell office:value-type="float" office:value="6.22340221600276" calcext:value-type="float">
            <text:p>6.22</text:p>
          </table:table-cell>
          <table:table-cell office:value-type="float" office:value="5.74258335119248" calcext:value-type="float">
            <text:p>5.74</text:p>
          </table:table-cell>
          <table:table-cell office:value-type="float" office:value="5.54269944118756" calcext:value-type="float">
            <text:p>5.54</text:p>
          </table:table-cell>
          <table:table-cell office:value-type="float" office:value="5.78399906786573" calcext:value-type="float">
            <text:p>5.78</text:p>
          </table:table-cell>
          <table:table-cell office:value-type="float" office:value="6.08490008277167" calcext:value-type="float">
            <text:p>6.08</text:p>
          </table:table-cell>
          <table:table-cell office:value-type="float" office:value="6.56838689849406" calcext:value-type="float">
            <text:p>6.57</text:p>
          </table:table-cell>
          <table:table-cell office:value-type="float" office:value="6.01914374392873" calcext:value-type="float">
            <text:p>6.02</text:p>
          </table:table-cell>
          <table:table-cell office:value-type="float" office:value="6.34466213514594" calcext:value-type="float">
            <text:p>6.34</text:p>
          </table:table-cell>
          <table:table-cell office:value-type="float" office:value="6.19107450323421" calcext:value-type="float">
            <text:p>6.19</text:p>
          </table:table-cell>
          <table:table-cell office:value-type="float" office:value="5.97135600435403" calcext:value-type="float">
            <text:p>5.97</text:p>
          </table:table-cell>
          <table:table-cell office:value-type="float" office:value="5.96226605458306" calcext:value-type="float">
            <text:p>5.96</text:p>
          </table:table-cell>
          <table:table-cell office:value-type="float" office:value="6.36724265447455" calcext:value-type="float">
            <text:p>6.37</text:p>
          </table:table-cell>
          <table:table-cell office:value-type="float" office:value="7.33299254890802" calcext:value-type="float">
            <text:p>7.33</text:p>
          </table:table-cell>
          <table:table-cell office:value-type="float" office:value="6.74351482326112" calcext:value-type="float">
            <text:p>6.74</text:p>
          </table:table-cell>
          <table:table-cell office:value-type="float" office:value="6.71372132606693" calcext:value-type="float">
            <text:p>6.71</text:p>
          </table:table-cell>
          <table:table-cell office:value-type="float" office:value="6.43469971401335" calcext:value-type="float">
            <text:p>6.43</text:p>
          </table:table-cell>
          <table:table-cell office:value-type="float" office:value="5.96996575960575" calcext:value-type="float">
            <text:p>5.97</text:p>
          </table:table-cell>
          <table:table-cell office:value-type="float" office:value="6.36330224195647" calcext:value-type="float">
            <text:p>6.36</text:p>
          </table:table-cell>
          <table:table-cell office:value-type="float" office:value="6.47534433319231" calcext:value-type="float">
            <text:p>6.48</text:p>
          </table:table-cell>
          <table:table-cell office:value-type="float" office:value="6.9247418590786" calcext:value-type="float">
            <text:p>6.92</text:p>
          </table:table-cell>
          <table:table-cell office:value-type="float" office:value="6.18205405886955" calcext:value-type="float">
            <text:p>6.18</text:p>
          </table:table-cell>
          <table:table-cell office:value-type="float" office:value="6.215561851136" calcext:value-type="float">
            <text:p>6.22</text:p>
          </table:table-cell>
          <table:table-cell office:value-type="float" office:value="5.81959010747658" calcext:value-type="float">
            <text:p>5.82</text:p>
          </table:table-cell>
          <table:table-cell office:value-type="float" office:value="5.56976578482734" calcext:value-type="float">
            <text:p>5.57</text:p>
          </table:table-cell>
          <table:table-cell office:value-type="float" office:value="5.94394144154532" calcext:value-type="float">
            <text:p>5.94</text:p>
          </table:table-cell>
          <table:table-cell office:value-type="float" office:value="7.07122942710675" calcext:value-type="float">
            <text:p>7.07</text:p>
          </table:table-cell>
          <table:table-cell office:value-type="float" office:value="6.80547374144728" calcext:value-type="float">
            <text:p>6.81</text:p>
          </table:table-cell>
          <table:table-cell office:value-type="float" office:value="5.91616598334551" calcext:value-type="float">
            <text:p>5.92</text:p>
          </table:table-cell>
          <table:table-cell office:value-type="float" office:value="5.91903960596875" calcext:value-type="float">
            <text:p>5.92</text:p>
          </table:table-cell>
          <table:table-cell office:value-type="float" office:value="5.47010759049063" calcext:value-type="float">
            <text:p>5.47</text:p>
          </table:table-cell>
          <table:table-cell office:value-type="float" office:value="5.08399918534763" calcext:value-type="float">
            <text:p>5.08</text:p>
          </table:table-cell>
          <table:table-cell office:value-type="float" office:value="5.44917406733558" calcext:value-type="float">
            <text:p>5.45</text:p>
          </table:table-cell>
          <table:table-cell office:value-type="float" office:value="6.02015171427913" calcext:value-type="float">
            <text:p>6.02</text:p>
          </table:table-cell>
          <table:table-cell office:value-type="float" office:value="6.00898833294732" calcext:value-type="float">
            <text:p>6.01</text:p>
          </table:table-cell>
          <table:table-cell office:value-type="float" office:value="5.22034577377359" calcext:value-type="float">
            <text:p>5.22</text:p>
          </table:table-cell>
          <table:table-cell office:value-type="float" office:value="5.28975790031598" calcext:value-type="float">
            <text:p>5.29</text:p>
          </table:table-cell>
          <table:table-cell office:value-type="float" office:value="4.81662618618817" calcext:value-type="float">
            <text:p>4.82</text:p>
          </table:table-cell>
          <table:table-cell office:value-type="float" office:value="4.60025412203814" calcext:value-type="float">
            <text:p>4.60</text:p>
          </table:table-cell>
          <table:table-cell office:value-type="float" office:value="4.97607965428854" calcext:value-type="float">
            <text:p>4.98</text:p>
          </table:table-cell>
          <table:table-cell office:value-type="float" office:value="6.06088971052816" calcext:value-type="float">
            <text:p>6.06</text:p>
          </table:table-cell>
          <table:table-cell office:value-type="float" office:value="5.94217039504998" calcext:value-type="float">
            <text:p>5.94</text:p>
          </table:table-cell>
          <table:table-cell office:value-type="float" office:value="5.46821542646761" calcext:value-type="float">
            <text:p>5.47</text:p>
          </table:table-cell>
          <table:table-cell office:value-type="float" office:value="5.81927835508714" calcext:value-type="float">
            <text:p>5.82</text:p>
          </table:table-cell>
          <table:table-cell office:value-type="float" office:value="5.65518801431176" calcext:value-type="float">
            <text:p>5.66</text:p>
          </table:table-cell>
          <table:table-cell office:value-type="float" office:value="5.50207075149994" calcext:value-type="float">
            <text:p>5.50</text:p>
          </table:table-cell>
          <table:table-cell office:value-type="float" office:value="5.81689545836486" calcext:value-type="float">
            <text:p>5.82</text:p>
          </table:table-cell>
          <table:table-cell office:value-type="float" office:value="6.96701528559936" calcext:value-type="float">
            <text:p>6.97</text:p>
          </table:table-cell>
          <table:table-cell office:value-type="float" office:value="7.16240651748774" calcext:value-type="float">
            <text:p>7.16</text:p>
          </table:table-cell>
          <table:table-cell office:value-type="float" office:value="6.44401253882067" calcext:value-type="float">
            <text:p>6.44</text:p>
          </table:table-cell>
          <table:table-cell office:value-type="float" office:value="6.39990270007298" calcext:value-type="float">
            <text:p>6.40</text:p>
          </table:table-cell>
          <table:table-cell office:value-type="float" office:value="6.10474907376221" calcext:value-type="float">
            <text:p>6.10</text:p>
          </table:table-cell>
          <table:table-cell office:value-type="float" office:value="5.54149194013773" calcext:value-type="float">
            <text:p>5.54</text:p>
          </table:table-cell>
          <table:table-cell office:value-type="float" office:value="6.10855565777369" calcext:value-type="float">
            <text:p>6.11</text:p>
          </table:table-cell>
          <table:table-cell office:value-type="float" office:value="6.63395088130023" calcext:value-type="float">
            <text:p>6.63</text:p>
          </table:table-cell>
          <table:table-cell office:value-type="float" office:value="6.78351000012369" calcext:value-type="float">
            <text:p>6.78</text:p>
          </table:table-cell>
          <table:table-cell office:value-type="float" office:value="6.26612747929906" calcext:value-type="float">
            <text:p>6.27</text:p>
          </table:table-cell>
          <table:table-cell office:value-type="float" office:value="6.38441993020309" calcext:value-type="float">
            <text:p>6.38</text:p>
          </table:table-cell>
          <table:table-cell office:value-type="float" office:value="5.93927134892024" calcext:value-type="float">
            <text:p>5.94</text:p>
          </table:table-cell>
          <table:table-cell office:value-type="float" office:value="5.53522034026752" calcext:value-type="float">
            <text:p>5.54</text:p>
          </table:table-cell>
          <table:table-cell office:value-type="float" office:value="6.40199299833138" calcext:value-type="float">
            <text:p>6.40</text:p>
          </table:table-cell>
          <table:table-cell office:value-type="float" office:value="6.81232541521405" calcext:value-type="float">
            <text:p>6.81</text:p>
          </table:table-cell>
          <table:table-cell office:value-type="float" office:value="6.85751832054286" calcext:value-type="float">
            <text:p>6.86</text:p>
          </table:table-cell>
          <table:table-cell office:value-type="float" office:value="6.3805439426531" calcext:value-type="float">
            <text:p>6.38</text:p>
          </table:table-cell>
          <table:table-cell office:value-type="float" office:value="6.8775425295858" calcext:value-type="float">
            <text:p>6.88</text:p>
          </table:table-cell>
          <table:table-cell office:value-type="float" office:value="5.99970758096352" calcext:value-type="float">
            <text:p>6.00</text:p>
          </table:table-cell>
          <table:table-cell office:value-type="float" office:value="5.69197557568675" calcext:value-type="float">
            <text:p>5.69</text:p>
          </table:table-cell>
          <table:table-cell office:value-type="float" office:value="6.94816828066911" calcext:value-type="float">
            <text:p>6.95</text:p>
          </table:table-cell>
          <table:table-cell office:value-type="float" office:value="7.78587022326588" calcext:value-type="float">
            <text:p>7.79</text:p>
          </table:table-cell>
          <table:table-cell office:value-type="float" office:value="7.8320845030598" calcext:value-type="float">
            <text:p>7.83</text:p>
          </table:table-cell>
          <table:table-cell office:value-type="float" office:value="6.85141748472476" calcext:value-type="float">
            <text:p>6.85</text:p>
          </table:table-cell>
          <table:table-cell office:value-type="float" office:value="7.52267503645306" calcext:value-type="float">
            <text:p>7.52</text:p>
          </table:table-cell>
          <table:table-cell office:value-type="float" office:value="6.45609113215901" calcext:value-type="float">
            <text:p>6.46</text:p>
          </table:table-cell>
          <table:table-cell office:value-type="float" office:value="6.09021218519381" calcext:value-type="float">
            <text:p>6.09</text:p>
          </table:table-cell>
          <table:table-cell office:value-type="float" office:value="7.32965412885229" calcext:value-type="float">
            <text:p>7.33</text:p>
          </table:table-cell>
          <table:table-cell office:value-type="float" office:value="8.38411571686868" calcext:value-type="float">
            <text:p>8.38</text:p>
          </table:table-cell>
          <table:table-cell office:value-type="float" office:value="8.07119447281631" calcext:value-type="float">
            <text:p>8.07</text:p>
          </table:table-cell>
          <table:table-cell office:value-type="float" office:value="7.11091860567148" calcext:value-type="float">
            <text:p>7.11</text:p>
          </table:table-cell>
          <table:table-cell office:value-type="float" office:value="7.68657581427696" calcext:value-type="float">
            <text:p>7.69</text:p>
          </table:table-cell>
          <table:table-cell office:value-type="float" office:value="6.69859393837441" calcext:value-type="float">
            <text:p>6.70</text:p>
          </table:table-cell>
          <table:table-cell office:value-type="float" office:value="6.28711780079982" calcext:value-type="float">
            <text:p>6.29</text:p>
          </table:table-cell>
          <table:table-cell office:value-type="float" office:value="7.23259127081205" calcext:value-type="float">
            <text:p>7.23</text:p>
          </table:table-cell>
          <table:table-cell office:value-type="float" office:value="8.08421983017141" calcext:value-type="float">
            <text:p>8.08</text:p>
          </table:table-cell>
          <table:table-cell office:value-type="float" office:value="7.72883190336123" calcext:value-type="float">
            <text:p>7.73</text:p>
          </table:table-cell>
          <table:table-cell office:value-type="float" office:value="6.63916733738202" calcext:value-type="float">
            <text:p>6.64</text:p>
          </table:table-cell>
          <table:table-cell office:value-type="float" office:value="6.94762936626484" calcext:value-type="float">
            <text:p>6.95</text:p>
          </table:table-cell>
          <table:table-cell office:value-type="float" office:value="5.98496864807215" calcext:value-type="float">
            <text:p>5.98</text:p>
          </table:table-cell>
          <table:table-cell office:value-type="float" office:value="5.77128452956268" calcext:value-type="float">
            <text:p>5.77</text:p>
          </table:table-cell>
          <table:table-cell office:value-type="float" office:value="5.98681522108383" calcext:value-type="float">
            <text:p>5.99</text:p>
          </table:table-cell>
          <table:table-cell office:value-type="float" office:value="7.45769887953064" calcext:value-type="float">
            <text:p>7.46</text:p>
          </table:table-cell>
          <table:table-cell office:value-type="float" office:value="8.35721711082397" calcext:value-type="float">
            <text:p>8.36</text:p>
          </table:table-cell>
          <table:table-cell office:value-type="float" office:value="8.54051601892006" calcext:value-type="float">
            <text:p>8.54</text:p>
          </table:table-cell>
          <table:table-cell office:value-type="float" office:value="8.18171738662014" calcext:value-type="float">
            <text:p>8.18</text:p>
          </table:table-cell>
          <table:table-cell office:value-type="float" office:value="7.8823662221427" calcext:value-type="float">
            <text:p>7.88</text:p>
          </table:table-cell>
          <table:table-cell office:value-type="float" office:value="7.44865768388671" calcext:value-type="float">
            <text:p>7.45</text:p>
          </table:table-cell>
          <table:table-cell office:value-type="float" office:value="8.12479106377662" calcext:value-type="float">
            <text:p>8.12</text:p>
          </table:table-cell>
          <table:table-cell office:value-type="float" office:value="8.43225404522571" calcext:value-type="float">
            <text:p>8.43</text:p>
          </table:table-cell>
          <table:table-cell office:value-type="float" office:value="9.64390331304091" calcext:value-type="float">
            <text:p>9.64</text:p>
          </table:table-cell>
          <table:table-cell office:value-type="float" office:value="8.77258411008453" calcext:value-type="float">
            <text:p>8.77</text:p>
          </table:table-cell>
          <table:table-cell office:value-type="float" office:value="8.56883637286616" calcext:value-type="float">
            <text:p>8.57</text:p>
          </table:table-cell>
          <table:table-cell office:value-type="float" office:value="8.36006362074377" calcext:value-type="float">
            <text:p>8.36</text:p>
          </table:table-cell>
          <table:table-cell office:value-type="float" office:value="7.73070079009827" calcext:value-type="float">
            <text:p>7.73</text:p>
          </table:table-cell>
          <table:table-cell office:value-type="float" office:value="8.21722475318115" calcext:value-type="float">
            <text:p>8.22</text:p>
          </table:table-cell>
          <table:table-cell office:value-type="float" office:value="8.78782665213817" calcext:value-type="float">
            <text:p>8.79</text:p>
          </table:table-cell>
          <table:table-cell office:value-type="float" office:value="9.88335698687348" calcext:value-type="float">
            <text:p>9.88</text:p>
          </table:table-cell>
          <table:table-cell office:value-type="float" office:value="8.94758585376639" calcext:value-type="float">
            <text:p>8.95</text:p>
          </table:table-cell>
          <table:table-cell office:value-type="float" office:value="8.94447150063863" calcext:value-type="float">
            <text:p>8.94</text:p>
          </table:table-cell>
          <table:table-cell office:value-type="float" office:value="8.4598914655175" calcext:value-type="float">
            <text:p>8.46</text:p>
          </table:table-cell>
          <table:table-cell office:value-type="float" office:value="7.50619936960946" calcext:value-type="float">
            <text:p>7.51</text:p>
          </table:table-cell>
          <table:table-cell office:value-type="float" office:value="7.82612194533115" calcext:value-type="float">
            <text:p>7.83</text:p>
          </table:table-cell>
          <table:table-cell office:value-type="float" office:value="7.35568726150848" calcext:value-type="float">
            <text:p>7.36</text:p>
          </table:table-cell>
          <table:table-cell office:value-type="float" office:value="8.39839291981534" calcext:value-type="float">
            <text:p>8.40</text:p>
          </table:table-cell>
          <table:table-cell office:value-type="float" office:value="6.89212685468595" calcext:value-type="float">
            <text:p>6.89</text:p>
          </table:table-cell>
          <table:table-cell office:value-type="float" office:value="7.01394416625176" calcext:value-type="float">
            <text:p>7.01</text:p>
          </table:table-cell>
          <table:table-cell office:value-type="float" office:value="5.50514185313421" calcext:value-type="float">
            <text:p>5.51</text:p>
          </table:table-cell>
          <table:table-cell office:value-type="float" office:value="4.81734669808815" calcext:value-type="float">
            <text:p>4.82</text:p>
          </table:table-cell>
          <table:table-cell office:value-type="float" office:value="5.75233981281497" calcext:value-type="float">
            <text:p>5.75</text:p>
          </table:table-cell>
          <table:table-cell office:value-type="float" office:value="6.14130341106917" calcext:value-type="float">
            <text:p>6.14</text:p>
          </table:table-cell>
          <table:table-cell office:value-type="float" office:value="6.11169318383453" calcext:value-type="float">
            <text:p>6.11</text:p>
          </table:table-cell>
          <table:table-cell office:value-type="float" office:value="4.98193272961208" calcext:value-type="float">
            <text:p>4.98</text:p>
          </table:table-cell>
          <table:table-cell office:value-type="float" office:value="4.97711379888363" calcext:value-type="float">
            <text:p>4.98</text:p>
          </table:table-cell>
          <table:table-cell office:value-type="float" office:value="3.8608665110132" calcext:value-type="float">
            <text:p>3.86</text:p>
          </table:table-cell>
          <table:table-cell office:value-type="float" office:value="3.57279117058224" calcext:value-type="float">
            <text:p>3.57</text:p>
          </table:table-cell>
          <table:table-cell office:value-type="float" office:value="4.63370110561302" calcext:value-type="float">
            <text:p>4.63</text:p>
          </table:table-cell>
          <table:table-cell office:value-type="float" office:value="4.97291889467692" calcext:value-type="float">
            <text:p>4.97</text:p>
          </table:table-cell>
          <table:table-cell office:value-type="float" office:value="4.57540992395059" calcext:value-type="float">
            <text:p>4.58</text:p>
          </table:table-cell>
          <table:table-cell office:value-type="float" office:value="3.45680397866022" calcext:value-type="float">
            <text:p>3.46</text:p>
          </table:table-cell>
          <table:table-cell office:value-type="float" office:value="3.57261249235219" calcext:value-type="float">
            <text:p>3.57</text:p>
          </table:table-cell>
          <table:table-cell office:value-type="float" office:value="3.88348279590409" calcext:value-type="float">
            <text:p>3.88</text:p>
          </table:table-cell>
          <table:table-cell office:value-type="float" office:value="3.84438793529703" calcext:value-type="float">
            <text:p>3.84</text:p>
          </table:table-cell>
          <table:table-cell office:value-type="float" office:value="3.90521351915827" calcext:value-type="float">
            <text:p>3.91</text:p>
          </table:table-cell>
          <table:table-cell office:value-type="float" office:value="4.25719967592252" calcext:value-type="float">
            <text:p>4.26</text:p>
          </table:table-cell>
          <table:table-cell office:value-type="float" office:value="4.17678074645075" calcext:value-type="float">
            <text:p>4.18</text:p>
          </table:table-cell>
          <table:table-cell office:value-type="float" office:value="3.54348616136428" calcext:value-type="float">
            <text:p>3.54</text:p>
          </table:table-cell>
          <table:table-cell office:value-type="float" office:value="3.52503299241175" calcext:value-type="float">
            <text:p>3.53</text:p>
          </table:table-cell>
          <table:table-cell office:value-type="float" office:value="2.9172206674043" calcext:value-type="float">
            <text:p>2.92</text:p>
          </table:table-cell>
          <table:table-cell office:value-type="float" office:value="2.75349939016604" calcext:value-type="float">
            <text:p>2.75</text:p>
          </table:table-cell>
          <table:table-cell office:value-type="float" office:value="3.18096645533706" calcext:value-type="float">
            <text:p>3.18</text:p>
          </table:table-cell>
          <table:table-cell office:value-type="float" office:value="3.37941920392522" calcext:value-type="float">
            <text:p>3.38</text:p>
          </table:table-cell>
          <table:table-cell office:value-type="float" office:value="3.61070419048012" calcext:value-type="float">
            <text:p>3.61</text:p>
          </table:table-cell>
          <table:table-cell office:value-type="float" office:value="3.40643630236036" calcext:value-type="float">
            <text:p>3.41</text:p>
          </table:table-cell>
          <table:table-cell office:value-type="float" office:value="3.32094127395596" calcext:value-type="float">
            <text:p>3.32</text:p>
          </table:table-cell>
          <table:table-cell office:value-type="float" office:value="2.72854471897337" calcext:value-type="float">
            <text:p>2.73</text:p>
          </table:table-cell>
          <table:table-cell office:value-type="float" office:value="2.37419071852334" calcext:value-type="float">
            <text:p>2.37</text:p>
          </table:table-cell>
          <table:table-cell office:value-type="float" office:value="2.76639522921062" calcext:value-type="float">
            <text:p>2.77</text:p>
          </table:table-cell>
          <table:table-cell office:value-type="float" office:value="2.9250994298701" calcext:value-type="float">
            <text:p>2.93</text:p>
          </table:table-cell>
          <table:table-cell office:value-type="float" office:value="2.94152191460065" calcext:value-type="float">
            <text:p>2.94</text:p>
          </table:table-cell>
          <table:table-cell office:value-type="float" office:value="2.28269631848161" calcext:value-type="float">
            <text:p>2.28</text:p>
          </table:table-cell>
          <table:table-cell office:value-type="float" office:value="2.41540056346627" calcext:value-type="float">
            <text:p>2.42</text:p>
          </table:table-cell>
          <table:table-cell office:value-type="float" office:value="1.90902380764318" calcext:value-type="float">
            <text:p>1.91</text:p>
          </table:table-cell>
          <table:table-cell office:value-type="float" office:value="1.57716306007752" calcext:value-type="float">
            <text:p>1.58</text:p>
          </table:table-cell>
          <table:table-cell office:value-type="float" office:value="1.85636346533722" calcext:value-type="float">
            <text:p>1.86</text:p>
          </table:table-cell>
          <table:table-cell office:value-type="float" office:value="1.9523954306563" calcext:value-type="float">
            <text:p>1.95</text:p>
          </table:table-cell>
          <table:table-cell office:value-type="float" office:value="1.93955183326407" calcext:value-type="float">
            <text:p>1.94</text:p>
          </table:table-cell>
          <table:table-cell office:value-type="float" office:value="1.53083619869778" calcext:value-type="float">
            <text:p>1.53</text:p>
          </table:table-cell>
          <table:table-cell office:value-type="float" office:value="1.50688592349766" calcext:value-type="float">
            <text:p>1.51</text:p>
          </table:table-cell>
          <table:table-cell office:value-type="float" office:value="1.11713386894947" calcext:value-type="float">
            <text:p>1.12</text:p>
          </table:table-cell>
          <table:table-cell office:value-type="float" office:value="1.03830246452772" calcext:value-type="float">
            <text:p>1.04</text:p>
          </table:table-cell>
          <table:table-cell office:value-type="float" office:value="1.10176614774437" calcext:value-type="float">
            <text:p>1.10</text:p>
          </table:table-cell>
          <table:table-cell office:value-type="float" office:value="1.08462199312715" calcext:value-type="float">
            <text:p>1.08</text:p>
          </table:table-cell>
          <table:table-cell office:value-type="float" office:value="1.16083223733351" calcext:value-type="float">
            <text:p>1.16</text:p>
          </table:table-cell>
          <table:table-cell office:value-type="float" office:value="1.00367792119948" calcext:value-type="float">
            <text:p>1.00</text:p>
          </table:table-cell>
          <table:table-cell office:value-type="float" office:value="1.00409607446249" calcext:value-type="float">
            <text:p>1.00</text:p>
          </table:table-cell>
          <table:table-cell office:value-type="float" office:value="0.781621865370644" calcext:value-type="float">
            <text:p>0.78</text:p>
          </table:table-cell>
          <table:table-cell office:value-type="float" office:value="0.670854771312431" calcext:value-type="float">
            <text:p>0.67</text:p>
          </table:table-cell>
          <table:table-cell office:value-type="float" office:value="0.704215034649138" calcext:value-type="float">
            <text:p>0.70</text:p>
          </table:table-cell>
          <table:table-cell office:value-type="float" office:value="0.771766219149449" calcext:value-type="float">
            <text:p>0.77</text:p>
          </table:table-cell>
          <table:table-cell office:value-type="float" office:value="0.860756120156859" calcext:value-type="float">
            <text:p>0.86</text:p>
          </table:table-cell>
          <table:table-cell office:value-type="float" office:value="0.80694618029949" calcext:value-type="float">
            <text:p>0.81</text:p>
          </table:table-cell>
          <table:table-cell office:value-type="float" office:value="0.8521849576053" calcext:value-type="float">
            <text:p>0.85</text:p>
          </table:table-cell>
          <table:table-cell office:value-type="float" office:value="0.680905126532294" calcext:value-type="float">
            <text:p>0.68</text:p>
          </table:table-cell>
          <table:table-cell office:value-type="float" office:value="0.602997226043617" calcext:value-type="float">
            <text:p>0.60</text:p>
          </table:table-cell>
          <table:table-cell office:value-type="float" office:value="0.628605129532933" calcext:value-type="float">
            <text:p>0.63</text:p>
          </table:table-cell>
          <table:table-cell office:value-type="float" office:value="0.818246123845757" calcext:value-type="float">
            <text:p>0.82</text:p>
          </table:table-cell>
          <table:table-cell office:value-type="float" office:value="0.892211161839184" calcext:value-type="float">
            <text:p>0.89</text:p>
          </table:table-cell>
          <table:table-cell office:value-type="float" office:value="0.896544394509899" calcext:value-type="float">
            <text:p>0.90</text:p>
          </table:table-cell>
          <table:table-cell office:value-type="float" office:value="1.039227002774" calcext:value-type="float">
            <text:p>1.04</text:p>
          </table:table-cell>
          <table:table-cell office:value-type="float" office:value="0.835362334941105" calcext:value-type="float">
            <text:p>0.84</text:p>
          </table:table-cell>
          <table:table-cell office:value-type="float" office:value="0.792218740956048" calcext:value-type="float">
            <text:p>0.79</text:p>
          </table:table-cell>
          <table:table-cell office:value-type="float" office:value="0.814945396417527" calcext:value-type="float">
            <text:p>0.81</text:p>
          </table:table-cell>
          <table:table-cell office:value-type="float" office:value="1.12205923878312" calcext:value-type="float">
            <text:p>1.12</text:p>
          </table:table-cell>
          <table:table-cell office:value-type="float" office:value="1.22957065285683" calcext:value-type="float">
            <text:p>1.23</text:p>
          </table:table-cell>
          <table:table-cell office:value-type="float" office:value="1.3164515646462" calcext:value-type="float">
            <text:p>1.32</text:p>
          </table:table-cell>
          <table:table-cell office:value-type="float" office:value="1.46290558637378" calcext:value-type="float">
            <text:p>1.46</text:p>
          </table:table-cell>
          <table:table-cell office:value-type="float" office:value="1.26651445075425" calcext:value-type="float">
            <text:p>1.27</text:p>
          </table:table-cell>
          <table:table-cell office:value-type="float" office:value="1.08737972676761" calcext:value-type="float">
            <text:p>1.09</text:p>
          </table:table-cell>
          <table:table-cell office:value-type="float" office:value="1.02264128979687" calcext:value-type="float">
            <text:p>1.02</text:p>
          </table:table-cell>
          <table:table-cell office:value-type="float" office:value="1.37781321991848" calcext:value-type="float">
            <text:p>1.38</text:p>
          </table:table-cell>
          <table:table-cell office:value-type="float" office:value="2.17215899979892" calcext:value-type="float">
            <text:p>2.17</text:p>
          </table:table-cell>
          <table:table-cell office:value-type="float" office:value="2.16309600972001" calcext:value-type="float">
            <text:p>2.16</text:p>
          </table:table-cell>
          <table:table-cell office:value-type="float" office:value="2.30031948881789" calcext:value-type="float">
            <text:p>2.30</text:p>
          </table:table-cell>
          <table:table-cell office:value-type="float" office:value="3.01603916933986" calcext:value-type="float">
            <text:p>3.02</text:p>
          </table:table-cell>
          <table:table-cell office:value-type="float" office:value="2.57539858326662" calcext:value-type="float">
            <text:p>2.58</text:p>
          </table:table-cell>
          <table:table-cell office:value-type="float" office:value="2.6708425768846" calcext:value-type="float">
            <text:p>2.67</text:p>
          </table:table-cell>
          <table:table-cell office:value-type="float" office:value="3.26565582099663" calcext:value-type="float">
            <text:p>3.27</text:p>
          </table:table-cell>
          <table:table-cell office:value-type="float" office:value="5.15253043384026" calcext:value-type="float">
            <text:p>5.15</text:p>
          </table:table-cell>
          <table:table-cell office:value-type="float" office:value="4.95708832056029" calcext:value-type="float">
            <text:p>4.96</text:p>
          </table:table-cell>
          <table:table-cell office:value-type="float" office:value="4.36176949344812" calcext:value-type="float">
            <text:p>4.36</text:p>
          </table:table-cell>
          <table:table-cell office:value-type="float" office:value="4.15487408741517" calcext:value-type="float">
            <text:p>4.15</text:p>
          </table:table-cell>
          <table:table-cell office:value-type="float" office:value="3.1044794227251" calcext:value-type="float">
            <text:p>3.10</text:p>
          </table:table-cell>
          <table:table-cell office:value-type="float" office:value="2.81133574644654" calcext:value-type="float">
            <text:p>2.81</text:p>
          </table:table-cell>
          <table:table-cell office:value-type="float" office:value="3.2587711935538" calcext:value-type="float">
            <text:p>3.26</text:p>
          </table:table-cell>
          <table:table-cell office:value-type="float" office:value="5.25626927208942" calcext:value-type="float">
            <text:p>5.26</text:p>
          </table:table-cell>
          <table:table-cell office:value-type="float" office:value="4.82187708719415" calcext:value-type="float">
            <text:p>4.82</text:p>
          </table:table-cell>
          <table:table-cell office:value-type="float" office:value="4.64819421934341" calcext:value-type="float">
            <text:p>4.65</text:p>
          </table:table-cell>
          <table:table-cell office:value-type="float" office:value="3.9816617471582" calcext:value-type="float">
            <text:p>3.98</text:p>
          </table:table-cell>
          <table:table-cell office:value-type="float" office:value="2.86952186505864" calcext:value-type="float">
            <text:p>2.87</text:p>
          </table:table-cell>
          <table:table-cell office:value-type="float" office:value="2.56638490471455" calcext:value-type="float">
            <text:p>2.57</text:p>
          </table:table-cell>
          <table:table-cell office:value-type="float" office:value="2.94712438024078" calcext:value-type="float">
            <text:p>2.95</text:p>
          </table:table-cell>
          <table:table-cell office:value-type="float" office:value="5.10720840358704" calcext:value-type="float">
            <text:p>5.11</text:p>
          </table:table-cell>
          <table:table-cell office:value-type="float" office:value="4.83189731061108" calcext:value-type="float">
            <text:p>4.83</text:p>
          </table:table-cell>
          <table:table-cell office:value-type="float" office:value="4.67727867422591" calcext:value-type="float">
            <text:p>4.68</text:p>
          </table:table-cell>
          <table:table-cell office:value-type="float" office:value="4.1857805811519" calcext:value-type="float">
            <text:p>4.19</text:p>
          </table:table-cell>
          <table:table-cell office:value-type="float" office:value="3.17386443666307" calcext:value-type="float">
            <text:p>3.17</text:p>
          </table:table-cell>
          <table:table-cell office:value-type="float" office:value="2.76117548009462" calcext:value-type="float">
            <text:p>2.76</text:p>
          </table:table-cell>
          <table:table-cell office:value-type="float" office:value="2.9609200474365" calcext:value-type="float">
            <text:p>2.96</text:p>
          </table:table-cell>
          <table:table-cell office:value-type="float" office:value="3.81810717701729" calcext:value-type="float">
            <text:p>3.82</text:p>
          </table:table-cell>
          <table:table-cell office:value-type="float" office:value="3.47571591194869" calcext:value-type="float">
            <text:p>3.48</text:p>
          </table:table-cell>
          <table:table-cell office:value-type="float" office:value="3.48494476993501" calcext:value-type="float">
            <text:p>3.48</text:p>
          </table:table-cell>
          <table:table-cell office:value-type="float" office:value="3.06694033377503" calcext:value-type="float">
            <text:p>3.07</text:p>
          </table:table-cell>
          <table:table-cell office:value-type="float" office:value="2.51535644601839" calcext:value-type="float">
            <text:p>2.52</text:p>
          </table:table-cell>
          <table:table-cell office:value-type="float" office:value="2.09612869520927" calcext:value-type="float">
            <text:p>2.10</text:p>
          </table:table-cell>
          <table:table-cell office:value-type="float" office:value="2.61541419579429" calcext:value-type="float">
            <text:p>2.62</text:p>
          </table:table-cell>
          <table:table-cell office:value-type="float" office:value="3.50652372931572" calcext:value-type="float">
            <text:p>3.51</text:p>
          </table:table-cell>
          <table:table-cell office:value-type="float" office:value="3.0779218090205" calcext:value-type="float">
            <text:p>3.08</text:p>
          </table:table-cell>
          <table:table-cell office:value-type="float" office:value="3.04900696688475" calcext:value-type="float">
            <text:p>3.05</text:p>
          </table:table-cell>
          <table:table-cell office:value-type="float" office:value="2.55247241935427" calcext:value-type="float">
            <text:p>2.55</text:p>
          </table:table-cell>
          <table:table-cell office:value-type="float" office:value="2.10349543159413" calcext:value-type="float">
            <text:p>2.10</text:p>
          </table:table-cell>
          <table:table-cell office:value-type="float" office:value="1.9362895753548" calcext:value-type="float">
            <text:p>1.94</text:p>
          </table:table-cell>
          <table:table-cell office:value-type="float" office:value="2.50211160229479" calcext:value-type="float">
            <text:p>2.50</text:p>
          </table:table-cell>
          <table:table-cell office:value-type="float" office:value="3.30965655664585" calcext:value-type="float">
            <text:p>3.31</text:p>
          </table:table-cell>
          <table:table-cell office:value-type="float" office:value="2.89381791278166" calcext:value-type="float">
            <text:p>2.89</text:p>
          </table:table-cell>
          <table:table-cell office:value-type="float" office:value="2.81290778478316" calcext:value-type="float">
            <text:p>2.81</text:p>
          </table:table-cell>
          <table:table-cell office:value-type="float" office:value="2.35098535696937" calcext:value-type="float">
            <text:p>2.35</text:p>
          </table:table-cell>
          <table:table-cell office:value-type="float" office:value="1.81509823353324" calcext:value-type="float">
            <text:p>1.82</text:p>
          </table:table-cell>
          <table:table-cell office:value-type="float" office:value="1.59269369553565" calcext:value-type="float">
            <text:p>1.59</text:p>
          </table:table-cell>
          <table:table-cell office:value-type="float" office:value="2.09914400388336" calcext:value-type="float">
            <text:p>2.10</text:p>
          </table:table-cell>
          <table:table-cell office:value-type="float" office:value="2.72535082923273" calcext:value-type="float">
            <text:p>2.73</text:p>
          </table:table-cell>
          <table:table-cell office:value-type="float" office:value="2.54048534227775" calcext:value-type="float">
            <text:p>2.54</text:p>
          </table:table-cell>
          <table:table-cell office:value-type="float" office:value="2.66724470370649" calcext:value-type="float">
            <text:p>2.67</text:p>
          </table:table-cell>
          <table:table-cell office:value-type="float" office:value="2.12487651236978" calcext:value-type="float">
            <text:p>2.12</text:p>
          </table:table-cell>
          <table:table-cell office:value-type="float" office:value="1.54674166020171" calcext:value-type="float">
            <text:p>1.55</text:p>
          </table:table-cell>
          <table:table-cell office:value-type="float" office:value="1.40615834440166" calcext:value-type="float">
            <text:p>1.41</text:p>
          </table:table-cell>
          <table:table-cell office:value-type="float" office:value="1.97868667703325" calcext:value-type="float">
            <text:p>1.98</text:p>
          </table:table-cell>
          <table:table-cell office:value-type="float" office:value="2.41107780737214" calcext:value-type="float">
            <text:p>2.41</text:p>
          </table:table-cell>
          <table:table-cell office:value-type="float" office:value="2.12328343998808" calcext:value-type="float">
            <text:p>2.12</text:p>
          </table:table-cell>
          <table:table-cell office:value-type="float" office:value="2.02816542604211" calcext:value-type="float">
            <text:p>2.03</text:p>
          </table:table-cell>
          <table:table-cell office:value-type="float" office:value="1.61810345951726" calcext:value-type="float">
            <text:p>1.62</text:p>
          </table:table-cell>
          <table:table-cell office:value-type="float" office:value="1.16954241428933" calcext:value-type="float">
            <text:p>1.17</text:p>
          </table:table-cell>
          <table:table-cell office:value-type="float" office:value="1.02488858200992" calcext:value-type="float">
            <text:p>1.02</text:p>
          </table:table-cell>
          <table:table-cell office:value-type="float" office:value="1.36750147297366" calcext:value-type="float">
            <text:p>1.37</text:p>
          </table:table-cell>
          <table:table-cell office:value-type="float" office:value="1.76857788068147" calcext:value-type="float">
            <text:p>1.77</text:p>
          </table:table-cell>
          <table:table-cell office:value-type="float" office:value="1.52580515466356" calcext:value-type="float">
            <text:p>1.53</text:p>
          </table:table-cell>
          <table:table-cell office:value-type="float" office:value="1.58276389617648" calcext:value-type="float">
            <text:p>1.58</text:p>
          </table:table-cell>
          <table:table-cell office:value-type="float" office:value="1.27783694509962" calcext:value-type="float">
            <text:p>1.28</text:p>
          </table:table-cell>
          <table:table-cell office:value-type="float" office:value="0.935929124892382" calcext:value-type="float">
            <text:p>0.94</text:p>
          </table:table-cell>
          <table:table-cell office:value-type="float" office:value="0.867611422166642" calcext:value-type="float">
            <text:p>0.87</text:p>
          </table:table-cell>
          <table:table-cell office:value-type="float" office:value="1.16589911641503" calcext:value-type="float">
            <text:p>1.17</text:p>
          </table:table-cell>
          <table:table-cell office:value-type="float" office:value="1.45025498362274" calcext:value-type="float">
            <text:p>1.45</text:p>
          </table:table-cell>
          <table:table-cell office:value-type="float" office:value="1.25362757666082" calcext:value-type="float">
            <text:p>1.25</text:p>
          </table:table-cell>
          <table:table-cell office:value-type="float" office:value="1.31227992957746" calcext:value-type="float">
            <text:p>1.31</text:p>
          </table:table-cell>
          <table:table-cell office:value-type="float" office:value="1.10996260031198" calcext:value-type="float">
            <text:p>1.11</text:p>
          </table:table-cell>
          <table:table-cell office:value-type="float" office:value="0.829838773402652" calcext:value-type="float">
            <text:p>0.83</text:p>
          </table:table-cell>
          <table:table-cell office:value-type="float" office:value="0.784775689802237" calcext:value-type="float">
            <text:p>0.78</text:p>
          </table:table-cell>
          <table:table-cell office:value-type="float" office:value="1.07941692713466" calcext:value-type="float">
            <text:p>1.08</text:p>
          </table:table-cell>
          <table:table-cell office:value-type="float" office:value="1.33123117519128" calcext:value-type="float">
            <text:p>1.33</text:p>
          </table:table-cell>
          <table:table-cell office:value-type="float" office:value="1.14079781796191" calcext:value-type="float">
            <text:p>1.14</text:p>
          </table:table-cell>
          <table:table-cell office:value-type="float" office:value="1.16388426301858" calcext:value-type="float">
            <text:p>1.16</text:p>
          </table:table-cell>
          <table:table-cell office:value-type="float" office:value="0.938233290439785" calcext:value-type="float">
            <text:p>0.94</text:p>
          </table:table-cell>
          <table:table-cell office:value-type="float" office:value="0.695350523668635" calcext:value-type="float">
            <text:p>0.70</text:p>
          </table:table-cell>
          <table:table-cell office:value-type="float" office:value="0.624725499401778" calcext:value-type="float">
            <text:p>0.62</text:p>
          </table:table-cell>
          <table:table-cell office:value-type="float" office:value="1.04909524336394" calcext:value-type="float">
            <text:p>1.05</text:p>
          </table:table-cell>
          <table:table-cell office:value-type="float" office:value="1.23393476603403" calcext:value-type="float">
            <text:p>1.23</text:p>
          </table:table-cell>
          <table:table-cell office:value-type="float" office:value="1.04697251724516" calcext:value-type="float">
            <text:p>1.05</text:p>
          </table:table-cell>
          <table:table-cell office:value-type="float" office:value="1.09639500958075" calcext:value-type="float">
            <text:p>1.10</text:p>
          </table:table-cell>
          <table:table-cell office:value-type="float" office:value="0.978247287529306" calcext:value-type="float">
            <text:p>0.98</text:p>
          </table:table-cell>
          <table:table-cell office:value-type="float" office:value="0.696013766263768" calcext:value-type="float">
            <text:p>0.70</text:p>
          </table:table-cell>
          <table:table-cell office:value-type="float" office:value="0.688140385311883" calcext:value-type="float">
            <text:p>0.69</text:p>
          </table:table-cell>
          <table:table-cell office:value-type="float" office:value="1.08906492127307" calcext:value-type="float">
            <text:p>1.09</text:p>
          </table:table-cell>
          <table:table-cell office:value-type="float" office:value="1.33219261794182" calcext:value-type="float">
            <text:p>1.33</text:p>
          </table:table-cell>
          <table:table-cell office:value-type="float" office:value="1.19218841296238" calcext:value-type="float">
            <text:p>1.19</text:p>
          </table:table-cell>
          <table:table-cell office:value-type="float" office:value="1.24045132805382" calcext:value-type="float">
            <text:p>1.24</text:p>
          </table:table-cell>
          <table:table-cell office:value-type="float" office:value="0.780616545951279" calcext:value-type="float">
            <text:p>0.78</text:p>
          </table:table-cell>
          <table:table-cell office:value-type="float" office:value="1.25691140542626" calcext:value-type="float">
            <text:p>1.26</text:p>
          </table:table-cell>
          <table:table-cell office:value-type="float" office:value="1.17660743680758" calcext:value-type="float">
            <text:p>1.18</text:p>
          </table:table-cell>
          <table:table-cell office:value-type="float" office:value="1.63010334426662" calcext:value-type="float">
            <text:p>1.63</text:p>
          </table:table-cell>
          <table:table-cell office:value-type="float" office:value="1.79375179017145" calcext:value-type="float">
            <text:p>1.79</text:p>
          </table:table-cell>
          <table:table-cell office:value-type="float" office:value="1.6921145962876" calcext:value-type="float">
            <text:p>1.69</text:p>
          </table:table-cell>
          <table:table-cell office:value-type="float" office:value="1.95935101463554" calcext:value-type="float">
            <text:p>1.96</text:p>
          </table:table-cell>
          <table:table-cell office:value-type="float" office:value="1.83558663922156" calcext:value-type="float">
            <text:p>1.84</text:p>
          </table:table-cell>
          <table:table-cell office:value-type="float" office:value="1.44751581180233" calcext:value-type="float">
            <text:p>1.45</text:p>
          </table:table-cell>
          <table:table-cell office:value-type="float" office:value="1.32089298800651" calcext:value-type="float">
            <text:p>1.32</text:p>
          </table:table-cell>
          <table:table-cell office:value-type="float" office:value="1.63866065361092" calcext:value-type="float">
            <text:p>1.64</text:p>
          </table:table-cell>
          <table:table-cell office:value-type="float" office:value="2.17106200997862" calcext:value-type="float">
            <text:p>2.17</text:p>
          </table:table-cell>
          <table:table-cell office:value-type="float" office:value="2.14510351609852" calcext:value-type="float">
            <text:p>2.15</text:p>
          </table:table-cell>
          <table:table-cell office:value-type="float" office:value="2.26797592651251" calcext:value-type="float">
            <text:p>2.27</text:p>
          </table:table-cell>
          <table:table-cell office:value-type="float" office:value="2.21828756687561" calcext:value-type="float">
            <text:p>2.22</text:p>
          </table:table-cell>
          <table:table-cell office:value-type="float" office:value="2.00269961362112" calcext:value-type="float">
            <text:p>2.00</text:p>
          </table:table-cell>
          <table:table-cell office:value-type="float" office:value="1.76599643184339" calcext:value-type="float">
            <text:p>1.77</text:p>
          </table:table-cell>
          <table:table-cell office:value-type="float" office:value="2.19060674217118" calcext:value-type="float">
            <text:p>2.19</text:p>
          </table:table-cell>
          <table:table-cell office:value-type="float" office:value="2.53629098026423" calcext:value-type="float">
            <text:p>2.54</text:p>
          </table:table-cell>
          <table:table-cell office:value-type="float" office:value="3.17753171994068" calcext:value-type="float">
            <text:p>3.18</text:p>
          </table:table-cell>
          <table:table-cell office:value-type="float" office:value="3.20450089142418" calcext:value-type="float">
            <text:p>3.20</text:p>
          </table:table-cell>
          <table:table-cell office:value-type="float" office:value="3.23143629469712" calcext:value-type="float">
            <text:p>3.23</text:p>
          </table:table-cell>
          <table:table-cell office:value-type="float" office:value="2.71358672123247" calcext:value-type="float">
            <text:p>2.71</text:p>
          </table:table-cell>
          <table:table-cell office:value-type="float" office:value="2.5355823420461" calcext:value-type="float">
            <text:p>2.54</text:p>
          </table:table-cell>
          <table:table-cell office:value-type="float" office:value="3.03934277726584" calcext:value-type="float">
            <text:p>3.04</text:p>
          </table:table-cell>
          <table:table-cell office:value-type="float" office:value="3.92959465052651" calcext:value-type="float">
            <text:p>3.93</text:p>
          </table:table-cell>
          <table:table-cell office:value-type="float" office:value="3.39568930459536" calcext:value-type="float">
            <text:p>3.40</text:p>
          </table:table-cell>
          <table:table-cell office:value-type="float" office:value="3.43265893507153" calcext:value-type="float">
            <text:p>3.43</text:p>
          </table:table-cell>
          <table:table-cell office:value-type="float" office:value="3.34877134333902" calcext:value-type="float">
            <text:p>3.35</text:p>
          </table:table-cell>
          <table:table-cell office:value-type="float" office:value="3.59780973984429" calcext:value-type="float">
            <text:p>3.60</text:p>
          </table:table-cell>
          <table:table-cell office:value-type="float" office:value="3.19854959667445" calcext:value-type="float">
            <text:p>3.20</text:p>
          </table:table-cell>
          <table:table-cell office:value-type="float" office:value="4.28586106177805" calcext:value-type="float">
            <text:p>4.29</text:p>
          </table:table-cell>
          <table:table-cell office:value-type="float" office:value="5.15953332824976" calcext:value-type="float">
            <text:p>5.16</text:p>
          </table:table-cell>
          <table:table-cell office:value-type="float" office:value="4.46400147638931" calcext:value-type="float">
            <text:p>4.46</text:p>
          </table:table-cell>
          <table:table-cell office:value-type="float" office:value="5.00420034538911" calcext:value-type="float">
            <text:p>5.00</text:p>
          </table:table-cell>
          <table:table-cell office:value-type="float" office:value="4.83959394056505" calcext:value-type="float">
            <text:p>4.84</text:p>
          </table:table-cell>
          <table:table-cell office:value-type="float" office:value="4.13282512471018" calcext:value-type="float">
            <text:p>4.13</text:p>
          </table:table-cell>
          <table:table-cell office:value-type="float" office:value="4.15812473664026" calcext:value-type="float">
            <text:p>4.16</text:p>
          </table:table-cell>
          <table:table-cell office:value-type="float" office:value="5.35871672836242" calcext:value-type="float">
            <text:p>5.36</text:p>
          </table:table-cell>
          <table:table-cell office:value-type="float" office:value="6.04073987356591" calcext:value-type="float">
            <text:p>6.04</text:p>
          </table:table-cell>
          <table:table-cell office:value-type="float" office:value="5.27525608120029" calcext:value-type="float">
            <text:p>5.28</text:p>
          </table:table-cell>
          <table:table-cell office:value-type="float" office:value="5.69156745105693" calcext:value-type="float">
            <text:p>5.69</text:p>
          </table:table-cell>
          <table:table-cell office:value-type="float" office:value="5.35371169782523" calcext:value-type="float">
            <text:p>5.35</text:p>
          </table:table-cell>
          <table:table-cell office:value-type="float" office:value="4.94027617160071" calcext:value-type="float">
            <text:p>4.94</text:p>
          </table:table-cell>
          <table:table-cell office:value-type="float" office:value="4.98558387588055" calcext:value-type="float">
            <text:p>4.99</text:p>
          </table:table-cell>
          <table:table-cell office:value-type="float" office:value="5.91511936339523" calcext:value-type="float">
            <text:p>5.92</text:p>
          </table:table-cell>
          <table:table-cell office:value-type="float" office:value="6.88793245957223" calcext:value-type="float">
            <text:p>6.89</text:p>
          </table:table-cell>
          <table:table-cell office:value-type="float" office:value="5.90262085577104" calcext:value-type="float">
            <text:p>5.90</text:p>
          </table:table-cell>
          <table:table-cell office:value-type="float" office:value="6.04497962628241" calcext:value-type="float">
            <text:p>6.04</text:p>
          </table:table-cell>
          <table:table-cell office:value-type="float" office:value="6.03674913165187" calcext:value-type="float">
            <text:p>6.04</text:p>
          </table:table-cell>
          <table:table-cell office:value-type="float" office:value="5.6139199662778" calcext:value-type="float">
            <text:p>5.61</text:p>
          </table:table-cell>
          <table:table-cell office:value-type="float" office:value="5.07671040021711" calcext:value-type="float">
            <text:p>5.08</text:p>
          </table:table-cell>
          <table:table-cell office:value-type="float" office:value="5.68457383338252" calcext:value-type="float">
            <text:p>5.68</text:p>
          </table:table-cell>
          <table:table-cell office:value-type="float" office:value="7.19035090716507" calcext:value-type="float">
            <text:p>7.19</text:p>
          </table:table-cell>
          <table:table-cell office:value-type="float" office:value="6.37116190099271" calcext:value-type="float">
            <text:p>6.37</text:p>
          </table:table-cell>
          <table:table-cell office:value-type="float" office:value="6.34858727682441" calcext:value-type="float">
            <text:p>6.35</text:p>
          </table:table-cell>
          <table:table-cell office:value-type="float" office:value="5.97748564570552" calcext:value-type="float">
            <text:p>5.98</text:p>
          </table:table-cell>
          <table:table-cell office:value-type="float" office:value="5.59695360592196" calcext:value-type="float">
            <text:p>5.60</text:p>
          </table:table-cell>
          <table:table-cell office:value-type="float" office:value="5.05261407666759" calcext:value-type="float">
            <text:p>5.05</text:p>
          </table:table-cell>
          <table:table-cell office:value-type="float" office:value="5.58522599505285" calcext:value-type="float">
            <text:p>5.59</text:p>
          </table:table-cell>
          <table:table-cell office:value-type="float" office:value="7.30723494022246" calcext:value-type="float">
            <text:p>7.31</text:p>
          </table:table-cell>
          <table:table-cell office:value-type="float" office:value="6.59385736079904" calcext:value-type="float">
            <text:p>6.59</text:p>
          </table:table-cell>
          <table:table-cell office:value-type="float" office:value="6.45986623880371" calcext:value-type="float">
            <text:p>6.46</text:p>
          </table:table-cell>
          <table:table-cell office:value-type="float" office:value="6.0710742056194" calcext:value-type="float">
            <text:p>6.07</text:p>
          </table:table-cell>
          <table:table-cell office:value-type="float" office:value="5.70750403704352" calcext:value-type="float">
            <text:p>5.71</text:p>
          </table:table-cell>
          <table:table-cell office:value-type="float" office:value="5.21815307144061" calcext:value-type="float">
            <text:p>5.22</text:p>
          </table:table-cell>
          <table:table-cell office:value-type="float" office:value="6.29783940294514" calcext:value-type="float">
            <text:p>6.30</text:p>
          </table:table-cell>
          <table:table-cell office:value-type="float" office:value="8.7851081606551" calcext:value-type="float">
            <text:p>8.79</text:p>
          </table:table-cell>
          <table:table-cell office:value-type="float" office:value="8.47313266033339" calcext:value-type="float">
            <text:p>8.47</text:p>
          </table:table-cell>
          <table:table-cell office:value-type="float" office:value="8.0269094172525" calcext:value-type="float">
            <text:p>8.03</text:p>
          </table:table-cell>
          <table:table-cell office:value-type="float" office:value="6.74766334104993" calcext:value-type="float">
            <text:p>6.75</text:p>
          </table:table-cell>
          <table:table-cell office:value-type="float" office:value="7.14474873400863" calcext:value-type="float">
            <text:p>7.14</text:p>
          </table:table-cell>
          <table:table-cell office:value-type="float" office:value="10.2509650311429" calcext:value-type="float">
            <text:p>1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36.5402in" fo:page-height="3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9T13:40:52.302118935</dc:date>
    <meta:editing-duration>PT34M37S</meta:editing-duration>
    <meta:editing-cycles>2</meta:editing-cycles>
    <meta:generator>LibreOffice/6.4.7.2$Linux_X86_64 LibreOffice_project/40$Build-2</meta:generator>
    <meta:document-statistic meta:table-count="1" meta:cell-count="711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2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3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28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9.762cm" svg:height="29.499cm" xlink:href=".." xlink:type="simple" chart:class="chart:line" chart:style-name="ch1">
        <chart:title svg:x="108.883cm" svg:y="0.724cm" chart:style-name="ch2">
          <text:p>% tests covid positifs</text:p>
        </chart:title>
        <chart:subtitle svg:x="107.957cm" svg:y="3.262cm" chart:style-name="ch3">
          <text:p>Tous âges depuis le début</text:p>
        </chart:subtitle>
        <chart:legend chart:legend-position="end" svg:x="218.517cm" svg:y="7.594cm" style:legend-expansion="high" chart:style-name="ch4"/>
        <chart:plot-area chart:style-name="ch5" table:cell-range-address="transformed.B1:transformed.VU12" chart:data-source-has-labels="both" svg:x="4.595cm" svg:y="5.8cm" svg:width="209.327cm" svg:height="23.11cm">
          <chartooo:coordinate-region svg:x="7.315cm" svg:y="5.8cm" svg:width="206.607cm" svg:height="19.067cm"/>
          <chart:axis chart:dimension="x" chart:name="primary-x" chart:style-name="ch6" chartooo:axis-type="auto">
            <chartooo:date-scale/>
            <chart:categories table:cell-range-address="transformed.B1:transformed.VU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ransformed.B2:transformed.VU2" loext:label-string="'0-9 ans" chart:class="chart:line">
            <chart:data-point chart:repeated="592"/>
          </chart:series>
          <chart:series chart:style-name="ch10" chart:values-cell-range-address="transformed.B3:transformed.VU3" loext:label-string="'10-19 ans" chart:class="chart:line">
            <chart:data-point chart:repeated="592"/>
          </chart:series>
          <chart:series chart:style-name="ch11" chart:values-cell-range-address="transformed.B4:transformed.VU4" loext:label-string="'20-29 ans" chart:class="chart:line">
            <chart:data-point chart:repeated="592"/>
          </chart:series>
          <chart:series chart:style-name="ch12" chart:values-cell-range-address="transformed.B5:transformed.VU5" loext:label-string="'30-39 ans" chart:class="chart:line">
            <chart:data-point chart:repeated="592"/>
          </chart:series>
          <chart:series chart:style-name="ch13" chart:values-cell-range-address="transformed.B6:transformed.VU6" loext:label-string="'40-49 ans" chart:class="chart:line">
            <chart:data-point chart:repeated="592"/>
          </chart:series>
          <chart:series chart:style-name="ch14" chart:values-cell-range-address="transformed.B7:transformed.VU7" loext:label-string="'50-59 ans" chart:class="chart:line">
            <chart:data-point chart:repeated="592"/>
          </chart:series>
          <chart:series chart:style-name="ch15" chart:values-cell-range-address="transformed.B8:transformed.VU8" loext:label-string="'60-69 ans" chart:class="chart:line">
            <chart:data-point chart:repeated="592"/>
          </chart:series>
          <chart:series chart:style-name="ch16" chart:values-cell-range-address="transformed.B9:transformed.VU9" loext:label-string="'70-79 ans" chart:class="chart:line">
            <chart:data-point chart:repeated="592"/>
          </chart:series>
          <chart:series chart:style-name="ch17" chart:values-cell-range-address="transformed.B10:transformed.VU10" loext:label-string="'80-89 ans" chart:class="chart:line">
            <chart:data-point chart:repeated="592"/>
          </chart:series>
          <chart:series chart:style-name="ch18" chart:values-cell-range-address="transformed.B11:transformed.VU11" loext:label-string="'+90 ans" chart:class="chart:line">
            <chart:data-point chart:repeated="592"/>
          </chart:series>
          <chart:series chart:style-name="ch19" chart:values-cell-range-address="transformed.B12:transformed.VU12" loext:label-string="'tous âges confondus" chart:class="chart:line">
            <chart:data-point chart:repeated="59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-9 ans</text:p>
              </table:table-cell>
              <table:table-cell office:value-type="string">
                <text:p>'10-19 ans</text:p>
              </table:table-cell>
              <table:table-cell office:value-type="string">
                <text:p>'20-29 ans</text:p>
              </table:table-cell>
              <table:table-cell office:value-type="string">
                <text:p>'30-39 ans</text:p>
              </table:table-cell>
              <table:table-cell office:value-type="string">
                <text:p>'40-49 ans</text:p>
              </table:table-cell>
              <table:table-cell office:value-type="string">
                <text:p>'50-59 ans</text:p>
              </table:table-cell>
              <table:table-cell office:value-type="string">
                <text:p>'60-69 ans</text:p>
              </table:table-cell>
              <table:table-cell office:value-type="string">
                <text:p>'70-79 ans</text:p>
              </table:table-cell>
              <table:table-cell office:value-type="string">
                <text:p>'80-89 ans</text:p>
              </table:table-cell>
              <table:table-cell office:value-type="string">
                <text:p>'+90 ans</text:p>
              </table:table-cell>
              <table:table-cell office:value-type="string">
                <text:p>'tous âges confondus</text:p>
              </table:table-cell>
            </table:table-row>
          </table:table-header-rows>
          <table:table-rows>
            <table:table-row>
              <table:table-cell office:value-type="string">
                <text:p>2020-05-13</text:p>
                <draw:g>
                  <svg:desc>transformed.B1:transformed.VU1</svg:desc>
                </draw:g>
              </table:table-cell>
              <table:table-cell office:value-type="float" office:value="1.01404056162246">
                <text:p>1.01404056162246</text:p>
                <draw:g>
                  <svg:desc>transformed.B2:transformed.VU2</svg:desc>
                </draw:g>
              </table:table-cell>
              <table:table-cell office:value-type="float" office:value="1.65778567199526">
                <text:p>1.65778567199526</text:p>
                <draw:g>
                  <svg:desc>transformed.B3:transformed.VU3</svg:desc>
                </draw:g>
              </table:table-cell>
              <table:table-cell office:value-type="float" office:value="2.24598930481283">
                <text:p>2.24598930481283</text:p>
                <draw:g>
                  <svg:desc>transformed.B4:transformed.VU4</svg:desc>
                </draw:g>
              </table:table-cell>
              <table:table-cell office:value-type="float" office:value="1.90260080293245">
                <text:p>1.90260080293245</text:p>
                <draw:g>
                  <svg:desc>transformed.B5:transformed.VU5</svg:desc>
                </draw:g>
              </table:table-cell>
              <table:table-cell office:value-type="float" office:value="1.72998643147897">
                <text:p>1.72998643147897</text:p>
                <draw:g>
                  <svg:desc>transformed.B6:transformed.VU6</svg:desc>
                </draw:g>
              </table:table-cell>
              <table:table-cell office:value-type="float" office:value="1.94935021659447">
                <text:p>1.94935021659447</text:p>
                <draw:g>
                  <svg:desc>transformed.B7:transformed.VU7</svg:desc>
                </draw:g>
              </table:table-cell>
              <table:table-cell office:value-type="float" office:value="2.06974128233971">
                <text:p>2.06974128233971</text:p>
                <draw:g>
                  <svg:desc>transformed.B8:transformed.VU8</svg:desc>
                </draw:g>
              </table:table-cell>
              <table:table-cell office:value-type="float" office:value="2.59665320253895">
                <text:p>2.59665320253895</text:p>
                <draw:g>
                  <svg:desc>transformed.B9:transformed.VU9</svg:desc>
                </draw:g>
              </table:table-cell>
              <table:table-cell office:value-type="float" office:value="3.19345473739773">
                <text:p>3.19345473739773</text:p>
                <draw:g>
                  <svg:desc>transformed.B10:transformed.VU10</svg:desc>
                </draw:g>
              </table:table-cell>
              <table:table-cell office:value-type="float" office:value="4.42546583850932">
                <text:p>4.42546583850932</text:p>
                <draw:g>
                  <svg:desc>transformed.B11:transformed.VU11</svg:desc>
                </draw:g>
              </table:table-cell>
              <table:table-cell office:value-type="float" office:value="2.26160295188132">
                <text:p>2.26160295188132</text:p>
                <draw:g>
                  <svg:desc>transformed.B12:transformed.VU12</svg:desc>
                </draw:g>
              </table:table-cell>
            </table:table-row>
            <table:table-row>
              <table:table-cell office:value-type="string">
                <text:p>2020-05-14</text:p>
              </table:table-cell>
              <table:table-cell office:value-type="float" office:value="1.26078301260783">
                <text:p>1.26078301260783</text:p>
              </table:table-cell>
              <table:table-cell office:value-type="float" office:value="2.19895287958115">
                <text:p>2.19895287958115</text:p>
              </table:table-cell>
              <table:table-cell office:value-type="float" office:value="2.19905213270142">
                <text:p>2.19905213270142</text:p>
              </table:table-cell>
              <table:table-cell office:value-type="float" office:value="1.82199290551435">
                <text:p>1.82199290551435</text:p>
              </table:table-cell>
              <table:table-cell office:value-type="float" office:value="1.9620561050754">
                <text:p>1.9620561050754</text:p>
              </table:table-cell>
              <table:table-cell office:value-type="float" office:value="2.01814768460576">
                <text:p>2.01814768460576</text:p>
              </table:table-cell>
              <table:table-cell office:value-type="float" office:value="1.81895093062606">
                <text:p>1.81895093062606</text:p>
              </table:table-cell>
              <table:table-cell office:value-type="float" office:value="2.16550657385924">
                <text:p>2.16550657385924</text:p>
              </table:table-cell>
              <table:table-cell office:value-type="float" office:value="4.28387096774194">
                <text:p>4.28387096774194</text:p>
              </table:table-cell>
              <table:table-cell office:value-type="float" office:value="4.67951238694455">
                <text:p>4.67951238694455</text:p>
              </table:table-cell>
              <table:table-cell office:value-type="float" office:value="2.35095196182888">
                <text:p>2.35095196182888</text:p>
              </table:table-cell>
            </table:table-row>
            <table:table-row>
              <table:table-cell office:value-type="string">
                <text:p>2020-05-15</text:p>
              </table:table-cell>
              <table:table-cell office:value-type="float" office:value="0.767018216682646">
                <text:p>0.767018216682646</text:p>
              </table:table-cell>
              <table:table-cell office:value-type="float" office:value="1.73215040135192">
                <text:p>1.73215040135192</text:p>
              </table:table-cell>
              <table:table-cell office:value-type="float" office:value="2.24756793022476">
                <text:p>2.24756793022476</text:p>
              </table:table-cell>
              <table:table-cell office:value-type="float" office:value="1.93300870591707">
                <text:p>1.93300870591707</text:p>
              </table:table-cell>
              <table:table-cell office:value-type="float" office:value="1.67981302950628">
                <text:p>1.67981302950628</text:p>
              </table:table-cell>
              <table:table-cell office:value-type="float" office:value="1.84119677790564">
                <text:p>1.84119677790564</text:p>
              </table:table-cell>
              <table:table-cell office:value-type="float" office:value="1.64556962025316">
                <text:p>1.64556962025316</text:p>
              </table:table-cell>
              <table:table-cell office:value-type="float" office:value="2.27272727272727">
                <text:p>2.27272727272727</text:p>
              </table:table-cell>
              <table:table-cell office:value-type="float" office:value="3.73357916570638">
                <text:p>3.73357916570638</text:p>
              </table:table-cell>
              <table:table-cell office:value-type="float" office:value="4.23884998157022">
                <text:p>4.23884998157022</text:p>
              </table:table-cell>
              <table:table-cell office:value-type="float" office:value="2.15791649441918">
                <text:p>2.15791649441918</text:p>
              </table:table-cell>
            </table:table-row>
            <table:table-row>
              <table:table-cell office:value-type="string">
                <text:p>2020-05-16</text:p>
              </table:table-cell>
              <table:table-cell office:value-type="float" office:value="1.11234705228031">
                <text:p>1.11234705228031</text:p>
              </table:table-cell>
              <table:table-cell office:value-type="float" office:value="1.59509202453988">
                <text:p>1.59509202453988</text:p>
              </table:table-cell>
              <table:table-cell office:value-type="float" office:value="1.92407696307852">
                <text:p>1.92407696307852</text:p>
              </table:table-cell>
              <table:table-cell office:value-type="float" office:value="1.16984402079723">
                <text:p>1.16984402079723</text:p>
              </table:table-cell>
              <table:table-cell office:value-type="float" office:value="1.74418604651163">
                <text:p>1.74418604651163</text:p>
              </table:table-cell>
              <table:table-cell office:value-type="float" office:value="1.35135135135135">
                <text:p>1.35135135135135</text:p>
              </table:table-cell>
              <table:table-cell office:value-type="float" office:value="1.14048729911871">
                <text:p>1.14048729911871</text:p>
              </table:table-cell>
              <table:table-cell office:value-type="float" office:value="1.59386068476978">
                <text:p>1.59386068476978</text:p>
              </table:table-cell>
              <table:table-cell office:value-type="float" office:value="2.97582145071296">
                <text:p>2.97582145071296</text:p>
              </table:table-cell>
              <table:table-cell office:value-type="float" office:value="4.24311926605505">
                <text:p>4.24311926605505</text:p>
              </table:table-cell>
              <table:table-cell office:value-type="float" office:value="1.75249069739527">
                <text:p>1.75249069739527</text:p>
              </table:table-cell>
            </table:table-row>
            <table:table-row>
              <table:table-cell office:value-type="string">
                <text:p>2020-05-17</text:p>
              </table:table-cell>
              <table:table-cell office:value-type="float" office:value="1.44927536231884">
                <text:p>1.44927536231884</text:p>
              </table:table-cell>
              <table:table-cell office:value-type="float" office:value="1.34680134680135">
                <text:p>1.34680134680135</text:p>
              </table:table-cell>
              <table:table-cell office:value-type="float" office:value="2.70700636942675">
                <text:p>2.70700636942675</text:p>
              </table:table-cell>
              <table:table-cell office:value-type="float" office:value="1.55038759689923">
                <text:p>1.55038759689923</text:p>
              </table:table-cell>
              <table:table-cell office:value-type="float" office:value="2.0497803806735">
                <text:p>2.0497803806735</text:p>
              </table:table-cell>
              <table:table-cell office:value-type="float" office:value="2.36842105263158">
                <text:p>2.36842105263158</text:p>
              </table:table-cell>
              <table:table-cell office:value-type="float" office:value="2.01511335012594">
                <text:p>2.01511335012594</text:p>
              </table:table-cell>
              <table:table-cell office:value-type="float" office:value="1.8539976825029">
                <text:p>1.8539976825029</text:p>
              </table:table-cell>
              <table:table-cell office:value-type="float" office:value="2.32804232804233">
                <text:p>2.32804232804233</text:p>
              </table:table-cell>
              <table:table-cell office:value-type="float" office:value="3.46938775510204">
                <text:p>3.46938775510204</text:p>
              </table:table-cell>
              <table:table-cell office:value-type="float" office:value="2.13533834586466">
                <text:p>2.13533834586466</text:p>
              </table:table-cell>
            </table:table-row>
            <table:table-row>
              <table:table-cell office:value-type="string">
                <text:p>2020-05-18</text:p>
              </table:table-cell>
              <table:table-cell office:value-type="float" office:value="1.57942238267148">
                <text:p>1.57942238267148</text:p>
              </table:table-cell>
              <table:table-cell office:value-type="float" office:value="1.95296931048226">
                <text:p>1.95296931048226</text:p>
              </table:table-cell>
              <table:table-cell office:value-type="float" office:value="1.99968005119181">
                <text:p>1.99968005119181</text:p>
              </table:table-cell>
              <table:table-cell office:value-type="float" office:value="1.48238814089487">
                <text:p>1.48238814089487</text:p>
              </table:table-cell>
              <table:table-cell office:value-type="float" office:value="1.62960917000414">
                <text:p>1.62960917000414</text:p>
              </table:table-cell>
              <table:table-cell office:value-type="float" office:value="1.56794425087108">
                <text:p>1.56794425087108</text:p>
              </table:table-cell>
              <table:table-cell office:value-type="float" office:value="1.93294560383168">
                <text:p>1.93294560383168</text:p>
              </table:table-cell>
              <table:table-cell office:value-type="float" office:value="2.09592906086256">
                <text:p>2.09592906086256</text:p>
              </table:table-cell>
              <table:table-cell office:value-type="float" office:value="3.83673469387755">
                <text:p>3.83673469387755</text:p>
              </table:table-cell>
              <table:table-cell office:value-type="float" office:value="5.152">
                <text:p>5.152</text:p>
              </table:table-cell>
              <table:table-cell office:value-type="float" office:value="2.15828724490779">
                <text:p>2.15828724490779</text:p>
              </table:table-cell>
            </table:table-row>
            <table:table-row>
              <table:table-cell office:value-type="string">
                <text:p>2020-05-19</text:p>
              </table:table-cell>
              <table:table-cell office:value-type="float" office:value="0.875364735306378">
                <text:p>0.875364735306378</text:p>
              </table:table-cell>
              <table:table-cell office:value-type="float" office:value="1.58850226928896">
                <text:p>1.58850226928896</text:p>
              </table:table-cell>
              <table:table-cell office:value-type="float" office:value="1.67638483965015">
                <text:p>1.67638483965015</text:p>
              </table:table-cell>
              <table:table-cell office:value-type="float" office:value="1.54514110586132">
                <text:p>1.54514110586132</text:p>
              </table:table-cell>
              <table:table-cell office:value-type="float" office:value="1.8452616317385">
                <text:p>1.8452616317385</text:p>
              </table:table-cell>
              <table:table-cell office:value-type="float" office:value="1.6060644995503">
                <text:p>1.6060644995503</text:p>
              </table:table-cell>
              <table:table-cell office:value-type="float" office:value="1.81595949013445">
                <text:p>1.81595949013445</text:p>
              </table:table-cell>
              <table:table-cell office:value-type="float" office:value="1.92706174886034">
                <text:p>1.92706174886034</text:p>
              </table:table-cell>
              <table:table-cell office:value-type="float" office:value="3.01116024426195">
                <text:p>3.01116024426195</text:p>
              </table:table-cell>
              <table:table-cell office:value-type="float" office:value="5.09575923392613">
                <text:p>5.09575923392613</text:p>
              </table:table-cell>
              <table:table-cell office:value-type="float" office:value="1.97735877347528">
                <text:p>1.97735877347528</text:p>
              </table:table-cell>
            </table:table-row>
            <table:table-row>
              <table:table-cell office:value-type="string">
                <text:p>2020-05-20</text:p>
              </table:table-cell>
              <table:table-cell office:value-type="float" office:value="1.02778835173201">
                <text:p>1.02778835173201</text:p>
              </table:table-cell>
              <table:table-cell office:value-type="float" office:value="2.02749140893471">
                <text:p>2.02749140893471</text:p>
              </table:table-cell>
              <table:table-cell office:value-type="float" office:value="1.70162828223559">
                <text:p>1.70162828223559</text:p>
              </table:table-cell>
              <table:table-cell office:value-type="float" office:value="1.70951324546522">
                <text:p>1.70951324546522</text:p>
              </table:table-cell>
              <table:table-cell office:value-type="float" office:value="1.93116132422491">
                <text:p>1.93116132422491</text:p>
              </table:table-cell>
              <table:table-cell office:value-type="float" office:value="2.02033368091762">
                <text:p>2.02033368091762</text:p>
              </table:table-cell>
              <table:table-cell office:value-type="float" office:value="1.39118913547532">
                <text:p>1.39118913547532</text:p>
              </table:table-cell>
              <table:table-cell office:value-type="float" office:value="1.64233576642336">
                <text:p>1.64233576642336</text:p>
              </table:table-cell>
              <table:table-cell office:value-type="float" office:value="3.25047801147228">
                <text:p>3.25047801147228</text:p>
              </table:table-cell>
              <table:table-cell office:value-type="float" office:value="3.90097524381095">
                <text:p>3.90097524381095</text:p>
              </table:table-cell>
              <table:table-cell office:value-type="float" office:value="1.97123267252944">
                <text:p>1.97123267252944</text:p>
              </table:table-cell>
            </table:table-row>
            <table:table-row>
              <table:table-cell office:value-type="string">
                <text:p>2020-05-21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50521920668058">
                <text:p>2.50521920668058</text:p>
              </table:table-cell>
              <table:table-cell office:value-type="float" office:value="2.49252243270189">
                <text:p>2.49252243270189</text:p>
              </table:table-cell>
              <table:table-cell office:value-type="float" office:value="1.5817223198594">
                <text:p>1.5817223198594</text:p>
              </table:table-cell>
              <table:table-cell office:value-type="float" office:value="1.74471992653811">
                <text:p>1.74471992653811</text:p>
              </table:table-cell>
              <table:table-cell office:value-type="float" office:value="1.49384885764499">
                <text:p>1.49384885764499</text:p>
              </table:table-cell>
              <table:table-cell office:value-type="float" office:value="1.39925373134328">
                <text:p>1.39925373134328</text:p>
              </table:table-cell>
              <table:table-cell office:value-type="float" office:value="2.49537892791128">
                <text:p>2.49537892791128</text:p>
              </table:table-cell>
              <table:table-cell office:value-type="float" office:value="2.21205186880244">
                <text:p>2.21205186880244</text:p>
              </table:table-cell>
              <table:table-cell office:value-type="float" office:value="2.86069651741294">
                <text:p>2.86069651741294</text:p>
              </table:table-cell>
              <table:table-cell office:value-type="float" office:value="1.97624411222609">
                <text:p>1.97624411222609</text:p>
              </table:table-cell>
            </table:table-row>
            <table:table-row>
              <table:table-cell office:value-type="string">
                <text:p>2020-05-22</text:p>
              </table:table-cell>
              <table:table-cell office:value-type="float" office:value="0.988060930424043">
                <text:p>0.988060930424043</text:p>
              </table:table-cell>
              <table:table-cell office:value-type="float" office:value="1.3655462184874">
                <text:p>1.3655462184874</text:p>
              </table:table-cell>
              <table:table-cell office:value-type="float" office:value="1.9025750369034">
                <text:p>1.9025750369034</text:p>
              </table:table-cell>
              <table:table-cell office:value-type="float" office:value="1.37675795706884">
                <text:p>1.37675795706884</text:p>
              </table:table-cell>
              <table:table-cell office:value-type="float" office:value="1.71351270103713">
                <text:p>1.71351270103713</text:p>
              </table:table-cell>
              <table:table-cell office:value-type="float" office:value="1.33242692046227">
                <text:p>1.33242692046227</text:p>
              </table:table-cell>
              <table:table-cell office:value-type="float" office:value="0.976312419974392">
                <text:p>0.976312419974392</text:p>
              </table:table-cell>
              <table:table-cell office:value-type="float" office:value="1.57682434910158">
                <text:p>1.57682434910158</text:p>
              </table:table-cell>
              <table:table-cell office:value-type="float" office:value="2.29586311457656">
                <text:p>2.29586311457656</text:p>
              </table:table-cell>
              <table:table-cell office:value-type="float" office:value="3.59059017746595">
                <text:p>3.59059017746595</text:p>
              </table:table-cell>
              <table:table-cell office:value-type="float" office:value="1.62259851490983">
                <text:p>1.62259851490983</text:p>
              </table:table-cell>
            </table:table-row>
            <table:table-row>
              <table:table-cell office:value-type="string">
                <text:p>2020-05-23</text:p>
              </table:table-cell>
              <table:table-cell office:value-type="float" office:value="0.55045871559633">
                <text:p>0.55045871559633</text:p>
              </table:table-cell>
              <table:table-cell office:value-type="float" office:value="2.57777777777778">
                <text:p>2.57777777777778</text:p>
              </table:table-cell>
              <table:table-cell office:value-type="float" office:value="1.38826690550828">
                <text:p>1.38826690550828</text:p>
              </table:table-cell>
              <table:table-cell office:value-type="float" office:value="1.34146341463415">
                <text:p>1.34146341463415</text:p>
              </table:table-cell>
              <table:table-cell office:value-type="float" office:value="0.999131190269331">
                <text:p>0.999131190269331</text:p>
              </table:table-cell>
              <table:table-cell office:value-type="float" office:value="1.48893360160966">
                <text:p>1.48893360160966</text:p>
              </table:table-cell>
              <table:table-cell office:value-type="float" office:value="0.852151682999574">
                <text:p>0.852151682999574</text:p>
              </table:table-cell>
              <table:table-cell office:value-type="float" office:value="1.34383688600556">
                <text:p>1.34383688600556</text:p>
              </table:table-cell>
              <table:table-cell office:value-type="float" office:value="1.85854414042334">
                <text:p>1.85854414042334</text:p>
              </table:table-cell>
              <table:table-cell office:value-type="float" office:value="2.2964509394572">
                <text:p>2.2964509394572</text:p>
              </table:table-cell>
              <table:table-cell office:value-type="float" office:value="1.39237855946399">
                <text:p>1.39237855946399</text:p>
              </table:table-cell>
            </table:table-row>
            <table:table-row>
              <table:table-cell office:value-type="string">
                <text:p>2020-05-24</text:p>
              </table:table-cell>
              <table:table-cell office:value-type="float" office:value="0.831600831600832">
                <text:p>0.831600831600832</text:p>
              </table:table-cell>
              <table:table-cell office:value-type="float" office:value="5.16431924882629">
                <text:p>5.16431924882629</text:p>
              </table:table-cell>
              <table:table-cell office:value-type="float" office:value="3.51617440225035">
                <text:p>3.51617440225035</text:p>
              </table:table-cell>
              <table:table-cell office:value-type="float" office:value="1.57384987893462">
                <text:p>1.57384987893462</text:p>
              </table:table-cell>
              <table:table-cell office:value-type="float" office:value="2.06327372764787">
                <text:p>2.06327372764787</text:p>
              </table:table-cell>
              <table:table-cell office:value-type="float" office:value="1.08043217286915">
                <text:p>1.08043217286915</text:p>
              </table:table-cell>
              <table:table-cell office:value-type="float" office:value="1.62412993039443">
                <text:p>1.62412993039443</text:p>
              </table:table-cell>
              <table:table-cell office:value-type="float" office:value="1.875">
                <text:p>1.875</text:p>
              </table:table-cell>
              <table:table-cell office:value-type="float" office:value="1.88284518828452">
                <text:p>1.88284518828452</text:p>
              </table:table-cell>
              <table:table-cell office:value-type="float" office:value="1.55902004454343">
                <text:p>1.55902004454343</text:p>
              </table:table-cell>
              <table:table-cell office:value-type="float" office:value="2.00414651002073">
                <text:p>2.00414651002073</text:p>
              </table:table-cell>
            </table:table-row>
            <table:table-row>
              <table:table-cell office:value-type="string">
                <text:p>2020-05-25</text:p>
              </table:table-cell>
              <table:table-cell office:value-type="float" office:value="0.665004156275977">
                <text:p>0.665004156275977</text:p>
              </table:table-cell>
              <table:table-cell office:value-type="float" office:value="1.53384461487162">
                <text:p>1.53384461487162</text:p>
              </table:table-cell>
              <table:table-cell office:value-type="float" office:value="1.34831460674157">
                <text:p>1.34831460674157</text:p>
              </table:table-cell>
              <table:table-cell office:value-type="float" office:value="1.36243773806036">
                <text:p>1.36243773806036</text:p>
              </table:table-cell>
              <table:table-cell office:value-type="float" office:value="1.42644873699851">
                <text:p>1.42644873699851</text:p>
              </table:table-cell>
              <table:table-cell office:value-type="float" office:value="1.03150264845275">
                <text:p>1.03150264845275</text:p>
              </table:table-cell>
              <table:table-cell office:value-type="float" office:value="1.13178294573643">
                <text:p>1.13178294573643</text:p>
              </table:table-cell>
              <table:table-cell office:value-type="float" office:value="0.953237410071942">
                <text:p>0.953237410071942</text:p>
              </table:table-cell>
              <table:table-cell office:value-type="float" office:value="2.08967336173666">
                <text:p>2.08967336173666</text:p>
              </table:table-cell>
              <table:table-cell office:value-type="float" office:value="2.69957578094871">
                <text:p>2.69957578094871</text:p>
              </table:table-cell>
              <table:table-cell office:value-type="float" office:value="1.36340002695989">
                <text:p>1.36340002695989</text:p>
              </table:table-cell>
            </table:table-row>
            <table:table-row>
              <table:table-cell office:value-type="string">
                <text:p>2020-05-26</text:p>
              </table:table-cell>
              <table:table-cell office:value-type="float" office:value="1.16185897435897">
                <text:p>1.16185897435897</text:p>
              </table:table-cell>
              <table:table-cell office:value-type="float" office:value="1.37848366796524">
                <text:p>1.37848366796524</text:p>
              </table:table-cell>
              <table:table-cell office:value-type="float" office:value="1.38398531280893">
                <text:p>1.38398531280893</text:p>
              </table:table-cell>
              <table:table-cell office:value-type="float" office:value="1.14881111407962">
                <text:p>1.14881111407962</text:p>
              </table:table-cell>
              <table:table-cell office:value-type="float" office:value="1.52618314197704">
                <text:p>1.52618314197704</text:p>
              </table:table-cell>
              <table:table-cell office:value-type="float" office:value="1.33916370593058">
                <text:p>1.33916370593058</text:p>
              </table:table-cell>
              <table:table-cell office:value-type="float" office:value="1.05367138623642">
                <text:p>1.05367138623642</text:p>
              </table:table-cell>
              <table:table-cell office:value-type="float" office:value="0.944465432565168">
                <text:p>0.944465432565168</text:p>
              </table:table-cell>
              <table:table-cell office:value-type="float" office:value="1.87887267639416">
                <text:p>1.87887267639416</text:p>
              </table:table-cell>
              <table:table-cell office:value-type="float" office:value="3.45934379457917">
                <text:p>3.45934379457917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2020-05-27</text:p>
              </table:table-cell>
              <table:table-cell office:value-type="float" office:value="0.998263888888889">
                <text:p>0.998263888888889</text:p>
              </table:table-cell>
              <table:table-cell office:value-type="float" office:value="1.55225939979303">
                <text:p>1.55225939979303</text:p>
              </table:table-cell>
              <table:table-cell office:value-type="float" office:value="1.42566191446029">
                <text:p>1.42566191446029</text:p>
              </table:table-cell>
              <table:table-cell office:value-type="float" office:value="1.26502213788741">
                <text:p>1.26502213788741</text:p>
              </table:table-cell>
              <table:table-cell office:value-type="float" office:value="1.75799809946151">
                <text:p>1.75799809946151</text:p>
              </table:table-cell>
              <table:table-cell office:value-type="float" office:value="1.34969325153374">
                <text:p>1.34969325153374</text:p>
              </table:table-cell>
              <table:table-cell office:value-type="float" office:value="1.34724857685009">
                <text:p>1.34724857685009</text:p>
              </table:table-cell>
              <table:table-cell office:value-type="float" office:value="1.31694468832309">
                <text:p>1.31694468832309</text:p>
              </table:table-cell>
              <table:table-cell office:value-type="float" office:value="1.88109614491407">
                <text:p>1.88109614491407</text:p>
              </table:table-cell>
              <table:table-cell office:value-type="float" office:value="3.66812227074236">
                <text:p>3.66812227074236</text:p>
              </table:table-cell>
              <table:table-cell office:value-type="float" office:value="1.5598254022595">
                <text:p>1.5598254022595</text:p>
              </table:table-cell>
            </table:table-row>
            <table:table-row>
              <table:table-cell office:value-type="string">
                <text:p>2020-05-28</text:p>
              </table:table-cell>
              <table:table-cell office:value-type="float" office:value="0.89086859688196">
                <text:p>0.89086859688196</text:p>
              </table:table-cell>
              <table:table-cell office:value-type="float" office:value="1.84659090909091">
                <text:p>1.84659090909091</text:p>
              </table:table-cell>
              <table:table-cell office:value-type="float" office:value="1.76727909011374">
                <text:p>1.76727909011374</text:p>
              </table:table-cell>
              <table:table-cell office:value-type="float" office:value="1.42263427109974">
                <text:p>1.42263427109974</text:p>
              </table:table-cell>
              <table:table-cell office:value-type="float" office:value="1.57665213015767">
                <text:p>1.57665213015767</text:p>
              </table:table-cell>
              <table:table-cell office:value-type="float" office:value="1.04265402843602">
                <text:p>1.04265402843602</text:p>
              </table:table-cell>
              <table:table-cell office:value-type="float" office:value="1.10429447852761">
                <text:p>1.10429447852761</text:p>
              </table:table-cell>
              <table:table-cell office:value-type="float" office:value="0.97110949259529">
                <text:p>0.97110949259529</text:p>
              </table:table-cell>
              <table:table-cell office:value-type="float" office:value="1.6360432922225">
                <text:p>1.6360432922225</text:p>
              </table:table-cell>
              <table:table-cell office:value-type="float" office:value="2.13037920749893">
                <text:p>2.13037920749893</text:p>
              </table:table-cell>
              <table:table-cell office:value-type="float" office:value="1.43394031586954">
                <text:p>1.43394031586954</text:p>
              </table:table-cell>
            </table:table-row>
            <table:table-row>
              <table:table-cell office:value-type="string">
                <text:p>2020-05-29</text:p>
              </table:table-cell>
              <table:table-cell office:value-type="float" office:value="1.07941403238242">
                <text:p>1.07941403238242</text:p>
              </table:table-cell>
              <table:table-cell office:value-type="float" office:value="1.37075718015666">
                <text:p>1.37075718015666</text:p>
              </table:table-cell>
              <table:table-cell office:value-type="float" office:value="1.39650872817955">
                <text:p>1.39650872817955</text:p>
              </table:table-cell>
              <table:table-cell office:value-type="float" office:value="1.0104056703363">
                <text:p>1.0104056703363</text:p>
              </table:table-cell>
              <table:table-cell office:value-type="float" office:value="1.02132772604386">
                <text:p>1.02132772604386</text:p>
              </table:table-cell>
              <table:table-cell office:value-type="float" office:value="1.10984632896984">
                <text:p>1.10984632896984</text:p>
              </table:table-cell>
              <table:table-cell office:value-type="float" office:value="0.917587085811385">
                <text:p>0.917587085811385</text:p>
              </table:table-cell>
              <table:table-cell office:value-type="float" office:value="0.914634146341463">
                <text:p>0.914634146341463</text:p>
              </table:table-cell>
              <table:table-cell office:value-type="float" office:value="1.33640552995392">
                <text:p>1.33640552995392</text:p>
              </table:table-cell>
              <table:table-cell office:value-type="float" office:value="2.29007633587786">
                <text:p>2.29007633587786</text:p>
              </table:table-cell>
              <table:table-cell office:value-type="float" office:value="1.19911326078194">
                <text:p>1.19911326078194</text:p>
              </table:table-cell>
            </table:table-row>
            <table:table-row>
              <table:table-cell office:value-type="string">
                <text:p>2020-05-30</text:p>
              </table:table-cell>
              <table:table-cell office:value-type="float" office:value="1.09649122807018">
                <text:p>1.09649122807018</text:p>
              </table:table-cell>
              <table:table-cell office:value-type="float" office:value="2.17065868263473">
                <text:p>2.17065868263473</text:p>
              </table:table-cell>
              <table:table-cell office:value-type="float" office:value="3.57894736842105">
                <text:p>3.57894736842105</text:p>
              </table:table-cell>
              <table:table-cell office:value-type="float" office:value="2.41842610364683">
                <text:p>2.41842610364683</text:p>
              </table:table-cell>
              <table:table-cell office:value-type="float" office:value="2.06394172399838">
                <text:p>2.06394172399838</text:p>
              </table:table-cell>
              <table:table-cell office:value-type="float" office:value="1.26960418222554">
                <text:p>1.26960418222554</text:p>
              </table:table-cell>
              <table:table-cell office:value-type="float" office:value="1.06470106470106">
                <text:p>1.06470106470106</text:p>
              </table:table-cell>
              <table:table-cell office:value-type="float" office:value="0.902061855670103">
                <text:p>0.902061855670103</text:p>
              </table:table-cell>
              <table:table-cell office:value-type="float" office:value="1.36914165350184">
                <text:p>1.36914165350184</text:p>
              </table:table-cell>
              <table:table-cell office:value-type="float" office:value="2.55164034021871">
                <text:p>2.55164034021871</text:p>
              </table:table-cell>
              <table:table-cell office:value-type="float" office:value="1.82497909390526">
                <text:p>1.82497909390526</text:p>
              </table:table-cell>
            </table:table-row>
            <table:table-row>
              <table:table-cell office:value-type="string">
                <text:p>2020-05-31</text:p>
              </table:table-cell>
              <table:table-cell office:value-type="float" office:value="1.01867572156197">
                <text:p>1.01867572156197</text:p>
              </table:table-cell>
              <table:table-cell office:value-type="float" office:value="4.48833034111311">
                <text:p>4.48833034111311</text:p>
              </table:table-cell>
              <table:table-cell office:value-type="float" office:value="5.84192439862543">
                <text:p>5.84192439862543</text:p>
              </table:table-cell>
              <table:table-cell office:value-type="float" office:value="3.92817059483726">
                <text:p>3.92817059483726</text:p>
              </table:table-cell>
              <table:table-cell office:value-type="float" office:value="2.45398773006135">
                <text:p>2.45398773006135</text:p>
              </table:table-cell>
              <table:table-cell office:value-type="float" office:value="1.52129817444219">
                <text:p>1.52129817444219</text:p>
              </table:table-cell>
              <table:table-cell office:value-type="float" office:value="1.13285272914521">
                <text:p>1.13285272914521</text:p>
              </table:table-cell>
              <table:table-cell office:value-type="float" office:value="1.12244897959184">
                <text:p>1.12244897959184</text:p>
              </table:table-cell>
              <table:table-cell office:value-type="float" office:value="0.773395204949729">
                <text:p>0.773395204949729</text:p>
              </table:table-cell>
              <table:table-cell office:value-type="float" office:value="0.677966101694915">
                <text:p>0.677966101694915</text:p>
              </table:table-cell>
              <table:table-cell office:value-type="float" office:value="2.1996021996022">
                <text:p>2.1996021996022</text:p>
              </table:table-cell>
            </table:table-row>
            <table:table-row>
              <table:table-cell office:value-type="string">
                <text:p>2020-06-01</text:p>
              </table:table-cell>
              <table:table-cell office:value-type="float" office:value="0.826446280991735">
                <text:p>0.826446280991735</text:p>
              </table:table-cell>
              <table:table-cell office:value-type="float" office:value="2.35081374321881">
                <text:p>2.35081374321881</text:p>
              </table:table-cell>
              <table:table-cell office:value-type="float" office:value="3.53143841515935">
                <text:p>3.53143841515935</text:p>
              </table:table-cell>
              <table:table-cell office:value-type="float" office:value="1.98487712665406">
                <text:p>1.98487712665406</text:p>
              </table:table-cell>
              <table:table-cell office:value-type="float" office:value="2.06185567010309">
                <text:p>2.06185567010309</text:p>
              </table:table-cell>
              <table:table-cell office:value-type="float" office:value="2.12765957446808">
                <text:p>2.12765957446808</text:p>
              </table:table-cell>
              <table:table-cell office:value-type="float" office:value="0.32546786004882">
                <text:p>0.32546786004882</text:p>
              </table:table-cell>
              <table:table-cell office:value-type="float" office:value="0.839694656488549">
                <text:p>0.839694656488549</text:p>
              </table:table-cell>
              <table:table-cell office:value-type="float" office:value="0.931899641577061">
                <text:p>0.931899641577061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1.70233947237432">
                <text:p>1.70233947237432</text:p>
              </table:table-cell>
            </table:table-row>
            <table:table-row>
              <table:table-cell office:value-type="string">
                <text:p>2020-06-02</text:p>
              </table:table-cell>
              <table:table-cell office:value-type="float" office:value="1.42032845095428">
                <text:p>1.42032845095428</text:p>
              </table:table-cell>
              <table:table-cell office:value-type="float" office:value="1.13031914893617">
                <text:p>1.13031914893617</text:p>
              </table:table-cell>
              <table:table-cell office:value-type="float" office:value="1.78204249485949">
                <text:p>1.78204249485949</text:p>
              </table:table-cell>
              <table:table-cell office:value-type="float" office:value="1.19104335397808">
                <text:p>1.19104335397808</text:p>
              </table:table-cell>
              <table:table-cell office:value-type="float" office:value="1.68728908886389">
                <text:p>1.68728908886389</text:p>
              </table:table-cell>
              <table:table-cell office:value-type="float" office:value="1.19516105523976">
                <text:p>1.19516105523976</text:p>
              </table:table-cell>
              <table:table-cell office:value-type="float" office:value="1.13581826907695">
                <text:p>1.13581826907695</text:p>
              </table:table-cell>
              <table:table-cell office:value-type="float" office:value="1.10537951363301">
                <text:p>1.10537951363301</text:p>
              </table:table-cell>
              <table:table-cell office:value-type="float" office:value="1.76740126554659">
                <text:p>1.76740126554659</text:p>
              </table:table-cell>
              <table:table-cell office:value-type="float" office:value="3.35195530726257">
                <text:p>3.35195530726257</text:p>
              </table:table-cell>
              <table:table-cell office:value-type="float" office:value="1.47259506690837">
                <text:p>1.47259506690837</text:p>
              </table:table-cell>
            </table:table-row>
            <table:table-row>
              <table:table-cell office:value-type="string">
                <text:p>2020-06-03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1.36220747467691">
                <text:p>1.36220747467691</text:p>
              </table:table-cell>
              <table:table-cell office:value-type="float" office:value="1.57095479141211">
                <text:p>1.57095479141211</text:p>
              </table:table-cell>
              <table:table-cell office:value-type="float" office:value="1.75857947754823">
                <text:p>1.75857947754823</text:p>
              </table:table-cell>
              <table:table-cell office:value-type="float" office:value="1.42298114549982">
                <text:p>1.42298114549982</text:p>
              </table:table-cell>
              <table:table-cell office:value-type="float" office:value="1.22269318552331">
                <text:p>1.22269318552331</text:p>
              </table:table-cell>
              <table:table-cell office:value-type="float" office:value="1.04529616724739">
                <text:p>1.04529616724739</text:p>
              </table:table-cell>
              <table:table-cell office:value-type="float" office:value="1.17370892018779">
                <text:p>1.17370892018779</text:p>
              </table:table-cell>
              <table:table-cell office:value-type="float" office:value="1.89259522119707">
                <text:p>1.89259522119707</text:p>
              </table:table-cell>
              <table:table-cell office:value-type="float" office:value="2.06185567010309">
                <text:p>2.06185567010309</text:p>
              </table:table-cell>
              <table:table-cell office:value-type="float" office:value="1.46555175021127">
                <text:p>1.46555175021127</text:p>
              </table:table-cell>
            </table:table-row>
            <table:table-row>
              <table:table-cell office:value-type="string">
                <text:p>2020-06-04</text:p>
              </table:table-cell>
              <table:table-cell office:value-type="float" office:value="1.25062531265633">
                <text:p>1.25062531265633</text:p>
              </table:table-cell>
              <table:table-cell office:value-type="float" office:value="0.959692898272553">
                <text:p>0.959692898272553</text:p>
              </table:table-cell>
              <table:table-cell office:value-type="float" office:value="1.45510243155275">
                <text:p>1.45510243155275</text:p>
              </table:table-cell>
              <table:table-cell office:value-type="float" office:value="1.99259389878328">
                <text:p>1.99259389878328</text:p>
              </table:table-cell>
              <table:table-cell office:value-type="float" office:value="1.64906429497869">
                <text:p>1.64906429497869</text:p>
              </table:table-cell>
              <table:table-cell office:value-type="float" office:value="1.56306144448437">
                <text:p>1.56306144448437</text:p>
              </table:table-cell>
              <table:table-cell office:value-type="float" office:value="1.13378684807256">
                <text:p>1.13378684807256</text:p>
              </table:table-cell>
              <table:table-cell office:value-type="float" office:value="0.672541743970315">
                <text:p>0.672541743970315</text:p>
              </table:table-cell>
              <table:table-cell office:value-type="float" office:value="1.63588390501319">
                <text:p>1.63588390501319</text:p>
              </table:table-cell>
              <table:table-cell office:value-type="float" office:value="2.62417994376757">
                <text:p>2.62417994376757</text:p>
              </table:table-cell>
              <table:table-cell office:value-type="float" office:value="1.4957676029242">
                <text:p>1.4957676029242</text:p>
              </table:table-cell>
            </table:table-row>
            <table:table-row>
              <table:table-cell office:value-type="string">
                <text:p>2020-06-05</text:p>
              </table:table-cell>
              <table:table-cell office:value-type="float" office:value="0.759267530147387">
                <text:p>0.759267530147387</text:p>
              </table:table-cell>
              <table:table-cell office:value-type="float" office:value="1.62813415825464">
                <text:p>1.62813415825464</text:p>
              </table:table-cell>
              <table:table-cell office:value-type="float" office:value="1.26763078021782">
                <text:p>1.26763078021782</text:p>
              </table:table-cell>
              <table:table-cell office:value-type="float" office:value="1.42266335814723">
                <text:p>1.42266335814723</text:p>
              </table:table-cell>
              <table:table-cell office:value-type="float" office:value="1.21305313514437">
                <text:p>1.21305313514437</text:p>
              </table:table-cell>
              <table:table-cell office:value-type="float" office:value="1.04605776736924">
                <text:p>1.04605776736924</text:p>
              </table:table-cell>
              <table:table-cell office:value-type="float" office:value="1.01231651763118">
                <text:p>1.01231651763118</text:p>
              </table:table-cell>
              <table:table-cell office:value-type="float" office:value="0.85422469823584">
                <text:p>0.85422469823584</text:p>
              </table:table-cell>
              <table:table-cell office:value-type="float" office:value="1.28174697365298">
                <text:p>1.28174697365298</text:p>
              </table:table-cell>
              <table:table-cell office:value-type="float" office:value="1.80904522613065">
                <text:p>1.80904522613065</text:p>
              </table:table-cell>
              <table:table-cell office:value-type="float" office:value="1.19778409941608">
                <text:p>1.19778409941608</text:p>
              </table:table-cell>
            </table:table-row>
            <table:table-row>
              <table:table-cell office:value-type="string">
                <text:p>2020-06-06</text:p>
              </table:table-cell>
              <table:table-cell office:value-type="float" office:value="1.35527589545015">
                <text:p>1.35527589545015</text:p>
              </table:table-cell>
              <table:table-cell office:value-type="float" office:value="1.28939828080229">
                <text:p>1.28939828080229</text:p>
              </table:table-cell>
              <table:table-cell office:value-type="float" office:value="1.90964136003726">
                <text:p>1.90964136003726</text:p>
              </table:table-cell>
              <table:table-cell office:value-type="float" office:value="2.18321917808219">
                <text:p>2.18321917808219</text:p>
              </table:table-cell>
              <table:table-cell office:value-type="float" office:value="1.87421907538526">
                <text:p>1.87421907538526</text:p>
              </table:table-cell>
              <table:table-cell office:value-type="float" office:value="1.32916340891321">
                <text:p>1.32916340891321</text:p>
              </table:table-cell>
              <table:table-cell office:value-type="float" office:value="1.0939268200679">
                <text:p>1.0939268200679</text:p>
              </table:table-cell>
              <table:table-cell office:value-type="float" office:value="1.0539629005059">
                <text:p>1.0539629005059</text:p>
              </table:table-cell>
              <table:table-cell office:value-type="float" office:value="1.14770459081836">
                <text:p>1.14770459081836</text:p>
              </table:table-cell>
              <table:table-cell office:value-type="float" office:value="1.5990159901599">
                <text:p>1.5990159901599</text:p>
              </table:table-cell>
              <table:table-cell office:value-type="float" office:value="1.50093808630394">
                <text:p>1.50093808630394</text:p>
              </table:table-cell>
            </table:table-row>
            <table:table-row>
              <table:table-cell office:value-type="string">
                <text:p>2020-06-07</text:p>
              </table:table-cell>
              <table:table-cell office:value-type="float" office:value="1.70212765957447">
                <text:p>1.70212765957447</text:p>
              </table:table-cell>
              <table:table-cell office:value-type="float" office:value="3.83693045563549">
                <text:p>3.83693045563549</text:p>
              </table:table-cell>
              <table:table-cell office:value-type="float" office:value="1.76470588235294">
                <text:p>1.76470588235294</text:p>
              </table:table-cell>
              <table:table-cell office:value-type="float" office:value="2.3448275862069">
                <text:p>2.3448275862069</text:p>
              </table:table-cell>
              <table:table-cell office:value-type="float" office:value="2.85326086956522">
                <text:p>2.85326086956522</text:p>
              </table:table-cell>
              <table:table-cell office:value-type="float" office:value="1.82857142857143">
                <text:p>1.82857142857143</text:p>
              </table:table-cell>
              <table:table-cell office:value-type="float" office:value="1.41129032258065">
                <text:p>1.41129032258065</text:p>
              </table:table-cell>
              <table:table-cell office:value-type="float" office:value="0.642201834862385">
                <text:p>0.642201834862385</text:p>
              </table:table-cell>
              <table:table-cell office:value-type="float" office:value="1.38504155124654">
                <text:p>1.38504155124654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1.81890075128509">
                <text:p>1.81890075128509</text:p>
              </table:table-cell>
            </table:table-row>
            <table:table-row>
              <table:table-cell office:value-type="string">
                <text:p>2020-06-08</text:p>
              </table:table-cell>
              <table:table-cell office:value-type="float" office:value="1.31322957198444">
                <text:p>1.31322957198444</text:p>
              </table:table-cell>
              <table:table-cell office:value-type="float" office:value="1.34839650145773">
                <text:p>1.34839650145773</text:p>
              </table:table-cell>
              <table:table-cell office:value-type="float" office:value="1.58700170035896">
                <text:p>1.58700170035896</text:p>
              </table:table-cell>
              <table:table-cell office:value-type="float" office:value="1.51199165797706">
                <text:p>1.51199165797706</text:p>
              </table:table-cell>
              <table:table-cell office:value-type="float" office:value="1.52685152685153">
                <text:p>1.52685152685153</text:p>
              </table:table-cell>
              <table:table-cell office:value-type="float" office:value="1.07108081791626">
                <text:p>1.07108081791626</text:p>
              </table:table-cell>
              <table:table-cell office:value-type="float" office:value="0.893158072126727">
                <text:p>0.893158072126727</text:p>
              </table:table-cell>
              <table:table-cell office:value-type="float" office:value="0.66188637617209">
                <text:p>0.66188637617209</text:p>
              </table:table-cell>
              <table:table-cell office:value-type="float" office:value="1.03896103896104">
                <text:p>1.03896103896104</text:p>
              </table:table-cell>
              <table:table-cell office:value-type="float" office:value="1.88585607940447">
                <text:p>1.88585607940447</text:p>
              </table:table-cell>
              <table:table-cell office:value-type="float" office:value="1.23217316551679">
                <text:p>1.23217316551679</text:p>
              </table:table-cell>
            </table:table-row>
            <table:table-row>
              <table:table-cell office:value-type="string">
                <text:p>2020-06-09</text:p>
              </table:table-cell>
              <table:table-cell office:value-type="float" office:value="1.53183341311632">
                <text:p>1.53183341311632</text:p>
              </table:table-cell>
              <table:table-cell office:value-type="float" office:value="1.60370634354954">
                <text:p>1.60370634354954</text:p>
              </table:table-cell>
              <table:table-cell office:value-type="float" office:value="1.54939846882975">
                <text:p>1.54939846882975</text:p>
              </table:table-cell>
              <table:table-cell office:value-type="float" office:value="1.48619957537155">
                <text:p>1.48619957537155</text:p>
              </table:table-cell>
              <table:table-cell office:value-type="float" office:value="1.66607585962425">
                <text:p>1.66607585962425</text:p>
              </table:table-cell>
              <table:table-cell office:value-type="float" office:value="1.22031662269129">
                <text:p>1.22031662269129</text:p>
              </table:table-cell>
              <table:table-cell office:value-type="float" office:value="0.868778280542986">
                <text:p>0.868778280542986</text:p>
              </table:table-cell>
              <table:table-cell office:value-type="float" office:value="0.741503604531411">
                <text:p>0.741503604531411</text:p>
              </table:table-cell>
              <table:table-cell office:value-type="float" office:value="0.964711855800965">
                <text:p>0.964711855800965</text:p>
              </table:table-cell>
              <table:table-cell office:value-type="float" office:value="2.04410973641743">
                <text:p>2.04410973641743</text:p>
              </table:table-cell>
              <table:table-cell office:value-type="float" office:value="1.30641600473405">
                <text:p>1.30641600473405</text:p>
              </table:table-cell>
            </table:table-row>
            <table:table-row>
              <table:table-cell office:value-type="string">
                <text:p>2020-06-10</text:p>
              </table:table-cell>
              <table:table-cell office:value-type="float" office:value="1.19294605809129">
                <text:p>1.19294605809129</text:p>
              </table:table-cell>
              <table:table-cell office:value-type="float" office:value="1.51908114116339">
                <text:p>1.51908114116339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62495330593948">
                <text:p>1.62495330593948</text:p>
              </table:table-cell>
              <table:table-cell office:value-type="float" office:value="1.23528276394518">
                <text:p>1.23528276394518</text:p>
              </table:table-cell>
              <table:table-cell office:value-type="float" office:value="1.42805495300072">
                <text:p>1.42805495300072</text:p>
              </table:table-cell>
              <table:table-cell office:value-type="float" office:value="0.922473012757606">
                <text:p>0.922473012757606</text:p>
              </table:table-cell>
              <table:table-cell office:value-type="float" office:value="1.17753623188406">
                <text:p>1.17753623188406</text:p>
              </table:table-cell>
              <table:table-cell office:value-type="float" office:value="1.46287606955562">
                <text:p>1.46287606955562</text:p>
              </table:table-cell>
              <table:table-cell office:value-type="float" office:value="1.43964562569214">
                <text:p>1.43964562569214</text:p>
              </table:table-cell>
              <table:table-cell office:value-type="float" office:value="1.38080145450972">
                <text:p>1.38080145450972</text:p>
              </table:table-cell>
            </table:table-row>
            <table:table-row>
              <table:table-cell office:value-type="string">
                <text:p>2020-06-11</text:p>
              </table:table-cell>
              <table:table-cell office:value-type="float" office:value="2.69687162891046">
                <text:p>2.69687162891046</text:p>
              </table:table-cell>
              <table:table-cell office:value-type="float" office:value="2.1004942339374">
                <text:p>2.1004942339374</text:p>
              </table:table-cell>
              <table:table-cell office:value-type="float" office:value="2.04294350635814">
                <text:p>2.04294350635814</text:p>
              </table:table-cell>
              <table:table-cell office:value-type="float" office:value="2.30337078651685">
                <text:p>2.30337078651685</text:p>
              </table:table-cell>
              <table:table-cell office:value-type="float" office:value="1.61137440758294">
                <text:p>1.61137440758294</text:p>
              </table:table-cell>
              <table:table-cell office:value-type="float" office:value="1.52916745327544">
                <text:p>1.52916745327544</text:p>
              </table:table-cell>
              <table:table-cell office:value-type="float" office:value="0.943598541711345">
                <text:p>0.943598541711345</text:p>
              </table:table-cell>
              <table:table-cell office:value-type="float" office:value="0.944099378881988">
                <text:p>0.944099378881988</text:p>
              </table:table-cell>
              <table:table-cell office:value-type="float" office:value="0.912460792700314">
                <text:p>0.912460792700314</text:p>
              </table:table-cell>
              <table:table-cell office:value-type="float" office:value="1.37328339575531">
                <text:p>1.37328339575531</text:p>
              </table:table-cell>
              <table:table-cell office:value-type="float" office:value="1.60779160547268">
                <text:p>1.60779160547268</text:p>
              </table:table-cell>
            </table:table-row>
            <table:table-row>
              <table:table-cell office:value-type="string">
                <text:p>2020-06-12</text:p>
              </table:table-cell>
              <table:table-cell office:value-type="float" office:value="2.24194301728164">
                <text:p>2.24194301728164</text:p>
              </table:table-cell>
              <table:table-cell office:value-type="float" office:value="2.25165562913907">
                <text:p>2.25165562913907</text:p>
              </table:table-cell>
              <table:table-cell office:value-type="float" office:value="1.85465556396669">
                <text:p>1.85465556396669</text:p>
              </table:table-cell>
              <table:table-cell office:value-type="float" office:value="1.54809532092538">
                <text:p>1.54809532092538</text:p>
              </table:table-cell>
              <table:table-cell office:value-type="float" office:value="1.59941839331152">
                <text:p>1.59941839331152</text:p>
              </table:table-cell>
              <table:table-cell office:value-type="float" office:value="1.19641076769691">
                <text:p>1.19641076769691</text:p>
              </table:table-cell>
              <table:table-cell office:value-type="float" office:value="0.887265135699374">
                <text:p>0.887265135699374</text:p>
              </table:table-cell>
              <table:table-cell office:value-type="float" office:value="0.788732394366197">
                <text:p>0.788732394366197</text:p>
              </table:table-cell>
              <table:table-cell office:value-type="float" office:value="0.813810110974106">
                <text:p>0.813810110974106</text:p>
              </table:table-cell>
              <table:table-cell office:value-type="float" office:value="1.34110787172012">
                <text:p>1.34110787172012</text:p>
              </table:table-cell>
              <table:table-cell office:value-type="float" office:value="1.37536459501907">
                <text:p>1.37536459501907</text:p>
              </table:table-cell>
            </table:table-row>
            <table:table-row>
              <table:table-cell office:value-type="string">
                <text:p>2020-06-13</text:p>
              </table:table-cell>
              <table:table-cell office:value-type="float" office:value="1.2108980827447">
                <text:p>1.2108980827447</text:p>
              </table:table-cell>
              <table:table-cell office:value-type="float" office:value="1.53139356814701">
                <text:p>1.53139356814701</text:p>
              </table:table-cell>
              <table:table-cell office:value-type="float" office:value="1.86915887850467">
                <text:p>1.86915887850467</text:p>
              </table:table-cell>
              <table:table-cell office:value-type="float" office:value="1.54440154440154">
                <text:p>1.54440154440154</text:p>
              </table:table-cell>
              <table:table-cell office:value-type="float" office:value="1.47717099373321">
                <text:p>1.47717099373321</text:p>
              </table:table-cell>
              <table:table-cell office:value-type="float" office:value="0.829383886255924">
                <text:p>0.829383886255924</text:p>
              </table:table-cell>
              <table:table-cell office:value-type="float" office:value="0.796495420151334">
                <text:p>0.796495420151334</text:p>
              </table:table-cell>
              <table:table-cell office:value-type="float" office:value="0.651465798045603">
                <text:p>0.651465798045603</text:p>
              </table:table-cell>
              <table:table-cell office:value-type="float" office:value="0.767263427109974">
                <text:p>0.767263427109974</text:p>
              </table:table-cell>
              <table:table-cell office:value-type="float" office:value="0.687285223367698">
                <text:p>0.687285223367698</text:p>
              </table:table-cell>
              <table:table-cell office:value-type="float" office:value="1.12867991261833">
                <text:p>1.12867991261833</text:p>
              </table:table-cell>
            </table:table-row>
            <table:table-row>
              <table:table-cell office:value-type="string">
                <text:p>2020-06-14</text:p>
              </table:table-cell>
              <table:table-cell office:value-type="float" office:value="2.27272727272727">
                <text:p>2.27272727272727</text:p>
              </table:table-cell>
              <table:table-cell office:value-type="float" office:value="2.46913580246914">
                <text:p>2.46913580246914</text:p>
              </table:table-cell>
              <table:table-cell office:value-type="float" office:value="2.93103448275862">
                <text:p>2.93103448275862</text:p>
              </table:table-cell>
              <table:table-cell office:value-type="float" office:value="4.02384500745157">
                <text:p>4.02384500745157</text:p>
              </table:table-cell>
              <table:table-cell office:value-type="float" office:value="2.16383307573416">
                <text:p>2.16383307573416</text:p>
              </table:table-cell>
              <table:table-cell office:value-type="float" office:value="1.81582360570687">
                <text:p>1.81582360570687</text:p>
              </table:table-cell>
              <table:table-cell office:value-type="float" office:value="2.05850487540628">
                <text:p>2.05850487540628</text:p>
              </table:table-cell>
              <table:table-cell office:value-type="float" office:value="0.920245398773006">
                <text:p>0.920245398773006</text:p>
              </table:table-cell>
              <table:table-cell office:value-type="float" office:value="1.18152524167562">
                <text:p>1.18152524167562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1.99490025498725">
                <text:p>1.99490025498725</text:p>
              </table:table-cell>
            </table:table-row>
            <table:table-row>
              <table:table-cell office:value-type="string">
                <text:p>2020-06-15</text:p>
              </table:table-cell>
              <table:table-cell office:value-type="float" office:value="1.69738118331717">
                <text:p>1.69738118331717</text:p>
              </table:table-cell>
              <table:table-cell office:value-type="float" office:value="1.72353148083011">
                <text:p>1.72353148083011</text:p>
              </table:table-cell>
              <table:table-cell office:value-type="float" office:value="1.38221153846154">
                <text:p>1.38221153846154</text:p>
              </table:table-cell>
              <table:table-cell office:value-type="float" office:value="1.69459962756052">
                <text:p>1.69459962756052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0.861623298293986">
                <text:p>0.861623298293986</text:p>
              </table:table-cell>
              <table:table-cell office:value-type="float" office:value="0.778532383634255">
                <text:p>0.778532383634255</text:p>
              </table:table-cell>
              <table:table-cell office:value-type="float" office:value="0.582559621336246">
                <text:p>0.582559621336246</text:p>
              </table:table-cell>
              <table:table-cell office:value-type="float" office:value="0.951701165833928">
                <text:p>0.951701165833928</text:p>
              </table:table-cell>
              <table:table-cell office:value-type="float" office:value="1.02739726027397">
                <text:p>1.02739726027397</text:p>
              </table:table-cell>
              <table:table-cell office:value-type="float" office:value="1.13908189998861">
                <text:p>1.13908189998861</text:p>
              </table:table-cell>
            </table:table-row>
            <table:table-row>
              <table:table-cell office:value-type="string">
                <text:p>2020-06-16</text:p>
              </table:table-cell>
              <table:table-cell office:value-type="float" office:value="1.4720314033366">
                <text:p>1.4720314033366</text:p>
              </table:table-cell>
              <table:table-cell office:value-type="float" office:value="1.54929577464789">
                <text:p>1.54929577464789</text:p>
              </table:table-cell>
              <table:table-cell office:value-type="float" office:value="1.84998994570682">
                <text:p>1.84998994570682</text:p>
              </table:table-cell>
              <table:table-cell office:value-type="float" office:value="1.94049159120311">
                <text:p>1.94049159120311</text:p>
              </table:table-cell>
              <table:table-cell office:value-type="float" office:value="1.38498970615759">
                <text:p>1.38498970615759</text:p>
              </table:table-cell>
              <table:table-cell office:value-type="float" office:value="1.27118644067797">
                <text:p>1.27118644067797</text:p>
              </table:table-cell>
              <table:table-cell office:value-type="float" office:value="0.808435852372583">
                <text:p>0.808435852372583</text:p>
              </table:table-cell>
              <table:table-cell office:value-type="float" office:value="0.890207715133531">
                <text:p>0.890207715133531</text:p>
              </table:table-cell>
              <table:table-cell office:value-type="float" office:value="0.855536543632364">
                <text:p>0.855536543632364</text:p>
              </table:table-cell>
              <table:table-cell office:value-type="float" office:value="1.0880829015544">
                <text:p>1.0880829015544</text:p>
              </table:table-cell>
              <table:table-cell office:value-type="float" office:value="1.32388805016839">
                <text:p>1.32388805016839</text:p>
              </table:table-cell>
            </table:table-row>
            <table:table-row>
              <table:table-cell office:value-type="string">
                <text:p>2020-06-17</text:p>
              </table:table-cell>
              <table:table-cell office:value-type="float" office:value="2.45459008345606">
                <text:p>2.45459008345606</text:p>
              </table:table-cell>
              <table:table-cell office:value-type="float" office:value="2.28230337078652">
                <text:p>2.28230337078652</text:p>
              </table:table-cell>
              <table:table-cell office:value-type="float" office:value="2.34981610134859">
                <text:p>2.34981610134859</text:p>
              </table:table-cell>
              <table:table-cell office:value-type="float" office:value="2.47008876881513">
                <text:p>2.47008876881513</text:p>
              </table:table-cell>
              <table:table-cell office:value-type="float" office:value="2.60037445392136">
                <text:p>2.60037445392136</text:p>
              </table:table-cell>
              <table:table-cell office:value-type="float" office:value="1.59894657637321">
                <text:p>1.59894657637321</text:p>
              </table:table-cell>
              <table:table-cell office:value-type="float" office:value="1.15595213952545">
                <text:p>1.15595213952545</text:p>
              </table:table-cell>
              <table:table-cell office:value-type="float" office:value="1.08412836079792">
                <text:p>1.08412836079792</text:p>
              </table:table-cell>
              <table:table-cell office:value-type="float" office:value="1.18514616802739">
                <text:p>1.18514616802739</text:p>
              </table:table-cell>
              <table:table-cell office:value-type="float" office:value="1.44175317185698">
                <text:p>1.44175317185698</text:p>
              </table:table-cell>
              <table:table-cell office:value-type="float" office:value="1.85927271822187">
                <text:p>1.85927271822187</text:p>
              </table:table-cell>
            </table:table-row>
            <table:table-row>
              <table:table-cell office:value-type="string">
                <text:p>2020-06-18</text:p>
              </table:table-cell>
              <table:table-cell office:value-type="float" office:value="2.20061412487206">
                <text:p>2.20061412487206</text:p>
              </table:table-cell>
              <table:table-cell office:value-type="float" office:value="2.57209664848012">
                <text:p>2.57209664848012</text:p>
              </table:table-cell>
              <table:table-cell office:value-type="float" office:value="1.84341791368467">
                <text:p>1.84341791368467</text:p>
              </table:table-cell>
              <table:table-cell office:value-type="float" office:value="2.24852071005917">
                <text:p>2.24852071005917</text:p>
              </table:table-cell>
              <table:table-cell office:value-type="float" office:value="1.93347193347193">
                <text:p>1.93347193347193</text:p>
              </table:table-cell>
              <table:table-cell office:value-type="float" office:value="1.23801916932907">
                <text:p>1.23801916932907</text:p>
              </table:table-cell>
              <table:table-cell office:value-type="float" office:value="1.06106539627544">
                <text:p>1.06106539627544</text:p>
              </table:table-cell>
              <table:table-cell office:value-type="float" office:value="0.766188828472566">
                <text:p>0.766188828472566</text:p>
              </table:table-cell>
              <table:table-cell office:value-type="float" office:value="0.792079207920792">
                <text:p>0.792079207920792</text:p>
              </table:table-cell>
              <table:table-cell office:value-type="float" office:value="0.351288056206089">
                <text:p>0.351288056206089</text:p>
              </table:table-cell>
              <table:table-cell office:value-type="float" office:value="1.52269553992466">
                <text:p>1.52269553992466</text:p>
              </table:table-cell>
            </table:table-row>
            <table:table-row>
              <table:table-cell office:value-type="string">
                <text:p>2020-06-19</text:p>
              </table:table-cell>
              <table:table-cell office:value-type="float" office:value="2.04347826086957">
                <text:p>2.04347826086957</text:p>
              </table:table-cell>
              <table:table-cell office:value-type="float" office:value="2.17323812480596">
                <text:p>2.17323812480596</text:p>
              </table:table-cell>
              <table:table-cell office:value-type="float" office:value="2.14354066985646">
                <text:p>2.14354066985646</text:p>
              </table:table-cell>
              <table:table-cell office:value-type="float" office:value="2.32836843006335">
                <text:p>2.32836843006335</text:p>
              </table:table-cell>
              <table:table-cell office:value-type="float" office:value="1.8299058905542">
                <text:p>1.8299058905542</text:p>
              </table:table-cell>
              <table:table-cell office:value-type="float" office:value="1.39070680628272">
                <text:p>1.39070680628272</text:p>
              </table:table-cell>
              <table:table-cell office:value-type="float" office:value="1.04384133611691">
                <text:p>1.04384133611691</text:p>
              </table:table-cell>
              <table:table-cell office:value-type="float" office:value="0.586562388908638">
                <text:p>0.586562388908638</text:p>
              </table:table-cell>
              <table:table-cell office:value-type="float" office:value="0.689485348436346">
                <text:p>0.689485348436346</text:p>
              </table:table-cell>
              <table:table-cell office:value-type="float" office:value="1.01130279595479">
                <text:p>1.01130279595479</text:p>
              </table:table-cell>
              <table:table-cell office:value-type="float" office:value="1.51788234783175">
                <text:p>1.51788234783175</text:p>
              </table:table-cell>
            </table:table-row>
            <table:table-row>
              <table:table-cell office:value-type="string">
                <text:p>2020-06-20</text:p>
              </table:table-cell>
              <table:table-cell office:value-type="float" office:value="2.00348432055749">
                <text:p>2.00348432055749</text:p>
              </table:table-cell>
              <table:table-cell office:value-type="float" office:value="2.21799746514575">
                <text:p>2.21799746514575</text:p>
              </table:table-cell>
              <table:table-cell office:value-type="float" office:value="2.81235592438912">
                <text:p>2.81235592438912</text:p>
              </table:table-cell>
              <table:table-cell office:value-type="float" office:value="2.285050348567">
                <text:p>2.285050348567</text:p>
              </table:table-cell>
              <table:table-cell office:value-type="float" office:value="1.99173243141676">
                <text:p>1.99173243141676</text:p>
              </table:table-cell>
              <table:table-cell office:value-type="float" office:value="1.84411969380654">
                <text:p>1.84411969380654</text:p>
              </table:table-cell>
              <table:table-cell office:value-type="float" office:value="0.685166152792052">
                <text:p>0.685166152792052</text:p>
              </table:table-cell>
              <table:table-cell office:value-type="float" office:value="0.722145804676754">
                <text:p>0.722145804676754</text:p>
              </table:table-cell>
              <table:table-cell office:value-type="float" office:value="0.669536107125777">
                <text:p>0.669536107125777</text:p>
              </table:table-cell>
              <table:table-cell office:value-type="float" office:value="1.49625935162095">
                <text:p>1.49625935162095</text:p>
              </table:table-cell>
              <table:table-cell office:value-type="float" office:value="1.61490683229814">
                <text:p>1.61490683229814</text:p>
              </table:table-cell>
            </table:table-row>
            <table:table-row>
              <table:table-cell office:value-type="string">
                <text:p>2020-06-21</text:p>
              </table:table-cell>
              <table:table-cell office:value-type="float" office:value="0.867052023121387">
                <text:p>0.867052023121387</text:p>
              </table:table-cell>
              <table:table-cell office:value-type="float" office:value="2.93255131964809">
                <text:p>2.93255131964809</text:p>
              </table:table-cell>
              <table:table-cell office:value-type="float" office:value="3.1858407079646">
                <text:p>3.1858407079646</text:p>
              </table:table-cell>
              <table:table-cell office:value-type="float" office:value="3.73134328358209">
                <text:p>3.73134328358209</text:p>
              </table:table-cell>
              <table:table-cell office:value-type="float" office:value="1.93861066235864">
                <text:p>1.93861066235864</text:p>
              </table:table-cell>
              <table:table-cell office:value-type="float" office:value="2.68361581920904">
                <text:p>2.68361581920904</text:p>
              </table:table-cell>
              <table:table-cell office:value-type="float" office:value="1.02389078498294">
                <text:p>1.02389078498294</text:p>
              </table:table-cell>
              <table:table-cell office:value-type="float" office:value="1.04275286757039">
                <text:p>1.04275286757039</text:p>
              </table:table-cell>
              <table:table-cell office:value-type="float" office:value="0.513347022587269">
                <text:p>0.513347022587269</text:p>
              </table:table-cell>
              <table:table-cell office:value-type="float" office:value="0.441501103752759">
                <text:p>0.441501103752759</text:p>
              </table:table-cell>
              <table:table-cell office:value-type="float" office:value="1.7344589409056">
                <text:p>1.7344589409056</text:p>
              </table:table-cell>
            </table:table-row>
            <table:table-row>
              <table:table-cell office:value-type="string">
                <text:p>2020-06-22</text:p>
              </table:table-cell>
              <table:table-cell office:value-type="float" office:value="1.40280561122245">
                <text:p>1.40280561122245</text:p>
              </table:table-cell>
              <table:table-cell office:value-type="float" office:value="1.77294824134973">
                <text:p>1.77294824134973</text:p>
              </table:table-cell>
              <table:table-cell office:value-type="float" office:value="1.74777244688143">
                <text:p>1.74777244688143</text:p>
              </table:table-cell>
              <table:table-cell office:value-type="float" office:value="1.70435922648312">
                <text:p>1.70435922648312</text:p>
              </table:table-cell>
              <table:table-cell office:value-type="float" office:value="1.51077915464268">
                <text:p>1.51077915464268</text:p>
              </table:table-cell>
              <table:table-cell office:value-type="float" office:value="1.13955666562598">
                <text:p>1.13955666562598</text:p>
              </table:table-cell>
              <table:table-cell office:value-type="float" office:value="0.783453462864306">
                <text:p>0.783453462864306</text:p>
              </table:table-cell>
              <table:table-cell office:value-type="float" office:value="0.61770761839396">
                <text:p>0.61770761839396</text:p>
              </table:table-cell>
              <table:table-cell office:value-type="float" office:value="0.782361308677098">
                <text:p>0.782361308677098</text:p>
              </table:table-cell>
              <table:table-cell office:value-type="float" office:value="0.986301369863014">
                <text:p>0.986301369863014</text:p>
              </table:table-cell>
              <table:table-cell office:value-type="float" office:value="1.24113475177305">
                <text:p>1.24113475177305</text:p>
              </table:table-cell>
            </table:table-row>
            <table:table-row>
              <table:table-cell office:value-type="string">
                <text:p>2020-06-23</text:p>
              </table:table-cell>
              <table:table-cell office:value-type="float" office:value="1.25989920806335">
                <text:p>1.25989920806335</text:p>
              </table:table-cell>
              <table:table-cell office:value-type="float" office:value="2.1703743895822">
                <text:p>2.1703743895822</text:p>
              </table:table-cell>
              <table:table-cell office:value-type="float" office:value="1.9742345658357">
                <text:p>1.9742345658357</text:p>
              </table:table-cell>
              <table:table-cell office:value-type="float" office:value="1.83283299099384">
                <text:p>1.83283299099384</text:p>
              </table:table-cell>
              <table:table-cell office:value-type="float" office:value="1.63393299224294">
                <text:p>1.63393299224294</text:p>
              </table:table-cell>
              <table:table-cell office:value-type="float" office:value="1.42533203757694">
                <text:p>1.42533203757694</text:p>
              </table:table-cell>
              <table:table-cell office:value-type="float" office:value="0.76608784473953">
                <text:p>0.76608784473953</text:p>
              </table:table-cell>
              <table:table-cell office:value-type="float" office:value="0.51943055021162">
                <text:p>0.51943055021162</text:p>
              </table:table-cell>
              <table:table-cell office:value-type="float" office:value="0.808127453244054">
                <text:p>0.808127453244054</text:p>
              </table:table-cell>
              <table:table-cell office:value-type="float" office:value="0.744786494538232">
                <text:p>0.744786494538232</text:p>
              </table:table-cell>
              <table:table-cell office:value-type="float" office:value="1.36234157618792">
                <text:p>1.36234157618792</text:p>
              </table:table-cell>
            </table:table-row>
            <table:table-row>
              <table:table-cell office:value-type="string">
                <text:p>2020-06-24</text:p>
              </table:table-cell>
              <table:table-cell office:value-type="float" office:value="1.48514851485149">
                <text:p>1.48514851485149</text:p>
              </table:table-cell>
              <table:table-cell office:value-type="float" office:value="1.58072039388443">
                <text:p>1.58072039388443</text:p>
              </table:table-cell>
              <table:table-cell office:value-type="float" office:value="2.34624955563455">
                <text:p>2.34624955563455</text:p>
              </table:table-cell>
              <table:table-cell office:value-type="float" office:value="2.16937168568215">
                <text:p>2.16937168568215</text:p>
              </table:table-cell>
              <table:table-cell office:value-type="float" office:value="1.85314685314685">
                <text:p>1.85314685314685</text:p>
              </table:table-cell>
              <table:table-cell office:value-type="float" office:value="1.30818892286782">
                <text:p>1.30818892286782</text:p>
              </table:table-cell>
              <table:table-cell office:value-type="float" office:value="0.874157712620652">
                <text:p>0.874157712620652</text:p>
              </table:table-cell>
              <table:table-cell office:value-type="float" office:value="0.584668687743612">
                <text:p>0.584668687743612</text:p>
              </table:table-cell>
              <table:table-cell office:value-type="float" office:value="0.793868053654531">
                <text:p>0.793868053654531</text:p>
              </table:table-cell>
              <table:table-cell office:value-type="float" office:value="0.808314087759815">
                <text:p>0.808314087759815</text:p>
              </table:table-cell>
              <table:table-cell office:value-type="float" office:value="1.47203785240192">
                <text:p>1.47203785240192</text:p>
              </table:table-cell>
            </table:table-row>
            <table:table-row>
              <table:table-cell office:value-type="string">
                <text:p>2020-06-25</text:p>
              </table:table-cell>
              <table:table-cell office:value-type="float" office:value="1.11731843575419">
                <text:p>1.11731843575419</text:p>
              </table:table-cell>
              <table:table-cell office:value-type="float" office:value="1.48890914615618">
                <text:p>1.48890914615618</text:p>
              </table:table-cell>
              <table:table-cell office:value-type="float" office:value="1.6258530710558">
                <text:p>1.6258530710558</text:p>
              </table:table-cell>
              <table:table-cell office:value-type="float" office:value="2.09597352454495">
                <text:p>2.09597352454495</text:p>
              </table:table-cell>
              <table:table-cell office:value-type="float" office:value="1.56535881276682">
                <text:p>1.56535881276682</text:p>
              </table:table-cell>
              <table:table-cell office:value-type="float" office:value="1.3049588436057">
                <text:p>1.3049588436057</text:p>
              </table:table-cell>
              <table:table-cell office:value-type="float" office:value="0.718328254244667">
                <text:p>0.718328254244667</text:p>
              </table:table-cell>
              <table:table-cell office:value-type="float" office:value="0.702009198741225">
                <text:p>0.702009198741225</text:p>
              </table:table-cell>
              <table:table-cell office:value-type="float" office:value="0.66324992463069">
                <text:p>0.66324992463069</text:p>
              </table:table-cell>
              <table:table-cell office:value-type="float" office:value="0.621890547263682">
                <text:p>0.621890547263682</text:p>
              </table:table-cell>
              <table:table-cell office:value-type="float" office:value="1.27614853368031">
                <text:p>1.27614853368031</text:p>
              </table:table-cell>
            </table:table-row>
            <table:table-row>
              <table:table-cell office:value-type="string">
                <text:p>2020-06-26</text:p>
              </table:table-cell>
              <table:table-cell office:value-type="float" office:value="0.674536256323777">
                <text:p>0.674536256323777</text:p>
              </table:table-cell>
              <table:table-cell office:value-type="float" office:value="1.44173954147956">
                <text:p>1.44173954147956</text:p>
              </table:table-cell>
              <table:table-cell office:value-type="float" office:value="1.95319077285738">
                <text:p>1.95319077285738</text:p>
              </table:table-cell>
              <table:table-cell office:value-type="float" office:value="1.44070367000303">
                <text:p>1.44070367000303</text:p>
              </table:table-cell>
              <table:table-cell office:value-type="float" office:value="1.44485471183175">
                <text:p>1.44485471183175</text:p>
              </table:table-cell>
              <table:table-cell office:value-type="float" office:value="1.05428796223446">
                <text:p>1.05428796223446</text:p>
              </table:table-cell>
              <table:table-cell office:value-type="float" office:value="0.734120651133099">
                <text:p>0.734120651133099</text:p>
              </table:table-cell>
              <table:table-cell office:value-type="float" office:value="0.803141174370873">
                <text:p>0.803141174370873</text:p>
              </table:table-cell>
              <table:table-cell office:value-type="float" office:value="0.431344356578002">
                <text:p>0.431344356578002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1.12792940213898">
                <text:p>1.12792940213898</text:p>
              </table:table-cell>
            </table:table-row>
            <table:table-row>
              <table:table-cell office:value-type="string">
                <text:p>2020-06-27</text:p>
              </table:table-cell>
              <table:table-cell office:value-type="float" office:value="1.41187925998053">
                <text:p>1.41187925998053</text:p>
              </table:table-cell>
              <table:table-cell office:value-type="float" office:value="1.54613466334165">
                <text:p>1.54613466334165</text:p>
              </table:table-cell>
              <table:table-cell office:value-type="float" office:value="2.29445506692161">
                <text:p>2.29445506692161</text:p>
              </table:table-cell>
              <table:table-cell office:value-type="float" office:value="2.01058201058201">
                <text:p>2.01058201058201</text:p>
              </table:table-cell>
              <table:table-cell office:value-type="float" office:value="1.74315190323728">
                <text:p>1.74315190323728</text:p>
              </table:table-cell>
              <table:table-cell office:value-type="float" office:value="1.34273246055723">
                <text:p>1.34273246055723</text:p>
              </table:table-cell>
              <table:table-cell office:value-type="float" office:value="1.10794555239">
                <text:p>1.10794555239</text:p>
              </table:table-cell>
              <table:table-cell office:value-type="float" office:value="0.641241984475194">
                <text:p>0.641241984475194</text:p>
              </table:table-cell>
              <table:table-cell office:value-type="float" office:value="0.430292598967298">
                <text:p>0.430292598967298</text:p>
              </table:table-cell>
              <table:table-cell office:value-type="float" office:value="0.872410032715376">
                <text:p>0.872410032715376</text:p>
              </table:table-cell>
              <table:table-cell office:value-type="float" office:value="1.37019620561051">
                <text:p>1.37019620561051</text:p>
              </table:table-cell>
            </table:table-row>
            <table:table-row>
              <table:table-cell office:value-type="string">
                <text:p>2020-06-28</text:p>
              </table:table-cell>
              <table:table-cell office:value-type="float" office:value="1.87590187590188">
                <text:p>1.87590187590188</text:p>
              </table:table-cell>
              <table:table-cell office:value-type="float" office:value="5.23465703971119">
                <text:p>5.23465703971119</text:p>
              </table:table-cell>
              <table:table-cell office:value-type="float" office:value="5.18806744487678">
                <text:p>5.18806744487678</text:p>
              </table:table-cell>
              <table:table-cell office:value-type="float" office:value="3.41685649202733">
                <text:p>3.41685649202733</text:p>
              </table:table-cell>
              <table:table-cell office:value-type="float" office:value="3.53982300884956">
                <text:p>3.53982300884956</text:p>
              </table:table-cell>
              <table:table-cell office:value-type="float" office:value="3.20796460176991">
                <text:p>3.20796460176991</text:p>
              </table:table-cell>
              <table:table-cell office:value-type="float" office:value="1.46750524109015">
                <text:p>1.46750524109015</text:p>
              </table:table-cell>
              <table:table-cell office:value-type="float" office:value="1.11835973904939">
                <text:p>1.11835973904939</text:p>
              </table:table-cell>
              <table:table-cell office:value-type="float" office:value="0.908265213442325">
                <text:p>0.908265213442325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2.59582726831635">
                <text:p>2.59582726831635</text:p>
              </table:table-cell>
            </table:table-row>
            <table:table-row>
              <table:table-cell office:value-type="string">
                <text:p>2020-06-29</text:p>
              </table:table-cell>
              <table:table-cell office:value-type="float" office:value="0.887419523229511">
                <text:p>0.887419523229511</text:p>
              </table:table-cell>
              <table:table-cell office:value-type="float" office:value="1.09870317002882">
                <text:p>1.09870317002882</text:p>
              </table:table-cell>
              <table:table-cell office:value-type="float" office:value="1.68151767749353">
                <text:p>1.68151767749353</text:p>
              </table:table-cell>
              <table:table-cell office:value-type="float" office:value="1.52284263959391">
                <text:p>1.52284263959391</text:p>
              </table:table-cell>
              <table:table-cell office:value-type="float" office:value="1.39585309662556">
                <text:p>1.39585309662556</text:p>
              </table:table-cell>
              <table:table-cell office:value-type="float" office:value="1.21312379376896">
                <text:p>1.21312379376896</text:p>
              </table:table-cell>
              <table:table-cell office:value-type="float" office:value="0.947867298578199">
                <text:p>0.947867298578199</text:p>
              </table:table-cell>
              <table:table-cell office:value-type="float" office:value="0.520586843350686">
                <text:p>0.520586843350686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507185122569738">
                <text:p>0.507185122569738</text:p>
              </table:table-cell>
              <table:table-cell office:value-type="float" office:value="1.09196796893958">
                <text:p>1.09196796893958</text:p>
              </table:table-cell>
            </table:table-row>
            <table:table-row>
              <table:table-cell office:value-type="string">
                <text:p>2020-06-30</text:p>
              </table:table-cell>
              <table:table-cell office:value-type="float" office:value="0.766684091305105">
                <text:p>0.766684091305105</text:p>
              </table:table-cell>
              <table:table-cell office:value-type="float" office:value="1.18548240014591">
                <text:p>1.18548240014591</text:p>
              </table:table-cell>
              <table:table-cell office:value-type="float" office:value="1.62544169611307">
                <text:p>1.62544169611307</text:p>
              </table:table-cell>
              <table:table-cell office:value-type="float" office:value="1.84343124001475">
                <text:p>1.84343124001475</text:p>
              </table:table-cell>
              <table:table-cell office:value-type="float" office:value="1.49700598802395">
                <text:p>1.49700598802395</text:p>
              </table:table-cell>
              <table:table-cell office:value-type="float" office:value="1.17075956596231">
                <text:p>1.17075956596231</text:p>
              </table:table-cell>
              <table:table-cell office:value-type="float" office:value="0.798673899939723">
                <text:p>0.798673899939723</text:p>
              </table:table-cell>
              <table:table-cell office:value-type="float" office:value="0.707338638373121">
                <text:p>0.707338638373121</text:p>
              </table:table-cell>
              <table:table-cell office:value-type="float" office:value="0.747745766439411">
                <text:p>0.747745766439411</text:p>
              </table:table-cell>
              <table:table-cell office:value-type="float" office:value="0.722543352601156">
                <text:p>0.722543352601156</text:p>
              </table:table-cell>
              <table:table-cell office:value-type="float" office:value="1.2212872032523">
                <text:p>1.2212872032523</text:p>
              </table:table-cell>
            </table:table-row>
            <table:table-row>
              <table:table-cell office:value-type="string">
                <text:p>2020-07-01</text:p>
              </table:table-cell>
              <table:table-cell office:value-type="float" office:value="0.910204796079118">
                <text:p>0.910204796079118</text:p>
              </table:table-cell>
              <table:table-cell office:value-type="float" office:value="1.03092783505155">
                <text:p>1.03092783505155</text:p>
              </table:table-cell>
              <table:table-cell office:value-type="float" office:value="1.71801789010365">
                <text:p>1.71801789010365</text:p>
              </table:table-cell>
              <table:table-cell office:value-type="float" office:value="1.29790620790988">
                <text:p>1.29790620790988</text:p>
              </table:table-cell>
              <table:table-cell office:value-type="float" office:value="1.35172798216276">
                <text:p>1.35172798216276</text:p>
              </table:table-cell>
              <table:table-cell office:value-type="float" office:value="1.26451992354066">
                <text:p>1.26451992354066</text:p>
              </table:table-cell>
              <table:table-cell office:value-type="float" office:value="0.875309661436829">
                <text:p>0.875309661436829</text:p>
              </table:table-cell>
              <table:table-cell office:value-type="float" office:value="0.313602508820071">
                <text:p>0.313602508820071</text:p>
              </table:table-cell>
              <table:table-cell office:value-type="float" office:value="0.64985703145308">
                <text:p>0.64985703145308</text:p>
              </table:table-cell>
              <table:table-cell office:value-type="float" office:value="0.569476082004556">
                <text:p>0.569476082004556</text:p>
              </table:table-cell>
              <table:table-cell office:value-type="float" office:value="1.10432658757851">
                <text:p>1.10432658757851</text:p>
              </table:table-cell>
            </table:table-row>
            <table:table-row>
              <table:table-cell office:value-type="string">
                <text:p>2020-07-02</text:p>
              </table:table-cell>
              <table:table-cell office:value-type="float" office:value="0.582790538224203">
                <text:p>0.582790538224203</text:p>
              </table:table-cell>
              <table:table-cell office:value-type="float" office:value="1.37686860739575">
                <text:p>1.37686860739575</text:p>
              </table:table-cell>
              <table:table-cell office:value-type="float" office:value="1.59100861188148">
                <text:p>1.59100861188148</text:p>
              </table:table-cell>
              <table:table-cell office:value-type="float" office:value="1.33130467858501">
                <text:p>1.33130467858501</text:p>
              </table:table-cell>
              <table:table-cell office:value-type="float" office:value="1.24716553287982">
                <text:p>1.24716553287982</text:p>
              </table:table-cell>
              <table:table-cell office:value-type="float" office:value="1.11128260534033">
                <text:p>1.11128260534033</text:p>
              </table:table-cell>
              <table:table-cell office:value-type="float" office:value="0.946643717728055">
                <text:p>0.946643717728055</text:p>
              </table:table-cell>
              <table:table-cell office:value-type="float" office:value="0.522466039707419">
                <text:p>0.522466039707419</text:p>
              </table:table-cell>
              <table:table-cell office:value-type="float" office:value="0.642996924797316">
                <text:p>0.642996924797316</text:p>
              </table:table-cell>
              <table:table-cell office:value-type="float" office:value="0.315059861373661">
                <text:p>0.315059861373661</text:p>
              </table:table-cell>
              <table:table-cell office:value-type="float" office:value="1.07485814054998">
                <text:p>1.07485814054998</text:p>
              </table:table-cell>
            </table:table-row>
            <table:table-row>
              <table:table-cell office:value-type="string">
                <text:p>2020-07-03</text:p>
              </table:table-cell>
              <table:table-cell office:value-type="float" office:value="0.675477239353891">
                <text:p>0.675477239353891</text:p>
              </table:table-cell>
              <table:table-cell office:value-type="float" office:value="1.55221866036781">
                <text:p>1.55221866036781</text:p>
              </table:table-cell>
              <table:table-cell office:value-type="float" office:value="1.6686069072565">
                <text:p>1.6686069072565</text:p>
              </table:table-cell>
              <table:table-cell office:value-type="float" office:value="1.41465677179963">
                <text:p>1.41465677179963</text:p>
              </table:table-cell>
              <table:table-cell office:value-type="float" office:value="1.31151636272795">
                <text:p>1.31151636272795</text:p>
              </table:table-cell>
              <table:table-cell office:value-type="float" office:value="0.898788589292692">
                <text:p>0.898788589292692</text:p>
              </table:table-cell>
              <table:table-cell office:value-type="float" office:value="0.942184154175589">
                <text:p>0.942184154175589</text:p>
              </table:table-cell>
              <table:table-cell office:value-type="float" office:value="0.517883152613692">
                <text:p>0.517883152613692</text:p>
              </table:table-cell>
              <table:table-cell office:value-type="float" office:value="0.895111315125086">
                <text:p>0.895111315125086</text:p>
              </table:table-cell>
              <table:table-cell office:value-type="float" office:value="1.94931773879142">
                <text:p>1.94931773879142</text:p>
              </table:table-cell>
              <table:table-cell office:value-type="float" office:value="1.16158086807982">
                <text:p>1.16158086807982</text:p>
              </table:table-cell>
            </table:table-row>
            <table:table-row>
              <table:table-cell office:value-type="string">
                <text:p>2020-07-04</text:p>
              </table:table-cell>
              <table:table-cell office:value-type="float" office:value="0.623441396508728">
                <text:p>0.623441396508728</text:p>
              </table:table-cell>
              <table:table-cell office:value-type="float" office:value="1.53787004998078">
                <text:p>1.53787004998078</text:p>
              </table:table-cell>
              <table:table-cell office:value-type="float" office:value="1.90534726490473">
                <text:p>1.90534726490473</text:p>
              </table:table-cell>
              <table:table-cell office:value-type="float" office:value="1.57257025006445">
                <text:p>1.57257025006445</text:p>
              </table:table-cell>
              <table:table-cell office:value-type="float" office:value="1.36986301369863">
                <text:p>1.36986301369863</text:p>
              </table:table-cell>
              <table:table-cell office:value-type="float" office:value="1.38568129330254">
                <text:p>1.38568129330254</text:p>
              </table:table-cell>
              <table:table-cell office:value-type="float" office:value="0.793650793650794">
                <text:p>0.793650793650794</text:p>
              </table:table-cell>
              <table:table-cell office:value-type="float" office:value="0.899031811894882">
                <text:p>0.899031811894882</text:p>
              </table:table-cell>
              <table:table-cell office:value-type="float" office:value="0.60634328358209">
                <text:p>0.60634328358209</text:p>
              </table:table-cell>
              <table:table-cell office:value-type="float" office:value="0.687285223367698">
                <text:p>0.687285223367698</text:p>
              </table:table-cell>
              <table:table-cell office:value-type="float" office:value="1.20424221690044">
                <text:p>1.20424221690044</text:p>
              </table:table-cell>
            </table:table-row>
            <table:table-row>
              <table:table-cell office:value-type="string">
                <text:p>2020-07-05</text:p>
              </table:table-cell>
              <table:table-cell office:value-type="float" office:value="0.539811066126856">
                <text:p>0.539811066126856</text:p>
              </table:table-cell>
              <table:table-cell office:value-type="float" office:value="0.808080808080808">
                <text:p>0.808080808080808</text:p>
              </table:table-cell>
              <table:table-cell office:value-type="float" office:value="2.12765957446808">
                <text:p>2.12765957446808</text:p>
              </table:table-cell>
              <table:table-cell office:value-type="float" office:value="2.28215767634855">
                <text:p>2.28215767634855</text:p>
              </table:table-cell>
              <table:table-cell office:value-type="float" office:value="2.1039603960396">
                <text:p>2.1039603960396</text:p>
              </table:table-cell>
              <table:table-cell office:value-type="float" office:value="1.51843817787419">
                <text:p>1.51843817787419</text:p>
              </table:table-cell>
              <table:table-cell office:value-type="float" office:value="1.28676470588235">
                <text:p>1.28676470588235</text:p>
              </table:table-cell>
              <table:table-cell office:value-type="float" office:value="0.35778175313059">
                <text:p>0.35778175313059</text:p>
              </table:table-cell>
              <table:table-cell office:value-type="float" office:value="0.597269624573379">
                <text:p>0.597269624573379</text:p>
              </table:table-cell>
              <table:table-cell office:value-type="float" office:value="0.204498977505112">
                <text:p>0.204498977505112</text:p>
              </table:table-cell>
              <table:table-cell office:value-type="float" office:value="1.20481927710843">
                <text:p>1.20481927710843</text:p>
              </table:table-cell>
            </table:table-row>
            <table:table-row>
              <table:table-cell office:value-type="string">
                <text:p>2020-07-06</text:p>
              </table:table-cell>
              <table:table-cell office:value-type="float" office:value="0.795165394402036">
                <text:p>0.795165394402036</text:p>
              </table:table-cell>
              <table:table-cell office:value-type="float" office:value="1.41971279373368">
                <text:p>1.41971279373368</text:p>
              </table:table-cell>
              <table:table-cell office:value-type="float" office:value="1.2826899128269">
                <text:p>1.2826899128269</text:p>
              </table:table-cell>
              <table:table-cell office:value-type="float" office:value="1.17768595041322">
                <text:p>1.17768595041322</text:p>
              </table:table-cell>
              <table:table-cell office:value-type="float" office:value="1.2033978291647">
                <text:p>1.2033978291647</text:p>
              </table:table-cell>
              <table:table-cell office:value-type="float" office:value="1.04882007741291">
                <text:p>1.04882007741291</text:p>
              </table:table-cell>
              <table:table-cell office:value-type="float" office:value="0.81279496591505">
                <text:p>0.81279496591505</text:p>
              </table:table-cell>
              <table:table-cell office:value-type="float" office:value="0.686427457098284">
                <text:p>0.686427457098284</text:p>
              </table:table-cell>
              <table:table-cell office:value-type="float" office:value="0.461842973389048">
                <text:p>0.461842973389048</text:p>
              </table:table-cell>
              <table:table-cell office:value-type="float" office:value="0.676027041081643">
                <text:p>0.676027041081643</text:p>
              </table:table-cell>
              <table:table-cell office:value-type="float" office:value="1.01274871917074">
                <text:p>1.01274871917074</text:p>
              </table:table-cell>
            </table:table-row>
            <table:table-row>
              <table:table-cell office:value-type="string">
                <text:p>2020-07-07</text:p>
              </table:table-cell>
              <table:table-cell office:value-type="float" office:value="0.389513108614232">
                <text:p>0.389513108614232</text:p>
              </table:table-cell>
              <table:table-cell office:value-type="float" office:value="1.07392160372293">
                <text:p>1.07392160372293</text:p>
              </table:table-cell>
              <table:table-cell office:value-type="float" office:value="1.42908610544013">
                <text:p>1.42908610544013</text:p>
              </table:table-cell>
              <table:table-cell office:value-type="float" office:value="1.0405418670855">
                <text:p>1.0405418670855</text:p>
              </table:table-cell>
              <table:table-cell office:value-type="float" office:value="0.914299646470803">
                <text:p>0.914299646470803</text:p>
              </table:table-cell>
              <table:table-cell office:value-type="float" office:value="0.842623800881514">
                <text:p>0.842623800881514</text:p>
              </table:table-cell>
              <table:table-cell office:value-type="float" office:value="0.814950119432345">
                <text:p>0.814950119432345</text:p>
              </table:table-cell>
              <table:table-cell office:value-type="float" office:value="0.592116393165285">
                <text:p>0.592116393165285</text:p>
              </table:table-cell>
              <table:table-cell office:value-type="float" office:value="0.339827820570911">
                <text:p>0.339827820570911</text:p>
              </table:table-cell>
              <table:table-cell office:value-type="float" office:value="0.419972001866542">
                <text:p>0.419972001866542</text:p>
              </table:table-cell>
              <table:table-cell office:value-type="float" office:value="0.862575965496961">
                <text:p>0.862575965496961</text:p>
              </table:table-cell>
            </table:table-row>
            <table:table-row>
              <table:table-cell office:value-type="string">
                <text:p>2020-07-08</text:p>
              </table:table-cell>
              <table:table-cell office:value-type="float" office:value="0.71316750739259">
                <text:p>0.71316750739259</text:p>
              </table:table-cell>
              <table:table-cell office:value-type="float" office:value="1.41904599076765">
                <text:p>1.41904599076765</text:p>
              </table:table-cell>
              <table:table-cell office:value-type="float" office:value="1.660042085574">
                <text:p>1.660042085574</text:p>
              </table:table-cell>
              <table:table-cell office:value-type="float" office:value="1.05884557721139">
                <text:p>1.05884557721139</text:p>
              </table:table-cell>
              <table:table-cell office:value-type="float" office:value="1.32758821474322">
                <text:p>1.32758821474322</text:p>
              </table:table-cell>
              <table:table-cell office:value-type="float" office:value="1.23898326733938">
                <text:p>1.23898326733938</text:p>
              </table:table-cell>
              <table:table-cell office:value-type="float" office:value="0.806219406852865">
                <text:p>0.806219406852865</text:p>
              </table:table-cell>
              <table:table-cell office:value-type="float" office:value="0.535270502771937">
                <text:p>0.535270502771937</text:p>
              </table:table-cell>
              <table:table-cell office:value-type="float" office:value="0.481134464421372">
                <text:p>0.481134464421372</text:p>
              </table:table-cell>
              <table:table-cell office:value-type="float" office:value="0.616591928251121">
                <text:p>0.616591928251121</text:p>
              </table:table-cell>
              <table:table-cell office:value-type="float" office:value="1.07998650016875">
                <text:p>1.07998650016875</text:p>
              </table:table-cell>
            </table:table-row>
            <table:table-row>
              <table:table-cell office:value-type="string">
                <text:p>2020-07-09</text:p>
              </table:table-cell>
              <table:table-cell office:value-type="float" office:value="0.847319537233176">
                <text:p>0.847319537233176</text:p>
              </table:table-cell>
              <table:table-cell office:value-type="float" office:value="1.31962296486718">
                <text:p>1.31962296486718</text:p>
              </table:table-cell>
              <table:table-cell office:value-type="float" office:value="1.54252974878801">
                <text:p>1.54252974878801</text:p>
              </table:table-cell>
              <table:table-cell office:value-type="float" office:value="1.06317546788507">
                <text:p>1.06317546788507</text:p>
              </table:table-cell>
              <table:table-cell office:value-type="float" office:value="1.1329886701133">
                <text:p>1.1329886701133</text:p>
              </table:table-cell>
              <table:table-cell office:value-type="float" office:value="1.07254760183177">
                <text:p>1.07254760183177</text:p>
              </table:table-cell>
              <table:table-cell office:value-type="float" office:value="0.811359026369168">
                <text:p>0.811359026369168</text:p>
              </table:table-cell>
              <table:table-cell office:value-type="float" office:value="0.614682121531436">
                <text:p>0.614682121531436</text:p>
              </table:table-cell>
              <table:table-cell office:value-type="float" office:value="0.491642084562438">
                <text:p>0.491642084562438</text:p>
              </table:table-cell>
              <table:table-cell office:value-type="float" office:value="0.497787610619469">
                <text:p>0.497787610619469</text:p>
              </table:table-cell>
              <table:table-cell office:value-type="float" office:value="1.02866607581327">
                <text:p>1.02866607581327</text:p>
              </table:table-cell>
            </table:table-row>
            <table:table-row>
              <table:table-cell office:value-type="string">
                <text:p>2020-07-10</text:p>
              </table:table-cell>
              <table:table-cell office:value-type="float" office:value="1.01957585644372">
                <text:p>1.01957585644372</text:p>
              </table:table-cell>
              <table:table-cell office:value-type="float" office:value="1.33104336625161">
                <text:p>1.33104336625161</text:p>
              </table:table-cell>
              <table:table-cell office:value-type="float" office:value="1.51852601741243">
                <text:p>1.51852601741243</text:p>
              </table:table-cell>
              <table:table-cell office:value-type="float" office:value="1.24228580588282">
                <text:p>1.24228580588282</text:p>
              </table:table-cell>
              <table:table-cell office:value-type="float" office:value="1.26695041076908">
                <text:p>1.26695041076908</text:p>
              </table:table-cell>
              <table:table-cell office:value-type="float" office:value="1.18849272464734">
                <text:p>1.18849272464734</text:p>
              </table:table-cell>
              <table:table-cell office:value-type="float" office:value="0.848267622461171">
                <text:p>0.848267622461171</text:p>
              </table:table-cell>
              <table:table-cell office:value-type="float" office:value="0.533254332691453">
                <text:p>0.533254332691453</text:p>
              </table:table-cell>
              <table:table-cell office:value-type="float" office:value="0.563443768311922">
                <text:p>0.563443768311922</text:p>
              </table:table-cell>
              <table:table-cell office:value-type="float" office:value="0.65825562260011">
                <text:p>0.65825562260011</text:p>
              </table:table-cell>
              <table:table-cell office:value-type="float" office:value="1.10827712106892">
                <text:p>1.10827712106892</text:p>
              </table:table-cell>
            </table:table-row>
            <table:table-row>
              <table:table-cell office:value-type="string">
                <text:p>2020-07-11</text:p>
              </table:table-cell>
              <table:table-cell office:value-type="float" office:value="0.750897812602024">
                <text:p>0.750897812602024</text:p>
              </table:table-cell>
              <table:table-cell office:value-type="float" office:value="1.11179740580605">
                <text:p>1.11179740580605</text:p>
              </table:table-cell>
              <table:table-cell office:value-type="float" office:value="1.39500734214391">
                <text:p>1.39500734214391</text:p>
              </table:table-cell>
              <table:table-cell office:value-type="float" office:value="1.38138138138138">
                <text:p>1.38138138138138</text:p>
              </table:table-cell>
              <table:table-cell office:value-type="float" office:value="1.38855638017716">
                <text:p>1.38855638017716</text:p>
              </table:table-cell>
              <table:table-cell office:value-type="float" office:value="1.16309123804601">
                <text:p>1.16309123804601</text:p>
              </table:table-cell>
              <table:table-cell office:value-type="float" office:value="1.00545820166619">
                <text:p>1.00545820166619</text:p>
              </table:table-cell>
              <table:table-cell office:value-type="float" office:value="0.848656294200849">
                <text:p>0.848656294200849</text:p>
              </table:table-cell>
              <table:table-cell office:value-type="float" office:value="0.341630063445583">
                <text:p>0.341630063445583</text:p>
              </table:table-cell>
              <table:table-cell office:value-type="float" office:value="0.348432055749129">
                <text:p>0.348432055749129</text:p>
              </table:table-cell>
              <table:table-cell office:value-type="float" office:value="1.09324758842444">
                <text:p>1.09324758842444</text:p>
              </table:table-cell>
            </table:table-row>
            <table:table-row>
              <table:table-cell office:value-type="string">
                <text:p>2020-07-12</text:p>
              </table:table-cell>
              <table:table-cell office:value-type="float" office:value="0.529801324503311">
                <text:p>0.529801324503311</text:p>
              </table:table-cell>
              <table:table-cell office:value-type="float" office:value="2.6890756302521">
                <text:p>2.6890756302521</text:p>
              </table:table-cell>
              <table:table-cell office:value-type="float" office:value="2.62257696693272">
                <text:p>2.62257696693272</text:p>
              </table:table-cell>
              <table:table-cell office:value-type="float" office:value="0.673076923076923">
                <text:p>0.673076923076923</text:p>
              </table:table-cell>
              <table:table-cell office:value-type="float" office:value="2.30769230769231">
                <text:p>2.30769230769231</text:p>
              </table:table-cell>
              <table:table-cell office:value-type="float" office:value="1.35593220338983">
                <text:p>1.35593220338983</text:p>
              </table:table-cell>
              <table:table-cell office:value-type="float" office:value="1.01317122593718">
                <text:p>1.01317122593718</text:p>
              </table:table-cell>
              <table:table-cell office:value-type="float" office:value="0.732984293193717">
                <text:p>0.732984293193717</text:p>
              </table:table-cell>
              <table:table-cell office:value-type="float" office:value="1.24879923150817">
                <text:p>1.24879923150817</text:p>
              </table:table-cell>
              <table:table-cell office:value-type="float" office:value="0.826446280991735">
                <text:p>0.826446280991735</text:p>
              </table:table-cell>
              <table:table-cell office:value-type="float" office:value="1.37146876098933">
                <text:p>1.37146876098933</text:p>
              </table:table-cell>
            </table:table-row>
            <table:table-row>
              <table:table-cell office:value-type="string">
                <text:p>2020-07-13</text:p>
              </table:table-cell>
              <table:table-cell office:value-type="float" office:value="1.00922220288846">
                <text:p>1.00922220288846</text:p>
              </table:table-cell>
              <table:table-cell office:value-type="float" office:value="1.35440180586907">
                <text:p>1.35440180586907</text:p>
              </table:table-cell>
              <table:table-cell office:value-type="float" office:value="1.62887552059232">
                <text:p>1.62887552059232</text:p>
              </table:table-cell>
              <table:table-cell office:value-type="float" office:value="1.27409343351846">
                <text:p>1.27409343351846</text:p>
              </table:table-cell>
              <table:table-cell office:value-type="float" office:value="1.17075106657406">
                <text:p>1.17075106657406</text:p>
              </table:table-cell>
              <table:table-cell office:value-type="float" office:value="1.12151455911102">
                <text:p>1.12151455911102</text:p>
              </table:table-cell>
              <table:table-cell office:value-type="float" office:value="0.743178681388682">
                <text:p>0.743178681388682</text:p>
              </table:table-cell>
              <table:table-cell office:value-type="float" office:value="0.689468703528457">
                <text:p>0.689468703528457</text:p>
              </table:table-cell>
              <table:table-cell office:value-type="float" office:value="0.409276944065484">
                <text:p>0.409276944065484</text:p>
              </table:table-cell>
              <table:table-cell office:value-type="float" office:value="0.585058505850585">
                <text:p>0.585058505850585</text:p>
              </table:table-cell>
              <table:table-cell office:value-type="float" office:value="1.08905499727736">
                <text:p>1.08905499727736</text:p>
              </table:table-cell>
            </table:table-row>
            <table:table-row>
              <table:table-cell office:value-type="string">
                <text:p>2020-07-14</text:p>
              </table:table-cell>
              <table:table-cell office:value-type="float" office:value="0.984682713347921">
                <text:p>0.984682713347921</text:p>
              </table:table-cell>
              <table:table-cell office:value-type="float" office:value="2.21729490022173">
                <text:p>2.21729490022173</text:p>
              </table:table-cell>
              <table:table-cell office:value-type="float" office:value="2.60869565217391">
                <text:p>2.60869565217391</text:p>
              </table:table-cell>
              <table:table-cell office:value-type="float" office:value="1.63009404388715">
                <text:p>1.63009404388715</text:p>
              </table:table-cell>
              <table:table-cell office:value-type="float" office:value="1.92023633677991">
                <text:p>1.92023633677991</text:p>
              </table:table-cell>
              <table:table-cell office:value-type="float" office:value="1.89504373177843">
                <text:p>1.89504373177843</text:p>
              </table:table-cell>
              <table:table-cell office:value-type="float" office:value="1.20481927710843">
                <text:p>1.20481927710843</text:p>
              </table:table-cell>
              <table:table-cell office:value-type="float" office:value="0.65359477124183">
                <text:p>0.65359477124183</text:p>
              </table:table-cell>
              <table:table-cell office:value-type="float" office:value="0.738007380073801">
                <text:p>0.738007380073801</text:p>
              </table:table-cell>
              <table:table-cell office:value-type="float" office:value="0.321543408360129">
                <text:p>0.321543408360129</text:p>
              </table:table-cell>
              <table:table-cell office:value-type="float" office:value="1.48387096774194">
                <text:p>1.48387096774194</text:p>
              </table:table-cell>
            </table:table-row>
            <table:table-row>
              <table:table-cell office:value-type="string">
                <text:p>2020-07-15</text:p>
              </table:table-cell>
              <table:table-cell office:value-type="float" office:value="1.12587670727206">
                <text:p>1.12587670727206</text:p>
              </table:table-cell>
              <table:table-cell office:value-type="float" office:value="1.04415649767266">
                <text:p>1.04415649767266</text:p>
              </table:table-cell>
              <table:table-cell office:value-type="float" office:value="1.08594999579089">
                <text:p>1.08594999579089</text:p>
              </table:table-cell>
              <table:table-cell office:value-type="float" office:value="1.23652265701576">
                <text:p>1.23652265701576</text:p>
              </table:table-cell>
              <table:table-cell office:value-type="float" office:value="1.15244073831163">
                <text:p>1.15244073831163</text:p>
              </table:table-cell>
              <table:table-cell office:value-type="float" office:value="1.36411332633788">
                <text:p>1.36411332633788</text:p>
              </table:table-cell>
              <table:table-cell office:value-type="float" office:value="0.75993091537133">
                <text:p>0.75993091537133</text:p>
              </table:table-cell>
              <table:table-cell office:value-type="float" office:value="0.82249140122626">
                <text:p>0.82249140122626</text:p>
              </table:table-cell>
              <table:table-cell office:value-type="float" office:value="0.670520231213873">
                <text:p>0.670520231213873</text:p>
              </table:table-cell>
              <table:table-cell office:value-type="float" office:value="0.72142064372919">
                <text:p>0.72142064372919</text:p>
              </table:table-cell>
              <table:table-cell office:value-type="float" office:value="1.06810740828343">
                <text:p>1.06810740828343</text:p>
              </table:table-cell>
            </table:table-row>
            <table:table-row>
              <table:table-cell office:value-type="string">
                <text:p>2020-07-16</text:p>
              </table:table-cell>
              <table:table-cell office:value-type="float" office:value="1.03276353276353">
                <text:p>1.03276353276353</text:p>
              </table:table-cell>
              <table:table-cell office:value-type="float" office:value="1.22239747634069">
                <text:p>1.22239747634069</text:p>
              </table:table-cell>
              <table:table-cell office:value-type="float" office:value="1.4724956130312">
                <text:p>1.4724956130312</text:p>
              </table:table-cell>
              <table:table-cell office:value-type="float" office:value="1.34849826329769">
                <text:p>1.34849826329769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1.18162371396557">
                <text:p>1.18162371396557</text:p>
              </table:table-cell>
              <table:table-cell office:value-type="float" office:value="0.900406280882837">
                <text:p>0.900406280882837</text:p>
              </table:table-cell>
              <table:table-cell office:value-type="float" office:value="0.747581354441513">
                <text:p>0.747581354441513</text:p>
              </table:table-cell>
              <table:table-cell office:value-type="float" office:value="0.483091787439613">
                <text:p>0.483091787439613</text:p>
              </table:table-cell>
              <table:table-cell office:value-type="float" office:value="0.353356890459364">
                <text:p>0.353356890459364</text:p>
              </table:table-cell>
              <table:table-cell office:value-type="float" office:value="1.15811389500083">
                <text:p>1.15811389500083</text:p>
              </table:table-cell>
            </table:table-row>
            <table:table-row>
              <table:table-cell office:value-type="string">
                <text:p>2020-07-17</text:p>
              </table:table-cell>
              <table:table-cell office:value-type="float" office:value="0.723905723905724">
                <text:p>0.723905723905724</text:p>
              </table:table-cell>
              <table:table-cell office:value-type="float" office:value="1.24799633615755">
                <text:p>1.24799633615755</text:p>
              </table:table-cell>
              <table:table-cell office:value-type="float" office:value="1.20526199750129">
                <text:p>1.20526199750129</text:p>
              </table:table-cell>
              <table:table-cell office:value-type="float" office:value="1.11406507152804">
                <text:p>1.11406507152804</text:p>
              </table:table-cell>
              <table:table-cell office:value-type="float" office:value="1.09447931755996">
                <text:p>1.09447931755996</text:p>
              </table:table-cell>
              <table:table-cell office:value-type="float" office:value="1.03137458831687">
                <text:p>1.03137458831687</text:p>
              </table:table-cell>
              <table:table-cell office:value-type="float" office:value="0.917688922183725">
                <text:p>0.917688922183725</text:p>
              </table:table-cell>
              <table:table-cell office:value-type="float" office:value="0.829167174734788">
                <text:p>0.829167174734788</text:p>
              </table:table-cell>
              <table:table-cell office:value-type="float" office:value="0.586343862303764">
                <text:p>0.586343862303764</text:p>
              </table:table-cell>
              <table:table-cell office:value-type="float" office:value="0.715746421267894">
                <text:p>0.715746421267894</text:p>
              </table:table-cell>
              <table:table-cell office:value-type="float" office:value="1.0236554577278">
                <text:p>1.0236554577278</text:p>
              </table:table-cell>
            </table:table-row>
            <table:table-row>
              <table:table-cell office:value-type="string">
                <text:p>2020-07-18</text:p>
              </table:table-cell>
              <table:table-cell office:value-type="float" office:value="1">
                <text:p>1</text:p>
              </table:table-cell>
              <table:table-cell office:value-type="float" office:value="1.42711518858308">
                <text:p>1.42711518858308</text:p>
              </table:table-cell>
              <table:table-cell office:value-type="float" office:value="1.56167748727847">
                <text:p>1.56167748727847</text:p>
              </table:table-cell>
              <table:table-cell office:value-type="float" office:value="1.28083491461101">
                <text:p>1.28083491461101</text:p>
              </table:table-cell>
              <table:table-cell office:value-type="float" office:value="1.04357378249725">
                <text:p>1.04357378249725</text:p>
              </table:table-cell>
              <table:table-cell office:value-type="float" office:value="1.12107623318386">
                <text:p>1.12107623318386</text:p>
              </table:table-cell>
              <table:table-cell office:value-type="float" office:value="0.82737030411449">
                <text:p>0.82737030411449</text:p>
              </table:table-cell>
              <table:table-cell office:value-type="float" office:value="0.668449197860963">
                <text:p>0.668449197860963</text:p>
              </table:table-cell>
              <table:table-cell office:value-type="float" office:value="0.403388463089956">
                <text:p>0.403388463089956</text:p>
              </table:table-cell>
              <table:table-cell office:value-type="float" office:value="0.704934541792548">
                <text:p>0.704934541792548</text:p>
              </table:table-cell>
              <table:table-cell office:value-type="float" office:value="1.09258759115127">
                <text:p>1.09258759115127</text:p>
              </table:table-cell>
            </table:table-row>
            <table:table-row>
              <table:table-cell office:value-type="string">
                <text:p>2020-07-19</text:p>
              </table:table-cell>
              <table:table-cell office:value-type="float" office:value="0.574052812858783">
                <text:p>0.574052812858783</text:p>
              </table:table-cell>
              <table:table-cell office:value-type="float" office:value="1.90073917634636">
                <text:p>1.90073917634636</text:p>
              </table:table-cell>
              <table:table-cell office:value-type="float" office:value="2.67515923566879">
                <text:p>2.67515923566879</text:p>
              </table:table-cell>
              <table:table-cell office:value-type="float" office:value="1.98795180722892">
                <text:p>1.98795180722892</text:p>
              </table:table-cell>
              <table:table-cell office:value-type="float" office:value="2.64623955431755">
                <text:p>2.64623955431755</text:p>
              </table:table-cell>
              <table:table-cell office:value-type="float" office:value="1.56617071260767">
                <text:p>1.56617071260767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0.831443688586546">
                <text:p>0.831443688586546</text:p>
              </table:table-cell>
              <table:table-cell office:value-type="float" office:value="0.325732899022801">
                <text:p>0.325732899022801</text:p>
              </table:table-cell>
              <table:table-cell office:value-type="float" office:value="0.369685767097967">
                <text:p>0.369685767097967</text:p>
              </table:table-cell>
              <table:table-cell office:value-type="float" office:value="1.56072183384815">
                <text:p>1.56072183384815</text:p>
              </table:table-cell>
            </table:table-row>
            <table:table-row>
              <table:table-cell office:value-type="string">
                <text:p>2020-07-20</text:p>
              </table:table-cell>
              <table:table-cell office:value-type="float" office:value="1.00473933649289">
                <text:p>1.00473933649289</text:p>
              </table:table-cell>
              <table:table-cell office:value-type="float" office:value="1.25087678279168">
                <text:p>1.25087678279168</text:p>
              </table:table-cell>
              <table:table-cell office:value-type="float" office:value="1.51570892502391">
                <text:p>1.51570892502391</text:p>
              </table:table-cell>
              <table:table-cell office:value-type="float" office:value="1.33950148449907">
                <text:p>1.33950148449907</text:p>
              </table:table-cell>
              <table:table-cell office:value-type="float" office:value="1.04529616724739">
                <text:p>1.04529616724739</text:p>
              </table:table-cell>
              <table:table-cell office:value-type="float" office:value="1.14803625377644">
                <text:p>1.14803625377644</text:p>
              </table:table-cell>
              <table:table-cell office:value-type="float" office:value="0.853602569986232">
                <text:p>0.853602569986232</text:p>
              </table:table-cell>
              <table:table-cell office:value-type="float" office:value="0.75427224513848">
                <text:p>0.75427224513848</text:p>
              </table:table-cell>
              <table:table-cell office:value-type="float" office:value="0.634402755120537">
                <text:p>0.634402755120537</text:p>
              </table:table-cell>
              <table:table-cell office:value-type="float" office:value="0.785683107813182">
                <text:p>0.785683107813182</text:p>
              </table:table-cell>
              <table:table-cell office:value-type="float" office:value="1.110359417115">
                <text:p>1.110359417115</text:p>
              </table:table-cell>
            </table:table-row>
            <table:table-row>
              <table:table-cell office:value-type="string">
                <text:p>2020-07-21</text:p>
              </table:table-cell>
              <table:table-cell office:value-type="float" office:value="0.946431951542684">
                <text:p>0.946431951542684</text:p>
              </table:table-cell>
              <table:table-cell office:value-type="float" office:value="1.60698468935847">
                <text:p>1.60698468935847</text:p>
              </table:table-cell>
              <table:table-cell office:value-type="float" office:value="1.64767365899688">
                <text:p>1.64767365899688</text:p>
              </table:table-cell>
              <table:table-cell office:value-type="float" office:value="1.39203181787012">
                <text:p>1.39203181787012</text:p>
              </table:table-cell>
              <table:table-cell office:value-type="float" office:value="1.27868278157296">
                <text:p>1.27868278157296</text:p>
              </table:table-cell>
              <table:table-cell office:value-type="float" office:value="1.21594441396965">
                <text:p>1.21594441396965</text:p>
              </table:table-cell>
              <table:table-cell office:value-type="float" office:value="0.99728014505893">
                <text:p>0.99728014505893</text:p>
              </table:table-cell>
              <table:table-cell office:value-type="float" office:value="0.809664567536306">
                <text:p>0.809664567536306</text:p>
              </table:table-cell>
              <table:table-cell office:value-type="float" office:value="0.715092209258562">
                <text:p>0.715092209258562</text:p>
              </table:table-cell>
              <table:table-cell office:value-type="float" office:value="0.477637863656101">
                <text:p>0.477637863656101</text:p>
              </table:table-cell>
              <table:table-cell office:value-type="float" office:value="1.231623615823">
                <text:p>1.231623615823</text:p>
              </table:table-cell>
            </table:table-row>
            <table:table-row>
              <table:table-cell office:value-type="string">
                <text:p>2020-07-22</text:p>
              </table:table-cell>
              <table:table-cell office:value-type="float" office:value="1.14320096269555">
                <text:p>1.14320096269555</text:p>
              </table:table-cell>
              <table:table-cell office:value-type="float" office:value="1.63676042677013">
                <text:p>1.63676042677013</text:p>
              </table:table-cell>
              <table:table-cell office:value-type="float" office:value="1.74430677649339">
                <text:p>1.74430677649339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1.52164775115595">
                <text:p>1.52164775115595</text:p>
              </table:table-cell>
              <table:table-cell office:value-type="float" office:value="1.17828333182271">
                <text:p>1.17828333182271</text:p>
              </table:table-cell>
              <table:table-cell office:value-type="float" office:value="0.936269815937866">
                <text:p>0.936269815937866</text:p>
              </table:table-cell>
              <table:table-cell office:value-type="float" office:value="0.851696633770447">
                <text:p>0.851696633770447</text:p>
              </table:table-cell>
              <table:table-cell office:value-type="float" office:value="0.536779324055666">
                <text:p>0.536779324055666</text:p>
              </table:table-cell>
              <table:table-cell office:value-type="float" office:value="0.867183934276586">
                <text:p>0.867183934276586</text:p>
              </table:table-cell>
              <table:table-cell office:value-type="float" office:value="1.31379993951816">
                <text:p>1.31379993951816</text:p>
              </table:table-cell>
            </table:table-row>
            <table:table-row>
              <table:table-cell office:value-type="string">
                <text:p>2020-07-23</text:p>
              </table:table-cell>
              <table:table-cell office:value-type="float" office:value="1.25486802250108">
                <text:p>1.25486802250108</text:p>
              </table:table-cell>
              <table:table-cell office:value-type="float" office:value="1.62799641071657">
                <text:p>1.62799641071657</text:p>
              </table:table-cell>
              <table:table-cell office:value-type="float" office:value="1.92414174972315">
                <text:p>1.92414174972315</text:p>
              </table:table-cell>
              <table:table-cell office:value-type="float" office:value="1.35291318240533">
                <text:p>1.35291318240533</text:p>
              </table:table-cell>
              <table:table-cell office:value-type="float" office:value="1.37344118638355">
                <text:p>1.37344118638355</text:p>
              </table:table-cell>
              <table:table-cell office:value-type="float" office:value="1.10202957112683">
                <text:p>1.10202957112683</text:p>
              </table:table-cell>
              <table:table-cell office:value-type="float" office:value="1.01845957988542">
                <text:p>1.01845957988542</text:p>
              </table:table-cell>
              <table:table-cell office:value-type="float" office:value="0.902872777017784">
                <text:p>0.902872777017784</text:p>
              </table:table-cell>
              <table:table-cell office:value-type="float" office:value="0.58162855996791">
                <text:p>0.58162855996791</text:p>
              </table:table-cell>
              <table:table-cell office:value-type="float" office:value="0.495049504950495">
                <text:p>0.495049504950495</text:p>
              </table:table-cell>
              <table:table-cell office:value-type="float" office:value="1.3038016229614">
                <text:p>1.3038016229614</text:p>
              </table:table-cell>
            </table:table-row>
            <table:table-row>
              <table:table-cell office:value-type="string">
                <text:p>2020-07-24</text:p>
              </table:table-cell>
              <table:table-cell office:value-type="float" office:value="1.29766420443202">
                <text:p>1.29766420443202</text:p>
              </table:table-cell>
              <table:table-cell office:value-type="float" office:value="1.6733987305251">
                <text:p>1.6733987305251</text:p>
              </table:table-cell>
              <table:table-cell office:value-type="float" office:value="1.92268907563025">
                <text:p>1.92268907563025</text:p>
              </table:table-cell>
              <table:table-cell office:value-type="float" office:value="1.38611308103926">
                <text:p>1.38611308103926</text:p>
              </table:table-cell>
              <table:table-cell office:value-type="float" office:value="1.3435090229748">
                <text:p>1.3435090229748</text:p>
              </table:table-cell>
              <table:table-cell office:value-type="float" office:value="1.4239589369981">
                <text:p>1.4239589369981</text:p>
              </table:table-cell>
              <table:table-cell office:value-type="float" office:value="1.06917069542581">
                <text:p>1.06917069542581</text:p>
              </table:table-cell>
              <table:table-cell office:value-type="float" office:value="0.774566473988439">
                <text:p>0.774566473988439</text:p>
              </table:table-cell>
              <table:table-cell office:value-type="float" office:value="0.510833186542188">
                <text:p>0.510833186542188</text:p>
              </table:table-cell>
              <table:table-cell office:value-type="float" office:value="0.519255733448723">
                <text:p>0.519255733448723</text:p>
              </table:table-cell>
              <table:table-cell office:value-type="float" office:value="1.32855138000936">
                <text:p>1.32855138000936</text:p>
              </table:table-cell>
            </table:table-row>
            <table:table-row>
              <table:table-cell office:value-type="string">
                <text:p>2020-07-25</text:p>
              </table:table-cell>
              <table:table-cell office:value-type="float" office:value="1.34334255235085">
                <text:p>1.34334255235085</text:p>
              </table:table-cell>
              <table:table-cell office:value-type="float" office:value="1.5744032503809">
                <text:p>1.5744032503809</text:p>
              </table:table-cell>
              <table:table-cell office:value-type="float" office:value="2.40662603531802">
                <text:p>2.40662603531802</text:p>
              </table:table-cell>
              <table:table-cell office:value-type="float" office:value="1.78010471204189">
                <text:p>1.78010471204189</text:p>
              </table:table-cell>
              <table:table-cell office:value-type="float" office:value="1.40747176368375">
                <text:p>1.40747176368375</text:p>
              </table:table-cell>
              <table:table-cell office:value-type="float" office:value="1.39069163730762">
                <text:p>1.39069163730762</text:p>
              </table:table-cell>
              <table:table-cell office:value-type="float" office:value="0.913621262458472">
                <text:p>0.913621262458472</text:p>
              </table:table-cell>
              <table:table-cell office:value-type="float" office:value="1.07307102708227">
                <text:p>1.07307102708227</text:p>
              </table:table-cell>
              <table:table-cell office:value-type="float" office:value="0.464617583988563">
                <text:p>0.464617583988563</text:p>
              </table:table-cell>
              <table:table-cell office:value-type="float" office:value="0.266429840142096">
                <text:p>0.266429840142096</text:p>
              </table:table-cell>
              <table:table-cell office:value-type="float" office:value="1.44466717356743">
                <text:p>1.44466717356743</text:p>
              </table:table-cell>
            </table:table-row>
            <table:table-row>
              <table:table-cell office:value-type="string">
                <text:p>2020-07-26</text:p>
              </table:table-cell>
              <table:table-cell office:value-type="float" office:value="1.89520624303233">
                <text:p>1.8952062430323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3.48993288590604">
                <text:p>3.48993288590604</text:p>
              </table:table-cell>
              <table:table-cell office:value-type="float" office:value="1.8578727357176">
                <text:p>1.8578727357176</text:p>
              </table:table-cell>
              <table:table-cell office:value-type="float" office:value="2.03862660944206">
                <text:p>2.03862660944206</text:p>
              </table:table-cell>
              <table:table-cell office:value-type="float" office:value="1.1883541295306">
                <text:p>1.1883541295306</text:p>
              </table:table-cell>
              <table:table-cell office:value-type="float" office:value="1.24069478908189">
                <text:p>1.24069478908189</text:p>
              </table:table-cell>
              <table:table-cell office:value-type="float" office:value="0.892244337680165">
                <text:p>0.892244337680165</text:p>
              </table:table-cell>
              <table:table-cell office:value-type="float" office:value="0.55379746835443">
                <text:p>0.55379746835443</text:p>
              </table:table-cell>
              <table:table-cell office:value-type="float" office:value="1.45395799676898">
                <text:p>1.45395799676898</text:p>
              </table:table-cell>
              <table:table-cell office:value-type="float" office:value="1.76093916755603">
                <text:p>1.76093916755603</text:p>
              </table:table-cell>
            </table:table-row>
            <table:table-row>
              <table:table-cell office:value-type="string">
                <text:p>2020-07-27</text:p>
              </table:table-cell>
              <table:table-cell office:value-type="float" office:value="1.24949617089883">
                <text:p>1.24949617089883</text:p>
              </table:table-cell>
              <table:table-cell office:value-type="float" office:value="1.65774299835255">
                <text:p>1.65774299835255</text:p>
              </table:table-cell>
              <table:table-cell office:value-type="float" office:value="2.23811004041032">
                <text:p>2.23811004041032</text:p>
              </table:table-cell>
              <table:table-cell office:value-type="float" office:value="1.51394422310757">
                <text:p>1.51394422310757</text:p>
              </table:table-cell>
              <table:table-cell office:value-type="float" office:value="1.45885734818541">
                <text:p>1.45885734818541</text:p>
              </table:table-cell>
              <table:table-cell office:value-type="float" office:value="1.20108777760991">
                <text:p>1.20108777760991</text:p>
              </table:table-cell>
              <table:table-cell office:value-type="float" office:value="1.01448018728865">
                <text:p>1.01448018728865</text:p>
              </table:table-cell>
              <table:table-cell office:value-type="float" office:value="0.688124306326304">
                <text:p>0.688124306326304</text:p>
              </table:table-cell>
              <table:table-cell office:value-type="float" office:value="0.67125356603457">
                <text:p>0.67125356603457</text:p>
              </table:table-cell>
              <table:table-cell office:value-type="float" office:value="0.604838709677419">
                <text:p>0.604838709677419</text:p>
              </table:table-cell>
              <table:table-cell office:value-type="float" office:value="1.38352357992777">
                <text:p>1.38352357992777</text:p>
              </table:table-cell>
            </table:table-row>
            <table:table-row>
              <table:table-cell office:value-type="string">
                <text:p>2020-07-28</text:p>
              </table:table-cell>
              <table:table-cell office:value-type="float" office:value="1.23558484349259">
                <text:p>1.23558484349259</text:p>
              </table:table-cell>
              <table:table-cell office:value-type="float" office:value="1.44989797014284">
                <text:p>1.44989797014284</text:p>
              </table:table-cell>
              <table:table-cell office:value-type="float" office:value="2.22731546779502">
                <text:p>2.22731546779502</text:p>
              </table:table-cell>
              <table:table-cell office:value-type="float" office:value="1.46884624496565">
                <text:p>1.46884624496565</text:p>
              </table:table-cell>
              <table:table-cell office:value-type="float" office:value="1.20921579851173">
                <text:p>1.20921579851173</text:p>
              </table:table-cell>
              <table:table-cell office:value-type="float" office:value="1.14001530221882">
                <text:p>1.14001530221882</text:p>
              </table:table-cell>
              <table:table-cell office:value-type="float" office:value="0.931355639875819">
                <text:p>0.931355639875819</text:p>
              </table:table-cell>
              <table:table-cell office:value-type="float" office:value="0.647104764029901">
                <text:p>0.647104764029901</text:p>
              </table:table-cell>
              <table:table-cell office:value-type="float" office:value="0.634648370497427">
                <text:p>0.634648370497427</text:p>
              </table:table-cell>
              <table:table-cell office:value-type="float" office:value="0.600240096038415">
                <text:p>0.600240096038415</text:p>
              </table:table-cell>
              <table:table-cell office:value-type="float" office:value="1.31274205483533">
                <text:p>1.31274205483533</text:p>
              </table:table-cell>
            </table:table-row>
            <table:table-row>
              <table:table-cell office:value-type="string">
                <text:p>2020-07-29</text:p>
              </table:table-cell>
              <table:table-cell office:value-type="float" office:value="0.938583962456642">
                <text:p>0.938583962456642</text:p>
              </table:table-cell>
              <table:table-cell office:value-type="float" office:value="1.70405314335227">
                <text:p>1.70405314335227</text:p>
              </table:table-cell>
              <table:table-cell office:value-type="float" office:value="2.16078453099895">
                <text:p>2.16078453099895</text:p>
              </table:table-cell>
              <table:table-cell office:value-type="float" office:value="1.44228071159998">
                <text:p>1.44228071159998</text:p>
              </table:table-cell>
              <table:table-cell office:value-type="float" office:value="1.24833997343958">
                <text:p>1.24833997343958</text:p>
              </table:table-cell>
              <table:table-cell office:value-type="float" office:value="1.32267441860465">
                <text:p>1.32267441860465</text:p>
              </table:table-cell>
              <table:table-cell office:value-type="float" office:value="0.954428202923474">
                <text:p>0.954428202923474</text:p>
              </table:table-cell>
              <table:table-cell office:value-type="float" office:value="0.804350288886371">
                <text:p>0.804350288886371</text:p>
              </table:table-cell>
              <table:table-cell office:value-type="float" office:value="0.684804738108458">
                <text:p>0.684804738108458</text:p>
              </table:table-cell>
              <table:table-cell office:value-type="float" office:value="0.591715976331361">
                <text:p>0.591715976331361</text:p>
              </table:table-cell>
              <table:table-cell office:value-type="float" office:value="1.36741698816694">
                <text:p>1.36741698816694</text:p>
              </table:table-cell>
            </table:table-row>
            <table:table-row>
              <table:table-cell office:value-type="string">
                <text:p>2020-07-30</text:p>
              </table:table-cell>
              <table:table-cell office:value-type="float" office:value="1.30890052356021">
                <text:p>1.30890052356021</text:p>
              </table:table-cell>
              <table:table-cell office:value-type="float" office:value="1.9211725094078">
                <text:p>1.9211725094078</text:p>
              </table:table-cell>
              <table:table-cell office:value-type="float" office:value="2.27840033990122">
                <text:p>2.27840033990122</text:p>
              </table:table-cell>
              <table:table-cell office:value-type="float" office:value="1.71908465787397">
                <text:p>1.71908465787397</text:p>
              </table:table-cell>
              <table:table-cell office:value-type="float" office:value="1.1113342706032">
                <text:p>1.1113342706032</text:p>
              </table:table-cell>
              <table:table-cell office:value-type="float" office:value="1.22184601795966">
                <text:p>1.22184601795966</text:p>
              </table:table-cell>
              <table:table-cell office:value-type="float" office:value="1.06654082114205">
                <text:p>1.06654082114205</text:p>
              </table:table-cell>
              <table:table-cell office:value-type="float" office:value="0.646797717184528">
                <text:p>0.646797717184528</text:p>
              </table:table-cell>
              <table:table-cell office:value-type="float" office:value="0.863591756624141">
                <text:p>0.863591756624141</text:p>
              </table:table-cell>
              <table:table-cell office:value-type="float" office:value="0.819672131147541">
                <text:p>0.819672131147541</text:p>
              </table:table-cell>
              <table:table-cell office:value-type="float" office:value="1.46508020581114">
                <text:p>1.46508020581114</text:p>
              </table:table-cell>
            </table:table-row>
            <table:table-row>
              <table:table-cell office:value-type="string">
                <text:p>2020-07-31</text:p>
              </table:table-cell>
              <table:table-cell office:value-type="float" office:value="1.82307851667702">
                <text:p>1.82307851667702</text:p>
              </table:table-cell>
              <table:table-cell office:value-type="float" office:value="1.86656810201442">
                <text:p>1.86656810201442</text:p>
              </table:table-cell>
              <table:table-cell office:value-type="float" office:value="2.53988581185636">
                <text:p>2.53988581185636</text:p>
              </table:table-cell>
              <table:table-cell office:value-type="float" office:value="1.64844502350875">
                <text:p>1.64844502350875</text:p>
              </table:table-cell>
              <table:table-cell office:value-type="float" office:value="1.24850577765972">
                <text:p>1.24850577765972</text:p>
              </table:table-cell>
              <table:table-cell office:value-type="float" office:value="1.32133820635367">
                <text:p>1.32133820635367</text:p>
              </table:table-cell>
              <table:table-cell office:value-type="float" office:value="0.908000685283536">
                <text:p>0.908000685283536</text:p>
              </table:table-cell>
              <table:table-cell office:value-type="float" office:value="0.632196884172499">
                <text:p>0.632196884172499</text:p>
              </table:table-cell>
              <table:table-cell office:value-type="float" office:value="0.459965928449744">
                <text:p>0.459965928449744</text:p>
              </table:table-cell>
              <table:table-cell office:value-type="float" office:value="0.617792421746293">
                <text:p>0.617792421746293</text:p>
              </table:table-cell>
              <table:table-cell office:value-type="float" office:value="1.48533268004101">
                <text:p>1.48533268004101</text:p>
              </table:table-cell>
            </table:table-row>
            <table:table-row>
              <table:table-cell office:value-type="string">
                <text:p>2020-08-01</text:p>
              </table:table-cell>
              <table:table-cell office:value-type="float" office:value="1.72341319882303">
                <text:p>1.72341319882303</text:p>
              </table:table-cell>
              <table:table-cell office:value-type="float" office:value="1.95111492281304">
                <text:p>1.95111492281304</text:p>
              </table:table-cell>
              <table:table-cell office:value-type="float" office:value="2.59971963807825">
                <text:p>2.59971963807825</text:p>
              </table:table-cell>
              <table:table-cell office:value-type="float" office:value="2.0040899795501">
                <text:p>2.0040899795501</text:p>
              </table:table-cell>
              <table:table-cell office:value-type="float" office:value="1.34909807488252">
                <text:p>1.34909807488252</text:p>
              </table:table-cell>
              <table:table-cell office:value-type="float" office:value="1.58476068512886">
                <text:p>1.58476068512886</text:p>
              </table:table-cell>
              <table:table-cell office:value-type="float" office:value="1.1251480457955">
                <text:p>1.1251480457955</text:p>
              </table:table-cell>
              <table:table-cell office:value-type="float" office:value="0.951625693893735">
                <text:p>0.951625693893735</text:p>
              </table:table-cell>
              <table:table-cell office:value-type="float" office:value="0.833965125094769">
                <text:p>0.833965125094769</text:p>
              </table:table-cell>
              <table:table-cell office:value-type="float" office:value="0.639853747714808">
                <text:p>0.639853747714808</text:p>
              </table:table-cell>
              <table:table-cell office:value-type="float" office:value="1.66554791072328">
                <text:p>1.66554791072328</text:p>
              </table:table-cell>
            </table:table-row>
            <table:table-row>
              <table:table-cell office:value-type="string">
                <text:p>2020-08-02</text:p>
              </table:table-cell>
              <table:table-cell office:value-type="float" office:value="1.125">
                <text:p>1.125</text:p>
              </table:table-cell>
              <table:table-cell office:value-type="float" office:value="1.14204139900071">
                <text:p>1.14204139900071</text:p>
              </table:table-cell>
              <table:table-cell office:value-type="float" office:value="2.78856336039534">
                <text:p>2.78856336039534</text:p>
              </table:table-cell>
              <table:table-cell office:value-type="float" office:value="1.99430199430199">
                <text:p>1.99430199430199</text:p>
              </table:table-cell>
              <table:table-cell office:value-type="float" office:value="1.01253616200579">
                <text:p>1.01253616200579</text:p>
              </table:table-cell>
              <table:table-cell office:value-type="float" office:value="1.31219245489338">
                <text:p>1.31219245489338</text:p>
              </table:table-cell>
              <table:table-cell office:value-type="float" office:value="1.12640801001252">
                <text:p>1.12640801001252</text:p>
              </table:table-cell>
              <table:table-cell office:value-type="float" office:value="1.28900949796472">
                <text:p>1.28900949796472</text:p>
              </table:table-cell>
              <table:table-cell office:value-type="float" office:value="0.571837026447462">
                <text:p>0.571837026447462</text:p>
              </table:table-cell>
              <table:table-cell office:value-type="float" office:value="0.60882800608828">
                <text:p>0.60882800608828</text:p>
              </table:table-cell>
              <table:table-cell office:value-type="float" office:value="1.51267622678042">
                <text:p>1.51267622678042</text:p>
              </table:table-cell>
            </table:table-row>
            <table:table-row>
              <table:table-cell office:value-type="string">
                <text:p>2020-08-03</text:p>
              </table:table-cell>
              <table:table-cell office:value-type="float" office:value="1.83389544688027">
                <text:p>1.83389544688027</text:p>
              </table:table-cell>
              <table:table-cell office:value-type="float" office:value="2.22319474835886">
                <text:p>2.22319474835886</text:p>
              </table:table-cell>
              <table:table-cell office:value-type="float" office:value="3.10216099689784">
                <text:p>3.10216099689784</text:p>
              </table:table-cell>
              <table:table-cell office:value-type="float" office:value="2.16191870284878">
                <text:p>2.16191870284878</text:p>
              </table:table-cell>
              <table:table-cell office:value-type="float" office:value="1.65675174310753">
                <text:p>1.65675174310753</text:p>
              </table:table-cell>
              <table:table-cell office:value-type="float" office:value="1.19405021834061">
                <text:p>1.19405021834061</text:p>
              </table:table-cell>
              <table:table-cell office:value-type="float" office:value="1.06599397835463">
                <text:p>1.06599397835463</text:p>
              </table:table-cell>
              <table:table-cell office:value-type="float" office:value="0.898299647096567">
                <text:p>0.898299647096567</text:p>
              </table:table-cell>
              <table:table-cell office:value-type="float" office:value="0.507185122569738">
                <text:p>0.507185122569738</text:p>
              </table:table-cell>
              <table:table-cell office:value-type="float" office:value="0.858369098712446">
                <text:p>0.858369098712446</text:p>
              </table:table-cell>
              <table:table-cell office:value-type="float" office:value="1.78151141983199">
                <text:p>1.78151141983199</text:p>
              </table:table-cell>
            </table:table-row>
            <table:table-row>
              <table:table-cell office:value-type="string">
                <text:p>2020-08-04</text:p>
              </table:table-cell>
              <table:table-cell office:value-type="float" office:value="2.03941338221815">
                <text:p>2.03941338221815</text:p>
              </table:table-cell>
              <table:table-cell office:value-type="float" office:value="1.99692780337942">
                <text:p>1.99692780337942</text:p>
              </table:table-cell>
              <table:table-cell office:value-type="float" office:value="3.13571778539931">
                <text:p>3.13571778539931</text:p>
              </table:table-cell>
              <table:table-cell office:value-type="float" office:value="2.28321306045191">
                <text:p>2.28321306045191</text:p>
              </table:table-cell>
              <table:table-cell office:value-type="float" office:value="1.74675504004419">
                <text:p>1.74675504004419</text:p>
              </table:table-cell>
              <table:table-cell office:value-type="float" office:value="1.54345474215651">
                <text:p>1.54345474215651</text:p>
              </table:table-cell>
              <table:table-cell office:value-type="float" office:value="1.08177172061329">
                <text:p>1.08177172061329</text:p>
              </table:table-cell>
              <table:table-cell office:value-type="float" office:value="0.972358789467934">
                <text:p>0.972358789467934</text:p>
              </table:table-cell>
              <table:table-cell office:value-type="float" office:value="0.993965211217607">
                <text:p>0.993965211217607</text:p>
              </table:table-cell>
              <table:table-cell office:value-type="float" office:value="0.923593618807725">
                <text:p>0.923593618807725</text:p>
              </table:table-cell>
              <table:table-cell office:value-type="float" office:value="1.88514836642337">
                <text:p>1.88514836642337</text:p>
              </table:table-cell>
            </table:table-row>
            <table:table-row>
              <table:table-cell office:value-type="string">
                <text:p>2020-08-05</text:p>
              </table:table-cell>
              <table:table-cell office:value-type="float" office:value="1.96360153256705">
                <text:p>1.96360153256705</text:p>
              </table:table-cell>
              <table:table-cell office:value-type="float" office:value="1.84879157198926">
                <text:p>1.84879157198926</text:p>
              </table:table-cell>
              <table:table-cell office:value-type="float" office:value="3.15266902093249">
                <text:p>3.15266902093249</text:p>
              </table:table-cell>
              <table:table-cell office:value-type="float" office:value="2.09663746821136">
                <text:p>2.09663746821136</text:p>
              </table:table-cell>
              <table:table-cell office:value-type="float" office:value="1.61136146388092">
                <text:p>1.61136146388092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1.1297440423654">
                <text:p>1.1297440423654</text:p>
              </table:table-cell>
              <table:table-cell office:value-type="float" office:value="0.954478707782672">
                <text:p>0.954478707782672</text:p>
              </table:table-cell>
              <table:table-cell office:value-type="float" office:value="0.887516882114605">
                <text:p>0.887516882114605</text:p>
              </table:table-cell>
              <table:table-cell office:value-type="float" office:value="0.609490639965172">
                <text:p>0.609490639965172</text:p>
              </table:table-cell>
              <table:table-cell office:value-type="float" office:value="1.83998423674902">
                <text:p>1.83998423674902</text:p>
              </table:table-cell>
            </table:table-row>
            <table:table-row>
              <table:table-cell office:value-type="string">
                <text:p>2020-08-06</text:p>
              </table:table-cell>
              <table:table-cell office:value-type="float" office:value="1.72651933701657">
                <text:p>1.72651933701657</text:p>
              </table:table-cell>
              <table:table-cell office:value-type="float" office:value="2.35849056603774">
                <text:p>2.35849056603774</text:p>
              </table:table-cell>
              <table:table-cell office:value-type="float" office:value="2.95814945928907">
                <text:p>2.95814945928907</text:p>
              </table:table-cell>
              <table:table-cell office:value-type="float" office:value="2.1289083342226">
                <text:p>2.1289083342226</text:p>
              </table:table-cell>
              <table:table-cell office:value-type="float" office:value="1.87733059020188">
                <text:p>1.87733059020188</text:p>
              </table:table-cell>
              <table:table-cell office:value-type="float" office:value="1.54772141014617">
                <text:p>1.54772141014617</text:p>
              </table:table-cell>
              <table:table-cell office:value-type="float" office:value="1.35184177100345">
                <text:p>1.35184177100345</text:p>
              </table:table-cell>
              <table:table-cell office:value-type="float" office:value="1.10600223685846">
                <text:p>1.10600223685846</text:p>
              </table:table-cell>
              <table:table-cell office:value-type="float" office:value="1.04854368932039">
                <text:p>1.04854368932039</text:p>
              </table:table-cell>
              <table:table-cell office:value-type="float" office:value="1.46721687299404">
                <text:p>1.46721687299404</text:p>
              </table:table-cell>
              <table:table-cell office:value-type="float" office:value="1.97081554440935">
                <text:p>1.97081554440935</text:p>
              </table:table-cell>
            </table:table-row>
            <table:table-row>
              <table:table-cell office:value-type="string">
                <text:p>2020-08-07</text:p>
              </table:table-cell>
              <table:table-cell office:value-type="float" office:value="2.36933797909408">
                <text:p>2.36933797909408</text:p>
              </table:table-cell>
              <table:table-cell office:value-type="float" office:value="2.44277745720331">
                <text:p>2.44277745720331</text:p>
              </table:table-cell>
              <table:table-cell office:value-type="float" office:value="3.15733488057248">
                <text:p>3.15733488057248</text:p>
              </table:table-cell>
              <table:table-cell office:value-type="float" office:value="2.43478260869565">
                <text:p>2.43478260869565</text:p>
              </table:table-cell>
              <table:table-cell office:value-type="float" office:value="1.98103955541026">
                <text:p>1.98103955541026</text:p>
              </table:table-cell>
              <table:table-cell office:value-type="float" office:value="1.58587878369992">
                <text:p>1.58587878369992</text:p>
              </table:table-cell>
              <table:table-cell office:value-type="float" office:value="1.22445532849181">
                <text:p>1.22445532849181</text:p>
              </table:table-cell>
              <table:table-cell office:value-type="float" office:value="0.926349496797804">
                <text:p>0.926349496797804</text:p>
              </table:table-cell>
              <table:table-cell office:value-type="float" office:value="1.15606936416185">
                <text:p>1.15606936416185</text:p>
              </table:table-cell>
              <table:table-cell office:value-type="float" office:value="0.885328836424958">
                <text:p>0.885328836424958</text:p>
              </table:table-cell>
              <table:table-cell office:value-type="float" office:value="2.05370121010532">
                <text:p>2.05370121010532</text:p>
              </table:table-cell>
            </table:table-row>
            <table:table-row>
              <table:table-cell office:value-type="string">
                <text:p>2020-08-08</text:p>
              </table:table-cell>
              <table:table-cell office:value-type="float" office:value="2.28331780055918">
                <text:p>2.28331780055918</text:p>
              </table:table-cell>
              <table:table-cell office:value-type="float" office:value="2.02437512910556">
                <text:p>2.02437512910556</text:p>
              </table:table-cell>
              <table:table-cell office:value-type="float" office:value="2.85175321793165">
                <text:p>2.85175321793165</text:p>
              </table:table-cell>
              <table:table-cell office:value-type="float" office:value="2.42730720606827">
                <text:p>2.42730720606827</text:p>
              </table:table-cell>
              <table:table-cell office:value-type="float" office:value="1.93055971266088">
                <text:p>1.93055971266088</text:p>
              </table:table-cell>
              <table:table-cell office:value-type="float" office:value="1.65315530122397">
                <text:p>1.65315530122397</text:p>
              </table:table-cell>
              <table:table-cell office:value-type="float" office:value="1.38464671146406">
                <text:p>1.38464671146406</text:p>
              </table:table-cell>
              <table:table-cell office:value-type="float" office:value="1.49763531266421">
                <text:p>1.49763531266421</text:p>
              </table:table-cell>
              <table:table-cell office:value-type="float" office:value="1.33426966292135">
                <text:p>1.33426966292135</text:p>
              </table:table-cell>
              <table:table-cell office:value-type="float" office:value="0.970149253731343">
                <text:p>0.970149253731343</text:p>
              </table:table-cell>
              <table:table-cell office:value-type="float" office:value="2.01791020801542">
                <text:p>2.01791020801542</text:p>
              </table:table-cell>
            </table:table-row>
            <table:table-row>
              <table:table-cell office:value-type="string">
                <text:p>2020-08-09</text:p>
              </table:table-cell>
              <table:table-cell office:value-type="float" office:value="1.9280205655527">
                <text:p>1.9280205655527</text:p>
              </table:table-cell>
              <table:table-cell office:value-type="float" office:value="3.11138767890479">
                <text:p>3.11138767890479</text:p>
              </table:table-cell>
              <table:table-cell office:value-type="float" office:value="3.66323907455013">
                <text:p>3.66323907455013</text:p>
              </table:table-cell>
              <table:table-cell office:value-type="float" office:value="2.60038240917782">
                <text:p>2.60038240917782</text:p>
              </table:table-cell>
              <table:table-cell office:value-type="float" office:value="2.14252445272473">
                <text:p>2.14252445272473</text:p>
              </table:table-cell>
              <table:table-cell office:value-type="float" office:value="2.61984392419175">
                <text:p>2.61984392419175</text:p>
              </table:table-cell>
              <table:table-cell office:value-type="float" office:value="2.61312938177183">
                <text:p>2.61312938177183</text:p>
              </table:table-cell>
              <table:table-cell office:value-type="float" office:value="2.71370420624152">
                <text:p>2.71370420624152</text:p>
              </table:table-cell>
              <table:table-cell office:value-type="float" office:value="1.17388114453412">
                <text:p>1.17388114453412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2.57352941176471">
                <text:p>2.57352941176471</text:p>
              </table:table-cell>
            </table:table-row>
            <table:table-row>
              <table:table-cell office:value-type="string">
                <text:p>2020-08-10</text:p>
              </table:table-cell>
              <table:table-cell office:value-type="float" office:value="2.54762451227909">
                <text:p>2.54762451227909</text:p>
              </table:table-cell>
              <table:table-cell office:value-type="float" office:value="2.55247691015953">
                <text:p>2.55247691015953</text:p>
              </table:table-cell>
              <table:table-cell office:value-type="float" office:value="4.07435223432219">
                <text:p>4.07435223432219</text:p>
              </table:table-cell>
              <table:table-cell office:value-type="float" office:value="2.80358686257563">
                <text:p>2.80358686257563</text:p>
              </table:table-cell>
              <table:table-cell office:value-type="float" office:value="2.16059131972961">
                <text:p>2.16059131972961</text:p>
              </table:table-cell>
              <table:table-cell office:value-type="float" office:value="2.26132334247675">
                <text:p>2.26132334247675</text:p>
              </table:table-cell>
              <table:table-cell office:value-type="float" office:value="1.46599375150204">
                <text:p>1.46599375150204</text:p>
              </table:table-cell>
              <table:table-cell office:value-type="float" office:value="1.11085921559737">
                <text:p>1.11085921559737</text:p>
              </table:table-cell>
              <table:table-cell office:value-type="float" office:value="0.888433282077567">
                <text:p>0.888433282077567</text:p>
              </table:table-cell>
              <table:table-cell office:value-type="float" office:value="0.751610594130279">
                <text:p>0.751610594130279</text:p>
              </table:table-cell>
              <table:table-cell office:value-type="float" office:value="2.42788214762345">
                <text:p>2.42788214762345</text:p>
              </table:table-cell>
            </table:table-row>
            <table:table-row>
              <table:table-cell office:value-type="string">
                <text:p>2020-08-11</text:p>
              </table:table-cell>
              <table:table-cell office:value-type="float" office:value="2.75439938791125">
                <text:p>2.75439938791125</text:p>
              </table:table-cell>
              <table:table-cell office:value-type="float" office:value="2.89598108747045">
                <text:p>2.89598108747045</text:p>
              </table:table-cell>
              <table:table-cell office:value-type="float" office:value="3.99525316455696">
                <text:p>3.99525316455696</text:p>
              </table:table-cell>
              <table:table-cell office:value-type="float" office:value="2.8622117090479">
                <text:p>2.8622117090479</text:p>
              </table:table-cell>
              <table:table-cell office:value-type="float" office:value="2.57007696109581">
                <text:p>2.57007696109581</text:p>
              </table:table-cell>
              <table:table-cell office:value-type="float" office:value="1.97916666666667">
                <text:p>1.97916666666667</text:p>
              </table:table-cell>
              <table:table-cell office:value-type="float" office:value="1.60911227626107">
                <text:p>1.60911227626107</text:p>
              </table:table-cell>
              <table:table-cell office:value-type="float" office:value="1.23306067635209">
                <text:p>1.23306067635209</text:p>
              </table:table-cell>
              <table:table-cell office:value-type="float" office:value="1.1288641889545">
                <text:p>1.1288641889545</text:p>
              </table:table-cell>
              <table:table-cell office:value-type="float" office:value="0.761697497279652">
                <text:p>0.761697497279652</text:p>
              </table:table-cell>
              <table:table-cell office:value-type="float" office:value="2.524452113244">
                <text:p>2.524452113244</text:p>
              </table:table-cell>
            </table:table-row>
            <table:table-row>
              <table:table-cell office:value-type="string">
                <text:p>2020-08-12</text:p>
              </table:table-cell>
              <table:table-cell office:value-type="float" office:value="2.46714318653447">
                <text:p>2.46714318653447</text:p>
              </table:table-cell>
              <table:table-cell office:value-type="float" office:value="2.72090272090272">
                <text:p>2.72090272090272</text:p>
              </table:table-cell>
              <table:table-cell office:value-type="float" office:value="4.21594982078853">
                <text:p>4.21594982078853</text:p>
              </table:table-cell>
              <table:table-cell office:value-type="float" office:value="2.74932614555256">
                <text:p>2.74932614555256</text:p>
              </table:table-cell>
              <table:table-cell office:value-type="float" office:value="2.58228525555258">
                <text:p>2.58228525555258</text:p>
              </table:table-cell>
              <table:table-cell office:value-type="float" office:value="2.09750161070943">
                <text:p>2.09750161070943</text:p>
              </table:table-cell>
              <table:table-cell office:value-type="float" office:value="1.75406373404353">
                <text:p>1.75406373404353</text:p>
              </table:table-cell>
              <table:table-cell office:value-type="float" office:value="1.22903597490718">
                <text:p>1.22903597490718</text:p>
              </table:table-cell>
              <table:table-cell office:value-type="float" office:value="0.962784669505647">
                <text:p>0.962784669505647</text:p>
              </table:table-cell>
              <table:table-cell office:value-type="float" office:value="0.607041683528936">
                <text:p>0.607041683528936</text:p>
              </table:table-cell>
              <table:table-cell office:value-type="float" office:value="2.5882668814606">
                <text:p>2.5882668814606</text:p>
              </table:table-cell>
            </table:table-row>
            <table:table-row>
              <table:table-cell office:value-type="string">
                <text:p>2020-08-13</text:p>
              </table:table-cell>
              <table:table-cell office:value-type="float" office:value="2.21659278024066">
                <text:p>2.21659278024066</text:p>
              </table:table-cell>
              <table:table-cell office:value-type="float" office:value="3.54892205638474">
                <text:p>3.54892205638474</text:p>
              </table:table-cell>
              <table:table-cell office:value-type="float" office:value="4.22053858189904">
                <text:p>4.22053858189904</text:p>
              </table:table-cell>
              <table:table-cell office:value-type="float" office:value="3.36101029185104">
                <text:p>3.36101029185104</text:p>
              </table:table-cell>
              <table:table-cell office:value-type="float" office:value="3.0464448168542">
                <text:p>3.0464448168542</text:p>
              </table:table-cell>
              <table:table-cell office:value-type="float" office:value="2.59474448699327">
                <text:p>2.59474448699327</text:p>
              </table:table-cell>
              <table:table-cell office:value-type="float" office:value="1.62029182219206">
                <text:p>1.62029182219206</text:p>
              </table:table-cell>
              <table:table-cell office:value-type="float" office:value="1.3696984260483">
                <text:p>1.3696984260483</text:p>
              </table:table-cell>
              <table:table-cell office:value-type="float" office:value="1.28997093023256">
                <text:p>1.28997093023256</text:p>
              </table:table-cell>
              <table:table-cell office:value-type="float" office:value="1.27310061601643">
                <text:p>1.27310061601643</text:p>
              </table:table-cell>
              <table:table-cell office:value-type="float" office:value="2.9266360192468">
                <text:p>2.9266360192468</text:p>
              </table:table-cell>
            </table:table-row>
            <table:table-row>
              <table:table-cell office:value-type="string">
                <text:p>2020-08-14</text:p>
              </table:table-cell>
              <table:table-cell office:value-type="float" office:value="2.60492040520984">
                <text:p>2.60492040520984</text:p>
              </table:table-cell>
              <table:table-cell office:value-type="float" office:value="3.53302611367127">
                <text:p>3.53302611367127</text:p>
              </table:table-cell>
              <table:table-cell office:value-type="float" office:value="4.5630317092034">
                <text:p>4.5630317092034</text:p>
              </table:table-cell>
              <table:table-cell office:value-type="float" office:value="3.1540847983454">
                <text:p>3.1540847983454</text:p>
              </table:table-cell>
              <table:table-cell office:value-type="float" office:value="2.82170196122255">
                <text:p>2.82170196122255</text:p>
              </table:table-cell>
              <table:table-cell office:value-type="float" office:value="2.56321240525372">
                <text:p>2.56321240525372</text:p>
              </table:table-cell>
              <table:table-cell office:value-type="float" office:value="1.70357751277683">
                <text:p>1.70357751277683</text:p>
              </table:table-cell>
              <table:table-cell office:value-type="float" office:value="1.695422359629">
                <text:p>1.695422359629</text:p>
              </table:table-cell>
              <table:table-cell office:value-type="float" office:value="1.09004739336493">
                <text:p>1.09004739336493</text:p>
              </table:table-cell>
              <table:table-cell office:value-type="float" office:value="0.904159132007233">
                <text:p>0.904159132007233</text:p>
              </table:table-cell>
              <table:table-cell office:value-type="float" office:value="2.91981242143454">
                <text:p>2.91981242143454</text:p>
              </table:table-cell>
            </table:table-row>
            <table:table-row>
              <table:table-cell office:value-type="string">
                <text:p>2020-08-15</text:p>
              </table:table-cell>
              <table:table-cell office:value-type="float" office:value="1.47465437788018">
                <text:p>1.47465437788018</text:p>
              </table:table-cell>
              <table:table-cell office:value-type="float" office:value="3.02658486707566">
                <text:p>3.02658486707566</text:p>
              </table:table-cell>
              <table:table-cell office:value-type="float" office:value="4.81976508707979">
                <text:p>4.81976508707979</text:p>
              </table:table-cell>
              <table:table-cell office:value-type="float" office:value="3.43607882769075">
                <text:p>3.43607882769075</text:p>
              </table:table-cell>
              <table:table-cell office:value-type="float" office:value="2.71754842440012">
                <text:p>2.71754842440012</text:p>
              </table:table-cell>
              <table:table-cell office:value-type="float" office:value="2.35940530058177">
                <text:p>2.35940530058177</text:p>
              </table:table-cell>
              <table:table-cell office:value-type="float" office:value="1.74176448315032">
                <text:p>1.74176448315032</text:p>
              </table:table-cell>
              <table:table-cell office:value-type="float" office:value="2.14961306964746">
                <text:p>2.14961306964746</text:p>
              </table:table-cell>
              <table:table-cell office:value-type="float" office:value="1.37348124669836">
                <text:p>1.37348124669836</text:p>
              </table:table-cell>
              <table:table-cell office:value-type="float" office:value="1.51057401812689">
                <text:p>1.51057401812689</text:p>
              </table:table-cell>
              <table:table-cell office:value-type="float" office:value="2.86746359810822">
                <text:p>2.86746359810822</text:p>
              </table:table-cell>
            </table:table-row>
            <table:table-row>
              <table:table-cell office:value-type="string">
                <text:p>2020-08-16</text:p>
              </table:table-cell>
              <table:table-cell office:value-type="float" office:value="2.63959390862944">
                <text:p>2.63959390862944</text:p>
              </table:table-cell>
              <table:table-cell office:value-type="float" office:value="3.18407960199005">
                <text:p>3.18407960199005</text:p>
              </table:table-cell>
              <table:table-cell office:value-type="float" office:value="5.04716981132076">
                <text:p>5.04716981132076</text:p>
              </table:table-cell>
              <table:table-cell office:value-type="float" office:value="3.3698399326032">
                <text:p>3.3698399326032</text:p>
              </table:table-cell>
              <table:table-cell office:value-type="float" office:value="3.04640453418349">
                <text:p>3.04640453418349</text:p>
              </table:table-cell>
              <table:table-cell office:value-type="float" office:value="2.70488494146144">
                <text:p>2.70488494146144</text:p>
              </table:table-cell>
              <table:table-cell office:value-type="float" office:value="2.46406570841889">
                <text:p>2.46406570841889</text:p>
              </table:table-cell>
              <table:table-cell office:value-type="float" office:value="1.49942329873126">
                <text:p>1.49942329873126</text:p>
              </table:table-cell>
              <table:table-cell office:value-type="float" office:value="1.41297366730893">
                <text:p>1.41297366730893</text:p>
              </table:table-cell>
              <table:table-cell office:value-type="float" office:value="2.09424083769633">
                <text:p>2.09424083769633</text:p>
              </table:table-cell>
              <table:table-cell office:value-type="float" office:value="3.11694186835558">
                <text:p>3.11694186835558</text:p>
              </table:table-cell>
            </table:table-row>
            <table:table-row>
              <table:table-cell office:value-type="string">
                <text:p>2020-08-17</text:p>
              </table:table-cell>
              <table:table-cell office:value-type="float" office:value="2.70016876054753">
                <text:p>2.70016876054753</text:p>
              </table:table-cell>
              <table:table-cell office:value-type="float" office:value="3.37258770577717">
                <text:p>3.37258770577717</text:p>
              </table:table-cell>
              <table:table-cell office:value-type="float" office:value="5.30626780626781">
                <text:p>5.30626780626781</text:p>
              </table:table-cell>
              <table:table-cell office:value-type="float" office:value="3.93441288957604">
                <text:p>3.93441288957604</text:p>
              </table:table-cell>
              <table:table-cell office:value-type="float" office:value="3.06757205945202">
                <text:p>3.06757205945202</text:p>
              </table:table-cell>
              <table:table-cell office:value-type="float" office:value="2.58439346889712">
                <text:p>2.58439346889712</text:p>
              </table:table-cell>
              <table:table-cell office:value-type="float" office:value="2.05687020439745">
                <text:p>2.05687020439745</text:p>
              </table:table-cell>
              <table:table-cell office:value-type="float" office:value="1.19167659730498">
                <text:p>1.19167659730498</text:p>
              </table:table-cell>
              <table:table-cell office:value-type="float" office:value="1.21384684549678">
                <text:p>1.21384684549678</text:p>
              </table:table-cell>
              <table:table-cell office:value-type="float" office:value="0.892572521517373">
                <text:p>0.892572521517373</text:p>
              </table:table-cell>
              <table:table-cell office:value-type="float" office:value="3.25189029486656">
                <text:p>3.25189029486656</text:p>
              </table:table-cell>
            </table:table-row>
            <table:table-row>
              <table:table-cell office:value-type="string">
                <text:p>2020-08-18</text:p>
              </table:table-cell>
              <table:table-cell office:value-type="float" office:value="2.7170582226762">
                <text:p>2.7170582226762</text:p>
              </table:table-cell>
              <table:table-cell office:value-type="float" office:value="3.32144605272359">
                <text:p>3.32144605272359</text:p>
              </table:table-cell>
              <table:table-cell office:value-type="float" office:value="5.31602482813856">
                <text:p>5.31602482813856</text:p>
              </table:table-cell>
              <table:table-cell office:value-type="float" office:value="3.83473208521627">
                <text:p>3.83473208521627</text:p>
              </table:table-cell>
              <table:table-cell office:value-type="float" office:value="3.16837658418829">
                <text:p>3.16837658418829</text:p>
              </table:table-cell>
              <table:table-cell office:value-type="float" office:value="2.69382037605732">
                <text:p>2.69382037605732</text:p>
              </table:table-cell>
              <table:table-cell office:value-type="float" office:value="1.92135527856208">
                <text:p>1.92135527856208</text:p>
              </table:table-cell>
              <table:table-cell office:value-type="float" office:value="1.23275609040211">
                <text:p>1.23275609040211</text:p>
              </table:table-cell>
              <table:table-cell office:value-type="float" office:value="1.09543817527011">
                <text:p>1.09543817527011</text:p>
              </table:table-cell>
              <table:table-cell office:value-type="float" office:value="1.19857466796242">
                <text:p>1.19857466796242</text:p>
              </table:table-cell>
              <table:table-cell office:value-type="float" office:value="3.25932956436815">
                <text:p>3.25932956436815</text:p>
              </table:table-cell>
            </table:table-row>
            <table:table-row>
              <table:table-cell office:value-type="string">
                <text:p>2020-08-19</text:p>
              </table:table-cell>
              <table:table-cell office:value-type="float" office:value="3.06803023566029">
                <text:p>3.06803023566029</text:p>
              </table:table-cell>
              <table:table-cell office:value-type="float" office:value="3.45190486213429">
                <text:p>3.45190486213429</text:p>
              </table:table-cell>
              <table:table-cell office:value-type="float" office:value="5.45964957568326">
                <text:p>5.45964957568326</text:p>
              </table:table-cell>
              <table:table-cell office:value-type="float" office:value="3.57729051807584">
                <text:p>3.57729051807584</text:p>
              </table:table-cell>
              <table:table-cell office:value-type="float" office:value="3.08319082587265">
                <text:p>3.08319082587265</text:p>
              </table:table-cell>
              <table:table-cell office:value-type="float" office:value="2.78636121470432">
                <text:p>2.78636121470432</text:p>
              </table:table-cell>
              <table:table-cell office:value-type="float" office:value="2.12585034013605">
                <text:p>2.12585034013605</text:p>
              </table:table-cell>
              <table:table-cell office:value-type="float" office:value="1.41137401411374">
                <text:p>1.41137401411374</text:p>
              </table:table-cell>
              <table:table-cell office:value-type="float" office:value="1.21393662304903">
                <text:p>1.21393662304903</text:p>
              </table:table-cell>
              <table:table-cell office:value-type="float" office:value="0.93815149409312">
                <text:p>0.93815149409312</text:p>
              </table:table-cell>
              <table:table-cell office:value-type="float" office:value="3.34123124819197">
                <text:p>3.34123124819197</text:p>
              </table:table-cell>
            </table:table-row>
            <table:table-row>
              <table:table-cell office:value-type="string">
                <text:p>2020-08-20</text:p>
              </table:table-cell>
              <table:table-cell office:value-type="float" office:value="3.80491906663864">
                <text:p>3.80491906663864</text:p>
              </table:table-cell>
              <table:table-cell office:value-type="float" office:value="3.90128952019376">
                <text:p>3.90128952019376</text:p>
              </table:table-cell>
              <table:table-cell office:value-type="float" office:value="5.3377865492637">
                <text:p>5.3377865492637</text:p>
              </table:table-cell>
              <table:table-cell office:value-type="float" office:value="3.5585353274884">
                <text:p>3.5585353274884</text:p>
              </table:table-cell>
              <table:table-cell office:value-type="float" office:value="2.83740899757327">
                <text:p>2.83740899757327</text:p>
              </table:table-cell>
              <table:table-cell office:value-type="float" office:value="2.63836540368974">
                <text:p>2.63836540368974</text:p>
              </table:table-cell>
              <table:table-cell office:value-type="float" office:value="2.18388443896762">
                <text:p>2.18388443896762</text:p>
              </table:table-cell>
              <table:table-cell office:value-type="float" office:value="1.42097730525455">
                <text:p>1.42097730525455</text:p>
              </table:table-cell>
              <table:table-cell office:value-type="float" office:value="1.07974703069567">
                <text:p>1.07974703069567</text:p>
              </table:table-cell>
              <table:table-cell office:value-type="float" office:value="1.07458912768647">
                <text:p>1.07458912768647</text:p>
              </table:table-cell>
              <table:table-cell office:value-type="float" office:value="3.3369291154376">
                <text:p>3.3369291154376</text:p>
              </table:table-cell>
            </table:table-row>
            <table:table-row>
              <table:table-cell office:value-type="string">
                <text:p>2020-08-21</text:p>
              </table:table-cell>
              <table:table-cell office:value-type="float" office:value="2.85273708558211">
                <text:p>2.85273708558211</text:p>
              </table:table-cell>
              <table:table-cell office:value-type="float" office:value="3.96997704857019">
                <text:p>3.96997704857019</text:p>
              </table:table-cell>
              <table:table-cell office:value-type="float" office:value="5.07293837451623">
                <text:p>5.07293837451623</text:p>
              </table:table-cell>
              <table:table-cell office:value-type="float" office:value="3.57129501514528">
                <text:p>3.57129501514528</text:p>
              </table:table-cell>
              <table:table-cell office:value-type="float" office:value="2.64319067814762">
                <text:p>2.64319067814762</text:p>
              </table:table-cell>
              <table:table-cell office:value-type="float" office:value="2.37813211845102">
                <text:p>2.37813211845102</text:p>
              </table:table-cell>
              <table:table-cell office:value-type="float" office:value="1.84891035008577">
                <text:p>1.84891035008577</text:p>
              </table:table-cell>
              <table:table-cell office:value-type="float" office:value="1.22165582703463">
                <text:p>1.22165582703463</text:p>
              </table:table-cell>
              <table:table-cell office:value-type="float" office:value="1.01425438596491">
                <text:p>1.01425438596491</text:p>
              </table:table-cell>
              <table:table-cell office:value-type="float" office:value="1.0077059869591">
                <text:p>1.0077059869591</text:p>
              </table:table-cell>
              <table:table-cell office:value-type="float" office:value="3.11233774111367">
                <text:p>3.11233774111367</text:p>
              </table:table-cell>
            </table:table-row>
            <table:table-row>
              <table:table-cell office:value-type="string">
                <text:p>2020-08-22</text:p>
              </table:table-cell>
              <table:table-cell office:value-type="float" office:value="2.62096774193548">
                <text:p>2.62096774193548</text:p>
              </table:table-cell>
              <table:table-cell office:value-type="float" office:value="3.56995743512289">
                <text:p>3.56995743512289</text:p>
              </table:table-cell>
              <table:table-cell office:value-type="float" office:value="5.84658216719174">
                <text:p>5.84658216719174</text:p>
              </table:table-cell>
              <table:table-cell office:value-type="float" office:value="3.22403872499772">
                <text:p>3.22403872499772</text:p>
              </table:table-cell>
              <table:table-cell office:value-type="float" office:value="2.83038077784565">
                <text:p>2.83038077784565</text:p>
              </table:table-cell>
              <table:table-cell office:value-type="float" office:value="2.54013635363976">
                <text:p>2.54013635363976</text:p>
              </table:table-cell>
              <table:table-cell office:value-type="float" office:value="1.80870631514408">
                <text:p>1.80870631514408</text:p>
              </table:table-cell>
              <table:table-cell office:value-type="float" office:value="1.56380316930776">
                <text:p>1.56380316930776</text:p>
              </table:table-cell>
              <table:table-cell office:value-type="float" office:value="1.31934032983508">
                <text:p>1.31934032983508</text:p>
              </table:table-cell>
              <table:table-cell office:value-type="float" office:value="0.955631399317406">
                <text:p>0.955631399317406</text:p>
              </table:table-cell>
              <table:table-cell office:value-type="float" office:value="3.22181273753311">
                <text:p>3.22181273753311</text:p>
              </table:table-cell>
            </table:table-row>
            <table:table-row>
              <table:table-cell office:value-type="string">
                <text:p>2020-08-23</text:p>
              </table:table-cell>
              <table:table-cell office:value-type="float" office:value="2.21445221445221">
                <text:p>2.21445221445221</text:p>
              </table:table-cell>
              <table:table-cell office:value-type="float" office:value="4.26229508196721">
                <text:p>4.26229508196721</text:p>
              </table:table-cell>
              <table:table-cell office:value-type="float" office:value="7.21588674793551">
                <text:p>7.21588674793551</text:p>
              </table:table-cell>
              <table:table-cell office:value-type="float" office:value="5.29891304347826">
                <text:p>5.29891304347826</text:p>
              </table:table-cell>
              <table:table-cell office:value-type="float" office:value="3.78518278874151">
                <text:p>3.78518278874151</text:p>
              </table:table-cell>
              <table:table-cell office:value-type="float" office:value="2.60610573343261">
                <text:p>2.60610573343261</text:p>
              </table:table-cell>
              <table:table-cell office:value-type="float" office:value="3.53233830845771">
                <text:p>3.53233830845771</text:p>
              </table:table-cell>
              <table:table-cell office:value-type="float" office:value="2.58186397984887">
                <text:p>2.58186397984887</text:p>
              </table:table-cell>
              <table:table-cell office:value-type="float" office:value="1.15803814713896">
                <text:p>1.1580381471389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8183822282517">
                <text:p>4.28183822282517</text:p>
              </table:table-cell>
            </table:table-row>
            <table:table-row>
              <table:table-cell office:value-type="string">
                <text:p>2020-08-24</text:p>
              </table:table-cell>
              <table:table-cell office:value-type="float" office:value="3.38172502134927">
                <text:p>3.38172502134927</text:p>
              </table:table-cell>
              <table:table-cell office:value-type="float" office:value="4.12168271020582">
                <text:p>4.12168271020582</text:p>
              </table:table-cell>
              <table:table-cell office:value-type="float" office:value="6.21228634466626">
                <text:p>6.21228634466626</text:p>
              </table:table-cell>
              <table:table-cell office:value-type="float" office:value="4.0159722449514">
                <text:p>4.0159722449514</text:p>
              </table:table-cell>
              <table:table-cell office:value-type="float" office:value="3.36579092412273">
                <text:p>3.36579092412273</text:p>
              </table:table-cell>
              <table:table-cell office:value-type="float" office:value="2.97327960564923">
                <text:p>2.97327960564923</text:p>
              </table:table-cell>
              <table:table-cell office:value-type="float" office:value="2.18255078627791">
                <text:p>2.18255078627791</text:p>
              </table:table-cell>
              <table:table-cell office:value-type="float" office:value="1.83312782572955">
                <text:p>1.83312782572955</text:p>
              </table:table-cell>
              <table:table-cell office:value-type="float" office:value="1.46416645260724">
                <text:p>1.46416645260724</text:p>
              </table:table-cell>
              <table:table-cell office:value-type="float" office:value="0.920660709450311">
                <text:p>0.920660709450311</text:p>
              </table:table-cell>
              <table:table-cell office:value-type="float" office:value="3.7269502788402">
                <text:p>3.7269502788402</text:p>
              </table:table-cell>
            </table:table-row>
            <table:table-row>
              <table:table-cell office:value-type="string">
                <text:p>2020-08-25</text:p>
              </table:table-cell>
              <table:table-cell office:value-type="float" office:value="3.61535594483787">
                <text:p>3.61535594483787</text:p>
              </table:table-cell>
              <table:table-cell office:value-type="float" office:value="4.80254922043929">
                <text:p>4.80254922043929</text:p>
              </table:table-cell>
              <table:table-cell office:value-type="float" office:value="6.20569309630276">
                <text:p>6.20569309630276</text:p>
              </table:table-cell>
              <table:table-cell office:value-type="float" office:value="4.07432897453544">
                <text:p>4.07432897453544</text:p>
              </table:table-cell>
              <table:table-cell office:value-type="float" office:value="3.29175467261786">
                <text:p>3.29175467261786</text:p>
              </table:table-cell>
              <table:table-cell office:value-type="float" office:value="2.96056775710746">
                <text:p>2.96056775710746</text:p>
              </table:table-cell>
              <table:table-cell office:value-type="float" office:value="2.49868949851477">
                <text:p>2.49868949851477</text:p>
              </table:table-cell>
              <table:table-cell office:value-type="float" office:value="1.66890305266689">
                <text:p>1.66890305266689</text:p>
              </table:table-cell>
              <table:table-cell office:value-type="float" office:value="1.30428936399086">
                <text:p>1.30428936399086</text:p>
              </table:table-cell>
              <table:table-cell office:value-type="float" office:value="0.960419091967404">
                <text:p>0.960419091967404</text:p>
              </table:table-cell>
              <table:table-cell office:value-type="float" office:value="3.82500745642913">
                <text:p>3.82500745642913</text:p>
              </table:table-cell>
            </table:table-row>
            <table:table-row>
              <table:table-cell office:value-type="string">
                <text:p>2020-08-26</text:p>
              </table:table-cell>
              <table:table-cell office:value-type="float" office:value="3.53581142339075">
                <text:p>3.53581142339075</text:p>
              </table:table-cell>
              <table:table-cell office:value-type="float" office:value="4.20433996383363">
                <text:p>4.20433996383363</text:p>
              </table:table-cell>
              <table:table-cell office:value-type="float" office:value="6.0429921713403">
                <text:p>6.0429921713403</text:p>
              </table:table-cell>
              <table:table-cell office:value-type="float" office:value="4.07380221540104">
                <text:p>4.07380221540104</text:p>
              </table:table-cell>
              <table:table-cell office:value-type="float" office:value="3.06693617352095">
                <text:p>3.06693617352095</text:p>
              </table:table-cell>
              <table:table-cell office:value-type="float" office:value="2.68313632459405">
                <text:p>2.68313632459405</text:p>
              </table:table-cell>
              <table:table-cell office:value-type="float" office:value="2.39607390300231">
                <text:p>2.39607390300231</text:p>
              </table:table-cell>
              <table:table-cell office:value-type="float" office:value="1.52107409925221">
                <text:p>1.52107409925221</text:p>
              </table:table-cell>
              <table:table-cell office:value-type="float" office:value="1.36582753079807">
                <text:p>1.36582753079807</text:p>
              </table:table-cell>
              <table:table-cell office:value-type="float" office:value="1.34661998384056">
                <text:p>1.34661998384056</text:p>
              </table:table-cell>
              <table:table-cell office:value-type="float" office:value="3.66846482602534">
                <text:p>3.66846482602534</text:p>
              </table:table-cell>
            </table:table-row>
            <table:table-row>
              <table:table-cell office:value-type="string">
                <text:p>2020-08-27</text:p>
              </table:table-cell>
              <table:table-cell office:value-type="float" office:value="4.14341281921191">
                <text:p>4.14341281921191</text:p>
              </table:table-cell>
              <table:table-cell office:value-type="float" office:value="4.67817561807332">
                <text:p>4.67817561807332</text:p>
              </table:table-cell>
              <table:table-cell office:value-type="float" office:value="6.24634858812074">
                <text:p>6.24634858812074</text:p>
              </table:table-cell>
              <table:table-cell office:value-type="float" office:value="4.20152559055118">
                <text:p>4.20152559055118</text:p>
              </table:table-cell>
              <table:table-cell office:value-type="float" office:value="3.06429354941439">
                <text:p>3.06429354941439</text:p>
              </table:table-cell>
              <table:table-cell office:value-type="float" office:value="2.65699575331655">
                <text:p>2.65699575331655</text:p>
              </table:table-cell>
              <table:table-cell office:value-type="float" office:value="2.20082530949106">
                <text:p>2.20082530949106</text:p>
              </table:table-cell>
              <table:table-cell office:value-type="float" office:value="1.68515892216568">
                <text:p>1.68515892216568</text:p>
              </table:table-cell>
              <table:table-cell office:value-type="float" office:value="1.5353121801433">
                <text:p>1.5353121801433</text:p>
              </table:table-cell>
              <table:table-cell office:value-type="float" office:value="1.37544574630667">
                <text:p>1.37544574630667</text:p>
              </table:table-cell>
              <table:table-cell office:value-type="float" office:value="3.79656013611857">
                <text:p>3.79656013611857</text:p>
              </table:table-cell>
            </table:table-row>
            <table:table-row>
              <table:table-cell office:value-type="string">
                <text:p>2020-08-28</text:p>
              </table:table-cell>
              <table:table-cell office:value-type="float" office:value="4.19036216701586">
                <text:p>4.19036216701586</text:p>
              </table:table-cell>
              <table:table-cell office:value-type="float" office:value="4.69518557162021">
                <text:p>4.69518557162021</text:p>
              </table:table-cell>
              <table:table-cell office:value-type="float" office:value="5.87350511650845">
                <text:p>5.87350511650845</text:p>
              </table:table-cell>
              <table:table-cell office:value-type="float" office:value="4.2218919656668">
                <text:p>4.2218919656668</text:p>
              </table:table-cell>
              <table:table-cell office:value-type="float" office:value="3.25864165363905">
                <text:p>3.25864165363905</text:p>
              </table:table-cell>
              <table:table-cell office:value-type="float" office:value="2.78686756086159">
                <text:p>2.78686756086159</text:p>
              </table:table-cell>
              <table:table-cell office:value-type="float" office:value="2.3805827252497">
                <text:p>2.3805827252497</text:p>
              </table:table-cell>
              <table:table-cell office:value-type="float" office:value="1.93605815592315">
                <text:p>1.93605815592315</text:p>
              </table:table-cell>
              <table:table-cell office:value-type="float" office:value="1.37964419702287">
                <text:p>1.37964419702287</text:p>
              </table:table-cell>
              <table:table-cell office:value-type="float" office:value="1.73135995531974">
                <text:p>1.73135995531974</text:p>
              </table:table-cell>
              <table:table-cell office:value-type="float" office:value="3.77616691292405">
                <text:p>3.77616691292405</text:p>
              </table:table-cell>
            </table:table-row>
            <table:table-row>
              <table:table-cell office:value-type="string">
                <text:p>2020-08-29</text:p>
              </table:table-cell>
              <table:table-cell office:value-type="float" office:value="2.84516322252171">
                <text:p>2.84516322252171</text:p>
              </table:table-cell>
              <table:table-cell office:value-type="float" office:value="4.40604257267109">
                <text:p>4.40604257267109</text:p>
              </table:table-cell>
              <table:table-cell office:value-type="float" office:value="5.81090735889498">
                <text:p>5.81090735889498</text:p>
              </table:table-cell>
              <table:table-cell office:value-type="float" office:value="4.06182334055103">
                <text:p>4.06182334055103</text:p>
              </table:table-cell>
              <table:table-cell office:value-type="float" office:value="2.7198779867819">
                <text:p>2.7198779867819</text:p>
              </table:table-cell>
              <table:table-cell office:value-type="float" office:value="2.98086250992151">
                <text:p>2.98086250992151</text:p>
              </table:table-cell>
              <table:table-cell office:value-type="float" office:value="2.28160078086872">
                <text:p>2.28160078086872</text:p>
              </table:table-cell>
              <table:table-cell office:value-type="float" office:value="1.71556013038257">
                <text:p>1.71556013038257</text:p>
              </table:table-cell>
              <table:table-cell office:value-type="float" office:value="1.38224348750665">
                <text:p>1.38224348750665</text:p>
              </table:table-cell>
              <table:table-cell office:value-type="float" office:value="1.3189448441247">
                <text:p>1.3189448441247</text:p>
              </table:table-cell>
              <table:table-cell office:value-type="float" office:value="3.55985911345137">
                <text:p>3.55985911345137</text:p>
              </table:table-cell>
            </table:table-row>
            <table:table-row>
              <table:table-cell office:value-type="string">
                <text:p>2020-08-30</text:p>
              </table:table-cell>
              <table:table-cell office:value-type="float" office:value="3.56846473029046">
                <text:p>3.56846473029046</text:p>
              </table:table-cell>
              <table:table-cell office:value-type="float" office:value="5.28649386084584">
                <text:p>5.28649386084584</text:p>
              </table:table-cell>
              <table:table-cell office:value-type="float" office:value="7.49083289680461">
                <text:p>7.49083289680461</text:p>
              </table:table-cell>
              <table:table-cell office:value-type="float" office:value="5.55921775433971">
                <text:p>5.55921775433971</text:p>
              </table:table-cell>
              <table:table-cell office:value-type="float" office:value="4.51312910284464">
                <text:p>4.51312910284464</text:p>
              </table:table-cell>
              <table:table-cell office:value-type="float" office:value="3.78466557911909">
                <text:p>3.78466557911909</text:p>
              </table:table-cell>
              <table:table-cell office:value-type="float" office:value="2.72443054935239">
                <text:p>2.72443054935239</text:p>
              </table:table-cell>
              <table:table-cell office:value-type="float" office:value="2.39420935412027">
                <text:p>2.39420935412027</text:p>
              </table:table-cell>
              <table:table-cell office:value-type="float" office:value="1.87651331719128">
                <text:p>1.87651331719128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4.72968108847455">
                <text:p>4.72968108847455</text:p>
              </table:table-cell>
            </table:table-row>
            <table:table-row>
              <table:table-cell office:value-type="string">
                <text:p>2020-08-31</text:p>
              </table:table-cell>
              <table:table-cell office:value-type="float" office:value="4.375">
                <text:p>4.375</text:p>
              </table:table-cell>
              <table:table-cell office:value-type="float" office:value="5.72999161464642">
                <text:p>5.72999161464642</text:p>
              </table:table-cell>
              <table:table-cell office:value-type="float" office:value="6.77862664436508">
                <text:p>6.77862664436508</text:p>
              </table:table-cell>
              <table:table-cell office:value-type="float" office:value="4.60691736045147">
                <text:p>4.60691736045147</text:p>
              </table:table-cell>
              <table:table-cell office:value-type="float" office:value="3.80769845072672">
                <text:p>3.80769845072672</text:p>
              </table:table-cell>
              <table:table-cell office:value-type="float" office:value="3.23056794927706">
                <text:p>3.23056794927706</text:p>
              </table:table-cell>
              <table:table-cell office:value-type="float" office:value="2.96477314644043">
                <text:p>2.96477314644043</text:p>
              </table:table-cell>
              <table:table-cell office:value-type="float" office:value="1.93759604463152">
                <text:p>1.93759604463152</text:p>
              </table:table-cell>
              <table:table-cell office:value-type="float" office:value="1.38586645286909">
                <text:p>1.38586645286909</text:p>
              </table:table-cell>
              <table:table-cell office:value-type="float" office:value="1.71941191128831">
                <text:p>1.71941191128831</text:p>
              </table:table-cell>
              <table:table-cell office:value-type="float" office:value="4.32076279290027">
                <text:p>4.32076279290027</text:p>
              </table:table-cell>
            </table:table-row>
            <table:table-row>
              <table:table-cell office:value-type="string">
                <text:p>2020-09-01</text:p>
              </table:table-cell>
              <table:table-cell office:value-type="float" office:value="4.02545743834527">
                <text:p>4.02545743834527</text:p>
              </table:table-cell>
              <table:table-cell office:value-type="float" office:value="7.03262013328657">
                <text:p>7.03262013328657</text:p>
              </table:table-cell>
              <table:table-cell office:value-type="float" office:value="6.71005061460593">
                <text:p>6.71005061460593</text:p>
              </table:table-cell>
              <table:table-cell office:value-type="float" office:value="4.54477410855962">
                <text:p>4.54477410855962</text:p>
              </table:table-cell>
              <table:table-cell office:value-type="float" office:value="4.0474730348833">
                <text:p>4.0474730348833</text:p>
              </table:table-cell>
              <table:table-cell office:value-type="float" office:value="3.60109747732642">
                <text:p>3.60109747732642</text:p>
              </table:table-cell>
              <table:table-cell office:value-type="float" office:value="2.75952008346375">
                <text:p>2.75952008346375</text:p>
              </table:table-cell>
              <table:table-cell office:value-type="float" office:value="2.1667559911186">
                <text:p>2.1667559911186</text:p>
              </table:table-cell>
              <table:table-cell office:value-type="float" office:value="2.1169986220719">
                <text:p>2.1169986220719</text:p>
              </table:table-cell>
              <table:table-cell office:value-type="float" office:value="1.2568306010929">
                <text:p>1.2568306010929</text:p>
              </table:table-cell>
              <table:table-cell office:value-type="float" office:value="4.51506039447531">
                <text:p>4.51506039447531</text:p>
              </table:table-cell>
            </table:table-row>
            <table:table-row>
              <table:table-cell office:value-type="string">
                <text:p>2020-09-02</text:p>
              </table:table-cell>
              <table:table-cell office:value-type="float" office:value="4.40087145969499">
                <text:p>4.40087145969499</text:p>
              </table:table-cell>
              <table:table-cell office:value-type="float" office:value="6.82487441538195">
                <text:p>6.82487441538195</text:p>
              </table:table-cell>
              <table:table-cell office:value-type="float" office:value="6.99706366826613">
                <text:p>6.99706366826613</text:p>
              </table:table-cell>
              <table:table-cell office:value-type="float" office:value="4.85854303839331">
                <text:p>4.85854303839331</text:p>
              </table:table-cell>
              <table:table-cell office:value-type="float" office:value="3.91870689969716">
                <text:p>3.91870689969716</text:p>
              </table:table-cell>
              <table:table-cell office:value-type="float" office:value="3.64436551750762">
                <text:p>3.64436551750762</text:p>
              </table:table-cell>
              <table:table-cell office:value-type="float" office:value="2.99685383671946">
                <text:p>2.99685383671946</text:p>
              </table:table-cell>
              <table:table-cell office:value-type="float" office:value="1.94613236984727">
                <text:p>1.94613236984727</text:p>
              </table:table-cell>
              <table:table-cell office:value-type="float" office:value="1.96178997307347">
                <text:p>1.96178997307347</text:p>
              </table:table-cell>
              <table:table-cell office:value-type="float" office:value="1.7426273458445">
                <text:p>1.7426273458445</text:p>
              </table:table-cell>
              <table:table-cell office:value-type="float" office:value="4.64676683178714">
                <text:p>4.64676683178714</text:p>
              </table:table-cell>
            </table:table-row>
            <table:table-row>
              <table:table-cell office:value-type="string">
                <text:p>2020-09-03</text:p>
              </table:table-cell>
              <table:table-cell office:value-type="float" office:value="4.96130458817026">
                <text:p>4.96130458817026</text:p>
              </table:table-cell>
              <table:table-cell office:value-type="float" office:value="6.96171959908224">
                <text:p>6.96171959908224</text:p>
              </table:table-cell>
              <table:table-cell office:value-type="float" office:value="6.84000456152355">
                <text:p>6.84000456152355</text:p>
              </table:table-cell>
              <table:table-cell office:value-type="float" office:value="5.14046121593291">
                <text:p>5.14046121593291</text:p>
              </table:table-cell>
              <table:table-cell office:value-type="float" office:value="4.16877808182156">
                <text:p>4.16877808182156</text:p>
              </table:table-cell>
              <table:table-cell office:value-type="float" office:value="3.80191927331331">
                <text:p>3.80191927331331</text:p>
              </table:table-cell>
              <table:table-cell office:value-type="float" office:value="2.9946634889384">
                <text:p>2.9946634889384</text:p>
              </table:table-cell>
              <table:table-cell office:value-type="float" office:value="2.36560894037034">
                <text:p>2.36560894037034</text:p>
              </table:table-cell>
              <table:table-cell office:value-type="float" office:value="2.27419563251066">
                <text:p>2.27419563251066</text:p>
              </table:table-cell>
              <table:table-cell office:value-type="float" office:value="2.3562412342216">
                <text:p>2.3562412342216</text:p>
              </table:table-cell>
              <table:table-cell office:value-type="float" office:value="4.79976384925711">
                <text:p>4.79976384925711</text:p>
              </table:table-cell>
            </table:table-row>
            <table:table-row>
              <table:table-cell office:value-type="string">
                <text:p>2020-09-04</text:p>
              </table:table-cell>
              <table:table-cell office:value-type="float" office:value="4.14915006397368">
                <text:p>4.14915006397368</text:p>
              </table:table-cell>
              <table:table-cell office:value-type="float" office:value="7.17016707693919">
                <text:p>7.17016707693919</text:p>
              </table:table-cell>
              <table:table-cell office:value-type="float" office:value="6.5598079367321">
                <text:p>6.5598079367321</text:p>
              </table:table-cell>
              <table:table-cell office:value-type="float" office:value="4.85211033565969">
                <text:p>4.85211033565969</text:p>
              </table:table-cell>
              <table:table-cell office:value-type="float" office:value="4.08137072450748">
                <text:p>4.08137072450748</text:p>
              </table:table-cell>
              <table:table-cell office:value-type="float" office:value="3.89839294971488">
                <text:p>3.89839294971488</text:p>
              </table:table-cell>
              <table:table-cell office:value-type="float" office:value="3.24711574246371">
                <text:p>3.24711574246371</text:p>
              </table:table-cell>
              <table:table-cell office:value-type="float" office:value="2.32976149325959">
                <text:p>2.32976149325959</text:p>
              </table:table-cell>
              <table:table-cell office:value-type="float" office:value="2.15175537938845">
                <text:p>2.15175537938845</text:p>
              </table:table-cell>
              <table:table-cell office:value-type="float" office:value="2.26932668329177">
                <text:p>2.26932668329177</text:p>
              </table:table-cell>
              <table:table-cell office:value-type="float" office:value="4.63535683102799">
                <text:p>4.63535683102799</text:p>
              </table:table-cell>
            </table:table-row>
            <table:table-row>
              <table:table-cell office:value-type="string">
                <text:p>2020-09-05</text:p>
              </table:table-cell>
              <table:table-cell office:value-type="float" office:value="2.9003205617463">
                <text:p>2.9003205617463</text:p>
              </table:table-cell>
              <table:table-cell office:value-type="float" office:value="5.22563092222535">
                <text:p>5.22563092222535</text:p>
              </table:table-cell>
              <table:table-cell office:value-type="float" office:value="6.4760592490527">
                <text:p>6.4760592490527</text:p>
              </table:table-cell>
              <table:table-cell office:value-type="float" office:value="4.19644108168698">
                <text:p>4.19644108168698</text:p>
              </table:table-cell>
              <table:table-cell office:value-type="float" office:value="4.35025989604158">
                <text:p>4.35025989604158</text:p>
              </table:table-cell>
              <table:table-cell office:value-type="float" office:value="3.9697874582821">
                <text:p>3.9697874582821</text:p>
              </table:table-cell>
              <table:table-cell office:value-type="float" office:value="3.05080721747388">
                <text:p>3.05080721747388</text:p>
              </table:table-cell>
              <table:table-cell office:value-type="float" office:value="2.4390243902439">
                <text:p>2.4390243902439</text:p>
              </table:table-cell>
              <table:table-cell office:value-type="float" office:value="2.85853896897141">
                <text:p>2.85853896897141</text:p>
              </table:table-cell>
              <table:table-cell office:value-type="float" office:value="3.37756332931242">
                <text:p>3.37756332931242</text:p>
              </table:table-cell>
              <table:table-cell office:value-type="float" office:value="4.3454941377128">
                <text:p>4.3454941377128</text:p>
              </table:table-cell>
            </table:table-row>
            <table:table-row>
              <table:table-cell office:value-type="string">
                <text:p>2020-09-06</text:p>
              </table:table-cell>
              <table:table-cell office:value-type="float" office:value="2.37304224015187">
                <text:p>2.37304224015187</text:p>
              </table:table-cell>
              <table:table-cell office:value-type="float" office:value="7.17047451669596">
                <text:p>7.17047451669596</text:p>
              </table:table-cell>
              <table:table-cell office:value-type="float" office:value="7.13015647226174">
                <text:p>7.13015647226174</text:p>
              </table:table-cell>
              <table:table-cell office:value-type="float" office:value="5.38908246225319">
                <text:p>5.38908246225319</text:p>
              </table:table-cell>
              <table:table-cell office:value-type="float" office:value="5.33371363377068">
                <text:p>5.33371363377068</text:p>
              </table:table-cell>
              <table:table-cell office:value-type="float" office:value="4.65040650406504">
                <text:p>4.65040650406504</text:p>
              </table:table-cell>
              <table:table-cell office:value-type="float" office:value="4.20875420875421">
                <text:p>4.20875420875421</text:p>
              </table:table-cell>
              <table:table-cell office:value-type="float" office:value="3.44644750795334">
                <text:p>3.44644750795334</text:p>
              </table:table-cell>
              <table:table-cell office:value-type="float" office:value="3.51473922902494">
                <text:p>3.51473922902494</text:p>
              </table:table-cell>
              <table:table-cell office:value-type="float" office:value="2.69709543568465">
                <text:p>2.69709543568465</text:p>
              </table:table-cell>
              <table:table-cell office:value-type="float" office:value="5.16496258037314">
                <text:p>5.16496258037314</text:p>
              </table:table-cell>
            </table:table-row>
            <table:table-row>
              <table:table-cell office:value-type="string">
                <text:p>2020-09-07</text:p>
              </table:table-cell>
              <table:table-cell office:value-type="float" office:value="2.90287148909462">
                <text:p>2.90287148909462</text:p>
              </table:table-cell>
              <table:table-cell office:value-type="float" office:value="7.00460436562074">
                <text:p>7.00460436562074</text:p>
              </table:table-cell>
              <table:table-cell office:value-type="float" office:value="7.47768106862372">
                <text:p>7.47768106862372</text:p>
              </table:table-cell>
              <table:table-cell office:value-type="float" office:value="4.93122947378818">
                <text:p>4.93122947378818</text:p>
              </table:table-cell>
              <table:table-cell office:value-type="float" office:value="4.81227023443621">
                <text:p>4.81227023443621</text:p>
              </table:table-cell>
              <table:table-cell office:value-type="float" office:value="4.68494405548649">
                <text:p>4.68494405548649</text:p>
              </table:table-cell>
              <table:table-cell office:value-type="float" office:value="3.68581141528001">
                <text:p>3.68581141528001</text:p>
              </table:table-cell>
              <table:table-cell office:value-type="float" office:value="2.91168530659468">
                <text:p>2.91168530659468</text:p>
              </table:table-cell>
              <table:table-cell office:value-type="float" office:value="2.63846928499496">
                <text:p>2.63846928499496</text:p>
              </table:table-cell>
              <table:table-cell office:value-type="float" office:value="3.1496062992126">
                <text:p>3.1496062992126</text:p>
              </table:table-cell>
              <table:table-cell office:value-type="float" office:value="5.02016170299867">
                <text:p>5.02016170299867</text:p>
              </table:table-cell>
            </table:table-row>
            <table:table-row>
              <table:table-cell office:value-type="string">
                <text:p>2020-09-08</text:p>
              </table:table-cell>
              <table:table-cell office:value-type="float" office:value="2.41792556333868">
                <text:p>2.41792556333868</text:p>
              </table:table-cell>
              <table:table-cell office:value-type="float" office:value="5.92013298575692">
                <text:p>5.92013298575692</text:p>
              </table:table-cell>
              <table:table-cell office:value-type="float" office:value="7.46385744704696">
                <text:p>7.46385744704696</text:p>
              </table:table-cell>
              <table:table-cell office:value-type="float" office:value="4.52307395250048">
                <text:p>4.52307395250048</text:p>
              </table:table-cell>
              <table:table-cell office:value-type="float" office:value="4.74392185012952">
                <text:p>4.74392185012952</text:p>
              </table:table-cell>
              <table:table-cell office:value-type="float" office:value="4.99344405594406">
                <text:p>4.99344405594406</text:p>
              </table:table-cell>
              <table:table-cell office:value-type="float" office:value="3.86843194042201">
                <text:p>3.86843194042201</text:p>
              </table:table-cell>
              <table:table-cell office:value-type="float" office:value="2.66260638713204">
                <text:p>2.66260638713204</text:p>
              </table:table-cell>
              <table:table-cell office:value-type="float" office:value="2.54820160108242">
                <text:p>2.54820160108242</text:p>
              </table:table-cell>
              <table:table-cell office:value-type="float" office:value="2.45480919437625">
                <text:p>2.45480919437625</text:p>
              </table:table-cell>
              <table:table-cell office:value-type="float" office:value="4.83338237305274">
                <text:p>4.83338237305274</text:p>
              </table:table-cell>
            </table:table-row>
            <table:table-row>
              <table:table-cell office:value-type="string">
                <text:p>2020-09-09</text:p>
              </table:table-cell>
              <table:table-cell office:value-type="float" office:value="2.37618226715743">
                <text:p>2.37618226715743</text:p>
              </table:table-cell>
              <table:table-cell office:value-type="float" office:value="5.37853181504939">
                <text:p>5.37853181504939</text:p>
              </table:table-cell>
              <table:table-cell office:value-type="float" office:value="7.16056058762561">
                <text:p>7.16056058762561</text:p>
              </table:table-cell>
              <table:table-cell office:value-type="float" office:value="4.26243923886758">
                <text:p>4.26243923886758</text:p>
              </table:table-cell>
              <table:table-cell office:value-type="float" office:value="4.76265923062298">
                <text:p>4.76265923062298</text:p>
              </table:table-cell>
              <table:table-cell office:value-type="float" office:value="4.81936797646881">
                <text:p>4.81936797646881</text:p>
              </table:table-cell>
              <table:table-cell office:value-type="float" office:value="3.91774409273295">
                <text:p>3.91774409273295</text:p>
              </table:table-cell>
              <table:table-cell office:value-type="float" office:value="3.43069478050467">
                <text:p>3.43069478050467</text:p>
              </table:table-cell>
              <table:table-cell office:value-type="float" office:value="2.86172443567288">
                <text:p>2.86172443567288</text:p>
              </table:table-cell>
              <table:table-cell office:value-type="float" office:value="3.22132097334878">
                <text:p>3.22132097334878</text:p>
              </table:table-cell>
              <table:table-cell office:value-type="float" office:value="4.77454363148427">
                <text:p>4.77454363148427</text:p>
              </table:table-cell>
            </table:table-row>
            <table:table-row>
              <table:table-cell office:value-type="string">
                <text:p>2020-09-10</text:p>
              </table:table-cell>
              <table:table-cell office:value-type="float" office:value="2.36729142759998">
                <text:p>2.36729142759998</text:p>
              </table:table-cell>
              <table:table-cell office:value-type="float" office:value="5.37573881227132">
                <text:p>5.37573881227132</text:p>
              </table:table-cell>
              <table:table-cell office:value-type="float" office:value="7.00028174508572">
                <text:p>7.00028174508572</text:p>
              </table:table-cell>
              <table:table-cell office:value-type="float" office:value="4.47335754677946">
                <text:p>4.47335754677946</text:p>
              </table:table-cell>
              <table:table-cell office:value-type="float" office:value="4.63205630318914">
                <text:p>4.63205630318914</text:p>
              </table:table-cell>
              <table:table-cell office:value-type="float" office:value="4.94056995560647">
                <text:p>4.94056995560647</text:p>
              </table:table-cell>
              <table:table-cell office:value-type="float" office:value="4.18906101802087">
                <text:p>4.18906101802087</text:p>
              </table:table-cell>
              <table:table-cell office:value-type="float" office:value="3.37283500455788">
                <text:p>3.37283500455788</text:p>
              </table:table-cell>
              <table:table-cell office:value-type="float" office:value="3.1747877660193">
                <text:p>3.1747877660193</text:p>
              </table:table-cell>
              <table:table-cell office:value-type="float" office:value="3.816112474894">
                <text:p>3.816112474894</text:p>
              </table:table-cell>
              <table:table-cell office:value-type="float" office:value="4.79732849341676">
                <text:p>4.79732849341676</text:p>
              </table:table-cell>
            </table:table-row>
            <table:table-row>
              <table:table-cell office:value-type="string">
                <text:p>2020-09-11</text:p>
              </table:table-cell>
              <table:table-cell office:value-type="float" office:value="2.1760861207228">
                <text:p>2.1760861207228</text:p>
              </table:table-cell>
              <table:table-cell office:value-type="float" office:value="4.75522119919156">
                <text:p>4.75522119919156</text:p>
              </table:table-cell>
              <table:table-cell office:value-type="float" office:value="6.37289850739403">
                <text:p>6.37289850739403</text:p>
              </table:table-cell>
              <table:table-cell office:value-type="float" office:value="4.18198962753418">
                <text:p>4.18198962753418</text:p>
              </table:table-cell>
              <table:table-cell office:value-type="float" office:value="4.41000852999716">
                <text:p>4.41000852999716</text:p>
              </table:table-cell>
              <table:table-cell office:value-type="float" office:value="4.66958228589139">
                <text:p>4.66958228589139</text:p>
              </table:table-cell>
              <table:table-cell office:value-type="float" office:value="3.63060077798588">
                <text:p>3.63060077798588</text:p>
              </table:table-cell>
              <table:table-cell office:value-type="float" office:value="2.99867807694984">
                <text:p>2.99867807694984</text:p>
              </table:table-cell>
              <table:table-cell office:value-type="float" office:value="2.69954299075353">
                <text:p>2.69954299075353</text:p>
              </table:table-cell>
              <table:table-cell office:value-type="float" office:value="3.02365276761765">
                <text:p>3.02365276761765</text:p>
              </table:table-cell>
              <table:table-cell office:value-type="float" office:value="4.33115592161318">
                <text:p>4.33115592161318</text:p>
              </table:table-cell>
            </table:table-row>
            <table:table-row>
              <table:table-cell office:value-type="string">
                <text:p>2020-09-12</text:p>
              </table:table-cell>
              <table:table-cell office:value-type="float" office:value="1.87853559611485">
                <text:p>1.87853559611485</text:p>
              </table:table-cell>
              <table:table-cell office:value-type="float" office:value="4.52410553943915">
                <text:p>4.52410553943915</text:p>
              </table:table-cell>
              <table:table-cell office:value-type="float" office:value="7.02977315689981">
                <text:p>7.02977315689981</text:p>
              </table:table-cell>
              <table:table-cell office:value-type="float" office:value="4.06571629482836">
                <text:p>4.06571629482836</text:p>
              </table:table-cell>
              <table:table-cell office:value-type="float" office:value="4.48985680190931">
                <text:p>4.48985680190931</text:p>
              </table:table-cell>
              <table:table-cell office:value-type="float" office:value="4.52943249911879">
                <text:p>4.52943249911879</text:p>
              </table:table-cell>
              <table:table-cell office:value-type="float" office:value="3.50423330197554">
                <text:p>3.50423330197554</text:p>
              </table:table-cell>
              <table:table-cell office:value-type="float" office:value="3.30888091150304">
                <text:p>3.30888091150304</text:p>
              </table:table-cell>
              <table:table-cell office:value-type="float" office:value="3.3664325502543">
                <text:p>3.3664325502543</text:p>
              </table:table-cell>
              <table:table-cell office:value-type="float" office:value="4.24278137890395">
                <text:p>4.24278137890395</text:p>
              </table:table-cell>
              <table:table-cell office:value-type="float" office:value="4.41043751226212">
                <text:p>4.41043751226212</text:p>
              </table:table-cell>
            </table:table-row>
            <table:table-row>
              <table:table-cell office:value-type="string">
                <text:p>2020-09-13</text:p>
              </table:table-cell>
              <table:table-cell office:value-type="float" office:value="2.89108910891089">
                <text:p>2.89108910891089</text:p>
              </table:table-cell>
              <table:table-cell office:value-type="float" office:value="5.85020893603343">
                <text:p>5.85020893603343</text:p>
              </table:table-cell>
              <table:table-cell office:value-type="float" office:value="7.89267528397963">
                <text:p>7.89267528397963</text:p>
              </table:table-cell>
              <table:table-cell office:value-type="float" office:value="5.53350970017637">
                <text:p>5.53350970017637</text:p>
              </table:table-cell>
              <table:table-cell office:value-type="float" office:value="5.125977410947">
                <text:p>5.125977410947</text:p>
              </table:table-cell>
              <table:table-cell office:value-type="float" office:value="5.89031821259309">
                <text:p>5.89031821259309</text:p>
              </table:table-cell>
              <table:table-cell office:value-type="float" office:value="4.64046822742475">
                <text:p>4.64046822742475</text:p>
              </table:table-cell>
              <table:table-cell office:value-type="float" office:value="4.54323400097704">
                <text:p>4.54323400097704</text:p>
              </table:table-cell>
              <table:table-cell office:value-type="float" office:value="3.68525896414343">
                <text:p>3.68525896414343</text:p>
              </table:table-cell>
              <table:table-cell office:value-type="float" office:value="2.9">
                <text:p>2.9</text:p>
              </table:table-cell>
              <table:table-cell office:value-type="float" office:value="5.38091969800961">
                <text:p>5.38091969800961</text:p>
              </table:table-cell>
            </table:table-row>
            <table:table-row>
              <table:table-cell office:value-type="string">
                <text:p>2020-09-14</text:p>
              </table:table-cell>
              <table:table-cell office:value-type="float" office:value="2.54586129753915">
                <text:p>2.54586129753915</text:p>
              </table:table-cell>
              <table:table-cell office:value-type="float" office:value="5.85699263932702">
                <text:p>5.85699263932702</text:p>
              </table:table-cell>
              <table:table-cell office:value-type="float" office:value="7.94478791001202">
                <text:p>7.94478791001202</text:p>
              </table:table-cell>
              <table:table-cell office:value-type="float" office:value="5.11425949551243">
                <text:p>5.11425949551243</text:p>
              </table:table-cell>
              <table:table-cell office:value-type="float" office:value="5.06564609578483">
                <text:p>5.06564609578483</text:p>
              </table:table-cell>
              <table:table-cell office:value-type="float" office:value="5.84844020242137">
                <text:p>5.84844020242137</text:p>
              </table:table-cell>
              <table:table-cell office:value-type="float" office:value="4.37672161252241">
                <text:p>4.37672161252241</text:p>
              </table:table-cell>
              <table:table-cell office:value-type="float" office:value="3.61217928512892">
                <text:p>3.61217928512892</text:p>
              </table:table-cell>
              <table:table-cell office:value-type="float" office:value="3.6135555139487">
                <text:p>3.6135555139487</text:p>
              </table:table-cell>
              <table:table-cell office:value-type="float" office:value="4.61254612546126">
                <text:p>4.61254612546126</text:p>
              </table:table-cell>
              <table:table-cell office:value-type="float" office:value="5.34965530010129">
                <text:p>5.34965530010129</text:p>
              </table:table-cell>
            </table:table-row>
            <table:table-row>
              <table:table-cell office:value-type="string">
                <text:p>2020-09-15</text:p>
              </table:table-cell>
              <table:table-cell office:value-type="float" office:value="2.61428771144974">
                <text:p>2.61428771144974</text:p>
              </table:table-cell>
              <table:table-cell office:value-type="float" office:value="4.65998185329084">
                <text:p>4.65998185329084</text:p>
              </table:table-cell>
              <table:table-cell office:value-type="float" office:value="7.69097109098412">
                <text:p>7.69097109098412</text:p>
              </table:table-cell>
              <table:table-cell office:value-type="float" office:value="4.74716671976697">
                <text:p>4.74716671976697</text:p>
              </table:table-cell>
              <table:table-cell office:value-type="float" office:value="5.39513246723776">
                <text:p>5.39513246723776</text:p>
              </table:table-cell>
              <table:table-cell office:value-type="float" office:value="5.50174216027875">
                <text:p>5.50174216027875</text:p>
              </table:table-cell>
              <table:table-cell office:value-type="float" office:value="4.58603896103896">
                <text:p>4.58603896103896</text:p>
              </table:table-cell>
              <table:table-cell office:value-type="float" office:value="3.68400770712909">
                <text:p>3.68400770712909</text:p>
              </table:table-cell>
              <table:table-cell office:value-type="float" office:value="3.39610664409649">
                <text:p>3.39610664409649</text:p>
              </table:table-cell>
              <table:table-cell office:value-type="float" office:value="2.70473328324568">
                <text:p>2.70473328324568</text:p>
              </table:table-cell>
              <table:table-cell office:value-type="float" office:value="5.08727598161978">
                <text:p>5.08727598161978</text:p>
              </table:table-cell>
            </table:table-row>
            <table:table-row>
              <table:table-cell office:value-type="string">
                <text:p>2020-09-16</text:p>
              </table:table-cell>
              <table:table-cell office:value-type="float" office:value="2.64857530529172">
                <text:p>2.64857530529172</text:p>
              </table:table-cell>
              <table:table-cell office:value-type="float" office:value="4.97144310588018">
                <text:p>4.97144310588018</text:p>
              </table:table-cell>
              <table:table-cell office:value-type="float" office:value="7.91479121172958">
                <text:p>7.91479121172958</text:p>
              </table:table-cell>
              <table:table-cell office:value-type="float" office:value="5.26910332362687">
                <text:p>5.26910332362687</text:p>
              </table:table-cell>
              <table:table-cell office:value-type="float" office:value="5.43983262053475">
                <text:p>5.43983262053475</text:p>
              </table:table-cell>
              <table:table-cell office:value-type="float" office:value="5.57930173620305">
                <text:p>5.57930173620305</text:p>
              </table:table-cell>
              <table:table-cell office:value-type="float" office:value="5.30625614150016">
                <text:p>5.30625614150016</text:p>
              </table:table-cell>
              <table:table-cell office:value-type="float" office:value="4.3207241055418">
                <text:p>4.3207241055418</text:p>
              </table:table-cell>
              <table:table-cell office:value-type="float" office:value="3.72158008383081">
                <text:p>3.72158008383081</text:p>
              </table:table-cell>
              <table:table-cell office:value-type="float" office:value="3.49017580144778">
                <text:p>3.49017580144778</text:p>
              </table:table-cell>
              <table:table-cell office:value-type="float" office:value="5.44140076624632">
                <text:p>5.44140076624632</text:p>
              </table:table-cell>
            </table:table-row>
            <table:table-row>
              <table:table-cell office:value-type="string">
                <text:p>2020-09-17</text:p>
              </table:table-cell>
              <table:table-cell office:value-type="float" office:value="3.0715862503942">
                <text:p>3.0715862503942</text:p>
              </table:table-cell>
              <table:table-cell office:value-type="float" office:value="5.24351137388516">
                <text:p>5.24351137388516</text:p>
              </table:table-cell>
              <table:table-cell office:value-type="float" office:value="8.15239021801619">
                <text:p>8.15239021801619</text:p>
              </table:table-cell>
              <table:table-cell office:value-type="float" office:value="5.40574596774194">
                <text:p>5.40574596774194</text:p>
              </table:table-cell>
              <table:table-cell office:value-type="float" office:value="5.57197129590545">
                <text:p>5.57197129590545</text:p>
              </table:table-cell>
              <table:table-cell office:value-type="float" office:value="5.66374312472127">
                <text:p>5.66374312472127</text:p>
              </table:table-cell>
              <table:table-cell office:value-type="float" office:value="5.03414849085702">
                <text:p>5.03414849085702</text:p>
              </table:table-cell>
              <table:table-cell office:value-type="float" office:value="4.3002672010688">
                <text:p>4.3002672010688</text:p>
              </table:table-cell>
              <table:table-cell office:value-type="float" office:value="3.82411413869723">
                <text:p>3.82411413869723</text:p>
              </table:table-cell>
              <table:table-cell office:value-type="float" office:value="3.86620330147698">
                <text:p>3.86620330147698</text:p>
              </table:table-cell>
              <table:table-cell office:value-type="float" office:value="5.62477983402558">
                <text:p>5.62477983402558</text:p>
              </table:table-cell>
            </table:table-row>
            <table:table-row>
              <table:table-cell office:value-type="string">
                <text:p>2020-09-18</text:p>
              </table:table-cell>
              <table:table-cell office:value-type="float" office:value="3.14975721952466">
                <text:p>3.14975721952466</text:p>
              </table:table-cell>
              <table:table-cell office:value-type="float" office:value="5.09828161701076">
                <text:p>5.09828161701076</text:p>
              </table:table-cell>
              <table:table-cell office:value-type="float" office:value="8.17992561577507">
                <text:p>8.17992561577507</text:p>
              </table:table-cell>
              <table:table-cell office:value-type="float" office:value="5.74987249349046">
                <text:p>5.74987249349046</text:p>
              </table:table-cell>
              <table:table-cell office:value-type="float" office:value="5.25581395348837">
                <text:p>5.25581395348837</text:p>
              </table:table-cell>
              <table:table-cell office:value-type="float" office:value="5.51279231727879">
                <text:p>5.51279231727879</text:p>
              </table:table-cell>
              <table:table-cell office:value-type="float" office:value="4.55504218561671">
                <text:p>4.55504218561671</text:p>
              </table:table-cell>
              <table:table-cell office:value-type="float" office:value="3.5403242937053">
                <text:p>3.5403242937053</text:p>
              </table:table-cell>
              <table:table-cell office:value-type="float" office:value="3.3025641025641">
                <text:p>3.3025641025641</text:p>
              </table:table-cell>
              <table:table-cell office:value-type="float" office:value="3.09779307552136">
                <text:p>3.09779307552136</text:p>
              </table:table-cell>
              <table:table-cell office:value-type="float" office:value="5.43449359192005">
                <text:p>5.43449359192005</text:p>
              </table:table-cell>
            </table:table-row>
            <table:table-row>
              <table:table-cell office:value-type="string">
                <text:p>2020-09-19</text:p>
              </table:table-cell>
              <table:table-cell office:value-type="float" office:value="2.69430051813471">
                <text:p>2.69430051813471</text:p>
              </table:table-cell>
              <table:table-cell office:value-type="float" office:value="5.49580272822665">
                <text:p>5.49580272822665</text:p>
              </table:table-cell>
              <table:table-cell office:value-type="float" office:value="7.77387229056825">
                <text:p>7.77387229056825</text:p>
              </table:table-cell>
              <table:table-cell office:value-type="float" office:value="5.52187093980078">
                <text:p>5.52187093980078</text:p>
              </table:table-cell>
              <table:table-cell office:value-type="float" office:value="6.01317957166392">
                <text:p>6.01317957166392</text:p>
              </table:table-cell>
              <table:table-cell office:value-type="float" office:value="5.69764266860835">
                <text:p>5.69764266860835</text:p>
              </table:table-cell>
              <table:table-cell office:value-type="float" office:value="4.57254043536422">
                <text:p>4.57254043536422</text:p>
              </table:table-cell>
              <table:table-cell office:value-type="float" office:value="3.39837398373984">
                <text:p>3.39837398373984</text:p>
              </table:table-cell>
              <table:table-cell office:value-type="float" office:value="3.26931870141747">
                <text:p>3.26931870141747</text:p>
              </table:table-cell>
              <table:table-cell office:value-type="float" office:value="2.8913260219342">
                <text:p>2.8913260219342</text:p>
              </table:table-cell>
              <table:table-cell office:value-type="float" office:value="5.48215113583681">
                <text:p>5.48215113583681</text:p>
              </table:table-cell>
            </table:table-row>
            <table:table-row>
              <table:table-cell office:value-type="string">
                <text:p>2020-09-20</text:p>
              </table:table-cell>
              <table:table-cell office:value-type="float" office:value="3.22147651006711">
                <text:p>3.22147651006711</text:p>
              </table:table-cell>
              <table:table-cell office:value-type="float" office:value="5.72538860103627">
                <text:p>5.72538860103627</text:p>
              </table:table-cell>
              <table:table-cell office:value-type="float" office:value="8.85262116716123">
                <text:p>8.85262116716123</text:p>
              </table:table-cell>
              <table:table-cell office:value-type="float" office:value="6.30776340110906">
                <text:p>6.30776340110906</text:p>
              </table:table-cell>
              <table:table-cell office:value-type="float" office:value="6.27880184331797">
                <text:p>6.27880184331797</text:p>
              </table:table-cell>
              <table:table-cell office:value-type="float" office:value="6.41151455675499">
                <text:p>6.41151455675499</text:p>
              </table:table-cell>
              <table:table-cell office:value-type="float" office:value="4.89620054837446">
                <text:p>4.89620054837446</text:p>
              </table:table-cell>
              <table:table-cell office:value-type="float" office:value="4.09328891004284">
                <text:p>4.09328891004284</text:p>
              </table:table-cell>
              <table:table-cell office:value-type="float" office:value="3.5140562248996">
                <text:p>3.5140562248996</text:p>
              </table:table-cell>
              <table:table-cell office:value-type="float" office:value="3.31491712707182">
                <text:p>3.31491712707182</text:p>
              </table:table-cell>
              <table:table-cell office:value-type="float" office:value="6.05034693125063">
                <text:p>6.05034693125063</text:p>
              </table:table-cell>
            </table:table-row>
            <table:table-row>
              <table:table-cell office:value-type="string">
                <text:p>2020-09-21</text:p>
              </table:table-cell>
              <table:table-cell office:value-type="float" office:value="4.25155828449158">
                <text:p>4.25155828449158</text:p>
              </table:table-cell>
              <table:table-cell office:value-type="float" office:value="6.15406045410224">
                <text:p>6.15406045410224</text:p>
              </table:table-cell>
              <table:table-cell office:value-type="float" office:value="9.21616380282325">
                <text:p>9.21616380282325</text:p>
              </table:table-cell>
              <table:table-cell office:value-type="float" office:value="6.6670286117596">
                <text:p>6.6670286117596</text:p>
              </table:table-cell>
              <table:table-cell office:value-type="float" office:value="6.44627085377821">
                <text:p>6.44627085377821</text:p>
              </table:table-cell>
              <table:table-cell office:value-type="float" office:value="6.32228478942577">
                <text:p>6.32228478942577</text:p>
              </table:table-cell>
              <table:table-cell office:value-type="float" office:value="5.30904774947503">
                <text:p>5.30904774947503</text:p>
              </table:table-cell>
              <table:table-cell office:value-type="float" office:value="4.24815438414713">
                <text:p>4.24815438414713</text:p>
              </table:table-cell>
              <table:table-cell office:value-type="float" office:value="4.13303510648643">
                <text:p>4.13303510648643</text:p>
              </table:table-cell>
              <table:table-cell office:value-type="float" office:value="3.81797146162746">
                <text:p>3.81797146162746</text:p>
              </table:table-cell>
              <table:table-cell office:value-type="float" office:value="6.43522194747648">
                <text:p>6.43522194747648</text:p>
              </table:table-cell>
            </table:table-row>
            <table:table-row>
              <table:table-cell office:value-type="string">
                <text:p>2020-09-22</text:p>
              </table:table-cell>
              <table:table-cell office:value-type="float" office:value="4.12245395779973">
                <text:p>4.12245395779973</text:p>
              </table:table-cell>
              <table:table-cell office:value-type="float" office:value="5.71019914181978">
                <text:p>5.71019914181978</text:p>
              </table:table-cell>
              <table:table-cell office:value-type="float" office:value="8.93223571445815">
                <text:p>8.93223571445815</text:p>
              </table:table-cell>
              <table:table-cell office:value-type="float" office:value="6.81892429687268">
                <text:p>6.81892429687268</text:p>
              </table:table-cell>
              <table:table-cell office:value-type="float" office:value="6.48730371439371">
                <text:p>6.48730371439371</text:p>
              </table:table-cell>
              <table:table-cell office:value-type="float" office:value="6.68009139139527">
                <text:p>6.68009139139527</text:p>
              </table:table-cell>
              <table:table-cell office:value-type="float" office:value="5.88557050650913">
                <text:p>5.88557050650913</text:p>
              </table:table-cell>
              <table:table-cell office:value-type="float" office:value="4.52924971641549">
                <text:p>4.52924971641549</text:p>
              </table:table-cell>
              <table:table-cell office:value-type="float" office:value="3.89567147613762">
                <text:p>3.89567147613762</text:p>
              </table:table-cell>
              <table:table-cell office:value-type="float" office:value="3.99665201925089">
                <text:p>3.99665201925089</text:p>
              </table:table-cell>
              <table:table-cell office:value-type="float" office:value="6.49114159752458">
                <text:p>6.49114159752458</text:p>
              </table:table-cell>
            </table:table-row>
            <table:table-row>
              <table:table-cell office:value-type="string">
                <text:p>2020-09-23</text:p>
              </table:table-cell>
              <table:table-cell office:value-type="float" office:value="3.74843815077051">
                <text:p>3.74843815077051</text:p>
              </table:table-cell>
              <table:table-cell office:value-type="float" office:value="5.69552558084259">
                <text:p>5.69552558084259</text:p>
              </table:table-cell>
              <table:table-cell office:value-type="float" office:value="8.84022909055001">
                <text:p>8.84022909055001</text:p>
              </table:table-cell>
              <table:table-cell office:value-type="float" office:value="6.7427487655734">
                <text:p>6.7427487655734</text:p>
              </table:table-cell>
              <table:table-cell office:value-type="float" office:value="6.45185689433477">
                <text:p>6.45185689433477</text:p>
              </table:table-cell>
              <table:table-cell office:value-type="float" office:value="6.64699683877766">
                <text:p>6.64699683877766</text:p>
              </table:table-cell>
              <table:table-cell office:value-type="float" office:value="5.55079034432055">
                <text:p>5.55079034432055</text:p>
              </table:table-cell>
              <table:table-cell office:value-type="float" office:value="4.71326164874552">
                <text:p>4.71326164874552</text:p>
              </table:table-cell>
              <table:table-cell office:value-type="float" office:value="3.56799615569438">
                <text:p>3.56799615569438</text:p>
              </table:table-cell>
              <table:table-cell office:value-type="float" office:value="3.04106548279689">
                <text:p>3.04106548279689</text:p>
              </table:table-cell>
              <table:table-cell office:value-type="float" office:value="6.41468074707111">
                <text:p>6.41468074707111</text:p>
              </table:table-cell>
            </table:table-row>
            <table:table-row>
              <table:table-cell office:value-type="string">
                <text:p>2020-09-24</text:p>
              </table:table-cell>
              <table:table-cell office:value-type="float" office:value="4.93243243243243">
                <text:p>4.93243243243243</text:p>
              </table:table-cell>
              <table:table-cell office:value-type="float" office:value="5.88786859803414">
                <text:p>5.88786859803414</text:p>
              </table:table-cell>
              <table:table-cell office:value-type="float" office:value="8.1565870803539">
                <text:p>8.1565870803539</text:p>
              </table:table-cell>
              <table:table-cell office:value-type="float" office:value="6.51054163867294">
                <text:p>6.51054163867294</text:p>
              </table:table-cell>
              <table:table-cell office:value-type="float" office:value="6.30275330802403">
                <text:p>6.30275330802403</text:p>
              </table:table-cell>
              <table:table-cell office:value-type="float" office:value="6.45332462549492">
                <text:p>6.45332462549492</text:p>
              </table:table-cell>
              <table:table-cell office:value-type="float" office:value="5.49690153775534">
                <text:p>5.49690153775534</text:p>
              </table:table-cell>
              <table:table-cell office:value-type="float" office:value="4.36531712745014">
                <text:p>4.36531712745014</text:p>
              </table:table-cell>
              <table:table-cell office:value-type="float" office:value="3.6738978306508">
                <text:p>3.6738978306508</text:p>
              </table:table-cell>
              <table:table-cell office:value-type="float" office:value="2.81991027558214">
                <text:p>2.81991027558214</text:p>
              </table:table-cell>
              <table:table-cell office:value-type="float" office:value="6.25384044399219">
                <text:p>6.25384044399219</text:p>
              </table:table-cell>
            </table:table-row>
            <table:table-row>
              <table:table-cell office:value-type="string">
                <text:p>2020-09-25</text:p>
              </table:table-cell>
              <table:table-cell office:value-type="float" office:value="4.76668339187155">
                <text:p>4.76668339187155</text:p>
              </table:table-cell>
              <table:table-cell office:value-type="float" office:value="5.93477377192708">
                <text:p>5.93477377192708</text:p>
              </table:table-cell>
              <table:table-cell office:value-type="float" office:value="8.21207136530432">
                <text:p>8.21207136530432</text:p>
              </table:table-cell>
              <table:table-cell office:value-type="float" office:value="5.95475287614885">
                <text:p>5.95475287614885</text:p>
              </table:table-cell>
              <table:table-cell office:value-type="float" office:value="5.99216245101532">
                <text:p>5.99216245101532</text:p>
              </table:table-cell>
              <table:table-cell office:value-type="float" office:value="5.59639093065764">
                <text:p>5.59639093065764</text:p>
              </table:table-cell>
              <table:table-cell office:value-type="float" office:value="4.72428586376478">
                <text:p>4.72428586376478</text:p>
              </table:table-cell>
              <table:table-cell office:value-type="float" office:value="3.89684405499751">
                <text:p>3.89684405499751</text:p>
              </table:table-cell>
              <table:table-cell office:value-type="float" office:value="3.05608065532451">
                <text:p>3.05608065532451</text:p>
              </table:table-cell>
              <table:table-cell office:value-type="float" office:value="2.75607638888889">
                <text:p>2.75607638888889</text:p>
              </table:table-cell>
              <table:table-cell office:value-type="float" office:value="5.85500750947624">
                <text:p>5.85500750947624</text:p>
              </table:table-cell>
            </table:table-row>
            <table:table-row>
              <table:table-cell office:value-type="string">
                <text:p>2020-09-26</text:p>
              </table:table-cell>
              <table:table-cell office:value-type="float" office:value="4.4771018455229">
                <text:p>4.4771018455229</text:p>
              </table:table-cell>
              <table:table-cell office:value-type="float" office:value="6.13446074774103">
                <text:p>6.13446074774103</text:p>
              </table:table-cell>
              <table:table-cell office:value-type="float" office:value="7.50483076731285">
                <text:p>7.50483076731285</text:p>
              </table:table-cell>
              <table:table-cell office:value-type="float" office:value="5.9640522875817">
                <text:p>5.9640522875817</text:p>
              </table:table-cell>
              <table:table-cell office:value-type="float" office:value="5.56163384390956">
                <text:p>5.56163384390956</text:p>
              </table:table-cell>
              <table:table-cell office:value-type="float" office:value="5.9414466130884">
                <text:p>5.9414466130884</text:p>
              </table:table-cell>
              <table:table-cell office:value-type="float" office:value="4.40143015657749">
                <text:p>4.40143015657749</text:p>
              </table:table-cell>
              <table:table-cell office:value-type="float" office:value="3.53609083536091">
                <text:p>3.53609083536091</text:p>
              </table:table-cell>
              <table:table-cell office:value-type="float" office:value="3.35020486864305">
                <text:p>3.35020486864305</text:p>
              </table:table-cell>
              <table:table-cell office:value-type="float" office:value="2.84057971014493">
                <text:p>2.84057971014493</text:p>
              </table:table-cell>
              <table:table-cell office:value-type="float" office:value="5.65615390959107">
                <text:p>5.65615390959107</text:p>
              </table:table-cell>
            </table:table-row>
            <table:table-row>
              <table:table-cell office:value-type="string">
                <text:p>2020-09-27</text:p>
              </table:table-cell>
              <table:table-cell office:value-type="float" office:value="4.61711711711712">
                <text:p>4.61711711711712</text:p>
              </table:table-cell>
              <table:table-cell office:value-type="float" office:value="7.93150067598017">
                <text:p>7.93150067598017</text:p>
              </table:table-cell>
              <table:table-cell office:value-type="float" office:value="7.61772853185596">
                <text:p>7.61772853185596</text:p>
              </table:table-cell>
              <table:table-cell office:value-type="float" office:value="5.82812964614927">
                <text:p>5.82812964614927</text:p>
              </table:table-cell>
              <table:table-cell office:value-type="float" office:value="6.61791590493602">
                <text:p>6.61791590493602</text:p>
              </table:table-cell>
              <table:table-cell office:value-type="float" office:value="5.64992614475628">
                <text:p>5.64992614475628</text:p>
              </table:table-cell>
              <table:table-cell office:value-type="float" office:value="4.83437779767234">
                <text:p>4.83437779767234</text:p>
              </table:table-cell>
              <table:table-cell office:value-type="float" office:value="4.71050049067713">
                <text:p>4.71050049067713</text:p>
              </table:table-cell>
              <table:table-cell office:value-type="float" office:value="4.11672746221991">
                <text:p>4.11672746221991</text:p>
              </table:table-cell>
              <table:table-cell office:value-type="float" office:value="2.88888888888889">
                <text:p>2.88888888888889</text:p>
              </table:table-cell>
              <table:table-cell office:value-type="float" office:value="5.94284245254724">
                <text:p>5.94284245254724</text:p>
              </table:table-cell>
            </table:table-row>
            <table:table-row>
              <table:table-cell office:value-type="string">
                <text:p>2020-09-28</text:p>
              </table:table-cell>
              <table:table-cell office:value-type="float" office:value="5.05996385740102">
                <text:p>5.05996385740102</text:p>
              </table:table-cell>
              <table:table-cell office:value-type="float" office:value="6.65972583723755">
                <text:p>6.65972583723755</text:p>
              </table:table-cell>
              <table:table-cell office:value-type="float" office:value="8.29035901969451">
                <text:p>8.29035901969451</text:p>
              </table:table-cell>
              <table:table-cell office:value-type="float" office:value="6.58268872106889">
                <text:p>6.58268872106889</text:p>
              </table:table-cell>
              <table:table-cell office:value-type="float" office:value="6.97328864162549">
                <text:p>6.97328864162549</text:p>
              </table:table-cell>
              <table:table-cell office:value-type="float" office:value="6.11152206840678">
                <text:p>6.11152206840678</text:p>
              </table:table-cell>
              <table:table-cell office:value-type="float" office:value="4.87090020935101">
                <text:p>4.87090020935101</text:p>
              </table:table-cell>
              <table:table-cell office:value-type="float" office:value="4.33132687778069">
                <text:p>4.33132687778069</text:p>
              </table:table-cell>
              <table:table-cell office:value-type="float" office:value="3.18017846971711">
                <text:p>3.18017846971711</text:p>
              </table:table-cell>
              <table:table-cell office:value-type="float" office:value="2.86235186873291">
                <text:p>2.86235186873291</text:p>
              </table:table-cell>
              <table:table-cell office:value-type="float" office:value="6.27758996903062">
                <text:p>6.27758996903062</text:p>
              </table:table-cell>
            </table:table-row>
            <table:table-row>
              <table:table-cell office:value-type="string">
                <text:p>2020-09-29</text:p>
              </table:table-cell>
              <table:table-cell office:value-type="float" office:value="4.67611336032389">
                <text:p>4.67611336032389</text:p>
              </table:table-cell>
              <table:table-cell office:value-type="float" office:value="5.79764417512086">
                <text:p>5.79764417512086</text:p>
              </table:table-cell>
              <table:table-cell office:value-type="float" office:value="8.70112171087116">
                <text:p>8.70112171087116</text:p>
              </table:table-cell>
              <table:table-cell office:value-type="float" office:value="6.96426763842494">
                <text:p>6.96426763842494</text:p>
              </table:table-cell>
              <table:table-cell office:value-type="float" office:value="6.97485493230174">
                <text:p>6.97485493230174</text:p>
              </table:table-cell>
              <table:table-cell office:value-type="float" office:value="6.78505058847822">
                <text:p>6.78505058847822</text:p>
              </table:table-cell>
              <table:table-cell office:value-type="float" office:value="5.53567305472177">
                <text:p>5.53567305472177</text:p>
              </table:table-cell>
              <table:table-cell office:value-type="float" office:value="4.77219820419022">
                <text:p>4.77219820419022</text:p>
              </table:table-cell>
              <table:table-cell office:value-type="float" office:value="3.5120554882748">
                <text:p>3.5120554882748</text:p>
              </table:table-cell>
              <table:table-cell office:value-type="float" office:value="3.18604210127062">
                <text:p>3.18604210127062</text:p>
              </table:table-cell>
              <table:table-cell office:value-type="float" office:value="6.52618793665699">
                <text:p>6.52618793665699</text:p>
              </table:table-cell>
            </table:table-row>
            <table:table-row>
              <table:table-cell office:value-type="string">
                <text:p>2020-09-30</text:p>
              </table:table-cell>
              <table:table-cell office:value-type="float" office:value="5.51863041289023">
                <text:p>5.51863041289023</text:p>
              </table:table-cell>
              <table:table-cell office:value-type="float" office:value="6.33995079038727">
                <text:p>6.33995079038727</text:p>
              </table:table-cell>
              <table:table-cell office:value-type="float" office:value="9.274269052778">
                <text:p>9.274269052778</text:p>
              </table:table-cell>
              <table:table-cell office:value-type="float" office:value="7.31862312444837">
                <text:p>7.31862312444837</text:p>
              </table:table-cell>
              <table:table-cell office:value-type="float" office:value="7.50378462419705">
                <text:p>7.50378462419705</text:p>
              </table:table-cell>
              <table:table-cell office:value-type="float" office:value="7.26928495949278">
                <text:p>7.26928495949278</text:p>
              </table:table-cell>
              <table:table-cell office:value-type="float" office:value="6.05929852678296">
                <text:p>6.05929852678296</text:p>
              </table:table-cell>
              <table:table-cell office:value-type="float" office:value="5.33458118858212">
                <text:p>5.33458118858212</text:p>
              </table:table-cell>
              <table:table-cell office:value-type="float" office:value="4.55809454721315">
                <text:p>4.55809454721315</text:p>
              </table:table-cell>
              <table:table-cell office:value-type="float" office:value="4.29201764941837">
                <text:p>4.29201764941837</text:p>
              </table:table-cell>
              <table:table-cell office:value-type="float" office:value="7.09858794965178">
                <text:p>7.09858794965178</text:p>
              </table:table-cell>
            </table:table-row>
            <table:table-row>
              <table:table-cell office:value-type="string">
                <text:p>2020-10-01</text:p>
              </table:table-cell>
              <table:table-cell office:value-type="float" office:value="7.00954861111111">
                <text:p>7.00954861111111</text:p>
              </table:table-cell>
              <table:table-cell office:value-type="float" office:value="7.29002153625269">
                <text:p>7.29002153625269</text:p>
              </table:table-cell>
              <table:table-cell office:value-type="float" office:value="9.28329571106095">
                <text:p>9.28329571106095</text:p>
              </table:table-cell>
              <table:table-cell office:value-type="float" office:value="8.02818299096954">
                <text:p>8.02818299096954</text:p>
              </table:table-cell>
              <table:table-cell office:value-type="float" office:value="8.42334291708758">
                <text:p>8.42334291708758</text:p>
              </table:table-cell>
              <table:table-cell office:value-type="float" office:value="7.91863886401433">
                <text:p>7.91863886401433</text:p>
              </table:table-cell>
              <table:table-cell office:value-type="float" office:value="6.52173913043478">
                <text:p>6.52173913043478</text:p>
              </table:table-cell>
              <table:table-cell office:value-type="float" office:value="5.40901800035644">
                <text:p>5.40901800035644</text:p>
              </table:table-cell>
              <table:table-cell office:value-type="float" office:value="3.9697080737755">
                <text:p>3.9697080737755</text:p>
              </table:table-cell>
              <table:table-cell office:value-type="float" office:value="3.75083724045546">
                <text:p>3.75083724045546</text:p>
              </table:table-cell>
              <table:table-cell office:value-type="float" office:value="7.6331817612949">
                <text:p>7.6331817612949</text:p>
              </table:table-cell>
            </table:table-row>
            <table:table-row>
              <table:table-cell office:value-type="string">
                <text:p>2020-10-02</text:p>
              </table:table-cell>
              <table:table-cell office:value-type="float" office:value="7.01754385964912">
                <text:p>7.01754385964912</text:p>
              </table:table-cell>
              <table:table-cell office:value-type="float" office:value="7.74699171203662">
                <text:p>7.74699171203662</text:p>
              </table:table-cell>
              <table:table-cell office:value-type="float" office:value="9.83614977656788">
                <text:p>9.83614977656788</text:p>
              </table:table-cell>
              <table:table-cell office:value-type="float" office:value="8.45272206303725">
                <text:p>8.45272206303725</text:p>
              </table:table-cell>
              <table:table-cell office:value-type="float" office:value="8.52892323246913">
                <text:p>8.52892323246913</text:p>
              </table:table-cell>
              <table:table-cell office:value-type="float" office:value="8.04945161415339">
                <text:p>8.04945161415339</text:p>
              </table:table-cell>
              <table:table-cell office:value-type="float" office:value="6.5104821275954">
                <text:p>6.5104821275954</text:p>
              </table:table-cell>
              <table:table-cell office:value-type="float" office:value="5.15920432979546">
                <text:p>5.15920432979546</text:p>
              </table:table-cell>
              <table:table-cell office:value-type="float" office:value="4.64636035105834">
                <text:p>4.64636035105834</text:p>
              </table:table-cell>
              <table:table-cell office:value-type="float" office:value="5.06119062435179">
                <text:p>5.06119062435179</text:p>
              </table:table-cell>
              <table:table-cell office:value-type="float" office:value="7.86365203206246">
                <text:p>7.86365203206246</text:p>
              </table:table-cell>
            </table:table-row>
            <table:table-row>
              <table:table-cell office:value-type="string">
                <text:p>2020-10-03</text:p>
              </table:table-cell>
              <table:table-cell office:value-type="float" office:value="6.37273064097814">
                <text:p>6.37273064097814</text:p>
              </table:table-cell>
              <table:table-cell office:value-type="float" office:value="7.92063365069206">
                <text:p>7.92063365069206</text:p>
              </table:table-cell>
              <table:table-cell office:value-type="float" office:value="9.88604679355073">
                <text:p>9.88604679355073</text:p>
              </table:table-cell>
              <table:table-cell office:value-type="float" office:value="9.29064657878217">
                <text:p>9.29064657878217</text:p>
              </table:table-cell>
              <table:table-cell office:value-type="float" office:value="9.06266642996627">
                <text:p>9.06266642996627</text:p>
              </table:table-cell>
              <table:table-cell office:value-type="float" office:value="8.81303193923309">
                <text:p>8.81303193923309</text:p>
              </table:table-cell>
              <table:table-cell office:value-type="float" office:value="6.36294773292934">
                <text:p>6.36294773292934</text:p>
              </table:table-cell>
              <table:table-cell office:value-type="float" office:value="5.208021550434">
                <text:p>5.208021550434</text:p>
              </table:table-cell>
              <table:table-cell office:value-type="float" office:value="4.76295479603087">
                <text:p>4.76295479603087</text:p>
              </table:table-cell>
              <table:table-cell office:value-type="float" office:value="5.3741838272225">
                <text:p>5.3741838272225</text:p>
              </table:table-cell>
              <table:table-cell office:value-type="float" office:value="8.1074409837537">
                <text:p>8.1074409837537</text:p>
              </table:table-cell>
            </table:table-row>
            <table:table-row>
              <table:table-cell office:value-type="string">
                <text:p>2020-10-04</text:p>
              </table:table-cell>
              <table:table-cell office:value-type="float" office:value="5.43259557344064">
                <text:p>5.43259557344064</text:p>
              </table:table-cell>
              <table:table-cell office:value-type="float" office:value="8.9238845144357">
                <text:p>8.9238845144357</text:p>
              </table:table-cell>
              <table:table-cell office:value-type="float" office:value="10.4384598263966">
                <text:p>10.4384598263966</text:p>
              </table:table-cell>
              <table:table-cell office:value-type="float" office:value="8.20584144645341">
                <text:p>8.20584144645341</text:p>
              </table:table-cell>
              <table:table-cell office:value-type="float" office:value="9.4391244870041">
                <text:p>9.4391244870041</text:p>
              </table:table-cell>
              <table:table-cell office:value-type="float" office:value="8.71848739495798">
                <text:p>8.71848739495798</text:p>
              </table:table-cell>
              <table:table-cell office:value-type="float" office:value="6.76923076923077">
                <text:p>6.76923076923077</text:p>
              </table:table-cell>
              <table:table-cell office:value-type="float" office:value="5.39305301645338">
                <text:p>5.39305301645338</text:p>
              </table:table-cell>
              <table:table-cell office:value-type="float" office:value="4.47545717035611">
                <text:p>4.47545717035611</text:p>
              </table:table-cell>
              <table:table-cell office:value-type="float" office:value="4.29505135387488">
                <text:p>4.29505135387488</text:p>
              </table:table-cell>
              <table:table-cell office:value-type="float" office:value="7.89337371000518">
                <text:p>7.89337371000518</text:p>
              </table:table-cell>
            </table:table-row>
            <table:table-row>
              <table:table-cell office:value-type="string">
                <text:p>2020-10-05</text:p>
              </table:table-cell>
              <table:table-cell office:value-type="float" office:value="8.25643516270034">
                <text:p>8.25643516270034</text:p>
              </table:table-cell>
              <table:table-cell office:value-type="float" office:value="8.54358171979921">
                <text:p>8.54358171979921</text:p>
              </table:table-cell>
              <table:table-cell office:value-type="float" office:value="11.1082761180182">
                <text:p>11.1082761180182</text:p>
              </table:table-cell>
              <table:table-cell office:value-type="float" office:value="10.0022426553039">
                <text:p>10.0022426553039</text:p>
              </table:table-cell>
              <table:table-cell office:value-type="float" office:value="10.1822577645527">
                <text:p>10.1822577645527</text:p>
              </table:table-cell>
              <table:table-cell office:value-type="float" office:value="9.60816939088447">
                <text:p>9.60816939088447</text:p>
              </table:table-cell>
              <table:table-cell office:value-type="float" office:value="7.61774005658179">
                <text:p>7.61774005658179</text:p>
              </table:table-cell>
              <table:table-cell office:value-type="float" office:value="6.07677845836618">
                <text:p>6.07677845836618</text:p>
              </table:table-cell>
              <table:table-cell office:value-type="float" office:value="5.23579650946899">
                <text:p>5.23579650946899</text:p>
              </table:table-cell>
              <table:table-cell office:value-type="float" office:value="5.76464108683679">
                <text:p>5.76464108683679</text:p>
              </table:table-cell>
              <table:table-cell office:value-type="float" office:value="9.10859628553466">
                <text:p>9.10859628553466</text:p>
              </table:table-cell>
            </table:table-row>
            <table:table-row>
              <table:table-cell office:value-type="string">
                <text:p>2020-10-06</text:p>
              </table:table-cell>
              <table:table-cell office:value-type="float" office:value="6.39686684073107">
                <text:p>6.39686684073107</text:p>
              </table:table-cell>
              <table:table-cell office:value-type="float" office:value="7.90346066858754">
                <text:p>7.90346066858754</text:p>
              </table:table-cell>
              <table:table-cell office:value-type="float" office:value="11.0170976543921">
                <text:p>11.0170976543921</text:p>
              </table:table-cell>
              <table:table-cell office:value-type="float" office:value="9.97938019285584">
                <text:p>9.97938019285584</text:p>
              </table:table-cell>
              <table:table-cell office:value-type="float" office:value="10.0462817969865">
                <text:p>10.0462817969865</text:p>
              </table:table-cell>
              <table:table-cell office:value-type="float" office:value="10.2387267904509">
                <text:p>10.2387267904509</text:p>
              </table:table-cell>
              <table:table-cell office:value-type="float" office:value="8.54692127029511">
                <text:p>8.54692127029511</text:p>
              </table:table-cell>
              <table:table-cell office:value-type="float" office:value="6.90026954177898">
                <text:p>6.90026954177898</text:p>
              </table:table-cell>
              <table:table-cell office:value-type="float" office:value="6.22706889523033">
                <text:p>6.22706889523033</text:p>
              </table:table-cell>
              <table:table-cell office:value-type="float" office:value="5.46397481015003">
                <text:p>5.46397481015003</text:p>
              </table:table-cell>
              <table:table-cell office:value-type="float" office:value="9.20698987666576">
                <text:p>9.20698987666576</text:p>
              </table:table-cell>
            </table:table-row>
            <table:table-row>
              <table:table-cell office:value-type="string">
                <text:p>2020-10-07</text:p>
              </table:table-cell>
              <table:table-cell office:value-type="float" office:value="8.12225599459642">
                <text:p>8.12225599459642</text:p>
              </table:table-cell>
              <table:table-cell office:value-type="float" office:value="8.26178960096735">
                <text:p>8.26178960096735</text:p>
              </table:table-cell>
              <table:table-cell office:value-type="float" office:value="11.5915093416805">
                <text:p>11.5915093416805</text:p>
              </table:table-cell>
              <table:table-cell office:value-type="float" office:value="10.3602226163537">
                <text:p>10.3602226163537</text:p>
              </table:table-cell>
              <table:table-cell office:value-type="float" office:value="11.1493606856822">
                <text:p>11.1493606856822</text:p>
              </table:table-cell>
              <table:table-cell office:value-type="float" office:value="10.6744822798966">
                <text:p>10.6744822798966</text:p>
              </table:table-cell>
              <table:table-cell office:value-type="float" office:value="9.3837612005937">
                <text:p>9.3837612005937</text:p>
              </table:table-cell>
              <table:table-cell office:value-type="float" office:value="8.0593849416755">
                <text:p>8.0593849416755</text:p>
              </table:table-cell>
              <table:table-cell office:value-type="float" office:value="6.55228005527407">
                <text:p>6.55228005527407</text:p>
              </table:table-cell>
              <table:table-cell office:value-type="float" office:value="5.30647606670999">
                <text:p>5.30647606670999</text:p>
              </table:table-cell>
              <table:table-cell office:value-type="float" office:value="9.87456708255325">
                <text:p>9.87456708255325</text:p>
              </table:table-cell>
            </table:table-row>
            <table:table-row>
              <table:table-cell office:value-type="string">
                <text:p>2020-10-08</text:p>
              </table:table-cell>
              <table:table-cell office:value-type="float" office:value="8.96980461811723">
                <text:p>8.96980461811723</text:p>
              </table:table-cell>
              <table:table-cell office:value-type="float" office:value="8.95874865818126">
                <text:p>8.95874865818126</text:p>
              </table:table-cell>
              <table:table-cell office:value-type="float" office:value="11.3328372680331">
                <text:p>11.3328372680331</text:p>
              </table:table-cell>
              <table:table-cell office:value-type="float" office:value="10.3328557257798">
                <text:p>10.3328557257798</text:p>
              </table:table-cell>
              <table:table-cell office:value-type="float" office:value="10.8901603977113">
                <text:p>10.8901603977113</text:p>
              </table:table-cell>
              <table:table-cell office:value-type="float" office:value="10.7927043142757">
                <text:p>10.7927043142757</text:p>
              </table:table-cell>
              <table:table-cell office:value-type="float" office:value="9.70427049943129">
                <text:p>9.70427049943129</text:p>
              </table:table-cell>
              <table:table-cell office:value-type="float" office:value="8.1571473650994">
                <text:p>8.1571473650994</text:p>
              </table:table-cell>
              <table:table-cell office:value-type="float" office:value="6.33541688738214">
                <text:p>6.33541688738214</text:p>
              </table:table-cell>
              <table:table-cell office:value-type="float" office:value="4.87127245786257">
                <text:p>4.87127245786257</text:p>
              </table:table-cell>
              <table:table-cell office:value-type="float" office:value="9.96266925846568">
                <text:p>9.96266925846568</text:p>
              </table:table-cell>
            </table:table-row>
            <table:table-row>
              <table:table-cell office:value-type="string">
                <text:p>2020-10-09</text:p>
              </table:table-cell>
              <table:table-cell office:value-type="float" office:value="8.34184045500948">
                <text:p>8.34184045500948</text:p>
              </table:table-cell>
              <table:table-cell office:value-type="float" office:value="8.85540359784893">
                <text:p>8.85540359784893</text:p>
              </table:table-cell>
              <table:table-cell office:value-type="float" office:value="10.6981448801274">
                <text:p>10.6981448801274</text:p>
              </table:table-cell>
              <table:table-cell office:value-type="float" office:value="10.0883838383838">
                <text:p>10.0883838383838</text:p>
              </table:table-cell>
              <table:table-cell office:value-type="float" office:value="10.4157328552219">
                <text:p>10.4157328552219</text:p>
              </table:table-cell>
              <table:table-cell office:value-type="float" office:value="10.225108495426">
                <text:p>10.225108495426</text:p>
              </table:table-cell>
              <table:table-cell office:value-type="float" office:value="8.86546271493995">
                <text:p>8.86546271493995</text:p>
              </table:table-cell>
              <table:table-cell office:value-type="float" office:value="7.12740310317117">
                <text:p>7.12740310317117</text:p>
              </table:table-cell>
              <table:table-cell office:value-type="float" office:value="6.35735788914468">
                <text:p>6.35735788914468</text:p>
              </table:table-cell>
              <table:table-cell office:value-type="float" office:value="6.48340248962656">
                <text:p>6.48340248962656</text:p>
              </table:table-cell>
              <table:table-cell office:value-type="float" office:value="9.48776249266065">
                <text:p>9.48776249266065</text:p>
              </table:table-cell>
            </table:table-row>
            <table:table-row>
              <table:table-cell office:value-type="string">
                <text:p>2020-10-10</text:p>
              </table:table-cell>
              <table:table-cell office:value-type="float" office:value="7.67618548598376">
                <text:p>7.67618548598376</text:p>
              </table:table-cell>
              <table:table-cell office:value-type="float" office:value="9.23076923076923">
                <text:p>9.23076923076923</text:p>
              </table:table-cell>
              <table:table-cell office:value-type="float" office:value="11.5388511802249">
                <text:p>11.5388511802249</text:p>
              </table:table-cell>
              <table:table-cell office:value-type="float" office:value="10.7578885284577">
                <text:p>10.7578885284577</text:p>
              </table:table-cell>
              <table:table-cell office:value-type="float" office:value="11.6441942662652">
                <text:p>11.6441942662652</text:p>
              </table:table-cell>
              <table:table-cell office:value-type="float" office:value="10.976731027654">
                <text:p>10.976731027654</text:p>
              </table:table-cell>
              <table:table-cell office:value-type="float" office:value="8.69367319071461">
                <text:p>8.69367319071461</text:p>
              </table:table-cell>
              <table:table-cell office:value-type="float" office:value="7.61375387797311">
                <text:p>7.61375387797311</text:p>
              </table:table-cell>
              <table:table-cell office:value-type="float" office:value="7.97087187561504">
                <text:p>7.97087187561504</text:p>
              </table:table-cell>
              <table:table-cell office:value-type="float" office:value="6.10091743119266">
                <text:p>6.10091743119266</text:p>
              </table:table-cell>
              <table:table-cell office:value-type="float" office:value="10.0798047633468">
                <text:p>10.0798047633468</text:p>
              </table:table-cell>
            </table:table-row>
            <table:table-row>
              <table:table-cell office:value-type="string">
                <text:p>2020-10-11</text:p>
              </table:table-cell>
              <table:table-cell office:value-type="float" office:value="7.74593338497289">
                <text:p>7.74593338497289</text:p>
              </table:table-cell>
              <table:table-cell office:value-type="float" office:value="10.5296145408963">
                <text:p>10.5296145408963</text:p>
              </table:table-cell>
              <table:table-cell office:value-type="float" office:value="11.4362176628011">
                <text:p>11.4362176628011</text:p>
              </table:table-cell>
              <table:table-cell office:value-type="float" office:value="11.6008316008316">
                <text:p>11.6008316008316</text:p>
              </table:table-cell>
              <table:table-cell office:value-type="float" office:value="11.2330865458259">
                <text:p>11.2330865458259</text:p>
              </table:table-cell>
              <table:table-cell office:value-type="float" office:value="10.5925097820011">
                <text:p>10.5925097820011</text:p>
              </table:table-cell>
              <table:table-cell office:value-type="float" office:value="9.02799622522806">
                <text:p>9.02799622522806</text:p>
              </table:table-cell>
              <table:table-cell office:value-type="float" office:value="7.89022298456261">
                <text:p>7.89022298456261</text:p>
              </table:table-cell>
              <table:table-cell office:value-type="float" office:value="7.092492741601">
                <text:p>7.092492741601</text:p>
              </table:table-cell>
              <table:table-cell office:value-type="float" office:value="9.42684766214178">
                <text:p>9.42684766214178</text:p>
              </table:table-cell>
              <table:table-cell office:value-type="float" office:value="10.1793948581896">
                <text:p>10.1793948581896</text:p>
              </table:table-cell>
            </table:table-row>
            <table:table-row>
              <table:table-cell office:value-type="string">
                <text:p>2020-10-12</text:p>
              </table:table-cell>
              <table:table-cell office:value-type="float" office:value="9.6330853612407">
                <text:p>9.6330853612407</text:p>
              </table:table-cell>
              <table:table-cell office:value-type="float" office:value="10.060245519397">
                <text:p>10.060245519397</text:p>
              </table:table-cell>
              <table:table-cell office:value-type="float" office:value="12.0065562116156">
                <text:p>12.0065562116156</text:p>
              </table:table-cell>
              <table:table-cell office:value-type="float" office:value="11.2733082377659">
                <text:p>11.2733082377659</text:p>
              </table:table-cell>
              <table:table-cell office:value-type="float" office:value="11.9427601261218">
                <text:p>11.9427601261218</text:p>
              </table:table-cell>
              <table:table-cell office:value-type="float" office:value="11.7836965294592">
                <text:p>11.7836965294592</text:p>
              </table:table-cell>
              <table:table-cell office:value-type="float" office:value="10.3570054897024">
                <text:p>10.3570054897024</text:p>
              </table:table-cell>
              <table:table-cell office:value-type="float" office:value="8.63436123348018">
                <text:p>8.63436123348018</text:p>
              </table:table-cell>
              <table:table-cell office:value-type="float" office:value="7.85292782569224">
                <text:p>7.85292782569224</text:p>
              </table:table-cell>
              <table:table-cell office:value-type="float" office:value="7.99251537022187">
                <text:p>7.99251537022187</text:p>
              </table:table-cell>
              <table:table-cell office:value-type="float" office:value="10.8493341909702">
                <text:p>10.8493341909702</text:p>
              </table:table-cell>
            </table:table-row>
            <table:table-row>
              <table:table-cell office:value-type="string">
                <text:p>2020-10-13</text:p>
              </table:table-cell>
              <table:table-cell office:value-type="float" office:value="8.17126066881209">
                <text:p>8.17126066881209</text:p>
              </table:table-cell>
              <table:table-cell office:value-type="float" office:value="8.58123844510072">
                <text:p>8.58123844510072</text:p>
              </table:table-cell>
              <table:table-cell office:value-type="float" office:value="11.3409297333003">
                <text:p>11.3409297333003</text:p>
              </table:table-cell>
              <table:table-cell office:value-type="float" office:value="11.0047173132437">
                <text:p>11.0047173132437</text:p>
              </table:table-cell>
              <table:table-cell office:value-type="float" office:value="11.6334122421373">
                <text:p>11.6334122421373</text:p>
              </table:table-cell>
              <table:table-cell office:value-type="float" office:value="12.3452316240865">
                <text:p>12.3452316240865</text:p>
              </table:table-cell>
              <table:table-cell office:value-type="float" office:value="11.1262040009879">
                <text:p>11.1262040009879</text:p>
              </table:table-cell>
              <table:table-cell office:value-type="float" office:value="9.71693855180863">
                <text:p>9.71693855180863</text:p>
              </table:table-cell>
              <table:table-cell office:value-type="float" office:value="8.11594202898551">
                <text:p>8.11594202898551</text:p>
              </table:table-cell>
              <table:table-cell office:value-type="float" office:value="7.34583688547883">
                <text:p>7.34583688547883</text:p>
              </table:table-cell>
              <table:table-cell office:value-type="float" office:value="10.5868631516588">
                <text:p>10.5868631516588</text:p>
              </table:table-cell>
            </table:table-row>
            <table:table-row>
              <table:table-cell office:value-type="string">
                <text:p>2020-10-14</text:p>
              </table:table-cell>
              <table:table-cell office:value-type="float" office:value="7.42393045069778">
                <text:p>7.42393045069778</text:p>
              </table:table-cell>
              <table:table-cell office:value-type="float" office:value="8.40851210773946">
                <text:p>8.40851210773946</text:p>
              </table:table-cell>
              <table:table-cell office:value-type="float" office:value="11.6102635799169">
                <text:p>11.6102635799169</text:p>
              </table:table-cell>
              <table:table-cell office:value-type="float" office:value="10.9087062805566">
                <text:p>10.9087062805566</text:p>
              </table:table-cell>
              <table:table-cell office:value-type="float" office:value="11.4499438972697">
                <text:p>11.4499438972697</text:p>
              </table:table-cell>
              <table:table-cell office:value-type="float" office:value="11.8171550852999">
                <text:p>11.8171550852999</text:p>
              </table:table-cell>
              <table:table-cell office:value-type="float" office:value="11.667492232179">
                <text:p>11.667492232179</text:p>
              </table:table-cell>
              <table:table-cell office:value-type="float" office:value="10.3433226651149">
                <text:p>10.3433226651149</text:p>
              </table:table-cell>
              <table:table-cell office:value-type="float" office:value="8.36893925320453">
                <text:p>8.36893925320453</text:p>
              </table:table-cell>
              <table:table-cell office:value-type="float" office:value="7.15469197168248">
                <text:p>7.15469197168248</text:p>
              </table:table-cell>
              <table:table-cell office:value-type="float" office:value="10.5314733897654">
                <text:p>10.5314733897654</text:p>
              </table:table-cell>
            </table:table-row>
            <table:table-row>
              <table:table-cell office:value-type="string">
                <text:p>2020-10-15</text:p>
              </table:table-cell>
              <table:table-cell office:value-type="float" office:value="8.56001996506114">
                <text:p>8.56001996506114</text:p>
              </table:table-cell>
              <table:table-cell office:value-type="float" office:value="8.84668305776735">
                <text:p>8.84668305776735</text:p>
              </table:table-cell>
              <table:table-cell office:value-type="float" office:value="11.6824336857726">
                <text:p>11.6824336857726</text:p>
              </table:table-cell>
              <table:table-cell office:value-type="float" office:value="11.1492816989382">
                <text:p>11.1492816989382</text:p>
              </table:table-cell>
              <table:table-cell office:value-type="float" office:value="11.284072989412">
                <text:p>11.284072989412</text:p>
              </table:table-cell>
              <table:table-cell office:value-type="float" office:value="11.887604194676">
                <text:p>11.887604194676</text:p>
              </table:table-cell>
              <table:table-cell office:value-type="float" office:value="12.0193101171811">
                <text:p>12.0193101171811</text:p>
              </table:table-cell>
              <table:table-cell office:value-type="float" office:value="11.1036429627638">
                <text:p>11.1036429627638</text:p>
              </table:table-cell>
              <table:table-cell office:value-type="float" office:value="9.42755223373535">
                <text:p>9.42755223373535</text:p>
              </table:table-cell>
              <table:table-cell office:value-type="float" office:value="8.73799540105505">
                <text:p>8.73799540105505</text:p>
              </table:table-cell>
              <table:table-cell office:value-type="float" office:value="10.8828926799429">
                <text:p>10.8828926799429</text:p>
              </table:table-cell>
            </table:table-row>
            <table:table-row>
              <table:table-cell office:value-type="string">
                <text:p>2020-10-16</text:p>
              </table:table-cell>
              <table:table-cell office:value-type="float" office:value="7.53976901285683">
                <text:p>7.53976901285683</text:p>
              </table:table-cell>
              <table:table-cell office:value-type="float" office:value="8.9553549860553">
                <text:p>8.9553549860553</text:p>
              </table:table-cell>
              <table:table-cell office:value-type="float" office:value="11.5698640415915">
                <text:p>11.5698640415915</text:p>
              </table:table-cell>
              <table:table-cell office:value-type="float" office:value="10.9826817625942">
                <text:p>10.9826817625942</text:p>
              </table:table-cell>
              <table:table-cell office:value-type="float" office:value="11.1600119062806">
                <text:p>11.1600119062806</text:p>
              </table:table-cell>
              <table:table-cell office:value-type="float" office:value="11.7982401784608">
                <text:p>11.7982401784608</text:p>
              </table:table-cell>
              <table:table-cell office:value-type="float" office:value="11.5095158839279">
                <text:p>11.5095158839279</text:p>
              </table:table-cell>
              <table:table-cell office:value-type="float" office:value="10.2859701158431">
                <text:p>10.2859701158431</text:p>
              </table:table-cell>
              <table:table-cell office:value-type="float" office:value="8.97736734539399">
                <text:p>8.97736734539399</text:p>
              </table:table-cell>
              <table:table-cell office:value-type="float" office:value="7.78295423403672">
                <text:p>7.78295423403672</text:p>
              </table:table-cell>
              <table:table-cell office:value-type="float" office:value="10.6735810529725">
                <text:p>10.6735810529725</text:p>
              </table:table-cell>
            </table:table-row>
            <table:table-row>
              <table:table-cell office:value-type="string">
                <text:p>2020-10-17</text:p>
              </table:table-cell>
              <table:table-cell office:value-type="float" office:value="7.32192598487863">
                <text:p>7.32192598487863</text:p>
              </table:table-cell>
              <table:table-cell office:value-type="float" office:value="8.74146341463415">
                <text:p>8.74146341463415</text:p>
              </table:table-cell>
              <table:table-cell office:value-type="float" office:value="11.9563817455888">
                <text:p>11.9563817455888</text:p>
              </table:table-cell>
              <table:table-cell office:value-type="float" office:value="11.7879486335199">
                <text:p>11.7879486335199</text:p>
              </table:table-cell>
              <table:table-cell office:value-type="float" office:value="11.7385724158357">
                <text:p>11.7385724158357</text:p>
              </table:table-cell>
              <table:table-cell office:value-type="float" office:value="12.3707846127775">
                <text:p>12.3707846127775</text:p>
              </table:table-cell>
              <table:table-cell office:value-type="float" office:value="11.7229677618387">
                <text:p>11.7229677618387</text:p>
              </table:table-cell>
              <table:table-cell office:value-type="float" office:value="10.4722792607803">
                <text:p>10.4722792607803</text:p>
              </table:table-cell>
              <table:table-cell office:value-type="float" office:value="10.7875811261182">
                <text:p>10.7875811261182</text:p>
              </table:table-cell>
              <table:table-cell office:value-type="float" office:value="9.95754534928599">
                <text:p>9.95754534928599</text:p>
              </table:table-cell>
              <table:table-cell office:value-type="float" office:value="11.1082856229475">
                <text:p>11.1082856229475</text:p>
              </table:table-cell>
            </table:table-row>
            <table:table-row>
              <table:table-cell office:value-type="string">
                <text:p>2020-10-18</text:p>
              </table:table-cell>
              <table:table-cell office:value-type="float" office:value="8.53735091023227">
                <text:p>8.53735091023227</text:p>
              </table:table-cell>
              <table:table-cell office:value-type="float" office:value="10.4578201254938">
                <text:p>10.4578201254938</text:p>
              </table:table-cell>
              <table:table-cell office:value-type="float" office:value="12.3610108303249">
                <text:p>12.3610108303249</text:p>
              </table:table-cell>
              <table:table-cell office:value-type="float" office:value="12.5141471301536">
                <text:p>12.5141471301536</text:p>
              </table:table-cell>
              <table:table-cell office:value-type="float" office:value="12.9480202664665">
                <text:p>12.9480202664665</text:p>
              </table:table-cell>
              <table:table-cell office:value-type="float" office:value="12.7126035761012">
                <text:p>12.7126035761012</text:p>
              </table:table-cell>
              <table:table-cell office:value-type="float" office:value="11.341942728804">
                <text:p>11.341942728804</text:p>
              </table:table-cell>
              <table:table-cell office:value-type="float" office:value="10.8438193930422">
                <text:p>10.8438193930422</text:p>
              </table:table-cell>
              <table:table-cell office:value-type="float" office:value="13.2641291810842">
                <text:p>13.2641291810842</text:p>
              </table:table-cell>
              <table:table-cell office:value-type="float" office:value="11.6655428186109">
                <text:p>11.6655428186109</text:p>
              </table:table-cell>
              <table:table-cell office:value-type="float" office:value="11.9756668702912">
                <text:p>11.9756668702912</text:p>
              </table:table-cell>
            </table:table-row>
            <table:table-row>
              <table:table-cell office:value-type="string">
                <text:p>2020-10-19</text:p>
              </table:table-cell>
              <table:table-cell office:value-type="float" office:value="9.44504257609866">
                <text:p>9.44504257609866</text:p>
              </table:table-cell>
              <table:table-cell office:value-type="float" office:value="11.1198120595145">
                <text:p>11.1198120595145</text:p>
              </table:table-cell>
              <table:table-cell office:value-type="float" office:value="13.7125478334977">
                <text:p>13.7125478334977</text:p>
              </table:table-cell>
              <table:table-cell office:value-type="float" office:value="13.6152365735866">
                <text:p>13.6152365735866</text:p>
              </table:table-cell>
              <table:table-cell office:value-type="float" office:value="13.9259839436068">
                <text:p>13.9259839436068</text:p>
              </table:table-cell>
              <table:table-cell office:value-type="float" office:value="14.2739399197484">
                <text:p>14.2739399197484</text:p>
              </table:table-cell>
              <table:table-cell office:value-type="float" office:value="13.4596120571897">
                <text:p>13.4596120571897</text:p>
              </table:table-cell>
              <table:table-cell office:value-type="float" office:value="12.2205389523941">
                <text:p>12.2205389523941</text:p>
              </table:table-cell>
              <table:table-cell office:value-type="float" office:value="11.462962962963">
                <text:p>11.462962962963</text:p>
              </table:table-cell>
              <table:table-cell office:value-type="float" office:value="11.6231015600785">
                <text:p>11.6231015600785</text:p>
              </table:table-cell>
              <table:table-cell office:value-type="float" office:value="13.069857928797">
                <text:p>13.069857928797</text:p>
              </table:table-cell>
            </table:table-row>
            <table:table-row>
              <table:table-cell office:value-type="string">
                <text:p>2020-10-20</text:p>
              </table:table-cell>
              <table:table-cell office:value-type="float" office:value="9.24156284020806">
                <text:p>9.24156284020806</text:p>
              </table:table-cell>
              <table:table-cell office:value-type="float" office:value="11.8490835646176">
                <text:p>11.8490835646176</text:p>
              </table:table-cell>
              <table:table-cell office:value-type="float" office:value="14.0632446048063">
                <text:p>14.0632446048063</text:p>
              </table:table-cell>
              <table:table-cell office:value-type="float" office:value="14.5536793666888">
                <text:p>14.5536793666888</text:p>
              </table:table-cell>
              <table:table-cell office:value-type="float" office:value="15.1622469225354">
                <text:p>15.1622469225354</text:p>
              </table:table-cell>
              <table:table-cell office:value-type="float" office:value="15.6719969541215">
                <text:p>15.6719969541215</text:p>
              </table:table-cell>
              <table:table-cell office:value-type="float" office:value="15.2257563455361">
                <text:p>15.2257563455361</text:p>
              </table:table-cell>
              <table:table-cell office:value-type="float" office:value="14.9050115564575">
                <text:p>14.9050115564575</text:p>
              </table:table-cell>
              <table:table-cell office:value-type="float" office:value="12.8105482303956">
                <text:p>12.8105482303956</text:p>
              </table:table-cell>
              <table:table-cell office:value-type="float" office:value="11.4380530973451">
                <text:p>11.4380530973451</text:p>
              </table:table-cell>
              <table:table-cell office:value-type="float" office:value="14.1611678813475">
                <text:p>14.1611678813475</text:p>
              </table:table-cell>
            </table:table-row>
            <table:table-row>
              <table:table-cell office:value-type="string">
                <text:p>2020-10-21</text:p>
              </table:table-cell>
              <table:table-cell office:value-type="float" office:value="9.77126099706745">
                <text:p>9.77126099706745</text:p>
              </table:table-cell>
              <table:table-cell office:value-type="float" office:value="11.49589243733">
                <text:p>11.49589243733</text:p>
              </table:table-cell>
              <table:table-cell office:value-type="float" office:value="14.1830086336939">
                <text:p>14.1830086336939</text:p>
              </table:table-cell>
              <table:table-cell office:value-type="float" office:value="14.7965544599343">
                <text:p>14.7965544599343</text:p>
              </table:table-cell>
              <table:table-cell office:value-type="float" office:value="15.5011319201482">
                <text:p>15.5011319201482</text:p>
              </table:table-cell>
              <table:table-cell office:value-type="float" office:value="16.2536661970855">
                <text:p>16.2536661970855</text:p>
              </table:table-cell>
              <table:table-cell office:value-type="float" office:value="16.31468934698">
                <text:p>16.31468934698</text:p>
              </table:table-cell>
              <table:table-cell office:value-type="float" office:value="15.7271768428454">
                <text:p>15.7271768428454</text:p>
              </table:table-cell>
              <table:table-cell office:value-type="float" office:value="13.9898204439418">
                <text:p>13.9898204439418</text:p>
              </table:table-cell>
              <table:table-cell office:value-type="float" office:value="12.2128305158214">
                <text:p>12.2128305158214</text:p>
              </table:table-cell>
              <table:table-cell office:value-type="float" office:value="14.5295002299365">
                <text:p>14.5295002299365</text:p>
              </table:table-cell>
            </table:table-row>
            <table:table-row>
              <table:table-cell office:value-type="string">
                <text:p>2020-10-22</text:p>
              </table:table-cell>
              <table:table-cell office:value-type="float" office:value="10.4100227790433">
                <text:p>10.4100227790433</text:p>
              </table:table-cell>
              <table:table-cell office:value-type="float" office:value="13.1397100846885">
                <text:p>13.1397100846885</text:p>
              </table:table-cell>
              <table:table-cell office:value-type="float" office:value="14.2204660526751">
                <text:p>14.2204660526751</text:p>
              </table:table-cell>
              <table:table-cell office:value-type="float" office:value="14.5453918916591">
                <text:p>14.5453918916591</text:p>
              </table:table-cell>
              <table:table-cell office:value-type="float" office:value="15.5577262651689">
                <text:p>15.5577262651689</text:p>
              </table:table-cell>
              <table:table-cell office:value-type="float" office:value="15.8771892625419">
                <text:p>15.8771892625419</text:p>
              </table:table-cell>
              <table:table-cell office:value-type="float" office:value="16.4835164835165">
                <text:p>16.4835164835165</text:p>
              </table:table-cell>
              <table:table-cell office:value-type="float" office:value="16.1224269856666">
                <text:p>16.1224269856666</text:p>
              </table:table-cell>
              <table:table-cell office:value-type="float" office:value="13.5092180546726">
                <text:p>13.5092180546726</text:p>
              </table:table-cell>
              <table:table-cell office:value-type="float" office:value="12.7427532765713">
                <text:p>12.7427532765713</text:p>
              </table:table-cell>
              <table:table-cell office:value-type="float" office:value="14.7108584187417">
                <text:p>14.7108584187417</text:p>
              </table:table-cell>
            </table:table-row>
            <table:table-row>
              <table:table-cell office:value-type="string">
                <text:p>2020-10-23</text:p>
              </table:table-cell>
              <table:table-cell office:value-type="float" office:value="10.8227277282293">
                <text:p>10.8227277282293</text:p>
              </table:table-cell>
              <table:table-cell office:value-type="float" office:value="13.9766239494254">
                <text:p>13.9766239494254</text:p>
              </table:table-cell>
              <table:table-cell office:value-type="float" office:value="14.1065965173134">
                <text:p>14.1065965173134</text:p>
              </table:table-cell>
              <table:table-cell office:value-type="float" office:value="14.325038363576">
                <text:p>14.325038363576</text:p>
              </table:table-cell>
              <table:table-cell office:value-type="float" office:value="15.1611007398188">
                <text:p>15.1611007398188</text:p>
              </table:table-cell>
              <table:table-cell office:value-type="float" office:value="15.7305092211349">
                <text:p>15.7305092211349</text:p>
              </table:table-cell>
              <table:table-cell office:value-type="float" office:value="15.9535645527427">
                <text:p>15.9535645527427</text:p>
              </table:table-cell>
              <table:table-cell office:value-type="float" office:value="15.2859649912253">
                <text:p>15.2859649912253</text:p>
              </table:table-cell>
              <table:table-cell office:value-type="float" office:value="14.3704406618825">
                <text:p>14.3704406618825</text:p>
              </table:table-cell>
              <table:table-cell office:value-type="float" office:value="12.3244482659788">
                <text:p>12.3244482659788</text:p>
              </table:table-cell>
              <table:table-cell office:value-type="float" office:value="14.6309565327669">
                <text:p>14.6309565327669</text:p>
              </table:table-cell>
            </table:table-row>
            <table:table-row>
              <table:table-cell office:value-type="string">
                <text:p>2020-10-24</text:p>
              </table:table-cell>
              <table:table-cell office:value-type="float" office:value="10.5031068350371">
                <text:p>10.5031068350371</text:p>
              </table:table-cell>
              <table:table-cell office:value-type="float" office:value="14.4645340751043">
                <text:p>14.4645340751043</text:p>
              </table:table-cell>
              <table:table-cell office:value-type="float" office:value="15.1349016480595">
                <text:p>15.1349016480595</text:p>
              </table:table-cell>
              <table:table-cell office:value-type="float" office:value="15.7177105184297">
                <text:p>15.7177105184297</text:p>
              </table:table-cell>
              <table:table-cell office:value-type="float" office:value="16.4372706039373">
                <text:p>16.4372706039373</text:p>
              </table:table-cell>
              <table:table-cell office:value-type="float" office:value="17.344">
                <text:p>17.344</text:p>
              </table:table-cell>
              <table:table-cell office:value-type="float" office:value="16.4093035176523">
                <text:p>16.4093035176523</text:p>
              </table:table-cell>
              <table:table-cell office:value-type="float" office:value="14.4613524135846">
                <text:p>14.4613524135846</text:p>
              </table:table-cell>
              <table:table-cell office:value-type="float" office:value="14.8332641483326">
                <text:p>14.8332641483326</text:p>
              </table:table-cell>
              <table:table-cell office:value-type="float" office:value="12.4024751143395">
                <text:p>12.4024751143395</text:p>
              </table:table-cell>
              <table:table-cell office:value-type="float" office:value="15.512328699535">
                <text:p>15.512328699535</text:p>
              </table:table-cell>
            </table:table-row>
            <table:table-row>
              <table:table-cell office:value-type="string">
                <text:p>2020-10-25</text:p>
              </table:table-cell>
              <table:table-cell office:value-type="float" office:value="10.8626198083067">
                <text:p>10.8626198083067</text:p>
              </table:table-cell>
              <table:table-cell office:value-type="float" office:value="15.428435793971">
                <text:p>15.428435793971</text:p>
              </table:table-cell>
              <table:table-cell office:value-type="float" office:value="16.0742836059525">
                <text:p>16.0742836059525</text:p>
              </table:table-cell>
              <table:table-cell office:value-type="float" office:value="15.6036745406824">
                <text:p>15.6036745406824</text:p>
              </table:table-cell>
              <table:table-cell office:value-type="float" office:value="17.3401209035953">
                <text:p>17.3401209035953</text:p>
              </table:table-cell>
              <table:table-cell office:value-type="float" office:value="17.4290780141844">
                <text:p>17.4290780141844</text:p>
              </table:table-cell>
              <table:table-cell office:value-type="float" office:value="14.9177669678017">
                <text:p>14.9177669678017</text:p>
              </table:table-cell>
              <table:table-cell office:value-type="float" office:value="16.3258682246024">
                <text:p>16.3258682246024</text:p>
              </table:table-cell>
              <table:table-cell office:value-type="float" office:value="15.8305797536798">
                <text:p>15.8305797536798</text:p>
              </table:table-cell>
              <table:table-cell office:value-type="float" office:value="13.8975966562173">
                <text:p>13.8975966562173</text:p>
              </table:table-cell>
              <table:table-cell office:value-type="float" office:value="15.899626962783">
                <text:p>15.899626962783</text:p>
              </table:table-cell>
            </table:table-row>
            <table:table-row>
              <table:table-cell office:value-type="string">
                <text:p>2020-10-26</text:p>
              </table:table-cell>
              <table:table-cell office:value-type="float" office:value="12.0192753220276">
                <text:p>12.0192753220276</text:p>
              </table:table-cell>
              <table:table-cell office:value-type="float" office:value="16.2782987591172">
                <text:p>16.2782987591172</text:p>
              </table:table-cell>
              <table:table-cell office:value-type="float" office:value="15.8363567444631">
                <text:p>15.8363567444631</text:p>
              </table:table-cell>
              <table:table-cell office:value-type="float" office:value="16.5619839584808">
                <text:p>16.5619839584808</text:p>
              </table:table-cell>
              <table:table-cell office:value-type="float" office:value="17.8390301234886">
                <text:p>17.8390301234886</text:p>
              </table:table-cell>
              <table:table-cell office:value-type="float" office:value="17.3682527392995">
                <text:p>17.3682527392995</text:p>
              </table:table-cell>
              <table:table-cell office:value-type="float" office:value="16.8507176807208">
                <text:p>16.8507176807208</text:p>
              </table:table-cell>
              <table:table-cell office:value-type="float" office:value="16.0962209518153">
                <text:p>16.0962209518153</text:p>
              </table:table-cell>
              <table:table-cell office:value-type="float" office:value="15.1680380688014">
                <text:p>15.1680380688014</text:p>
              </table:table-cell>
              <table:table-cell office:value-type="float" office:value="13.4382951653944">
                <text:p>13.4382951653944</text:p>
              </table:table-cell>
              <table:table-cell office:value-type="float" office:value="16.4325409630347">
                <text:p>16.4325409630347</text:p>
              </table:table-cell>
            </table:table-row>
            <table:table-row>
              <table:table-cell office:value-type="string">
                <text:p>2020-10-27</text:p>
              </table:table-cell>
              <table:table-cell office:value-type="float" office:value="11.7274715157095">
                <text:p>11.7274715157095</text:p>
              </table:table-cell>
              <table:table-cell office:value-type="float" office:value="16.6038054492231">
                <text:p>16.6038054492231</text:p>
              </table:table-cell>
              <table:table-cell office:value-type="float" office:value="15.3167602245389">
                <text:p>15.3167602245389</text:p>
              </table:table-cell>
              <table:table-cell office:value-type="float" office:value="16.0514639227723">
                <text:p>16.0514639227723</text:p>
              </table:table-cell>
              <table:table-cell office:value-type="float" office:value="17.6905837572481">
                <text:p>17.6905837572481</text:p>
              </table:table-cell>
              <table:table-cell office:value-type="float" office:value="17.8751729553869">
                <text:p>17.8751729553869</text:p>
              </table:table-cell>
              <table:table-cell office:value-type="float" office:value="17.4593408945003">
                <text:p>17.4593408945003</text:p>
              </table:table-cell>
              <table:table-cell office:value-type="float" office:value="17.2247386022097">
                <text:p>17.2247386022097</text:p>
              </table:table-cell>
              <table:table-cell office:value-type="float" office:value="14.1737498620157">
                <text:p>14.1737498620157</text:p>
              </table:table-cell>
              <table:table-cell office:value-type="float" office:value="11.0268126562635">
                <text:p>11.0268126562635</text:p>
              </table:table-cell>
              <table:table-cell office:value-type="float" office:value="16.3508557457213">
                <text:p>16.3508557457213</text:p>
              </table:table-cell>
            </table:table-row>
            <table:table-row>
              <table:table-cell office:value-type="string">
                <text:p>2020-10-28</text:p>
              </table:table-cell>
              <table:table-cell office:value-type="float" office:value="12.8104875804968">
                <text:p>12.8104875804968</text:p>
              </table:table-cell>
              <table:table-cell office:value-type="float" office:value="15.9489813194876">
                <text:p>15.9489813194876</text:p>
              </table:table-cell>
              <table:table-cell office:value-type="float" office:value="14.0865813745909">
                <text:p>14.0865813745909</text:p>
              </table:table-cell>
              <table:table-cell office:value-type="float" office:value="15.3238546603476">
                <text:p>15.3238546603476</text:p>
              </table:table-cell>
              <table:table-cell office:value-type="float" office:value="16.2331740415132">
                <text:p>16.2331740415132</text:p>
              </table:table-cell>
              <table:table-cell office:value-type="float" office:value="16.5674262376427">
                <text:p>16.5674262376427</text:p>
              </table:table-cell>
              <table:table-cell office:value-type="float" office:value="16.4724251380137">
                <text:p>16.4724251380137</text:p>
              </table:table-cell>
              <table:table-cell office:value-type="float" office:value="16.8201101182417">
                <text:p>16.8201101182417</text:p>
              </table:table-cell>
              <table:table-cell office:value-type="float" office:value="14.5218482352299">
                <text:p>14.5218482352299</text:p>
              </table:table-cell>
              <table:table-cell office:value-type="float" office:value="12.2075782537068">
                <text:p>12.2075782537068</text:p>
              </table:table-cell>
              <table:table-cell office:value-type="float" office:value="15.470742339091">
                <text:p>15.470742339091</text:p>
              </table:table-cell>
            </table:table-row>
            <table:table-row>
              <table:table-cell office:value-type="string">
                <text:p>2020-10-29</text:p>
              </table:table-cell>
              <table:table-cell office:value-type="float" office:value="13.5473847747281">
                <text:p>13.5473847747281</text:p>
              </table:table-cell>
              <table:table-cell office:value-type="float" office:value="16.5278041631612">
                <text:p>16.5278041631612</text:p>
              </table:table-cell>
              <table:table-cell office:value-type="float" office:value="13.6144451621626">
                <text:p>13.6144451621626</text:p>
              </table:table-cell>
              <table:table-cell office:value-type="float" office:value="14.3559440673276">
                <text:p>14.3559440673276</text:p>
              </table:table-cell>
              <table:table-cell office:value-type="float" office:value="15.637567173209">
                <text:p>15.637567173209</text:p>
              </table:table-cell>
              <table:table-cell office:value-type="float" office:value="15.6740795423088">
                <text:p>15.6740795423088</text:p>
              </table:table-cell>
              <table:table-cell office:value-type="float" office:value="16.3968978841841">
                <text:p>16.3968978841841</text:p>
              </table:table-cell>
              <table:table-cell office:value-type="float" office:value="15.6778358438365">
                <text:p>15.6778358438365</text:p>
              </table:table-cell>
              <table:table-cell office:value-type="float" office:value="13.3014756078349">
                <text:p>13.3014756078349</text:p>
              </table:table-cell>
              <table:table-cell office:value-type="float" office:value="10.7619914996964">
                <text:p>10.7619914996964</text:p>
              </table:table-cell>
              <table:table-cell office:value-type="float" office:value="14.8987126239239">
                <text:p>14.8987126239239</text:p>
              </table:table-cell>
            </table:table-row>
            <table:table-row>
              <table:table-cell office:value-type="string">
                <text:p>2020-10-30</text:p>
              </table:table-cell>
              <table:table-cell office:value-type="float" office:value="14.149060056563">
                <text:p>14.149060056563</text:p>
              </table:table-cell>
              <table:table-cell office:value-type="float" office:value="16.9725430063731">
                <text:p>16.9725430063731</text:p>
              </table:table-cell>
              <table:table-cell office:value-type="float" office:value="13.5765899196625">
                <text:p>13.5765899196625</text:p>
              </table:table-cell>
              <table:table-cell office:value-type="float" office:value="13.8094645468405">
                <text:p>13.8094645468405</text:p>
              </table:table-cell>
              <table:table-cell office:value-type="float" office:value="15.3403802685813">
                <text:p>15.3403802685813</text:p>
              </table:table-cell>
              <table:table-cell office:value-type="float" office:value="15.1813453415715">
                <text:p>15.1813453415715</text:p>
              </table:table-cell>
              <table:table-cell office:value-type="float" office:value="15.1034654699576">
                <text:p>15.1034654699576</text:p>
              </table:table-cell>
              <table:table-cell office:value-type="float" office:value="14.8158076127748">
                <text:p>14.8158076127748</text:p>
              </table:table-cell>
              <table:table-cell office:value-type="float" office:value="12.9434889434889">
                <text:p>12.9434889434889</text:p>
              </table:table-cell>
              <table:table-cell office:value-type="float" office:value="10.4530718747529">
                <text:p>10.4530718747529</text:p>
              </table:table-cell>
              <table:table-cell office:value-type="float" office:value="14.5806470884009">
                <text:p>14.5806470884009</text:p>
              </table:table-cell>
            </table:table-row>
            <table:table-row>
              <table:table-cell office:value-type="string">
                <text:p>2020-10-31</text:p>
              </table:table-cell>
              <table:table-cell office:value-type="float" office:value="11.7627512875893">
                <text:p>11.7627512875893</text:p>
              </table:table-cell>
              <table:table-cell office:value-type="float" office:value="16.5199378560331">
                <text:p>16.5199378560331</text:p>
              </table:table-cell>
              <table:table-cell office:value-type="float" office:value="14.3744454303461">
                <text:p>14.3744454303461</text:p>
              </table:table-cell>
              <table:table-cell office:value-type="float" office:value="14.8544006980041">
                <text:p>14.8544006980041</text:p>
              </table:table-cell>
              <table:table-cell office:value-type="float" office:value="15.6166745024291">
                <text:p>15.6166745024291</text:p>
              </table:table-cell>
              <table:table-cell office:value-type="float" office:value="16.0014736583569">
                <text:p>16.0014736583569</text:p>
              </table:table-cell>
              <table:table-cell office:value-type="float" office:value="15.9238944120672">
                <text:p>15.9238944120672</text:p>
              </table:table-cell>
              <table:table-cell office:value-type="float" office:value="15.7015890115809">
                <text:p>15.7015890115809</text:p>
              </table:table-cell>
              <table:table-cell office:value-type="float" office:value="14.7356292408142">
                <text:p>14.7356292408142</text:p>
              </table:table-cell>
              <table:table-cell office:value-type="float" office:value="13.2262382864793">
                <text:p>13.2262382864793</text:p>
              </table:table-cell>
              <table:table-cell office:value-type="float" office:value="15.2488380594287">
                <text:p>15.2488380594287</text:p>
              </table:table-cell>
            </table:table-row>
            <table:table-row>
              <table:table-cell office:value-type="string">
                <text:p>2020-11-01</text:p>
              </table:table-cell>
              <table:table-cell office:value-type="float" office:value="11.213935764834">
                <text:p>11.213935764834</text:p>
              </table:table-cell>
              <table:table-cell office:value-type="float" office:value="15.6714854389273">
                <text:p>15.6714854389273</text:p>
              </table:table-cell>
              <table:table-cell office:value-type="float" office:value="13.862660944206">
                <text:p>13.862660944206</text:p>
              </table:table-cell>
              <table:table-cell office:value-type="float" office:value="15.1157953127167">
                <text:p>15.1157953127167</text:p>
              </table:table-cell>
              <table:table-cell office:value-type="float" office:value="16.5942928039702">
                <text:p>16.5942928039702</text:p>
              </table:table-cell>
              <table:table-cell office:value-type="float" office:value="16.4693022408453">
                <text:p>16.4693022408453</text:p>
              </table:table-cell>
              <table:table-cell office:value-type="float" office:value="15.0218541522889">
                <text:p>15.0218541522889</text:p>
              </table:table-cell>
              <table:table-cell office:value-type="float" office:value="15.6819610307982">
                <text:p>15.6819610307982</text:p>
              </table:table-cell>
              <table:table-cell office:value-type="float" office:value="15.8018867924528">
                <text:p>15.8018867924528</text:p>
              </table:table-cell>
              <table:table-cell office:value-type="float" office:value="14.6607231302625">
                <text:p>14.6607231302625</text:p>
              </table:table-cell>
              <table:table-cell office:value-type="float" office:value="15.2560175054705">
                <text:p>15.2560175054705</text:p>
              </table:table-cell>
            </table:table-row>
            <table:table-row>
              <table:table-cell office:value-type="string">
                <text:p>2020-11-02</text:p>
              </table:table-cell>
              <table:table-cell office:value-type="float" office:value="13.7374330373523">
                <text:p>13.7374330373523</text:p>
              </table:table-cell>
              <table:table-cell office:value-type="float" office:value="18.2170886356582">
                <text:p>18.2170886356582</text:p>
              </table:table-cell>
              <table:table-cell office:value-type="float" office:value="15.5533163416514">
                <text:p>15.5533163416514</text:p>
              </table:table-cell>
              <table:table-cell office:value-type="float" office:value="16.1068120529957">
                <text:p>16.1068120529957</text:p>
              </table:table-cell>
              <table:table-cell office:value-type="float" office:value="17.0472617227909">
                <text:p>17.0472617227909</text:p>
              </table:table-cell>
              <table:table-cell office:value-type="float" office:value="17.0665986383711">
                <text:p>17.0665986383711</text:p>
              </table:table-cell>
              <table:table-cell office:value-type="float" office:value="16.1814653081029">
                <text:p>16.1814653081029</text:p>
              </table:table-cell>
              <table:table-cell office:value-type="float" office:value="15.2384426610068">
                <text:p>15.2384426610068</text:p>
              </table:table-cell>
              <table:table-cell office:value-type="float" office:value="13.4662706830717">
                <text:p>13.4662706830717</text:p>
              </table:table-cell>
              <table:table-cell office:value-type="float" office:value="11.0159282559229">
                <text:p>11.0159282559229</text:p>
              </table:table-cell>
              <table:table-cell office:value-type="float" office:value="16.0751795558572">
                <text:p>16.0751795558572</text:p>
              </table:table-cell>
            </table:table-row>
            <table:table-row>
              <table:table-cell office:value-type="string">
                <text:p>2020-11-03</text:p>
              </table:table-cell>
              <table:table-cell office:value-type="float" office:value="13.4800671793512">
                <text:p>13.4800671793512</text:p>
              </table:table-cell>
              <table:table-cell office:value-type="float" office:value="17.1690270552804">
                <text:p>17.1690270552804</text:p>
              </table:table-cell>
              <table:table-cell office:value-type="float" office:value="14.4756729217967">
                <text:p>14.4756729217967</text:p>
              </table:table-cell>
              <table:table-cell office:value-type="float" office:value="15.0189761322426">
                <text:p>15.0189761322426</text:p>
              </table:table-cell>
              <table:table-cell office:value-type="float" office:value="15.7623473794587">
                <text:p>15.7623473794587</text:p>
              </table:table-cell>
              <table:table-cell office:value-type="float" office:value="16.5689960194604">
                <text:p>16.5689960194604</text:p>
              </table:table-cell>
              <table:table-cell office:value-type="float" office:value="16.5260911539048">
                <text:p>16.5260911539048</text:p>
              </table:table-cell>
              <table:table-cell office:value-type="float" office:value="16.5406318375494">
                <text:p>16.5406318375494</text:p>
              </table:table-cell>
              <table:table-cell office:value-type="float" office:value="13.3630590460749">
                <text:p>13.3630590460749</text:p>
              </table:table-cell>
              <table:table-cell office:value-type="float" office:value="10.2950862863918">
                <text:p>10.2950862863918</text:p>
              </table:table-cell>
              <table:table-cell office:value-type="float" office:value="15.4264953829611">
                <text:p>15.4264953829611</text:p>
              </table:table-cell>
            </table:table-row>
            <table:table-row>
              <table:table-cell office:value-type="string">
                <text:p>2020-11-04</text:p>
              </table:table-cell>
              <table:table-cell office:value-type="float" office:value="13.3965877437326">
                <text:p>13.3965877437326</text:p>
              </table:table-cell>
              <table:table-cell office:value-type="float" office:value="14.8767441860465">
                <text:p>14.8767441860465</text:p>
              </table:table-cell>
              <table:table-cell office:value-type="float" office:value="13.313089924636">
                <text:p>13.313089924636</text:p>
              </table:table-cell>
              <table:table-cell office:value-type="float" office:value="13.5463114522775">
                <text:p>13.5463114522775</text:p>
              </table:table-cell>
              <table:table-cell office:value-type="float" office:value="14.2574717990464">
                <text:p>14.2574717990464</text:p>
              </table:table-cell>
              <table:table-cell office:value-type="float" office:value="14.7322145495423">
                <text:p>14.7322145495423</text:p>
              </table:table-cell>
              <table:table-cell office:value-type="float" office:value="15.4982509901419">
                <text:p>15.4982509901419</text:p>
              </table:table-cell>
              <table:table-cell office:value-type="float" office:value="16.0827810090626">
                <text:p>16.0827810090626</text:p>
              </table:table-cell>
              <table:table-cell office:value-type="float" office:value="13.0622489959839">
                <text:p>13.0622489959839</text:p>
              </table:table-cell>
              <table:table-cell office:value-type="float" office:value="10.6344498299935">
                <text:p>10.6344498299935</text:p>
              </table:table-cell>
              <table:table-cell office:value-type="float" office:value="14.1452594685051">
                <text:p>14.1452594685051</text:p>
              </table:table-cell>
            </table:table-row>
            <table:table-row>
              <table:table-cell office:value-type="string">
                <text:p>2020-11-05</text:p>
              </table:table-cell>
              <table:table-cell office:value-type="float" office:value="12.5900880861287">
                <text:p>12.5900880861287</text:p>
              </table:table-cell>
              <table:table-cell office:value-type="float" office:value="14.0877758952816">
                <text:p>14.0877758952816</text:p>
              </table:table-cell>
              <table:table-cell office:value-type="float" office:value="12.0398609830484">
                <text:p>12.0398609830484</text:p>
              </table:table-cell>
              <table:table-cell office:value-type="float" office:value="11.9358342086991">
                <text:p>11.9358342086991</text:p>
              </table:table-cell>
              <table:table-cell office:value-type="float" office:value="12.6549855223105">
                <text:p>12.6549855223105</text:p>
              </table:table-cell>
              <table:table-cell office:value-type="float" office:value="13.4545802622763">
                <text:p>13.4545802622763</text:p>
              </table:table-cell>
              <table:table-cell office:value-type="float" office:value="14.2873319179052">
                <text:p>14.2873319179052</text:p>
              </table:table-cell>
              <table:table-cell office:value-type="float" office:value="14.1644880641152">
                <text:p>14.1644880641152</text:p>
              </table:table-cell>
              <table:table-cell office:value-type="float" office:value="11.154534325266">
                <text:p>11.154534325266</text:p>
              </table:table-cell>
              <table:table-cell office:value-type="float" office:value="8.86378308586185">
                <text:p>8.86378308586185</text:p>
              </table:table-cell>
              <table:table-cell office:value-type="float" office:value="12.7361575007394">
                <text:p>12.7361575007394</text:p>
              </table:table-cell>
            </table:table-row>
            <table:table-row>
              <table:table-cell office:value-type="string">
                <text:p>2020-11-06</text:p>
              </table:table-cell>
              <table:table-cell office:value-type="float" office:value="13.5100401606426">
                <text:p>13.5100401606426</text:p>
              </table:table-cell>
              <table:table-cell office:value-type="float" office:value="13.5691823899371">
                <text:p>13.5691823899371</text:p>
              </table:table-cell>
              <table:table-cell office:value-type="float" office:value="11.2762237762238">
                <text:p>11.2762237762238</text:p>
              </table:table-cell>
              <table:table-cell office:value-type="float" office:value="10.8731000353482">
                <text:p>10.8731000353482</text:p>
              </table:table-cell>
              <table:table-cell office:value-type="float" office:value="11.730194723392">
                <text:p>11.730194723392</text:p>
              </table:table-cell>
              <table:table-cell office:value-type="float" office:value="11.8933165055031">
                <text:p>11.8933165055031</text:p>
              </table:table-cell>
              <table:table-cell office:value-type="float" office:value="12.8713396051411">
                <text:p>12.8713396051411</text:p>
              </table:table-cell>
              <table:table-cell office:value-type="float" office:value="12.8294145494714">
                <text:p>12.8294145494714</text:p>
              </table:table-cell>
              <table:table-cell office:value-type="float" office:value="11.6403607666291">
                <text:p>11.6403607666291</text:p>
              </table:table-cell>
              <table:table-cell office:value-type="float" office:value="9.75131348511384">
                <text:p>9.75131348511384</text:p>
              </table:table-cell>
              <table:table-cell office:value-type="float" office:value="11.9494033793021">
                <text:p>11.9494033793021</text:p>
              </table:table-cell>
            </table:table-row>
            <table:table-row>
              <table:table-cell office:value-type="string">
                <text:p>2020-11-07</text:p>
              </table:table-cell>
              <table:table-cell office:value-type="float" office:value="11.6275139428765">
                <text:p>11.6275139428765</text:p>
              </table:table-cell>
              <table:table-cell office:value-type="float" office:value="12.5873417721519">
                <text:p>12.5873417721519</text:p>
              </table:table-cell>
              <table:table-cell office:value-type="float" office:value="11.3327713777278">
                <text:p>11.3327713777278</text:p>
              </table:table-cell>
              <table:table-cell office:value-type="float" office:value="11.3031853593325">
                <text:p>11.3031853593325</text:p>
              </table:table-cell>
              <table:table-cell office:value-type="float" office:value="12.3524819763971">
                <text:p>12.3524819763971</text:p>
              </table:table-cell>
              <table:table-cell office:value-type="float" office:value="12.0164490986468">
                <text:p>12.0164490986468</text:p>
              </table:table-cell>
              <table:table-cell office:value-type="float" office:value="12.6462917140373">
                <text:p>12.6462917140373</text:p>
              </table:table-cell>
              <table:table-cell office:value-type="float" office:value="13.1581586601143">
                <text:p>13.1581586601143</text:p>
              </table:table-cell>
              <table:table-cell office:value-type="float" office:value="14.6469531573857">
                <text:p>14.6469531573857</text:p>
              </table:table-cell>
              <table:table-cell office:value-type="float" office:value="11.7092119866815">
                <text:p>11.7092119866815</text:p>
              </table:table-cell>
              <table:table-cell office:value-type="float" office:value="12.1885444121403">
                <text:p>12.1885444121403</text:p>
              </table:table-cell>
            </table:table-row>
            <table:table-row>
              <table:table-cell office:value-type="string">
                <text:p>2020-11-08</text:p>
              </table:table-cell>
              <table:table-cell office:value-type="float" office:value="9.5427435387674">
                <text:p>9.5427435387674</text:p>
              </table:table-cell>
              <table:table-cell office:value-type="float" office:value="12.5670041691483">
                <text:p>12.5670041691483</text:p>
              </table:table-cell>
              <table:table-cell office:value-type="float" office:value="11.1883820822254">
                <text:p>11.1883820822254</text:p>
              </table:table-cell>
              <table:table-cell office:value-type="float" office:value="11.6687066503468">
                <text:p>11.6687066503468</text:p>
              </table:table-cell>
              <table:table-cell office:value-type="float" office:value="12.6874279123414">
                <text:p>12.6874279123414</text:p>
              </table:table-cell>
              <table:table-cell office:value-type="float" office:value="12.8161888701518">
                <text:p>12.8161888701518</text:p>
              </table:table-cell>
              <table:table-cell office:value-type="float" office:value="11.5950069348128">
                <text:p>11.5950069348128</text:p>
              </table:table-cell>
              <table:table-cell office:value-type="float" office:value="14.5409950946041">
                <text:p>14.5409950946041</text:p>
              </table:table-cell>
              <table:table-cell office:value-type="float" office:value="14.597875569044">
                <text:p>14.597875569044</text:p>
              </table:table-cell>
              <table:table-cell office:value-type="float" office:value="15.6266386995281">
                <text:p>15.6266386995281</text:p>
              </table:table-cell>
              <table:table-cell office:value-type="float" office:value="12.5768280774312">
                <text:p>12.5768280774312</text:p>
              </table:table-cell>
            </table:table-row>
            <table:table-row>
              <table:table-cell office:value-type="string">
                <text:p>2020-11-09</text:p>
              </table:table-cell>
              <table:table-cell office:value-type="float" office:value="12.1857018995823">
                <text:p>12.1857018995823</text:p>
              </table:table-cell>
              <table:table-cell office:value-type="float" office:value="12.4984343033694">
                <text:p>12.4984343033694</text:p>
              </table:table-cell>
              <table:table-cell office:value-type="float" office:value="11.9928683876107">
                <text:p>11.9928683876107</text:p>
              </table:table-cell>
              <table:table-cell office:value-type="float" office:value="11.8700181729852">
                <text:p>11.8700181729852</text:p>
              </table:table-cell>
              <table:table-cell office:value-type="float" office:value="12.304795068133">
                <text:p>12.304795068133</text:p>
              </table:table-cell>
              <table:table-cell office:value-type="float" office:value="12.7038997515394">
                <text:p>12.7038997515394</text:p>
              </table:table-cell>
              <table:table-cell office:value-type="float" office:value="12.6877531142667">
                <text:p>12.6877531142667</text:p>
              </table:table-cell>
              <table:table-cell office:value-type="float" office:value="12.7921958402356">
                <text:p>12.7921958402356</text:p>
              </table:table-cell>
              <table:table-cell office:value-type="float" office:value="11.4944331190215">
                <text:p>11.4944331190215</text:p>
              </table:table-cell>
              <table:table-cell office:value-type="float" office:value="10.1602795186068">
                <text:p>10.1602795186068</text:p>
              </table:table-cell>
              <table:table-cell office:value-type="float" office:value="12.1998054175841">
                <text:p>12.1998054175841</text:p>
              </table:table-cell>
            </table:table-row>
            <table:table-row>
              <table:table-cell office:value-type="string">
                <text:p>2020-11-10</text:p>
              </table:table-cell>
              <table:table-cell office:value-type="float" office:value="10.7431267580074">
                <text:p>10.7431267580074</text:p>
              </table:table-cell>
              <table:table-cell office:value-type="float" office:value="9.99117192672699">
                <text:p>9.99117192672699</text:p>
              </table:table-cell>
              <table:table-cell office:value-type="float" office:value="10.2467319216088">
                <text:p>10.2467319216088</text:p>
              </table:table-cell>
              <table:table-cell office:value-type="float" office:value="9.914251862562">
                <text:p>9.914251862562</text:p>
              </table:table-cell>
              <table:table-cell office:value-type="float" office:value="10.6612443434404">
                <text:p>10.6612443434404</text:p>
              </table:table-cell>
              <table:table-cell office:value-type="float" office:value="11.1983265678071">
                <text:p>11.1983265678071</text:p>
              </table:table-cell>
              <table:table-cell office:value-type="float" office:value="12.0542991789917">
                <text:p>12.0542991789917</text:p>
              </table:table-cell>
              <table:table-cell office:value-type="float" office:value="12.1208419852612">
                <text:p>12.1208419852612</text:p>
              </table:table-cell>
              <table:table-cell office:value-type="float" office:value="10.8989624085729">
                <text:p>10.8989624085729</text:p>
              </table:table-cell>
              <table:table-cell office:value-type="float" office:value="9.35098711431611">
                <text:p>9.35098711431611</text:p>
              </table:table-cell>
              <table:table-cell office:value-type="float" office:value="10.6819615420842">
                <text:p>10.6819615420842</text:p>
              </table:table-cell>
            </table:table-row>
            <table:table-row>
              <table:table-cell office:value-type="string">
                <text:p>2020-11-11</text:p>
              </table:table-cell>
              <table:table-cell office:value-type="float" office:value="8.38840874428063">
                <text:p>8.38840874428063</text:p>
              </table:table-cell>
              <table:table-cell office:value-type="float" office:value="9.81991165477404">
                <text:p>9.81991165477404</text:p>
              </table:table-cell>
              <table:table-cell office:value-type="float" office:value="10.0908847901631">
                <text:p>10.0908847901631</text:p>
              </table:table-cell>
              <table:table-cell office:value-type="float" office:value="9.77128163486263">
                <text:p>9.77128163486263</text:p>
              </table:table-cell>
              <table:table-cell office:value-type="float" office:value="11.2855007473842">
                <text:p>11.2855007473842</text:p>
              </table:table-cell>
              <table:table-cell office:value-type="float" office:value="10.5997674032231">
                <text:p>10.5997674032231</text:p>
              </table:table-cell>
              <table:table-cell office:value-type="float" office:value="10.9367996414164">
                <text:p>10.9367996414164</text:p>
              </table:table-cell>
              <table:table-cell office:value-type="float" office:value="11.9490175252257">
                <text:p>11.9490175252257</text:p>
              </table:table-cell>
              <table:table-cell office:value-type="float" office:value="12.2794636556104">
                <text:p>12.2794636556104</text:p>
              </table:table-cell>
              <table:table-cell office:value-type="float" office:value="11.1636363636364">
                <text:p>11.1636363636364</text:p>
              </table:table-cell>
              <table:table-cell office:value-type="float" office:value="10.6180196534986">
                <text:p>10.6180196534986</text:p>
              </table:table-cell>
            </table:table-row>
            <table:table-row>
              <table:table-cell office:value-type="string">
                <text:p>2020-11-12</text:p>
              </table:table-cell>
              <table:table-cell office:value-type="float" office:value="11.0402655253734">
                <text:p>11.0402655253734</text:p>
              </table:table-cell>
              <table:table-cell office:value-type="float" office:value="10.3051249973495">
                <text:p>10.3051249973495</text:p>
              </table:table-cell>
              <table:table-cell office:value-type="float" office:value="9.63818226722648">
                <text:p>9.63818226722648</text:p>
              </table:table-cell>
              <table:table-cell office:value-type="float" office:value="9.4629206014038">
                <text:p>9.4629206014038</text:p>
              </table:table-cell>
              <table:table-cell office:value-type="float" office:value="10.0383570093098">
                <text:p>10.0383570093098</text:p>
              </table:table-cell>
              <table:table-cell office:value-type="float" office:value="10.7159307099229">
                <text:p>10.7159307099229</text:p>
              </table:table-cell>
              <table:table-cell office:value-type="float" office:value="10.7949412827462">
                <text:p>10.7949412827462</text:p>
              </table:table-cell>
              <table:table-cell office:value-type="float" office:value="11.038191210094">
                <text:p>11.038191210094</text:p>
              </table:table-cell>
              <table:table-cell office:value-type="float" office:value="10.2895341207349">
                <text:p>10.2895341207349</text:p>
              </table:table-cell>
              <table:table-cell office:value-type="float" office:value="8.43728617295647">
                <text:p>8.43728617295647</text:p>
              </table:table-cell>
              <table:table-cell office:value-type="float" office:value="10.1319924227086">
                <text:p>10.1319924227086</text:p>
              </table:table-cell>
            </table:table-row>
            <table:table-row>
              <table:table-cell office:value-type="string">
                <text:p>2020-11-13</text:p>
              </table:table-cell>
              <table:table-cell office:value-type="float" office:value="9.88855307895731">
                <text:p>9.88855307895731</text:p>
              </table:table-cell>
              <table:table-cell office:value-type="float" office:value="9.19798222880415">
                <text:p>9.19798222880415</text:p>
              </table:table-cell>
              <table:table-cell office:value-type="float" office:value="9.15723828539032">
                <text:p>9.15723828539032</text:p>
              </table:table-cell>
              <table:table-cell office:value-type="float" office:value="8.67165404616367">
                <text:p>8.67165404616367</text:p>
              </table:table-cell>
              <table:table-cell office:value-type="float" office:value="8.87269215735866">
                <text:p>8.87269215735866</text:p>
              </table:table-cell>
              <table:table-cell office:value-type="float" office:value="9.79030954305549">
                <text:p>9.79030954305549</text:p>
              </table:table-cell>
              <table:table-cell office:value-type="float" office:value="9.6273089223941">
                <text:p>9.6273089223941</text:p>
              </table:table-cell>
              <table:table-cell office:value-type="float" office:value="9.14343239812667">
                <text:p>9.14343239812667</text:p>
              </table:table-cell>
              <table:table-cell office:value-type="float" office:value="10.4578165671413">
                <text:p>10.4578165671413</text:p>
              </table:table-cell>
              <table:table-cell office:value-type="float" office:value="10.4398686002724">
                <text:p>10.4398686002724</text:p>
              </table:table-cell>
              <table:table-cell office:value-type="float" office:value="9.34826798346675">
                <text:p>9.34826798346675</text:p>
              </table:table-cell>
            </table:table-row>
            <table:table-row>
              <table:table-cell office:value-type="string">
                <text:p>2020-11-14</text:p>
              </table:table-cell>
              <table:table-cell office:value-type="float" office:value="8.89532478278858">
                <text:p>8.89532478278858</text:p>
              </table:table-cell>
              <table:table-cell office:value-type="float" office:value="9.64384248808628">
                <text:p>9.64384248808628</text:p>
              </table:table-cell>
              <table:table-cell office:value-type="float" office:value="9.4200077851304">
                <text:p>9.4200077851304</text:p>
              </table:table-cell>
              <table:table-cell office:value-type="float" office:value="9.2354512142103">
                <text:p>9.2354512142103</text:p>
              </table:table-cell>
              <table:table-cell office:value-type="float" office:value="10.0831405888604">
                <text:p>10.0831405888604</text:p>
              </table:table-cell>
              <table:table-cell office:value-type="float" office:value="10.0107915952517">
                <text:p>10.0107915952517</text:p>
              </table:table-cell>
              <table:table-cell office:value-type="float" office:value="8.70343256873272">
                <text:p>8.70343256873272</text:p>
              </table:table-cell>
              <table:table-cell office:value-type="float" office:value="7.94541652910752">
                <text:p>7.94541652910752</text:p>
              </table:table-cell>
              <table:table-cell office:value-type="float" office:value="10.4242600962239">
                <text:p>10.4242600962239</text:p>
              </table:table-cell>
              <table:table-cell office:value-type="float" office:value="12.2943185346166">
                <text:p>12.2943185346166</text:p>
              </table:table-cell>
              <table:table-cell office:value-type="float" office:value="9.52343858191386">
                <text:p>9.52343858191386</text:p>
              </table:table-cell>
            </table:table-row>
            <table:table-row>
              <table:table-cell office:value-type="string">
                <text:p>2020-11-15</text:p>
              </table:table-cell>
              <table:table-cell office:value-type="float" office:value="9.03065451532726">
                <text:p>9.03065451532726</text:p>
              </table:table-cell>
              <table:table-cell office:value-type="float" office:value="10.7673764564082">
                <text:p>10.7673764564082</text:p>
              </table:table-cell>
              <table:table-cell office:value-type="float" office:value="10.3083700440529">
                <text:p>10.3083700440529</text:p>
              </table:table-cell>
              <table:table-cell office:value-type="float" office:value="9.51226084613312">
                <text:p>9.51226084613312</text:p>
              </table:table-cell>
              <table:table-cell office:value-type="float" office:value="10.792741165234">
                <text:p>10.792741165234</text:p>
              </table:table-cell>
              <table:table-cell office:value-type="float" office:value="9.9437148217636">
                <text:p>9.9437148217636</text:p>
              </table:table-cell>
              <table:table-cell office:value-type="float" office:value="8.73074101247249">
                <text:p>8.73074101247249</text:p>
              </table:table-cell>
              <table:table-cell office:value-type="float" office:value="9.22537952510705">
                <text:p>9.22537952510705</text:p>
              </table:table-cell>
              <table:table-cell office:value-type="float" office:value="11.516958628401">
                <text:p>11.516958628401</text:p>
              </table:table-cell>
              <table:table-cell office:value-type="float" office:value="13.0013831258645">
                <text:p>13.0013831258645</text:p>
              </table:table-cell>
              <table:table-cell office:value-type="float" office:value="10.1974797818319">
                <text:p>10.1974797818319</text:p>
              </table:table-cell>
            </table:table-row>
            <table:table-row>
              <table:table-cell office:value-type="string">
                <text:p>2020-11-16</text:p>
              </table:table-cell>
              <table:table-cell office:value-type="float" office:value="10.371650821089">
                <text:p>10.371650821089</text:p>
              </table:table-cell>
              <table:table-cell office:value-type="float" office:value="10.6474109054967">
                <text:p>10.6474109054967</text:p>
              </table:table-cell>
              <table:table-cell office:value-type="float" office:value="9.77409524768932">
                <text:p>9.77409524768932</text:p>
              </table:table-cell>
              <table:table-cell office:value-type="float" office:value="9.62451544831066">
                <text:p>9.62451544831066</text:p>
              </table:table-cell>
              <table:table-cell office:value-type="float" office:value="9.88154043175997">
                <text:p>9.88154043175997</text:p>
              </table:table-cell>
              <table:table-cell office:value-type="float" office:value="10.0921077239574">
                <text:p>10.0921077239574</text:p>
              </table:table-cell>
              <table:table-cell office:value-type="float" office:value="9.06478908815357">
                <text:p>9.06478908815357</text:p>
              </table:table-cell>
              <table:table-cell office:value-type="float" office:value="8.37228372283723">
                <text:p>8.37228372283723</text:p>
              </table:table-cell>
              <table:table-cell office:value-type="float" office:value="9.57548398298463">
                <text:p>9.57548398298463</text:p>
              </table:table-cell>
              <table:table-cell office:value-type="float" office:value="9.51447988734464">
                <text:p>9.51447988734464</text:p>
              </table:table-cell>
              <table:table-cell office:value-type="float" office:value="9.72268926401686">
                <text:p>9.72268926401686</text:p>
              </table:table-cell>
            </table:table-row>
            <table:table-row>
              <table:table-cell office:value-type="string">
                <text:p>2020-11-17</text:p>
              </table:table-cell>
              <table:table-cell office:value-type="float" office:value="9.9917326089524">
                <text:p>9.9917326089524</text:p>
              </table:table-cell>
              <table:table-cell office:value-type="float" office:value="8.65317736326273">
                <text:p>8.65317736326273</text:p>
              </table:table-cell>
              <table:table-cell office:value-type="float" office:value="8.18278114517743">
                <text:p>8.18278114517743</text:p>
              </table:table-cell>
              <table:table-cell office:value-type="float" office:value="7.95488275452657">
                <text:p>7.95488275452657</text:p>
              </table:table-cell>
              <table:table-cell office:value-type="float" office:value="8.97338403041825">
                <text:p>8.97338403041825</text:p>
              </table:table-cell>
              <table:table-cell office:value-type="float" office:value="8.42659455105153">
                <text:p>8.42659455105153</text:p>
              </table:table-cell>
              <table:table-cell office:value-type="float" office:value="8.15474984808588">
                <text:p>8.15474984808588</text:p>
              </table:table-cell>
              <table:table-cell office:value-type="float" office:value="8.0669552067581">
                <text:p>8.0669552067581</text:p>
              </table:table-cell>
              <table:table-cell office:value-type="float" office:value="8.33073808782311">
                <text:p>8.33073808782311</text:p>
              </table:table-cell>
              <table:table-cell office:value-type="float" office:value="7.82337587006961">
                <text:p>7.82337587006961</text:p>
              </table:table-cell>
              <table:table-cell office:value-type="float" office:value="8.4365911762886">
                <text:p>8.4365911762886</text:p>
              </table:table-cell>
            </table:table-row>
            <table:table-row>
              <table:table-cell office:value-type="string">
                <text:p>2020-11-18</text:p>
              </table:table-cell>
              <table:table-cell office:value-type="float" office:value="8.91180748380272">
                <text:p>8.91180748380272</text:p>
              </table:table-cell>
              <table:table-cell office:value-type="float" office:value="8.5117773019272">
                <text:p>8.5117773019272</text:p>
              </table:table-cell>
              <table:table-cell office:value-type="float" office:value="7.35235168359166">
                <text:p>7.35235168359166</text:p>
              </table:table-cell>
              <table:table-cell office:value-type="float" office:value="7.47208983482405">
                <text:p>7.47208983482405</text:p>
              </table:table-cell>
              <table:table-cell office:value-type="float" office:value="8.19666633128752">
                <text:p>8.19666633128752</text:p>
              </table:table-cell>
              <table:table-cell office:value-type="float" office:value="8.39869507878115">
                <text:p>8.39869507878115</text:p>
              </table:table-cell>
              <table:table-cell office:value-type="float" office:value="8.07678917789825">
                <text:p>8.07678917789825</text:p>
              </table:table-cell>
              <table:table-cell office:value-type="float" office:value="7.69681960375391">
                <text:p>7.69681960375391</text:p>
              </table:table-cell>
              <table:table-cell office:value-type="float" office:value="8.67757510729614">
                <text:p>8.67757510729614</text:p>
              </table:table-cell>
              <table:table-cell office:value-type="float" office:value="8.24782951854775">
                <text:p>8.24782951854775</text:p>
              </table:table-cell>
              <table:table-cell office:value-type="float" office:value="8.06410429017776">
                <text:p>8.06410429017776</text:p>
              </table:table-cell>
            </table:table-row>
            <table:table-row>
              <table:table-cell office:value-type="string">
                <text:p>2020-11-19</text:p>
              </table:table-cell>
              <table:table-cell office:value-type="float" office:value="8.63606121091151">
                <text:p>8.63606121091151</text:p>
              </table:table-cell>
              <table:table-cell office:value-type="float" office:value="7.30340781754664">
                <text:p>7.30340781754664</text:p>
              </table:table-cell>
              <table:table-cell office:value-type="float" office:value="6.48122305950941">
                <text:p>6.48122305950941</text:p>
              </table:table-cell>
              <table:table-cell office:value-type="float" office:value="6.61313994647328">
                <text:p>6.61313994647328</text:p>
              </table:table-cell>
              <table:table-cell office:value-type="float" office:value="7.28107867832271">
                <text:p>7.28107867832271</text:p>
              </table:table-cell>
              <table:table-cell office:value-type="float" office:value="7.26620741719355">
                <text:p>7.26620741719355</text:p>
              </table:table-cell>
              <table:table-cell office:value-type="float" office:value="7.13132524562941">
                <text:p>7.13132524562941</text:p>
              </table:table-cell>
              <table:table-cell office:value-type="float" office:value="7.04615384615385">
                <text:p>7.04615384615385</text:p>
              </table:table-cell>
              <table:table-cell office:value-type="float" office:value="7.72069946148726">
                <text:p>7.72069946148726</text:p>
              </table:table-cell>
              <table:table-cell office:value-type="float" office:value="7.00282438943346">
                <text:p>7.00282438943346</text:p>
              </table:table-cell>
              <table:table-cell office:value-type="float" office:value="7.10638692907538">
                <text:p>7.10638692907538</text:p>
              </table:table-cell>
            </table:table-row>
            <table:table-row>
              <table:table-cell office:value-type="string">
                <text:p>2020-11-20</text:p>
              </table:table-cell>
              <table:table-cell office:value-type="float" office:value="8.30564784053156">
                <text:p>8.30564784053156</text:p>
              </table:table-cell>
              <table:table-cell office:value-type="float" office:value="7.02086110163975">
                <text:p>7.02086110163975</text:p>
              </table:table-cell>
              <table:table-cell office:value-type="float" office:value="6.67377532459387">
                <text:p>6.67377532459387</text:p>
              </table:table-cell>
              <table:table-cell office:value-type="float" office:value="6.09039002357754">
                <text:p>6.09039002357754</text:p>
              </table:table-cell>
              <table:table-cell office:value-type="float" office:value="6.89922703370593">
                <text:p>6.89922703370593</text:p>
              </table:table-cell>
              <table:table-cell office:value-type="float" office:value="6.64519207826294">
                <text:p>6.64519207826294</text:p>
              </table:table-cell>
              <table:table-cell office:value-type="float" office:value="5.839959265207">
                <text:p>5.839959265207</text:p>
              </table:table-cell>
              <table:table-cell office:value-type="float" office:value="5.44440464616487">
                <text:p>5.44440464616487</text:p>
              </table:table-cell>
              <table:table-cell office:value-type="float" office:value="6.83241482965932">
                <text:p>6.83241482965932</text:p>
              </table:table-cell>
              <table:table-cell office:value-type="float" office:value="7.51318539158125">
                <text:p>7.51318539158125</text:p>
              </table:table-cell>
              <table:table-cell office:value-type="float" office:value="6.58385897861521">
                <text:p>6.58385897861521</text:p>
              </table:table-cell>
            </table:table-row>
            <table:table-row>
              <table:table-cell office:value-type="string">
                <text:p>2020-11-21</text:p>
              </table:table-cell>
              <table:table-cell office:value-type="float" office:value="7.21048798252003">
                <text:p>7.21048798252003</text:p>
              </table:table-cell>
              <table:table-cell office:value-type="float" office:value="7.52384586035864">
                <text:p>7.52384586035864</text:p>
              </table:table-cell>
              <table:table-cell office:value-type="float" office:value="7.71566996890592">
                <text:p>7.71566996890592</text:p>
              </table:table-cell>
              <table:table-cell office:value-type="float" office:value="6.75444371296906">
                <text:p>6.75444371296906</text:p>
              </table:table-cell>
              <table:table-cell office:value-type="float" office:value="7.22558922558923">
                <text:p>7.22558922558923</text:p>
              </table:table-cell>
              <table:table-cell office:value-type="float" office:value="7.02855566285005">
                <text:p>7.02855566285005</text:p>
              </table:table-cell>
              <table:table-cell office:value-type="float" office:value="5.50125421676326">
                <text:p>5.50125421676326</text:p>
              </table:table-cell>
              <table:table-cell office:value-type="float" office:value="5.03214364885835">
                <text:p>5.03214364885835</text:p>
              </table:table-cell>
              <table:table-cell office:value-type="float" office:value="7.23397635345364">
                <text:p>7.23397635345364</text:p>
              </table:table-cell>
              <table:table-cell office:value-type="float" office:value="7.7957916522939">
                <text:p>7.7957916522939</text:p>
              </table:table-cell>
              <table:table-cell office:value-type="float" office:value="6.87469203653868">
                <text:p>6.87469203653868</text:p>
              </table:table-cell>
            </table:table-row>
            <table:table-row>
              <table:table-cell office:value-type="string">
                <text:p>2020-11-22</text:p>
              </table:table-cell>
              <table:table-cell office:value-type="float" office:value="6.40535372848948">
                <text:p>6.40535372848948</text:p>
              </table:table-cell>
              <table:table-cell office:value-type="float" office:value="8.34136933461909">
                <text:p>8.34136933461909</text:p>
              </table:table-cell>
              <table:table-cell office:value-type="float" office:value="7.63506955677774">
                <text:p>7.63506955677774</text:p>
              </table:table-cell>
              <table:table-cell office:value-type="float" office:value="7.12589073634204">
                <text:p>7.12589073634204</text:p>
              </table:table-cell>
              <table:table-cell office:value-type="float" office:value="8.34735779198923">
                <text:p>8.34735779198923</text:p>
              </table:table-cell>
              <table:table-cell office:value-type="float" office:value="8.09688581314879">
                <text:p>8.09688581314879</text:p>
              </table:table-cell>
              <table:table-cell office:value-type="float" office:value="5.60213414634146">
                <text:p>5.60213414634146</text:p>
              </table:table-cell>
              <table:table-cell office:value-type="float" office:value="5.84121760592349">
                <text:p>5.84121760592349</text:p>
              </table:table-cell>
              <table:table-cell office:value-type="float" office:value="7.83794017417645">
                <text:p>7.83794017417645</text:p>
              </table:table-cell>
              <table:table-cell office:value-type="float" office:value="9.71147079521464">
                <text:p>9.71147079521464</text:p>
              </table:table-cell>
              <table:table-cell office:value-type="float" office:value="7.45806871844976">
                <text:p>7.45806871844976</text:p>
              </table:table-cell>
            </table:table-row>
            <table:table-row>
              <table:table-cell office:value-type="string">
                <text:p>2020-11-23</text:p>
              </table:table-cell>
              <table:table-cell office:value-type="float" office:value="7.99748110831234">
                <text:p>7.99748110831234</text:p>
              </table:table-cell>
              <table:table-cell office:value-type="float" office:value="8.41283607979185">
                <text:p>8.41283607979185</text:p>
              </table:table-cell>
              <table:table-cell office:value-type="float" office:value="6.74479643532931">
                <text:p>6.74479643532931</text:p>
              </table:table-cell>
              <table:table-cell office:value-type="float" office:value="6.90547647236983">
                <text:p>6.90547647236983</text:p>
              </table:table-cell>
              <table:table-cell office:value-type="float" office:value="7.42571460851881">
                <text:p>7.42571460851881</text:p>
              </table:table-cell>
              <table:table-cell office:value-type="float" office:value="7.19788498166416">
                <text:p>7.19788498166416</text:p>
              </table:table-cell>
              <table:table-cell office:value-type="float" office:value="5.46057851835822">
                <text:p>5.46057851835822</text:p>
              </table:table-cell>
              <table:table-cell office:value-type="float" office:value="5.39062853011613">
                <text:p>5.39062853011613</text:p>
              </table:table-cell>
              <table:table-cell office:value-type="float" office:value="6.76455948232952">
                <text:p>6.76455948232952</text:p>
              </table:table-cell>
              <table:table-cell office:value-type="float" office:value="6.94578001331459">
                <text:p>6.94578001331459</text:p>
              </table:table-cell>
              <table:table-cell office:value-type="float" office:value="6.89156046753489">
                <text:p>6.89156046753489</text:p>
              </table:table-cell>
            </table:table-row>
            <table:table-row>
              <table:table-cell office:value-type="string">
                <text:p>2020-11-24</text:p>
              </table:table-cell>
              <table:table-cell office:value-type="float" office:value="6.3682510383018">
                <text:p>6.3682510383018</text:p>
              </table:table-cell>
              <table:table-cell office:value-type="float" office:value="6.86506594521475">
                <text:p>6.86506594521475</text:p>
              </table:table-cell>
              <table:table-cell office:value-type="float" office:value="5.88569198566715">
                <text:p>5.88569198566715</text:p>
              </table:table-cell>
              <table:table-cell office:value-type="float" office:value="5.99616297596982">
                <text:p>5.99616297596982</text:p>
              </table:table-cell>
              <table:table-cell office:value-type="float" office:value="6.74137931034483">
                <text:p>6.74137931034483</text:p>
              </table:table-cell>
              <table:table-cell office:value-type="float" office:value="6.47699968659679">
                <text:p>6.47699968659679</text:p>
              </table:table-cell>
              <table:table-cell office:value-type="float" office:value="5.65197428833793">
                <text:p>5.65197428833793</text:p>
              </table:table-cell>
              <table:table-cell office:value-type="float" office:value="5.83573064052134">
                <text:p>5.83573064052134</text:p>
              </table:table-cell>
              <table:table-cell office:value-type="float" office:value="7.28266090297791">
                <text:p>7.28266090297791</text:p>
              </table:table-cell>
              <table:table-cell office:value-type="float" office:value="7.86535577403766">
                <text:p>7.86535577403766</text:p>
              </table:table-cell>
              <table:table-cell office:value-type="float" office:value="6.41109975880232">
                <text:p>6.41109975880232</text:p>
              </table:table-cell>
            </table:table-row>
            <table:table-row>
              <table:table-cell office:value-type="string">
                <text:p>2020-11-25</text:p>
              </table:table-cell>
              <table:table-cell office:value-type="float" office:value="7.55598517802481">
                <text:p>7.55598517802481</text:p>
              </table:table-cell>
              <table:table-cell office:value-type="float" office:value="6.72139558748076">
                <text:p>6.72139558748076</text:p>
              </table:table-cell>
              <table:table-cell office:value-type="float" office:value="6.01615955743194">
                <text:p>6.01615955743194</text:p>
              </table:table-cell>
              <table:table-cell office:value-type="float" office:value="6.10719027321641">
                <text:p>6.10719027321641</text:p>
              </table:table-cell>
              <table:table-cell office:value-type="float" office:value="6.66965419374113">
                <text:p>6.66965419374113</text:p>
              </table:table-cell>
              <table:table-cell office:value-type="float" office:value="6.63742352533764">
                <text:p>6.63742352533764</text:p>
              </table:table-cell>
              <table:table-cell office:value-type="float" office:value="5.61116965226554">
                <text:p>5.61116965226554</text:p>
              </table:table-cell>
              <table:table-cell office:value-type="float" office:value="5.81176306425731">
                <text:p>5.81176306425731</text:p>
              </table:table-cell>
              <table:table-cell office:value-type="float" office:value="7.48918066456393">
                <text:p>7.48918066456393</text:p>
              </table:table-cell>
              <table:table-cell office:value-type="float" office:value="8.03827751196172">
                <text:p>8.03827751196172</text:p>
              </table:table-cell>
              <table:table-cell office:value-type="float" office:value="6.48365744779106">
                <text:p>6.48365744779106</text:p>
              </table:table-cell>
            </table:table-row>
            <table:table-row>
              <table:table-cell office:value-type="string">
                <text:p>2020-11-26</text:p>
              </table:table-cell>
              <table:table-cell office:value-type="float" office:value="7.45551601423488">
                <text:p>7.45551601423488</text:p>
              </table:table-cell>
              <table:table-cell office:value-type="float" office:value="6.70645313640462">
                <text:p>6.70645313640462</text:p>
              </table:table-cell>
              <table:table-cell office:value-type="float" office:value="5.9769637854104">
                <text:p>5.9769637854104</text:p>
              </table:table-cell>
              <table:table-cell office:value-type="float" office:value="5.65002920750308">
                <text:p>5.65002920750308</text:p>
              </table:table-cell>
              <table:table-cell office:value-type="float" office:value="6.26671761559037">
                <text:p>6.26671761559037</text:p>
              </table:table-cell>
              <table:table-cell office:value-type="float" office:value="6.06092846756747">
                <text:p>6.06092846756747</text:p>
              </table:table-cell>
              <table:table-cell office:value-type="float" office:value="5.11236501605215">
                <text:p>5.11236501605215</text:p>
              </table:table-cell>
              <table:table-cell office:value-type="float" office:value="4.97930595351799">
                <text:p>4.97930595351799</text:p>
              </table:table-cell>
              <table:table-cell office:value-type="float" office:value="6.60816032484118">
                <text:p>6.60816032484118</text:p>
              </table:table-cell>
              <table:table-cell office:value-type="float" office:value="6.56827912908809">
                <text:p>6.56827912908809</text:p>
              </table:table-cell>
              <table:table-cell office:value-type="float" office:value="6.01923003035309">
                <text:p>6.01923003035309</text:p>
              </table:table-cell>
            </table:table-row>
            <table:table-row>
              <table:table-cell office:value-type="string">
                <text:p>2020-11-27</text:p>
              </table:table-cell>
              <table:table-cell office:value-type="float" office:value="6.88264938804896">
                <text:p>6.88264938804896</text:p>
              </table:table-cell>
              <table:table-cell office:value-type="float" office:value="6.92523056653491">
                <text:p>6.92523056653491</text:p>
              </table:table-cell>
              <table:table-cell office:value-type="float" office:value="5.86293456208521">
                <text:p>5.86293456208521</text:p>
              </table:table-cell>
              <table:table-cell office:value-type="float" office:value="5.20695102685624">
                <text:p>5.20695102685624</text:p>
              </table:table-cell>
              <table:table-cell office:value-type="float" office:value="5.86645831298629">
                <text:p>5.86645831298629</text:p>
              </table:table-cell>
              <table:table-cell office:value-type="float" office:value="5.70934820176726">
                <text:p>5.70934820176726</text:p>
              </table:table-cell>
              <table:table-cell office:value-type="float" office:value="4.43486667203738">
                <text:p>4.43486667203738</text:p>
              </table:table-cell>
              <table:table-cell office:value-type="float" office:value="4.44525699958211">
                <text:p>4.44525699958211</text:p>
              </table:table-cell>
              <table:table-cell office:value-type="float" office:value="5.92821615808576">
                <text:p>5.92821615808576</text:p>
              </table:table-cell>
              <table:table-cell office:value-type="float" office:value="6.61450924608819">
                <text:p>6.61450924608819</text:p>
              </table:table-cell>
              <table:table-cell office:value-type="float" office:value="5.64708334466103">
                <text:p>5.64708334466103</text:p>
              </table:table-cell>
            </table:table-row>
            <table:table-row>
              <table:table-cell office:value-type="string">
                <text:p>2020-11-28</text:p>
              </table:table-cell>
              <table:table-cell office:value-type="float" office:value="6.0374149659864">
                <text:p>6.0374149659864</text:p>
              </table:table-cell>
              <table:table-cell office:value-type="float" office:value="7.99024390243902">
                <text:p>7.99024390243902</text:p>
              </table:table-cell>
              <table:table-cell office:value-type="float" office:value="6.06245239908606">
                <text:p>6.06245239908606</text:p>
              </table:table-cell>
              <table:table-cell office:value-type="float" office:value="5.95155227620771">
                <text:p>5.95155227620771</text:p>
              </table:table-cell>
              <table:table-cell office:value-type="float" office:value="6.5842124408876">
                <text:p>6.5842124408876</text:p>
              </table:table-cell>
              <table:table-cell office:value-type="float" office:value="6.39780405405405">
                <text:p>6.39780405405405</text:p>
              </table:table-cell>
              <table:table-cell office:value-type="float" office:value="4.61629180355488">
                <text:p>4.61629180355488</text:p>
              </table:table-cell>
              <table:table-cell office:value-type="float" office:value="4.37392795883362">
                <text:p>4.37392795883362</text:p>
              </table:table-cell>
              <table:table-cell office:value-type="float" office:value="6.34092346616066">
                <text:p>6.34092346616066</text:p>
              </table:table-cell>
              <table:table-cell office:value-type="float" office:value="8.15356489945155">
                <text:p>8.15356489945155</text:p>
              </table:table-cell>
              <table:table-cell office:value-type="float" office:value="6.10881099766862">
                <text:p>6.10881099766862</text:p>
              </table:table-cell>
            </table:table-row>
            <table:table-row>
              <table:table-cell office:value-type="string">
                <text:p>2020-11-29</text:p>
              </table:table-cell>
              <table:table-cell office:value-type="float" office:value="4.4979079497908">
                <text:p>4.4979079497908</text:p>
              </table:table-cell>
              <table:table-cell office:value-type="float" office:value="7.25758477096966">
                <text:p>7.25758477096966</text:p>
              </table:table-cell>
              <table:table-cell office:value-type="float" office:value="6.83561187062354">
                <text:p>6.83561187062354</text:p>
              </table:table-cell>
              <table:table-cell office:value-type="float" office:value="7.49701314217443">
                <text:p>7.49701314217443</text:p>
              </table:table-cell>
              <table:table-cell office:value-type="float" office:value="7.3632538569425">
                <text:p>7.3632538569425</text:p>
              </table:table-cell>
              <table:table-cell office:value-type="float" office:value="6.46942800788955">
                <text:p>6.46942800788955</text:p>
              </table:table-cell>
              <table:table-cell office:value-type="float" office:value="5.16775935210181">
                <text:p>5.16775935210181</text:p>
              </table:table-cell>
              <table:table-cell office:value-type="float" office:value="5.46636085626911">
                <text:p>5.46636085626911</text:p>
              </table:table-cell>
              <table:table-cell office:value-type="float" office:value="7.70941438102298">
                <text:p>7.70941438102298</text:p>
              </table:table-cell>
              <table:table-cell office:value-type="float" office:value="8.45070422535211">
                <text:p>8.45070422535211</text:p>
              </table:table-cell>
              <table:table-cell office:value-type="float" office:value="6.76369142760999">
                <text:p>6.76369142760999</text:p>
              </table:table-cell>
            </table:table-row>
            <table:table-row>
              <table:table-cell office:value-type="string">
                <text:p>2020-11-30</text:p>
              </table:table-cell>
              <table:table-cell office:value-type="float" office:value="7.81109445277361">
                <text:p>7.81109445277361</text:p>
              </table:table-cell>
              <table:table-cell office:value-type="float" office:value="8.12826927450534">
                <text:p>8.12826927450534</text:p>
              </table:table-cell>
              <table:table-cell office:value-type="float" office:value="6.86753616621897">
                <text:p>6.86753616621897</text:p>
              </table:table-cell>
              <table:table-cell office:value-type="float" office:value="6.69183661335395">
                <text:p>6.69183661335395</text:p>
              </table:table-cell>
              <table:table-cell office:value-type="float" office:value="7.03559254368455">
                <text:p>7.03559254368455</text:p>
              </table:table-cell>
              <table:table-cell office:value-type="float" office:value="6.61870064937045">
                <text:p>6.61870064937045</text:p>
              </table:table-cell>
              <table:table-cell office:value-type="float" office:value="5.37238740064763">
                <text:p>5.37238740064763</text:p>
              </table:table-cell>
              <table:table-cell office:value-type="float" office:value="4.63013449654671">
                <text:p>4.63013449654671</text:p>
              </table:table-cell>
              <table:table-cell office:value-type="float" office:value="6.71903194989916">
                <text:p>6.71903194989916</text:p>
              </table:table-cell>
              <table:table-cell office:value-type="float" office:value="7.67961012419431">
                <text:p>7.67961012419431</text:p>
              </table:table-cell>
              <table:table-cell office:value-type="float" office:value="6.62909566401664">
                <text:p>6.62909566401664</text:p>
              </table:table-cell>
            </table:table-row>
            <table:table-row>
              <table:table-cell office:value-type="string">
                <text:p>2020-12-01</text:p>
              </table:table-cell>
              <table:table-cell office:value-type="float" office:value="7.87226141849239">
                <text:p>7.87226141849239</text:p>
              </table:table-cell>
              <table:table-cell office:value-type="float" office:value="6.90102141338726">
                <text:p>6.90102141338726</text:p>
              </table:table-cell>
              <table:table-cell office:value-type="float" office:value="5.98123965422108">
                <text:p>5.98123965422108</text:p>
              </table:table-cell>
              <table:table-cell office:value-type="float" office:value="5.94712903115489">
                <text:p>5.94712903115489</text:p>
              </table:table-cell>
              <table:table-cell office:value-type="float" office:value="6.53391181814811">
                <text:p>6.53391181814811</text:p>
              </table:table-cell>
              <table:table-cell office:value-type="float" office:value="6.10506912442396">
                <text:p>6.10506912442396</text:p>
              </table:table-cell>
              <table:table-cell office:value-type="float" office:value="4.7873337080757">
                <text:p>4.7873337080757</text:p>
              </table:table-cell>
              <table:table-cell office:value-type="float" office:value="4.94291960165169">
                <text:p>4.94291960165169</text:p>
              </table:table-cell>
              <table:table-cell office:value-type="float" office:value="7.34484721958626">
                <text:p>7.34484721958626</text:p>
              </table:table-cell>
              <table:table-cell office:value-type="float" office:value="7.96033731813548">
                <text:p>7.96033731813548</text:p>
              </table:table-cell>
              <table:table-cell office:value-type="float" office:value="6.21034339427993">
                <text:p>6.21034339427993</text:p>
              </table:table-cell>
            </table:table-row>
            <table:table-row>
              <table:table-cell office:value-type="string">
                <text:p>2020-12-02</text:p>
              </table:table-cell>
              <table:table-cell office:value-type="float" office:value="7.28043143297381">
                <text:p>7.28043143297381</text:p>
              </table:table-cell>
              <table:table-cell office:value-type="float" office:value="7.3480399936518">
                <text:p>7.3480399936518</text:p>
              </table:table-cell>
              <table:table-cell office:value-type="float" office:value="6.22768285659436">
                <text:p>6.22768285659436</text:p>
              </table:table-cell>
              <table:table-cell office:value-type="float" office:value="5.91689750692521">
                <text:p>5.91689750692521</text:p>
              </table:table-cell>
              <table:table-cell office:value-type="float" office:value="6.34132443322887">
                <text:p>6.34132443322887</text:p>
              </table:table-cell>
              <table:table-cell office:value-type="float" office:value="6.22427341898466">
                <text:p>6.22427341898466</text:p>
              </table:table-cell>
              <table:table-cell office:value-type="float" office:value="5.33203547479991">
                <text:p>5.33203547479991</text:p>
              </table:table-cell>
              <table:table-cell office:value-type="float" office:value="5.63158271834922">
                <text:p>5.63158271834922</text:p>
              </table:table-cell>
              <table:table-cell office:value-type="float" office:value="7.25758030621435">
                <text:p>7.25758030621435</text:p>
              </table:table-cell>
              <table:table-cell office:value-type="float" office:value="8.1754195993503">
                <text:p>8.1754195993503</text:p>
              </table:table-cell>
              <table:table-cell office:value-type="float" office:value="6.38113240918839">
                <text:p>6.38113240918839</text:p>
              </table:table-cell>
            </table:table-row>
            <table:table-row>
              <table:table-cell office:value-type="string">
                <text:p>2020-12-03</text:p>
              </table:table-cell>
              <table:table-cell office:value-type="float" office:value="7.75444264943457">
                <text:p>7.75444264943457</text:p>
              </table:table-cell>
              <table:table-cell office:value-type="float" office:value="7.21245553436098">
                <text:p>7.21245553436098</text:p>
              </table:table-cell>
              <table:table-cell office:value-type="float" office:value="5.90784982935154">
                <text:p>5.90784982935154</text:p>
              </table:table-cell>
              <table:table-cell office:value-type="float" office:value="5.52079618763575">
                <text:p>5.52079618763575</text:p>
              </table:table-cell>
              <table:table-cell office:value-type="float" office:value="5.93475973342687">
                <text:p>5.93475973342687</text:p>
              </table:table-cell>
              <table:table-cell office:value-type="float" office:value="6.14537364601189">
                <text:p>6.14537364601189</text:p>
              </table:table-cell>
              <table:table-cell office:value-type="float" office:value="5.30404235317401">
                <text:p>5.30404235317401</text:p>
              </table:table-cell>
              <table:table-cell office:value-type="float" office:value="4.79266925967434">
                <text:p>4.79266925967434</text:p>
              </table:table-cell>
              <table:table-cell office:value-type="float" office:value="6.46835005188516">
                <text:p>6.46835005188516</text:p>
              </table:table-cell>
              <table:table-cell office:value-type="float" office:value="7.12924897222501">
                <text:p>7.12924897222501</text:p>
              </table:table-cell>
              <table:table-cell office:value-type="float" office:value="6.01125081735641">
                <text:p>6.01125081735641</text:p>
              </table:table-cell>
            </table:table-row>
            <table:table-row>
              <table:table-cell office:value-type="string">
                <text:p>2020-12-04</text:p>
              </table:table-cell>
              <table:table-cell office:value-type="float" office:value="7.48012331656661">
                <text:p>7.48012331656661</text:p>
              </table:table-cell>
              <table:table-cell office:value-type="float" office:value="7.00114547537228">
                <text:p>7.00114547537228</text:p>
              </table:table-cell>
              <table:table-cell office:value-type="float" office:value="5.73347966344075">
                <text:p>5.73347966344075</text:p>
              </table:table-cell>
              <table:table-cell office:value-type="float" office:value="5.5548593270255">
                <text:p>5.5548593270255</text:p>
              </table:table-cell>
              <table:table-cell office:value-type="float" office:value="5.98225518108985">
                <text:p>5.98225518108985</text:p>
              </table:table-cell>
              <table:table-cell office:value-type="float" office:value="5.61417348716432">
                <text:p>5.61417348716432</text:p>
              </table:table-cell>
              <table:table-cell office:value-type="float" office:value="4.84496883697229">
                <text:p>4.84496883697229</text:p>
              </table:table-cell>
              <table:table-cell office:value-type="float" office:value="4.17191515090442">
                <text:p>4.17191515090442</text:p>
              </table:table-cell>
              <table:table-cell office:value-type="float" office:value="5.88195432676018">
                <text:p>5.88195432676018</text:p>
              </table:table-cell>
              <table:table-cell office:value-type="float" office:value="7.78688524590164">
                <text:p>7.78688524590164</text:p>
              </table:table-cell>
              <table:table-cell office:value-type="float" office:value="5.74107583484126">
                <text:p>5.74107583484126</text:p>
              </table:table-cell>
            </table:table-row>
            <table:table-row>
              <table:table-cell office:value-type="string">
                <text:p>2020-12-05</text:p>
              </table:table-cell>
              <table:table-cell office:value-type="float" office:value="9.45372204924993">
                <text:p>9.45372204924993</text:p>
              </table:table-cell>
              <table:table-cell office:value-type="float" office:value="7.36975857687421">
                <text:p>7.36975857687421</text:p>
              </table:table-cell>
              <table:table-cell office:value-type="float" office:value="6.413186508761">
                <text:p>6.413186508761</text:p>
              </table:table-cell>
              <table:table-cell office:value-type="float" office:value="6.19282195636875">
                <text:p>6.19282195636875</text:p>
              </table:table-cell>
              <table:table-cell office:value-type="float" office:value="6.74322526433723">
                <text:p>6.74322526433723</text:p>
              </table:table-cell>
              <table:table-cell office:value-type="float" office:value="6.33387010198604">
                <text:p>6.33387010198604</text:p>
              </table:table-cell>
              <table:table-cell office:value-type="float" office:value="4.77961541505104">
                <text:p>4.77961541505104</text:p>
              </table:table-cell>
              <table:table-cell office:value-type="float" office:value="4.19101349989925">
                <text:p>4.19101349989925</text:p>
              </table:table-cell>
              <table:table-cell office:value-type="float" office:value="6.54233274126702">
                <text:p>6.54233274126702</text:p>
              </table:table-cell>
              <table:table-cell office:value-type="float" office:value="8.12433768986224">
                <text:p>8.12433768986224</text:p>
              </table:table-cell>
              <table:table-cell office:value-type="float" office:value="6.25706926213537">
                <text:p>6.25706926213537</text:p>
              </table:table-cell>
            </table:table-row>
            <table:table-row>
              <table:table-cell office:value-type="string">
                <text:p>2020-12-06</text:p>
              </table:table-cell>
              <table:table-cell office:value-type="float" office:value="4.4955044955045">
                <text:p>4.495504495504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6.21225194132873">
                <text:p>6.21225194132873</text:p>
              </table:table-cell>
              <table:table-cell office:value-type="float" office:value="6.5106268496099">
                <text:p>6.5106268496099</text:p>
              </table:table-cell>
              <table:table-cell office:value-type="float" office:value="6.98906922822127">
                <text:p>6.98906922822127</text:p>
              </table:table-cell>
              <table:table-cell office:value-type="float" office:value="6.40941792020929">
                <text:p>6.40941792020929</text:p>
              </table:table-cell>
              <table:table-cell office:value-type="float" office:value="5.49527476373819">
                <text:p>5.49527476373819</text:p>
              </table:table-cell>
              <table:table-cell office:value-type="float" office:value="5.81766583894998">
                <text:p>5.81766583894998</text:p>
              </table:table-cell>
              <table:table-cell office:value-type="float" office:value="7.90343915343915">
                <text:p>7.90343915343915</text:p>
              </table:table-cell>
              <table:table-cell office:value-type="float" office:value="9.01339829476249">
                <text:p>9.01339829476249</text:p>
              </table:table-cell>
              <table:table-cell office:value-type="float" office:value="6.64620514569361">
                <text:p>6.64620514569361</text:p>
              </table:table-cell>
            </table:table-row>
            <table:table-row>
              <table:table-cell office:value-type="string">
                <text:p>2020-12-07</text:p>
              </table:table-cell>
              <table:table-cell office:value-type="float" office:value="8.0089485458613">
                <text:p>8.0089485458613</text:p>
              </table:table-cell>
              <table:table-cell office:value-type="float" office:value="8.10434626436782">
                <text:p>8.10434626436782</text:p>
              </table:table-cell>
              <table:table-cell office:value-type="float" office:value="6.73911138375252">
                <text:p>6.73911138375252</text:p>
              </table:table-cell>
              <table:table-cell office:value-type="float" office:value="6.56067777109536">
                <text:p>6.56067777109536</text:p>
              </table:table-cell>
              <table:table-cell office:value-type="float" office:value="6.85494223363286">
                <text:p>6.85494223363286</text:p>
              </table:table-cell>
              <table:table-cell office:value-type="float" office:value="6.55728694313903">
                <text:p>6.55728694313903</text:p>
              </table:table-cell>
              <table:table-cell office:value-type="float" office:value="5.28007346189164">
                <text:p>5.28007346189164</text:p>
              </table:table-cell>
              <table:table-cell office:value-type="float" office:value="4.72955761229515">
                <text:p>4.72955761229515</text:p>
              </table:table-cell>
              <table:table-cell office:value-type="float" office:value="6.17995517130964">
                <text:p>6.17995517130964</text:p>
              </table:table-cell>
              <table:table-cell office:value-type="float" office:value="7.75587501076009">
                <text:p>7.75587501076009</text:p>
              </table:table-cell>
              <table:table-cell office:value-type="float" office:value="6.50224563693723">
                <text:p>6.50224563693723</text:p>
              </table:table-cell>
            </table:table-row>
            <table:table-row>
              <table:table-cell office:value-type="string">
                <text:p>2020-12-08</text:p>
              </table:table-cell>
              <table:table-cell office:value-type="float" office:value="6.82656826568266">
                <text:p>6.82656826568266</text:p>
              </table:table-cell>
              <table:table-cell office:value-type="float" office:value="6.89879899450703">
                <text:p>6.89879899450703</text:p>
              </table:table-cell>
              <table:table-cell office:value-type="float" office:value="5.91171916964201">
                <text:p>5.91171916964201</text:p>
              </table:table-cell>
              <table:table-cell office:value-type="float" office:value="5.59694976424705">
                <text:p>5.59694976424705</text:p>
              </table:table-cell>
              <table:table-cell office:value-type="float" office:value="5.99640346575119">
                <text:p>5.99640346575119</text:p>
              </table:table-cell>
              <table:table-cell office:value-type="float" office:value="5.80387797142203">
                <text:p>5.80387797142203</text:p>
              </table:table-cell>
              <table:table-cell office:value-type="float" office:value="4.93425021112318">
                <text:p>4.93425021112318</text:p>
              </table:table-cell>
              <table:table-cell office:value-type="float" office:value="4.84588496981252">
                <text:p>4.84588496981252</text:p>
              </table:table-cell>
              <table:table-cell office:value-type="float" office:value="6.30575583526824">
                <text:p>6.30575583526824</text:p>
              </table:table-cell>
              <table:table-cell office:value-type="float" office:value="7.35669090565681">
                <text:p>7.35669090565681</text:p>
              </table:table-cell>
              <table:table-cell office:value-type="float" office:value="5.87987345759809">
                <text:p>5.87987345759809</text:p>
              </table:table-cell>
            </table:table-row>
            <table:table-row>
              <table:table-cell office:value-type="string">
                <text:p>2020-12-09</text:p>
              </table:table-cell>
              <table:table-cell office:value-type="float" office:value="7.83929446349829">
                <text:p>7.83929446349829</text:p>
              </table:table-cell>
              <table:table-cell office:value-type="float" office:value="7.10837671557028">
                <text:p>7.10837671557028</text:p>
              </table:table-cell>
              <table:table-cell office:value-type="float" office:value="5.91045156359468">
                <text:p>5.91045156359468</text:p>
              </table:table-cell>
              <table:table-cell office:value-type="float" office:value="5.63275202835028">
                <text:p>5.63275202835028</text:p>
              </table:table-cell>
              <table:table-cell office:value-type="float" office:value="6.2556600487635">
                <text:p>6.2556600487635</text:p>
              </table:table-cell>
              <table:table-cell office:value-type="float" office:value="5.83096667505482">
                <text:p>5.83096667505482</text:p>
              </table:table-cell>
              <table:table-cell office:value-type="float" office:value="5.27957649950371">
                <text:p>5.27957649950371</text:p>
              </table:table-cell>
              <table:table-cell office:value-type="float" office:value="5.5978674790556">
                <text:p>5.5978674790556</text:p>
              </table:table-cell>
              <table:table-cell office:value-type="float" office:value="7.13354577056779">
                <text:p>7.13354577056779</text:p>
              </table:table-cell>
              <table:table-cell office:value-type="float" office:value="7.64666368114644">
                <text:p>7.64666368114644</text:p>
              </table:table-cell>
              <table:table-cell office:value-type="float" office:value="6.15337073768988">
                <text:p>6.15337073768988</text:p>
              </table:table-cell>
            </table:table-row>
            <table:table-row>
              <table:table-cell office:value-type="string">
                <text:p>2020-12-10</text:p>
              </table:table-cell>
              <table:table-cell office:value-type="float" office:value="7.46803069053708">
                <text:p>7.46803069053708</text:p>
              </table:table-cell>
              <table:table-cell office:value-type="float" office:value="6.9243301955105">
                <text:p>6.9243301955105</text:p>
              </table:table-cell>
              <table:table-cell office:value-type="float" office:value="5.68128927158483">
                <text:p>5.68128927158483</text:p>
              </table:table-cell>
              <table:table-cell office:value-type="float" office:value="5.39043239799452">
                <text:p>5.39043239799452</text:p>
              </table:table-cell>
              <table:table-cell office:value-type="float" office:value="6.06365264381539">
                <text:p>6.06365264381539</text:p>
              </table:table-cell>
              <table:table-cell office:value-type="float" office:value="5.97111586037174">
                <text:p>5.97111586037174</text:p>
              </table:table-cell>
              <table:table-cell office:value-type="float" office:value="5.2555638144375">
                <text:p>5.2555638144375</text:p>
              </table:table-cell>
              <table:table-cell office:value-type="float" office:value="5.47904370118643">
                <text:p>5.47904370118643</text:p>
              </table:table-cell>
              <table:table-cell office:value-type="float" office:value="6.93114754098361">
                <text:p>6.93114754098361</text:p>
              </table:table-cell>
              <table:table-cell office:value-type="float" office:value="7.08759193810297">
                <text:p>7.08759193810297</text:p>
              </table:table-cell>
              <table:table-cell office:value-type="float" office:value="5.98624804709912">
                <text:p>5.98624804709912</text:p>
              </table:table-cell>
            </table:table-row>
            <table:table-row>
              <table:table-cell office:value-type="string">
                <text:p>2020-12-11</text:p>
              </table:table-cell>
              <table:table-cell office:value-type="float" office:value="7.0887523224239">
                <text:p>7.0887523224239</text:p>
              </table:table-cell>
              <table:table-cell office:value-type="float" office:value="6.68209646110199">
                <text:p>6.68209646110199</text:p>
              </table:table-cell>
              <table:table-cell office:value-type="float" office:value="5.60289967351004">
                <text:p>5.60289967351004</text:p>
              </table:table-cell>
              <table:table-cell office:value-type="float" office:value="5.29122231337162">
                <text:p>5.29122231337162</text:p>
              </table:table-cell>
              <table:table-cell office:value-type="float" office:value="5.84014636098565">
                <text:p>5.84014636098565</text:p>
              </table:table-cell>
              <table:table-cell office:value-type="float" office:value="5.33458785960711">
                <text:p>5.33458785960711</text:p>
              </table:table-cell>
              <table:table-cell office:value-type="float" office:value="4.51140795968382">
                <text:p>4.51140795968382</text:p>
              </table:table-cell>
              <table:table-cell office:value-type="float" office:value="4.52642352065501">
                <text:p>4.52642352065501</text:p>
              </table:table-cell>
              <table:table-cell office:value-type="float" office:value="6.11951983298539">
                <text:p>6.11951983298539</text:p>
              </table:table-cell>
              <table:table-cell office:value-type="float" office:value="7.55263157894737">
                <text:p>7.55263157894737</text:p>
              </table:table-cell>
              <table:table-cell office:value-type="float" office:value="5.57835037664261">
                <text:p>5.57835037664261</text:p>
              </table:table-cell>
            </table:table-row>
            <table:table-row>
              <table:table-cell office:value-type="string">
                <text:p>2020-12-12</text:p>
              </table:table-cell>
              <table:table-cell office:value-type="float" office:value="5.98857142857143">
                <text:p>5.98857142857143</text:p>
              </table:table-cell>
              <table:table-cell office:value-type="float" office:value="6.78783382789318">
                <text:p>6.78783382789318</text:p>
              </table:table-cell>
              <table:table-cell office:value-type="float" office:value="5.6966819857583">
                <text:p>5.6966819857583</text:p>
              </table:table-cell>
              <table:table-cell office:value-type="float" office:value="5.75836695941135">
                <text:p>5.75836695941135</text:p>
              </table:table-cell>
              <table:table-cell office:value-type="float" office:value="6.45915223626899">
                <text:p>6.45915223626899</text:p>
              </table:table-cell>
              <table:table-cell office:value-type="float" office:value="6.35938688987933">
                <text:p>6.35938688987933</text:p>
              </table:table-cell>
              <table:table-cell office:value-type="float" office:value="4.64337608187504">
                <text:p>4.64337608187504</text:p>
              </table:table-cell>
              <table:table-cell office:value-type="float" office:value="4.05056529867355">
                <text:p>4.05056529867355</text:p>
              </table:table-cell>
              <table:table-cell office:value-type="float" office:value="6.72956847509366">
                <text:p>6.72956847509366</text:p>
              </table:table-cell>
              <table:table-cell office:value-type="float" office:value="9.11573916012291">
                <text:p>9.11573916012291</text:p>
              </table:table-cell>
              <table:table-cell office:value-type="float" office:value="5.89198158896539">
                <text:p>5.89198158896539</text:p>
              </table:table-cell>
            </table:table-row>
            <table:table-row>
              <table:table-cell office:value-type="string">
                <text:p>2020-12-13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5.24301569077689">
                <text:p>5.24301569077689</text:p>
              </table:table-cell>
              <table:table-cell office:value-type="float" office:value="5.17271922054916">
                <text:p>5.17271922054916</text:p>
              </table:table-cell>
              <table:table-cell office:value-type="float" office:value="6.24300738420228">
                <text:p>6.24300738420228</text:p>
              </table:table-cell>
              <table:table-cell office:value-type="float" office:value="5.85946997325553">
                <text:p>5.85946997325553</text:p>
              </table:table-cell>
              <table:table-cell office:value-type="float" office:value="5.11832691249312">
                <text:p>5.11832691249312</text:p>
              </table:table-cell>
              <table:table-cell office:value-type="float" office:value="5.79947575360419">
                <text:p>5.79947575360419</text:p>
              </table:table-cell>
              <table:table-cell office:value-type="float" office:value="7.8604044357469">
                <text:p>7.8604044357469</text:p>
              </table:table-cell>
              <table:table-cell office:value-type="float" office:value="9.58904109589041">
                <text:p>9.58904109589041</text:p>
              </table:table-cell>
              <table:table-cell office:value-type="float" office:value="5.95729827215079">
                <text:p>5.95729827215079</text:p>
              </table:table-cell>
            </table:table-row>
            <table:table-row>
              <table:table-cell office:value-type="string">
                <text:p>2020-12-14</text:p>
              </table:table-cell>
              <table:table-cell office:value-type="float" office:value="6.42882373719534">
                <text:p>6.42882373719534</text:p>
              </table:table-cell>
              <table:table-cell office:value-type="float" office:value="6.24013528748591">
                <text:p>6.24013528748591</text:p>
              </table:table-cell>
              <table:table-cell office:value-type="float" office:value="5.93958240781875">
                <text:p>5.93958240781875</text:p>
              </table:table-cell>
              <table:table-cell office:value-type="float" office:value="6.00004001360463">
                <text:p>6.00004001360463</text:p>
              </table:table-cell>
              <table:table-cell office:value-type="float" office:value="6.41278567153592">
                <text:p>6.41278567153592</text:p>
              </table:table-cell>
              <table:table-cell office:value-type="float" office:value="6.25964441462596">
                <text:p>6.25964441462596</text:p>
              </table:table-cell>
              <table:table-cell office:value-type="float" office:value="4.86590038314176">
                <text:p>4.86590038314176</text:p>
              </table:table-cell>
              <table:table-cell office:value-type="float" office:value="4.59110972091892">
                <text:p>4.59110972091892</text:p>
              </table:table-cell>
              <table:table-cell office:value-type="float" office:value="6.56885308784043">
                <text:p>6.56885308784043</text:p>
              </table:table-cell>
              <table:table-cell office:value-type="float" office:value="7.9159802306425">
                <text:p>7.9159802306425</text:p>
              </table:table-cell>
              <table:table-cell office:value-type="float" office:value="5.96933469569673">
                <text:p>5.96933469569673</text:p>
              </table:table-cell>
            </table:table-row>
            <table:table-row>
              <table:table-cell office:value-type="string">
                <text:p>2020-12-15</text:p>
              </table:table-cell>
              <table:table-cell office:value-type="float" office:value="6.1038961038961">
                <text:p>6.1038961038961</text:p>
              </table:table-cell>
              <table:table-cell office:value-type="float" office:value="4.64719947092639">
                <text:p>4.64719947092639</text:p>
              </table:table-cell>
              <table:table-cell office:value-type="float" office:value="5.11418746142316">
                <text:p>5.11418746142316</text:p>
              </table:table-cell>
              <table:table-cell office:value-type="float" office:value="4.76531782437746">
                <text:p>4.76531782437746</text:p>
              </table:table-cell>
              <table:table-cell office:value-type="float" office:value="5.15750678009318">
                <text:p>5.15750678009318</text:p>
              </table:table-cell>
              <table:table-cell office:value-type="float" office:value="5.12567173530617">
                <text:p>5.12567173530617</text:p>
              </table:table-cell>
              <table:table-cell office:value-type="float" office:value="4.24506252191189">
                <text:p>4.24506252191189</text:p>
              </table:table-cell>
              <table:table-cell office:value-type="float" office:value="4.62110988426778">
                <text:p>4.62110988426778</text:p>
              </table:table-cell>
              <table:table-cell office:value-type="float" office:value="6.3935578014376">
                <text:p>6.3935578014376</text:p>
              </table:table-cell>
              <table:table-cell office:value-type="float" office:value="7.89306174411203">
                <text:p>7.89306174411203</text:p>
              </table:table-cell>
              <table:table-cell office:value-type="float" office:value="5.07404153456333">
                <text:p>5.07404153456333</text:p>
              </table:table-cell>
            </table:table-row>
            <table:table-row>
              <table:table-cell office:value-type="string">
                <text:p>2020-12-16</text:p>
              </table:table-cell>
              <table:table-cell office:value-type="float" office:value="4.63859910581222">
                <text:p>4.63859910581222</text:p>
              </table:table-cell>
              <table:table-cell office:value-type="float" office:value="4.35837012972157">
                <text:p>4.35837012972157</text:p>
              </table:table-cell>
              <table:table-cell office:value-type="float" office:value="4.17564553325016">
                <text:p>4.17564553325016</text:p>
              </table:table-cell>
              <table:table-cell office:value-type="float" office:value="4.24620610715209">
                <text:p>4.24620610715209</text:p>
              </table:table-cell>
              <table:table-cell office:value-type="float" office:value="4.30761099365751">
                <text:p>4.30761099365751</text:p>
              </table:table-cell>
              <table:table-cell office:value-type="float" office:value="4.69098865767616">
                <text:p>4.69098865767616</text:p>
              </table:table-cell>
              <table:table-cell office:value-type="float" office:value="4.29800288739172">
                <text:p>4.29800288739172</text:p>
              </table:table-cell>
              <table:table-cell office:value-type="float" office:value="4.68624475586896">
                <text:p>4.68624475586896</text:p>
              </table:table-cell>
              <table:table-cell office:value-type="float" office:value="6.29529541825329">
                <text:p>6.29529541825329</text:p>
              </table:table-cell>
              <table:table-cell office:value-type="float" office:value="7.75834991100408">
                <text:p>7.75834991100408</text:p>
              </table:table-cell>
              <table:table-cell office:value-type="float" office:value="4.56547857428915">
                <text:p>4.56547857428915</text:p>
              </table:table-cell>
            </table:table-row>
            <table:table-row>
              <table:table-cell office:value-type="string">
                <text:p>2020-12-17</text:p>
              </table:table-cell>
              <table:table-cell office:value-type="float" office:value="4.27473090722706">
                <text:p>4.27473090722706</text:p>
              </table:table-cell>
              <table:table-cell office:value-type="float" office:value="3.68391563613079">
                <text:p>3.68391563613079</text:p>
              </table:table-cell>
              <table:table-cell office:value-type="float" office:value="3.69918699186992">
                <text:p>3.69918699186992</text:p>
              </table:table-cell>
              <table:table-cell office:value-type="float" office:value="3.61410193923819">
                <text:p>3.61410193923819</text:p>
              </table:table-cell>
              <table:table-cell office:value-type="float" office:value="3.7667030842928">
                <text:p>3.7667030842928</text:p>
              </table:table-cell>
              <table:table-cell office:value-type="float" office:value="4.06897851488881">
                <text:p>4.06897851488881</text:p>
              </table:table-cell>
              <table:table-cell office:value-type="float" office:value="3.78882922667737">
                <text:p>3.78882922667737</text:p>
              </table:table-cell>
              <table:table-cell office:value-type="float" office:value="3.78024951149857">
                <text:p>3.78024951149857</text:p>
              </table:table-cell>
              <table:table-cell office:value-type="float" office:value="6.14386986865967">
                <text:p>6.14386986865967</text:p>
              </table:table-cell>
              <table:table-cell office:value-type="float" office:value="7.16910032972209">
                <text:p>7.16910032972209</text:p>
              </table:table-cell>
              <table:table-cell office:value-type="float" office:value="3.9745381151995">
                <text:p>3.9745381151995</text:p>
              </table:table-cell>
            </table:table-row>
            <table:table-row>
              <table:table-cell office:value-type="string">
                <text:p>2020-12-18</text:p>
              </table:table-cell>
              <table:table-cell office:value-type="float" office:value="3.69768099547511">
                <text:p>3.69768099547511</text:p>
              </table:table-cell>
              <table:table-cell office:value-type="float" office:value="3.50485623114614">
                <text:p>3.50485623114614</text:p>
              </table:table-cell>
              <table:table-cell office:value-type="float" office:value="3.25706665962531">
                <text:p>3.25706665962531</text:p>
              </table:table-cell>
              <table:table-cell office:value-type="float" office:value="3.16183015844757">
                <text:p>3.16183015844757</text:p>
              </table:table-cell>
              <table:table-cell office:value-type="float" office:value="3.36012256397606">
                <text:p>3.36012256397606</text:p>
              </table:table-cell>
              <table:table-cell office:value-type="float" office:value="3.50253511276881">
                <text:p>3.50253511276881</text:p>
              </table:table-cell>
              <table:table-cell office:value-type="float" office:value="3.12569693434664">
                <text:p>3.12569693434664</text:p>
              </table:table-cell>
              <table:table-cell office:value-type="float" office:value="2.99568965517241">
                <text:p>2.99568965517241</text:p>
              </table:table-cell>
              <table:table-cell office:value-type="float" office:value="5.05530713108967">
                <text:p>5.05530713108967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3.44730405923403">
                <text:p>3.44730405923403</text:p>
              </table:table-cell>
            </table:table-row>
            <table:table-row>
              <table:table-cell office:value-type="string">
                <text:p>2020-12-19</text:p>
              </table:table-cell>
              <table:table-cell office:value-type="float" office:value="2.77691350342253">
                <text:p>2.77691350342253</text:p>
              </table:table-cell>
              <table:table-cell office:value-type="float" office:value="3.07302700465094">
                <text:p>3.07302700465094</text:p>
              </table:table-cell>
              <table:table-cell office:value-type="float" office:value="2.95252311808154">
                <text:p>2.95252311808154</text:p>
              </table:table-cell>
              <table:table-cell office:value-type="float" office:value="3.00684191573641">
                <text:p>3.00684191573641</text:p>
              </table:table-cell>
              <table:table-cell office:value-type="float" office:value="2.90047704016605">
                <text:p>2.90047704016605</text:p>
              </table:table-cell>
              <table:table-cell office:value-type="float" office:value="3.52217503611926">
                <text:p>3.52217503611926</text:p>
              </table:table-cell>
              <table:table-cell office:value-type="float" office:value="3.17865034846167">
                <text:p>3.17865034846167</text:p>
              </table:table-cell>
              <table:table-cell office:value-type="float" office:value="3.09195123920239">
                <text:p>3.09195123920239</text:p>
              </table:table-cell>
              <table:table-cell office:value-type="float" office:value="4.85639213554408">
                <text:p>4.85639213554408</text:p>
              </table:table-cell>
              <table:table-cell office:value-type="float" office:value="7.17948717948718">
                <text:p>7.17948717948718</text:p>
              </table:table-cell>
              <table:table-cell office:value-type="float" office:value="3.17753561749385">
                <text:p>3.17753561749385</text:p>
              </table:table-cell>
            </table:table-row>
            <table:table-row>
              <table:table-cell office:value-type="string">
                <text:p>2020-12-20</text:p>
              </table:table-cell>
              <table:table-cell office:value-type="float" office:value="2.68714011516315">
                <text:p>2.68714011516315</text:p>
              </table:table-cell>
              <table:table-cell office:value-type="float" office:value="2.85759022939012">
                <text:p>2.85759022939012</text:p>
              </table:table-cell>
              <table:table-cell office:value-type="float" office:value="2.88355712084526">
                <text:p>2.88355712084526</text:p>
              </table:table-cell>
              <table:table-cell office:value-type="float" office:value="2.80989164808958">
                <text:p>2.80989164808958</text:p>
              </table:table-cell>
              <table:table-cell office:value-type="float" office:value="3.02062611244896">
                <text:p>3.02062611244896</text:p>
              </table:table-cell>
              <table:table-cell office:value-type="float" office:value="3.16419791994957">
                <text:p>3.16419791994957</text:p>
              </table:table-cell>
              <table:table-cell office:value-type="float" office:value="2.86163522012579">
                <text:p>2.86163522012579</text:p>
              </table:table-cell>
              <table:table-cell office:value-type="float" office:value="3.1365900180142">
                <text:p>3.1365900180142</text:p>
              </table:table-cell>
              <table:table-cell office:value-type="float" office:value="5.56257901390645">
                <text:p>5.56257901390645</text:p>
              </table:table-cell>
              <table:table-cell office:value-type="float" office:value="6.55021834061135">
                <text:p>6.55021834061135</text:p>
              </table:table-cell>
              <table:table-cell office:value-type="float" office:value="3.10415467443199">
                <text:p>3.10415467443199</text:p>
              </table:table-cell>
            </table:table-row>
            <table:table-row>
              <table:table-cell office:value-type="string">
                <text:p>2020-12-21</text:p>
              </table:table-cell>
              <table:table-cell office:value-type="float" office:value="2.82283445504285">
                <text:p>2.82283445504285</text:p>
              </table:table-cell>
              <table:table-cell office:value-type="float" office:value="3.01728884484088">
                <text:p>3.01728884484088</text:p>
              </table:table-cell>
              <table:table-cell office:value-type="float" office:value="2.83070739245018">
                <text:p>2.83070739245018</text:p>
              </table:table-cell>
              <table:table-cell office:value-type="float" office:value="2.79874974251502">
                <text:p>2.79874974251502</text:p>
              </table:table-cell>
              <table:table-cell office:value-type="float" office:value="2.93969427179573">
                <text:p>2.93969427179573</text:p>
              </table:table-cell>
              <table:table-cell office:value-type="float" office:value="3.29238121418452">
                <text:p>3.29238121418452</text:p>
              </table:table-cell>
              <table:table-cell office:value-type="float" office:value="2.901647716582">
                <text:p>2.901647716582</text:p>
              </table:table-cell>
              <table:table-cell office:value-type="float" office:value="2.9105866222701">
                <text:p>2.9105866222701</text:p>
              </table:table-cell>
              <table:table-cell office:value-type="float" office:value="5.24946710502547">
                <text:p>5.24946710502547</text:p>
              </table:table-cell>
              <table:table-cell office:value-type="float" office:value="7.18588037540272">
                <text:p>7.18588037540272</text:p>
              </table:table-cell>
              <table:table-cell office:value-type="float" office:value="3.13093956137718">
                <text:p>3.13093956137718</text:p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2.23348797168683">
                <text:p>2.23348797168683</text:p>
              </table:table-cell>
              <table:table-cell office:value-type="float" office:value="2.34502320142319">
                <text:p>2.34502320142319</text:p>
              </table:table-cell>
              <table:table-cell office:value-type="float" office:value="2.31114754372611">
                <text:p>2.31114754372611</text:p>
              </table:table-cell>
              <table:table-cell office:value-type="float" office:value="2.1242091135681">
                <text:p>2.1242091135681</text:p>
              </table:table-cell>
              <table:table-cell office:value-type="float" office:value="2.18975653530364">
                <text:p>2.18975653530364</text:p>
              </table:table-cell>
              <table:table-cell office:value-type="float" office:value="2.46212483959319">
                <text:p>2.46212483959319</text:p>
              </table:table-cell>
              <table:table-cell office:value-type="float" office:value="2.366445575608">
                <text:p>2.366445575608</text:p>
              </table:table-cell>
              <table:table-cell office:value-type="float" office:value="2.47141833000038">
                <text:p>2.47141833000038</text:p>
              </table:table-cell>
              <table:table-cell office:value-type="float" office:value="4.8424233702691">
                <text:p>4.8424233702691</text:p>
              </table:table-cell>
              <table:table-cell office:value-type="float" office:value="6.50552074007759">
                <text:p>6.50552074007759</text:p>
              </table:table-cell>
              <table:table-cell office:value-type="float" office:value="2.47109951257387">
                <text:p>2.47109951257387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2.39156040354381">
                <text:p>2.39156040354381</text:p>
              </table:table-cell>
              <table:table-cell office:value-type="float" office:value="2.21150424014825">
                <text:p>2.21150424014825</text:p>
              </table:table-cell>
              <table:table-cell office:value-type="float" office:value="2.08233390520949">
                <text:p>2.08233390520949</text:p>
              </table:table-cell>
              <table:table-cell office:value-type="float" office:value="2.03332215837771">
                <text:p>2.03332215837771</text:p>
              </table:table-cell>
              <table:table-cell office:value-type="float" office:value="2.02663721627903">
                <text:p>2.02663721627903</text:p>
              </table:table-cell>
              <table:table-cell office:value-type="float" office:value="2.21499905784813">
                <text:p>2.21499905784813</text:p>
              </table:table-cell>
              <table:table-cell office:value-type="float" office:value="2.26543456405878">
                <text:p>2.26543456405878</text:p>
              </table:table-cell>
              <table:table-cell office:value-type="float" office:value="2.40229241177231">
                <text:p>2.40229241177231</text:p>
              </table:table-cell>
              <table:table-cell office:value-type="float" office:value="4.6499087439854">
                <text:p>4.6499087439854</text:p>
              </table:table-cell>
              <table:table-cell office:value-type="float" office:value="5.8863675140761">
                <text:p>5.8863675140761</text:p>
              </table:table-cell>
              <table:table-cell office:value-type="float" office:value="2.29060201283369">
                <text:p>2.29060201283369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3.09890815671162">
                <text:p>3.09890815671162</text:p>
              </table:table-cell>
              <table:table-cell office:value-type="float" office:value="2.64190961692311">
                <text:p>2.64190961692311</text:p>
              </table:table-cell>
              <table:table-cell office:value-type="float" office:value="2.25916547396235">
                <text:p>2.25916547396235</text:p>
              </table:table-cell>
              <table:table-cell office:value-type="float" office:value="2.12536376418272">
                <text:p>2.12536376418272</text:p>
              </table:table-cell>
              <table:table-cell office:value-type="float" office:value="2.26593066275812">
                <text:p>2.26593066275812</text:p>
              </table:table-cell>
              <table:table-cell office:value-type="float" office:value="2.54950261815343">
                <text:p>2.54950261815343</text:p>
              </table:table-cell>
              <table:table-cell office:value-type="float" office:value="2.72061100216741">
                <text:p>2.72061100216741</text:p>
              </table:table-cell>
              <table:table-cell office:value-type="float" office:value="3.0471010703204">
                <text:p>3.0471010703204</text:p>
              </table:table-cell>
              <table:table-cell office:value-type="float" office:value="4.94584099734314">
                <text:p>4.94584099734314</text:p>
              </table:table-cell>
              <table:table-cell office:value-type="float" office:value="6.89708858788728">
                <text:p>6.89708858788728</text:p>
              </table:table-cell>
              <table:table-cell office:value-type="float" office:value="2.5658508434916">
                <text:p>2.565850843491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2.24525043177893">
                <text:p>2.24525043177893</text:p>
              </table:table-cell>
              <table:table-cell office:value-type="float" office:value="2.91600633914422">
                <text:p>2.91600633914422</text:p>
              </table:table-cell>
              <table:table-cell office:value-type="float" office:value="2.77286135693215">
                <text:p>2.77286135693215</text:p>
              </table:table-cell>
              <table:table-cell office:value-type="float" office:value="3.06893995552261">
                <text:p>3.06893995552261</text:p>
              </table:table-cell>
              <table:table-cell office:value-type="float" office:value="2.69422402657317">
                <text:p>2.69422402657317</text:p>
              </table:table-cell>
              <table:table-cell office:value-type="float" office:value="2.90439693424768">
                <text:p>2.90439693424768</text:p>
              </table:table-cell>
              <table:table-cell office:value-type="float" office:value="3.03975058456742">
                <text:p>3.03975058456742</text:p>
              </table:table-cell>
              <table:table-cell office:value-type="float" office:value="4.08816210451475">
                <text:p>4.08816210451475</text:p>
              </table:table-cell>
              <table:table-cell office:value-type="float" office:value="6.27218934911243">
                <text:p>6.27218934911243</text:p>
              </table:table-cell>
              <table:table-cell office:value-type="float" office:value="7.96723752792256">
                <text:p>7.96723752792256</text:p>
              </table:table-cell>
              <table:table-cell office:value-type="float" office:value="3.35852658188666">
                <text:p>3.35852658188666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5.01111681204036">
                <text:p>5.01111681204036</text:p>
              </table:table-cell>
              <table:table-cell office:value-type="float" office:value="4.56802383316783">
                <text:p>4.56802383316783</text:p>
              </table:table-cell>
              <table:table-cell office:value-type="float" office:value="4.1515749506657">
                <text:p>4.1515749506657</text:p>
              </table:table-cell>
              <table:table-cell office:value-type="float" office:value="4.18322734499205">
                <text:p>4.18322734499205</text:p>
              </table:table-cell>
              <table:table-cell office:value-type="float" office:value="4.23309832372817">
                <text:p>4.23309832372817</text:p>
              </table:table-cell>
              <table:table-cell office:value-type="float" office:value="4.37030964242921">
                <text:p>4.37030964242921</text:p>
              </table:table-cell>
              <table:table-cell office:value-type="float" office:value="4.1006129782287">
                <text:p>4.1006129782287</text:p>
              </table:table-cell>
              <table:table-cell office:value-type="float" office:value="4.37473017700389">
                <text:p>4.37473017700389</text:p>
              </table:table-cell>
              <table:table-cell office:value-type="float" office:value="5.82174137042761">
                <text:p>5.82174137042761</text:p>
              </table:table-cell>
              <table:table-cell office:value-type="float" office:value="7.31030228254164">
                <text:p>7.31030228254164</text:p>
              </table:table-cell>
              <table:table-cell office:value-type="float" office:value="4.37727211525515">
                <text:p>4.37727211525515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4.4512663085188">
                <text:p>4.4512663085188</text:p>
              </table:table-cell>
              <table:table-cell office:value-type="float" office:value="4.03311965811966">
                <text:p>4.03311965811966</text:p>
              </table:table-cell>
              <table:table-cell office:value-type="float" office:value="3.51947442515251">
                <text:p>3.51947442515251</text:p>
              </table:table-cell>
              <table:table-cell office:value-type="float" office:value="3.99681166021407">
                <text:p>3.99681166021407</text:p>
              </table:table-cell>
              <table:table-cell office:value-type="float" office:value="3.95754359363154">
                <text:p>3.95754359363154</text:p>
              </table:table-cell>
              <table:table-cell office:value-type="float" office:value="4.37278406213068">
                <text:p>4.37278406213068</text:p>
              </table:table-cell>
              <table:table-cell office:value-type="float" office:value="3.81011867582761">
                <text:p>3.81011867582761</text:p>
              </table:table-cell>
              <table:table-cell office:value-type="float" office:value="5.20231213872832">
                <text:p>5.20231213872832</text:p>
              </table:table-cell>
              <table:table-cell office:value-type="float" office:value="7.10364869228286">
                <text:p>7.10364869228286</text:p>
              </table:table-cell>
              <table:table-cell office:value-type="float" office:value="7.67311291328759">
                <text:p>7.67311291328759</text:p>
              </table:table-cell>
              <table:table-cell office:value-type="float" office:value="4.36729423525492">
                <text:p>4.36729423525492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6.24548736462094">
                <text:p>6.24548736462094</text:p>
              </table:table-cell>
              <table:table-cell office:value-type="float" office:value="6.16765801323031">
                <text:p>6.16765801323031</text:p>
              </table:table-cell>
              <table:table-cell office:value-type="float" office:value="4.80135699666358">
                <text:p>4.80135699666358</text:p>
              </table:table-cell>
              <table:table-cell office:value-type="float" office:value="5.30815654718361">
                <text:p>5.30815654718361</text:p>
              </table:table-cell>
              <table:table-cell office:value-type="float" office:value="5.77888546223912">
                <text:p>5.77888546223912</text:p>
              </table:table-cell>
              <table:table-cell office:value-type="float" office:value="5.87625919839966">
                <text:p>5.87625919839966</text:p>
              </table:table-cell>
              <table:table-cell office:value-type="float" office:value="5.27014763496315">
                <text:p>5.27014763496315</text:p>
              </table:table-cell>
              <table:table-cell office:value-type="float" office:value="5.69021893659369">
                <text:p>5.69021893659369</text:p>
              </table:table-cell>
              <table:table-cell office:value-type="float" office:value="6.23509715387347">
                <text:p>6.23509715387347</text:p>
              </table:table-cell>
              <table:table-cell office:value-type="float" office:value="5.92834435948106">
                <text:p>5.92834435948106</text:p>
              </table:table-cell>
              <table:table-cell office:value-type="float" office:value="5.5468675359156">
                <text:p>5.5468675359156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7.98514391829155">
                <text:p>7.98514391829155</text:p>
              </table:table-cell>
              <table:table-cell office:value-type="float" office:value="5.68452466354845">
                <text:p>5.68452466354845</text:p>
              </table:table-cell>
              <table:table-cell office:value-type="float" office:value="4.0592422565616">
                <text:p>4.0592422565616</text:p>
              </table:table-cell>
              <table:table-cell office:value-type="float" office:value="5.13565217391304">
                <text:p>5.13565217391304</text:p>
              </table:table-cell>
              <table:table-cell office:value-type="float" office:value="5.5141736083426">
                <text:p>5.5141736083426</text:p>
              </table:table-cell>
              <table:table-cell office:value-type="float" office:value="5.34609237326339">
                <text:p>5.34609237326339</text:p>
              </table:table-cell>
              <table:table-cell office:value-type="float" office:value="5.51193108180224">
                <text:p>5.51193108180224</text:p>
              </table:table-cell>
              <table:table-cell office:value-type="float" office:value="5.66898685228152">
                <text:p>5.66898685228152</text:p>
              </table:table-cell>
              <table:table-cell office:value-type="float" office:value="6.8250628624211">
                <text:p>6.8250628624211</text:p>
              </table:table-cell>
              <table:table-cell office:value-type="float" office:value="7.06028396306928">
                <text:p>7.06028396306928</text:p>
              </table:table-cell>
              <table:table-cell office:value-type="float" office:value="5.3367602513923">
                <text:p>5.3367602513923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8.00403807326219">
                <text:p>8.00403807326219</text:p>
              </table:table-cell>
              <table:table-cell office:value-type="float" office:value="5.23204538412033">
                <text:p>5.23204538412033</text:p>
              </table:table-cell>
              <table:table-cell office:value-type="float" office:value="3.68551523197481">
                <text:p>3.68551523197481</text:p>
              </table:table-cell>
              <table:table-cell office:value-type="float" office:value="4.51440074817316">
                <text:p>4.51440074817316</text:p>
              </table:table-cell>
              <table:table-cell office:value-type="float" office:value="5.07137345679012">
                <text:p>5.07137345679012</text:p>
              </table:table-cell>
              <table:table-cell office:value-type="float" office:value="5.0473246317075">
                <text:p>5.0473246317075</text:p>
              </table:table-cell>
              <table:table-cell office:value-type="float" office:value="4.96417479764263">
                <text:p>4.96417479764263</text:p>
              </table:table-cell>
              <table:table-cell office:value-type="float" office:value="5.15847409375593">
                <text:p>5.15847409375593</text:p>
              </table:table-cell>
              <table:table-cell office:value-type="float" office:value="6.02643449071646">
                <text:p>6.02643449071646</text:p>
              </table:table-cell>
              <table:table-cell office:value-type="float" office:value="5.43074324324324">
                <text:p>5.43074324324324</text:p>
              </table:table-cell>
              <table:table-cell office:value-type="float" office:value="4.80485741601886">
                <text:p>4.80485741601886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7.08549834671705">
                <text:p>7.08549834671705</text:p>
              </table:table-cell>
              <table:table-cell office:value-type="float" office:value="4.9502181452064">
                <text:p>4.9502181452064</text:p>
              </table:table-cell>
              <table:table-cell office:value-type="float" office:value="3.58828814695438">
                <text:p>3.58828814695438</text:p>
              </table:table-cell>
              <table:table-cell office:value-type="float" office:value="4.44767706155105">
                <text:p>4.44767706155105</text:p>
              </table:table-cell>
              <table:table-cell office:value-type="float" office:value="4.82048539145551">
                <text:p>4.82048539145551</text:p>
              </table:table-cell>
              <table:table-cell office:value-type="float" office:value="4.82190671196814">
                <text:p>4.82190671196814</text:p>
              </table:table-cell>
              <table:table-cell office:value-type="float" office:value="4.68701028577941">
                <text:p>4.68701028577941</text:p>
              </table:table-cell>
              <table:table-cell office:value-type="float" office:value="4.84985441745252">
                <text:p>4.84985441745252</text:p>
              </table:table-cell>
              <table:table-cell office:value-type="float" office:value="5.80627958136124">
                <text:p>5.80627958136124</text:p>
              </table:table-cell>
              <table:table-cell office:value-type="float" office:value="5.72534365407714">
                <text:p>5.72534365407714</text:p>
              </table:table-cell>
              <table:table-cell office:value-type="float" office:value="4.61199022561742">
                <text:p>4.61199022561742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4.79616306954437">
                <text:p>4.79616306954437</text:p>
              </table:table-cell>
              <table:table-cell office:value-type="float" office:value="3.8747553816047">
                <text:p>3.8747553816047</text:p>
              </table:table-cell>
              <table:table-cell office:value-type="float" office:value="3.44886753603294">
                <text:p>3.44886753603294</text:p>
              </table:table-cell>
              <table:table-cell office:value-type="float" office:value="4.09850799928096">
                <text:p>4.09850799928096</text:p>
              </table:table-cell>
              <table:table-cell office:value-type="float" office:value="4.55288349287882">
                <text:p>4.55288349287882</text:p>
              </table:table-cell>
              <table:table-cell office:value-type="float" office:value="4.25316455696203">
                <text:p>4.25316455696203</text:p>
              </table:table-cell>
              <table:table-cell office:value-type="float" office:value="4.85549132947977">
                <text:p>4.85549132947977</text:p>
              </table:table-cell>
              <table:table-cell office:value-type="float" office:value="5.74800152264941">
                <text:p>5.74800152264941</text:p>
              </table:table-cell>
              <table:table-cell office:value-type="float" office:value="6.24767571587951">
                <text:p>6.24767571587951</text:p>
              </table:table-cell>
              <table:table-cell office:value-type="float" office:value="6.91601976005646">
                <text:p>6.91601976005646</text:p>
              </table:table-cell>
              <table:table-cell office:value-type="float" office:value="4.56666365634125">
                <text:p>4.56666365634125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8.84431709646609">
                <text:p>8.84431709646609</text:p>
              </table:table-cell>
              <table:table-cell office:value-type="float" office:value="7.49488479672627">
                <text:p>7.49488479672627</text:p>
              </table:table-cell>
              <table:table-cell office:value-type="float" office:value="5.42079574027511">
                <text:p>5.42079574027511</text:p>
              </table:table-cell>
              <table:table-cell office:value-type="float" office:value="5.89180503481521">
                <text:p>5.89180503481521</text:p>
              </table:table-cell>
              <table:table-cell office:value-type="float" office:value="6.38331390402974">
                <text:p>6.38331390402974</text:p>
              </table:table-cell>
              <table:table-cell office:value-type="float" office:value="5.82620246516944">
                <text:p>5.82620246516944</text:p>
              </table:table-cell>
              <table:table-cell office:value-type="float" office:value="4.7241188411146">
                <text:p>4.7241188411146</text:p>
              </table:table-cell>
              <table:table-cell office:value-type="float" office:value="4.47469761891848">
                <text:p>4.47469761891848</text:p>
              </table:table-cell>
              <table:table-cell office:value-type="float" office:value="5.68053993250844">
                <text:p>5.68053993250844</text:p>
              </table:table-cell>
              <table:table-cell office:value-type="float" office:value="5.78222778473091">
                <text:p>5.78222778473091</text:p>
              </table:table-cell>
              <table:table-cell office:value-type="float" office:value="5.82725648016489">
                <text:p>5.82725648016489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6.28525382755842">
                <text:p>6.28525382755842</text:p>
              </table:table-cell>
              <table:table-cell office:value-type="float" office:value="6.55334377096846">
                <text:p>6.55334377096846</text:p>
              </table:table-cell>
              <table:table-cell office:value-type="float" office:value="5.27251184834123">
                <text:p>5.27251184834123</text:p>
              </table:table-cell>
              <table:table-cell office:value-type="float" office:value="5.59281285587752">
                <text:p>5.59281285587752</text:p>
              </table:table-cell>
              <table:table-cell office:value-type="float" office:value="6.16176714831423">
                <text:p>6.16176714831423</text:p>
              </table:table-cell>
              <table:table-cell office:value-type="float" office:value="6.0534875316227">
                <text:p>6.0534875316227</text:p>
              </table:table-cell>
              <table:table-cell office:value-type="float" office:value="4.89713774597496">
                <text:p>4.89713774597496</text:p>
              </table:table-cell>
              <table:table-cell office:value-type="float" office:value="5.95304639463387">
                <text:p>5.95304639463387</text:p>
              </table:table-cell>
              <table:table-cell office:value-type="float" office:value="7.63553789384048">
                <text:p>7.63553789384048</text:p>
              </table:table-cell>
              <table:table-cell office:value-type="float" office:value="7.70400405473898">
                <text:p>7.70400405473898</text:p>
              </table:table-cell>
              <table:table-cell office:value-type="float" office:value="5.97375617408263">
                <text:p>5.97375617408263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10.0966303270565">
                <text:p>10.0966303270565</text:p>
              </table:table-cell>
              <table:table-cell office:value-type="float" office:value="9.24237569543561">
                <text:p>9.24237569543561</text:p>
              </table:table-cell>
              <table:table-cell office:value-type="float" office:value="6.39194697873048">
                <text:p>6.39194697873048</text:p>
              </table:table-cell>
              <table:table-cell office:value-type="float" office:value="6.75370584915189">
                <text:p>6.75370584915189</text:p>
              </table:table-cell>
              <table:table-cell office:value-type="float" office:value="6.52346594294036">
                <text:p>6.52346594294036</text:p>
              </table:table-cell>
              <table:table-cell office:value-type="float" office:value="6.14592794429307">
                <text:p>6.14592794429307</text:p>
              </table:table-cell>
              <table:table-cell office:value-type="float" office:value="5.48522356166593">
                <text:p>5.48522356166593</text:p>
              </table:table-cell>
              <table:table-cell office:value-type="float" office:value="5.31534878404252">
                <text:p>5.31534878404252</text:p>
              </table:table-cell>
              <table:table-cell office:value-type="float" office:value="5.94787898717527">
                <text:p>5.94787898717527</text:p>
              </table:table-cell>
              <table:table-cell office:value-type="float" office:value="6.16675252042093">
                <text:p>6.16675252042093</text:p>
              </table:table-cell>
              <table:table-cell office:value-type="float" office:value="6.50469431420922">
                <text:p>6.50469431420922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10.8175473579262">
                <text:p>10.8175473579262</text:p>
              </table:table-cell>
              <table:table-cell office:value-type="float" office:value="9.11157807709532">
                <text:p>9.11157807709532</text:p>
              </table:table-cell>
              <table:table-cell office:value-type="float" office:value="6.39806746613752">
                <text:p>6.39806746613752</text:p>
              </table:table-cell>
              <table:table-cell office:value-type="float" office:value="6.08632800192746">
                <text:p>6.08632800192746</text:p>
              </table:table-cell>
              <table:table-cell office:value-type="float" office:value="6.20575891086008">
                <text:p>6.20575891086008</text:p>
              </table:table-cell>
              <table:table-cell office:value-type="float" office:value="5.94282238442822">
                <text:p>5.94282238442822</text:p>
              </table:table-cell>
              <table:table-cell office:value-type="float" office:value="5.81540705245065">
                <text:p>5.81540705245065</text:p>
              </table:table-cell>
              <table:table-cell office:value-type="float" office:value="5.50403828896201">
                <text:p>5.50403828896201</text:p>
              </table:table-cell>
              <table:table-cell office:value-type="float" office:value="6.29406546201616">
                <text:p>6.29406546201616</text:p>
              </table:table-cell>
              <table:table-cell office:value-type="float" office:value="6.31234181926455">
                <text:p>6.31234181926455</text:p>
              </table:table-cell>
              <table:table-cell office:value-type="float" office:value="6.41974232718928">
                <text:p>6.41974232718928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10.2589154860772">
                <text:p>10.2589154860772</text:p>
              </table:table-cell>
              <table:table-cell office:value-type="float" office:value="8.39174582377989">
                <text:p>8.39174582377989</text:p>
              </table:table-cell>
              <table:table-cell office:value-type="float" office:value="5.90068194362837">
                <text:p>5.90068194362837</text:p>
              </table:table-cell>
              <table:table-cell office:value-type="float" office:value="5.63744396956114">
                <text:p>5.63744396956114</text:p>
              </table:table-cell>
              <table:table-cell office:value-type="float" office:value="6.19339895773017">
                <text:p>6.19339895773017</text:p>
              </table:table-cell>
              <table:table-cell office:value-type="float" office:value="5.72096400853266">
                <text:p>5.72096400853266</text:p>
              </table:table-cell>
              <table:table-cell office:value-type="float" office:value="5.66037735849057">
                <text:p>5.66037735849057</text:p>
              </table:table-cell>
              <table:table-cell office:value-type="float" office:value="5.87159319553686">
                <text:p>5.87159319553686</text:p>
              </table:table-cell>
              <table:table-cell office:value-type="float" office:value="6.2486427795874">
                <text:p>6.2486427795874</text:p>
              </table:table-cell>
              <table:table-cell office:value-type="float" office:value="6.5646801714718">
                <text:p>6.5646801714718</text:p>
              </table:table-cell>
              <table:table-cell office:value-type="float" office:value="6.22340221600276">
                <text:p>6.22340221600276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10.7676276484891">
                <text:p>10.7676276484891</text:p>
              </table:table-cell>
              <table:table-cell office:value-type="float" office:value="7.37744235873493">
                <text:p>7.37744235873493</text:p>
              </table:table-cell>
              <table:table-cell office:value-type="float" office:value="5.40004003736821">
                <text:p>5.40004003736821</text:p>
              </table:table-cell>
              <table:table-cell office:value-type="float" office:value="5.30694371892352">
                <text:p>5.30694371892352</text:p>
              </table:table-cell>
              <table:table-cell office:value-type="float" office:value="5.41330125451109">
                <text:p>5.41330125451109</text:p>
              </table:table-cell>
              <table:table-cell office:value-type="float" office:value="5.31064047603813">
                <text:p>5.31064047603813</text:p>
              </table:table-cell>
              <table:table-cell office:value-type="float" office:value="5.68999146653663">
                <text:p>5.68999146653663</text:p>
              </table:table-cell>
              <table:table-cell office:value-type="float" office:value="5.67887532371439">
                <text:p>5.67887532371439</text:p>
              </table:table-cell>
              <table:table-cell office:value-type="float" office:value="5.85737615677735">
                <text:p>5.85737615677735</text:p>
              </table:table-cell>
              <table:table-cell office:value-type="float" office:value="5.69468267581475">
                <text:p>5.69468267581475</text:p>
              </table:table-cell>
              <table:table-cell office:value-type="float" office:value="5.74258335119248">
                <text:p>5.74258335119248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9.37147688838783">
                <text:p>9.37147688838783</text:p>
              </table:table-cell>
              <table:table-cell office:value-type="float" office:value="7.31984940022765">
                <text:p>7.31984940022765</text:p>
              </table:table-cell>
              <table:table-cell office:value-type="float" office:value="5.11802088061734">
                <text:p>5.11802088061734</text:p>
              </table:table-cell>
              <table:table-cell office:value-type="float" office:value="5.39211187989796">
                <text:p>5.39211187989796</text:p>
              </table:table-cell>
              <table:table-cell office:value-type="float" office:value="5.51430733672864">
                <text:p>5.51430733672864</text:p>
              </table:table-cell>
              <table:table-cell office:value-type="float" office:value="5.09400610637956">
                <text:p>5.09400610637956</text:p>
              </table:table-cell>
              <table:table-cell office:value-type="float" office:value="5.22923722387909">
                <text:p>5.22923722387909</text:p>
              </table:table-cell>
              <table:table-cell office:value-type="float" office:value="4.63966256999491">
                <text:p>4.63966256999491</text:p>
              </table:table-cell>
              <table:table-cell office:value-type="float" office:value="5.58995721684305">
                <text:p>5.58995721684305</text:p>
              </table:table-cell>
              <table:table-cell office:value-type="float" office:value="6.26473560121253">
                <text:p>6.26473560121253</text:p>
              </table:table-cell>
              <table:table-cell office:value-type="float" office:value="5.54269944118756">
                <text:p>5.54269944118756</text:p>
              </table:table-cell>
            </table:table-row>
            <table:table-row>
              <table:table-cell office:value-type="string">
                <text:p>2021-01-09</text:p>
              </table:table-cell>
              <table:table-cell office:value-type="float" office:value="7.33980582524272">
                <text:p>7.33980582524272</text:p>
              </table:table-cell>
              <table:table-cell office:value-type="float" office:value="7.03564269300347">
                <text:p>7.03564269300347</text:p>
              </table:table-cell>
              <table:table-cell office:value-type="float" office:value="5.67454533933211">
                <text:p>5.67454533933211</text:p>
              </table:table-cell>
              <table:table-cell office:value-type="float" office:value="5.47838195836022">
                <text:p>5.47838195836022</text:p>
              </table:table-cell>
              <table:table-cell office:value-type="float" office:value="5.95432906872955">
                <text:p>5.95432906872955</text:p>
              </table:table-cell>
              <table:table-cell office:value-type="float" office:value="5.92229767338306">
                <text:p>5.92229767338306</text:p>
              </table:table-cell>
              <table:table-cell office:value-type="float" office:value="4.8291059121384">
                <text:p>4.8291059121384</text:p>
              </table:table-cell>
              <table:table-cell office:value-type="float" office:value="4.46960667461263">
                <text:p>4.46960667461263</text:p>
              </table:table-cell>
              <table:table-cell office:value-type="float" office:value="6.50057937427578">
                <text:p>6.50057937427578</text:p>
              </table:table-cell>
              <table:table-cell office:value-type="float" office:value="7.12102689486553">
                <text:p>7.12102689486553</text:p>
              </table:table-cell>
              <table:table-cell office:value-type="float" office:value="5.78399906786573">
                <text:p>5.78399906786573</text:p>
              </table:table-cell>
            </table:table-row>
            <table:table-row>
              <table:table-cell office:value-type="string">
                <text:p>2021-01-10</text:p>
              </table:table-cell>
              <table:table-cell office:value-type="float" office:value="6.48464163822526">
                <text:p>6.48464163822526</text:p>
              </table:table-cell>
              <table:table-cell office:value-type="float" office:value="6.76970633693972">
                <text:p>6.76970633693972</text:p>
              </table:table-cell>
              <table:table-cell office:value-type="float" office:value="5.3894679100384">
                <text:p>5.3894679100384</text:p>
              </table:table-cell>
              <table:table-cell office:value-type="float" office:value="5.45479717568877">
                <text:p>5.45479717568877</text:p>
              </table:table-cell>
              <table:table-cell office:value-type="float" office:value="6.43165197824864">
                <text:p>6.43165197824864</text:p>
              </table:table-cell>
              <table:table-cell office:value-type="float" office:value="5.82238776710449">
                <text:p>5.82238776710449</text:p>
              </table:table-cell>
              <table:table-cell office:value-type="float" office:value="5.36136041568257">
                <text:p>5.36136041568257</text:p>
              </table:table-cell>
              <table:table-cell office:value-type="float" office:value="5.71752052080385">
                <text:p>5.71752052080385</text:p>
              </table:table-cell>
              <table:table-cell office:value-type="float" office:value="8.3184789067142">
                <text:p>8.3184789067142</text:p>
              </table:table-cell>
              <table:table-cell office:value-type="float" office:value="7.94183445190157">
                <text:p>7.94183445190157</text:p>
              </table:table-cell>
              <table:table-cell office:value-type="float" office:value="6.08490008277167">
                <text:p>6.08490008277167</text:p>
              </table:table-cell>
            </table:table-row>
            <table:table-row>
              <table:table-cell office:value-type="string">
                <text:p>2021-01-11</text:p>
              </table:table-cell>
              <table:table-cell office:value-type="float" office:value="8.87560867640549">
                <text:p>8.87560867640549</text:p>
              </table:table-cell>
              <table:table-cell office:value-type="float" office:value="7.80669144981413">
                <text:p>7.80669144981413</text:p>
              </table:table-cell>
              <table:table-cell office:value-type="float" office:value="6.54532967032967">
                <text:p>6.54532967032967</text:p>
              </table:table-cell>
              <table:table-cell office:value-type="float" office:value="6.3484044792456">
                <text:p>6.3484044792456</text:p>
              </table:table-cell>
              <table:table-cell office:value-type="float" office:value="6.65597433841219">
                <text:p>6.65597433841219</text:p>
              </table:table-cell>
              <table:table-cell office:value-type="float" office:value="6.48582253516253">
                <text:p>6.48582253516253</text:p>
              </table:table-cell>
              <table:table-cell office:value-type="float" office:value="5.71384803921569">
                <text:p>5.71384803921569</text:p>
              </table:table-cell>
              <table:table-cell office:value-type="float" office:value="5.38613978526428">
                <text:p>5.38613978526428</text:p>
              </table:table-cell>
              <table:table-cell office:value-type="float" office:value="6.93215339233038">
                <text:p>6.93215339233038</text:p>
              </table:table-cell>
              <table:table-cell office:value-type="float" office:value="7.71184646863755">
                <text:p>7.71184646863755</text:p>
              </table:table-cell>
              <table:table-cell office:value-type="float" office:value="6.56838689849406">
                <text:p>6.56838689849406</text:p>
              </table:table-cell>
            </table:table-row>
            <table:table-row>
              <table:table-cell office:value-type="string">
                <text:p>2021-01-12</text:p>
              </table:table-cell>
              <table:table-cell office:value-type="float" office:value="8.29232283464567">
                <text:p>8.29232283464567</text:p>
              </table:table-cell>
              <table:table-cell office:value-type="float" office:value="6.93274920345926">
                <text:p>6.93274920345926</text:p>
              </table:table-cell>
              <table:table-cell office:value-type="float" office:value="5.76235076576758">
                <text:p>5.76235076576758</text:p>
              </table:table-cell>
              <table:table-cell office:value-type="float" office:value="5.59320378869251">
                <text:p>5.59320378869251</text:p>
              </table:table-cell>
              <table:table-cell office:value-type="float" office:value="6.02334951957847">
                <text:p>6.02334951957847</text:p>
              </table:table-cell>
              <table:table-cell office:value-type="float" office:value="5.71540378555393">
                <text:p>5.71540378555393</text:p>
              </table:table-cell>
              <table:table-cell office:value-type="float" office:value="5.51371557363531">
                <text:p>5.51371557363531</text:p>
              </table:table-cell>
              <table:table-cell office:value-type="float" office:value="5.55448631587051">
                <text:p>5.55448631587051</text:p>
              </table:table-cell>
              <table:table-cell office:value-type="float" office:value="6.71124795535457">
                <text:p>6.71124795535457</text:p>
              </table:table-cell>
              <table:table-cell office:value-type="float" office:value="7.05864570737606">
                <text:p>7.05864570737606</text:p>
              </table:table-cell>
              <table:table-cell office:value-type="float" office:value="6.01914374392873">
                <text:p>6.01914374392873</text:p>
              </table:table-cell>
            </table:table-row>
            <table:table-row>
              <table:table-cell office:value-type="string">
                <text:p>2021-01-13</text:p>
              </table:table-cell>
              <table:table-cell office:value-type="float" office:value="7.71014492753623">
                <text:p>7.71014492753623</text:p>
              </table:table-cell>
              <table:table-cell office:value-type="float" office:value="7.28309056364788">
                <text:p>7.28309056364788</text:p>
              </table:table-cell>
              <table:table-cell office:value-type="float" office:value="5.99592869039541">
                <text:p>5.99592869039541</text:p>
              </table:table-cell>
              <table:table-cell office:value-type="float" office:value="5.89878202435951">
                <text:p>5.89878202435951</text:p>
              </table:table-cell>
              <table:table-cell office:value-type="float" office:value="6.34171671106696">
                <text:p>6.34171671106696</text:p>
              </table:table-cell>
              <table:table-cell office:value-type="float" office:value="6.17491426884382">
                <text:p>6.17491426884382</text:p>
              </table:table-cell>
              <table:table-cell office:value-type="float" office:value="5.76241685833282">
                <text:p>5.76241685833282</text:p>
              </table:table-cell>
              <table:table-cell office:value-type="float" office:value="5.6222560702446">
                <text:p>5.6222560702446</text:p>
              </table:table-cell>
              <table:table-cell office:value-type="float" office:value="7.1247963139855">
                <text:p>7.1247963139855</text:p>
              </table:table-cell>
              <table:table-cell office:value-type="float" office:value="8.29218298704929">
                <text:p>8.29218298704929</text:p>
              </table:table-cell>
              <table:table-cell office:value-type="float" office:value="6.34466213514594">
                <text:p>6.34466213514594</text:p>
              </table:table-cell>
            </table:table-row>
            <table:table-row>
              <table:table-cell office:value-type="string">
                <text:p>2021-01-14</text:p>
              </table:table-cell>
              <table:table-cell office:value-type="float" office:value="8.12968193540464">
                <text:p>8.12968193540464</text:p>
              </table:table-cell>
              <table:table-cell office:value-type="float" office:value="6.6501709805666">
                <text:p>6.6501709805666</text:p>
              </table:table-cell>
              <table:table-cell office:value-type="float" office:value="5.5917522612295">
                <text:p>5.5917522612295</text:p>
              </table:table-cell>
              <table:table-cell office:value-type="float" office:value="5.73481509867791">
                <text:p>5.73481509867791</text:p>
              </table:table-cell>
              <table:table-cell office:value-type="float" office:value="6.07570573139435">
                <text:p>6.07570573139435</text:p>
              </table:table-cell>
              <table:table-cell office:value-type="float" office:value="6.04493184744483">
                <text:p>6.04493184744483</text:p>
              </table:table-cell>
              <table:table-cell office:value-type="float" office:value="5.88346219121252">
                <text:p>5.88346219121252</text:p>
              </table:table-cell>
              <table:table-cell office:value-type="float" office:value="6.33763837638376">
                <text:p>6.33763837638376</text:p>
              </table:table-cell>
              <table:table-cell office:value-type="float" office:value="7.31651637940874">
                <text:p>7.31651637940874</text:p>
              </table:table-cell>
              <table:table-cell office:value-type="float" office:value="8.12368493276004">
                <text:p>8.12368493276004</text:p>
              </table:table-cell>
              <table:table-cell office:value-type="float" office:value="6.19107450323421">
                <text:p>6.19107450323421</text:p>
              </table:table-cell>
            </table:table-row>
            <table:table-row>
              <table:table-cell office:value-type="string">
                <text:p>2021-01-15</text:p>
              </table:table-cell>
              <table:table-cell office:value-type="float" office:value="8.38166510757718">
                <text:p>8.38166510757718</text:p>
              </table:table-cell>
              <table:table-cell office:value-type="float" office:value="6.77982173335862">
                <text:p>6.77982173335862</text:p>
              </table:table-cell>
              <table:table-cell office:value-type="float" office:value="5.56156918368109">
                <text:p>5.56156918368109</text:p>
              </table:table-cell>
              <table:table-cell office:value-type="float" office:value="5.55738605161999">
                <text:p>5.55738605161999</text:p>
              </table:table-cell>
              <table:table-cell office:value-type="float" office:value="5.93154220097225">
                <text:p>5.93154220097225</text:p>
              </table:table-cell>
              <table:table-cell office:value-type="float" office:value="6.17510949508305">
                <text:p>6.17510949508305</text:p>
              </table:table-cell>
              <table:table-cell office:value-type="float" office:value="5.44076773821385">
                <text:p>5.44076773821385</text:p>
              </table:table-cell>
              <table:table-cell office:value-type="float" office:value="5.07202881152461">
                <text:p>5.07202881152461</text:p>
              </table:table-cell>
              <table:table-cell office:value-type="float" office:value="6.37408568443051">
                <text:p>6.37408568443051</text:p>
              </table:table-cell>
              <table:table-cell office:value-type="float" office:value="7.64761678918663">
                <text:p>7.64761678918663</text:p>
              </table:table-cell>
              <table:table-cell office:value-type="float" office:value="5.97135600435403">
                <text:p>5.97135600435403</text:p>
              </table:table-cell>
            </table:table-row>
            <table:table-row>
              <table:table-cell office:value-type="string">
                <text:p>2021-01-16</text:p>
              </table:table-cell>
              <table:table-cell office:value-type="float" office:value="7.46893759597934">
                <text:p>7.46893759597934</text:p>
              </table:table-cell>
              <table:table-cell office:value-type="float" office:value="7.00445198219207">
                <text:p>7.00445198219207</text:p>
              </table:table-cell>
              <table:table-cell office:value-type="float" office:value="5.60849712130236">
                <text:p>5.60849712130236</text:p>
              </table:table-cell>
              <table:table-cell office:value-type="float" office:value="5.9018184154726">
                <text:p>5.9018184154726</text:p>
              </table:table-cell>
              <table:table-cell office:value-type="float" office:value="6.29479258605472">
                <text:p>6.29479258605472</text:p>
              </table:table-cell>
              <table:table-cell office:value-type="float" office:value="5.86769697407381">
                <text:p>5.86769697407381</text:p>
              </table:table-cell>
              <table:table-cell office:value-type="float" office:value="5.11611030478955">
                <text:p>5.11611030478955</text:p>
              </table:table-cell>
              <table:table-cell office:value-type="float" office:value="4.83171851096379">
                <text:p>4.83171851096379</text:p>
              </table:table-cell>
              <table:table-cell office:value-type="float" office:value="6.19240278714318">
                <text:p>6.19240278714318</text:p>
              </table:table-cell>
              <table:table-cell office:value-type="float" office:value="7.35805330243337">
                <text:p>7.35805330243337</text:p>
              </table:table-cell>
              <table:table-cell office:value-type="float" office:value="5.96226605458306">
                <text:p>5.96226605458306</text:p>
              </table:table-cell>
            </table:table-row>
            <table:table-row>
              <table:table-cell office:value-type="string">
                <text:p>2021-01-17</text:p>
              </table:table-cell>
              <table:table-cell office:value-type="float" office:value="5.78069129916567">
                <text:p>5.78069129916567</text:p>
              </table:table-cell>
              <table:table-cell office:value-type="float" office:value="7.28531855955679">
                <text:p>7.28531855955679</text:p>
              </table:table-cell>
              <table:table-cell office:value-type="float" office:value="5.75952914798206">
                <text:p>5.75952914798206</text:p>
              </table:table-cell>
              <table:table-cell office:value-type="float" office:value="6.31367292225201">
                <text:p>6.31367292225201</text:p>
              </table:table-cell>
              <table:table-cell office:value-type="float" office:value="6.45901639344262">
                <text:p>6.45901639344262</text:p>
              </table:table-cell>
              <table:table-cell office:value-type="float" office:value="5.84873309201753">
                <text:p>5.84873309201753</text:p>
              </table:table-cell>
              <table:table-cell office:value-type="float" office:value="4.96840270211375">
                <text:p>4.96840270211375</text:p>
              </table:table-cell>
              <table:table-cell office:value-type="float" office:value="5.8727123736684">
                <text:p>5.8727123736684</text:p>
              </table:table-cell>
              <table:table-cell office:value-type="float" office:value="8.30388692579505">
                <text:p>8.30388692579505</text:p>
              </table:table-cell>
              <table:table-cell office:value-type="float" office:value="10">
                <text:p>10</text:p>
              </table:table-cell>
              <table:table-cell office:value-type="float" office:value="6.36724265447455">
                <text:p>6.36724265447455</text:p>
              </table:table-cell>
            </table:table-row>
            <table:table-row>
              <table:table-cell office:value-type="string">
                <text:p>2021-01-18</text:p>
              </table:table-cell>
              <table:table-cell office:value-type="float" office:value="9.36436317580939">
                <text:p>9.36436317580939</text:p>
              </table:table-cell>
              <table:table-cell office:value-type="float" office:value="8.44319642092237">
                <text:p>8.44319642092237</text:p>
              </table:table-cell>
              <table:table-cell office:value-type="float" office:value="7.15439774893347">
                <text:p>7.15439774893347</text:p>
              </table:table-cell>
              <table:table-cell office:value-type="float" office:value="6.94029975159629">
                <text:p>6.94029975159629</text:p>
              </table:table-cell>
              <table:table-cell office:value-type="float" office:value="7.78325297787862">
                <text:p>7.78325297787862</text:p>
              </table:table-cell>
              <table:table-cell office:value-type="float" office:value="7.44807442665513">
                <text:p>7.44807442665513</text:p>
              </table:table-cell>
              <table:table-cell office:value-type="float" office:value="6.51551689166347">
                <text:p>6.51551689166347</text:p>
              </table:table-cell>
              <table:table-cell office:value-type="float" office:value="6.03992076794149">
                <text:p>6.03992076794149</text:p>
              </table:table-cell>
              <table:table-cell office:value-type="float" office:value="7.22108857702078">
                <text:p>7.22108857702078</text:p>
              </table:table-cell>
              <table:table-cell office:value-type="float" office:value="8.10146149522203">
                <text:p>8.10146149522203</text:p>
              </table:table-cell>
              <table:table-cell office:value-type="float" office:value="7.33299254890802">
                <text:p>7.33299254890802</text:p>
              </table:table-cell>
            </table:table-row>
            <table:table-row>
              <table:table-cell office:value-type="string">
                <text:p>2021-01-19</text:p>
              </table:table-cell>
              <table:table-cell office:value-type="float" office:value="7.28664831383345">
                <text:p>7.28664831383345</text:p>
              </table:table-cell>
              <table:table-cell office:value-type="float" office:value="7.30492391223133">
                <text:p>7.30492391223133</text:p>
              </table:table-cell>
              <table:table-cell office:value-type="float" office:value="6.45716656295374">
                <text:p>6.45716656295374</text:p>
              </table:table-cell>
              <table:table-cell office:value-type="float" office:value="6.09430005963488">
                <text:p>6.09430005963488</text:p>
              </table:table-cell>
              <table:table-cell office:value-type="float" office:value="6.968130741384">
                <text:p>6.968130741384</text:p>
              </table:table-cell>
              <table:table-cell office:value-type="float" office:value="7.01480045810942">
                <text:p>7.01480045810942</text:p>
              </table:table-cell>
              <table:table-cell office:value-type="float" office:value="6.1405808500102">
                <text:p>6.1405808500102</text:p>
              </table:table-cell>
              <table:table-cell office:value-type="float" office:value="6.20725722101537">
                <text:p>6.20725722101537</text:p>
              </table:table-cell>
              <table:table-cell office:value-type="float" office:value="7.19823920764344">
                <text:p>7.19823920764344</text:p>
              </table:table-cell>
              <table:table-cell office:value-type="float" office:value="8.38537020517395">
                <text:p>8.38537020517395</text:p>
              </table:table-cell>
              <table:table-cell office:value-type="float" office:value="6.74351482326112">
                <text:p>6.74351482326112</text:p>
              </table:table-cell>
            </table:table-row>
            <table:table-row>
              <table:table-cell office:value-type="string">
                <text:p>2021-01-20</text:p>
              </table:table-cell>
              <table:table-cell office:value-type="float" office:value="7.84297855119385">
                <text:p>7.84297855119385</text:p>
              </table:table-cell>
              <table:table-cell office:value-type="float" office:value="7.54229853365083">
                <text:p>7.54229853365083</text:p>
              </table:table-cell>
              <table:table-cell office:value-type="float" office:value="6.26107140675585">
                <text:p>6.26107140675585</text:p>
              </table:table-cell>
              <table:table-cell office:value-type="float" office:value="5.9432582626499">
                <text:p>5.9432582626499</text:p>
              </table:table-cell>
              <table:table-cell office:value-type="float" office:value="6.79251020940134">
                <text:p>6.79251020940134</text:p>
              </table:table-cell>
              <table:table-cell office:value-type="float" office:value="6.88023128395234">
                <text:p>6.88023128395234</text:p>
              </table:table-cell>
              <table:table-cell office:value-type="float" office:value="6.43853389555628">
                <text:p>6.43853389555628</text:p>
              </table:table-cell>
              <table:table-cell office:value-type="float" office:value="6.29131199771744">
                <text:p>6.29131199771744</text:p>
              </table:table-cell>
              <table:table-cell office:value-type="float" office:value="7.39042401143402">
                <text:p>7.39042401143402</text:p>
              </table:table-cell>
              <table:table-cell office:value-type="float" office:value="7.54238148411329">
                <text:p>7.54238148411329</text:p>
              </table:table-cell>
              <table:table-cell office:value-type="float" office:value="6.71372132606693">
                <text:p>6.71372132606693</text:p>
              </table:table-cell>
            </table:table-row>
            <table:table-row>
              <table:table-cell office:value-type="string">
                <text:p>2021-01-21</text:p>
              </table:table-cell>
              <table:table-cell office:value-type="float" office:value="7.99931188714949">
                <text:p>7.99931188714949</text:p>
              </table:table-cell>
              <table:table-cell office:value-type="float" office:value="6.31844413141273">
                <text:p>6.31844413141273</text:p>
              </table:table-cell>
              <table:table-cell office:value-type="float" office:value="5.62081619857267">
                <text:p>5.62081619857267</text:p>
              </table:table-cell>
              <table:table-cell office:value-type="float" office:value="5.72959822294307">
                <text:p>5.72959822294307</text:p>
              </table:table-cell>
              <table:table-cell office:value-type="float" office:value="6.4050171960348">
                <text:p>6.4050171960348</text:p>
              </table:table-cell>
              <table:table-cell office:value-type="float" office:value="6.62431941923775">
                <text:p>6.62431941923775</text:p>
              </table:table-cell>
              <table:table-cell office:value-type="float" office:value="6.83305141544059">
                <text:p>6.83305141544059</text:p>
              </table:table-cell>
              <table:table-cell office:value-type="float" office:value="6.52728700431881">
                <text:p>6.52728700431881</text:p>
              </table:table-cell>
              <table:table-cell office:value-type="float" office:value="8.27752639517346">
                <text:p>8.27752639517346</text:p>
              </table:table-cell>
              <table:table-cell office:value-type="float" office:value="8.20707070707071">
                <text:p>8.20707070707071</text:p>
              </table:table-cell>
              <table:table-cell office:value-type="float" office:value="6.43469971401335">
                <text:p>6.43469971401335</text:p>
              </table:table-cell>
            </table:table-row>
            <table:table-row>
              <table:table-cell office:value-type="string">
                <text:p>2021-01-22</text:p>
              </table:table-cell>
              <table:table-cell office:value-type="float" office:value="7.7893731669054">
                <text:p>7.7893731669054</text:p>
              </table:table-cell>
              <table:table-cell office:value-type="float" office:value="6.37467981060312">
                <text:p>6.37467981060312</text:p>
              </table:table-cell>
              <table:table-cell office:value-type="float" office:value="5.40005951443225">
                <text:p>5.40005951443225</text:p>
              </table:table-cell>
              <table:table-cell office:value-type="float" office:value="5.35133823886149">
                <text:p>5.35133823886149</text:p>
              </table:table-cell>
              <table:table-cell office:value-type="float" office:value="5.94030557427203">
                <text:p>5.94030557427203</text:p>
              </table:table-cell>
              <table:table-cell office:value-type="float" office:value="6.20050184270368">
                <text:p>6.20050184270368</text:p>
              </table:table-cell>
              <table:table-cell office:value-type="float" office:value="5.92269977049864">
                <text:p>5.92269977049864</text:p>
              </table:table-cell>
              <table:table-cell office:value-type="float" office:value="5.64482745644075">
                <text:p>5.64482745644075</text:p>
              </table:table-cell>
              <table:table-cell office:value-type="float" office:value="6.70014838488757">
                <text:p>6.70014838488757</text:p>
              </table:table-cell>
              <table:table-cell office:value-type="float" office:value="7.1921749136939">
                <text:p>7.1921749136939</text:p>
              </table:table-cell>
              <table:table-cell office:value-type="float" office:value="5.96996575960575">
                <text:p>5.96996575960575</text:p>
              </table:table-cell>
            </table:table-row>
            <table:table-row>
              <table:table-cell office:value-type="string">
                <text:p>2021-01-23</text:p>
              </table:table-cell>
              <table:table-cell office:value-type="float" office:value="6.93003013056579">
                <text:p>6.93003013056579</text:p>
              </table:table-cell>
              <table:table-cell office:value-type="float" office:value="7.17372864240417">
                <text:p>7.17372864240417</text:p>
              </table:table-cell>
              <table:table-cell office:value-type="float" office:value="5.79926132313873">
                <text:p>5.79926132313873</text:p>
              </table:table-cell>
              <table:table-cell office:value-type="float" office:value="5.86967083687599">
                <text:p>5.86967083687599</text:p>
              </table:table-cell>
              <table:table-cell office:value-type="float" office:value="6.64757412398922">
                <text:p>6.64757412398922</text:p>
              </table:table-cell>
              <table:table-cell office:value-type="float" office:value="6.60925885037168">
                <text:p>6.60925885037168</text:p>
              </table:table-cell>
              <table:table-cell office:value-type="float" office:value="5.91823990008166">
                <text:p>5.91823990008166</text:p>
              </table:table-cell>
              <table:table-cell office:value-type="float" office:value="5.55285625043382">
                <text:p>5.55285625043382</text:p>
              </table:table-cell>
              <table:table-cell office:value-type="float" office:value="6.99487895716946">
                <text:p>6.99487895716946</text:p>
              </table:table-cell>
              <table:table-cell office:value-type="float" office:value="9.3277581215825">
                <text:p>9.3277581215825</text:p>
              </table:table-cell>
              <table:table-cell office:value-type="float" office:value="6.36330224195647">
                <text:p>6.36330224195647</text:p>
              </table:table-cell>
            </table:table-row>
            <table:table-row>
              <table:table-cell office:value-type="string">
                <text:p>2021-01-24</text:p>
              </table:table-cell>
              <table:table-cell office:value-type="float" office:value="5.79053373615307">
                <text:p>5.79053373615307</text:p>
              </table:table-cell>
              <table:table-cell office:value-type="float" office:value="7.45324532453245">
                <text:p>7.45324532453245</text:p>
              </table:table-cell>
              <table:table-cell office:value-type="float" office:value="5.35219932328514">
                <text:p>5.35219932328514</text:p>
              </table:table-cell>
              <table:table-cell office:value-type="float" office:value="5.69583931133429">
                <text:p>5.69583931133429</text:p>
              </table:table-cell>
              <table:table-cell office:value-type="float" office:value="7.35561205957138">
                <text:p>7.35561205957138</text:p>
              </table:table-cell>
              <table:table-cell office:value-type="float" office:value="6.95776372168945">
                <text:p>6.95776372168945</text:p>
              </table:table-cell>
              <table:table-cell office:value-type="float" office:value="5.40859707132735">
                <text:p>5.40859707132735</text:p>
              </table:table-cell>
              <table:table-cell office:value-type="float" office:value="6.58837009452879">
                <text:p>6.58837009452879</text:p>
              </table:table-cell>
              <table:table-cell office:value-type="float" office:value="7.59132420091324">
                <text:p>7.59132420091324</text:p>
              </table:table-cell>
              <table:table-cell office:value-type="float" office:value="8.42105263157895">
                <text:p>8.42105263157895</text:p>
              </table:table-cell>
              <table:table-cell office:value-type="float" office:value="6.47534433319231">
                <text:p>6.47534433319231</text:p>
              </table:table-cell>
            </table:table-row>
            <table:table-row>
              <table:table-cell office:value-type="string">
                <text:p>2021-01-25</text:p>
              </table:table-cell>
              <table:table-cell office:value-type="float" office:value="7.4169110459433">
                <text:p>7.4169110459433</text:p>
              </table:table-cell>
              <table:table-cell office:value-type="float" office:value="7.37086363902268">
                <text:p>7.37086363902268</text:p>
              </table:table-cell>
              <table:table-cell office:value-type="float" office:value="6.56097810169261">
                <text:p>6.56097810169261</text:p>
              </table:table-cell>
              <table:table-cell office:value-type="float" office:value="6.40819486629742">
                <text:p>6.40819486629742</text:p>
              </table:table-cell>
              <table:table-cell office:value-type="float" office:value="7.49848258665661">
                <text:p>7.49848258665661</text:p>
              </table:table-cell>
              <table:table-cell office:value-type="float" office:value="7.07533209143613">
                <text:p>7.07533209143613</text:p>
              </table:table-cell>
              <table:table-cell office:value-type="float" office:value="6.47895323183119">
                <text:p>6.47895323183119</text:p>
              </table:table-cell>
              <table:table-cell office:value-type="float" office:value="5.89240734077006">
                <text:p>5.89240734077006</text:p>
              </table:table-cell>
              <table:table-cell office:value-type="float" office:value="7.59453193700536">
                <text:p>7.59453193700536</text:p>
              </table:table-cell>
              <table:table-cell office:value-type="float" office:value="8.23481998925309">
                <text:p>8.23481998925309</text:p>
              </table:table-cell>
              <table:table-cell office:value-type="float" office:value="6.9247418590786">
                <text:p>6.9247418590786</text:p>
              </table:table-cell>
            </table:table-row>
            <table:table-row>
              <table:table-cell office:value-type="string">
                <text:p>2021-01-26</text:p>
              </table:table-cell>
              <table:table-cell office:value-type="float" office:value="6.81460173960688">
                <text:p>6.81460173960688</text:p>
              </table:table-cell>
              <table:table-cell office:value-type="float" office:value="6.61400640213712">
                <text:p>6.61400640213712</text:p>
              </table:table-cell>
              <table:table-cell office:value-type="float" office:value="5.92418431652181">
                <text:p>5.92418431652181</text:p>
              </table:table-cell>
              <table:table-cell office:value-type="float" office:value="5.446941975954">
                <text:p>5.446941975954</text:p>
              </table:table-cell>
              <table:table-cell office:value-type="float" office:value="6.20734417717287">
                <text:p>6.20734417717287</text:p>
              </table:table-cell>
              <table:table-cell office:value-type="float" office:value="6.43966648326068">
                <text:p>6.43966648326068</text:p>
              </table:table-cell>
              <table:table-cell office:value-type="float" office:value="5.93933002137049">
                <text:p>5.93933002137049</text:p>
              </table:table-cell>
              <table:table-cell office:value-type="float" office:value="5.96845967678976">
                <text:p>5.96845967678976</text:p>
              </table:table-cell>
              <table:table-cell office:value-type="float" office:value="6.98821870909274">
                <text:p>6.98821870909274</text:p>
              </table:table-cell>
              <table:table-cell office:value-type="float" office:value="7.11653427237737">
                <text:p>7.11653427237737</text:p>
              </table:table-cell>
              <table:table-cell office:value-type="float" office:value="6.18205405886955">
                <text:p>6.18205405886955</text:p>
              </table:table-cell>
            </table:table-row>
            <table:table-row>
              <table:table-cell office:value-type="string">
                <text:p>2021-01-27</text:p>
              </table:table-cell>
              <table:table-cell office:value-type="float" office:value="7.37479749242798">
                <text:p>7.37479749242798</text:p>
              </table:table-cell>
              <table:table-cell office:value-type="float" office:value="7.04056999554691">
                <text:p>7.04056999554691</text:p>
              </table:table-cell>
              <table:table-cell office:value-type="float" office:value="5.59480185863775">
                <text:p>5.59480185863775</text:p>
              </table:table-cell>
              <table:table-cell office:value-type="float" office:value="5.58918338108883">
                <text:p>5.58918338108883</text:p>
              </table:table-cell>
              <table:table-cell office:value-type="float" office:value="6.0790398487433">
                <text:p>6.0790398487433</text:p>
              </table:table-cell>
              <table:table-cell office:value-type="float" office:value="6.13936813802375">
                <text:p>6.13936813802375</text:p>
              </table:table-cell>
              <table:table-cell office:value-type="float" office:value="5.93458956032055">
                <text:p>5.93458956032055</text:p>
              </table:table-cell>
              <table:table-cell office:value-type="float" office:value="6.54770268371505">
                <text:p>6.54770268371505</text:p>
              </table:table-cell>
              <table:table-cell office:value-type="float" office:value="7.25281231497928">
                <text:p>7.25281231497928</text:p>
              </table:table-cell>
              <table:table-cell office:value-type="float" office:value="7.21330497002514">
                <text:p>7.21330497002514</text:p>
              </table:table-cell>
              <table:table-cell office:value-type="float" office:value="6.215561851136">
                <text:p>6.215561851136</text:p>
              </table:table-cell>
            </table:table-row>
            <table:table-row>
              <table:table-cell office:value-type="string">
                <text:p>2021-01-28</text:p>
              </table:table-cell>
              <table:table-cell office:value-type="float" office:value="7.07687609741202">
                <text:p>7.07687609741202</text:p>
              </table:table-cell>
              <table:table-cell office:value-type="float" office:value="5.33541341653666">
                <text:p>5.33541341653666</text:p>
              </table:table-cell>
              <table:table-cell office:value-type="float" office:value="4.9956593796859">
                <text:p>4.9956593796859</text:p>
              </table:table-cell>
              <table:table-cell office:value-type="float" office:value="5.19565015335998">
                <text:p>5.19565015335998</text:p>
              </table:table-cell>
              <table:table-cell office:value-type="float" office:value="5.89477901407681">
                <text:p>5.89477901407681</text:p>
              </table:table-cell>
              <table:table-cell office:value-type="float" office:value="5.90498562229152">
                <text:p>5.90498562229152</text:p>
              </table:table-cell>
              <table:table-cell office:value-type="float" office:value="6.29896129518946">
                <text:p>6.29896129518946</text:p>
              </table:table-cell>
              <table:table-cell office:value-type="float" office:value="6.95813092759658">
                <text:p>6.95813092759658</text:p>
              </table:table-cell>
              <table:table-cell office:value-type="float" office:value="7.45299145299145">
                <text:p>7.45299145299145</text:p>
              </table:table-cell>
              <table:table-cell office:value-type="float" office:value="8.00071275837491">
                <text:p>8.00071275837491</text:p>
              </table:table-cell>
              <table:table-cell office:value-type="float" office:value="5.81959010747658">
                <text:p>5.81959010747658</text:p>
              </table:table-cell>
            </table:table-row>
            <table:table-row>
              <table:table-cell office:value-type="string">
                <text:p>2021-01-29</text:p>
              </table:table-cell>
              <table:table-cell office:value-type="float" office:value="7.25811677791459">
                <text:p>7.25811677791459</text:p>
              </table:table-cell>
              <table:table-cell office:value-type="float" office:value="5.61647544589975">
                <text:p>5.61647544589975</text:p>
              </table:table-cell>
              <table:table-cell office:value-type="float" office:value="4.80830525453055">
                <text:p>4.80830525453055</text:p>
              </table:table-cell>
              <table:table-cell office:value-type="float" office:value="5.03369714319795">
                <text:p>5.03369714319795</text:p>
              </table:table-cell>
              <table:table-cell office:value-type="float" office:value="5.66264233776924">
                <text:p>5.66264233776924</text:p>
              </table:table-cell>
              <table:table-cell office:value-type="float" office:value="5.84569175896377">
                <text:p>5.84569175896377</text:p>
              </table:table-cell>
              <table:table-cell office:value-type="float" office:value="5.55391141363323">
                <text:p>5.55391141363323</text:p>
              </table:table-cell>
              <table:table-cell office:value-type="float" office:value="5.49502778590231">
                <text:p>5.49502778590231</text:p>
              </table:table-cell>
              <table:table-cell office:value-type="float" office:value="6.82456623519692">
                <text:p>6.82456623519692</text:p>
              </table:table-cell>
              <table:table-cell office:value-type="float" office:value="7.49289368959636">
                <text:p>7.49289368959636</text:p>
              </table:table-cell>
              <table:table-cell office:value-type="float" office:value="5.56976578482734">
                <text:p>5.56976578482734</text:p>
              </table:table-cell>
            </table:table-row>
            <table:table-row>
              <table:table-cell office:value-type="string">
                <text:p>2021-01-30</text:p>
              </table:table-cell>
              <table:table-cell office:value-type="float" office:value="6.32252467194448">
                <text:p>6.32252467194448</text:p>
              </table:table-cell>
              <table:table-cell office:value-type="float" office:value="6.54859184371556">
                <text:p>6.54859184371556</text:p>
              </table:table-cell>
              <table:table-cell office:value-type="float" office:value="5.02794857462269">
                <text:p>5.02794857462269</text:p>
              </table:table-cell>
              <table:table-cell office:value-type="float" office:value="5.50484094052559">
                <text:p>5.50484094052559</text:p>
              </table:table-cell>
              <table:table-cell office:value-type="float" office:value="6.49457728166424">
                <text:p>6.49457728166424</text:p>
              </table:table-cell>
              <table:table-cell office:value-type="float" office:value="6.28041469779251">
                <text:p>6.28041469779251</text:p>
              </table:table-cell>
              <table:table-cell office:value-type="float" office:value="5.3499797178528">
                <text:p>5.3499797178528</text:p>
              </table:table-cell>
              <table:table-cell office:value-type="float" office:value="5.32196218431839">
                <text:p>5.32196218431839</text:p>
              </table:table-cell>
              <table:table-cell office:value-type="float" office:value="7.40486015589179">
                <text:p>7.40486015589179</text:p>
              </table:table-cell>
              <table:table-cell office:value-type="float" office:value="9.55773226476699">
                <text:p>9.55773226476699</text:p>
              </table:table-cell>
              <table:table-cell office:value-type="float" office:value="5.94394144154532">
                <text:p>5.94394144154532</text:p>
              </table:table-cell>
            </table:table-row>
            <table:table-row>
              <table:table-cell office:value-type="string">
                <text:p>2021-01-31</text:p>
              </table:table-cell>
              <table:table-cell office:value-type="float" office:value="6.66027791087686">
                <text:p>6.66027791087686</text:p>
              </table:table-cell>
              <table:table-cell office:value-type="float" office:value="8.27429149797571">
                <text:p>8.27429149797571</text:p>
              </table:table-cell>
              <table:table-cell office:value-type="float" office:value="5.90711569799022">
                <text:p>5.90711569799022</text:p>
              </table:table-cell>
              <table:table-cell office:value-type="float" office:value="6.52535328345802">
                <text:p>6.52535328345802</text:p>
              </table:table-cell>
              <table:table-cell office:value-type="float" office:value="7.8965636931621">
                <text:p>7.8965636931621</text:p>
              </table:table-cell>
              <table:table-cell office:value-type="float" office:value="7.36148779542813">
                <text:p>7.36148779542813</text:p>
              </table:table-cell>
              <table:table-cell office:value-type="float" office:value="5.89050589050589">
                <text:p>5.89050589050589</text:p>
              </table:table-cell>
              <table:table-cell office:value-type="float" office:value="6.33380884450785">
                <text:p>6.33380884450785</text:p>
              </table:table-cell>
              <table:table-cell office:value-type="float" office:value="8.78278809313292">
                <text:p>8.78278809313292</text:p>
              </table:table-cell>
              <table:table-cell office:value-type="float" office:value="9.51536643026005">
                <text:p>9.51536643026005</text:p>
              </table:table-cell>
              <table:table-cell office:value-type="float" office:value="7.07122942710675">
                <text:p>7.07122942710675</text:p>
              </table:table-cell>
            </table:table-row>
            <table:table-row>
              <table:table-cell office:value-type="string">
                <text:p>2021-02-01</text:p>
              </table:table-cell>
              <table:table-cell office:value-type="float" office:value="7.34701245562308">
                <text:p>7.34701245562308</text:p>
              </table:table-cell>
              <table:table-cell office:value-type="float" office:value="7.1192701628701">
                <text:p>7.1192701628701</text:p>
              </table:table-cell>
              <table:table-cell office:value-type="float" office:value="6.44903027629365">
                <text:p>6.44903027629365</text:p>
              </table:table-cell>
              <table:table-cell office:value-type="float" office:value="6.5005101297187">
                <text:p>6.5005101297187</text:p>
              </table:table-cell>
              <table:table-cell office:value-type="float" office:value="7.32698837821034">
                <text:p>7.32698837821034</text:p>
              </table:table-cell>
              <table:table-cell office:value-type="float" office:value="7.16449406078758">
                <text:p>7.16449406078758</text:p>
              </table:table-cell>
              <table:table-cell office:value-type="float" office:value="6.24405705229794">
                <text:p>6.24405705229794</text:p>
              </table:table-cell>
              <table:table-cell office:value-type="float" office:value="5.84970751462427">
                <text:p>5.84970751462427</text:p>
              </table:table-cell>
              <table:table-cell office:value-type="float" office:value="7.1917387206491">
                <text:p>7.1917387206491</text:p>
              </table:table-cell>
              <table:table-cell office:value-type="float" office:value="7.58989843535548">
                <text:p>7.58989843535548</text:p>
              </table:table-cell>
              <table:table-cell office:value-type="float" office:value="6.80547374144728">
                <text:p>6.80547374144728</text:p>
              </table:table-cell>
            </table:table-row>
            <table:table-row>
              <table:table-cell office:value-type="string">
                <text:p>2021-02-02</text:p>
              </table:table-cell>
              <table:table-cell office:value-type="float" office:value="6.44076735447294">
                <text:p>6.44076735447294</text:p>
              </table:table-cell>
              <table:table-cell office:value-type="float" office:value="5.49880420474981">
                <text:p>5.49880420474981</text:p>
              </table:table-cell>
              <table:table-cell office:value-type="float" office:value="5.84042652698532">
                <text:p>5.84042652698532</text:p>
              </table:table-cell>
              <table:table-cell office:value-type="float" office:value="5.30347376695489">
                <text:p>5.30347376695489</text:p>
              </table:table-cell>
              <table:table-cell office:value-type="float" office:value="6.27423464677425">
                <text:p>6.27423464677425</text:p>
              </table:table-cell>
              <table:table-cell office:value-type="float" office:value="6.23381280631151">
                <text:p>6.23381280631151</text:p>
              </table:table-cell>
              <table:table-cell office:value-type="float" office:value="5.90377662241693">
                <text:p>5.90377662241693</text:p>
              </table:table-cell>
              <table:table-cell office:value-type="float" office:value="5.83581358550277">
                <text:p>5.83581358550277</text:p>
              </table:table-cell>
              <table:table-cell office:value-type="float" office:value="6.42344265476422">
                <text:p>6.42344265476422</text:p>
              </table:table-cell>
              <table:table-cell office:value-type="float" office:value="6.78005773581961">
                <text:p>6.78005773581961</text:p>
              </table:table-cell>
              <table:table-cell office:value-type="float" office:value="5.91616598334551">
                <text:p>5.91616598334551</text:p>
              </table:table-cell>
            </table:table-row>
            <table:table-row>
              <table:table-cell office:value-type="string">
                <text:p>2021-02-03</text:p>
              </table:table-cell>
              <table:table-cell office:value-type="float" office:value="5.79184388291218">
                <text:p>5.79184388291218</text:p>
              </table:table-cell>
              <table:table-cell office:value-type="float" office:value="6.38782126983445">
                <text:p>6.38782126983445</text:p>
              </table:table-cell>
              <table:table-cell office:value-type="float" office:value="5.81337516259852">
                <text:p>5.81337516259852</text:p>
              </table:table-cell>
              <table:table-cell office:value-type="float" office:value="5.29461385214566">
                <text:p>5.29461385214566</text:p>
              </table:table-cell>
              <table:table-cell office:value-type="float" office:value="6.04264460179807">
                <text:p>6.04264460179807</text:p>
              </table:table-cell>
              <table:table-cell office:value-type="float" office:value="6.11066315078345">
                <text:p>6.11066315078345</text:p>
              </table:table-cell>
              <table:table-cell office:value-type="float" office:value="5.87320574162679">
                <text:p>5.87320574162679</text:p>
              </table:table-cell>
              <table:table-cell office:value-type="float" office:value="5.8686624378223">
                <text:p>5.8686624378223</text:p>
              </table:table-cell>
              <table:table-cell office:value-type="float" office:value="6.40767771967128">
                <text:p>6.40767771967128</text:p>
              </table:table-cell>
              <table:table-cell office:value-type="float" office:value="5.86885872682088">
                <text:p>5.86885872682088</text:p>
              </table:table-cell>
              <table:table-cell office:value-type="float" office:value="5.91903960596875">
                <text:p>5.91903960596875</text:p>
              </table:table-cell>
            </table:table-row>
            <table:table-row>
              <table:table-cell office:value-type="string">
                <text:p>2021-02-04</text:p>
              </table:table-cell>
              <table:table-cell office:value-type="float" office:value="6.04168036289527">
                <text:p>6.04168036289527</text:p>
              </table:table-cell>
              <table:table-cell office:value-type="float" office:value="4.76779747909559">
                <text:p>4.76779747909559</text:p>
              </table:table-cell>
              <table:table-cell office:value-type="float" office:value="5.16971900377153">
                <text:p>5.16971900377153</text:p>
              </table:table-cell>
              <table:table-cell office:value-type="float" office:value="4.91273432449903">
                <text:p>4.91273432449903</text:p>
              </table:table-cell>
              <table:table-cell office:value-type="float" office:value="5.74885691981711">
                <text:p>5.74885691981711</text:p>
              </table:table-cell>
              <table:table-cell office:value-type="float" office:value="5.61221323514201">
                <text:p>5.61221323514201</text:p>
              </table:table-cell>
              <table:table-cell office:value-type="float" office:value="6.08077718809031">
                <text:p>6.08077718809031</text:p>
              </table:table-cell>
              <table:table-cell office:value-type="float" office:value="5.95188235841593">
                <text:p>5.95188235841593</text:p>
              </table:table-cell>
              <table:table-cell office:value-type="float" office:value="6.68406718111666">
                <text:p>6.68406718111666</text:p>
              </table:table-cell>
              <table:table-cell office:value-type="float" office:value="6.2259531304652">
                <text:p>6.2259531304652</text:p>
              </table:table-cell>
              <table:table-cell office:value-type="float" office:value="5.47010759049063">
                <text:p>5.47010759049063</text:p>
              </table:table-cell>
            </table:table-row>
            <table:table-row>
              <table:table-cell office:value-type="string">
                <text:p>2021-02-05</text:p>
              </table:table-cell>
              <table:table-cell office:value-type="float" office:value="5.70826807798239">
                <text:p>5.70826807798239</text:p>
              </table:table-cell>
              <table:table-cell office:value-type="float" office:value="5.08131046822795">
                <text:p>5.08131046822795</text:p>
              </table:table-cell>
              <table:table-cell office:value-type="float" office:value="4.80712258708329">
                <text:p>4.80712258708329</text:p>
              </table:table-cell>
              <table:table-cell office:value-type="float" office:value="4.68317083763909">
                <text:p>4.68317083763909</text:p>
              </table:table-cell>
              <table:table-cell office:value-type="float" office:value="5.08082756785524">
                <text:p>5.08082756785524</text:p>
              </table:table-cell>
              <table:table-cell office:value-type="float" office:value="5.27401460667893">
                <text:p>5.27401460667893</text:p>
              </table:table-cell>
              <table:table-cell office:value-type="float" office:value="5.09312596006144">
                <text:p>5.09312596006144</text:p>
              </table:table-cell>
              <table:table-cell office:value-type="float" office:value="4.97642364889373">
                <text:p>4.97642364889373</text:p>
              </table:table-cell>
              <table:table-cell office:value-type="float" office:value="5.87836693206844">
                <text:p>5.87836693206844</text:p>
              </table:table-cell>
              <table:table-cell office:value-type="float" office:value="6.40614256245703">
                <text:p>6.40614256245703</text:p>
              </table:table-cell>
              <table:table-cell office:value-type="float" office:value="5.08399918534763">
                <text:p>5.08399918534763</text:p>
              </table:table-cell>
            </table:table-row>
            <table:table-row>
              <table:table-cell office:value-type="string">
                <text:p>2021-02-06</text:p>
              </table:table-cell>
              <table:table-cell office:value-type="float" office:value="5.34915720674235">
                <text:p>5.34915720674235</text:p>
              </table:table-cell>
              <table:table-cell office:value-type="float" office:value="5.86016435403476">
                <text:p>5.86016435403476</text:p>
              </table:table-cell>
              <table:table-cell office:value-type="float" office:value="4.9613819939862">
                <text:p>4.9613819939862</text:p>
              </table:table-cell>
              <table:table-cell office:value-type="float" office:value="5.39461933467292">
                <text:p>5.39461933467292</text:p>
              </table:table-cell>
              <table:table-cell office:value-type="float" office:value="5.81188725490196">
                <text:p>5.81188725490196</text:p>
              </table:table-cell>
              <table:table-cell office:value-type="float" office:value="5.69873595505618">
                <text:p>5.69873595505618</text:p>
              </table:table-cell>
              <table:table-cell office:value-type="float" office:value="5.29899882745558">
                <text:p>5.29899882745558</text:p>
              </table:table-cell>
              <table:table-cell office:value-type="float" office:value="4.54338936846888">
                <text:p>4.54338936846888</text:p>
              </table:table-cell>
              <table:table-cell office:value-type="float" office:value="5.769669327252">
                <text:p>5.769669327252</text:p>
              </table:table-cell>
              <table:table-cell office:value-type="float" office:value="6.29330254041571">
                <text:p>6.29330254041571</text:p>
              </table:table-cell>
              <table:table-cell office:value-type="float" office:value="5.44917406733558">
                <text:p>5.44917406733558</text:p>
              </table:table-cell>
            </table:table-row>
            <table:table-row>
              <table:table-cell office:value-type="string">
                <text:p>2021-02-07</text:p>
              </table:table-cell>
              <table:table-cell office:value-type="float" office:value="5.65957446808511">
                <text:p>5.65957446808511</text:p>
              </table:table-cell>
              <table:table-cell office:value-type="float" office:value="6.72954371654346">
                <text:p>6.72954371654346</text:p>
              </table:table-cell>
              <table:table-cell office:value-type="float" office:value="5.2998812351544">
                <text:p>5.2998812351544</text:p>
              </table:table-cell>
              <table:table-cell office:value-type="float" office:value="5.90500641848524">
                <text:p>5.90500641848524</text:p>
              </table:table-cell>
              <table:table-cell office:value-type="float" office:value="6.80965147453083">
                <text:p>6.80965147453083</text:p>
              </table:table-cell>
              <table:table-cell office:value-type="float" office:value="6.74432863274065">
                <text:p>6.74432863274065</text:p>
              </table:table-cell>
              <table:table-cell office:value-type="float" office:value="5.84644282695468">
                <text:p>5.84644282695468</text:p>
              </table:table-cell>
              <table:table-cell office:value-type="float" office:value="4.69798657718121">
                <text:p>4.69798657718121</text:p>
              </table:table-cell>
              <table:table-cell office:value-type="float" office:value="6.13750368840366">
                <text:p>6.13750368840366</text:p>
              </table:table-cell>
              <table:table-cell office:value-type="float" office:value="6.56039239730227">
                <text:p>6.56039239730227</text:p>
              </table:table-cell>
              <table:table-cell office:value-type="float" office:value="6.02015171427913">
                <text:p>6.02015171427913</text:p>
              </table:table-cell>
            </table:table-row>
            <table:table-row>
              <table:table-cell office:value-type="string">
                <text:p>2021-02-08</text:p>
              </table:table-cell>
              <table:table-cell office:value-type="float" office:value="5.84681548228548">
                <text:p>5.84681548228548</text:p>
              </table:table-cell>
              <table:table-cell office:value-type="float" office:value="6.00086047251164">
                <text:p>6.00086047251164</text:p>
              </table:table-cell>
              <table:table-cell office:value-type="float" office:value="6.14993908402972">
                <text:p>6.14993908402972</text:p>
              </table:table-cell>
              <table:table-cell office:value-type="float" office:value="5.81992935433501">
                <text:p>5.81992935433501</text:p>
              </table:table-cell>
              <table:table-cell office:value-type="float" office:value="6.60360075279383">
                <text:p>6.60360075279383</text:p>
              </table:table-cell>
              <table:table-cell office:value-type="float" office:value="6.44036270634736">
                <text:p>6.44036270634736</text:p>
              </table:table-cell>
              <table:table-cell office:value-type="float" office:value="5.75322908068798">
                <text:p>5.75322908068798</text:p>
              </table:table-cell>
              <table:table-cell office:value-type="float" office:value="5.00358288936661">
                <text:p>5.00358288936661</text:p>
              </table:table-cell>
              <table:table-cell office:value-type="float" office:value="5.8400374579662">
                <text:p>5.8400374579662</text:p>
              </table:table-cell>
              <table:table-cell office:value-type="float" office:value="5.6849614208764">
                <text:p>5.6849614208764</text:p>
              </table:table-cell>
              <table:table-cell office:value-type="float" office:value="6.00898833294732">
                <text:p>6.00898833294732</text:p>
              </table:table-cell>
            </table:table-row>
            <table:table-row>
              <table:table-cell office:value-type="string">
                <text:p>2021-02-09</text:p>
              </table:table-cell>
              <table:table-cell office:value-type="float" office:value="5.25893430344532">
                <text:p>5.25893430344532</text:p>
              </table:table-cell>
              <table:table-cell office:value-type="float" office:value="4.74070817534026">
                <text:p>4.74070817534026</text:p>
              </table:table-cell>
              <table:table-cell office:value-type="float" office:value="5.40282002716716">
                <text:p>5.40282002716716</text:p>
              </table:table-cell>
              <table:table-cell office:value-type="float" office:value="5.23316062176166">
                <text:p>5.23316062176166</text:p>
              </table:table-cell>
              <table:table-cell office:value-type="float" office:value="5.70122182590878">
                <text:p>5.70122182590878</text:p>
              </table:table-cell>
              <table:table-cell office:value-type="float" office:value="5.52707498806584">
                <text:p>5.52707498806584</text:p>
              </table:table-cell>
              <table:table-cell office:value-type="float" office:value="5.13332968296556">
                <text:p>5.13332968296556</text:p>
              </table:table-cell>
              <table:table-cell office:value-type="float" office:value="4.73983899469861">
                <text:p>4.73983899469861</text:p>
              </table:table-cell>
              <table:table-cell office:value-type="float" office:value="5.02967359050445">
                <text:p>5.02967359050445</text:p>
              </table:table-cell>
              <table:table-cell office:value-type="float" office:value="4.76041094816093">
                <text:p>4.76041094816093</text:p>
              </table:table-cell>
              <table:table-cell office:value-type="float" office:value="5.22034577377359">
                <text:p>5.22034577377359</text:p>
              </table:table-cell>
            </table:table-row>
            <table:table-row>
              <table:table-cell office:value-type="string">
                <text:p>2021-02-10</text:p>
              </table:table-cell>
              <table:table-cell office:value-type="float" office:value="5.16154016375304">
                <text:p>5.16154016375304</text:p>
              </table:table-cell>
              <table:table-cell office:value-type="float" office:value="5.54966130743491">
                <text:p>5.54966130743491</text:p>
              </table:table-cell>
              <table:table-cell office:value-type="float" office:value="5.30549476548175">
                <text:p>5.30549476548175</text:p>
              </table:table-cell>
              <table:table-cell office:value-type="float" office:value="4.9841597288735">
                <text:p>4.9841597288735</text:p>
              </table:table-cell>
              <table:table-cell office:value-type="float" office:value="5.24058410469199">
                <text:p>5.24058410469199</text:p>
              </table:table-cell>
              <table:table-cell office:value-type="float" office:value="5.46983613282585">
                <text:p>5.46983613282585</text:p>
              </table:table-cell>
              <table:table-cell office:value-type="float" office:value="5.37217029469304">
                <text:p>5.37217029469304</text:p>
              </table:table-cell>
              <table:table-cell office:value-type="float" office:value="4.99758803666184">
                <text:p>4.99758803666184</text:p>
              </table:table-cell>
              <table:table-cell office:value-type="float" office:value="5.55142041930282">
                <text:p>5.55142041930282</text:p>
              </table:table-cell>
              <table:table-cell office:value-type="float" office:value="5.20739630184908">
                <text:p>5.20739630184908</text:p>
              </table:table-cell>
              <table:table-cell office:value-type="float" office:value="5.28975790031598">
                <text:p>5.28975790031598</text:p>
              </table:table-cell>
            </table:table-row>
            <table:table-row>
              <table:table-cell office:value-type="string">
                <text:p>2021-02-11</text:p>
              </table:table-cell>
              <table:table-cell office:value-type="float" office:value="4.9408687741642">
                <text:p>4.9408687741642</text:p>
              </table:table-cell>
              <table:table-cell office:value-type="float" office:value="4.50430719813111">
                <text:p>4.50430719813111</text:p>
              </table:table-cell>
              <table:table-cell office:value-type="float" office:value="4.40314154731867">
                <text:p>4.40314154731867</text:p>
              </table:table-cell>
              <table:table-cell office:value-type="float" office:value="4.52482557745716">
                <text:p>4.52482557745716</text:p>
              </table:table-cell>
              <table:table-cell office:value-type="float" office:value="4.74886189765579">
                <text:p>4.74886189765579</text:p>
              </table:table-cell>
              <table:table-cell office:value-type="float" office:value="5.09392192534467">
                <text:p>5.09392192534467</text:p>
              </table:table-cell>
              <table:table-cell office:value-type="float" office:value="5.44411699464461">
                <text:p>5.44411699464461</text:p>
              </table:table-cell>
              <table:table-cell office:value-type="float" office:value="5.31359326674441">
                <text:p>5.31359326674441</text:p>
              </table:table-cell>
              <table:table-cell office:value-type="float" office:value="5.48474314407107">
                <text:p>5.48474314407107</text:p>
              </table:table-cell>
              <table:table-cell office:value-type="float" office:value="5.47103274559194">
                <text:p>5.47103274559194</text:p>
              </table:table-cell>
              <table:table-cell office:value-type="float" office:value="4.81662618618817">
                <text:p>4.81662618618817</text:p>
              </table:table-cell>
            </table:table-row>
            <table:table-row>
              <table:table-cell office:value-type="string">
                <text:p>2021-02-12</text:p>
              </table:table-cell>
              <table:table-cell office:value-type="float" office:value="4.719723183391">
                <text:p>4.719723183391</text:p>
              </table:table-cell>
              <table:table-cell office:value-type="float" office:value="4.35466096201219">
                <text:p>4.35466096201219</text:p>
              </table:table-cell>
              <table:table-cell office:value-type="float" office:value="4.70718232044199">
                <text:p>4.70718232044199</text:p>
              </table:table-cell>
              <table:table-cell office:value-type="float" office:value="4.59735859710763">
                <text:p>4.59735859710763</text:p>
              </table:table-cell>
              <table:table-cell office:value-type="float" office:value="4.49652835453972">
                <text:p>4.49652835453972</text:p>
              </table:table-cell>
              <table:table-cell office:value-type="float" office:value="4.6424560089854">
                <text:p>4.6424560089854</text:p>
              </table:table-cell>
              <table:table-cell office:value-type="float" office:value="4.68977185608163">
                <text:p>4.68977185608163</text:p>
              </table:table-cell>
              <table:table-cell office:value-type="float" office:value="4.28196323974955">
                <text:p>4.28196323974955</text:p>
              </table:table-cell>
              <table:table-cell office:value-type="float" office:value="5.18294643431291">
                <text:p>5.18294643431291</text:p>
              </table:table-cell>
              <table:table-cell office:value-type="float" office:value="5.37496800614282">
                <text:p>5.37496800614282</text:p>
              </table:table-cell>
              <table:table-cell office:value-type="float" office:value="4.60025412203814">
                <text:p>4.60025412203814</text:p>
              </table:table-cell>
            </table:table-row>
            <table:table-row>
              <table:table-cell office:value-type="string">
                <text:p>2021-02-13</text:p>
              </table:table-cell>
              <table:table-cell office:value-type="float" office:value="4.65717981888745">
                <text:p>4.65717981888745</text:p>
              </table:table-cell>
              <table:table-cell office:value-type="float" office:value="5.00298357463648">
                <text:p>5.00298357463648</text:p>
              </table:table-cell>
              <table:table-cell office:value-type="float" office:value="5.08213229278117">
                <text:p>5.08213229278117</text:p>
              </table:table-cell>
              <table:table-cell office:value-type="float" office:value="5.00531537916371">
                <text:p>5.00531537916371</text:p>
              </table:table-cell>
              <table:table-cell office:value-type="float" office:value="4.87686521897367">
                <text:p>4.87686521897367</text:p>
              </table:table-cell>
              <table:table-cell office:value-type="float" office:value="5.31996633858988">
                <text:p>5.31996633858988</text:p>
              </table:table-cell>
              <table:table-cell office:value-type="float" office:value="4.86336941222152">
                <text:p>4.86336941222152</text:p>
              </table:table-cell>
              <table:table-cell office:value-type="float" office:value="4.06925774400935">
                <text:p>4.06925774400935</text:p>
              </table:table-cell>
              <table:table-cell office:value-type="float" office:value="5.56539337212244">
                <text:p>5.56539337212244</text:p>
              </table:table-cell>
              <table:table-cell office:value-type="float" office:value="5.97569209993248">
                <text:p>5.97569209993248</text:p>
              </table:table-cell>
              <table:table-cell office:value-type="float" office:value="4.97607965428854">
                <text:p>4.97607965428854</text:p>
              </table:table-cell>
            </table:table-row>
            <table:table-row>
              <table:table-cell office:value-type="string">
                <text:p>2021-02-14</text:p>
              </table:table-cell>
              <table:table-cell office:value-type="float" office:value="4.18604651162791">
                <text:p>4.18604651162791</text:p>
              </table:table-cell>
              <table:table-cell office:value-type="float" office:value="6.10177296799447">
                <text:p>6.10177296799447</text:p>
              </table:table-cell>
              <table:table-cell office:value-type="float" office:value="5.9660908509277">
                <text:p>5.9660908509277</text:p>
              </table:table-cell>
              <table:table-cell office:value-type="float" office:value="6.22786304604486">
                <text:p>6.22786304604486</text:p>
              </table:table-cell>
              <table:table-cell office:value-type="float" office:value="7.15827338129496">
                <text:p>7.15827338129496</text:p>
              </table:table-cell>
              <table:table-cell office:value-type="float" office:value="6.70147954743255">
                <text:p>6.70147954743255</text:p>
              </table:table-cell>
              <table:table-cell office:value-type="float" office:value="5.90235608452757">
                <text:p>5.90235608452757</text:p>
              </table:table-cell>
              <table:table-cell office:value-type="float" office:value="4.46454625036475">
                <text:p>4.46454625036475</text:p>
              </table:table-cell>
              <table:table-cell office:value-type="float" office:value="6.11261668172237">
                <text:p>6.11261668172237</text:p>
              </table:table-cell>
              <table:table-cell office:value-type="float" office:value="6.67050028752156">
                <text:p>6.67050028752156</text:p>
              </table:table-cell>
              <table:table-cell office:value-type="float" office:value="6.06088971052816">
                <text:p>6.06088971052816</text:p>
              </table:table-cell>
            </table:table-row>
            <table:table-row>
              <table:table-cell office:value-type="string">
                <text:p>2021-02-15</text:p>
              </table:table-cell>
              <table:table-cell office:value-type="float" office:value="5.74415083280418">
                <text:p>5.74415083280418</text:p>
              </table:table-cell>
              <table:table-cell office:value-type="float" office:value="5.81177000788673">
                <text:p>5.81177000788673</text:p>
              </table:table-cell>
              <table:table-cell office:value-type="float" office:value="6.2915953183752">
                <text:p>6.2915953183752</text:p>
              </table:table-cell>
              <table:table-cell office:value-type="float" office:value="6.19994712861741">
                <text:p>6.19994712861741</text:p>
              </table:table-cell>
              <table:table-cell office:value-type="float" office:value="6.54171685007672">
                <text:p>6.54171685007672</text:p>
              </table:table-cell>
              <table:table-cell office:value-type="float" office:value="6.22823490801685">
                <text:p>6.22823490801685</text:p>
              </table:table-cell>
              <table:table-cell office:value-type="float" office:value="5.4910683255717">
                <text:p>5.4910683255717</text:p>
              </table:table-cell>
              <table:table-cell office:value-type="float" office:value="4.951171875">
                <text:p>4.951171875</text:p>
              </table:table-cell>
              <table:table-cell office:value-type="float" office:value="5.18226513708642">
                <text:p>5.18226513708642</text:p>
              </table:table-cell>
              <table:table-cell office:value-type="float" office:value="5.14438423279638">
                <text:p>5.14438423279638</text:p>
              </table:table-cell>
              <table:table-cell office:value-type="float" office:value="5.94217039504998">
                <text:p>5.94217039504998</text:p>
              </table:table-cell>
            </table:table-row>
            <table:table-row>
              <table:table-cell office:value-type="string">
                <text:p>2021-02-16</text:p>
              </table:table-cell>
              <table:table-cell office:value-type="float" office:value="5.19656308851224">
                <text:p>5.19656308851224</text:p>
              </table:table-cell>
              <table:table-cell office:value-type="float" office:value="5.31228465827225">
                <text:p>5.31228465827225</text:p>
              </table:table-cell>
              <table:table-cell office:value-type="float" office:value="5.70275827287892">
                <text:p>5.70275827287892</text:p>
              </table:table-cell>
              <table:table-cell office:value-type="float" office:value="5.6237327926582">
                <text:p>5.6237327926582</text:p>
              </table:table-cell>
              <table:table-cell office:value-type="float" office:value="5.75240004626595">
                <text:p>5.75240004626595</text:p>
              </table:table-cell>
              <table:table-cell office:value-type="float" office:value="5.84894337519825">
                <text:p>5.84894337519825</text:p>
              </table:table-cell>
              <table:table-cell office:value-type="float" office:value="5.0552203119663">
                <text:p>5.0552203119663</text:p>
              </table:table-cell>
              <table:table-cell office:value-type="float" office:value="4.90883590462833">
                <text:p>4.90883590462833</text:p>
              </table:table-cell>
              <table:table-cell office:value-type="float" office:value="5.10443307757886">
                <text:p>5.10443307757886</text:p>
              </table:table-cell>
              <table:table-cell office:value-type="float" office:value="4.87614758357873">
                <text:p>4.87614758357873</text:p>
              </table:table-cell>
              <table:table-cell office:value-type="float" office:value="5.46821542646761">
                <text:p>5.46821542646761</text:p>
              </table:table-cell>
            </table:table-row>
            <table:table-row>
              <table:table-cell office:value-type="string">
                <text:p>2021-02-17</text:p>
              </table:table-cell>
              <table:table-cell office:value-type="float" office:value="5.34564451463978">
                <text:p>5.34564451463978</text:p>
              </table:table-cell>
              <table:table-cell office:value-type="float" office:value="5.93642110926781">
                <text:p>5.93642110926781</text:p>
              </table:table-cell>
              <table:table-cell office:value-type="float" office:value="6.11321343580541">
                <text:p>6.11321343580541</text:p>
              </table:table-cell>
              <table:table-cell office:value-type="float" office:value="5.76962703482382">
                <text:p>5.76962703482382</text:p>
              </table:table-cell>
              <table:table-cell office:value-type="float" office:value="6.08274454074178">
                <text:p>6.08274454074178</text:p>
              </table:table-cell>
              <table:table-cell office:value-type="float" office:value="6.03089382805924">
                <text:p>6.03089382805924</text:p>
              </table:table-cell>
              <table:table-cell office:value-type="float" office:value="5.7600692940667">
                <text:p>5.7600692940667</text:p>
              </table:table-cell>
              <table:table-cell office:value-type="float" office:value="5.25891119654469">
                <text:p>5.25891119654469</text:p>
              </table:table-cell>
              <table:table-cell office:value-type="float" office:value="5.36066721843764">
                <text:p>5.36066721843764</text:p>
              </table:table-cell>
              <table:table-cell office:value-type="float" office:value="4.60512386195215">
                <text:p>4.60512386195215</text:p>
              </table:table-cell>
              <table:table-cell office:value-type="float" office:value="5.81927835508714">
                <text:p>5.81927835508714</text:p>
              </table:table-cell>
            </table:table-row>
            <table:table-row>
              <table:table-cell office:value-type="string">
                <text:p>2021-02-18</text:p>
              </table:table-cell>
              <table:table-cell office:value-type="float" office:value="5.51899677179041">
                <text:p>5.51899677179041</text:p>
              </table:table-cell>
              <table:table-cell office:value-type="float" office:value="5.45215338776458">
                <text:p>5.45215338776458</text:p>
              </table:table-cell>
              <table:table-cell office:value-type="float" office:value="5.57567984470596">
                <text:p>5.57567984470596</text:p>
              </table:table-cell>
              <table:table-cell office:value-type="float" office:value="5.40728314100283">
                <text:p>5.40728314100283</text:p>
              </table:table-cell>
              <table:table-cell office:value-type="float" office:value="6.04780188488601">
                <text:p>6.04780188488601</text:p>
              </table:table-cell>
              <table:table-cell office:value-type="float" office:value="5.80581440288573">
                <text:p>5.80581440288573</text:p>
              </table:table-cell>
              <table:table-cell office:value-type="float" office:value="5.74403658385861">
                <text:p>5.74403658385861</text:p>
              </table:table-cell>
              <table:table-cell office:value-type="float" office:value="5.95159905016925">
                <text:p>5.95159905016925</text:p>
              </table:table-cell>
              <table:table-cell office:value-type="float" office:value="5.70855960693044">
                <text:p>5.70855960693044</text:p>
              </table:table-cell>
              <table:table-cell office:value-type="float" office:value="4.98059508408797">
                <text:p>4.98059508408797</text:p>
              </table:table-cell>
              <table:table-cell office:value-type="float" office:value="5.65518801431176">
                <text:p>5.65518801431176</text:p>
              </table:table-cell>
            </table:table-row>
            <table:table-row>
              <table:table-cell office:value-type="string">
                <text:p>2021-02-19</text:p>
              </table:table-cell>
              <table:table-cell office:value-type="float" office:value="5.37247853005792">
                <text:p>5.37247853005792</text:p>
              </table:table-cell>
              <table:table-cell office:value-type="float" office:value="5.47372090996252">
                <text:p>5.47372090996252</text:p>
              </table:table-cell>
              <table:table-cell office:value-type="float" office:value="5.52232085423903">
                <text:p>5.52232085423903</text:p>
              </table:table-cell>
              <table:table-cell office:value-type="float" office:value="5.42628443782576">
                <text:p>5.42628443782576</text:p>
              </table:table-cell>
              <table:table-cell office:value-type="float" office:value="5.57450895962373">
                <text:p>5.57450895962373</text:p>
              </table:table-cell>
              <table:table-cell office:value-type="float" office:value="5.75909280540069">
                <text:p>5.75909280540069</text:p>
              </table:table-cell>
              <table:table-cell office:value-type="float" office:value="5.58061310297378">
                <text:p>5.58061310297378</text:p>
              </table:table-cell>
              <table:table-cell office:value-type="float" office:value="4.98094719651606">
                <text:p>4.98094719651606</text:p>
              </table:table-cell>
              <table:table-cell office:value-type="float" office:value="5.47659408006259">
                <text:p>5.47659408006259</text:p>
              </table:table-cell>
              <table:table-cell office:value-type="float" office:value="5.57740938465861">
                <text:p>5.57740938465861</text:p>
              </table:table-cell>
              <table:table-cell office:value-type="float" office:value="5.50207075149994">
                <text:p>5.50207075149994</text:p>
              </table:table-cell>
            </table:table-row>
            <table:table-row>
              <table:table-cell office:value-type="string">
                <text:p>2021-02-20</text:p>
              </table:table-cell>
              <table:table-cell office:value-type="float" office:value="5.49557522123894">
                <text:p>5.49557522123894</text:p>
              </table:table-cell>
              <table:table-cell office:value-type="float" office:value="6.01023868093877">
                <text:p>6.01023868093877</text:p>
              </table:table-cell>
              <table:table-cell office:value-type="float" office:value="5.78177384943615">
                <text:p>5.78177384943615</text:p>
              </table:table-cell>
              <table:table-cell office:value-type="float" office:value="5.7687786528741">
                <text:p>5.7687786528741</text:p>
              </table:table-cell>
              <table:table-cell office:value-type="float" office:value="6.07961921246214">
                <text:p>6.07961921246214</text:p>
              </table:table-cell>
              <table:table-cell office:value-type="float" office:value="6.28656001127634">
                <text:p>6.28656001127634</text:p>
              </table:table-cell>
              <table:table-cell office:value-type="float" office:value="5.55450236966825">
                <text:p>5.55450236966825</text:p>
              </table:table-cell>
              <table:table-cell office:value-type="float" office:value="4.66128029832194">
                <text:p>4.66128029832194</text:p>
              </table:table-cell>
              <table:table-cell office:value-type="float" office:value="5.77352868140055">
                <text:p>5.77352868140055</text:p>
              </table:table-cell>
              <table:table-cell office:value-type="float" office:value="6.25449317038102">
                <text:p>6.25449317038102</text:p>
              </table:table-cell>
              <table:table-cell office:value-type="float" office:value="5.81689545836486">
                <text:p>5.81689545836486</text:p>
              </table:table-cell>
            </table:table-row>
            <table:table-row>
              <table:table-cell office:value-type="string">
                <text:p>2021-02-21</text:p>
              </table:table-cell>
              <table:table-cell office:value-type="float" office:value="6.07054963084496">
                <text:p>6.07054963084496</text:p>
              </table:table-cell>
              <table:table-cell office:value-type="float" office:value="7.56282020004879">
                <text:p>7.56282020004879</text:p>
              </table:table-cell>
              <table:table-cell office:value-type="float" office:value="6.64102943351575">
                <text:p>6.64102943351575</text:p>
              </table:table-cell>
              <table:table-cell office:value-type="float" office:value="6.76258992805755">
                <text:p>6.76258992805755</text:p>
              </table:table-cell>
              <table:table-cell office:value-type="float" office:value="8.40277777777778">
                <text:p>8.40277777777778</text:p>
              </table:table-cell>
              <table:table-cell office:value-type="float" office:value="7.2687660922955">
                <text:p>7.2687660922955</text:p>
              </table:table-cell>
              <table:table-cell office:value-type="float" office:value="7.01248799231508">
                <text:p>7.01248799231508</text:p>
              </table:table-cell>
              <table:table-cell office:value-type="float" office:value="6.43153526970954">
                <text:p>6.43153526970954</text:p>
              </table:table-cell>
              <table:table-cell office:value-type="float" office:value="5.92991913746631">
                <text:p>5.92991913746631</text:p>
              </table:table-cell>
              <table:table-cell office:value-type="float" office:value="6.18955512572534">
                <text:p>6.18955512572534</text:p>
              </table:table-cell>
              <table:table-cell office:value-type="float" office:value="6.96701528559936">
                <text:p>6.96701528559936</text:p>
              </table:table-cell>
            </table:table-row>
            <table:table-row>
              <table:table-cell office:value-type="string">
                <text:p>2021-02-22</text:p>
              </table:table-cell>
              <table:table-cell office:value-type="float" office:value="7.79618630822132">
                <text:p>7.79618630822132</text:p>
              </table:table-cell>
              <table:table-cell office:value-type="float" office:value="8.42989436455861">
                <text:p>8.42989436455861</text:p>
              </table:table-cell>
              <table:table-cell office:value-type="float" office:value="7.31141199226306">
                <text:p>7.31141199226306</text:p>
              </table:table-cell>
              <table:table-cell office:value-type="float" office:value="7.21862341797091">
                <text:p>7.21862341797091</text:p>
              </table:table-cell>
              <table:table-cell office:value-type="float" office:value="7.75501211720643">
                <text:p>7.75501211720643</text:p>
              </table:table-cell>
              <table:table-cell office:value-type="float" office:value="7.75029781483918">
                <text:p>7.75029781483918</text:p>
              </table:table-cell>
              <table:table-cell office:value-type="float" office:value="6.3905668368143">
                <text:p>6.3905668368143</text:p>
              </table:table-cell>
              <table:table-cell office:value-type="float" office:value="5.54390646842038">
                <text:p>5.54390646842038</text:p>
              </table:table-cell>
              <table:table-cell office:value-type="float" office:value="5.51264856865375">
                <text:p>5.51264856865375</text:p>
              </table:table-cell>
              <table:table-cell office:value-type="float" office:value="5.16760955838892">
                <text:p>5.16760955838892</text:p>
              </table:table-cell>
              <table:table-cell office:value-type="float" office:value="7.16240651748774">
                <text:p>7.16240651748774</text:p>
              </table:table-cell>
            </table:table-row>
            <table:table-row>
              <table:table-cell office:value-type="string">
                <text:p>2021-02-23</text:p>
              </table:table-cell>
              <table:table-cell office:value-type="float" office:value="7.39799846035412">
                <text:p>7.39799846035412</text:p>
              </table:table-cell>
              <table:table-cell office:value-type="float" office:value="7.64251234688468">
                <text:p>7.64251234688468</text:p>
              </table:table-cell>
              <table:table-cell office:value-type="float" office:value="6.33221976860502">
                <text:p>6.33221976860502</text:p>
              </table:table-cell>
              <table:table-cell office:value-type="float" office:value="6.51701131630359">
                <text:p>6.51701131630359</text:p>
              </table:table-cell>
              <table:table-cell office:value-type="float" office:value="6.97646079168105">
                <text:p>6.97646079168105</text:p>
              </table:table-cell>
              <table:table-cell office:value-type="float" office:value="6.66652593358806">
                <text:p>6.66652593358806</text:p>
              </table:table-cell>
              <table:table-cell office:value-type="float" office:value="5.85369814078103">
                <text:p>5.85369814078103</text:p>
              </table:table-cell>
              <table:table-cell office:value-type="float" office:value="5.705353653771">
                <text:p>5.705353653771</text:p>
              </table:table-cell>
              <table:table-cell office:value-type="float" office:value="4.75875743555849">
                <text:p>4.75875743555849</text:p>
              </table:table-cell>
              <table:table-cell office:value-type="float" office:value="4.65873163474056">
                <text:p>4.65873163474056</text:p>
              </table:table-cell>
              <table:table-cell office:value-type="float" office:value="6.44401253882067">
                <text:p>6.44401253882067</text:p>
              </table:table-cell>
            </table:table-row>
            <table:table-row>
              <table:table-cell office:value-type="string">
                <text:p>2021-02-24</text:p>
              </table:table-cell>
              <table:table-cell office:value-type="float" office:value="7.84806025755244">
                <text:p>7.84806025755244</text:p>
              </table:table-cell>
              <table:table-cell office:value-type="float" office:value="8.13867785463204">
                <text:p>8.13867785463204</text:p>
              </table:table-cell>
              <table:table-cell office:value-type="float" office:value="6.28078361663519">
                <text:p>6.28078361663519</text:p>
              </table:table-cell>
              <table:table-cell office:value-type="float" office:value="6.08815635277662">
                <text:p>6.08815635277662</text:p>
              </table:table-cell>
              <table:table-cell office:value-type="float" office:value="6.57631359466222">
                <text:p>6.57631359466222</text:p>
              </table:table-cell>
              <table:table-cell office:value-type="float" office:value="6.2871091172978">
                <text:p>6.2871091172978</text:p>
              </table:table-cell>
              <table:table-cell office:value-type="float" office:value="6.06968357375524">
                <text:p>6.06968357375524</text:p>
              </table:table-cell>
              <table:table-cell office:value-type="float" office:value="5.76302024107346">
                <text:p>5.76302024107346</text:p>
              </table:table-cell>
              <table:table-cell office:value-type="float" office:value="5.2978847273433">
                <text:p>5.2978847273433</text:p>
              </table:table-cell>
              <table:table-cell office:value-type="float" office:value="4.44889333778223">
                <text:p>4.44889333778223</text:p>
              </table:table-cell>
              <table:table-cell office:value-type="float" office:value="6.39990270007298">
                <text:p>6.39990270007298</text:p>
              </table:table-cell>
            </table:table-row>
            <table:table-row>
              <table:table-cell office:value-type="string">
                <text:p>2021-02-25</text:p>
              </table:table-cell>
              <table:table-cell office:value-type="float" office:value="7.66208251473477">
                <text:p>7.66208251473477</text:p>
              </table:table-cell>
              <table:table-cell office:value-type="float" office:value="7.16797939267846">
                <text:p>7.16797939267846</text:p>
              </table:table-cell>
              <table:table-cell office:value-type="float" office:value="5.51232058408695">
                <text:p>5.51232058408695</text:p>
              </table:table-cell>
              <table:table-cell office:value-type="float" office:value="5.8676001880976">
                <text:p>5.8676001880976</text:p>
              </table:table-cell>
              <table:table-cell office:value-type="float" office:value="6.32831586413429">
                <text:p>6.32831586413429</text:p>
              </table:table-cell>
              <table:table-cell office:value-type="float" office:value="6.35150623905192">
                <text:p>6.35150623905192</text:p>
              </table:table-cell>
              <table:table-cell office:value-type="float" office:value="6.15948560783607">
                <text:p>6.15948560783607</text:p>
              </table:table-cell>
              <table:table-cell office:value-type="float" office:value="5.71741407216986">
                <text:p>5.71741407216986</text:p>
              </table:table-cell>
              <table:table-cell office:value-type="float" office:value="5.0479766374635">
                <text:p>5.0479766374635</text:p>
              </table:table-cell>
              <table:table-cell office:value-type="float" office:value="4.25315166178531">
                <text:p>4.25315166178531</text:p>
              </table:table-cell>
              <table:table-cell office:value-type="float" office:value="6.10474907376221">
                <text:p>6.10474907376221</text:p>
              </table:table-cell>
            </table:table-row>
            <table:table-row>
              <table:table-cell office:value-type="string">
                <text:p>2021-02-26</text:p>
              </table:table-cell>
              <table:table-cell office:value-type="float" office:value="7.7899748710488">
                <text:p>7.7899748710488</text:p>
              </table:table-cell>
              <table:table-cell office:value-type="float" office:value="6.65589592057992">
                <text:p>6.65589592057992</text:p>
              </table:table-cell>
              <table:table-cell office:value-type="float" office:value="5.02988729523781">
                <text:p>5.02988729523781</text:p>
              </table:table-cell>
              <table:table-cell office:value-type="float" office:value="5.19284053632281">
                <text:p>5.19284053632281</text:p>
              </table:table-cell>
              <table:table-cell office:value-type="float" office:value="5.79612408603677">
                <text:p>5.79612408603677</text:p>
              </table:table-cell>
              <table:table-cell office:value-type="float" office:value="5.75982956382797">
                <text:p>5.75982956382797</text:p>
              </table:table-cell>
              <table:table-cell office:value-type="float" office:value="5.23030406476311">
                <text:p>5.23030406476311</text:p>
              </table:table-cell>
              <table:table-cell office:value-type="float" office:value="4.5528393848944">
                <text:p>4.5528393848944</text:p>
              </table:table-cell>
              <table:table-cell office:value-type="float" office:value="4.94966980829647">
                <text:p>4.94966980829647</text:p>
              </table:table-cell>
              <table:table-cell office:value-type="float" office:value="4.36865839909808">
                <text:p>4.36865839909808</text:p>
              </table:table-cell>
              <table:table-cell office:value-type="float" office:value="5.54149194013773">
                <text:p>5.54149194013773</text:p>
              </table:table-cell>
            </table:table-row>
            <table:table-row>
              <table:table-cell office:value-type="string">
                <text:p>2021-02-27</text:p>
              </table:table-cell>
              <table:table-cell office:value-type="float" office:value="7.98400775381633">
                <text:p>7.98400775381633</text:p>
              </table:table-cell>
              <table:table-cell office:value-type="float" office:value="7.71585784617931">
                <text:p>7.71585784617931</text:p>
              </table:table-cell>
              <table:table-cell office:value-type="float" office:value="5.79171550270147">
                <text:p>5.79171550270147</text:p>
              </table:table-cell>
              <table:table-cell office:value-type="float" office:value="5.80974675462864">
                <text:p>5.80974675462864</text:p>
              </table:table-cell>
              <table:table-cell office:value-type="float" office:value="6.59871423336997">
                <text:p>6.59871423336997</text:p>
              </table:table-cell>
              <table:table-cell office:value-type="float" office:value="6.17491418764302">
                <text:p>6.17491418764302</text:p>
              </table:table-cell>
              <table:table-cell office:value-type="float" office:value="5.40889462671949">
                <text:p>5.40889462671949</text:p>
              </table:table-cell>
              <table:table-cell office:value-type="float" office:value="4.49647465744313">
                <text:p>4.49647465744313</text:p>
              </table:table-cell>
              <table:table-cell office:value-type="float" office:value="5.01756146512795">
                <text:p>5.01756146512795</text:p>
              </table:table-cell>
              <table:table-cell office:value-type="float" office:value="5.70272259013981">
                <text:p>5.70272259013981</text:p>
              </table:table-cell>
              <table:table-cell office:value-type="float" office:value="6.10855565777369">
                <text:p>6.10855565777369</text:p>
              </table:table-cell>
            </table:table-row>
            <table:table-row>
              <table:table-cell office:value-type="string">
                <text:p>2021-02-28</text:p>
              </table:table-cell>
              <table:table-cell office:value-type="float" office:value="6.01915184678523">
                <text:p>6.01915184678523</text:p>
              </table:table-cell>
              <table:table-cell office:value-type="float" office:value="8.13981326310749">
                <text:p>8.13981326310749</text:p>
              </table:table-cell>
              <table:table-cell office:value-type="float" office:value="6.68044077134986">
                <text:p>6.68044077134986</text:p>
              </table:table-cell>
              <table:table-cell office:value-type="float" office:value="6.7080920773902">
                <text:p>6.7080920773902</text:p>
              </table:table-cell>
              <table:table-cell office:value-type="float" office:value="7.48429867411026">
                <text:p>7.48429867411026</text:p>
              </table:table-cell>
              <table:table-cell office:value-type="float" office:value="7.17928599450765">
                <text:p>7.17928599450765</text:p>
              </table:table-cell>
              <table:table-cell office:value-type="float" office:value="6.07943199467495">
                <text:p>6.07943199467495</text:p>
              </table:table-cell>
              <table:table-cell office:value-type="float" office:value="4.94307136906415">
                <text:p>4.94307136906415</text:p>
              </table:table-cell>
              <table:table-cell office:value-type="float" office:value="5.4612773835236">
                <text:p>5.4612773835236</text:p>
              </table:table-cell>
              <table:table-cell office:value-type="float" office:value="5.86297760210804">
                <text:p>5.86297760210804</text:p>
              </table:table-cell>
              <table:table-cell office:value-type="float" office:value="6.63395088130023">
                <text:p>6.63395088130023</text:p>
              </table:table-cell>
            </table:table-row>
            <table:table-row>
              <table:table-cell office:value-type="string">
                <text:p>2021-03-01</text:p>
              </table:table-cell>
              <table:table-cell office:value-type="float" office:value="8.31680550046278">
                <text:p>8.31680550046278</text:p>
              </table:table-cell>
              <table:table-cell office:value-type="float" office:value="8.88862246733006">
                <text:p>8.88862246733006</text:p>
              </table:table-cell>
              <table:table-cell office:value-type="float" office:value="6.8991573172134">
                <text:p>6.8991573172134</text:p>
              </table:table-cell>
              <table:table-cell office:value-type="float" office:value="6.99559842060975">
                <text:p>6.99559842060975</text:p>
              </table:table-cell>
              <table:table-cell office:value-type="float" office:value="7.45035133297299">
                <text:p>7.45035133297299</text:p>
              </table:table-cell>
              <table:table-cell office:value-type="float" office:value="6.88267683185091">
                <text:p>6.88267683185091</text:p>
              </table:table-cell>
              <table:table-cell office:value-type="float" office:value="6.14350543710934">
                <text:p>6.14350543710934</text:p>
              </table:table-cell>
              <table:table-cell office:value-type="float" office:value="4.97684830271994">
                <text:p>4.97684830271994</text:p>
              </table:table-cell>
              <table:table-cell office:value-type="float" office:value="4.41956962269613">
                <text:p>4.41956962269613</text:p>
              </table:table-cell>
              <table:table-cell office:value-type="float" office:value="3.24804078934945">
                <text:p>3.24804078934945</text:p>
              </table:table-cell>
              <table:table-cell office:value-type="float" office:value="6.78351000012369">
                <text:p>6.78351000012369</text:p>
              </table:table-cell>
            </table:table-row>
            <table:table-row>
              <table:table-cell office:value-type="string">
                <text:p>2021-03-02</text:p>
              </table:table-cell>
              <table:table-cell office:value-type="float" office:value="7.80208578373716">
                <text:p>7.80208578373716</text:p>
              </table:table-cell>
              <table:table-cell office:value-type="float" office:value="7.50806684330649">
                <text:p>7.50806684330649</text:p>
              </table:table-cell>
              <table:table-cell office:value-type="float" office:value="6.6615443718786">
                <text:p>6.6615443718786</text:p>
              </table:table-cell>
              <table:table-cell office:value-type="float" office:value="6.46594370186432">
                <text:p>6.46594370186432</text:p>
              </table:table-cell>
              <table:table-cell office:value-type="float" office:value="6.79490489715122">
                <text:p>6.79490489715122</text:p>
              </table:table-cell>
              <table:table-cell office:value-type="float" office:value="6.10138009978186">
                <text:p>6.10138009978186</text:p>
              </table:table-cell>
              <table:table-cell office:value-type="float" office:value="5.52687194029052">
                <text:p>5.52687194029052</text:p>
              </table:table-cell>
              <table:table-cell office:value-type="float" office:value="5.09845288326301">
                <text:p>5.09845288326301</text:p>
              </table:table-cell>
              <table:table-cell office:value-type="float" office:value="4.37142857142857">
                <text:p>4.37142857142857</text:p>
              </table:table-cell>
              <table:table-cell office:value-type="float" office:value="3.76063121221437">
                <text:p>3.76063121221437</text:p>
              </table:table-cell>
              <table:table-cell office:value-type="float" office:value="6.26612747929906">
                <text:p>6.26612747929906</text:p>
              </table:table-cell>
            </table:table-row>
            <table:table-row>
              <table:table-cell office:value-type="string">
                <text:p>2021-03-03</text:p>
              </table:table-cell>
              <table:table-cell office:value-type="float" office:value="9.22129344478663">
                <text:p>9.22129344478663</text:p>
              </table:table-cell>
              <table:table-cell office:value-type="float" office:value="8.48047680053473">
                <text:p>8.48047680053473</text:p>
              </table:table-cell>
              <table:table-cell office:value-type="float" office:value="6.32518432285603">
                <text:p>6.32518432285603</text:p>
              </table:table-cell>
              <table:table-cell office:value-type="float" office:value="6.38289525304041">
                <text:p>6.38289525304041</text:p>
              </table:table-cell>
              <table:table-cell office:value-type="float" office:value="6.7054941648028">
                <text:p>6.7054941648028</text:p>
              </table:table-cell>
              <table:table-cell office:value-type="float" office:value="6.21728929796066">
                <text:p>6.21728929796066</text:p>
              </table:table-cell>
              <table:table-cell office:value-type="float" office:value="5.47217193248847">
                <text:p>5.47217193248847</text:p>
              </table:table-cell>
              <table:table-cell office:value-type="float" office:value="5.20233875051793">
                <text:p>5.20233875051793</text:p>
              </table:table-cell>
              <table:table-cell office:value-type="float" office:value="4.38429019500886">
                <text:p>4.38429019500886</text:p>
              </table:table-cell>
              <table:table-cell office:value-type="float" office:value="3.13141683778234">
                <text:p>3.13141683778234</text:p>
              </table:table-cell>
              <table:table-cell office:value-type="float" office:value="6.38441993020309">
                <text:p>6.38441993020309</text:p>
              </table:table-cell>
            </table:table-row>
            <table:table-row>
              <table:table-cell office:value-type="string">
                <text:p>2021-03-04</text:p>
              </table:table-cell>
              <table:table-cell office:value-type="float" office:value="6.58017257433733">
                <text:p>6.58017257433733</text:p>
              </table:table-cell>
              <table:table-cell office:value-type="float" office:value="6.72646748049729">
                <text:p>6.72646748049729</text:p>
              </table:table-cell>
              <table:table-cell office:value-type="float" office:value="5.71475356148682">
                <text:p>5.71475356148682</text:p>
              </table:table-cell>
              <table:table-cell office:value-type="float" office:value="5.82773499371894">
                <text:p>5.82773499371894</text:p>
              </table:table-cell>
              <table:table-cell office:value-type="float" office:value="6.58482617760946">
                <text:p>6.58482617760946</text:p>
              </table:table-cell>
              <table:table-cell office:value-type="float" office:value="5.83707926762416">
                <text:p>5.83707926762416</text:p>
              </table:table-cell>
              <table:table-cell office:value-type="float" office:value="5.78822129684712">
                <text:p>5.78822129684712</text:p>
              </table:table-cell>
              <table:table-cell office:value-type="float" office:value="5.34843634572765">
                <text:p>5.34843634572765</text:p>
              </table:table-cell>
              <table:table-cell office:value-type="float" office:value="4.87367212173414">
                <text:p>4.87367212173414</text:p>
              </table:table-cell>
              <table:table-cell office:value-type="float" office:value="3.46003283242834">
                <text:p>3.46003283242834</text:p>
              </table:table-cell>
              <table:table-cell office:value-type="float" office:value="5.93927134892024">
                <text:p>5.93927134892024</text:p>
              </table:table-cell>
            </table:table-row>
            <table:table-row>
              <table:table-cell office:value-type="string">
                <text:p>2021-03-05</text:p>
              </table:table-cell>
              <table:table-cell office:value-type="float" office:value="5.97041685342896">
                <text:p>5.97041685342896</text:p>
              </table:table-cell>
              <table:table-cell office:value-type="float" office:value="6.40063753693049">
                <text:p>6.40063753693049</text:p>
              </table:table-cell>
              <table:table-cell office:value-type="float" office:value="5.33136331455659">
                <text:p>5.33136331455659</text:p>
              </table:table-cell>
              <table:table-cell office:value-type="float" office:value="5.46055895485365">
                <text:p>5.46055895485365</text:p>
              </table:table-cell>
              <table:table-cell office:value-type="float" office:value="5.94285714285714">
                <text:p>5.94285714285714</text:p>
              </table:table-cell>
              <table:table-cell office:value-type="float" office:value="5.72487014970975">
                <text:p>5.72487014970975</text:p>
              </table:table-cell>
              <table:table-cell office:value-type="float" office:value="5.05470354975873">
                <text:p>5.05470354975873</text:p>
              </table:table-cell>
              <table:table-cell office:value-type="float" office:value="4.61673429104068">
                <text:p>4.61673429104068</text:p>
              </table:table-cell>
              <table:table-cell office:value-type="float" office:value="4.65269106919892">
                <text:p>4.65269106919892</text:p>
              </table:table-cell>
              <table:table-cell office:value-type="float" office:value="3.95108184383819">
                <text:p>3.95108184383819</text:p>
              </table:table-cell>
              <table:table-cell office:value-type="float" office:value="5.53522034026752">
                <text:p>5.53522034026752</text:p>
              </table:table-cell>
            </table:table-row>
            <table:table-row>
              <table:table-cell office:value-type="string">
                <text:p>2021-03-06</text:p>
              </table:table-cell>
              <table:table-cell office:value-type="float" office:value="8.37783711615487">
                <text:p>8.37783711615487</text:p>
              </table:table-cell>
              <table:table-cell office:value-type="float" office:value="8.28290163802146">
                <text:p>8.28290163802146</text:p>
              </table:table-cell>
              <table:table-cell office:value-type="float" office:value="6.22259934945552">
                <text:p>6.22259934945552</text:p>
              </table:table-cell>
              <table:table-cell office:value-type="float" office:value="6.28908343755583">
                <text:p>6.28908343755583</text:p>
              </table:table-cell>
              <table:table-cell office:value-type="float" office:value="7.00090920898818">
                <text:p>7.00090920898818</text:p>
              </table:table-cell>
              <table:table-cell office:value-type="float" office:value="6.26508447304907">
                <text:p>6.26508447304907</text:p>
              </table:table-cell>
              <table:table-cell office:value-type="float" office:value="5.19601610510701">
                <text:p>5.19601610510701</text:p>
              </table:table-cell>
              <table:table-cell office:value-type="float" office:value="4.73717542748575">
                <text:p>4.73717542748575</text:p>
              </table:table-cell>
              <table:table-cell office:value-type="float" office:value="5.23065746458409">
                <text:p>5.23065746458409</text:p>
              </table:table-cell>
              <table:table-cell office:value-type="float" office:value="4.94880546075085">
                <text:p>4.94880546075085</text:p>
              </table:table-cell>
              <table:table-cell office:value-type="float" office:value="6.40199299833138">
                <text:p>6.40199299833138</text:p>
              </table:table-cell>
            </table:table-row>
            <table:table-row>
              <table:table-cell office:value-type="string">
                <text:p>2021-03-07</text:p>
              </table:table-cell>
              <table:table-cell office:value-type="float" office:value="8.08126410835214">
                <text:p>8.08126410835214</text:p>
              </table:table-cell>
              <table:table-cell office:value-type="float" office:value="9.7367808059632">
                <text:p>9.7367808059632</text:p>
              </table:table-cell>
              <table:table-cell office:value-type="float" office:value="6.55443631847661">
                <text:p>6.55443631847661</text:p>
              </table:table-cell>
              <table:table-cell office:value-type="float" office:value="7.51453086078052">
                <text:p>7.51453086078052</text:p>
              </table:table-cell>
              <table:table-cell office:value-type="float" office:value="7.43243243243243">
                <text:p>7.43243243243243</text:p>
              </table:table-cell>
              <table:table-cell office:value-type="float" office:value="6.92916093535076">
                <text:p>6.92916093535076</text:p>
              </table:table-cell>
              <table:table-cell office:value-type="float" office:value="5.60307955517536">
                <text:p>5.60307955517536</text:p>
              </table:table-cell>
              <table:table-cell office:value-type="float" office:value="4.43213296398892">
                <text:p>4.43213296398892</text:p>
              </table:table-cell>
              <table:table-cell office:value-type="float" office:value="5.17189835575486">
                <text:p>5.17189835575486</text:p>
              </table:table-cell>
              <table:table-cell office:value-type="float" office:value="4.64052287581699">
                <text:p>4.64052287581699</text:p>
              </table:table-cell>
              <table:table-cell office:value-type="float" office:value="6.81232541521405">
                <text:p>6.81232541521405</text:p>
              </table:table-cell>
            </table:table-row>
            <table:table-row>
              <table:table-cell office:value-type="string">
                <text:p>2021-03-08</text:p>
              </table:table-cell>
              <table:table-cell office:value-type="float" office:value="6.55101676774884">
                <text:p>6.55101676774884</text:p>
              </table:table-cell>
              <table:table-cell office:value-type="float" office:value="8.21813792297808">
                <text:p>8.21813792297808</text:p>
              </table:table-cell>
              <table:table-cell office:value-type="float" office:value="7.42227002038556">
                <text:p>7.42227002038556</text:p>
              </table:table-cell>
              <table:table-cell office:value-type="float" office:value="7.17637188490461">
                <text:p>7.17637188490461</text:p>
              </table:table-cell>
              <table:table-cell office:value-type="float" office:value="7.9053382102584">
                <text:p>7.9053382102584</text:p>
              </table:table-cell>
              <table:table-cell office:value-type="float" office:value="7.1064503908806">
                <text:p>7.1064503908806</text:p>
              </table:table-cell>
              <table:table-cell office:value-type="float" office:value="5.79398244880903">
                <text:p>5.79398244880903</text:p>
              </table:table-cell>
              <table:table-cell office:value-type="float" office:value="5.00593769982644">
                <text:p>5.00593769982644</text:p>
              </table:table-cell>
              <table:table-cell office:value-type="float" office:value="4.31060837664323">
                <text:p>4.31060837664323</text:p>
              </table:table-cell>
              <table:table-cell office:value-type="float" office:value="3.27764180057465">
                <text:p>3.27764180057465</text:p>
              </table:table-cell>
              <table:table-cell office:value-type="float" office:value="6.85751832054286">
                <text:p>6.85751832054286</text:p>
              </table:table-cell>
            </table:table-row>
            <table:table-row>
              <table:table-cell office:value-type="string">
                <text:p>2021-03-09</text:p>
              </table:table-cell>
              <table:table-cell office:value-type="float" office:value="5.06025988301339">
                <text:p>5.06025988301339</text:p>
              </table:table-cell>
              <table:table-cell office:value-type="float" office:value="6.998773879682">
                <text:p>6.998773879682</text:p>
              </table:table-cell>
              <table:table-cell office:value-type="float" office:value="6.94914623711915">
                <text:p>6.94914623711915</text:p>
              </table:table-cell>
              <table:table-cell office:value-type="float" office:value="6.56293414837455">
                <text:p>6.56293414837455</text:p>
              </table:table-cell>
              <table:table-cell office:value-type="float" office:value="7.27504915573754">
                <text:p>7.27504915573754</text:p>
              </table:table-cell>
              <table:table-cell office:value-type="float" office:value="6.66874934916172">
                <text:p>6.66874934916172</text:p>
              </table:table-cell>
              <table:table-cell office:value-type="float" office:value="6.02301991906239">
                <text:p>6.02301991906239</text:p>
              </table:table-cell>
              <table:table-cell office:value-type="float" office:value="5.09649468294604">
                <text:p>5.09649468294604</text:p>
              </table:table-cell>
              <table:table-cell office:value-type="float" office:value="4.88296296296296">
                <text:p>4.88296296296296</text:p>
              </table:table-cell>
              <table:table-cell office:value-type="float" office:value="3.55947333184557">
                <text:p>3.55947333184557</text:p>
              </table:table-cell>
              <table:table-cell office:value-type="float" office:value="6.3805439426531">
                <text:p>6.3805439426531</text:p>
              </table:table-cell>
            </table:table-row>
            <table:table-row>
              <table:table-cell office:value-type="string">
                <text:p>2021-03-10</text:p>
              </table:table-cell>
              <table:table-cell office:value-type="float" office:value="8.26431181485993">
                <text:p>8.26431181485993</text:p>
              </table:table-cell>
              <table:table-cell office:value-type="float" office:value="7.72609650553417">
                <text:p>7.72609650553417</text:p>
              </table:table-cell>
              <table:table-cell office:value-type="float" office:value="7.27419789700728">
                <text:p>7.27419789700728</text:p>
              </table:table-cell>
              <table:table-cell office:value-type="float" office:value="6.92188636321256">
                <text:p>6.92188636321256</text:p>
              </table:table-cell>
              <table:table-cell office:value-type="float" office:value="7.37362838704424">
                <text:p>7.37362838704424</text:p>
              </table:table-cell>
              <table:table-cell office:value-type="float" office:value="6.73514749994605">
                <text:p>6.73514749994605</text:p>
              </table:table-cell>
              <table:table-cell office:value-type="float" office:value="6.1678262104217">
                <text:p>6.1678262104217</text:p>
              </table:table-cell>
              <table:table-cell office:value-type="float" office:value="5.55016853673177">
                <text:p>5.55016853673177</text:p>
              </table:table-cell>
              <table:table-cell office:value-type="float" office:value="5.09375874615169">
                <text:p>5.09375874615169</text:p>
              </table:table-cell>
              <table:table-cell office:value-type="float" office:value="3.67447276491137">
                <text:p>3.67447276491137</text:p>
              </table:table-cell>
              <table:table-cell office:value-type="float" office:value="6.8775425295858">
                <text:p>6.8775425295858</text:p>
              </table:table-cell>
            </table:table-row>
            <table:table-row>
              <table:table-cell office:value-type="string">
                <text:p>2021-03-11</text:p>
              </table:table-cell>
              <table:table-cell office:value-type="float" office:value="3.81423597476374">
                <text:p>3.81423597476374</text:p>
              </table:table-cell>
              <table:table-cell office:value-type="float" office:value="5.65740193179578">
                <text:p>5.65740193179578</text:p>
              </table:table-cell>
              <table:table-cell office:value-type="float" office:value="6.52624736907268">
                <text:p>6.52624736907268</text:p>
              </table:table-cell>
              <table:table-cell office:value-type="float" office:value="6.35379644588045">
                <text:p>6.35379644588045</text:p>
              </table:table-cell>
              <table:table-cell office:value-type="float" office:value="6.94198879603953">
                <text:p>6.94198879603953</text:p>
              </table:table-cell>
              <table:table-cell office:value-type="float" office:value="6.31058158319871">
                <text:p>6.31058158319871</text:p>
              </table:table-cell>
              <table:table-cell office:value-type="float" office:value="6.26419164396004">
                <text:p>6.26419164396004</text:p>
              </table:table-cell>
              <table:table-cell office:value-type="float" office:value="6.28798151775401">
                <text:p>6.28798151775401</text:p>
              </table:table-cell>
              <table:table-cell office:value-type="float" office:value="5.15133442671835">
                <text:p>5.15133442671835</text:p>
              </table:table-cell>
              <table:table-cell office:value-type="float" office:value="3.48373826970048">
                <text:p>3.48373826970048</text:p>
              </table:table-cell>
              <table:table-cell office:value-type="float" office:value="5.99970758096352">
                <text:p>5.99970758096352</text:p>
              </table:table-cell>
            </table:table-row>
            <table:table-row>
              <table:table-cell office:value-type="string">
                <text:p>2021-03-12</text:p>
              </table:table-cell>
              <table:table-cell office:value-type="float" office:value="4.1671505888365">
                <text:p>4.1671505888365</text:p>
              </table:table-cell>
              <table:table-cell office:value-type="float" office:value="5.73602814826937">
                <text:p>5.73602814826937</text:p>
              </table:table-cell>
              <table:table-cell office:value-type="float" office:value="5.99943011825046">
                <text:p>5.99943011825046</text:p>
              </table:table-cell>
              <table:table-cell office:value-type="float" office:value="6.0576129260526">
                <text:p>6.0576129260526</text:p>
              </table:table-cell>
              <table:table-cell office:value-type="float" office:value="6.38011530729227">
                <text:p>6.38011530729227</text:p>
              </table:table-cell>
              <table:table-cell office:value-type="float" office:value="6.19144243493604">
                <text:p>6.19144243493604</text:p>
              </table:table-cell>
              <table:table-cell office:value-type="float" office:value="5.5640996212556">
                <text:p>5.5640996212556</text:p>
              </table:table-cell>
              <table:table-cell office:value-type="float" office:value="4.85273697288606">
                <text:p>4.85273697288606</text:p>
              </table:table-cell>
              <table:table-cell office:value-type="float" office:value="4.84766331009553">
                <text:p>4.84766331009553</text:p>
              </table:table-cell>
              <table:table-cell office:value-type="float" office:value="3.93084084527856">
                <text:p>3.93084084527856</text:p>
              </table:table-cell>
              <table:table-cell office:value-type="float" office:value="5.69197557568675">
                <text:p>5.69197557568675</text:p>
              </table:table-cell>
            </table:table-row>
            <table:table-row>
              <table:table-cell office:value-type="string">
                <text:p>2021-03-13</text:p>
              </table:table-cell>
              <table:table-cell office:value-type="float" office:value="8.07074451652765">
                <text:p>8.07074451652765</text:p>
              </table:table-cell>
              <table:table-cell office:value-type="float" office:value="7.80349437218987">
                <text:p>7.80349437218987</text:p>
              </table:table-cell>
              <table:table-cell office:value-type="float" office:value="6.83309411523478">
                <text:p>6.83309411523478</text:p>
              </table:table-cell>
              <table:table-cell office:value-type="float" office:value="7.05293611697553">
                <text:p>7.05293611697553</text:p>
              </table:table-cell>
              <table:table-cell office:value-type="float" office:value="7.38999465105149">
                <text:p>7.38999465105149</text:p>
              </table:table-cell>
              <table:table-cell office:value-type="float" office:value="7.45764773867818">
                <text:p>7.45764773867818</text:p>
              </table:table-cell>
              <table:table-cell office:value-type="float" office:value="5.98046702302962">
                <text:p>5.98046702302962</text:p>
              </table:table-cell>
              <table:table-cell office:value-type="float" office:value="5.27664246934667">
                <text:p>5.27664246934667</text:p>
              </table:table-cell>
              <table:table-cell office:value-type="float" office:value="5.03597122302158">
                <text:p>5.03597122302158</text:p>
              </table:table-cell>
              <table:table-cell office:value-type="float" office:value="4.84552845528455">
                <text:p>4.84552845528455</text:p>
              </table:table-cell>
              <table:table-cell office:value-type="float" office:value="6.94816828066911">
                <text:p>6.94816828066911</text:p>
              </table:table-cell>
            </table:table-row>
            <table:table-row>
              <table:table-cell office:value-type="string">
                <text:p>2021-03-14</text:p>
              </table:table-cell>
              <table:table-cell office:value-type="float" office:value="7.80254777070064">
                <text:p>7.80254777070064</text:p>
              </table:table-cell>
              <table:table-cell office:value-type="float" office:value="9.37386239534037">
                <text:p>9.37386239534037</text:p>
              </table:table-cell>
              <table:table-cell office:value-type="float" office:value="8.0792127323533">
                <text:p>8.0792127323533</text:p>
              </table:table-cell>
              <table:table-cell office:value-type="float" office:value="8.52810397902178">
                <text:p>8.52810397902178</text:p>
              </table:table-cell>
              <table:table-cell office:value-type="float" office:value="9.0542474307272">
                <text:p>9.0542474307272</text:p>
              </table:table-cell>
              <table:table-cell office:value-type="float" office:value="7.92122538293217">
                <text:p>7.92122538293217</text:p>
              </table:table-cell>
              <table:table-cell office:value-type="float" office:value="6.41923878053399">
                <text:p>6.41923878053399</text:p>
              </table:table-cell>
              <table:table-cell office:value-type="float" office:value="5.83647798742138">
                <text:p>5.83647798742138</text:p>
              </table:table-cell>
              <table:table-cell office:value-type="float" office:value="5.25228681026852">
                <text:p>5.25228681026852</text:p>
              </table:table-cell>
              <table:table-cell office:value-type="float" office:value="4.87951807228916">
                <text:p>4.87951807228916</text:p>
              </table:table-cell>
              <table:table-cell office:value-type="float" office:value="7.78587022326588">
                <text:p>7.78587022326588</text:p>
              </table:table-cell>
            </table:table-row>
            <table:table-row>
              <table:table-cell office:value-type="string">
                <text:p>2021-03-15</text:p>
              </table:table-cell>
              <table:table-cell office:value-type="float" office:value="5.36673928830792">
                <text:p>5.36673928830792</text:p>
              </table:table-cell>
              <table:table-cell office:value-type="float" office:value="8.02429480815278">
                <text:p>8.02429480815278</text:p>
              </table:table-cell>
              <table:table-cell office:value-type="float" office:value="8.89278815671125">
                <text:p>8.89278815671125</text:p>
              </table:table-cell>
              <table:table-cell office:value-type="float" office:value="8.65718322610735">
                <text:p>8.65718322610735</text:p>
              </table:table-cell>
              <table:table-cell office:value-type="float" office:value="9.0192176315086">
                <text:p>9.0192176315086</text:p>
              </table:table-cell>
              <table:table-cell office:value-type="float" office:value="8.59372531673565">
                <text:p>8.59372531673565</text:p>
              </table:table-cell>
              <table:table-cell office:value-type="float" office:value="7.36511618605767">
                <text:p>7.36511618605767</text:p>
              </table:table-cell>
              <table:table-cell office:value-type="float" office:value="5.95402366342738">
                <text:p>5.95402366342738</text:p>
              </table:table-cell>
              <table:table-cell office:value-type="float" office:value="5.41881699086939">
                <text:p>5.41881699086939</text:p>
              </table:table-cell>
              <table:table-cell office:value-type="float" office:value="4.17575568712995">
                <text:p>4.17575568712995</text:p>
              </table:table-cell>
              <table:table-cell office:value-type="float" office:value="7.8320845030598">
                <text:p>7.8320845030598</text:p>
              </table:table-cell>
            </table:table-row>
            <table:table-row>
              <table:table-cell office:value-type="string">
                <text:p>2021-03-16</text:p>
              </table:table-cell>
              <table:table-cell office:value-type="float" office:value="4.16710892224086">
                <text:p>4.16710892224086</text:p>
              </table:table-cell>
              <table:table-cell office:value-type="float" office:value="6.4276784258303">
                <text:p>6.4276784258303</text:p>
              </table:table-cell>
              <table:table-cell office:value-type="float" office:value="8.14692839441763">
                <text:p>8.14692839441763</text:p>
              </table:table-cell>
              <table:table-cell office:value-type="float" office:value="7.57486697190942">
                <text:p>7.57486697190942</text:p>
              </table:table-cell>
              <table:table-cell office:value-type="float" office:value="7.95002549719531">
                <text:p>7.95002549719531</text:p>
              </table:table-cell>
              <table:table-cell office:value-type="float" office:value="7.54325781279451">
                <text:p>7.54325781279451</text:p>
              </table:table-cell>
              <table:table-cell office:value-type="float" office:value="6.9714485899457">
                <text:p>6.9714485899457</text:p>
              </table:table-cell>
              <table:table-cell office:value-type="float" office:value="5.743346589171">
                <text:p>5.743346589171</text:p>
              </table:table-cell>
              <table:table-cell office:value-type="float" office:value="5.1715564395823">
                <text:p>5.1715564395823</text:p>
              </table:table-cell>
              <table:table-cell office:value-type="float" office:value="4.48670146656724">
                <text:p>4.48670146656724</text:p>
              </table:table-cell>
              <table:table-cell office:value-type="float" office:value="6.85141748472476">
                <text:p>6.85141748472476</text:p>
              </table:table-cell>
            </table:table-row>
            <table:table-row>
              <table:table-cell office:value-type="string">
                <text:p>2021-03-17</text:p>
              </table:table-cell>
              <table:table-cell office:value-type="float" office:value="7.39907659524091">
                <text:p>7.39907659524091</text:p>
              </table:table-cell>
              <table:table-cell office:value-type="float" office:value="7.77693536158475">
                <text:p>7.77693536158475</text:p>
              </table:table-cell>
              <table:table-cell office:value-type="float" office:value="7.90309339033722">
                <text:p>7.90309339033722</text:p>
              </table:table-cell>
              <table:table-cell office:value-type="float" office:value="7.7846856063587">
                <text:p>7.7846856063587</text:p>
              </table:table-cell>
              <table:table-cell office:value-type="float" office:value="8.12647392785396">
                <text:p>8.12647392785396</text:p>
              </table:table-cell>
              <table:table-cell office:value-type="float" office:value="7.63888888888889">
                <text:p>7.63888888888889</text:p>
              </table:table-cell>
              <table:table-cell office:value-type="float" office:value="7.05259747272924">
                <text:p>7.05259747272924</text:p>
              </table:table-cell>
              <table:table-cell office:value-type="float" office:value="6.08633479310037">
                <text:p>6.08633479310037</text:p>
              </table:table-cell>
              <table:table-cell office:value-type="float" office:value="5.91915995397008">
                <text:p>5.91915995397008</text:p>
              </table:table-cell>
              <table:table-cell office:value-type="float" office:value="4.31795878312071">
                <text:p>4.31795878312071</text:p>
              </table:table-cell>
              <table:table-cell office:value-type="float" office:value="7.52267503645306">
                <text:p>7.52267503645306</text:p>
              </table:table-cell>
            </table:table-row>
            <table:table-row>
              <table:table-cell office:value-type="string">
                <text:p>2021-03-18</text:p>
              </table:table-cell>
              <table:table-cell office:value-type="float" office:value="4.25077863652094">
                <text:p>4.25077863652094</text:p>
              </table:table-cell>
              <table:table-cell office:value-type="float" office:value="5.83850345592225">
                <text:p>5.83850345592225</text:p>
              </table:table-cell>
              <table:table-cell office:value-type="float" office:value="6.80115822242765">
                <text:p>6.80115822242765</text:p>
              </table:table-cell>
              <table:table-cell office:value-type="float" office:value="6.92449151722135">
                <text:p>6.92449151722135</text:p>
              </table:table-cell>
              <table:table-cell office:value-type="float" office:value="7.29918967823145">
                <text:p>7.29918967823145</text:p>
              </table:table-cell>
              <table:table-cell office:value-type="float" office:value="6.97872491438508">
                <text:p>6.97872491438508</text:p>
              </table:table-cell>
              <table:table-cell office:value-type="float" office:value="7.46941573507699">
                <text:p>7.46941573507699</text:p>
              </table:table-cell>
              <table:table-cell office:value-type="float" office:value="7.0026804518476">
                <text:p>7.0026804518476</text:p>
              </table:table-cell>
              <table:table-cell office:value-type="float" office:value="5.88277805882778">
                <text:p>5.88277805882778</text:p>
              </table:table-cell>
              <table:table-cell office:value-type="float" office:value="4.28769017980636">
                <text:p>4.28769017980636</text:p>
              </table:table-cell>
              <table:table-cell office:value-type="float" office:value="6.45609113215901">
                <text:p>6.45609113215901</text:p>
              </table:table-cell>
            </table:table-row>
            <table:table-row>
              <table:table-cell office:value-type="string">
                <text:p>2021-03-19</text:p>
              </table:table-cell>
              <table:table-cell office:value-type="float" office:value="4.31412940699716">
                <text:p>4.31412940699716</text:p>
              </table:table-cell>
              <table:table-cell office:value-type="float" office:value="5.87586118224384">
                <text:p>5.87586118224384</text:p>
              </table:table-cell>
              <table:table-cell office:value-type="float" office:value="6.26267972126665">
                <text:p>6.26267972126665</text:p>
              </table:table-cell>
              <table:table-cell office:value-type="float" office:value="6.4766711805983">
                <text:p>6.4766711805983</text:p>
              </table:table-cell>
              <table:table-cell office:value-type="float" office:value="6.88328049506458">
                <text:p>6.88328049506458</text:p>
              </table:table-cell>
              <table:table-cell office:value-type="float" office:value="6.6977037796891">
                <text:p>6.6977037796891</text:p>
              </table:table-cell>
              <table:table-cell office:value-type="float" office:value="6.40676293260669">
                <text:p>6.40676293260669</text:p>
              </table:table-cell>
              <table:table-cell office:value-type="float" office:value="5.49282772333475">
                <text:p>5.49282772333475</text:p>
              </table:table-cell>
              <table:table-cell office:value-type="float" office:value="5.55853560413035">
                <text:p>5.55853560413035</text:p>
              </table:table-cell>
              <table:table-cell office:value-type="float" office:value="5.19421172886519">
                <text:p>5.19421172886519</text:p>
              </table:table-cell>
              <table:table-cell office:value-type="float" office:value="6.09021218519381">
                <text:p>6.09021218519381</text:p>
              </table:table-cell>
            </table:table-row>
            <table:table-row>
              <table:table-cell office:value-type="string">
                <text:p>2021-03-20</text:p>
              </table:table-cell>
              <table:table-cell office:value-type="float" office:value="7.28140071293772">
                <text:p>7.28140071293772</text:p>
              </table:table-cell>
              <table:table-cell office:value-type="float" office:value="8.07663053812512">
                <text:p>8.07663053812512</text:p>
              </table:table-cell>
              <table:table-cell office:value-type="float" office:value="6.93771666016208">
                <text:p>6.93771666016208</text:p>
              </table:table-cell>
              <table:table-cell office:value-type="float" office:value="7.32906598152783">
                <text:p>7.32906598152783</text:p>
              </table:table-cell>
              <table:table-cell office:value-type="float" office:value="8.1767009300049">
                <text:p>8.1767009300049</text:p>
              </table:table-cell>
              <table:table-cell office:value-type="float" office:value="7.82172210270837">
                <text:p>7.82172210270837</text:p>
              </table:table-cell>
              <table:table-cell office:value-type="float" office:value="6.69412976313079">
                <text:p>6.69412976313079</text:p>
              </table:table-cell>
              <table:table-cell office:value-type="float" office:value="5.65502570466229">
                <text:p>5.65502570466229</text:p>
              </table:table-cell>
              <table:table-cell office:value-type="float" office:value="5.43090553446094">
                <text:p>5.43090553446094</text:p>
              </table:table-cell>
              <table:table-cell office:value-type="float" office:value="6.10406937958639">
                <text:p>6.10406937958639</text:p>
              </table:table-cell>
              <table:table-cell office:value-type="float" office:value="7.32965412885229">
                <text:p>7.32965412885229</text:p>
              </table:table-cell>
            </table:table-row>
            <table:table-row>
              <table:table-cell office:value-type="string">
                <text:p>2021-03-21</text:p>
              </table:table-cell>
              <table:table-cell office:value-type="float" office:value="7.3199251637044">
                <text:p>7.3199251637044</text:p>
              </table:table-cell>
              <table:table-cell office:value-type="float" office:value="9.49631981526916">
                <text:p>9.49631981526916</text:p>
              </table:table-cell>
              <table:table-cell office:value-type="float" office:value="8.12486404176637">
                <text:p>8.12486404176637</text:p>
              </table:table-cell>
              <table:table-cell office:value-type="float" office:value="9.13669789463081">
                <text:p>9.13669789463081</text:p>
              </table:table-cell>
              <table:table-cell office:value-type="float" office:value="9.78181818181818">
                <text:p>9.78181818181818</text:p>
              </table:table-cell>
              <table:table-cell office:value-type="float" office:value="8.545428693303">
                <text:p>8.545428693303</text:p>
              </table:table-cell>
              <table:table-cell office:value-type="float" office:value="7.98617776924554">
                <text:p>7.98617776924554</text:p>
              </table:table-cell>
              <table:table-cell office:value-type="float" office:value="6.92527987503254">
                <text:p>6.92527987503254</text:p>
              </table:table-cell>
              <table:table-cell office:value-type="float" office:value="5.96357226792009">
                <text:p>5.96357226792009</text:p>
              </table:table-cell>
              <table:table-cell office:value-type="float" office:value="5.46683046683047">
                <text:p>5.46683046683047</text:p>
              </table:table-cell>
              <table:table-cell office:value-type="float" office:value="8.38411571686868">
                <text:p>8.38411571686868</text:p>
              </table:table-cell>
            </table:table-row>
            <table:table-row>
              <table:table-cell office:value-type="string">
                <text:p>2021-03-22</text:p>
              </table:table-cell>
              <table:table-cell office:value-type="float" office:value="5.27215631542219">
                <text:p>5.27215631542219</text:p>
              </table:table-cell>
              <table:table-cell office:value-type="float" office:value="8.12020604179319">
                <text:p>8.12020604179319</text:p>
              </table:table-cell>
              <table:table-cell office:value-type="float" office:value="8.69778173053375">
                <text:p>8.69778173053375</text:p>
              </table:table-cell>
              <table:table-cell office:value-type="float" office:value="8.85039771214209">
                <text:p>8.85039771214209</text:p>
              </table:table-cell>
              <table:table-cell office:value-type="float" office:value="9.7523747051329">
                <text:p>9.7523747051329</text:p>
              </table:table-cell>
              <table:table-cell office:value-type="float" office:value="9.12282696763372">
                <text:p>9.12282696763372</text:p>
              </table:table-cell>
              <table:table-cell office:value-type="float" office:value="7.82917501365871">
                <text:p>7.82917501365871</text:p>
              </table:table-cell>
              <table:table-cell office:value-type="float" office:value="6.29030907111148">
                <text:p>6.29030907111148</text:p>
              </table:table-cell>
              <table:table-cell office:value-type="float" office:value="5.38836342791631">
                <text:p>5.38836342791631</text:p>
              </table:table-cell>
              <table:table-cell office:value-type="float" office:value="4.6476459320496">
                <text:p>4.6476459320496</text:p>
              </table:table-cell>
              <table:table-cell office:value-type="float" office:value="8.07119447281631">
                <text:p>8.07119447281631</text:p>
              </table:table-cell>
            </table:table-row>
            <table:table-row>
              <table:table-cell office:value-type="string">
                <text:p>2021-03-23</text:p>
              </table:table-cell>
              <table:table-cell office:value-type="float" office:value="4.08287531847389">
                <text:p>4.08287531847389</text:p>
              </table:table-cell>
              <table:table-cell office:value-type="float" office:value="6.87470057924306">
                <text:p>6.87470057924306</text:p>
              </table:table-cell>
              <table:table-cell office:value-type="float" office:value="8.07952083598828">
                <text:p>8.07952083598828</text:p>
              </table:table-cell>
              <table:table-cell office:value-type="float" office:value="7.79595394989872">
                <text:p>7.79595394989872</text:p>
              </table:table-cell>
              <table:table-cell office:value-type="float" office:value="8.60056430013893">
                <text:p>8.60056430013893</text:p>
              </table:table-cell>
              <table:table-cell office:value-type="float" office:value="8.08607021517554">
                <text:p>8.08607021517554</text:p>
              </table:table-cell>
              <table:table-cell office:value-type="float" office:value="7.21302886084792">
                <text:p>7.21302886084792</text:p>
              </table:table-cell>
              <table:table-cell office:value-type="float" office:value="6.23484342600077">
                <text:p>6.23484342600077</text:p>
              </table:table-cell>
              <table:table-cell office:value-type="float" office:value="5.38435296793268">
                <text:p>5.38435296793268</text:p>
              </table:table-cell>
              <table:table-cell office:value-type="float" office:value="4.33023510114817">
                <text:p>4.33023510114817</text:p>
              </table:table-cell>
              <table:table-cell office:value-type="float" office:value="7.11091860567148">
                <text:p>7.11091860567148</text:p>
              </table:table-cell>
            </table:table-row>
            <table:table-row>
              <table:table-cell office:value-type="string">
                <text:p>2021-03-24</text:p>
              </table:table-cell>
              <table:table-cell office:value-type="float" office:value="6.59603646239479">
                <text:p>6.59603646239479</text:p>
              </table:table-cell>
              <table:table-cell office:value-type="float" office:value="8.03145005588863">
                <text:p>8.03145005588863</text:p>
              </table:table-cell>
              <table:table-cell office:value-type="float" office:value="8.02370009413589">
                <text:p>8.02370009413589</text:p>
              </table:table-cell>
              <table:table-cell office:value-type="float" office:value="7.86570425799616">
                <text:p>7.86570425799616</text:p>
              </table:table-cell>
              <table:table-cell office:value-type="float" office:value="8.3675685192793">
                <text:p>8.3675685192793</text:p>
              </table:table-cell>
              <table:table-cell office:value-type="float" office:value="8.00851648812218">
                <text:p>8.00851648812218</text:p>
              </table:table-cell>
              <table:table-cell office:value-type="float" office:value="7.27757800719174">
                <text:p>7.27757800719174</text:p>
              </table:table-cell>
              <table:table-cell office:value-type="float" office:value="6.7219152854512">
                <text:p>6.7219152854512</text:p>
              </table:table-cell>
              <table:table-cell office:value-type="float" office:value="6.21754932502596">
                <text:p>6.21754932502596</text:p>
              </table:table-cell>
              <table:table-cell office:value-type="float" office:value="4.44499627514279">
                <text:p>4.44499627514279</text:p>
              </table:table-cell>
              <table:table-cell office:value-type="float" office:value="7.68657581427696">
                <text:p>7.68657581427696</text:p>
              </table:table-cell>
            </table:table-row>
            <table:table-row>
              <table:table-cell office:value-type="string">
                <text:p>2021-03-25</text:p>
              </table:table-cell>
              <table:table-cell office:value-type="float" office:value="4.0936558178982">
                <text:p>4.0936558178982</text:p>
              </table:table-cell>
              <table:table-cell office:value-type="float" office:value="6.25108092007917">
                <text:p>6.25108092007917</text:p>
              </table:table-cell>
              <table:table-cell office:value-type="float" office:value="7.14441535776614">
                <text:p>7.14441535776614</text:p>
              </table:table-cell>
              <table:table-cell office:value-type="float" office:value="7.08586538015494">
                <text:p>7.08586538015494</text:p>
              </table:table-cell>
              <table:table-cell office:value-type="float" office:value="7.83997887509902">
                <text:p>7.83997887509902</text:p>
              </table:table-cell>
              <table:table-cell office:value-type="float" office:value="7.53669668187986">
                <text:p>7.53669668187986</text:p>
              </table:table-cell>
              <table:table-cell office:value-type="float" office:value="7.49977410318966">
                <text:p>7.49977410318966</text:p>
              </table:table-cell>
              <table:table-cell office:value-type="float" office:value="6.65729988842514">
                <text:p>6.65729988842514</text:p>
              </table:table-cell>
              <table:table-cell office:value-type="float" office:value="5.98290598290598">
                <text:p>5.98290598290598</text:p>
              </table:table-cell>
              <table:table-cell office:value-type="float" office:value="4.60708009038413">
                <text:p>4.60708009038413</text:p>
              </table:table-cell>
              <table:table-cell office:value-type="float" office:value="6.69859393837441">
                <text:p>6.69859393837441</text:p>
              </table:table-cell>
            </table:table-row>
            <table:table-row>
              <table:table-cell office:value-type="string">
                <text:p>2021-03-26</text:p>
              </table:table-cell>
              <table:table-cell office:value-type="float" office:value="4.36546040845575">
                <text:p>4.36546040845575</text:p>
              </table:table-cell>
              <table:table-cell office:value-type="float" office:value="6.22255386304378">
                <text:p>6.22255386304378</text:p>
              </table:table-cell>
              <table:table-cell office:value-type="float" office:value="6.40854771691288">
                <text:p>6.40854771691288</text:p>
              </table:table-cell>
              <table:table-cell office:value-type="float" office:value="6.60538216324412">
                <text:p>6.60538216324412</text:p>
              </table:table-cell>
              <table:table-cell office:value-type="float" office:value="7.20184027368173">
                <text:p>7.20184027368173</text:p>
              </table:table-cell>
              <table:table-cell office:value-type="float" office:value="6.90565359793259">
                <text:p>6.90565359793259</text:p>
              </table:table-cell>
              <table:table-cell office:value-type="float" office:value="6.56715856045776">
                <text:p>6.56715856045776</text:p>
              </table:table-cell>
              <table:table-cell office:value-type="float" office:value="5.64694408322497">
                <text:p>5.64694408322497</text:p>
              </table:table-cell>
              <table:table-cell office:value-type="float" office:value="5.82459543002606">
                <text:p>5.82459543002606</text:p>
              </table:table-cell>
              <table:table-cell office:value-type="float" office:value="5.09316770186335">
                <text:p>5.09316770186335</text:p>
              </table:table-cell>
              <table:table-cell office:value-type="float" office:value="6.28711780079982">
                <text:p>6.28711780079982</text:p>
              </table:table-cell>
            </table:table-row>
            <table:table-row>
              <table:table-cell office:value-type="string">
                <text:p>2021-03-27</text:p>
              </table:table-cell>
              <table:table-cell office:value-type="float" office:value="6.38086883557725">
                <text:p>6.38086883557725</text:p>
              </table:table-cell>
              <table:table-cell office:value-type="float" office:value="7.72275438279414">
                <text:p>7.72275438279414</text:p>
              </table:table-cell>
              <table:table-cell office:value-type="float" office:value="7.31960746584568">
                <text:p>7.31960746584568</text:p>
              </table:table-cell>
              <table:table-cell office:value-type="float" office:value="7.25502850381844">
                <text:p>7.25502850381844</text:p>
              </table:table-cell>
              <table:table-cell office:value-type="float" office:value="7.85415098345783">
                <text:p>7.85415098345783</text:p>
              </table:table-cell>
              <table:table-cell office:value-type="float" office:value="7.53173164097915">
                <text:p>7.53173164097915</text:p>
              </table:table-cell>
              <table:table-cell office:value-type="float" office:value="6.6917461025919">
                <text:p>6.6917461025919</text:p>
              </table:table-cell>
              <table:table-cell office:value-type="float" office:value="5.81414339376123">
                <text:p>5.81414339376123</text:p>
              </table:table-cell>
              <table:table-cell office:value-type="float" office:value="6.03569497025419">
                <text:p>6.03569497025419</text:p>
              </table:table-cell>
              <table:table-cell office:value-type="float" office:value="6.59514042284632">
                <text:p>6.59514042284632</text:p>
              </table:table-cell>
              <table:table-cell office:value-type="float" office:value="7.23259127081205">
                <text:p>7.23259127081205</text:p>
              </table:table-cell>
            </table:table-row>
            <table:table-row>
              <table:table-cell office:value-type="string">
                <text:p>2021-03-28</text:p>
              </table:table-cell>
              <table:table-cell office:value-type="float" office:value="7.2073880746838">
                <text:p>7.2073880746838</text:p>
              </table:table-cell>
              <table:table-cell office:value-type="float" office:value="9.09681611435997">
                <text:p>9.09681611435997</text:p>
              </table:table-cell>
              <table:table-cell office:value-type="float" office:value="7.76864795646142">
                <text:p>7.76864795646142</text:p>
              </table:table-cell>
              <table:table-cell office:value-type="float" office:value="8.16879597367402">
                <text:p>8.16879597367402</text:p>
              </table:table-cell>
              <table:table-cell office:value-type="float" office:value="9.40561724363161">
                <text:p>9.40561724363161</text:p>
              </table:table-cell>
              <table:table-cell office:value-type="float" office:value="8.11067408110674">
                <text:p>8.11067408110674</text:p>
              </table:table-cell>
              <table:table-cell office:value-type="float" office:value="7.42215785662563">
                <text:p>7.42215785662563</text:p>
              </table:table-cell>
              <table:table-cell office:value-type="float" office:value="7.25929699439633">
                <text:p>7.25929699439633</text:p>
              </table:table-cell>
              <table:table-cell office:value-type="float" office:value="7.17619603267211">
                <text:p>7.17619603267211</text:p>
              </table:table-cell>
              <table:table-cell office:value-type="float" office:value="5.4089709762533">
                <text:p>5.4089709762533</text:p>
              </table:table-cell>
              <table:table-cell office:value-type="float" office:value="8.08421983017141">
                <text:p>8.08421983017141</text:p>
              </table:table-cell>
            </table:table-row>
            <table:table-row>
              <table:table-cell office:value-type="string">
                <text:p>2021-03-29</text:p>
              </table:table-cell>
              <table:table-cell office:value-type="float" office:value="4.63118330089268">
                <text:p>4.63118330089268</text:p>
              </table:table-cell>
              <table:table-cell office:value-type="float" office:value="7.47555043305819">
                <text:p>7.47555043305819</text:p>
              </table:table-cell>
              <table:table-cell office:value-type="float" office:value="8.71682825799991">
                <text:p>8.71682825799991</text:p>
              </table:table-cell>
              <table:table-cell office:value-type="float" office:value="8.31656606304494">
                <text:p>8.31656606304494</text:p>
              </table:table-cell>
              <table:table-cell office:value-type="float" office:value="9.38576101928375">
                <text:p>9.38576101928375</text:p>
              </table:table-cell>
              <table:table-cell office:value-type="float" office:value="8.92339798674196">
                <text:p>8.92339798674196</text:p>
              </table:table-cell>
              <table:table-cell office:value-type="float" office:value="7.56357031655423">
                <text:p>7.56357031655423</text:p>
              </table:table-cell>
              <table:table-cell office:value-type="float" office:value="6.44190246839253">
                <text:p>6.44190246839253</text:p>
              </table:table-cell>
              <table:table-cell office:value-type="float" office:value="5.6428313470567">
                <text:p>5.6428313470567</text:p>
              </table:table-cell>
              <table:table-cell office:value-type="float" office:value="4.798937784522">
                <text:p>4.798937784522</text:p>
              </table:table-cell>
              <table:table-cell office:value-type="float" office:value="7.72883190336123">
                <text:p>7.72883190336123</text:p>
              </table:table-cell>
            </table:table-row>
            <table:table-row>
              <table:table-cell office:value-type="string">
                <text:p>2021-03-30</text:p>
              </table:table-cell>
              <table:table-cell office:value-type="float" office:value="3.84492347064324">
                <text:p>3.84492347064324</text:p>
              </table:table-cell>
              <table:table-cell office:value-type="float" office:value="6.15579389914722">
                <text:p>6.15579389914722</text:p>
              </table:table-cell>
              <table:table-cell office:value-type="float" office:value="7.66789934788442">
                <text:p>7.66789934788442</text:p>
              </table:table-cell>
              <table:table-cell office:value-type="float" office:value="7.2330936172937">
                <text:p>7.2330936172937</text:p>
              </table:table-cell>
              <table:table-cell office:value-type="float" office:value="7.93222319602688">
                <text:p>7.93222319602688</text:p>
              </table:table-cell>
              <table:table-cell office:value-type="float" office:value="7.56731725255717">
                <text:p>7.56731725255717</text:p>
              </table:table-cell>
              <table:table-cell office:value-type="float" office:value="6.954139957773">
                <text:p>6.954139957773</text:p>
              </table:table-cell>
              <table:table-cell office:value-type="float" office:value="6.25573469655263">
                <text:p>6.25573469655263</text:p>
              </table:table-cell>
              <table:table-cell office:value-type="float" office:value="5.5924482739696">
                <text:p>5.5924482739696</text:p>
              </table:table-cell>
              <table:table-cell office:value-type="float" office:value="4.41671188279978">
                <text:p>4.41671188279978</text:p>
              </table:table-cell>
              <table:table-cell office:value-type="float" office:value="6.63916733738202">
                <text:p>6.63916733738202</text:p>
              </table:table-cell>
            </table:table-row>
            <table:table-row>
              <table:table-cell office:value-type="string">
                <text:p>2021-03-31</text:p>
              </table:table-cell>
              <table:table-cell office:value-type="float" office:value="5.48999265119094">
                <text:p>5.48999265119094</text:p>
              </table:table-cell>
              <table:table-cell office:value-type="float" office:value="6.70981214783599">
                <text:p>6.70981214783599</text:p>
              </table:table-cell>
              <table:table-cell office:value-type="float" office:value="7.36738236203248">
                <text:p>7.36738236203248</text:p>
              </table:table-cell>
              <table:table-cell office:value-type="float" office:value="6.97963182356694">
                <text:p>6.97963182356694</text:p>
              </table:table-cell>
              <table:table-cell office:value-type="float" office:value="7.77520693879066">
                <text:p>7.77520693879066</text:p>
              </table:table-cell>
              <table:table-cell office:value-type="float" office:value="7.43616778752992">
                <text:p>7.43616778752992</text:p>
              </table:table-cell>
              <table:table-cell office:value-type="float" office:value="6.92141633098168">
                <text:p>6.92141633098168</text:p>
              </table:table-cell>
              <table:table-cell office:value-type="float" office:value="6.58354114713217">
                <text:p>6.58354114713217</text:p>
              </table:table-cell>
              <table:table-cell office:value-type="float" office:value="5.92568866111467">
                <text:p>5.92568866111467</text:p>
              </table:table-cell>
              <table:table-cell office:value-type="float" office:value="4.32340009770396">
                <text:p>4.32340009770396</text:p>
              </table:table-cell>
              <table:table-cell office:value-type="float" office:value="6.94762936626484">
                <text:p>6.94762936626484</text:p>
              </table:table-cell>
            </table:table-row>
            <table:table-row>
              <table:table-cell office:value-type="string">
                <text:p>2021-04-01</text:p>
              </table:table-cell>
              <table:table-cell office:value-type="float" office:value="3.40045772788213">
                <text:p>3.40045772788213</text:p>
              </table:table-cell>
              <table:table-cell office:value-type="float" office:value="5.1886334982058">
                <text:p>5.1886334982058</text:p>
              </table:table-cell>
              <table:table-cell office:value-type="float" office:value="6.4243320436729">
                <text:p>6.4243320436729</text:p>
              </table:table-cell>
              <table:table-cell office:value-type="float" office:value="6.29419458895959">
                <text:p>6.29419458895959</text:p>
              </table:table-cell>
              <table:table-cell office:value-type="float" office:value="6.9502353732347">
                <text:p>6.9502353732347</text:p>
              </table:table-cell>
              <table:table-cell office:value-type="float" office:value="6.89241434475403">
                <text:p>6.89241434475403</text:p>
              </table:table-cell>
              <table:table-cell office:value-type="float" office:value="6.91057771751795">
                <text:p>6.91057771751795</text:p>
              </table:table-cell>
              <table:table-cell office:value-type="float" office:value="7.01823171927073">
                <text:p>7.01823171927073</text:p>
              </table:table-cell>
              <table:table-cell office:value-type="float" office:value="6.09407731860598">
                <text:p>6.09407731860598</text:p>
              </table:table-cell>
              <table:table-cell office:value-type="float" office:value="4.70219435736677">
                <text:p>4.70219435736677</text:p>
              </table:table-cell>
              <table:table-cell office:value-type="float" office:value="5.98496864807215">
                <text:p>5.98496864807215</text:p>
              </table:table-cell>
            </table:table-row>
            <table:table-row>
              <table:table-cell office:value-type="string">
                <text:p>2021-04-02</text:p>
              </table:table-cell>
              <table:table-cell office:value-type="float" office:value="3.384766446907">
                <text:p>3.384766446907</text:p>
              </table:table-cell>
              <table:table-cell office:value-type="float" office:value="5.17960820179486">
                <text:p>5.17960820179486</text:p>
              </table:table-cell>
              <table:table-cell office:value-type="float" office:value="6.05083609402114">
                <text:p>6.05083609402114</text:p>
              </table:table-cell>
              <table:table-cell office:value-type="float" office:value="5.78505346174263">
                <text:p>5.78505346174263</text:p>
              </table:table-cell>
              <table:table-cell office:value-type="float" office:value="6.61893582893381">
                <text:p>6.61893582893381</text:p>
              </table:table-cell>
              <table:table-cell office:value-type="float" office:value="6.71972651033599">
                <text:p>6.71972651033599</text:p>
              </table:table-cell>
              <table:table-cell office:value-type="float" office:value="6.59476554422527">
                <text:p>6.59476554422527</text:p>
              </table:table-cell>
              <table:table-cell office:value-type="float" office:value="6.3007840342124">
                <text:p>6.3007840342124</text:p>
              </table:table-cell>
              <table:table-cell office:value-type="float" office:value="6.51311580294306">
                <text:p>6.51311580294306</text:p>
              </table:table-cell>
              <table:table-cell office:value-type="float" office:value="5.05924643855678">
                <text:p>5.05924643855678</text:p>
              </table:table-cell>
              <table:table-cell office:value-type="float" office:value="5.77128452956268">
                <text:p>5.77128452956268</text:p>
              </table:table-cell>
            </table:table-row>
            <table:table-row>
              <table:table-cell office:value-type="string">
                <text:p>2021-04-03</text:p>
              </table:table-cell>
              <table:table-cell office:value-type="float" office:value="4.30732641870912">
                <text:p>4.30732641870912</text:p>
              </table:table-cell>
              <table:table-cell office:value-type="float" office:value="6.0197409782472">
                <text:p>6.0197409782472</text:p>
              </table:table-cell>
              <table:table-cell office:value-type="float" office:value="5.9048178613396">
                <text:p>5.9048178613396</text:p>
              </table:table-cell>
              <table:table-cell office:value-type="float" office:value="5.80553247061617">
                <text:p>5.80553247061617</text:p>
              </table:table-cell>
              <table:table-cell office:value-type="float" office:value="6.42093505664592">
                <text:p>6.42093505664592</text:p>
              </table:table-cell>
              <table:table-cell office:value-type="float" office:value="6.89627617068883">
                <text:p>6.89627617068883</text:p>
              </table:table-cell>
              <table:table-cell office:value-type="float" office:value="6.21838738470693">
                <text:p>6.21838738470693</text:p>
              </table:table-cell>
              <table:table-cell office:value-type="float" office:value="5.21245904845729">
                <text:p>5.21245904845729</text:p>
              </table:table-cell>
              <table:table-cell office:value-type="float" office:value="5.94349142280525">
                <text:p>5.94349142280525</text:p>
              </table:table-cell>
              <table:table-cell office:value-type="float" office:value="6.43664830385619">
                <text:p>6.43664830385619</text:p>
              </table:table-cell>
              <table:table-cell office:value-type="float" office:value="5.98681522108383">
                <text:p>5.98681522108383</text:p>
              </table:table-cell>
            </table:table-row>
            <table:table-row>
              <table:table-cell office:value-type="string">
                <text:p>2021-04-04</text:p>
              </table:table-cell>
              <table:table-cell office:value-type="float" office:value="6.13132006405857">
                <text:p>6.13132006405857</text:p>
              </table:table-cell>
              <table:table-cell office:value-type="float" office:value="7.64373992477163">
                <text:p>7.64373992477163</text:p>
              </table:table-cell>
              <table:table-cell office:value-type="float" office:value="7.16516626860187">
                <text:p>7.16516626860187</text:p>
              </table:table-cell>
              <table:table-cell office:value-type="float" office:value="7.40359897172237">
                <text:p>7.40359897172237</text:p>
              </table:table-cell>
              <table:table-cell office:value-type="float" office:value="8.29684997330486">
                <text:p>8.29684997330486</text:p>
              </table:table-cell>
              <table:table-cell office:value-type="float" office:value="8.82352941176471">
                <text:p>8.82352941176471</text:p>
              </table:table-cell>
              <table:table-cell office:value-type="float" office:value="7.38605656638444">
                <text:p>7.38605656638444</text:p>
              </table:table-cell>
              <table:table-cell office:value-type="float" office:value="7.05158542356839">
                <text:p>7.05158542356839</text:p>
              </table:table-cell>
              <table:table-cell office:value-type="float" office:value="6.0665914221219">
                <text:p>6.0665914221219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7.45769887953064">
                <text:p>7.45769887953064</text:p>
              </table:table-cell>
            </table:table-row>
            <table:table-row>
              <table:table-cell office:value-type="string">
                <text:p>2021-04-05</text:p>
              </table:table-cell>
              <table:table-cell office:value-type="float" office:value="5.57226531581447">
                <text:p>5.57226531581447</text:p>
              </table:table-cell>
              <table:table-cell office:value-type="float" office:value="9.02708124373119">
                <text:p>9.02708124373119</text:p>
              </table:table-cell>
              <table:table-cell office:value-type="float" office:value="8.46379096745129">
                <text:p>8.46379096745129</text:p>
              </table:table-cell>
              <table:table-cell office:value-type="float" office:value="8.92061163459911">
                <text:p>8.92061163459911</text:p>
              </table:table-cell>
              <table:table-cell office:value-type="float" office:value="9.6763496484945">
                <text:p>9.6763496484945</text:p>
              </table:table-cell>
              <table:table-cell office:value-type="float" office:value="8.77031585403251">
                <text:p>8.77031585403251</text:p>
              </table:table-cell>
              <table:table-cell office:value-type="float" office:value="7.82379258919353">
                <text:p>7.82379258919353</text:p>
              </table:table-cell>
              <table:table-cell office:value-type="float" office:value="6.60785886126704">
                <text:p>6.60785886126704</text:p>
              </table:table-cell>
              <table:table-cell office:value-type="float" office:value="6.87743789776227">
                <text:p>6.87743789776227</text:p>
              </table:table-cell>
              <table:table-cell office:value-type="float" office:value="6.40732265446224">
                <text:p>6.40732265446224</text:p>
              </table:table-cell>
              <table:table-cell office:value-type="float" office:value="8.35721711082397">
                <text:p>8.35721711082397</text:p>
              </table:table-cell>
            </table:table-row>
            <table:table-row>
              <table:table-cell office:value-type="string">
                <text:p>2021-04-06</text:p>
              </table:table-cell>
              <table:table-cell office:value-type="float" office:value="7.04059289203301">
                <text:p>7.04059289203301</text:p>
              </table:table-cell>
              <table:table-cell office:value-type="float" office:value="9.21766270978305">
                <text:p>9.21766270978305</text:p>
              </table:table-cell>
              <table:table-cell office:value-type="float" office:value="9.14890728926293">
                <text:p>9.14890728926293</text:p>
              </table:table-cell>
              <table:table-cell office:value-type="float" office:value="8.85473911392658">
                <text:p>8.85473911392658</text:p>
              </table:table-cell>
              <table:table-cell office:value-type="float" office:value="9.90465091641064">
                <text:p>9.90465091641064</text:p>
              </table:table-cell>
              <table:table-cell office:value-type="float" office:value="9.33908045977011">
                <text:p>9.33908045977011</text:p>
              </table:table-cell>
              <table:table-cell office:value-type="float" office:value="7.78816199376947">
                <text:p>7.78816199376947</text:p>
              </table:table-cell>
              <table:table-cell office:value-type="float" office:value="6.03573629081947">
                <text:p>6.03573629081947</text:p>
              </table:table-cell>
              <table:table-cell office:value-type="float" office:value="5.12202101132322">
                <text:p>5.12202101132322</text:p>
              </table:table-cell>
              <table:table-cell office:value-type="float" office:value="4.13798560012659">
                <text:p>4.13798560012659</text:p>
              </table:table-cell>
              <table:table-cell office:value-type="float" office:value="8.54051601892006">
                <text:p>8.54051601892006</text:p>
              </table:table-cell>
            </table:table-row>
            <table:table-row>
              <table:table-cell office:value-type="string">
                <text:p>2021-04-07</text:p>
              </table:table-cell>
              <table:table-cell office:value-type="float" office:value="6.89104942852902">
                <text:p>6.89104942852902</text:p>
              </table:table-cell>
              <table:table-cell office:value-type="float" office:value="9.10167233979577">
                <text:p>9.10167233979577</text:p>
              </table:table-cell>
              <table:table-cell office:value-type="float" office:value="8.41161071758546">
                <text:p>8.41161071758546</text:p>
              </table:table-cell>
              <table:table-cell office:value-type="float" office:value="8.25916876606196">
                <text:p>8.25916876606196</text:p>
              </table:table-cell>
              <table:table-cell office:value-type="float" office:value="9.05867182462927">
                <text:p>9.05867182462927</text:p>
              </table:table-cell>
              <table:table-cell office:value-type="float" office:value="8.71341367976209">
                <text:p>8.71341367976209</text:p>
              </table:table-cell>
              <table:table-cell office:value-type="float" office:value="7.69915341259156">
                <text:p>7.69915341259156</text:p>
              </table:table-cell>
              <table:table-cell office:value-type="float" office:value="6.67808856940668">
                <text:p>6.67808856940668</text:p>
              </table:table-cell>
              <table:table-cell office:value-type="float" office:value="5.76372178297238">
                <text:p>5.76372178297238</text:p>
              </table:table-cell>
              <table:table-cell office:value-type="float" office:value="4.24303797468355">
                <text:p>4.24303797468355</text:p>
              </table:table-cell>
              <table:table-cell office:value-type="float" office:value="8.18171738662014">
                <text:p>8.18171738662014</text:p>
              </table:table-cell>
            </table:table-row>
            <table:table-row>
              <table:table-cell office:value-type="string">
                <text:p>2021-04-08</text:p>
              </table:table-cell>
              <table:table-cell office:value-type="float" office:value="6.77209034256691">
                <text:p>6.77209034256691</text:p>
              </table:table-cell>
              <table:table-cell office:value-type="float" office:value="9.24140064978598">
                <text:p>9.24140064978598</text:p>
              </table:table-cell>
              <table:table-cell office:value-type="float" office:value="7.94806364455119">
                <text:p>7.94806364455119</text:p>
              </table:table-cell>
              <table:table-cell office:value-type="float" office:value="7.71063269004144">
                <text:p>7.71063269004144</text:p>
              </table:table-cell>
              <table:table-cell office:value-type="float" office:value="8.48430668659468">
                <text:p>8.48430668659468</text:p>
              </table:table-cell>
              <table:table-cell office:value-type="float" office:value="8.05908391070054">
                <text:p>8.05908391070054</text:p>
              </table:table-cell>
              <table:table-cell office:value-type="float" office:value="7.74516996820739">
                <text:p>7.74516996820739</text:p>
              </table:table-cell>
              <table:table-cell office:value-type="float" office:value="7.26768610317594">
                <text:p>7.26768610317594</text:p>
              </table:table-cell>
              <table:table-cell office:value-type="float" office:value="5.64871481028152">
                <text:p>5.64871481028152</text:p>
              </table:table-cell>
              <table:table-cell office:value-type="float" office:value="3.94093792242903">
                <text:p>3.94093792242903</text:p>
              </table:table-cell>
              <table:table-cell office:value-type="float" office:value="7.8823662221427">
                <text:p>7.8823662221427</text:p>
              </table:table-cell>
            </table:table-row>
            <table:table-row>
              <table:table-cell office:value-type="string">
                <text:p>2021-04-09</text:p>
              </table:table-cell>
              <table:table-cell office:value-type="float" office:value="6.55921339224594">
                <text:p>6.55921339224594</text:p>
              </table:table-cell>
              <table:table-cell office:value-type="float" office:value="8.87265779092702">
                <text:p>8.87265779092702</text:p>
              </table:table-cell>
              <table:table-cell office:value-type="float" office:value="7.49887368695611">
                <text:p>7.49887368695611</text:p>
              </table:table-cell>
              <table:table-cell office:value-type="float" office:value="7.23131809391104">
                <text:p>7.23131809391104</text:p>
              </table:table-cell>
              <table:table-cell office:value-type="float" office:value="7.86101083032491">
                <text:p>7.86101083032491</text:p>
              </table:table-cell>
              <table:table-cell office:value-type="float" office:value="7.66278965999346">
                <text:p>7.66278965999346</text:p>
              </table:table-cell>
              <table:table-cell office:value-type="float" office:value="7.15965892384593">
                <text:p>7.15965892384593</text:p>
              </table:table-cell>
              <table:table-cell office:value-type="float" office:value="6.41664633508766">
                <text:p>6.41664633508766</text:p>
              </table:table-cell>
              <table:table-cell office:value-type="float" office:value="5.61943620178042">
                <text:p>5.61943620178042</text:p>
              </table:table-cell>
              <table:table-cell office:value-type="float" office:value="4.31392931392931">
                <text:p>4.31392931392931</text:p>
              </table:table-cell>
              <table:table-cell office:value-type="float" office:value="7.44865768388671">
                <text:p>7.44865768388671</text:p>
              </table:table-cell>
            </table:table-row>
            <table:table-row>
              <table:table-cell office:value-type="string">
                <text:p>2021-04-10</text:p>
              </table:table-cell>
              <table:table-cell office:value-type="float" office:value="7.46654299721744">
                <text:p>7.46654299721744</text:p>
              </table:table-cell>
              <table:table-cell office:value-type="float" office:value="9.88285178440379">
                <text:p>9.88285178440379</text:p>
              </table:table-cell>
              <table:table-cell office:value-type="float" office:value="7.97967013408219">
                <text:p>7.97967013408219</text:p>
              </table:table-cell>
              <table:table-cell office:value-type="float" office:value="7.76449827544718">
                <text:p>7.76449827544718</text:p>
              </table:table-cell>
              <table:table-cell office:value-type="float" office:value="8.77581930329038">
                <text:p>8.77581930329038</text:p>
              </table:table-cell>
              <table:table-cell office:value-type="float" office:value="8.4404667721519">
                <text:p>8.4404667721519</text:p>
              </table:table-cell>
              <table:table-cell office:value-type="float" office:value="7.58547008547009">
                <text:p>7.58547008547009</text:p>
              </table:table-cell>
              <table:table-cell office:value-type="float" office:value="6.42561031782589">
                <text:p>6.42561031782589</text:p>
              </table:table-cell>
              <table:table-cell office:value-type="float" office:value="6.01841701381276">
                <text:p>6.01841701381276</text:p>
              </table:table-cell>
              <table:table-cell office:value-type="float" office:value="5.57129367327668">
                <text:p>5.57129367327668</text:p>
              </table:table-cell>
              <table:table-cell office:value-type="float" office:value="8.12479106377662">
                <text:p>8.12479106377662</text:p>
              </table:table-cell>
            </table:table-row>
            <table:table-row>
              <table:table-cell office:value-type="string">
                <text:p>2021-04-11</text:p>
              </table:table-cell>
              <table:table-cell office:value-type="float" office:value="8.01916932907348">
                <text:p>8.01916932907348</text:p>
              </table:table-cell>
              <table:table-cell office:value-type="float" office:value="10.9340252038547">
                <text:p>10.9340252038547</text:p>
              </table:table-cell>
              <table:table-cell office:value-type="float" office:value="8.34404349975284">
                <text:p>8.34404349975284</text:p>
              </table:table-cell>
              <table:table-cell office:value-type="float" office:value="8.6802827965436">
                <text:p>8.6802827965436</text:p>
              </table:table-cell>
              <table:table-cell office:value-type="float" office:value="9.54391891891892">
                <text:p>9.54391891891892</text:p>
              </table:table-cell>
              <table:table-cell office:value-type="float" office:value="8.3509234828496">
                <text:p>8.3509234828496</text:p>
              </table:table-cell>
              <table:table-cell office:value-type="float" office:value="7.42325581395349">
                <text:p>7.42325581395349</text:p>
              </table:table-cell>
              <table:table-cell office:value-type="float" office:value="7.06705258080077">
                <text:p>7.06705258080077</text:p>
              </table:table-cell>
              <table:table-cell office:value-type="float" office:value="6.43971631205674">
                <text:p>6.43971631205674</text:p>
              </table:table-cell>
              <table:table-cell office:value-type="float" office:value="5.75275397796818">
                <text:p>5.75275397796818</text:p>
              </table:table-cell>
              <table:table-cell office:value-type="float" office:value="8.43225404522571">
                <text:p>8.43225404522571</text:p>
              </table:table-cell>
            </table:table-row>
            <table:table-row>
              <table:table-cell office:value-type="string">
                <text:p>2021-04-12</text:p>
              </table:table-cell>
              <table:table-cell office:value-type="float" office:value="10.495059642656">
                <text:p>10.495059642656</text:p>
              </table:table-cell>
              <table:table-cell office:value-type="float" office:value="12.8012454592631">
                <text:p>12.8012454592631</text:p>
              </table:table-cell>
              <table:table-cell office:value-type="float" office:value="9.95697921525942">
                <text:p>9.95697921525942</text:p>
              </table:table-cell>
              <table:table-cell office:value-type="float" office:value="9.87005308415059">
                <text:p>9.87005308415059</text:p>
              </table:table-cell>
              <table:table-cell office:value-type="float" office:value="10.6104429898006">
                <text:p>10.6104429898006</text:p>
              </table:table-cell>
              <table:table-cell office:value-type="float" office:value="9.91784037558685">
                <text:p>9.91784037558685</text:p>
              </table:table-cell>
              <table:table-cell office:value-type="float" office:value="8.22655738966486">
                <text:p>8.22655738966486</text:p>
              </table:table-cell>
              <table:table-cell office:value-type="float" office:value="6.7372756693145">
                <text:p>6.7372756693145</text:p>
              </table:table-cell>
              <table:table-cell office:value-type="float" office:value="5.60016159167803">
                <text:p>5.60016159167803</text:p>
              </table:table-cell>
              <table:table-cell office:value-type="float" office:value="4.51111590761925">
                <text:p>4.51111590761925</text:p>
              </table:table-cell>
              <table:table-cell office:value-type="float" office:value="9.64390331304091">
                <text:p>9.64390331304091</text:p>
              </table:table-cell>
            </table:table-row>
            <table:table-row>
              <table:table-cell office:value-type="string">
                <text:p>2021-04-13</text:p>
              </table:table-cell>
              <table:table-cell office:value-type="float" office:value="10.3724658180104">
                <text:p>10.3724658180104</text:p>
              </table:table-cell>
              <table:table-cell office:value-type="float" office:value="12.1827015510925">
                <text:p>12.1827015510925</text:p>
              </table:table-cell>
              <table:table-cell office:value-type="float" office:value="8.72739543230517">
                <text:p>8.72739543230517</text:p>
              </table:table-cell>
              <table:table-cell office:value-type="float" office:value="8.844841949732">
                <text:p>8.844841949732</text:p>
              </table:table-cell>
              <table:table-cell office:value-type="float" office:value="9.39233078371182">
                <text:p>9.39233078371182</text:p>
              </table:table-cell>
              <table:table-cell office:value-type="float" office:value="8.82279917712989">
                <text:p>8.82279917712989</text:p>
              </table:table-cell>
              <table:table-cell office:value-type="float" office:value="7.67626711152544">
                <text:p>7.67626711152544</text:p>
              </table:table-cell>
              <table:table-cell office:value-type="float" office:value="6.69389001259398">
                <text:p>6.69389001259398</text:p>
              </table:table-cell>
              <table:table-cell office:value-type="float" office:value="5.5868464470615">
                <text:p>5.5868464470615</text:p>
              </table:table-cell>
              <table:table-cell office:value-type="float" office:value="4.39149481782242">
                <text:p>4.39149481782242</text:p>
              </table:table-cell>
              <table:table-cell office:value-type="float" office:value="8.77258411008453">
                <text:p>8.77258411008453</text:p>
              </table:table-cell>
            </table:table-row>
            <table:table-row>
              <table:table-cell office:value-type="string">
                <text:p>2021-04-14</text:p>
              </table:table-cell>
              <table:table-cell office:value-type="float" office:value="10.7073747581165">
                <text:p>10.7073747581165</text:p>
              </table:table-cell>
              <table:table-cell office:value-type="float" office:value="11.3996776373941">
                <text:p>11.3996776373941</text:p>
              </table:table-cell>
              <table:table-cell office:value-type="float" office:value="8.5455023265161">
                <text:p>8.5455023265161</text:p>
              </table:table-cell>
              <table:table-cell office:value-type="float" office:value="8.46853912389916">
                <text:p>8.46853912389916</text:p>
              </table:table-cell>
              <table:table-cell office:value-type="float" office:value="8.97449446910449">
                <text:p>8.97449446910449</text:p>
              </table:table-cell>
              <table:table-cell office:value-type="float" office:value="8.47571314117494">
                <text:p>8.47571314117494</text:p>
              </table:table-cell>
              <table:table-cell office:value-type="float" office:value="7.83066461943409">
                <text:p>7.83066461943409</text:p>
              </table:table-cell>
              <table:table-cell office:value-type="float" office:value="6.76643990929705">
                <text:p>6.76643990929705</text:p>
              </table:table-cell>
              <table:table-cell office:value-type="float" office:value="5.46492111446794">
                <text:p>5.46492111446794</text:p>
              </table:table-cell>
              <table:table-cell office:value-type="float" office:value="4.12600370599135">
                <text:p>4.12600370599135</text:p>
              </table:table-cell>
              <table:table-cell office:value-type="float" office:value="8.56883637286616">
                <text:p>8.56883637286616</text:p>
              </table:table-cell>
            </table:table-row>
            <table:table-row>
              <table:table-cell office:value-type="string">
                <text:p>2021-04-15</text:p>
              </table:table-cell>
              <table:table-cell office:value-type="float" office:value="10.1523847219474">
                <text:p>10.1523847219474</text:p>
              </table:table-cell>
              <table:table-cell office:value-type="float" office:value="10.8649609270395">
                <text:p>10.8649609270395</text:p>
              </table:table-cell>
              <table:table-cell office:value-type="float" office:value="7.96426534879301">
                <text:p>7.96426534879301</text:p>
              </table:table-cell>
              <table:table-cell office:value-type="float" office:value="8.02740373257737">
                <text:p>8.02740373257737</text:p>
              </table:table-cell>
              <table:table-cell office:value-type="float" office:value="8.57137904735492">
                <text:p>8.57137904735492</text:p>
              </table:table-cell>
              <table:table-cell office:value-type="float" office:value="8.38637214526395">
                <text:p>8.38637214526395</text:p>
              </table:table-cell>
              <table:table-cell office:value-type="float" office:value="8.13319581552969">
                <text:p>8.13319581552969</text:p>
              </table:table-cell>
              <table:table-cell office:value-type="float" office:value="7.53008949696533">
                <text:p>7.53008949696533</text:p>
              </table:table-cell>
              <table:table-cell office:value-type="float" office:value="5.76134547223574">
                <text:p>5.76134547223574</text:p>
              </table:table-cell>
              <table:table-cell office:value-type="float" office:value="4.4522091974752">
                <text:p>4.4522091974752</text:p>
              </table:table-cell>
              <table:table-cell office:value-type="float" office:value="8.36006362074377">
                <text:p>8.36006362074377</text:p>
              </table:table-cell>
            </table:table-row>
            <table:table-row>
              <table:table-cell office:value-type="string">
                <text:p>2021-04-16</text:p>
              </table:table-cell>
              <table:table-cell office:value-type="float" office:value="9.92704221983016">
                <text:p>9.92704221983016</text:p>
              </table:table-cell>
              <table:table-cell office:value-type="float" office:value="9.9624615125058">
                <text:p>9.9624615125058</text:p>
              </table:table-cell>
              <table:table-cell office:value-type="float" office:value="7.20077759876436">
                <text:p>7.20077759876436</text:p>
              </table:table-cell>
              <table:table-cell office:value-type="float" office:value="7.7050949284027">
                <text:p>7.7050949284027</text:p>
              </table:table-cell>
              <table:table-cell office:value-type="float" office:value="8.16069715130637">
                <text:p>8.16069715130637</text:p>
              </table:table-cell>
              <table:table-cell office:value-type="float" office:value="7.8723587753342">
                <text:p>7.8723587753342</text:p>
              </table:table-cell>
              <table:table-cell office:value-type="float" office:value="7.07278913254029">
                <text:p>7.07278913254029</text:p>
              </table:table-cell>
              <table:table-cell office:value-type="float" office:value="5.90746184512544">
                <text:p>5.90746184512544</text:p>
              </table:table-cell>
              <table:table-cell office:value-type="float" office:value="5.0466300681262">
                <text:p>5.0466300681262</text:p>
              </table:table-cell>
              <table:table-cell office:value-type="float" office:value="4.49266113592853">
                <text:p>4.49266113592853</text:p>
              </table:table-cell>
              <table:table-cell office:value-type="float" office:value="7.73070079009827">
                <text:p>7.73070079009827</text:p>
              </table:table-cell>
            </table:table-row>
            <table:table-row>
              <table:table-cell office:value-type="string">
                <text:p>2021-04-17</text:p>
              </table:table-cell>
              <table:table-cell office:value-type="float" office:value="10.0481347773767">
                <text:p>10.0481347773767</text:p>
              </table:table-cell>
              <table:table-cell office:value-type="float" office:value="9.83578338554756">
                <text:p>9.83578338554756</text:p>
              </table:table-cell>
              <table:table-cell office:value-type="float" office:value="7.67294486519906">
                <text:p>7.67294486519906</text:p>
              </table:table-cell>
              <table:table-cell office:value-type="float" office:value="8.42620611607253">
                <text:p>8.42620611607253</text:p>
              </table:table-cell>
              <table:table-cell office:value-type="float" office:value="8.87675879064098">
                <text:p>8.87675879064098</text:p>
              </table:table-cell>
              <table:table-cell office:value-type="float" office:value="8.58538257218747">
                <text:p>8.58538257218747</text:p>
              </table:table-cell>
              <table:table-cell office:value-type="float" office:value="7.32294911734164">
                <text:p>7.32294911734164</text:p>
              </table:table-cell>
              <table:table-cell office:value-type="float" office:value="5.73559501023035">
                <text:p>5.73559501023035</text:p>
              </table:table-cell>
              <table:table-cell office:value-type="float" office:value="5.76829859428017">
                <text:p>5.76829859428017</text:p>
              </table:table-cell>
              <table:table-cell office:value-type="float" office:value="5.79278384640847">
                <text:p>5.79278384640847</text:p>
              </table:table-cell>
              <table:table-cell office:value-type="float" office:value="8.21722475318115">
                <text:p>8.21722475318115</text:p>
              </table:table-cell>
            </table:table-row>
            <table:table-row>
              <table:table-cell office:value-type="string">
                <text:p>2021-04-18</text:p>
              </table:table-cell>
              <table:table-cell office:value-type="float" office:value="9.44265315522801">
                <text:p>9.44265315522801</text:p>
              </table:table-cell>
              <table:table-cell office:value-type="float" office:value="10.6368715083799">
                <text:p>10.6368715083799</text:p>
              </table:table-cell>
              <table:table-cell office:value-type="float" office:value="9.59508938186517">
                <text:p>9.59508938186517</text:p>
              </table:table-cell>
              <table:table-cell office:value-type="float" office:value="9.37320299022427">
                <text:p>9.37320299022427</text:p>
              </table:table-cell>
              <table:table-cell office:value-type="float" office:value="10.1907356948229">
                <text:p>10.1907356948229</text:p>
              </table:table-cell>
              <table:table-cell office:value-type="float" office:value="8.45153664302601">
                <text:p>8.45153664302601</text:p>
              </table:table-cell>
              <table:table-cell office:value-type="float" office:value="7.54527162977867">
                <text:p>7.54527162977867</text:p>
              </table:table-cell>
              <table:table-cell office:value-type="float" office:value="6.10241443353675">
                <text:p>6.10241443353675</text:p>
              </table:table-cell>
              <table:table-cell office:value-type="float" office:value="5.97875569044006">
                <text:p>5.97875569044006</text:p>
              </table:table-cell>
              <table:table-cell office:value-type="float" office:value="5.70117955439056">
                <text:p>5.70117955439056</text:p>
              </table:table-cell>
              <table:table-cell office:value-type="float" office:value="8.78782665213817">
                <text:p>8.78782665213817</text:p>
              </table:table-cell>
            </table:table-row>
            <table:table-row>
              <table:table-cell office:value-type="string">
                <text:p>2021-04-19</text:p>
              </table:table-cell>
              <table:table-cell office:value-type="float" office:value="13.1974469837348">
                <text:p>13.1974469837348</text:p>
              </table:table-cell>
              <table:table-cell office:value-type="float" office:value="12.7308580223163">
                <text:p>12.7308580223163</text:p>
              </table:table-cell>
              <table:table-cell office:value-type="float" office:value="10.2039921035315">
                <text:p>10.2039921035315</text:p>
              </table:table-cell>
              <table:table-cell office:value-type="float" office:value="10.3834376856634">
                <text:p>10.3834376856634</text:p>
              </table:table-cell>
              <table:table-cell office:value-type="float" office:value="11.0961062345262">
                <text:p>11.0961062345262</text:p>
              </table:table-cell>
              <table:table-cell office:value-type="float" office:value="10.075047508616">
                <text:p>10.075047508616</text:p>
              </table:table-cell>
              <table:table-cell office:value-type="float" office:value="8.2568004898102">
                <text:p>8.2568004898102</text:p>
              </table:table-cell>
              <table:table-cell office:value-type="float" office:value="6.72102623588414">
                <text:p>6.72102623588414</text:p>
              </table:table-cell>
              <table:table-cell office:value-type="float" office:value="5.1347949228994">
                <text:p>5.1347949228994</text:p>
              </table:table-cell>
              <table:table-cell office:value-type="float" office:value="4.66131816796994">
                <text:p>4.66131816796994</text:p>
              </table:table-cell>
              <table:table-cell office:value-type="float" office:value="9.88335698687348">
                <text:p>9.88335698687348</text:p>
              </table:table-cell>
            </table:table-row>
            <table:table-row>
              <table:table-cell office:value-type="string">
                <text:p>2021-04-20</text:p>
              </table:table-cell>
              <table:table-cell office:value-type="float" office:value="12.7520204168439">
                <text:p>12.7520204168439</text:p>
              </table:table-cell>
              <table:table-cell office:value-type="float" office:value="12.5233307243061">
                <text:p>12.5233307243061</text:p>
              </table:table-cell>
              <table:table-cell office:value-type="float" office:value="9.22714404380478">
                <text:p>9.22714404380478</text:p>
              </table:table-cell>
              <table:table-cell office:value-type="float" office:value="9.21106140707605">
                <text:p>9.21106140707605</text:p>
              </table:table-cell>
              <table:table-cell office:value-type="float" office:value="9.57986200862943">
                <text:p>9.57986200862943</text:p>
              </table:table-cell>
              <table:table-cell office:value-type="float" office:value="8.73105947474265">
                <text:p>8.73105947474265</text:p>
              </table:table-cell>
              <table:table-cell office:value-type="float" office:value="7.89510006901311">
                <text:p>7.89510006901311</text:p>
              </table:table-cell>
              <table:table-cell office:value-type="float" office:value="6.15800540702914">
                <text:p>6.15800540702914</text:p>
              </table:table-cell>
              <table:table-cell office:value-type="float" office:value="4.74905558553697">
                <text:p>4.74905558553697</text:p>
              </table:table-cell>
              <table:table-cell office:value-type="float" office:value="4.09984187937655">
                <text:p>4.09984187937655</text:p>
              </table:table-cell>
              <table:table-cell office:value-type="float" office:value="8.94758585376639">
                <text:p>8.94758585376639</text:p>
              </table:table-cell>
            </table:table-row>
            <table:table-row>
              <table:table-cell office:value-type="string">
                <text:p>2021-04-21</text:p>
              </table:table-cell>
              <table:table-cell office:value-type="float" office:value="13.6831909835344">
                <text:p>13.6831909835344</text:p>
              </table:table-cell>
              <table:table-cell office:value-type="float" office:value="12.1566353314614">
                <text:p>12.1566353314614</text:p>
              </table:table-cell>
              <table:table-cell office:value-type="float" office:value="9.30536907048286">
                <text:p>9.30536907048286</text:p>
              </table:table-cell>
              <table:table-cell office:value-type="float" office:value="8.87636624938542">
                <text:p>8.87636624938542</text:p>
              </table:table-cell>
              <table:table-cell office:value-type="float" office:value="9.39735484944269">
                <text:p>9.39735484944269</text:p>
              </table:table-cell>
              <table:table-cell office:value-type="float" office:value="8.25455383905926">
                <text:p>8.25455383905926</text:p>
              </table:table-cell>
              <table:table-cell office:value-type="float" office:value="7.7370152833728">
                <text:p>7.7370152833728</text:p>
              </table:table-cell>
              <table:table-cell office:value-type="float" office:value="6.77905673831109">
                <text:p>6.77905673831109</text:p>
              </table:table-cell>
              <table:table-cell office:value-type="float" office:value="5.48924358084663">
                <text:p>5.48924358084663</text:p>
              </table:table-cell>
              <table:table-cell office:value-type="float" office:value="4.60598656078192">
                <text:p>4.60598656078192</text:p>
              </table:table-cell>
              <table:table-cell office:value-type="float" office:value="8.94447150063863">
                <text:p>8.94447150063863</text:p>
              </table:table-cell>
            </table:table-row>
            <table:table-row>
              <table:table-cell office:value-type="string">
                <text:p>2021-04-22</text:p>
              </table:table-cell>
              <table:table-cell office:value-type="float" office:value="11.4839209608679">
                <text:p>11.4839209608679</text:p>
              </table:table-cell>
              <table:table-cell office:value-type="float" office:value="11.383644156145">
                <text:p>11.383644156145</text:p>
              </table:table-cell>
              <table:table-cell office:value-type="float" office:value="7.96295707977253">
                <text:p>7.96295707977253</text:p>
              </table:table-cell>
              <table:table-cell office:value-type="float" office:value="8.31980219942431">
                <text:p>8.31980219942431</text:p>
              </table:table-cell>
              <table:table-cell office:value-type="float" office:value="9.02376629806899">
                <text:p>9.02376629806899</text:p>
              </table:table-cell>
              <table:table-cell office:value-type="float" office:value="8.33104497158911">
                <text:p>8.33104497158911</text:p>
              </table:table-cell>
              <table:table-cell office:value-type="float" office:value="7.86730479249984">
                <text:p>7.86730479249984</text:p>
              </table:table-cell>
              <table:table-cell office:value-type="float" office:value="6.99008577475771">
                <text:p>6.99008577475771</text:p>
              </table:table-cell>
              <table:table-cell office:value-type="float" office:value="5.24363636363636">
                <text:p>5.24363636363636</text:p>
              </table:table-cell>
              <table:table-cell office:value-type="float" office:value="4.34422348484848">
                <text:p>4.34422348484848</text:p>
              </table:table-cell>
              <table:table-cell office:value-type="float" office:value="8.4598914655175">
                <text:p>8.4598914655175</text:p>
              </table:table-cell>
            </table:table-row>
            <table:table-row>
              <table:table-cell office:value-type="string">
                <text:p>2021-04-23</text:p>
              </table:table-cell>
              <table:table-cell office:value-type="float" office:value="10.1571105571337">
                <text:p>10.1571105571337</text:p>
              </table:table-cell>
              <table:table-cell office:value-type="float" office:value="9.6848286803533">
                <text:p>9.6848286803533</text:p>
              </table:table-cell>
              <table:table-cell office:value-type="float" office:value="7.14971966101209">
                <text:p>7.14971966101209</text:p>
              </table:table-cell>
              <table:table-cell office:value-type="float" office:value="7.46860982808357">
                <text:p>7.46860982808357</text:p>
              </table:table-cell>
              <table:table-cell office:value-type="float" office:value="7.79463114526946">
                <text:p>7.79463114526946</text:p>
              </table:table-cell>
              <table:table-cell office:value-type="float" office:value="7.56169905312393">
                <text:p>7.56169905312393</text:p>
              </table:table-cell>
              <table:table-cell office:value-type="float" office:value="6.95188635177095">
                <text:p>6.95188635177095</text:p>
              </table:table-cell>
              <table:table-cell office:value-type="float" office:value="5.52963834795635">
                <text:p>5.52963834795635</text:p>
              </table:table-cell>
              <table:table-cell office:value-type="float" office:value="4.76125697184057">
                <text:p>4.76125697184057</text:p>
              </table:table-cell>
              <table:table-cell office:value-type="float" office:value="4.3519394512772">
                <text:p>4.3519394512772</text:p>
              </table:table-cell>
              <table:table-cell office:value-type="float" office:value="7.50619936960946">
                <text:p>7.50619936960946</text:p>
              </table:table-cell>
            </table:table-row>
            <table:table-row>
              <table:table-cell office:value-type="string">
                <text:p>2021-04-24</text:p>
              </table:table-cell>
              <table:table-cell office:value-type="float" office:value="11.3685878391761">
                <text:p>11.3685878391761</text:p>
              </table:table-cell>
              <table:table-cell office:value-type="float" office:value="9.73426684700454">
                <text:p>9.73426684700454</text:p>
              </table:table-cell>
              <table:table-cell office:value-type="float" office:value="7.30494552367953">
                <text:p>7.30494552367953</text:p>
              </table:table-cell>
              <table:table-cell office:value-type="float" office:value="8.14894459849471">
                <text:p>8.14894459849471</text:p>
              </table:table-cell>
              <table:table-cell office:value-type="float" office:value="8.35262524307806">
                <text:p>8.35262524307806</text:p>
              </table:table-cell>
              <table:table-cell office:value-type="float" office:value="7.78008952777252">
                <text:p>7.78008952777252</text:p>
              </table:table-cell>
              <table:table-cell office:value-type="float" office:value="6.7702057392779">
                <text:p>6.7702057392779</text:p>
              </table:table-cell>
              <table:table-cell office:value-type="float" office:value="5.57275541795666">
                <text:p>5.57275541795666</text:p>
              </table:table-cell>
              <table:table-cell office:value-type="float" office:value="4.60163994615102">
                <text:p>4.60163994615102</text:p>
              </table:table-cell>
              <table:table-cell office:value-type="float" office:value="5.3030303030303">
                <text:p>5.3030303030303</text:p>
              </table:table-cell>
              <table:table-cell office:value-type="float" office:value="7.82612194533115">
                <text:p>7.82612194533115</text:p>
              </table:table-cell>
            </table:table-row>
            <table:table-row>
              <table:table-cell office:value-type="string">
                <text:p>2021-04-25</text:p>
              </table:table-cell>
              <table:table-cell office:value-type="float" office:value="7.85083415112856">
                <text:p>7.85083415112856</text:p>
              </table:table-cell>
              <table:table-cell office:value-type="float" office:value="9.58391771856008">
                <text:p>9.58391771856008</text:p>
              </table:table-cell>
              <table:table-cell office:value-type="float" office:value="6.99428293394964">
                <text:p>6.99428293394964</text:p>
              </table:table-cell>
              <table:table-cell office:value-type="float" office:value="8.66380399090679">
                <text:p>8.66380399090679</text:p>
              </table:table-cell>
              <table:table-cell office:value-type="float" office:value="8.28602117538745">
                <text:p>8.28602117538745</text:p>
              </table:table-cell>
              <table:table-cell office:value-type="float" office:value="7.54687253820703">
                <text:p>7.54687253820703</text:p>
              </table:table-cell>
              <table:table-cell office:value-type="float" office:value="6.23359580052493">
                <text:p>6.23359580052493</text:p>
              </table:table-cell>
              <table:table-cell office:value-type="float" office:value="4.74868092196612">
                <text:p>4.74868092196612</text:p>
              </table:table-cell>
              <table:table-cell office:value-type="float" office:value="4.91803278688525">
                <text:p>4.91803278688525</text:p>
              </table:table-cell>
              <table:table-cell office:value-type="float" office:value="5.26666666666667">
                <text:p>5.26666666666667</text:p>
              </table:table-cell>
              <table:table-cell office:value-type="float" office:value="7.35568726150848">
                <text:p>7.35568726150848</text:p>
              </table:table-cell>
            </table:table-row>
            <table:table-row>
              <table:table-cell office:value-type="string">
                <text:p>2021-04-26</text:p>
              </table:table-cell>
              <table:table-cell office:value-type="float" office:value="7.5928369462771">
                <text:p>7.5928369462771</text:p>
              </table:table-cell>
              <table:table-cell office:value-type="float" office:value="11.1329547109364">
                <text:p>11.1329547109364</text:p>
              </table:table-cell>
              <table:table-cell office:value-type="float" office:value="9.15750915750916">
                <text:p>9.15750915750916</text:p>
              </table:table-cell>
              <table:table-cell office:value-type="float" office:value="9.19767748746371">
                <text:p>9.19767748746371</text:p>
              </table:table-cell>
              <table:table-cell office:value-type="float" office:value="9.34753241284935">
                <text:p>9.34753241284935</text:p>
              </table:table-cell>
              <table:table-cell office:value-type="float" office:value="8.73846684487367">
                <text:p>8.73846684487367</text:p>
              </table:table-cell>
              <table:table-cell office:value-type="float" office:value="7.18108831400535">
                <text:p>7.18108831400535</text:p>
              </table:table-cell>
              <table:table-cell office:value-type="float" office:value="5.21733121415244">
                <text:p>5.21733121415244</text:p>
              </table:table-cell>
              <table:table-cell office:value-type="float" office:value="4.31787104238982">
                <text:p>4.31787104238982</text:p>
              </table:table-cell>
              <table:table-cell office:value-type="float" office:value="4.05264257363693">
                <text:p>4.05264257363693</text:p>
              </table:table-cell>
              <table:table-cell office:value-type="float" office:value="8.39839291981534">
                <text:p>8.39839291981534</text:p>
              </table:table-cell>
            </table:table-row>
            <table:table-row>
              <table:table-cell office:value-type="string">
                <text:p>2021-04-27</text:p>
              </table:table-cell>
              <table:table-cell office:value-type="float" office:value="3.62287110230232">
                <text:p>3.62287110230232</text:p>
              </table:table-cell>
              <table:table-cell office:value-type="float" office:value="9.02549827998214">
                <text:p>9.02549827998214</text:p>
              </table:table-cell>
              <table:table-cell office:value-type="float" office:value="7.90549241363865">
                <text:p>7.90549241363865</text:p>
              </table:table-cell>
              <table:table-cell office:value-type="float" office:value="7.88676030667433">
                <text:p>7.88676030667433</text:p>
              </table:table-cell>
              <table:table-cell office:value-type="float" office:value="8.20015097595169">
                <text:p>8.20015097595169</text:p>
              </table:table-cell>
              <table:table-cell office:value-type="float" office:value="7.43650337442252">
                <text:p>7.43650337442252</text:p>
              </table:table-cell>
              <table:table-cell office:value-type="float" office:value="6.48854961832061">
                <text:p>6.48854961832061</text:p>
              </table:table-cell>
              <table:table-cell office:value-type="float" office:value="5.15848353014295">
                <text:p>5.15848353014295</text:p>
              </table:table-cell>
              <table:table-cell office:value-type="float" office:value="3.83510306058713">
                <text:p>3.83510306058713</text:p>
              </table:table-cell>
              <table:table-cell office:value-type="float" office:value="3.61996117391801">
                <text:p>3.61996117391801</text:p>
              </table:table-cell>
              <table:table-cell office:value-type="float" office:value="6.89212685468595">
                <text:p>6.89212685468595</text:p>
              </table:table-cell>
            </table:table-row>
            <table:table-row>
              <table:table-cell office:value-type="string">
                <text:p>2021-04-28</text:p>
              </table:table-cell>
              <table:table-cell office:value-type="float" office:value="7.75780510879849">
                <text:p>7.75780510879849</text:p>
              </table:table-cell>
              <table:table-cell office:value-type="float" office:value="9.7754252845429">
                <text:p>9.7754252845429</text:p>
              </table:table-cell>
              <table:table-cell office:value-type="float" office:value="7.24028417748242">
                <text:p>7.24028417748242</text:p>
              </table:table-cell>
              <table:table-cell office:value-type="float" office:value="7.09341151559573">
                <text:p>7.09341151559573</text:p>
              </table:table-cell>
              <table:table-cell office:value-type="float" office:value="7.45888713674251">
                <text:p>7.45888713674251</text:p>
              </table:table-cell>
              <table:table-cell office:value-type="float" office:value="6.69621868493519">
                <text:p>6.69621868493519</text:p>
              </table:table-cell>
              <table:table-cell office:value-type="float" office:value="6.22507311885137">
                <text:p>6.22507311885137</text:p>
              </table:table-cell>
              <table:table-cell office:value-type="float" office:value="4.94050698396275">
                <text:p>4.94050698396275</text:p>
              </table:table-cell>
              <table:table-cell office:value-type="float" office:value="4.22463768115942">
                <text:p>4.22463768115942</text:p>
              </table:table-cell>
              <table:table-cell office:value-type="float" office:value="3.79713914174252">
                <text:p>3.79713914174252</text:p>
              </table:table-cell>
              <table:table-cell office:value-type="float" office:value="7.01394416625176">
                <text:p>7.01394416625176</text:p>
              </table:table-cell>
            </table:table-row>
            <table:table-row>
              <table:table-cell office:value-type="string">
                <text:p>2021-04-29</text:p>
              </table:table-cell>
              <table:table-cell office:value-type="float" office:value="2.49153437509708">
                <text:p>2.49153437509708</text:p>
              </table:table-cell>
              <table:table-cell office:value-type="float" office:value="6.74347254398597">
                <text:p>6.74347254398597</text:p>
              </table:table-cell>
              <table:table-cell office:value-type="float" office:value="6.04654268638777">
                <text:p>6.04654268638777</text:p>
              </table:table-cell>
              <table:table-cell office:value-type="float" office:value="6.37143389893716">
                <text:p>6.37143389893716</text:p>
              </table:table-cell>
              <table:table-cell office:value-type="float" office:value="6.64386489952971">
                <text:p>6.64386489952971</text:p>
              </table:table-cell>
              <table:table-cell office:value-type="float" office:value="6.19879966706094">
                <text:p>6.19879966706094</text:p>
              </table:table-cell>
              <table:table-cell office:value-type="float" office:value="6.03271283876266">
                <text:p>6.03271283876266</text:p>
              </table:table-cell>
              <table:table-cell office:value-type="float" office:value="5.16693163751987">
                <text:p>5.16693163751987</text:p>
              </table:table-cell>
              <table:table-cell office:value-type="float" office:value="3.90450691655511">
                <text:p>3.90450691655511</text:p>
              </table:table-cell>
              <table:table-cell office:value-type="float" office:value="3.44003822264692">
                <text:p>3.44003822264692</text:p>
              </table:table-cell>
              <table:table-cell office:value-type="float" office:value="5.50514185313421">
                <text:p>5.50514185313421</text:p>
              </table:table-cell>
            </table:table-row>
            <table:table-row>
              <table:table-cell office:value-type="string">
                <text:p>2021-04-30</text:p>
              </table:table-cell>
              <table:table-cell office:value-type="float" office:value="2.84662613706648">
                <text:p>2.84662613706648</text:p>
              </table:table-cell>
              <table:table-cell office:value-type="float" office:value="5.97971680061232">
                <text:p>5.97971680061232</text:p>
              </table:table-cell>
              <table:table-cell office:value-type="float" office:value="5.09249094302338">
                <text:p>5.09249094302338</text:p>
              </table:table-cell>
              <table:table-cell office:value-type="float" office:value="5.28701375306572">
                <text:p>5.28701375306572</text:p>
              </table:table-cell>
              <table:table-cell office:value-type="float" office:value="5.71695372483918">
                <text:p>5.71695372483918</text:p>
              </table:table-cell>
              <table:table-cell office:value-type="float" office:value="5.26656518467972">
                <text:p>5.26656518467972</text:p>
              </table:table-cell>
              <table:table-cell office:value-type="float" office:value="4.64658397322308">
                <text:p>4.64658397322308</text:p>
              </table:table-cell>
              <table:table-cell office:value-type="float" office:value="3.44065892923998">
                <text:p>3.44065892923998</text:p>
              </table:table-cell>
              <table:table-cell office:value-type="float" office:value="3.50464234340264">
                <text:p>3.50464234340264</text:p>
              </table:table-cell>
              <table:table-cell office:value-type="float" office:value="3.83089133089133">
                <text:p>3.83089133089133</text:p>
              </table:table-cell>
              <table:table-cell office:value-type="float" office:value="4.81734669808815">
                <text:p>4.81734669808815</text:p>
              </table:table-cell>
            </table:table-row>
            <table:table-row>
              <table:table-cell office:value-type="string">
                <text:p>2021-05-01</text:p>
              </table:table-cell>
              <table:table-cell office:value-type="float" office:value="6.25927758535379">
                <text:p>6.25927758535379</text:p>
              </table:table-cell>
              <table:table-cell office:value-type="float" office:value="7.3876404494382">
                <text:p>7.3876404494382</text:p>
              </table:table-cell>
              <table:table-cell office:value-type="float" office:value="5.70942286863686">
                <text:p>5.70942286863686</text:p>
              </table:table-cell>
              <table:table-cell office:value-type="float" office:value="6.00666432830586">
                <text:p>6.00666432830586</text:p>
              </table:table-cell>
              <table:table-cell office:value-type="float" office:value="6.76499944549185">
                <text:p>6.76499944549185</text:p>
              </table:table-cell>
              <table:table-cell office:value-type="float" office:value="6.06593922327819">
                <text:p>6.06593922327819</text:p>
              </table:table-cell>
              <table:table-cell office:value-type="float" office:value="4.6710845320834">
                <text:p>4.6710845320834</text:p>
              </table:table-cell>
              <table:table-cell office:value-type="float" office:value="3.75">
                <text:p>3.75</text:p>
              </table:table-cell>
              <table:table-cell office:value-type="float" office:value="3.54666666666667">
                <text:p>3.54666666666667</text:p>
              </table:table-cell>
              <table:table-cell office:value-type="float" office:value="3.81282495667244">
                <text:p>3.81282495667244</text:p>
              </table:table-cell>
              <table:table-cell office:value-type="float" office:value="5.75233981281497">
                <text:p>5.75233981281497</text:p>
              </table:table-cell>
            </table:table-row>
            <table:table-row>
              <table:table-cell office:value-type="string">
                <text:p>2021-05-02</text:p>
              </table:table-cell>
              <table:table-cell office:value-type="float" office:value="7.52554970579127">
                <text:p>7.52554970579127</text:p>
              </table:table-cell>
              <table:table-cell office:value-type="float" office:value="6.92094740079975">
                <text:p>6.92094740079975</text:p>
              </table:table-cell>
              <table:table-cell office:value-type="float" office:value="6.2919292539134">
                <text:p>6.2919292539134</text:p>
              </table:table-cell>
              <table:table-cell office:value-type="float" office:value="6.4998375040624">
                <text:p>6.4998375040624</text:p>
              </table:table-cell>
              <table:table-cell office:value-type="float" office:value="6.92005242463958">
                <text:p>6.92005242463958</text:p>
              </table:table-cell>
              <table:table-cell office:value-type="float" office:value="6.18765165812888">
                <text:p>6.18765165812888</text:p>
              </table:table-cell>
              <table:table-cell office:value-type="float" office:value="5.0601008142691">
                <text:p>5.0601008142691</text:p>
              </table:table-cell>
              <table:table-cell office:value-type="float" office:value="4.3351901186728">
                <text:p>4.3351901186728</text:p>
              </table:table-cell>
              <table:table-cell office:value-type="float" office:value="4.43584400119083">
                <text:p>4.43584400119083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6.14130341106917">
                <text:p>6.14130341106917</text:p>
              </table:table-cell>
            </table:table-row>
            <table:table-row>
              <table:table-cell office:value-type="string">
                <text:p>2021-05-03</text:p>
              </table:table-cell>
              <table:table-cell office:value-type="float" office:value="3.5383682328907">
                <text:p>3.5383682328907</text:p>
              </table:table-cell>
              <table:table-cell office:value-type="float" office:value="7.4108272630895">
                <text:p>7.4108272630895</text:p>
              </table:table-cell>
              <table:table-cell office:value-type="float" office:value="7.26129395570016">
                <text:p>7.26129395570016</text:p>
              </table:table-cell>
              <table:table-cell office:value-type="float" office:value="7.47463791233331">
                <text:p>7.47463791233331</text:p>
              </table:table-cell>
              <table:table-cell office:value-type="float" office:value="7.84260330859827">
                <text:p>7.84260330859827</text:p>
              </table:table-cell>
              <table:table-cell office:value-type="float" office:value="6.7335555518333">
                <text:p>6.7335555518333</text:p>
              </table:table-cell>
              <table:table-cell office:value-type="float" office:value="5.02436956982412">
                <text:p>5.02436956982412</text:p>
              </table:table-cell>
              <table:table-cell office:value-type="float" office:value="3.56276059493435">
                <text:p>3.56276059493435</text:p>
              </table:table-cell>
              <table:table-cell office:value-type="float" office:value="3.34590009425071">
                <text:p>3.34590009425071</text:p>
              </table:table-cell>
              <table:table-cell office:value-type="float" office:value="3.01908617698091">
                <text:p>3.01908617698091</text:p>
              </table:table-cell>
              <table:table-cell office:value-type="float" office:value="6.11169318383453">
                <text:p>6.11169318383453</text:p>
              </table:table-cell>
            </table:table-row>
            <table:table-row>
              <table:table-cell office:value-type="string">
                <text:p>2021-05-04</text:p>
              </table:table-cell>
              <table:table-cell office:value-type="float" office:value="2.4039866924651">
                <text:p>2.4039866924651</text:p>
              </table:table-cell>
              <table:table-cell office:value-type="float" office:value="5.4037559504089">
                <text:p>5.4037559504089</text:p>
              </table:table-cell>
              <table:table-cell office:value-type="float" office:value="6.56119742326639">
                <text:p>6.56119742326639</text:p>
              </table:table-cell>
              <table:table-cell office:value-type="float" office:value="6.24312271963862">
                <text:p>6.24312271963862</text:p>
              </table:table-cell>
              <table:table-cell office:value-type="float" office:value="6.40981563453522">
                <text:p>6.40981563453522</text:p>
              </table:table-cell>
              <table:table-cell office:value-type="float" office:value="5.64583424832008">
                <text:p>5.64583424832008</text:p>
              </table:table-cell>
              <table:table-cell office:value-type="float" office:value="4.67619551791071">
                <text:p>4.67619551791071</text:p>
              </table:table-cell>
              <table:table-cell office:value-type="float" office:value="3.54901440820295">
                <text:p>3.54901440820295</text:p>
              </table:table-cell>
              <table:table-cell office:value-type="float" office:value="3.24150174238937">
                <text:p>3.24150174238937</text:p>
              </table:table-cell>
              <table:table-cell office:value-type="float" office:value="3.05748578648136">
                <text:p>3.05748578648136</text:p>
              </table:table-cell>
              <table:table-cell office:value-type="float" office:value="4.98193272961208">
                <text:p>4.98193272961208</text:p>
              </table:table-cell>
            </table:table-row>
            <table:table-row>
              <table:table-cell office:value-type="string">
                <text:p>2021-05-05</text:p>
              </table:table-cell>
              <table:table-cell office:value-type="float" office:value="4.27367809413132">
                <text:p>4.27367809413132</text:p>
              </table:table-cell>
              <table:table-cell office:value-type="float" office:value="5.51627675269683">
                <text:p>5.51627675269683</text:p>
              </table:table-cell>
              <table:table-cell office:value-type="float" office:value="5.61483552873648">
                <text:p>5.61483552873648</text:p>
              </table:table-cell>
              <table:table-cell office:value-type="float" office:value="5.6008494179212">
                <text:p>5.6008494179212</text:p>
              </table:table-cell>
              <table:table-cell office:value-type="float" office:value="5.591149932383">
                <text:p>5.591149932383</text:p>
              </table:table-cell>
              <table:table-cell office:value-type="float" office:value="4.8763172490294">
                <text:p>4.8763172490294</text:p>
              </table:table-cell>
              <table:table-cell office:value-type="float" office:value="4.30970330345876">
                <text:p>4.30970330345876</text:p>
              </table:table-cell>
              <table:table-cell office:value-type="float" office:value="3.30422348194678">
                <text:p>3.30422348194678</text:p>
              </table:table-cell>
              <table:table-cell office:value-type="float" office:value="3.02676626206038">
                <text:p>3.02676626206038</text:p>
              </table:table-cell>
              <table:table-cell office:value-type="float" office:value="2.65927189988623">
                <text:p>2.65927189988623</text:p>
              </table:table-cell>
              <table:table-cell office:value-type="float" office:value="4.97711379888363">
                <text:p>4.97711379888363</text:p>
              </table:table-cell>
            </table:table-row>
            <table:table-row>
              <table:table-cell office:value-type="string">
                <text:p>2021-05-06</text:p>
              </table:table-cell>
              <table:table-cell office:value-type="float" office:value="2.09729673010585">
                <text:p>2.09729673010585</text:p>
              </table:table-cell>
              <table:table-cell office:value-type="float" office:value="3.49080455344653">
                <text:p>3.49080455344653</text:p>
              </table:table-cell>
              <table:table-cell office:value-type="float" office:value="4.61984024414929">
                <text:p>4.61984024414929</text:p>
              </table:table-cell>
              <table:table-cell office:value-type="float" office:value="4.70756062767475">
                <text:p>4.70756062767475</text:p>
              </table:table-cell>
              <table:table-cell office:value-type="float" office:value="5.11996442503992">
                <text:p>5.11996442503992</text:p>
              </table:table-cell>
              <table:table-cell office:value-type="float" office:value="4.50156841976616">
                <text:p>4.50156841976616</text:p>
              </table:table-cell>
              <table:table-cell office:value-type="float" office:value="3.79989598231699">
                <text:p>3.79989598231699</text:p>
              </table:table-cell>
              <table:table-cell office:value-type="float" office:value="3.46674344946732">
                <text:p>3.46674344946732</text:p>
              </table:table-cell>
              <table:table-cell office:value-type="float" office:value="2.91694133157548">
                <text:p>2.91694133157548</text:p>
              </table:table-cell>
              <table:table-cell office:value-type="float" office:value="2.54565578306585">
                <text:p>2.54565578306585</text:p>
              </table:table-cell>
              <table:table-cell office:value-type="float" office:value="3.8608665110132">
                <text:p>3.8608665110132</text:p>
              </table:table-cell>
            </table:table-row>
            <table:table-row>
              <table:table-cell office:value-type="string">
                <text:p>2021-05-07</text:p>
              </table:table-cell>
              <table:table-cell office:value-type="float" office:value="2.38242650882885">
                <text:p>2.38242650882885</text:p>
              </table:table-cell>
              <table:table-cell office:value-type="float" office:value="3.50176732388412">
                <text:p>3.50176732388412</text:p>
              </table:table-cell>
              <table:table-cell office:value-type="float" office:value="4.00392726490209">
                <text:p>4.00392726490209</text:p>
              </table:table-cell>
              <table:table-cell office:value-type="float" office:value="4.35638290001332">
                <text:p>4.35638290001332</text:p>
              </table:table-cell>
              <table:table-cell office:value-type="float" office:value="4.62136929460581">
                <text:p>4.62136929460581</text:p>
              </table:table-cell>
              <table:table-cell office:value-type="float" office:value="3.88084224813816">
                <text:p>3.88084224813816</text:p>
              </table:table-cell>
              <table:table-cell office:value-type="float" office:value="3.28622084602707">
                <text:p>3.28622084602707</text:p>
              </table:table-cell>
              <table:table-cell office:value-type="float" office:value="2.42294873235217">
                <text:p>2.42294873235217</text:p>
              </table:table-cell>
              <table:table-cell office:value-type="float" office:value="2.57396656641253">
                <text:p>2.57396656641253</text:p>
              </table:table-cell>
              <table:table-cell office:value-type="float" office:value="2.7271117407473">
                <text:p>2.7271117407473</text:p>
              </table:table-cell>
              <table:table-cell office:value-type="float" office:value="3.57279117058224">
                <text:p>3.57279117058224</text:p>
              </table:table-cell>
            </table:table-row>
            <table:table-row>
              <table:table-cell office:value-type="string">
                <text:p>2021-05-08</text:p>
              </table:table-cell>
              <table:table-cell office:value-type="float" office:value="5.55470308424122">
                <text:p>5.55470308424122</text:p>
              </table:table-cell>
              <table:table-cell office:value-type="float" office:value="4.93815135872212">
                <text:p>4.93815135872212</text:p>
              </table:table-cell>
              <table:table-cell office:value-type="float" office:value="4.32039762951634">
                <text:p>4.32039762951634</text:p>
              </table:table-cell>
              <table:table-cell office:value-type="float" office:value="5.41967759866593">
                <text:p>5.41967759866593</text:p>
              </table:table-cell>
              <table:table-cell office:value-type="float" office:value="5.60435699226985">
                <text:p>5.60435699226985</text:p>
              </table:table-cell>
              <table:table-cell office:value-type="float" office:value="4.94117647058824">
                <text:p>4.94117647058824</text:p>
              </table:table-cell>
              <table:table-cell office:value-type="float" office:value="3.67847411444142">
                <text:p>3.67847411444142</text:p>
              </table:table-cell>
              <table:table-cell office:value-type="float" office:value="2.68248175182482">
                <text:p>2.68248175182482</text:p>
              </table:table-cell>
              <table:table-cell office:value-type="float" office:value="2.34336457819438">
                <text:p>2.34336457819438</text:p>
              </table:table-cell>
              <table:table-cell office:value-type="float" office:value="2.99194476409666">
                <text:p>2.99194476409666</text:p>
              </table:table-cell>
              <table:table-cell office:value-type="float" office:value="4.63370110561302">
                <text:p>4.63370110561302</text:p>
              </table:table-cell>
            </table:table-row>
            <table:table-row>
              <table:table-cell office:value-type="string">
                <text:p>2021-05-09</text:p>
              </table:table-cell>
              <table:table-cell office:value-type="float" office:value="6.09173435260392">
                <text:p>6.09173435260392</text:p>
              </table:table-cell>
              <table:table-cell office:value-type="float" office:value="6.32591093117409">
                <text:p>6.32591093117409</text:p>
              </table:table-cell>
              <table:table-cell office:value-type="float" office:value="5.15431450766324">
                <text:p>5.15431450766324</text:p>
              </table:table-cell>
              <table:table-cell office:value-type="float" office:value="5.47900968783638">
                <text:p>5.47900968783638</text:p>
              </table:table-cell>
              <table:table-cell office:value-type="float" office:value="5.99458553564522">
                <text:p>5.99458553564522</text:p>
              </table:table-cell>
              <table:table-cell office:value-type="float" office:value="4.96384872080089">
                <text:p>4.96384872080089</text:p>
              </table:table-cell>
              <table:table-cell office:value-type="float" office:value="3.85518590998043">
                <text:p>3.85518590998043</text:p>
              </table:table-cell>
              <table:table-cell office:value-type="float" office:value="2.30369085954917">
                <text:p>2.30369085954917</text:p>
              </table:table-cell>
              <table:table-cell office:value-type="float" office:value="2.79928528886242">
                <text:p>2.79928528886242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4.97291889467692">
                <text:p>4.97291889467692</text:p>
              </table:table-cell>
            </table:table-row>
            <table:table-row>
              <table:table-cell office:value-type="string">
                <text:p>2021-05-10</text:p>
              </table:table-cell>
              <table:table-cell office:value-type="float" office:value="2.85465780454876">
                <text:p>2.85465780454876</text:p>
              </table:table-cell>
              <table:table-cell office:value-type="float" office:value="3.87792714657415">
                <text:p>3.87792714657415</text:p>
              </table:table-cell>
              <table:table-cell office:value-type="float" office:value="5.76814727962114">
                <text:p>5.76814727962114</text:p>
              </table:table-cell>
              <table:table-cell office:value-type="float" office:value="5.90247948573629">
                <text:p>5.90247948573629</text:p>
              </table:table-cell>
              <table:table-cell office:value-type="float" office:value="6.03478764106356">
                <text:p>6.03478764106356</text:p>
              </table:table-cell>
              <table:table-cell office:value-type="float" office:value="5.26759445968728">
                <text:p>5.26759445968728</text:p>
              </table:table-cell>
              <table:table-cell office:value-type="float" office:value="4.3018592781626">
                <text:p>4.3018592781626</text:p>
              </table:table-cell>
              <table:table-cell office:value-type="float" office:value="2.87731871838111">
                <text:p>2.87731871838111</text:p>
              </table:table-cell>
              <table:table-cell office:value-type="float" office:value="2.75524809160305">
                <text:p>2.75524809160305</text:p>
              </table:table-cell>
              <table:table-cell office:value-type="float" office:value="2.60529157667387">
                <text:p>2.60529157667387</text:p>
              </table:table-cell>
              <table:table-cell office:value-type="float" office:value="4.57540992395059">
                <text:p>4.57540992395059</text:p>
              </table:table-cell>
            </table:table-row>
            <table:table-row>
              <table:table-cell office:value-type="string">
                <text:p>2021-05-11</text:p>
              </table:table-cell>
              <table:table-cell office:value-type="float" office:value="2.17349366600219">
                <text:p>2.17349366600219</text:p>
              </table:table-cell>
              <table:table-cell office:value-type="float" office:value="2.8323955238035">
                <text:p>2.8323955238035</text:p>
              </table:table-cell>
              <table:table-cell office:value-type="float" office:value="4.19399115449138">
                <text:p>4.19399115449138</text:p>
              </table:table-cell>
              <table:table-cell office:value-type="float" office:value="4.25123001230012">
                <text:p>4.25123001230012</text:p>
              </table:table-cell>
              <table:table-cell office:value-type="float" office:value="4.41267868241144">
                <text:p>4.41267868241144</text:p>
              </table:table-cell>
              <table:table-cell office:value-type="float" office:value="3.94785701721813">
                <text:p>3.94785701721813</text:p>
              </table:table-cell>
              <table:table-cell office:value-type="float" office:value="3.6154656422331">
                <text:p>3.6154656422331</text:p>
              </table:table-cell>
              <table:table-cell office:value-type="float" office:value="3.01617768028517">
                <text:p>3.01617768028517</text:p>
              </table:table-cell>
              <table:table-cell office:value-type="float" office:value="2.61680765277888">
                <text:p>2.61680765277888</text:p>
              </table:table-cell>
              <table:table-cell office:value-type="float" office:value="2.51157569804967">
                <text:p>2.51157569804967</text:p>
              </table:table-cell>
              <table:table-cell office:value-type="float" office:value="3.45680397866022">
                <text:p>3.45680397866022</text:p>
              </table:table-cell>
            </table:table-row>
            <table:table-row>
              <table:table-cell office:value-type="string">
                <text:p>2021-05-12</text:p>
              </table:table-cell>
              <table:table-cell office:value-type="float" office:value="3.81742311060739">
                <text:p>3.81742311060739</text:p>
              </table:table-cell>
              <table:table-cell office:value-type="float" office:value="3.19876114545653">
                <text:p>3.19876114545653</text:p>
              </table:table-cell>
              <table:table-cell office:value-type="float" office:value="3.67551813471503">
                <text:p>3.67551813471503</text:p>
              </table:table-cell>
              <table:table-cell office:value-type="float" office:value="3.91837667252138">
                <text:p>3.91837667252138</text:p>
              </table:table-cell>
              <table:table-cell office:value-type="float" office:value="4.01608427629065">
                <text:p>4.01608427629065</text:p>
              </table:table-cell>
              <table:table-cell office:value-type="float" office:value="3.71738106453132">
                <text:p>3.71738106453132</text:p>
              </table:table-cell>
              <table:table-cell office:value-type="float" office:value="3.30389860034841">
                <text:p>3.30389860034841</text:p>
              </table:table-cell>
              <table:table-cell office:value-type="float" office:value="2.67459934608994">
                <text:p>2.67459934608994</text:p>
              </table:table-cell>
              <table:table-cell office:value-type="float" office:value="2.62983790936156">
                <text:p>2.62983790936156</text:p>
              </table:table-cell>
              <table:table-cell office:value-type="float" office:value="2.39641311069883">
                <text:p>2.39641311069883</text:p>
              </table:table-cell>
              <table:table-cell office:value-type="float" office:value="3.57261249235219">
                <text:p>3.57261249235219</text:p>
              </table:table-cell>
            </table:table-row>
            <table:table-row>
              <table:table-cell office:value-type="string">
                <text:p>2021-05-13</text:p>
              </table:table-cell>
              <table:table-cell office:value-type="float" office:value="5.07246376811594">
                <text:p>5.07246376811594</text:p>
              </table:table-cell>
              <table:table-cell office:value-type="float" office:value="4.50200088928413">
                <text:p>4.50200088928413</text:p>
              </table:table-cell>
              <table:table-cell office:value-type="float" office:value="3.6">
                <text:p>3.6</text:p>
              </table:table-cell>
              <table:table-cell office:value-type="float" office:value="4.3065590026916">
                <text:p>4.3065590026916</text:p>
              </table:table-cell>
              <table:table-cell office:value-type="float" office:value="4.71498944405348">
                <text:p>4.71498944405348</text:p>
              </table:table-cell>
              <table:table-cell office:value-type="float" office:value="3.65783740396744">
                <text:p>3.65783740396744</text:p>
              </table:table-cell>
              <table:table-cell office:value-type="float" office:value="3.11478230941318">
                <text:p>3.11478230941318</text:p>
              </table:table-cell>
              <table:table-cell office:value-type="float" office:value="2.53353204172876">
                <text:p>2.53353204172876</text:p>
              </table:table-cell>
              <table:table-cell office:value-type="float" office:value="1.95908959953904">
                <text:p>1.95908959953904</text:p>
              </table:table-cell>
              <table:table-cell office:value-type="float" office:value="2.51949610077984">
                <text:p>2.51949610077984</text:p>
              </table:table-cell>
              <table:table-cell office:value-type="float" office:value="3.88348279590409">
                <text:p>3.88348279590409</text:p>
              </table:table-cell>
            </table:table-row>
            <table:table-row>
              <table:table-cell office:value-type="string">
                <text:p>2021-05-14</text:p>
              </table:table-cell>
              <table:table-cell office:value-type="float" office:value="4.28161771976664">
                <text:p>4.28161771976664</text:p>
              </table:table-cell>
              <table:table-cell office:value-type="float" office:value="3.70228604614329">
                <text:p>3.70228604614329</text:p>
              </table:table-cell>
              <table:table-cell office:value-type="float" office:value="3.9083391615584">
                <text:p>3.9083391615584</text:p>
              </table:table-cell>
              <table:table-cell office:value-type="float" office:value="4.37533337284419">
                <text:p>4.37533337284419</text:p>
              </table:table-cell>
              <table:table-cell office:value-type="float" office:value="4.76156341284206">
                <text:p>4.76156341284206</text:p>
              </table:table-cell>
              <table:table-cell office:value-type="float" office:value="3.98983668734925">
                <text:p>3.98983668734925</text:p>
              </table:table-cell>
              <table:table-cell office:value-type="float" office:value="3.09331882696207">
                <text:p>3.09331882696207</text:p>
              </table:table-cell>
              <table:table-cell office:value-type="float" office:value="2.11170090006924">
                <text:p>2.11170090006924</text:p>
              </table:table-cell>
              <table:table-cell office:value-type="float" office:value="2.18088986141503">
                <text:p>2.18088986141503</text:p>
              </table:table-cell>
              <table:table-cell office:value-type="float" office:value="2.48884311706145">
                <text:p>2.48884311706145</text:p>
              </table:table-cell>
              <table:table-cell office:value-type="float" office:value="3.84438793529703">
                <text:p>3.84438793529703</text:p>
              </table:table-cell>
            </table:table-row>
            <table:table-row>
              <table:table-cell office:value-type="string">
                <text:p>2021-05-15</text:p>
              </table:table-cell>
              <table:table-cell office:value-type="float" office:value="4.49432240263186">
                <text:p>4.49432240263186</text:p>
              </table:table-cell>
              <table:table-cell office:value-type="float" office:value="4.20032751091703">
                <text:p>4.20032751091703</text:p>
              </table:table-cell>
              <table:table-cell office:value-type="float" office:value="3.9639937236766">
                <text:p>3.9639937236766</text:p>
              </table:table-cell>
              <table:table-cell office:value-type="float" office:value="4.53825857519789">
                <text:p>4.53825857519789</text:p>
              </table:table-cell>
              <table:table-cell office:value-type="float" office:value="4.81902430494842">
                <text:p>4.81902430494842</text:p>
              </table:table-cell>
              <table:table-cell office:value-type="float" office:value="3.95127748068925">
                <text:p>3.95127748068925</text:p>
              </table:table-cell>
              <table:table-cell office:value-type="float" office:value="2.86378075956569">
                <text:p>2.86378075956569</text:p>
              </table:table-cell>
              <table:table-cell office:value-type="float" office:value="1.91329126806432">
                <text:p>1.91329126806432</text:p>
              </table:table-cell>
              <table:table-cell office:value-type="float" office:value="1.94754609192418">
                <text:p>1.94754609192418</text:p>
              </table:table-cell>
              <table:table-cell office:value-type="float" office:value="2.42063492063492">
                <text:p>2.42063492063492</text:p>
              </table:table-cell>
              <table:table-cell office:value-type="float" office:value="3.90521351915827">
                <text:p>3.90521351915827</text:p>
              </table:table-cell>
            </table:table-row>
            <table:table-row>
              <table:table-cell office:value-type="string">
                <text:p>2021-05-16</text:p>
              </table:table-cell>
              <table:table-cell office:value-type="float" office:value="4.93389990557129">
                <text:p>4.93389990557129</text:p>
              </table:table-cell>
              <table:table-cell office:value-type="float" office:value="4.94974109046604">
                <text:p>4.94974109046604</text:p>
              </table:table-cell>
              <table:table-cell office:value-type="float" office:value="4.69383160738406">
                <text:p>4.69383160738406</text:p>
              </table:table-cell>
              <table:table-cell office:value-type="float" office:value="4.97982708933718">
                <text:p>4.97982708933718</text:p>
              </table:table-cell>
              <table:table-cell office:value-type="float" office:value="5.28982267918343">
                <text:p>5.28982267918343</text:p>
              </table:table-cell>
              <table:table-cell office:value-type="float" office:value="4.45222611305653">
                <text:p>4.45222611305653</text:p>
              </table:table-cell>
              <table:table-cell office:value-type="float" office:value="3.04904993371631">
                <text:p>3.04904993371631</text:p>
              </table:table-cell>
              <table:table-cell office:value-type="float" office:value="1.91323093505794">
                <text:p>1.91323093505794</text:p>
              </table:table-cell>
              <table:table-cell office:value-type="float" office:value="1.8804974218987">
                <text:p>1.8804974218987</text:p>
              </table:table-cell>
              <table:table-cell office:value-type="float" office:value="2.35057085292142">
                <text:p>2.35057085292142</text:p>
              </table:table-cell>
              <table:table-cell office:value-type="float" office:value="4.25719967592252">
                <text:p>4.25719967592252</text:p>
              </table:table-cell>
            </table:table-row>
            <table:table-row>
              <table:table-cell office:value-type="string">
                <text:p>2021-05-17</text:p>
              </table:table-cell>
              <table:table-cell office:value-type="float" office:value="2.63935842820975">
                <text:p>2.63935842820975</text:p>
              </table:table-cell>
              <table:table-cell office:value-type="float" office:value="3.68181915143241">
                <text:p>3.68181915143241</text:p>
              </table:table-cell>
              <table:table-cell office:value-type="float" office:value="5.52945301542777">
                <text:p>5.52945301542777</text:p>
              </table:table-cell>
              <table:table-cell office:value-type="float" office:value="5.97344392789057">
                <text:p>5.97344392789057</text:p>
              </table:table-cell>
              <table:table-cell office:value-type="float" office:value="6.11037476709119">
                <text:p>6.11037476709119</text:p>
              </table:table-cell>
              <table:table-cell office:value-type="float" office:value="4.72164490808935">
                <text:p>4.72164490808935</text:p>
              </table:table-cell>
              <table:table-cell office:value-type="float" office:value="3.17240721305219">
                <text:p>3.17240721305219</text:p>
              </table:table-cell>
              <table:table-cell office:value-type="float" office:value="1.9464155447974">
                <text:p>1.9464155447974</text:p>
              </table:table-cell>
              <table:table-cell office:value-type="float" office:value="1.80940892641737">
                <text:p>1.80940892641737</text:p>
              </table:table-cell>
              <table:table-cell office:value-type="float" office:value="1.83269287614543">
                <text:p>1.83269287614543</text:p>
              </table:table-cell>
              <table:table-cell office:value-type="float" office:value="4.17678074645075">
                <text:p>4.17678074645075</text:p>
              </table:table-cell>
            </table:table-row>
            <table:table-row>
              <table:table-cell office:value-type="string">
                <text:p>2021-05-18</text:p>
              </table:table-cell>
              <table:table-cell office:value-type="float" office:value="2.0419279245044">
                <text:p>2.0419279245044</text:p>
              </table:table-cell>
              <table:table-cell office:value-type="float" office:value="3.22525341276815">
                <text:p>3.22525341276815</text:p>
              </table:table-cell>
              <table:table-cell office:value-type="float" office:value="5.03645057615427">
                <text:p>5.03645057615427</text:p>
              </table:table-cell>
              <table:table-cell office:value-type="float" office:value="5.06719626708829">
                <text:p>5.06719626708829</text:p>
              </table:table-cell>
              <table:table-cell office:value-type="float" office:value="5.09863633310195">
                <text:p>5.09863633310195</text:p>
              </table:table-cell>
              <table:table-cell office:value-type="float" office:value="3.99942385250624">
                <text:p>3.99942385250624</text:p>
              </table:table-cell>
              <table:table-cell office:value-type="float" office:value="2.89059419454639">
                <text:p>2.89059419454639</text:p>
              </table:table-cell>
              <table:table-cell office:value-type="float" office:value="1.90459472506254">
                <text:p>1.90459472506254</text:p>
              </table:table-cell>
              <table:table-cell office:value-type="float" office:value="1.6526508226691">
                <text:p>1.6526508226691</text:p>
              </table:table-cell>
              <table:table-cell office:value-type="float" office:value="1.84125019340863">
                <text:p>1.84125019340863</text:p>
              </table:table-cell>
              <table:table-cell office:value-type="float" office:value="3.54348616136428">
                <text:p>3.54348616136428</text:p>
              </table:table-cell>
            </table:table-row>
            <table:table-row>
              <table:table-cell office:value-type="string">
                <text:p>2021-05-19</text:p>
              </table:table-cell>
              <table:table-cell office:value-type="float" office:value="3.22055171308783">
                <text:p>3.22055171308783</text:p>
              </table:table-cell>
              <table:table-cell office:value-type="float" office:value="3.25685846079145">
                <text:p>3.25685846079145</text:p>
              </table:table-cell>
              <table:table-cell office:value-type="float" office:value="4.23005765811075">
                <text:p>4.23005765811075</text:p>
              </table:table-cell>
              <table:table-cell office:value-type="float" office:value="4.35959774560725">
                <text:p>4.35959774560725</text:p>
              </table:table-cell>
              <table:table-cell office:value-type="float" office:value="4.40610969086339">
                <text:p>4.40610969086339</text:p>
              </table:table-cell>
              <table:table-cell office:value-type="float" office:value="3.34221810174991">
                <text:p>3.34221810174991</text:p>
              </table:table-cell>
              <table:table-cell office:value-type="float" office:value="2.65224052087323">
                <text:p>2.65224052087323</text:p>
              </table:table-cell>
              <table:table-cell office:value-type="float" office:value="2.25760935295303">
                <text:p>2.25760935295303</text:p>
              </table:table-cell>
              <table:table-cell office:value-type="float" office:value="1.69520844144612">
                <text:p>1.69520844144612</text:p>
              </table:table-cell>
              <table:table-cell office:value-type="float" office:value="1.5946137491141">
                <text:p>1.5946137491141</text:p>
              </table:table-cell>
              <table:table-cell office:value-type="float" office:value="3.52503299241175">
                <text:p>3.52503299241175</text:p>
              </table:table-cell>
            </table:table-row>
            <table:table-row>
              <table:table-cell office:value-type="string">
                <text:p>2021-05-20</text:p>
              </table:table-cell>
              <table:table-cell office:value-type="float" office:value="1.98980985904174">
                <text:p>1.98980985904174</text:p>
              </table:table-cell>
              <table:table-cell office:value-type="float" office:value="2.70367658169729">
                <text:p>2.70367658169729</text:p>
              </table:table-cell>
              <table:table-cell office:value-type="float" office:value="3.28719991320924">
                <text:p>3.28719991320924</text:p>
              </table:table-cell>
              <table:table-cell office:value-type="float" office:value="3.58711566617862">
                <text:p>3.58711566617862</text:p>
              </table:table-cell>
              <table:table-cell office:value-type="float" office:value="3.85386819484241">
                <text:p>3.85386819484241</text:p>
              </table:table-cell>
              <table:table-cell office:value-type="float" office:value="2.89583287904228">
                <text:p>2.89583287904228</text:p>
              </table:table-cell>
              <table:table-cell office:value-type="float" office:value="2.61887678559781">
                <text:p>2.61887678559781</text:p>
              </table:table-cell>
              <table:table-cell office:value-type="float" office:value="2.21149734253772">
                <text:p>2.21149734253772</text:p>
              </table:table-cell>
              <table:table-cell office:value-type="float" office:value="2.05552023733842">
                <text:p>2.05552023733842</text:p>
              </table:table-cell>
              <table:table-cell office:value-type="float" office:value="1.86535162950257">
                <text:p>1.86535162950257</text:p>
              </table:table-cell>
              <table:table-cell office:value-type="float" office:value="2.9172206674043">
                <text:p>2.9172206674043</text:p>
              </table:table-cell>
            </table:table-row>
            <table:table-row>
              <table:table-cell office:value-type="string">
                <text:p>2021-05-21</text:p>
              </table:table-cell>
              <table:table-cell office:value-type="float" office:value="1.96252624777903">
                <text:p>1.96252624777903</text:p>
              </table:table-cell>
              <table:table-cell office:value-type="float" office:value="2.74579070514291">
                <text:p>2.74579070514291</text:p>
              </table:table-cell>
              <table:table-cell office:value-type="float" office:value="3.08488435257455">
                <text:p>3.08488435257455</text:p>
              </table:table-cell>
              <table:table-cell office:value-type="float" office:value="3.08044142249781">
                <text:p>3.08044142249781</text:p>
              </table:table-cell>
              <table:table-cell office:value-type="float" office:value="3.51312720980967">
                <text:p>3.51312720980967</text:p>
              </table:table-cell>
              <table:table-cell office:value-type="float" office:value="2.8731938887622">
                <text:p>2.8731938887622</text:p>
              </table:table-cell>
              <table:table-cell office:value-type="float" office:value="2.47727677775798">
                <text:p>2.47727677775798</text:p>
              </table:table-cell>
              <table:table-cell office:value-type="float" office:value="1.86697202031266">
                <text:p>1.86697202031266</text:p>
              </table:table-cell>
              <table:table-cell office:value-type="float" office:value="1.71038723935812">
                <text:p>1.71038723935812</text:p>
              </table:table-cell>
              <table:table-cell office:value-type="float" office:value="1.91420664206642">
                <text:p>1.91420664206642</text:p>
              </table:table-cell>
              <table:table-cell office:value-type="float" office:value="2.75349939016604">
                <text:p>2.75349939016604</text:p>
              </table:table-cell>
            </table:table-row>
            <table:table-row>
              <table:table-cell office:value-type="string">
                <text:p>2021-05-22</text:p>
              </table:table-cell>
              <table:table-cell office:value-type="float" office:value="4.16839855115492">
                <text:p>4.16839855115492</text:p>
              </table:table-cell>
              <table:table-cell office:value-type="float" office:value="3.6875277872218">
                <text:p>3.6875277872218</text:p>
              </table:table-cell>
              <table:table-cell office:value-type="float" office:value="3.15004479310428">
                <text:p>3.15004479310428</text:p>
              </table:table-cell>
              <table:table-cell office:value-type="float" office:value="3.55296124526894">
                <text:p>3.55296124526894</text:p>
              </table:table-cell>
              <table:table-cell office:value-type="float" office:value="3.82452193475815">
                <text:p>3.82452193475815</text:p>
              </table:table-cell>
              <table:table-cell office:value-type="float" office:value="3.07599314953491">
                <text:p>3.07599314953491</text:p>
              </table:table-cell>
              <table:table-cell office:value-type="float" office:value="2.14162348877375">
                <text:p>2.14162348877375</text:p>
              </table:table-cell>
              <table:table-cell office:value-type="float" office:value="1.55501648317472">
                <text:p>1.55501648317472</text:p>
              </table:table-cell>
              <table:table-cell office:value-type="float" office:value="1.44493621452747">
                <text:p>1.44493621452747</text:p>
              </table:table-cell>
              <table:table-cell office:value-type="float" office:value="2.04703832752613">
                <text:p>2.04703832752613</text:p>
              </table:table-cell>
              <table:table-cell office:value-type="float" office:value="3.18096645533706">
                <text:p>3.18096645533706</text:p>
              </table:table-cell>
            </table:table-row>
            <table:table-row>
              <table:table-cell office:value-type="string">
                <text:p>2021-05-23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5.10146026929642">
                <text:p>5.10146026929642</text:p>
              </table:table-cell>
              <table:table-cell office:value-type="float" office:value="3.7125748502994">
                <text:p>3.7125748502994</text:p>
              </table:table-cell>
              <table:table-cell office:value-type="float" office:value="3.5564616604372">
                <text:p>3.5564616604372</text:p>
              </table:table-cell>
              <table:table-cell office:value-type="float" office:value="4.46388176745589">
                <text:p>4.46388176745589</text:p>
              </table:table-cell>
              <table:table-cell office:value-type="float" office:value="3.52580480327031">
                <text:p>3.52580480327031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1.5155342258146">
                <text:p>1.5155342258146</text:p>
              </table:table-cell>
              <table:table-cell office:value-type="float" office:value="1.37371214486419">
                <text:p>1.37371214486419</text:p>
              </table:table-cell>
              <table:table-cell office:value-type="float" office:value="1.62889518413598">
                <text:p>1.62889518413598</text:p>
              </table:table-cell>
              <table:table-cell office:value-type="float" office:value="3.37941920392522">
                <text:p>3.37941920392522</text:p>
              </table:table-cell>
            </table:table-row>
            <table:table-row>
              <table:table-cell office:value-type="string">
                <text:p>2021-05-24</text:p>
              </table:table-cell>
              <table:table-cell office:value-type="float" office:value="4.01526717557252">
                <text:p>4.01526717557252</text:p>
              </table:table-cell>
              <table:table-cell office:value-type="float" office:value="4.44322545255074">
                <text:p>4.44322545255074</text:p>
              </table:table-cell>
              <table:table-cell office:value-type="float" office:value="4.01054761758754">
                <text:p>4.01054761758754</text:p>
              </table:table-cell>
              <table:table-cell office:value-type="float" office:value="4.45287792536369">
                <text:p>4.45287792536369</text:p>
              </table:table-cell>
              <table:table-cell office:value-type="float" office:value="4.52241087953649">
                <text:p>4.52241087953649</text:p>
              </table:table-cell>
              <table:table-cell office:value-type="float" office:value="3.47723988439306">
                <text:p>3.47723988439306</text:p>
              </table:table-cell>
              <table:table-cell office:value-type="float" office:value="2.1146994598322">
                <text:p>2.1146994598322</text:p>
              </table:table-cell>
              <table:table-cell office:value-type="float" office:value="1.38454667262171">
                <text:p>1.38454667262171</text:p>
              </table:table-cell>
              <table:table-cell office:value-type="float" office:value="1.23772940674349">
                <text:p>1.23772940674349</text:p>
              </table:table-cell>
              <table:table-cell office:value-type="float" office:value="1.5005359056806">
                <text:p>1.5005359056806</text:p>
              </table:table-cell>
              <table:table-cell office:value-type="float" office:value="3.61070419048012">
                <text:p>3.61070419048012</text:p>
              </table:table-cell>
            </table:table-row>
            <table:table-row>
              <table:table-cell office:value-type="string">
                <text:p>2021-05-25</text:p>
              </table:table-cell>
              <table:table-cell office:value-type="float" office:value="2.01725812903594">
                <text:p>2.01725812903594</text:p>
              </table:table-cell>
              <table:table-cell office:value-type="float" office:value="3.12086436091414">
                <text:p>3.12086436091414</text:p>
              </table:table-cell>
              <table:table-cell office:value-type="float" office:value="4.94448976696343">
                <text:p>4.94448976696343</text:p>
              </table:table-cell>
              <table:table-cell office:value-type="float" office:value="4.96549314230803">
                <text:p>4.96549314230803</text:p>
              </table:table-cell>
              <table:table-cell office:value-type="float" office:value="5.01344640087941">
                <text:p>5.01344640087941</text:p>
              </table:table-cell>
              <table:table-cell office:value-type="float" office:value="4.03506274278509">
                <text:p>4.03506274278509</text:p>
              </table:table-cell>
              <table:table-cell office:value-type="float" office:value="2.36005280589203">
                <text:p>2.36005280589203</text:p>
              </table:table-cell>
              <table:table-cell office:value-type="float" office:value="1.34081399771776">
                <text:p>1.34081399771776</text:p>
              </table:table-cell>
              <table:table-cell office:value-type="float" office:value="1.38625988197305">
                <text:p>1.38625988197305</text:p>
              </table:table-cell>
              <table:table-cell office:value-type="float" office:value="1.24410686223153">
                <text:p>1.24410686223153</text:p>
              </table:table-cell>
              <table:table-cell office:value-type="float" office:value="3.40643630236036">
                <text:p>3.40643630236036</text:p>
              </table:table-cell>
            </table:table-row>
            <table:table-row>
              <table:table-cell office:value-type="string">
                <text:p>2021-05-26</text:p>
              </table:table-cell>
              <table:table-cell office:value-type="float" office:value="2.89200445826245">
                <text:p>2.89200445826245</text:p>
              </table:table-cell>
              <table:table-cell office:value-type="float" office:value="3.01143712119291">
                <text:p>3.01143712119291</text:p>
              </table:table-cell>
              <table:table-cell office:value-type="float" office:value="4.2846839119671">
                <text:p>4.2846839119671</text:p>
              </table:table-cell>
              <table:table-cell office:value-type="float" office:value="4.00810213601768">
                <text:p>4.00810213601768</text:p>
              </table:table-cell>
              <table:table-cell office:value-type="float" office:value="4.44515431492039">
                <text:p>4.44515431492039</text:p>
              </table:table-cell>
              <table:table-cell office:value-type="float" office:value="3.32600851848838">
                <text:p>3.32600851848838</text:p>
              </table:table-cell>
              <table:table-cell office:value-type="float" office:value="2.47931046323959">
                <text:p>2.47931046323959</text:p>
              </table:table-cell>
              <table:table-cell office:value-type="float" office:value="1.62329427281489">
                <text:p>1.62329427281489</text:p>
              </table:table-cell>
              <table:table-cell office:value-type="float" office:value="1.56879194630872">
                <text:p>1.56879194630872</text:p>
              </table:table-cell>
              <table:table-cell office:value-type="float" office:value="1.39724089140432">
                <text:p>1.39724089140432</text:p>
              </table:table-cell>
              <table:table-cell office:value-type="float" office:value="3.32094127395596">
                <text:p>3.32094127395596</text:p>
              </table:table-cell>
            </table:table-row>
            <table:table-row>
              <table:table-cell office:value-type="string">
                <text:p>2021-05-27</text:p>
              </table:table-cell>
              <table:table-cell office:value-type="float" office:value="1.57965618315773">
                <text:p>1.57965618315773</text:p>
              </table:table-cell>
              <table:table-cell office:value-type="float" office:value="2.37866461683001">
                <text:p>2.37866461683001</text:p>
              </table:table-cell>
              <table:table-cell office:value-type="float" office:value="3.48531006351009">
                <text:p>3.48531006351009</text:p>
              </table:table-cell>
              <table:table-cell office:value-type="float" office:value="3.50255804801259">
                <text:p>3.50255804801259</text:p>
              </table:table-cell>
              <table:table-cell office:value-type="float" office:value="3.83921363787454">
                <text:p>3.83921363787454</text:p>
              </table:table-cell>
              <table:table-cell office:value-type="float" office:value="3.19291296435071">
                <text:p>3.19291296435071</text:p>
              </table:table-cell>
              <table:table-cell office:value-type="float" office:value="2.30452382643278">
                <text:p>2.30452382643278</text:p>
              </table:table-cell>
              <table:table-cell office:value-type="float" office:value="1.84879886952426">
                <text:p>1.84879886952426</text:p>
              </table:table-cell>
              <table:table-cell office:value-type="float" office:value="1.73913043478261">
                <text:p>1.73913043478261</text:p>
              </table:table-cell>
              <table:table-cell office:value-type="float" office:value="1.32553606237817">
                <text:p>1.32553606237817</text:p>
              </table:table-cell>
              <table:table-cell office:value-type="float" office:value="2.72854471897337">
                <text:p>2.72854471897337</text:p>
              </table:table-cell>
            </table:table-row>
            <table:table-row>
              <table:table-cell office:value-type="string">
                <text:p>2021-05-28</text:p>
              </table:table-cell>
              <table:table-cell office:value-type="float" office:value="1.50220343020486">
                <text:p>1.50220343020486</text:p>
              </table:table-cell>
              <table:table-cell office:value-type="float" office:value="2.34572920902011">
                <text:p>2.34572920902011</text:p>
              </table:table-cell>
              <table:table-cell office:value-type="float" office:value="2.9042777054921">
                <text:p>2.9042777054921</text:p>
              </table:table-cell>
              <table:table-cell office:value-type="float" office:value="2.96563291816852">
                <text:p>2.96563291816852</text:p>
              </table:table-cell>
              <table:table-cell office:value-type="float" office:value="3.41920474676115">
                <text:p>3.41920474676115</text:p>
              </table:table-cell>
              <table:table-cell office:value-type="float" office:value="2.64478629286398">
                <text:p>2.64478629286398</text:p>
              </table:table-cell>
              <table:table-cell office:value-type="float" office:value="1.66180424460843">
                <text:p>1.66180424460843</text:p>
              </table:table-cell>
              <table:table-cell office:value-type="float" office:value="1.32246527488979">
                <text:p>1.32246527488979</text:p>
              </table:table-cell>
              <table:table-cell office:value-type="float" office:value="1.30459912476261">
                <text:p>1.30459912476261</text:p>
              </table:table-cell>
              <table:table-cell office:value-type="float" office:value="1.88806473364801">
                <text:p>1.88806473364801</text:p>
              </table:table-cell>
              <table:table-cell office:value-type="float" office:value="2.37419071852334">
                <text:p>2.37419071852334</text:p>
              </table:table-cell>
            </table:table-row>
            <table:table-row>
              <table:table-cell office:value-type="string">
                <text:p>2021-05-29</text:p>
              </table:table-cell>
              <table:table-cell office:value-type="float" office:value="3.51121815185702">
                <text:p>3.51121815185702</text:p>
              </table:table-cell>
              <table:table-cell office:value-type="float" office:value="3.22314489513467">
                <text:p>3.22314489513467</text:p>
              </table:table-cell>
              <table:table-cell office:value-type="float" office:value="2.87033729652498">
                <text:p>2.87033729652498</text:p>
              </table:table-cell>
              <table:table-cell office:value-type="float" office:value="3.00123944992032">
                <text:p>3.00123944992032</text:p>
              </table:table-cell>
              <table:table-cell office:value-type="float" office:value="3.43865522773244">
                <text:p>3.43865522773244</text:p>
              </table:table-cell>
              <table:table-cell office:value-type="float" office:value="2.78163580246914">
                <text:p>2.78163580246914</text:p>
              </table:table-cell>
              <table:table-cell office:value-type="float" office:value="1.84419713831479">
                <text:p>1.84419713831479</text:p>
              </table:table-cell>
              <table:table-cell office:value-type="float" office:value="1.2996025487351">
                <text:p>1.2996025487351</text:p>
              </table:table-cell>
              <table:table-cell office:value-type="float" office:value="1.0381060893784">
                <text:p>1.0381060893784</text:p>
              </table:table-cell>
              <table:table-cell office:value-type="float" office:value="1.33805588351043">
                <text:p>1.33805588351043</text:p>
              </table:table-cell>
              <table:table-cell office:value-type="float" office:value="2.76639522921062">
                <text:p>2.76639522921062</text:p>
              </table:table-cell>
            </table:table-row>
            <table:table-row>
              <table:table-cell office:value-type="string">
                <text:p>2021-05-30</text:p>
              </table:table-cell>
              <table:table-cell office:value-type="float" office:value="3.49276274386407">
                <text:p>3.49276274386407</text:p>
              </table:table-cell>
              <table:table-cell office:value-type="float" office:value="4.38921205711264">
                <text:p>4.38921205711264</text:p>
              </table:table-cell>
              <table:table-cell office:value-type="float" office:value="2.98273155416013">
                <text:p>2.98273155416013</text:p>
              </table:table-cell>
              <table:table-cell office:value-type="float" office:value="3.20089674928385">
                <text:p>3.20089674928385</text:p>
              </table:table-cell>
              <table:table-cell office:value-type="float" office:value="4.14649887060342">
                <text:p>4.14649887060342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1.62687513205155">
                <text:p>1.62687513205155</text:p>
              </table:table-cell>
              <table:table-cell office:value-type="float" office:value="1.13805047006432">
                <text:p>1.13805047006432</text:p>
              </table:table-cell>
              <table:table-cell office:value-type="float" office:value="1.41014101410141">
                <text:p>1.41014101410141</text:p>
              </table:table-cell>
              <table:table-cell office:value-type="float" office:value="0.975609756097561">
                <text:p>0.975609756097561</text:p>
              </table:table-cell>
              <table:table-cell office:value-type="float" office:value="2.9250994298701">
                <text:p>2.9250994298701</text:p>
              </table:table-cell>
            </table:table-row>
            <table:table-row>
              <table:table-cell office:value-type="string">
                <text:p>2021-05-31</text:p>
              </table:table-cell>
              <table:table-cell office:value-type="float" office:value="1.71129524640209">
                <text:p>1.71129524640209</text:p>
              </table:table-cell>
              <table:table-cell office:value-type="float" office:value="2.99841116799522">
                <text:p>2.99841116799522</text:p>
              </table:table-cell>
              <table:table-cell office:value-type="float" office:value="4.04154526173911">
                <text:p>4.04154526173911</text:p>
              </table:table-cell>
              <table:table-cell office:value-type="float" office:value="4.02590438477086">
                <text:p>4.02590438477086</text:p>
              </table:table-cell>
              <table:table-cell office:value-type="float" office:value="4.37189098297485">
                <text:p>4.37189098297485</text:p>
              </table:table-cell>
              <table:table-cell office:value-type="float" office:value="3.30958455687671">
                <text:p>3.30958455687671</text:p>
              </table:table-cell>
              <table:table-cell office:value-type="float" office:value="2.03077899412978">
                <text:p>2.03077899412978</text:p>
              </table:table-cell>
              <table:table-cell office:value-type="float" office:value="1.16171991216264">
                <text:p>1.16171991216264</text:p>
              </table:table-cell>
              <table:table-cell office:value-type="float" office:value="1.18998486724446">
                <text:p>1.18998486724446</text:p>
              </table:table-cell>
              <table:table-cell office:value-type="float" office:value="1.34796841902561">
                <text:p>1.34796841902561</text:p>
              </table:table-cell>
              <table:table-cell office:value-type="float" office:value="2.94152191460065">
                <text:p>2.94152191460065</text:p>
              </table:table-cell>
            </table:table-row>
            <table:table-row>
              <table:table-cell office:value-type="string">
                <text:p>2021-06-01</text:p>
              </table:table-cell>
              <table:table-cell office:value-type="float" office:value="1.15313185885531">
                <text:p>1.15313185885531</text:p>
              </table:table-cell>
              <table:table-cell office:value-type="float" office:value="2.24435844325739">
                <text:p>2.24435844325739</text:p>
              </table:table-cell>
              <table:table-cell office:value-type="float" office:value="3.32119341067509">
                <text:p>3.32119341067509</text:p>
              </table:table-cell>
              <table:table-cell office:value-type="float" office:value="3.25766808856388">
                <text:p>3.25766808856388</text:p>
              </table:table-cell>
              <table:table-cell office:value-type="float" office:value="3.36197668026502">
                <text:p>3.36197668026502</text:p>
              </table:table-cell>
              <table:table-cell office:value-type="float" office:value="2.74415094339623">
                <text:p>2.74415094339623</text:p>
              </table:table-cell>
              <table:table-cell office:value-type="float" office:value="1.66845884352562">
                <text:p>1.66845884352562</text:p>
              </table:table-cell>
              <table:table-cell office:value-type="float" office:value="1.11568665006704">
                <text:p>1.11568665006704</text:p>
              </table:table-cell>
              <table:table-cell office:value-type="float" office:value="0.993485342019544">
                <text:p>0.993485342019544</text:p>
              </table:table-cell>
              <table:table-cell office:value-type="float" office:value="1.04849279161206">
                <text:p>1.04849279161206</text:p>
              </table:table-cell>
              <table:table-cell office:value-type="float" office:value="2.28269631848161">
                <text:p>2.28269631848161</text:p>
              </table:table-cell>
            </table:table-row>
            <table:table-row>
              <table:table-cell office:value-type="string">
                <text:p>2021-06-02</text:p>
              </table:table-cell>
              <table:table-cell office:value-type="float" office:value="2.19388505071292">
                <text:p>2.19388505071292</text:p>
              </table:table-cell>
              <table:table-cell office:value-type="float" office:value="2.47916897244138">
                <text:p>2.47916897244138</text:p>
              </table:table-cell>
              <table:table-cell office:value-type="float" office:value="2.96905972593295">
                <text:p>2.96905972593295</text:p>
              </table:table-cell>
              <table:table-cell office:value-type="float" office:value="2.86859749775351">
                <text:p>2.86859749775351</text:p>
              </table:table-cell>
              <table:table-cell office:value-type="float" office:value="3.13128807298988">
                <text:p>3.13128807298988</text:p>
              </table:table-cell>
              <table:table-cell office:value-type="float" office:value="2.36179600311446">
                <text:p>2.36179600311446</text:p>
              </table:table-cell>
              <table:table-cell office:value-type="float" office:value="1.59251588945226">
                <text:p>1.59251588945226</text:p>
              </table:table-cell>
              <table:table-cell office:value-type="float" office:value="1.16065332703114">
                <text:p>1.16065332703114</text:p>
              </table:table-cell>
              <table:table-cell office:value-type="float" office:value="1.30777499104264">
                <text:p>1.30777499104264</text:p>
              </table:table-cell>
              <table:table-cell office:value-type="float" office:value="0.805152979066023">
                <text:p>0.805152979066023</text:p>
              </table:table-cell>
              <table:table-cell office:value-type="float" office:value="2.41540056346627">
                <text:p>2.41540056346627</text:p>
              </table:table-cell>
            </table:table-row>
            <table:table-row>
              <table:table-cell office:value-type="string">
                <text:p>2021-06-03</text:p>
              </table:table-cell>
              <table:table-cell office:value-type="float" office:value="1.03972836616854">
                <text:p>1.03972836616854</text:p>
              </table:table-cell>
              <table:table-cell office:value-type="float" office:value="1.75305855497704">
                <text:p>1.75305855497704</text:p>
              </table:table-cell>
              <table:table-cell office:value-type="float" office:value="2.51609128145114">
                <text:p>2.51609128145114</text:p>
              </table:table-cell>
              <table:table-cell office:value-type="float" office:value="2.37753048905679">
                <text:p>2.37753048905679</text:p>
              </table:table-cell>
              <table:table-cell office:value-type="float" office:value="2.65005310468098">
                <text:p>2.65005310468098</text:p>
              </table:table-cell>
              <table:table-cell office:value-type="float" office:value="2.16597712338769">
                <text:p>2.16597712338769</text:p>
              </table:table-cell>
              <table:table-cell office:value-type="float" office:value="1.50225338007011">
                <text:p>1.50225338007011</text:p>
              </table:table-cell>
              <table:table-cell office:value-type="float" office:value="1.11526368867533">
                <text:p>1.11526368867533</text:p>
              </table:table-cell>
              <table:table-cell office:value-type="float" office:value="1.15046018407363">
                <text:p>1.15046018407363</text:p>
              </table:table-cell>
              <table:table-cell office:value-type="float" office:value="1.18803768947153">
                <text:p>1.18803768947153</text:p>
              </table:table-cell>
              <table:table-cell office:value-type="float" office:value="1.90902380764318">
                <text:p>1.90902380764318</text:p>
              </table:table-cell>
            </table:table-row>
            <table:table-row>
              <table:table-cell office:value-type="string">
                <text:p>2021-06-04</text:p>
              </table:table-cell>
              <table:table-cell office:value-type="float" office:value="0.972890074604214">
                <text:p>0.972890074604214</text:p>
              </table:table-cell>
              <table:table-cell office:value-type="float" office:value="1.7071054101927">
                <text:p>1.7071054101927</text:p>
              </table:table-cell>
              <table:table-cell office:value-type="float" office:value="1.9458771518521">
                <text:p>1.9458771518521</text:p>
              </table:table-cell>
              <table:table-cell office:value-type="float" office:value="1.92584184638668">
                <text:p>1.92584184638668</text:p>
              </table:table-cell>
              <table:table-cell office:value-type="float" office:value="2.13819900474903">
                <text:p>2.13819900474903</text:p>
              </table:table-cell>
              <table:table-cell office:value-type="float" office:value="1.66234013670247">
                <text:p>1.66234013670247</text:p>
              </table:table-cell>
              <table:table-cell office:value-type="float" office:value="1.14939217606729">
                <text:p>1.14939217606729</text:p>
              </table:table-cell>
              <table:table-cell office:value-type="float" office:value="0.848347402461048">
                <text:p>0.848347402461048</text:p>
              </table:table-cell>
              <table:table-cell office:value-type="float" office:value="0.823468862583634">
                <text:p>0.823468862583634</text:p>
              </table:table-cell>
              <table:table-cell office:value-type="float" office:value="1.32946579647087">
                <text:p>1.32946579647087</text:p>
              </table:table-cell>
              <table:table-cell office:value-type="float" office:value="1.57716306007752">
                <text:p>1.57716306007752</text:p>
              </table:table-cell>
            </table:table-row>
            <table:table-row>
              <table:table-cell office:value-type="string">
                <text:p>2021-06-05</text:p>
              </table:table-cell>
              <table:table-cell office:value-type="float" office:value="2.36220472440945">
                <text:p>2.36220472440945</text:p>
              </table:table-cell>
              <table:table-cell office:value-type="float" office:value="2.27072377420433">
                <text:p>2.27072377420433</text:p>
              </table:table-cell>
              <table:table-cell office:value-type="float" office:value="1.92642577274706">
                <text:p>1.92642577274706</text:p>
              </table:table-cell>
              <table:table-cell office:value-type="float" office:value="2.13941086846115">
                <text:p>2.13941086846115</text:p>
              </table:table-cell>
              <table:table-cell office:value-type="float" office:value="2.31819031594691">
                <text:p>2.31819031594691</text:p>
              </table:table-cell>
              <table:table-cell office:value-type="float" office:value="1.6626692141957">
                <text:p>1.6626692141957</text:p>
              </table:table-cell>
              <table:table-cell office:value-type="float" office:value="1.14953271028037">
                <text:p>1.14953271028037</text:p>
              </table:table-cell>
              <table:table-cell office:value-type="float" office:value="0.81463761556863">
                <text:p>0.81463761556863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.04210087536474">
                <text:p>1.04210087536474</text:p>
              </table:table-cell>
              <table:table-cell office:value-type="float" office:value="1.85636346533722">
                <text:p>1.85636346533722</text:p>
              </table:table-cell>
            </table:table-row>
            <table:table-row>
              <table:table-cell office:value-type="string">
                <text:p>2021-06-06</text:p>
              </table:table-cell>
              <table:table-cell office:value-type="float" office:value="2.36">
                <text:p>2.36</text:p>
              </table:table-cell>
              <table:table-cell office:value-type="float" office:value="2.9379760609358">
                <text:p>2.9379760609358</text:p>
              </table:table-cell>
              <table:table-cell office:value-type="float" office:value="2.01342281879195">
                <text:p>2.01342281879195</text:p>
              </table:table-cell>
              <table:table-cell office:value-type="float" office:value="2.24215246636771">
                <text:p>2.24215246636771</text:p>
              </table:table-cell>
              <table:table-cell office:value-type="float" office:value="2.39356842682258">
                <text:p>2.39356842682258</text:p>
              </table:table-cell>
              <table:table-cell office:value-type="float" office:value="1.77479787024256">
                <text:p>1.77479787024256</text:p>
              </table:table-cell>
              <table:table-cell office:value-type="float" office:value="1.24074880278624">
                <text:p>1.24074880278624</text:p>
              </table:table-cell>
              <table:table-cell office:value-type="float" office:value="1.31346299570599">
                <text:p>1.31346299570599</text:p>
              </table:table-cell>
              <table:table-cell office:value-type="float" office:value="0.954727440714506">
                <text:p>0.954727440714506</text:p>
              </table:table-cell>
              <table:table-cell office:value-type="float" office:value="1.56139105748758">
                <text:p>1.56139105748758</text:p>
              </table:table-cell>
              <table:table-cell office:value-type="float" office:value="1.9523954306563">
                <text:p>1.9523954306563</text:p>
              </table:table-cell>
            </table:table-row>
            <table:table-row>
              <table:table-cell office:value-type="string">
                <text:p>2021-06-07</text:p>
              </table:table-cell>
              <table:table-cell office:value-type="float" office:value="1.02891326021934">
                <text:p>1.02891326021934</text:p>
              </table:table-cell>
              <table:table-cell office:value-type="float" office:value="2.09235971679171">
                <text:p>2.09235971679171</text:p>
              </table:table-cell>
              <table:table-cell office:value-type="float" office:value="2.69227489768076">
                <text:p>2.69227489768076</text:p>
              </table:table-cell>
              <table:table-cell office:value-type="float" office:value="2.69107729552136">
                <text:p>2.69107729552136</text:p>
              </table:table-cell>
              <table:table-cell office:value-type="float" office:value="2.84983648479186">
                <text:p>2.84983648479186</text:p>
              </table:table-cell>
              <table:table-cell office:value-type="float" office:value="2.13693202921877">
                <text:p>2.13693202921877</text:p>
              </table:table-cell>
              <table:table-cell office:value-type="float" office:value="1.21413698926476">
                <text:p>1.21413698926476</text:p>
              </table:table-cell>
              <table:table-cell office:value-type="float" office:value="0.878658049524363">
                <text:p>0.878658049524363</text:p>
              </table:table-cell>
              <table:table-cell office:value-type="float" office:value="0.808973487423521">
                <text:p>0.808973487423521</text:p>
              </table:table-cell>
              <table:table-cell office:value-type="float" office:value="0.681650700073692">
                <text:p>0.681650700073692</text:p>
              </table:table-cell>
              <table:table-cell office:value-type="float" office:value="1.93955183326407">
                <text:p>1.93955183326407</text:p>
              </table:table-cell>
            </table:table-row>
            <table:table-row>
              <table:table-cell office:value-type="string">
                <text:p>2021-06-08</text:p>
              </table:table-cell>
              <table:table-cell office:value-type="float" office:value="0.837299994265069">
                <text:p>0.837299994265069</text:p>
              </table:table-cell>
              <table:table-cell office:value-type="float" office:value="1.62074298519711">
                <text:p>1.62074298519711</text:p>
              </table:table-cell>
              <table:table-cell office:value-type="float" office:value="2.2577519379845">
                <text:p>2.2577519379845</text:p>
              </table:table-cell>
              <table:table-cell office:value-type="float" office:value="1.97729398973425">
                <text:p>1.97729398973425</text:p>
              </table:table-cell>
              <table:table-cell office:value-type="float" office:value="2.17391304347826">
                <text:p>2.17391304347826</text:p>
              </table:table-cell>
              <table:table-cell office:value-type="float" office:value="1.66778462101348">
                <text:p>1.66778462101348</text:p>
              </table:table-cell>
              <table:table-cell office:value-type="float" office:value="0.976597180297596">
                <text:p>0.976597180297596</text:p>
              </table:table-cell>
              <table:table-cell office:value-type="float" office:value="0.716325201623002">
                <text:p>0.716325201623002</text:p>
              </table:table-cell>
              <table:table-cell office:value-type="float" office:value="0.747844448354742">
                <text:p>0.7478444483547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.53083619869778">
                <text:p>1.53083619869778</text:p>
              </table:table-cell>
            </table:table-row>
            <table:table-row>
              <table:table-cell office:value-type="string">
                <text:p>2021-06-09</text:p>
              </table:table-cell>
              <table:table-cell office:value-type="float" office:value="1.4972906169788">
                <text:p>1.4972906169788</text:p>
              </table:table-cell>
              <table:table-cell office:value-type="float" office:value="1.75778462040417">
                <text:p>1.75778462040417</text:p>
              </table:table-cell>
              <table:table-cell office:value-type="float" office:value="1.80634034538317">
                <text:p>1.80634034538317</text:p>
              </table:table-cell>
              <table:table-cell office:value-type="float" office:value="1.67030122936088">
                <text:p>1.67030122936088</text:p>
              </table:table-cell>
              <table:table-cell office:value-type="float" office:value="1.74887123506887">
                <text:p>1.74887123506887</text:p>
              </table:table-cell>
              <table:table-cell office:value-type="float" office:value="1.39996347921359">
                <text:p>1.39996347921359</text:p>
              </table:table-cell>
              <table:table-cell office:value-type="float" office:value="0.971510081344693">
                <text:p>0.971510081344693</text:p>
              </table:table-cell>
              <table:table-cell office:value-type="float" office:value="0.737963458906148">
                <text:p>0.737963458906148</text:p>
              </table:table-cell>
              <table:table-cell office:value-type="float" office:value="0.697251414713015">
                <text:p>0.69725141471301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50688592349766">
                <text:p>1.50688592349766</text:p>
              </table:table-cell>
            </table:table-row>
            <table:table-row>
              <table:table-cell office:value-type="string">
                <text:p>2021-06-10</text:p>
              </table:table-cell>
              <table:table-cell office:value-type="float" office:value="0.618280133297005">
                <text:p>0.618280133297005</text:p>
              </table:table-cell>
              <table:table-cell office:value-type="float" office:value="1.23454831082689">
                <text:p>1.23454831082689</text:p>
              </table:table-cell>
              <table:table-cell office:value-type="float" office:value="1.24599698163213">
                <text:p>1.24599698163213</text:p>
              </table:table-cell>
              <table:table-cell office:value-type="float" office:value="1.36122448979592">
                <text:p>1.36122448979592</text:p>
              </table:table-cell>
              <table:table-cell office:value-type="float" office:value="1.435041339723">
                <text:p>1.435041339723</text:p>
              </table:table-cell>
              <table:table-cell office:value-type="float" office:value="1.10178237706061">
                <text:p>1.10178237706061</text:p>
              </table:table-cell>
              <table:table-cell office:value-type="float" office:value="1.01499943611142">
                <text:p>1.01499943611142</text:p>
              </table:table-cell>
              <table:table-cell office:value-type="float" office:value="0.673489600528227">
                <text:p>0.673489600528227</text:p>
              </table:table-cell>
              <table:table-cell office:value-type="float" office:value="0.758902510215995">
                <text:p>0.758902510215995</text:p>
              </table:table-cell>
              <table:table-cell office:value-type="float" office:value="0.696117804551539">
                <text:p>0.696117804551539</text:p>
              </table:table-cell>
              <table:table-cell office:value-type="float" office:value="1.11713386894947">
                <text:p>1.11713386894947</text:p>
              </table:table-cell>
            </table:table-row>
            <table:table-row>
              <table:table-cell office:value-type="string">
                <text:p>2021-06-11</text:p>
              </table:table-cell>
              <table:table-cell office:value-type="float" office:value="0.711540034350209">
                <text:p>0.711540034350209</text:p>
              </table:table-cell>
              <table:table-cell office:value-type="float" office:value="1.18636003172086">
                <text:p>1.18636003172086</text:p>
              </table:table-cell>
              <table:table-cell office:value-type="float" office:value="1.27435303331919">
                <text:p>1.27435303331919</text:p>
              </table:table-cell>
              <table:table-cell office:value-type="float" office:value="1.12695832101685">
                <text:p>1.12695832101685</text:p>
              </table:table-cell>
              <table:table-cell office:value-type="float" office:value="1.3250944043941">
                <text:p>1.3250944043941</text:p>
              </table:table-cell>
              <table:table-cell office:value-type="float" office:value="0.984716625736153">
                <text:p>0.984716625736153</text:p>
              </table:table-cell>
              <table:table-cell office:value-type="float" office:value="0.720595772906805">
                <text:p>0.720595772906805</text:p>
              </table:table-cell>
              <table:table-cell office:value-type="float" office:value="0.605065666041276">
                <text:p>0.605065666041276</text:p>
              </table:table-cell>
              <table:table-cell office:value-type="float" office:value="0.729517396184063">
                <text:p>0.729517396184063</text:p>
              </table:table-cell>
              <table:table-cell office:value-type="float" office:value="0.999714367323622">
                <text:p>0.999714367323622</text:p>
              </table:table-cell>
              <table:table-cell office:value-type="float" office:value="1.03830246452772">
                <text:p>1.03830246452772</text:p>
              </table:table-cell>
            </table:table-row>
            <table:table-row>
              <table:table-cell office:value-type="string">
                <text:p>2021-06-12</text:p>
              </table:table-cell>
              <table:table-cell office:value-type="float" office:value="1.71719313122748">
                <text:p>1.71719313122748</text:p>
              </table:table-cell>
              <table:table-cell office:value-type="float" office:value="1.69158616266485">
                <text:p>1.69158616266485</text:p>
              </table:table-cell>
              <table:table-cell office:value-type="float" office:value="1.03211323130835">
                <text:p>1.03211323130835</text:p>
              </table:table-cell>
              <table:table-cell office:value-type="float" office:value="1.26989282234492">
                <text:p>1.26989282234492</text:p>
              </table:table-cell>
              <table:table-cell office:value-type="float" office:value="1.37860316736926">
                <text:p>1.37860316736926</text:p>
              </table:table-cell>
              <table:table-cell office:value-type="float" office:value="0.912750607836104">
                <text:p>0.912750607836104</text:p>
              </table:table-cell>
              <table:table-cell office:value-type="float" office:value="0.579390921279448">
                <text:p>0.579390921279448</text:p>
              </table:table-cell>
              <table:table-cell office:value-type="float" office:value="0.474190489093619">
                <text:p>0.474190489093619</text:p>
              </table:table-cell>
              <table:table-cell office:value-type="float" office:value="0.546812483328888">
                <text:p>0.546812483328888</text:p>
              </table:table-cell>
              <table:table-cell office:value-type="float" office:value="0.551080966511234">
                <text:p>0.551080966511234</text:p>
              </table:table-cell>
              <table:table-cell office:value-type="float" office:value="1.10176614774437">
                <text:p>1.10176614774437</text:p>
              </table:table-cell>
            </table:table-row>
            <table:table-row>
              <table:table-cell office:value-type="string">
                <text:p>2021-06-13</text:p>
              </table:table-cell>
              <table:table-cell office:value-type="float" office:value="2.23880597014925">
                <text:p>2.23880597014925</text:p>
              </table:table-cell>
              <table:table-cell office:value-type="float" office:value="1.58186132349064">
                <text:p>1.58186132349064</text:p>
              </table:table-cell>
              <table:table-cell office:value-type="float" office:value="1.10410094637224">
                <text:p>1.10410094637224</text:p>
              </table:table-cell>
              <table:table-cell office:value-type="float" office:value="1.25539427226363">
                <text:p>1.25539427226363</text:p>
              </table:table-cell>
              <table:table-cell office:value-type="float" office:value="1.33169791484142">
                <text:p>1.33169791484142</text:p>
              </table:table-cell>
              <table:table-cell office:value-type="float" office:value="1.05731775180857">
                <text:p>1.05731775180857</text:p>
              </table:table-cell>
              <table:table-cell office:value-type="float" office:value="0.708038317367763">
                <text:p>0.708038317367763</text:p>
              </table:table-cell>
              <table:table-cell office:value-type="float" office:value="0.484323222023961">
                <text:p>0.484323222023961</text:p>
              </table:table-cell>
              <table:table-cell office:value-type="float" office:value="0.470514429109159">
                <text:p>0.470514429109159</text:p>
              </table:table-cell>
              <table:table-cell office:value-type="float" office:value="0.599250936329588">
                <text:p>0.599250936329588</text:p>
              </table:table-cell>
              <table:table-cell office:value-type="float" office:value="1.08462199312715">
                <text:p>1.08462199312715</text:p>
              </table:table-cell>
            </table:table-row>
            <table:table-row>
              <table:table-cell office:value-type="string">
                <text:p>2021-06-14</text:p>
              </table:table-cell>
              <table:table-cell office:value-type="float" office:value="0.707344632768362">
                <text:p>0.707344632768362</text:p>
              </table:table-cell>
              <table:table-cell office:value-type="float" office:value="1.34132531531883">
                <text:p>1.34132531531883</text:p>
              </table:table-cell>
              <table:table-cell office:value-type="float" office:value="1.47553433872193">
                <text:p>1.47553433872193</text:p>
              </table:table-cell>
              <table:table-cell office:value-type="float" office:value="1.48812904691582">
                <text:p>1.48812904691582</text:p>
              </table:table-cell>
              <table:table-cell office:value-type="float" office:value="1.76153928152649">
                <text:p>1.76153928152649</text:p>
              </table:table-cell>
              <table:table-cell office:value-type="float" office:value="1.27720717364696">
                <text:p>1.27720717364696</text:p>
              </table:table-cell>
              <table:table-cell office:value-type="float" office:value="0.800984066138398">
                <text:p>0.800984066138398</text:p>
              </table:table-cell>
              <table:table-cell office:value-type="float" office:value="0.447995221384305">
                <text:p>0.447995221384305</text:p>
              </table:table-cell>
              <table:table-cell office:value-type="float" office:value="0.471159337521416">
                <text:p>0.471159337521416</text:p>
              </table:table-cell>
              <table:table-cell office:value-type="float" office:value="0.394846217788861">
                <text:p>0.394846217788861</text:p>
              </table:table-cell>
              <table:table-cell office:value-type="float" office:value="1.16083223733351">
                <text:p>1.16083223733351</text:p>
              </table:table-cell>
            </table:table-row>
            <table:table-row>
              <table:table-cell office:value-type="string">
                <text:p>2021-06-15</text:p>
              </table:table-cell>
              <table:table-cell office:value-type="float" office:value="0.546827934566013">
                <text:p>0.546827934566013</text:p>
              </table:table-cell>
              <table:table-cell office:value-type="float" office:value="1.06363204527148">
                <text:p>1.06363204527148</text:p>
              </table:table-cell>
              <table:table-cell office:value-type="float" office:value="1.48756779979593">
                <text:p>1.48756779979593</text:p>
              </table:table-cell>
              <table:table-cell office:value-type="float" office:value="1.37344306049822">
                <text:p>1.37344306049822</text:p>
              </table:table-cell>
              <table:table-cell office:value-type="float" office:value="1.33432171979244">
                <text:p>1.33432171979244</text:p>
              </table:table-cell>
              <table:table-cell office:value-type="float" office:value="1.02743244631665">
                <text:p>1.02743244631665</text:p>
              </table:table-cell>
              <table:table-cell office:value-type="float" office:value="0.650725809556813">
                <text:p>0.650725809556813</text:p>
              </table:table-cell>
              <table:table-cell office:value-type="float" office:value="0.507348710706627">
                <text:p>0.507348710706627</text:p>
              </table:table-cell>
              <table:table-cell office:value-type="float" office:value="0.533088235294118">
                <text:p>0.533088235294118</text:p>
              </table:table-cell>
              <table:table-cell office:value-type="float" office:value="0.734394124847001">
                <text:p>0.734394124847001</text:p>
              </table:table-cell>
              <table:table-cell office:value-type="float" office:value="1.00367792119948">
                <text:p>1.00367792119948</text:p>
              </table:table-cell>
            </table:table-row>
            <table:table-row>
              <table:table-cell office:value-type="string">
                <text:p>2021-06-16</text:p>
              </table:table-cell>
              <table:table-cell office:value-type="float" office:value="1.13265502015742">
                <text:p>1.13265502015742</text:p>
              </table:table-cell>
              <table:table-cell office:value-type="float" office:value="1.19883813044626">
                <text:p>1.19883813044626</text:p>
              </table:table-cell>
              <table:table-cell office:value-type="float" office:value="1.11981555979015">
                <text:p>1.11981555979015</text:p>
              </table:table-cell>
              <table:table-cell office:value-type="float" office:value="1.12620574718449">
                <text:p>1.12620574718449</text:p>
              </table:table-cell>
              <table:table-cell office:value-type="float" office:value="1.22819790446646">
                <text:p>1.22819790446646</text:p>
              </table:table-cell>
              <table:table-cell office:value-type="float" office:value="0.850110382549672">
                <text:p>0.850110382549672</text:p>
              </table:table-cell>
              <table:table-cell office:value-type="float" office:value="0.694560669456067">
                <text:p>0.694560669456067</text:p>
              </table:table-cell>
              <table:table-cell office:value-type="float" office:value="0.502855723863919">
                <text:p>0.502855723863919</text:p>
              </table:table-cell>
              <table:table-cell office:value-type="float" office:value="0.472838079226647">
                <text:p>0.472838079226647</text:p>
              </table:table-cell>
              <table:table-cell office:value-type="float" office:value="0.66260270341903">
                <text:p>0.66260270341903</text:p>
              </table:table-cell>
              <table:table-cell office:value-type="float" office:value="1.00409607446249">
                <text:p>1.00409607446249</text:p>
              </table:table-cell>
            </table:table-row>
            <table:table-row>
              <table:table-cell office:value-type="string">
                <text:p>2021-06-17</text:p>
              </table:table-cell>
              <table:table-cell office:value-type="float" office:value="0.422807441410969">
                <text:p>0.422807441410969</text:p>
              </table:table-cell>
              <table:table-cell office:value-type="float" office:value="0.91847989571844">
                <text:p>0.91847989571844</text:p>
              </table:table-cell>
              <table:table-cell office:value-type="float" office:value="0.892744876147366">
                <text:p>0.892744876147366</text:p>
              </table:table-cell>
              <table:table-cell office:value-type="float" office:value="0.871051774666232">
                <text:p>0.871051774666232</text:p>
              </table:table-cell>
              <table:table-cell office:value-type="float" office:value="0.973051869070465">
                <text:p>0.973051869070465</text:p>
              </table:table-cell>
              <table:table-cell office:value-type="float" office:value="0.763271490237558">
                <text:p>0.763271490237558</text:p>
              </table:table-cell>
              <table:table-cell office:value-type="float" office:value="0.649222121056174">
                <text:p>0.649222121056174</text:p>
              </table:table-cell>
              <table:table-cell office:value-type="float" office:value="0.514854240589995">
                <text:p>0.514854240589995</text:p>
              </table:table-cell>
              <table:table-cell office:value-type="float" office:value="0.609376943166273">
                <text:p>0.609376943166273</text:p>
              </table:table-cell>
              <table:table-cell office:value-type="float" office:value="0.633823105733218">
                <text:p>0.633823105733218</text:p>
              </table:table-cell>
              <table:table-cell office:value-type="float" office:value="0.781621865370644">
                <text:p>0.781621865370644</text:p>
              </table:table-cell>
            </table:table-row>
            <table:table-row>
              <table:table-cell office:value-type="string">
                <text:p>2021-06-18</text:p>
              </table:table-cell>
              <table:table-cell office:value-type="float" office:value="0.495119204054815">
                <text:p>0.495119204054815</text:p>
              </table:table-cell>
              <table:table-cell office:value-type="float" office:value="0.768262798860852">
                <text:p>0.768262798860852</text:p>
              </table:table-cell>
              <table:table-cell office:value-type="float" office:value="0.788360271512495">
                <text:p>0.788360271512495</text:p>
              </table:table-cell>
              <table:table-cell office:value-type="float" office:value="0.745276417074878">
                <text:p>0.745276417074878</text:p>
              </table:table-cell>
              <table:table-cell office:value-type="float" office:value="0.728325915199012">
                <text:p>0.728325915199012</text:p>
              </table:table-cell>
              <table:table-cell office:value-type="float" office:value="0.606732924316859">
                <text:p>0.606732924316859</text:p>
              </table:table-cell>
              <table:table-cell office:value-type="float" office:value="0.584761125080405">
                <text:p>0.584761125080405</text:p>
              </table:table-cell>
              <table:table-cell office:value-type="float" office:value="0.389640155856062">
                <text:p>0.389640155856062</text:p>
              </table:table-cell>
              <table:table-cell office:value-type="float" office:value="0.440107156525067">
                <text:p>0.440107156525067</text:p>
              </table:table-cell>
              <table:table-cell office:value-type="float" office:value="1.01613867304244">
                <text:p>1.01613867304244</text:p>
              </table:table-cell>
              <table:table-cell office:value-type="float" office:value="0.670854771312431">
                <text:p>0.670854771312431</text:p>
              </table:table-cell>
            </table:table-row>
            <table:table-row>
              <table:table-cell office:value-type="string">
                <text:p>2021-06-19</text:p>
              </table:table-cell>
              <table:table-cell office:value-type="float" office:value="0.920208257658312">
                <text:p>0.920208257658312</text:p>
              </table:table-cell>
              <table:table-cell office:value-type="float" office:value="1.08381788695067">
                <text:p>1.08381788695067</text:p>
              </table:table-cell>
              <table:table-cell office:value-type="float" office:value="0.736417603887483">
                <text:p>0.736417603887483</text:p>
              </table:table-cell>
              <table:table-cell office:value-type="float" office:value="0.760363012018641">
                <text:p>0.760363012018641</text:p>
              </table:table-cell>
              <table:table-cell office:value-type="float" office:value="0.817348403961563">
                <text:p>0.817348403961563</text:p>
              </table:table-cell>
              <table:table-cell office:value-type="float" office:value="0.61985061985062">
                <text:p>0.61985061985062</text:p>
              </table:table-cell>
              <table:table-cell office:value-type="float" office:value="0.386155606407323">
                <text:p>0.386155606407323</text:p>
              </table:table-cell>
              <table:table-cell office:value-type="float" office:value="0.300561047288271">
                <text:p>0.300561047288271</text:p>
              </table:table-cell>
              <table:table-cell office:value-type="float" office:value="0.315934065934066">
                <text:p>0.315934065934066</text:p>
              </table:table-cell>
              <table:table-cell office:value-type="float" office:value="0.768187980117488">
                <text:p>0.768187980117488</text:p>
              </table:table-cell>
              <table:table-cell office:value-type="float" office:value="0.704215034649138">
                <text:p>0.704215034649138</text:p>
              </table:table-cell>
            </table:table-row>
            <table:table-row>
              <table:table-cell office:value-type="string">
                <text:p>2021-06-20</text:p>
              </table:table-cell>
              <table:table-cell office:value-type="float" office:value="0.749625187406297">
                <text:p>0.749625187406297</text:p>
              </table:table-cell>
              <table:table-cell office:value-type="float" office:value="1.01738024586689">
                <text:p>1.01738024586689</text:p>
              </table:table-cell>
              <table:table-cell office:value-type="float" office:value="0.725733293014817">
                <text:p>0.725733293014817</text:p>
              </table:table-cell>
              <table:table-cell office:value-type="float" office:value="0.959553018340824">
                <text:p>0.959553018340824</text:p>
              </table:table-cell>
              <table:table-cell office:value-type="float" office:value="0.898692810457516">
                <text:p>0.898692810457516</text:p>
              </table:table-cell>
              <table:table-cell office:value-type="float" office:value="0.83424011606819">
                <text:p>0.83424011606819</text:p>
              </table:table-cell>
              <table:table-cell office:value-type="float" office:value="0.586387434554974">
                <text:p>0.586387434554974</text:p>
              </table:table-cell>
              <table:table-cell office:value-type="float" office:value="0.330872995673199">
                <text:p>0.330872995673199</text:p>
              </table:table-cell>
              <table:table-cell office:value-type="float" office:value="0.579150579150579">
                <text:p>0.579150579150579</text:p>
              </table:table-cell>
              <table:table-cell office:value-type="float" office:value="0.712250712250712">
                <text:p>0.712250712250712</text:p>
              </table:table-cell>
              <table:table-cell office:value-type="float" office:value="0.771766219149449">
                <text:p>0.771766219149449</text:p>
              </table:table-cell>
            </table:table-row>
            <table:table-row>
              <table:table-cell office:value-type="string">
                <text:p>2021-06-21</text:p>
              </table:table-cell>
              <table:table-cell office:value-type="float" office:value="0.454466436536121">
                <text:p>0.454466436536121</text:p>
              </table:table-cell>
              <table:table-cell office:value-type="float" office:value="1.07210746419972">
                <text:p>1.07210746419972</text:p>
              </table:table-cell>
              <table:table-cell office:value-type="float" office:value="1.23552983081033">
                <text:p>1.23552983081033</text:p>
              </table:table-cell>
              <table:table-cell office:value-type="float" office:value="1.02602898413674">
                <text:p>1.02602898413674</text:p>
              </table:table-cell>
              <table:table-cell office:value-type="float" office:value="1.23689899570369">
                <text:p>1.23689899570369</text:p>
              </table:table-cell>
              <table:table-cell office:value-type="float" office:value="0.792900066770532">
                <text:p>0.792900066770532</text:p>
              </table:table-cell>
              <table:table-cell office:value-type="float" office:value="0.586492532801258">
                <text:p>0.586492532801258</text:p>
              </table:table-cell>
              <table:table-cell office:value-type="float" office:value="0.421806605650617">
                <text:p>0.421806605650617</text:p>
              </table:table-cell>
              <table:table-cell office:value-type="float" office:value="0.417342916763274">
                <text:p>0.417342916763274</text:p>
              </table:table-cell>
              <table:table-cell office:value-type="float" office:value="0.584138395866098">
                <text:p>0.584138395866098</text:p>
              </table:table-cell>
              <table:table-cell office:value-type="float" office:value="0.860756120156859">
                <text:p>0.860756120156859</text:p>
              </table:table-cell>
            </table:table-row>
            <table:table-row>
              <table:table-cell office:value-type="string">
                <text:p>2021-06-22</text:p>
              </table:table-cell>
              <table:table-cell office:value-type="float" office:value="0.41016607951686">
                <text:p>0.41016607951686</text:p>
              </table:table-cell>
              <table:table-cell office:value-type="float" office:value="0.971096937309659">
                <text:p>0.971096937309659</text:p>
              </table:table-cell>
              <table:table-cell office:value-type="float" office:value="1.08295249965379">
                <text:p>1.08295249965379</text:p>
              </table:table-cell>
              <table:table-cell office:value-type="float" office:value="1.0483824127316">
                <text:p>1.0483824127316</text:p>
              </table:table-cell>
              <table:table-cell office:value-type="float" office:value="1.0774667405765">
                <text:p>1.0774667405765</text:p>
              </table:table-cell>
              <table:table-cell office:value-type="float" office:value="0.858121507120966">
                <text:p>0.858121507120966</text:p>
              </table:table-cell>
              <table:table-cell office:value-type="float" office:value="0.576802507836991">
                <text:p>0.576802507836991</text:p>
              </table:table-cell>
              <table:table-cell office:value-type="float" office:value="0.4510345605232">
                <text:p>0.4510345605232</text:p>
              </table:table-cell>
              <table:table-cell office:value-type="float" office:value="0.3866228494104">
                <text:p>0.3866228494104</text:p>
              </table:table-cell>
              <table:table-cell office:value-type="float" office:value="0.395048722675797">
                <text:p>0.395048722675797</text:p>
              </table:table-cell>
              <table:table-cell office:value-type="float" office:value="0.80694618029949">
                <text:p>0.80694618029949</text:p>
              </table:table-cell>
            </table:table-row>
            <table:table-row>
              <table:table-cell office:value-type="string">
                <text:p>2021-06-23</text:p>
              </table:table-cell>
              <table:table-cell office:value-type="float" office:value="0.91267523364486">
                <text:p>0.91267523364486</text:p>
              </table:table-cell>
              <table:table-cell office:value-type="float" office:value="1.06210677132">
                <text:p>1.06210677132</text:p>
              </table:table-cell>
              <table:table-cell office:value-type="float" office:value="1.14761639590345">
                <text:p>1.14761639590345</text:p>
              </table:table-cell>
              <table:table-cell office:value-type="float" office:value="0.895030226898014">
                <text:p>0.895030226898014</text:p>
              </table:table-cell>
              <table:table-cell office:value-type="float" office:value="0.742846069375363">
                <text:p>0.742846069375363</text:p>
              </table:table-cell>
              <table:table-cell office:value-type="float" office:value="0.681978798586572">
                <text:p>0.681978798586572</text:p>
              </table:table-cell>
              <table:table-cell office:value-type="float" office:value="0.655813953488372">
                <text:p>0.655813953488372</text:p>
              </table:table-cell>
              <table:table-cell office:value-type="float" office:value="0.46656298600311">
                <text:p>0.46656298600311</text:p>
              </table:table-cell>
              <table:table-cell office:value-type="float" office:value="0.458820830465703">
                <text:p>0.458820830465703</text:p>
              </table:table-cell>
              <table:table-cell office:value-type="float" office:value="0.596658711217184">
                <text:p>0.596658711217184</text:p>
              </table:table-cell>
              <table:table-cell office:value-type="float" office:value="0.8521849576053">
                <text:p>0.8521849576053</text:p>
              </table:table-cell>
            </table:table-row>
            <table:table-row>
              <table:table-cell office:value-type="string">
                <text:p>2021-06-24</text:p>
              </table:table-cell>
              <table:table-cell office:value-type="float" office:value="0.337992376111817">
                <text:p>0.337992376111817</text:p>
              </table:table-cell>
              <table:table-cell office:value-type="float" office:value="0.863732642974817">
                <text:p>0.863732642974817</text:p>
              </table:table-cell>
              <table:table-cell office:value-type="float" office:value="0.805137167880918">
                <text:p>0.805137167880918</text:p>
              </table:table-cell>
              <table:table-cell office:value-type="float" office:value="0.763129044046519">
                <text:p>0.763129044046519</text:p>
              </table:table-cell>
              <table:table-cell office:value-type="float" office:value="0.739004549841445">
                <text:p>0.739004549841445</text:p>
              </table:table-cell>
              <table:table-cell office:value-type="float" office:value="0.674798035799145">
                <text:p>0.674798035799145</text:p>
              </table:table-cell>
              <table:table-cell office:value-type="float" office:value="0.595578425767105">
                <text:p>0.595578425767105</text:p>
              </table:table-cell>
              <table:table-cell office:value-type="float" office:value="0.450343683337284">
                <text:p>0.450343683337284</text:p>
              </table:table-cell>
              <table:table-cell office:value-type="float" office:value="0.59416885449772">
                <text:p>0.59416885449772</text:p>
              </table:table-cell>
              <table:table-cell office:value-type="float" office:value="0.353584056573449">
                <text:p>0.353584056573449</text:p>
              </table:table-cell>
              <table:table-cell office:value-type="float" office:value="0.680905126532294">
                <text:p>0.680905126532294</text:p>
              </table:table-cell>
            </table:table-row>
            <table:table-row>
              <table:table-cell office:value-type="string">
                <text:p>2021-06-25</text:p>
              </table:table-cell>
              <table:table-cell office:value-type="float" office:value="0.391060005697563">
                <text:p>0.391060005697563</text:p>
              </table:table-cell>
              <table:table-cell office:value-type="float" office:value="0.764822134387352">
                <text:p>0.764822134387352</text:p>
              </table:table-cell>
              <table:table-cell office:value-type="float" office:value="0.736889115733061">
                <text:p>0.736889115733061</text:p>
              </table:table-cell>
              <table:table-cell office:value-type="float" office:value="0.651829443964275">
                <text:p>0.651829443964275</text:p>
              </table:table-cell>
              <table:table-cell office:value-type="float" office:value="0.631346578366446">
                <text:p>0.631346578366446</text:p>
              </table:table-cell>
              <table:table-cell office:value-type="float" office:value="0.642151206541915">
                <text:p>0.642151206541915</text:p>
              </table:table-cell>
              <table:table-cell office:value-type="float" office:value="0.33855841825507">
                <text:p>0.33855841825507</text:p>
              </table:table-cell>
              <table:table-cell office:value-type="float" office:value="0.425165764033001">
                <text:p>0.425165764033001</text:p>
              </table:table-cell>
              <table:table-cell office:value-type="float" office:value="0.345188284518828">
                <text:p>0.345188284518828</text:p>
              </table:table-cell>
              <table:table-cell office:value-type="float" office:value="0.485751295336788">
                <text:p>0.485751295336788</text:p>
              </table:table-cell>
              <table:table-cell office:value-type="float" office:value="0.602997226043617">
                <text:p>0.602997226043617</text:p>
              </table:table-cell>
            </table:table-row>
            <table:table-row>
              <table:table-cell office:value-type="string">
                <text:p>2021-06-26</text:p>
              </table:table-cell>
              <table:table-cell office:value-type="float" office:value="0.837059970186905">
                <text:p>0.837059970186905</text:p>
              </table:table-cell>
              <table:table-cell office:value-type="float" office:value="0.821465724432328">
                <text:p>0.821465724432328</text:p>
              </table:table-cell>
              <table:table-cell office:value-type="float" office:value="0.773041128790153">
                <text:p>0.773041128790153</text:p>
              </table:table-cell>
              <table:table-cell office:value-type="float" office:value="0.664725433100974">
                <text:p>0.664725433100974</text:p>
              </table:table-cell>
              <table:table-cell office:value-type="float" office:value="0.593095409510096">
                <text:p>0.593095409510096</text:p>
              </table:table-cell>
              <table:table-cell office:value-type="float" office:value="0.551038495626373">
                <text:p>0.551038495626373</text:p>
              </table:table-cell>
              <table:table-cell office:value-type="float" office:value="0.37405205984833">
                <text:p>0.37405205984833</text:p>
              </table:table-cell>
              <table:table-cell office:value-type="float" office:value="0.325755966291339">
                <text:p>0.325755966291339</text:p>
              </table:table-cell>
              <table:table-cell office:value-type="float" office:value="0.357091844022283">
                <text:p>0.357091844022283</text:p>
              </table:table-cell>
              <table:table-cell office:value-type="float" office:value="0.55996266915539">
                <text:p>0.55996266915539</text:p>
              </table:table-cell>
              <table:table-cell office:value-type="float" office:value="0.628605129532933">
                <text:p>0.628605129532933</text:p>
              </table:table-cell>
            </table:table-row>
            <table:table-row>
              <table:table-cell office:value-type="string">
                <text:p>2021-06-27</text:p>
              </table:table-cell>
              <table:table-cell office:value-type="float" office:value="1.22324159021407">
                <text:p>1.22324159021407</text:p>
              </table:table-cell>
              <table:table-cell office:value-type="float" office:value="1.0290277991092">
                <text:p>1.0290277991092</text:p>
              </table:table-cell>
              <table:table-cell office:value-type="float" office:value="1.05644431029279">
                <text:p>1.05644431029279</text:p>
              </table:table-cell>
              <table:table-cell office:value-type="float" office:value="0.96896989272119">
                <text:p>0.96896989272119</text:p>
              </table:table-cell>
              <table:table-cell office:value-type="float" office:value="0.797990246785873">
                <text:p>0.797990246785873</text:p>
              </table:table-cell>
              <table:table-cell office:value-type="float" office:value="0.673639425633753">
                <text:p>0.673639425633753</text:p>
              </table:table-cell>
              <table:table-cell office:value-type="float" office:value="0.383314543404735">
                <text:p>0.383314543404735</text:p>
              </table:table-cell>
              <table:table-cell office:value-type="float" office:value="0.375033485132601">
                <text:p>0.375033485132601</text:p>
              </table:table-cell>
              <table:table-cell office:value-type="float" office:value="0.475059382422803">
                <text:p>0.475059382422803</text:p>
              </table:table-cell>
              <table:table-cell office:value-type="float" office:value="0.514327700220426">
                <text:p>0.514327700220426</text:p>
              </table:table-cell>
              <table:table-cell office:value-type="float" office:value="0.818246123845757">
                <text:p>0.818246123845757</text:p>
              </table:table-cell>
            </table:table-row>
            <table:table-row>
              <table:table-cell office:value-type="string">
                <text:p>2021-06-28</text:p>
              </table:table-cell>
              <table:table-cell office:value-type="float" office:value="0.52322247706422">
                <text:p>0.52322247706422</text:p>
              </table:table-cell>
              <table:table-cell office:value-type="float" office:value="1.05491127567417">
                <text:p>1.05491127567417</text:p>
              </table:table-cell>
              <table:table-cell office:value-type="float" office:value="1.48838895490524">
                <text:p>1.48838895490524</text:p>
              </table:table-cell>
              <table:table-cell office:value-type="float" office:value="1.06024300769736">
                <text:p>1.06024300769736</text:p>
              </table:table-cell>
              <table:table-cell office:value-type="float" office:value="1.00692708705277">
                <text:p>1.00692708705277</text:p>
              </table:table-cell>
              <table:table-cell office:value-type="float" office:value="0.775029757968523">
                <text:p>0.775029757968523</text:p>
              </table:table-cell>
              <table:table-cell office:value-type="float" office:value="0.527124972545574">
                <text:p>0.527124972545574</text:p>
              </table:table-cell>
              <table:table-cell office:value-type="float" office:value="0.312330820805397">
                <text:p>0.312330820805397</text:p>
              </table:table-cell>
              <table:table-cell office:value-type="float" office:value="0.338396159597072">
                <text:p>0.338396159597072</text:p>
              </table:table-cell>
              <table:table-cell office:value-type="float" office:value="0.48928238583411">
                <text:p>0.48928238583411</text:p>
              </table:table-cell>
              <table:table-cell office:value-type="float" office:value="0.892211161839184">
                <text:p>0.892211161839184</text:p>
              </table:table-cell>
            </table:table-row>
            <table:table-row>
              <table:table-cell office:value-type="string">
                <text:p>2021-06-29</text:p>
              </table:table-cell>
              <table:table-cell office:value-type="float" office:value="0.476834121799204">
                <text:p>0.476834121799204</text:p>
              </table:table-cell>
              <table:table-cell office:value-type="float" office:value="0.971344075056088">
                <text:p>0.971344075056088</text:p>
              </table:table-cell>
              <table:table-cell office:value-type="float" office:value="1.58100867392297">
                <text:p>1.58100867392297</text:p>
              </table:table-cell>
              <table:table-cell office:value-type="float" office:value="1.11203061963381">
                <text:p>1.11203061963381</text:p>
              </table:table-cell>
              <table:table-cell office:value-type="float" office:value="0.902580492424242">
                <text:p>0.902580492424242</text:p>
              </table:table-cell>
              <table:table-cell office:value-type="float" office:value="0.761318264871083">
                <text:p>0.761318264871083</text:p>
              </table:table-cell>
              <table:table-cell office:value-type="float" office:value="0.487910189982729">
                <text:p>0.487910189982729</text:p>
              </table:table-cell>
              <table:table-cell office:value-type="float" office:value="0.385665124006171">
                <text:p>0.385665124006171</text:p>
              </table:table-cell>
              <table:table-cell office:value-type="float" office:value="0.390273191233864">
                <text:p>0.390273191233864</text:p>
              </table:table-cell>
              <table:table-cell office:value-type="float" office:value="0.416449765747007">
                <text:p>0.416449765747007</text:p>
              </table:table-cell>
              <table:table-cell office:value-type="float" office:value="0.896544394509899">
                <text:p>0.896544394509899</text:p>
              </table:table-cell>
            </table:table-row>
            <table:table-row>
              <table:table-cell office:value-type="string">
                <text:p>2021-06-30</text:p>
              </table:table-cell>
              <table:table-cell office:value-type="float" office:value="0.79969044240939">
                <text:p>0.79969044240939</text:p>
              </table:table-cell>
              <table:table-cell office:value-type="float" office:value="1.14076424205664">
                <text:p>1.14076424205664</text:p>
              </table:table-cell>
              <table:table-cell office:value-type="float" office:value="1.63537738702587">
                <text:p>1.63537738702587</text:p>
              </table:table-cell>
              <table:table-cell office:value-type="float" office:value="1.08453653697785">
                <text:p>1.08453653697785</text:p>
              </table:table-cell>
              <table:table-cell office:value-type="float" office:value="0.866923338833451">
                <text:p>0.866923338833451</text:p>
              </table:table-cell>
              <table:table-cell office:value-type="float" office:value="0.92531394580304">
                <text:p>0.92531394580304</text:p>
              </table:table-cell>
              <table:table-cell office:value-type="float" office:value="0.605972464611208">
                <text:p>0.605972464611208</text:p>
              </table:table-cell>
              <table:table-cell office:value-type="float" office:value="0.484857002318881">
                <text:p>0.484857002318881</text:p>
              </table:table-cell>
              <table:table-cell office:value-type="float" office:value="0.555424249586386">
                <text:p>0.555424249586386</text:p>
              </table:table-cell>
              <table:table-cell office:value-type="float" office:value="0.618738951090159">
                <text:p>0.618738951090159</text:p>
              </table:table-cell>
              <table:table-cell office:value-type="float" office:value="1.039227002774">
                <text:p>1.039227002774</text:p>
              </table:table-cell>
            </table:table-row>
            <table:table-row>
              <table:table-cell office:value-type="string">
                <text:p>2021-07-01</text:p>
              </table:table-cell>
              <table:table-cell office:value-type="float" office:value="0.519356145714391">
                <text:p>0.519356145714391</text:p>
              </table:table-cell>
              <table:table-cell office:value-type="float" office:value="0.82093654142804">
                <text:p>0.82093654142804</text:p>
              </table:table-cell>
              <table:table-cell office:value-type="float" office:value="1.29399585921325">
                <text:p>1.29399585921325</text:p>
              </table:table-cell>
              <table:table-cell office:value-type="float" office:value="0.816148072578882">
                <text:p>0.816148072578882</text:p>
              </table:table-cell>
              <table:table-cell office:value-type="float" office:value="0.744616623062991">
                <text:p>0.744616623062991</text:p>
              </table:table-cell>
              <table:table-cell office:value-type="float" office:value="0.638152622362055">
                <text:p>0.638152622362055</text:p>
              </table:table-cell>
              <table:table-cell office:value-type="float" office:value="0.784254957790099">
                <text:p>0.784254957790099</text:p>
              </table:table-cell>
              <table:table-cell office:value-type="float" office:value="0.528504591925143">
                <text:p>0.528504591925143</text:p>
              </table:table-cell>
              <table:table-cell office:value-type="float" office:value="0.333526682134571">
                <text:p>0.333526682134571</text:p>
              </table:table-cell>
              <table:table-cell office:value-type="float" office:value="0.508302270416808">
                <text:p>0.508302270416808</text:p>
              </table:table-cell>
              <table:table-cell office:value-type="float" office:value="0.835362334941105">
                <text:p>0.835362334941105</text:p>
              </table:table-cell>
            </table:table-row>
            <table:table-row>
              <table:table-cell office:value-type="string">
                <text:p>2021-07-02</text:p>
              </table:table-cell>
              <table:table-cell office:value-type="float" office:value="0.485959120080128">
                <text:p>0.485959120080128</text:p>
              </table:table-cell>
              <table:table-cell office:value-type="float" office:value="0.889515723621739">
                <text:p>0.889515723621739</text:p>
              </table:table-cell>
              <table:table-cell office:value-type="float" office:value="1.09860923314661">
                <text:p>1.09860923314661</text:p>
              </table:table-cell>
              <table:table-cell office:value-type="float" office:value="0.819570346454737">
                <text:p>0.819570346454737</text:p>
              </table:table-cell>
              <table:table-cell office:value-type="float" office:value="0.688694866777059">
                <text:p>0.688694866777059</text:p>
              </table:table-cell>
              <table:table-cell office:value-type="float" office:value="0.676220003417718">
                <text:p>0.676220003417718</text:p>
              </table:table-cell>
              <table:table-cell office:value-type="float" office:value="0.629513053138308">
                <text:p>0.629513053138308</text:p>
              </table:table-cell>
              <table:table-cell office:value-type="float" office:value="0.421514078570224">
                <text:p>0.421514078570224</text:p>
              </table:table-cell>
              <table:table-cell office:value-type="float" office:value="0.435445242760723">
                <text:p>0.435445242760723</text:p>
              </table:table-cell>
              <table:table-cell office:value-type="float" office:value="0.372555107109593">
                <text:p>0.372555107109593</text:p>
              </table:table-cell>
              <table:table-cell office:value-type="float" office:value="0.792218740956048">
                <text:p>0.792218740956048</text:p>
              </table:table-cell>
            </table:table-row>
            <table:table-row>
              <table:table-cell office:value-type="string">
                <text:p>2021-07-03</text:p>
              </table:table-cell>
              <table:table-cell office:value-type="float" office:value="0.779550398839739">
                <text:p>0.779550398839739</text:p>
              </table:table-cell>
              <table:table-cell office:value-type="float" office:value="0.854171824709086">
                <text:p>0.854171824709086</text:p>
              </table:table-cell>
              <table:table-cell office:value-type="float" office:value="1.24273641989064">
                <text:p>1.24273641989064</text:p>
              </table:table-cell>
              <table:table-cell office:value-type="float" office:value="0.834843237540423">
                <text:p>0.834843237540423</text:p>
              </table:table-cell>
              <table:table-cell office:value-type="float" office:value="0.655603917301415">
                <text:p>0.655603917301415</text:p>
              </table:table-cell>
              <table:table-cell office:value-type="float" office:value="0.608178958406152">
                <text:p>0.608178958406152</text:p>
              </table:table-cell>
              <table:table-cell office:value-type="float" office:value="0.50651611882024">
                <text:p>0.50651611882024</text:p>
              </table:table-cell>
              <table:table-cell office:value-type="float" office:value="0.358888210140501">
                <text:p>0.358888210140501</text:p>
              </table:table-cell>
              <table:table-cell office:value-type="float" office:value="0.328456255598686">
                <text:p>0.328456255598686</text:p>
              </table:table-cell>
              <table:table-cell office:value-type="float" office:value="0.574162679425837">
                <text:p>0.574162679425837</text:p>
              </table:table-cell>
              <table:table-cell office:value-type="float" office:value="0.814945396417527">
                <text:p>0.814945396417527</text:p>
              </table:table-cell>
            </table:table-row>
            <table:table-row>
              <table:table-cell office:value-type="string">
                <text:p>2021-07-04</text:p>
              </table:table-cell>
              <table:table-cell office:value-type="float" office:value="1.24119423012412">
                <text:p>1.24119423012412</text:p>
              </table:table-cell>
              <table:table-cell office:value-type="float" office:value="1.32289919880753">
                <text:p>1.32289919880753</text:p>
              </table:table-cell>
              <table:table-cell office:value-type="float" office:value="1.50889776033561">
                <text:p>1.50889776033561</text:p>
              </table:table-cell>
              <table:table-cell office:value-type="float" office:value="1.18386303615336">
                <text:p>1.18386303615336</text:p>
              </table:table-cell>
              <table:table-cell office:value-type="float" office:value="1.00895590069153">
                <text:p>1.00895590069153</text:p>
              </table:table-cell>
              <table:table-cell office:value-type="float" office:value="0.908530951647675">
                <text:p>0.908530951647675</text:p>
              </table:table-cell>
              <table:table-cell office:value-type="float" office:value="0.779727095516569">
                <text:p>0.779727095516569</text:p>
              </table:table-cell>
              <table:table-cell office:value-type="float" office:value="0.556947925368978">
                <text:p>0.556947925368978</text:p>
              </table:table-cell>
              <table:table-cell office:value-type="float" office:value="0.369251426653239">
                <text:p>0.369251426653239</text:p>
              </table:table-cell>
              <table:table-cell office:value-type="float" office:value="0.467653936087295">
                <text:p>0.467653936087295</text:p>
              </table:table-cell>
              <table:table-cell office:value-type="float" office:value="1.12205923878312">
                <text:p>1.12205923878312</text:p>
              </table:table-cell>
            </table:table-row>
            <table:table-row>
              <table:table-cell office:value-type="string">
                <text:p>2021-07-05</text:p>
              </table:table-cell>
              <table:table-cell office:value-type="float" office:value="1.049766718507">
                <text:p>1.049766718507</text:p>
              </table:table-cell>
              <table:table-cell office:value-type="float" office:value="1.24985278530208">
                <text:p>1.24985278530208</text:p>
              </table:table-cell>
              <table:table-cell office:value-type="float" office:value="2.20312175482881">
                <text:p>2.20312175482881</text:p>
              </table:table-cell>
              <table:table-cell office:value-type="float" office:value="1.33204666471369">
                <text:p>1.33204666471369</text:p>
              </table:table-cell>
              <table:table-cell office:value-type="float" office:value="1.03441860465116">
                <text:p>1.03441860465116</text:p>
              </table:table-cell>
              <table:table-cell office:value-type="float" office:value="1.07249808482485">
                <text:p>1.07249808482485</text:p>
              </table:table-cell>
              <table:table-cell office:value-type="float" office:value="0.711037089231952">
                <text:p>0.711037089231952</text:p>
              </table:table-cell>
              <table:table-cell office:value-type="float" office:value="0.472949080622348">
                <text:p>0.472949080622348</text:p>
              </table:table-cell>
              <table:table-cell office:value-type="float" office:value="0.357927275685349">
                <text:p>0.357927275685349</text:p>
              </table:table-cell>
              <table:table-cell office:value-type="float" office:value="0.321322010557723">
                <text:p>0.321322010557723</text:p>
              </table:table-cell>
              <table:table-cell office:value-type="float" office:value="1.22957065285683">
                <text:p>1.22957065285683</text:p>
              </table:table-cell>
            </table:table-row>
            <table:table-row>
              <table:table-cell office:value-type="string">
                <text:p>2021-07-06</text:p>
              </table:table-cell>
              <table:table-cell office:value-type="float" office:value="0.988002822865208">
                <text:p>0.988002822865208</text:p>
              </table:table-cell>
              <table:table-cell office:value-type="float" office:value="1.42968201899922">
                <text:p>1.42968201899922</text:p>
              </table:table-cell>
              <table:table-cell office:value-type="float" office:value="2.31294090435989">
                <text:p>2.31294090435989</text:p>
              </table:table-cell>
              <table:table-cell office:value-type="float" office:value="1.51279483519059">
                <text:p>1.51279483519059</text:p>
              </table:table-cell>
              <table:table-cell office:value-type="float" office:value="1.14468095318087">
                <text:p>1.14468095318087</text:p>
              </table:table-cell>
              <table:table-cell office:value-type="float" office:value="0.919874122488502">
                <text:p>0.919874122488502</text:p>
              </table:table-cell>
              <table:table-cell office:value-type="float" office:value="0.674448767833982">
                <text:p>0.674448767833982</text:p>
              </table:table-cell>
              <table:table-cell office:value-type="float" office:value="0.418685328069861">
                <text:p>0.418685328069861</text:p>
              </table:table-cell>
              <table:table-cell office:value-type="float" office:value="0.47479543388221">
                <text:p>0.47479543388221</text:p>
              </table:table-cell>
              <table:table-cell office:value-type="float" office:value="0.316038978140637">
                <text:p>0.316038978140637</text:p>
              </table:table-cell>
              <table:table-cell office:value-type="float" office:value="1.3164515646462">
                <text:p>1.3164515646462</text:p>
              </table:table-cell>
            </table:table-row>
            <table:table-row>
              <table:table-cell office:value-type="string">
                <text:p>2021-07-07</text:p>
              </table:table-cell>
              <table:table-cell office:value-type="float" office:value="1.18751333285928">
                <text:p>1.18751333285928</text:p>
              </table:table-cell>
              <table:table-cell office:value-type="float" office:value="1.50088495575221">
                <text:p>1.50088495575221</text:p>
              </table:table-cell>
              <table:table-cell office:value-type="float" office:value="2.49591317390498">
                <text:p>2.49591317390498</text:p>
              </table:table-cell>
              <table:table-cell office:value-type="float" office:value="1.50599556725833">
                <text:p>1.50599556725833</text:p>
              </table:table-cell>
              <table:table-cell office:value-type="float" office:value="1.14467757882017">
                <text:p>1.14467757882017</text:p>
              </table:table-cell>
              <table:table-cell office:value-type="float" office:value="1.0823336168715">
                <text:p>1.0823336168715</text:p>
              </table:table-cell>
              <table:table-cell office:value-type="float" office:value="0.861828007080965">
                <text:p>0.861828007080965</text:p>
              </table:table-cell>
              <table:table-cell office:value-type="float" office:value="0.679973678438254">
                <text:p>0.679973678438254</text:p>
              </table:table-cell>
              <table:table-cell office:value-type="float" office:value="0.473596968979398">
                <text:p>0.473596968979398</text:p>
              </table:table-cell>
              <table:table-cell office:value-type="float" office:value="0.769449985750926">
                <text:p>0.769449985750926</text:p>
              </table:table-cell>
              <table:table-cell office:value-type="float" office:value="1.46290558637378">
                <text:p>1.46290558637378</text:p>
              </table:table-cell>
            </table:table-row>
            <table:table-row>
              <table:table-cell office:value-type="string">
                <text:p>2021-07-08</text:p>
              </table:table-cell>
              <table:table-cell office:value-type="float" office:value="1.0132556041363">
                <text:p>1.0132556041363</text:p>
              </table:table-cell>
              <table:table-cell office:value-type="float" office:value="1.18666703764503">
                <text:p>1.18666703764503</text:p>
              </table:table-cell>
              <table:table-cell office:value-type="float" office:value="2.04512944754443">
                <text:p>2.04512944754443</text:p>
              </table:table-cell>
              <table:table-cell office:value-type="float" office:value="1.3172408280713">
                <text:p>1.3172408280713</text:p>
              </table:table-cell>
              <table:table-cell office:value-type="float" office:value="0.960434682788704">
                <text:p>0.960434682788704</text:p>
              </table:table-cell>
              <table:table-cell office:value-type="float" office:value="0.878939961231047">
                <text:p>0.878939961231047</text:p>
              </table:table-cell>
              <table:table-cell office:value-type="float" office:value="0.727446757597511">
                <text:p>0.727446757597511</text:p>
              </table:table-cell>
              <table:table-cell office:value-type="float" office:value="0.801952580195258">
                <text:p>0.801952580195258</text:p>
              </table:table-cell>
              <table:table-cell office:value-type="float" office:value="0.512895662368113">
                <text:p>0.512895662368113</text:p>
              </table:table-cell>
              <table:table-cell office:value-type="float" office:value="0.66334991708126">
                <text:p>0.66334991708126</text:p>
              </table:table-cell>
              <table:table-cell office:value-type="float" office:value="1.26651445075425">
                <text:p>1.26651445075425</text:p>
              </table:table-cell>
            </table:table-row>
            <table:table-row>
              <table:table-cell office:value-type="string">
                <text:p>2021-07-09</text:p>
              </table:table-cell>
              <table:table-cell office:value-type="float" office:value="1.06177072388431">
                <text:p>1.06177072388431</text:p>
              </table:table-cell>
              <table:table-cell office:value-type="float" office:value="1.05900942853256">
                <text:p>1.05900942853256</text:p>
              </table:table-cell>
              <table:table-cell office:value-type="float" office:value="1.43935184355339">
                <text:p>1.43935184355339</text:p>
              </table:table-cell>
              <table:table-cell office:value-type="float" office:value="1.18212625108362">
                <text:p>1.18212625108362</text:p>
              </table:table-cell>
              <table:table-cell office:value-type="float" office:value="0.844742672255782">
                <text:p>0.844742672255782</text:p>
              </table:table-cell>
              <table:table-cell office:value-type="float" office:value="0.881240296516586">
                <text:p>0.881240296516586</text:p>
              </table:table-cell>
              <table:table-cell office:value-type="float" office:value="0.804550387306814">
                <text:p>0.804550387306814</text:p>
              </table:table-cell>
              <table:table-cell office:value-type="float" office:value="0.756558877364246">
                <text:p>0.756558877364246</text:p>
              </table:table-cell>
              <table:table-cell office:value-type="float" office:value="0.651875571820677">
                <text:p>0.651875571820677</text:p>
              </table:table-cell>
              <table:table-cell office:value-type="float" office:value="0.528401585204756">
                <text:p>0.528401585204756</text:p>
              </table:table-cell>
              <table:table-cell office:value-type="float" office:value="1.08737972676761">
                <text:p>1.08737972676761</text:p>
              </table:table-cell>
            </table:table-row>
            <table:table-row>
              <table:table-cell office:value-type="string">
                <text:p>2021-07-10</text:p>
              </table:table-cell>
              <table:table-cell office:value-type="float" office:value="1.16207003408739">
                <text:p>1.16207003408739</text:p>
              </table:table-cell>
              <table:table-cell office:value-type="float" office:value="1.08180329281958">
                <text:p>1.08180329281958</text:p>
              </table:table-cell>
              <table:table-cell office:value-type="float" office:value="1.16296664577074">
                <text:p>1.16296664577074</text:p>
              </table:table-cell>
              <table:table-cell office:value-type="float" office:value="1.10214020248622">
                <text:p>1.10214020248622</text:p>
              </table:table-cell>
              <table:table-cell office:value-type="float" office:value="0.865692667742155">
                <text:p>0.865692667742155</text:p>
              </table:table-cell>
              <table:table-cell office:value-type="float" office:value="0.994816651105888">
                <text:p>0.994816651105888</text:p>
              </table:table-cell>
              <table:table-cell office:value-type="float" office:value="0.731720635614045">
                <text:p>0.731720635614045</text:p>
              </table:table-cell>
              <table:table-cell office:value-type="float" office:value="0.504159314343332">
                <text:p>0.504159314343332</text:p>
              </table:table-cell>
              <table:table-cell office:value-type="float" office:value="0.427892234548336">
                <text:p>0.427892234548336</text:p>
              </table:table-cell>
              <table:table-cell office:value-type="float" office:value="0.76680198466396">
                <text:p>0.76680198466396</text:p>
              </table:table-cell>
              <table:table-cell office:value-type="float" office:value="1.02264128979687">
                <text:p>1.02264128979687</text:p>
              </table:table-cell>
            </table:table-row>
            <table:table-row>
              <table:table-cell office:value-type="string">
                <text:p>2021-07-11</text:p>
              </table:table-cell>
              <table:table-cell office:value-type="float" office:value="1.32275132275132">
                <text:p>1.32275132275132</text:p>
              </table:table-cell>
              <table:table-cell office:value-type="float" office:value="1.52911193883552">
                <text:p>1.52911193883552</text:p>
              </table:table-cell>
              <table:table-cell office:value-type="float" office:value="1.5248887705822">
                <text:p>1.5248887705822</text:p>
              </table:table-cell>
              <table:table-cell office:value-type="float" office:value="1.46769754946927">
                <text:p>1.46769754946927</text:p>
              </table:table-cell>
              <table:table-cell office:value-type="float" office:value="1.38457191296977">
                <text:p>1.38457191296977</text:p>
              </table:table-cell>
              <table:table-cell office:value-type="float" office:value="1.25353821269713">
                <text:p>1.25353821269713</text:p>
              </table:table-cell>
              <table:table-cell office:value-type="float" office:value="0.985010706638116">
                <text:p>0.985010706638116</text:p>
              </table:table-cell>
              <table:table-cell office:value-type="float" office:value="0.851063829787234">
                <text:p>0.851063829787234</text:p>
              </table:table-cell>
              <table:table-cell office:value-type="float" office:value="0.713775874375446">
                <text:p>0.713775874375446</text:p>
              </table:table-cell>
              <table:table-cell office:value-type="float" office:value="0.53030303030303">
                <text:p>0.53030303030303</text:p>
              </table:table-cell>
              <table:table-cell office:value-type="float" office:value="1.37781321991848">
                <text:p>1.37781321991848</text:p>
              </table:table-cell>
            </table:table-row>
            <table:table-row>
              <table:table-cell office:value-type="string">
                <text:p>2021-07-12</text:p>
              </table:table-cell>
              <table:table-cell office:value-type="float" office:value="1.98549840753541">
                <text:p>1.98549840753541</text:p>
              </table:table-cell>
              <table:table-cell office:value-type="float" office:value="2.40848745846821">
                <text:p>2.40848745846821</text:p>
              </table:table-cell>
              <table:table-cell office:value-type="float" office:value="3.24790290479737">
                <text:p>3.24790290479737</text:p>
              </table:table-cell>
              <table:table-cell office:value-type="float" office:value="2.32032792771229">
                <text:p>2.32032792771229</text:p>
              </table:table-cell>
              <table:table-cell office:value-type="float" office:value="1.80294964656602">
                <text:p>1.80294964656602</text:p>
              </table:table-cell>
              <table:table-cell office:value-type="float" office:value="1.60483724313512">
                <text:p>1.60483724313512</text:p>
              </table:table-cell>
              <table:table-cell office:value-type="float" office:value="1.24925639500297">
                <text:p>1.24925639500297</text:p>
              </table:table-cell>
              <table:table-cell office:value-type="float" office:value="0.878014516506673">
                <text:p>0.878014516506673</text:p>
              </table:table-cell>
              <table:table-cell office:value-type="float" office:value="0.900080906148867">
                <text:p>0.900080906148867</text:p>
              </table:table-cell>
              <table:table-cell office:value-type="float" office:value="0.628614533568016">
                <text:p>0.628614533568016</text:p>
              </table:table-cell>
              <table:table-cell office:value-type="float" office:value="2.17215899979892">
                <text:p>2.17215899979892</text:p>
              </table:table-cell>
            </table:table-row>
            <table:table-row>
              <table:table-cell office:value-type="string">
                <text:p>2021-07-13</text:p>
              </table:table-cell>
              <table:table-cell office:value-type="float" office:value="2.38450074515648">
                <text:p>2.38450074515648</text:p>
              </table:table-cell>
              <table:table-cell office:value-type="float" office:value="2.52147057579219">
                <text:p>2.52147057579219</text:p>
              </table:table-cell>
              <table:table-cell office:value-type="float" office:value="3.08268598974485">
                <text:p>3.08268598974485</text:p>
              </table:table-cell>
              <table:table-cell office:value-type="float" office:value="2.22800455358595">
                <text:p>2.22800455358595</text:p>
              </table:table-cell>
              <table:table-cell office:value-type="float" office:value="1.6721743684201">
                <text:p>1.6721743684201</text:p>
              </table:table-cell>
              <table:table-cell office:value-type="float" office:value="1.62955945049739">
                <text:p>1.62955945049739</text:p>
              </table:table-cell>
              <table:table-cell office:value-type="float" office:value="1.088623695335">
                <text:p>1.088623695335</text:p>
              </table:table-cell>
              <table:table-cell office:value-type="float" office:value="0.759739517879584">
                <text:p>0.759739517879584</text:p>
              </table:table-cell>
              <table:table-cell office:value-type="float" office:value="0.777822098125249">
                <text:p>0.777822098125249</text:p>
              </table:table-cell>
              <table:table-cell office:value-type="float" office:value="0.715342871238283">
                <text:p>0.715342871238283</text:p>
              </table:table-cell>
              <table:table-cell office:value-type="float" office:value="2.16309600972001">
                <text:p>2.16309600972001</text:p>
              </table:table-cell>
            </table:table-row>
            <table:table-row>
              <table:table-cell office:value-type="string">
                <text:p>2021-07-14</text:p>
              </table:table-cell>
              <table:table-cell office:value-type="float" office:value="2.56081946222791">
                <text:p>2.56081946222791</text:p>
              </table:table-cell>
              <table:table-cell office:value-type="float" office:value="2.23642172523962">
                <text:p>2.23642172523962</text:p>
              </table:table-cell>
              <table:table-cell office:value-type="float" office:value="3.11568064983385">
                <text:p>3.11568064983385</text:p>
              </table:table-cell>
              <table:table-cell office:value-type="float" office:value="2.37906423473434">
                <text:p>2.37906423473434</text:p>
              </table:table-cell>
              <table:table-cell office:value-type="float" office:value="2.01499886372245">
                <text:p>2.01499886372245</text:p>
              </table:table-cell>
              <table:table-cell office:value-type="float" office:value="1.51384083044983">
                <text:p>1.51384083044983</text:p>
              </table:table-cell>
              <table:table-cell office:value-type="float" office:value="1.00577388712982">
                <text:p>1.00577388712982</text:p>
              </table:table-cell>
              <table:table-cell office:value-type="float" office:value="1.14068441064639">
                <text:p>1.14068441064639</text:p>
              </table:table-cell>
              <table:table-cell office:value-type="float" office:value="0.78405749754982">
                <text:p>0.78405749754982</text:p>
              </table:table-cell>
              <table:table-cell office:value-type="float" office:value="0.550584996558844">
                <text:p>0.550584996558844</text:p>
              </table:table-cell>
              <table:table-cell office:value-type="float" office:value="2.30031948881789">
                <text:p>2.30031948881789</text:p>
              </table:table-cell>
            </table:table-row>
            <table:table-row>
              <table:table-cell office:value-type="string">
                <text:p>2021-07-15</text:p>
              </table:table-cell>
              <table:table-cell office:value-type="float" office:value="2.39962463972116">
                <text:p>2.39962463972116</text:p>
              </table:table-cell>
              <table:table-cell office:value-type="float" office:value="3.01977615479465">
                <text:p>3.01977615479465</text:p>
              </table:table-cell>
              <table:table-cell office:value-type="float" office:value="4.56824077866854">
                <text:p>4.56824077866854</text:p>
              </table:table-cell>
              <table:table-cell office:value-type="float" office:value="3.13943800651367">
                <text:p>3.13943800651367</text:p>
              </table:table-cell>
              <table:table-cell office:value-type="float" office:value="2.32030541039522">
                <text:p>2.32030541039522</text:p>
              </table:table-cell>
              <table:table-cell office:value-type="float" office:value="2.28042200913043">
                <text:p>2.28042200913043</text:p>
              </table:table-cell>
              <table:table-cell office:value-type="float" office:value="1.81417298468204">
                <text:p>1.81417298468204</text:p>
              </table:table-cell>
              <table:table-cell office:value-type="float" office:value="1.38813651137595">
                <text:p>1.38813651137595</text:p>
              </table:table-cell>
              <table:table-cell office:value-type="float" office:value="0.995485588609793">
                <text:p>0.995485588609793</text:p>
              </table:table-cell>
              <table:table-cell office:value-type="float" office:value="0.73295870999267">
                <text:p>0.73295870999267</text:p>
              </table:table-cell>
              <table:table-cell office:value-type="float" office:value="3.01603916933986">
                <text:p>3.01603916933986</text:p>
              </table:table-cell>
            </table:table-row>
            <table:table-row>
              <table:table-cell office:value-type="string">
                <text:p>2021-07-16</text:p>
              </table:table-cell>
              <table:table-cell office:value-type="float" office:value="2.53202987430931">
                <text:p>2.53202987430931</text:p>
              </table:table-cell>
              <table:table-cell office:value-type="float" office:value="2.70415021423171">
                <text:p>2.70415021423171</text:p>
              </table:table-cell>
              <table:table-cell office:value-type="float" office:value="3.43980151679985">
                <text:p>3.43980151679985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2.149300155521">
                <text:p>2.149300155521</text:p>
              </table:table-cell>
              <table:table-cell office:value-type="float" office:value="1.99755925236046">
                <text:p>1.99755925236046</text:p>
              </table:table-cell>
              <table:table-cell office:value-type="float" office:value="1.63213835344983">
                <text:p>1.63213835344983</text:p>
              </table:table-cell>
              <table:table-cell office:value-type="float" office:value="1.17474302496329">
                <text:p>1.17474302496329</text:p>
              </table:table-cell>
              <table:table-cell office:value-type="float" office:value="1.11099465464836">
                <text:p>1.11099465464836</text:p>
              </table:table-cell>
              <table:table-cell office:value-type="float" office:value="1.02591792656587">
                <text:p>1.02591792656587</text:p>
              </table:table-cell>
              <table:table-cell office:value-type="float" office:value="2.57539858326662">
                <text:p>2.57539858326662</text:p>
              </table:table-cell>
            </table:table-row>
            <table:table-row>
              <table:table-cell office:value-type="string">
                <text:p>2021-07-17</text:p>
              </table:table-cell>
              <table:table-cell office:value-type="float" office:value="2.48060762766645">
                <text:p>2.48060762766645</text:p>
              </table:table-cell>
              <table:table-cell office:value-type="float" office:value="2.75142971876428">
                <text:p>2.75142971876428</text:p>
              </table:table-cell>
              <table:table-cell office:value-type="float" office:value="3.42287694974003">
                <text:p>3.42287694974003</text:p>
              </table:table-cell>
              <table:table-cell office:value-type="float" office:value="2.81500210703751">
                <text:p>2.81500210703751</text:p>
              </table:table-cell>
              <table:table-cell office:value-type="float" office:value="2.25073766554587">
                <text:p>2.25073766554587</text:p>
              </table:table-cell>
              <table:table-cell office:value-type="float" office:value="2.10302019640541">
                <text:p>2.10302019640541</text:p>
              </table:table-cell>
              <table:table-cell office:value-type="float" office:value="1.59082874602293">
                <text:p>1.59082874602293</text:p>
              </table:table-cell>
              <table:table-cell office:value-type="float" office:value="1.24416796267496">
                <text:p>1.24416796267496</text:p>
              </table:table-cell>
              <table:table-cell office:value-type="float" office:value="0.988023952095808">
                <text:p>0.988023952095808</text:p>
              </table:table-cell>
              <table:table-cell office:value-type="float" office:value="0.791433891992551">
                <text:p>0.791433891992551</text:p>
              </table:table-cell>
              <table:table-cell office:value-type="float" office:value="2.6708425768846">
                <text:p>2.6708425768846</text:p>
              </table:table-cell>
            </table:table-row>
            <table:table-row>
              <table:table-cell office:value-type="string">
                <text:p>2021-07-18</text:p>
              </table:table-cell>
              <table:table-cell office:value-type="float" office:value="3.38607594936709">
                <text:p>3.38607594936709</text:p>
              </table:table-cell>
              <table:table-cell office:value-type="float" office:value="3.50443934850356">
                <text:p>3.50443934850356</text:p>
              </table:table-cell>
              <table:table-cell office:value-type="float" office:value="3.87415175817397">
                <text:p>3.87415175817397</text:p>
              </table:table-cell>
              <table:table-cell office:value-type="float" office:value="3.56141502117759">
                <text:p>3.56141502117759</text:p>
              </table:table-cell>
              <table:table-cell office:value-type="float" office:value="2.87468601730394">
                <text:p>2.87468601730394</text:p>
              </table:table-cell>
              <table:table-cell office:value-type="float" office:value="2.63883418668767">
                <text:p>2.63883418668767</text:p>
              </table:table-cell>
              <table:table-cell office:value-type="float" office:value="2.19023779724656">
                <text:p>2.19023779724656</text:p>
              </table:table-cell>
              <table:table-cell office:value-type="float" office:value="1.71969045571797">
                <text:p>1.71969045571797</text:p>
              </table:table-cell>
              <table:table-cell office:value-type="float" office:value="1.20967741935484">
                <text:p>1.20967741935484</text:p>
              </table:table-cell>
              <table:table-cell office:value-type="float" office:value="0.810014727540501">
                <text:p>0.810014727540501</text:p>
              </table:table-cell>
              <table:table-cell office:value-type="float" office:value="3.26565582099663">
                <text:p>3.26565582099663</text:p>
              </table:table-cell>
            </table:table-row>
            <table:table-row>
              <table:table-cell office:value-type="string">
                <text:p>2021-07-19</text:p>
              </table:table-cell>
              <table:table-cell office:value-type="float" office:value="5.07251264755481">
                <text:p>5.07251264755481</text:p>
              </table:table-cell>
              <table:table-cell office:value-type="float" office:value="5.83248883898003">
                <text:p>5.83248883898003</text:p>
              </table:table-cell>
              <table:table-cell office:value-type="float" office:value="8.1590832628177">
                <text:p>8.1590832628177</text:p>
              </table:table-cell>
              <table:table-cell office:value-type="float" office:value="5.37807678362809">
                <text:p>5.37807678362809</text:p>
              </table:table-cell>
              <table:table-cell office:value-type="float" office:value="4.17392447497289">
                <text:p>4.17392447497289</text:p>
              </table:table-cell>
              <table:table-cell office:value-type="float" office:value="3.66195415760415">
                <text:p>3.66195415760415</text:p>
              </table:table-cell>
              <table:table-cell office:value-type="float" office:value="2.61384582842293">
                <text:p>2.61384582842293</text:p>
              </table:table-cell>
              <table:table-cell office:value-type="float" office:value="1.70989263464852">
                <text:p>1.70989263464852</text:p>
              </table:table-cell>
              <table:table-cell office:value-type="float" office:value="1.41480099502488">
                <text:p>1.41480099502488</text:p>
              </table:table-cell>
              <table:table-cell office:value-type="float" office:value="1.369059260708">
                <text:p>1.369059260708</text:p>
              </table:table-cell>
              <table:table-cell office:value-type="float" office:value="5.15253043384026">
                <text:p>5.15253043384026</text:p>
              </table:table-cell>
            </table:table-row>
            <table:table-row>
              <table:table-cell office:value-type="string">
                <text:p>2021-07-20</text:p>
              </table:table-cell>
              <table:table-cell office:value-type="float" office:value="5.41310541310541">
                <text:p>5.41310541310541</text:p>
              </table:table-cell>
              <table:table-cell office:value-type="float" office:value="5.94003571540462">
                <text:p>5.94003571540462</text:p>
              </table:table-cell>
              <table:table-cell office:value-type="float" office:value="7.40909399191947">
                <text:p>7.40909399191947</text:p>
              </table:table-cell>
              <table:table-cell office:value-type="float" office:value="4.85896885209627">
                <text:p>4.85896885209627</text:p>
              </table:table-cell>
              <table:table-cell office:value-type="float" office:value="3.68464816547136">
                <text:p>3.68464816547136</text:p>
              </table:table-cell>
              <table:table-cell office:value-type="float" office:value="3.45971898609052">
                <text:p>3.45971898609052</text:p>
              </table:table-cell>
              <table:table-cell office:value-type="float" office:value="2.53577250498098">
                <text:p>2.53577250498098</text:p>
              </table:table-cell>
              <table:table-cell office:value-type="float" office:value="1.95662807761291">
                <text:p>1.95662807761291</text:p>
              </table:table-cell>
              <table:table-cell office:value-type="float" office:value="1.56365655070318">
                <text:p>1.56365655070318</text:p>
              </table:table-cell>
              <table:table-cell office:value-type="float" office:value="1.15473441108545">
                <text:p>1.15473441108545</text:p>
              </table:table-cell>
              <table:table-cell office:value-type="float" office:value="4.95708832056029">
                <text:p>4.95708832056029</text:p>
              </table:table-cell>
            </table:table-row>
            <table:table-row>
              <table:table-cell office:value-type="string">
                <text:p>2021-07-21</text:p>
              </table:table-cell>
              <table:table-cell office:value-type="float" office:value="5.4016079931309">
                <text:p>5.4016079931309</text:p>
              </table:table-cell>
              <table:table-cell office:value-type="float" office:value="5.4131695305674">
                <text:p>5.4131695305674</text:p>
              </table:table-cell>
              <table:table-cell office:value-type="float" office:value="6.24128740547061">
                <text:p>6.24128740547061</text:p>
              </table:table-cell>
              <table:table-cell office:value-type="float" office:value="3.8102724870481">
                <text:p>3.8102724870481</text:p>
              </table:table-cell>
              <table:table-cell office:value-type="float" office:value="2.94065808918234">
                <text:p>2.94065808918234</text:p>
              </table:table-cell>
              <table:table-cell office:value-type="float" office:value="3.08743281500021">
                <text:p>3.08743281500021</text:p>
              </table:table-cell>
              <table:table-cell office:value-type="float" office:value="2.57858546168959">
                <text:p>2.57858546168959</text:p>
              </table:table-cell>
              <table:table-cell office:value-type="float" office:value="2.17508216313116">
                <text:p>2.17508216313116</text:p>
              </table:table-cell>
              <table:table-cell office:value-type="float" office:value="1.70061099796334">
                <text:p>1.70061099796334</text:p>
              </table:table-cell>
              <table:table-cell office:value-type="float" office:value="1.33957048692324">
                <text:p>1.33957048692324</text:p>
              </table:table-cell>
              <table:table-cell office:value-type="float" office:value="4.36176949344812">
                <text:p>4.36176949344812</text:p>
              </table:table-cell>
            </table:table-row>
            <table:table-row>
              <table:table-cell office:value-type="string">
                <text:p>2021-07-22</text:p>
              </table:table-cell>
              <table:table-cell office:value-type="float" office:value="5.42766956655632">
                <text:p>5.42766956655632</text:p>
              </table:table-cell>
              <table:table-cell office:value-type="float" office:value="5.04612329160896">
                <text:p>5.04612329160896</text:p>
              </table:table-cell>
              <table:table-cell office:value-type="float" office:value="5.70520768753875">
                <text:p>5.70520768753875</text:p>
              </table:table-cell>
              <table:table-cell office:value-type="float" office:value="3.47515085444339">
                <text:p>3.47515085444339</text:p>
              </table:table-cell>
              <table:table-cell office:value-type="float" office:value="2.98896690070211">
                <text:p>2.98896690070211</text:p>
              </table:table-cell>
              <table:table-cell office:value-type="float" office:value="3.20614181091877">
                <text:p>3.20614181091877</text:p>
              </table:table-cell>
              <table:table-cell office:value-type="float" office:value="2.9535864978903">
                <text:p>2.9535864978903</text:p>
              </table:table-cell>
              <table:table-cell office:value-type="float" office:value="2.41766467065868">
                <text:p>2.41766467065868</text:p>
              </table:table-cell>
              <table:table-cell office:value-type="float" office:value="2.23960184856026">
                <text:p>2.23960184856026</text:p>
              </table:table-cell>
              <table:table-cell office:value-type="float" office:value="1.6566265060241">
                <text:p>1.6566265060241</text:p>
              </table:table-cell>
              <table:table-cell office:value-type="float" office:value="4.15487408741517">
                <text:p>4.15487408741517</text:p>
              </table:table-cell>
            </table:table-row>
            <table:table-row>
              <table:table-cell office:value-type="string">
                <text:p>2021-07-23</text:p>
              </table:table-cell>
              <table:table-cell office:value-type="float" office:value="4.99178981937603">
                <text:p>4.99178981937603</text:p>
              </table:table-cell>
              <table:table-cell office:value-type="float" office:value="3.9770942349636">
                <text:p>3.9770942349636</text:p>
              </table:table-cell>
              <table:table-cell office:value-type="float" office:value="3.93212453100151">
                <text:p>3.93212453100151</text:p>
              </table:table-cell>
              <table:table-cell office:value-type="float" office:value="2.51962765005243">
                <text:p>2.51962765005243</text:p>
              </table:table-cell>
              <table:table-cell office:value-type="float" office:value="2.18521335941462">
                <text:p>2.18521335941462</text:p>
              </table:table-cell>
              <table:table-cell office:value-type="float" office:value="2.55199617499402">
                <text:p>2.55199617499402</text:p>
              </table:table-cell>
              <table:table-cell office:value-type="float" office:value="2.32544602578655">
                <text:p>2.32544602578655</text:p>
              </table:table-cell>
              <table:table-cell office:value-type="float" office:value="2.10696920583468">
                <text:p>2.10696920583468</text:p>
              </table:table-cell>
              <table:table-cell office:value-type="float" office:value="1.8077644966907">
                <text:p>1.8077644966907</text:p>
              </table:table-cell>
              <table:table-cell office:value-type="float" office:value="2.05808369540361">
                <text:p>2.05808369540361</text:p>
              </table:table-cell>
              <table:table-cell office:value-type="float" office:value="3.1044794227251">
                <text:p>3.1044794227251</text:p>
              </table:table-cell>
            </table:table-row>
            <table:table-row>
              <table:table-cell office:value-type="string">
                <text:p>2021-07-24</text:p>
              </table:table-cell>
              <table:table-cell office:value-type="float" office:value="4.33522021261908">
                <text:p>4.33522021261908</text:p>
              </table:table-cell>
              <table:table-cell office:value-type="float" office:value="3.47671000627525">
                <text:p>3.47671000627525</text:p>
              </table:table-cell>
              <table:table-cell office:value-type="float" office:value="3.24716382339709">
                <text:p>3.24716382339709</text:p>
              </table:table-cell>
              <table:table-cell office:value-type="float" office:value="2.40644918100199">
                <text:p>2.40644918100199</text:p>
              </table:table-cell>
              <table:table-cell office:value-type="float" office:value="2.22352398638964">
                <text:p>2.22352398638964</text:p>
              </table:table-cell>
              <table:table-cell office:value-type="float" office:value="2.38427470727416">
                <text:p>2.38427470727416</text:p>
              </table:table-cell>
              <table:table-cell office:value-type="float" office:value="2.12502897766788">
                <text:p>2.12502897766788</text:p>
              </table:table-cell>
              <table:table-cell office:value-type="float" office:value="1.93841077811383">
                <text:p>1.93841077811383</text:p>
              </table:table-cell>
              <table:table-cell office:value-type="float" office:value="1.94997880457821">
                <text:p>1.94997880457821</text:p>
              </table:table-cell>
              <table:table-cell office:value-type="float" office:value="2.00490998363339">
                <text:p>2.00490998363339</text:p>
              </table:table-cell>
              <table:table-cell office:value-type="float" office:value="2.81133574644654">
                <text:p>2.81133574644654</text:p>
              </table:table-cell>
            </table:table-row>
            <table:table-row>
              <table:table-cell office:value-type="string">
                <text:p>2021-07-25</text:p>
              </table:table-cell>
              <table:table-cell office:value-type="float" office:value="5.51031487513572">
                <text:p>5.51031487513572</text:p>
              </table:table-cell>
              <table:table-cell office:value-type="float" office:value="3.77165683496679">
                <text:p>3.77165683496679</text:p>
              </table:table-cell>
              <table:table-cell office:value-type="float" office:value="3.4372232297246">
                <text:p>3.4372232297246</text:p>
              </table:table-cell>
              <table:table-cell office:value-type="float" office:value="3.17489180637888">
                <text:p>3.17489180637888</text:p>
              </table:table-cell>
              <table:table-cell office:value-type="float" office:value="2.81548813599339">
                <text:p>2.81548813599339</text:p>
              </table:table-cell>
              <table:table-cell office:value-type="float" office:value="2.94507575757576">
                <text:p>2.94507575757576</text:p>
              </table:table-cell>
              <table:table-cell office:value-type="float" office:value="3.15024232633279">
                <text:p>3.15024232633279</text:p>
              </table:table-cell>
              <table:table-cell office:value-type="float" office:value="2.14202561117579">
                <text:p>2.1420256111757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226182316655">
                <text:p>1.30226182316655</text:p>
              </table:table-cell>
              <table:table-cell office:value-type="float" office:value="3.2587711935538">
                <text:p>3.2587711935538</text:p>
              </table:table-cell>
            </table:table-row>
            <table:table-row>
              <table:table-cell office:value-type="string">
                <text:p>2021-07-26</text:p>
              </table:table-cell>
              <table:table-cell office:value-type="float" office:value="7.2610096670247">
                <text:p>7.2610096670247</text:p>
              </table:table-cell>
              <table:table-cell office:value-type="float" office:value="6.46077653667217">
                <text:p>6.46077653667217</text:p>
              </table:table-cell>
              <table:table-cell office:value-type="float" office:value="6.62159461799774">
                <text:p>6.62159461799774</text:p>
              </table:table-cell>
              <table:table-cell office:value-type="float" office:value="4.87881194791441">
                <text:p>4.87881194791441</text:p>
              </table:table-cell>
              <table:table-cell office:value-type="float" office:value="4.42824814338685">
                <text:p>4.42824814338685</text:p>
              </table:table-cell>
              <table:table-cell office:value-type="float" office:value="4.6568055620363">
                <text:p>4.6568055620363</text:p>
              </table:table-cell>
              <table:table-cell office:value-type="float" office:value="3.58861267040898">
                <text:p>3.58861267040898</text:p>
              </table:table-cell>
              <table:table-cell office:value-type="float" office:value="2.74215821661077">
                <text:p>2.74215821661077</text:p>
              </table:table-cell>
              <table:table-cell office:value-type="float" office:value="2.32119135845627">
                <text:p>2.32119135845627</text:p>
              </table:table-cell>
              <table:table-cell office:value-type="float" office:value="2.20080321285141">
                <text:p>2.20080321285141</text:p>
              </table:table-cell>
              <table:table-cell office:value-type="float" office:value="5.25626927208942">
                <text:p>5.25626927208942</text:p>
              </table:table-cell>
            </table:table-row>
            <table:table-row>
              <table:table-cell office:value-type="string">
                <text:p>2021-07-27</text:p>
              </table:table-cell>
              <table:table-cell office:value-type="float" office:value="7.56450351837373">
                <text:p>7.56450351837373</text:p>
              </table:table-cell>
              <table:table-cell office:value-type="float" office:value="6.20280117972253">
                <text:p>6.20280117972253</text:p>
              </table:table-cell>
              <table:table-cell office:value-type="float" office:value="5.89389433033837">
                <text:p>5.89389433033837</text:p>
              </table:table-cell>
              <table:table-cell office:value-type="float" office:value="4.34269269084603">
                <text:p>4.34269269084603</text:p>
              </table:table-cell>
              <table:table-cell office:value-type="float" office:value="3.95082630009602">
                <text:p>3.95082630009602</text:p>
              </table:table-cell>
              <table:table-cell office:value-type="float" office:value="4.20986490732014">
                <text:p>4.20986490732014</text:p>
              </table:table-cell>
              <table:table-cell office:value-type="float" office:value="3.55069778930468">
                <text:p>3.55069778930468</text:p>
              </table:table-cell>
              <table:table-cell office:value-type="float" office:value="2.93544031604741">
                <text:p>2.93544031604741</text:p>
              </table:table-cell>
              <table:table-cell office:value-type="float" office:value="1.98896874477687">
                <text:p>1.98896874477687</text:p>
              </table:table-cell>
              <table:table-cell office:value-type="float" office:value="1.88742837883384">
                <text:p>1.88742837883384</text:p>
              </table:table-cell>
              <table:table-cell office:value-type="float" office:value="4.82187708719415">
                <text:p>4.82187708719415</text:p>
              </table:table-cell>
            </table:table-row>
            <table:table-row>
              <table:table-cell office:value-type="string">
                <text:p>2021-07-28</text:p>
              </table:table-cell>
              <table:table-cell office:value-type="float" office:value="6.87231550175713">
                <text:p>6.87231550175713</text:p>
              </table:table-cell>
              <table:table-cell office:value-type="float" office:value="5.59933112062631">
                <text:p>5.59933112062631</text:p>
              </table:table-cell>
              <table:table-cell office:value-type="float" office:value="5.4973940629957">
                <text:p>5.4973940629957</text:p>
              </table:table-cell>
              <table:table-cell office:value-type="float" office:value="4.29272060937051">
                <text:p>4.29272060937051</text:p>
              </table:table-cell>
              <table:table-cell office:value-type="float" office:value="3.97755033010536">
                <text:p>3.97755033010536</text:p>
              </table:table-cell>
              <table:table-cell office:value-type="float" office:value="3.95774935491656">
                <text:p>3.95774935491656</text:p>
              </table:table-cell>
              <table:table-cell office:value-type="float" office:value="3.69970205939168">
                <text:p>3.69970205939168</text:p>
              </table:table-cell>
              <table:table-cell office:value-type="float" office:value="3.23077769827729">
                <text:p>3.23077769827729</text:p>
              </table:table-cell>
              <table:table-cell office:value-type="float" office:value="2.71611622450821">
                <text:p>2.71611622450821</text:p>
              </table:table-cell>
              <table:table-cell office:value-type="float" office:value="1.92641443943075">
                <text:p>1.92641443943075</text:p>
              </table:table-cell>
              <table:table-cell office:value-type="float" office:value="4.64819421934341">
                <text:p>4.64819421934341</text:p>
              </table:table-cell>
            </table:table-row>
            <table:table-row>
              <table:table-cell office:value-type="string">
                <text:p>2021-07-29</text:p>
              </table:table-cell>
              <table:table-cell office:value-type="float" office:value="6.55910206944932">
                <text:p>6.55910206944932</text:p>
              </table:table-cell>
              <table:table-cell office:value-type="float" office:value="4.58961793843739">
                <text:p>4.58961793843739</text:p>
              </table:table-cell>
              <table:table-cell office:value-type="float" office:value="4.59667514547078">
                <text:p>4.59667514547078</text:p>
              </table:table-cell>
              <table:table-cell office:value-type="float" office:value="3.50387429048672">
                <text:p>3.50387429048672</text:p>
              </table:table-cell>
              <table:table-cell office:value-type="float" office:value="3.23163817633341">
                <text:p>3.23163817633341</text:p>
              </table:table-cell>
              <table:table-cell office:value-type="float" office:value="3.6613385787725">
                <text:p>3.6613385787725</text:p>
              </table:table-cell>
              <table:table-cell office:value-type="float" office:value="3.49505633478961">
                <text:p>3.49505633478961</text:p>
              </table:table-cell>
              <table:table-cell office:value-type="float" office:value="3.57348703170029">
                <text:p>3.57348703170029</text:p>
              </table:table-cell>
              <table:table-cell office:value-type="float" office:value="2.55306059673947">
                <text:p>2.55306059673947</text:p>
              </table:table-cell>
              <table:table-cell office:value-type="float" office:value="2.70817980840088">
                <text:p>2.70817980840088</text:p>
              </table:table-cell>
              <table:table-cell office:value-type="float" office:value="3.9816617471582">
                <text:p>3.9816617471582</text:p>
              </table:table-cell>
            </table:table-row>
            <table:table-row>
              <table:table-cell office:value-type="string">
                <text:p>2021-07-30</text:p>
              </table:table-cell>
              <table:table-cell office:value-type="float" office:value="5.69160387513455">
                <text:p>5.69160387513455</text:p>
              </table:table-cell>
              <table:table-cell office:value-type="float" office:value="3.34968288779563">
                <text:p>3.34968288779563</text:p>
              </table:table-cell>
              <table:table-cell office:value-type="float" office:value="3.01985489561754">
                <text:p>3.01985489561754</text:p>
              </table:table-cell>
              <table:table-cell office:value-type="float" office:value="2.40351207950658">
                <text:p>2.40351207950658</text:p>
              </table:table-cell>
              <table:table-cell office:value-type="float" office:value="2.35282624705051">
                <text:p>2.35282624705051</text:p>
              </table:table-cell>
              <table:table-cell office:value-type="float" office:value="2.73823779953334">
                <text:p>2.73823779953334</text:p>
              </table:table-cell>
              <table:table-cell office:value-type="float" office:value="3.01394628099174">
                <text:p>3.01394628099174</text:p>
              </table:table-cell>
              <table:table-cell office:value-type="float" office:value="3.11925668776802">
                <text:p>3.11925668776802</text:p>
              </table:table-cell>
              <table:table-cell office:value-type="float" office:value="2.64570191130779">
                <text:p>2.64570191130779</text:p>
              </table:table-cell>
              <table:table-cell office:value-type="float" office:value="2.40374821755958">
                <text:p>2.40374821755958</text:p>
              </table:table-cell>
              <table:table-cell office:value-type="float" office:value="2.86952186505864">
                <text:p>2.86952186505864</text:p>
              </table:table-cell>
            </table:table-row>
            <table:table-row>
              <table:table-cell office:value-type="string">
                <text:p>2021-07-31</text:p>
              </table:table-cell>
              <table:table-cell office:value-type="float" office:value="4.82125486381323">
                <text:p>4.82125486381323</text:p>
              </table:table-cell>
              <table:table-cell office:value-type="float" office:value="2.83721060545215">
                <text:p>2.83721060545215</text:p>
              </table:table-cell>
              <table:table-cell office:value-type="float" office:value="2.39645211164456">
                <text:p>2.39645211164456</text:p>
              </table:table-cell>
              <table:table-cell office:value-type="float" office:value="2.32242843902476">
                <text:p>2.32242843902476</text:p>
              </table:table-cell>
              <table:table-cell office:value-type="float" office:value="2.34210467977565">
                <text:p>2.34210467977565</text:p>
              </table:table-cell>
              <table:table-cell office:value-type="float" office:value="2.60714350107279">
                <text:p>2.60714350107279</text:p>
              </table:table-cell>
              <table:table-cell office:value-type="float" office:value="2.93456221198157">
                <text:p>2.93456221198157</text:p>
              </table:table-cell>
              <table:table-cell office:value-type="float" office:value="2.85488845850369">
                <text:p>2.85488845850369</text:p>
              </table:table-cell>
              <table:table-cell office:value-type="float" office:value="2.58696287635194">
                <text:p>2.58696287635194</text:p>
              </table:table-cell>
              <table:table-cell office:value-type="float" office:value="2.04322200392927">
                <text:p>2.04322200392927</text:p>
              </table:table-cell>
              <table:table-cell office:value-type="float" office:value="2.56638490471455">
                <text:p>2.56638490471455</text:p>
              </table:table-cell>
            </table:table-row>
            <table:table-row>
              <table:table-cell office:value-type="string">
                <text:p>2021-08-01</text:p>
              </table:table-cell>
              <table:table-cell office:value-type="float" office:value="6.10940089983424">
                <text:p>6.10940089983424</text:p>
              </table:table-cell>
              <table:table-cell office:value-type="float" office:value="2.99158616391399">
                <text:p>2.99158616391399</text:p>
              </table:table-cell>
              <table:table-cell office:value-type="float" office:value="2.51293566337987">
                <text:p>2.51293566337987</text:p>
              </table:table-cell>
              <table:table-cell office:value-type="float" office:value="2.86066117268163">
                <text:p>2.86066117268163</text:p>
              </table:table-cell>
              <table:table-cell office:value-type="float" office:value="3.02811078958247">
                <text:p>3.02811078958247</text:p>
              </table:table-cell>
              <table:table-cell office:value-type="float" office:value="3.64783090428705">
                <text:p>3.64783090428705</text:p>
              </table:table-cell>
              <table:table-cell office:value-type="float" office:value="3.5171102661597">
                <text:p>3.5171102661597</text:p>
              </table:table-cell>
              <table:table-cell office:value-type="float" office:value="2.73668639053254">
                <text:p>2.73668639053254</text:p>
              </table:table-cell>
              <table:table-cell office:value-type="float" office:value="2.75075478027508">
                <text:p>2.75075478027508</text:p>
              </table:table-cell>
              <table:table-cell office:value-type="float" office:value="1.96767392832045">
                <text:p>1.96767392832045</text:p>
              </table:table-cell>
              <table:table-cell office:value-type="float" office:value="2.94712438024078">
                <text:p>2.94712438024078</text:p>
              </table:table-cell>
            </table:table-row>
            <table:table-row>
              <table:table-cell office:value-type="string">
                <text:p>2021-08-02</text:p>
              </table:table-cell>
              <table:table-cell office:value-type="float" office:value="8.88374485596708">
                <text:p>8.88374485596708</text:p>
              </table:table-cell>
              <table:table-cell office:value-type="float" office:value="5.7219550817836">
                <text:p>5.7219550817836</text:p>
              </table:table-cell>
              <table:table-cell office:value-type="float" office:value="5.25636141762279">
                <text:p>5.25636141762279</text:p>
              </table:table-cell>
              <table:table-cell office:value-type="float" office:value="4.76121437063241">
                <text:p>4.76121437063241</text:p>
              </table:table-cell>
              <table:table-cell office:value-type="float" office:value="4.73629268777651">
                <text:p>4.73629268777651</text:p>
              </table:table-cell>
              <table:table-cell office:value-type="float" office:value="5.23181811531653">
                <text:p>5.23181811531653</text:p>
              </table:table-cell>
              <table:table-cell office:value-type="float" office:value="4.63066696541937">
                <text:p>4.63066696541937</text:p>
              </table:table-cell>
              <table:table-cell office:value-type="float" office:value="3.96877033181522">
                <text:p>3.96877033181522</text:p>
              </table:table-cell>
              <table:table-cell office:value-type="float" office:value="3.40770500035871">
                <text:p>3.40770500035871</text:p>
              </table:table-cell>
              <table:table-cell office:value-type="float" office:value="3.05296901236452">
                <text:p>3.05296901236452</text:p>
              </table:table-cell>
              <table:table-cell office:value-type="float" office:value="5.10720840358704">
                <text:p>5.10720840358704</text:p>
              </table:table-cell>
            </table:table-row>
            <table:table-row>
              <table:table-cell office:value-type="string">
                <text:p>2021-08-03</text:p>
              </table:table-cell>
              <table:table-cell office:value-type="float" office:value="9.36020559989179">
                <text:p>9.36020559989179</text:p>
              </table:table-cell>
              <table:table-cell office:value-type="float" office:value="5.94444869929284">
                <text:p>5.94444869929284</text:p>
              </table:table-cell>
              <table:table-cell office:value-type="float" office:value="4.83642291216498">
                <text:p>4.83642291216498</text:p>
              </table:table-cell>
              <table:table-cell office:value-type="float" office:value="4.18828347486428">
                <text:p>4.18828347486428</text:p>
              </table:table-cell>
              <table:table-cell office:value-type="float" office:value="4.37741423779713">
                <text:p>4.37741423779713</text:p>
              </table:table-cell>
              <table:table-cell office:value-type="float" office:value="5.01145996289155">
                <text:p>5.01145996289155</text:p>
              </table:table-cell>
              <table:table-cell office:value-type="float" office:value="4.66124825620186">
                <text:p>4.66124825620186</text:p>
              </table:table-cell>
              <table:table-cell office:value-type="float" office:value="3.96270396270396">
                <text:p>3.96270396270396</text:p>
              </table:table-cell>
              <table:table-cell office:value-type="float" office:value="3.43026992287918">
                <text:p>3.43026992287918</text:p>
              </table:table-cell>
              <table:table-cell office:value-type="float" office:value="2.93195359046723">
                <text:p>2.93195359046723</text:p>
              </table:table-cell>
              <table:table-cell office:value-type="float" office:value="4.83189731061108">
                <text:p>4.83189731061108</text:p>
              </table:table-cell>
            </table:table-row>
            <table:table-row>
              <table:table-cell office:value-type="string">
                <text:p>2021-08-04</text:p>
              </table:table-cell>
              <table:table-cell office:value-type="float" office:value="8.9190128606187">
                <text:p>8.9190128606187</text:p>
              </table:table-cell>
              <table:table-cell office:value-type="float" office:value="5.53892404663559">
                <text:p>5.53892404663559</text:p>
              </table:table-cell>
              <table:table-cell office:value-type="float" office:value="4.67285639443507">
                <text:p>4.67285639443507</text:p>
              </table:table-cell>
              <table:table-cell office:value-type="float" office:value="4.06687792569686">
                <text:p>4.06687792569686</text:p>
              </table:table-cell>
              <table:table-cell office:value-type="float" office:value="4.30075633990805">
                <text:p>4.30075633990805</text:p>
              </table:table-cell>
              <table:table-cell office:value-type="float" office:value="4.68120962456699">
                <text:p>4.68120962456699</text:p>
              </table:table-cell>
              <table:table-cell office:value-type="float" office:value="4.61962619818549">
                <text:p>4.61962619818549</text:p>
              </table:table-cell>
              <table:table-cell office:value-type="float" office:value="4.28758455160375">
                <text:p>4.28758455160375</text:p>
              </table:table-cell>
              <table:table-cell office:value-type="float" office:value="3.55803610360164">
                <text:p>3.55803610360164</text:p>
              </table:table-cell>
              <table:table-cell office:value-type="float" office:value="3.79192999513855">
                <text:p>3.79192999513855</text:p>
              </table:table-cell>
              <table:table-cell office:value-type="float" office:value="4.67727867422591">
                <text:p>4.67727867422591</text:p>
              </table:table-cell>
            </table:table-row>
            <table:table-row>
              <table:table-cell office:value-type="string">
                <text:p>2021-08-05</text:p>
              </table:table-cell>
              <table:table-cell office:value-type="float" office:value="9.43262411347518">
                <text:p>9.43262411347518</text:p>
              </table:table-cell>
              <table:table-cell office:value-type="float" office:value="4.72431328137144">
                <text:p>4.72431328137144</text:p>
              </table:table-cell>
              <table:table-cell office:value-type="float" office:value="3.9385461867138">
                <text:p>3.9385461867138</text:p>
              </table:table-cell>
              <table:table-cell office:value-type="float" office:value="3.66261732591755">
                <text:p>3.66261732591755</text:p>
              </table:table-cell>
              <table:table-cell office:value-type="float" office:value="3.86176838239361">
                <text:p>3.86176838239361</text:p>
              </table:table-cell>
              <table:table-cell office:value-type="float" office:value="4.26931088502126">
                <text:p>4.26931088502126</text:p>
              </table:table-cell>
              <table:table-cell office:value-type="float" office:value="4.46428571428571">
                <text:p>4.46428571428571</text:p>
              </table:table-cell>
              <table:table-cell office:value-type="float" office:value="4.49547415102363">
                <text:p>4.49547415102363</text:p>
              </table:table-cell>
              <table:table-cell office:value-type="float" office:value="3.51886148747441">
                <text:p>3.51886148747441</text:p>
              </table:table-cell>
              <table:table-cell office:value-type="float" office:value="3.04127443881245">
                <text:p>3.04127443881245</text:p>
              </table:table-cell>
              <table:table-cell office:value-type="float" office:value="4.1857805811519">
                <text:p>4.1857805811519</text:p>
              </table:table-cell>
            </table:table-row>
            <table:table-row>
              <table:table-cell office:value-type="string">
                <text:p>2021-08-06</text:p>
              </table:table-cell>
              <table:table-cell office:value-type="float" office:value="7.52789564670753">
                <text:p>7.52789564670753</text:p>
              </table:table-cell>
              <table:table-cell office:value-type="float" office:value="3.6914969189341">
                <text:p>3.6914969189341</text:p>
              </table:table-cell>
              <table:table-cell office:value-type="float" office:value="2.81228491531379">
                <text:p>2.81228491531379</text:p>
              </table:table-cell>
              <table:table-cell office:value-type="float" office:value="2.64899580017322">
                <text:p>2.64899580017322</text:p>
              </table:table-cell>
              <table:table-cell office:value-type="float" office:value="2.88979655957898">
                <text:p>2.88979655957898</text:p>
              </table:table-cell>
              <table:table-cell office:value-type="float" office:value="3.40643046667707">
                <text:p>3.40643046667707</text:p>
              </table:table-cell>
              <table:table-cell office:value-type="float" office:value="3.80976602238047">
                <text:p>3.80976602238047</text:p>
              </table:table-cell>
              <table:table-cell office:value-type="float" office:value="3.94894894894895">
                <text:p>3.94894894894895</text:p>
              </table:table-cell>
              <table:table-cell office:value-type="float" office:value="3.4862544445408">
                <text:p>3.4862544445408</text:p>
              </table:table-cell>
              <table:table-cell office:value-type="float" office:value="3.11929952572054">
                <text:p>3.11929952572054</text:p>
              </table:table-cell>
              <table:table-cell office:value-type="float" office:value="3.17386443666307">
                <text:p>3.17386443666307</text:p>
              </table:table-cell>
            </table:table-row>
            <table:table-row>
              <table:table-cell office:value-type="string">
                <text:p>2021-08-07</text:p>
              </table:table-cell>
              <table:table-cell office:value-type="float" office:value="7.21861884776803">
                <text:p>7.21861884776803</text:p>
              </table:table-cell>
              <table:table-cell office:value-type="float" office:value="3.16968768165724">
                <text:p>3.16968768165724</text:p>
              </table:table-cell>
              <table:table-cell office:value-type="float" office:value="2.26919402343816">
                <text:p>2.26919402343816</text:p>
              </table:table-cell>
              <table:table-cell office:value-type="float" office:value="2.41785089558065">
                <text:p>2.41785089558065</text:p>
              </table:table-cell>
              <table:table-cell office:value-type="float" office:value="2.68650456396728">
                <text:p>2.68650456396728</text:p>
              </table:table-cell>
              <table:table-cell office:value-type="float" office:value="3.11494355053783">
                <text:p>3.11494355053783</text:p>
              </table:table-cell>
              <table:table-cell office:value-type="float" office:value="3.24466223311166">
                <text:p>3.24466223311166</text:p>
              </table:table-cell>
              <table:table-cell office:value-type="float" office:value="3.21034663865546">
                <text:p>3.21034663865546</text:p>
              </table:table-cell>
              <table:table-cell office:value-type="float" office:value="3.30363262508568">
                <text:p>3.30363262508568</text:p>
              </table:table-cell>
              <table:table-cell office:value-type="float" office:value="2.77331189710611">
                <text:p>2.77331189710611</text:p>
              </table:table-cell>
              <table:table-cell office:value-type="float" office:value="2.76117548009462">
                <text:p>2.76117548009462</text:p>
              </table:table-cell>
            </table:table-row>
            <table:table-row>
              <table:table-cell office:value-type="string">
                <text:p>2021-08-08</text:p>
              </table:table-cell>
              <table:table-cell office:value-type="float" office:value="8.78323932312651">
                <text:p>8.78323932312651</text:p>
              </table:table-cell>
              <table:table-cell office:value-type="float" office:value="3.3496889850481">
                <text:p>3.3496889850481</text:p>
              </table:table-cell>
              <table:table-cell office:value-type="float" office:value="2.28457451266321">
                <text:p>2.28457451266321</text:p>
              </table:table-cell>
              <table:table-cell office:value-type="float" office:value="2.72032841405113">
                <text:p>2.72032841405113</text:p>
              </table:table-cell>
              <table:table-cell office:value-type="float" office:value="3.02696024356881">
                <text:p>3.02696024356881</text:p>
              </table:table-cell>
              <table:table-cell office:value-type="float" office:value="3.49020168788442">
                <text:p>3.49020168788442</text:p>
              </table:table-cell>
              <table:table-cell office:value-type="float" office:value="3.42965163381042">
                <text:p>3.42965163381042</text:p>
              </table:table-cell>
              <table:table-cell office:value-type="float" office:value="3.4059064453546">
                <text:p>3.4059064453546</text:p>
              </table:table-cell>
              <table:table-cell office:value-type="float" office:value="3.73341561246529">
                <text:p>3.73341561246529</text:p>
              </table:table-cell>
              <table:table-cell office:value-type="float" office:value="3.68421052631579">
                <text:p>3.68421052631579</text:p>
              </table:table-cell>
              <table:table-cell office:value-type="float" office:value="2.9609200474365">
                <text:p>2.9609200474365</text:p>
              </table:table-cell>
            </table:table-row>
            <table:table-row>
              <table:table-cell office:value-type="string">
                <text:p>2021-08-09</text:p>
              </table:table-cell>
              <table:table-cell office:value-type="float" office:value="12.1616912533395">
                <text:p>12.1616912533395</text:p>
              </table:table-cell>
              <table:table-cell office:value-type="float" office:value="5.2436581822558">
                <text:p>5.2436581822558</text:p>
              </table:table-cell>
              <table:table-cell office:value-type="float" office:value="3.19766967476623">
                <text:p>3.19766967476623</text:p>
              </table:table-cell>
              <table:table-cell office:value-type="float" office:value="3.19224018647326">
                <text:p>3.19224018647326</text:p>
              </table:table-cell>
              <table:table-cell office:value-type="float" office:value="3.51248907936464">
                <text:p>3.51248907936464</text:p>
              </table:table-cell>
              <table:table-cell office:value-type="float" office:value="3.95306932296728">
                <text:p>3.95306932296728</text:p>
              </table:table-cell>
              <table:table-cell office:value-type="float" office:value="3.97708371835151">
                <text:p>3.97708371835151</text:p>
              </table:table-cell>
              <table:table-cell office:value-type="float" office:value="3.87412446797815">
                <text:p>3.87412446797815</text:p>
              </table:table-cell>
              <table:table-cell office:value-type="float" office:value="3.66907856822693">
                <text:p>3.66907856822693</text:p>
              </table:table-cell>
              <table:table-cell office:value-type="float" office:value="3.81153305203938">
                <text:p>3.81153305203938</text:p>
              </table:table-cell>
              <table:table-cell office:value-type="float" office:value="3.81810717701729">
                <text:p>3.81810717701729</text:p>
              </table:table-cell>
            </table:table-row>
            <table:table-row>
              <table:table-cell office:value-type="string">
                <text:p>2021-08-10</text:p>
              </table:table-cell>
              <table:table-cell office:value-type="float" office:value="12.6269414575866">
                <text:p>12.6269414575866</text:p>
              </table:table-cell>
              <table:table-cell office:value-type="float" office:value="4.98929402001865">
                <text:p>4.98929402001865</text:p>
              </table:table-cell>
              <table:table-cell office:value-type="float" office:value="2.95006302365241">
                <text:p>2.95006302365241</text:p>
              </table:table-cell>
              <table:table-cell office:value-type="float" office:value="2.76467743696671">
                <text:p>2.76467743696671</text:p>
              </table:table-cell>
              <table:table-cell office:value-type="float" office:value="3.08934388819817">
                <text:p>3.08934388819817</text:p>
              </table:table-cell>
              <table:table-cell office:value-type="float" office:value="3.57988944459068">
                <text:p>3.57988944459068</text:p>
              </table:table-cell>
              <table:table-cell office:value-type="float" office:value="3.76153300212917">
                <text:p>3.76153300212917</text:p>
              </table:table-cell>
              <table:table-cell office:value-type="float" office:value="3.63206618081544">
                <text:p>3.63206618081544</text:p>
              </table:table-cell>
              <table:table-cell office:value-type="float" office:value="3.60493827160494">
                <text:p>3.60493827160494</text:p>
              </table:table-cell>
              <table:table-cell office:value-type="float" office:value="3.57396114026379">
                <text:p>3.57396114026379</text:p>
              </table:table-cell>
              <table:table-cell office:value-type="float" office:value="3.47571591194869">
                <text:p>3.47571591194869</text:p>
              </table:table-cell>
            </table:table-row>
            <table:table-row>
              <table:table-cell office:value-type="string">
                <text:p>2021-08-11</text:p>
              </table:table-cell>
              <table:table-cell office:value-type="float" office:value="12.2577101153575">
                <text:p>12.2577101153575</text:p>
              </table:table-cell>
              <table:table-cell office:value-type="float" office:value="4.79147509060421">
                <text:p>4.79147509060421</text:p>
              </table:table-cell>
              <table:table-cell office:value-type="float" office:value="2.94532178229728">
                <text:p>2.94532178229728</text:p>
              </table:table-cell>
              <table:table-cell office:value-type="float" office:value="2.85820033918342">
                <text:p>2.85820033918342</text:p>
              </table:table-cell>
              <table:table-cell office:value-type="float" office:value="3.18202612717938">
                <text:p>3.18202612717938</text:p>
              </table:table-cell>
              <table:table-cell office:value-type="float" office:value="3.47073830892161">
                <text:p>3.47073830892161</text:p>
              </table:table-cell>
              <table:table-cell office:value-type="float" office:value="3.87266545573099">
                <text:p>3.87266545573099</text:p>
              </table:table-cell>
              <table:table-cell office:value-type="float" office:value="4.02490549255059">
                <text:p>4.02490549255059</text:p>
              </table:table-cell>
              <table:table-cell office:value-type="float" office:value="3.75333019902837">
                <text:p>3.75333019902837</text:p>
              </table:table-cell>
              <table:table-cell office:value-type="float" office:value="3.10137324486962">
                <text:p>3.10137324486962</text:p>
              </table:table-cell>
              <table:table-cell office:value-type="float" office:value="3.48494476993501">
                <text:p>3.48494476993501</text:p>
              </table:table-cell>
            </table:table-row>
            <table:table-row>
              <table:table-cell office:value-type="string">
                <text:p>2021-08-12</text:p>
              </table:table-cell>
              <table:table-cell office:value-type="float" office:value="11.3900310178172">
                <text:p>11.3900310178172</text:p>
              </table:table-cell>
              <table:table-cell office:value-type="float" office:value="4.3179299697868">
                <text:p>4.3179299697868</text:p>
              </table:table-cell>
              <table:table-cell office:value-type="float" office:value="2.49890417604678">
                <text:p>2.49890417604678</text:p>
              </table:table-cell>
              <table:table-cell office:value-type="float" office:value="2.43637614228162">
                <text:p>2.43637614228162</text:p>
              </table:table-cell>
              <table:table-cell office:value-type="float" office:value="2.69796203528905">
                <text:p>2.69796203528905</text:p>
              </table:table-cell>
              <table:table-cell office:value-type="float" office:value="3.18064989902699">
                <text:p>3.18064989902699</text:p>
              </table:table-cell>
              <table:table-cell office:value-type="float" office:value="3.78319388868679">
                <text:p>3.78319388868679</text:p>
              </table:table-cell>
              <table:table-cell office:value-type="float" office:value="3.9039039039039">
                <text:p>3.9039039039039</text:p>
              </table:table-cell>
              <table:table-cell office:value-type="float" office:value="3.62068965517241">
                <text:p>3.62068965517241</text:p>
              </table:table-cell>
              <table:table-cell office:value-type="float" office:value="2.7892234548336">
                <text:p>2.7892234548336</text:p>
              </table:table-cell>
              <table:table-cell office:value-type="float" office:value="3.06694033377503">
                <text:p>3.06694033377503</text:p>
              </table:table-cell>
            </table:table-row>
            <table:table-row>
              <table:table-cell office:value-type="string">
                <text:p>2021-08-13</text:p>
              </table:table-cell>
              <table:table-cell office:value-type="float" office:value="9.35393425997733">
                <text:p>9.35393425997733</text:p>
              </table:table-cell>
              <table:table-cell office:value-type="float" office:value="3.59424219466486">
                <text:p>3.59424219466486</text:p>
              </table:table-cell>
              <table:table-cell office:value-type="float" office:value="2.00328346645515">
                <text:p>2.00328346645515</text:p>
              </table:table-cell>
              <table:table-cell office:value-type="float" office:value="2.00149485718168">
                <text:p>2.00149485718168</text:p>
              </table:table-cell>
              <table:table-cell office:value-type="float" office:value="2.19847656645409">
                <text:p>2.19847656645409</text:p>
              </table:table-cell>
              <table:table-cell office:value-type="float" office:value="2.47492960529566">
                <text:p>2.47492960529566</text:p>
              </table:table-cell>
              <table:table-cell office:value-type="float" office:value="2.99707745719161">
                <text:p>2.99707745719161</text:p>
              </table:table-cell>
              <table:table-cell office:value-type="float" office:value="3.32698464156907">
                <text:p>3.32698464156907</text:p>
              </table:table-cell>
              <table:table-cell office:value-type="float" office:value="3.6547433903577">
                <text:p>3.6547433903577</text:p>
              </table:table-cell>
              <table:table-cell office:value-type="float" office:value="3.24289613100016">
                <text:p>3.24289613100016</text:p>
              </table:table-cell>
              <table:table-cell office:value-type="float" office:value="2.51535644601839">
                <text:p>2.51535644601839</text:p>
              </table:table-cell>
            </table:table-row>
            <table:table-row>
              <table:table-cell office:value-type="string">
                <text:p>2021-08-14</text:p>
              </table:table-cell>
              <table:table-cell office:value-type="float" office:value="8.5320045994634">
                <text:p>8.5320045994634</text:p>
              </table:table-cell>
              <table:table-cell office:value-type="float" office:value="2.74686284549121">
                <text:p>2.74686284549121</text:p>
              </table:table-cell>
              <table:table-cell office:value-type="float" office:value="1.62308130768205">
                <text:p>1.62308130768205</text:p>
              </table:table-cell>
              <table:table-cell office:value-type="float" office:value="1.72922774144611">
                <text:p>1.72922774144611</text:p>
              </table:table-cell>
              <table:table-cell office:value-type="float" office:value="1.92982596391369">
                <text:p>1.92982596391369</text:p>
              </table:table-cell>
              <table:table-cell office:value-type="float" office:value="2.11573968687558">
                <text:p>2.11573968687558</text:p>
              </table:table-cell>
              <table:table-cell office:value-type="float" office:value="2.54448352889825">
                <text:p>2.54448352889825</text:p>
              </table:table-cell>
              <table:table-cell office:value-type="float" office:value="3.06615033685216">
                <text:p>3.06615033685216</text:p>
              </table:table-cell>
              <table:table-cell office:value-type="float" office:value="3.47329606280481">
                <text:p>3.47329606280481</text:p>
              </table:table-cell>
              <table:table-cell office:value-type="float" office:value="3.54906054279749">
                <text:p>3.54906054279749</text:p>
              </table:table-cell>
              <table:table-cell office:value-type="float" office:value="2.09612869520927">
                <text:p>2.09612869520927</text:p>
              </table:table-cell>
            </table:table-row>
            <table:table-row>
              <table:table-cell office:value-type="string">
                <text:p>2021-08-15</text:p>
              </table:table-cell>
              <table:table-cell office:value-type="float" office:value="8.68355134984692">
                <text:p>8.68355134984692</text:p>
              </table:table-cell>
              <table:table-cell office:value-type="float" office:value="3.05403878742233">
                <text:p>3.05403878742233</text:p>
              </table:table-cell>
              <table:table-cell office:value-type="float" office:value="1.93502409097247">
                <text:p>1.93502409097247</text:p>
              </table:table-cell>
              <table:table-cell office:value-type="float" office:value="2.28402556642459">
                <text:p>2.28402556642459</text:p>
              </table:table-cell>
              <table:table-cell office:value-type="float" office:value="2.71073869560181">
                <text:p>2.71073869560181</text:p>
              </table:table-cell>
              <table:table-cell office:value-type="float" office:value="3.03262465683458">
                <text:p>3.03262465683458</text:p>
              </table:table-cell>
              <table:table-cell office:value-type="float" office:value="3.41622707862346">
                <text:p>3.41622707862346</text:p>
              </table:table-cell>
              <table:table-cell office:value-type="float" office:value="4.06144781144781">
                <text:p>4.06144781144781</text:p>
              </table:table-cell>
              <table:table-cell office:value-type="float" office:value="3.28554360812425">
                <text:p>3.28554360812425</text:p>
              </table:table-cell>
              <table:table-cell office:value-type="float" office:value="2.96774193548387">
                <text:p>2.96774193548387</text:p>
              </table:table-cell>
              <table:table-cell office:value-type="float" office:value="2.61541419579429">
                <text:p>2.61541419579429</text:p>
              </table:table-cell>
            </table:table-row>
            <table:table-row>
              <table:table-cell office:value-type="string">
                <text:p>2021-08-16</text:p>
              </table:table-cell>
              <table:table-cell office:value-type="float" office:value="12.6514527702623">
                <text:p>12.6514527702623</text:p>
              </table:table-cell>
              <table:table-cell office:value-type="float" office:value="4.9924504840572">
                <text:p>4.9924504840572</text:p>
              </table:table-cell>
              <table:table-cell office:value-type="float" office:value="2.93257527487788">
                <text:p>2.93257527487788</text:p>
              </table:table-cell>
              <table:table-cell office:value-type="float" office:value="2.9539992674189">
                <text:p>2.9539992674189</text:p>
              </table:table-cell>
              <table:table-cell office:value-type="float" office:value="3.15467473721891">
                <text:p>3.15467473721891</text:p>
              </table:table-cell>
              <table:table-cell office:value-type="float" office:value="3.37034471136742">
                <text:p>3.37034471136742</text:p>
              </table:table-cell>
              <table:table-cell office:value-type="float" office:value="3.61893815182299">
                <text:p>3.61893815182299</text:p>
              </table:table-cell>
              <table:table-cell office:value-type="float" office:value="3.60832690824981">
                <text:p>3.60832690824981</text:p>
              </table:table-cell>
              <table:table-cell office:value-type="float" office:value="3.5347643490434">
                <text:p>3.5347643490434</text:p>
              </table:table-cell>
              <table:table-cell office:value-type="float" office:value="3.42812621737437">
                <text:p>3.42812621737437</text:p>
              </table:table-cell>
              <table:table-cell office:value-type="float" office:value="3.50652372931572">
                <text:p>3.50652372931572</text:p>
              </table:table-cell>
            </table:table-row>
            <table:table-row>
              <table:table-cell office:value-type="string">
                <text:p>2021-08-17</text:p>
              </table:table-cell>
              <table:table-cell office:value-type="float" office:value="12.7610034550098">
                <text:p>12.7610034550098</text:p>
              </table:table-cell>
              <table:table-cell office:value-type="float" office:value="4.72664900777281">
                <text:p>4.72664900777281</text:p>
              </table:table-cell>
              <table:table-cell office:value-type="float" office:value="2.54094302346262">
                <text:p>2.54094302346262</text:p>
              </table:table-cell>
              <table:table-cell office:value-type="float" office:value="2.3705187596511">
                <text:p>2.3705187596511</text:p>
              </table:table-cell>
              <table:table-cell office:value-type="float" office:value="2.72587466359093">
                <text:p>2.72587466359093</text:p>
              </table:table-cell>
              <table:table-cell office:value-type="float" office:value="2.95796752035664">
                <text:p>2.95796752035664</text:p>
              </table:table-cell>
              <table:table-cell office:value-type="float" office:value="3.2433760596257">
                <text:p>3.2433760596257</text:p>
              </table:table-cell>
              <table:table-cell office:value-type="float" office:value="3.56821926014677">
                <text:p>3.56821926014677</text:p>
              </table:table-cell>
              <table:table-cell office:value-type="float" office:value="3.29803736426789">
                <text:p>3.29803736426789</text:p>
              </table:table-cell>
              <table:table-cell office:value-type="float" office:value="2.89835351748537">
                <text:p>2.89835351748537</text:p>
              </table:table-cell>
              <table:table-cell office:value-type="float" office:value="3.0779218090205">
                <text:p>3.0779218090205</text:p>
              </table:table-cell>
            </table:table-row>
            <table:table-row>
              <table:table-cell office:value-type="string">
                <text:p>2021-08-18</text:p>
              </table:table-cell>
              <table:table-cell office:value-type="float" office:value="12.6344912388564">
                <text:p>12.6344912388564</text:p>
              </table:table-cell>
              <table:table-cell office:value-type="float" office:value="4.64468559673635">
                <text:p>4.64468559673635</text:p>
              </table:table-cell>
              <table:table-cell office:value-type="float" office:value="2.4086963322124">
                <text:p>2.4086963322124</text:p>
              </table:table-cell>
              <table:table-cell office:value-type="float" office:value="2.44143621918369">
                <text:p>2.44143621918369</text:p>
              </table:table-cell>
              <table:table-cell office:value-type="float" office:value="2.6819793953724">
                <text:p>2.6819793953724</text:p>
              </table:table-cell>
              <table:table-cell office:value-type="float" office:value="2.90941811637672">
                <text:p>2.90941811637672</text:p>
              </table:table-cell>
              <table:table-cell office:value-type="float" office:value="3.35300794551646">
                <text:p>3.35300794551646</text:p>
              </table:table-cell>
              <table:table-cell office:value-type="float" office:value="3.32239885608546">
                <text:p>3.32239885608546</text:p>
              </table:table-cell>
              <table:table-cell office:value-type="float" office:value="3.05019017078082">
                <text:p>3.05019017078082</text:p>
              </table:table-cell>
              <table:table-cell office:value-type="float" office:value="3.20656226696495">
                <text:p>3.20656226696495</text:p>
              </table:table-cell>
              <table:table-cell office:value-type="float" office:value="3.04900696688475">
                <text:p>3.04900696688475</text:p>
              </table:table-cell>
            </table:table-row>
            <table:table-row>
              <table:table-cell office:value-type="string">
                <text:p>2021-08-19</text:p>
              </table:table-cell>
              <table:table-cell office:value-type="float" office:value="10.7472590882862">
                <text:p>10.7472590882862</text:p>
              </table:table-cell>
              <table:table-cell office:value-type="float" office:value="3.77066168699917">
                <text:p>3.77066168699917</text:p>
              </table:table-cell>
              <table:table-cell office:value-type="float" office:value="2.06156958580623">
                <text:p>2.06156958580623</text:p>
              </table:table-cell>
              <table:table-cell office:value-type="float" office:value="1.99549990891501">
                <text:p>1.99549990891501</text:p>
              </table:table-cell>
              <table:table-cell office:value-type="float" office:value="2.17730190212022">
                <text:p>2.17730190212022</text:p>
              </table:table-cell>
              <table:table-cell office:value-type="float" office:value="2.42231439056698">
                <text:p>2.42231439056698</text:p>
              </table:table-cell>
              <table:table-cell office:value-type="float" office:value="3.04721391568041">
                <text:p>3.04721391568041</text:p>
              </table:table-cell>
              <table:table-cell office:value-type="float" office:value="3.50189410624615">
                <text:p>3.50189410624615</text:p>
              </table:table-cell>
              <table:table-cell office:value-type="float" office:value="3.19191595155987">
                <text:p>3.19191595155987</text:p>
              </table:table-cell>
              <table:table-cell office:value-type="float" office:value="2.5738520035098">
                <text:p>2.5738520035098</text:p>
              </table:table-cell>
              <table:table-cell office:value-type="float" office:value="2.55247241935427">
                <text:p>2.55247241935427</text:p>
              </table:table-cell>
            </table:table-row>
            <table:table-row>
              <table:table-cell office:value-type="string">
                <text:p>2021-08-20</text:p>
              </table:table-cell>
              <table:table-cell office:value-type="float" office:value="9.98320134389249">
                <text:p>9.98320134389249</text:p>
              </table:table-cell>
              <table:table-cell office:value-type="float" office:value="3.10340921961717">
                <text:p>3.10340921961717</text:p>
              </table:table-cell>
              <table:table-cell office:value-type="float" office:value="1.60862673177944">
                <text:p>1.60862673177944</text:p>
              </table:table-cell>
              <table:table-cell office:value-type="float" office:value="1.60450061047185">
                <text:p>1.60450061047185</text:p>
              </table:table-cell>
              <table:table-cell office:value-type="float" office:value="1.85894283238483">
                <text:p>1.85894283238483</text:p>
              </table:table-cell>
              <table:table-cell office:value-type="float" office:value="2.03697983319359">
                <text:p>2.03697983319359</text:p>
              </table:table-cell>
              <table:table-cell office:value-type="float" office:value="2.35954086476223">
                <text:p>2.35954086476223</text:p>
              </table:table-cell>
              <table:table-cell office:value-type="float" office:value="2.89218040113766">
                <text:p>2.89218040113766</text:p>
              </table:table-cell>
              <table:table-cell office:value-type="float" office:value="3.34468407113129">
                <text:p>3.34468407113129</text:p>
              </table:table-cell>
              <table:table-cell office:value-type="float" office:value="3.38397790055249">
                <text:p>3.38397790055249</text:p>
              </table:table-cell>
              <table:table-cell office:value-type="float" office:value="2.10349543159413">
                <text:p>2.10349543159413</text:p>
              </table:table-cell>
            </table:table-row>
            <table:table-row>
              <table:table-cell office:value-type="string">
                <text:p>2021-08-21</text:p>
              </table:table-cell>
              <table:table-cell office:value-type="float" office:value="9.18733681462141">
                <text:p>9.18733681462141</text:p>
              </table:table-cell>
              <table:table-cell office:value-type="float" office:value="2.60856047258783">
                <text:p>2.60856047258783</text:p>
              </table:table-cell>
              <table:table-cell office:value-type="float" office:value="1.36803593757236">
                <text:p>1.36803593757236</text:p>
              </table:table-cell>
              <table:table-cell office:value-type="float" office:value="1.58999423347162">
                <text:p>1.58999423347162</text:p>
              </table:table-cell>
              <table:table-cell office:value-type="float" office:value="1.87241008850463">
                <text:p>1.87241008850463</text:p>
              </table:table-cell>
              <table:table-cell office:value-type="float" office:value="1.96883432097809">
                <text:p>1.96883432097809</text:p>
              </table:table-cell>
              <table:table-cell office:value-type="float" office:value="2.18472962392342">
                <text:p>2.18472962392342</text:p>
              </table:table-cell>
              <table:table-cell office:value-type="float" office:value="2.76256969209905">
                <text:p>2.76256969209905</text:p>
              </table:table-cell>
              <table:table-cell office:value-type="float" office:value="2.73463875759622">
                <text:p>2.73463875759622</text:p>
              </table:table-cell>
              <table:table-cell office:value-type="float" office:value="2.73684210526316">
                <text:p>2.73684210526316</text:p>
              </table:table-cell>
              <table:table-cell office:value-type="float" office:value="1.9362895753548">
                <text:p>1.9362895753548</text:p>
              </table:table-cell>
            </table:table-row>
            <table:table-row>
              <table:table-cell office:value-type="string">
                <text:p>2021-08-22</text:p>
              </table:table-cell>
              <table:table-cell office:value-type="float" office:value="9.31824947901161">
                <text:p>9.31824947901161</text:p>
              </table:table-cell>
              <table:table-cell office:value-type="float" office:value="3.23487454896367">
                <text:p>3.23487454896367</text:p>
              </table:table-cell>
              <table:table-cell office:value-type="float" office:value="1.90901202429652">
                <text:p>1.90901202429652</text:p>
              </table:table-cell>
              <table:table-cell office:value-type="float" office:value="2.21520548621047">
                <text:p>2.21520548621047</text:p>
              </table:table-cell>
              <table:table-cell office:value-type="float" office:value="2.51978678727185">
                <text:p>2.51978678727185</text:p>
              </table:table-cell>
              <table:table-cell office:value-type="float" office:value="2.60779757294087">
                <text:p>2.60779757294087</text:p>
              </table:table-cell>
              <table:table-cell office:value-type="float" office:value="2.37567700640079">
                <text:p>2.37567700640079</text:p>
              </table:table-cell>
              <table:table-cell office:value-type="float" office:value="2.72746200291485">
                <text:p>2.72746200291485</text:p>
              </table:table-cell>
              <table:table-cell office:value-type="float" office:value="3.19758672699849">
                <text:p>3.19758672699849</text:p>
              </table:table-cell>
              <table:table-cell office:value-type="float" office:value="2.80130293159609">
                <text:p>2.80130293159609</text:p>
              </table:table-cell>
              <table:table-cell office:value-type="float" office:value="2.50211160229479">
                <text:p>2.50211160229479</text:p>
              </table:table-cell>
            </table:table-row>
            <table:table-row>
              <table:table-cell office:value-type="string">
                <text:p>2021-08-23</text:p>
              </table:table-cell>
              <table:table-cell office:value-type="float" office:value="14.1444232602479">
                <text:p>14.1444232602479</text:p>
              </table:table-cell>
              <table:table-cell office:value-type="float" office:value="4.97677504976775">
                <text:p>4.97677504976775</text:p>
              </table:table-cell>
              <table:table-cell office:value-type="float" office:value="2.66472822329352">
                <text:p>2.66472822329352</text:p>
              </table:table-cell>
              <table:table-cell office:value-type="float" office:value="2.8220810245532">
                <text:p>2.8220810245532</text:p>
              </table:table-cell>
              <table:table-cell office:value-type="float" office:value="2.90222656493628">
                <text:p>2.90222656493628</text:p>
              </table:table-cell>
              <table:table-cell office:value-type="float" office:value="3.03232610567666">
                <text:p>3.03232610567666</text:p>
              </table:table-cell>
              <table:table-cell office:value-type="float" office:value="3.11923862673775">
                <text:p>3.11923862673775</text:p>
              </table:table-cell>
              <table:table-cell office:value-type="float" office:value="3.21328825518154">
                <text:p>3.21328825518154</text:p>
              </table:table-cell>
              <table:table-cell office:value-type="float" office:value="2.87226852894796">
                <text:p>2.87226852894796</text:p>
              </table:table-cell>
              <table:table-cell office:value-type="float" office:value="2.92525773195876">
                <text:p>2.92525773195876</text:p>
              </table:table-cell>
              <table:table-cell office:value-type="float" office:value="3.30965655664585">
                <text:p>3.30965655664585</text:p>
              </table:table-cell>
            </table:table-row>
            <table:table-row>
              <table:table-cell office:value-type="string">
                <text:p>2021-08-24</text:p>
              </table:table-cell>
              <table:table-cell office:value-type="float" office:value="13.1512314892964">
                <text:p>13.1512314892964</text:p>
              </table:table-cell>
              <table:table-cell office:value-type="float" office:value="4.49088042115196">
                <text:p>4.49088042115196</text:p>
              </table:table-cell>
              <table:table-cell office:value-type="float" office:value="2.33293613368498">
                <text:p>2.33293613368498</text:p>
              </table:table-cell>
              <table:table-cell office:value-type="float" office:value="2.32530372227695">
                <text:p>2.32530372227695</text:p>
              </table:table-cell>
              <table:table-cell office:value-type="float" office:value="2.64574941700233">
                <text:p>2.64574941700233</text:p>
              </table:table-cell>
              <table:table-cell office:value-type="float" office:value="2.60398398664748">
                <text:p>2.60398398664748</text:p>
              </table:table-cell>
              <table:table-cell office:value-type="float" office:value="2.62690145502645">
                <text:p>2.62690145502645</text:p>
              </table:table-cell>
              <table:table-cell office:value-type="float" office:value="2.9190241089769">
                <text:p>2.9190241089769</text:p>
              </table:table-cell>
              <table:table-cell office:value-type="float" office:value="2.89592760180995">
                <text:p>2.89592760180995</text:p>
              </table:table-cell>
              <table:table-cell office:value-type="float" office:value="2.56169527896996">
                <text:p>2.56169527896996</text:p>
              </table:table-cell>
              <table:table-cell office:value-type="float" office:value="2.89381791278166">
                <text:p>2.89381791278166</text:p>
              </table:table-cell>
            </table:table-row>
            <table:table-row>
              <table:table-cell office:value-type="string">
                <text:p>2021-08-25</text:p>
              </table:table-cell>
              <table:table-cell office:value-type="float" office:value="12.8862745098039">
                <text:p>12.8862745098039</text:p>
              </table:table-cell>
              <table:table-cell office:value-type="float" office:value="4.18607098692346">
                <text:p>4.18607098692346</text:p>
              </table:table-cell>
              <table:table-cell office:value-type="float" office:value="2.19916860699004">
                <text:p>2.19916860699004</text:p>
              </table:table-cell>
              <table:table-cell office:value-type="float" office:value="2.2698876830792">
                <text:p>2.2698876830792</text:p>
              </table:table-cell>
              <table:table-cell office:value-type="float" office:value="2.45858334276765">
                <text:p>2.45858334276765</text:p>
              </table:table-cell>
              <table:table-cell office:value-type="float" office:value="2.64878161481904">
                <text:p>2.64878161481904</text:p>
              </table:table-cell>
              <table:table-cell office:value-type="float" office:value="2.80560656423607">
                <text:p>2.80560656423607</text:p>
              </table:table-cell>
              <table:table-cell office:value-type="float" office:value="2.90381866448846">
                <text:p>2.90381866448846</text:p>
              </table:table-cell>
              <table:table-cell office:value-type="float" office:value="2.80508964719491">
                <text:p>2.80508964719491</text:p>
              </table:table-cell>
              <table:table-cell office:value-type="float" office:value="2.47184437618839">
                <text:p>2.47184437618839</text:p>
              </table:table-cell>
              <table:table-cell office:value-type="float" office:value="2.81290778478316">
                <text:p>2.81290778478316</text:p>
              </table:table-cell>
            </table:table-row>
            <table:table-row>
              <table:table-cell office:value-type="string">
                <text:p>2021-08-26</text:p>
              </table:table-cell>
              <table:table-cell office:value-type="float" office:value="12.3091603053435">
                <text:p>12.3091603053435</text:p>
              </table:table-cell>
              <table:table-cell office:value-type="float" office:value="3.57375477750058">
                <text:p>3.57375477750058</text:p>
              </table:table-cell>
              <table:table-cell office:value-type="float" office:value="1.75569570029444">
                <text:p>1.75569570029444</text:p>
              </table:table-cell>
              <table:table-cell office:value-type="float" office:value="1.93775288955662">
                <text:p>1.93775288955662</text:p>
              </table:table-cell>
              <table:table-cell office:value-type="float" office:value="2.0541111083624">
                <text:p>2.0541111083624</text:p>
              </table:table-cell>
              <table:table-cell office:value-type="float" office:value="1.9903673185168">
                <text:p>1.9903673185168</text:p>
              </table:table-cell>
              <table:table-cell office:value-type="float" office:value="2.3663338213123">
                <text:p>2.3663338213123</text:p>
              </table:table-cell>
              <table:table-cell office:value-type="float" office:value="3.05585296216988">
                <text:p>3.05585296216988</text:p>
              </table:table-cell>
              <table:table-cell office:value-type="float" office:value="3.15772116415203">
                <text:p>3.15772116415203</text:p>
              </table:table-cell>
              <table:table-cell office:value-type="float" office:value="2.65264479673521">
                <text:p>2.65264479673521</text:p>
              </table:table-cell>
              <table:table-cell office:value-type="float" office:value="2.35098535696937">
                <text:p>2.35098535696937</text:p>
              </table:table-cell>
            </table:table-row>
            <table:table-row>
              <table:table-cell office:value-type="string">
                <text:p>2021-08-27</text:p>
              </table:table-cell>
              <table:table-cell office:value-type="float" office:value="10.7157408664946">
                <text:p>10.7157408664946</text:p>
              </table:table-cell>
              <table:table-cell office:value-type="float" office:value="2.87500946037993">
                <text:p>2.87500946037993</text:p>
              </table:table-cell>
              <table:table-cell office:value-type="float" office:value="1.30596294494258">
                <text:p>1.30596294494258</text:p>
              </table:table-cell>
              <table:table-cell office:value-type="float" office:value="1.40321770831059">
                <text:p>1.40321770831059</text:p>
              </table:table-cell>
              <table:table-cell office:value-type="float" office:value="1.55777394103826">
                <text:p>1.55777394103826</text:p>
              </table:table-cell>
              <table:table-cell office:value-type="float" office:value="1.61517940873872">
                <text:p>1.61517940873872</text:p>
              </table:table-cell>
              <table:table-cell office:value-type="float" office:value="1.88766114180479">
                <text:p>1.88766114180479</text:p>
              </table:table-cell>
              <table:table-cell office:value-type="float" office:value="2.57632269650504">
                <text:p>2.57632269650504</text:p>
              </table:table-cell>
              <table:table-cell office:value-type="float" office:value="2.63019463440295">
                <text:p>2.63019463440295</text:p>
              </table:table-cell>
              <table:table-cell office:value-type="float" office:value="3.17341795781221">
                <text:p>3.17341795781221</text:p>
              </table:table-cell>
              <table:table-cell office:value-type="float" office:value="1.81509823353324">
                <text:p>1.81509823353324</text:p>
              </table:table-cell>
            </table:table-row>
            <table:table-row>
              <table:table-cell office:value-type="string">
                <text:p>2021-08-28</text:p>
              </table:table-cell>
              <table:table-cell office:value-type="float" office:value="10.3258094168114">
                <text:p>10.3258094168114</text:p>
              </table:table-cell>
              <table:table-cell office:value-type="float" office:value="2.46147366334671">
                <text:p>2.46147366334671</text:p>
              </table:table-cell>
              <table:table-cell office:value-type="float" office:value="1.06233546815449">
                <text:p>1.06233546815449</text:p>
              </table:table-cell>
              <table:table-cell office:value-type="float" office:value="1.31657654208738">
                <text:p>1.31657654208738</text:p>
              </table:table-cell>
              <table:table-cell office:value-type="float" office:value="1.49792782136827">
                <text:p>1.49792782136827</text:p>
              </table:table-cell>
              <table:table-cell office:value-type="float" office:value="1.48701778971544">
                <text:p>1.48701778971544</text:p>
              </table:table-cell>
              <table:table-cell office:value-type="float" office:value="1.66458287367311">
                <text:p>1.66458287367311</text:p>
              </table:table-cell>
              <table:table-cell office:value-type="float" office:value="1.94437952792709">
                <text:p>1.94437952792709</text:p>
              </table:table-cell>
              <table:table-cell office:value-type="float" office:value="2.10817717206133">
                <text:p>2.10817717206133</text:p>
              </table:table-cell>
              <table:table-cell office:value-type="float" office:value="2.05128205128205">
                <text:p>2.05128205128205</text:p>
              </table:table-cell>
              <table:table-cell office:value-type="float" office:value="1.59269369553565">
                <text:p>1.59269369553565</text:p>
              </table:table-cell>
            </table:table-row>
            <table:table-row>
              <table:table-cell office:value-type="string">
                <text:p>2021-08-29</text:p>
              </table:table-cell>
              <table:table-cell office:value-type="float" office:value="8.07866868381241">
                <text:p>8.07866868381241</text:p>
              </table:table-cell>
              <table:table-cell office:value-type="float" office:value="2.70912086846952">
                <text:p>2.70912086846952</text:p>
              </table:table-cell>
              <table:table-cell office:value-type="float" office:value="1.39441083261308">
                <text:p>1.39441083261308</text:p>
              </table:table-cell>
              <table:table-cell office:value-type="float" office:value="2.01105270252056">
                <text:p>2.01105270252056</text:p>
              </table:table-cell>
              <table:table-cell office:value-type="float" office:value="2.17720642340822">
                <text:p>2.17720642340822</text:p>
              </table:table-cell>
              <table:table-cell office:value-type="float" office:value="1.95655107272973">
                <text:p>1.95655107272973</text:p>
              </table:table-cell>
              <table:table-cell office:value-type="float" office:value="2.54527655408713">
                <text:p>2.5452765540871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2.82104025859536">
                <text:p>2.82104025859536</text:p>
              </table:table-cell>
              <table:table-cell office:value-type="float" office:value="1.96078431372549">
                <text:p>1.96078431372549</text:p>
              </table:table-cell>
              <table:table-cell office:value-type="float" office:value="2.09914400388336">
                <text:p>2.09914400388336</text:p>
              </table:table-cell>
            </table:table-row>
            <table:table-row>
              <table:table-cell office:value-type="string">
                <text:p>2021-08-30</text:p>
              </table:table-cell>
              <table:table-cell office:value-type="float" office:value="11.9211180859884">
                <text:p>11.9211180859884</text:p>
              </table:table-cell>
              <table:table-cell office:value-type="float" office:value="4.44725251806505">
                <text:p>4.44725251806505</text:p>
              </table:table-cell>
              <table:table-cell office:value-type="float" office:value="2.0473795794627">
                <text:p>2.0473795794627</text:p>
              </table:table-cell>
              <table:table-cell office:value-type="float" office:value="2.3681134706922">
                <text:p>2.3681134706922</text:p>
              </table:table-cell>
              <table:table-cell office:value-type="float" office:value="2.51954419995991">
                <text:p>2.51954419995991</text:p>
              </table:table-cell>
              <table:table-cell office:value-type="float" office:value="2.34732385061211">
                <text:p>2.34732385061211</text:p>
              </table:table-cell>
              <table:table-cell office:value-type="float" office:value="2.43135297054418">
                <text:p>2.43135297054418</text:p>
              </table:table-cell>
              <table:table-cell office:value-type="float" office:value="2.43834159178075">
                <text:p>2.43834159178075</text:p>
              </table:table-cell>
              <table:table-cell office:value-type="float" office:value="2.40796974055724">
                <text:p>2.40796974055724</text:p>
              </table:table-cell>
              <table:table-cell office:value-type="float" office:value="2.44241964059732">
                <text:p>2.44241964059732</text:p>
              </table:table-cell>
              <table:table-cell office:value-type="float" office:value="2.72535082923273">
                <text:p>2.72535082923273</text:p>
              </table:table-cell>
            </table:table-row>
            <table:table-row>
              <table:table-cell office:value-type="string">
                <text:p>2021-08-31</text:p>
              </table:table-cell>
              <table:table-cell office:value-type="float" office:value="11.4672903625232">
                <text:p>11.4672903625232</text:p>
              </table:table-cell>
              <table:table-cell office:value-type="float" office:value="4.26238800799887">
                <text:p>4.26238800799887</text:p>
              </table:table-cell>
              <table:table-cell office:value-type="float" office:value="1.81014109850285">
                <text:p>1.81014109850285</text:p>
              </table:table-cell>
              <table:table-cell office:value-type="float" office:value="2.19257420622608">
                <text:p>2.19257420622608</text:p>
              </table:table-cell>
              <table:table-cell office:value-type="float" office:value="2.36435065202188">
                <text:p>2.36435065202188</text:p>
              </table:table-cell>
              <table:table-cell office:value-type="float" office:value="2.13943726634748">
                <text:p>2.13943726634748</text:p>
              </table:table-cell>
              <table:table-cell office:value-type="float" office:value="2.18883129420159">
                <text:p>2.18883129420159</text:p>
              </table:table-cell>
              <table:table-cell office:value-type="float" office:value="2.20360461841735">
                <text:p>2.20360461841735</text:p>
              </table:table-cell>
              <table:table-cell office:value-type="float" office:value="2.19303920300168">
                <text:p>2.19303920300168</text:p>
              </table:table-cell>
              <table:table-cell office:value-type="float" office:value="2.76108726752504">
                <text:p>2.76108726752504</text:p>
              </table:table-cell>
              <table:table-cell office:value-type="float" office:value="2.54048534227775">
                <text:p>2.54048534227775</text:p>
              </table:table-cell>
            </table:table-row>
            <table:table-row>
              <table:table-cell office:value-type="string">
                <text:p>2021-09-01</text:p>
              </table:table-cell>
              <table:table-cell office:value-type="float" office:value="10.8457396262274">
                <text:p>10.8457396262274</text:p>
              </table:table-cell>
              <table:table-cell office:value-type="float" office:value="4.51542577789522">
                <text:p>4.51542577789522</text:p>
              </table:table-cell>
              <table:table-cell office:value-type="float" office:value="1.84072126220887">
                <text:p>1.84072126220887</text:p>
              </table:table-cell>
              <table:table-cell office:value-type="float" office:value="2.33727340410403">
                <text:p>2.33727340410403</text:p>
              </table:table-cell>
              <table:table-cell office:value-type="float" office:value="2.36328401947346">
                <text:p>2.36328401947346</text:p>
              </table:table-cell>
              <table:table-cell office:value-type="float" office:value="2.26851711257554">
                <text:p>2.26851711257554</text:p>
              </table:table-cell>
              <table:table-cell office:value-type="float" office:value="2.2941417451864">
                <text:p>2.2941417451864</text:p>
              </table:table-cell>
              <table:table-cell office:value-type="float" office:value="2.27113184952719">
                <text:p>2.27113184952719</text:p>
              </table:table-cell>
              <table:table-cell office:value-type="float" office:value="2.40579258797882">
                <text:p>2.40579258797882</text:p>
              </table:table-cell>
              <table:table-cell office:value-type="float" office:value="1.87170324995746">
                <text:p>1.87170324995746</text:p>
              </table:table-cell>
              <table:table-cell office:value-type="float" office:value="2.66724470370649">
                <text:p>2.66724470370649</text:p>
              </table:table-cell>
            </table:table-row>
            <table:table-row>
              <table:table-cell office:value-type="string">
                <text:p>2021-09-02</text:p>
              </table:table-cell>
              <table:table-cell office:value-type="float" office:value="12.8574207352655">
                <text:p>12.8574207352655</text:p>
              </table:table-cell>
              <table:table-cell office:value-type="float" office:value="3.79021595416483">
                <text:p>3.79021595416483</text:p>
              </table:table-cell>
              <table:table-cell office:value-type="float" office:value="1.47536884221055">
                <text:p>1.47536884221055</text:p>
              </table:table-cell>
              <table:table-cell office:value-type="float" office:value="1.75578497686009">
                <text:p>1.75578497686009</text:p>
              </table:table-cell>
              <table:table-cell office:value-type="float" office:value="1.8768823535542">
                <text:p>1.8768823535542</text:p>
              </table:table-cell>
              <table:table-cell office:value-type="float" office:value="1.69607056936648">
                <text:p>1.69607056936648</text:p>
              </table:table-cell>
              <table:table-cell office:value-type="float" office:value="2.07584554418948">
                <text:p>2.07584554418948</text:p>
              </table:table-cell>
              <table:table-cell office:value-type="float" office:value="2.36467762793275">
                <text:p>2.36467762793275</text:p>
              </table:table-cell>
              <table:table-cell office:value-type="float" office:value="2.63249348392702">
                <text:p>2.63249348392702</text:p>
              </table:table-cell>
              <table:table-cell office:value-type="float" office:value="2.32400339270568">
                <text:p>2.32400339270568</text:p>
              </table:table-cell>
              <table:table-cell office:value-type="float" office:value="2.12487651236978">
                <text:p>2.12487651236978</text:p>
              </table:table-cell>
            </table:table-row>
            <table:table-row>
              <table:table-cell office:value-type="string">
                <text:p>2021-09-03</text:p>
              </table:table-cell>
              <table:table-cell office:value-type="float" office:value="9.76713141501038">
                <text:p>9.76713141501038</text:p>
              </table:table-cell>
              <table:table-cell office:value-type="float" office:value="2.81249085428312">
                <text:p>2.81249085428312</text:p>
              </table:table-cell>
              <table:table-cell office:value-type="float" office:value="1.06366628092001">
                <text:p>1.06366628092001</text:p>
              </table:table-cell>
              <table:table-cell office:value-type="float" office:value="1.25936776638453">
                <text:p>1.25936776638453</text:p>
              </table:table-cell>
              <table:table-cell office:value-type="float" office:value="1.3642667631452">
                <text:p>1.3642667631452</text:p>
              </table:table-cell>
              <table:table-cell office:value-type="float" office:value="1.27508854781582">
                <text:p>1.27508854781582</text:p>
              </table:table-cell>
              <table:table-cell office:value-type="float" office:value="1.57829757415997">
                <text:p>1.57829757415997</text:p>
              </table:table-cell>
              <table:table-cell office:value-type="float" office:value="1.85598613841591">
                <text:p>1.85598613841591</text:p>
              </table:table-cell>
              <table:table-cell office:value-type="float" office:value="1.95007208437666">
                <text:p>1.95007208437666</text:p>
              </table:table-cell>
              <table:table-cell office:value-type="float" office:value="1.88106796116505">
                <text:p>1.88106796116505</text:p>
              </table:table-cell>
              <table:table-cell office:value-type="float" office:value="1.54674166020171">
                <text:p>1.54674166020171</text:p>
              </table:table-cell>
            </table:table-row>
            <table:table-row>
              <table:table-cell office:value-type="string">
                <text:p>2021-09-04</text:p>
              </table:table-cell>
              <table:table-cell office:value-type="float" office:value="9.06004288777698">
                <text:p>9.06004288777698</text:p>
              </table:table-cell>
              <table:table-cell office:value-type="float" office:value="2.43762637922525">
                <text:p>2.43762637922525</text:p>
              </table:table-cell>
              <table:table-cell office:value-type="float" office:value="0.88038331138446">
                <text:p>0.88038331138446</text:p>
              </table:table-cell>
              <table:table-cell office:value-type="float" office:value="1.14505570984919">
                <text:p>1.14505570984919</text:p>
              </table:table-cell>
              <table:table-cell office:value-type="float" office:value="1.34467291203557">
                <text:p>1.34467291203557</text:p>
              </table:table-cell>
              <table:table-cell office:value-type="float" office:value="1.21581785825873">
                <text:p>1.21581785825873</text:p>
              </table:table-cell>
              <table:table-cell office:value-type="float" office:value="1.30982840778386">
                <text:p>1.30982840778386</text:p>
              </table:table-cell>
              <table:table-cell office:value-type="float" office:value="1.56002228603266">
                <text:p>1.56002228603266</text:p>
              </table:table-cell>
              <table:table-cell office:value-type="float" office:value="1.63669428167307">
                <text:p>1.63669428167307</text:p>
              </table:table-cell>
              <table:table-cell office:value-type="float" office:value="1.88488724335241">
                <text:p>1.88488724335241</text:p>
              </table:table-cell>
              <table:table-cell office:value-type="float" office:value="1.40615834440166">
                <text:p>1.40615834440166</text:p>
              </table:table-cell>
            </table:table-row>
            <table:table-row>
              <table:table-cell office:value-type="string">
                <text:p>2021-09-05</text:p>
              </table:table-cell>
              <table:table-cell office:value-type="float" office:value="8.60275513072814">
                <text:p>8.60275513072814</text:p>
              </table:table-cell>
              <table:table-cell office:value-type="float" office:value="2.93412738760985">
                <text:p>2.93412738760985</text:p>
              </table:table-cell>
              <table:table-cell office:value-type="float" office:value="1.28269115591935">
                <text:p>1.28269115591935</text:p>
              </table:table-cell>
              <table:table-cell office:value-type="float" office:value="1.8521490707155">
                <text:p>1.8521490707155</text:p>
              </table:table-cell>
              <table:table-cell office:value-type="float" office:value="1.95949032945835">
                <text:p>1.95949032945835</text:p>
              </table:table-cell>
              <table:table-cell office:value-type="float" office:value="1.71102661596958">
                <text:p>1.71102661596958</text:p>
              </table:table-cell>
              <table:table-cell office:value-type="float" office:value="1.92668585011885">
                <text:p>1.92668585011885</text:p>
              </table:table-cell>
              <table:table-cell office:value-type="float" office:value="1.74783974862529">
                <text:p>1.74783974862529</text:p>
              </table:table-cell>
              <table:table-cell office:value-type="float" office:value="2.16657287563309">
                <text:p>2.16657287563309</text:p>
              </table:table-cell>
              <table:table-cell office:value-type="float" office:value="2.06896551724138">
                <text:p>2.06896551724138</text:p>
              </table:table-cell>
              <table:table-cell office:value-type="float" office:value="1.97868667703325">
                <text:p>1.97868667703325</text:p>
              </table:table-cell>
            </table:table-row>
            <table:table-row>
              <table:table-cell office:value-type="string">
                <text:p>2021-09-06</text:p>
              </table:table-cell>
              <table:table-cell office:value-type="float" office:value="7.82331027142097">
                <text:p>7.82331027142097</text:p>
              </table:table-cell>
              <table:table-cell office:value-type="float" office:value="4.88990395877255">
                <text:p>4.88990395877255</text:p>
              </table:table-cell>
              <table:table-cell office:value-type="float" office:value="1.70932840744162">
                <text:p>1.70932840744162</text:p>
              </table:table-cell>
              <table:table-cell office:value-type="float" office:value="2.16156742682585">
                <text:p>2.16156742682585</text:p>
              </table:table-cell>
              <table:table-cell office:value-type="float" office:value="2.26168663377966">
                <text:p>2.26168663377966</text:p>
              </table:table-cell>
              <table:table-cell office:value-type="float" office:value="2.003357966032">
                <text:p>2.003357966032</text:p>
              </table:table-cell>
              <table:table-cell office:value-type="float" office:value="1.83395249541932">
                <text:p>1.83395249541932</text:p>
              </table:table-cell>
              <table:table-cell office:value-type="float" office:value="1.92626853489321">
                <text:p>1.92626853489321</text:p>
              </table:table-cell>
              <table:table-cell office:value-type="float" office:value="1.85502125545189">
                <text:p>1.85502125545189</text:p>
              </table:table-cell>
              <table:table-cell office:value-type="float" office:value="2.00461494087107">
                <text:p>2.00461494087107</text:p>
              </table:table-cell>
              <table:table-cell office:value-type="float" office:value="2.41107780737214">
                <text:p>2.41107780737214</text:p>
              </table:table-cell>
            </table:table-row>
            <table:table-row>
              <table:table-cell office:value-type="string">
                <text:p>2021-09-07</text:p>
              </table:table-cell>
              <table:table-cell office:value-type="float" office:value="6.1044210175424">
                <text:p>6.1044210175424</text:p>
              </table:table-cell>
              <table:table-cell office:value-type="float" office:value="4.18537130094919">
                <text:p>4.18537130094919</text:p>
              </table:table-cell>
              <table:table-cell office:value-type="float" office:value="1.53816024610564">
                <text:p>1.53816024610564</text:p>
              </table:table-cell>
              <table:table-cell office:value-type="float" office:value="1.81714738892816">
                <text:p>1.81714738892816</text:p>
              </table:table-cell>
              <table:table-cell office:value-type="float" office:value="1.93256830734939">
                <text:p>1.93256830734939</text:p>
              </table:table-cell>
              <table:table-cell office:value-type="float" office:value="1.67821354395646">
                <text:p>1.67821354395646</text:p>
              </table:table-cell>
              <table:table-cell office:value-type="float" office:value="1.60315726103146">
                <text:p>1.60315726103146</text:p>
              </table:table-cell>
              <table:table-cell office:value-type="float" office:value="1.80570221752904">
                <text:p>1.80570221752904</text:p>
              </table:table-cell>
              <table:table-cell office:value-type="float" office:value="1.78559662647427">
                <text:p>1.78559662647427</text:p>
              </table:table-cell>
              <table:table-cell office:value-type="float" office:value="2.30869754610135">
                <text:p>2.30869754610135</text:p>
              </table:table-cell>
              <table:table-cell office:value-type="float" office:value="2.12328343998808">
                <text:p>2.12328343998808</text:p>
              </table:table-cell>
            </table:table-row>
            <table:table-row>
              <table:table-cell office:value-type="string">
                <text:p>2021-09-08</text:p>
              </table:table-cell>
              <table:table-cell office:value-type="float" office:value="6.33736748287832">
                <text:p>6.33736748287832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1.41110065851364">
                <text:p>1.41110065851364</text:p>
              </table:table-cell>
              <table:table-cell office:value-type="float" office:value="1.74834938163738">
                <text:p>1.74834938163738</text:p>
              </table:table-cell>
              <table:table-cell office:value-type="float" office:value="1.83632324425667">
                <text:p>1.83632324425667</text:p>
              </table:table-cell>
              <table:table-cell office:value-type="float" office:value="1.61517202575008">
                <text:p>1.61517202575008</text:p>
              </table:table-cell>
              <table:table-cell office:value-type="float" office:value="1.7530487804878">
                <text:p>1.7530487804878</text:p>
              </table:table-cell>
              <table:table-cell office:value-type="float" office:value="1.85683078474206">
                <text:p>1.85683078474206</text:p>
              </table:table-cell>
              <table:table-cell office:value-type="float" office:value="1.73353951330675">
                <text:p>1.73353951330675</text:p>
              </table:table-cell>
              <table:table-cell office:value-type="float" office:value="1.69934640522876">
                <text:p>1.69934640522876</text:p>
              </table:table-cell>
              <table:table-cell office:value-type="float" office:value="2.02816542604211">
                <text:p>2.02816542604211</text:p>
              </table:table-cell>
            </table:table-row>
            <table:table-row>
              <table:table-cell office:value-type="string">
                <text:p>2021-09-09</text:p>
              </table:table-cell>
              <table:table-cell office:value-type="float" office:value="3.92286039408277">
                <text:p>3.92286039408277</text:p>
              </table:table-cell>
              <table:table-cell office:value-type="float" office:value="2.66760077602932">
                <text:p>2.66760077602932</text:p>
              </table:table-cell>
              <table:table-cell office:value-type="float" office:value="1.13491857301082">
                <text:p>1.13491857301082</text:p>
              </table:table-cell>
              <table:table-cell office:value-type="float" office:value="1.37061811897561">
                <text:p>1.37061811897561</text:p>
              </table:table-cell>
              <table:table-cell office:value-type="float" office:value="1.5034326931433">
                <text:p>1.5034326931433</text:p>
              </table:table-cell>
              <table:table-cell office:value-type="float" office:value="1.23359984317459">
                <text:p>1.23359984317459</text:p>
              </table:table-cell>
              <table:table-cell office:value-type="float" office:value="1.46602236384434">
                <text:p>1.46602236384434</text:p>
              </table:table-cell>
              <table:table-cell office:value-type="float" office:value="1.87945560596241">
                <text:p>1.87945560596241</text:p>
              </table:table-cell>
              <table:table-cell office:value-type="float" office:value="2.07311429893568">
                <text:p>2.07311429893568</text:p>
              </table:table-cell>
              <table:table-cell office:value-type="float" office:value="2.08498808578237">
                <text:p>2.08498808578237</text:p>
              </table:table-cell>
              <table:table-cell office:value-type="float" office:value="1.61810345951726">
                <text:p>1.61810345951726</text:p>
              </table:table-cell>
            </table:table-row>
            <table:table-row>
              <table:table-cell office:value-type="string">
                <text:p>2021-09-10</text:p>
              </table:table-cell>
              <table:table-cell office:value-type="float" office:value="3.29887106357695">
                <text:p>3.29887106357695</text:p>
              </table:table-cell>
              <table:table-cell office:value-type="float" office:value="2.00924224408172">
                <text:p>2.00924224408172</text:p>
              </table:table-cell>
              <table:table-cell office:value-type="float" office:value="0.826466573036467">
                <text:p>0.826466573036467</text:p>
              </table:table-cell>
              <table:table-cell office:value-type="float" office:value="0.941353320228322">
                <text:p>0.941353320228322</text:p>
              </table:table-cell>
              <table:table-cell office:value-type="float" office:value="0.961882143623063">
                <text:p>0.961882143623063</text:p>
              </table:table-cell>
              <table:table-cell office:value-type="float" office:value="0.980269469820214">
                <text:p>0.980269469820214</text:p>
              </table:table-cell>
              <table:table-cell office:value-type="float" office:value="1.05210507252626">
                <text:p>1.05210507252626</text:p>
              </table:table-cell>
              <table:table-cell office:value-type="float" office:value="1.38071065989848">
                <text:p>1.38071065989848</text:p>
              </table:table-cell>
              <table:table-cell office:value-type="float" office:value="1.48253292327104">
                <text:p>1.48253292327104</text:p>
              </table:table-cell>
              <table:table-cell office:value-type="float" office:value="1.67400881057269">
                <text:p>1.67400881057269</text:p>
              </table:table-cell>
              <table:table-cell office:value-type="float" office:value="1.16954241428933">
                <text:p>1.16954241428933</text:p>
              </table:table-cell>
            </table:table-row>
            <table:table-row>
              <table:table-cell office:value-type="string">
                <text:p>2021-09-11</text:p>
              </table:table-cell>
              <table:table-cell office:value-type="float" office:value="4.16166999777926">
                <text:p>4.16166999777926</text:p>
              </table:table-cell>
              <table:table-cell office:value-type="float" office:value="1.63633276216058">
                <text:p>1.63633276216058</text:p>
              </table:table-cell>
              <table:table-cell office:value-type="float" office:value="0.657623595606286">
                <text:p>0.657623595606286</text:p>
              </table:table-cell>
              <table:table-cell office:value-type="float" office:value="0.827036603897786">
                <text:p>0.827036603897786</text:p>
              </table:table-cell>
              <table:table-cell office:value-type="float" office:value="0.931557306835703">
                <text:p>0.931557306835703</text:p>
              </table:table-cell>
              <table:table-cell office:value-type="float" office:value="0.87304106900632">
                <text:p>0.87304106900632</text:p>
              </table:table-cell>
              <table:table-cell office:value-type="float" office:value="0.851218624954529">
                <text:p>0.851218624954529</text:p>
              </table:table-cell>
              <table:table-cell office:value-type="float" office:value="1.0819898267092">
                <text:p>1.0819898267092</text:p>
              </table:table-cell>
              <table:table-cell office:value-type="float" office:value="1.33209417596035">
                <text:p>1.33209417596035</text:p>
              </table:table-cell>
              <table:table-cell office:value-type="float" office:value="1.51461782317718">
                <text:p>1.51461782317718</text:p>
              </table:table-cell>
              <table:table-cell office:value-type="float" office:value="1.02488858200992">
                <text:p>1.02488858200992</text:p>
              </table:table-cell>
            </table:table-row>
            <table:table-row>
              <table:table-cell office:value-type="string">
                <text:p>2021-09-12</text:p>
              </table:table-cell>
              <table:table-cell office:value-type="float" office:value="3.54361370716511">
                <text:p>3.54361370716511</text:p>
              </table:table-cell>
              <table:table-cell office:value-type="float" office:value="1.86091340450771">
                <text:p>1.86091340450771</text:p>
              </table:table-cell>
              <table:table-cell office:value-type="float" office:value="0.877967555566768">
                <text:p>0.877967555566768</text:p>
              </table:table-cell>
              <table:table-cell office:value-type="float" office:value="1.35602413722964">
                <text:p>1.35602413722964</text:p>
              </table:table-cell>
              <table:table-cell office:value-type="float" office:value="1.52392396766441">
                <text:p>1.52392396766441</text:p>
              </table:table-cell>
              <table:table-cell office:value-type="float" office:value="1.35187034334434">
                <text:p>1.35187034334434</text:p>
              </table:table-cell>
              <table:table-cell office:value-type="float" office:value="1.12138016019717">
                <text:p>1.12138016019717</text:p>
              </table:table-cell>
              <table:table-cell office:value-type="float" office:value="1.59392789373814">
                <text:p>1.59392789373814</text:p>
              </table:table-cell>
              <table:table-cell office:value-type="float" office:value="1.56431054461182">
                <text:p>1.56431054461182</text:p>
              </table:table-cell>
              <table:table-cell office:value-type="float" office:value="0.984898227183191">
                <text:p>0.984898227183191</text:p>
              </table:table-cell>
              <table:table-cell office:value-type="float" office:value="1.36750147297366">
                <text:p>1.36750147297366</text:p>
              </table:table-cell>
            </table:table-row>
            <table:table-row>
              <table:table-cell office:value-type="string">
                <text:p>2021-09-13</text:p>
              </table:table-cell>
              <table:table-cell office:value-type="float" office:value="3.33340356939674">
                <text:p>3.33340356939674</text:p>
              </table:table-cell>
              <table:table-cell office:value-type="float" office:value="3.02108573490746">
                <text:p>3.02108573490746</text:p>
              </table:table-cell>
              <table:table-cell office:value-type="float" office:value="1.37413403700352">
                <text:p>1.37413403700352</text:p>
              </table:table-cell>
              <table:table-cell office:value-type="float" office:value="1.72591486183719">
                <text:p>1.72591486183719</text:p>
              </table:table-cell>
              <table:table-cell office:value-type="float" office:value="1.65946502057613">
                <text:p>1.65946502057613</text:p>
              </table:table-cell>
              <table:table-cell office:value-type="float" office:value="1.42710111456974">
                <text:p>1.42710111456974</text:p>
              </table:table-cell>
              <table:table-cell office:value-type="float" office:value="1.30944659666591">
                <text:p>1.30944659666591</text:p>
              </table:table-cell>
              <table:table-cell office:value-type="float" office:value="1.27272224220458">
                <text:p>1.27272224220458</text:p>
              </table:table-cell>
              <table:table-cell office:value-type="float" office:value="1.44481155849247">
                <text:p>1.44481155849247</text:p>
              </table:table-cell>
              <table:table-cell office:value-type="float" office:value="1.41975308641975">
                <text:p>1.41975308641975</text:p>
              </table:table-cell>
              <table:table-cell office:value-type="float" office:value="1.76857788068147">
                <text:p>1.76857788068147</text:p>
              </table:table-cell>
            </table:table-row>
            <table:table-row>
              <table:table-cell office:value-type="string">
                <text:p>2021-09-14</text:p>
              </table:table-cell>
              <table:table-cell office:value-type="float" office:value="2.62429564143918">
                <text:p>2.62429564143918</text:p>
              </table:table-cell>
              <table:table-cell office:value-type="float" office:value="2.32876712328767">
                <text:p>2.32876712328767</text:p>
              </table:table-cell>
              <table:table-cell office:value-type="float" office:value="1.177025763887">
                <text:p>1.177025763887</text:p>
              </table:table-cell>
              <table:table-cell office:value-type="float" office:value="1.3609407236763">
                <text:p>1.3609407236763</text:p>
              </table:table-cell>
              <table:table-cell office:value-type="float" office:value="1.36655948553055">
                <text:p>1.36655948553055</text:p>
              </table:table-cell>
              <table:table-cell office:value-type="float" office:value="1.31660521421346">
                <text:p>1.31660521421346</text:p>
              </table:table-cell>
              <table:table-cell office:value-type="float" office:value="1.33397732238552">
                <text:p>1.33397732238552</text:p>
              </table:table-cell>
              <table:table-cell office:value-type="float" office:value="1.21484075736018">
                <text:p>1.21484075736018</text:p>
              </table:table-cell>
              <table:table-cell office:value-type="float" office:value="1.44741532976827">
                <text:p>1.44741532976827</text:p>
              </table:table-cell>
              <table:table-cell office:value-type="float" office:value="1.67253521126761">
                <text:p>1.67253521126761</text:p>
              </table:table-cell>
              <table:table-cell office:value-type="float" office:value="1.52580515466356">
                <text:p>1.52580515466356</text:p>
              </table:table-cell>
            </table:table-row>
            <table:table-row>
              <table:table-cell office:value-type="string">
                <text:p>2021-09-15</text:p>
              </table:table-cell>
              <table:table-cell office:value-type="float" office:value="3.11819967093042">
                <text:p>3.11819967093042</text:p>
              </table:table-cell>
              <table:table-cell office:value-type="float" office:value="2.5086098198995">
                <text:p>2.5086098198995</text:p>
              </table:table-cell>
              <table:table-cell office:value-type="float" office:value="1.14966065995788">
                <text:p>1.14966065995788</text:p>
              </table:table-cell>
              <table:table-cell office:value-type="float" office:value="1.43398402927635">
                <text:p>1.43398402927635</text:p>
              </table:table-cell>
              <table:table-cell office:value-type="float" office:value="1.47120580083429">
                <text:p>1.47120580083429</text:p>
              </table:table-cell>
              <table:table-cell office:value-type="float" office:value="1.20403514480963">
                <text:p>1.20403514480963</text:p>
              </table:table-cell>
              <table:table-cell office:value-type="float" office:value="1.32446794306924">
                <text:p>1.32446794306924</text:p>
              </table:table-cell>
              <table:table-cell office:value-type="float" office:value="1.34102942452912">
                <text:p>1.34102942452912</text:p>
              </table:table-cell>
              <table:table-cell office:value-type="float" office:value="1.3474081702712">
                <text:p>1.3474081702712</text:p>
              </table:table-cell>
              <table:table-cell office:value-type="float" office:value="1.36835135731627">
                <text:p>1.36835135731627</text:p>
              </table:table-cell>
              <table:table-cell office:value-type="float" office:value="1.58276389617648">
                <text:p>1.58276389617648</text:p>
              </table:table-cell>
            </table:table-row>
            <table:table-row>
              <table:table-cell office:value-type="string">
                <text:p>2021-09-16</text:p>
              </table:table-cell>
              <table:table-cell office:value-type="float" office:value="2.23904256162321">
                <text:p>2.23904256162321</text:p>
              </table:table-cell>
              <table:table-cell office:value-type="float" office:value="2.0081194722343">
                <text:p>2.0081194722343</text:p>
              </table:table-cell>
              <table:table-cell office:value-type="float" office:value="0.822695961607522">
                <text:p>0.822695961607522</text:p>
              </table:table-cell>
              <table:table-cell office:value-type="float" office:value="1.11844331641286">
                <text:p>1.11844331641286</text:p>
              </table:table-cell>
              <table:table-cell office:value-type="float" office:value="1.20976186663053">
                <text:p>1.20976186663053</text:p>
              </table:table-cell>
              <table:table-cell office:value-type="float" office:value="1.05683494771955">
                <text:p>1.05683494771955</text:p>
              </table:table-cell>
              <table:table-cell office:value-type="float" office:value="1.24362325829294">
                <text:p>1.24362325829294</text:p>
              </table:table-cell>
              <table:table-cell office:value-type="float" office:value="1.4571499135589">
                <text:p>1.4571499135589</text:p>
              </table:table-cell>
              <table:table-cell office:value-type="float" office:value="1.47492625368732">
                <text:p>1.47492625368732</text:p>
              </table:table-cell>
              <table:table-cell office:value-type="float" office:value="1.41875415650632">
                <text:p>1.41875415650632</text:p>
              </table:table-cell>
              <table:table-cell office:value-type="float" office:value="1.27783694509962">
                <text:p>1.27783694509962</text:p>
              </table:table-cell>
            </table:table-row>
            <table:table-row>
              <table:table-cell office:value-type="string">
                <text:p>2021-09-17</text:p>
              </table:table-cell>
              <table:table-cell office:value-type="float" office:value="2.22042866110663">
                <text:p>2.22042866110663</text:p>
              </table:table-cell>
              <table:table-cell office:value-type="float" office:value="1.4968774665245">
                <text:p>1.4968774665245</text:p>
              </table:table-cell>
              <table:table-cell office:value-type="float" office:value="0.602085080620525">
                <text:p>0.602085080620525</text:p>
              </table:table-cell>
              <table:table-cell office:value-type="float" office:value="0.778360663199699">
                <text:p>0.778360663199699</text:p>
              </table:table-cell>
              <table:table-cell office:value-type="float" office:value="0.83645336963921">
                <text:p>0.83645336963921</text:p>
              </table:table-cell>
              <table:table-cell office:value-type="float" office:value="0.73848778352656">
                <text:p>0.73848778352656</text:p>
              </table:table-cell>
              <table:table-cell office:value-type="float" office:value="0.865700826593192">
                <text:p>0.865700826593192</text:p>
              </table:table-cell>
              <table:table-cell office:value-type="float" office:value="1.07797463189037">
                <text:p>1.07797463189037</text:p>
              </table:table-cell>
              <table:table-cell office:value-type="float" office:value="1.14276250414044">
                <text:p>1.14276250414044</text:p>
              </table:table-cell>
              <table:table-cell office:value-type="float" office:value="1.38781804163454">
                <text:p>1.38781804163454</text:p>
              </table:table-cell>
              <table:table-cell office:value-type="float" office:value="0.935929124892382">
                <text:p>0.935929124892382</text:p>
              </table:table-cell>
            </table:table-row>
            <table:table-row>
              <table:table-cell office:value-type="string">
                <text:p>2021-09-18</text:p>
              </table:table-cell>
              <table:table-cell office:value-type="float" office:value="3.1145568774228">
                <text:p>3.1145568774228</text:p>
              </table:table-cell>
              <table:table-cell office:value-type="float" office:value="1.27089961416097">
                <text:p>1.27089961416097</text:p>
              </table:table-cell>
              <table:table-cell office:value-type="float" office:value="0.483260194944565">
                <text:p>0.483260194944565</text:p>
              </table:table-cell>
              <table:table-cell office:value-type="float" office:value="0.746473246806144">
                <text:p>0.746473246806144</text:p>
              </table:table-cell>
              <table:table-cell office:value-type="float" office:value="0.87934025714761">
                <text:p>0.87934025714761</text:p>
              </table:table-cell>
              <table:table-cell office:value-type="float" office:value="0.766319922734686">
                <text:p>0.766319922734686</text:p>
              </table:table-cell>
              <table:table-cell office:value-type="float" office:value="0.868458486187018">
                <text:p>0.868458486187018</text:p>
              </table:table-cell>
              <table:table-cell office:value-type="float" office:value="0.849220103986135">
                <text:p>0.849220103986135</text:p>
              </table:table-cell>
              <table:table-cell office:value-type="float" office:value="1.12406765416535">
                <text:p>1.12406765416535</text:p>
              </table:table-cell>
              <table:table-cell office:value-type="float" office:value="1.20810600155885">
                <text:p>1.20810600155885</text:p>
              </table:table-cell>
              <table:table-cell office:value-type="float" office:value="0.867611422166642">
                <text:p>0.867611422166642</text:p>
              </table:table-cell>
            </table:table-row>
            <table:table-row>
              <table:table-cell office:value-type="string">
                <text:p>2021-09-19</text:p>
              </table:table-cell>
              <table:table-cell office:value-type="float" office:value="3.35466356408765">
                <text:p>3.35466356408765</text:p>
              </table:table-cell>
              <table:table-cell office:value-type="float" office:value="1.5922232464594">
                <text:p>1.5922232464594</text:p>
              </table:table-cell>
              <table:table-cell office:value-type="float" office:value="0.786111026800619">
                <text:p>0.786111026800619</text:p>
              </table:table-cell>
              <table:table-cell office:value-type="float" office:value="1.24697997038423">
                <text:p>1.24697997038423</text:p>
              </table:table-cell>
              <table:table-cell office:value-type="float" office:value="1.26969948318765">
                <text:p>1.26969948318765</text:p>
              </table:table-cell>
              <table:table-cell office:value-type="float" office:value="0.790754257907543">
                <text:p>0.790754257907543</text:p>
              </table:table-cell>
              <table:table-cell office:value-type="float" office:value="0.960367915595834">
                <text:p>0.960367915595834</text:p>
              </table:table-cell>
              <table:table-cell office:value-type="float" office:value="1.02265891317425">
                <text:p>1.02265891317425</text:p>
              </table:table-cell>
              <table:table-cell office:value-type="float" office:value="1.02489019033675">
                <text:p>1.02489019033675</text:p>
              </table:table-cell>
              <table:table-cell office:value-type="float" office:value="0.797101449275362">
                <text:p>0.797101449275362</text:p>
              </table:table-cell>
              <table:table-cell office:value-type="float" office:value="1.16589911641503">
                <text:p>1.16589911641503</text:p>
              </table:table-cell>
            </table:table-row>
            <table:table-row>
              <table:table-cell office:value-type="string">
                <text:p>2021-09-20</text:p>
              </table:table-cell>
              <table:table-cell office:value-type="float" office:value="2.17674156908253">
                <text:p>2.17674156908253</text:p>
              </table:table-cell>
              <table:table-cell office:value-type="float" office:value="2.37384140061792">
                <text:p>2.37384140061792</text:p>
              </table:table-cell>
              <table:table-cell office:value-type="float" office:value="1.06456692913386">
                <text:p>1.06456692913386</text:p>
              </table:table-cell>
              <table:table-cell office:value-type="float" office:value="1.39080644751442">
                <text:p>1.39080644751442</text:p>
              </table:table-cell>
              <table:table-cell office:value-type="float" office:value="1.48932249072773">
                <text:p>1.48932249072773</text:p>
              </table:table-cell>
              <table:table-cell office:value-type="float" office:value="1.30316843312173">
                <text:p>1.30316843312173</text:p>
              </table:table-cell>
              <table:table-cell office:value-type="float" office:value="1.13365042958395">
                <text:p>1.13365042958395</text:p>
              </table:table-cell>
              <table:table-cell office:value-type="float" office:value="1.05181924714894">
                <text:p>1.05181924714894</text:p>
              </table:table-cell>
              <table:table-cell office:value-type="float" office:value="1.09818740036606">
                <text:p>1.09818740036606</text:p>
              </table:table-cell>
              <table:table-cell office:value-type="float" office:value="1.21490724019044">
                <text:p>1.21490724019044</text:p>
              </table:table-cell>
              <table:table-cell office:value-type="float" office:value="1.45025498362274">
                <text:p>1.45025498362274</text:p>
              </table:table-cell>
            </table:table-row>
            <table:table-row>
              <table:table-cell office:value-type="string">
                <text:p>2021-09-21</text:p>
              </table:table-cell>
              <table:table-cell office:value-type="float" office:value="1.79016954708528">
                <text:p>1.79016954708528</text:p>
              </table:table-cell>
              <table:table-cell office:value-type="float" office:value="2.01844776349813">
                <text:p>2.01844776349813</text:p>
              </table:table-cell>
              <table:table-cell office:value-type="float" office:value="0.945802672601115">
                <text:p>0.945802672601115</text:p>
              </table:table-cell>
              <table:table-cell office:value-type="float" office:value="1.06721607004893">
                <text:p>1.06721607004893</text:p>
              </table:table-cell>
              <table:table-cell office:value-type="float" office:value="1.26422066397044">
                <text:p>1.26422066397044</text:p>
              </table:table-cell>
              <table:table-cell office:value-type="float" office:value="1.10773790162275">
                <text:p>1.10773790162275</text:p>
              </table:table-cell>
              <table:table-cell office:value-type="float" office:value="1.0683398338138">
                <text:p>1.0683398338138</text:p>
              </table:table-cell>
              <table:table-cell office:value-type="float" office:value="1.08108108108108">
                <text:p>1.08108108108108</text:p>
              </table:table-cell>
              <table:table-cell office:value-type="float" office:value="1.08004595940253">
                <text:p>1.08004595940253</text:p>
              </table:table-cell>
              <table:table-cell office:value-type="float" office:value="1.21114251110214">
                <text:p>1.21114251110214</text:p>
              </table:table-cell>
              <table:table-cell office:value-type="float" office:value="1.25362757666082">
                <text:p>1.25362757666082</text:p>
              </table:table-cell>
            </table:table-row>
            <table:table-row>
              <table:table-cell office:value-type="string">
                <text:p>2021-09-22</text:p>
              </table:table-cell>
              <table:table-cell office:value-type="float" office:value="2.84451278108783">
                <text:p>2.84451278108783</text:p>
              </table:table-cell>
              <table:table-cell office:value-type="float" office:value="1.90717605166274">
                <text:p>1.90717605166274</text:p>
              </table:table-cell>
              <table:table-cell office:value-type="float" office:value="0.91332106914836">
                <text:p>0.91332106914836</text:p>
              </table:table-cell>
              <table:table-cell office:value-type="float" office:value="1.2061223820917">
                <text:p>1.2061223820917</text:p>
              </table:table-cell>
              <table:table-cell office:value-type="float" office:value="1.286598191393">
                <text:p>1.286598191393</text:p>
              </table:table-cell>
              <table:table-cell office:value-type="float" office:value="1.03143130628431">
                <text:p>1.03143130628431</text:p>
              </table:table-cell>
              <table:table-cell office:value-type="float" office:value="1.0739490641301">
                <text:p>1.0739490641301</text:p>
              </table:table-cell>
              <table:table-cell office:value-type="float" office:value="1.1611289746338">
                <text:p>1.1611289746338</text:p>
              </table:table-cell>
              <table:table-cell office:value-type="float" office:value="1.20349104271934">
                <text:p>1.20349104271934</text:p>
              </table:table-cell>
              <table:table-cell office:value-type="float" office:value="0.850637978483863">
                <text:p>0.850637978483863</text:p>
              </table:table-cell>
              <table:table-cell office:value-type="float" office:value="1.31227992957746">
                <text:p>1.31227992957746</text:p>
              </table:table-cell>
            </table:table-row>
            <table:table-row>
              <table:table-cell office:value-type="string">
                <text:p>2021-09-23</text:p>
              </table:table-cell>
              <table:table-cell office:value-type="float" office:value="1.57752981916122">
                <text:p>1.57752981916122</text:p>
              </table:table-cell>
              <table:table-cell office:value-type="float" office:value="1.61631640396964">
                <text:p>1.61631640396964</text:p>
              </table:table-cell>
              <table:table-cell office:value-type="float" office:value="0.805044704514065">
                <text:p>0.805044704514065</text:p>
              </table:table-cell>
              <table:table-cell office:value-type="float" office:value="0.945697760478057">
                <text:p>0.945697760478057</text:p>
              </table:table-cell>
              <table:table-cell office:value-type="float" office:value="1.07466211783231">
                <text:p>1.07466211783231</text:p>
              </table:table-cell>
              <table:table-cell office:value-type="float" office:value="0.982454949604642">
                <text:p>0.982454949604642</text:p>
              </table:table-cell>
              <table:table-cell office:value-type="float" office:value="1.04067617538299">
                <text:p>1.04067617538299</text:p>
              </table:table-cell>
              <table:table-cell office:value-type="float" office:value="1.51492350137948">
                <text:p>1.51492350137948</text:p>
              </table:table-cell>
              <table:table-cell office:value-type="float" office:value="1.47363824909944">
                <text:p>1.47363824909944</text:p>
              </table:table-cell>
              <table:table-cell office:value-type="float" office:value="1.32927166989754">
                <text:p>1.32927166989754</text:p>
              </table:table-cell>
              <table:table-cell office:value-type="float" office:value="1.10996260031198">
                <text:p>1.10996260031198</text:p>
              </table:table-cell>
            </table:table-row>
            <table:table-row>
              <table:table-cell office:value-type="string">
                <text:p>2021-09-24</text:p>
              </table:table-cell>
              <table:table-cell office:value-type="float" office:value="1.63204490722292">
                <text:p>1.63204490722292</text:p>
              </table:table-cell>
              <table:table-cell office:value-type="float" office:value="1.29448917465646">
                <text:p>1.29448917465646</text:p>
              </table:table-cell>
              <table:table-cell office:value-type="float" office:value="0.540151467734869">
                <text:p>0.540151467734869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0.728998663656053">
                <text:p>0.728998663656053</text:p>
              </table:table-cell>
              <table:table-cell office:value-type="float" office:value="0.679505858442401">
                <text:p>0.679505858442401</text:p>
              </table:table-cell>
              <table:table-cell office:value-type="float" office:value="0.804775758491707">
                <text:p>0.804775758491707</text:p>
              </table:table-cell>
              <table:table-cell office:value-type="float" office:value="1.20035618878005">
                <text:p>1.20035618878005</text:p>
              </table:table-cell>
              <table:table-cell office:value-type="float" office:value="1.04340201665936">
                <text:p>1.04340201665936</text:p>
              </table:table-cell>
              <table:table-cell office:value-type="float" office:value="1.107509454349">
                <text:p>1.107509454349</text:p>
              </table:table-cell>
              <table:table-cell office:value-type="float" office:value="0.829838773402652">
                <text:p>0.829838773402652</text:p>
              </table:table-cell>
            </table:table-row>
            <table:table-row>
              <table:table-cell office:value-type="string">
                <text:p>2021-09-25</text:p>
              </table:table-cell>
              <table:table-cell office:value-type="float" office:value="2.7563025210084">
                <text:p>2.7563025210084</text:p>
              </table:table-cell>
              <table:table-cell office:value-type="float" office:value="1.14430796188024">
                <text:p>1.14430796188024</text:p>
              </table:table-cell>
              <table:table-cell office:value-type="float" office:value="0.442712676440711">
                <text:p>0.442712676440711</text:p>
              </table:table-cell>
              <table:table-cell office:value-type="float" office:value="0.686702628649713">
                <text:p>0.686702628649713</text:p>
              </table:table-cell>
              <table:table-cell office:value-type="float" office:value="0.791246436834503">
                <text:p>0.791246436834503</text:p>
              </table:table-cell>
              <table:table-cell office:value-type="float" office:value="0.701524174825881">
                <text:p>0.701524174825881</text:p>
              </table:table-cell>
              <table:table-cell office:value-type="float" office:value="0.779711533343978">
                <text:p>0.779711533343978</text:p>
              </table:table-cell>
              <table:table-cell office:value-type="float" office:value="0.93850554165177">
                <text:p>0.93850554165177</text:p>
              </table:table-cell>
              <table:table-cell office:value-type="float" office:value="0.995598407042549">
                <text:p>0.995598407042549</text:p>
              </table:table-cell>
              <table:table-cell office:value-type="float" office:value="0.990883868410622">
                <text:p>0.990883868410622</text:p>
              </table:table-cell>
              <table:table-cell office:value-type="float" office:value="0.784775689802237">
                <text:p>0.784775689802237</text:p>
              </table:table-cell>
            </table:table-row>
            <table:table-row>
              <table:table-cell office:value-type="string">
                <text:p>2021-09-26</text:p>
              </table:table-cell>
              <table:table-cell office:value-type="float" office:value="2.52844500632111">
                <text:p>2.52844500632111</text:p>
              </table:table-cell>
              <table:table-cell office:value-type="float" office:value="1.49607044787425">
                <text:p>1.49607044787425</text:p>
              </table:table-cell>
              <table:table-cell office:value-type="float" office:value="0.632466619817287">
                <text:p>0.632466619817287</text:p>
              </table:table-cell>
              <table:table-cell office:value-type="float" office:value="1.18503776742503">
                <text:p>1.18503776742503</text:p>
              </table:table-cell>
              <table:table-cell office:value-type="float" office:value="1.14084810217407">
                <text:p>1.14084810217407</text:p>
              </table:table-cell>
              <table:table-cell office:value-type="float" office:value="1.06656508903914">
                <text:p>1.06656508903914</text:p>
              </table:table-cell>
              <table:table-cell office:value-type="float" office:value="1.09121432568551">
                <text:p>1.09121432568551</text:p>
              </table:table-cell>
              <table:table-cell office:value-type="float" office:value="1.07655502392345">
                <text:p>1.07655502392345</text:p>
              </table:table-cell>
              <table:table-cell office:value-type="float" office:value="1.09597156398104">
                <text:p>1.09597156398104</text:p>
              </table:table-cell>
              <table:table-cell office:value-type="float" office:value="0.686813186813187">
                <text:p>0.686813186813187</text:p>
              </table:table-cell>
              <table:table-cell office:value-type="float" office:value="1.07941692713466">
                <text:p>1.07941692713466</text:p>
              </table:table-cell>
            </table:table-row>
            <table:table-row>
              <table:table-cell office:value-type="string">
                <text:p>2021-09-27</text:p>
              </table:table-cell>
              <table:table-cell office:value-type="float" office:value="1.81950103253893">
                <text:p>1.81950103253893</text:p>
              </table:table-cell>
              <table:table-cell office:value-type="float" office:value="2.08883178219197">
                <text:p>2.08883178219197</text:p>
              </table:table-cell>
              <table:table-cell office:value-type="float" office:value="0.995009920038478">
                <text:p>0.995009920038478</text:p>
              </table:table-cell>
              <table:table-cell office:value-type="float" office:value="1.25738182023678">
                <text:p>1.25738182023678</text:p>
              </table:table-cell>
              <table:table-cell office:value-type="float" office:value="1.45418927064497">
                <text:p>1.45418927064497</text:p>
              </table:table-cell>
              <table:table-cell office:value-type="float" office:value="1.13240158536222">
                <text:p>1.13240158536222</text:p>
              </table:table-cell>
              <table:table-cell office:value-type="float" office:value="1.07048306027702">
                <text:p>1.07048306027702</text:p>
              </table:table-cell>
              <table:table-cell office:value-type="float" office:value="1.10168526531542">
                <text:p>1.10168526531542</text:p>
              </table:table-cell>
              <table:table-cell office:value-type="float" office:value="1.07261223260018">
                <text:p>1.07261223260018</text:p>
              </table:table-cell>
              <table:table-cell office:value-type="float" office:value="1.45603882770207">
                <text:p>1.45603882770207</text:p>
              </table:table-cell>
              <table:table-cell office:value-type="float" office:value="1.33123117519128">
                <text:p>1.33123117519128</text:p>
              </table:table-cell>
            </table:table-row>
            <table:table-row>
              <table:table-cell office:value-type="string">
                <text:p>2021-09-28</text:p>
              </table:table-cell>
              <table:table-cell office:value-type="float" office:value="1.22356387539297">
                <text:p>1.22356387539297</text:p>
              </table:table-cell>
              <table:table-cell office:value-type="float" office:value="1.74461766889384">
                <text:p>1.74461766889384</text:p>
              </table:table-cell>
              <table:table-cell office:value-type="float" office:value="0.882527353696964">
                <text:p>0.882527353696964</text:p>
              </table:table-cell>
              <table:table-cell office:value-type="float" office:value="1.07345138686785">
                <text:p>1.07345138686785</text:p>
              </table:table-cell>
              <table:table-cell office:value-type="float" office:value="1.18451165955341">
                <text:p>1.18451165955341</text:p>
              </table:table-cell>
              <table:table-cell office:value-type="float" office:value="1.00904009902847">
                <text:p>1.00904009902847</text:p>
              </table:table-cell>
              <table:table-cell office:value-type="float" office:value="1.02103129045653">
                <text:p>1.02103129045653</text:p>
              </table:table-cell>
              <table:table-cell office:value-type="float" office:value="1.15750157168744">
                <text:p>1.15750157168744</text:p>
              </table:table-cell>
              <table:table-cell office:value-type="float" office:value="1.1549867332605">
                <text:p>1.1549867332605</text:p>
              </table:table-cell>
              <table:table-cell office:value-type="float" office:value="1.38480906420478">
                <text:p>1.38480906420478</text:p>
              </table:table-cell>
              <table:table-cell office:value-type="float" office:value="1.14079781796191">
                <text:p>1.14079781796191</text:p>
              </table:table-cell>
            </table:table-row>
            <table:table-row>
              <table:table-cell office:value-type="string">
                <text:p>2021-09-29</text:p>
              </table:table-cell>
              <table:table-cell office:value-type="float" office:value="2.47451589677517">
                <text:p>2.47451589677517</text:p>
              </table:table-cell>
              <table:table-cell office:value-type="float" office:value="1.57339850509303">
                <text:p>1.57339850509303</text:p>
              </table:table-cell>
              <table:table-cell office:value-type="float" office:value="0.836062645149765">
                <text:p>0.836062645149765</text:p>
              </table:table-cell>
              <table:table-cell office:value-type="float" office:value="1.01179641143235">
                <text:p>1.01179641143235</text:p>
              </table:table-cell>
              <table:table-cell office:value-type="float" office:value="1.12105102548865">
                <text:p>1.12105102548865</text:p>
              </table:table-cell>
              <table:table-cell office:value-type="float" office:value="0.985884384474831">
                <text:p>0.985884384474831</text:p>
              </table:table-cell>
              <table:table-cell office:value-type="float" office:value="1.01513014134373">
                <text:p>1.01513014134373</text:p>
              </table:table-cell>
              <table:table-cell office:value-type="float" office:value="1.15824915824916">
                <text:p>1.15824915824916</text:p>
              </table:table-cell>
              <table:table-cell office:value-type="float" office:value="1.12700066294157">
                <text:p>1.12700066294157</text:p>
              </table:table-cell>
              <table:table-cell office:value-type="float" office:value="1.26382306477093">
                <text:p>1.26382306477093</text:p>
              </table:table-cell>
              <table:table-cell office:value-type="float" office:value="1.16388426301858">
                <text:p>1.16388426301858</text:p>
              </table:table-cell>
            </table:table-row>
            <table:table-row>
              <table:table-cell office:value-type="string">
                <text:p>2021-09-30</text:p>
              </table:table-cell>
              <table:table-cell office:value-type="float" office:value="1.1191984119482">
                <text:p>1.1191984119482</text:p>
              </table:table-cell>
              <table:table-cell office:value-type="float" office:value="0.973095988594896">
                <text:p>0.973095988594896</text:p>
              </table:table-cell>
              <table:table-cell office:value-type="float" office:value="0.657509657782807">
                <text:p>0.657509657782807</text:p>
              </table:table-cell>
              <table:table-cell office:value-type="float" office:value="0.887815159468703">
                <text:p>0.887815159468703</text:p>
              </table:table-cell>
              <table:table-cell office:value-type="float" office:value="1.01426660722247">
                <text:p>1.01426660722247</text:p>
              </table:table-cell>
              <table:table-cell office:value-type="float" office:value="0.881865956374631">
                <text:p>0.881865956374631</text:p>
              </table:table-cell>
              <table:table-cell office:value-type="float" office:value="1.03241623535821">
                <text:p>1.03241623535821</text:p>
              </table:table-cell>
              <table:table-cell office:value-type="float" office:value="1.42170399918175">
                <text:p>1.42170399918175</text:p>
              </table:table-cell>
              <table:table-cell office:value-type="float" office:value="1.44198524480215">
                <text:p>1.44198524480215</text:p>
              </table:table-cell>
              <table:table-cell office:value-type="float" office:value="1.46356033452808">
                <text:p>1.46356033452808</text:p>
              </table:table-cell>
              <table:table-cell office:value-type="float" office:value="0.938233290439785">
                <text:p>0.938233290439785</text:p>
              </table:table-cell>
            </table:table-row>
            <table:table-row>
              <table:table-cell office:value-type="string">
                <text:p>2021-10-01</text:p>
              </table:table-cell>
              <table:table-cell office:value-type="float" office:value="1.10801277908072">
                <text:p>1.10801277908072</text:p>
              </table:table-cell>
              <table:table-cell office:value-type="float" office:value="0.675317796610169">
                <text:p>0.675317796610169</text:p>
              </table:table-cell>
              <table:table-cell office:value-type="float" office:value="0.512227008722862">
                <text:p>0.512227008722862</text:p>
              </table:table-cell>
              <table:table-cell office:value-type="float" office:value="0.631167407236424">
                <text:p>0.631167407236424</text:p>
              </table:table-cell>
              <table:table-cell office:value-type="float" office:value="0.701736093008707">
                <text:p>0.701736093008707</text:p>
              </table:table-cell>
              <table:table-cell office:value-type="float" office:value="0.630745487485741">
                <text:p>0.630745487485741</text:p>
              </table:table-cell>
              <table:table-cell office:value-type="float" office:value="0.727728476419576">
                <text:p>0.727728476419576</text:p>
              </table:table-cell>
              <table:table-cell office:value-type="float" office:value="1.09926963779997">
                <text:p>1.09926963779997</text:p>
              </table:table-cell>
              <table:table-cell office:value-type="float" office:value="1.07916931168949">
                <text:p>1.07916931168949</text:p>
              </table:table-cell>
              <table:table-cell office:value-type="float" office:value="1.27949957350014">
                <text:p>1.27949957350014</text:p>
              </table:table-cell>
              <table:table-cell office:value-type="float" office:value="0.695350523668635">
                <text:p>0.695350523668635</text:p>
              </table:table-cell>
            </table:table-row>
            <table:table-row>
              <table:table-cell office:value-type="string">
                <text:p>2021-10-02</text:p>
              </table:table-cell>
              <table:table-cell office:value-type="float" office:value="2.30937414594151">
                <text:p>2.30937414594151</text:p>
              </table:table-cell>
              <table:table-cell office:value-type="float" office:value="0.507292985040563">
                <text:p>0.507292985040563</text:p>
              </table:table-cell>
              <table:table-cell office:value-type="float" office:value="0.407955124936257">
                <text:p>0.407955124936257</text:p>
              </table:table-cell>
              <table:table-cell office:value-type="float" office:value="0.589364561336149">
                <text:p>0.589364561336149</text:p>
              </table:table-cell>
              <table:table-cell office:value-type="float" office:value="0.696534282767488">
                <text:p>0.696534282767488</text:p>
              </table:table-cell>
              <table:table-cell office:value-type="float" office:value="0.630788303070079">
                <text:p>0.630788303070079</text:p>
              </table:table-cell>
              <table:table-cell office:value-type="float" office:value="0.713928551586199">
                <text:p>0.713928551586199</text:p>
              </table:table-cell>
              <table:table-cell office:value-type="float" office:value="0.840336134453782">
                <text:p>0.840336134453782</text:p>
              </table:table-cell>
              <table:table-cell office:value-type="float" office:value="0.806965385432151">
                <text:p>0.806965385432151</text:p>
              </table:table-cell>
              <table:table-cell office:value-type="float" office:value="0.970873786407767">
                <text:p>0.970873786407767</text:p>
              </table:table-cell>
              <table:table-cell office:value-type="float" office:value="0.624725499401778">
                <text:p>0.624725499401778</text:p>
              </table:table-cell>
            </table:table-row>
            <table:table-row>
              <table:table-cell office:value-type="string">
                <text:p>2021-10-03</text:p>
              </table:table-cell>
              <table:table-cell office:value-type="float" office:value="2.1978021978022">
                <text:p>2.1978021978022</text:p>
              </table:table-cell>
              <table:table-cell office:value-type="float" office:value="1.00303951367781">
                <text:p>1.00303951367781</text:p>
              </table:table-cell>
              <table:table-cell office:value-type="float" office:value="0.819070904645477">
                <text:p>0.819070904645477</text:p>
              </table:table-cell>
              <table:table-cell office:value-type="float" office:value="1.01777226699731">
                <text:p>1.01777226699731</text:p>
              </table:table-cell>
              <table:table-cell office:value-type="float" office:value="1.15961235815456">
                <text:p>1.15961235815456</text:p>
              </table:table-cell>
              <table:table-cell office:value-type="float" office:value="1.35535789919526">
                <text:p>1.35535789919526</text:p>
              </table:table-cell>
              <table:table-cell office:value-type="float" office:value="0.863505529465233">
                <text:p>0.863505529465233</text:p>
              </table:table-cell>
              <table:table-cell office:value-type="float" office:value="0.891561268919759">
                <text:p>0.891561268919759</text:p>
              </table:table-cell>
              <table:table-cell office:value-type="float" office:value="1.00472813238771">
                <text:p>1.00472813238771</text:p>
              </table:table-cell>
              <table:table-cell office:value-type="float" office:value="0.75187969924812">
                <text:p>0.75187969924812</text:p>
              </table:table-cell>
              <table:table-cell office:value-type="float" office:value="1.04909524336394">
                <text:p>1.04909524336394</text:p>
              </table:table-cell>
            </table:table-row>
            <table:table-row>
              <table:table-cell office:value-type="string">
                <text:p>2021-10-04</text:p>
              </table:table-cell>
              <table:table-cell office:value-type="float" office:value="1.22265888611012">
                <text:p>1.22265888611012</text:p>
              </table:table-cell>
              <table:table-cell office:value-type="float" office:value="1.49380354320885">
                <text:p>1.49380354320885</text:p>
              </table:table-cell>
              <table:table-cell office:value-type="float" office:value="1.05835308766133">
                <text:p>1.05835308766133</text:p>
              </table:table-cell>
              <table:table-cell office:value-type="float" office:value="1.2307760541985">
                <text:p>1.2307760541985</text:p>
              </table:table-cell>
              <table:table-cell office:value-type="float" office:value="1.46005549663679">
                <text:p>1.46005549663679</text:p>
              </table:table-cell>
              <table:table-cell office:value-type="float" office:value="1.15775220040623">
                <text:p>1.15775220040623</text:p>
              </table:table-cell>
              <table:table-cell office:value-type="float" office:value="1.02179258882388">
                <text:p>1.02179258882388</text:p>
              </table:table-cell>
              <table:table-cell office:value-type="float" office:value="1.19206099479608">
                <text:p>1.19206099479608</text:p>
              </table:table-cell>
              <table:table-cell office:value-type="float" office:value="1.18978338182994">
                <text:p>1.18978338182994</text:p>
              </table:table-cell>
              <table:table-cell office:value-type="float" office:value="1.3679052674561">
                <text:p>1.3679052674561</text:p>
              </table:table-cell>
              <table:table-cell office:value-type="float" office:value="1.23393476603403">
                <text:p>1.23393476603403</text:p>
              </table:table-cell>
            </table:table-row>
            <table:table-row>
              <table:table-cell office:value-type="string">
                <text:p>2021-10-05</text:p>
              </table:table-cell>
              <table:table-cell office:value-type="float" office:value="1.02838261773496">
                <text:p>1.02838261773496</text:p>
              </table:table-cell>
              <table:table-cell office:value-type="float" office:value="1.08051758943641">
                <text:p>1.08051758943641</text:p>
              </table:table-cell>
              <table:table-cell office:value-type="float" office:value="0.895821257311482">
                <text:p>0.895821257311482</text:p>
              </table:table-cell>
              <table:table-cell office:value-type="float" office:value="1.03396775552407">
                <text:p>1.03396775552407</text:p>
              </table:table-cell>
              <table:table-cell office:value-type="float" office:value="1.1129784606942">
                <text:p>1.1129784606942</text:p>
              </table:table-cell>
              <table:table-cell office:value-type="float" office:value="1.05696072383303">
                <text:p>1.05696072383303</text:p>
              </table:table-cell>
              <table:table-cell office:value-type="float" office:value="1.01562911119297">
                <text:p>1.01562911119297</text:p>
              </table:table-cell>
              <table:table-cell office:value-type="float" office:value="1.25165717850737">
                <text:p>1.25165717850737</text:p>
              </table:table-cell>
              <table:table-cell office:value-type="float" office:value="1.18742724097788">
                <text:p>1.18742724097788</text:p>
              </table:table-cell>
              <table:table-cell office:value-type="float" office:value="1.19469026548673">
                <text:p>1.19469026548673</text:p>
              </table:table-cell>
              <table:table-cell office:value-type="float" office:value="1.04697251724516">
                <text:p>1.04697251724516</text:p>
              </table:table-cell>
            </table:table-row>
            <table:table-row>
              <table:table-cell office:value-type="string">
                <text:p>2021-10-06</text:p>
              </table:table-cell>
              <table:table-cell office:value-type="float" office:value="2.31578947368421">
                <text:p>2.31578947368421</text:p>
              </table:table-cell>
              <table:table-cell office:value-type="float" office:value="0.980776775205963">
                <text:p>0.980776775205963</text:p>
              </table:table-cell>
              <table:table-cell office:value-type="float" office:value="0.890750833807858">
                <text:p>0.890750833807858</text:p>
              </table:table-cell>
              <table:table-cell office:value-type="float" office:value="1.12681359168471">
                <text:p>1.12681359168471</text:p>
              </table:table-cell>
              <table:table-cell office:value-type="float" office:value="1.14490096696502">
                <text:p>1.14490096696502</text:p>
              </table:table-cell>
              <table:table-cell office:value-type="float" office:value="1.0129659643436">
                <text:p>1.0129659643436</text:p>
              </table:table-cell>
              <table:table-cell office:value-type="float" office:value="0.949104647234082">
                <text:p>0.949104647234082</text:p>
              </table:table-cell>
              <table:table-cell office:value-type="float" office:value="1.15822903045021">
                <text:p>1.15822903045021</text:p>
              </table:table-cell>
              <table:table-cell office:value-type="float" office:value="1.13417916186082">
                <text:p>1.13417916186082</text:p>
              </table:table-cell>
              <table:table-cell office:value-type="float" office:value="0.884222160817905">
                <text:p>0.884222160817905</text:p>
              </table:table-cell>
              <table:table-cell office:value-type="float" office:value="1.09639500958075">
                <text:p>1.09639500958075</text:p>
              </table:table-cell>
            </table:table-row>
            <table:table-row>
              <table:table-cell office:value-type="string">
                <text:p>2021-10-07</text:p>
              </table:table-cell>
              <table:table-cell office:value-type="float" office:value="1.04812750255162">
                <text:p>1.04812750255162</text:p>
              </table:table-cell>
              <table:table-cell office:value-type="float" office:value="0.960341728000492">
                <text:p>0.960341728000492</text:p>
              </table:table-cell>
              <table:table-cell office:value-type="float" office:value="0.785230880475432">
                <text:p>0.785230880475432</text:p>
              </table:table-cell>
              <table:table-cell office:value-type="float" office:value="0.963262912121998">
                <text:p>0.963262912121998</text:p>
              </table:table-cell>
              <table:table-cell office:value-type="float" office:value="0.946284009509455">
                <text:p>0.946284009509455</text:p>
              </table:table-cell>
              <table:table-cell office:value-type="float" office:value="0.926494169817671">
                <text:p>0.926494169817671</text:p>
              </table:table-cell>
              <table:table-cell office:value-type="float" office:value="1.07637864936597">
                <text:p>1.07637864936597</text:p>
              </table:table-cell>
              <table:table-cell office:value-type="float" office:value="1.66991975710258">
                <text:p>1.66991975710258</text:p>
              </table:table-cell>
              <table:table-cell office:value-type="float" office:value="1.38740661686233">
                <text:p>1.38740661686233</text:p>
              </table:table-cell>
              <table:table-cell office:value-type="float" office:value="1.36943666355431">
                <text:p>1.36943666355431</text:p>
              </table:table-cell>
              <table:table-cell office:value-type="float" office:value="0.978247287529306">
                <text:p>0.978247287529306</text:p>
              </table:table-cell>
            </table:table-row>
            <table:table-row>
              <table:table-cell office:value-type="string">
                <text:p>2021-10-08</text:p>
              </table:table-cell>
              <table:table-cell office:value-type="float" office:value="1.08939692704164">
                <text:p>1.08939692704164</text:p>
              </table:table-cell>
              <table:table-cell office:value-type="float" office:value="0.651077927690018">
                <text:p>0.651077927690018</text:p>
              </table:table-cell>
              <table:table-cell office:value-type="float" office:value="0.544836966846253">
                <text:p>0.544836966846253</text:p>
              </table:table-cell>
              <table:table-cell office:value-type="float" office:value="0.592148383645856">
                <text:p>0.592148383645856</text:p>
              </table:table-cell>
              <table:table-cell office:value-type="float" office:value="0.650336473755047">
                <text:p>0.650336473755047</text:p>
              </table:table-cell>
              <table:table-cell office:value-type="float" office:value="0.656644916164202">
                <text:p>0.656644916164202</text:p>
              </table:table-cell>
              <table:table-cell office:value-type="float" office:value="0.845427933921516">
                <text:p>0.845427933921516</text:p>
              </table:table-cell>
              <table:table-cell office:value-type="float" office:value="1.12434847356664">
                <text:p>1.12434847356664</text:p>
              </table:table-cell>
              <table:table-cell office:value-type="float" office:value="1.28802411619622">
                <text:p>1.28802411619622</text:p>
              </table:table-cell>
              <table:table-cell office:value-type="float" office:value="0.640634533251983">
                <text:p>0.640634533251983</text:p>
              </table:table-cell>
              <table:table-cell office:value-type="float" office:value="0.696013766263768">
                <text:p>0.696013766263768</text:p>
              </table:table-cell>
            </table:table-row>
            <table:table-row>
              <table:table-cell office:value-type="string">
                <text:p>2021-10-09</text:p>
              </table:table-cell>
              <table:table-cell office:value-type="float" office:value="2.84637923817497">
                <text:p>2.84637923817497</text:p>
              </table:table-cell>
              <table:table-cell office:value-type="float" office:value="0.53943770295676">
                <text:p>0.53943770295676</text:p>
              </table:table-cell>
              <table:table-cell office:value-type="float" office:value="0.449649783534546">
                <text:p>0.449649783534546</text:p>
              </table:table-cell>
              <table:table-cell office:value-type="float" office:value="0.667656515796616">
                <text:p>0.667656515796616</text:p>
              </table:table-cell>
              <table:table-cell office:value-type="float" office:value="0.750159300237502">
                <text:p>0.750159300237502</text:p>
              </table:table-cell>
              <table:table-cell office:value-type="float" office:value="0.678321809357843">
                <text:p>0.678321809357843</text:p>
              </table:table-cell>
              <table:table-cell office:value-type="float" office:value="0.743886529547284">
                <text:p>0.743886529547284</text:p>
              </table:table-cell>
              <table:table-cell office:value-type="float" office:value="1.02432200712964">
                <text:p>1.02432200712964</text:p>
              </table:table-cell>
              <table:table-cell office:value-type="float" office:value="1.0788293099765">
                <text:p>1.0788293099765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0.688140385311883">
                <text:p>0.688140385311883</text:p>
              </table:table-cell>
            </table:table-row>
            <table:table-row>
              <table:table-cell office:value-type="string">
                <text:p>2021-10-10</text:p>
              </table:table-cell>
              <table:table-cell office:value-type="float" office:value="2.77862595419847">
                <text:p>2.77862595419847</text:p>
              </table:table-cell>
              <table:table-cell office:value-type="float" office:value="0.936726758571933">
                <text:p>0.936726758571933</text:p>
              </table:table-cell>
              <table:table-cell office:value-type="float" office:value="0.831719767646541">
                <text:p>0.831719767646541</text:p>
              </table:table-cell>
              <table:table-cell office:value-type="float" office:value="1.1334250343879">
                <text:p>1.1334250343879</text:p>
              </table:table-cell>
              <table:table-cell office:value-type="float" office:value="1.18709677419355">
                <text:p>1.18709677419355</text:p>
              </table:table-cell>
              <table:table-cell office:value-type="float" office:value="1.28233719892953">
                <text:p>1.28233719892953</text:p>
              </table:table-cell>
              <table:table-cell office:value-type="float" office:value="0.995334370139969">
                <text:p>0.995334370139969</text:p>
              </table:table-cell>
              <table:table-cell office:value-type="float" office:value="1.12852664576803">
                <text:p>1.12852664576803</text:p>
              </table:table-cell>
              <table:table-cell office:value-type="float" office:value="0.897510133178923">
                <text:p>0.897510133178923</text:p>
              </table:table-cell>
              <table:table-cell office:value-type="float" office:value="0.727032385988103">
                <text:p>0.727032385988103</text:p>
              </table:table-cell>
              <table:table-cell office:value-type="float" office:value="1.08906492127307">
                <text:p>1.08906492127307</text:p>
              </table:table-cell>
            </table:table-row>
            <table:table-row>
              <table:table-cell office:value-type="string">
                <text:p>2021-10-11</text:p>
              </table:table-cell>
              <table:table-cell office:value-type="float" office:value="1.38364779874214">
                <text:p>1.38364779874214</text:p>
              </table:table-cell>
              <table:table-cell office:value-type="float" office:value="1.51320666027878">
                <text:p>1.51320666027878</text:p>
              </table:table-cell>
              <table:table-cell office:value-type="float" office:value="1.2096572429322">
                <text:p>1.2096572429322</text:p>
              </table:table-cell>
              <table:table-cell office:value-type="float" office:value="1.37032574793663">
                <text:p>1.37032574793663</text:p>
              </table:table-cell>
              <table:table-cell office:value-type="float" office:value="1.38394793926247">
                <text:p>1.38394793926247</text:p>
              </table:table-cell>
              <table:table-cell office:value-type="float" office:value="1.24610591900312">
                <text:p>1.24610591900312</text:p>
              </table:table-cell>
              <table:table-cell office:value-type="float" office:value="1.22083450463837">
                <text:p>1.22083450463837</text:p>
              </table:table-cell>
              <table:table-cell office:value-type="float" office:value="1.41975661315203">
                <text:p>1.41975661315203</text:p>
              </table:table-cell>
              <table:table-cell office:value-type="float" office:value="1.26605846211134">
                <text:p>1.26605846211134</text:p>
              </table:table-cell>
              <table:table-cell office:value-type="float" office:value="1.10463948584053">
                <text:p>1.10463948584053</text:p>
              </table:table-cell>
              <table:table-cell office:value-type="float" office:value="1.33219261794182">
                <text:p>1.33219261794182</text:p>
              </table:table-cell>
            </table:table-row>
            <table:table-row>
              <table:table-cell office:value-type="string">
                <text:p>2021-10-12</text:p>
              </table:table-cell>
              <table:table-cell office:value-type="float" office:value="1.11876674670286">
                <text:p>1.11876674670286</text:p>
              </table:table-cell>
              <table:table-cell office:value-type="float" office:value="1.12790802932923">
                <text:p>1.12790802932923</text:p>
              </table:table-cell>
              <table:table-cell office:value-type="float" office:value="1.0159693205884">
                <text:p>1.0159693205884</text:p>
              </table:table-cell>
              <table:table-cell office:value-type="float" office:value="1.17285748325435">
                <text:p>1.17285748325435</text:p>
              </table:table-cell>
              <table:table-cell office:value-type="float" office:value="1.34695033452512">
                <text:p>1.34695033452512</text:p>
              </table:table-cell>
              <table:table-cell office:value-type="float" office:value="1.16800872336856">
                <text:p>1.16800872336856</text:p>
              </table:table-cell>
              <table:table-cell office:value-type="float" office:value="1.29715762273902">
                <text:p>1.29715762273902</text:p>
              </table:table-cell>
              <table:table-cell office:value-type="float" office:value="1.40431697440279">
                <text:p>1.40431697440279</text:p>
              </table:table-cell>
              <table:table-cell office:value-type="float" office:value="1.45853043204037">
                <text:p>1.45853043204037</text:p>
              </table:table-cell>
              <table:table-cell office:value-type="float" office:value="1.3608634443923">
                <text:p>1.3608634443923</text:p>
              </table:table-cell>
              <table:table-cell office:value-type="float" office:value="1.19218841296238">
                <text:p>1.19218841296238</text:p>
              </table:table-cell>
            </table:table-row>
            <table:table-row>
              <table:table-cell office:value-type="string">
                <text:p>2021-10-13</text:p>
              </table:table-cell>
              <table:table-cell office:value-type="float" office:value="2.14124391938846">
                <text:p>2.14124391938846</text:p>
              </table:table-cell>
              <table:table-cell office:value-type="float" office:value="1.11211531686096">
                <text:p>1.11211531686096</text:p>
              </table:table-cell>
              <table:table-cell office:value-type="float" office:value="1.0178897611445">
                <text:p>1.0178897611445</text:p>
              </table:table-cell>
              <table:table-cell office:value-type="float" office:value="1.17738575534636">
                <text:p>1.17738575534636</text:p>
              </table:table-cell>
              <table:table-cell office:value-type="float" office:value="1.24789385004212">
                <text:p>1.24789385004212</text:p>
              </table:table-cell>
              <table:table-cell office:value-type="float" office:value="1.10882781060022">
                <text:p>1.10882781060022</text:p>
              </table:table-cell>
              <table:table-cell office:value-type="float" office:value="1.32661628883291">
                <text:p>1.32661628883291</text:p>
              </table:table-cell>
              <table:table-cell office:value-type="float" office:value="1.59608701248552">
                <text:p>1.59608701248552</text:p>
              </table:table-cell>
              <table:table-cell office:value-type="float" office:value="1.42908502606507">
                <text:p>1.42908502606507</text:p>
              </table:table-cell>
              <table:table-cell office:value-type="float" office:value="1.07958825006277">
                <text:p>1.07958825006277</text:p>
              </table:table-cell>
              <table:table-cell office:value-type="float" office:value="1.24045132805382">
                <text:p>1.24045132805382</text:p>
              </table:table-cell>
            </table:table-row>
            <table:table-row>
              <table:table-cell office:value-type="string">
                <text:p>2021-10-14</text:p>
              </table:table-cell>
              <table:table-cell office:value-type="float" office:value="0.979676724924289">
                <text:p>0.979676724924289</text:p>
              </table:table-cell>
              <table:table-cell office:value-type="float" office:value="0.840289184628965">
                <text:p>0.840289184628965</text:p>
              </table:table-cell>
              <table:table-cell office:value-type="float" office:value="0.664900904192164">
                <text:p>0.664900904192164</text:p>
              </table:table-cell>
              <table:table-cell office:value-type="float" office:value="0.650690458076861">
                <text:p>0.650690458076861</text:p>
              </table:table-cell>
              <table:table-cell office:value-type="float" office:value="0.761661424517089">
                <text:p>0.761661424517089</text:p>
              </table:table-cell>
              <table:table-cell office:value-type="float" office:value="0.681710088252391">
                <text:p>0.681710088252391</text:p>
              </table:table-cell>
              <table:table-cell office:value-type="float" office:value="0.820313123414035">
                <text:p>0.820313123414035</text:p>
              </table:table-cell>
              <table:table-cell office:value-type="float" office:value="1.53046013184483">
                <text:p>1.53046013184483</text:p>
              </table:table-cell>
              <table:table-cell office:value-type="float" office:value="1.75325274522469">
                <text:p>1.75325274522469</text:p>
              </table:table-cell>
              <table:table-cell office:value-type="float" office:value="1.10960757780785">
                <text:p>1.10960757780785</text:p>
              </table:table-cell>
              <table:table-cell office:value-type="float" office:value="0.780616545951279">
                <text:p>0.780616545951279</text:p>
              </table:table-cell>
            </table:table-row>
            <table:table-row>
              <table:table-cell office:value-type="string">
                <text:p>2021-10-15</text:p>
              </table:table-cell>
              <table:table-cell office:value-type="float" office:value="1.15730573114604">
                <text:p>1.15730573114604</text:p>
              </table:table-cell>
              <table:table-cell office:value-type="float" office:value="0.858551626064883">
                <text:p>0.858551626064883</text:p>
              </table:table-cell>
              <table:table-cell office:value-type="float" office:value="0.972166733253429">
                <text:p>0.972166733253429</text:p>
              </table:table-cell>
              <table:table-cell office:value-type="float" office:value="1.28382059197385">
                <text:p>1.28382059197385</text:p>
              </table:table-cell>
              <table:table-cell office:value-type="float" office:value="1.3827929586106">
                <text:p>1.3827929586106</text:p>
              </table:table-cell>
              <table:table-cell office:value-type="float" office:value="1.34358627682947">
                <text:p>1.34358627682947</text:p>
              </table:table-cell>
              <table:table-cell office:value-type="float" office:value="1.63762182529619">
                <text:p>1.63762182529619</text:p>
              </table:table-cell>
              <table:table-cell office:value-type="float" office:value="2.21506242448651">
                <text:p>2.21506242448651</text:p>
              </table:table-cell>
              <table:table-cell office:value-type="float" office:value="2.42123070416579">
                <text:p>2.42123070416579</text:p>
              </table:table-cell>
              <table:table-cell office:value-type="float" office:value="1.14467408585056">
                <text:p>1.14467408585056</text:p>
              </table:table-cell>
              <table:table-cell office:value-type="float" office:value="1.25691140542626">
                <text:p>1.25691140542626</text:p>
              </table:table-cell>
            </table:table-row>
            <table:table-row>
              <table:table-cell office:value-type="string">
                <text:p>2021-10-16</text:p>
              </table:table-cell>
              <table:table-cell office:value-type="float" office:value="2.93459552495697">
                <text:p>2.93459552495697</text:p>
              </table:table-cell>
              <table:table-cell office:value-type="float" office:value="0.716464383300502">
                <text:p>0.716464383300502</text:p>
              </table:table-cell>
              <table:table-cell office:value-type="float" office:value="0.843207253772531">
                <text:p>0.843207253772531</text:p>
              </table:table-cell>
              <table:table-cell office:value-type="float" office:value="1.18482370526686">
                <text:p>1.18482370526686</text:p>
              </table:table-cell>
              <table:table-cell office:value-type="float" office:value="1.39149513554086">
                <text:p>1.39149513554086</text:p>
              </table:table-cell>
              <table:table-cell office:value-type="float" office:value="1.18949281348092">
                <text:p>1.18949281348092</text:p>
              </table:table-cell>
              <table:table-cell office:value-type="float" office:value="1.43389970990468">
                <text:p>1.43389970990468</text:p>
              </table:table-cell>
              <table:table-cell office:value-type="float" office:value="1.53271653104448">
                <text:p>1.53271653104448</text:p>
              </table:table-cell>
              <table:table-cell office:value-type="float" office:value="1.6066154754873">
                <text:p>1.6066154754873</text:p>
              </table:table-cell>
              <table:table-cell office:value-type="float" office:value="0.891049007695423">
                <text:p>0.891049007695423</text:p>
              </table:table-cell>
              <table:table-cell office:value-type="float" office:value="1.17660743680758">
                <text:p>1.17660743680758</text:p>
              </table:table-cell>
            </table:table-row>
            <table:table-row>
              <table:table-cell office:value-type="string">
                <text:p>2021-10-17</text:p>
              </table:table-cell>
              <table:table-cell office:value-type="float" office:value="3.18713450292398">
                <text:p>3.18713450292398</text:p>
              </table:table-cell>
              <table:table-cell office:value-type="float" office:value="1.78670360110803">
                <text:p>1.78670360110803</text:p>
              </table:table-cell>
              <table:table-cell office:value-type="float" office:value="1.34335368717708">
                <text:p>1.34335368717708</text:p>
              </table:table-cell>
              <table:table-cell office:value-type="float" office:value="1.81146025878004">
                <text:p>1.81146025878004</text:p>
              </table:table-cell>
              <table:table-cell office:value-type="float" office:value="1.70884424732585">
                <text:p>1.70884424732585</text:p>
              </table:table-cell>
              <table:table-cell office:value-type="float" office:value="1.81359407033591">
                <text:p>1.81359407033591</text:p>
              </table:table-cell>
              <table:table-cell office:value-type="float" office:value="1.41194428544171">
                <text:p>1.41194428544171</text:p>
              </table:table-cell>
              <table:table-cell office:value-type="float" office:value="1.02018185850521">
                <text:p>1.02018185850521</text:p>
              </table:table-cell>
              <table:table-cell office:value-type="float" office:value="0.967059534602599">
                <text:p>0.967059534602599</text:p>
              </table:table-cell>
              <table:table-cell office:value-type="float" office:value="0.873655913978495">
                <text:p>0.873655913978495</text:p>
              </table:table-cell>
              <table:table-cell office:value-type="float" office:value="1.63010334426662">
                <text:p>1.63010334426662</text:p>
              </table:table-cell>
            </table:table-row>
            <table:table-row>
              <table:table-cell office:value-type="string">
                <text:p>2021-10-18</text:p>
              </table:table-cell>
              <table:table-cell office:value-type="float" office:value="1.49410172850799">
                <text:p>1.49410172850799</text:p>
              </table:table-cell>
              <table:table-cell office:value-type="float" office:value="1.86863203607817">
                <text:p>1.86863203607817</text:p>
              </table:table-cell>
              <table:table-cell office:value-type="float" office:value="1.66729346872258">
                <text:p>1.66729346872258</text:p>
              </table:table-cell>
              <table:table-cell office:value-type="float" office:value="1.90503509719222">
                <text:p>1.90503509719222</text:p>
              </table:table-cell>
              <table:table-cell office:value-type="float" office:value="1.99252050828374">
                <text:p>1.99252050828374</text:p>
              </table:table-cell>
              <table:table-cell office:value-type="float" office:value="1.81521471844053">
                <text:p>1.81521471844053</text:p>
              </table:table-cell>
              <table:table-cell office:value-type="float" office:value="1.67012474704782">
                <text:p>1.67012474704782</text:p>
              </table:table-cell>
              <table:table-cell office:value-type="float" office:value="2.04398875475442">
                <text:p>2.04398875475442</text:p>
              </table:table-cell>
              <table:table-cell office:value-type="float" office:value="1.71474682267501">
                <text:p>1.71474682267501</text:p>
              </table:table-cell>
              <table:table-cell office:value-type="float" office:value="1.58234436810327">
                <text:p>1.58234436810327</text:p>
              </table:table-cell>
              <table:table-cell office:value-type="float" office:value="1.79375179017145">
                <text:p>1.79375179017145</text:p>
              </table:table-cell>
            </table:table-row>
            <table:table-row>
              <table:table-cell office:value-type="string">
                <text:p>2021-10-19</text:p>
              </table:table-cell>
              <table:table-cell office:value-type="float" office:value="1.26789850049871">
                <text:p>1.26789850049871</text:p>
              </table:table-cell>
              <table:table-cell office:value-type="float" office:value="1.57050256081946">
                <text:p>1.57050256081946</text:p>
              </table:table-cell>
              <table:table-cell office:value-type="float" office:value="1.53496579564408">
                <text:p>1.53496579564408</text:p>
              </table:table-cell>
              <table:table-cell office:value-type="float" office:value="1.74106169069385">
                <text:p>1.74106169069385</text:p>
              </table:table-cell>
              <table:table-cell office:value-type="float" office:value="1.9573124042879">
                <text:p>1.9573124042879</text:p>
              </table:table-cell>
              <table:table-cell office:value-type="float" office:value="1.72137488947834">
                <text:p>1.72137488947834</text:p>
              </table:table-cell>
              <table:table-cell office:value-type="float" office:value="2.05106043481152">
                <text:p>2.05106043481152</text:p>
              </table:table-cell>
              <table:table-cell office:value-type="float" office:value="2.16421240517626">
                <text:p>2.16421240517626</text:p>
              </table:table-cell>
              <table:table-cell office:value-type="float" office:value="1.9139566395664">
                <text:p>1.9139566395664</text:p>
              </table:table-cell>
              <table:table-cell office:value-type="float" office:value="1.44430844553244">
                <text:p>1.44430844553244</text:p>
              </table:table-cell>
              <table:table-cell office:value-type="float" office:value="1.6921145962876">
                <text:p>1.6921145962876</text:p>
              </table:table-cell>
            </table:table-row>
            <table:table-row>
              <table:table-cell office:value-type="string">
                <text:p>2021-10-20</text:p>
              </table:table-cell>
              <table:table-cell office:value-type="float" office:value="2.73358819418753">
                <text:p>2.73358819418753</text:p>
              </table:table-cell>
              <table:table-cell office:value-type="float" office:value="1.32343825909236">
                <text:p>1.32343825909236</text:p>
              </table:table-cell>
              <table:table-cell office:value-type="float" office:value="1.6829415310428">
                <text:p>1.6829415310428</text:p>
              </table:table-cell>
              <table:table-cell office:value-type="float" office:value="1.98640049164403">
                <text:p>1.98640049164403</text:p>
              </table:table-cell>
              <table:table-cell office:value-type="float" office:value="2.11801357760625">
                <text:p>2.11801357760625</text:p>
              </table:table-cell>
              <table:table-cell office:value-type="float" office:value="1.94336793867217">
                <text:p>1.94336793867217</text:p>
              </table:table-cell>
              <table:table-cell office:value-type="float" office:value="2.26826285163634">
                <text:p>2.26826285163634</text:p>
              </table:table-cell>
              <table:table-cell office:value-type="float" office:value="2.57552987511012">
                <text:p>2.57552987511012</text:p>
              </table:table-cell>
              <table:table-cell office:value-type="float" office:value="2.33695120758776">
                <text:p>2.33695120758776</text:p>
              </table:table-cell>
              <table:table-cell office:value-type="float" office:value="1.61332980692938">
                <text:p>1.61332980692938</text:p>
              </table:table-cell>
              <table:table-cell office:value-type="float" office:value="1.95935101463554">
                <text:p>1.95935101463554</text:p>
              </table:table-cell>
            </table:table-row>
            <table:table-row>
              <table:table-cell office:value-type="string">
                <text:p>2021-10-21</text:p>
              </table:table-cell>
              <table:table-cell office:value-type="float" office:value="1.27190712120092">
                <text:p>1.27190712120092</text:p>
              </table:table-cell>
              <table:table-cell office:value-type="float" office:value="1.29059262618159">
                <text:p>1.29059262618159</text:p>
              </table:table-cell>
              <table:table-cell office:value-type="float" office:value="1.68900630129274">
                <text:p>1.68900630129274</text:p>
              </table:table-cell>
              <table:table-cell office:value-type="float" office:value="1.83652160942686">
                <text:p>1.83652160942686</text:p>
              </table:table-cell>
              <table:table-cell office:value-type="float" office:value="1.97088465845465">
                <text:p>1.97088465845465</text:p>
              </table:table-cell>
              <table:table-cell office:value-type="float" office:value="1.94003527336861">
                <text:p>1.94003527336861</text:p>
              </table:table-cell>
              <table:table-cell office:value-type="float" office:value="2.74792879993438">
                <text:p>2.74792879993438</text:p>
              </table:table-cell>
              <table:table-cell office:value-type="float" office:value="3.62783321218529">
                <text:p>3.62783321218529</text:p>
              </table:table-cell>
              <table:table-cell office:value-type="float" office:value="3.04125638788483">
                <text:p>3.04125638788483</text:p>
              </table:table-cell>
              <table:table-cell office:value-type="float" office:value="1.68471720818291">
                <text:p>1.68471720818291</text:p>
              </table:table-cell>
              <table:table-cell office:value-type="float" office:value="1.83558663922156">
                <text:p>1.83558663922156</text:p>
              </table:table-cell>
            </table:table-row>
            <table:table-row>
              <table:table-cell office:value-type="string">
                <text:p>2021-10-22</text:p>
              </table:table-cell>
              <table:table-cell office:value-type="float" office:value="1.43513080619327">
                <text:p>1.43513080619327</text:p>
              </table:table-cell>
              <table:table-cell office:value-type="float" office:value="1.00406137184116">
                <text:p>1.00406137184116</text:p>
              </table:table-cell>
              <table:table-cell office:value-type="float" office:value="1.15531263807295">
                <text:p>1.15531263807295</text:p>
              </table:table-cell>
              <table:table-cell office:value-type="float" office:value="1.46092865232163">
                <text:p>1.46092865232163</text:p>
              </table:table-cell>
              <table:table-cell office:value-type="float" office:value="1.40551707787919">
                <text:p>1.40551707787919</text:p>
              </table:table-cell>
              <table:table-cell office:value-type="float" office:value="1.44171447126312">
                <text:p>1.44171447126312</text:p>
              </table:table-cell>
              <table:table-cell office:value-type="float" office:value="2.22187204538292">
                <text:p>2.22187204538292</text:p>
              </table:table-cell>
              <table:table-cell office:value-type="float" office:value="2.7191250189883">
                <text:p>2.7191250189883</text:p>
              </table:table-cell>
              <table:table-cell office:value-type="float" office:value="2.46953175112251">
                <text:p>2.46953175112251</text:p>
              </table:table-cell>
              <table:table-cell office:value-type="float" office:value="1.53894472361809">
                <text:p>1.53894472361809</text:p>
              </table:table-cell>
              <table:table-cell office:value-type="float" office:value="1.44751581180233">
                <text:p>1.44751581180233</text:p>
              </table:table-cell>
            </table:table-row>
            <table:table-row>
              <table:table-cell office:value-type="string">
                <text:p>2021-10-23</text:p>
              </table:table-cell>
              <table:table-cell office:value-type="float" office:value="2.87471395881007">
                <text:p>2.87471395881007</text:p>
              </table:table-cell>
              <table:table-cell office:value-type="float" office:value="0.732782036578741">
                <text:p>0.732782036578741</text:p>
              </table:table-cell>
              <table:table-cell office:value-type="float" office:value="1.02255162300345">
                <text:p>1.02255162300345</text:p>
              </table:table-cell>
              <table:table-cell office:value-type="float" office:value="1.27439267224213">
                <text:p>1.27439267224213</text:p>
              </table:table-cell>
              <table:table-cell office:value-type="float" office:value="1.45600383617777">
                <text:p>1.45600383617777</text:p>
              </table:table-cell>
              <table:table-cell office:value-type="float" office:value="1.3197737530709">
                <text:p>1.3197737530709</text:p>
              </table:table-cell>
              <table:table-cell office:value-type="float" office:value="1.85769791160758">
                <text:p>1.85769791160758</text:p>
              </table:table-cell>
              <table:table-cell office:value-type="float" office:value="2.50586854460094">
                <text:p>2.50586854460094</text:p>
              </table:table-cell>
              <table:table-cell office:value-type="float" office:value="1.94295678166646">
                <text:p>1.94295678166646</text:p>
              </table:table-cell>
              <table:table-cell office:value-type="float" office:value="1.35970333745365">
                <text:p>1.35970333745365</text:p>
              </table:table-cell>
              <table:table-cell office:value-type="float" office:value="1.32089298800651">
                <text:p>1.32089298800651</text:p>
              </table:table-cell>
            </table:table-row>
            <table:table-row>
              <table:table-cell office:value-type="string">
                <text:p>2021-10-24</text:p>
              </table:table-cell>
              <table:table-cell office:value-type="float" office:value="2.99077314667515">
                <text:p>2.99077314667515</text:p>
              </table:table-cell>
              <table:table-cell office:value-type="float" office:value="1.05878057685287">
                <text:p>1.05878057685287</text:p>
              </table:table-cell>
              <table:table-cell office:value-type="float" office:value="1.54723914515037">
                <text:p>1.54723914515037</text:p>
              </table:table-cell>
              <table:table-cell office:value-type="float" office:value="1.79392011311417">
                <text:p>1.79392011311417</text:p>
              </table:table-cell>
              <table:table-cell office:value-type="float" office:value="1.86182144459399">
                <text:p>1.86182144459399</text:p>
              </table:table-cell>
              <table:table-cell office:value-type="float" office:value="1.93432298695457">
                <text:p>1.93432298695457</text:p>
              </table:table-cell>
              <table:table-cell office:value-type="float" office:value="1.69322709163347">
                <text:p>1.69322709163347</text:p>
              </table:table-cell>
              <table:table-cell office:value-type="float" office:value="1.440329218107">
                <text:p>1.440329218107</text:p>
              </table:table-cell>
              <table:table-cell office:value-type="float" office:value="1.12866817155756">
                <text:p>1.12866817155756</text:p>
              </table:table-cell>
              <table:table-cell office:value-type="float" office:value="1.22302158273381">
                <text:p>1.22302158273381</text:p>
              </table:table-cell>
              <table:table-cell office:value-type="float" office:value="1.63866065361092">
                <text:p>1.63866065361092</text:p>
              </table:table-cell>
            </table:table-row>
            <table:table-row>
              <table:table-cell office:value-type="string">
                <text:p>2021-10-25</text:p>
              </table:table-cell>
              <table:table-cell office:value-type="float" office:value="4.0851515352477">
                <text:p>4.0851515352477</text:p>
              </table:table-cell>
              <table:table-cell office:value-type="float" office:value="1.40972874874421">
                <text:p>1.40972874874421</text:p>
              </table:table-cell>
              <table:table-cell office:value-type="float" office:value="2.07557452993006">
                <text:p>2.07557452993006</text:p>
              </table:table-cell>
              <table:table-cell office:value-type="float" office:value="2.22571903138386">
                <text:p>2.22571903138386</text:p>
              </table:table-cell>
              <table:table-cell office:value-type="float" office:value="2.20455366823274">
                <text:p>2.20455366823274</text:p>
              </table:table-cell>
              <table:table-cell office:value-type="float" office:value="2.1886581357947">
                <text:p>2.1886581357947</text:p>
              </table:table-cell>
              <table:table-cell office:value-type="float" office:value="2.44304769488922">
                <text:p>2.44304769488922</text:p>
              </table:table-cell>
              <table:table-cell office:value-type="float" office:value="2.66917293233083">
                <text:p>2.66917293233083</text:p>
              </table:table-cell>
              <table:table-cell office:value-type="float" office:value="1.99911478312186">
                <text:p>1.99911478312186</text:p>
              </table:table-cell>
              <table:table-cell office:value-type="float" office:value="1.40723100238147">
                <text:p>1.40723100238147</text:p>
              </table:table-cell>
              <table:table-cell office:value-type="float" office:value="2.17106200997862">
                <text:p>2.17106200997862</text:p>
              </table:table-cell>
            </table:table-row>
            <table:table-row>
              <table:table-cell office:value-type="string">
                <text:p>2021-10-26</text:p>
              </table:table-cell>
              <table:table-cell office:value-type="float" office:value="4.35766362188888">
                <text:p>4.35766362188888</text:p>
              </table:table-cell>
              <table:table-cell office:value-type="float" office:value="1.37035564893154">
                <text:p>1.37035564893154</text:p>
              </table:table-cell>
              <table:table-cell office:value-type="float" office:value="1.87291143175401">
                <text:p>1.87291143175401</text:p>
              </table:table-cell>
              <table:table-cell office:value-type="float" office:value="2.12511840533751">
                <text:p>2.12511840533751</text:p>
              </table:table-cell>
              <table:table-cell office:value-type="float" office:value="2.15987476150873">
                <text:p>2.15987476150873</text:p>
              </table:table-cell>
              <table:table-cell office:value-type="float" office:value="2.23281843360078">
                <text:p>2.23281843360078</text:p>
              </table:table-cell>
              <table:table-cell office:value-type="float" office:value="2.60701754385965">
                <text:p>2.60701754385965</text:p>
              </table:table-cell>
              <table:table-cell office:value-type="float" office:value="2.7267023792288">
                <text:p>2.7267023792288</text:p>
              </table:table-cell>
              <table:table-cell office:value-type="float" office:value="1.93893665555361">
                <text:p>1.93893665555361</text:p>
              </table:table-cell>
              <table:table-cell office:value-type="float" office:value="1.98476805908147">
                <text:p>1.98476805908147</text:p>
              </table:table-cell>
              <table:table-cell office:value-type="float" office:value="2.14510351609852">
                <text:p>2.14510351609852</text:p>
              </table:table-cell>
            </table:table-row>
            <table:table-row>
              <table:table-cell office:value-type="string">
                <text:p>2021-10-27</text:p>
              </table:table-cell>
              <table:table-cell office:value-type="float" office:value="4.59960003477958">
                <text:p>4.59960003477958</text:p>
              </table:table-cell>
              <table:table-cell office:value-type="float" office:value="1.37687756030951">
                <text:p>1.37687756030951</text:p>
              </table:table-cell>
              <table:table-cell office:value-type="float" office:value="2.01164505085339">
                <text:p>2.01164505085339</text:p>
              </table:table-cell>
              <table:table-cell office:value-type="float" office:value="2.26404181040716">
                <text:p>2.26404181040716</text:p>
              </table:table-cell>
              <table:table-cell office:value-type="float" office:value="2.43470893141946">
                <text:p>2.43470893141946</text:p>
              </table:table-cell>
              <table:table-cell office:value-type="float" office:value="2.30572414613828">
                <text:p>2.30572414613828</text:p>
              </table:table-cell>
              <table:table-cell office:value-type="float" office:value="2.6158788435062">
                <text:p>2.6158788435062</text:p>
              </table:table-cell>
              <table:table-cell office:value-type="float" office:value="3.13153549807375">
                <text:p>3.13153549807375</text:p>
              </table:table-cell>
              <table:table-cell office:value-type="float" office:value="2.22774841985286">
                <text:p>2.22774841985286</text:p>
              </table:table-cell>
              <table:table-cell office:value-type="float" office:value="1.7558076715289">
                <text:p>1.7558076715289</text:p>
              </table:table-cell>
              <table:table-cell office:value-type="float" office:value="2.26797592651251">
                <text:p>2.26797592651251</text:p>
              </table:table-cell>
            </table:table-row>
            <table:table-row>
              <table:table-cell office:value-type="string">
                <text:p>2021-10-28</text:p>
              </table:table-cell>
              <table:table-cell office:value-type="float" office:value="4.53867660764213">
                <text:p>4.53867660764213</text:p>
              </table:table-cell>
              <table:table-cell office:value-type="float" office:value="1.42469211351641">
                <text:p>1.42469211351641</text:p>
              </table:table-cell>
              <table:table-cell office:value-type="float" office:value="1.74915047486277">
                <text:p>1.74915047486277</text:p>
              </table:table-cell>
              <table:table-cell office:value-type="float" office:value="2.07914151576123">
                <text:p>2.07914151576123</text:p>
              </table:table-cell>
              <table:table-cell office:value-type="float" office:value="2.21218961625282">
                <text:p>2.21218961625282</text:p>
              </table:table-cell>
              <table:table-cell office:value-type="float" office:value="2.36883663800667">
                <text:p>2.36883663800667</text:p>
              </table:table-cell>
              <table:table-cell office:value-type="float" office:value="2.90613193839">
                <text:p>2.90613193839</text:p>
              </table:table-cell>
              <table:table-cell office:value-type="float" office:value="3.71097717884472">
                <text:p>3.71097717884472</text:p>
              </table:table-cell>
              <table:table-cell office:value-type="float" office:value="2.48611812216052">
                <text:p>2.48611812216052</text:p>
              </table:table-cell>
              <table:table-cell office:value-type="float" office:value="2.12373037857802">
                <text:p>2.12373037857802</text:p>
              </table:table-cell>
              <table:table-cell office:value-type="float" office:value="2.21828756687561">
                <text:p>2.21828756687561</text:p>
              </table:table-cell>
            </table:table-row>
            <table:table-row>
              <table:table-cell office:value-type="string">
                <text:p>2021-10-29</text:p>
              </table:table-cell>
              <table:table-cell office:value-type="float" office:value="5.2245938196878">
                <text:p>5.2245938196878</text:p>
              </table:table-cell>
              <table:table-cell office:value-type="float" office:value="1.23417546575267">
                <text:p>1.23417546575267</text:p>
              </table:table-cell>
              <table:table-cell office:value-type="float" office:value="1.42793872844729">
                <text:p>1.42793872844729</text:p>
              </table:table-cell>
              <table:table-cell office:value-type="float" office:value="1.7754584001021">
                <text:p>1.7754584001021</text:p>
              </table:table-cell>
              <table:table-cell office:value-type="float" office:value="2.02749265532625">
                <text:p>2.02749265532625</text:p>
              </table:table-cell>
              <table:table-cell office:value-type="float" office:value="2.12092938579523">
                <text:p>2.12092938579523</text:p>
              </table:table-cell>
              <table:table-cell office:value-type="float" office:value="2.75970690953914">
                <text:p>2.75970690953914</text:p>
              </table:table-cell>
              <table:table-cell office:value-type="float" office:value="3.81155303030303">
                <text:p>3.81155303030303</text:p>
              </table:table-cell>
              <table:table-cell office:value-type="float" office:value="3.02762709726252">
                <text:p>3.02762709726252</text:p>
              </table:table-cell>
              <table:table-cell office:value-type="float" office:value="2.37776289350301">
                <text:p>2.37776289350301</text:p>
              </table:table-cell>
              <table:table-cell office:value-type="float" office:value="2.00269961362112">
                <text:p>2.00269961362112</text:p>
              </table:table-cell>
            </table:table-row>
            <table:table-row>
              <table:table-cell office:value-type="string">
                <text:p>2021-10-30</text:p>
              </table:table-cell>
              <table:table-cell office:value-type="float" office:value="5.07465916468297">
                <text:p>5.07465916468297</text:p>
              </table:table-cell>
              <table:table-cell office:value-type="float" office:value="1.11379274160908">
                <text:p>1.11379274160908</text:p>
              </table:table-cell>
              <table:table-cell office:value-type="float" office:value="1.29617519325251">
                <text:p>1.29617519325251</text:p>
              </table:table-cell>
              <table:table-cell office:value-type="float" office:value="1.70178696148408">
                <text:p>1.70178696148408</text:p>
              </table:table-cell>
              <table:table-cell office:value-type="float" office:value="1.95520951797743">
                <text:p>1.95520951797743</text:p>
              </table:table-cell>
              <table:table-cell office:value-type="float" office:value="1.84032549241506">
                <text:p>1.84032549241506</text:p>
              </table:table-cell>
              <table:table-cell office:value-type="float" office:value="2.2264774348577">
                <text:p>2.2264774348577</text:p>
              </table:table-cell>
              <table:table-cell office:value-type="float" office:value="2.67958305007931">
                <text:p>2.67958305007931</text:p>
              </table:table-cell>
              <table:table-cell office:value-type="float" office:value="2.2255752546209">
                <text:p>2.2255752546209</text:p>
              </table:table-cell>
              <table:table-cell office:value-type="float" office:value="2.35690235690236">
                <text:p>2.35690235690236</text:p>
              </table:table-cell>
              <table:table-cell office:value-type="float" office:value="1.76599643184339">
                <text:p>1.76599643184339</text:p>
              </table:table-cell>
            </table:table-row>
            <table:table-row>
              <table:table-cell office:value-type="string">
                <text:p>2021-10-31</text:p>
              </table:table-cell>
              <table:table-cell office:value-type="float" office:value="4.1988579106483">
                <text:p>4.1988579106483</text:p>
              </table:table-cell>
              <table:table-cell office:value-type="float" office:value="1.35930377123912">
                <text:p>1.35930377123912</text:p>
              </table:table-cell>
              <table:table-cell office:value-type="float" office:value="1.54432132963989">
                <text:p>1.54432132963989</text:p>
              </table:table-cell>
              <table:table-cell office:value-type="float" office:value="2.66646350754228">
                <text:p>2.66646350754228</text:p>
              </table:table-cell>
              <table:table-cell office:value-type="float" office:value="2.7944524943076">
                <text:p>2.7944524943076</text:p>
              </table:table-cell>
              <table:table-cell office:value-type="float" office:value="2.28245363766049">
                <text:p>2.28245363766049</text:p>
              </table:table-cell>
              <table:table-cell office:value-type="float" office:value="2.346955522731">
                <text:p>2.346955522731</text:p>
              </table:table-cell>
              <table:table-cell office:value-type="float" office:value="2.32712765957447">
                <text:p>2.32712765957447</text:p>
              </table:table-cell>
              <table:table-cell office:value-type="float" office:value="2.12628865979381">
                <text:p>2.12628865979381</text:p>
              </table:table-cell>
              <table:table-cell office:value-type="float" office:value="1.66782487838777">
                <text:p>1.66782487838777</text:p>
              </table:table-cell>
              <table:table-cell office:value-type="float" office:value="2.19060674217118">
                <text:p>2.19060674217118</text:p>
              </table:table-cell>
            </table:table-row>
            <table:table-row>
              <table:table-cell office:value-type="string">
                <text:p>2021-11-01</text:p>
              </table:table-cell>
              <table:table-cell office:value-type="float" office:value="4.63428252372976">
                <text:p>4.63428252372976</text:p>
              </table:table-cell>
              <table:table-cell office:value-type="float" office:value="1.92841967641772">
                <text:p>1.92841967641772</text:p>
              </table:table-cell>
              <table:table-cell office:value-type="float" office:value="2.40047711346355">
                <text:p>2.40047711346355</text:p>
              </table:table-cell>
              <table:table-cell office:value-type="float" office:value="2.84655878338858">
                <text:p>2.84655878338858</text:p>
              </table:table-cell>
              <table:table-cell office:value-type="float" office:value="3.05985205110962">
                <text:p>3.05985205110962</text:p>
              </table:table-cell>
              <table:table-cell office:value-type="float" office:value="2.82597402597403">
                <text:p>2.82597402597403</text:p>
              </table:table-cell>
              <table:table-cell office:value-type="float" office:value="2.28122180693388">
                <text:p>2.28122180693388</text:p>
              </table:table-cell>
              <table:table-cell office:value-type="float" office:value="1.66529266281946">
                <text:p>1.66529266281946</text:p>
              </table:table-cell>
              <table:table-cell office:value-type="float" office:value="1.72623389253586">
                <text:p>1.72623389253586</text:p>
              </table:table-cell>
              <table:table-cell office:value-type="float" office:value="1.74825174825175">
                <text:p>1.74825174825175</text:p>
              </table:table-cell>
              <table:table-cell office:value-type="float" office:value="2.53629098026423">
                <text:p>2.53629098026423</text:p>
              </table:table-cell>
            </table:table-row>
            <table:table-row>
              <table:table-cell office:value-type="string">
                <text:p>2021-11-02</text:p>
              </table:table-cell>
              <table:table-cell office:value-type="float" office:value="7.9044282762957">
                <text:p>7.9044282762957</text:p>
              </table:table-cell>
              <table:table-cell office:value-type="float" office:value="2.1059233219455">
                <text:p>2.1059233219455</text:p>
              </table:table-cell>
              <table:table-cell office:value-type="float" office:value="3.03169980514991">
                <text:p>3.03169980514991</text:p>
              </table:table-cell>
              <table:table-cell office:value-type="float" office:value="3.43711620805258">
                <text:p>3.43711620805258</text:p>
              </table:table-cell>
              <table:table-cell office:value-type="float" office:value="3.6535352340392">
                <text:p>3.6535352340392</text:p>
              </table:table-cell>
              <table:table-cell office:value-type="float" office:value="3.26545548475977">
                <text:p>3.26545548475977</text:p>
              </table:table-cell>
              <table:table-cell office:value-type="float" office:value="3.20207807341231">
                <text:p>3.20207807341231</text:p>
              </table:table-cell>
              <table:table-cell office:value-type="float" office:value="3.03117690409818">
                <text:p>3.03117690409818</text:p>
              </table:table-cell>
              <table:table-cell office:value-type="float" office:value="2.3225554615835">
                <text:p>2.3225554615835</text:p>
              </table:table-cell>
              <table:table-cell office:value-type="float" office:value="1.76017601760176">
                <text:p>1.76017601760176</text:p>
              </table:table-cell>
              <table:table-cell office:value-type="float" office:value="3.17753171994068">
                <text:p>3.17753171994068</text:p>
              </table:table-cell>
            </table:table-row>
            <table:table-row>
              <table:table-cell office:value-type="string">
                <text:p>2021-11-03</text:p>
              </table:table-cell>
              <table:table-cell office:value-type="float" office:value="8.57238906320036">
                <text:p>8.57238906320036</text:p>
              </table:table-cell>
              <table:table-cell office:value-type="float" office:value="2.04163839891452">
                <text:p>2.04163839891452</text:p>
              </table:table-cell>
              <table:table-cell office:value-type="float" office:value="2.78296325407742">
                <text:p>2.78296325407742</text:p>
              </table:table-cell>
              <table:table-cell office:value-type="float" office:value="3.31024349286314">
                <text:p>3.31024349286314</text:p>
              </table:table-cell>
              <table:table-cell office:value-type="float" office:value="3.79320106024344">
                <text:p>3.79320106024344</text:p>
              </table:table-cell>
              <table:table-cell office:value-type="float" office:value="3.0134057552294">
                <text:p>3.0134057552294</text:p>
              </table:table-cell>
              <table:table-cell office:value-type="float" office:value="3.49300699300699">
                <text:p>3.49300699300699</text:p>
              </table:table-cell>
              <table:table-cell office:value-type="float" office:value="3.59571914382877">
                <text:p>3.59571914382877</text:p>
              </table:table-cell>
              <table:table-cell office:value-type="float" office:value="2.50023948654086">
                <text:p>2.50023948654086</text:p>
              </table:table-cell>
              <table:table-cell office:value-type="float" office:value="1.77677677677678">
                <text:p>1.77677677677678</text:p>
              </table:table-cell>
              <table:table-cell office:value-type="float" office:value="3.20450089142418">
                <text:p>3.20450089142418</text:p>
              </table:table-cell>
            </table:table-row>
            <table:table-row>
              <table:table-cell office:value-type="string">
                <text:p>2021-11-04</text:p>
              </table:table-cell>
              <table:table-cell office:value-type="float" office:value="8.42372490191553">
                <text:p>8.42372490191553</text:p>
              </table:table-cell>
              <table:table-cell office:value-type="float" office:value="2.0167207720016">
                <text:p>2.0167207720016</text:p>
              </table:table-cell>
              <table:table-cell office:value-type="float" office:value="2.69087628284651">
                <text:p>2.69087628284651</text:p>
              </table:table-cell>
              <table:table-cell office:value-type="float" office:value="3.24474414914716">
                <text:p>3.24474414914716</text:p>
              </table:table-cell>
              <table:table-cell office:value-type="float" office:value="3.43820624158858">
                <text:p>3.43820624158858</text:p>
              </table:table-cell>
              <table:table-cell office:value-type="float" office:value="3.09410745751575">
                <text:p>3.09410745751575</text:p>
              </table:table-cell>
              <table:table-cell office:value-type="float" office:value="3.88222632226322">
                <text:p>3.88222632226322</text:p>
              </table:table-cell>
              <table:table-cell office:value-type="float" office:value="4.31108918218823">
                <text:p>4.31108918218823</text:p>
              </table:table-cell>
              <table:table-cell office:value-type="float" office:value="3.32745443856555">
                <text:p>3.32745443856555</text:p>
              </table:table-cell>
              <table:table-cell office:value-type="float" office:value="1.58550396375991">
                <text:p>1.58550396375991</text:p>
              </table:table-cell>
              <table:table-cell office:value-type="float" office:value="3.23143629469712">
                <text:p>3.23143629469712</text:p>
              </table:table-cell>
            </table:table-row>
            <table:table-row>
              <table:table-cell office:value-type="string">
                <text:p>2021-11-05</text:p>
              </table:table-cell>
              <table:table-cell office:value-type="float" office:value="8.21775639211246">
                <text:p>8.21775639211246</text:p>
              </table:table-cell>
              <table:table-cell office:value-type="float" office:value="1.83818113368144">
                <text:p>1.83818113368144</text:p>
              </table:table-cell>
              <table:table-cell office:value-type="float" office:value="2.08973874155308">
                <text:p>2.08973874155308</text:p>
              </table:table-cell>
              <table:table-cell office:value-type="float" office:value="2.74235084922435">
                <text:p>2.74235084922435</text:p>
              </table:table-cell>
              <table:table-cell office:value-type="float" office:value="2.82355265757755">
                <text:p>2.82355265757755</text:p>
              </table:table-cell>
              <table:table-cell office:value-type="float" office:value="2.68047982551799">
                <text:p>2.68047982551799</text:p>
              </table:table-cell>
              <table:table-cell office:value-type="float" office:value="3.11065068876694">
                <text:p>3.11065068876694</text:p>
              </table:table-cell>
              <table:table-cell office:value-type="float" office:value="3.2556112442798">
                <text:p>3.2556112442798</text:p>
              </table:table-cell>
              <table:table-cell office:value-type="float" office:value="2.74318883999626">
                <text:p>2.74318883999626</text:p>
              </table:table-cell>
              <table:table-cell office:value-type="float" office:value="2.72277227722772">
                <text:p>2.72277227722772</text:p>
              </table:table-cell>
              <table:table-cell office:value-type="float" office:value="2.71358672123247">
                <text:p>2.71358672123247</text:p>
              </table:table-cell>
            </table:table-row>
            <table:table-row>
              <table:table-cell office:value-type="string">
                <text:p>2021-11-06</text:p>
              </table:table-cell>
              <table:table-cell office:value-type="float" office:value="8.12514067071798">
                <text:p>8.12514067071798</text:p>
              </table:table-cell>
              <table:table-cell office:value-type="float" office:value="1.87009223177394">
                <text:p>1.87009223177394</text:p>
              </table:table-cell>
              <table:table-cell office:value-type="float" office:value="1.91132090071965">
                <text:p>1.91132090071965</text:p>
              </table:table-cell>
              <table:table-cell office:value-type="float" office:value="2.563908063415">
                <text:p>2.563908063415</text:p>
              </table:table-cell>
              <table:table-cell office:value-type="float" office:value="2.97280047132757">
                <text:p>2.97280047132757</text:p>
              </table:table-cell>
              <table:table-cell office:value-type="float" office:value="2.44664096019117">
                <text:p>2.44664096019117</text:p>
              </table:table-cell>
              <table:table-cell office:value-type="float" office:value="2.56375382522951">
                <text:p>2.56375382522951</text:p>
              </table:table-cell>
              <table:table-cell office:value-type="float" office:value="2.65610205810535">
                <text:p>2.65610205810535</text:p>
              </table:table-cell>
              <table:table-cell office:value-type="float" office:value="2.37122759246653">
                <text:p>2.37122759246653</text:p>
              </table:table-cell>
              <table:table-cell office:value-type="float" office:value="2.09708737864078">
                <text:p>2.09708737864078</text:p>
              </table:table-cell>
              <table:table-cell office:value-type="float" office:value="2.5355823420461">
                <text:p>2.5355823420461</text:p>
              </table:table-cell>
            </table:table-row>
            <table:table-row>
              <table:table-cell office:value-type="string">
                <text:p>2021-11-07</text:p>
              </table:table-cell>
              <table:table-cell office:value-type="float" office:value="6.31286853971557">
                <text:p>6.31286853971557</text:p>
              </table:table-cell>
              <table:table-cell office:value-type="float" office:value="3.19452367370222">
                <text:p>3.19452367370222</text:p>
              </table:table-cell>
              <table:table-cell office:value-type="float" office:value="2.61521580102414">
                <text:p>2.61521580102414</text:p>
              </table:table-cell>
              <table:table-cell office:value-type="float" office:value="3.42166195009004">
                <text:p>3.42166195009004</text:p>
              </table:table-cell>
              <table:table-cell office:value-type="float" office:value="3.81936382632923">
                <text:p>3.81936382632923</text:p>
              </table:table-cell>
              <table:table-cell office:value-type="float" office:value="2.92858129575908">
                <text:p>2.92858129575908</text:p>
              </table:table-cell>
              <table:table-cell office:value-type="float" office:value="2.16643741403026">
                <text:p>2.16643741403026</text:p>
              </table:table-cell>
              <table:table-cell office:value-type="float" office:value="2.30518155854753">
                <text:p>2.30518155854753</text:p>
              </table:table-cell>
              <table:table-cell office:value-type="float" office:value="1.56794425087108">
                <text:p>1.56794425087108</text:p>
              </table:table-cell>
              <table:table-cell office:value-type="float" office:value="1.32978723404255">
                <text:p>1.32978723404255</text:p>
              </table:table-cell>
              <table:table-cell office:value-type="float" office:value="3.03934277726584">
                <text:p>3.03934277726584</text:p>
              </table:table-cell>
            </table:table-row>
            <table:table-row>
              <table:table-cell office:value-type="string">
                <text:p>2021-11-08</text:p>
              </table:table-cell>
              <table:table-cell office:value-type="float" office:value="4.23637173207811">
                <text:p>4.23637173207811</text:p>
              </table:table-cell>
              <table:table-cell office:value-type="float" office:value="4.21204946066825">
                <text:p>4.21204946066825</text:p>
              </table:table-cell>
              <table:table-cell office:value-type="float" office:value="3.7256191102345">
                <text:p>3.7256191102345</text:p>
              </table:table-cell>
              <table:table-cell office:value-type="float" office:value="4.45256796588121">
                <text:p>4.45256796588121</text:p>
              </table:table-cell>
              <table:table-cell office:value-type="float" office:value="4.50588328828113">
                <text:p>4.50588328828113</text:p>
              </table:table-cell>
              <table:table-cell office:value-type="float" office:value="3.72411523987744">
                <text:p>3.72411523987744</text:p>
              </table:table-cell>
              <table:table-cell office:value-type="float" office:value="3.6539456966731">
                <text:p>3.6539456966731</text:p>
              </table:table-cell>
              <table:table-cell office:value-type="float" office:value="3.2439916922164">
                <text:p>3.2439916922164</text:p>
              </table:table-cell>
              <table:table-cell office:value-type="float" office:value="2.60182536439177">
                <text:p>2.60182536439177</text:p>
              </table:table-cell>
              <table:table-cell office:value-type="float" office:value="2.25155279503106">
                <text:p>2.25155279503106</text:p>
              </table:table-cell>
              <table:table-cell office:value-type="float" office:value="3.92959465052651">
                <text:p>3.92959465052651</text:p>
              </table:table-cell>
            </table:table-row>
            <table:table-row>
              <table:table-cell office:value-type="string">
                <text:p>2021-11-09</text:p>
              </table:table-cell>
              <table:table-cell office:value-type="float" office:value="2.08639148219913">
                <text:p>2.08639148219913</text:p>
              </table:table-cell>
              <table:table-cell office:value-type="float" office:value="3.02361670142088">
                <text:p>3.02361670142088</text:p>
              </table:table-cell>
              <table:table-cell office:value-type="float" office:value="3.24292323546824">
                <text:p>3.24292323546824</text:p>
              </table:table-cell>
              <table:table-cell office:value-type="float" office:value="3.8603085114713">
                <text:p>3.8603085114713</text:p>
              </table:table-cell>
              <table:table-cell office:value-type="float" office:value="4.09409409409409">
                <text:p>4.09409409409409</text:p>
              </table:table-cell>
              <table:table-cell office:value-type="float" office:value="3.72782028324923">
                <text:p>3.72782028324923</text:p>
              </table:table-cell>
              <table:table-cell office:value-type="float" office:value="4.17208570059552">
                <text:p>4.17208570059552</text:p>
              </table:table-cell>
              <table:table-cell office:value-type="float" office:value="4.04748208963029">
                <text:p>4.04748208963029</text:p>
              </table:table-cell>
              <table:table-cell office:value-type="float" office:value="2.85128587402162">
                <text:p>2.85128587402162</text:p>
              </table:table-cell>
              <table:table-cell office:value-type="float" office:value="2.55731922398589">
                <text:p>2.55731922398589</text:p>
              </table:table-cell>
              <table:table-cell office:value-type="float" office:value="3.39568930459536">
                <text:p>3.39568930459536</text:p>
              </table:table-cell>
            </table:table-row>
            <table:table-row>
              <table:table-cell office:value-type="string">
                <text:p>2021-11-10</text:p>
              </table:table-cell>
              <table:table-cell office:value-type="float" office:value="6.37390082730631">
                <text:p>6.37390082730631</text:p>
              </table:table-cell>
              <table:table-cell office:value-type="float" office:value="2.51572327044025">
                <text:p>2.51572327044025</text:p>
              </table:table-cell>
              <table:table-cell office:value-type="float" office:value="3.05385308299627">
                <text:p>3.05385308299627</text:p>
              </table:table-cell>
              <table:table-cell office:value-type="float" office:value="3.50417124219429">
                <text:p>3.50417124219429</text:p>
              </table:table-cell>
              <table:table-cell office:value-type="float" office:value="3.65830661889496">
                <text:p>3.65830661889496</text:p>
              </table:table-cell>
              <table:table-cell office:value-type="float" office:value="3.24682670769509">
                <text:p>3.24682670769509</text:p>
              </table:table-cell>
              <table:table-cell office:value-type="float" office:value="3.71698057767461">
                <text:p>3.71698057767461</text:p>
              </table:table-cell>
              <table:table-cell office:value-type="float" office:value="3.90804597701149">
                <text:p>3.90804597701149</text:p>
              </table:table-cell>
              <table:table-cell office:value-type="float" office:value="2.85741229724632">
                <text:p>2.85741229724632</text:p>
              </table:table-cell>
              <table:table-cell office:value-type="float" office:value="2.19191427179737">
                <text:p>2.19191427179737</text:p>
              </table:table-cell>
              <table:table-cell office:value-type="float" office:value="3.43265893507153">
                <text:p>3.43265893507153</text:p>
              </table:table-cell>
            </table:table-row>
            <table:table-row>
              <table:table-cell office:value-type="string">
                <text:p>2021-11-11</text:p>
              </table:table-cell>
              <table:table-cell office:value-type="float" office:value="6.89655172413793">
                <text:p>6.89655172413793</text:p>
              </table:table-cell>
              <table:table-cell office:value-type="float" office:value="2.99452106555828">
                <text:p>2.99452106555828</text:p>
              </table:table-cell>
              <table:table-cell office:value-type="float" office:value="2.92099350215583">
                <text:p>2.92099350215583</text:p>
              </table:table-cell>
              <table:table-cell office:value-type="float" office:value="3.5420543915471">
                <text:p>3.5420543915471</text:p>
              </table:table-cell>
              <table:table-cell office:value-type="float" office:value="3.81171655154771">
                <text:p>3.81171655154771</text:p>
              </table:table-cell>
              <table:table-cell office:value-type="float" office:value="3.33195791211058">
                <text:p>3.33195791211058</text:p>
              </table:table-cell>
              <table:table-cell office:value-type="float" office:value="2.94542304360381">
                <text:p>2.94542304360381</text:p>
              </table:table-cell>
              <table:table-cell office:value-type="float" office:value="2.60374288039056">
                <text:p>2.60374288039056</text:p>
              </table:table-cell>
              <table:table-cell office:value-type="float" office:value="2.23214285714286">
                <text:p>2.23214285714286</text:p>
              </table:table-cell>
              <table:table-cell office:value-type="float" office:value="1.97165742452249">
                <text:p>1.97165742452249</text:p>
              </table:table-cell>
              <table:table-cell office:value-type="float" office:value="3.34877134333902">
                <text:p>3.34877134333902</text:p>
              </table:table-cell>
            </table:table-row>
            <table:table-row>
              <table:table-cell office:value-type="string">
                <text:p>2021-11-12</text:p>
              </table:table-cell>
              <table:table-cell office:value-type="float" office:value="3.44262607403456">
                <text:p>3.44262607403456</text:p>
              </table:table-cell>
              <table:table-cell office:value-type="float" office:value="2.50991984234774">
                <text:p>2.50991984234774</text:p>
              </table:table-cell>
              <table:table-cell office:value-type="float" office:value="3.27431161705811">
                <text:p>3.27431161705811</text:p>
              </table:table-cell>
              <table:table-cell office:value-type="float" office:value="3.86442536086242">
                <text:p>3.86442536086242</text:p>
              </table:table-cell>
              <table:table-cell office:value-type="float" office:value="4.05144180845115">
                <text:p>4.05144180845115</text:p>
              </table:table-cell>
              <table:table-cell office:value-type="float" office:value="3.76696387008988">
                <text:p>3.76696387008988</text:p>
              </table:table-cell>
              <table:table-cell office:value-type="float" office:value="4.28507092997073">
                <text:p>4.28507092997073</text:p>
              </table:table-cell>
              <table:table-cell office:value-type="float" office:value="4.39329099944782">
                <text:p>4.39329099944782</text:p>
              </table:table-cell>
              <table:table-cell office:value-type="float" office:value="3.62727200571474">
                <text:p>3.62727200571474</text:p>
              </table:table-cell>
              <table:table-cell office:value-type="float" office:value="3.57062654390299">
                <text:p>3.57062654390299</text:p>
              </table:table-cell>
              <table:table-cell office:value-type="float" office:value="3.59780973984429">
                <text:p>3.59780973984429</text:p>
              </table:table-cell>
            </table:table-row>
            <table:table-row>
              <table:table-cell office:value-type="string">
                <text:p>2021-11-13</text:p>
              </table:table-cell>
              <table:table-cell office:value-type="float" office:value="6.90759377859103">
                <text:p>6.90759377859103</text:p>
              </table:table-cell>
              <table:table-cell office:value-type="float" office:value="1.94634821187209">
                <text:p>1.94634821187209</text:p>
              </table:table-cell>
              <table:table-cell office:value-type="float" office:value="2.66614846482705">
                <text:p>2.66614846482705</text:p>
              </table:table-cell>
              <table:table-cell office:value-type="float" office:value="3.55477963709303">
                <text:p>3.55477963709303</text:p>
              </table:table-cell>
              <table:table-cell office:value-type="float" office:value="3.73960582533192">
                <text:p>3.73960582533192</text:p>
              </table:table-cell>
              <table:table-cell office:value-type="float" office:value="3.38372746309822">
                <text:p>3.38372746309822</text:p>
              </table:table-cell>
              <table:table-cell office:value-type="float" office:value="3.35044929396662">
                <text:p>3.35044929396662</text:p>
              </table:table-cell>
              <table:table-cell office:value-type="float" office:value="3.29614604462475">
                <text:p>3.29614604462475</text:p>
              </table:table-cell>
              <table:table-cell office:value-type="float" office:value="2.56410256410256">
                <text:p>2.56410256410256</text:p>
              </table:table-cell>
              <table:table-cell office:value-type="float" office:value="2.7455121436114">
                <text:p>2.7455121436114</text:p>
              </table:table-cell>
              <table:table-cell office:value-type="float" office:value="3.19854959667445">
                <text:p>3.19854959667445</text:p>
              </table:table-cell>
            </table:table-row>
            <table:table-row>
              <table:table-cell office:value-type="string">
                <text:p>2021-11-14</text:p>
              </table:table-cell>
              <table:table-cell office:value-type="float" office:value="6.34671450997982">
                <text:p>6.34671450997982</text:p>
              </table:table-cell>
              <table:table-cell office:value-type="float" office:value="4.08029388611913">
                <text:p>4.08029388611913</text:p>
              </table:table-cell>
              <table:table-cell office:value-type="float" office:value="4.21200421200421">
                <text:p>4.21200421200421</text:p>
              </table:table-cell>
              <table:table-cell office:value-type="float" office:value="4.89469741113793">
                <text:p>4.89469741113793</text:p>
              </table:table-cell>
              <table:table-cell office:value-type="float" office:value="4.94419642857143">
                <text:p>4.94419642857143</text:p>
              </table:table-cell>
              <table:table-cell office:value-type="float" office:value="4.51282051282051">
                <text:p>4.51282051282051</text:p>
              </table:table-cell>
              <table:table-cell office:value-type="float" office:value="3.87243735763098">
                <text:p>3.87243735763098</text:p>
              </table:table-cell>
              <table:table-cell office:value-type="float" office:value="2.42854072641307">
                <text:p>2.42854072641307</text:p>
              </table:table-cell>
              <table:table-cell office:value-type="float" office:value="2.33093525179856">
                <text:p>2.33093525179856</text:p>
              </table:table-cell>
              <table:table-cell office:value-type="float" office:value="1.94235588972431">
                <text:p>1.94235588972431</text:p>
              </table:table-cell>
              <table:table-cell office:value-type="float" office:value="4.28586106177805">
                <text:p>4.28586106177805</text:p>
              </table:table-cell>
            </table:table-row>
            <table:table-row>
              <table:table-cell office:value-type="string">
                <text:p>2021-11-15</text:p>
              </table:table-cell>
              <table:table-cell office:value-type="float" office:value="3.951391129342">
                <text:p>3.951391129342</text:p>
              </table:table-cell>
              <table:table-cell office:value-type="float" office:value="5.02613368669022">
                <text:p>5.02613368669022</text:p>
              </table:table-cell>
              <table:table-cell office:value-type="float" office:value="5.53129021150117">
                <text:p>5.53129021150117</text:p>
              </table:table-cell>
              <table:table-cell office:value-type="float" office:value="6.37344249559267">
                <text:p>6.37344249559267</text:p>
              </table:table-cell>
              <table:table-cell office:value-type="float" office:value="6.18858967870294">
                <text:p>6.18858967870294</text:p>
              </table:table-cell>
              <table:table-cell office:value-type="float" office:value="5.51026821198174">
                <text:p>5.51026821198174</text:p>
              </table:table-cell>
              <table:table-cell office:value-type="float" office:value="4.84538899749848">
                <text:p>4.84538899749848</text:p>
              </table:table-cell>
              <table:table-cell office:value-type="float" office:value="4.14119112318841">
                <text:p>4.14119112318841</text:p>
              </table:table-cell>
              <table:table-cell office:value-type="float" office:value="3.18197859075403">
                <text:p>3.18197859075403</text:p>
              </table:table-cell>
              <table:table-cell office:value-type="float" office:value="3.66578599735799">
                <text:p>3.66578599735799</text:p>
              </table:table-cell>
              <table:table-cell office:value-type="float" office:value="5.15953332824976">
                <text:p>5.15953332824976</text:p>
              </table:table-cell>
            </table:table-row>
            <table:table-row>
              <table:table-cell office:value-type="string">
                <text:p>2021-11-16</text:p>
              </table:table-cell>
              <table:table-cell office:value-type="float" office:value="2.97803208581702">
                <text:p>2.97803208581702</text:p>
              </table:table-cell>
              <table:table-cell office:value-type="float" office:value="4.05370646638202">
                <text:p>4.05370646638202</text:p>
              </table:table-cell>
              <table:table-cell office:value-type="float" office:value="4.87070246705638">
                <text:p>4.87070246705638</text:p>
              </table:table-cell>
              <table:table-cell office:value-type="float" office:value="5.38850898364173">
                <text:p>5.38850898364173</text:p>
              </table:table-cell>
              <table:table-cell office:value-type="float" office:value="5.53048083288199">
                <text:p>5.53048083288199</text:p>
              </table:table-cell>
              <table:table-cell office:value-type="float" office:value="5.14394303438032">
                <text:p>5.14394303438032</text:p>
              </table:table-cell>
              <table:table-cell office:value-type="float" office:value="4.71945056369055">
                <text:p>4.71945056369055</text:p>
              </table:table-cell>
              <table:table-cell office:value-type="float" office:value="4.51270106994687">
                <text:p>4.51270106994687</text:p>
              </table:table-cell>
              <table:table-cell office:value-type="float" office:value="3.31135321100917">
                <text:p>3.31135321100917</text:p>
              </table:table-cell>
              <table:table-cell office:value-type="float" office:value="3.2373457342157">
                <text:p>3.2373457342157</text:p>
              </table:table-cell>
              <table:table-cell office:value-type="float" office:value="4.46400147638931">
                <text:p>4.46400147638931</text:p>
              </table:table-cell>
            </table:table-row>
            <table:table-row>
              <table:table-cell office:value-type="string">
                <text:p>2021-11-17</text:p>
              </table:table-cell>
              <table:table-cell office:value-type="float" office:value="4.91622619946532">
                <text:p>4.91622619946532</text:p>
              </table:table-cell>
              <table:table-cell office:value-type="float" office:value="3.8990582204765">
                <text:p>3.8990582204765</text:p>
              </table:table-cell>
              <table:table-cell office:value-type="float" office:value="4.91532816263061">
                <text:p>4.91532816263061</text:p>
              </table:table-cell>
              <table:table-cell office:value-type="float" office:value="5.79297091299958">
                <text:p>5.79297091299958</text:p>
              </table:table-cell>
              <table:table-cell office:value-type="float" office:value="5.8311942071185">
                <text:p>5.8311942071185</text:p>
              </table:table-cell>
              <table:table-cell office:value-type="float" office:value="5.37011733576247">
                <text:p>5.37011733576247</text:p>
              </table:table-cell>
              <table:table-cell office:value-type="float" office:value="5.3603055125083">
                <text:p>5.3603055125083</text:p>
              </table:table-cell>
              <table:table-cell office:value-type="float" office:value="4.71519115094263">
                <text:p>4.71519115094263</text:p>
              </table:table-cell>
              <table:table-cell office:value-type="float" office:value="3.35987261146497">
                <text:p>3.35987261146497</text:p>
              </table:table-cell>
              <table:table-cell office:value-type="float" office:value="2.62367314239936">
                <text:p>2.62367314239936</text:p>
              </table:table-cell>
              <table:table-cell office:value-type="float" office:value="5.00420034538911">
                <text:p>5.00420034538911</text:p>
              </table:table-cell>
            </table:table-row>
            <table:table-row>
              <table:table-cell office:value-type="string">
                <text:p>2021-11-18</text:p>
              </table:table-cell>
              <table:table-cell office:value-type="float" office:value="3.46384980030607">
                <text:p>3.46384980030607</text:p>
              </table:table-cell>
              <table:table-cell office:value-type="float" office:value="4.27578581582688">
                <text:p>4.27578581582688</text:p>
              </table:table-cell>
              <table:table-cell office:value-type="float" office:value="4.6631947408862">
                <text:p>4.6631947408862</text:p>
              </table:table-cell>
              <table:table-cell office:value-type="float" office:value="5.32064261539144">
                <text:p>5.32064261539144</text:p>
              </table:table-cell>
              <table:table-cell office:value-type="float" office:value="5.86086577254389">
                <text:p>5.86086577254389</text:p>
              </table:table-cell>
              <table:table-cell office:value-type="float" office:value="5.36995112455832">
                <text:p>5.36995112455832</text:p>
              </table:table-cell>
              <table:table-cell office:value-type="float" office:value="6.03089131358934">
                <text:p>6.03089131358934</text:p>
              </table:table-cell>
              <table:table-cell office:value-type="float" office:value="5.63560678834454">
                <text:p>5.63560678834454</text:p>
              </table:table-cell>
              <table:table-cell office:value-type="float" office:value="4.11684162482885">
                <text:p>4.11684162482885</text:p>
              </table:table-cell>
              <table:table-cell office:value-type="float" office:value="3.03873314787075">
                <text:p>3.03873314787075</text:p>
              </table:table-cell>
              <table:table-cell office:value-type="float" office:value="4.83959394056505">
                <text:p>4.83959394056505</text:p>
              </table:table-cell>
            </table:table-row>
            <table:table-row>
              <table:table-cell office:value-type="string">
                <text:p>2021-11-19</text:p>
              </table:table-cell>
              <table:table-cell office:value-type="float" office:value="3.58679743987418">
                <text:p>3.58679743987418</text:p>
              </table:table-cell>
              <table:table-cell office:value-type="float" office:value="3.1024264729144">
                <text:p>3.1024264729144</text:p>
              </table:table-cell>
              <table:table-cell office:value-type="float" office:value="3.84464016719367">
                <text:p>3.84464016719367</text:p>
              </table:table-cell>
              <table:table-cell office:value-type="float" office:value="4.61173597576725">
                <text:p>4.61173597576725</text:p>
              </table:table-cell>
              <table:table-cell office:value-type="float" office:value="4.76595744680851">
                <text:p>4.76595744680851</text:p>
              </table:table-cell>
              <table:table-cell office:value-type="float" office:value="4.53749297729601">
                <text:p>4.53749297729601</text:p>
              </table:table-cell>
              <table:table-cell office:value-type="float" office:value="4.95776238354796">
                <text:p>4.95776238354796</text:p>
              </table:table-cell>
              <table:table-cell office:value-type="float" office:value="5.02309866924085">
                <text:p>5.02309866924085</text:p>
              </table:table-cell>
              <table:table-cell office:value-type="float" office:value="3.97658150851582">
                <text:p>3.97658150851582</text:p>
              </table:table-cell>
              <table:table-cell office:value-type="float" office:value="3.41772151898734">
                <text:p>3.41772151898734</text:p>
              </table:table-cell>
              <table:table-cell office:value-type="float" office:value="4.13282512471018">
                <text:p>4.13282512471018</text:p>
              </table:table-cell>
            </table:table-row>
            <table:table-row>
              <table:table-cell office:value-type="string">
                <text:p>2021-11-20</text:p>
              </table:table-cell>
              <table:table-cell office:value-type="float" office:value="5.80288376556148">
                <text:p>5.80288376556148</text:p>
              </table:table-cell>
              <table:table-cell office:value-type="float" office:value="2.87312270952598">
                <text:p>2.87312270952598</text:p>
              </table:table-cell>
              <table:table-cell office:value-type="float" office:value="3.58304516040675">
                <text:p>3.58304516040675</text:p>
              </table:table-cell>
              <table:table-cell office:value-type="float" office:value="4.54020016426855">
                <text:p>4.54020016426855</text:p>
              </table:table-cell>
              <table:table-cell office:value-type="float" office:value="4.95966645517992">
                <text:p>4.95966645517992</text:p>
              </table:table-cell>
              <table:table-cell office:value-type="float" office:value="4.53002835295129">
                <text:p>4.53002835295129</text:p>
              </table:table-cell>
              <table:table-cell office:value-type="float" office:value="4.56043195348193">
                <text:p>4.56043195348193</text:p>
              </table:table-cell>
              <table:table-cell office:value-type="float" office:value="3.75606318146014">
                <text:p>3.75606318146014</text:p>
              </table:table-cell>
              <table:table-cell office:value-type="float" office:value="2.70190895741557">
                <text:p>2.70190895741557</text:p>
              </table:table-cell>
              <table:table-cell office:value-type="float" office:value="3.92223738062756">
                <text:p>3.92223738062756</text:p>
              </table:table-cell>
              <table:table-cell office:value-type="float" office:value="4.15812473664026">
                <text:p>4.15812473664026</text:p>
              </table:table-cell>
            </table:table-row>
            <table:table-row>
              <table:table-cell office:value-type="string">
                <text:p>2021-11-21</text:p>
              </table:table-cell>
              <table:table-cell office:value-type="float" office:value="6.78314491264132">
                <text:p>6.78314491264132</text:p>
              </table:table-cell>
              <table:table-cell office:value-type="float" office:value="5.57287999195252">
                <text:p>5.57287999195252</text:p>
              </table:table-cell>
              <table:table-cell office:value-type="float" office:value="4.62695199537305">
                <text:p>4.62695199537305</text:p>
              </table:table-cell>
              <table:table-cell office:value-type="float" office:value="6.00058470983774">
                <text:p>6.00058470983774</text:p>
              </table:table-cell>
              <table:table-cell office:value-type="float" office:value="6.52753516594649">
                <text:p>6.52753516594649</text:p>
              </table:table-cell>
              <table:table-cell office:value-type="float" office:value="5.62933364672699">
                <text:p>5.62933364672699</text:p>
              </table:table-cell>
              <table:table-cell office:value-type="float" office:value="4.70716172129874">
                <text:p>4.70716172129874</text:p>
              </table:table-cell>
              <table:table-cell office:value-type="float" office:value="3.11324697033013">
                <text:p>3.11324697033013</text:p>
              </table:table-cell>
              <table:table-cell office:value-type="float" office:value="2.9242962558076">
                <text:p>2.9242962558076</text:p>
              </table:table-cell>
              <table:table-cell office:value-type="float" office:value="2.75735294117647">
                <text:p>2.75735294117647</text:p>
              </table:table-cell>
              <table:table-cell office:value-type="float" office:value="5.35871672836242">
                <text:p>5.35871672836242</text:p>
              </table:table-cell>
            </table:table-row>
            <table:table-row>
              <table:table-cell office:value-type="string">
                <text:p>2021-11-22</text:p>
              </table:table-cell>
              <table:table-cell office:value-type="float" office:value="4.67090112175916">
                <text:p>4.67090112175916</text:p>
              </table:table-cell>
              <table:table-cell office:value-type="float" office:value="5.7967746911749">
                <text:p>5.7967746911749</text:p>
              </table:table-cell>
              <table:table-cell office:value-type="float" office:value="5.97778344526623">
                <text:p>5.97778344526623</text:p>
              </table:table-cell>
              <table:table-cell office:value-type="float" office:value="7.11817789193735">
                <text:p>7.11817789193735</text:p>
              </table:table-cell>
              <table:table-cell office:value-type="float" office:value="7.51678373239163">
                <text:p>7.51678373239163</text:p>
              </table:table-cell>
              <table:table-cell office:value-type="float" office:value="6.82726204465335">
                <text:p>6.82726204465335</text:p>
              </table:table-cell>
              <table:table-cell office:value-type="float" office:value="6.28562004068244">
                <text:p>6.28562004068244</text:p>
              </table:table-cell>
              <table:table-cell office:value-type="float" office:value="4.98197734294542">
                <text:p>4.98197734294542</text:p>
              </table:table-cell>
              <table:table-cell office:value-type="float" office:value="3.74846919759331">
                <text:p>3.74846919759331</text:p>
              </table:table-cell>
              <table:table-cell office:value-type="float" office:value="3.20362785254535">
                <text:p>3.20362785254535</text:p>
              </table:table-cell>
              <table:table-cell office:value-type="float" office:value="6.04073987356591">
                <text:p>6.04073987356591</text:p>
              </table:table-cell>
            </table:table-row>
            <table:table-row>
              <table:table-cell office:value-type="string">
                <text:p>2021-11-23</text:p>
              </table:table-cell>
              <table:table-cell office:value-type="float" office:value="3.78874484145323">
                <text:p>3.78874484145323</text:p>
              </table:table-cell>
              <table:table-cell office:value-type="float" office:value="4.89241774913347">
                <text:p>4.89241774913347</text:p>
              </table:table-cell>
              <table:table-cell office:value-type="float" office:value="5.45446429899868">
                <text:p>5.45446429899868</text:p>
              </table:table-cell>
              <table:table-cell office:value-type="float" office:value="6.23413395821129">
                <text:p>6.23413395821129</text:p>
              </table:table-cell>
              <table:table-cell office:value-type="float" office:value="6.44721843809947">
                <text:p>6.44721843809947</text:p>
              </table:table-cell>
              <table:table-cell office:value-type="float" office:value="5.99111226442635">
                <text:p>5.99111226442635</text:p>
              </table:table-cell>
              <table:table-cell office:value-type="float" office:value="6.07884945022785">
                <text:p>6.07884945022785</text:p>
              </table:table-cell>
              <table:table-cell office:value-type="float" office:value="5.10684534588917">
                <text:p>5.10684534588917</text:p>
              </table:table-cell>
              <table:table-cell office:value-type="float" office:value="3.86933461909354">
                <text:p>3.86933461909354</text:p>
              </table:table-cell>
              <table:table-cell office:value-type="float" office:value="3.5560823825752">
                <text:p>3.5560823825752</text:p>
              </table:table-cell>
              <table:table-cell office:value-type="float" office:value="5.27525608120029">
                <text:p>5.27525608120029</text:p>
              </table:table-cell>
            </table:table-row>
            <table:table-row>
              <table:table-cell office:value-type="string">
                <text:p>2021-11-24</text:p>
              </table:table-cell>
              <table:table-cell office:value-type="float" office:value="5.18660601742752">
                <text:p>5.18660601742752</text:p>
              </table:table-cell>
              <table:table-cell office:value-type="float" office:value="4.6276145568855">
                <text:p>4.6276145568855</text:p>
              </table:table-cell>
              <table:table-cell office:value-type="float" office:value="5.5215065745487">
                <text:p>5.5215065745487</text:p>
              </table:table-cell>
              <table:table-cell office:value-type="float" office:value="6.39998175993798">
                <text:p>6.39998175993798</text:p>
              </table:table-cell>
              <table:table-cell office:value-type="float" office:value="6.85166419830073">
                <text:p>6.85166419830073</text:p>
              </table:table-cell>
              <table:table-cell office:value-type="float" office:value="6.15952848722986">
                <text:p>6.15952848722986</text:p>
              </table:table-cell>
              <table:table-cell office:value-type="float" office:value="6.27052914874229">
                <text:p>6.27052914874229</text:p>
              </table:table-cell>
              <table:table-cell office:value-type="float" office:value="5.40919008695086">
                <text:p>5.40919008695086</text:p>
              </table:table-cell>
              <table:table-cell office:value-type="float" office:value="4.15501125741966">
                <text:p>4.15501125741966</text:p>
              </table:table-cell>
              <table:table-cell office:value-type="float" office:value="3.4321111669178">
                <text:p>3.4321111669178</text:p>
              </table:table-cell>
              <table:table-cell office:value-type="float" office:value="5.69156745105693">
                <text:p>5.69156745105693</text:p>
              </table:table-cell>
            </table:table-row>
            <table:table-row>
              <table:table-cell office:value-type="string">
                <text:p>2021-11-25</text:p>
              </table:table-cell>
              <table:table-cell office:value-type="float" office:value="3.89877439517775">
                <text:p>3.89877439517775</text:p>
              </table:table-cell>
              <table:table-cell office:value-type="float" office:value="4.71028620447633">
                <text:p>4.71028620447633</text:p>
              </table:table-cell>
              <table:table-cell office:value-type="float" office:value="4.99557306929705">
                <text:p>4.99557306929705</text:p>
              </table:table-cell>
              <table:table-cell office:value-type="float" office:value="6.10745398741306">
                <text:p>6.10745398741306</text:p>
              </table:table-cell>
              <table:table-cell office:value-type="float" office:value="6.45254664527879">
                <text:p>6.45254664527879</text:p>
              </table:table-cell>
              <table:table-cell office:value-type="float" office:value="6.01431694971097">
                <text:p>6.01431694971097</text:p>
              </table:table-cell>
              <table:table-cell office:value-type="float" office:value="6.92035731470053">
                <text:p>6.92035731470053</text:p>
              </table:table-cell>
              <table:table-cell office:value-type="float" office:value="6.47056715990111">
                <text:p>6.47056715990111</text:p>
              </table:table-cell>
              <table:table-cell office:value-type="float" office:value="4.64089970816428">
                <text:p>4.64089970816428</text:p>
              </table:table-cell>
              <table:table-cell office:value-type="float" office:value="3.31525015069319">
                <text:p>3.31525015069319</text:p>
              </table:table-cell>
              <table:table-cell office:value-type="float" office:value="5.35371169782523">
                <text:p>5.35371169782523</text:p>
              </table:table-cell>
            </table:table-row>
            <table:table-row>
              <table:table-cell office:value-type="string">
                <text:p>2021-11-26</text:p>
              </table:table-cell>
              <table:table-cell office:value-type="float" office:value="4.03667977306431">
                <text:p>4.03667977306431</text:p>
              </table:table-cell>
              <table:table-cell office:value-type="float" office:value="4.11989109320269">
                <text:p>4.11989109320269</text:p>
              </table:table-cell>
              <table:table-cell office:value-type="float" office:value="4.57915347889062">
                <text:p>4.57915347889062</text:p>
              </table:table-cell>
              <table:table-cell office:value-type="float" office:value="5.46201776481506">
                <text:p>5.46201776481506</text:p>
              </table:table-cell>
              <table:table-cell office:value-type="float" office:value="5.8816235430272">
                <text:p>5.8816235430272</text:p>
              </table:table-cell>
              <table:table-cell office:value-type="float" office:value="5.43691547106343">
                <text:p>5.43691547106343</text:p>
              </table:table-cell>
              <table:table-cell office:value-type="float" office:value="6.42864658226072">
                <text:p>6.42864658226072</text:p>
              </table:table-cell>
              <table:table-cell office:value-type="float" office:value="5.48097161385744">
                <text:p>5.48097161385744</text:p>
              </table:table-cell>
              <table:table-cell office:value-type="float" office:value="4.09538621047175">
                <text:p>4.09538621047175</text:p>
              </table:table-cell>
              <table:table-cell office:value-type="float" office:value="3.49013657056146">
                <text:p>3.49013657056146</text:p>
              </table:table-cell>
              <table:table-cell office:value-type="float" office:value="4.94027617160071">
                <text:p>4.94027617160071</text:p>
              </table:table-cell>
            </table:table-row>
            <table:table-row>
              <table:table-cell office:value-type="string">
                <text:p>2021-11-27</text:p>
              </table:table-cell>
              <table:table-cell office:value-type="float" office:value="5.23758610889307">
                <text:p>5.23758610889307</text:p>
              </table:table-cell>
              <table:table-cell office:value-type="float" office:value="3.71687353237169">
                <text:p>3.71687353237169</text:p>
              </table:table-cell>
              <table:table-cell office:value-type="float" office:value="4.38180376324706">
                <text:p>4.38180376324706</text:p>
              </table:table-cell>
              <table:table-cell office:value-type="float" office:value="5.59581798740644">
                <text:p>5.59581798740644</text:p>
              </table:table-cell>
              <table:table-cell office:value-type="float" office:value="5.95098066033865">
                <text:p>5.95098066033865</text:p>
              </table:table-cell>
              <table:table-cell office:value-type="float" office:value="5.634614377259">
                <text:p>5.634614377259</text:p>
              </table:table-cell>
              <table:table-cell office:value-type="float" office:value="5.59593023255814">
                <text:p>5.59593023255814</text:p>
              </table:table-cell>
              <table:table-cell office:value-type="float" office:value="4.56976358204551">
                <text:p>4.56976358204551</text:p>
              </table:table-cell>
              <table:table-cell office:value-type="float" office:value="3.78853858212855">
                <text:p>3.78853858212855</text:p>
              </table:table-cell>
              <table:table-cell office:value-type="float" office:value="3.75640295959021">
                <text:p>3.75640295959021</text:p>
              </table:table-cell>
              <table:table-cell office:value-type="float" office:value="4.98558387588055">
                <text:p>4.98558387588055</text:p>
              </table:table-cell>
            </table:table-row>
            <table:table-row>
              <table:table-cell office:value-type="string">
                <text:p>2021-11-28</text:p>
              </table:table-cell>
              <table:table-cell office:value-type="float" office:value="5.27880156937344">
                <text:p>5.27880156937344</text:p>
              </table:table-cell>
              <table:table-cell office:value-type="float" office:value="5.75539568345324">
                <text:p>5.75539568345324</text:p>
              </table:table-cell>
              <table:table-cell office:value-type="float" office:value="5.44025157232704">
                <text:p>5.44025157232704</text:p>
              </table:table-cell>
              <table:table-cell office:value-type="float" office:value="6.86674797179066">
                <text:p>6.86674797179066</text:p>
              </table:table-cell>
              <table:table-cell office:value-type="float" office:value="7.67018857830681">
                <text:p>7.67018857830681</text:p>
              </table:table-cell>
              <table:table-cell office:value-type="float" office:value="6.09853528628495">
                <text:p>6.09853528628495</text:p>
              </table:table-cell>
              <table:table-cell office:value-type="float" office:value="5.48985435080294">
                <text:p>5.48985435080294</text:p>
              </table:table-cell>
              <table:table-cell office:value-type="float" office:value="3.94176136363636">
                <text:p>3.94176136363636</text:p>
              </table:table-cell>
              <table:table-cell office:value-type="float" office:value="4.09213428081353">
                <text:p>4.09213428081353</text:p>
              </table:table-cell>
              <table:table-cell office:value-type="float" office:value="4.00811770674784">
                <text:p>4.00811770674784</text:p>
              </table:table-cell>
              <table:table-cell office:value-type="float" office:value="5.91511936339523">
                <text:p>5.91511936339523</text:p>
              </table:table-cell>
            </table:table-row>
            <table:table-row>
              <table:table-cell office:value-type="string">
                <text:p>2021-11-29</text:p>
              </table:table-cell>
              <table:table-cell office:value-type="float" office:value="4.89701898545256">
                <text:p>4.89701898545256</text:p>
              </table:table-cell>
              <table:table-cell office:value-type="float" office:value="6.44962953738871">
                <text:p>6.44962953738871</text:p>
              </table:table-cell>
              <table:table-cell office:value-type="float" office:value="6.64164473753185">
                <text:p>6.64164473753185</text:p>
              </table:table-cell>
              <table:table-cell office:value-type="float" office:value="8.52687765309125">
                <text:p>8.52687765309125</text:p>
              </table:table-cell>
              <table:table-cell office:value-type="float" office:value="8.86113532099108">
                <text:p>8.86113532099108</text:p>
              </table:table-cell>
              <table:table-cell office:value-type="float" office:value="8.1703869999651">
                <text:p>8.1703869999651</text:p>
              </table:table-cell>
              <table:table-cell office:value-type="float" office:value="7.71369846451457">
                <text:p>7.71369846451457</text:p>
              </table:table-cell>
              <table:table-cell office:value-type="float" office:value="5.85488987177769">
                <text:p>5.85488987177769</text:p>
              </table:table-cell>
              <table:table-cell office:value-type="float" office:value="4.1417977934527">
                <text:p>4.1417977934527</text:p>
              </table:table-cell>
              <table:table-cell office:value-type="float" office:value="4.07530454042082">
                <text:p>4.07530454042082</text:p>
              </table:table-cell>
              <table:table-cell office:value-type="float" office:value="6.88793245957223">
                <text:p>6.88793245957223</text:p>
              </table:table-cell>
            </table:table-row>
            <table:table-row>
              <table:table-cell office:value-type="string">
                <text:p>2021-11-30</text:p>
              </table:table-cell>
              <table:table-cell office:value-type="float" office:value="4.16720408701163">
                <text:p>4.16720408701163</text:p>
              </table:table-cell>
              <table:table-cell office:value-type="float" office:value="5.32110232711795">
                <text:p>5.32110232711795</text:p>
              </table:table-cell>
              <table:table-cell office:value-type="float" office:value="5.67510888853041">
                <text:p>5.67510888853041</text:p>
              </table:table-cell>
              <table:table-cell office:value-type="float" office:value="7.35873032799268">
                <text:p>7.35873032799268</text:p>
              </table:table-cell>
              <table:table-cell office:value-type="float" office:value="7.50764176249194">
                <text:p>7.50764176249194</text:p>
              </table:table-cell>
              <table:table-cell office:value-type="float" office:value="6.98178553104156">
                <text:p>6.98178553104156</text:p>
              </table:table-cell>
              <table:table-cell office:value-type="float" office:value="6.94817526990265">
                <text:p>6.94817526990265</text:p>
              </table:table-cell>
              <table:table-cell office:value-type="float" office:value="5.71527077918634">
                <text:p>5.71527077918634</text:p>
              </table:table-cell>
              <table:table-cell office:value-type="float" office:value="4.21236932900767">
                <text:p>4.21236932900767</text:p>
              </table:table-cell>
              <table:table-cell office:value-type="float" office:value="3.80053255870249">
                <text:p>3.80053255870249</text:p>
              </table:table-cell>
              <table:table-cell office:value-type="float" office:value="5.90262085577104">
                <text:p>5.90262085577104</text:p>
              </table:table-cell>
            </table:table-row>
            <table:table-row>
              <table:table-cell office:value-type="string">
                <text:p>2021-12-01</text:p>
              </table:table-cell>
              <table:table-cell office:value-type="float" office:value="4.68538187178374">
                <text:p>4.68538187178374</text:p>
              </table:table-cell>
              <table:table-cell office:value-type="float" office:value="5.25884147218785">
                <text:p>5.25884147218785</text:p>
              </table:table-cell>
              <table:table-cell office:value-type="float" office:value="5.69409198632579">
                <text:p>5.69409198632579</text:p>
              </table:table-cell>
              <table:table-cell office:value-type="float" office:value="7.27208574074891">
                <text:p>7.27208574074891</text:p>
              </table:table-cell>
              <table:table-cell office:value-type="float" office:value="7.61776663711674">
                <text:p>7.61776663711674</text:p>
              </table:table-cell>
              <table:table-cell office:value-type="float" office:value="6.81565516195866">
                <text:p>6.81565516195866</text:p>
              </table:table-cell>
              <table:table-cell office:value-type="float" office:value="7.14132838695869">
                <text:p>7.14132838695869</text:p>
              </table:table-cell>
              <table:table-cell office:value-type="float" office:value="5.59287300051232">
                <text:p>5.59287300051232</text:p>
              </table:table-cell>
              <table:table-cell office:value-type="float" office:value="4.22081591140242">
                <text:p>4.22081591140242</text:p>
              </table:table-cell>
              <table:table-cell office:value-type="float" office:value="3.65577889447236">
                <text:p>3.65577889447236</text:p>
              </table:table-cell>
              <table:table-cell office:value-type="float" office:value="6.04497962628241">
                <text:p>6.04497962628241</text:p>
              </table:table-cell>
            </table:table-row>
            <table:table-row>
              <table:table-cell office:value-type="string">
                <text:p>2021-12-02</text:p>
              </table:table-cell>
              <table:table-cell office:value-type="float" office:value="4.15142442436545">
                <text:p>4.15142442436545</text:p>
              </table:table-cell>
              <table:table-cell office:value-type="float" office:value="5.41774249631937">
                <text:p>5.41774249631937</text:p>
              </table:table-cell>
              <table:table-cell office:value-type="float" office:value="5.78514005411403">
                <text:p>5.78514005411403</text:p>
              </table:table-cell>
              <table:table-cell office:value-type="float" office:value="7.22633312254133">
                <text:p>7.22633312254133</text:p>
              </table:table-cell>
              <table:table-cell office:value-type="float" office:value="7.75993287018968">
                <text:p>7.75993287018968</text:p>
              </table:table-cell>
              <table:table-cell office:value-type="float" office:value="7.00416768815886">
                <text:p>7.00416768815886</text:p>
              </table:table-cell>
              <table:table-cell office:value-type="float" office:value="7.60883079054402">
                <text:p>7.60883079054402</text:p>
              </table:table-cell>
              <table:table-cell office:value-type="float" office:value="6.54401132203181">
                <text:p>6.54401132203181</text:p>
              </table:table-cell>
              <table:table-cell office:value-type="float" office:value="4.5106725734998">
                <text:p>4.5106725734998</text:p>
              </table:table-cell>
              <table:table-cell office:value-type="float" office:value="4.0583314492426">
                <text:p>4.0583314492426</text:p>
              </table:table-cell>
              <table:table-cell office:value-type="float" office:value="6.03674913165187">
                <text:p>6.03674913165187</text:p>
              </table:table-cell>
            </table:table-row>
            <table:table-row>
              <table:table-cell office:value-type="string">
                <text:p>2021-12-03</text:p>
              </table:table-cell>
              <table:table-cell office:value-type="float" office:value="4.43071192753746">
                <text:p>4.43071192753746</text:p>
              </table:table-cell>
              <table:table-cell office:value-type="float" office:value="4.83415037881199">
                <text:p>4.83415037881199</text:p>
              </table:table-cell>
              <table:table-cell office:value-type="float" office:value="5.12831722992174">
                <text:p>5.12831722992174</text:p>
              </table:table-cell>
              <table:table-cell office:value-type="float" office:value="6.43152471679056">
                <text:p>6.43152471679056</text:p>
              </table:table-cell>
              <table:table-cell office:value-type="float" office:value="6.80731292080521">
                <text:p>6.80731292080521</text:p>
              </table:table-cell>
              <table:table-cell office:value-type="float" office:value="6.31189738667597">
                <text:p>6.31189738667597</text:p>
              </table:table-cell>
              <table:table-cell office:value-type="float" office:value="6.80142724657728">
                <text:p>6.80142724657728</text:p>
              </table:table-cell>
              <table:table-cell office:value-type="float" office:value="6.06077063024411">
                <text:p>6.06077063024411</text:p>
              </table:table-cell>
              <table:table-cell office:value-type="float" office:value="4.84269856789555">
                <text:p>4.84269856789555</text:p>
              </table:table-cell>
              <table:table-cell office:value-type="float" office:value="4.58501104039486">
                <text:p>4.58501104039486</text:p>
              </table:table-cell>
              <table:table-cell office:value-type="float" office:value="5.6139199662778">
                <text:p>5.6139199662778</text:p>
              </table:table-cell>
            </table:table-row>
            <table:table-row>
              <table:table-cell office:value-type="string">
                <text:p>2021-12-04</text:p>
              </table:table-cell>
              <table:table-cell office:value-type="float" office:value="5.10540286514011">
                <text:p>5.10540286514011</text:p>
              </table:table-cell>
              <table:table-cell office:value-type="float" office:value="4.03234619167304">
                <text:p>4.03234619167304</text:p>
              </table:table-cell>
              <table:table-cell office:value-type="float" office:value="4.39559260570558">
                <text:p>4.39559260570558</text:p>
              </table:table-cell>
              <table:table-cell office:value-type="float" office:value="5.60745176314039">
                <text:p>5.60745176314039</text:p>
              </table:table-cell>
              <table:table-cell office:value-type="float" office:value="6.14553576066068">
                <text:p>6.14553576066068</text:p>
              </table:table-cell>
              <table:table-cell office:value-type="float" office:value="5.73842080842818">
                <text:p>5.73842080842818</text:p>
              </table:table-cell>
              <table:table-cell office:value-type="float" office:value="5.57472057403063">
                <text:p>5.57472057403063</text:p>
              </table:table-cell>
              <table:table-cell office:value-type="float" office:value="4.55531453362256">
                <text:p>4.55531453362256</text:p>
              </table:table-cell>
              <table:table-cell office:value-type="float" office:value="3.8725993835454">
                <text:p>3.8725993835454</text:p>
              </table:table-cell>
              <table:table-cell office:value-type="float" office:value="4.69215491559086">
                <text:p>4.69215491559086</text:p>
              </table:table-cell>
              <table:table-cell office:value-type="float" office:value="5.07671040021711">
                <text:p>5.07671040021711</text:p>
              </table:table-cell>
            </table:table-row>
            <table:table-row>
              <table:table-cell office:value-type="string">
                <text:p>2021-12-05</text:p>
              </table:table-cell>
              <table:table-cell office:value-type="float" office:value="4.72187032131752">
                <text:p>4.72187032131752</text:p>
              </table:table-cell>
              <table:table-cell office:value-type="float" office:value="5.63681464374305">
                <text:p>5.63681464374305</text:p>
              </table:table-cell>
              <table:table-cell office:value-type="float" office:value="5.32286212914485">
                <text:p>5.32286212914485</text:p>
              </table:table-cell>
              <table:table-cell office:value-type="float" office:value="6.61747662829329">
                <text:p>6.61747662829329</text:p>
              </table:table-cell>
              <table:table-cell office:value-type="float" office:value="7.10832675611681">
                <text:p>7.10832675611681</text:p>
              </table:table-cell>
              <table:table-cell office:value-type="float" office:value="6.15236391163719">
                <text:p>6.15236391163719</text:p>
              </table:table-cell>
              <table:table-cell office:value-type="float" office:value="5.12898949729785">
                <text:p>5.12898949729785</text:p>
              </table:table-cell>
              <table:table-cell office:value-type="float" office:value="3.99390243902439">
                <text:p>3.99390243902439</text:p>
              </table:table-cell>
              <table:table-cell office:value-type="float" office:value="4.41605021295674">
                <text:p>4.41605021295674</text:p>
              </table:table-cell>
              <table:table-cell office:value-type="float" office:value="4.06830738322451">
                <text:p>4.06830738322451</text:p>
              </table:table-cell>
              <table:table-cell office:value-type="float" office:value="5.68457383338252">
                <text:p>5.68457383338252</text:p>
              </table:table-cell>
            </table:table-row>
            <table:table-row>
              <table:table-cell office:value-type="string">
                <text:p>2021-12-06</text:p>
              </table:table-cell>
              <table:table-cell office:value-type="float" office:value="5.04988429148942">
                <text:p>5.04988429148942</text:p>
              </table:table-cell>
              <table:table-cell office:value-type="float" office:value="6.9774837028974">
                <text:p>6.9774837028974</text:p>
              </table:table-cell>
              <table:table-cell office:value-type="float" office:value="6.88224837043935">
                <text:p>6.88224837043935</text:p>
              </table:table-cell>
              <table:table-cell office:value-type="float" office:value="9.04586181350554">
                <text:p>9.04586181350554</text:p>
              </table:table-cell>
              <table:table-cell office:value-type="float" office:value="9.4964314036479">
                <text:p>9.4964314036479</text:p>
              </table:table-cell>
              <table:table-cell office:value-type="float" office:value="8.50041587161799">
                <text:p>8.50041587161799</text:p>
              </table:table-cell>
              <table:table-cell office:value-type="float" office:value="7.68416927899687">
                <text:p>7.68416927899687</text:p>
              </table:table-cell>
              <table:table-cell office:value-type="float" office:value="5.22253308728694">
                <text:p>5.22253308728694</text:p>
              </table:table-cell>
              <table:table-cell office:value-type="float" office:value="4.11441231158761">
                <text:p>4.11441231158761</text:p>
              </table:table-cell>
              <table:table-cell office:value-type="float" office:value="3.96298719506496">
                <text:p>3.96298719506496</text:p>
              </table:table-cell>
              <table:table-cell office:value-type="float" office:value="7.19035090716507">
                <text:p>7.19035090716507</text:p>
              </table:table-cell>
            </table:table-row>
            <table:table-row>
              <table:table-cell office:value-type="string">
                <text:p>2021-12-07</text:p>
              </table:table-cell>
              <table:table-cell office:value-type="float" office:value="4.63117649958645">
                <text:p>4.63117649958645</text:p>
              </table:table-cell>
              <table:table-cell office:value-type="float" office:value="5.96322334957791">
                <text:p>5.96322334957791</text:p>
              </table:table-cell>
              <table:table-cell office:value-type="float" office:value="6.23368175699482">
                <text:p>6.23368175699482</text:p>
              </table:table-cell>
              <table:table-cell office:value-type="float" office:value="7.75400862502807">
                <text:p>7.75400862502807</text:p>
              </table:table-cell>
              <table:table-cell office:value-type="float" office:value="8.26343500363108">
                <text:p>8.26343500363108</text:p>
              </table:table-cell>
              <table:table-cell office:value-type="float" office:value="7.27328127115966">
                <text:p>7.27328127115966</text:p>
              </table:table-cell>
              <table:table-cell office:value-type="float" office:value="6.9832872062264">
                <text:p>6.9832872062264</text:p>
              </table:table-cell>
              <table:table-cell office:value-type="float" office:value="5.34507866026881">
                <text:p>5.34507866026881</text:p>
              </table:table-cell>
              <table:table-cell office:value-type="float" office:value="4.26547000472367">
                <text:p>4.26547000472367</text:p>
              </table:table-cell>
              <table:table-cell office:value-type="float" office:value="3.7106135986733">
                <text:p>3.7106135986733</text:p>
              </table:table-cell>
              <table:table-cell office:value-type="float" office:value="6.37116190099271">
                <text:p>6.37116190099271</text:p>
              </table:table-cell>
            </table:table-row>
            <table:table-row>
              <table:table-cell office:value-type="string">
                <text:p>2021-12-08</text:p>
              </table:table-cell>
              <table:table-cell office:value-type="float" office:value="5.10830172228693">
                <text:p>5.10830172228693</text:p>
              </table:table-cell>
              <table:table-cell office:value-type="float" office:value="5.65402339595888">
                <text:p>5.65402339595888</text:p>
              </table:table-cell>
              <table:table-cell office:value-type="float" office:value="6.23398650355455">
                <text:p>6.23398650355455</text:p>
              </table:table-cell>
              <table:table-cell office:value-type="float" office:value="7.61491234213414">
                <text:p>7.61491234213414</text:p>
              </table:table-cell>
              <table:table-cell office:value-type="float" office:value="7.95097337597043">
                <text:p>7.95097337597043</text:p>
              </table:table-cell>
              <table:table-cell office:value-type="float" office:value="6.95089429399053">
                <text:p>6.95089429399053</text:p>
              </table:table-cell>
              <table:table-cell office:value-type="float" office:value="6.88678323727655">
                <text:p>6.88678323727655</text:p>
              </table:table-cell>
              <table:table-cell office:value-type="float" office:value="5.22659087320385">
                <text:p>5.22659087320385</text:p>
              </table:table-cell>
              <table:table-cell office:value-type="float" office:value="3.9617555815491">
                <text:p>3.9617555815491</text:p>
              </table:table-cell>
              <table:table-cell office:value-type="float" office:value="3.9142091152815">
                <text:p>3.9142091152815</text:p>
              </table:table-cell>
              <table:table-cell office:value-type="float" office:value="6.34858727682441">
                <text:p>6.34858727682441</text:p>
              </table:table-cell>
            </table:table-row>
            <table:table-row>
              <table:table-cell office:value-type="string">
                <text:p>2021-12-09</text:p>
              </table:table-cell>
              <table:table-cell office:value-type="float" office:value="4.25713708696035">
                <text:p>4.25713708696035</text:p>
              </table:table-cell>
              <table:table-cell office:value-type="float" office:value="5.41746504273108">
                <text:p>5.41746504273108</text:p>
              </table:table-cell>
              <table:table-cell office:value-type="float" office:value="5.72481757315881">
                <text:p>5.72481757315881</text:p>
              </table:table-cell>
              <table:table-cell office:value-type="float" office:value="7.34145160689681">
                <text:p>7.34145160689681</text:p>
              </table:table-cell>
              <table:table-cell office:value-type="float" office:value="7.72761569416499">
                <text:p>7.72761569416499</text:p>
              </table:table-cell>
              <table:table-cell office:value-type="float" office:value="6.78793514267449">
                <text:p>6.78793514267449</text:p>
              </table:table-cell>
              <table:table-cell office:value-type="float" office:value="6.95819581958196">
                <text:p>6.95819581958196</text:p>
              </table:table-cell>
              <table:table-cell office:value-type="float" office:value="5.76741440377804">
                <text:p>5.76741440377804</text:p>
              </table:table-cell>
              <table:table-cell office:value-type="float" office:value="4.26976133128969">
                <text:p>4.26976133128969</text:p>
              </table:table-cell>
              <table:table-cell office:value-type="float" office:value="3.85154817132377">
                <text:p>3.85154817132377</text:p>
              </table:table-cell>
              <table:table-cell office:value-type="float" office:value="5.97748564570552">
                <text:p>5.97748564570552</text:p>
              </table:table-cell>
            </table:table-row>
            <table:table-row>
              <table:table-cell office:value-type="string">
                <text:p>2021-12-10</text:p>
              </table:table-cell>
              <table:table-cell office:value-type="float" office:value="4.54815017563067">
                <text:p>4.54815017563067</text:p>
              </table:table-cell>
              <table:table-cell office:value-type="float" office:value="4.93502513178865">
                <text:p>4.93502513178865</text:p>
              </table:table-cell>
              <table:table-cell office:value-type="float" office:value="5.11562495005833">
                <text:p>5.11562495005833</text:p>
              </table:table-cell>
              <table:table-cell office:value-type="float" office:value="6.36534966682372">
                <text:p>6.36534966682372</text:p>
              </table:table-cell>
              <table:table-cell office:value-type="float" office:value="6.89327311623485">
                <text:p>6.89327311623485</text:p>
              </table:table-cell>
              <table:table-cell office:value-type="float" office:value="6.27370535380408">
                <text:p>6.27370535380408</text:p>
              </table:table-cell>
              <table:table-cell office:value-type="float" office:value="6.52938533289949">
                <text:p>6.52938533289949</text:p>
              </table:table-cell>
              <table:table-cell office:value-type="float" office:value="5.23548859140426">
                <text:p>5.23548859140426</text:p>
              </table:table-cell>
              <table:table-cell office:value-type="float" office:value="4.67741029816385">
                <text:p>4.67741029816385</text:p>
              </table:table-cell>
              <table:table-cell office:value-type="float" office:value="3.90196317522253">
                <text:p>3.90196317522253</text:p>
              </table:table-cell>
              <table:table-cell office:value-type="float" office:value="5.59695360592196">
                <text:p>5.59695360592196</text:p>
              </table:table-cell>
            </table:table-row>
            <table:table-row>
              <table:table-cell office:value-type="string">
                <text:p>2021-12-11</text:p>
              </table:table-cell>
              <table:table-cell office:value-type="float" office:value="4.94437456733066">
                <text:p>4.94437456733066</text:p>
              </table:table-cell>
              <table:table-cell office:value-type="float" office:value="4.23153499433122">
                <text:p>4.23153499433122</text:p>
              </table:table-cell>
              <table:table-cell office:value-type="float" office:value="4.65104519574033">
                <text:p>4.65104519574033</text:p>
              </table:table-cell>
              <table:table-cell office:value-type="float" office:value="5.65144649117645">
                <text:p>5.65144649117645</text:p>
              </table:table-cell>
              <table:table-cell office:value-type="float" office:value="6.17545503620937">
                <text:p>6.17545503620937</text:p>
              </table:table-cell>
              <table:table-cell office:value-type="float" office:value="5.60021764265796">
                <text:p>5.60021764265796</text:p>
              </table:table-cell>
              <table:table-cell office:value-type="float" office:value="5.01763164634266">
                <text:p>5.01763164634266</text:p>
              </table:table-cell>
              <table:table-cell office:value-type="float" office:value="3.88343091528563">
                <text:p>3.88343091528563</text:p>
              </table:table-cell>
              <table:table-cell office:value-type="float" office:value="3.94025030278563">
                <text:p>3.94025030278563</text:p>
              </table:table-cell>
              <table:table-cell office:value-type="float" office:value="4.70061555679911">
                <text:p>4.70061555679911</text:p>
              </table:table-cell>
              <table:table-cell office:value-type="float" office:value="5.05261407666759">
                <text:p>5.05261407666759</text:p>
              </table:table-cell>
            </table:table-row>
            <table:table-row>
              <table:table-cell office:value-type="string">
                <text:p>2021-12-12</text:p>
              </table:table-cell>
              <table:table-cell office:value-type="float" office:value="4.61362613002667">
                <text:p>4.61362613002667</text:p>
              </table:table-cell>
              <table:table-cell office:value-type="float" office:value="5.05096821981588">
                <text:p>5.05096821981588</text:p>
              </table:table-cell>
              <table:table-cell office:value-type="float" office:value="5.6921039075723">
                <text:p>5.6921039075723</text:p>
              </table:table-cell>
              <table:table-cell office:value-type="float" office:value="6.50161030595813">
                <text:p>6.50161030595813</text:p>
              </table:table-cell>
              <table:table-cell office:value-type="float" office:value="7.24079218567972">
                <text:p>7.24079218567972</text:p>
              </table:table-cell>
              <table:table-cell office:value-type="float" office:value="5.9695095818282">
                <text:p>5.9695095818282</text:p>
              </table:table-cell>
              <table:table-cell office:value-type="float" office:value="5.11147362697118">
                <text:p>5.11147362697118</text:p>
              </table:table-cell>
              <table:table-cell office:value-type="float" office:value="3.81925013989927">
                <text:p>3.81925013989927</text:p>
              </table:table-cell>
              <table:table-cell office:value-type="float" office:value="3.78250591016548">
                <text:p>3.78250591016548</text:p>
              </table:table-cell>
              <table:table-cell office:value-type="float" office:value="3.65402405180389">
                <text:p>3.65402405180389</text:p>
              </table:table-cell>
              <table:table-cell office:value-type="float" office:value="5.58522599505285">
                <text:p>5.58522599505285</text:p>
              </table:table-cell>
            </table:table-row>
            <table:table-row>
              <table:table-cell office:value-type="string">
                <text:p>2021-12-13</text:p>
              </table:table-cell>
              <table:table-cell office:value-type="float" office:value="4.95363175636728">
                <text:p>4.95363175636728</text:p>
              </table:table-cell>
              <table:table-cell office:value-type="float" office:value="6.95749920918252">
                <text:p>6.95749920918252</text:p>
              </table:table-cell>
              <table:table-cell office:value-type="float" office:value="7.71173508316802">
                <text:p>7.71173508316802</text:p>
              </table:table-cell>
              <table:table-cell office:value-type="float" office:value="9.56486905356064">
                <text:p>9.56486905356064</text:p>
              </table:table-cell>
              <table:table-cell office:value-type="float" office:value="9.79653353428787">
                <text:p>9.79653353428787</text:p>
              </table:table-cell>
              <table:table-cell office:value-type="float" office:value="8.49684485106546">
                <text:p>8.49684485106546</text:p>
              </table:table-cell>
              <table:table-cell office:value-type="float" office:value="7.11923898667209">
                <text:p>7.11923898667209</text:p>
              </table:table-cell>
              <table:table-cell office:value-type="float" office:value="4.84378316833594">
                <text:p>4.84378316833594</text:p>
              </table:table-cell>
              <table:table-cell office:value-type="float" office:value="3.95640200147395">
                <text:p>3.95640200147395</text:p>
              </table:table-cell>
              <table:table-cell office:value-type="float" office:value="3.32971407889975">
                <text:p>3.32971407889975</text:p>
              </table:table-cell>
              <table:table-cell office:value-type="float" office:value="7.30723494022246">
                <text:p>7.30723494022246</text:p>
              </table:table-cell>
            </table:table-row>
            <table:table-row>
              <table:table-cell office:value-type="string">
                <text:p>2021-12-14</text:p>
              </table:table-cell>
              <table:table-cell office:value-type="float" office:value="4.64010342121058">
                <text:p>4.64010342121058</text:p>
              </table:table-cell>
              <table:table-cell office:value-type="float" office:value="5.96469169382361">
                <text:p>5.96469169382361</text:p>
              </table:table-cell>
              <table:table-cell office:value-type="float" office:value="7.43389010557971">
                <text:p>7.43389010557971</text:p>
              </table:table-cell>
              <table:table-cell office:value-type="float" office:value="8.27856712241085">
                <text:p>8.27856712241085</text:p>
              </table:table-cell>
              <table:table-cell office:value-type="float" office:value="8.31786874130117">
                <text:p>8.31786874130117</text:p>
              </table:table-cell>
              <table:table-cell office:value-type="float" office:value="7.30864802825847">
                <text:p>7.30864802825847</text:p>
              </table:table-cell>
              <table:table-cell office:value-type="float" office:value="6.72966434835198">
                <text:p>6.72966434835198</text:p>
              </table:table-cell>
              <table:table-cell office:value-type="float" office:value="4.87018336746463">
                <text:p>4.87018336746463</text:p>
              </table:table-cell>
              <table:table-cell office:value-type="float" office:value="4.14956474674124">
                <text:p>4.14956474674124</text:p>
              </table:table-cell>
              <table:table-cell office:value-type="float" office:value="3.44355312072002">
                <text:p>3.44355312072002</text:p>
              </table:table-cell>
              <table:table-cell office:value-type="float" office:value="6.59385736079904">
                <text:p>6.59385736079904</text:p>
              </table:table-cell>
            </table:table-row>
            <table:table-row>
              <table:table-cell office:value-type="string">
                <text:p>2021-12-15</text:p>
              </table:table-cell>
              <table:table-cell office:value-type="float" office:value="5.15410137094923">
                <text:p>5.15410137094923</text:p>
              </table:table-cell>
              <table:table-cell office:value-type="float" office:value="5.48653431499858">
                <text:p>5.48653431499858</text:p>
              </table:table-cell>
              <table:table-cell office:value-type="float" office:value="7.24280698076621">
                <text:p>7.24280698076621</text:p>
              </table:table-cell>
              <table:table-cell office:value-type="float" office:value="7.88264556408547">
                <text:p>7.88264556408547</text:p>
              </table:table-cell>
              <table:table-cell office:value-type="float" office:value="7.90513496675969">
                <text:p>7.90513496675969</text:p>
              </table:table-cell>
              <table:table-cell office:value-type="float" office:value="6.86427965825344">
                <text:p>6.86427965825344</text:p>
              </table:table-cell>
              <table:table-cell office:value-type="float" office:value="6.30104650247856">
                <text:p>6.30104650247856</text:p>
              </table:table-cell>
              <table:table-cell office:value-type="float" office:value="4.75710033799122">
                <text:p>4.75710033799122</text:p>
              </table:table-cell>
              <table:table-cell office:value-type="float" office:value="3.77710756857676">
                <text:p>3.77710756857676</text:p>
              </table:table-cell>
              <table:table-cell office:value-type="float" office:value="3.64583333333333">
                <text:p>3.64583333333333</text:p>
              </table:table-cell>
              <table:table-cell office:value-type="float" office:value="6.45986623880371">
                <text:p>6.45986623880371</text:p>
              </table:table-cell>
            </table:table-row>
            <table:table-row>
              <table:table-cell office:value-type="string">
                <text:p>2021-12-16</text:p>
              </table:table-cell>
              <table:table-cell office:value-type="float" office:value="4.54212033652896">
                <text:p>4.54212033652896</text:p>
              </table:table-cell>
              <table:table-cell office:value-type="float" office:value="5.54037118020372">
                <text:p>5.54037118020372</text:p>
              </table:table-cell>
              <table:table-cell office:value-type="float" office:value="6.40997433076641">
                <text:p>6.40997433076641</text:p>
              </table:table-cell>
              <table:table-cell office:value-type="float" office:value="7.21644055635643">
                <text:p>7.21644055635643</text:p>
              </table:table-cell>
              <table:table-cell office:value-type="float" office:value="7.1500592880593">
                <text:p>7.1500592880593</text:p>
              </table:table-cell>
              <table:table-cell office:value-type="float" office:value="6.32885276004003">
                <text:p>6.32885276004003</text:p>
              </table:table-cell>
              <table:table-cell office:value-type="float" office:value="6.47701012032831">
                <text:p>6.47701012032831</text:p>
              </table:table-cell>
              <table:table-cell office:value-type="float" office:value="5.03418445653691">
                <text:p>5.03418445653691</text:p>
              </table:table-cell>
              <table:table-cell office:value-type="float" office:value="4.2812648471731">
                <text:p>4.2812648471731</text:p>
              </table:table-cell>
              <table:table-cell office:value-type="float" office:value="3.96834001951643">
                <text:p>3.96834001951643</text:p>
              </table:table-cell>
              <table:table-cell office:value-type="float" office:value="6.0710742056194">
                <text:p>6.0710742056194</text:p>
              </table:table-cell>
            </table:table-row>
            <table:table-row>
              <table:table-cell office:value-type="string">
                <text:p>2021-12-17</text:p>
              </table:table-cell>
              <table:table-cell office:value-type="float" office:value="5.32982098627368">
                <text:p>5.32982098627368</text:p>
              </table:table-cell>
              <table:table-cell office:value-type="float" office:value="5.04953809470674">
                <text:p>5.04953809470674</text:p>
              </table:table-cell>
              <table:table-cell office:value-type="float" office:value="5.70297348779126">
                <text:p>5.70297348779126</text:p>
              </table:table-cell>
              <table:table-cell office:value-type="float" office:value="6.36782692661394">
                <text:p>6.36782692661394</text:p>
              </table:table-cell>
              <table:table-cell office:value-type="float" office:value="6.35659886108907">
                <text:p>6.35659886108907</text:p>
              </table:table-cell>
              <table:table-cell office:value-type="float" office:value="5.91640573800335">
                <text:p>5.91640573800335</text:p>
              </table:table-cell>
              <table:table-cell office:value-type="float" office:value="5.80510907003444">
                <text:p>5.80510907003444</text:p>
              </table:table-cell>
              <table:table-cell office:value-type="float" office:value="4.70381947091561">
                <text:p>4.70381947091561</text:p>
              </table:table-cell>
              <table:table-cell office:value-type="float" office:value="4.19074364097856">
                <text:p>4.19074364097856</text:p>
              </table:table-cell>
              <table:table-cell office:value-type="float" office:value="4.14963458441719">
                <text:p>4.14963458441719</text:p>
              </table:table-cell>
              <table:table-cell office:value-type="float" office:value="5.70750403704352">
                <text:p>5.70750403704352</text:p>
              </table:table-cell>
            </table:table-row>
            <table:table-row>
              <table:table-cell office:value-type="string">
                <text:p>2021-12-18</text:p>
              </table:table-cell>
              <table:table-cell office:value-type="float" office:value="6.31296971500856">
                <text:p>6.31296971500856</text:p>
              </table:table-cell>
              <table:table-cell office:value-type="float" office:value="4.20147227733111">
                <text:p>4.20147227733111</text:p>
              </table:table-cell>
              <table:table-cell office:value-type="float" office:value="5.3261685286663">
                <text:p>5.3261685286663</text:p>
              </table:table-cell>
              <table:table-cell office:value-type="float" office:value="5.86821722058918">
                <text:p>5.86821722058918</text:p>
              </table:table-cell>
              <table:table-cell office:value-type="float" office:value="5.66391307711483">
                <text:p>5.66391307711483</text:p>
              </table:table-cell>
              <table:table-cell office:value-type="float" office:value="5.25992002460781">
                <text:p>5.25992002460781</text:p>
              </table:table-cell>
              <table:table-cell office:value-type="float" office:value="4.84498277586398">
                <text:p>4.84498277586398</text:p>
              </table:table-cell>
              <table:table-cell office:value-type="float" office:value="3.7970157017002">
                <text:p>3.7970157017002</text:p>
              </table:table-cell>
              <table:table-cell office:value-type="float" office:value="3.97817146472635">
                <text:p>3.97817146472635</text:p>
              </table:table-cell>
              <table:table-cell office:value-type="float" office:value="5.27378248801413">
                <text:p>5.27378248801413</text:p>
              </table:table-cell>
              <table:table-cell office:value-type="float" office:value="5.21815307144061">
                <text:p>5.21815307144061</text:p>
              </table:table-cell>
            </table:table-row>
            <table:table-row>
              <table:table-cell office:value-type="string">
                <text:p>2021-12-19</text:p>
              </table:table-cell>
              <table:table-cell office:value-type="float" office:value="7.03050198331282">
                <text:p>7.03050198331282</text:p>
              </table:table-cell>
              <table:table-cell office:value-type="float" office:value="5.09848666826808">
                <text:p>5.09848666826808</text:p>
              </table:table-cell>
              <table:table-cell office:value-type="float" office:value="7.14970551979181">
                <text:p>7.14970551979181</text:p>
              </table:table-cell>
              <table:table-cell office:value-type="float" office:value="7.49003153423158">
                <text:p>7.49003153423158</text:p>
              </table:table-cell>
              <table:table-cell office:value-type="float" office:value="7.03895044524506">
                <text:p>7.03895044524506</text:p>
              </table:table-cell>
              <table:table-cell office:value-type="float" office:value="5.68233683249658">
                <text:p>5.68233683249658</text:p>
              </table:table-cell>
              <table:table-cell office:value-type="float" office:value="4.53702272375947">
                <text:p>4.53702272375947</text:p>
              </table:table-cell>
              <table:table-cell office:value-type="float" office:value="3.41630683261367">
                <text:p>3.41630683261367</text:p>
              </table:table-cell>
              <table:table-cell office:value-type="float" office:value="3.6330424193221">
                <text:p>3.6330424193221</text:p>
              </table:table-cell>
              <table:table-cell office:value-type="float" office:value="4.48045757864633">
                <text:p>4.48045757864633</text:p>
              </table:table-cell>
              <table:table-cell office:value-type="float" office:value="6.29783940294514">
                <text:p>6.29783940294514</text:p>
              </table:table-cell>
            </table:table-row>
            <table:table-row>
              <table:table-cell office:value-type="string">
                <text:p>2021-12-20</text:p>
              </table:table-cell>
              <table:table-cell office:value-type="float" office:value="9.30187747630574">
                <text:p>9.30187747630574</text:p>
              </table:table-cell>
              <table:table-cell office:value-type="float" office:value="8.27439886845827">
                <text:p>8.27439886845827</text:p>
              </table:table-cell>
              <table:table-cell office:value-type="float" office:value="9.80282124072974">
                <text:p>9.80282124072974</text:p>
              </table:table-cell>
              <table:table-cell office:value-type="float" office:value="10.3101032153349">
                <text:p>10.3101032153349</text:p>
              </table:table-cell>
              <table:table-cell office:value-type="float" office:value="9.84466369204334">
                <text:p>9.84466369204334</text:p>
              </table:table-cell>
              <table:table-cell office:value-type="float" office:value="8.37450592885376">
                <text:p>8.37450592885376</text:p>
              </table:table-cell>
              <table:table-cell office:value-type="float" office:value="6.82622682051346">
                <text:p>6.82622682051346</text:p>
              </table:table-cell>
              <table:table-cell office:value-type="float" office:value="4.66618244635951">
                <text:p>4.66618244635951</text:p>
              </table:table-cell>
              <table:table-cell office:value-type="float" office:value="4.28422571336967">
                <text:p>4.28422571336967</text:p>
              </table:table-cell>
              <table:table-cell office:value-type="float" office:value="4.35754189944134">
                <text:p>4.35754189944134</text:p>
              </table:table-cell>
              <table:table-cell office:value-type="float" office:value="8.7851081606551">
                <text:p>8.7851081606551</text:p>
              </table:table-cell>
            </table:table-row>
            <table:table-row>
              <table:table-cell office:value-type="string">
                <text:p>2021-12-21</text:p>
              </table:table-cell>
              <table:table-cell office:value-type="float" office:value="8.42947425036977">
                <text:p>8.42947425036977</text:p>
              </table:table-cell>
              <table:table-cell office:value-type="float" office:value="8.0789413135609">
                <text:p>8.0789413135609</text:p>
              </table:table-cell>
              <table:table-cell office:value-type="float" office:value="10.5535719008702">
                <text:p>10.5535719008702</text:p>
              </table:table-cell>
              <table:table-cell office:value-type="float" office:value="9.63813079373858">
                <text:p>9.63813079373858</text:p>
              </table:table-cell>
              <table:table-cell office:value-type="float" office:value="8.909470293224">
                <text:p>8.909470293224</text:p>
              </table:table-cell>
              <table:table-cell office:value-type="float" office:value="7.5243018188875">
                <text:p>7.5243018188875</text:p>
              </table:table-cell>
              <table:table-cell office:value-type="float" office:value="6.20556342596883">
                <text:p>6.20556342596883</text:p>
              </table:table-cell>
              <table:table-cell office:value-type="float" office:value="4.82237895374497">
                <text:p>4.82237895374497</text:p>
              </table:table-cell>
              <table:table-cell office:value-type="float" office:value="4.09310459693538">
                <text:p>4.09310459693538</text:p>
              </table:table-cell>
              <table:table-cell office:value-type="float" office:value="4.03625954198473">
                <text:p>4.03625954198473</text:p>
              </table:table-cell>
              <table:table-cell office:value-type="float" office:value="8.47313266033339">
                <text:p>8.47313266033339</text:p>
              </table:table-cell>
            </table:table-row>
            <table:table-row>
              <table:table-cell office:value-type="string">
                <text:p>2021-12-22</text:p>
              </table:table-cell>
              <table:table-cell office:value-type="float" office:value="7.89395470486834">
                <text:p>7.89395470486834</text:p>
              </table:table-cell>
              <table:table-cell office:value-type="float" office:value="8.11250032764541">
                <text:p>8.11250032764541</text:p>
              </table:table-cell>
              <table:table-cell office:value-type="float" office:value="10.3063686639191">
                <text:p>10.3063686639191</text:p>
              </table:table-cell>
              <table:table-cell office:value-type="float" office:value="8.98304923159059">
                <text:p>8.98304923159059</text:p>
              </table:table-cell>
              <table:table-cell office:value-type="float" office:value="8.17126831094392">
                <text:p>8.17126831094392</text:p>
              </table:table-cell>
              <table:table-cell office:value-type="float" office:value="6.6923304708321">
                <text:p>6.6923304708321</text:p>
              </table:table-cell>
              <table:table-cell office:value-type="float" office:value="5.69485090563948">
                <text:p>5.69485090563948</text:p>
              </table:table-cell>
              <table:table-cell office:value-type="float" office:value="4.20446418489103">
                <text:p>4.20446418489103</text:p>
              </table:table-cell>
              <table:table-cell office:value-type="float" office:value="3.74158920306484">
                <text:p>3.74158920306484</text:p>
              </table:table-cell>
              <table:table-cell office:value-type="float" office:value="3.87252177135446">
                <text:p>3.87252177135446</text:p>
              </table:table-cell>
              <table:table-cell office:value-type="float" office:value="8.0269094172525">
                <text:p>8.0269094172525</text:p>
              </table:table-cell>
            </table:table-row>
            <table:table-row>
              <table:table-cell office:value-type="string">
                <text:p>2021-12-23</text:p>
              </table:table-cell>
              <table:table-cell office:value-type="float" office:value="7.25371918826526">
                <text:p>7.25371918826526</text:p>
              </table:table-cell>
              <table:table-cell office:value-type="float" office:value="7.61090540445302">
                <text:p>7.61090540445302</text:p>
              </table:table-cell>
              <table:table-cell office:value-type="float" office:value="8.57835930608645">
                <text:p>8.57835930608645</text:p>
              </table:table-cell>
              <table:table-cell office:value-type="float" office:value="7.43150060199205">
                <text:p>7.43150060199205</text:p>
              </table:table-cell>
              <table:table-cell office:value-type="float" office:value="6.75977883573202">
                <text:p>6.75977883573202</text:p>
              </table:table-cell>
              <table:table-cell office:value-type="float" office:value="5.59643184430637">
                <text:p>5.59643184430637</text:p>
              </table:table-cell>
              <table:table-cell office:value-type="float" office:value="4.4842910931424">
                <text:p>4.4842910931424</text:p>
              </table:table-cell>
              <table:table-cell office:value-type="float" office:value="3.35437840057489">
                <text:p>3.35437840057489</text:p>
              </table:table-cell>
              <table:table-cell office:value-type="float" office:value="3.32043366517976">
                <text:p>3.32043366517976</text:p>
              </table:table-cell>
              <table:table-cell office:value-type="float" office:value="3.72259051504335">
                <text:p>3.72259051504335</text:p>
              </table:table-cell>
              <table:table-cell office:value-type="float" office:value="6.74766334104993">
                <text:p>6.74766334104993</text:p>
              </table:table-cell>
            </table:table-row>
            <table:table-row>
              <table:table-cell office:value-type="string">
                <text:p>2021-12-24</text:p>
              </table:table-cell>
              <table:table-cell office:value-type="float" office:value="8.82019049728652">
                <text:p>8.82019049728652</text:p>
              </table:table-cell>
              <table:table-cell office:value-type="float" office:value="8.44783022717998">
                <text:p>8.44783022717998</text:p>
              </table:table-cell>
              <table:table-cell office:value-type="float" office:value="8.99359727346426">
                <text:p>8.99359727346426</text:p>
              </table:table-cell>
              <table:table-cell office:value-type="float" office:value="8.03890847369108">
                <text:p>8.03890847369108</text:p>
              </table:table-cell>
              <table:table-cell office:value-type="float" office:value="7.26110168439349">
                <text:p>7.26110168439349</text:p>
              </table:table-cell>
              <table:table-cell office:value-type="float" office:value="5.6778181448355">
                <text:p>5.6778181448355</text:p>
              </table:table-cell>
              <table:table-cell office:value-type="float" office:value="4.47313467466605">
                <text:p>4.47313467466605</text:p>
              </table:table-cell>
              <table:table-cell office:value-type="float" office:value="3.27362058019818">
                <text:p>3.27362058019818</text:p>
              </table:table-cell>
              <table:table-cell office:value-type="float" office:value="3.31157677773961">
                <text:p>3.31157677773961</text:p>
              </table:table-cell>
              <table:table-cell office:value-type="float" office:value="4.18358557893442">
                <text:p>4.18358557893442</text:p>
              </table:table-cell>
              <table:table-cell office:value-type="float" office:value="7.14474873400863">
                <text:p>7.14474873400863</text:p>
              </table:table-cell>
            </table:table-row>
            <table:table-row>
              <table:table-cell office:value-type="string">
                <text:p>2021-12-25</text:p>
              </table:table-cell>
              <table:table-cell office:value-type="float" office:value="11.1500362406378">
                <text:p>11.1500362406378</text:p>
              </table:table-cell>
              <table:table-cell office:value-type="float" office:value="10.5067289800511">
                <text:p>10.5067289800511</text:p>
              </table:table-cell>
              <table:table-cell office:value-type="float" office:value="13.0051016276622">
                <text:p>13.0051016276622</text:p>
              </table:table-cell>
              <table:table-cell office:value-type="float" office:value="11.7242032784814">
                <text:p>11.7242032784814</text:p>
              </table:table-cell>
              <table:table-cell office:value-type="float" office:value="10.4005677337959">
                <text:p>10.4005677337959</text:p>
              </table:table-cell>
              <table:table-cell office:value-type="float" office:value="8.21331615515575">
                <text:p>8.21331615515575</text:p>
              </table:table-cell>
              <table:table-cell office:value-type="float" office:value="6.45185406698565">
                <text:p>6.45185406698565</text:p>
              </table:table-cell>
              <table:table-cell office:value-type="float" office:value="5.27160493827161">
                <text:p>5.27160493827161</text:p>
              </table:table-cell>
              <table:table-cell office:value-type="float" office:value="6.08039175678433">
                <text:p>6.08039175678433</text:p>
              </table:table-cell>
              <table:table-cell office:value-type="float" office:value="5.3988326848249">
                <text:p>5.3988326848249</text:p>
              </table:table-cell>
              <table:table-cell office:value-type="float" office:value="10.2509650311429">
                <text:p>10.250965031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css3t="http://www.w3.org/TR/css3-text/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2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3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28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9.762cm" svg:height="29.499cm" xlink:href=".." xlink:type="simple" chart:class="chart:line" chart:style-name="ch1">
        <chart:title svg:x="108.063cm" svg:y="0.724cm" chart:style-name="ch2">
          <text:p>% de tests covid positifs</text:p>
        </chart:title>
        <chart:subtitle svg:x="104.028cm" svg:y="3.262cm" chart:style-name="ch3">
          <text:p>Comparaison 20-39 ans depuis 1/07/2021</text:p>
        </chart:subtitle>
        <chart:legend chart:legend-position="end" svg:x="218.517cm" svg:y="12.726cm" style:legend-expansion="high" chart:style-name="ch4"/>
        <chart:plot-area chart:style-name="ch5" table:cell-range-address="transformed.OZ1:transformed.VU1 transformed.OZ4:transformed.VU5 transformed.OZ12:transformed.VU12" chart:data-source-has-labels="both" svg:x="4.595cm" svg:y="5.8cm" svg:width="209.327cm" svg:height="23.11cm">
          <chartooo:coordinate-region svg:x="7.666cm" svg:y="5.8cm" svg:width="206.256cm" svg:height="19.067cm"/>
          <chart:axis chart:dimension="x" chart:name="primary-x" chart:style-name="ch6" chartooo:axis-type="auto">
            <chartooo:date-scale/>
            <chart:categories table:cell-range-address="transformed.OZ1:transformed.VU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ransformed.OZ4:transformed.VU4" loext:label-string="'20-29 ans" chart:class="chart:line">
            <chart:data-point chart:repeated="178"/>
          </chart:series>
          <chart:series chart:style-name="ch10" chart:values-cell-range-address="transformed.OZ5:transformed.VU5" loext:label-string="'30-39 ans" chart:class="chart:line">
            <chart:data-point chart:repeated="178"/>
          </chart:series>
          <chart:series chart:style-name="ch11" chart:values-cell-range-address="transformed.OZ12:transformed.VU12" loext:label-string="'tous âges confondus" chart:class="chart:line">
            <chart:data-point chart:repeated="17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20-29 ans</text:p>
              </table:table-cell>
              <table:table-cell office:value-type="string">
                <text:p>'30-39 ans</text:p>
              </table:table-cell>
              <table:table-cell office:value-type="string">
                <text:p>'tous âges confondus</text:p>
              </table:table-cell>
            </table:table-row>
          </table:table-header-rows>
          <table:table-rows>
            <table:table-row>
              <table:table-cell office:value-type="string">
                <text:p>2021-07-01</text:p>
                <draw:g>
                  <svg:desc>transformed.OZ1:transformed.VU1</svg:desc>
                </draw:g>
              </table:table-cell>
              <table:table-cell office:value-type="float" office:value="1.29399585921325">
                <text:p>1.29399585921325</text:p>
                <draw:g>
                  <svg:desc>transformed.OZ4:transformed.VU4</svg:desc>
                </draw:g>
              </table:table-cell>
              <table:table-cell office:value-type="float" office:value="0.816148072578882">
                <text:p>0.816148072578882</text:p>
                <draw:g>
                  <svg:desc>transformed.OZ5:transformed.VU5</svg:desc>
                </draw:g>
              </table:table-cell>
              <table:table-cell office:value-type="float" office:value="0.835362334941105">
                <text:p>0.835362334941105</text:p>
                <draw:g>
                  <svg:desc>transformed.OZ12:transformed.VU12</svg:desc>
                </draw:g>
              </table:table-cell>
            </table:table-row>
            <table:table-row>
              <table:table-cell office:value-type="string">
                <text:p>2021-07-02</text:p>
              </table:table-cell>
              <table:table-cell office:value-type="float" office:value="1.09860923314661">
                <text:p>1.09860923314661</text:p>
              </table:table-cell>
              <table:table-cell office:value-type="float" office:value="0.819570346454737">
                <text:p>0.819570346454737</text:p>
              </table:table-cell>
              <table:table-cell office:value-type="float" office:value="0.792218740956048">
                <text:p>0.792218740956048</text:p>
              </table:table-cell>
            </table:table-row>
            <table:table-row>
              <table:table-cell office:value-type="string">
                <text:p>2021-07-03</text:p>
              </table:table-cell>
              <table:table-cell office:value-type="float" office:value="1.24273641989064">
                <text:p>1.24273641989064</text:p>
              </table:table-cell>
              <table:table-cell office:value-type="float" office:value="0.834843237540423">
                <text:p>0.834843237540423</text:p>
              </table:table-cell>
              <table:table-cell office:value-type="float" office:value="0.814945396417527">
                <text:p>0.814945396417527</text:p>
              </table:table-cell>
            </table:table-row>
            <table:table-row>
              <table:table-cell office:value-type="string">
                <text:p>2021-07-04</text:p>
              </table:table-cell>
              <table:table-cell office:value-type="float" office:value="1.50889776033561">
                <text:p>1.50889776033561</text:p>
              </table:table-cell>
              <table:table-cell office:value-type="float" office:value="1.18386303615336">
                <text:p>1.18386303615336</text:p>
              </table:table-cell>
              <table:table-cell office:value-type="float" office:value="1.12205923878312">
                <text:p>1.12205923878312</text:p>
              </table:table-cell>
            </table:table-row>
            <table:table-row>
              <table:table-cell office:value-type="string">
                <text:p>2021-07-05</text:p>
              </table:table-cell>
              <table:table-cell office:value-type="float" office:value="2.20312175482881">
                <text:p>2.20312175482881</text:p>
              </table:table-cell>
              <table:table-cell office:value-type="float" office:value="1.33204666471369">
                <text:p>1.33204666471369</text:p>
              </table:table-cell>
              <table:table-cell office:value-type="float" office:value="1.22957065285683">
                <text:p>1.22957065285683</text:p>
              </table:table-cell>
            </table:table-row>
            <table:table-row>
              <table:table-cell office:value-type="string">
                <text:p>2021-07-06</text:p>
              </table:table-cell>
              <table:table-cell office:value-type="float" office:value="2.31294090435989">
                <text:p>2.31294090435989</text:p>
              </table:table-cell>
              <table:table-cell office:value-type="float" office:value="1.51279483519059">
                <text:p>1.51279483519059</text:p>
              </table:table-cell>
              <table:table-cell office:value-type="float" office:value="1.3164515646462">
                <text:p>1.3164515646462</text:p>
              </table:table-cell>
            </table:table-row>
            <table:table-row>
              <table:table-cell office:value-type="string">
                <text:p>2021-07-07</text:p>
              </table:table-cell>
              <table:table-cell office:value-type="float" office:value="2.49591317390498">
                <text:p>2.49591317390498</text:p>
              </table:table-cell>
              <table:table-cell office:value-type="float" office:value="1.50599556725833">
                <text:p>1.50599556725833</text:p>
              </table:table-cell>
              <table:table-cell office:value-type="float" office:value="1.46290558637378">
                <text:p>1.46290558637378</text:p>
              </table:table-cell>
            </table:table-row>
            <table:table-row>
              <table:table-cell office:value-type="string">
                <text:p>2021-07-08</text:p>
              </table:table-cell>
              <table:table-cell office:value-type="float" office:value="2.04512944754443">
                <text:p>2.04512944754443</text:p>
              </table:table-cell>
              <table:table-cell office:value-type="float" office:value="1.3172408280713">
                <text:p>1.3172408280713</text:p>
              </table:table-cell>
              <table:table-cell office:value-type="float" office:value="1.26651445075425">
                <text:p>1.26651445075425</text:p>
              </table:table-cell>
            </table:table-row>
            <table:table-row>
              <table:table-cell office:value-type="string">
                <text:p>2021-07-09</text:p>
              </table:table-cell>
              <table:table-cell office:value-type="float" office:value="1.43935184355339">
                <text:p>1.43935184355339</text:p>
              </table:table-cell>
              <table:table-cell office:value-type="float" office:value="1.18212625108362">
                <text:p>1.18212625108362</text:p>
              </table:table-cell>
              <table:table-cell office:value-type="float" office:value="1.08737972676761">
                <text:p>1.08737972676761</text:p>
              </table:table-cell>
            </table:table-row>
            <table:table-row>
              <table:table-cell office:value-type="string">
                <text:p>2021-07-10</text:p>
              </table:table-cell>
              <table:table-cell office:value-type="float" office:value="1.16296664577074">
                <text:p>1.16296664577074</text:p>
              </table:table-cell>
              <table:table-cell office:value-type="float" office:value="1.10214020248622">
                <text:p>1.10214020248622</text:p>
              </table:table-cell>
              <table:table-cell office:value-type="float" office:value="1.02264128979687">
                <text:p>1.02264128979687</text:p>
              </table:table-cell>
            </table:table-row>
            <table:table-row>
              <table:table-cell office:value-type="string">
                <text:p>2021-07-11</text:p>
              </table:table-cell>
              <table:table-cell office:value-type="float" office:value="1.5248887705822">
                <text:p>1.5248887705822</text:p>
              </table:table-cell>
              <table:table-cell office:value-type="float" office:value="1.46769754946927">
                <text:p>1.46769754946927</text:p>
              </table:table-cell>
              <table:table-cell office:value-type="float" office:value="1.37781321991848">
                <text:p>1.37781321991848</text:p>
              </table:table-cell>
            </table:table-row>
            <table:table-row>
              <table:table-cell office:value-type="string">
                <text:p>2021-07-12</text:p>
              </table:table-cell>
              <table:table-cell office:value-type="float" office:value="3.24790290479737">
                <text:p>3.24790290479737</text:p>
              </table:table-cell>
              <table:table-cell office:value-type="float" office:value="2.32032792771229">
                <text:p>2.32032792771229</text:p>
              </table:table-cell>
              <table:table-cell office:value-type="float" office:value="2.17215899979892">
                <text:p>2.17215899979892</text:p>
              </table:table-cell>
            </table:table-row>
            <table:table-row>
              <table:table-cell office:value-type="string">
                <text:p>2021-07-13</text:p>
              </table:table-cell>
              <table:table-cell office:value-type="float" office:value="3.08268598974485">
                <text:p>3.08268598974485</text:p>
              </table:table-cell>
              <table:table-cell office:value-type="float" office:value="2.22800455358595">
                <text:p>2.22800455358595</text:p>
              </table:table-cell>
              <table:table-cell office:value-type="float" office:value="2.16309600972001">
                <text:p>2.16309600972001</text:p>
              </table:table-cell>
            </table:table-row>
            <table:table-row>
              <table:table-cell office:value-type="string">
                <text:p>2021-07-14</text:p>
              </table:table-cell>
              <table:table-cell office:value-type="float" office:value="3.11568064983385">
                <text:p>3.11568064983385</text:p>
              </table:table-cell>
              <table:table-cell office:value-type="float" office:value="2.37906423473434">
                <text:p>2.37906423473434</text:p>
              </table:table-cell>
              <table:table-cell office:value-type="float" office:value="2.30031948881789">
                <text:p>2.30031948881789</text:p>
              </table:table-cell>
            </table:table-row>
            <table:table-row>
              <table:table-cell office:value-type="string">
                <text:p>2021-07-15</text:p>
              </table:table-cell>
              <table:table-cell office:value-type="float" office:value="4.56824077866854">
                <text:p>4.56824077866854</text:p>
              </table:table-cell>
              <table:table-cell office:value-type="float" office:value="3.13943800651367">
                <text:p>3.13943800651367</text:p>
              </table:table-cell>
              <table:table-cell office:value-type="float" office:value="3.01603916933986">
                <text:p>3.01603916933986</text:p>
              </table:table-cell>
            </table:table-row>
            <table:table-row>
              <table:table-cell office:value-type="string">
                <text:p>2021-07-16</text:p>
              </table:table-cell>
              <table:table-cell office:value-type="float" office:value="3.43980151679985">
                <text:p>3.43980151679985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2.57539858326662">
                <text:p>2.57539858326662</text:p>
              </table:table-cell>
            </table:table-row>
            <table:table-row>
              <table:table-cell office:value-type="string">
                <text:p>2021-07-17</text:p>
              </table:table-cell>
              <table:table-cell office:value-type="float" office:value="3.42287694974003">
                <text:p>3.42287694974003</text:p>
              </table:table-cell>
              <table:table-cell office:value-type="float" office:value="2.81500210703751">
                <text:p>2.81500210703751</text:p>
              </table:table-cell>
              <table:table-cell office:value-type="float" office:value="2.6708425768846">
                <text:p>2.6708425768846</text:p>
              </table:table-cell>
            </table:table-row>
            <table:table-row>
              <table:table-cell office:value-type="string">
                <text:p>2021-07-18</text:p>
              </table:table-cell>
              <table:table-cell office:value-type="float" office:value="3.87415175817397">
                <text:p>3.87415175817397</text:p>
              </table:table-cell>
              <table:table-cell office:value-type="float" office:value="3.56141502117759">
                <text:p>3.56141502117759</text:p>
              </table:table-cell>
              <table:table-cell office:value-type="float" office:value="3.26565582099663">
                <text:p>3.26565582099663</text:p>
              </table:table-cell>
            </table:table-row>
            <table:table-row>
              <table:table-cell office:value-type="string">
                <text:p>2021-07-19</text:p>
              </table:table-cell>
              <table:table-cell office:value-type="float" office:value="8.1590832628177">
                <text:p>8.1590832628177</text:p>
              </table:table-cell>
              <table:table-cell office:value-type="float" office:value="5.37807678362809">
                <text:p>5.37807678362809</text:p>
              </table:table-cell>
              <table:table-cell office:value-type="float" office:value="5.15253043384026">
                <text:p>5.15253043384026</text:p>
              </table:table-cell>
            </table:table-row>
            <table:table-row>
              <table:table-cell office:value-type="string">
                <text:p>2021-07-20</text:p>
              </table:table-cell>
              <table:table-cell office:value-type="float" office:value="7.40909399191947">
                <text:p>7.40909399191947</text:p>
              </table:table-cell>
              <table:table-cell office:value-type="float" office:value="4.85896885209627">
                <text:p>4.85896885209627</text:p>
              </table:table-cell>
              <table:table-cell office:value-type="float" office:value="4.95708832056029">
                <text:p>4.95708832056029</text:p>
              </table:table-cell>
            </table:table-row>
            <table:table-row>
              <table:table-cell office:value-type="string">
                <text:p>2021-07-21</text:p>
              </table:table-cell>
              <table:table-cell office:value-type="float" office:value="6.24128740547061">
                <text:p>6.24128740547061</text:p>
              </table:table-cell>
              <table:table-cell office:value-type="float" office:value="3.8102724870481">
                <text:p>3.8102724870481</text:p>
              </table:table-cell>
              <table:table-cell office:value-type="float" office:value="4.36176949344812">
                <text:p>4.36176949344812</text:p>
              </table:table-cell>
            </table:table-row>
            <table:table-row>
              <table:table-cell office:value-type="string">
                <text:p>2021-07-22</text:p>
              </table:table-cell>
              <table:table-cell office:value-type="float" office:value="5.70520768753875">
                <text:p>5.70520768753875</text:p>
              </table:table-cell>
              <table:table-cell office:value-type="float" office:value="3.47515085444339">
                <text:p>3.47515085444339</text:p>
              </table:table-cell>
              <table:table-cell office:value-type="float" office:value="4.15487408741517">
                <text:p>4.15487408741517</text:p>
              </table:table-cell>
            </table:table-row>
            <table:table-row>
              <table:table-cell office:value-type="string">
                <text:p>2021-07-23</text:p>
              </table:table-cell>
              <table:table-cell office:value-type="float" office:value="3.93212453100151">
                <text:p>3.93212453100151</text:p>
              </table:table-cell>
              <table:table-cell office:value-type="float" office:value="2.51962765005243">
                <text:p>2.51962765005243</text:p>
              </table:table-cell>
              <table:table-cell office:value-type="float" office:value="3.1044794227251">
                <text:p>3.1044794227251</text:p>
              </table:table-cell>
            </table:table-row>
            <table:table-row>
              <table:table-cell office:value-type="string">
                <text:p>2021-07-24</text:p>
              </table:table-cell>
              <table:table-cell office:value-type="float" office:value="3.24716382339709">
                <text:p>3.24716382339709</text:p>
              </table:table-cell>
              <table:table-cell office:value-type="float" office:value="2.40644918100199">
                <text:p>2.40644918100199</text:p>
              </table:table-cell>
              <table:table-cell office:value-type="float" office:value="2.81133574644654">
                <text:p>2.81133574644654</text:p>
              </table:table-cell>
            </table:table-row>
            <table:table-row>
              <table:table-cell office:value-type="string">
                <text:p>2021-07-25</text:p>
              </table:table-cell>
              <table:table-cell office:value-type="float" office:value="3.4372232297246">
                <text:p>3.4372232297246</text:p>
              </table:table-cell>
              <table:table-cell office:value-type="float" office:value="3.17489180637888">
                <text:p>3.17489180637888</text:p>
              </table:table-cell>
              <table:table-cell office:value-type="float" office:value="3.2587711935538">
                <text:p>3.2587711935538</text:p>
              </table:table-cell>
            </table:table-row>
            <table:table-row>
              <table:table-cell office:value-type="string">
                <text:p>2021-07-26</text:p>
              </table:table-cell>
              <table:table-cell office:value-type="float" office:value="6.62159461799774">
                <text:p>6.62159461799774</text:p>
              </table:table-cell>
              <table:table-cell office:value-type="float" office:value="4.87881194791441">
                <text:p>4.87881194791441</text:p>
              </table:table-cell>
              <table:table-cell office:value-type="float" office:value="5.25626927208942">
                <text:p>5.25626927208942</text:p>
              </table:table-cell>
            </table:table-row>
            <table:table-row>
              <table:table-cell office:value-type="string">
                <text:p>2021-07-27</text:p>
              </table:table-cell>
              <table:table-cell office:value-type="float" office:value="5.89389433033837">
                <text:p>5.89389433033837</text:p>
              </table:table-cell>
              <table:table-cell office:value-type="float" office:value="4.34269269084603">
                <text:p>4.34269269084603</text:p>
              </table:table-cell>
              <table:table-cell office:value-type="float" office:value="4.82187708719415">
                <text:p>4.82187708719415</text:p>
              </table:table-cell>
            </table:table-row>
            <table:table-row>
              <table:table-cell office:value-type="string">
                <text:p>2021-07-28</text:p>
              </table:table-cell>
              <table:table-cell office:value-type="float" office:value="5.4973940629957">
                <text:p>5.4973940629957</text:p>
              </table:table-cell>
              <table:table-cell office:value-type="float" office:value="4.29272060937051">
                <text:p>4.29272060937051</text:p>
              </table:table-cell>
              <table:table-cell office:value-type="float" office:value="4.64819421934341">
                <text:p>4.64819421934341</text:p>
              </table:table-cell>
            </table:table-row>
            <table:table-row>
              <table:table-cell office:value-type="string">
                <text:p>2021-07-29</text:p>
              </table:table-cell>
              <table:table-cell office:value-type="float" office:value="4.59667514547078">
                <text:p>4.59667514547078</text:p>
              </table:table-cell>
              <table:table-cell office:value-type="float" office:value="3.50387429048672">
                <text:p>3.50387429048672</text:p>
              </table:table-cell>
              <table:table-cell office:value-type="float" office:value="3.9816617471582">
                <text:p>3.9816617471582</text:p>
              </table:table-cell>
            </table:table-row>
            <table:table-row>
              <table:table-cell office:value-type="string">
                <text:p>2021-07-30</text:p>
              </table:table-cell>
              <table:table-cell office:value-type="float" office:value="3.01985489561754">
                <text:p>3.01985489561754</text:p>
              </table:table-cell>
              <table:table-cell office:value-type="float" office:value="2.40351207950658">
                <text:p>2.40351207950658</text:p>
              </table:table-cell>
              <table:table-cell office:value-type="float" office:value="2.86952186505864">
                <text:p>2.86952186505864</text:p>
              </table:table-cell>
            </table:table-row>
            <table:table-row>
              <table:table-cell office:value-type="string">
                <text:p>2021-07-31</text:p>
              </table:table-cell>
              <table:table-cell office:value-type="float" office:value="2.39645211164456">
                <text:p>2.39645211164456</text:p>
              </table:table-cell>
              <table:table-cell office:value-type="float" office:value="2.32242843902476">
                <text:p>2.32242843902476</text:p>
              </table:table-cell>
              <table:table-cell office:value-type="float" office:value="2.56638490471455">
                <text:p>2.56638490471455</text:p>
              </table:table-cell>
            </table:table-row>
            <table:table-row>
              <table:table-cell office:value-type="string">
                <text:p>2021-08-01</text:p>
              </table:table-cell>
              <table:table-cell office:value-type="float" office:value="2.51293566337987">
                <text:p>2.51293566337987</text:p>
              </table:table-cell>
              <table:table-cell office:value-type="float" office:value="2.86066117268163">
                <text:p>2.86066117268163</text:p>
              </table:table-cell>
              <table:table-cell office:value-type="float" office:value="2.94712438024078">
                <text:p>2.94712438024078</text:p>
              </table:table-cell>
            </table:table-row>
            <table:table-row>
              <table:table-cell office:value-type="string">
                <text:p>2021-08-02</text:p>
              </table:table-cell>
              <table:table-cell office:value-type="float" office:value="5.25636141762279">
                <text:p>5.25636141762279</text:p>
              </table:table-cell>
              <table:table-cell office:value-type="float" office:value="4.76121437063241">
                <text:p>4.76121437063241</text:p>
              </table:table-cell>
              <table:table-cell office:value-type="float" office:value="5.10720840358704">
                <text:p>5.10720840358704</text:p>
              </table:table-cell>
            </table:table-row>
            <table:table-row>
              <table:table-cell office:value-type="string">
                <text:p>2021-08-03</text:p>
              </table:table-cell>
              <table:table-cell office:value-type="float" office:value="4.83642291216498">
                <text:p>4.83642291216498</text:p>
              </table:table-cell>
              <table:table-cell office:value-type="float" office:value="4.18828347486428">
                <text:p>4.18828347486428</text:p>
              </table:table-cell>
              <table:table-cell office:value-type="float" office:value="4.83189731061108">
                <text:p>4.83189731061108</text:p>
              </table:table-cell>
            </table:table-row>
            <table:table-row>
              <table:table-cell office:value-type="string">
                <text:p>2021-08-04</text:p>
              </table:table-cell>
              <table:table-cell office:value-type="float" office:value="4.67285639443507">
                <text:p>4.67285639443507</text:p>
              </table:table-cell>
              <table:table-cell office:value-type="float" office:value="4.06687792569686">
                <text:p>4.06687792569686</text:p>
              </table:table-cell>
              <table:table-cell office:value-type="float" office:value="4.67727867422591">
                <text:p>4.67727867422591</text:p>
              </table:table-cell>
            </table:table-row>
            <table:table-row>
              <table:table-cell office:value-type="string">
                <text:p>2021-08-05</text:p>
              </table:table-cell>
              <table:table-cell office:value-type="float" office:value="3.9385461867138">
                <text:p>3.9385461867138</text:p>
              </table:table-cell>
              <table:table-cell office:value-type="float" office:value="3.66261732591755">
                <text:p>3.66261732591755</text:p>
              </table:table-cell>
              <table:table-cell office:value-type="float" office:value="4.1857805811519">
                <text:p>4.1857805811519</text:p>
              </table:table-cell>
            </table:table-row>
            <table:table-row>
              <table:table-cell office:value-type="string">
                <text:p>2021-08-06</text:p>
              </table:table-cell>
              <table:table-cell office:value-type="float" office:value="2.81228491531379">
                <text:p>2.81228491531379</text:p>
              </table:table-cell>
              <table:table-cell office:value-type="float" office:value="2.64899580017322">
                <text:p>2.64899580017322</text:p>
              </table:table-cell>
              <table:table-cell office:value-type="float" office:value="3.17386443666307">
                <text:p>3.17386443666307</text:p>
              </table:table-cell>
            </table:table-row>
            <table:table-row>
              <table:table-cell office:value-type="string">
                <text:p>2021-08-07</text:p>
              </table:table-cell>
              <table:table-cell office:value-type="float" office:value="2.26919402343816">
                <text:p>2.26919402343816</text:p>
              </table:table-cell>
              <table:table-cell office:value-type="float" office:value="2.41785089558065">
                <text:p>2.41785089558065</text:p>
              </table:table-cell>
              <table:table-cell office:value-type="float" office:value="2.76117548009462">
                <text:p>2.76117548009462</text:p>
              </table:table-cell>
            </table:table-row>
            <table:table-row>
              <table:table-cell office:value-type="string">
                <text:p>2021-08-08</text:p>
              </table:table-cell>
              <table:table-cell office:value-type="float" office:value="2.28457451266321">
                <text:p>2.28457451266321</text:p>
              </table:table-cell>
              <table:table-cell office:value-type="float" office:value="2.72032841405113">
                <text:p>2.72032841405113</text:p>
              </table:table-cell>
              <table:table-cell office:value-type="float" office:value="2.9609200474365">
                <text:p>2.9609200474365</text:p>
              </table:table-cell>
            </table:table-row>
            <table:table-row>
              <table:table-cell office:value-type="string">
                <text:p>2021-08-09</text:p>
              </table:table-cell>
              <table:table-cell office:value-type="float" office:value="3.19766967476623">
                <text:p>3.19766967476623</text:p>
              </table:table-cell>
              <table:table-cell office:value-type="float" office:value="3.19224018647326">
                <text:p>3.19224018647326</text:p>
              </table:table-cell>
              <table:table-cell office:value-type="float" office:value="3.81810717701729">
                <text:p>3.81810717701729</text:p>
              </table:table-cell>
            </table:table-row>
            <table:table-row>
              <table:table-cell office:value-type="string">
                <text:p>2021-08-10</text:p>
              </table:table-cell>
              <table:table-cell office:value-type="float" office:value="2.95006302365241">
                <text:p>2.95006302365241</text:p>
              </table:table-cell>
              <table:table-cell office:value-type="float" office:value="2.76467743696671">
                <text:p>2.76467743696671</text:p>
              </table:table-cell>
              <table:table-cell office:value-type="float" office:value="3.47571591194869">
                <text:p>3.47571591194869</text:p>
              </table:table-cell>
            </table:table-row>
            <table:table-row>
              <table:table-cell office:value-type="string">
                <text:p>2021-08-11</text:p>
              </table:table-cell>
              <table:table-cell office:value-type="float" office:value="2.94532178229728">
                <text:p>2.94532178229728</text:p>
              </table:table-cell>
              <table:table-cell office:value-type="float" office:value="2.85820033918342">
                <text:p>2.85820033918342</text:p>
              </table:table-cell>
              <table:table-cell office:value-type="float" office:value="3.48494476993501">
                <text:p>3.48494476993501</text:p>
              </table:table-cell>
            </table:table-row>
            <table:table-row>
              <table:table-cell office:value-type="string">
                <text:p>2021-08-12</text:p>
              </table:table-cell>
              <table:table-cell office:value-type="float" office:value="2.49890417604678">
                <text:p>2.49890417604678</text:p>
              </table:table-cell>
              <table:table-cell office:value-type="float" office:value="2.43637614228162">
                <text:p>2.43637614228162</text:p>
              </table:table-cell>
              <table:table-cell office:value-type="float" office:value="3.06694033377503">
                <text:p>3.06694033377503</text:p>
              </table:table-cell>
            </table:table-row>
            <table:table-row>
              <table:table-cell office:value-type="string">
                <text:p>2021-08-13</text:p>
              </table:table-cell>
              <table:table-cell office:value-type="float" office:value="2.00328346645515">
                <text:p>2.00328346645515</text:p>
              </table:table-cell>
              <table:table-cell office:value-type="float" office:value="2.00149485718168">
                <text:p>2.00149485718168</text:p>
              </table:table-cell>
              <table:table-cell office:value-type="float" office:value="2.51535644601839">
                <text:p>2.51535644601839</text:p>
              </table:table-cell>
            </table:table-row>
            <table:table-row>
              <table:table-cell office:value-type="string">
                <text:p>2021-08-14</text:p>
              </table:table-cell>
              <table:table-cell office:value-type="float" office:value="1.62308130768205">
                <text:p>1.62308130768205</text:p>
              </table:table-cell>
              <table:table-cell office:value-type="float" office:value="1.72922774144611">
                <text:p>1.72922774144611</text:p>
              </table:table-cell>
              <table:table-cell office:value-type="float" office:value="2.09612869520927">
                <text:p>2.09612869520927</text:p>
              </table:table-cell>
            </table:table-row>
            <table:table-row>
              <table:table-cell office:value-type="string">
                <text:p>2021-08-15</text:p>
              </table:table-cell>
              <table:table-cell office:value-type="float" office:value="1.93502409097247">
                <text:p>1.93502409097247</text:p>
              </table:table-cell>
              <table:table-cell office:value-type="float" office:value="2.28402556642459">
                <text:p>2.28402556642459</text:p>
              </table:table-cell>
              <table:table-cell office:value-type="float" office:value="2.61541419579429">
                <text:p>2.61541419579429</text:p>
              </table:table-cell>
            </table:table-row>
            <table:table-row>
              <table:table-cell office:value-type="string">
                <text:p>2021-08-16</text:p>
              </table:table-cell>
              <table:table-cell office:value-type="float" office:value="2.93257527487788">
                <text:p>2.93257527487788</text:p>
              </table:table-cell>
              <table:table-cell office:value-type="float" office:value="2.9539992674189">
                <text:p>2.9539992674189</text:p>
              </table:table-cell>
              <table:table-cell office:value-type="float" office:value="3.50652372931572">
                <text:p>3.50652372931572</text:p>
              </table:table-cell>
            </table:table-row>
            <table:table-row>
              <table:table-cell office:value-type="string">
                <text:p>2021-08-17</text:p>
              </table:table-cell>
              <table:table-cell office:value-type="float" office:value="2.54094302346262">
                <text:p>2.54094302346262</text:p>
              </table:table-cell>
              <table:table-cell office:value-type="float" office:value="2.3705187596511">
                <text:p>2.3705187596511</text:p>
              </table:table-cell>
              <table:table-cell office:value-type="float" office:value="3.0779218090205">
                <text:p>3.0779218090205</text:p>
              </table:table-cell>
            </table:table-row>
            <table:table-row>
              <table:table-cell office:value-type="string">
                <text:p>2021-08-18</text:p>
              </table:table-cell>
              <table:table-cell office:value-type="float" office:value="2.4086963322124">
                <text:p>2.4086963322124</text:p>
              </table:table-cell>
              <table:table-cell office:value-type="float" office:value="2.44143621918369">
                <text:p>2.44143621918369</text:p>
              </table:table-cell>
              <table:table-cell office:value-type="float" office:value="3.04900696688475">
                <text:p>3.04900696688475</text:p>
              </table:table-cell>
            </table:table-row>
            <table:table-row>
              <table:table-cell office:value-type="string">
                <text:p>2021-08-19</text:p>
              </table:table-cell>
              <table:table-cell office:value-type="float" office:value="2.06156958580623">
                <text:p>2.06156958580623</text:p>
              </table:table-cell>
              <table:table-cell office:value-type="float" office:value="1.99549990891501">
                <text:p>1.99549990891501</text:p>
              </table:table-cell>
              <table:table-cell office:value-type="float" office:value="2.55247241935427">
                <text:p>2.55247241935427</text:p>
              </table:table-cell>
            </table:table-row>
            <table:table-row>
              <table:table-cell office:value-type="string">
                <text:p>2021-08-20</text:p>
              </table:table-cell>
              <table:table-cell office:value-type="float" office:value="1.60862673177944">
                <text:p>1.60862673177944</text:p>
              </table:table-cell>
              <table:table-cell office:value-type="float" office:value="1.60450061047185">
                <text:p>1.60450061047185</text:p>
              </table:table-cell>
              <table:table-cell office:value-type="float" office:value="2.10349543159413">
                <text:p>2.10349543159413</text:p>
              </table:table-cell>
            </table:table-row>
            <table:table-row>
              <table:table-cell office:value-type="string">
                <text:p>2021-08-21</text:p>
              </table:table-cell>
              <table:table-cell office:value-type="float" office:value="1.36803593757236">
                <text:p>1.36803593757236</text:p>
              </table:table-cell>
              <table:table-cell office:value-type="float" office:value="1.58999423347162">
                <text:p>1.58999423347162</text:p>
              </table:table-cell>
              <table:table-cell office:value-type="float" office:value="1.9362895753548">
                <text:p>1.9362895753548</text:p>
              </table:table-cell>
            </table:table-row>
            <table:table-row>
              <table:table-cell office:value-type="string">
                <text:p>2021-08-22</text:p>
              </table:table-cell>
              <table:table-cell office:value-type="float" office:value="1.90901202429652">
                <text:p>1.90901202429652</text:p>
              </table:table-cell>
              <table:table-cell office:value-type="float" office:value="2.21520548621047">
                <text:p>2.21520548621047</text:p>
              </table:table-cell>
              <table:table-cell office:value-type="float" office:value="2.50211160229479">
                <text:p>2.50211160229479</text:p>
              </table:table-cell>
            </table:table-row>
            <table:table-row>
              <table:table-cell office:value-type="string">
                <text:p>2021-08-23</text:p>
              </table:table-cell>
              <table:table-cell office:value-type="float" office:value="2.66472822329352">
                <text:p>2.66472822329352</text:p>
              </table:table-cell>
              <table:table-cell office:value-type="float" office:value="2.8220810245532">
                <text:p>2.8220810245532</text:p>
              </table:table-cell>
              <table:table-cell office:value-type="float" office:value="3.30965655664585">
                <text:p>3.30965655664585</text:p>
              </table:table-cell>
            </table:table-row>
            <table:table-row>
              <table:table-cell office:value-type="string">
                <text:p>2021-08-24</text:p>
              </table:table-cell>
              <table:table-cell office:value-type="float" office:value="2.33293613368498">
                <text:p>2.33293613368498</text:p>
              </table:table-cell>
              <table:table-cell office:value-type="float" office:value="2.32530372227695">
                <text:p>2.32530372227695</text:p>
              </table:table-cell>
              <table:table-cell office:value-type="float" office:value="2.89381791278166">
                <text:p>2.89381791278166</text:p>
              </table:table-cell>
            </table:table-row>
            <table:table-row>
              <table:table-cell office:value-type="string">
                <text:p>2021-08-25</text:p>
              </table:table-cell>
              <table:table-cell office:value-type="float" office:value="2.19916860699004">
                <text:p>2.19916860699004</text:p>
              </table:table-cell>
              <table:table-cell office:value-type="float" office:value="2.2698876830792">
                <text:p>2.2698876830792</text:p>
              </table:table-cell>
              <table:table-cell office:value-type="float" office:value="2.81290778478316">
                <text:p>2.81290778478316</text:p>
              </table:table-cell>
            </table:table-row>
            <table:table-row>
              <table:table-cell office:value-type="string">
                <text:p>2021-08-26</text:p>
              </table:table-cell>
              <table:table-cell office:value-type="float" office:value="1.75569570029444">
                <text:p>1.75569570029444</text:p>
              </table:table-cell>
              <table:table-cell office:value-type="float" office:value="1.93775288955662">
                <text:p>1.93775288955662</text:p>
              </table:table-cell>
              <table:table-cell office:value-type="float" office:value="2.35098535696937">
                <text:p>2.35098535696937</text:p>
              </table:table-cell>
            </table:table-row>
            <table:table-row>
              <table:table-cell office:value-type="string">
                <text:p>2021-08-27</text:p>
              </table:table-cell>
              <table:table-cell office:value-type="float" office:value="1.30596294494258">
                <text:p>1.30596294494258</text:p>
              </table:table-cell>
              <table:table-cell office:value-type="float" office:value="1.40321770831059">
                <text:p>1.40321770831059</text:p>
              </table:table-cell>
              <table:table-cell office:value-type="float" office:value="1.81509823353324">
                <text:p>1.81509823353324</text:p>
              </table:table-cell>
            </table:table-row>
            <table:table-row>
              <table:table-cell office:value-type="string">
                <text:p>2021-08-28</text:p>
              </table:table-cell>
              <table:table-cell office:value-type="float" office:value="1.06233546815449">
                <text:p>1.06233546815449</text:p>
              </table:table-cell>
              <table:table-cell office:value-type="float" office:value="1.31657654208738">
                <text:p>1.31657654208738</text:p>
              </table:table-cell>
              <table:table-cell office:value-type="float" office:value="1.59269369553565">
                <text:p>1.59269369553565</text:p>
              </table:table-cell>
            </table:table-row>
            <table:table-row>
              <table:table-cell office:value-type="string">
                <text:p>2021-08-29</text:p>
              </table:table-cell>
              <table:table-cell office:value-type="float" office:value="1.39441083261308">
                <text:p>1.39441083261308</text:p>
              </table:table-cell>
              <table:table-cell office:value-type="float" office:value="2.01105270252056">
                <text:p>2.01105270252056</text:p>
              </table:table-cell>
              <table:table-cell office:value-type="float" office:value="2.09914400388336">
                <text:p>2.09914400388336</text:p>
              </table:table-cell>
            </table:table-row>
            <table:table-row>
              <table:table-cell office:value-type="string">
                <text:p>2021-08-30</text:p>
              </table:table-cell>
              <table:table-cell office:value-type="float" office:value="2.0473795794627">
                <text:p>2.0473795794627</text:p>
              </table:table-cell>
              <table:table-cell office:value-type="float" office:value="2.3681134706922">
                <text:p>2.3681134706922</text:p>
              </table:table-cell>
              <table:table-cell office:value-type="float" office:value="2.72535082923273">
                <text:p>2.72535082923273</text:p>
              </table:table-cell>
            </table:table-row>
            <table:table-row>
              <table:table-cell office:value-type="string">
                <text:p>2021-08-31</text:p>
              </table:table-cell>
              <table:table-cell office:value-type="float" office:value="1.81014109850285">
                <text:p>1.81014109850285</text:p>
              </table:table-cell>
              <table:table-cell office:value-type="float" office:value="2.19257420622608">
                <text:p>2.19257420622608</text:p>
              </table:table-cell>
              <table:table-cell office:value-type="float" office:value="2.54048534227775">
                <text:p>2.54048534227775</text:p>
              </table:table-cell>
            </table:table-row>
            <table:table-row>
              <table:table-cell office:value-type="string">
                <text:p>2021-09-01</text:p>
              </table:table-cell>
              <table:table-cell office:value-type="float" office:value="1.84072126220887">
                <text:p>1.84072126220887</text:p>
              </table:table-cell>
              <table:table-cell office:value-type="float" office:value="2.33727340410403">
                <text:p>2.33727340410403</text:p>
              </table:table-cell>
              <table:table-cell office:value-type="float" office:value="2.66724470370649">
                <text:p>2.66724470370649</text:p>
              </table:table-cell>
            </table:table-row>
            <table:table-row>
              <table:table-cell office:value-type="string">
                <text:p>2021-09-02</text:p>
              </table:table-cell>
              <table:table-cell office:value-type="float" office:value="1.47536884221055">
                <text:p>1.47536884221055</text:p>
              </table:table-cell>
              <table:table-cell office:value-type="float" office:value="1.75578497686009">
                <text:p>1.75578497686009</text:p>
              </table:table-cell>
              <table:table-cell office:value-type="float" office:value="2.12487651236978">
                <text:p>2.12487651236978</text:p>
              </table:table-cell>
            </table:table-row>
            <table:table-row>
              <table:table-cell office:value-type="string">
                <text:p>2021-09-03</text:p>
              </table:table-cell>
              <table:table-cell office:value-type="float" office:value="1.06366628092001">
                <text:p>1.06366628092001</text:p>
              </table:table-cell>
              <table:table-cell office:value-type="float" office:value="1.25936776638453">
                <text:p>1.25936776638453</text:p>
              </table:table-cell>
              <table:table-cell office:value-type="float" office:value="1.54674166020171">
                <text:p>1.54674166020171</text:p>
              </table:table-cell>
            </table:table-row>
            <table:table-row>
              <table:table-cell office:value-type="string">
                <text:p>2021-09-04</text:p>
              </table:table-cell>
              <table:table-cell office:value-type="float" office:value="0.88038331138446">
                <text:p>0.88038331138446</text:p>
              </table:table-cell>
              <table:table-cell office:value-type="float" office:value="1.14505570984919">
                <text:p>1.14505570984919</text:p>
              </table:table-cell>
              <table:table-cell office:value-type="float" office:value="1.40615834440166">
                <text:p>1.40615834440166</text:p>
              </table:table-cell>
            </table:table-row>
            <table:table-row>
              <table:table-cell office:value-type="string">
                <text:p>2021-09-05</text:p>
              </table:table-cell>
              <table:table-cell office:value-type="float" office:value="1.28269115591935">
                <text:p>1.28269115591935</text:p>
              </table:table-cell>
              <table:table-cell office:value-type="float" office:value="1.8521490707155">
                <text:p>1.8521490707155</text:p>
              </table:table-cell>
              <table:table-cell office:value-type="float" office:value="1.97868667703325">
                <text:p>1.97868667703325</text:p>
              </table:table-cell>
            </table:table-row>
            <table:table-row>
              <table:table-cell office:value-type="string">
                <text:p>2021-09-06</text:p>
              </table:table-cell>
              <table:table-cell office:value-type="float" office:value="1.70932840744162">
                <text:p>1.70932840744162</text:p>
              </table:table-cell>
              <table:table-cell office:value-type="float" office:value="2.16156742682585">
                <text:p>2.16156742682585</text:p>
              </table:table-cell>
              <table:table-cell office:value-type="float" office:value="2.41107780737214">
                <text:p>2.41107780737214</text:p>
              </table:table-cell>
            </table:table-row>
            <table:table-row>
              <table:table-cell office:value-type="string">
                <text:p>2021-09-07</text:p>
              </table:table-cell>
              <table:table-cell office:value-type="float" office:value="1.53816024610564">
                <text:p>1.53816024610564</text:p>
              </table:table-cell>
              <table:table-cell office:value-type="float" office:value="1.81714738892816">
                <text:p>1.81714738892816</text:p>
              </table:table-cell>
              <table:table-cell office:value-type="float" office:value="2.12328343998808">
                <text:p>2.12328343998808</text:p>
              </table:table-cell>
            </table:table-row>
            <table:table-row>
              <table:table-cell office:value-type="string">
                <text:p>2021-09-08</text:p>
              </table:table-cell>
              <table:table-cell office:value-type="float" office:value="1.41110065851364">
                <text:p>1.41110065851364</text:p>
              </table:table-cell>
              <table:table-cell office:value-type="float" office:value="1.74834938163738">
                <text:p>1.74834938163738</text:p>
              </table:table-cell>
              <table:table-cell office:value-type="float" office:value="2.02816542604211">
                <text:p>2.02816542604211</text:p>
              </table:table-cell>
            </table:table-row>
            <table:table-row>
              <table:table-cell office:value-type="string">
                <text:p>2021-09-09</text:p>
              </table:table-cell>
              <table:table-cell office:value-type="float" office:value="1.13491857301082">
                <text:p>1.13491857301082</text:p>
              </table:table-cell>
              <table:table-cell office:value-type="float" office:value="1.37061811897561">
                <text:p>1.37061811897561</text:p>
              </table:table-cell>
              <table:table-cell office:value-type="float" office:value="1.61810345951726">
                <text:p>1.61810345951726</text:p>
              </table:table-cell>
            </table:table-row>
            <table:table-row>
              <table:table-cell office:value-type="string">
                <text:p>2021-09-10</text:p>
              </table:table-cell>
              <table:table-cell office:value-type="float" office:value="0.826466573036467">
                <text:p>0.826466573036467</text:p>
              </table:table-cell>
              <table:table-cell office:value-type="float" office:value="0.941353320228322">
                <text:p>0.941353320228322</text:p>
              </table:table-cell>
              <table:table-cell office:value-type="float" office:value="1.16954241428933">
                <text:p>1.16954241428933</text:p>
              </table:table-cell>
            </table:table-row>
            <table:table-row>
              <table:table-cell office:value-type="string">
                <text:p>2021-09-11</text:p>
              </table:table-cell>
              <table:table-cell office:value-type="float" office:value="0.657623595606286">
                <text:p>0.657623595606286</text:p>
              </table:table-cell>
              <table:table-cell office:value-type="float" office:value="0.827036603897786">
                <text:p>0.827036603897786</text:p>
              </table:table-cell>
              <table:table-cell office:value-type="float" office:value="1.02488858200992">
                <text:p>1.02488858200992</text:p>
              </table:table-cell>
            </table:table-row>
            <table:table-row>
              <table:table-cell office:value-type="string">
                <text:p>2021-09-12</text:p>
              </table:table-cell>
              <table:table-cell office:value-type="float" office:value="0.877967555566768">
                <text:p>0.877967555566768</text:p>
              </table:table-cell>
              <table:table-cell office:value-type="float" office:value="1.35602413722964">
                <text:p>1.35602413722964</text:p>
              </table:table-cell>
              <table:table-cell office:value-type="float" office:value="1.36750147297366">
                <text:p>1.36750147297366</text:p>
              </table:table-cell>
            </table:table-row>
            <table:table-row>
              <table:table-cell office:value-type="string">
                <text:p>2021-09-13</text:p>
              </table:table-cell>
              <table:table-cell office:value-type="float" office:value="1.37413403700352">
                <text:p>1.37413403700352</text:p>
              </table:table-cell>
              <table:table-cell office:value-type="float" office:value="1.72591486183719">
                <text:p>1.72591486183719</text:p>
              </table:table-cell>
              <table:table-cell office:value-type="float" office:value="1.76857788068147">
                <text:p>1.76857788068147</text:p>
              </table:table-cell>
            </table:table-row>
            <table:table-row>
              <table:table-cell office:value-type="string">
                <text:p>2021-09-14</text:p>
              </table:table-cell>
              <table:table-cell office:value-type="float" office:value="1.177025763887">
                <text:p>1.177025763887</text:p>
              </table:table-cell>
              <table:table-cell office:value-type="float" office:value="1.3609407236763">
                <text:p>1.3609407236763</text:p>
              </table:table-cell>
              <table:table-cell office:value-type="float" office:value="1.52580515466356">
                <text:p>1.52580515466356</text:p>
              </table:table-cell>
            </table:table-row>
            <table:table-row>
              <table:table-cell office:value-type="string">
                <text:p>2021-09-15</text:p>
              </table:table-cell>
              <table:table-cell office:value-type="float" office:value="1.14966065995788">
                <text:p>1.14966065995788</text:p>
              </table:table-cell>
              <table:table-cell office:value-type="float" office:value="1.43398402927635">
                <text:p>1.43398402927635</text:p>
              </table:table-cell>
              <table:table-cell office:value-type="float" office:value="1.58276389617648">
                <text:p>1.58276389617648</text:p>
              </table:table-cell>
            </table:table-row>
            <table:table-row>
              <table:table-cell office:value-type="string">
                <text:p>2021-09-16</text:p>
              </table:table-cell>
              <table:table-cell office:value-type="float" office:value="0.822695961607522">
                <text:p>0.822695961607522</text:p>
              </table:table-cell>
              <table:table-cell office:value-type="float" office:value="1.11844331641286">
                <text:p>1.11844331641286</text:p>
              </table:table-cell>
              <table:table-cell office:value-type="float" office:value="1.27783694509962">
                <text:p>1.27783694509962</text:p>
              </table:table-cell>
            </table:table-row>
            <table:table-row>
              <table:table-cell office:value-type="string">
                <text:p>2021-09-17</text:p>
              </table:table-cell>
              <table:table-cell office:value-type="float" office:value="0.602085080620525">
                <text:p>0.602085080620525</text:p>
              </table:table-cell>
              <table:table-cell office:value-type="float" office:value="0.778360663199699">
                <text:p>0.778360663199699</text:p>
              </table:table-cell>
              <table:table-cell office:value-type="float" office:value="0.935929124892382">
                <text:p>0.935929124892382</text:p>
              </table:table-cell>
            </table:table-row>
            <table:table-row>
              <table:table-cell office:value-type="string">
                <text:p>2021-09-18</text:p>
              </table:table-cell>
              <table:table-cell office:value-type="float" office:value="0.483260194944565">
                <text:p>0.483260194944565</text:p>
              </table:table-cell>
              <table:table-cell office:value-type="float" office:value="0.746473246806144">
                <text:p>0.746473246806144</text:p>
              </table:table-cell>
              <table:table-cell office:value-type="float" office:value="0.867611422166642">
                <text:p>0.867611422166642</text:p>
              </table:table-cell>
            </table:table-row>
            <table:table-row>
              <table:table-cell office:value-type="string">
                <text:p>2021-09-19</text:p>
              </table:table-cell>
              <table:table-cell office:value-type="float" office:value="0.786111026800619">
                <text:p>0.786111026800619</text:p>
              </table:table-cell>
              <table:table-cell office:value-type="float" office:value="1.24697997038423">
                <text:p>1.24697997038423</text:p>
              </table:table-cell>
              <table:table-cell office:value-type="float" office:value="1.16589911641503">
                <text:p>1.16589911641503</text:p>
              </table:table-cell>
            </table:table-row>
            <table:table-row>
              <table:table-cell office:value-type="string">
                <text:p>2021-09-20</text:p>
              </table:table-cell>
              <table:table-cell office:value-type="float" office:value="1.06456692913386">
                <text:p>1.06456692913386</text:p>
              </table:table-cell>
              <table:table-cell office:value-type="float" office:value="1.39080644751442">
                <text:p>1.39080644751442</text:p>
              </table:table-cell>
              <table:table-cell office:value-type="float" office:value="1.45025498362274">
                <text:p>1.45025498362274</text:p>
              </table:table-cell>
            </table:table-row>
            <table:table-row>
              <table:table-cell office:value-type="string">
                <text:p>2021-09-21</text:p>
              </table:table-cell>
              <table:table-cell office:value-type="float" office:value="0.945802672601115">
                <text:p>0.945802672601115</text:p>
              </table:table-cell>
              <table:table-cell office:value-type="float" office:value="1.06721607004893">
                <text:p>1.06721607004893</text:p>
              </table:table-cell>
              <table:table-cell office:value-type="float" office:value="1.25362757666082">
                <text:p>1.25362757666082</text:p>
              </table:table-cell>
            </table:table-row>
            <table:table-row>
              <table:table-cell office:value-type="string">
                <text:p>2021-09-22</text:p>
              </table:table-cell>
              <table:table-cell office:value-type="float" office:value="0.91332106914836">
                <text:p>0.91332106914836</text:p>
              </table:table-cell>
              <table:table-cell office:value-type="float" office:value="1.2061223820917">
                <text:p>1.2061223820917</text:p>
              </table:table-cell>
              <table:table-cell office:value-type="float" office:value="1.31227992957746">
                <text:p>1.31227992957746</text:p>
              </table:table-cell>
            </table:table-row>
            <table:table-row>
              <table:table-cell office:value-type="string">
                <text:p>2021-09-23</text:p>
              </table:table-cell>
              <table:table-cell office:value-type="float" office:value="0.805044704514065">
                <text:p>0.805044704514065</text:p>
              </table:table-cell>
              <table:table-cell office:value-type="float" office:value="0.945697760478057">
                <text:p>0.945697760478057</text:p>
              </table:table-cell>
              <table:table-cell office:value-type="float" office:value="1.10996260031198">
                <text:p>1.10996260031198</text:p>
              </table:table-cell>
            </table:table-row>
            <table:table-row>
              <table:table-cell office:value-type="string">
                <text:p>2021-09-24</text:p>
              </table:table-cell>
              <table:table-cell office:value-type="float" office:value="0.540151467734869">
                <text:p>0.540151467734869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0.829838773402652">
                <text:p>0.829838773402652</text:p>
              </table:table-cell>
            </table:table-row>
            <table:table-row>
              <table:table-cell office:value-type="string">
                <text:p>2021-09-25</text:p>
              </table:table-cell>
              <table:table-cell office:value-type="float" office:value="0.442712676440711">
                <text:p>0.442712676440711</text:p>
              </table:table-cell>
              <table:table-cell office:value-type="float" office:value="0.686702628649713">
                <text:p>0.686702628649713</text:p>
              </table:table-cell>
              <table:table-cell office:value-type="float" office:value="0.784775689802237">
                <text:p>0.784775689802237</text:p>
              </table:table-cell>
            </table:table-row>
            <table:table-row>
              <table:table-cell office:value-type="string">
                <text:p>2021-09-26</text:p>
              </table:table-cell>
              <table:table-cell office:value-type="float" office:value="0.632466619817287">
                <text:p>0.632466619817287</text:p>
              </table:table-cell>
              <table:table-cell office:value-type="float" office:value="1.18503776742503">
                <text:p>1.18503776742503</text:p>
              </table:table-cell>
              <table:table-cell office:value-type="float" office:value="1.07941692713466">
                <text:p>1.07941692713466</text:p>
              </table:table-cell>
            </table:table-row>
            <table:table-row>
              <table:table-cell office:value-type="string">
                <text:p>2021-09-27</text:p>
              </table:table-cell>
              <table:table-cell office:value-type="float" office:value="0.995009920038478">
                <text:p>0.995009920038478</text:p>
              </table:table-cell>
              <table:table-cell office:value-type="float" office:value="1.25738182023678">
                <text:p>1.25738182023678</text:p>
              </table:table-cell>
              <table:table-cell office:value-type="float" office:value="1.33123117519128">
                <text:p>1.33123117519128</text:p>
              </table:table-cell>
            </table:table-row>
            <table:table-row>
              <table:table-cell office:value-type="string">
                <text:p>2021-09-28</text:p>
              </table:table-cell>
              <table:table-cell office:value-type="float" office:value="0.882527353696964">
                <text:p>0.882527353696964</text:p>
              </table:table-cell>
              <table:table-cell office:value-type="float" office:value="1.07345138686785">
                <text:p>1.07345138686785</text:p>
              </table:table-cell>
              <table:table-cell office:value-type="float" office:value="1.14079781796191">
                <text:p>1.14079781796191</text:p>
              </table:table-cell>
            </table:table-row>
            <table:table-row>
              <table:table-cell office:value-type="string">
                <text:p>2021-09-29</text:p>
              </table:table-cell>
              <table:table-cell office:value-type="float" office:value="0.836062645149765">
                <text:p>0.836062645149765</text:p>
              </table:table-cell>
              <table:table-cell office:value-type="float" office:value="1.01179641143235">
                <text:p>1.01179641143235</text:p>
              </table:table-cell>
              <table:table-cell office:value-type="float" office:value="1.16388426301858">
                <text:p>1.16388426301858</text:p>
              </table:table-cell>
            </table:table-row>
            <table:table-row>
              <table:table-cell office:value-type="string">
                <text:p>2021-09-30</text:p>
              </table:table-cell>
              <table:table-cell office:value-type="float" office:value="0.657509657782807">
                <text:p>0.657509657782807</text:p>
              </table:table-cell>
              <table:table-cell office:value-type="float" office:value="0.887815159468703">
                <text:p>0.887815159468703</text:p>
              </table:table-cell>
              <table:table-cell office:value-type="float" office:value="0.938233290439785">
                <text:p>0.938233290439785</text:p>
              </table:table-cell>
            </table:table-row>
            <table:table-row>
              <table:table-cell office:value-type="string">
                <text:p>2021-10-01</text:p>
              </table:table-cell>
              <table:table-cell office:value-type="float" office:value="0.512227008722862">
                <text:p>0.512227008722862</text:p>
              </table:table-cell>
              <table:table-cell office:value-type="float" office:value="0.631167407236424">
                <text:p>0.631167407236424</text:p>
              </table:table-cell>
              <table:table-cell office:value-type="float" office:value="0.695350523668635">
                <text:p>0.695350523668635</text:p>
              </table:table-cell>
            </table:table-row>
            <table:table-row>
              <table:table-cell office:value-type="string">
                <text:p>2021-10-02</text:p>
              </table:table-cell>
              <table:table-cell office:value-type="float" office:value="0.407955124936257">
                <text:p>0.407955124936257</text:p>
              </table:table-cell>
              <table:table-cell office:value-type="float" office:value="0.589364561336149">
                <text:p>0.589364561336149</text:p>
              </table:table-cell>
              <table:table-cell office:value-type="float" office:value="0.624725499401778">
                <text:p>0.624725499401778</text:p>
              </table:table-cell>
            </table:table-row>
            <table:table-row>
              <table:table-cell office:value-type="string">
                <text:p>2021-10-03</text:p>
              </table:table-cell>
              <table:table-cell office:value-type="float" office:value="0.819070904645477">
                <text:p>0.819070904645477</text:p>
              </table:table-cell>
              <table:table-cell office:value-type="float" office:value="1.01777226699731">
                <text:p>1.01777226699731</text:p>
              </table:table-cell>
              <table:table-cell office:value-type="float" office:value="1.04909524336394">
                <text:p>1.04909524336394</text:p>
              </table:table-cell>
            </table:table-row>
            <table:table-row>
              <table:table-cell office:value-type="string">
                <text:p>2021-10-04</text:p>
              </table:table-cell>
              <table:table-cell office:value-type="float" office:value="1.05835308766133">
                <text:p>1.05835308766133</text:p>
              </table:table-cell>
              <table:table-cell office:value-type="float" office:value="1.2307760541985">
                <text:p>1.2307760541985</text:p>
              </table:table-cell>
              <table:table-cell office:value-type="float" office:value="1.23393476603403">
                <text:p>1.23393476603403</text:p>
              </table:table-cell>
            </table:table-row>
            <table:table-row>
              <table:table-cell office:value-type="string">
                <text:p>2021-10-05</text:p>
              </table:table-cell>
              <table:table-cell office:value-type="float" office:value="0.895821257311482">
                <text:p>0.895821257311482</text:p>
              </table:table-cell>
              <table:table-cell office:value-type="float" office:value="1.03396775552407">
                <text:p>1.03396775552407</text:p>
              </table:table-cell>
              <table:table-cell office:value-type="float" office:value="1.04697251724516">
                <text:p>1.04697251724516</text:p>
              </table:table-cell>
            </table:table-row>
            <table:table-row>
              <table:table-cell office:value-type="string">
                <text:p>2021-10-06</text:p>
              </table:table-cell>
              <table:table-cell office:value-type="float" office:value="0.890750833807858">
                <text:p>0.890750833807858</text:p>
              </table:table-cell>
              <table:table-cell office:value-type="float" office:value="1.12681359168471">
                <text:p>1.12681359168471</text:p>
              </table:table-cell>
              <table:table-cell office:value-type="float" office:value="1.09639500958075">
                <text:p>1.09639500958075</text:p>
              </table:table-cell>
            </table:table-row>
            <table:table-row>
              <table:table-cell office:value-type="string">
                <text:p>2021-10-07</text:p>
              </table:table-cell>
              <table:table-cell office:value-type="float" office:value="0.785230880475432">
                <text:p>0.785230880475432</text:p>
              </table:table-cell>
              <table:table-cell office:value-type="float" office:value="0.963262912121998">
                <text:p>0.963262912121998</text:p>
              </table:table-cell>
              <table:table-cell office:value-type="float" office:value="0.978247287529306">
                <text:p>0.978247287529306</text:p>
              </table:table-cell>
            </table:table-row>
            <table:table-row>
              <table:table-cell office:value-type="string">
                <text:p>2021-10-08</text:p>
              </table:table-cell>
              <table:table-cell office:value-type="float" office:value="0.544836966846253">
                <text:p>0.544836966846253</text:p>
              </table:table-cell>
              <table:table-cell office:value-type="float" office:value="0.592148383645856">
                <text:p>0.592148383645856</text:p>
              </table:table-cell>
              <table:table-cell office:value-type="float" office:value="0.696013766263768">
                <text:p>0.696013766263768</text:p>
              </table:table-cell>
            </table:table-row>
            <table:table-row>
              <table:table-cell office:value-type="string">
                <text:p>2021-10-09</text:p>
              </table:table-cell>
              <table:table-cell office:value-type="float" office:value="0.449649783534546">
                <text:p>0.449649783534546</text:p>
              </table:table-cell>
              <table:table-cell office:value-type="float" office:value="0.667656515796616">
                <text:p>0.667656515796616</text:p>
              </table:table-cell>
              <table:table-cell office:value-type="float" office:value="0.688140385311883">
                <text:p>0.688140385311883</text:p>
              </table:table-cell>
            </table:table-row>
            <table:table-row>
              <table:table-cell office:value-type="string">
                <text:p>2021-10-10</text:p>
              </table:table-cell>
              <table:table-cell office:value-type="float" office:value="0.831719767646541">
                <text:p>0.831719767646541</text:p>
              </table:table-cell>
              <table:table-cell office:value-type="float" office:value="1.1334250343879">
                <text:p>1.1334250343879</text:p>
              </table:table-cell>
              <table:table-cell office:value-type="float" office:value="1.08906492127307">
                <text:p>1.08906492127307</text:p>
              </table:table-cell>
            </table:table-row>
            <table:table-row>
              <table:table-cell office:value-type="string">
                <text:p>2021-10-11</text:p>
              </table:table-cell>
              <table:table-cell office:value-type="float" office:value="1.2096572429322">
                <text:p>1.2096572429322</text:p>
              </table:table-cell>
              <table:table-cell office:value-type="float" office:value="1.37032574793663">
                <text:p>1.37032574793663</text:p>
              </table:table-cell>
              <table:table-cell office:value-type="float" office:value="1.33219261794182">
                <text:p>1.33219261794182</text:p>
              </table:table-cell>
            </table:table-row>
            <table:table-row>
              <table:table-cell office:value-type="string">
                <text:p>2021-10-12</text:p>
              </table:table-cell>
              <table:table-cell office:value-type="float" office:value="1.0159693205884">
                <text:p>1.0159693205884</text:p>
              </table:table-cell>
              <table:table-cell office:value-type="float" office:value="1.17285748325435">
                <text:p>1.17285748325435</text:p>
              </table:table-cell>
              <table:table-cell office:value-type="float" office:value="1.19218841296238">
                <text:p>1.19218841296238</text:p>
              </table:table-cell>
            </table:table-row>
            <table:table-row>
              <table:table-cell office:value-type="string">
                <text:p>2021-10-13</text:p>
              </table:table-cell>
              <table:table-cell office:value-type="float" office:value="1.0178897611445">
                <text:p>1.0178897611445</text:p>
              </table:table-cell>
              <table:table-cell office:value-type="float" office:value="1.17738575534636">
                <text:p>1.17738575534636</text:p>
              </table:table-cell>
              <table:table-cell office:value-type="float" office:value="1.24045132805382">
                <text:p>1.24045132805382</text:p>
              </table:table-cell>
            </table:table-row>
            <table:table-row>
              <table:table-cell office:value-type="string">
                <text:p>2021-10-14</text:p>
              </table:table-cell>
              <table:table-cell office:value-type="float" office:value="0.664900904192164">
                <text:p>0.664900904192164</text:p>
              </table:table-cell>
              <table:table-cell office:value-type="float" office:value="0.650690458076861">
                <text:p>0.650690458076861</text:p>
              </table:table-cell>
              <table:table-cell office:value-type="float" office:value="0.780616545951279">
                <text:p>0.780616545951279</text:p>
              </table:table-cell>
            </table:table-row>
            <table:table-row>
              <table:table-cell office:value-type="string">
                <text:p>2021-10-15</text:p>
              </table:table-cell>
              <table:table-cell office:value-type="float" office:value="0.972166733253429">
                <text:p>0.972166733253429</text:p>
              </table:table-cell>
              <table:table-cell office:value-type="float" office:value="1.28382059197385">
                <text:p>1.28382059197385</text:p>
              </table:table-cell>
              <table:table-cell office:value-type="float" office:value="1.25691140542626">
                <text:p>1.25691140542626</text:p>
              </table:table-cell>
            </table:table-row>
            <table:table-row>
              <table:table-cell office:value-type="string">
                <text:p>2021-10-16</text:p>
              </table:table-cell>
              <table:table-cell office:value-type="float" office:value="0.843207253772531">
                <text:p>0.843207253772531</text:p>
              </table:table-cell>
              <table:table-cell office:value-type="float" office:value="1.18482370526686">
                <text:p>1.18482370526686</text:p>
              </table:table-cell>
              <table:table-cell office:value-type="float" office:value="1.17660743680758">
                <text:p>1.17660743680758</text:p>
              </table:table-cell>
            </table:table-row>
            <table:table-row>
              <table:table-cell office:value-type="string">
                <text:p>2021-10-17</text:p>
              </table:table-cell>
              <table:table-cell office:value-type="float" office:value="1.34335368717708">
                <text:p>1.34335368717708</text:p>
              </table:table-cell>
              <table:table-cell office:value-type="float" office:value="1.81146025878004">
                <text:p>1.81146025878004</text:p>
              </table:table-cell>
              <table:table-cell office:value-type="float" office:value="1.63010334426662">
                <text:p>1.63010334426662</text:p>
              </table:table-cell>
            </table:table-row>
            <table:table-row>
              <table:table-cell office:value-type="string">
                <text:p>2021-10-18</text:p>
              </table:table-cell>
              <table:table-cell office:value-type="float" office:value="1.66729346872258">
                <text:p>1.66729346872258</text:p>
              </table:table-cell>
              <table:table-cell office:value-type="float" office:value="1.90503509719222">
                <text:p>1.90503509719222</text:p>
              </table:table-cell>
              <table:table-cell office:value-type="float" office:value="1.79375179017145">
                <text:p>1.79375179017145</text:p>
              </table:table-cell>
            </table:table-row>
            <table:table-row>
              <table:table-cell office:value-type="string">
                <text:p>2021-10-19</text:p>
              </table:table-cell>
              <table:table-cell office:value-type="float" office:value="1.53496579564408">
                <text:p>1.53496579564408</text:p>
              </table:table-cell>
              <table:table-cell office:value-type="float" office:value="1.74106169069385">
                <text:p>1.74106169069385</text:p>
              </table:table-cell>
              <table:table-cell office:value-type="float" office:value="1.6921145962876">
                <text:p>1.6921145962876</text:p>
              </table:table-cell>
            </table:table-row>
            <table:table-row>
              <table:table-cell office:value-type="string">
                <text:p>2021-10-20</text:p>
              </table:table-cell>
              <table:table-cell office:value-type="float" office:value="1.6829415310428">
                <text:p>1.6829415310428</text:p>
              </table:table-cell>
              <table:table-cell office:value-type="float" office:value="1.98640049164403">
                <text:p>1.98640049164403</text:p>
              </table:table-cell>
              <table:table-cell office:value-type="float" office:value="1.95935101463554">
                <text:p>1.95935101463554</text:p>
              </table:table-cell>
            </table:table-row>
            <table:table-row>
              <table:table-cell office:value-type="string">
                <text:p>2021-10-21</text:p>
              </table:table-cell>
              <table:table-cell office:value-type="float" office:value="1.68900630129274">
                <text:p>1.68900630129274</text:p>
              </table:table-cell>
              <table:table-cell office:value-type="float" office:value="1.83652160942686">
                <text:p>1.83652160942686</text:p>
              </table:table-cell>
              <table:table-cell office:value-type="float" office:value="1.83558663922156">
                <text:p>1.83558663922156</text:p>
              </table:table-cell>
            </table:table-row>
            <table:table-row>
              <table:table-cell office:value-type="string">
                <text:p>2021-10-22</text:p>
              </table:table-cell>
              <table:table-cell office:value-type="float" office:value="1.15531263807295">
                <text:p>1.15531263807295</text:p>
              </table:table-cell>
              <table:table-cell office:value-type="float" office:value="1.46092865232163">
                <text:p>1.46092865232163</text:p>
              </table:table-cell>
              <table:table-cell office:value-type="float" office:value="1.44751581180233">
                <text:p>1.44751581180233</text:p>
              </table:table-cell>
            </table:table-row>
            <table:table-row>
              <table:table-cell office:value-type="string">
                <text:p>2021-10-23</text:p>
              </table:table-cell>
              <table:table-cell office:value-type="float" office:value="1.02255162300345">
                <text:p>1.02255162300345</text:p>
              </table:table-cell>
              <table:table-cell office:value-type="float" office:value="1.27439267224213">
                <text:p>1.27439267224213</text:p>
              </table:table-cell>
              <table:table-cell office:value-type="float" office:value="1.32089298800651">
                <text:p>1.32089298800651</text:p>
              </table:table-cell>
            </table:table-row>
            <table:table-row>
              <table:table-cell office:value-type="string">
                <text:p>2021-10-24</text:p>
              </table:table-cell>
              <table:table-cell office:value-type="float" office:value="1.54723914515037">
                <text:p>1.54723914515037</text:p>
              </table:table-cell>
              <table:table-cell office:value-type="float" office:value="1.79392011311417">
                <text:p>1.79392011311417</text:p>
              </table:table-cell>
              <table:table-cell office:value-type="float" office:value="1.63866065361092">
                <text:p>1.63866065361092</text:p>
              </table:table-cell>
            </table:table-row>
            <table:table-row>
              <table:table-cell office:value-type="string">
                <text:p>2021-10-25</text:p>
              </table:table-cell>
              <table:table-cell office:value-type="float" office:value="2.07557452993006">
                <text:p>2.07557452993006</text:p>
              </table:table-cell>
              <table:table-cell office:value-type="float" office:value="2.22571903138386">
                <text:p>2.22571903138386</text:p>
              </table:table-cell>
              <table:table-cell office:value-type="float" office:value="2.17106200997862">
                <text:p>2.17106200997862</text:p>
              </table:table-cell>
            </table:table-row>
            <table:table-row>
              <table:table-cell office:value-type="string">
                <text:p>2021-10-26</text:p>
              </table:table-cell>
              <table:table-cell office:value-type="float" office:value="1.87291143175401">
                <text:p>1.87291143175401</text:p>
              </table:table-cell>
              <table:table-cell office:value-type="float" office:value="2.12511840533751">
                <text:p>2.12511840533751</text:p>
              </table:table-cell>
              <table:table-cell office:value-type="float" office:value="2.14510351609852">
                <text:p>2.14510351609852</text:p>
              </table:table-cell>
            </table:table-row>
            <table:table-row>
              <table:table-cell office:value-type="string">
                <text:p>2021-10-27</text:p>
              </table:table-cell>
              <table:table-cell office:value-type="float" office:value="2.01164505085339">
                <text:p>2.01164505085339</text:p>
              </table:table-cell>
              <table:table-cell office:value-type="float" office:value="2.26404181040716">
                <text:p>2.26404181040716</text:p>
              </table:table-cell>
              <table:table-cell office:value-type="float" office:value="2.26797592651251">
                <text:p>2.26797592651251</text:p>
              </table:table-cell>
            </table:table-row>
            <table:table-row>
              <table:table-cell office:value-type="string">
                <text:p>2021-10-28</text:p>
              </table:table-cell>
              <table:table-cell office:value-type="float" office:value="1.74915047486277">
                <text:p>1.74915047486277</text:p>
              </table:table-cell>
              <table:table-cell office:value-type="float" office:value="2.07914151576123">
                <text:p>2.07914151576123</text:p>
              </table:table-cell>
              <table:table-cell office:value-type="float" office:value="2.21828756687561">
                <text:p>2.21828756687561</text:p>
              </table:table-cell>
            </table:table-row>
            <table:table-row>
              <table:table-cell office:value-type="string">
                <text:p>2021-10-29</text:p>
              </table:table-cell>
              <table:table-cell office:value-type="float" office:value="1.42793872844729">
                <text:p>1.42793872844729</text:p>
              </table:table-cell>
              <table:table-cell office:value-type="float" office:value="1.7754584001021">
                <text:p>1.7754584001021</text:p>
              </table:table-cell>
              <table:table-cell office:value-type="float" office:value="2.00269961362112">
                <text:p>2.00269961362112</text:p>
              </table:table-cell>
            </table:table-row>
            <table:table-row>
              <table:table-cell office:value-type="string">
                <text:p>2021-10-30</text:p>
              </table:table-cell>
              <table:table-cell office:value-type="float" office:value="1.29617519325251">
                <text:p>1.29617519325251</text:p>
              </table:table-cell>
              <table:table-cell office:value-type="float" office:value="1.70178696148408">
                <text:p>1.70178696148408</text:p>
              </table:table-cell>
              <table:table-cell office:value-type="float" office:value="1.76599643184339">
                <text:p>1.76599643184339</text:p>
              </table:table-cell>
            </table:table-row>
            <table:table-row>
              <table:table-cell office:value-type="string">
                <text:p>2021-10-31</text:p>
              </table:table-cell>
              <table:table-cell office:value-type="float" office:value="1.54432132963989">
                <text:p>1.54432132963989</text:p>
              </table:table-cell>
              <table:table-cell office:value-type="float" office:value="2.66646350754228">
                <text:p>2.66646350754228</text:p>
              </table:table-cell>
              <table:table-cell office:value-type="float" office:value="2.19060674217118">
                <text:p>2.19060674217118</text:p>
              </table:table-cell>
            </table:table-row>
            <table:table-row>
              <table:table-cell office:value-type="string">
                <text:p>2021-11-01</text:p>
              </table:table-cell>
              <table:table-cell office:value-type="float" office:value="2.40047711346355">
                <text:p>2.40047711346355</text:p>
              </table:table-cell>
              <table:table-cell office:value-type="float" office:value="2.84655878338858">
                <text:p>2.84655878338858</text:p>
              </table:table-cell>
              <table:table-cell office:value-type="float" office:value="2.53629098026423">
                <text:p>2.53629098026423</text:p>
              </table:table-cell>
            </table:table-row>
            <table:table-row>
              <table:table-cell office:value-type="string">
                <text:p>2021-11-02</text:p>
              </table:table-cell>
              <table:table-cell office:value-type="float" office:value="3.03169980514991">
                <text:p>3.03169980514991</text:p>
              </table:table-cell>
              <table:table-cell office:value-type="float" office:value="3.43711620805258">
                <text:p>3.43711620805258</text:p>
              </table:table-cell>
              <table:table-cell office:value-type="float" office:value="3.17753171994068">
                <text:p>3.17753171994068</text:p>
              </table:table-cell>
            </table:table-row>
            <table:table-row>
              <table:table-cell office:value-type="string">
                <text:p>2021-11-03</text:p>
              </table:table-cell>
              <table:table-cell office:value-type="float" office:value="2.78296325407742">
                <text:p>2.78296325407742</text:p>
              </table:table-cell>
              <table:table-cell office:value-type="float" office:value="3.31024349286314">
                <text:p>3.31024349286314</text:p>
              </table:table-cell>
              <table:table-cell office:value-type="float" office:value="3.20450089142418">
                <text:p>3.20450089142418</text:p>
              </table:table-cell>
            </table:table-row>
            <table:table-row>
              <table:table-cell office:value-type="string">
                <text:p>2021-11-04</text:p>
              </table:table-cell>
              <table:table-cell office:value-type="float" office:value="2.69087628284651">
                <text:p>2.69087628284651</text:p>
              </table:table-cell>
              <table:table-cell office:value-type="float" office:value="3.24474414914716">
                <text:p>3.24474414914716</text:p>
              </table:table-cell>
              <table:table-cell office:value-type="float" office:value="3.23143629469712">
                <text:p>3.23143629469712</text:p>
              </table:table-cell>
            </table:table-row>
            <table:table-row>
              <table:table-cell office:value-type="string">
                <text:p>2021-11-05</text:p>
              </table:table-cell>
              <table:table-cell office:value-type="float" office:value="2.08973874155308">
                <text:p>2.08973874155308</text:p>
              </table:table-cell>
              <table:table-cell office:value-type="float" office:value="2.74235084922435">
                <text:p>2.74235084922435</text:p>
              </table:table-cell>
              <table:table-cell office:value-type="float" office:value="2.71358672123247">
                <text:p>2.71358672123247</text:p>
              </table:table-cell>
            </table:table-row>
            <table:table-row>
              <table:table-cell office:value-type="string">
                <text:p>2021-11-06</text:p>
              </table:table-cell>
              <table:table-cell office:value-type="float" office:value="1.91132090071965">
                <text:p>1.91132090071965</text:p>
              </table:table-cell>
              <table:table-cell office:value-type="float" office:value="2.563908063415">
                <text:p>2.563908063415</text:p>
              </table:table-cell>
              <table:table-cell office:value-type="float" office:value="2.5355823420461">
                <text:p>2.5355823420461</text:p>
              </table:table-cell>
            </table:table-row>
            <table:table-row>
              <table:table-cell office:value-type="string">
                <text:p>2021-11-07</text:p>
              </table:table-cell>
              <table:table-cell office:value-type="float" office:value="2.61521580102414">
                <text:p>2.61521580102414</text:p>
              </table:table-cell>
              <table:table-cell office:value-type="float" office:value="3.42166195009004">
                <text:p>3.42166195009004</text:p>
              </table:table-cell>
              <table:table-cell office:value-type="float" office:value="3.03934277726584">
                <text:p>3.03934277726584</text:p>
              </table:table-cell>
            </table:table-row>
            <table:table-row>
              <table:table-cell office:value-type="string">
                <text:p>2021-11-08</text:p>
              </table:table-cell>
              <table:table-cell office:value-type="float" office:value="3.7256191102345">
                <text:p>3.7256191102345</text:p>
              </table:table-cell>
              <table:table-cell office:value-type="float" office:value="4.45256796588121">
                <text:p>4.45256796588121</text:p>
              </table:table-cell>
              <table:table-cell office:value-type="float" office:value="3.92959465052651">
                <text:p>3.92959465052651</text:p>
              </table:table-cell>
            </table:table-row>
            <table:table-row>
              <table:table-cell office:value-type="string">
                <text:p>2021-11-09</text:p>
              </table:table-cell>
              <table:table-cell office:value-type="float" office:value="3.24292323546824">
                <text:p>3.24292323546824</text:p>
              </table:table-cell>
              <table:table-cell office:value-type="float" office:value="3.8603085114713">
                <text:p>3.8603085114713</text:p>
              </table:table-cell>
              <table:table-cell office:value-type="float" office:value="3.39568930459536">
                <text:p>3.39568930459536</text:p>
              </table:table-cell>
            </table:table-row>
            <table:table-row>
              <table:table-cell office:value-type="string">
                <text:p>2021-11-10</text:p>
              </table:table-cell>
              <table:table-cell office:value-type="float" office:value="3.05385308299627">
                <text:p>3.05385308299627</text:p>
              </table:table-cell>
              <table:table-cell office:value-type="float" office:value="3.50417124219429">
                <text:p>3.50417124219429</text:p>
              </table:table-cell>
              <table:table-cell office:value-type="float" office:value="3.43265893507153">
                <text:p>3.43265893507153</text:p>
              </table:table-cell>
            </table:table-row>
            <table:table-row>
              <table:table-cell office:value-type="string">
                <text:p>2021-11-11</text:p>
              </table:table-cell>
              <table:table-cell office:value-type="float" office:value="2.92099350215583">
                <text:p>2.92099350215583</text:p>
              </table:table-cell>
              <table:table-cell office:value-type="float" office:value="3.5420543915471">
                <text:p>3.5420543915471</text:p>
              </table:table-cell>
              <table:table-cell office:value-type="float" office:value="3.34877134333902">
                <text:p>3.34877134333902</text:p>
              </table:table-cell>
            </table:table-row>
            <table:table-row>
              <table:table-cell office:value-type="string">
                <text:p>2021-11-12</text:p>
              </table:table-cell>
              <table:table-cell office:value-type="float" office:value="3.27431161705811">
                <text:p>3.27431161705811</text:p>
              </table:table-cell>
              <table:table-cell office:value-type="float" office:value="3.86442536086242">
                <text:p>3.86442536086242</text:p>
              </table:table-cell>
              <table:table-cell office:value-type="float" office:value="3.59780973984429">
                <text:p>3.59780973984429</text:p>
              </table:table-cell>
            </table:table-row>
            <table:table-row>
              <table:table-cell office:value-type="string">
                <text:p>2021-11-13</text:p>
              </table:table-cell>
              <table:table-cell office:value-type="float" office:value="2.66614846482705">
                <text:p>2.66614846482705</text:p>
              </table:table-cell>
              <table:table-cell office:value-type="float" office:value="3.55477963709303">
                <text:p>3.55477963709303</text:p>
              </table:table-cell>
              <table:table-cell office:value-type="float" office:value="3.19854959667445">
                <text:p>3.19854959667445</text:p>
              </table:table-cell>
            </table:table-row>
            <table:table-row>
              <table:table-cell office:value-type="string">
                <text:p>2021-11-14</text:p>
              </table:table-cell>
              <table:table-cell office:value-type="float" office:value="4.21200421200421">
                <text:p>4.21200421200421</text:p>
              </table:table-cell>
              <table:table-cell office:value-type="float" office:value="4.89469741113793">
                <text:p>4.89469741113793</text:p>
              </table:table-cell>
              <table:table-cell office:value-type="float" office:value="4.28586106177805">
                <text:p>4.28586106177805</text:p>
              </table:table-cell>
            </table:table-row>
            <table:table-row>
              <table:table-cell office:value-type="string">
                <text:p>2021-11-15</text:p>
              </table:table-cell>
              <table:table-cell office:value-type="float" office:value="5.53129021150117">
                <text:p>5.53129021150117</text:p>
              </table:table-cell>
              <table:table-cell office:value-type="float" office:value="6.37344249559267">
                <text:p>6.37344249559267</text:p>
              </table:table-cell>
              <table:table-cell office:value-type="float" office:value="5.15953332824976">
                <text:p>5.15953332824976</text:p>
              </table:table-cell>
            </table:table-row>
            <table:table-row>
              <table:table-cell office:value-type="string">
                <text:p>2021-11-16</text:p>
              </table:table-cell>
              <table:table-cell office:value-type="float" office:value="4.87070246705638">
                <text:p>4.87070246705638</text:p>
              </table:table-cell>
              <table:table-cell office:value-type="float" office:value="5.38850898364173">
                <text:p>5.38850898364173</text:p>
              </table:table-cell>
              <table:table-cell office:value-type="float" office:value="4.46400147638931">
                <text:p>4.46400147638931</text:p>
              </table:table-cell>
            </table:table-row>
            <table:table-row>
              <table:table-cell office:value-type="string">
                <text:p>2021-11-17</text:p>
              </table:table-cell>
              <table:table-cell office:value-type="float" office:value="4.91532816263061">
                <text:p>4.91532816263061</text:p>
              </table:table-cell>
              <table:table-cell office:value-type="float" office:value="5.79297091299958">
                <text:p>5.79297091299958</text:p>
              </table:table-cell>
              <table:table-cell office:value-type="float" office:value="5.00420034538911">
                <text:p>5.00420034538911</text:p>
              </table:table-cell>
            </table:table-row>
            <table:table-row>
              <table:table-cell office:value-type="string">
                <text:p>2021-11-18</text:p>
              </table:table-cell>
              <table:table-cell office:value-type="float" office:value="4.6631947408862">
                <text:p>4.6631947408862</text:p>
              </table:table-cell>
              <table:table-cell office:value-type="float" office:value="5.32064261539144">
                <text:p>5.32064261539144</text:p>
              </table:table-cell>
              <table:table-cell office:value-type="float" office:value="4.83959394056505">
                <text:p>4.83959394056505</text:p>
              </table:table-cell>
            </table:table-row>
            <table:table-row>
              <table:table-cell office:value-type="string">
                <text:p>2021-11-19</text:p>
              </table:table-cell>
              <table:table-cell office:value-type="float" office:value="3.84464016719367">
                <text:p>3.84464016719367</text:p>
              </table:table-cell>
              <table:table-cell office:value-type="float" office:value="4.61173597576725">
                <text:p>4.61173597576725</text:p>
              </table:table-cell>
              <table:table-cell office:value-type="float" office:value="4.13282512471018">
                <text:p>4.13282512471018</text:p>
              </table:table-cell>
            </table:table-row>
            <table:table-row>
              <table:table-cell office:value-type="string">
                <text:p>2021-11-20</text:p>
              </table:table-cell>
              <table:table-cell office:value-type="float" office:value="3.58304516040675">
                <text:p>3.58304516040675</text:p>
              </table:table-cell>
              <table:table-cell office:value-type="float" office:value="4.54020016426855">
                <text:p>4.54020016426855</text:p>
              </table:table-cell>
              <table:table-cell office:value-type="float" office:value="4.15812473664026">
                <text:p>4.15812473664026</text:p>
              </table:table-cell>
            </table:table-row>
            <table:table-row>
              <table:table-cell office:value-type="string">
                <text:p>2021-11-21</text:p>
              </table:table-cell>
              <table:table-cell office:value-type="float" office:value="4.62695199537305">
                <text:p>4.62695199537305</text:p>
              </table:table-cell>
              <table:table-cell office:value-type="float" office:value="6.00058470983774">
                <text:p>6.00058470983774</text:p>
              </table:table-cell>
              <table:table-cell office:value-type="float" office:value="5.35871672836242">
                <text:p>5.35871672836242</text:p>
              </table:table-cell>
            </table:table-row>
            <table:table-row>
              <table:table-cell office:value-type="string">
                <text:p>2021-11-22</text:p>
              </table:table-cell>
              <table:table-cell office:value-type="float" office:value="5.97778344526623">
                <text:p>5.97778344526623</text:p>
              </table:table-cell>
              <table:table-cell office:value-type="float" office:value="7.11817789193735">
                <text:p>7.11817789193735</text:p>
              </table:table-cell>
              <table:table-cell office:value-type="float" office:value="6.04073987356591">
                <text:p>6.04073987356591</text:p>
              </table:table-cell>
            </table:table-row>
            <table:table-row>
              <table:table-cell office:value-type="string">
                <text:p>2021-11-23</text:p>
              </table:table-cell>
              <table:table-cell office:value-type="float" office:value="5.45446429899868">
                <text:p>5.45446429899868</text:p>
              </table:table-cell>
              <table:table-cell office:value-type="float" office:value="6.23413395821129">
                <text:p>6.23413395821129</text:p>
              </table:table-cell>
              <table:table-cell office:value-type="float" office:value="5.27525608120029">
                <text:p>5.27525608120029</text:p>
              </table:table-cell>
            </table:table-row>
            <table:table-row>
              <table:table-cell office:value-type="string">
                <text:p>2021-11-24</text:p>
              </table:table-cell>
              <table:table-cell office:value-type="float" office:value="5.5215065745487">
                <text:p>5.5215065745487</text:p>
              </table:table-cell>
              <table:table-cell office:value-type="float" office:value="6.39998175993798">
                <text:p>6.39998175993798</text:p>
              </table:table-cell>
              <table:table-cell office:value-type="float" office:value="5.69156745105693">
                <text:p>5.69156745105693</text:p>
              </table:table-cell>
            </table:table-row>
            <table:table-row>
              <table:table-cell office:value-type="string">
                <text:p>2021-11-25</text:p>
              </table:table-cell>
              <table:table-cell office:value-type="float" office:value="4.99557306929705">
                <text:p>4.99557306929705</text:p>
              </table:table-cell>
              <table:table-cell office:value-type="float" office:value="6.10745398741306">
                <text:p>6.10745398741306</text:p>
              </table:table-cell>
              <table:table-cell office:value-type="float" office:value="5.35371169782523">
                <text:p>5.35371169782523</text:p>
              </table:table-cell>
            </table:table-row>
            <table:table-row>
              <table:table-cell office:value-type="string">
                <text:p>2021-11-26</text:p>
              </table:table-cell>
              <table:table-cell office:value-type="float" office:value="4.57915347889062">
                <text:p>4.57915347889062</text:p>
              </table:table-cell>
              <table:table-cell office:value-type="float" office:value="5.46201776481506">
                <text:p>5.46201776481506</text:p>
              </table:table-cell>
              <table:table-cell office:value-type="float" office:value="4.94027617160071">
                <text:p>4.94027617160071</text:p>
              </table:table-cell>
            </table:table-row>
            <table:table-row>
              <table:table-cell office:value-type="string">
                <text:p>2021-11-27</text:p>
              </table:table-cell>
              <table:table-cell office:value-type="float" office:value="4.38180376324706">
                <text:p>4.38180376324706</text:p>
              </table:table-cell>
              <table:table-cell office:value-type="float" office:value="5.59581798740644">
                <text:p>5.59581798740644</text:p>
              </table:table-cell>
              <table:table-cell office:value-type="float" office:value="4.98558387588055">
                <text:p>4.98558387588055</text:p>
              </table:table-cell>
            </table:table-row>
            <table:table-row>
              <table:table-cell office:value-type="string">
                <text:p>2021-11-28</text:p>
              </table:table-cell>
              <table:table-cell office:value-type="float" office:value="5.44025157232704">
                <text:p>5.44025157232704</text:p>
              </table:table-cell>
              <table:table-cell office:value-type="float" office:value="6.86674797179066">
                <text:p>6.86674797179066</text:p>
              </table:table-cell>
              <table:table-cell office:value-type="float" office:value="5.91511936339523">
                <text:p>5.91511936339523</text:p>
              </table:table-cell>
            </table:table-row>
            <table:table-row>
              <table:table-cell office:value-type="string">
                <text:p>2021-11-29</text:p>
              </table:table-cell>
              <table:table-cell office:value-type="float" office:value="6.64164473753185">
                <text:p>6.64164473753185</text:p>
              </table:table-cell>
              <table:table-cell office:value-type="float" office:value="8.52687765309125">
                <text:p>8.52687765309125</text:p>
              </table:table-cell>
              <table:table-cell office:value-type="float" office:value="6.88793245957223">
                <text:p>6.88793245957223</text:p>
              </table:table-cell>
            </table:table-row>
            <table:table-row>
              <table:table-cell office:value-type="string">
                <text:p>2021-11-30</text:p>
              </table:table-cell>
              <table:table-cell office:value-type="float" office:value="5.67510888853041">
                <text:p>5.67510888853041</text:p>
              </table:table-cell>
              <table:table-cell office:value-type="float" office:value="7.35873032799268">
                <text:p>7.35873032799268</text:p>
              </table:table-cell>
              <table:table-cell office:value-type="float" office:value="5.90262085577104">
                <text:p>5.90262085577104</text:p>
              </table:table-cell>
            </table:table-row>
            <table:table-row>
              <table:table-cell office:value-type="string">
                <text:p>2021-12-01</text:p>
              </table:table-cell>
              <table:table-cell office:value-type="float" office:value="5.69409198632579">
                <text:p>5.69409198632579</text:p>
              </table:table-cell>
              <table:table-cell office:value-type="float" office:value="7.27208574074891">
                <text:p>7.27208574074891</text:p>
              </table:table-cell>
              <table:table-cell office:value-type="float" office:value="6.04497962628241">
                <text:p>6.04497962628241</text:p>
              </table:table-cell>
            </table:table-row>
            <table:table-row>
              <table:table-cell office:value-type="string">
                <text:p>2021-12-02</text:p>
              </table:table-cell>
              <table:table-cell office:value-type="float" office:value="5.78514005411403">
                <text:p>5.78514005411403</text:p>
              </table:table-cell>
              <table:table-cell office:value-type="float" office:value="7.22633312254133">
                <text:p>7.22633312254133</text:p>
              </table:table-cell>
              <table:table-cell office:value-type="float" office:value="6.03674913165187">
                <text:p>6.03674913165187</text:p>
              </table:table-cell>
            </table:table-row>
            <table:table-row>
              <table:table-cell office:value-type="string">
                <text:p>2021-12-03</text:p>
              </table:table-cell>
              <table:table-cell office:value-type="float" office:value="5.12831722992174">
                <text:p>5.12831722992174</text:p>
              </table:table-cell>
              <table:table-cell office:value-type="float" office:value="6.43152471679056">
                <text:p>6.43152471679056</text:p>
              </table:table-cell>
              <table:table-cell office:value-type="float" office:value="5.6139199662778">
                <text:p>5.6139199662778</text:p>
              </table:table-cell>
            </table:table-row>
            <table:table-row>
              <table:table-cell office:value-type="string">
                <text:p>2021-12-04</text:p>
              </table:table-cell>
              <table:table-cell office:value-type="float" office:value="4.39559260570558">
                <text:p>4.39559260570558</text:p>
              </table:table-cell>
              <table:table-cell office:value-type="float" office:value="5.60745176314039">
                <text:p>5.60745176314039</text:p>
              </table:table-cell>
              <table:table-cell office:value-type="float" office:value="5.07671040021711">
                <text:p>5.07671040021711</text:p>
              </table:table-cell>
            </table:table-row>
            <table:table-row>
              <table:table-cell office:value-type="string">
                <text:p>2021-12-05</text:p>
              </table:table-cell>
              <table:table-cell office:value-type="float" office:value="5.32286212914485">
                <text:p>5.32286212914485</text:p>
              </table:table-cell>
              <table:table-cell office:value-type="float" office:value="6.61747662829329">
                <text:p>6.61747662829329</text:p>
              </table:table-cell>
              <table:table-cell office:value-type="float" office:value="5.68457383338252">
                <text:p>5.68457383338252</text:p>
              </table:table-cell>
            </table:table-row>
            <table:table-row>
              <table:table-cell office:value-type="string">
                <text:p>2021-12-06</text:p>
              </table:table-cell>
              <table:table-cell office:value-type="float" office:value="6.88224837043935">
                <text:p>6.88224837043935</text:p>
              </table:table-cell>
              <table:table-cell office:value-type="float" office:value="9.04586181350554">
                <text:p>9.04586181350554</text:p>
              </table:table-cell>
              <table:table-cell office:value-type="float" office:value="7.19035090716507">
                <text:p>7.19035090716507</text:p>
              </table:table-cell>
            </table:table-row>
            <table:table-row>
              <table:table-cell office:value-type="string">
                <text:p>2021-12-07</text:p>
              </table:table-cell>
              <table:table-cell office:value-type="float" office:value="6.23368175699482">
                <text:p>6.23368175699482</text:p>
              </table:table-cell>
              <table:table-cell office:value-type="float" office:value="7.75400862502807">
                <text:p>7.75400862502807</text:p>
              </table:table-cell>
              <table:table-cell office:value-type="float" office:value="6.37116190099271">
                <text:p>6.37116190099271</text:p>
              </table:table-cell>
            </table:table-row>
            <table:table-row>
              <table:table-cell office:value-type="string">
                <text:p>2021-12-08</text:p>
              </table:table-cell>
              <table:table-cell office:value-type="float" office:value="6.23398650355455">
                <text:p>6.23398650355455</text:p>
              </table:table-cell>
              <table:table-cell office:value-type="float" office:value="7.61491234213414">
                <text:p>7.61491234213414</text:p>
              </table:table-cell>
              <table:table-cell office:value-type="float" office:value="6.34858727682441">
                <text:p>6.34858727682441</text:p>
              </table:table-cell>
            </table:table-row>
            <table:table-row>
              <table:table-cell office:value-type="string">
                <text:p>2021-12-09</text:p>
              </table:table-cell>
              <table:table-cell office:value-type="float" office:value="5.72481757315881">
                <text:p>5.72481757315881</text:p>
              </table:table-cell>
              <table:table-cell office:value-type="float" office:value="7.34145160689681">
                <text:p>7.34145160689681</text:p>
              </table:table-cell>
              <table:table-cell office:value-type="float" office:value="5.97748564570552">
                <text:p>5.97748564570552</text:p>
              </table:table-cell>
            </table:table-row>
            <table:table-row>
              <table:table-cell office:value-type="string">
                <text:p>2021-12-10</text:p>
              </table:table-cell>
              <table:table-cell office:value-type="float" office:value="5.11562495005833">
                <text:p>5.11562495005833</text:p>
              </table:table-cell>
              <table:table-cell office:value-type="float" office:value="6.36534966682372">
                <text:p>6.36534966682372</text:p>
              </table:table-cell>
              <table:table-cell office:value-type="float" office:value="5.59695360592196">
                <text:p>5.59695360592196</text:p>
              </table:table-cell>
            </table:table-row>
            <table:table-row>
              <table:table-cell office:value-type="string">
                <text:p>2021-12-11</text:p>
              </table:table-cell>
              <table:table-cell office:value-type="float" office:value="4.65104519574033">
                <text:p>4.65104519574033</text:p>
              </table:table-cell>
              <table:table-cell office:value-type="float" office:value="5.65144649117645">
                <text:p>5.65144649117645</text:p>
              </table:table-cell>
              <table:table-cell office:value-type="float" office:value="5.05261407666759">
                <text:p>5.05261407666759</text:p>
              </table:table-cell>
            </table:table-row>
            <table:table-row>
              <table:table-cell office:value-type="string">
                <text:p>2021-12-12</text:p>
              </table:table-cell>
              <table:table-cell office:value-type="float" office:value="5.6921039075723">
                <text:p>5.6921039075723</text:p>
              </table:table-cell>
              <table:table-cell office:value-type="float" office:value="6.50161030595813">
                <text:p>6.50161030595813</text:p>
              </table:table-cell>
              <table:table-cell office:value-type="float" office:value="5.58522599505285">
                <text:p>5.58522599505285</text:p>
              </table:table-cell>
            </table:table-row>
            <table:table-row>
              <table:table-cell office:value-type="string">
                <text:p>2021-12-13</text:p>
              </table:table-cell>
              <table:table-cell office:value-type="float" office:value="7.71173508316802">
                <text:p>7.71173508316802</text:p>
              </table:table-cell>
              <table:table-cell office:value-type="float" office:value="9.56486905356064">
                <text:p>9.56486905356064</text:p>
              </table:table-cell>
              <table:table-cell office:value-type="float" office:value="7.30723494022246">
                <text:p>7.30723494022246</text:p>
              </table:table-cell>
            </table:table-row>
            <table:table-row>
              <table:table-cell office:value-type="string">
                <text:p>2021-12-14</text:p>
              </table:table-cell>
              <table:table-cell office:value-type="float" office:value="7.43389010557971">
                <text:p>7.43389010557971</text:p>
              </table:table-cell>
              <table:table-cell office:value-type="float" office:value="8.27856712241085">
                <text:p>8.27856712241085</text:p>
              </table:table-cell>
              <table:table-cell office:value-type="float" office:value="6.59385736079904">
                <text:p>6.59385736079904</text:p>
              </table:table-cell>
            </table:table-row>
            <table:table-row>
              <table:table-cell office:value-type="string">
                <text:p>2021-12-15</text:p>
              </table:table-cell>
              <table:table-cell office:value-type="float" office:value="7.24280698076621">
                <text:p>7.24280698076621</text:p>
              </table:table-cell>
              <table:table-cell office:value-type="float" office:value="7.88264556408547">
                <text:p>7.88264556408547</text:p>
              </table:table-cell>
              <table:table-cell office:value-type="float" office:value="6.45986623880371">
                <text:p>6.45986623880371</text:p>
              </table:table-cell>
            </table:table-row>
            <table:table-row>
              <table:table-cell office:value-type="string">
                <text:p>2021-12-16</text:p>
              </table:table-cell>
              <table:table-cell office:value-type="float" office:value="6.40997433076641">
                <text:p>6.40997433076641</text:p>
              </table:table-cell>
              <table:table-cell office:value-type="float" office:value="7.21644055635643">
                <text:p>7.21644055635643</text:p>
              </table:table-cell>
              <table:table-cell office:value-type="float" office:value="6.0710742056194">
                <text:p>6.0710742056194</text:p>
              </table:table-cell>
            </table:table-row>
            <table:table-row>
              <table:table-cell office:value-type="string">
                <text:p>2021-12-17</text:p>
              </table:table-cell>
              <table:table-cell office:value-type="float" office:value="5.70297348779126">
                <text:p>5.70297348779126</text:p>
              </table:table-cell>
              <table:table-cell office:value-type="float" office:value="6.36782692661394">
                <text:p>6.36782692661394</text:p>
              </table:table-cell>
              <table:table-cell office:value-type="float" office:value="5.70750403704352">
                <text:p>5.70750403704352</text:p>
              </table:table-cell>
            </table:table-row>
            <table:table-row>
              <table:table-cell office:value-type="string">
                <text:p>2021-12-18</text:p>
              </table:table-cell>
              <table:table-cell office:value-type="float" office:value="5.3261685286663">
                <text:p>5.3261685286663</text:p>
              </table:table-cell>
              <table:table-cell office:value-type="float" office:value="5.86821722058918">
                <text:p>5.86821722058918</text:p>
              </table:table-cell>
              <table:table-cell office:value-type="float" office:value="5.21815307144061">
                <text:p>5.21815307144061</text:p>
              </table:table-cell>
            </table:table-row>
            <table:table-row>
              <table:table-cell office:value-type="string">
                <text:p>2021-12-19</text:p>
              </table:table-cell>
              <table:table-cell office:value-type="float" office:value="7.14970551979181">
                <text:p>7.14970551979181</text:p>
              </table:table-cell>
              <table:table-cell office:value-type="float" office:value="7.49003153423158">
                <text:p>7.49003153423158</text:p>
              </table:table-cell>
              <table:table-cell office:value-type="float" office:value="6.29783940294514">
                <text:p>6.29783940294514</text:p>
              </table:table-cell>
            </table:table-row>
            <table:table-row>
              <table:table-cell office:value-type="string">
                <text:p>2021-12-20</text:p>
              </table:table-cell>
              <table:table-cell office:value-type="float" office:value="9.80282124072974">
                <text:p>9.80282124072974</text:p>
              </table:table-cell>
              <table:table-cell office:value-type="float" office:value="10.3101032153349">
                <text:p>10.3101032153349</text:p>
              </table:table-cell>
              <table:table-cell office:value-type="float" office:value="8.7851081606551">
                <text:p>8.7851081606551</text:p>
              </table:table-cell>
            </table:table-row>
            <table:table-row>
              <table:table-cell office:value-type="string">
                <text:p>2021-12-21</text:p>
              </table:table-cell>
              <table:table-cell office:value-type="float" office:value="10.5535719008702">
                <text:p>10.5535719008702</text:p>
              </table:table-cell>
              <table:table-cell office:value-type="float" office:value="9.63813079373858">
                <text:p>9.63813079373858</text:p>
              </table:table-cell>
              <table:table-cell office:value-type="float" office:value="8.47313266033339">
                <text:p>8.47313266033339</text:p>
              </table:table-cell>
            </table:table-row>
            <table:table-row>
              <table:table-cell office:value-type="string">
                <text:p>2021-12-22</text:p>
              </table:table-cell>
              <table:table-cell office:value-type="float" office:value="10.3063686639191">
                <text:p>10.3063686639191</text:p>
              </table:table-cell>
              <table:table-cell office:value-type="float" office:value="8.98304923159059">
                <text:p>8.98304923159059</text:p>
              </table:table-cell>
              <table:table-cell office:value-type="float" office:value="8.0269094172525">
                <text:p>8.0269094172525</text:p>
              </table:table-cell>
            </table:table-row>
            <table:table-row>
              <table:table-cell office:value-type="string">
                <text:p>2021-12-23</text:p>
              </table:table-cell>
              <table:table-cell office:value-type="float" office:value="8.57835930608645">
                <text:p>8.57835930608645</text:p>
              </table:table-cell>
              <table:table-cell office:value-type="float" office:value="7.43150060199205">
                <text:p>7.43150060199205</text:p>
              </table:table-cell>
              <table:table-cell office:value-type="float" office:value="6.74766334104993">
                <text:p>6.74766334104993</text:p>
              </table:table-cell>
            </table:table-row>
            <table:table-row>
              <table:table-cell office:value-type="string">
                <text:p>2021-12-24</text:p>
              </table:table-cell>
              <table:table-cell office:value-type="float" office:value="8.99359727346426">
                <text:p>8.99359727346426</text:p>
              </table:table-cell>
              <table:table-cell office:value-type="float" office:value="8.03890847369108">
                <text:p>8.03890847369108</text:p>
              </table:table-cell>
              <table:table-cell office:value-type="float" office:value="7.14474873400863">
                <text:p>7.14474873400863</text:p>
              </table:table-cell>
            </table:table-row>
            <table:table-row>
              <table:table-cell office:value-type="string">
                <text:p>2021-12-25</text:p>
              </table:table-cell>
              <table:table-cell office:value-type="float" office:value="13.0051016276622">
                <text:p>13.0051016276622</text:p>
              </table:table-cell>
              <table:table-cell office:value-type="float" office:value="11.7242032784814">
                <text:p>11.7242032784814</text:p>
              </table:table-cell>
              <table:table-cell office:value-type="float" office:value="10.2509650311429">
                <text:p>10.250965031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css3t="http://www.w3.org/TR/css3-text/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2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3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28pt" style:font-size-asian="10pt" style:font-size-complex="10pt"/>
    </style:style>
    <style:style style:name="ch5" style:family="chart">
      <style:chart-properties chart:interpolation="cubic-splin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9.72cm" svg:height="29.499cm" xlink:href=".." xlink:type="simple" chart:class="chart:line" chart:style-name="ch1">
        <chart:title svg:x="108.862cm" svg:y="0.724cm" chart:style-name="ch2">
          <text:p>% tests covid positifs</text:p>
        </chart:title>
        <chart:subtitle svg:x="104.325cm" svg:y="3.262cm" chart:style-name="ch3">
          <text:p>Comparaison 0-19 ans depuis 1/07/2021</text:p>
        </chart:subtitle>
        <chart:legend chart:legend-position="end" svg:x="218.475cm" svg:y="12.726cm" style:legend-expansion="high" chart:style-name="ch4"/>
        <chart:plot-area chart:style-name="ch5" table:cell-range-address="transformed.OZ1:transformed.VU3 transformed.OZ12:transformed.VU12" chart:data-source-has-labels="both" svg:x="1.216cm" svg:y="-0.425cm" svg:width="217.188cm" svg:height="29.8cm">
          <chartooo:coordinate-region svg:x="3.65cm" svg:y="-0.001cm" svg:width="214.454cm" svg:height="26.393cm"/>
          <chart:axis chart:dimension="x" chart:name="primary-x" chart:style-name="ch6" chartooo:axis-type="auto">
            <chartooo:date-scale/>
            <chart:categories table:cell-range-address="transformed.OZ1:transformed.VU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ransformed.OZ2:transformed.VU2" loext:label-string="'0-9 ans" chart:class="chart:line">
            <chart:data-point chart:repeated="178"/>
          </chart:series>
          <chart:series chart:style-name="ch10" chart:values-cell-range-address="transformed.OZ3:transformed.VU3" loext:label-string="'10-19 ans" chart:class="chart:line">
            <chart:data-point chart:repeated="178"/>
          </chart:series>
          <chart:series chart:style-name="ch11" chart:values-cell-range-address="transformed.OZ12:transformed.VU12" loext:label-string="'tous âges confondus" chart:class="chart:line">
            <chart:data-point chart:repeated="17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-9 ans</text:p>
              </table:table-cell>
              <table:table-cell office:value-type="string">
                <text:p>'10-19 ans</text:p>
              </table:table-cell>
              <table:table-cell office:value-type="string">
                <text:p>'tous âges confondus</text:p>
              </table:table-cell>
            </table:table-row>
          </table:table-header-rows>
          <table:table-rows>
            <table:table-row>
              <table:table-cell office:value-type="string">
                <text:p>2021-07-01</text:p>
                <draw:g>
                  <svg:desc>transformed.OZ1:transformed.VU1</svg:desc>
                </draw:g>
              </table:table-cell>
              <table:table-cell office:value-type="float" office:value="0.519356145714391">
                <text:p>0.519356145714391</text:p>
                <draw:g>
                  <svg:desc>transformed.OZ2:transformed.VU2</svg:desc>
                </draw:g>
              </table:table-cell>
              <table:table-cell office:value-type="float" office:value="0.82093654142804">
                <text:p>0.82093654142804</text:p>
                <draw:g>
                  <svg:desc>transformed.OZ3:transformed.VU3</svg:desc>
                </draw:g>
              </table:table-cell>
              <table:table-cell office:value-type="float" office:value="0.835362334941105">
                <text:p>0.835362334941105</text:p>
                <draw:g>
                  <svg:desc>transformed.OZ12:transformed.VU12</svg:desc>
                </draw:g>
              </table:table-cell>
            </table:table-row>
            <table:table-row>
              <table:table-cell office:value-type="string">
                <text:p>2021-07-02</text:p>
              </table:table-cell>
              <table:table-cell office:value-type="float" office:value="0.485959120080128">
                <text:p>0.485959120080128</text:p>
              </table:table-cell>
              <table:table-cell office:value-type="float" office:value="0.889515723621739">
                <text:p>0.889515723621739</text:p>
              </table:table-cell>
              <table:table-cell office:value-type="float" office:value="0.792218740956048">
                <text:p>0.792218740956048</text:p>
              </table:table-cell>
            </table:table-row>
            <table:table-row>
              <table:table-cell office:value-type="string">
                <text:p>2021-07-03</text:p>
              </table:table-cell>
              <table:table-cell office:value-type="float" office:value="0.779550398839739">
                <text:p>0.779550398839739</text:p>
              </table:table-cell>
              <table:table-cell office:value-type="float" office:value="0.854171824709086">
                <text:p>0.854171824709086</text:p>
              </table:table-cell>
              <table:table-cell office:value-type="float" office:value="0.814945396417527">
                <text:p>0.814945396417527</text:p>
              </table:table-cell>
            </table:table-row>
            <table:table-row>
              <table:table-cell office:value-type="string">
                <text:p>2021-07-04</text:p>
              </table:table-cell>
              <table:table-cell office:value-type="float" office:value="1.24119423012412">
                <text:p>1.24119423012412</text:p>
              </table:table-cell>
              <table:table-cell office:value-type="float" office:value="1.32289919880753">
                <text:p>1.32289919880753</text:p>
              </table:table-cell>
              <table:table-cell office:value-type="float" office:value="1.12205923878312">
                <text:p>1.12205923878312</text:p>
              </table:table-cell>
            </table:table-row>
            <table:table-row>
              <table:table-cell office:value-type="string">
                <text:p>2021-07-05</text:p>
              </table:table-cell>
              <table:table-cell office:value-type="float" office:value="1.049766718507">
                <text:p>1.049766718507</text:p>
              </table:table-cell>
              <table:table-cell office:value-type="float" office:value="1.24985278530208">
                <text:p>1.24985278530208</text:p>
              </table:table-cell>
              <table:table-cell office:value-type="float" office:value="1.22957065285683">
                <text:p>1.22957065285683</text:p>
              </table:table-cell>
            </table:table-row>
            <table:table-row>
              <table:table-cell office:value-type="string">
                <text:p>2021-07-06</text:p>
              </table:table-cell>
              <table:table-cell office:value-type="float" office:value="0.988002822865208">
                <text:p>0.988002822865208</text:p>
              </table:table-cell>
              <table:table-cell office:value-type="float" office:value="1.42968201899922">
                <text:p>1.42968201899922</text:p>
              </table:table-cell>
              <table:table-cell office:value-type="float" office:value="1.3164515646462">
                <text:p>1.3164515646462</text:p>
              </table:table-cell>
            </table:table-row>
            <table:table-row>
              <table:table-cell office:value-type="string">
                <text:p>2021-07-07</text:p>
              </table:table-cell>
              <table:table-cell office:value-type="float" office:value="1.18751333285928">
                <text:p>1.18751333285928</text:p>
              </table:table-cell>
              <table:table-cell office:value-type="float" office:value="1.50088495575221">
                <text:p>1.50088495575221</text:p>
              </table:table-cell>
              <table:table-cell office:value-type="float" office:value="1.46290558637378">
                <text:p>1.46290558637378</text:p>
              </table:table-cell>
            </table:table-row>
            <table:table-row>
              <table:table-cell office:value-type="string">
                <text:p>2021-07-08</text:p>
              </table:table-cell>
              <table:table-cell office:value-type="float" office:value="1.0132556041363">
                <text:p>1.0132556041363</text:p>
              </table:table-cell>
              <table:table-cell office:value-type="float" office:value="1.18666703764503">
                <text:p>1.18666703764503</text:p>
              </table:table-cell>
              <table:table-cell office:value-type="float" office:value="1.26651445075425">
                <text:p>1.26651445075425</text:p>
              </table:table-cell>
            </table:table-row>
            <table:table-row>
              <table:table-cell office:value-type="string">
                <text:p>2021-07-09</text:p>
              </table:table-cell>
              <table:table-cell office:value-type="float" office:value="1.06177072388431">
                <text:p>1.06177072388431</text:p>
              </table:table-cell>
              <table:table-cell office:value-type="float" office:value="1.05900942853256">
                <text:p>1.05900942853256</text:p>
              </table:table-cell>
              <table:table-cell office:value-type="float" office:value="1.08737972676761">
                <text:p>1.08737972676761</text:p>
              </table:table-cell>
            </table:table-row>
            <table:table-row>
              <table:table-cell office:value-type="string">
                <text:p>2021-07-10</text:p>
              </table:table-cell>
              <table:table-cell office:value-type="float" office:value="1.16207003408739">
                <text:p>1.16207003408739</text:p>
              </table:table-cell>
              <table:table-cell office:value-type="float" office:value="1.08180329281958">
                <text:p>1.08180329281958</text:p>
              </table:table-cell>
              <table:table-cell office:value-type="float" office:value="1.02264128979687">
                <text:p>1.02264128979687</text:p>
              </table:table-cell>
            </table:table-row>
            <table:table-row>
              <table:table-cell office:value-type="string">
                <text:p>2021-07-11</text:p>
              </table:table-cell>
              <table:table-cell office:value-type="float" office:value="1.32275132275132">
                <text:p>1.32275132275132</text:p>
              </table:table-cell>
              <table:table-cell office:value-type="float" office:value="1.52911193883552">
                <text:p>1.52911193883552</text:p>
              </table:table-cell>
              <table:table-cell office:value-type="float" office:value="1.37781321991848">
                <text:p>1.37781321991848</text:p>
              </table:table-cell>
            </table:table-row>
            <table:table-row>
              <table:table-cell office:value-type="string">
                <text:p>2021-07-12</text:p>
              </table:table-cell>
              <table:table-cell office:value-type="float" office:value="1.98549840753541">
                <text:p>1.98549840753541</text:p>
              </table:table-cell>
              <table:table-cell office:value-type="float" office:value="2.40848745846821">
                <text:p>2.40848745846821</text:p>
              </table:table-cell>
              <table:table-cell office:value-type="float" office:value="2.17215899979892">
                <text:p>2.17215899979892</text:p>
              </table:table-cell>
            </table:table-row>
            <table:table-row>
              <table:table-cell office:value-type="string">
                <text:p>2021-07-13</text:p>
              </table:table-cell>
              <table:table-cell office:value-type="float" office:value="2.38450074515648">
                <text:p>2.38450074515648</text:p>
              </table:table-cell>
              <table:table-cell office:value-type="float" office:value="2.52147057579219">
                <text:p>2.52147057579219</text:p>
              </table:table-cell>
              <table:table-cell office:value-type="float" office:value="2.16309600972001">
                <text:p>2.16309600972001</text:p>
              </table:table-cell>
            </table:table-row>
            <table:table-row>
              <table:table-cell office:value-type="string">
                <text:p>2021-07-14</text:p>
              </table:table-cell>
              <table:table-cell office:value-type="float" office:value="2.56081946222791">
                <text:p>2.56081946222791</text:p>
              </table:table-cell>
              <table:table-cell office:value-type="float" office:value="2.23642172523962">
                <text:p>2.23642172523962</text:p>
              </table:table-cell>
              <table:table-cell office:value-type="float" office:value="2.30031948881789">
                <text:p>2.30031948881789</text:p>
              </table:table-cell>
            </table:table-row>
            <table:table-row>
              <table:table-cell office:value-type="string">
                <text:p>2021-07-15</text:p>
              </table:table-cell>
              <table:table-cell office:value-type="float" office:value="2.39962463972116">
                <text:p>2.39962463972116</text:p>
              </table:table-cell>
              <table:table-cell office:value-type="float" office:value="3.01977615479465">
                <text:p>3.01977615479465</text:p>
              </table:table-cell>
              <table:table-cell office:value-type="float" office:value="3.01603916933986">
                <text:p>3.01603916933986</text:p>
              </table:table-cell>
            </table:table-row>
            <table:table-row>
              <table:table-cell office:value-type="string">
                <text:p>2021-07-16</text:p>
              </table:table-cell>
              <table:table-cell office:value-type="float" office:value="2.53202987430931">
                <text:p>2.53202987430931</text:p>
              </table:table-cell>
              <table:table-cell office:value-type="float" office:value="2.70415021423171">
                <text:p>2.70415021423171</text:p>
              </table:table-cell>
              <table:table-cell office:value-type="float" office:value="2.57539858326662">
                <text:p>2.57539858326662</text:p>
              </table:table-cell>
            </table:table-row>
            <table:table-row>
              <table:table-cell office:value-type="string">
                <text:p>2021-07-17</text:p>
              </table:table-cell>
              <table:table-cell office:value-type="float" office:value="2.48060762766645">
                <text:p>2.48060762766645</text:p>
              </table:table-cell>
              <table:table-cell office:value-type="float" office:value="2.75142971876428">
                <text:p>2.75142971876428</text:p>
              </table:table-cell>
              <table:table-cell office:value-type="float" office:value="2.6708425768846">
                <text:p>2.6708425768846</text:p>
              </table:table-cell>
            </table:table-row>
            <table:table-row>
              <table:table-cell office:value-type="string">
                <text:p>2021-07-18</text:p>
              </table:table-cell>
              <table:table-cell office:value-type="float" office:value="3.38607594936709">
                <text:p>3.38607594936709</text:p>
              </table:table-cell>
              <table:table-cell office:value-type="float" office:value="3.50443934850356">
                <text:p>3.50443934850356</text:p>
              </table:table-cell>
              <table:table-cell office:value-type="float" office:value="3.26565582099663">
                <text:p>3.26565582099663</text:p>
              </table:table-cell>
            </table:table-row>
            <table:table-row>
              <table:table-cell office:value-type="string">
                <text:p>2021-07-19</text:p>
              </table:table-cell>
              <table:table-cell office:value-type="float" office:value="5.07251264755481">
                <text:p>5.07251264755481</text:p>
              </table:table-cell>
              <table:table-cell office:value-type="float" office:value="5.83248883898003">
                <text:p>5.83248883898003</text:p>
              </table:table-cell>
              <table:table-cell office:value-type="float" office:value="5.15253043384026">
                <text:p>5.15253043384026</text:p>
              </table:table-cell>
            </table:table-row>
            <table:table-row>
              <table:table-cell office:value-type="string">
                <text:p>2021-07-20</text:p>
              </table:table-cell>
              <table:table-cell office:value-type="float" office:value="5.41310541310541">
                <text:p>5.41310541310541</text:p>
              </table:table-cell>
              <table:table-cell office:value-type="float" office:value="5.94003571540462">
                <text:p>5.94003571540462</text:p>
              </table:table-cell>
              <table:table-cell office:value-type="float" office:value="4.95708832056029">
                <text:p>4.95708832056029</text:p>
              </table:table-cell>
            </table:table-row>
            <table:table-row>
              <table:table-cell office:value-type="string">
                <text:p>2021-07-21</text:p>
              </table:table-cell>
              <table:table-cell office:value-type="float" office:value="5.4016079931309">
                <text:p>5.4016079931309</text:p>
              </table:table-cell>
              <table:table-cell office:value-type="float" office:value="5.4131695305674">
                <text:p>5.4131695305674</text:p>
              </table:table-cell>
              <table:table-cell office:value-type="float" office:value="4.36176949344812">
                <text:p>4.36176949344812</text:p>
              </table:table-cell>
            </table:table-row>
            <table:table-row>
              <table:table-cell office:value-type="string">
                <text:p>2021-07-22</text:p>
              </table:table-cell>
              <table:table-cell office:value-type="float" office:value="5.42766956655632">
                <text:p>5.42766956655632</text:p>
              </table:table-cell>
              <table:table-cell office:value-type="float" office:value="5.04612329160896">
                <text:p>5.04612329160896</text:p>
              </table:table-cell>
              <table:table-cell office:value-type="float" office:value="4.15487408741517">
                <text:p>4.15487408741517</text:p>
              </table:table-cell>
            </table:table-row>
            <table:table-row>
              <table:table-cell office:value-type="string">
                <text:p>2021-07-23</text:p>
              </table:table-cell>
              <table:table-cell office:value-type="float" office:value="4.99178981937603">
                <text:p>4.99178981937603</text:p>
              </table:table-cell>
              <table:table-cell office:value-type="float" office:value="3.9770942349636">
                <text:p>3.9770942349636</text:p>
              </table:table-cell>
              <table:table-cell office:value-type="float" office:value="3.1044794227251">
                <text:p>3.1044794227251</text:p>
              </table:table-cell>
            </table:table-row>
            <table:table-row>
              <table:table-cell office:value-type="string">
                <text:p>2021-07-24</text:p>
              </table:table-cell>
              <table:table-cell office:value-type="float" office:value="4.33522021261908">
                <text:p>4.33522021261908</text:p>
              </table:table-cell>
              <table:table-cell office:value-type="float" office:value="3.47671000627525">
                <text:p>3.47671000627525</text:p>
              </table:table-cell>
              <table:table-cell office:value-type="float" office:value="2.81133574644654">
                <text:p>2.81133574644654</text:p>
              </table:table-cell>
            </table:table-row>
            <table:table-row>
              <table:table-cell office:value-type="string">
                <text:p>2021-07-25</text:p>
              </table:table-cell>
              <table:table-cell office:value-type="float" office:value="5.51031487513572">
                <text:p>5.51031487513572</text:p>
              </table:table-cell>
              <table:table-cell office:value-type="float" office:value="3.77165683496679">
                <text:p>3.77165683496679</text:p>
              </table:table-cell>
              <table:table-cell office:value-type="float" office:value="3.2587711935538">
                <text:p>3.2587711935538</text:p>
              </table:table-cell>
            </table:table-row>
            <table:table-row>
              <table:table-cell office:value-type="string">
                <text:p>2021-07-26</text:p>
              </table:table-cell>
              <table:table-cell office:value-type="float" office:value="7.2610096670247">
                <text:p>7.2610096670247</text:p>
              </table:table-cell>
              <table:table-cell office:value-type="float" office:value="6.46077653667217">
                <text:p>6.46077653667217</text:p>
              </table:table-cell>
              <table:table-cell office:value-type="float" office:value="5.25626927208942">
                <text:p>5.25626927208942</text:p>
              </table:table-cell>
            </table:table-row>
            <table:table-row>
              <table:table-cell office:value-type="string">
                <text:p>2021-07-27</text:p>
              </table:table-cell>
              <table:table-cell office:value-type="float" office:value="7.56450351837373">
                <text:p>7.56450351837373</text:p>
              </table:table-cell>
              <table:table-cell office:value-type="float" office:value="6.20280117972253">
                <text:p>6.20280117972253</text:p>
              </table:table-cell>
              <table:table-cell office:value-type="float" office:value="4.82187708719415">
                <text:p>4.82187708719415</text:p>
              </table:table-cell>
            </table:table-row>
            <table:table-row>
              <table:table-cell office:value-type="string">
                <text:p>2021-07-28</text:p>
              </table:table-cell>
              <table:table-cell office:value-type="float" office:value="6.87231550175713">
                <text:p>6.87231550175713</text:p>
              </table:table-cell>
              <table:table-cell office:value-type="float" office:value="5.59933112062631">
                <text:p>5.59933112062631</text:p>
              </table:table-cell>
              <table:table-cell office:value-type="float" office:value="4.64819421934341">
                <text:p>4.64819421934341</text:p>
              </table:table-cell>
            </table:table-row>
            <table:table-row>
              <table:table-cell office:value-type="string">
                <text:p>2021-07-29</text:p>
              </table:table-cell>
              <table:table-cell office:value-type="float" office:value="6.55910206944932">
                <text:p>6.55910206944932</text:p>
              </table:table-cell>
              <table:table-cell office:value-type="float" office:value="4.58961793843739">
                <text:p>4.58961793843739</text:p>
              </table:table-cell>
              <table:table-cell office:value-type="float" office:value="3.9816617471582">
                <text:p>3.9816617471582</text:p>
              </table:table-cell>
            </table:table-row>
            <table:table-row>
              <table:table-cell office:value-type="string">
                <text:p>2021-07-30</text:p>
              </table:table-cell>
              <table:table-cell office:value-type="float" office:value="5.69160387513455">
                <text:p>5.69160387513455</text:p>
              </table:table-cell>
              <table:table-cell office:value-type="float" office:value="3.34968288779563">
                <text:p>3.34968288779563</text:p>
              </table:table-cell>
              <table:table-cell office:value-type="float" office:value="2.86952186505864">
                <text:p>2.86952186505864</text:p>
              </table:table-cell>
            </table:table-row>
            <table:table-row>
              <table:table-cell office:value-type="string">
                <text:p>2021-07-31</text:p>
              </table:table-cell>
              <table:table-cell office:value-type="float" office:value="4.82125486381323">
                <text:p>4.82125486381323</text:p>
              </table:table-cell>
              <table:table-cell office:value-type="float" office:value="2.83721060545215">
                <text:p>2.83721060545215</text:p>
              </table:table-cell>
              <table:table-cell office:value-type="float" office:value="2.56638490471455">
                <text:p>2.56638490471455</text:p>
              </table:table-cell>
            </table:table-row>
            <table:table-row>
              <table:table-cell office:value-type="string">
                <text:p>2021-08-01</text:p>
              </table:table-cell>
              <table:table-cell office:value-type="float" office:value="6.10940089983424">
                <text:p>6.10940089983424</text:p>
              </table:table-cell>
              <table:table-cell office:value-type="float" office:value="2.99158616391399">
                <text:p>2.99158616391399</text:p>
              </table:table-cell>
              <table:table-cell office:value-type="float" office:value="2.94712438024078">
                <text:p>2.94712438024078</text:p>
              </table:table-cell>
            </table:table-row>
            <table:table-row>
              <table:table-cell office:value-type="string">
                <text:p>2021-08-02</text:p>
              </table:table-cell>
              <table:table-cell office:value-type="float" office:value="8.88374485596708">
                <text:p>8.88374485596708</text:p>
              </table:table-cell>
              <table:table-cell office:value-type="float" office:value="5.7219550817836">
                <text:p>5.7219550817836</text:p>
              </table:table-cell>
              <table:table-cell office:value-type="float" office:value="5.10720840358704">
                <text:p>5.10720840358704</text:p>
              </table:table-cell>
            </table:table-row>
            <table:table-row>
              <table:table-cell office:value-type="string">
                <text:p>2021-08-03</text:p>
              </table:table-cell>
              <table:table-cell office:value-type="float" office:value="9.36020559989179">
                <text:p>9.36020559989179</text:p>
              </table:table-cell>
              <table:table-cell office:value-type="float" office:value="5.94444869929284">
                <text:p>5.94444869929284</text:p>
              </table:table-cell>
              <table:table-cell office:value-type="float" office:value="4.83189731061108">
                <text:p>4.83189731061108</text:p>
              </table:table-cell>
            </table:table-row>
            <table:table-row>
              <table:table-cell office:value-type="string">
                <text:p>2021-08-04</text:p>
              </table:table-cell>
              <table:table-cell office:value-type="float" office:value="8.9190128606187">
                <text:p>8.9190128606187</text:p>
              </table:table-cell>
              <table:table-cell office:value-type="float" office:value="5.53892404663559">
                <text:p>5.53892404663559</text:p>
              </table:table-cell>
              <table:table-cell office:value-type="float" office:value="4.67727867422591">
                <text:p>4.67727867422591</text:p>
              </table:table-cell>
            </table:table-row>
            <table:table-row>
              <table:table-cell office:value-type="string">
                <text:p>2021-08-05</text:p>
              </table:table-cell>
              <table:table-cell office:value-type="float" office:value="9.43262411347518">
                <text:p>9.43262411347518</text:p>
              </table:table-cell>
              <table:table-cell office:value-type="float" office:value="4.72431328137144">
                <text:p>4.72431328137144</text:p>
              </table:table-cell>
              <table:table-cell office:value-type="float" office:value="4.1857805811519">
                <text:p>4.1857805811519</text:p>
              </table:table-cell>
            </table:table-row>
            <table:table-row>
              <table:table-cell office:value-type="string">
                <text:p>2021-08-06</text:p>
              </table:table-cell>
              <table:table-cell office:value-type="float" office:value="7.52789564670753">
                <text:p>7.52789564670753</text:p>
              </table:table-cell>
              <table:table-cell office:value-type="float" office:value="3.6914969189341">
                <text:p>3.6914969189341</text:p>
              </table:table-cell>
              <table:table-cell office:value-type="float" office:value="3.17386443666307">
                <text:p>3.17386443666307</text:p>
              </table:table-cell>
            </table:table-row>
            <table:table-row>
              <table:table-cell office:value-type="string">
                <text:p>2021-08-07</text:p>
              </table:table-cell>
              <table:table-cell office:value-type="float" office:value="7.21861884776803">
                <text:p>7.21861884776803</text:p>
              </table:table-cell>
              <table:table-cell office:value-type="float" office:value="3.16968768165724">
                <text:p>3.16968768165724</text:p>
              </table:table-cell>
              <table:table-cell office:value-type="float" office:value="2.76117548009462">
                <text:p>2.76117548009462</text:p>
              </table:table-cell>
            </table:table-row>
            <table:table-row>
              <table:table-cell office:value-type="string">
                <text:p>2021-08-08</text:p>
              </table:table-cell>
              <table:table-cell office:value-type="float" office:value="8.78323932312651">
                <text:p>8.78323932312651</text:p>
              </table:table-cell>
              <table:table-cell office:value-type="float" office:value="3.3496889850481">
                <text:p>3.3496889850481</text:p>
              </table:table-cell>
              <table:table-cell office:value-type="float" office:value="2.9609200474365">
                <text:p>2.9609200474365</text:p>
              </table:table-cell>
            </table:table-row>
            <table:table-row>
              <table:table-cell office:value-type="string">
                <text:p>2021-08-09</text:p>
              </table:table-cell>
              <table:table-cell office:value-type="float" office:value="12.1616912533395">
                <text:p>12.1616912533395</text:p>
              </table:table-cell>
              <table:table-cell office:value-type="float" office:value="5.2436581822558">
                <text:p>5.2436581822558</text:p>
              </table:table-cell>
              <table:table-cell office:value-type="float" office:value="3.81810717701729">
                <text:p>3.81810717701729</text:p>
              </table:table-cell>
            </table:table-row>
            <table:table-row>
              <table:table-cell office:value-type="string">
                <text:p>2021-08-10</text:p>
              </table:table-cell>
              <table:table-cell office:value-type="float" office:value="12.6269414575866">
                <text:p>12.6269414575866</text:p>
              </table:table-cell>
              <table:table-cell office:value-type="float" office:value="4.98929402001865">
                <text:p>4.98929402001865</text:p>
              </table:table-cell>
              <table:table-cell office:value-type="float" office:value="3.47571591194869">
                <text:p>3.47571591194869</text:p>
              </table:table-cell>
            </table:table-row>
            <table:table-row>
              <table:table-cell office:value-type="string">
                <text:p>2021-08-11</text:p>
              </table:table-cell>
              <table:table-cell office:value-type="float" office:value="12.2577101153575">
                <text:p>12.2577101153575</text:p>
              </table:table-cell>
              <table:table-cell office:value-type="float" office:value="4.79147509060421">
                <text:p>4.79147509060421</text:p>
              </table:table-cell>
              <table:table-cell office:value-type="float" office:value="3.48494476993501">
                <text:p>3.48494476993501</text:p>
              </table:table-cell>
            </table:table-row>
            <table:table-row>
              <table:table-cell office:value-type="string">
                <text:p>2021-08-12</text:p>
              </table:table-cell>
              <table:table-cell office:value-type="float" office:value="11.3900310178172">
                <text:p>11.3900310178172</text:p>
              </table:table-cell>
              <table:table-cell office:value-type="float" office:value="4.3179299697868">
                <text:p>4.3179299697868</text:p>
              </table:table-cell>
              <table:table-cell office:value-type="float" office:value="3.06694033377503">
                <text:p>3.06694033377503</text:p>
              </table:table-cell>
            </table:table-row>
            <table:table-row>
              <table:table-cell office:value-type="string">
                <text:p>2021-08-13</text:p>
              </table:table-cell>
              <table:table-cell office:value-type="float" office:value="9.35393425997733">
                <text:p>9.35393425997733</text:p>
              </table:table-cell>
              <table:table-cell office:value-type="float" office:value="3.59424219466486">
                <text:p>3.59424219466486</text:p>
              </table:table-cell>
              <table:table-cell office:value-type="float" office:value="2.51535644601839">
                <text:p>2.51535644601839</text:p>
              </table:table-cell>
            </table:table-row>
            <table:table-row>
              <table:table-cell office:value-type="string">
                <text:p>2021-08-14</text:p>
              </table:table-cell>
              <table:table-cell office:value-type="float" office:value="8.5320045994634">
                <text:p>8.5320045994634</text:p>
              </table:table-cell>
              <table:table-cell office:value-type="float" office:value="2.74686284549121">
                <text:p>2.74686284549121</text:p>
              </table:table-cell>
              <table:table-cell office:value-type="float" office:value="2.09612869520927">
                <text:p>2.09612869520927</text:p>
              </table:table-cell>
            </table:table-row>
            <table:table-row>
              <table:table-cell office:value-type="string">
                <text:p>2021-08-15</text:p>
              </table:table-cell>
              <table:table-cell office:value-type="float" office:value="8.68355134984692">
                <text:p>8.68355134984692</text:p>
              </table:table-cell>
              <table:table-cell office:value-type="float" office:value="3.05403878742233">
                <text:p>3.05403878742233</text:p>
              </table:table-cell>
              <table:table-cell office:value-type="float" office:value="2.61541419579429">
                <text:p>2.61541419579429</text:p>
              </table:table-cell>
            </table:table-row>
            <table:table-row>
              <table:table-cell office:value-type="string">
                <text:p>2021-08-16</text:p>
              </table:table-cell>
              <table:table-cell office:value-type="float" office:value="12.6514527702623">
                <text:p>12.6514527702623</text:p>
              </table:table-cell>
              <table:table-cell office:value-type="float" office:value="4.9924504840572">
                <text:p>4.9924504840572</text:p>
              </table:table-cell>
              <table:table-cell office:value-type="float" office:value="3.50652372931572">
                <text:p>3.50652372931572</text:p>
              </table:table-cell>
            </table:table-row>
            <table:table-row>
              <table:table-cell office:value-type="string">
                <text:p>2021-08-17</text:p>
              </table:table-cell>
              <table:table-cell office:value-type="float" office:value="12.7610034550098">
                <text:p>12.7610034550098</text:p>
              </table:table-cell>
              <table:table-cell office:value-type="float" office:value="4.72664900777281">
                <text:p>4.72664900777281</text:p>
              </table:table-cell>
              <table:table-cell office:value-type="float" office:value="3.0779218090205">
                <text:p>3.0779218090205</text:p>
              </table:table-cell>
            </table:table-row>
            <table:table-row>
              <table:table-cell office:value-type="string">
                <text:p>2021-08-18</text:p>
              </table:table-cell>
              <table:table-cell office:value-type="float" office:value="12.6344912388564">
                <text:p>12.6344912388564</text:p>
              </table:table-cell>
              <table:table-cell office:value-type="float" office:value="4.64468559673635">
                <text:p>4.64468559673635</text:p>
              </table:table-cell>
              <table:table-cell office:value-type="float" office:value="3.04900696688475">
                <text:p>3.04900696688475</text:p>
              </table:table-cell>
            </table:table-row>
            <table:table-row>
              <table:table-cell office:value-type="string">
                <text:p>2021-08-19</text:p>
              </table:table-cell>
              <table:table-cell office:value-type="float" office:value="10.7472590882862">
                <text:p>10.7472590882862</text:p>
              </table:table-cell>
              <table:table-cell office:value-type="float" office:value="3.77066168699917">
                <text:p>3.77066168699917</text:p>
              </table:table-cell>
              <table:table-cell office:value-type="float" office:value="2.55247241935427">
                <text:p>2.55247241935427</text:p>
              </table:table-cell>
            </table:table-row>
            <table:table-row>
              <table:table-cell office:value-type="string">
                <text:p>2021-08-20</text:p>
              </table:table-cell>
              <table:table-cell office:value-type="float" office:value="9.98320134389249">
                <text:p>9.98320134389249</text:p>
              </table:table-cell>
              <table:table-cell office:value-type="float" office:value="3.10340921961717">
                <text:p>3.10340921961717</text:p>
              </table:table-cell>
              <table:table-cell office:value-type="float" office:value="2.10349543159413">
                <text:p>2.10349543159413</text:p>
              </table:table-cell>
            </table:table-row>
            <table:table-row>
              <table:table-cell office:value-type="string">
                <text:p>2021-08-21</text:p>
              </table:table-cell>
              <table:table-cell office:value-type="float" office:value="9.18733681462141">
                <text:p>9.18733681462141</text:p>
              </table:table-cell>
              <table:table-cell office:value-type="float" office:value="2.60856047258783">
                <text:p>2.60856047258783</text:p>
              </table:table-cell>
              <table:table-cell office:value-type="float" office:value="1.9362895753548">
                <text:p>1.9362895753548</text:p>
              </table:table-cell>
            </table:table-row>
            <table:table-row>
              <table:table-cell office:value-type="string">
                <text:p>2021-08-22</text:p>
              </table:table-cell>
              <table:table-cell office:value-type="float" office:value="9.31824947901161">
                <text:p>9.31824947901161</text:p>
              </table:table-cell>
              <table:table-cell office:value-type="float" office:value="3.23487454896367">
                <text:p>3.23487454896367</text:p>
              </table:table-cell>
              <table:table-cell office:value-type="float" office:value="2.50211160229479">
                <text:p>2.50211160229479</text:p>
              </table:table-cell>
            </table:table-row>
            <table:table-row>
              <table:table-cell office:value-type="string">
                <text:p>2021-08-23</text:p>
              </table:table-cell>
              <table:table-cell office:value-type="float" office:value="14.1444232602479">
                <text:p>14.1444232602479</text:p>
              </table:table-cell>
              <table:table-cell office:value-type="float" office:value="4.97677504976775">
                <text:p>4.97677504976775</text:p>
              </table:table-cell>
              <table:table-cell office:value-type="float" office:value="3.30965655664585">
                <text:p>3.30965655664585</text:p>
              </table:table-cell>
            </table:table-row>
            <table:table-row>
              <table:table-cell office:value-type="string">
                <text:p>2021-08-24</text:p>
              </table:table-cell>
              <table:table-cell office:value-type="float" office:value="13.1512314892964">
                <text:p>13.1512314892964</text:p>
              </table:table-cell>
              <table:table-cell office:value-type="float" office:value="4.49088042115196">
                <text:p>4.49088042115196</text:p>
              </table:table-cell>
              <table:table-cell office:value-type="float" office:value="2.89381791278166">
                <text:p>2.89381791278166</text:p>
              </table:table-cell>
            </table:table-row>
            <table:table-row>
              <table:table-cell office:value-type="string">
                <text:p>2021-08-25</text:p>
              </table:table-cell>
              <table:table-cell office:value-type="float" office:value="12.8862745098039">
                <text:p>12.8862745098039</text:p>
              </table:table-cell>
              <table:table-cell office:value-type="float" office:value="4.18607098692346">
                <text:p>4.18607098692346</text:p>
              </table:table-cell>
              <table:table-cell office:value-type="float" office:value="2.81290778478316">
                <text:p>2.81290778478316</text:p>
              </table:table-cell>
            </table:table-row>
            <table:table-row>
              <table:table-cell office:value-type="string">
                <text:p>2021-08-26</text:p>
              </table:table-cell>
              <table:table-cell office:value-type="float" office:value="12.3091603053435">
                <text:p>12.3091603053435</text:p>
              </table:table-cell>
              <table:table-cell office:value-type="float" office:value="3.57375477750058">
                <text:p>3.57375477750058</text:p>
              </table:table-cell>
              <table:table-cell office:value-type="float" office:value="2.35098535696937">
                <text:p>2.35098535696937</text:p>
              </table:table-cell>
            </table:table-row>
            <table:table-row>
              <table:table-cell office:value-type="string">
                <text:p>2021-08-27</text:p>
              </table:table-cell>
              <table:table-cell office:value-type="float" office:value="10.7157408664946">
                <text:p>10.7157408664946</text:p>
              </table:table-cell>
              <table:table-cell office:value-type="float" office:value="2.87500946037993">
                <text:p>2.87500946037993</text:p>
              </table:table-cell>
              <table:table-cell office:value-type="float" office:value="1.81509823353324">
                <text:p>1.81509823353324</text:p>
              </table:table-cell>
            </table:table-row>
            <table:table-row>
              <table:table-cell office:value-type="string">
                <text:p>2021-08-28</text:p>
              </table:table-cell>
              <table:table-cell office:value-type="float" office:value="10.3258094168114">
                <text:p>10.3258094168114</text:p>
              </table:table-cell>
              <table:table-cell office:value-type="float" office:value="2.46147366334671">
                <text:p>2.46147366334671</text:p>
              </table:table-cell>
              <table:table-cell office:value-type="float" office:value="1.59269369553565">
                <text:p>1.59269369553565</text:p>
              </table:table-cell>
            </table:table-row>
            <table:table-row>
              <table:table-cell office:value-type="string">
                <text:p>2021-08-29</text:p>
              </table:table-cell>
              <table:table-cell office:value-type="float" office:value="8.07866868381241">
                <text:p>8.07866868381241</text:p>
              </table:table-cell>
              <table:table-cell office:value-type="float" office:value="2.70912086846952">
                <text:p>2.70912086846952</text:p>
              </table:table-cell>
              <table:table-cell office:value-type="float" office:value="2.09914400388336">
                <text:p>2.09914400388336</text:p>
              </table:table-cell>
            </table:table-row>
            <table:table-row>
              <table:table-cell office:value-type="string">
                <text:p>2021-08-30</text:p>
              </table:table-cell>
              <table:table-cell office:value-type="float" office:value="11.9211180859884">
                <text:p>11.9211180859884</text:p>
              </table:table-cell>
              <table:table-cell office:value-type="float" office:value="4.44725251806505">
                <text:p>4.44725251806505</text:p>
              </table:table-cell>
              <table:table-cell office:value-type="float" office:value="2.72535082923273">
                <text:p>2.72535082923273</text:p>
              </table:table-cell>
            </table:table-row>
            <table:table-row>
              <table:table-cell office:value-type="string">
                <text:p>2021-08-31</text:p>
              </table:table-cell>
              <table:table-cell office:value-type="float" office:value="11.4672903625232">
                <text:p>11.4672903625232</text:p>
              </table:table-cell>
              <table:table-cell office:value-type="float" office:value="4.26238800799887">
                <text:p>4.26238800799887</text:p>
              </table:table-cell>
              <table:table-cell office:value-type="float" office:value="2.54048534227775">
                <text:p>2.54048534227775</text:p>
              </table:table-cell>
            </table:table-row>
            <table:table-row>
              <table:table-cell office:value-type="string">
                <text:p>2021-09-01</text:p>
              </table:table-cell>
              <table:table-cell office:value-type="float" office:value="10.8457396262274">
                <text:p>10.8457396262274</text:p>
              </table:table-cell>
              <table:table-cell office:value-type="float" office:value="4.51542577789522">
                <text:p>4.51542577789522</text:p>
              </table:table-cell>
              <table:table-cell office:value-type="float" office:value="2.66724470370649">
                <text:p>2.66724470370649</text:p>
              </table:table-cell>
            </table:table-row>
            <table:table-row>
              <table:table-cell office:value-type="string">
                <text:p>2021-09-02</text:p>
              </table:table-cell>
              <table:table-cell office:value-type="float" office:value="12.8574207352655">
                <text:p>12.8574207352655</text:p>
              </table:table-cell>
              <table:table-cell office:value-type="float" office:value="3.79021595416483">
                <text:p>3.79021595416483</text:p>
              </table:table-cell>
              <table:table-cell office:value-type="float" office:value="2.12487651236978">
                <text:p>2.12487651236978</text:p>
              </table:table-cell>
            </table:table-row>
            <table:table-row>
              <table:table-cell office:value-type="string">
                <text:p>2021-09-03</text:p>
              </table:table-cell>
              <table:table-cell office:value-type="float" office:value="9.76713141501038">
                <text:p>9.76713141501038</text:p>
              </table:table-cell>
              <table:table-cell office:value-type="float" office:value="2.81249085428312">
                <text:p>2.81249085428312</text:p>
              </table:table-cell>
              <table:table-cell office:value-type="float" office:value="1.54674166020171">
                <text:p>1.54674166020171</text:p>
              </table:table-cell>
            </table:table-row>
            <table:table-row>
              <table:table-cell office:value-type="string">
                <text:p>2021-09-04</text:p>
              </table:table-cell>
              <table:table-cell office:value-type="float" office:value="9.06004288777698">
                <text:p>9.06004288777698</text:p>
              </table:table-cell>
              <table:table-cell office:value-type="float" office:value="2.43762637922525">
                <text:p>2.43762637922525</text:p>
              </table:table-cell>
              <table:table-cell office:value-type="float" office:value="1.40615834440166">
                <text:p>1.40615834440166</text:p>
              </table:table-cell>
            </table:table-row>
            <table:table-row>
              <table:table-cell office:value-type="string">
                <text:p>2021-09-05</text:p>
              </table:table-cell>
              <table:table-cell office:value-type="float" office:value="8.60275513072814">
                <text:p>8.60275513072814</text:p>
              </table:table-cell>
              <table:table-cell office:value-type="float" office:value="2.93412738760985">
                <text:p>2.93412738760985</text:p>
              </table:table-cell>
              <table:table-cell office:value-type="float" office:value="1.97868667703325">
                <text:p>1.97868667703325</text:p>
              </table:table-cell>
            </table:table-row>
            <table:table-row>
              <table:table-cell office:value-type="string">
                <text:p>2021-09-06</text:p>
              </table:table-cell>
              <table:table-cell office:value-type="float" office:value="7.82331027142097">
                <text:p>7.82331027142097</text:p>
              </table:table-cell>
              <table:table-cell office:value-type="float" office:value="4.88990395877255">
                <text:p>4.88990395877255</text:p>
              </table:table-cell>
              <table:table-cell office:value-type="float" office:value="2.41107780737214">
                <text:p>2.41107780737214</text:p>
              </table:table-cell>
            </table:table-row>
            <table:table-row>
              <table:table-cell office:value-type="string">
                <text:p>2021-09-07</text:p>
              </table:table-cell>
              <table:table-cell office:value-type="float" office:value="6.1044210175424">
                <text:p>6.1044210175424</text:p>
              </table:table-cell>
              <table:table-cell office:value-type="float" office:value="4.18537130094919">
                <text:p>4.18537130094919</text:p>
              </table:table-cell>
              <table:table-cell office:value-type="float" office:value="2.12328343998808">
                <text:p>2.12328343998808</text:p>
              </table:table-cell>
            </table:table-row>
            <table:table-row>
              <table:table-cell office:value-type="string">
                <text:p>2021-09-08</text:p>
              </table:table-cell>
              <table:table-cell office:value-type="float" office:value="6.33736748287832">
                <text:p>6.33736748287832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2.02816542604211">
                <text:p>2.02816542604211</text:p>
              </table:table-cell>
            </table:table-row>
            <table:table-row>
              <table:table-cell office:value-type="string">
                <text:p>2021-09-09</text:p>
              </table:table-cell>
              <table:table-cell office:value-type="float" office:value="3.92286039408277">
                <text:p>3.92286039408277</text:p>
              </table:table-cell>
              <table:table-cell office:value-type="float" office:value="2.66760077602932">
                <text:p>2.66760077602932</text:p>
              </table:table-cell>
              <table:table-cell office:value-type="float" office:value="1.61810345951726">
                <text:p>1.61810345951726</text:p>
              </table:table-cell>
            </table:table-row>
            <table:table-row>
              <table:table-cell office:value-type="string">
                <text:p>2021-09-10</text:p>
              </table:table-cell>
              <table:table-cell office:value-type="float" office:value="3.29887106357695">
                <text:p>3.29887106357695</text:p>
              </table:table-cell>
              <table:table-cell office:value-type="float" office:value="2.00924224408172">
                <text:p>2.00924224408172</text:p>
              </table:table-cell>
              <table:table-cell office:value-type="float" office:value="1.16954241428933">
                <text:p>1.16954241428933</text:p>
              </table:table-cell>
            </table:table-row>
            <table:table-row>
              <table:table-cell office:value-type="string">
                <text:p>2021-09-11</text:p>
              </table:table-cell>
              <table:table-cell office:value-type="float" office:value="4.16166999777926">
                <text:p>4.16166999777926</text:p>
              </table:table-cell>
              <table:table-cell office:value-type="float" office:value="1.63633276216058">
                <text:p>1.63633276216058</text:p>
              </table:table-cell>
              <table:table-cell office:value-type="float" office:value="1.02488858200992">
                <text:p>1.02488858200992</text:p>
              </table:table-cell>
            </table:table-row>
            <table:table-row>
              <table:table-cell office:value-type="string">
                <text:p>2021-09-12</text:p>
              </table:table-cell>
              <table:table-cell office:value-type="float" office:value="3.54361370716511">
                <text:p>3.54361370716511</text:p>
              </table:table-cell>
              <table:table-cell office:value-type="float" office:value="1.86091340450771">
                <text:p>1.86091340450771</text:p>
              </table:table-cell>
              <table:table-cell office:value-type="float" office:value="1.36750147297366">
                <text:p>1.36750147297366</text:p>
              </table:table-cell>
            </table:table-row>
            <table:table-row>
              <table:table-cell office:value-type="string">
                <text:p>2021-09-13</text:p>
              </table:table-cell>
              <table:table-cell office:value-type="float" office:value="3.33340356939674">
                <text:p>3.33340356939674</text:p>
              </table:table-cell>
              <table:table-cell office:value-type="float" office:value="3.02108573490746">
                <text:p>3.02108573490746</text:p>
              </table:table-cell>
              <table:table-cell office:value-type="float" office:value="1.76857788068147">
                <text:p>1.76857788068147</text:p>
              </table:table-cell>
            </table:table-row>
            <table:table-row>
              <table:table-cell office:value-type="string">
                <text:p>2021-09-14</text:p>
              </table:table-cell>
              <table:table-cell office:value-type="float" office:value="2.62429564143918">
                <text:p>2.62429564143918</text:p>
              </table:table-cell>
              <table:table-cell office:value-type="float" office:value="2.32876712328767">
                <text:p>2.32876712328767</text:p>
              </table:table-cell>
              <table:table-cell office:value-type="float" office:value="1.52580515466356">
                <text:p>1.52580515466356</text:p>
              </table:table-cell>
            </table:table-row>
            <table:table-row>
              <table:table-cell office:value-type="string">
                <text:p>2021-09-15</text:p>
              </table:table-cell>
              <table:table-cell office:value-type="float" office:value="3.11819967093042">
                <text:p>3.11819967093042</text:p>
              </table:table-cell>
              <table:table-cell office:value-type="float" office:value="2.5086098198995">
                <text:p>2.5086098198995</text:p>
              </table:table-cell>
              <table:table-cell office:value-type="float" office:value="1.58276389617648">
                <text:p>1.58276389617648</text:p>
              </table:table-cell>
            </table:table-row>
            <table:table-row>
              <table:table-cell office:value-type="string">
                <text:p>2021-09-16</text:p>
              </table:table-cell>
              <table:table-cell office:value-type="float" office:value="2.23904256162321">
                <text:p>2.23904256162321</text:p>
              </table:table-cell>
              <table:table-cell office:value-type="float" office:value="2.0081194722343">
                <text:p>2.0081194722343</text:p>
              </table:table-cell>
              <table:table-cell office:value-type="float" office:value="1.27783694509962">
                <text:p>1.27783694509962</text:p>
              </table:table-cell>
            </table:table-row>
            <table:table-row>
              <table:table-cell office:value-type="string">
                <text:p>2021-09-17</text:p>
              </table:table-cell>
              <table:table-cell office:value-type="float" office:value="2.22042866110663">
                <text:p>2.22042866110663</text:p>
              </table:table-cell>
              <table:table-cell office:value-type="float" office:value="1.4968774665245">
                <text:p>1.4968774665245</text:p>
              </table:table-cell>
              <table:table-cell office:value-type="float" office:value="0.935929124892382">
                <text:p>0.935929124892382</text:p>
              </table:table-cell>
            </table:table-row>
            <table:table-row>
              <table:table-cell office:value-type="string">
                <text:p>2021-09-18</text:p>
              </table:table-cell>
              <table:table-cell office:value-type="float" office:value="3.1145568774228">
                <text:p>3.1145568774228</text:p>
              </table:table-cell>
              <table:table-cell office:value-type="float" office:value="1.27089961416097">
                <text:p>1.27089961416097</text:p>
              </table:table-cell>
              <table:table-cell office:value-type="float" office:value="0.867611422166642">
                <text:p>0.867611422166642</text:p>
              </table:table-cell>
            </table:table-row>
            <table:table-row>
              <table:table-cell office:value-type="string">
                <text:p>2021-09-19</text:p>
              </table:table-cell>
              <table:table-cell office:value-type="float" office:value="3.35466356408765">
                <text:p>3.35466356408765</text:p>
              </table:table-cell>
              <table:table-cell office:value-type="float" office:value="1.5922232464594">
                <text:p>1.5922232464594</text:p>
              </table:table-cell>
              <table:table-cell office:value-type="float" office:value="1.16589911641503">
                <text:p>1.16589911641503</text:p>
              </table:table-cell>
            </table:table-row>
            <table:table-row>
              <table:table-cell office:value-type="string">
                <text:p>2021-09-20</text:p>
              </table:table-cell>
              <table:table-cell office:value-type="float" office:value="2.17674156908253">
                <text:p>2.17674156908253</text:p>
              </table:table-cell>
              <table:table-cell office:value-type="float" office:value="2.37384140061792">
                <text:p>2.37384140061792</text:p>
              </table:table-cell>
              <table:table-cell office:value-type="float" office:value="1.45025498362274">
                <text:p>1.45025498362274</text:p>
              </table:table-cell>
            </table:table-row>
            <table:table-row>
              <table:table-cell office:value-type="string">
                <text:p>2021-09-21</text:p>
              </table:table-cell>
              <table:table-cell office:value-type="float" office:value="1.79016954708528">
                <text:p>1.79016954708528</text:p>
              </table:table-cell>
              <table:table-cell office:value-type="float" office:value="2.01844776349813">
                <text:p>2.01844776349813</text:p>
              </table:table-cell>
              <table:table-cell office:value-type="float" office:value="1.25362757666082">
                <text:p>1.25362757666082</text:p>
              </table:table-cell>
            </table:table-row>
            <table:table-row>
              <table:table-cell office:value-type="string">
                <text:p>2021-09-22</text:p>
              </table:table-cell>
              <table:table-cell office:value-type="float" office:value="2.84451278108783">
                <text:p>2.84451278108783</text:p>
              </table:table-cell>
              <table:table-cell office:value-type="float" office:value="1.90717605166274">
                <text:p>1.90717605166274</text:p>
              </table:table-cell>
              <table:table-cell office:value-type="float" office:value="1.31227992957746">
                <text:p>1.31227992957746</text:p>
              </table:table-cell>
            </table:table-row>
            <table:table-row>
              <table:table-cell office:value-type="string">
                <text:p>2021-09-23</text:p>
              </table:table-cell>
              <table:table-cell office:value-type="float" office:value="1.57752981916122">
                <text:p>1.57752981916122</text:p>
              </table:table-cell>
              <table:table-cell office:value-type="float" office:value="1.61631640396964">
                <text:p>1.61631640396964</text:p>
              </table:table-cell>
              <table:table-cell office:value-type="float" office:value="1.10996260031198">
                <text:p>1.10996260031198</text:p>
              </table:table-cell>
            </table:table-row>
            <table:table-row>
              <table:table-cell office:value-type="string">
                <text:p>2021-09-24</text:p>
              </table:table-cell>
              <table:table-cell office:value-type="float" office:value="1.63204490722292">
                <text:p>1.63204490722292</text:p>
              </table:table-cell>
              <table:table-cell office:value-type="float" office:value="1.29448917465646">
                <text:p>1.29448917465646</text:p>
              </table:table-cell>
              <table:table-cell office:value-type="float" office:value="0.829838773402652">
                <text:p>0.829838773402652</text:p>
              </table:table-cell>
            </table:table-row>
            <table:table-row>
              <table:table-cell office:value-type="string">
                <text:p>2021-09-25</text:p>
              </table:table-cell>
              <table:table-cell office:value-type="float" office:value="2.7563025210084">
                <text:p>2.7563025210084</text:p>
              </table:table-cell>
              <table:table-cell office:value-type="float" office:value="1.14430796188024">
                <text:p>1.14430796188024</text:p>
              </table:table-cell>
              <table:table-cell office:value-type="float" office:value="0.784775689802237">
                <text:p>0.784775689802237</text:p>
              </table:table-cell>
            </table:table-row>
            <table:table-row>
              <table:table-cell office:value-type="string">
                <text:p>2021-09-26</text:p>
              </table:table-cell>
              <table:table-cell office:value-type="float" office:value="2.52844500632111">
                <text:p>2.52844500632111</text:p>
              </table:table-cell>
              <table:table-cell office:value-type="float" office:value="1.49607044787425">
                <text:p>1.49607044787425</text:p>
              </table:table-cell>
              <table:table-cell office:value-type="float" office:value="1.07941692713466">
                <text:p>1.07941692713466</text:p>
              </table:table-cell>
            </table:table-row>
            <table:table-row>
              <table:table-cell office:value-type="string">
                <text:p>2021-09-27</text:p>
              </table:table-cell>
              <table:table-cell office:value-type="float" office:value="1.81950103253893">
                <text:p>1.81950103253893</text:p>
              </table:table-cell>
              <table:table-cell office:value-type="float" office:value="2.08883178219197">
                <text:p>2.08883178219197</text:p>
              </table:table-cell>
              <table:table-cell office:value-type="float" office:value="1.33123117519128">
                <text:p>1.33123117519128</text:p>
              </table:table-cell>
            </table:table-row>
            <table:table-row>
              <table:table-cell office:value-type="string">
                <text:p>2021-09-28</text:p>
              </table:table-cell>
              <table:table-cell office:value-type="float" office:value="1.22356387539297">
                <text:p>1.22356387539297</text:p>
              </table:table-cell>
              <table:table-cell office:value-type="float" office:value="1.74461766889384">
                <text:p>1.74461766889384</text:p>
              </table:table-cell>
              <table:table-cell office:value-type="float" office:value="1.14079781796191">
                <text:p>1.14079781796191</text:p>
              </table:table-cell>
            </table:table-row>
            <table:table-row>
              <table:table-cell office:value-type="string">
                <text:p>2021-09-29</text:p>
              </table:table-cell>
              <table:table-cell office:value-type="float" office:value="2.47451589677517">
                <text:p>2.47451589677517</text:p>
              </table:table-cell>
              <table:table-cell office:value-type="float" office:value="1.57339850509303">
                <text:p>1.57339850509303</text:p>
              </table:table-cell>
              <table:table-cell office:value-type="float" office:value="1.16388426301858">
                <text:p>1.16388426301858</text:p>
              </table:table-cell>
            </table:table-row>
            <table:table-row>
              <table:table-cell office:value-type="string">
                <text:p>2021-09-30</text:p>
              </table:table-cell>
              <table:table-cell office:value-type="float" office:value="1.1191984119482">
                <text:p>1.1191984119482</text:p>
              </table:table-cell>
              <table:table-cell office:value-type="float" office:value="0.973095988594896">
                <text:p>0.973095988594896</text:p>
              </table:table-cell>
              <table:table-cell office:value-type="float" office:value="0.938233290439785">
                <text:p>0.938233290439785</text:p>
              </table:table-cell>
            </table:table-row>
            <table:table-row>
              <table:table-cell office:value-type="string">
                <text:p>2021-10-01</text:p>
              </table:table-cell>
              <table:table-cell office:value-type="float" office:value="1.10801277908072">
                <text:p>1.10801277908072</text:p>
              </table:table-cell>
              <table:table-cell office:value-type="float" office:value="0.675317796610169">
                <text:p>0.675317796610169</text:p>
              </table:table-cell>
              <table:table-cell office:value-type="float" office:value="0.695350523668635">
                <text:p>0.695350523668635</text:p>
              </table:table-cell>
            </table:table-row>
            <table:table-row>
              <table:table-cell office:value-type="string">
                <text:p>2021-10-02</text:p>
              </table:table-cell>
              <table:table-cell office:value-type="float" office:value="2.30937414594151">
                <text:p>2.30937414594151</text:p>
              </table:table-cell>
              <table:table-cell office:value-type="float" office:value="0.507292985040563">
                <text:p>0.507292985040563</text:p>
              </table:table-cell>
              <table:table-cell office:value-type="float" office:value="0.624725499401778">
                <text:p>0.624725499401778</text:p>
              </table:table-cell>
            </table:table-row>
            <table:table-row>
              <table:table-cell office:value-type="string">
                <text:p>2021-10-03</text:p>
              </table:table-cell>
              <table:table-cell office:value-type="float" office:value="2.1978021978022">
                <text:p>2.1978021978022</text:p>
              </table:table-cell>
              <table:table-cell office:value-type="float" office:value="1.00303951367781">
                <text:p>1.00303951367781</text:p>
              </table:table-cell>
              <table:table-cell office:value-type="float" office:value="1.04909524336394">
                <text:p>1.04909524336394</text:p>
              </table:table-cell>
            </table:table-row>
            <table:table-row>
              <table:table-cell office:value-type="string">
                <text:p>2021-10-04</text:p>
              </table:table-cell>
              <table:table-cell office:value-type="float" office:value="1.22265888611012">
                <text:p>1.22265888611012</text:p>
              </table:table-cell>
              <table:table-cell office:value-type="float" office:value="1.49380354320885">
                <text:p>1.49380354320885</text:p>
              </table:table-cell>
              <table:table-cell office:value-type="float" office:value="1.23393476603403">
                <text:p>1.23393476603403</text:p>
              </table:table-cell>
            </table:table-row>
            <table:table-row>
              <table:table-cell office:value-type="string">
                <text:p>2021-10-05</text:p>
              </table:table-cell>
              <table:table-cell office:value-type="float" office:value="1.02838261773496">
                <text:p>1.02838261773496</text:p>
              </table:table-cell>
              <table:table-cell office:value-type="float" office:value="1.08051758943641">
                <text:p>1.08051758943641</text:p>
              </table:table-cell>
              <table:table-cell office:value-type="float" office:value="1.04697251724516">
                <text:p>1.04697251724516</text:p>
              </table:table-cell>
            </table:table-row>
            <table:table-row>
              <table:table-cell office:value-type="string">
                <text:p>2021-10-06</text:p>
              </table:table-cell>
              <table:table-cell office:value-type="float" office:value="2.31578947368421">
                <text:p>2.31578947368421</text:p>
              </table:table-cell>
              <table:table-cell office:value-type="float" office:value="0.980776775205963">
                <text:p>0.980776775205963</text:p>
              </table:table-cell>
              <table:table-cell office:value-type="float" office:value="1.09639500958075">
                <text:p>1.09639500958075</text:p>
              </table:table-cell>
            </table:table-row>
            <table:table-row>
              <table:table-cell office:value-type="string">
                <text:p>2021-10-07</text:p>
              </table:table-cell>
              <table:table-cell office:value-type="float" office:value="1.04812750255162">
                <text:p>1.04812750255162</text:p>
              </table:table-cell>
              <table:table-cell office:value-type="float" office:value="0.960341728000492">
                <text:p>0.960341728000492</text:p>
              </table:table-cell>
              <table:table-cell office:value-type="float" office:value="0.978247287529306">
                <text:p>0.978247287529306</text:p>
              </table:table-cell>
            </table:table-row>
            <table:table-row>
              <table:table-cell office:value-type="string">
                <text:p>2021-10-08</text:p>
              </table:table-cell>
              <table:table-cell office:value-type="float" office:value="1.08939692704164">
                <text:p>1.08939692704164</text:p>
              </table:table-cell>
              <table:table-cell office:value-type="float" office:value="0.651077927690018">
                <text:p>0.651077927690018</text:p>
              </table:table-cell>
              <table:table-cell office:value-type="float" office:value="0.696013766263768">
                <text:p>0.696013766263768</text:p>
              </table:table-cell>
            </table:table-row>
            <table:table-row>
              <table:table-cell office:value-type="string">
                <text:p>2021-10-09</text:p>
              </table:table-cell>
              <table:table-cell office:value-type="float" office:value="2.84637923817497">
                <text:p>2.84637923817497</text:p>
              </table:table-cell>
              <table:table-cell office:value-type="float" office:value="0.53943770295676">
                <text:p>0.53943770295676</text:p>
              </table:table-cell>
              <table:table-cell office:value-type="float" office:value="0.688140385311883">
                <text:p>0.688140385311883</text:p>
              </table:table-cell>
            </table:table-row>
            <table:table-row>
              <table:table-cell office:value-type="string">
                <text:p>2021-10-10</text:p>
              </table:table-cell>
              <table:table-cell office:value-type="float" office:value="2.77862595419847">
                <text:p>2.77862595419847</text:p>
              </table:table-cell>
              <table:table-cell office:value-type="float" office:value="0.936726758571933">
                <text:p>0.936726758571933</text:p>
              </table:table-cell>
              <table:table-cell office:value-type="float" office:value="1.08906492127307">
                <text:p>1.08906492127307</text:p>
              </table:table-cell>
            </table:table-row>
            <table:table-row>
              <table:table-cell office:value-type="string">
                <text:p>2021-10-11</text:p>
              </table:table-cell>
              <table:table-cell office:value-type="float" office:value="1.38364779874214">
                <text:p>1.38364779874214</text:p>
              </table:table-cell>
              <table:table-cell office:value-type="float" office:value="1.51320666027878">
                <text:p>1.51320666027878</text:p>
              </table:table-cell>
              <table:table-cell office:value-type="float" office:value="1.33219261794182">
                <text:p>1.33219261794182</text:p>
              </table:table-cell>
            </table:table-row>
            <table:table-row>
              <table:table-cell office:value-type="string">
                <text:p>2021-10-12</text:p>
              </table:table-cell>
              <table:table-cell office:value-type="float" office:value="1.11876674670286">
                <text:p>1.11876674670286</text:p>
              </table:table-cell>
              <table:table-cell office:value-type="float" office:value="1.12790802932923">
                <text:p>1.12790802932923</text:p>
              </table:table-cell>
              <table:table-cell office:value-type="float" office:value="1.19218841296238">
                <text:p>1.19218841296238</text:p>
              </table:table-cell>
            </table:table-row>
            <table:table-row>
              <table:table-cell office:value-type="string">
                <text:p>2021-10-13</text:p>
              </table:table-cell>
              <table:table-cell office:value-type="float" office:value="2.14124391938846">
                <text:p>2.14124391938846</text:p>
              </table:table-cell>
              <table:table-cell office:value-type="float" office:value="1.11211531686096">
                <text:p>1.11211531686096</text:p>
              </table:table-cell>
              <table:table-cell office:value-type="float" office:value="1.24045132805382">
                <text:p>1.24045132805382</text:p>
              </table:table-cell>
            </table:table-row>
            <table:table-row>
              <table:table-cell office:value-type="string">
                <text:p>2021-10-14</text:p>
              </table:table-cell>
              <table:table-cell office:value-type="float" office:value="0.979676724924289">
                <text:p>0.979676724924289</text:p>
              </table:table-cell>
              <table:table-cell office:value-type="float" office:value="0.840289184628965">
                <text:p>0.840289184628965</text:p>
              </table:table-cell>
              <table:table-cell office:value-type="float" office:value="0.780616545951279">
                <text:p>0.780616545951279</text:p>
              </table:table-cell>
            </table:table-row>
            <table:table-row>
              <table:table-cell office:value-type="string">
                <text:p>2021-10-15</text:p>
              </table:table-cell>
              <table:table-cell office:value-type="float" office:value="1.15730573114604">
                <text:p>1.15730573114604</text:p>
              </table:table-cell>
              <table:table-cell office:value-type="float" office:value="0.858551626064883">
                <text:p>0.858551626064883</text:p>
              </table:table-cell>
              <table:table-cell office:value-type="float" office:value="1.25691140542626">
                <text:p>1.25691140542626</text:p>
              </table:table-cell>
            </table:table-row>
            <table:table-row>
              <table:table-cell office:value-type="string">
                <text:p>2021-10-16</text:p>
              </table:table-cell>
              <table:table-cell office:value-type="float" office:value="2.93459552495697">
                <text:p>2.93459552495697</text:p>
              </table:table-cell>
              <table:table-cell office:value-type="float" office:value="0.716464383300502">
                <text:p>0.716464383300502</text:p>
              </table:table-cell>
              <table:table-cell office:value-type="float" office:value="1.17660743680758">
                <text:p>1.17660743680758</text:p>
              </table:table-cell>
            </table:table-row>
            <table:table-row>
              <table:table-cell office:value-type="string">
                <text:p>2021-10-17</text:p>
              </table:table-cell>
              <table:table-cell office:value-type="float" office:value="3.18713450292398">
                <text:p>3.18713450292398</text:p>
              </table:table-cell>
              <table:table-cell office:value-type="float" office:value="1.78670360110803">
                <text:p>1.78670360110803</text:p>
              </table:table-cell>
              <table:table-cell office:value-type="float" office:value="1.63010334426662">
                <text:p>1.63010334426662</text:p>
              </table:table-cell>
            </table:table-row>
            <table:table-row>
              <table:table-cell office:value-type="string">
                <text:p>2021-10-18</text:p>
              </table:table-cell>
              <table:table-cell office:value-type="float" office:value="1.49410172850799">
                <text:p>1.49410172850799</text:p>
              </table:table-cell>
              <table:table-cell office:value-type="float" office:value="1.86863203607817">
                <text:p>1.86863203607817</text:p>
              </table:table-cell>
              <table:table-cell office:value-type="float" office:value="1.79375179017145">
                <text:p>1.79375179017145</text:p>
              </table:table-cell>
            </table:table-row>
            <table:table-row>
              <table:table-cell office:value-type="string">
                <text:p>2021-10-19</text:p>
              </table:table-cell>
              <table:table-cell office:value-type="float" office:value="1.26789850049871">
                <text:p>1.26789850049871</text:p>
              </table:table-cell>
              <table:table-cell office:value-type="float" office:value="1.57050256081946">
                <text:p>1.57050256081946</text:p>
              </table:table-cell>
              <table:table-cell office:value-type="float" office:value="1.6921145962876">
                <text:p>1.6921145962876</text:p>
              </table:table-cell>
            </table:table-row>
            <table:table-row>
              <table:table-cell office:value-type="string">
                <text:p>2021-10-20</text:p>
              </table:table-cell>
              <table:table-cell office:value-type="float" office:value="2.73358819418753">
                <text:p>2.73358819418753</text:p>
              </table:table-cell>
              <table:table-cell office:value-type="float" office:value="1.32343825909236">
                <text:p>1.32343825909236</text:p>
              </table:table-cell>
              <table:table-cell office:value-type="float" office:value="1.95935101463554">
                <text:p>1.95935101463554</text:p>
              </table:table-cell>
            </table:table-row>
            <table:table-row>
              <table:table-cell office:value-type="string">
                <text:p>2021-10-21</text:p>
              </table:table-cell>
              <table:table-cell office:value-type="float" office:value="1.27190712120092">
                <text:p>1.27190712120092</text:p>
              </table:table-cell>
              <table:table-cell office:value-type="float" office:value="1.29059262618159">
                <text:p>1.29059262618159</text:p>
              </table:table-cell>
              <table:table-cell office:value-type="float" office:value="1.83558663922156">
                <text:p>1.83558663922156</text:p>
              </table:table-cell>
            </table:table-row>
            <table:table-row>
              <table:table-cell office:value-type="string">
                <text:p>2021-10-22</text:p>
              </table:table-cell>
              <table:table-cell office:value-type="float" office:value="1.43513080619327">
                <text:p>1.43513080619327</text:p>
              </table:table-cell>
              <table:table-cell office:value-type="float" office:value="1.00406137184116">
                <text:p>1.00406137184116</text:p>
              </table:table-cell>
              <table:table-cell office:value-type="float" office:value="1.44751581180233">
                <text:p>1.44751581180233</text:p>
              </table:table-cell>
            </table:table-row>
            <table:table-row>
              <table:table-cell office:value-type="string">
                <text:p>2021-10-23</text:p>
              </table:table-cell>
              <table:table-cell office:value-type="float" office:value="2.87471395881007">
                <text:p>2.87471395881007</text:p>
              </table:table-cell>
              <table:table-cell office:value-type="float" office:value="0.732782036578741">
                <text:p>0.732782036578741</text:p>
              </table:table-cell>
              <table:table-cell office:value-type="float" office:value="1.32089298800651">
                <text:p>1.32089298800651</text:p>
              </table:table-cell>
            </table:table-row>
            <table:table-row>
              <table:table-cell office:value-type="string">
                <text:p>2021-10-24</text:p>
              </table:table-cell>
              <table:table-cell office:value-type="float" office:value="2.99077314667515">
                <text:p>2.99077314667515</text:p>
              </table:table-cell>
              <table:table-cell office:value-type="float" office:value="1.05878057685287">
                <text:p>1.05878057685287</text:p>
              </table:table-cell>
              <table:table-cell office:value-type="float" office:value="1.63866065361092">
                <text:p>1.63866065361092</text:p>
              </table:table-cell>
            </table:table-row>
            <table:table-row>
              <table:table-cell office:value-type="string">
                <text:p>2021-10-25</text:p>
              </table:table-cell>
              <table:table-cell office:value-type="float" office:value="4.0851515352477">
                <text:p>4.0851515352477</text:p>
              </table:table-cell>
              <table:table-cell office:value-type="float" office:value="1.40972874874421">
                <text:p>1.40972874874421</text:p>
              </table:table-cell>
              <table:table-cell office:value-type="float" office:value="2.17106200997862">
                <text:p>2.17106200997862</text:p>
              </table:table-cell>
            </table:table-row>
            <table:table-row>
              <table:table-cell office:value-type="string">
                <text:p>2021-10-26</text:p>
              </table:table-cell>
              <table:table-cell office:value-type="float" office:value="4.35766362188888">
                <text:p>4.35766362188888</text:p>
              </table:table-cell>
              <table:table-cell office:value-type="float" office:value="1.37035564893154">
                <text:p>1.37035564893154</text:p>
              </table:table-cell>
              <table:table-cell office:value-type="float" office:value="2.14510351609852">
                <text:p>2.14510351609852</text:p>
              </table:table-cell>
            </table:table-row>
            <table:table-row>
              <table:table-cell office:value-type="string">
                <text:p>2021-10-27</text:p>
              </table:table-cell>
              <table:table-cell office:value-type="float" office:value="4.59960003477958">
                <text:p>4.59960003477958</text:p>
              </table:table-cell>
              <table:table-cell office:value-type="float" office:value="1.37687756030951">
                <text:p>1.37687756030951</text:p>
              </table:table-cell>
              <table:table-cell office:value-type="float" office:value="2.26797592651251">
                <text:p>2.26797592651251</text:p>
              </table:table-cell>
            </table:table-row>
            <table:table-row>
              <table:table-cell office:value-type="string">
                <text:p>2021-10-28</text:p>
              </table:table-cell>
              <table:table-cell office:value-type="float" office:value="4.53867660764213">
                <text:p>4.53867660764213</text:p>
              </table:table-cell>
              <table:table-cell office:value-type="float" office:value="1.42469211351641">
                <text:p>1.42469211351641</text:p>
              </table:table-cell>
              <table:table-cell office:value-type="float" office:value="2.21828756687561">
                <text:p>2.21828756687561</text:p>
              </table:table-cell>
            </table:table-row>
            <table:table-row>
              <table:table-cell office:value-type="string">
                <text:p>2021-10-29</text:p>
              </table:table-cell>
              <table:table-cell office:value-type="float" office:value="5.2245938196878">
                <text:p>5.2245938196878</text:p>
              </table:table-cell>
              <table:table-cell office:value-type="float" office:value="1.23417546575267">
                <text:p>1.23417546575267</text:p>
              </table:table-cell>
              <table:table-cell office:value-type="float" office:value="2.00269961362112">
                <text:p>2.00269961362112</text:p>
              </table:table-cell>
            </table:table-row>
            <table:table-row>
              <table:table-cell office:value-type="string">
                <text:p>2021-10-30</text:p>
              </table:table-cell>
              <table:table-cell office:value-type="float" office:value="5.07465916468297">
                <text:p>5.07465916468297</text:p>
              </table:table-cell>
              <table:table-cell office:value-type="float" office:value="1.11379274160908">
                <text:p>1.11379274160908</text:p>
              </table:table-cell>
              <table:table-cell office:value-type="float" office:value="1.76599643184339">
                <text:p>1.76599643184339</text:p>
              </table:table-cell>
            </table:table-row>
            <table:table-row>
              <table:table-cell office:value-type="string">
                <text:p>2021-10-31</text:p>
              </table:table-cell>
              <table:table-cell office:value-type="float" office:value="4.1988579106483">
                <text:p>4.1988579106483</text:p>
              </table:table-cell>
              <table:table-cell office:value-type="float" office:value="1.35930377123912">
                <text:p>1.35930377123912</text:p>
              </table:table-cell>
              <table:table-cell office:value-type="float" office:value="2.19060674217118">
                <text:p>2.19060674217118</text:p>
              </table:table-cell>
            </table:table-row>
            <table:table-row>
              <table:table-cell office:value-type="string">
                <text:p>2021-11-01</text:p>
              </table:table-cell>
              <table:table-cell office:value-type="float" office:value="4.63428252372976">
                <text:p>4.63428252372976</text:p>
              </table:table-cell>
              <table:table-cell office:value-type="float" office:value="1.92841967641772">
                <text:p>1.92841967641772</text:p>
              </table:table-cell>
              <table:table-cell office:value-type="float" office:value="2.53629098026423">
                <text:p>2.53629098026423</text:p>
              </table:table-cell>
            </table:table-row>
            <table:table-row>
              <table:table-cell office:value-type="string">
                <text:p>2021-11-02</text:p>
              </table:table-cell>
              <table:table-cell office:value-type="float" office:value="7.9044282762957">
                <text:p>7.9044282762957</text:p>
              </table:table-cell>
              <table:table-cell office:value-type="float" office:value="2.1059233219455">
                <text:p>2.1059233219455</text:p>
              </table:table-cell>
              <table:table-cell office:value-type="float" office:value="3.17753171994068">
                <text:p>3.17753171994068</text:p>
              </table:table-cell>
            </table:table-row>
            <table:table-row>
              <table:table-cell office:value-type="string">
                <text:p>2021-11-03</text:p>
              </table:table-cell>
              <table:table-cell office:value-type="float" office:value="8.57238906320036">
                <text:p>8.57238906320036</text:p>
              </table:table-cell>
              <table:table-cell office:value-type="float" office:value="2.04163839891452">
                <text:p>2.04163839891452</text:p>
              </table:table-cell>
              <table:table-cell office:value-type="float" office:value="3.20450089142418">
                <text:p>3.20450089142418</text:p>
              </table:table-cell>
            </table:table-row>
            <table:table-row>
              <table:table-cell office:value-type="string">
                <text:p>2021-11-04</text:p>
              </table:table-cell>
              <table:table-cell office:value-type="float" office:value="8.42372490191553">
                <text:p>8.42372490191553</text:p>
              </table:table-cell>
              <table:table-cell office:value-type="float" office:value="2.0167207720016">
                <text:p>2.0167207720016</text:p>
              </table:table-cell>
              <table:table-cell office:value-type="float" office:value="3.23143629469712">
                <text:p>3.23143629469712</text:p>
              </table:table-cell>
            </table:table-row>
            <table:table-row>
              <table:table-cell office:value-type="string">
                <text:p>2021-11-05</text:p>
              </table:table-cell>
              <table:table-cell office:value-type="float" office:value="8.21775639211246">
                <text:p>8.21775639211246</text:p>
              </table:table-cell>
              <table:table-cell office:value-type="float" office:value="1.83818113368144">
                <text:p>1.83818113368144</text:p>
              </table:table-cell>
              <table:table-cell office:value-type="float" office:value="2.71358672123247">
                <text:p>2.71358672123247</text:p>
              </table:table-cell>
            </table:table-row>
            <table:table-row>
              <table:table-cell office:value-type="string">
                <text:p>2021-11-06</text:p>
              </table:table-cell>
              <table:table-cell office:value-type="float" office:value="8.12514067071798">
                <text:p>8.12514067071798</text:p>
              </table:table-cell>
              <table:table-cell office:value-type="float" office:value="1.87009223177394">
                <text:p>1.87009223177394</text:p>
              </table:table-cell>
              <table:table-cell office:value-type="float" office:value="2.5355823420461">
                <text:p>2.5355823420461</text:p>
              </table:table-cell>
            </table:table-row>
            <table:table-row>
              <table:table-cell office:value-type="string">
                <text:p>2021-11-07</text:p>
              </table:table-cell>
              <table:table-cell office:value-type="float" office:value="6.31286853971557">
                <text:p>6.31286853971557</text:p>
              </table:table-cell>
              <table:table-cell office:value-type="float" office:value="3.19452367370222">
                <text:p>3.19452367370222</text:p>
              </table:table-cell>
              <table:table-cell office:value-type="float" office:value="3.03934277726584">
                <text:p>3.03934277726584</text:p>
              </table:table-cell>
            </table:table-row>
            <table:table-row>
              <table:table-cell office:value-type="string">
                <text:p>2021-11-08</text:p>
              </table:table-cell>
              <table:table-cell office:value-type="float" office:value="4.23637173207811">
                <text:p>4.23637173207811</text:p>
              </table:table-cell>
              <table:table-cell office:value-type="float" office:value="4.21204946066825">
                <text:p>4.21204946066825</text:p>
              </table:table-cell>
              <table:table-cell office:value-type="float" office:value="3.92959465052651">
                <text:p>3.92959465052651</text:p>
              </table:table-cell>
            </table:table-row>
            <table:table-row>
              <table:table-cell office:value-type="string">
                <text:p>2021-11-09</text:p>
              </table:table-cell>
              <table:table-cell office:value-type="float" office:value="2.08639148219913">
                <text:p>2.08639148219913</text:p>
              </table:table-cell>
              <table:table-cell office:value-type="float" office:value="3.02361670142088">
                <text:p>3.02361670142088</text:p>
              </table:table-cell>
              <table:table-cell office:value-type="float" office:value="3.39568930459536">
                <text:p>3.39568930459536</text:p>
              </table:table-cell>
            </table:table-row>
            <table:table-row>
              <table:table-cell office:value-type="string">
                <text:p>2021-11-10</text:p>
              </table:table-cell>
              <table:table-cell office:value-type="float" office:value="6.37390082730631">
                <text:p>6.37390082730631</text:p>
              </table:table-cell>
              <table:table-cell office:value-type="float" office:value="2.51572327044025">
                <text:p>2.51572327044025</text:p>
              </table:table-cell>
              <table:table-cell office:value-type="float" office:value="3.43265893507153">
                <text:p>3.43265893507153</text:p>
              </table:table-cell>
            </table:table-row>
            <table:table-row>
              <table:table-cell office:value-type="string">
                <text:p>2021-11-11</text:p>
              </table:table-cell>
              <table:table-cell office:value-type="float" office:value="6.89655172413793">
                <text:p>6.89655172413793</text:p>
              </table:table-cell>
              <table:table-cell office:value-type="float" office:value="2.99452106555828">
                <text:p>2.99452106555828</text:p>
              </table:table-cell>
              <table:table-cell office:value-type="float" office:value="3.34877134333902">
                <text:p>3.34877134333902</text:p>
              </table:table-cell>
            </table:table-row>
            <table:table-row>
              <table:table-cell office:value-type="string">
                <text:p>2021-11-12</text:p>
              </table:table-cell>
              <table:table-cell office:value-type="float" office:value="3.44262607403456">
                <text:p>3.44262607403456</text:p>
              </table:table-cell>
              <table:table-cell office:value-type="float" office:value="2.50991984234774">
                <text:p>2.50991984234774</text:p>
              </table:table-cell>
              <table:table-cell office:value-type="float" office:value="3.59780973984429">
                <text:p>3.59780973984429</text:p>
              </table:table-cell>
            </table:table-row>
            <table:table-row>
              <table:table-cell office:value-type="string">
                <text:p>2021-11-13</text:p>
              </table:table-cell>
              <table:table-cell office:value-type="float" office:value="6.90759377859103">
                <text:p>6.90759377859103</text:p>
              </table:table-cell>
              <table:table-cell office:value-type="float" office:value="1.94634821187209">
                <text:p>1.94634821187209</text:p>
              </table:table-cell>
              <table:table-cell office:value-type="float" office:value="3.19854959667445">
                <text:p>3.19854959667445</text:p>
              </table:table-cell>
            </table:table-row>
            <table:table-row>
              <table:table-cell office:value-type="string">
                <text:p>2021-11-14</text:p>
              </table:table-cell>
              <table:table-cell office:value-type="float" office:value="6.34671450997982">
                <text:p>6.34671450997982</text:p>
              </table:table-cell>
              <table:table-cell office:value-type="float" office:value="4.08029388611913">
                <text:p>4.08029388611913</text:p>
              </table:table-cell>
              <table:table-cell office:value-type="float" office:value="4.28586106177805">
                <text:p>4.28586106177805</text:p>
              </table:table-cell>
            </table:table-row>
            <table:table-row>
              <table:table-cell office:value-type="string">
                <text:p>2021-11-15</text:p>
              </table:table-cell>
              <table:table-cell office:value-type="float" office:value="3.951391129342">
                <text:p>3.951391129342</text:p>
              </table:table-cell>
              <table:table-cell office:value-type="float" office:value="5.02613368669022">
                <text:p>5.02613368669022</text:p>
              </table:table-cell>
              <table:table-cell office:value-type="float" office:value="5.15953332824976">
                <text:p>5.15953332824976</text:p>
              </table:table-cell>
            </table:table-row>
            <table:table-row>
              <table:table-cell office:value-type="string">
                <text:p>2021-11-16</text:p>
              </table:table-cell>
              <table:table-cell office:value-type="float" office:value="2.97803208581702">
                <text:p>2.97803208581702</text:p>
              </table:table-cell>
              <table:table-cell office:value-type="float" office:value="4.05370646638202">
                <text:p>4.05370646638202</text:p>
              </table:table-cell>
              <table:table-cell office:value-type="float" office:value="4.46400147638931">
                <text:p>4.46400147638931</text:p>
              </table:table-cell>
            </table:table-row>
            <table:table-row>
              <table:table-cell office:value-type="string">
                <text:p>2021-11-17</text:p>
              </table:table-cell>
              <table:table-cell office:value-type="float" office:value="4.91622619946532">
                <text:p>4.91622619946532</text:p>
              </table:table-cell>
              <table:table-cell office:value-type="float" office:value="3.8990582204765">
                <text:p>3.8990582204765</text:p>
              </table:table-cell>
              <table:table-cell office:value-type="float" office:value="5.00420034538911">
                <text:p>5.00420034538911</text:p>
              </table:table-cell>
            </table:table-row>
            <table:table-row>
              <table:table-cell office:value-type="string">
                <text:p>2021-11-18</text:p>
              </table:table-cell>
              <table:table-cell office:value-type="float" office:value="3.46384980030607">
                <text:p>3.46384980030607</text:p>
              </table:table-cell>
              <table:table-cell office:value-type="float" office:value="4.27578581582688">
                <text:p>4.27578581582688</text:p>
              </table:table-cell>
              <table:table-cell office:value-type="float" office:value="4.83959394056505">
                <text:p>4.83959394056505</text:p>
              </table:table-cell>
            </table:table-row>
            <table:table-row>
              <table:table-cell office:value-type="string">
                <text:p>2021-11-19</text:p>
              </table:table-cell>
              <table:table-cell office:value-type="float" office:value="3.58679743987418">
                <text:p>3.58679743987418</text:p>
              </table:table-cell>
              <table:table-cell office:value-type="float" office:value="3.1024264729144">
                <text:p>3.1024264729144</text:p>
              </table:table-cell>
              <table:table-cell office:value-type="float" office:value="4.13282512471018">
                <text:p>4.13282512471018</text:p>
              </table:table-cell>
            </table:table-row>
            <table:table-row>
              <table:table-cell office:value-type="string">
                <text:p>2021-11-20</text:p>
              </table:table-cell>
              <table:table-cell office:value-type="float" office:value="5.80288376556148">
                <text:p>5.80288376556148</text:p>
              </table:table-cell>
              <table:table-cell office:value-type="float" office:value="2.87312270952598">
                <text:p>2.87312270952598</text:p>
              </table:table-cell>
              <table:table-cell office:value-type="float" office:value="4.15812473664026">
                <text:p>4.15812473664026</text:p>
              </table:table-cell>
            </table:table-row>
            <table:table-row>
              <table:table-cell office:value-type="string">
                <text:p>2021-11-21</text:p>
              </table:table-cell>
              <table:table-cell office:value-type="float" office:value="6.78314491264132">
                <text:p>6.78314491264132</text:p>
              </table:table-cell>
              <table:table-cell office:value-type="float" office:value="5.57287999195252">
                <text:p>5.57287999195252</text:p>
              </table:table-cell>
              <table:table-cell office:value-type="float" office:value="5.35871672836242">
                <text:p>5.35871672836242</text:p>
              </table:table-cell>
            </table:table-row>
            <table:table-row>
              <table:table-cell office:value-type="string">
                <text:p>2021-11-22</text:p>
              </table:table-cell>
              <table:table-cell office:value-type="float" office:value="4.67090112175916">
                <text:p>4.67090112175916</text:p>
              </table:table-cell>
              <table:table-cell office:value-type="float" office:value="5.7967746911749">
                <text:p>5.7967746911749</text:p>
              </table:table-cell>
              <table:table-cell office:value-type="float" office:value="6.04073987356591">
                <text:p>6.04073987356591</text:p>
              </table:table-cell>
            </table:table-row>
            <table:table-row>
              <table:table-cell office:value-type="string">
                <text:p>2021-11-23</text:p>
              </table:table-cell>
              <table:table-cell office:value-type="float" office:value="3.78874484145323">
                <text:p>3.78874484145323</text:p>
              </table:table-cell>
              <table:table-cell office:value-type="float" office:value="4.89241774913347">
                <text:p>4.89241774913347</text:p>
              </table:table-cell>
              <table:table-cell office:value-type="float" office:value="5.27525608120029">
                <text:p>5.27525608120029</text:p>
              </table:table-cell>
            </table:table-row>
            <table:table-row>
              <table:table-cell office:value-type="string">
                <text:p>2021-11-24</text:p>
              </table:table-cell>
              <table:table-cell office:value-type="float" office:value="5.18660601742752">
                <text:p>5.18660601742752</text:p>
              </table:table-cell>
              <table:table-cell office:value-type="float" office:value="4.6276145568855">
                <text:p>4.6276145568855</text:p>
              </table:table-cell>
              <table:table-cell office:value-type="float" office:value="5.69156745105693">
                <text:p>5.69156745105693</text:p>
              </table:table-cell>
            </table:table-row>
            <table:table-row>
              <table:table-cell office:value-type="string">
                <text:p>2021-11-25</text:p>
              </table:table-cell>
              <table:table-cell office:value-type="float" office:value="3.89877439517775">
                <text:p>3.89877439517775</text:p>
              </table:table-cell>
              <table:table-cell office:value-type="float" office:value="4.71028620447633">
                <text:p>4.71028620447633</text:p>
              </table:table-cell>
              <table:table-cell office:value-type="float" office:value="5.35371169782523">
                <text:p>5.35371169782523</text:p>
              </table:table-cell>
            </table:table-row>
            <table:table-row>
              <table:table-cell office:value-type="string">
                <text:p>2021-11-26</text:p>
              </table:table-cell>
              <table:table-cell office:value-type="float" office:value="4.03667977306431">
                <text:p>4.03667977306431</text:p>
              </table:table-cell>
              <table:table-cell office:value-type="float" office:value="4.11989109320269">
                <text:p>4.11989109320269</text:p>
              </table:table-cell>
              <table:table-cell office:value-type="float" office:value="4.94027617160071">
                <text:p>4.94027617160071</text:p>
              </table:table-cell>
            </table:table-row>
            <table:table-row>
              <table:table-cell office:value-type="string">
                <text:p>2021-11-27</text:p>
              </table:table-cell>
              <table:table-cell office:value-type="float" office:value="5.23758610889307">
                <text:p>5.23758610889307</text:p>
              </table:table-cell>
              <table:table-cell office:value-type="float" office:value="3.71687353237169">
                <text:p>3.71687353237169</text:p>
              </table:table-cell>
              <table:table-cell office:value-type="float" office:value="4.98558387588055">
                <text:p>4.98558387588055</text:p>
              </table:table-cell>
            </table:table-row>
            <table:table-row>
              <table:table-cell office:value-type="string">
                <text:p>2021-11-28</text:p>
              </table:table-cell>
              <table:table-cell office:value-type="float" office:value="5.27880156937344">
                <text:p>5.27880156937344</text:p>
              </table:table-cell>
              <table:table-cell office:value-type="float" office:value="5.75539568345324">
                <text:p>5.75539568345324</text:p>
              </table:table-cell>
              <table:table-cell office:value-type="float" office:value="5.91511936339523">
                <text:p>5.91511936339523</text:p>
              </table:table-cell>
            </table:table-row>
            <table:table-row>
              <table:table-cell office:value-type="string">
                <text:p>2021-11-29</text:p>
              </table:table-cell>
              <table:table-cell office:value-type="float" office:value="4.89701898545256">
                <text:p>4.89701898545256</text:p>
              </table:table-cell>
              <table:table-cell office:value-type="float" office:value="6.44962953738871">
                <text:p>6.44962953738871</text:p>
              </table:table-cell>
              <table:table-cell office:value-type="float" office:value="6.88793245957223">
                <text:p>6.88793245957223</text:p>
              </table:table-cell>
            </table:table-row>
            <table:table-row>
              <table:table-cell office:value-type="string">
                <text:p>2021-11-30</text:p>
              </table:table-cell>
              <table:table-cell office:value-type="float" office:value="4.16720408701163">
                <text:p>4.16720408701163</text:p>
              </table:table-cell>
              <table:table-cell office:value-type="float" office:value="5.32110232711795">
                <text:p>5.32110232711795</text:p>
              </table:table-cell>
              <table:table-cell office:value-type="float" office:value="5.90262085577104">
                <text:p>5.90262085577104</text:p>
              </table:table-cell>
            </table:table-row>
            <table:table-row>
              <table:table-cell office:value-type="string">
                <text:p>2021-12-01</text:p>
              </table:table-cell>
              <table:table-cell office:value-type="float" office:value="4.68538187178374">
                <text:p>4.68538187178374</text:p>
              </table:table-cell>
              <table:table-cell office:value-type="float" office:value="5.25884147218785">
                <text:p>5.25884147218785</text:p>
              </table:table-cell>
              <table:table-cell office:value-type="float" office:value="6.04497962628241">
                <text:p>6.04497962628241</text:p>
              </table:table-cell>
            </table:table-row>
            <table:table-row>
              <table:table-cell office:value-type="string">
                <text:p>2021-12-02</text:p>
              </table:table-cell>
              <table:table-cell office:value-type="float" office:value="4.15142442436545">
                <text:p>4.15142442436545</text:p>
              </table:table-cell>
              <table:table-cell office:value-type="float" office:value="5.41774249631937">
                <text:p>5.41774249631937</text:p>
              </table:table-cell>
              <table:table-cell office:value-type="float" office:value="6.03674913165187">
                <text:p>6.03674913165187</text:p>
              </table:table-cell>
            </table:table-row>
            <table:table-row>
              <table:table-cell office:value-type="string">
                <text:p>2021-12-03</text:p>
              </table:table-cell>
              <table:table-cell office:value-type="float" office:value="4.43071192753746">
                <text:p>4.43071192753746</text:p>
              </table:table-cell>
              <table:table-cell office:value-type="float" office:value="4.83415037881199">
                <text:p>4.83415037881199</text:p>
              </table:table-cell>
              <table:table-cell office:value-type="float" office:value="5.6139199662778">
                <text:p>5.6139199662778</text:p>
              </table:table-cell>
            </table:table-row>
            <table:table-row>
              <table:table-cell office:value-type="string">
                <text:p>2021-12-04</text:p>
              </table:table-cell>
              <table:table-cell office:value-type="float" office:value="5.10540286514011">
                <text:p>5.10540286514011</text:p>
              </table:table-cell>
              <table:table-cell office:value-type="float" office:value="4.03234619167304">
                <text:p>4.03234619167304</text:p>
              </table:table-cell>
              <table:table-cell office:value-type="float" office:value="5.07671040021711">
                <text:p>5.07671040021711</text:p>
              </table:table-cell>
            </table:table-row>
            <table:table-row>
              <table:table-cell office:value-type="string">
                <text:p>2021-12-05</text:p>
              </table:table-cell>
              <table:table-cell office:value-type="float" office:value="4.72187032131752">
                <text:p>4.72187032131752</text:p>
              </table:table-cell>
              <table:table-cell office:value-type="float" office:value="5.63681464374305">
                <text:p>5.63681464374305</text:p>
              </table:table-cell>
              <table:table-cell office:value-type="float" office:value="5.68457383338252">
                <text:p>5.68457383338252</text:p>
              </table:table-cell>
            </table:table-row>
            <table:table-row>
              <table:table-cell office:value-type="string">
                <text:p>2021-12-06</text:p>
              </table:table-cell>
              <table:table-cell office:value-type="float" office:value="5.04988429148942">
                <text:p>5.04988429148942</text:p>
              </table:table-cell>
              <table:table-cell office:value-type="float" office:value="6.9774837028974">
                <text:p>6.9774837028974</text:p>
              </table:table-cell>
              <table:table-cell office:value-type="float" office:value="7.19035090716507">
                <text:p>7.19035090716507</text:p>
              </table:table-cell>
            </table:table-row>
            <table:table-row>
              <table:table-cell office:value-type="string">
                <text:p>2021-12-07</text:p>
              </table:table-cell>
              <table:table-cell office:value-type="float" office:value="4.63117649958645">
                <text:p>4.63117649958645</text:p>
              </table:table-cell>
              <table:table-cell office:value-type="float" office:value="5.96322334957791">
                <text:p>5.96322334957791</text:p>
              </table:table-cell>
              <table:table-cell office:value-type="float" office:value="6.37116190099271">
                <text:p>6.37116190099271</text:p>
              </table:table-cell>
            </table:table-row>
            <table:table-row>
              <table:table-cell office:value-type="string">
                <text:p>2021-12-08</text:p>
              </table:table-cell>
              <table:table-cell office:value-type="float" office:value="5.10830172228693">
                <text:p>5.10830172228693</text:p>
              </table:table-cell>
              <table:table-cell office:value-type="float" office:value="5.65402339595888">
                <text:p>5.65402339595888</text:p>
              </table:table-cell>
              <table:table-cell office:value-type="float" office:value="6.34858727682441">
                <text:p>6.34858727682441</text:p>
              </table:table-cell>
            </table:table-row>
            <table:table-row>
              <table:table-cell office:value-type="string">
                <text:p>2021-12-09</text:p>
              </table:table-cell>
              <table:table-cell office:value-type="float" office:value="4.25713708696035">
                <text:p>4.25713708696035</text:p>
              </table:table-cell>
              <table:table-cell office:value-type="float" office:value="5.41746504273108">
                <text:p>5.41746504273108</text:p>
              </table:table-cell>
              <table:table-cell office:value-type="float" office:value="5.97748564570552">
                <text:p>5.97748564570552</text:p>
              </table:table-cell>
            </table:table-row>
            <table:table-row>
              <table:table-cell office:value-type="string">
                <text:p>2021-12-10</text:p>
              </table:table-cell>
              <table:table-cell office:value-type="float" office:value="4.54815017563067">
                <text:p>4.54815017563067</text:p>
              </table:table-cell>
              <table:table-cell office:value-type="float" office:value="4.93502513178865">
                <text:p>4.93502513178865</text:p>
              </table:table-cell>
              <table:table-cell office:value-type="float" office:value="5.59695360592196">
                <text:p>5.59695360592196</text:p>
              </table:table-cell>
            </table:table-row>
            <table:table-row>
              <table:table-cell office:value-type="string">
                <text:p>2021-12-11</text:p>
              </table:table-cell>
              <table:table-cell office:value-type="float" office:value="4.94437456733066">
                <text:p>4.94437456733066</text:p>
              </table:table-cell>
              <table:table-cell office:value-type="float" office:value="4.23153499433122">
                <text:p>4.23153499433122</text:p>
              </table:table-cell>
              <table:table-cell office:value-type="float" office:value="5.05261407666759">
                <text:p>5.05261407666759</text:p>
              </table:table-cell>
            </table:table-row>
            <table:table-row>
              <table:table-cell office:value-type="string">
                <text:p>2021-12-12</text:p>
              </table:table-cell>
              <table:table-cell office:value-type="float" office:value="4.61362613002667">
                <text:p>4.61362613002667</text:p>
              </table:table-cell>
              <table:table-cell office:value-type="float" office:value="5.05096821981588">
                <text:p>5.05096821981588</text:p>
              </table:table-cell>
              <table:table-cell office:value-type="float" office:value="5.58522599505285">
                <text:p>5.58522599505285</text:p>
              </table:table-cell>
            </table:table-row>
            <table:table-row>
              <table:table-cell office:value-type="string">
                <text:p>2021-12-13</text:p>
              </table:table-cell>
              <table:table-cell office:value-type="float" office:value="4.95363175636728">
                <text:p>4.95363175636728</text:p>
              </table:table-cell>
              <table:table-cell office:value-type="float" office:value="6.95749920918252">
                <text:p>6.95749920918252</text:p>
              </table:table-cell>
              <table:table-cell office:value-type="float" office:value="7.30723494022246">
                <text:p>7.30723494022246</text:p>
              </table:table-cell>
            </table:table-row>
            <table:table-row>
              <table:table-cell office:value-type="string">
                <text:p>2021-12-14</text:p>
              </table:table-cell>
              <table:table-cell office:value-type="float" office:value="4.64010342121058">
                <text:p>4.64010342121058</text:p>
              </table:table-cell>
              <table:table-cell office:value-type="float" office:value="5.96469169382361">
                <text:p>5.96469169382361</text:p>
              </table:table-cell>
              <table:table-cell office:value-type="float" office:value="6.59385736079904">
                <text:p>6.59385736079904</text:p>
              </table:table-cell>
            </table:table-row>
            <table:table-row>
              <table:table-cell office:value-type="string">
                <text:p>2021-12-15</text:p>
              </table:table-cell>
              <table:table-cell office:value-type="float" office:value="5.15410137094923">
                <text:p>5.15410137094923</text:p>
              </table:table-cell>
              <table:table-cell office:value-type="float" office:value="5.48653431499858">
                <text:p>5.48653431499858</text:p>
              </table:table-cell>
              <table:table-cell office:value-type="float" office:value="6.45986623880371">
                <text:p>6.45986623880371</text:p>
              </table:table-cell>
            </table:table-row>
            <table:table-row>
              <table:table-cell office:value-type="string">
                <text:p>2021-12-16</text:p>
              </table:table-cell>
              <table:table-cell office:value-type="float" office:value="4.54212033652896">
                <text:p>4.54212033652896</text:p>
              </table:table-cell>
              <table:table-cell office:value-type="float" office:value="5.54037118020372">
                <text:p>5.54037118020372</text:p>
              </table:table-cell>
              <table:table-cell office:value-type="float" office:value="6.0710742056194">
                <text:p>6.0710742056194</text:p>
              </table:table-cell>
            </table:table-row>
            <table:table-row>
              <table:table-cell office:value-type="string">
                <text:p>2021-12-17</text:p>
              </table:table-cell>
              <table:table-cell office:value-type="float" office:value="5.32982098627368">
                <text:p>5.32982098627368</text:p>
              </table:table-cell>
              <table:table-cell office:value-type="float" office:value="5.04953809470674">
                <text:p>5.04953809470674</text:p>
              </table:table-cell>
              <table:table-cell office:value-type="float" office:value="5.70750403704352">
                <text:p>5.70750403704352</text:p>
              </table:table-cell>
            </table:table-row>
            <table:table-row>
              <table:table-cell office:value-type="string">
                <text:p>2021-12-18</text:p>
              </table:table-cell>
              <table:table-cell office:value-type="float" office:value="6.31296971500856">
                <text:p>6.31296971500856</text:p>
              </table:table-cell>
              <table:table-cell office:value-type="float" office:value="4.20147227733111">
                <text:p>4.20147227733111</text:p>
              </table:table-cell>
              <table:table-cell office:value-type="float" office:value="5.21815307144061">
                <text:p>5.21815307144061</text:p>
              </table:table-cell>
            </table:table-row>
            <table:table-row>
              <table:table-cell office:value-type="string">
                <text:p>2021-12-19</text:p>
              </table:table-cell>
              <table:table-cell office:value-type="float" office:value="7.03050198331282">
                <text:p>7.03050198331282</text:p>
              </table:table-cell>
              <table:table-cell office:value-type="float" office:value="5.09848666826808">
                <text:p>5.09848666826808</text:p>
              </table:table-cell>
              <table:table-cell office:value-type="float" office:value="6.29783940294514">
                <text:p>6.29783940294514</text:p>
              </table:table-cell>
            </table:table-row>
            <table:table-row>
              <table:table-cell office:value-type="string">
                <text:p>2021-12-20</text:p>
              </table:table-cell>
              <table:table-cell office:value-type="float" office:value="9.30187747630574">
                <text:p>9.30187747630574</text:p>
              </table:table-cell>
              <table:table-cell office:value-type="float" office:value="8.27439886845827">
                <text:p>8.27439886845827</text:p>
              </table:table-cell>
              <table:table-cell office:value-type="float" office:value="8.7851081606551">
                <text:p>8.7851081606551</text:p>
              </table:table-cell>
            </table:table-row>
            <table:table-row>
              <table:table-cell office:value-type="string">
                <text:p>2021-12-21</text:p>
              </table:table-cell>
              <table:table-cell office:value-type="float" office:value="8.42947425036977">
                <text:p>8.42947425036977</text:p>
              </table:table-cell>
              <table:table-cell office:value-type="float" office:value="8.0789413135609">
                <text:p>8.0789413135609</text:p>
              </table:table-cell>
              <table:table-cell office:value-type="float" office:value="8.47313266033339">
                <text:p>8.47313266033339</text:p>
              </table:table-cell>
            </table:table-row>
            <table:table-row>
              <table:table-cell office:value-type="string">
                <text:p>2021-12-22</text:p>
              </table:table-cell>
              <table:table-cell office:value-type="float" office:value="7.89395470486834">
                <text:p>7.89395470486834</text:p>
              </table:table-cell>
              <table:table-cell office:value-type="float" office:value="8.11250032764541">
                <text:p>8.11250032764541</text:p>
              </table:table-cell>
              <table:table-cell office:value-type="float" office:value="8.0269094172525">
                <text:p>8.0269094172525</text:p>
              </table:table-cell>
            </table:table-row>
            <table:table-row>
              <table:table-cell office:value-type="string">
                <text:p>2021-12-23</text:p>
              </table:table-cell>
              <table:table-cell office:value-type="float" office:value="7.25371918826526">
                <text:p>7.25371918826526</text:p>
              </table:table-cell>
              <table:table-cell office:value-type="float" office:value="7.61090540445302">
                <text:p>7.61090540445302</text:p>
              </table:table-cell>
              <table:table-cell office:value-type="float" office:value="6.74766334104993">
                <text:p>6.74766334104993</text:p>
              </table:table-cell>
            </table:table-row>
            <table:table-row>
              <table:table-cell office:value-type="string">
                <text:p>2021-12-24</text:p>
              </table:table-cell>
              <table:table-cell office:value-type="float" office:value="8.82019049728652">
                <text:p>8.82019049728652</text:p>
              </table:table-cell>
              <table:table-cell office:value-type="float" office:value="8.44783022717998">
                <text:p>8.44783022717998</text:p>
              </table:table-cell>
              <table:table-cell office:value-type="float" office:value="7.14474873400863">
                <text:p>7.14474873400863</text:p>
              </table:table-cell>
            </table:table-row>
            <table:table-row>
              <table:table-cell office:value-type="string">
                <text:p>2021-12-25</text:p>
              </table:table-cell>
              <table:table-cell office:value-type="float" office:value="11.1500362406378">
                <text:p>11.1500362406378</text:p>
              </table:table-cell>
              <table:table-cell office:value-type="float" office:value="10.5067289800511">
                <text:p>10.5067289800511</text:p>
              </table:table-cell>
              <table:table-cell office:value-type="float" office:value="10.2509650311429">
                <text:p>10.2509650311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css3t="http://www.w3.org/TR/css3-text/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2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3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26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9.762cm" svg:height="29.499cm" xlink:href=".." xlink:type="simple" chart:class="chart:line" chart:style-name="ch1">
        <chart:title svg:x="108.063cm" svg:y="0.724cm" chart:style-name="ch2">
          <text:p>% de tests covid positifs</text:p>
        </chart:title>
        <chart:subtitle svg:x="104.028cm" svg:y="3.262cm" chart:style-name="ch3">
          <text:p>Comparaison 40-59 ans depuis 1/07/2021</text:p>
        </chart:subtitle>
        <chart:legend chart:legend-position="end" svg:x="219.267cm" svg:y="12.833cm" style:legend-expansion="high" chart:style-name="ch4"/>
        <chart:plot-area chart:style-name="ch5" table:cell-range-address="transformed.OZ1:transformed.VU1 transformed.OZ6:transformed.VU7 transformed.OZ12:transformed.VU12" chart:data-source-has-labels="both" svg:x="4.595cm" svg:y="5.8cm" svg:width="210.077cm" svg:height="23.11cm">
          <chartooo:coordinate-region svg:x="7.666cm" svg:y="5.8cm" svg:width="207.006cm" svg:height="19.067cm"/>
          <chart:axis chart:dimension="x" chart:name="primary-x" chart:style-name="ch6" chartooo:axis-type="auto">
            <chartooo:date-scale/>
            <chart:categories table:cell-range-address="transformed.OZ1:transformed.VU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ransformed.OZ6:transformed.VU6" loext:label-string="'40-49 ans" chart:class="chart:line">
            <chart:data-point chart:repeated="178"/>
          </chart:series>
          <chart:series chart:style-name="ch10" chart:values-cell-range-address="transformed.OZ7:transformed.VU7" loext:label-string="'50-59 ans" chart:class="chart:line">
            <chart:data-point chart:repeated="178"/>
          </chart:series>
          <chart:series chart:style-name="ch11" chart:values-cell-range-address="transformed.OZ12:transformed.VU12" loext:label-string="'tous âges confondus" chart:class="chart:line">
            <chart:data-point chart:repeated="17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40-49 ans</text:p>
              </table:table-cell>
              <table:table-cell office:value-type="string">
                <text:p>'50-59 ans</text:p>
              </table:table-cell>
              <table:table-cell office:value-type="string">
                <text:p>'tous âges confondus</text:p>
              </table:table-cell>
            </table:table-row>
          </table:table-header-rows>
          <table:table-rows>
            <table:table-row>
              <table:table-cell office:value-type="string">
                <text:p>2021-07-01</text:p>
                <draw:g>
                  <svg:desc>transformed.OZ1:transformed.VU1</svg:desc>
                </draw:g>
              </table:table-cell>
              <table:table-cell office:value-type="float" office:value="0.744616623062991">
                <text:p>0.744616623062991</text:p>
                <draw:g>
                  <svg:desc>transformed.OZ6:transformed.VU6</svg:desc>
                </draw:g>
              </table:table-cell>
              <table:table-cell office:value-type="float" office:value="0.638152622362055">
                <text:p>0.638152622362055</text:p>
                <draw:g>
                  <svg:desc>transformed.OZ7:transformed.VU7</svg:desc>
                </draw:g>
              </table:table-cell>
              <table:table-cell office:value-type="float" office:value="0.835362334941105">
                <text:p>0.835362334941105</text:p>
                <draw:g>
                  <svg:desc>transformed.OZ12:transformed.VU12</svg:desc>
                </draw:g>
              </table:table-cell>
            </table:table-row>
            <table:table-row>
              <table:table-cell office:value-type="string">
                <text:p>2021-07-02</text:p>
              </table:table-cell>
              <table:table-cell office:value-type="float" office:value="0.688694866777059">
                <text:p>0.688694866777059</text:p>
              </table:table-cell>
              <table:table-cell office:value-type="float" office:value="0.676220003417718">
                <text:p>0.676220003417718</text:p>
              </table:table-cell>
              <table:table-cell office:value-type="float" office:value="0.792218740956048">
                <text:p>0.792218740956048</text:p>
              </table:table-cell>
            </table:table-row>
            <table:table-row>
              <table:table-cell office:value-type="string">
                <text:p>2021-07-03</text:p>
              </table:table-cell>
              <table:table-cell office:value-type="float" office:value="0.655603917301415">
                <text:p>0.655603917301415</text:p>
              </table:table-cell>
              <table:table-cell office:value-type="float" office:value="0.608178958406152">
                <text:p>0.608178958406152</text:p>
              </table:table-cell>
              <table:table-cell office:value-type="float" office:value="0.814945396417527">
                <text:p>0.814945396417527</text:p>
              </table:table-cell>
            </table:table-row>
            <table:table-row>
              <table:table-cell office:value-type="string">
                <text:p>2021-07-04</text:p>
              </table:table-cell>
              <table:table-cell office:value-type="float" office:value="1.00895590069153">
                <text:p>1.00895590069153</text:p>
              </table:table-cell>
              <table:table-cell office:value-type="float" office:value="0.908530951647675">
                <text:p>0.908530951647675</text:p>
              </table:table-cell>
              <table:table-cell office:value-type="float" office:value="1.12205923878312">
                <text:p>1.12205923878312</text:p>
              </table:table-cell>
            </table:table-row>
            <table:table-row>
              <table:table-cell office:value-type="string">
                <text:p>2021-07-05</text:p>
              </table:table-cell>
              <table:table-cell office:value-type="float" office:value="1.03441860465116">
                <text:p>1.03441860465116</text:p>
              </table:table-cell>
              <table:table-cell office:value-type="float" office:value="1.07249808482485">
                <text:p>1.07249808482485</text:p>
              </table:table-cell>
              <table:table-cell office:value-type="float" office:value="1.22957065285683">
                <text:p>1.22957065285683</text:p>
              </table:table-cell>
            </table:table-row>
            <table:table-row>
              <table:table-cell office:value-type="string">
                <text:p>2021-07-06</text:p>
              </table:table-cell>
              <table:table-cell office:value-type="float" office:value="1.14468095318087">
                <text:p>1.14468095318087</text:p>
              </table:table-cell>
              <table:table-cell office:value-type="float" office:value="0.919874122488502">
                <text:p>0.919874122488502</text:p>
              </table:table-cell>
              <table:table-cell office:value-type="float" office:value="1.3164515646462">
                <text:p>1.3164515646462</text:p>
              </table:table-cell>
            </table:table-row>
            <table:table-row>
              <table:table-cell office:value-type="string">
                <text:p>2021-07-07</text:p>
              </table:table-cell>
              <table:table-cell office:value-type="float" office:value="1.14467757882017">
                <text:p>1.14467757882017</text:p>
              </table:table-cell>
              <table:table-cell office:value-type="float" office:value="1.0823336168715">
                <text:p>1.0823336168715</text:p>
              </table:table-cell>
              <table:table-cell office:value-type="float" office:value="1.46290558637378">
                <text:p>1.46290558637378</text:p>
              </table:table-cell>
            </table:table-row>
            <table:table-row>
              <table:table-cell office:value-type="string">
                <text:p>2021-07-08</text:p>
              </table:table-cell>
              <table:table-cell office:value-type="float" office:value="0.960434682788704">
                <text:p>0.960434682788704</text:p>
              </table:table-cell>
              <table:table-cell office:value-type="float" office:value="0.878939961231047">
                <text:p>0.878939961231047</text:p>
              </table:table-cell>
              <table:table-cell office:value-type="float" office:value="1.26651445075425">
                <text:p>1.26651445075425</text:p>
              </table:table-cell>
            </table:table-row>
            <table:table-row>
              <table:table-cell office:value-type="string">
                <text:p>2021-07-09</text:p>
              </table:table-cell>
              <table:table-cell office:value-type="float" office:value="0.844742672255782">
                <text:p>0.844742672255782</text:p>
              </table:table-cell>
              <table:table-cell office:value-type="float" office:value="0.881240296516586">
                <text:p>0.881240296516586</text:p>
              </table:table-cell>
              <table:table-cell office:value-type="float" office:value="1.08737972676761">
                <text:p>1.08737972676761</text:p>
              </table:table-cell>
            </table:table-row>
            <table:table-row>
              <table:table-cell office:value-type="string">
                <text:p>2021-07-10</text:p>
              </table:table-cell>
              <table:table-cell office:value-type="float" office:value="0.865692667742155">
                <text:p>0.865692667742155</text:p>
              </table:table-cell>
              <table:table-cell office:value-type="float" office:value="0.994816651105888">
                <text:p>0.994816651105888</text:p>
              </table:table-cell>
              <table:table-cell office:value-type="float" office:value="1.02264128979687">
                <text:p>1.02264128979687</text:p>
              </table:table-cell>
            </table:table-row>
            <table:table-row>
              <table:table-cell office:value-type="string">
                <text:p>2021-07-11</text:p>
              </table:table-cell>
              <table:table-cell office:value-type="float" office:value="1.38457191296977">
                <text:p>1.38457191296977</text:p>
              </table:table-cell>
              <table:table-cell office:value-type="float" office:value="1.25353821269713">
                <text:p>1.25353821269713</text:p>
              </table:table-cell>
              <table:table-cell office:value-type="float" office:value="1.37781321991848">
                <text:p>1.37781321991848</text:p>
              </table:table-cell>
            </table:table-row>
            <table:table-row>
              <table:table-cell office:value-type="string">
                <text:p>2021-07-12</text:p>
              </table:table-cell>
              <table:table-cell office:value-type="float" office:value="1.80294964656602">
                <text:p>1.80294964656602</text:p>
              </table:table-cell>
              <table:table-cell office:value-type="float" office:value="1.60483724313512">
                <text:p>1.60483724313512</text:p>
              </table:table-cell>
              <table:table-cell office:value-type="float" office:value="2.17215899979892">
                <text:p>2.17215899979892</text:p>
              </table:table-cell>
            </table:table-row>
            <table:table-row>
              <table:table-cell office:value-type="string">
                <text:p>2021-07-13</text:p>
              </table:table-cell>
              <table:table-cell office:value-type="float" office:value="1.6721743684201">
                <text:p>1.6721743684201</text:p>
              </table:table-cell>
              <table:table-cell office:value-type="float" office:value="1.62955945049739">
                <text:p>1.62955945049739</text:p>
              </table:table-cell>
              <table:table-cell office:value-type="float" office:value="2.16309600972001">
                <text:p>2.16309600972001</text:p>
              </table:table-cell>
            </table:table-row>
            <table:table-row>
              <table:table-cell office:value-type="string">
                <text:p>2021-07-14</text:p>
              </table:table-cell>
              <table:table-cell office:value-type="float" office:value="2.01499886372245">
                <text:p>2.01499886372245</text:p>
              </table:table-cell>
              <table:table-cell office:value-type="float" office:value="1.51384083044983">
                <text:p>1.51384083044983</text:p>
              </table:table-cell>
              <table:table-cell office:value-type="float" office:value="2.30031948881789">
                <text:p>2.30031948881789</text:p>
              </table:table-cell>
            </table:table-row>
            <table:table-row>
              <table:table-cell office:value-type="string">
                <text:p>2021-07-15</text:p>
              </table:table-cell>
              <table:table-cell office:value-type="float" office:value="2.32030541039522">
                <text:p>2.32030541039522</text:p>
              </table:table-cell>
              <table:table-cell office:value-type="float" office:value="2.28042200913043">
                <text:p>2.28042200913043</text:p>
              </table:table-cell>
              <table:table-cell office:value-type="float" office:value="3.01603916933986">
                <text:p>3.01603916933986</text:p>
              </table:table-cell>
            </table:table-row>
            <table:table-row>
              <table:table-cell office:value-type="string">
                <text:p>2021-07-16</text:p>
              </table:table-cell>
              <table:table-cell office:value-type="float" office:value="2.149300155521">
                <text:p>2.149300155521</text:p>
              </table:table-cell>
              <table:table-cell office:value-type="float" office:value="1.99755925236046">
                <text:p>1.99755925236046</text:p>
              </table:table-cell>
              <table:table-cell office:value-type="float" office:value="2.57539858326662">
                <text:p>2.57539858326662</text:p>
              </table:table-cell>
            </table:table-row>
            <table:table-row>
              <table:table-cell office:value-type="string">
                <text:p>2021-07-17</text:p>
              </table:table-cell>
              <table:table-cell office:value-type="float" office:value="2.25073766554587">
                <text:p>2.25073766554587</text:p>
              </table:table-cell>
              <table:table-cell office:value-type="float" office:value="2.10302019640541">
                <text:p>2.10302019640541</text:p>
              </table:table-cell>
              <table:table-cell office:value-type="float" office:value="2.6708425768846">
                <text:p>2.6708425768846</text:p>
              </table:table-cell>
            </table:table-row>
            <table:table-row>
              <table:table-cell office:value-type="string">
                <text:p>2021-07-18</text:p>
              </table:table-cell>
              <table:table-cell office:value-type="float" office:value="2.87468601730394">
                <text:p>2.87468601730394</text:p>
              </table:table-cell>
              <table:table-cell office:value-type="float" office:value="2.63883418668767">
                <text:p>2.63883418668767</text:p>
              </table:table-cell>
              <table:table-cell office:value-type="float" office:value="3.26565582099663">
                <text:p>3.26565582099663</text:p>
              </table:table-cell>
            </table:table-row>
            <table:table-row>
              <table:table-cell office:value-type="string">
                <text:p>2021-07-19</text:p>
              </table:table-cell>
              <table:table-cell office:value-type="float" office:value="4.17392447497289">
                <text:p>4.17392447497289</text:p>
              </table:table-cell>
              <table:table-cell office:value-type="float" office:value="3.66195415760415">
                <text:p>3.66195415760415</text:p>
              </table:table-cell>
              <table:table-cell office:value-type="float" office:value="5.15253043384026">
                <text:p>5.15253043384026</text:p>
              </table:table-cell>
            </table:table-row>
            <table:table-row>
              <table:table-cell office:value-type="string">
                <text:p>2021-07-20</text:p>
              </table:table-cell>
              <table:table-cell office:value-type="float" office:value="3.68464816547136">
                <text:p>3.68464816547136</text:p>
              </table:table-cell>
              <table:table-cell office:value-type="float" office:value="3.45971898609052">
                <text:p>3.45971898609052</text:p>
              </table:table-cell>
              <table:table-cell office:value-type="float" office:value="4.95708832056029">
                <text:p>4.95708832056029</text:p>
              </table:table-cell>
            </table:table-row>
            <table:table-row>
              <table:table-cell office:value-type="string">
                <text:p>2021-07-21</text:p>
              </table:table-cell>
              <table:table-cell office:value-type="float" office:value="2.94065808918234">
                <text:p>2.94065808918234</text:p>
              </table:table-cell>
              <table:table-cell office:value-type="float" office:value="3.08743281500021">
                <text:p>3.08743281500021</text:p>
              </table:table-cell>
              <table:table-cell office:value-type="float" office:value="4.36176949344812">
                <text:p>4.36176949344812</text:p>
              </table:table-cell>
            </table:table-row>
            <table:table-row>
              <table:table-cell office:value-type="string">
                <text:p>2021-07-22</text:p>
              </table:table-cell>
              <table:table-cell office:value-type="float" office:value="2.98896690070211">
                <text:p>2.98896690070211</text:p>
              </table:table-cell>
              <table:table-cell office:value-type="float" office:value="3.20614181091877">
                <text:p>3.20614181091877</text:p>
              </table:table-cell>
              <table:table-cell office:value-type="float" office:value="4.15487408741517">
                <text:p>4.15487408741517</text:p>
              </table:table-cell>
            </table:table-row>
            <table:table-row>
              <table:table-cell office:value-type="string">
                <text:p>2021-07-23</text:p>
              </table:table-cell>
              <table:table-cell office:value-type="float" office:value="2.18521335941462">
                <text:p>2.18521335941462</text:p>
              </table:table-cell>
              <table:table-cell office:value-type="float" office:value="2.55199617499402">
                <text:p>2.55199617499402</text:p>
              </table:table-cell>
              <table:table-cell office:value-type="float" office:value="3.1044794227251">
                <text:p>3.1044794227251</text:p>
              </table:table-cell>
            </table:table-row>
            <table:table-row>
              <table:table-cell office:value-type="string">
                <text:p>2021-07-24</text:p>
              </table:table-cell>
              <table:table-cell office:value-type="float" office:value="2.22352398638964">
                <text:p>2.22352398638964</text:p>
              </table:table-cell>
              <table:table-cell office:value-type="float" office:value="2.38427470727416">
                <text:p>2.38427470727416</text:p>
              </table:table-cell>
              <table:table-cell office:value-type="float" office:value="2.81133574644654">
                <text:p>2.81133574644654</text:p>
              </table:table-cell>
            </table:table-row>
            <table:table-row>
              <table:table-cell office:value-type="string">
                <text:p>2021-07-25</text:p>
              </table:table-cell>
              <table:table-cell office:value-type="float" office:value="2.81548813599339">
                <text:p>2.81548813599339</text:p>
              </table:table-cell>
              <table:table-cell office:value-type="float" office:value="2.94507575757576">
                <text:p>2.94507575757576</text:p>
              </table:table-cell>
              <table:table-cell office:value-type="float" office:value="3.2587711935538">
                <text:p>3.2587711935538</text:p>
              </table:table-cell>
            </table:table-row>
            <table:table-row>
              <table:table-cell office:value-type="string">
                <text:p>2021-07-26</text:p>
              </table:table-cell>
              <table:table-cell office:value-type="float" office:value="4.42824814338685">
                <text:p>4.42824814338685</text:p>
              </table:table-cell>
              <table:table-cell office:value-type="float" office:value="4.6568055620363">
                <text:p>4.6568055620363</text:p>
              </table:table-cell>
              <table:table-cell office:value-type="float" office:value="5.25626927208942">
                <text:p>5.25626927208942</text:p>
              </table:table-cell>
            </table:table-row>
            <table:table-row>
              <table:table-cell office:value-type="string">
                <text:p>2021-07-27</text:p>
              </table:table-cell>
              <table:table-cell office:value-type="float" office:value="3.95082630009602">
                <text:p>3.95082630009602</text:p>
              </table:table-cell>
              <table:table-cell office:value-type="float" office:value="4.20986490732014">
                <text:p>4.20986490732014</text:p>
              </table:table-cell>
              <table:table-cell office:value-type="float" office:value="4.82187708719415">
                <text:p>4.82187708719415</text:p>
              </table:table-cell>
            </table:table-row>
            <table:table-row>
              <table:table-cell office:value-type="string">
                <text:p>2021-07-28</text:p>
              </table:table-cell>
              <table:table-cell office:value-type="float" office:value="3.97755033010536">
                <text:p>3.97755033010536</text:p>
              </table:table-cell>
              <table:table-cell office:value-type="float" office:value="3.95774935491656">
                <text:p>3.95774935491656</text:p>
              </table:table-cell>
              <table:table-cell office:value-type="float" office:value="4.64819421934341">
                <text:p>4.64819421934341</text:p>
              </table:table-cell>
            </table:table-row>
            <table:table-row>
              <table:table-cell office:value-type="string">
                <text:p>2021-07-29</text:p>
              </table:table-cell>
              <table:table-cell office:value-type="float" office:value="3.23163817633341">
                <text:p>3.23163817633341</text:p>
              </table:table-cell>
              <table:table-cell office:value-type="float" office:value="3.6613385787725">
                <text:p>3.6613385787725</text:p>
              </table:table-cell>
              <table:table-cell office:value-type="float" office:value="3.9816617471582">
                <text:p>3.9816617471582</text:p>
              </table:table-cell>
            </table:table-row>
            <table:table-row>
              <table:table-cell office:value-type="string">
                <text:p>2021-07-30</text:p>
              </table:table-cell>
              <table:table-cell office:value-type="float" office:value="2.35282624705051">
                <text:p>2.35282624705051</text:p>
              </table:table-cell>
              <table:table-cell office:value-type="float" office:value="2.73823779953334">
                <text:p>2.73823779953334</text:p>
              </table:table-cell>
              <table:table-cell office:value-type="float" office:value="2.86952186505864">
                <text:p>2.86952186505864</text:p>
              </table:table-cell>
            </table:table-row>
            <table:table-row>
              <table:table-cell office:value-type="string">
                <text:p>2021-07-31</text:p>
              </table:table-cell>
              <table:table-cell office:value-type="float" office:value="2.34210467977565">
                <text:p>2.34210467977565</text:p>
              </table:table-cell>
              <table:table-cell office:value-type="float" office:value="2.60714350107279">
                <text:p>2.60714350107279</text:p>
              </table:table-cell>
              <table:table-cell office:value-type="float" office:value="2.56638490471455">
                <text:p>2.56638490471455</text:p>
              </table:table-cell>
            </table:table-row>
            <table:table-row>
              <table:table-cell office:value-type="string">
                <text:p>2021-08-01</text:p>
              </table:table-cell>
              <table:table-cell office:value-type="float" office:value="3.02811078958247">
                <text:p>3.02811078958247</text:p>
              </table:table-cell>
              <table:table-cell office:value-type="float" office:value="3.64783090428705">
                <text:p>3.64783090428705</text:p>
              </table:table-cell>
              <table:table-cell office:value-type="float" office:value="2.94712438024078">
                <text:p>2.94712438024078</text:p>
              </table:table-cell>
            </table:table-row>
            <table:table-row>
              <table:table-cell office:value-type="string">
                <text:p>2021-08-02</text:p>
              </table:table-cell>
              <table:table-cell office:value-type="float" office:value="4.73629268777651">
                <text:p>4.73629268777651</text:p>
              </table:table-cell>
              <table:table-cell office:value-type="float" office:value="5.23181811531653">
                <text:p>5.23181811531653</text:p>
              </table:table-cell>
              <table:table-cell office:value-type="float" office:value="5.10720840358704">
                <text:p>5.10720840358704</text:p>
              </table:table-cell>
            </table:table-row>
            <table:table-row>
              <table:table-cell office:value-type="string">
                <text:p>2021-08-03</text:p>
              </table:table-cell>
              <table:table-cell office:value-type="float" office:value="4.37741423779713">
                <text:p>4.37741423779713</text:p>
              </table:table-cell>
              <table:table-cell office:value-type="float" office:value="5.01145996289155">
                <text:p>5.01145996289155</text:p>
              </table:table-cell>
              <table:table-cell office:value-type="float" office:value="4.83189731061108">
                <text:p>4.83189731061108</text:p>
              </table:table-cell>
            </table:table-row>
            <table:table-row>
              <table:table-cell office:value-type="string">
                <text:p>2021-08-04</text:p>
              </table:table-cell>
              <table:table-cell office:value-type="float" office:value="4.30075633990805">
                <text:p>4.30075633990805</text:p>
              </table:table-cell>
              <table:table-cell office:value-type="float" office:value="4.68120962456699">
                <text:p>4.68120962456699</text:p>
              </table:table-cell>
              <table:table-cell office:value-type="float" office:value="4.67727867422591">
                <text:p>4.67727867422591</text:p>
              </table:table-cell>
            </table:table-row>
            <table:table-row>
              <table:table-cell office:value-type="string">
                <text:p>2021-08-05</text:p>
              </table:table-cell>
              <table:table-cell office:value-type="float" office:value="3.86176838239361">
                <text:p>3.86176838239361</text:p>
              </table:table-cell>
              <table:table-cell office:value-type="float" office:value="4.26931088502126">
                <text:p>4.26931088502126</text:p>
              </table:table-cell>
              <table:table-cell office:value-type="float" office:value="4.1857805811519">
                <text:p>4.1857805811519</text:p>
              </table:table-cell>
            </table:table-row>
            <table:table-row>
              <table:table-cell office:value-type="string">
                <text:p>2021-08-06</text:p>
              </table:table-cell>
              <table:table-cell office:value-type="float" office:value="2.88979655957898">
                <text:p>2.88979655957898</text:p>
              </table:table-cell>
              <table:table-cell office:value-type="float" office:value="3.40643046667707">
                <text:p>3.40643046667707</text:p>
              </table:table-cell>
              <table:table-cell office:value-type="float" office:value="3.17386443666307">
                <text:p>3.17386443666307</text:p>
              </table:table-cell>
            </table:table-row>
            <table:table-row>
              <table:table-cell office:value-type="string">
                <text:p>2021-08-07</text:p>
              </table:table-cell>
              <table:table-cell office:value-type="float" office:value="2.68650456396728">
                <text:p>2.68650456396728</text:p>
              </table:table-cell>
              <table:table-cell office:value-type="float" office:value="3.11494355053783">
                <text:p>3.11494355053783</text:p>
              </table:table-cell>
              <table:table-cell office:value-type="float" office:value="2.76117548009462">
                <text:p>2.76117548009462</text:p>
              </table:table-cell>
            </table:table-row>
            <table:table-row>
              <table:table-cell office:value-type="string">
                <text:p>2021-08-08</text:p>
              </table:table-cell>
              <table:table-cell office:value-type="float" office:value="3.02696024356881">
                <text:p>3.02696024356881</text:p>
              </table:table-cell>
              <table:table-cell office:value-type="float" office:value="3.49020168788442">
                <text:p>3.49020168788442</text:p>
              </table:table-cell>
              <table:table-cell office:value-type="float" office:value="2.9609200474365">
                <text:p>2.9609200474365</text:p>
              </table:table-cell>
            </table:table-row>
            <table:table-row>
              <table:table-cell office:value-type="string">
                <text:p>2021-08-09</text:p>
              </table:table-cell>
              <table:table-cell office:value-type="float" office:value="3.51248907936464">
                <text:p>3.51248907936464</text:p>
              </table:table-cell>
              <table:table-cell office:value-type="float" office:value="3.95306932296728">
                <text:p>3.95306932296728</text:p>
              </table:table-cell>
              <table:table-cell office:value-type="float" office:value="3.81810717701729">
                <text:p>3.81810717701729</text:p>
              </table:table-cell>
            </table:table-row>
            <table:table-row>
              <table:table-cell office:value-type="string">
                <text:p>2021-08-10</text:p>
              </table:table-cell>
              <table:table-cell office:value-type="float" office:value="3.08934388819817">
                <text:p>3.08934388819817</text:p>
              </table:table-cell>
              <table:table-cell office:value-type="float" office:value="3.57988944459068">
                <text:p>3.57988944459068</text:p>
              </table:table-cell>
              <table:table-cell office:value-type="float" office:value="3.47571591194869">
                <text:p>3.47571591194869</text:p>
              </table:table-cell>
            </table:table-row>
            <table:table-row>
              <table:table-cell office:value-type="string">
                <text:p>2021-08-11</text:p>
              </table:table-cell>
              <table:table-cell office:value-type="float" office:value="3.18202612717938">
                <text:p>3.18202612717938</text:p>
              </table:table-cell>
              <table:table-cell office:value-type="float" office:value="3.47073830892161">
                <text:p>3.47073830892161</text:p>
              </table:table-cell>
              <table:table-cell office:value-type="float" office:value="3.48494476993501">
                <text:p>3.48494476993501</text:p>
              </table:table-cell>
            </table:table-row>
            <table:table-row>
              <table:table-cell office:value-type="string">
                <text:p>2021-08-12</text:p>
              </table:table-cell>
              <table:table-cell office:value-type="float" office:value="2.69796203528905">
                <text:p>2.69796203528905</text:p>
              </table:table-cell>
              <table:table-cell office:value-type="float" office:value="3.18064989902699">
                <text:p>3.18064989902699</text:p>
              </table:table-cell>
              <table:table-cell office:value-type="float" office:value="3.06694033377503">
                <text:p>3.06694033377503</text:p>
              </table:table-cell>
            </table:table-row>
            <table:table-row>
              <table:table-cell office:value-type="string">
                <text:p>2021-08-13</text:p>
              </table:table-cell>
              <table:table-cell office:value-type="float" office:value="2.19847656645409">
                <text:p>2.19847656645409</text:p>
              </table:table-cell>
              <table:table-cell office:value-type="float" office:value="2.47492960529566">
                <text:p>2.47492960529566</text:p>
              </table:table-cell>
              <table:table-cell office:value-type="float" office:value="2.51535644601839">
                <text:p>2.51535644601839</text:p>
              </table:table-cell>
            </table:table-row>
            <table:table-row>
              <table:table-cell office:value-type="string">
                <text:p>2021-08-14</text:p>
              </table:table-cell>
              <table:table-cell office:value-type="float" office:value="1.92982596391369">
                <text:p>1.92982596391369</text:p>
              </table:table-cell>
              <table:table-cell office:value-type="float" office:value="2.11573968687558">
                <text:p>2.11573968687558</text:p>
              </table:table-cell>
              <table:table-cell office:value-type="float" office:value="2.09612869520927">
                <text:p>2.09612869520927</text:p>
              </table:table-cell>
            </table:table-row>
            <table:table-row>
              <table:table-cell office:value-type="string">
                <text:p>2021-08-15</text:p>
              </table:table-cell>
              <table:table-cell office:value-type="float" office:value="2.71073869560181">
                <text:p>2.71073869560181</text:p>
              </table:table-cell>
              <table:table-cell office:value-type="float" office:value="3.03262465683458">
                <text:p>3.03262465683458</text:p>
              </table:table-cell>
              <table:table-cell office:value-type="float" office:value="2.61541419579429">
                <text:p>2.61541419579429</text:p>
              </table:table-cell>
            </table:table-row>
            <table:table-row>
              <table:table-cell office:value-type="string">
                <text:p>2021-08-16</text:p>
              </table:table-cell>
              <table:table-cell office:value-type="float" office:value="3.15467473721891">
                <text:p>3.15467473721891</text:p>
              </table:table-cell>
              <table:table-cell office:value-type="float" office:value="3.37034471136742">
                <text:p>3.37034471136742</text:p>
              </table:table-cell>
              <table:table-cell office:value-type="float" office:value="3.50652372931572">
                <text:p>3.50652372931572</text:p>
              </table:table-cell>
            </table:table-row>
            <table:table-row>
              <table:table-cell office:value-type="string">
                <text:p>2021-08-17</text:p>
              </table:table-cell>
              <table:table-cell office:value-type="float" office:value="2.72587466359093">
                <text:p>2.72587466359093</text:p>
              </table:table-cell>
              <table:table-cell office:value-type="float" office:value="2.95796752035664">
                <text:p>2.95796752035664</text:p>
              </table:table-cell>
              <table:table-cell office:value-type="float" office:value="3.0779218090205">
                <text:p>3.0779218090205</text:p>
              </table:table-cell>
            </table:table-row>
            <table:table-row>
              <table:table-cell office:value-type="string">
                <text:p>2021-08-18</text:p>
              </table:table-cell>
              <table:table-cell office:value-type="float" office:value="2.6819793953724">
                <text:p>2.6819793953724</text:p>
              </table:table-cell>
              <table:table-cell office:value-type="float" office:value="2.90941811637672">
                <text:p>2.90941811637672</text:p>
              </table:table-cell>
              <table:table-cell office:value-type="float" office:value="3.04900696688475">
                <text:p>3.04900696688475</text:p>
              </table:table-cell>
            </table:table-row>
            <table:table-row>
              <table:table-cell office:value-type="string">
                <text:p>2021-08-19</text:p>
              </table:table-cell>
              <table:table-cell office:value-type="float" office:value="2.17730190212022">
                <text:p>2.17730190212022</text:p>
              </table:table-cell>
              <table:table-cell office:value-type="float" office:value="2.42231439056698">
                <text:p>2.42231439056698</text:p>
              </table:table-cell>
              <table:table-cell office:value-type="float" office:value="2.55247241935427">
                <text:p>2.55247241935427</text:p>
              </table:table-cell>
            </table:table-row>
            <table:table-row>
              <table:table-cell office:value-type="string">
                <text:p>2021-08-20</text:p>
              </table:table-cell>
              <table:table-cell office:value-type="float" office:value="1.85894283238483">
                <text:p>1.85894283238483</text:p>
              </table:table-cell>
              <table:table-cell office:value-type="float" office:value="2.03697983319359">
                <text:p>2.03697983319359</text:p>
              </table:table-cell>
              <table:table-cell office:value-type="float" office:value="2.10349543159413">
                <text:p>2.10349543159413</text:p>
              </table:table-cell>
            </table:table-row>
            <table:table-row>
              <table:table-cell office:value-type="string">
                <text:p>2021-08-21</text:p>
              </table:table-cell>
              <table:table-cell office:value-type="float" office:value="1.87241008850463">
                <text:p>1.87241008850463</text:p>
              </table:table-cell>
              <table:table-cell office:value-type="float" office:value="1.96883432097809">
                <text:p>1.96883432097809</text:p>
              </table:table-cell>
              <table:table-cell office:value-type="float" office:value="1.9362895753548">
                <text:p>1.9362895753548</text:p>
              </table:table-cell>
            </table:table-row>
            <table:table-row>
              <table:table-cell office:value-type="string">
                <text:p>2021-08-22</text:p>
              </table:table-cell>
              <table:table-cell office:value-type="float" office:value="2.51978678727185">
                <text:p>2.51978678727185</text:p>
              </table:table-cell>
              <table:table-cell office:value-type="float" office:value="2.60779757294087">
                <text:p>2.60779757294087</text:p>
              </table:table-cell>
              <table:table-cell office:value-type="float" office:value="2.50211160229479">
                <text:p>2.50211160229479</text:p>
              </table:table-cell>
            </table:table-row>
            <table:table-row>
              <table:table-cell office:value-type="string">
                <text:p>2021-08-23</text:p>
              </table:table-cell>
              <table:table-cell office:value-type="float" office:value="2.90222656493628">
                <text:p>2.90222656493628</text:p>
              </table:table-cell>
              <table:table-cell office:value-type="float" office:value="3.03232610567666">
                <text:p>3.03232610567666</text:p>
              </table:table-cell>
              <table:table-cell office:value-type="float" office:value="3.30965655664585">
                <text:p>3.30965655664585</text:p>
              </table:table-cell>
            </table:table-row>
            <table:table-row>
              <table:table-cell office:value-type="string">
                <text:p>2021-08-24</text:p>
              </table:table-cell>
              <table:table-cell office:value-type="float" office:value="2.64574941700233">
                <text:p>2.64574941700233</text:p>
              </table:table-cell>
              <table:table-cell office:value-type="float" office:value="2.60398398664748">
                <text:p>2.60398398664748</text:p>
              </table:table-cell>
              <table:table-cell office:value-type="float" office:value="2.89381791278166">
                <text:p>2.89381791278166</text:p>
              </table:table-cell>
            </table:table-row>
            <table:table-row>
              <table:table-cell office:value-type="string">
                <text:p>2021-08-25</text:p>
              </table:table-cell>
              <table:table-cell office:value-type="float" office:value="2.45858334276765">
                <text:p>2.45858334276765</text:p>
              </table:table-cell>
              <table:table-cell office:value-type="float" office:value="2.64878161481904">
                <text:p>2.64878161481904</text:p>
              </table:table-cell>
              <table:table-cell office:value-type="float" office:value="2.81290778478316">
                <text:p>2.81290778478316</text:p>
              </table:table-cell>
            </table:table-row>
            <table:table-row>
              <table:table-cell office:value-type="string">
                <text:p>2021-08-26</text:p>
              </table:table-cell>
              <table:table-cell office:value-type="float" office:value="2.0541111083624">
                <text:p>2.0541111083624</text:p>
              </table:table-cell>
              <table:table-cell office:value-type="float" office:value="1.9903673185168">
                <text:p>1.9903673185168</text:p>
              </table:table-cell>
              <table:table-cell office:value-type="float" office:value="2.35098535696937">
                <text:p>2.35098535696937</text:p>
              </table:table-cell>
            </table:table-row>
            <table:table-row>
              <table:table-cell office:value-type="string">
                <text:p>2021-08-27</text:p>
              </table:table-cell>
              <table:table-cell office:value-type="float" office:value="1.55777394103826">
                <text:p>1.55777394103826</text:p>
              </table:table-cell>
              <table:table-cell office:value-type="float" office:value="1.61517940873872">
                <text:p>1.61517940873872</text:p>
              </table:table-cell>
              <table:table-cell office:value-type="float" office:value="1.81509823353324">
                <text:p>1.81509823353324</text:p>
              </table:table-cell>
            </table:table-row>
            <table:table-row>
              <table:table-cell office:value-type="string">
                <text:p>2021-08-28</text:p>
              </table:table-cell>
              <table:table-cell office:value-type="float" office:value="1.49792782136827">
                <text:p>1.49792782136827</text:p>
              </table:table-cell>
              <table:table-cell office:value-type="float" office:value="1.48701778971544">
                <text:p>1.48701778971544</text:p>
              </table:table-cell>
              <table:table-cell office:value-type="float" office:value="1.59269369553565">
                <text:p>1.59269369553565</text:p>
              </table:table-cell>
            </table:table-row>
            <table:table-row>
              <table:table-cell office:value-type="string">
                <text:p>2021-08-29</text:p>
              </table:table-cell>
              <table:table-cell office:value-type="float" office:value="2.17720642340822">
                <text:p>2.17720642340822</text:p>
              </table:table-cell>
              <table:table-cell office:value-type="float" office:value="1.95655107272973">
                <text:p>1.95655107272973</text:p>
              </table:table-cell>
              <table:table-cell office:value-type="float" office:value="2.09914400388336">
                <text:p>2.09914400388336</text:p>
              </table:table-cell>
            </table:table-row>
            <table:table-row>
              <table:table-cell office:value-type="string">
                <text:p>2021-08-30</text:p>
              </table:table-cell>
              <table:table-cell office:value-type="float" office:value="2.51954419995991">
                <text:p>2.51954419995991</text:p>
              </table:table-cell>
              <table:table-cell office:value-type="float" office:value="2.34732385061211">
                <text:p>2.34732385061211</text:p>
              </table:table-cell>
              <table:table-cell office:value-type="float" office:value="2.72535082923273">
                <text:p>2.72535082923273</text:p>
              </table:table-cell>
            </table:table-row>
            <table:table-row>
              <table:table-cell office:value-type="string">
                <text:p>2021-08-31</text:p>
              </table:table-cell>
              <table:table-cell office:value-type="float" office:value="2.36435065202188">
                <text:p>2.36435065202188</text:p>
              </table:table-cell>
              <table:table-cell office:value-type="float" office:value="2.13943726634748">
                <text:p>2.13943726634748</text:p>
              </table:table-cell>
              <table:table-cell office:value-type="float" office:value="2.54048534227775">
                <text:p>2.54048534227775</text:p>
              </table:table-cell>
            </table:table-row>
            <table:table-row>
              <table:table-cell office:value-type="string">
                <text:p>2021-09-01</text:p>
              </table:table-cell>
              <table:table-cell office:value-type="float" office:value="2.36328401947346">
                <text:p>2.36328401947346</text:p>
              </table:table-cell>
              <table:table-cell office:value-type="float" office:value="2.26851711257554">
                <text:p>2.26851711257554</text:p>
              </table:table-cell>
              <table:table-cell office:value-type="float" office:value="2.66724470370649">
                <text:p>2.66724470370649</text:p>
              </table:table-cell>
            </table:table-row>
            <table:table-row>
              <table:table-cell office:value-type="string">
                <text:p>2021-09-02</text:p>
              </table:table-cell>
              <table:table-cell office:value-type="float" office:value="1.8768823535542">
                <text:p>1.8768823535542</text:p>
              </table:table-cell>
              <table:table-cell office:value-type="float" office:value="1.69607056936648">
                <text:p>1.69607056936648</text:p>
              </table:table-cell>
              <table:table-cell office:value-type="float" office:value="2.12487651236978">
                <text:p>2.12487651236978</text:p>
              </table:table-cell>
            </table:table-row>
            <table:table-row>
              <table:table-cell office:value-type="string">
                <text:p>2021-09-03</text:p>
              </table:table-cell>
              <table:table-cell office:value-type="float" office:value="1.3642667631452">
                <text:p>1.3642667631452</text:p>
              </table:table-cell>
              <table:table-cell office:value-type="float" office:value="1.27508854781582">
                <text:p>1.27508854781582</text:p>
              </table:table-cell>
              <table:table-cell office:value-type="float" office:value="1.54674166020171">
                <text:p>1.54674166020171</text:p>
              </table:table-cell>
            </table:table-row>
            <table:table-row>
              <table:table-cell office:value-type="string">
                <text:p>2021-09-04</text:p>
              </table:table-cell>
              <table:table-cell office:value-type="float" office:value="1.34467291203557">
                <text:p>1.34467291203557</text:p>
              </table:table-cell>
              <table:table-cell office:value-type="float" office:value="1.21581785825873">
                <text:p>1.21581785825873</text:p>
              </table:table-cell>
              <table:table-cell office:value-type="float" office:value="1.40615834440166">
                <text:p>1.40615834440166</text:p>
              </table:table-cell>
            </table:table-row>
            <table:table-row>
              <table:table-cell office:value-type="string">
                <text:p>2021-09-05</text:p>
              </table:table-cell>
              <table:table-cell office:value-type="float" office:value="1.95949032945835">
                <text:p>1.95949032945835</text:p>
              </table:table-cell>
              <table:table-cell office:value-type="float" office:value="1.71102661596958">
                <text:p>1.71102661596958</text:p>
              </table:table-cell>
              <table:table-cell office:value-type="float" office:value="1.97868667703325">
                <text:p>1.97868667703325</text:p>
              </table:table-cell>
            </table:table-row>
            <table:table-row>
              <table:table-cell office:value-type="string">
                <text:p>2021-09-06</text:p>
              </table:table-cell>
              <table:table-cell office:value-type="float" office:value="2.26168663377966">
                <text:p>2.26168663377966</text:p>
              </table:table-cell>
              <table:table-cell office:value-type="float" office:value="2.003357966032">
                <text:p>2.003357966032</text:p>
              </table:table-cell>
              <table:table-cell office:value-type="float" office:value="2.41107780737214">
                <text:p>2.41107780737214</text:p>
              </table:table-cell>
            </table:table-row>
            <table:table-row>
              <table:table-cell office:value-type="string">
                <text:p>2021-09-07</text:p>
              </table:table-cell>
              <table:table-cell office:value-type="float" office:value="1.93256830734939">
                <text:p>1.93256830734939</text:p>
              </table:table-cell>
              <table:table-cell office:value-type="float" office:value="1.67821354395646">
                <text:p>1.67821354395646</text:p>
              </table:table-cell>
              <table:table-cell office:value-type="float" office:value="2.12328343998808">
                <text:p>2.12328343998808</text:p>
              </table:table-cell>
            </table:table-row>
            <table:table-row>
              <table:table-cell office:value-type="string">
                <text:p>2021-09-08</text:p>
              </table:table-cell>
              <table:table-cell office:value-type="float" office:value="1.83632324425667">
                <text:p>1.83632324425667</text:p>
              </table:table-cell>
              <table:table-cell office:value-type="float" office:value="1.61517202575008">
                <text:p>1.61517202575008</text:p>
              </table:table-cell>
              <table:table-cell office:value-type="float" office:value="2.02816542604211">
                <text:p>2.02816542604211</text:p>
              </table:table-cell>
            </table:table-row>
            <table:table-row>
              <table:table-cell office:value-type="string">
                <text:p>2021-09-09</text:p>
              </table:table-cell>
              <table:table-cell office:value-type="float" office:value="1.5034326931433">
                <text:p>1.5034326931433</text:p>
              </table:table-cell>
              <table:table-cell office:value-type="float" office:value="1.23359984317459">
                <text:p>1.23359984317459</text:p>
              </table:table-cell>
              <table:table-cell office:value-type="float" office:value="1.61810345951726">
                <text:p>1.61810345951726</text:p>
              </table:table-cell>
            </table:table-row>
            <table:table-row>
              <table:table-cell office:value-type="string">
                <text:p>2021-09-10</text:p>
              </table:table-cell>
              <table:table-cell office:value-type="float" office:value="0.961882143623063">
                <text:p>0.961882143623063</text:p>
              </table:table-cell>
              <table:table-cell office:value-type="float" office:value="0.980269469820214">
                <text:p>0.980269469820214</text:p>
              </table:table-cell>
              <table:table-cell office:value-type="float" office:value="1.16954241428933">
                <text:p>1.16954241428933</text:p>
              </table:table-cell>
            </table:table-row>
            <table:table-row>
              <table:table-cell office:value-type="string">
                <text:p>2021-09-11</text:p>
              </table:table-cell>
              <table:table-cell office:value-type="float" office:value="0.931557306835703">
                <text:p>0.931557306835703</text:p>
              </table:table-cell>
              <table:table-cell office:value-type="float" office:value="0.87304106900632">
                <text:p>0.87304106900632</text:p>
              </table:table-cell>
              <table:table-cell office:value-type="float" office:value="1.02488858200992">
                <text:p>1.02488858200992</text:p>
              </table:table-cell>
            </table:table-row>
            <table:table-row>
              <table:table-cell office:value-type="string">
                <text:p>2021-09-12</text:p>
              </table:table-cell>
              <table:table-cell office:value-type="float" office:value="1.52392396766441">
                <text:p>1.52392396766441</text:p>
              </table:table-cell>
              <table:table-cell office:value-type="float" office:value="1.35187034334434">
                <text:p>1.35187034334434</text:p>
              </table:table-cell>
              <table:table-cell office:value-type="float" office:value="1.36750147297366">
                <text:p>1.36750147297366</text:p>
              </table:table-cell>
            </table:table-row>
            <table:table-row>
              <table:table-cell office:value-type="string">
                <text:p>2021-09-13</text:p>
              </table:table-cell>
              <table:table-cell office:value-type="float" office:value="1.65946502057613">
                <text:p>1.65946502057613</text:p>
              </table:table-cell>
              <table:table-cell office:value-type="float" office:value="1.42710111456974">
                <text:p>1.42710111456974</text:p>
              </table:table-cell>
              <table:table-cell office:value-type="float" office:value="1.76857788068147">
                <text:p>1.76857788068147</text:p>
              </table:table-cell>
            </table:table-row>
            <table:table-row>
              <table:table-cell office:value-type="string">
                <text:p>2021-09-14</text:p>
              </table:table-cell>
              <table:table-cell office:value-type="float" office:value="1.36655948553055">
                <text:p>1.36655948553055</text:p>
              </table:table-cell>
              <table:table-cell office:value-type="float" office:value="1.31660521421346">
                <text:p>1.31660521421346</text:p>
              </table:table-cell>
              <table:table-cell office:value-type="float" office:value="1.52580515466356">
                <text:p>1.52580515466356</text:p>
              </table:table-cell>
            </table:table-row>
            <table:table-row>
              <table:table-cell office:value-type="string">
                <text:p>2021-09-15</text:p>
              </table:table-cell>
              <table:table-cell office:value-type="float" office:value="1.47120580083429">
                <text:p>1.47120580083429</text:p>
              </table:table-cell>
              <table:table-cell office:value-type="float" office:value="1.20403514480963">
                <text:p>1.20403514480963</text:p>
              </table:table-cell>
              <table:table-cell office:value-type="float" office:value="1.58276389617648">
                <text:p>1.58276389617648</text:p>
              </table:table-cell>
            </table:table-row>
            <table:table-row>
              <table:table-cell office:value-type="string">
                <text:p>2021-09-16</text:p>
              </table:table-cell>
              <table:table-cell office:value-type="float" office:value="1.20976186663053">
                <text:p>1.20976186663053</text:p>
              </table:table-cell>
              <table:table-cell office:value-type="float" office:value="1.05683494771955">
                <text:p>1.05683494771955</text:p>
              </table:table-cell>
              <table:table-cell office:value-type="float" office:value="1.27783694509962">
                <text:p>1.27783694509962</text:p>
              </table:table-cell>
            </table:table-row>
            <table:table-row>
              <table:table-cell office:value-type="string">
                <text:p>2021-09-17</text:p>
              </table:table-cell>
              <table:table-cell office:value-type="float" office:value="0.83645336963921">
                <text:p>0.83645336963921</text:p>
              </table:table-cell>
              <table:table-cell office:value-type="float" office:value="0.73848778352656">
                <text:p>0.73848778352656</text:p>
              </table:table-cell>
              <table:table-cell office:value-type="float" office:value="0.935929124892382">
                <text:p>0.935929124892382</text:p>
              </table:table-cell>
            </table:table-row>
            <table:table-row>
              <table:table-cell office:value-type="string">
                <text:p>2021-09-18</text:p>
              </table:table-cell>
              <table:table-cell office:value-type="float" office:value="0.87934025714761">
                <text:p>0.87934025714761</text:p>
              </table:table-cell>
              <table:table-cell office:value-type="float" office:value="0.766319922734686">
                <text:p>0.766319922734686</text:p>
              </table:table-cell>
              <table:table-cell office:value-type="float" office:value="0.867611422166642">
                <text:p>0.867611422166642</text:p>
              </table:table-cell>
            </table:table-row>
            <table:table-row>
              <table:table-cell office:value-type="string">
                <text:p>2021-09-19</text:p>
              </table:table-cell>
              <table:table-cell office:value-type="float" office:value="1.26969948318765">
                <text:p>1.26969948318765</text:p>
              </table:table-cell>
              <table:table-cell office:value-type="float" office:value="0.790754257907543">
                <text:p>0.790754257907543</text:p>
              </table:table-cell>
              <table:table-cell office:value-type="float" office:value="1.16589911641503">
                <text:p>1.16589911641503</text:p>
              </table:table-cell>
            </table:table-row>
            <table:table-row>
              <table:table-cell office:value-type="string">
                <text:p>2021-09-20</text:p>
              </table:table-cell>
              <table:table-cell office:value-type="float" office:value="1.48932249072773">
                <text:p>1.48932249072773</text:p>
              </table:table-cell>
              <table:table-cell office:value-type="float" office:value="1.30316843312173">
                <text:p>1.30316843312173</text:p>
              </table:table-cell>
              <table:table-cell office:value-type="float" office:value="1.45025498362274">
                <text:p>1.45025498362274</text:p>
              </table:table-cell>
            </table:table-row>
            <table:table-row>
              <table:table-cell office:value-type="string">
                <text:p>2021-09-21</text:p>
              </table:table-cell>
              <table:table-cell office:value-type="float" office:value="1.26422066397044">
                <text:p>1.26422066397044</text:p>
              </table:table-cell>
              <table:table-cell office:value-type="float" office:value="1.10773790162275">
                <text:p>1.10773790162275</text:p>
              </table:table-cell>
              <table:table-cell office:value-type="float" office:value="1.25362757666082">
                <text:p>1.25362757666082</text:p>
              </table:table-cell>
            </table:table-row>
            <table:table-row>
              <table:table-cell office:value-type="string">
                <text:p>2021-09-22</text:p>
              </table:table-cell>
              <table:table-cell office:value-type="float" office:value="1.286598191393">
                <text:p>1.286598191393</text:p>
              </table:table-cell>
              <table:table-cell office:value-type="float" office:value="1.03143130628431">
                <text:p>1.03143130628431</text:p>
              </table:table-cell>
              <table:table-cell office:value-type="float" office:value="1.31227992957746">
                <text:p>1.31227992957746</text:p>
              </table:table-cell>
            </table:table-row>
            <table:table-row>
              <table:table-cell office:value-type="string">
                <text:p>2021-09-23</text:p>
              </table:table-cell>
              <table:table-cell office:value-type="float" office:value="1.07466211783231">
                <text:p>1.07466211783231</text:p>
              </table:table-cell>
              <table:table-cell office:value-type="float" office:value="0.982454949604642">
                <text:p>0.982454949604642</text:p>
              </table:table-cell>
              <table:table-cell office:value-type="float" office:value="1.10996260031198">
                <text:p>1.10996260031198</text:p>
              </table:table-cell>
            </table:table-row>
            <table:table-row>
              <table:table-cell office:value-type="string">
                <text:p>2021-09-24</text:p>
              </table:table-cell>
              <table:table-cell office:value-type="float" office:value="0.728998663656053">
                <text:p>0.728998663656053</text:p>
              </table:table-cell>
              <table:table-cell office:value-type="float" office:value="0.679505858442401">
                <text:p>0.679505858442401</text:p>
              </table:table-cell>
              <table:table-cell office:value-type="float" office:value="0.829838773402652">
                <text:p>0.829838773402652</text:p>
              </table:table-cell>
            </table:table-row>
            <table:table-row>
              <table:table-cell office:value-type="string">
                <text:p>2021-09-25</text:p>
              </table:table-cell>
              <table:table-cell office:value-type="float" office:value="0.791246436834503">
                <text:p>0.791246436834503</text:p>
              </table:table-cell>
              <table:table-cell office:value-type="float" office:value="0.701524174825881">
                <text:p>0.701524174825881</text:p>
              </table:table-cell>
              <table:table-cell office:value-type="float" office:value="0.784775689802237">
                <text:p>0.784775689802237</text:p>
              </table:table-cell>
            </table:table-row>
            <table:table-row>
              <table:table-cell office:value-type="string">
                <text:p>2021-09-26</text:p>
              </table:table-cell>
              <table:table-cell office:value-type="float" office:value="1.14084810217407">
                <text:p>1.14084810217407</text:p>
              </table:table-cell>
              <table:table-cell office:value-type="float" office:value="1.06656508903914">
                <text:p>1.06656508903914</text:p>
              </table:table-cell>
              <table:table-cell office:value-type="float" office:value="1.07941692713466">
                <text:p>1.07941692713466</text:p>
              </table:table-cell>
            </table:table-row>
            <table:table-row>
              <table:table-cell office:value-type="string">
                <text:p>2021-09-27</text:p>
              </table:table-cell>
              <table:table-cell office:value-type="float" office:value="1.45418927064497">
                <text:p>1.45418927064497</text:p>
              </table:table-cell>
              <table:table-cell office:value-type="float" office:value="1.13240158536222">
                <text:p>1.13240158536222</text:p>
              </table:table-cell>
              <table:table-cell office:value-type="float" office:value="1.33123117519128">
                <text:p>1.33123117519128</text:p>
              </table:table-cell>
            </table:table-row>
            <table:table-row>
              <table:table-cell office:value-type="string">
                <text:p>2021-09-28</text:p>
              </table:table-cell>
              <table:table-cell office:value-type="float" office:value="1.18451165955341">
                <text:p>1.18451165955341</text:p>
              </table:table-cell>
              <table:table-cell office:value-type="float" office:value="1.00904009902847">
                <text:p>1.00904009902847</text:p>
              </table:table-cell>
              <table:table-cell office:value-type="float" office:value="1.14079781796191">
                <text:p>1.14079781796191</text:p>
              </table:table-cell>
            </table:table-row>
            <table:table-row>
              <table:table-cell office:value-type="string">
                <text:p>2021-09-29</text:p>
              </table:table-cell>
              <table:table-cell office:value-type="float" office:value="1.12105102548865">
                <text:p>1.12105102548865</text:p>
              </table:table-cell>
              <table:table-cell office:value-type="float" office:value="0.985884384474831">
                <text:p>0.985884384474831</text:p>
              </table:table-cell>
              <table:table-cell office:value-type="float" office:value="1.16388426301858">
                <text:p>1.16388426301858</text:p>
              </table:table-cell>
            </table:table-row>
            <table:table-row>
              <table:table-cell office:value-type="string">
                <text:p>2021-09-30</text:p>
              </table:table-cell>
              <table:table-cell office:value-type="float" office:value="1.01426660722247">
                <text:p>1.01426660722247</text:p>
              </table:table-cell>
              <table:table-cell office:value-type="float" office:value="0.881865956374631">
                <text:p>0.881865956374631</text:p>
              </table:table-cell>
              <table:table-cell office:value-type="float" office:value="0.938233290439785">
                <text:p>0.938233290439785</text:p>
              </table:table-cell>
            </table:table-row>
            <table:table-row>
              <table:table-cell office:value-type="string">
                <text:p>2021-10-01</text:p>
              </table:table-cell>
              <table:table-cell office:value-type="float" office:value="0.701736093008707">
                <text:p>0.701736093008707</text:p>
              </table:table-cell>
              <table:table-cell office:value-type="float" office:value="0.630745487485741">
                <text:p>0.630745487485741</text:p>
              </table:table-cell>
              <table:table-cell office:value-type="float" office:value="0.695350523668635">
                <text:p>0.695350523668635</text:p>
              </table:table-cell>
            </table:table-row>
            <table:table-row>
              <table:table-cell office:value-type="string">
                <text:p>2021-10-02</text:p>
              </table:table-cell>
              <table:table-cell office:value-type="float" office:value="0.696534282767488">
                <text:p>0.696534282767488</text:p>
              </table:table-cell>
              <table:table-cell office:value-type="float" office:value="0.630788303070079">
                <text:p>0.630788303070079</text:p>
              </table:table-cell>
              <table:table-cell office:value-type="float" office:value="0.624725499401778">
                <text:p>0.624725499401778</text:p>
              </table:table-cell>
            </table:table-row>
            <table:table-row>
              <table:table-cell office:value-type="string">
                <text:p>2021-10-03</text:p>
              </table:table-cell>
              <table:table-cell office:value-type="float" office:value="1.15961235815456">
                <text:p>1.15961235815456</text:p>
              </table:table-cell>
              <table:table-cell office:value-type="float" office:value="1.35535789919526">
                <text:p>1.35535789919526</text:p>
              </table:table-cell>
              <table:table-cell office:value-type="float" office:value="1.04909524336394">
                <text:p>1.04909524336394</text:p>
              </table:table-cell>
            </table:table-row>
            <table:table-row>
              <table:table-cell office:value-type="string">
                <text:p>2021-10-04</text:p>
              </table:table-cell>
              <table:table-cell office:value-type="float" office:value="1.46005549663679">
                <text:p>1.46005549663679</text:p>
              </table:table-cell>
              <table:table-cell office:value-type="float" office:value="1.15775220040623">
                <text:p>1.15775220040623</text:p>
              </table:table-cell>
              <table:table-cell office:value-type="float" office:value="1.23393476603403">
                <text:p>1.23393476603403</text:p>
              </table:table-cell>
            </table:table-row>
            <table:table-row>
              <table:table-cell office:value-type="string">
                <text:p>2021-10-05</text:p>
              </table:table-cell>
              <table:table-cell office:value-type="float" office:value="1.1129784606942">
                <text:p>1.1129784606942</text:p>
              </table:table-cell>
              <table:table-cell office:value-type="float" office:value="1.05696072383303">
                <text:p>1.05696072383303</text:p>
              </table:table-cell>
              <table:table-cell office:value-type="float" office:value="1.04697251724516">
                <text:p>1.04697251724516</text:p>
              </table:table-cell>
            </table:table-row>
            <table:table-row>
              <table:table-cell office:value-type="string">
                <text:p>2021-10-06</text:p>
              </table:table-cell>
              <table:table-cell office:value-type="float" office:value="1.14490096696502">
                <text:p>1.14490096696502</text:p>
              </table:table-cell>
              <table:table-cell office:value-type="float" office:value="1.0129659643436">
                <text:p>1.0129659643436</text:p>
              </table:table-cell>
              <table:table-cell office:value-type="float" office:value="1.09639500958075">
                <text:p>1.09639500958075</text:p>
              </table:table-cell>
            </table:table-row>
            <table:table-row>
              <table:table-cell office:value-type="string">
                <text:p>2021-10-07</text:p>
              </table:table-cell>
              <table:table-cell office:value-type="float" office:value="0.946284009509455">
                <text:p>0.946284009509455</text:p>
              </table:table-cell>
              <table:table-cell office:value-type="float" office:value="0.926494169817671">
                <text:p>0.926494169817671</text:p>
              </table:table-cell>
              <table:table-cell office:value-type="float" office:value="0.978247287529306">
                <text:p>0.978247287529306</text:p>
              </table:table-cell>
            </table:table-row>
            <table:table-row>
              <table:table-cell office:value-type="string">
                <text:p>2021-10-08</text:p>
              </table:table-cell>
              <table:table-cell office:value-type="float" office:value="0.650336473755047">
                <text:p>0.650336473755047</text:p>
              </table:table-cell>
              <table:table-cell office:value-type="float" office:value="0.656644916164202">
                <text:p>0.656644916164202</text:p>
              </table:table-cell>
              <table:table-cell office:value-type="float" office:value="0.696013766263768">
                <text:p>0.696013766263768</text:p>
              </table:table-cell>
            </table:table-row>
            <table:table-row>
              <table:table-cell office:value-type="string">
                <text:p>2021-10-09</text:p>
              </table:table-cell>
              <table:table-cell office:value-type="float" office:value="0.750159300237502">
                <text:p>0.750159300237502</text:p>
              </table:table-cell>
              <table:table-cell office:value-type="float" office:value="0.678321809357843">
                <text:p>0.678321809357843</text:p>
              </table:table-cell>
              <table:table-cell office:value-type="float" office:value="0.688140385311883">
                <text:p>0.688140385311883</text:p>
              </table:table-cell>
            </table:table-row>
            <table:table-row>
              <table:table-cell office:value-type="string">
                <text:p>2021-10-10</text:p>
              </table:table-cell>
              <table:table-cell office:value-type="float" office:value="1.18709677419355">
                <text:p>1.18709677419355</text:p>
              </table:table-cell>
              <table:table-cell office:value-type="float" office:value="1.28233719892953">
                <text:p>1.28233719892953</text:p>
              </table:table-cell>
              <table:table-cell office:value-type="float" office:value="1.08906492127307">
                <text:p>1.08906492127307</text:p>
              </table:table-cell>
            </table:table-row>
            <table:table-row>
              <table:table-cell office:value-type="string">
                <text:p>2021-10-11</text:p>
              </table:table-cell>
              <table:table-cell office:value-type="float" office:value="1.38394793926247">
                <text:p>1.38394793926247</text:p>
              </table:table-cell>
              <table:table-cell office:value-type="float" office:value="1.24610591900312">
                <text:p>1.24610591900312</text:p>
              </table:table-cell>
              <table:table-cell office:value-type="float" office:value="1.33219261794182">
                <text:p>1.33219261794182</text:p>
              </table:table-cell>
            </table:table-row>
            <table:table-row>
              <table:table-cell office:value-type="string">
                <text:p>2021-10-12</text:p>
              </table:table-cell>
              <table:table-cell office:value-type="float" office:value="1.34695033452512">
                <text:p>1.34695033452512</text:p>
              </table:table-cell>
              <table:table-cell office:value-type="float" office:value="1.16800872336856">
                <text:p>1.16800872336856</text:p>
              </table:table-cell>
              <table:table-cell office:value-type="float" office:value="1.19218841296238">
                <text:p>1.19218841296238</text:p>
              </table:table-cell>
            </table:table-row>
            <table:table-row>
              <table:table-cell office:value-type="string">
                <text:p>2021-10-13</text:p>
              </table:table-cell>
              <table:table-cell office:value-type="float" office:value="1.24789385004212">
                <text:p>1.24789385004212</text:p>
              </table:table-cell>
              <table:table-cell office:value-type="float" office:value="1.10882781060022">
                <text:p>1.10882781060022</text:p>
              </table:table-cell>
              <table:table-cell office:value-type="float" office:value="1.24045132805382">
                <text:p>1.24045132805382</text:p>
              </table:table-cell>
            </table:table-row>
            <table:table-row>
              <table:table-cell office:value-type="string">
                <text:p>2021-10-14</text:p>
              </table:table-cell>
              <table:table-cell office:value-type="float" office:value="0.761661424517089">
                <text:p>0.761661424517089</text:p>
              </table:table-cell>
              <table:table-cell office:value-type="float" office:value="0.681710088252391">
                <text:p>0.681710088252391</text:p>
              </table:table-cell>
              <table:table-cell office:value-type="float" office:value="0.780616545951279">
                <text:p>0.780616545951279</text:p>
              </table:table-cell>
            </table:table-row>
            <table:table-row>
              <table:table-cell office:value-type="string">
                <text:p>2021-10-15</text:p>
              </table:table-cell>
              <table:table-cell office:value-type="float" office:value="1.3827929586106">
                <text:p>1.3827929586106</text:p>
              </table:table-cell>
              <table:table-cell office:value-type="float" office:value="1.34358627682947">
                <text:p>1.34358627682947</text:p>
              </table:table-cell>
              <table:table-cell office:value-type="float" office:value="1.25691140542626">
                <text:p>1.25691140542626</text:p>
              </table:table-cell>
            </table:table-row>
            <table:table-row>
              <table:table-cell office:value-type="string">
                <text:p>2021-10-16</text:p>
              </table:table-cell>
              <table:table-cell office:value-type="float" office:value="1.39149513554086">
                <text:p>1.39149513554086</text:p>
              </table:table-cell>
              <table:table-cell office:value-type="float" office:value="1.18949281348092">
                <text:p>1.18949281348092</text:p>
              </table:table-cell>
              <table:table-cell office:value-type="float" office:value="1.17660743680758">
                <text:p>1.17660743680758</text:p>
              </table:table-cell>
            </table:table-row>
            <table:table-row>
              <table:table-cell office:value-type="string">
                <text:p>2021-10-17</text:p>
              </table:table-cell>
              <table:table-cell office:value-type="float" office:value="1.70884424732585">
                <text:p>1.70884424732585</text:p>
              </table:table-cell>
              <table:table-cell office:value-type="float" office:value="1.81359407033591">
                <text:p>1.81359407033591</text:p>
              </table:table-cell>
              <table:table-cell office:value-type="float" office:value="1.63010334426662">
                <text:p>1.63010334426662</text:p>
              </table:table-cell>
            </table:table-row>
            <table:table-row>
              <table:table-cell office:value-type="string">
                <text:p>2021-10-18</text:p>
              </table:table-cell>
              <table:table-cell office:value-type="float" office:value="1.99252050828374">
                <text:p>1.99252050828374</text:p>
              </table:table-cell>
              <table:table-cell office:value-type="float" office:value="1.81521471844053">
                <text:p>1.81521471844053</text:p>
              </table:table-cell>
              <table:table-cell office:value-type="float" office:value="1.79375179017145">
                <text:p>1.79375179017145</text:p>
              </table:table-cell>
            </table:table-row>
            <table:table-row>
              <table:table-cell office:value-type="string">
                <text:p>2021-10-19</text:p>
              </table:table-cell>
              <table:table-cell office:value-type="float" office:value="1.9573124042879">
                <text:p>1.9573124042879</text:p>
              </table:table-cell>
              <table:table-cell office:value-type="float" office:value="1.72137488947834">
                <text:p>1.72137488947834</text:p>
              </table:table-cell>
              <table:table-cell office:value-type="float" office:value="1.6921145962876">
                <text:p>1.6921145962876</text:p>
              </table:table-cell>
            </table:table-row>
            <table:table-row>
              <table:table-cell office:value-type="string">
                <text:p>2021-10-20</text:p>
              </table:table-cell>
              <table:table-cell office:value-type="float" office:value="2.11801357760625">
                <text:p>2.11801357760625</text:p>
              </table:table-cell>
              <table:table-cell office:value-type="float" office:value="1.94336793867217">
                <text:p>1.94336793867217</text:p>
              </table:table-cell>
              <table:table-cell office:value-type="float" office:value="1.95935101463554">
                <text:p>1.95935101463554</text:p>
              </table:table-cell>
            </table:table-row>
            <table:table-row>
              <table:table-cell office:value-type="string">
                <text:p>2021-10-21</text:p>
              </table:table-cell>
              <table:table-cell office:value-type="float" office:value="1.97088465845465">
                <text:p>1.97088465845465</text:p>
              </table:table-cell>
              <table:table-cell office:value-type="float" office:value="1.94003527336861">
                <text:p>1.94003527336861</text:p>
              </table:table-cell>
              <table:table-cell office:value-type="float" office:value="1.83558663922156">
                <text:p>1.83558663922156</text:p>
              </table:table-cell>
            </table:table-row>
            <table:table-row>
              <table:table-cell office:value-type="string">
                <text:p>2021-10-22</text:p>
              </table:table-cell>
              <table:table-cell office:value-type="float" office:value="1.40551707787919">
                <text:p>1.40551707787919</text:p>
              </table:table-cell>
              <table:table-cell office:value-type="float" office:value="1.44171447126312">
                <text:p>1.44171447126312</text:p>
              </table:table-cell>
              <table:table-cell office:value-type="float" office:value="1.44751581180233">
                <text:p>1.44751581180233</text:p>
              </table:table-cell>
            </table:table-row>
            <table:table-row>
              <table:table-cell office:value-type="string">
                <text:p>2021-10-23</text:p>
              </table:table-cell>
              <table:table-cell office:value-type="float" office:value="1.45600383617777">
                <text:p>1.45600383617777</text:p>
              </table:table-cell>
              <table:table-cell office:value-type="float" office:value="1.3197737530709">
                <text:p>1.3197737530709</text:p>
              </table:table-cell>
              <table:table-cell office:value-type="float" office:value="1.32089298800651">
                <text:p>1.32089298800651</text:p>
              </table:table-cell>
            </table:table-row>
            <table:table-row>
              <table:table-cell office:value-type="string">
                <text:p>2021-10-24</text:p>
              </table:table-cell>
              <table:table-cell office:value-type="float" office:value="1.86182144459399">
                <text:p>1.86182144459399</text:p>
              </table:table-cell>
              <table:table-cell office:value-type="float" office:value="1.93432298695457">
                <text:p>1.93432298695457</text:p>
              </table:table-cell>
              <table:table-cell office:value-type="float" office:value="1.63866065361092">
                <text:p>1.63866065361092</text:p>
              </table:table-cell>
            </table:table-row>
            <table:table-row>
              <table:table-cell office:value-type="string">
                <text:p>2021-10-25</text:p>
              </table:table-cell>
              <table:table-cell office:value-type="float" office:value="2.20455366823274">
                <text:p>2.20455366823274</text:p>
              </table:table-cell>
              <table:table-cell office:value-type="float" office:value="2.1886581357947">
                <text:p>2.1886581357947</text:p>
              </table:table-cell>
              <table:table-cell office:value-type="float" office:value="2.17106200997862">
                <text:p>2.17106200997862</text:p>
              </table:table-cell>
            </table:table-row>
            <table:table-row>
              <table:table-cell office:value-type="string">
                <text:p>2021-10-26</text:p>
              </table:table-cell>
              <table:table-cell office:value-type="float" office:value="2.15987476150873">
                <text:p>2.15987476150873</text:p>
              </table:table-cell>
              <table:table-cell office:value-type="float" office:value="2.23281843360078">
                <text:p>2.23281843360078</text:p>
              </table:table-cell>
              <table:table-cell office:value-type="float" office:value="2.14510351609852">
                <text:p>2.14510351609852</text:p>
              </table:table-cell>
            </table:table-row>
            <table:table-row>
              <table:table-cell office:value-type="string">
                <text:p>2021-10-27</text:p>
              </table:table-cell>
              <table:table-cell office:value-type="float" office:value="2.43470893141946">
                <text:p>2.43470893141946</text:p>
              </table:table-cell>
              <table:table-cell office:value-type="float" office:value="2.30572414613828">
                <text:p>2.30572414613828</text:p>
              </table:table-cell>
              <table:table-cell office:value-type="float" office:value="2.26797592651251">
                <text:p>2.26797592651251</text:p>
              </table:table-cell>
            </table:table-row>
            <table:table-row>
              <table:table-cell office:value-type="string">
                <text:p>2021-10-28</text:p>
              </table:table-cell>
              <table:table-cell office:value-type="float" office:value="2.21218961625282">
                <text:p>2.21218961625282</text:p>
              </table:table-cell>
              <table:table-cell office:value-type="float" office:value="2.36883663800667">
                <text:p>2.36883663800667</text:p>
              </table:table-cell>
              <table:table-cell office:value-type="float" office:value="2.21828756687561">
                <text:p>2.21828756687561</text:p>
              </table:table-cell>
            </table:table-row>
            <table:table-row>
              <table:table-cell office:value-type="string">
                <text:p>2021-10-29</text:p>
              </table:table-cell>
              <table:table-cell office:value-type="float" office:value="2.02749265532625">
                <text:p>2.02749265532625</text:p>
              </table:table-cell>
              <table:table-cell office:value-type="float" office:value="2.12092938579523">
                <text:p>2.12092938579523</text:p>
              </table:table-cell>
              <table:table-cell office:value-type="float" office:value="2.00269961362112">
                <text:p>2.00269961362112</text:p>
              </table:table-cell>
            </table:table-row>
            <table:table-row>
              <table:table-cell office:value-type="string">
                <text:p>2021-10-30</text:p>
              </table:table-cell>
              <table:table-cell office:value-type="float" office:value="1.95520951797743">
                <text:p>1.95520951797743</text:p>
              </table:table-cell>
              <table:table-cell office:value-type="float" office:value="1.84032549241506">
                <text:p>1.84032549241506</text:p>
              </table:table-cell>
              <table:table-cell office:value-type="float" office:value="1.76599643184339">
                <text:p>1.76599643184339</text:p>
              </table:table-cell>
            </table:table-row>
            <table:table-row>
              <table:table-cell office:value-type="string">
                <text:p>2021-10-31</text:p>
              </table:table-cell>
              <table:table-cell office:value-type="float" office:value="2.7944524943076">
                <text:p>2.7944524943076</text:p>
              </table:table-cell>
              <table:table-cell office:value-type="float" office:value="2.28245363766049">
                <text:p>2.28245363766049</text:p>
              </table:table-cell>
              <table:table-cell office:value-type="float" office:value="2.19060674217118">
                <text:p>2.19060674217118</text:p>
              </table:table-cell>
            </table:table-row>
            <table:table-row>
              <table:table-cell office:value-type="string">
                <text:p>2021-11-01</text:p>
              </table:table-cell>
              <table:table-cell office:value-type="float" office:value="3.05985205110962">
                <text:p>3.05985205110962</text:p>
              </table:table-cell>
              <table:table-cell office:value-type="float" office:value="2.82597402597403">
                <text:p>2.82597402597403</text:p>
              </table:table-cell>
              <table:table-cell office:value-type="float" office:value="2.53629098026423">
                <text:p>2.53629098026423</text:p>
              </table:table-cell>
            </table:table-row>
            <table:table-row>
              <table:table-cell office:value-type="string">
                <text:p>2021-11-02</text:p>
              </table:table-cell>
              <table:table-cell office:value-type="float" office:value="3.6535352340392">
                <text:p>3.6535352340392</text:p>
              </table:table-cell>
              <table:table-cell office:value-type="float" office:value="3.26545548475977">
                <text:p>3.26545548475977</text:p>
              </table:table-cell>
              <table:table-cell office:value-type="float" office:value="3.17753171994068">
                <text:p>3.17753171994068</text:p>
              </table:table-cell>
            </table:table-row>
            <table:table-row>
              <table:table-cell office:value-type="string">
                <text:p>2021-11-03</text:p>
              </table:table-cell>
              <table:table-cell office:value-type="float" office:value="3.79320106024344">
                <text:p>3.79320106024344</text:p>
              </table:table-cell>
              <table:table-cell office:value-type="float" office:value="3.0134057552294">
                <text:p>3.0134057552294</text:p>
              </table:table-cell>
              <table:table-cell office:value-type="float" office:value="3.20450089142418">
                <text:p>3.20450089142418</text:p>
              </table:table-cell>
            </table:table-row>
            <table:table-row>
              <table:table-cell office:value-type="string">
                <text:p>2021-11-04</text:p>
              </table:table-cell>
              <table:table-cell office:value-type="float" office:value="3.43820624158858">
                <text:p>3.43820624158858</text:p>
              </table:table-cell>
              <table:table-cell office:value-type="float" office:value="3.09410745751575">
                <text:p>3.09410745751575</text:p>
              </table:table-cell>
              <table:table-cell office:value-type="float" office:value="3.23143629469712">
                <text:p>3.23143629469712</text:p>
              </table:table-cell>
            </table:table-row>
            <table:table-row>
              <table:table-cell office:value-type="string">
                <text:p>2021-11-05</text:p>
              </table:table-cell>
              <table:table-cell office:value-type="float" office:value="2.82355265757755">
                <text:p>2.82355265757755</text:p>
              </table:table-cell>
              <table:table-cell office:value-type="float" office:value="2.68047982551799">
                <text:p>2.68047982551799</text:p>
              </table:table-cell>
              <table:table-cell office:value-type="float" office:value="2.71358672123247">
                <text:p>2.71358672123247</text:p>
              </table:table-cell>
            </table:table-row>
            <table:table-row>
              <table:table-cell office:value-type="string">
                <text:p>2021-11-06</text:p>
              </table:table-cell>
              <table:table-cell office:value-type="float" office:value="2.97280047132757">
                <text:p>2.97280047132757</text:p>
              </table:table-cell>
              <table:table-cell office:value-type="float" office:value="2.44664096019117">
                <text:p>2.44664096019117</text:p>
              </table:table-cell>
              <table:table-cell office:value-type="float" office:value="2.5355823420461">
                <text:p>2.5355823420461</text:p>
              </table:table-cell>
            </table:table-row>
            <table:table-row>
              <table:table-cell office:value-type="string">
                <text:p>2021-11-07</text:p>
              </table:table-cell>
              <table:table-cell office:value-type="float" office:value="3.81936382632923">
                <text:p>3.81936382632923</text:p>
              </table:table-cell>
              <table:table-cell office:value-type="float" office:value="2.92858129575908">
                <text:p>2.92858129575908</text:p>
              </table:table-cell>
              <table:table-cell office:value-type="float" office:value="3.03934277726584">
                <text:p>3.03934277726584</text:p>
              </table:table-cell>
            </table:table-row>
            <table:table-row>
              <table:table-cell office:value-type="string">
                <text:p>2021-11-08</text:p>
              </table:table-cell>
              <table:table-cell office:value-type="float" office:value="4.50588328828113">
                <text:p>4.50588328828113</text:p>
              </table:table-cell>
              <table:table-cell office:value-type="float" office:value="3.72411523987744">
                <text:p>3.72411523987744</text:p>
              </table:table-cell>
              <table:table-cell office:value-type="float" office:value="3.92959465052651">
                <text:p>3.92959465052651</text:p>
              </table:table-cell>
            </table:table-row>
            <table:table-row>
              <table:table-cell office:value-type="string">
                <text:p>2021-11-09</text:p>
              </table:table-cell>
              <table:table-cell office:value-type="float" office:value="4.09409409409409">
                <text:p>4.09409409409409</text:p>
              </table:table-cell>
              <table:table-cell office:value-type="float" office:value="3.72782028324923">
                <text:p>3.72782028324923</text:p>
              </table:table-cell>
              <table:table-cell office:value-type="float" office:value="3.39568930459536">
                <text:p>3.39568930459536</text:p>
              </table:table-cell>
            </table:table-row>
            <table:table-row>
              <table:table-cell office:value-type="string">
                <text:p>2021-11-10</text:p>
              </table:table-cell>
              <table:table-cell office:value-type="float" office:value="3.65830661889496">
                <text:p>3.65830661889496</text:p>
              </table:table-cell>
              <table:table-cell office:value-type="float" office:value="3.24682670769509">
                <text:p>3.24682670769509</text:p>
              </table:table-cell>
              <table:table-cell office:value-type="float" office:value="3.43265893507153">
                <text:p>3.43265893507153</text:p>
              </table:table-cell>
            </table:table-row>
            <table:table-row>
              <table:table-cell office:value-type="string">
                <text:p>2021-11-11</text:p>
              </table:table-cell>
              <table:table-cell office:value-type="float" office:value="3.81171655154771">
                <text:p>3.81171655154771</text:p>
              </table:table-cell>
              <table:table-cell office:value-type="float" office:value="3.33195791211058">
                <text:p>3.33195791211058</text:p>
              </table:table-cell>
              <table:table-cell office:value-type="float" office:value="3.34877134333902">
                <text:p>3.34877134333902</text:p>
              </table:table-cell>
            </table:table-row>
            <table:table-row>
              <table:table-cell office:value-type="string">
                <text:p>2021-11-12</text:p>
              </table:table-cell>
              <table:table-cell office:value-type="float" office:value="4.05144180845115">
                <text:p>4.05144180845115</text:p>
              </table:table-cell>
              <table:table-cell office:value-type="float" office:value="3.76696387008988">
                <text:p>3.76696387008988</text:p>
              </table:table-cell>
              <table:table-cell office:value-type="float" office:value="3.59780973984429">
                <text:p>3.59780973984429</text:p>
              </table:table-cell>
            </table:table-row>
            <table:table-row>
              <table:table-cell office:value-type="string">
                <text:p>2021-11-13</text:p>
              </table:table-cell>
              <table:table-cell office:value-type="float" office:value="3.73960582533192">
                <text:p>3.73960582533192</text:p>
              </table:table-cell>
              <table:table-cell office:value-type="float" office:value="3.38372746309822">
                <text:p>3.38372746309822</text:p>
              </table:table-cell>
              <table:table-cell office:value-type="float" office:value="3.19854959667445">
                <text:p>3.19854959667445</text:p>
              </table:table-cell>
            </table:table-row>
            <table:table-row>
              <table:table-cell office:value-type="string">
                <text:p>2021-11-14</text:p>
              </table:table-cell>
              <table:table-cell office:value-type="float" office:value="4.94419642857143">
                <text:p>4.94419642857143</text:p>
              </table:table-cell>
              <table:table-cell office:value-type="float" office:value="4.51282051282051">
                <text:p>4.51282051282051</text:p>
              </table:table-cell>
              <table:table-cell office:value-type="float" office:value="4.28586106177805">
                <text:p>4.28586106177805</text:p>
              </table:table-cell>
            </table:table-row>
            <table:table-row>
              <table:table-cell office:value-type="string">
                <text:p>2021-11-15</text:p>
              </table:table-cell>
              <table:table-cell office:value-type="float" office:value="6.18858967870294">
                <text:p>6.18858967870294</text:p>
              </table:table-cell>
              <table:table-cell office:value-type="float" office:value="5.51026821198174">
                <text:p>5.51026821198174</text:p>
              </table:table-cell>
              <table:table-cell office:value-type="float" office:value="5.15953332824976">
                <text:p>5.15953332824976</text:p>
              </table:table-cell>
            </table:table-row>
            <table:table-row>
              <table:table-cell office:value-type="string">
                <text:p>2021-11-16</text:p>
              </table:table-cell>
              <table:table-cell office:value-type="float" office:value="5.53048083288199">
                <text:p>5.53048083288199</text:p>
              </table:table-cell>
              <table:table-cell office:value-type="float" office:value="5.14394303438032">
                <text:p>5.14394303438032</text:p>
              </table:table-cell>
              <table:table-cell office:value-type="float" office:value="4.46400147638931">
                <text:p>4.46400147638931</text:p>
              </table:table-cell>
            </table:table-row>
            <table:table-row>
              <table:table-cell office:value-type="string">
                <text:p>2021-11-17</text:p>
              </table:table-cell>
              <table:table-cell office:value-type="float" office:value="5.8311942071185">
                <text:p>5.8311942071185</text:p>
              </table:table-cell>
              <table:table-cell office:value-type="float" office:value="5.37011733576247">
                <text:p>5.37011733576247</text:p>
              </table:table-cell>
              <table:table-cell office:value-type="float" office:value="5.00420034538911">
                <text:p>5.00420034538911</text:p>
              </table:table-cell>
            </table:table-row>
            <table:table-row>
              <table:table-cell office:value-type="string">
                <text:p>2021-11-18</text:p>
              </table:table-cell>
              <table:table-cell office:value-type="float" office:value="5.86086577254389">
                <text:p>5.86086577254389</text:p>
              </table:table-cell>
              <table:table-cell office:value-type="float" office:value="5.36995112455832">
                <text:p>5.36995112455832</text:p>
              </table:table-cell>
              <table:table-cell office:value-type="float" office:value="4.83959394056505">
                <text:p>4.83959394056505</text:p>
              </table:table-cell>
            </table:table-row>
            <table:table-row>
              <table:table-cell office:value-type="string">
                <text:p>2021-11-19</text:p>
              </table:table-cell>
              <table:table-cell office:value-type="float" office:value="4.76595744680851">
                <text:p>4.76595744680851</text:p>
              </table:table-cell>
              <table:table-cell office:value-type="float" office:value="4.53749297729601">
                <text:p>4.53749297729601</text:p>
              </table:table-cell>
              <table:table-cell office:value-type="float" office:value="4.13282512471018">
                <text:p>4.13282512471018</text:p>
              </table:table-cell>
            </table:table-row>
            <table:table-row>
              <table:table-cell office:value-type="string">
                <text:p>2021-11-20</text:p>
              </table:table-cell>
              <table:table-cell office:value-type="float" office:value="4.95966645517992">
                <text:p>4.95966645517992</text:p>
              </table:table-cell>
              <table:table-cell office:value-type="float" office:value="4.53002835295129">
                <text:p>4.53002835295129</text:p>
              </table:table-cell>
              <table:table-cell office:value-type="float" office:value="4.15812473664026">
                <text:p>4.15812473664026</text:p>
              </table:table-cell>
            </table:table-row>
            <table:table-row>
              <table:table-cell office:value-type="string">
                <text:p>2021-11-21</text:p>
              </table:table-cell>
              <table:table-cell office:value-type="float" office:value="6.52753516594649">
                <text:p>6.52753516594649</text:p>
              </table:table-cell>
              <table:table-cell office:value-type="float" office:value="5.62933364672699">
                <text:p>5.62933364672699</text:p>
              </table:table-cell>
              <table:table-cell office:value-type="float" office:value="5.35871672836242">
                <text:p>5.35871672836242</text:p>
              </table:table-cell>
            </table:table-row>
            <table:table-row>
              <table:table-cell office:value-type="string">
                <text:p>2021-11-22</text:p>
              </table:table-cell>
              <table:table-cell office:value-type="float" office:value="7.51678373239163">
                <text:p>7.51678373239163</text:p>
              </table:table-cell>
              <table:table-cell office:value-type="float" office:value="6.82726204465335">
                <text:p>6.82726204465335</text:p>
              </table:table-cell>
              <table:table-cell office:value-type="float" office:value="6.04073987356591">
                <text:p>6.04073987356591</text:p>
              </table:table-cell>
            </table:table-row>
            <table:table-row>
              <table:table-cell office:value-type="string">
                <text:p>2021-11-23</text:p>
              </table:table-cell>
              <table:table-cell office:value-type="float" office:value="6.44721843809947">
                <text:p>6.44721843809947</text:p>
              </table:table-cell>
              <table:table-cell office:value-type="float" office:value="5.99111226442635">
                <text:p>5.99111226442635</text:p>
              </table:table-cell>
              <table:table-cell office:value-type="float" office:value="5.27525608120029">
                <text:p>5.27525608120029</text:p>
              </table:table-cell>
            </table:table-row>
            <table:table-row>
              <table:table-cell office:value-type="string">
                <text:p>2021-11-24</text:p>
              </table:table-cell>
              <table:table-cell office:value-type="float" office:value="6.85166419830073">
                <text:p>6.85166419830073</text:p>
              </table:table-cell>
              <table:table-cell office:value-type="float" office:value="6.15952848722986">
                <text:p>6.15952848722986</text:p>
              </table:table-cell>
              <table:table-cell office:value-type="float" office:value="5.69156745105693">
                <text:p>5.69156745105693</text:p>
              </table:table-cell>
            </table:table-row>
            <table:table-row>
              <table:table-cell office:value-type="string">
                <text:p>2021-11-25</text:p>
              </table:table-cell>
              <table:table-cell office:value-type="float" office:value="6.45254664527879">
                <text:p>6.45254664527879</text:p>
              </table:table-cell>
              <table:table-cell office:value-type="float" office:value="6.01431694971097">
                <text:p>6.01431694971097</text:p>
              </table:table-cell>
              <table:table-cell office:value-type="float" office:value="5.35371169782523">
                <text:p>5.35371169782523</text:p>
              </table:table-cell>
            </table:table-row>
            <table:table-row>
              <table:table-cell office:value-type="string">
                <text:p>2021-11-26</text:p>
              </table:table-cell>
              <table:table-cell office:value-type="float" office:value="5.8816235430272">
                <text:p>5.8816235430272</text:p>
              </table:table-cell>
              <table:table-cell office:value-type="float" office:value="5.43691547106343">
                <text:p>5.43691547106343</text:p>
              </table:table-cell>
              <table:table-cell office:value-type="float" office:value="4.94027617160071">
                <text:p>4.94027617160071</text:p>
              </table:table-cell>
            </table:table-row>
            <table:table-row>
              <table:table-cell office:value-type="string">
                <text:p>2021-11-27</text:p>
              </table:table-cell>
              <table:table-cell office:value-type="float" office:value="5.95098066033865">
                <text:p>5.95098066033865</text:p>
              </table:table-cell>
              <table:table-cell office:value-type="float" office:value="5.634614377259">
                <text:p>5.634614377259</text:p>
              </table:table-cell>
              <table:table-cell office:value-type="float" office:value="4.98558387588055">
                <text:p>4.98558387588055</text:p>
              </table:table-cell>
            </table:table-row>
            <table:table-row>
              <table:table-cell office:value-type="string">
                <text:p>2021-11-28</text:p>
              </table:table-cell>
              <table:table-cell office:value-type="float" office:value="7.67018857830681">
                <text:p>7.67018857830681</text:p>
              </table:table-cell>
              <table:table-cell office:value-type="float" office:value="6.09853528628495">
                <text:p>6.09853528628495</text:p>
              </table:table-cell>
              <table:table-cell office:value-type="float" office:value="5.91511936339523">
                <text:p>5.91511936339523</text:p>
              </table:table-cell>
            </table:table-row>
            <table:table-row>
              <table:table-cell office:value-type="string">
                <text:p>2021-11-29</text:p>
              </table:table-cell>
              <table:table-cell office:value-type="float" office:value="8.86113532099108">
                <text:p>8.86113532099108</text:p>
              </table:table-cell>
              <table:table-cell office:value-type="float" office:value="8.1703869999651">
                <text:p>8.1703869999651</text:p>
              </table:table-cell>
              <table:table-cell office:value-type="float" office:value="6.88793245957223">
                <text:p>6.88793245957223</text:p>
              </table:table-cell>
            </table:table-row>
            <table:table-row>
              <table:table-cell office:value-type="string">
                <text:p>2021-11-30</text:p>
              </table:table-cell>
              <table:table-cell office:value-type="float" office:value="7.50764176249194">
                <text:p>7.50764176249194</text:p>
              </table:table-cell>
              <table:table-cell office:value-type="float" office:value="6.98178553104156">
                <text:p>6.98178553104156</text:p>
              </table:table-cell>
              <table:table-cell office:value-type="float" office:value="5.90262085577104">
                <text:p>5.90262085577104</text:p>
              </table:table-cell>
            </table:table-row>
            <table:table-row>
              <table:table-cell office:value-type="string">
                <text:p>2021-12-01</text:p>
              </table:table-cell>
              <table:table-cell office:value-type="float" office:value="7.61776663711674">
                <text:p>7.61776663711674</text:p>
              </table:table-cell>
              <table:table-cell office:value-type="float" office:value="6.81565516195866">
                <text:p>6.81565516195866</text:p>
              </table:table-cell>
              <table:table-cell office:value-type="float" office:value="6.04497962628241">
                <text:p>6.04497962628241</text:p>
              </table:table-cell>
            </table:table-row>
            <table:table-row>
              <table:table-cell office:value-type="string">
                <text:p>2021-12-02</text:p>
              </table:table-cell>
              <table:table-cell office:value-type="float" office:value="7.75993287018968">
                <text:p>7.75993287018968</text:p>
              </table:table-cell>
              <table:table-cell office:value-type="float" office:value="7.00416768815886">
                <text:p>7.00416768815886</text:p>
              </table:table-cell>
              <table:table-cell office:value-type="float" office:value="6.03674913165187">
                <text:p>6.03674913165187</text:p>
              </table:table-cell>
            </table:table-row>
            <table:table-row>
              <table:table-cell office:value-type="string">
                <text:p>2021-12-03</text:p>
              </table:table-cell>
              <table:table-cell office:value-type="float" office:value="6.80731292080521">
                <text:p>6.80731292080521</text:p>
              </table:table-cell>
              <table:table-cell office:value-type="float" office:value="6.31189738667597">
                <text:p>6.31189738667597</text:p>
              </table:table-cell>
              <table:table-cell office:value-type="float" office:value="5.6139199662778">
                <text:p>5.6139199662778</text:p>
              </table:table-cell>
            </table:table-row>
            <table:table-row>
              <table:table-cell office:value-type="string">
                <text:p>2021-12-04</text:p>
              </table:table-cell>
              <table:table-cell office:value-type="float" office:value="6.14553576066068">
                <text:p>6.14553576066068</text:p>
              </table:table-cell>
              <table:table-cell office:value-type="float" office:value="5.73842080842818">
                <text:p>5.73842080842818</text:p>
              </table:table-cell>
              <table:table-cell office:value-type="float" office:value="5.07671040021711">
                <text:p>5.07671040021711</text:p>
              </table:table-cell>
            </table:table-row>
            <table:table-row>
              <table:table-cell office:value-type="string">
                <text:p>2021-12-05</text:p>
              </table:table-cell>
              <table:table-cell office:value-type="float" office:value="7.10832675611681">
                <text:p>7.10832675611681</text:p>
              </table:table-cell>
              <table:table-cell office:value-type="float" office:value="6.15236391163719">
                <text:p>6.15236391163719</text:p>
              </table:table-cell>
              <table:table-cell office:value-type="float" office:value="5.68457383338252">
                <text:p>5.68457383338252</text:p>
              </table:table-cell>
            </table:table-row>
            <table:table-row>
              <table:table-cell office:value-type="string">
                <text:p>2021-12-06</text:p>
              </table:table-cell>
              <table:table-cell office:value-type="float" office:value="9.4964314036479">
                <text:p>9.4964314036479</text:p>
              </table:table-cell>
              <table:table-cell office:value-type="float" office:value="8.50041587161799">
                <text:p>8.50041587161799</text:p>
              </table:table-cell>
              <table:table-cell office:value-type="float" office:value="7.19035090716507">
                <text:p>7.19035090716507</text:p>
              </table:table-cell>
            </table:table-row>
            <table:table-row>
              <table:table-cell office:value-type="string">
                <text:p>2021-12-07</text:p>
              </table:table-cell>
              <table:table-cell office:value-type="float" office:value="8.26343500363108">
                <text:p>8.26343500363108</text:p>
              </table:table-cell>
              <table:table-cell office:value-type="float" office:value="7.27328127115966">
                <text:p>7.27328127115966</text:p>
              </table:table-cell>
              <table:table-cell office:value-type="float" office:value="6.37116190099271">
                <text:p>6.37116190099271</text:p>
              </table:table-cell>
            </table:table-row>
            <table:table-row>
              <table:table-cell office:value-type="string">
                <text:p>2021-12-08</text:p>
              </table:table-cell>
              <table:table-cell office:value-type="float" office:value="7.95097337597043">
                <text:p>7.95097337597043</text:p>
              </table:table-cell>
              <table:table-cell office:value-type="float" office:value="6.95089429399053">
                <text:p>6.95089429399053</text:p>
              </table:table-cell>
              <table:table-cell office:value-type="float" office:value="6.34858727682441">
                <text:p>6.34858727682441</text:p>
              </table:table-cell>
            </table:table-row>
            <table:table-row>
              <table:table-cell office:value-type="string">
                <text:p>2021-12-09</text:p>
              </table:table-cell>
              <table:table-cell office:value-type="float" office:value="7.72761569416499">
                <text:p>7.72761569416499</text:p>
              </table:table-cell>
              <table:table-cell office:value-type="float" office:value="6.78793514267449">
                <text:p>6.78793514267449</text:p>
              </table:table-cell>
              <table:table-cell office:value-type="float" office:value="5.97748564570552">
                <text:p>5.97748564570552</text:p>
              </table:table-cell>
            </table:table-row>
            <table:table-row>
              <table:table-cell office:value-type="string">
                <text:p>2021-12-10</text:p>
              </table:table-cell>
              <table:table-cell office:value-type="float" office:value="6.89327311623485">
                <text:p>6.89327311623485</text:p>
              </table:table-cell>
              <table:table-cell office:value-type="float" office:value="6.27370535380408">
                <text:p>6.27370535380408</text:p>
              </table:table-cell>
              <table:table-cell office:value-type="float" office:value="5.59695360592196">
                <text:p>5.59695360592196</text:p>
              </table:table-cell>
            </table:table-row>
            <table:table-row>
              <table:table-cell office:value-type="string">
                <text:p>2021-12-11</text:p>
              </table:table-cell>
              <table:table-cell office:value-type="float" office:value="6.17545503620937">
                <text:p>6.17545503620937</text:p>
              </table:table-cell>
              <table:table-cell office:value-type="float" office:value="5.60021764265796">
                <text:p>5.60021764265796</text:p>
              </table:table-cell>
              <table:table-cell office:value-type="float" office:value="5.05261407666759">
                <text:p>5.05261407666759</text:p>
              </table:table-cell>
            </table:table-row>
            <table:table-row>
              <table:table-cell office:value-type="string">
                <text:p>2021-12-12</text:p>
              </table:table-cell>
              <table:table-cell office:value-type="float" office:value="7.24079218567972">
                <text:p>7.24079218567972</text:p>
              </table:table-cell>
              <table:table-cell office:value-type="float" office:value="5.9695095818282">
                <text:p>5.9695095818282</text:p>
              </table:table-cell>
              <table:table-cell office:value-type="float" office:value="5.58522599505285">
                <text:p>5.58522599505285</text:p>
              </table:table-cell>
            </table:table-row>
            <table:table-row>
              <table:table-cell office:value-type="string">
                <text:p>2021-12-13</text:p>
              </table:table-cell>
              <table:table-cell office:value-type="float" office:value="9.79653353428787">
                <text:p>9.79653353428787</text:p>
              </table:table-cell>
              <table:table-cell office:value-type="float" office:value="8.49684485106546">
                <text:p>8.49684485106546</text:p>
              </table:table-cell>
              <table:table-cell office:value-type="float" office:value="7.30723494022246">
                <text:p>7.30723494022246</text:p>
              </table:table-cell>
            </table:table-row>
            <table:table-row>
              <table:table-cell office:value-type="string">
                <text:p>2021-12-14</text:p>
              </table:table-cell>
              <table:table-cell office:value-type="float" office:value="8.31786874130117">
                <text:p>8.31786874130117</text:p>
              </table:table-cell>
              <table:table-cell office:value-type="float" office:value="7.30864802825847">
                <text:p>7.30864802825847</text:p>
              </table:table-cell>
              <table:table-cell office:value-type="float" office:value="6.59385736079904">
                <text:p>6.59385736079904</text:p>
              </table:table-cell>
            </table:table-row>
            <table:table-row>
              <table:table-cell office:value-type="string">
                <text:p>2021-12-15</text:p>
              </table:table-cell>
              <table:table-cell office:value-type="float" office:value="7.90513496675969">
                <text:p>7.90513496675969</text:p>
              </table:table-cell>
              <table:table-cell office:value-type="float" office:value="6.86427965825344">
                <text:p>6.86427965825344</text:p>
              </table:table-cell>
              <table:table-cell office:value-type="float" office:value="6.45986623880371">
                <text:p>6.45986623880371</text:p>
              </table:table-cell>
            </table:table-row>
            <table:table-row>
              <table:table-cell office:value-type="string">
                <text:p>2021-12-16</text:p>
              </table:table-cell>
              <table:table-cell office:value-type="float" office:value="7.1500592880593">
                <text:p>7.1500592880593</text:p>
              </table:table-cell>
              <table:table-cell office:value-type="float" office:value="6.32885276004003">
                <text:p>6.32885276004003</text:p>
              </table:table-cell>
              <table:table-cell office:value-type="float" office:value="6.0710742056194">
                <text:p>6.0710742056194</text:p>
              </table:table-cell>
            </table:table-row>
            <table:table-row>
              <table:table-cell office:value-type="string">
                <text:p>2021-12-17</text:p>
              </table:table-cell>
              <table:table-cell office:value-type="float" office:value="6.35659886108907">
                <text:p>6.35659886108907</text:p>
              </table:table-cell>
              <table:table-cell office:value-type="float" office:value="5.91640573800335">
                <text:p>5.91640573800335</text:p>
              </table:table-cell>
              <table:table-cell office:value-type="float" office:value="5.70750403704352">
                <text:p>5.70750403704352</text:p>
              </table:table-cell>
            </table:table-row>
            <table:table-row>
              <table:table-cell office:value-type="string">
                <text:p>2021-12-18</text:p>
              </table:table-cell>
              <table:table-cell office:value-type="float" office:value="5.66391307711483">
                <text:p>5.66391307711483</text:p>
              </table:table-cell>
              <table:table-cell office:value-type="float" office:value="5.25992002460781">
                <text:p>5.25992002460781</text:p>
              </table:table-cell>
              <table:table-cell office:value-type="float" office:value="5.21815307144061">
                <text:p>5.21815307144061</text:p>
              </table:table-cell>
            </table:table-row>
            <table:table-row>
              <table:table-cell office:value-type="string">
                <text:p>2021-12-19</text:p>
              </table:table-cell>
              <table:table-cell office:value-type="float" office:value="7.03895044524506">
                <text:p>7.03895044524506</text:p>
              </table:table-cell>
              <table:table-cell office:value-type="float" office:value="5.68233683249658">
                <text:p>5.68233683249658</text:p>
              </table:table-cell>
              <table:table-cell office:value-type="float" office:value="6.29783940294514">
                <text:p>6.29783940294514</text:p>
              </table:table-cell>
            </table:table-row>
            <table:table-row>
              <table:table-cell office:value-type="string">
                <text:p>2021-12-20</text:p>
              </table:table-cell>
              <table:table-cell office:value-type="float" office:value="9.84466369204334">
                <text:p>9.84466369204334</text:p>
              </table:table-cell>
              <table:table-cell office:value-type="float" office:value="8.37450592885376">
                <text:p>8.37450592885376</text:p>
              </table:table-cell>
              <table:table-cell office:value-type="float" office:value="8.7851081606551">
                <text:p>8.7851081606551</text:p>
              </table:table-cell>
            </table:table-row>
            <table:table-row>
              <table:table-cell office:value-type="string">
                <text:p>2021-12-21</text:p>
              </table:table-cell>
              <table:table-cell office:value-type="float" office:value="8.909470293224">
                <text:p>8.909470293224</text:p>
              </table:table-cell>
              <table:table-cell office:value-type="float" office:value="7.5243018188875">
                <text:p>7.5243018188875</text:p>
              </table:table-cell>
              <table:table-cell office:value-type="float" office:value="8.47313266033339">
                <text:p>8.47313266033339</text:p>
              </table:table-cell>
            </table:table-row>
            <table:table-row>
              <table:table-cell office:value-type="string">
                <text:p>2021-12-22</text:p>
              </table:table-cell>
              <table:table-cell office:value-type="float" office:value="8.17126831094392">
                <text:p>8.17126831094392</text:p>
              </table:table-cell>
              <table:table-cell office:value-type="float" office:value="6.6923304708321">
                <text:p>6.6923304708321</text:p>
              </table:table-cell>
              <table:table-cell office:value-type="float" office:value="8.0269094172525">
                <text:p>8.0269094172525</text:p>
              </table:table-cell>
            </table:table-row>
            <table:table-row>
              <table:table-cell office:value-type="string">
                <text:p>2021-12-23</text:p>
              </table:table-cell>
              <table:table-cell office:value-type="float" office:value="6.75977883573202">
                <text:p>6.75977883573202</text:p>
              </table:table-cell>
              <table:table-cell office:value-type="float" office:value="5.59643184430637">
                <text:p>5.59643184430637</text:p>
              </table:table-cell>
              <table:table-cell office:value-type="float" office:value="6.74766334104993">
                <text:p>6.74766334104993</text:p>
              </table:table-cell>
            </table:table-row>
            <table:table-row>
              <table:table-cell office:value-type="string">
                <text:p>2021-12-24</text:p>
              </table:table-cell>
              <table:table-cell office:value-type="float" office:value="7.26110168439349">
                <text:p>7.26110168439349</text:p>
              </table:table-cell>
              <table:table-cell office:value-type="float" office:value="5.6778181448355">
                <text:p>5.6778181448355</text:p>
              </table:table-cell>
              <table:table-cell office:value-type="float" office:value="7.14474873400863">
                <text:p>7.14474873400863</text:p>
              </table:table-cell>
            </table:table-row>
            <table:table-row>
              <table:table-cell office:value-type="string">
                <text:p>2021-12-25</text:p>
              </table:table-cell>
              <table:table-cell office:value-type="float" office:value="10.4005677337959">
                <text:p>10.4005677337959</text:p>
              </table:table-cell>
              <table:table-cell office:value-type="float" office:value="8.21331615515575">
                <text:p>8.21331615515575</text:p>
              </table:table-cell>
              <table:table-cell office:value-type="float" office:value="10.2509650311429">
                <text:p>10.2509650311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css3t="http://www.w3.org/TR/css3-text/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2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32pt" style:font-size-asian="11pt" style:font-size-complex="11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8pt" style:font-size-asian="10pt" style:font-size-complex="10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8.436cm" svg:height="36.353cm" xlink:href=".." xlink:type="simple" chart:class="chart:line" chart:style-name="ch1">
        <chart:title svg:x="18.855cm" svg:y="0.862cm" chart:style-name="ch2">
          <text:p>% test covid positif</text:p>
        </chart:title>
        <chart:subtitle svg:x="17.81cm" svg:y="3.538cm" chart:style-name="ch3">
          <text:p>Dernier mois / tous âges</text:p>
        </chart:subtitle>
        <chart:plot-area chart:style-name="ch4" table:cell-range-address="transformed.UU1:transformed.VU12" chart:data-source-has-labels="both" svg:x="-0.752cm" svg:y="-0.544cm" svg:width="48.651cm" svg:height="35.075cm">
          <chartooo:coordinate-region svg:x="3.224cm" svg:y="-0.001cm" svg:width="44.291cm" svg:height="29.923cm"/>
          <chart:axis chart:dimension="x" chart:name="primary-x" chart:style-name="ch5" chartooo:axis-type="auto">
            <chartooo:date-scale/>
            <chart:categories table:cell-range-address="transformed.UU1:transformed.VU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nsformed.UU2:transformed.VU2" loext:label-string="'0-9 ans" chart:class="chart:line">
            <chart:data-point chart:repeated="27"/>
          </chart:series>
          <chart:series chart:style-name="ch9" chart:values-cell-range-address="transformed.UU3:transformed.VU3" loext:label-string="'10-19 ans" chart:class="chart:line">
            <chart:data-point chart:repeated="27"/>
          </chart:series>
          <chart:series chart:style-name="ch10" chart:values-cell-range-address="transformed.UU4:transformed.VU4" loext:label-string="'20-29 ans" chart:class="chart:line">
            <chart:data-point chart:repeated="27"/>
          </chart:series>
          <chart:series chart:style-name="ch11" chart:values-cell-range-address="transformed.UU5:transformed.VU5" loext:label-string="'30-39 ans" chart:class="chart:line">
            <chart:data-point chart:repeated="27"/>
          </chart:series>
          <chart:series chart:style-name="ch12" chart:values-cell-range-address="transformed.UU6:transformed.VU6" loext:label-string="'40-49 ans" chart:class="chart:line">
            <chart:data-point chart:repeated="27"/>
          </chart:series>
          <chart:series chart:style-name="ch13" chart:values-cell-range-address="transformed.UU7:transformed.VU7" loext:label-string="'50-59 ans" chart:class="chart:line">
            <chart:data-point chart:repeated="27"/>
          </chart:series>
          <chart:series chart:style-name="ch14" chart:values-cell-range-address="transformed.UU8:transformed.VU8" loext:label-string="'60-69 ans" chart:class="chart:line">
            <chart:data-point chart:repeated="27"/>
          </chart:series>
          <chart:series chart:style-name="ch15" chart:values-cell-range-address="transformed.UU9:transformed.VU9" loext:label-string="'70-79 ans" chart:class="chart:line">
            <chart:data-point chart:repeated="27"/>
          </chart:series>
          <chart:series chart:style-name="ch16" chart:values-cell-range-address="transformed.UU10:transformed.VU10" loext:label-string="'80-89 ans" chart:class="chart:line">
            <chart:data-point chart:repeated="27"/>
          </chart:series>
          <chart:series chart:style-name="ch17" chart:values-cell-range-address="transformed.UU11:transformed.VU11" loext:label-string="'+90 ans" chart:class="chart:line">
            <chart:data-point chart:repeated="27"/>
          </chart:series>
          <chart:series chart:style-name="ch18" chart:values-cell-range-address="transformed.UU12:transformed.VU12" loext:label-string="'tous âges confondus" chart:class="chart:line">
            <chart:data-point chart:repeated="2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-9 ans</text:p>
              </table:table-cell>
              <table:table-cell office:value-type="string">
                <text:p>'10-19 ans</text:p>
              </table:table-cell>
              <table:table-cell office:value-type="string">
                <text:p>'20-29 ans</text:p>
              </table:table-cell>
              <table:table-cell office:value-type="string">
                <text:p>'30-39 ans</text:p>
              </table:table-cell>
              <table:table-cell office:value-type="string">
                <text:p>'40-49 ans</text:p>
              </table:table-cell>
              <table:table-cell office:value-type="string">
                <text:p>'50-59 ans</text:p>
              </table:table-cell>
              <table:table-cell office:value-type="string">
                <text:p>'60-69 ans</text:p>
              </table:table-cell>
              <table:table-cell office:value-type="string">
                <text:p>'70-79 ans</text:p>
              </table:table-cell>
              <table:table-cell office:value-type="string">
                <text:p>'80-89 ans</text:p>
              </table:table-cell>
              <table:table-cell office:value-type="string">
                <text:p>'+90 ans</text:p>
              </table:table-cell>
              <table:table-cell office:value-type="string">
                <text:p>'tous âges confondus</text:p>
              </table:table-cell>
            </table:table-row>
          </table:table-header-rows>
          <table:table-rows>
            <table:table-row>
              <table:table-cell office:value-type="string">
                <text:p>2021-11-29</text:p>
                <draw:g>
                  <svg:desc>transformed.UU1:transformed.VU1</svg:desc>
                </draw:g>
              </table:table-cell>
              <table:table-cell office:value-type="float" office:value="4.89701898545256">
                <text:p>4.89701898545256</text:p>
                <draw:g>
                  <svg:desc>transformed.UU2:transformed.VU2</svg:desc>
                </draw:g>
              </table:table-cell>
              <table:table-cell office:value-type="float" office:value="6.44962953738871">
                <text:p>6.44962953738871</text:p>
                <draw:g>
                  <svg:desc>transformed.UU3:transformed.VU3</svg:desc>
                </draw:g>
              </table:table-cell>
              <table:table-cell office:value-type="float" office:value="6.64164473753185">
                <text:p>6.64164473753185</text:p>
                <draw:g>
                  <svg:desc>transformed.UU4:transformed.VU4</svg:desc>
                </draw:g>
              </table:table-cell>
              <table:table-cell office:value-type="float" office:value="8.52687765309125">
                <text:p>8.52687765309125</text:p>
                <draw:g>
                  <svg:desc>transformed.UU5:transformed.VU5</svg:desc>
                </draw:g>
              </table:table-cell>
              <table:table-cell office:value-type="float" office:value="8.86113532099108">
                <text:p>8.86113532099108</text:p>
                <draw:g>
                  <svg:desc>transformed.UU6:transformed.VU6</svg:desc>
                </draw:g>
              </table:table-cell>
              <table:table-cell office:value-type="float" office:value="8.1703869999651">
                <text:p>8.1703869999651</text:p>
                <draw:g>
                  <svg:desc>transformed.UU7:transformed.VU7</svg:desc>
                </draw:g>
              </table:table-cell>
              <table:table-cell office:value-type="float" office:value="7.71369846451457">
                <text:p>7.71369846451457</text:p>
                <draw:g>
                  <svg:desc>transformed.UU8:transformed.VU8</svg:desc>
                </draw:g>
              </table:table-cell>
              <table:table-cell office:value-type="float" office:value="5.85488987177769">
                <text:p>5.85488987177769</text:p>
                <draw:g>
                  <svg:desc>transformed.UU9:transformed.VU9</svg:desc>
                </draw:g>
              </table:table-cell>
              <table:table-cell office:value-type="float" office:value="4.1417977934527">
                <text:p>4.1417977934527</text:p>
                <draw:g>
                  <svg:desc>transformed.UU10:transformed.VU10</svg:desc>
                </draw:g>
              </table:table-cell>
              <table:table-cell office:value-type="float" office:value="4.07530454042082">
                <text:p>4.07530454042082</text:p>
                <draw:g>
                  <svg:desc>transformed.UU11:transformed.VU11</svg:desc>
                </draw:g>
              </table:table-cell>
              <table:table-cell office:value-type="float" office:value="6.88793245957223">
                <text:p>6.88793245957223</text:p>
                <draw:g>
                  <svg:desc>transformed.UU12:transformed.VU12</svg:desc>
                </draw:g>
              </table:table-cell>
            </table:table-row>
            <table:table-row>
              <table:table-cell office:value-type="string">
                <text:p>2021-11-30</text:p>
              </table:table-cell>
              <table:table-cell office:value-type="float" office:value="4.16720408701163">
                <text:p>4.16720408701163</text:p>
              </table:table-cell>
              <table:table-cell office:value-type="float" office:value="5.32110232711795">
                <text:p>5.32110232711795</text:p>
              </table:table-cell>
              <table:table-cell office:value-type="float" office:value="5.67510888853041">
                <text:p>5.67510888853041</text:p>
              </table:table-cell>
              <table:table-cell office:value-type="float" office:value="7.35873032799268">
                <text:p>7.35873032799268</text:p>
              </table:table-cell>
              <table:table-cell office:value-type="float" office:value="7.50764176249194">
                <text:p>7.50764176249194</text:p>
              </table:table-cell>
              <table:table-cell office:value-type="float" office:value="6.98178553104156">
                <text:p>6.98178553104156</text:p>
              </table:table-cell>
              <table:table-cell office:value-type="float" office:value="6.94817526990265">
                <text:p>6.94817526990265</text:p>
              </table:table-cell>
              <table:table-cell office:value-type="float" office:value="5.71527077918634">
                <text:p>5.71527077918634</text:p>
              </table:table-cell>
              <table:table-cell office:value-type="float" office:value="4.21236932900767">
                <text:p>4.21236932900767</text:p>
              </table:table-cell>
              <table:table-cell office:value-type="float" office:value="3.80053255870249">
                <text:p>3.80053255870249</text:p>
              </table:table-cell>
              <table:table-cell office:value-type="float" office:value="5.90262085577104">
                <text:p>5.90262085577104</text:p>
              </table:table-cell>
            </table:table-row>
            <table:table-row>
              <table:table-cell office:value-type="string">
                <text:p>2021-12-01</text:p>
              </table:table-cell>
              <table:table-cell office:value-type="float" office:value="4.68538187178374">
                <text:p>4.68538187178374</text:p>
              </table:table-cell>
              <table:table-cell office:value-type="float" office:value="5.25884147218785">
                <text:p>5.25884147218785</text:p>
              </table:table-cell>
              <table:table-cell office:value-type="float" office:value="5.69409198632579">
                <text:p>5.69409198632579</text:p>
              </table:table-cell>
              <table:table-cell office:value-type="float" office:value="7.27208574074891">
                <text:p>7.27208574074891</text:p>
              </table:table-cell>
              <table:table-cell office:value-type="float" office:value="7.61776663711674">
                <text:p>7.61776663711674</text:p>
              </table:table-cell>
              <table:table-cell office:value-type="float" office:value="6.81565516195866">
                <text:p>6.81565516195866</text:p>
              </table:table-cell>
              <table:table-cell office:value-type="float" office:value="7.14132838695869">
                <text:p>7.14132838695869</text:p>
              </table:table-cell>
              <table:table-cell office:value-type="float" office:value="5.59287300051232">
                <text:p>5.59287300051232</text:p>
              </table:table-cell>
              <table:table-cell office:value-type="float" office:value="4.22081591140242">
                <text:p>4.22081591140242</text:p>
              </table:table-cell>
              <table:table-cell office:value-type="float" office:value="3.65577889447236">
                <text:p>3.65577889447236</text:p>
              </table:table-cell>
              <table:table-cell office:value-type="float" office:value="6.04497962628241">
                <text:p>6.04497962628241</text:p>
              </table:table-cell>
            </table:table-row>
            <table:table-row>
              <table:table-cell office:value-type="string">
                <text:p>2021-12-02</text:p>
              </table:table-cell>
              <table:table-cell office:value-type="float" office:value="4.15142442436545">
                <text:p>4.15142442436545</text:p>
              </table:table-cell>
              <table:table-cell office:value-type="float" office:value="5.41774249631937">
                <text:p>5.41774249631937</text:p>
              </table:table-cell>
              <table:table-cell office:value-type="float" office:value="5.78514005411403">
                <text:p>5.78514005411403</text:p>
              </table:table-cell>
              <table:table-cell office:value-type="float" office:value="7.22633312254133">
                <text:p>7.22633312254133</text:p>
              </table:table-cell>
              <table:table-cell office:value-type="float" office:value="7.75993287018968">
                <text:p>7.75993287018968</text:p>
              </table:table-cell>
              <table:table-cell office:value-type="float" office:value="7.00416768815886">
                <text:p>7.00416768815886</text:p>
              </table:table-cell>
              <table:table-cell office:value-type="float" office:value="7.60883079054402">
                <text:p>7.60883079054402</text:p>
              </table:table-cell>
              <table:table-cell office:value-type="float" office:value="6.54401132203181">
                <text:p>6.54401132203181</text:p>
              </table:table-cell>
              <table:table-cell office:value-type="float" office:value="4.5106725734998">
                <text:p>4.5106725734998</text:p>
              </table:table-cell>
              <table:table-cell office:value-type="float" office:value="4.0583314492426">
                <text:p>4.0583314492426</text:p>
              </table:table-cell>
              <table:table-cell office:value-type="float" office:value="6.03674913165187">
                <text:p>6.03674913165187</text:p>
              </table:table-cell>
            </table:table-row>
            <table:table-row>
              <table:table-cell office:value-type="string">
                <text:p>2021-12-03</text:p>
              </table:table-cell>
              <table:table-cell office:value-type="float" office:value="4.43071192753746">
                <text:p>4.43071192753746</text:p>
              </table:table-cell>
              <table:table-cell office:value-type="float" office:value="4.83415037881199">
                <text:p>4.83415037881199</text:p>
              </table:table-cell>
              <table:table-cell office:value-type="float" office:value="5.12831722992174">
                <text:p>5.12831722992174</text:p>
              </table:table-cell>
              <table:table-cell office:value-type="float" office:value="6.43152471679056">
                <text:p>6.43152471679056</text:p>
              </table:table-cell>
              <table:table-cell office:value-type="float" office:value="6.80731292080521">
                <text:p>6.80731292080521</text:p>
              </table:table-cell>
              <table:table-cell office:value-type="float" office:value="6.31189738667597">
                <text:p>6.31189738667597</text:p>
              </table:table-cell>
              <table:table-cell office:value-type="float" office:value="6.80142724657728">
                <text:p>6.80142724657728</text:p>
              </table:table-cell>
              <table:table-cell office:value-type="float" office:value="6.06077063024411">
                <text:p>6.06077063024411</text:p>
              </table:table-cell>
              <table:table-cell office:value-type="float" office:value="4.84269856789555">
                <text:p>4.84269856789555</text:p>
              </table:table-cell>
              <table:table-cell office:value-type="float" office:value="4.58501104039486">
                <text:p>4.58501104039486</text:p>
              </table:table-cell>
              <table:table-cell office:value-type="float" office:value="5.6139199662778">
                <text:p>5.6139199662778</text:p>
              </table:table-cell>
            </table:table-row>
            <table:table-row>
              <table:table-cell office:value-type="string">
                <text:p>2021-12-04</text:p>
              </table:table-cell>
              <table:table-cell office:value-type="float" office:value="5.10540286514011">
                <text:p>5.10540286514011</text:p>
              </table:table-cell>
              <table:table-cell office:value-type="float" office:value="4.03234619167304">
                <text:p>4.03234619167304</text:p>
              </table:table-cell>
              <table:table-cell office:value-type="float" office:value="4.39559260570558">
                <text:p>4.39559260570558</text:p>
              </table:table-cell>
              <table:table-cell office:value-type="float" office:value="5.60745176314039">
                <text:p>5.60745176314039</text:p>
              </table:table-cell>
              <table:table-cell office:value-type="float" office:value="6.14553576066068">
                <text:p>6.14553576066068</text:p>
              </table:table-cell>
              <table:table-cell office:value-type="float" office:value="5.73842080842818">
                <text:p>5.73842080842818</text:p>
              </table:table-cell>
              <table:table-cell office:value-type="float" office:value="5.57472057403063">
                <text:p>5.57472057403063</text:p>
              </table:table-cell>
              <table:table-cell office:value-type="float" office:value="4.55531453362256">
                <text:p>4.55531453362256</text:p>
              </table:table-cell>
              <table:table-cell office:value-type="float" office:value="3.8725993835454">
                <text:p>3.8725993835454</text:p>
              </table:table-cell>
              <table:table-cell office:value-type="float" office:value="4.69215491559086">
                <text:p>4.69215491559086</text:p>
              </table:table-cell>
              <table:table-cell office:value-type="float" office:value="5.07671040021711">
                <text:p>5.07671040021711</text:p>
              </table:table-cell>
            </table:table-row>
            <table:table-row>
              <table:table-cell office:value-type="string">
                <text:p>2021-12-05</text:p>
              </table:table-cell>
              <table:table-cell office:value-type="float" office:value="4.72187032131752">
                <text:p>4.72187032131752</text:p>
              </table:table-cell>
              <table:table-cell office:value-type="float" office:value="5.63681464374305">
                <text:p>5.63681464374305</text:p>
              </table:table-cell>
              <table:table-cell office:value-type="float" office:value="5.32286212914485">
                <text:p>5.32286212914485</text:p>
              </table:table-cell>
              <table:table-cell office:value-type="float" office:value="6.61747662829329">
                <text:p>6.61747662829329</text:p>
              </table:table-cell>
              <table:table-cell office:value-type="float" office:value="7.10832675611681">
                <text:p>7.10832675611681</text:p>
              </table:table-cell>
              <table:table-cell office:value-type="float" office:value="6.15236391163719">
                <text:p>6.15236391163719</text:p>
              </table:table-cell>
              <table:table-cell office:value-type="float" office:value="5.12898949729785">
                <text:p>5.12898949729785</text:p>
              </table:table-cell>
              <table:table-cell office:value-type="float" office:value="3.99390243902439">
                <text:p>3.99390243902439</text:p>
              </table:table-cell>
              <table:table-cell office:value-type="float" office:value="4.41605021295674">
                <text:p>4.41605021295674</text:p>
              </table:table-cell>
              <table:table-cell office:value-type="float" office:value="4.06830738322451">
                <text:p>4.06830738322451</text:p>
              </table:table-cell>
              <table:table-cell office:value-type="float" office:value="5.68457383338252">
                <text:p>5.68457383338252</text:p>
              </table:table-cell>
            </table:table-row>
            <table:table-row>
              <table:table-cell office:value-type="string">
                <text:p>2021-12-06</text:p>
              </table:table-cell>
              <table:table-cell office:value-type="float" office:value="5.04988429148942">
                <text:p>5.04988429148942</text:p>
              </table:table-cell>
              <table:table-cell office:value-type="float" office:value="6.9774837028974">
                <text:p>6.9774837028974</text:p>
              </table:table-cell>
              <table:table-cell office:value-type="float" office:value="6.88224837043935">
                <text:p>6.88224837043935</text:p>
              </table:table-cell>
              <table:table-cell office:value-type="float" office:value="9.04586181350554">
                <text:p>9.04586181350554</text:p>
              </table:table-cell>
              <table:table-cell office:value-type="float" office:value="9.4964314036479">
                <text:p>9.4964314036479</text:p>
              </table:table-cell>
              <table:table-cell office:value-type="float" office:value="8.50041587161799">
                <text:p>8.50041587161799</text:p>
              </table:table-cell>
              <table:table-cell office:value-type="float" office:value="7.68416927899687">
                <text:p>7.68416927899687</text:p>
              </table:table-cell>
              <table:table-cell office:value-type="float" office:value="5.22253308728694">
                <text:p>5.22253308728694</text:p>
              </table:table-cell>
              <table:table-cell office:value-type="float" office:value="4.11441231158761">
                <text:p>4.11441231158761</text:p>
              </table:table-cell>
              <table:table-cell office:value-type="float" office:value="3.96298719506496">
                <text:p>3.96298719506496</text:p>
              </table:table-cell>
              <table:table-cell office:value-type="float" office:value="7.19035090716507">
                <text:p>7.19035090716507</text:p>
              </table:table-cell>
            </table:table-row>
            <table:table-row>
              <table:table-cell office:value-type="string">
                <text:p>2021-12-07</text:p>
              </table:table-cell>
              <table:table-cell office:value-type="float" office:value="4.63117649958645">
                <text:p>4.63117649958645</text:p>
              </table:table-cell>
              <table:table-cell office:value-type="float" office:value="5.96322334957791">
                <text:p>5.96322334957791</text:p>
              </table:table-cell>
              <table:table-cell office:value-type="float" office:value="6.23368175699482">
                <text:p>6.23368175699482</text:p>
              </table:table-cell>
              <table:table-cell office:value-type="float" office:value="7.75400862502807">
                <text:p>7.75400862502807</text:p>
              </table:table-cell>
              <table:table-cell office:value-type="float" office:value="8.26343500363108">
                <text:p>8.26343500363108</text:p>
              </table:table-cell>
              <table:table-cell office:value-type="float" office:value="7.27328127115966">
                <text:p>7.27328127115966</text:p>
              </table:table-cell>
              <table:table-cell office:value-type="float" office:value="6.9832872062264">
                <text:p>6.9832872062264</text:p>
              </table:table-cell>
              <table:table-cell office:value-type="float" office:value="5.34507866026881">
                <text:p>5.34507866026881</text:p>
              </table:table-cell>
              <table:table-cell office:value-type="float" office:value="4.26547000472367">
                <text:p>4.26547000472367</text:p>
              </table:table-cell>
              <table:table-cell office:value-type="float" office:value="3.7106135986733">
                <text:p>3.7106135986733</text:p>
              </table:table-cell>
              <table:table-cell office:value-type="float" office:value="6.37116190099271">
                <text:p>6.37116190099271</text:p>
              </table:table-cell>
            </table:table-row>
            <table:table-row>
              <table:table-cell office:value-type="string">
                <text:p>2021-12-08</text:p>
              </table:table-cell>
              <table:table-cell office:value-type="float" office:value="5.10830172228693">
                <text:p>5.10830172228693</text:p>
              </table:table-cell>
              <table:table-cell office:value-type="float" office:value="5.65402339595888">
                <text:p>5.65402339595888</text:p>
              </table:table-cell>
              <table:table-cell office:value-type="float" office:value="6.23398650355455">
                <text:p>6.23398650355455</text:p>
              </table:table-cell>
              <table:table-cell office:value-type="float" office:value="7.61491234213414">
                <text:p>7.61491234213414</text:p>
              </table:table-cell>
              <table:table-cell office:value-type="float" office:value="7.95097337597043">
                <text:p>7.95097337597043</text:p>
              </table:table-cell>
              <table:table-cell office:value-type="float" office:value="6.95089429399053">
                <text:p>6.95089429399053</text:p>
              </table:table-cell>
              <table:table-cell office:value-type="float" office:value="6.88678323727655">
                <text:p>6.88678323727655</text:p>
              </table:table-cell>
              <table:table-cell office:value-type="float" office:value="5.22659087320385">
                <text:p>5.22659087320385</text:p>
              </table:table-cell>
              <table:table-cell office:value-type="float" office:value="3.9617555815491">
                <text:p>3.9617555815491</text:p>
              </table:table-cell>
              <table:table-cell office:value-type="float" office:value="3.9142091152815">
                <text:p>3.9142091152815</text:p>
              </table:table-cell>
              <table:table-cell office:value-type="float" office:value="6.34858727682441">
                <text:p>6.34858727682441</text:p>
              </table:table-cell>
            </table:table-row>
            <table:table-row>
              <table:table-cell office:value-type="string">
                <text:p>2021-12-09</text:p>
              </table:table-cell>
              <table:table-cell office:value-type="float" office:value="4.25713708696035">
                <text:p>4.25713708696035</text:p>
              </table:table-cell>
              <table:table-cell office:value-type="float" office:value="5.41746504273108">
                <text:p>5.41746504273108</text:p>
              </table:table-cell>
              <table:table-cell office:value-type="float" office:value="5.72481757315881">
                <text:p>5.72481757315881</text:p>
              </table:table-cell>
              <table:table-cell office:value-type="float" office:value="7.34145160689681">
                <text:p>7.34145160689681</text:p>
              </table:table-cell>
              <table:table-cell office:value-type="float" office:value="7.72761569416499">
                <text:p>7.72761569416499</text:p>
              </table:table-cell>
              <table:table-cell office:value-type="float" office:value="6.78793514267449">
                <text:p>6.78793514267449</text:p>
              </table:table-cell>
              <table:table-cell office:value-type="float" office:value="6.95819581958196">
                <text:p>6.95819581958196</text:p>
              </table:table-cell>
              <table:table-cell office:value-type="float" office:value="5.76741440377804">
                <text:p>5.76741440377804</text:p>
              </table:table-cell>
              <table:table-cell office:value-type="float" office:value="4.26976133128969">
                <text:p>4.26976133128969</text:p>
              </table:table-cell>
              <table:table-cell office:value-type="float" office:value="3.85154817132377">
                <text:p>3.85154817132377</text:p>
              </table:table-cell>
              <table:table-cell office:value-type="float" office:value="5.97748564570552">
                <text:p>5.97748564570552</text:p>
              </table:table-cell>
            </table:table-row>
            <table:table-row>
              <table:table-cell office:value-type="string">
                <text:p>2021-12-10</text:p>
              </table:table-cell>
              <table:table-cell office:value-type="float" office:value="4.54815017563067">
                <text:p>4.54815017563067</text:p>
              </table:table-cell>
              <table:table-cell office:value-type="float" office:value="4.93502513178865">
                <text:p>4.93502513178865</text:p>
              </table:table-cell>
              <table:table-cell office:value-type="float" office:value="5.11562495005833">
                <text:p>5.11562495005833</text:p>
              </table:table-cell>
              <table:table-cell office:value-type="float" office:value="6.36534966682372">
                <text:p>6.36534966682372</text:p>
              </table:table-cell>
              <table:table-cell office:value-type="float" office:value="6.89327311623485">
                <text:p>6.89327311623485</text:p>
              </table:table-cell>
              <table:table-cell office:value-type="float" office:value="6.27370535380408">
                <text:p>6.27370535380408</text:p>
              </table:table-cell>
              <table:table-cell office:value-type="float" office:value="6.52938533289949">
                <text:p>6.52938533289949</text:p>
              </table:table-cell>
              <table:table-cell office:value-type="float" office:value="5.23548859140426">
                <text:p>5.23548859140426</text:p>
              </table:table-cell>
              <table:table-cell office:value-type="float" office:value="4.67741029816385">
                <text:p>4.67741029816385</text:p>
              </table:table-cell>
              <table:table-cell office:value-type="float" office:value="3.90196317522253">
                <text:p>3.90196317522253</text:p>
              </table:table-cell>
              <table:table-cell office:value-type="float" office:value="5.59695360592196">
                <text:p>5.59695360592196</text:p>
              </table:table-cell>
            </table:table-row>
            <table:table-row>
              <table:table-cell office:value-type="string">
                <text:p>2021-12-11</text:p>
              </table:table-cell>
              <table:table-cell office:value-type="float" office:value="4.94437456733066">
                <text:p>4.94437456733066</text:p>
              </table:table-cell>
              <table:table-cell office:value-type="float" office:value="4.23153499433122">
                <text:p>4.23153499433122</text:p>
              </table:table-cell>
              <table:table-cell office:value-type="float" office:value="4.65104519574033">
                <text:p>4.65104519574033</text:p>
              </table:table-cell>
              <table:table-cell office:value-type="float" office:value="5.65144649117645">
                <text:p>5.65144649117645</text:p>
              </table:table-cell>
              <table:table-cell office:value-type="float" office:value="6.17545503620937">
                <text:p>6.17545503620937</text:p>
              </table:table-cell>
              <table:table-cell office:value-type="float" office:value="5.60021764265796">
                <text:p>5.60021764265796</text:p>
              </table:table-cell>
              <table:table-cell office:value-type="float" office:value="5.01763164634266">
                <text:p>5.01763164634266</text:p>
              </table:table-cell>
              <table:table-cell office:value-type="float" office:value="3.88343091528563">
                <text:p>3.88343091528563</text:p>
              </table:table-cell>
              <table:table-cell office:value-type="float" office:value="3.94025030278563">
                <text:p>3.94025030278563</text:p>
              </table:table-cell>
              <table:table-cell office:value-type="float" office:value="4.70061555679911">
                <text:p>4.70061555679911</text:p>
              </table:table-cell>
              <table:table-cell office:value-type="float" office:value="5.05261407666759">
                <text:p>5.05261407666759</text:p>
              </table:table-cell>
            </table:table-row>
            <table:table-row>
              <table:table-cell office:value-type="string">
                <text:p>2021-12-12</text:p>
              </table:table-cell>
              <table:table-cell office:value-type="float" office:value="4.61362613002667">
                <text:p>4.61362613002667</text:p>
              </table:table-cell>
              <table:table-cell office:value-type="float" office:value="5.05096821981588">
                <text:p>5.05096821981588</text:p>
              </table:table-cell>
              <table:table-cell office:value-type="float" office:value="5.6921039075723">
                <text:p>5.6921039075723</text:p>
              </table:table-cell>
              <table:table-cell office:value-type="float" office:value="6.50161030595813">
                <text:p>6.50161030595813</text:p>
              </table:table-cell>
              <table:table-cell office:value-type="float" office:value="7.24079218567972">
                <text:p>7.24079218567972</text:p>
              </table:table-cell>
              <table:table-cell office:value-type="float" office:value="5.9695095818282">
                <text:p>5.9695095818282</text:p>
              </table:table-cell>
              <table:table-cell office:value-type="float" office:value="5.11147362697118">
                <text:p>5.11147362697118</text:p>
              </table:table-cell>
              <table:table-cell office:value-type="float" office:value="3.81925013989927">
                <text:p>3.81925013989927</text:p>
              </table:table-cell>
              <table:table-cell office:value-type="float" office:value="3.78250591016548">
                <text:p>3.78250591016548</text:p>
              </table:table-cell>
              <table:table-cell office:value-type="float" office:value="3.65402405180389">
                <text:p>3.65402405180389</text:p>
              </table:table-cell>
              <table:table-cell office:value-type="float" office:value="5.58522599505285">
                <text:p>5.58522599505285</text:p>
              </table:table-cell>
            </table:table-row>
            <table:table-row>
              <table:table-cell office:value-type="string">
                <text:p>2021-12-13</text:p>
              </table:table-cell>
              <table:table-cell office:value-type="float" office:value="4.95363175636728">
                <text:p>4.95363175636728</text:p>
              </table:table-cell>
              <table:table-cell office:value-type="float" office:value="6.95749920918252">
                <text:p>6.95749920918252</text:p>
              </table:table-cell>
              <table:table-cell office:value-type="float" office:value="7.71173508316802">
                <text:p>7.71173508316802</text:p>
              </table:table-cell>
              <table:table-cell office:value-type="float" office:value="9.56486905356064">
                <text:p>9.56486905356064</text:p>
              </table:table-cell>
              <table:table-cell office:value-type="float" office:value="9.79653353428787">
                <text:p>9.79653353428787</text:p>
              </table:table-cell>
              <table:table-cell office:value-type="float" office:value="8.49684485106546">
                <text:p>8.49684485106546</text:p>
              </table:table-cell>
              <table:table-cell office:value-type="float" office:value="7.11923898667209">
                <text:p>7.11923898667209</text:p>
              </table:table-cell>
              <table:table-cell office:value-type="float" office:value="4.84378316833594">
                <text:p>4.84378316833594</text:p>
              </table:table-cell>
              <table:table-cell office:value-type="float" office:value="3.95640200147395">
                <text:p>3.95640200147395</text:p>
              </table:table-cell>
              <table:table-cell office:value-type="float" office:value="3.32971407889975">
                <text:p>3.32971407889975</text:p>
              </table:table-cell>
              <table:table-cell office:value-type="float" office:value="7.30723494022246">
                <text:p>7.30723494022246</text:p>
              </table:table-cell>
            </table:table-row>
            <table:table-row>
              <table:table-cell office:value-type="string">
                <text:p>2021-12-14</text:p>
              </table:table-cell>
              <table:table-cell office:value-type="float" office:value="4.64010342121058">
                <text:p>4.64010342121058</text:p>
              </table:table-cell>
              <table:table-cell office:value-type="float" office:value="5.96469169382361">
                <text:p>5.96469169382361</text:p>
              </table:table-cell>
              <table:table-cell office:value-type="float" office:value="7.43389010557971">
                <text:p>7.43389010557971</text:p>
              </table:table-cell>
              <table:table-cell office:value-type="float" office:value="8.27856712241085">
                <text:p>8.27856712241085</text:p>
              </table:table-cell>
              <table:table-cell office:value-type="float" office:value="8.31786874130117">
                <text:p>8.31786874130117</text:p>
              </table:table-cell>
              <table:table-cell office:value-type="float" office:value="7.30864802825847">
                <text:p>7.30864802825847</text:p>
              </table:table-cell>
              <table:table-cell office:value-type="float" office:value="6.72966434835198">
                <text:p>6.72966434835198</text:p>
              </table:table-cell>
              <table:table-cell office:value-type="float" office:value="4.87018336746463">
                <text:p>4.87018336746463</text:p>
              </table:table-cell>
              <table:table-cell office:value-type="float" office:value="4.14956474674124">
                <text:p>4.14956474674124</text:p>
              </table:table-cell>
              <table:table-cell office:value-type="float" office:value="3.44355312072002">
                <text:p>3.44355312072002</text:p>
              </table:table-cell>
              <table:table-cell office:value-type="float" office:value="6.59385736079904">
                <text:p>6.59385736079904</text:p>
              </table:table-cell>
            </table:table-row>
            <table:table-row>
              <table:table-cell office:value-type="string">
                <text:p>2021-12-15</text:p>
              </table:table-cell>
              <table:table-cell office:value-type="float" office:value="5.15410137094923">
                <text:p>5.15410137094923</text:p>
              </table:table-cell>
              <table:table-cell office:value-type="float" office:value="5.48653431499858">
                <text:p>5.48653431499858</text:p>
              </table:table-cell>
              <table:table-cell office:value-type="float" office:value="7.24280698076621">
                <text:p>7.24280698076621</text:p>
              </table:table-cell>
              <table:table-cell office:value-type="float" office:value="7.88264556408547">
                <text:p>7.88264556408547</text:p>
              </table:table-cell>
              <table:table-cell office:value-type="float" office:value="7.90513496675969">
                <text:p>7.90513496675969</text:p>
              </table:table-cell>
              <table:table-cell office:value-type="float" office:value="6.86427965825344">
                <text:p>6.86427965825344</text:p>
              </table:table-cell>
              <table:table-cell office:value-type="float" office:value="6.30104650247856">
                <text:p>6.30104650247856</text:p>
              </table:table-cell>
              <table:table-cell office:value-type="float" office:value="4.75710033799122">
                <text:p>4.75710033799122</text:p>
              </table:table-cell>
              <table:table-cell office:value-type="float" office:value="3.77710756857676">
                <text:p>3.77710756857676</text:p>
              </table:table-cell>
              <table:table-cell office:value-type="float" office:value="3.64583333333333">
                <text:p>3.64583333333333</text:p>
              </table:table-cell>
              <table:table-cell office:value-type="float" office:value="6.45986623880371">
                <text:p>6.45986623880371</text:p>
              </table:table-cell>
            </table:table-row>
            <table:table-row>
              <table:table-cell office:value-type="string">
                <text:p>2021-12-16</text:p>
              </table:table-cell>
              <table:table-cell office:value-type="float" office:value="4.54212033652896">
                <text:p>4.54212033652896</text:p>
              </table:table-cell>
              <table:table-cell office:value-type="float" office:value="5.54037118020372">
                <text:p>5.54037118020372</text:p>
              </table:table-cell>
              <table:table-cell office:value-type="float" office:value="6.40997433076641">
                <text:p>6.40997433076641</text:p>
              </table:table-cell>
              <table:table-cell office:value-type="float" office:value="7.21644055635643">
                <text:p>7.21644055635643</text:p>
              </table:table-cell>
              <table:table-cell office:value-type="float" office:value="7.1500592880593">
                <text:p>7.1500592880593</text:p>
              </table:table-cell>
              <table:table-cell office:value-type="float" office:value="6.32885276004003">
                <text:p>6.32885276004003</text:p>
              </table:table-cell>
              <table:table-cell office:value-type="float" office:value="6.47701012032831">
                <text:p>6.47701012032831</text:p>
              </table:table-cell>
              <table:table-cell office:value-type="float" office:value="5.03418445653691">
                <text:p>5.03418445653691</text:p>
              </table:table-cell>
              <table:table-cell office:value-type="float" office:value="4.2812648471731">
                <text:p>4.2812648471731</text:p>
              </table:table-cell>
              <table:table-cell office:value-type="float" office:value="3.96834001951643">
                <text:p>3.96834001951643</text:p>
              </table:table-cell>
              <table:table-cell office:value-type="float" office:value="6.0710742056194">
                <text:p>6.0710742056194</text:p>
              </table:table-cell>
            </table:table-row>
            <table:table-row>
              <table:table-cell office:value-type="string">
                <text:p>2021-12-17</text:p>
              </table:table-cell>
              <table:table-cell office:value-type="float" office:value="5.32982098627368">
                <text:p>5.32982098627368</text:p>
              </table:table-cell>
              <table:table-cell office:value-type="float" office:value="5.04953809470674">
                <text:p>5.04953809470674</text:p>
              </table:table-cell>
              <table:table-cell office:value-type="float" office:value="5.70297348779126">
                <text:p>5.70297348779126</text:p>
              </table:table-cell>
              <table:table-cell office:value-type="float" office:value="6.36782692661394">
                <text:p>6.36782692661394</text:p>
              </table:table-cell>
              <table:table-cell office:value-type="float" office:value="6.35659886108907">
                <text:p>6.35659886108907</text:p>
              </table:table-cell>
              <table:table-cell office:value-type="float" office:value="5.91640573800335">
                <text:p>5.91640573800335</text:p>
              </table:table-cell>
              <table:table-cell office:value-type="float" office:value="5.80510907003444">
                <text:p>5.80510907003444</text:p>
              </table:table-cell>
              <table:table-cell office:value-type="float" office:value="4.70381947091561">
                <text:p>4.70381947091561</text:p>
              </table:table-cell>
              <table:table-cell office:value-type="float" office:value="4.19074364097856">
                <text:p>4.19074364097856</text:p>
              </table:table-cell>
              <table:table-cell office:value-type="float" office:value="4.14963458441719">
                <text:p>4.14963458441719</text:p>
              </table:table-cell>
              <table:table-cell office:value-type="float" office:value="5.70750403704352">
                <text:p>5.70750403704352</text:p>
              </table:table-cell>
            </table:table-row>
            <table:table-row>
              <table:table-cell office:value-type="string">
                <text:p>2021-12-18</text:p>
              </table:table-cell>
              <table:table-cell office:value-type="float" office:value="6.31296971500856">
                <text:p>6.31296971500856</text:p>
              </table:table-cell>
              <table:table-cell office:value-type="float" office:value="4.20147227733111">
                <text:p>4.20147227733111</text:p>
              </table:table-cell>
              <table:table-cell office:value-type="float" office:value="5.3261685286663">
                <text:p>5.3261685286663</text:p>
              </table:table-cell>
              <table:table-cell office:value-type="float" office:value="5.86821722058918">
                <text:p>5.86821722058918</text:p>
              </table:table-cell>
              <table:table-cell office:value-type="float" office:value="5.66391307711483">
                <text:p>5.66391307711483</text:p>
              </table:table-cell>
              <table:table-cell office:value-type="float" office:value="5.25992002460781">
                <text:p>5.25992002460781</text:p>
              </table:table-cell>
              <table:table-cell office:value-type="float" office:value="4.84498277586398">
                <text:p>4.84498277586398</text:p>
              </table:table-cell>
              <table:table-cell office:value-type="float" office:value="3.7970157017002">
                <text:p>3.7970157017002</text:p>
              </table:table-cell>
              <table:table-cell office:value-type="float" office:value="3.97817146472635">
                <text:p>3.97817146472635</text:p>
              </table:table-cell>
              <table:table-cell office:value-type="float" office:value="5.27378248801413">
                <text:p>5.27378248801413</text:p>
              </table:table-cell>
              <table:table-cell office:value-type="float" office:value="5.21815307144061">
                <text:p>5.21815307144061</text:p>
              </table:table-cell>
            </table:table-row>
            <table:table-row>
              <table:table-cell office:value-type="string">
                <text:p>2021-12-19</text:p>
              </table:table-cell>
              <table:table-cell office:value-type="float" office:value="7.03050198331282">
                <text:p>7.03050198331282</text:p>
              </table:table-cell>
              <table:table-cell office:value-type="float" office:value="5.09848666826808">
                <text:p>5.09848666826808</text:p>
              </table:table-cell>
              <table:table-cell office:value-type="float" office:value="7.14970551979181">
                <text:p>7.14970551979181</text:p>
              </table:table-cell>
              <table:table-cell office:value-type="float" office:value="7.49003153423158">
                <text:p>7.49003153423158</text:p>
              </table:table-cell>
              <table:table-cell office:value-type="float" office:value="7.03895044524506">
                <text:p>7.03895044524506</text:p>
              </table:table-cell>
              <table:table-cell office:value-type="float" office:value="5.68233683249658">
                <text:p>5.68233683249658</text:p>
              </table:table-cell>
              <table:table-cell office:value-type="float" office:value="4.53702272375947">
                <text:p>4.53702272375947</text:p>
              </table:table-cell>
              <table:table-cell office:value-type="float" office:value="3.41630683261367">
                <text:p>3.41630683261367</text:p>
              </table:table-cell>
              <table:table-cell office:value-type="float" office:value="3.6330424193221">
                <text:p>3.6330424193221</text:p>
              </table:table-cell>
              <table:table-cell office:value-type="float" office:value="4.48045757864633">
                <text:p>4.48045757864633</text:p>
              </table:table-cell>
              <table:table-cell office:value-type="float" office:value="6.29783940294514">
                <text:p>6.29783940294514</text:p>
              </table:table-cell>
            </table:table-row>
            <table:table-row>
              <table:table-cell office:value-type="string">
                <text:p>2021-12-20</text:p>
              </table:table-cell>
              <table:table-cell office:value-type="float" office:value="9.30187747630574">
                <text:p>9.30187747630574</text:p>
              </table:table-cell>
              <table:table-cell office:value-type="float" office:value="8.27439886845827">
                <text:p>8.27439886845827</text:p>
              </table:table-cell>
              <table:table-cell office:value-type="float" office:value="9.80282124072974">
                <text:p>9.80282124072974</text:p>
              </table:table-cell>
              <table:table-cell office:value-type="float" office:value="10.3101032153349">
                <text:p>10.3101032153349</text:p>
              </table:table-cell>
              <table:table-cell office:value-type="float" office:value="9.84466369204334">
                <text:p>9.84466369204334</text:p>
              </table:table-cell>
              <table:table-cell office:value-type="float" office:value="8.37450592885376">
                <text:p>8.37450592885376</text:p>
              </table:table-cell>
              <table:table-cell office:value-type="float" office:value="6.82622682051346">
                <text:p>6.82622682051346</text:p>
              </table:table-cell>
              <table:table-cell office:value-type="float" office:value="4.66618244635951">
                <text:p>4.66618244635951</text:p>
              </table:table-cell>
              <table:table-cell office:value-type="float" office:value="4.28422571336967">
                <text:p>4.28422571336967</text:p>
              </table:table-cell>
              <table:table-cell office:value-type="float" office:value="4.35754189944134">
                <text:p>4.35754189944134</text:p>
              </table:table-cell>
              <table:table-cell office:value-type="float" office:value="8.7851081606551">
                <text:p>8.7851081606551</text:p>
              </table:table-cell>
            </table:table-row>
            <table:table-row>
              <table:table-cell office:value-type="string">
                <text:p>2021-12-21</text:p>
              </table:table-cell>
              <table:table-cell office:value-type="float" office:value="8.42947425036977">
                <text:p>8.42947425036977</text:p>
              </table:table-cell>
              <table:table-cell office:value-type="float" office:value="8.0789413135609">
                <text:p>8.0789413135609</text:p>
              </table:table-cell>
              <table:table-cell office:value-type="float" office:value="10.5535719008702">
                <text:p>10.5535719008702</text:p>
              </table:table-cell>
              <table:table-cell office:value-type="float" office:value="9.63813079373858">
                <text:p>9.63813079373858</text:p>
              </table:table-cell>
              <table:table-cell office:value-type="float" office:value="8.909470293224">
                <text:p>8.909470293224</text:p>
              </table:table-cell>
              <table:table-cell office:value-type="float" office:value="7.5243018188875">
                <text:p>7.5243018188875</text:p>
              </table:table-cell>
              <table:table-cell office:value-type="float" office:value="6.20556342596883">
                <text:p>6.20556342596883</text:p>
              </table:table-cell>
              <table:table-cell office:value-type="float" office:value="4.82237895374497">
                <text:p>4.82237895374497</text:p>
              </table:table-cell>
              <table:table-cell office:value-type="float" office:value="4.09310459693538">
                <text:p>4.09310459693538</text:p>
              </table:table-cell>
              <table:table-cell office:value-type="float" office:value="4.03625954198473">
                <text:p>4.03625954198473</text:p>
              </table:table-cell>
              <table:table-cell office:value-type="float" office:value="8.47313266033339">
                <text:p>8.47313266033339</text:p>
              </table:table-cell>
            </table:table-row>
            <table:table-row>
              <table:table-cell office:value-type="string">
                <text:p>2021-12-22</text:p>
              </table:table-cell>
              <table:table-cell office:value-type="float" office:value="7.89395470486834">
                <text:p>7.89395470486834</text:p>
              </table:table-cell>
              <table:table-cell office:value-type="float" office:value="8.11250032764541">
                <text:p>8.11250032764541</text:p>
              </table:table-cell>
              <table:table-cell office:value-type="float" office:value="10.3063686639191">
                <text:p>10.3063686639191</text:p>
              </table:table-cell>
              <table:table-cell office:value-type="float" office:value="8.98304923159059">
                <text:p>8.98304923159059</text:p>
              </table:table-cell>
              <table:table-cell office:value-type="float" office:value="8.17126831094392">
                <text:p>8.17126831094392</text:p>
              </table:table-cell>
              <table:table-cell office:value-type="float" office:value="6.6923304708321">
                <text:p>6.6923304708321</text:p>
              </table:table-cell>
              <table:table-cell office:value-type="float" office:value="5.69485090563948">
                <text:p>5.69485090563948</text:p>
              </table:table-cell>
              <table:table-cell office:value-type="float" office:value="4.20446418489103">
                <text:p>4.20446418489103</text:p>
              </table:table-cell>
              <table:table-cell office:value-type="float" office:value="3.74158920306484">
                <text:p>3.74158920306484</text:p>
              </table:table-cell>
              <table:table-cell office:value-type="float" office:value="3.87252177135446">
                <text:p>3.87252177135446</text:p>
              </table:table-cell>
              <table:table-cell office:value-type="float" office:value="8.0269094172525">
                <text:p>8.0269094172525</text:p>
              </table:table-cell>
            </table:table-row>
            <table:table-row>
              <table:table-cell office:value-type="string">
                <text:p>2021-12-23</text:p>
              </table:table-cell>
              <table:table-cell office:value-type="float" office:value="7.25371918826526">
                <text:p>7.25371918826526</text:p>
              </table:table-cell>
              <table:table-cell office:value-type="float" office:value="7.61090540445302">
                <text:p>7.61090540445302</text:p>
              </table:table-cell>
              <table:table-cell office:value-type="float" office:value="8.57835930608645">
                <text:p>8.57835930608645</text:p>
              </table:table-cell>
              <table:table-cell office:value-type="float" office:value="7.43150060199205">
                <text:p>7.43150060199205</text:p>
              </table:table-cell>
              <table:table-cell office:value-type="float" office:value="6.75977883573202">
                <text:p>6.75977883573202</text:p>
              </table:table-cell>
              <table:table-cell office:value-type="float" office:value="5.59643184430637">
                <text:p>5.59643184430637</text:p>
              </table:table-cell>
              <table:table-cell office:value-type="float" office:value="4.4842910931424">
                <text:p>4.4842910931424</text:p>
              </table:table-cell>
              <table:table-cell office:value-type="float" office:value="3.35437840057489">
                <text:p>3.35437840057489</text:p>
              </table:table-cell>
              <table:table-cell office:value-type="float" office:value="3.32043366517976">
                <text:p>3.32043366517976</text:p>
              </table:table-cell>
              <table:table-cell office:value-type="float" office:value="3.72259051504335">
                <text:p>3.72259051504335</text:p>
              </table:table-cell>
              <table:table-cell office:value-type="float" office:value="6.74766334104993">
                <text:p>6.74766334104993</text:p>
              </table:table-cell>
            </table:table-row>
            <table:table-row>
              <table:table-cell office:value-type="string">
                <text:p>2021-12-24</text:p>
              </table:table-cell>
              <table:table-cell office:value-type="float" office:value="8.82019049728652">
                <text:p>8.82019049728652</text:p>
              </table:table-cell>
              <table:table-cell office:value-type="float" office:value="8.44783022717998">
                <text:p>8.44783022717998</text:p>
              </table:table-cell>
              <table:table-cell office:value-type="float" office:value="8.99359727346426">
                <text:p>8.99359727346426</text:p>
              </table:table-cell>
              <table:table-cell office:value-type="float" office:value="8.03890847369108">
                <text:p>8.03890847369108</text:p>
              </table:table-cell>
              <table:table-cell office:value-type="float" office:value="7.26110168439349">
                <text:p>7.26110168439349</text:p>
              </table:table-cell>
              <table:table-cell office:value-type="float" office:value="5.6778181448355">
                <text:p>5.6778181448355</text:p>
              </table:table-cell>
              <table:table-cell office:value-type="float" office:value="4.47313467466605">
                <text:p>4.47313467466605</text:p>
              </table:table-cell>
              <table:table-cell office:value-type="float" office:value="3.27362058019818">
                <text:p>3.27362058019818</text:p>
              </table:table-cell>
              <table:table-cell office:value-type="float" office:value="3.31157677773961">
                <text:p>3.31157677773961</text:p>
              </table:table-cell>
              <table:table-cell office:value-type="float" office:value="4.18358557893442">
                <text:p>4.18358557893442</text:p>
              </table:table-cell>
              <table:table-cell office:value-type="float" office:value="7.14474873400863">
                <text:p>7.14474873400863</text:p>
              </table:table-cell>
            </table:table-row>
            <table:table-row>
              <table:table-cell office:value-type="string">
                <text:p>2021-12-25</text:p>
              </table:table-cell>
              <table:table-cell office:value-type="float" office:value="11.1500362406378">
                <text:p>11.1500362406378</text:p>
              </table:table-cell>
              <table:table-cell office:value-type="float" office:value="10.5067289800511">
                <text:p>10.5067289800511</text:p>
              </table:table-cell>
              <table:table-cell office:value-type="float" office:value="13.0051016276622">
                <text:p>13.0051016276622</text:p>
              </table:table-cell>
              <table:table-cell office:value-type="float" office:value="11.7242032784814">
                <text:p>11.7242032784814</text:p>
              </table:table-cell>
              <table:table-cell office:value-type="float" office:value="10.4005677337959">
                <text:p>10.4005677337959</text:p>
              </table:table-cell>
              <table:table-cell office:value-type="float" office:value="8.21331615515575">
                <text:p>8.21331615515575</text:p>
              </table:table-cell>
              <table:table-cell office:value-type="float" office:value="6.45185406698565">
                <text:p>6.45185406698565</text:p>
              </table:table-cell>
              <table:table-cell office:value-type="float" office:value="5.27160493827161">
                <text:p>5.27160493827161</text:p>
              </table:table-cell>
              <table:table-cell office:value-type="float" office:value="6.08039175678433">
                <text:p>6.08039175678433</text:p>
              </table:table-cell>
              <table:table-cell office:value-type="float" office:value="5.3988326848249">
                <text:p>5.3988326848249</text:p>
              </table:table-cell>
              <table:table-cell office:value-type="float" office:value="10.2509650311429">
                <text:p>10.25096503114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css3t="http://www.w3.org/TR/css3-text/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